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1.87mm"/>
    </style:style>
    <style:style style:name="co6" style:family="table-column">
      <style:table-column-properties fo:break-before="auto" style:column-width="58.08mm"/>
    </style:style>
    <style:style style:name="co7" style:family="table-column">
      <style:table-column-properties fo:break-before="auto" style:column-width="33.85mm"/>
    </style:style>
    <style:style style:name="co8" style:family="table-column">
      <style:table-column-properties fo:break-before="auto" style:column-width="15.33mm"/>
    </style:style>
    <style:style style:name="co9" style:family="table-column">
      <style:table-column-properties fo:break-before="auto" style:column-width="20.23mm"/>
    </style:style>
    <style:style style:name="co10" style:family="table-column">
      <style:table-column-properties fo:break-before="auto" style:column-width="21.59mm"/>
    </style:style>
    <style:style style:name="co11" style:family="table-column">
      <style:table-column-properties fo:break-before="auto" style:column-width="24.0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5.68mm"/>
    </style:style>
    <style:style style:name="co14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formance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1" table:default-cell-style-name="Default"/>
        <table:table-column table:style-name="co12" table:number-columns-repeated="2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ObjectFound</text:p>
          </table:table-cell>
          <table:table-cell office:value-type="string" calcext:value-type="string">
            <text:p>WebcamRead</text:p>
          </table:table-cell>
          <table:table-cell office:value-type="string" calcext:value-type="string">
            <text:p>GaussianBlur</text:p>
          </table:table-cell>
          <table:table-cell office:value-type="string" calcext:value-type="string">
            <text:p>ColourConversion</text:p>
          </table:table-cell>
          <table:table-cell office:value-type="string" calcext:value-type="string">
            <text:p>SelectMode</text:p>
          </table:table-cell>
          <table:table-cell office:value-type="string" calcext:value-type="string">
            <text:p>InRangeMorphOpsDisplayDirection</text:p>
          </table:table-cell>
          <table:table-cell office:value-type="string" calcext:value-type="string">
            <text:p>TrackFilteredObject</text:p>
          </table:table-cell>
          <table:table-cell office:value-type="string" calcext:value-type="string">
            <text:p>PIDDist</text:p>
          </table:table-cell>
          <table:table-cell office:value-type="string" calcext:value-type="string">
            <text:p>Facendi</text:p>
          </table:table-cell>
          <table:table-cell office:value-type="string" calcext:value-type="string">
            <text:p>PutText</text:p>
          </table:table-cell>
          <table:table-cell office:value-type="string" calcext:value-type="string">
            <text:p>ShowImage</text:p>
          </table:table-cell>
          <table:table-cell office:value-type="string" calcext:value-type="string">
            <text:p>TimeWaitKey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Name</text:p>
          </table:table-cell>
          <table:table-cell office:value-type="string" calcext:value-type="string">
            <text:p>Contribution</text:p>
          </table:table-cell>
          <table:table-cell/>
          <table:table-cell office:value-type="string" calcext:value-type="string">
            <text:p>FPS</text:p>
          </table:table-cell>
          <table:table-cell office:value-type="string" calcext:value-type="string">
            <text:p>FPS(Tracking)</text:p>
          </table:table-cell>
          <table:table-cell office:value-type="string" calcext:value-type="string">
            <text:p>Biggest Delay (Tracking)</text:p>
          </table:table-cell>
          <table:table-cell office:value-type="string" calcext:value-type="string">
            <text:p>Contribution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7032" calcext:value-type="float">
            <text:p>1707032</text:p>
          </table:table-cell>
          <table:table-cell office:value-type="float" office:value="1232477" calcext:value-type="float">
            <text:p>1232477</text:p>
          </table:table-cell>
          <table:table-cell office:value-type="float" office:value="1110260" calcext:value-type="float">
            <text:p>1110260</text:p>
          </table:table-cell>
          <table:table-cell office:value-type="float" office:value="90" calcext:value-type="float">
            <text:p>90</text:p>
          </table:table-cell>
          <table:table-cell office:value-type="float" office:value="5164566" calcext:value-type="float">
            <text:p>5164566</text:p>
          </table:table-cell>
          <table:table-cell office:value-type="float" office:value="1657119" calcext:value-type="float">
            <text:p>1657119</text:p>
          </table:table-cell>
          <table:table-cell office:value-type="float" office:value="250" calcext:value-type="float">
            <text:p>250</text:p>
          </table:table-cell>
          <table:table-cell office:value-type="float" office:value="268811" calcext:value-type="float">
            <text:p>268811</text:p>
          </table:table-cell>
          <table:table-cell office:value-type="float" office:value="739098" calcext:value-type="float">
            <text:p>739098</text:p>
          </table:table-cell>
          <table:table-cell office:value-type="float" office:value="388624" calcext:value-type="float">
            <text:p>388624</text:p>
          </table:table-cell>
          <table:table-cell office:value-type="float" office:value="10670769" calcext:value-type="float">
            <text:p>10670769</text:p>
          </table:table-cell>
          <table:table-cell/>
          <table:table-cell table:formula="of:=SUM([.B2:.L2])" office:value-type="float" office:value="22939096" calcext:value-type="float">
            <text:p>22939096</text:p>
          </table:table-cell>
          <table:table-cell table:formula="of:=MAX([.B2:.L2])" office:value-type="float" office:value="10670769" calcext:value-type="float">
            <text:p>10670769</text:p>
          </table:table-cell>
          <table:table-cell table:formula="of:=INDEX([.$B$1:.$L$1];0;MATCH(MAX([.$B2:.$L2]);[.$B2:.$L2];0))" office:value-type="string" office:string-value="TimeWaitKey" calcext:value-type="string">
            <text:p>TimeWaitKey</text:p>
          </table:table-cell>
          <table:table-cell table:formula="of:=[.O2]/[.N2]" office:value-type="percentage" office:value="0.465178270320679" calcext:value-type="percentage">
            <text:p>46.52%</text:p>
          </table:table-cell>
          <table:table-cell/>
          <table:table-cell table:formula="of:=1000000000/[.N2]" office:value-type="float" office:value="43.593696979166" calcext:value-type="float">
            <text:p>43.593696979166</text:p>
          </table:table-cell>
          <table:table-cell table:formula="of:=IF([.A2]=1;1000000000/[.N2];&quot;&quot;)" office:value-type="float" office:value="43.593696979166" calcext:value-type="float">
            <text:p>43.593696979166</text:p>
          </table:table-cell>
          <table:table-cell table:formula="of:=IF([.A2]=1;[.P2];&quot;&quot;)" office:value-type="string" office:string-value="TimeWaitKey" calcext:value-type="string">
            <text:p>TimeWaitKey</text:p>
          </table:table-cell>
          <table:table-cell table:style-name="ce1" table:formula="of:=IF(ISBLANK([.T2]);&quot;&quot;;[.Q2])" office:value-type="percentage" office:value="0.465178270320679" calcext:value-type="percentage">
            <text:p>46.52%</text:p>
          </table:table-cell>
          <table:table-cell table:formula="of:=IF([.A2]=1;[.V2]*[.N2]/1000000;&quot;&quot;)" office:value-type="float" office:value="10.670769" calcext:value-type="float">
            <text:p>10.670769</text:p>
          </table:table-cell>
          <table:table-cell table:formula="of:=AVERAGE([.T$1:.T$1048576])" office:value-type="float" office:value="35.9786265025297" calcext:value-type="float">
            <text:p>35.9786265025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7322" calcext:value-type="float">
            <text:p>897322</text:p>
          </table:table-cell>
          <table:table-cell office:value-type="float" office:value="1220615" calcext:value-type="float">
            <text:p>1220615</text:p>
          </table:table-cell>
          <table:table-cell office:value-type="float" office:value="988192" calcext:value-type="float">
            <text:p>988192</text:p>
          </table:table-cell>
          <table:table-cell office:value-type="float" office:value="70" calcext:value-type="float">
            <text:p>70</text:p>
          </table:table-cell>
          <table:table-cell office:value-type="float" office:value="5403853" calcext:value-type="float">
            <text:p>5403853</text:p>
          </table:table-cell>
          <table:table-cell office:value-type="float" office:value="1344276" calcext:value-type="float">
            <text:p>1344276</text:p>
          </table:table-cell>
          <table:table-cell office:value-type="float" office:value="211" calcext:value-type="float">
            <text:p>211</text:p>
          </table:table-cell>
          <table:table-cell office:value-type="float" office:value="251429" calcext:value-type="float">
            <text:p>251429</text:p>
          </table:table-cell>
          <table:table-cell office:value-type="float" office:value="745149" calcext:value-type="float">
            <text:p>745149</text:p>
          </table:table-cell>
          <table:table-cell office:value-type="float" office:value="754156" calcext:value-type="float">
            <text:p>754156</text:p>
          </table:table-cell>
          <table:table-cell office:value-type="float" office:value="10664688" calcext:value-type="float">
            <text:p>10664688</text:p>
          </table:table-cell>
          <table:table-cell/>
          <table:table-cell table:formula="of:=SUM([.B3:.L3])" office:value-type="float" office:value="22269961" calcext:value-type="float">
            <text:p>22269961</text:p>
          </table:table-cell>
          <table:table-cell table:formula="of:=MAX([.B3:.L3])" office:value-type="float" office:value="10664688" calcext:value-type="float">
            <text:p>10664688</text:p>
          </table:table-cell>
          <table:table-cell table:formula="of:=INDEX([.$B$1:.$L$1];0;MATCH(MAX([.$B3:.$L3]);[.$B3:.$L3];0))" office:value-type="string" office:string-value="TimeWaitKey" calcext:value-type="string">
            <text:p>TimeWaitKey</text:p>
          </table:table-cell>
          <table:table-cell table:formula="of:=[.O3]/[.N3]" office:value-type="percentage" office:value="0.478882203700312" calcext:value-type="percentage">
            <text:p>47.89%</text:p>
          </table:table-cell>
          <table:table-cell/>
          <table:table-cell table:formula="of:=1000000000/[.N3]" office:value-type="float" office:value="44.9035362028699" calcext:value-type="float">
            <text:p>44.9035362028699</text:p>
          </table:table-cell>
          <table:table-cell table:formula="of:=IF([.A3]=1;1000000000/[.N3];&quot;&quot;)" office:value-type="float" office:value="44.9035362028699" calcext:value-type="float">
            <text:p>44.9035362028699</text:p>
          </table:table-cell>
          <table:table-cell table:formula="of:=IF([.A3]=1;[.P3];&quot;&quot;)" office:value-type="string" office:string-value="TimeWaitKey" calcext:value-type="string">
            <text:p>TimeWaitKey</text:p>
          </table:table-cell>
          <table:table-cell table:style-name="ce1" table:formula="of:=IF(ISBLANK([.T3]);&quot;&quot;;[.Q3])" office:value-type="percentage" office:value="0.478882203700312" calcext:value-type="percentage">
            <text:p>47.89%</text:p>
          </table:table-cell>
          <table:table-cell table:formula="of:=IF([.A3]=1;[.V3]*[.N3]/1000000;&quot;&quot;)" office:value-type="float" office:value="10.664688" calcext:value-type="float">
            <text:p>10.664688</text:p>
          </table:table-cell>
          <table:table-cell table:formula="of:=AVERAGE([.S$1:.S$1048576])" office:value-type="float" office:value="34.4818244242942" calcext:value-type="float">
            <text:p>34.4818244242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7853" calcext:value-type="float">
            <text:p>977853</text:p>
          </table:table-cell>
          <table:table-cell office:value-type="float" office:value="1211699" calcext:value-type="float">
            <text:p>1211699</text:p>
          </table:table-cell>
          <table:table-cell office:value-type="float" office:value="1443010" calcext:value-type="float">
            <text:p>1443010</text:p>
          </table:table-cell>
          <table:table-cell office:value-type="float" office:value="80" calcext:value-type="float">
            <text:p>80</text:p>
          </table:table-cell>
          <table:table-cell office:value-type="float" office:value="5136474" calcext:value-type="float">
            <text:p>5136474</text:p>
          </table:table-cell>
          <table:table-cell office:value-type="float" office:value="1386033" calcext:value-type="float">
            <text:p>1386033</text:p>
          </table:table-cell>
          <table:table-cell office:value-type="float" office:value="221" calcext:value-type="float">
            <text:p>221</text:p>
          </table:table-cell>
          <table:table-cell office:value-type="float" office:value="260525" calcext:value-type="float">
            <text:p>260525</text:p>
          </table:table-cell>
          <table:table-cell office:value-type="float" office:value="742925" calcext:value-type="float">
            <text:p>742925</text:p>
          </table:table-cell>
          <table:table-cell office:value-type="float" office:value="739248" calcext:value-type="float">
            <text:p>739248</text:p>
          </table:table-cell>
          <table:table-cell office:value-type="float" office:value="10950700" calcext:value-type="float">
            <text:p>10950700</text:p>
          </table:table-cell>
          <table:table-cell/>
          <table:table-cell table:formula="of:=SUM([.B4:.L4])" office:value-type="float" office:value="22848768" calcext:value-type="float">
            <text:p>22848768</text:p>
          </table:table-cell>
          <table:table-cell table:formula="of:=MAX([.B4:.L4])" office:value-type="float" office:value="10950700" calcext:value-type="float">
            <text:p>10950700</text:p>
          </table:table-cell>
          <table:table-cell table:formula="of:=INDEX([.$B$1:.$L$1];0;MATCH(MAX([.$B4:.$L4]);[.$B4:.$L4];0))" office:value-type="string" office:string-value="TimeWaitKey" calcext:value-type="string">
            <text:p>TimeWaitKey</text:p>
          </table:table-cell>
          <table:table-cell table:formula="of:=[.O4]/[.N4]" office:value-type="percentage" office:value="0.479268729062328" calcext:value-type="percentage">
            <text:p>47.93%</text:p>
          </table:table-cell>
          <table:table-cell/>
          <table:table-cell table:formula="of:=1000000000/[.N4]" office:value-type="float" office:value="43.7660358755448" calcext:value-type="float">
            <text:p>43.7660358755448</text:p>
          </table:table-cell>
          <table:table-cell table:formula="of:=IF([.A4]=1;1000000000/[.N4];&quot;&quot;)" office:value-type="float" office:value="43.7660358755448" calcext:value-type="float">
            <text:p>43.7660358755448</text:p>
          </table:table-cell>
          <table:table-cell table:formula="of:=IF([.A4]=1;[.P4];&quot;&quot;)" office:value-type="string" office:string-value="TimeWaitKey" calcext:value-type="string">
            <text:p>TimeWaitKey</text:p>
          </table:table-cell>
          <table:table-cell table:style-name="ce1" table:formula="of:=IF(ISBLANK([.T4]);&quot;&quot;;[.Q4])" office:value-type="percentage" office:value="0.479268729062328" calcext:value-type="percentage">
            <text:p>47.93%</text:p>
          </table:table-cell>
          <table:table-cell table:formula="of:=IF([.A4]=1;[.V4]*[.N4]/1000000;&quot;&quot;)" office:value-type="float" office:value="10.9507" calcext:value-type="float">
            <text:p>10.95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6896" calcext:value-type="float">
            <text:p>936896</text:p>
          </table:table-cell>
          <table:table-cell office:value-type="float" office:value="1254508" calcext:value-type="float">
            <text:p>1254508</text:p>
          </table:table-cell>
          <table:table-cell office:value-type="float" office:value="968004" calcext:value-type="float">
            <text:p>968004</text:p>
          </table:table-cell>
          <table:table-cell office:value-type="float" office:value="70" calcext:value-type="float">
            <text:p>70</text:p>
          </table:table-cell>
          <table:table-cell office:value-type="float" office:value="5207726" calcext:value-type="float">
            <text:p>5207726</text:p>
          </table:table-cell>
          <table:table-cell office:value-type="float" office:value="1355857" calcext:value-type="float">
            <text:p>1355857</text:p>
          </table:table-cell>
          <table:table-cell office:value-type="float" office:value="361" calcext:value-type="float">
            <text:p>361</text:p>
          </table:table-cell>
          <table:table-cell office:value-type="float" office:value="311560" calcext:value-type="float">
            <text:p>311560</text:p>
          </table:table-cell>
          <table:table-cell office:value-type="float" office:value="789792" calcext:value-type="float">
            <text:p>789792</text:p>
          </table:table-cell>
          <table:table-cell office:value-type="float" office:value="738136" calcext:value-type="float">
            <text:p>738136</text:p>
          </table:table-cell>
          <table:table-cell office:value-type="float" office:value="10654578" calcext:value-type="float">
            <text:p>10654578</text:p>
          </table:table-cell>
          <table:table-cell/>
          <table:table-cell table:formula="of:=SUM([.B5:.L5])" office:value-type="float" office:value="22217488" calcext:value-type="float">
            <text:p>22217488</text:p>
          </table:table-cell>
          <table:table-cell table:formula="of:=MAX([.B5:.L5])" office:value-type="float" office:value="10654578" calcext:value-type="float">
            <text:p>10654578</text:p>
          </table:table-cell>
          <table:table-cell table:formula="of:=INDEX([.$B$1:.$L$1];0;MATCH(MAX([.$B5:.$L5]);[.$B5:.$L5];0))" office:value-type="string" office:string-value="TimeWaitKey" calcext:value-type="string">
            <text:p>TimeWaitKey</text:p>
          </table:table-cell>
          <table:table-cell table:formula="of:=[.O5]/[.N5]" office:value-type="percentage" office:value="0.479558175073618" calcext:value-type="percentage">
            <text:p>47.96%</text:p>
          </table:table-cell>
          <table:table-cell/>
          <table:table-cell table:formula="of:=1000000000/[.N5]" office:value-type="float" office:value="45.0095888428071" calcext:value-type="float">
            <text:p>45.0095888428071</text:p>
          </table:table-cell>
          <table:table-cell table:formula="of:=IF([.A5]=1;1000000000/[.N5];&quot;&quot;)" office:value-type="float" office:value="45.0095888428071" calcext:value-type="float">
            <text:p>45.0095888428071</text:p>
          </table:table-cell>
          <table:table-cell table:formula="of:=IF([.A5]=1;[.P5];&quot;&quot;)" office:value-type="string" office:string-value="TimeWaitKey" calcext:value-type="string">
            <text:p>TimeWaitKey</text:p>
          </table:table-cell>
          <table:table-cell table:style-name="ce1" table:formula="of:=IF(ISBLANK([.T5]);&quot;&quot;;[.Q5])" office:value-type="percentage" office:value="0.479558175073618" calcext:value-type="percentage">
            <text:p>47.96%</text:p>
          </table:table-cell>
          <table:table-cell table:formula="of:=IF([.A5]=1;[.V5]*[.N5]/1000000;&quot;&quot;)" office:value-type="float" office:value="10.654578" calcext:value-type="float">
            <text:p>10.6545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25050" calcext:value-type="float">
            <text:p>7425050</text:p>
          </table:table-cell>
          <table:table-cell office:value-type="float" office:value="1395041" calcext:value-type="float">
            <text:p>1395041</text:p>
          </table:table-cell>
          <table:table-cell office:value-type="float" office:value="983403" calcext:value-type="float">
            <text:p>983403</text:p>
          </table:table-cell>
          <table:table-cell office:value-type="float" office:value="70" calcext:value-type="float">
            <text:p>70</text:p>
          </table:table-cell>
          <table:table-cell office:value-type="float" office:value="5153445" calcext:value-type="float">
            <text:p>5153445</text:p>
          </table:table-cell>
          <table:table-cell office:value-type="float" office:value="1348643" calcext:value-type="float">
            <text:p>1348643</text:p>
          </table:table-cell>
          <table:table-cell office:value-type="float" office:value="231" calcext:value-type="float">
            <text:p>231</text:p>
          </table:table-cell>
          <table:table-cell office:value-type="float" office:value="248453" calcext:value-type="float">
            <text:p>248453</text:p>
          </table:table-cell>
          <table:table-cell office:value-type="float" office:value="788108" calcext:value-type="float">
            <text:p>788108</text:p>
          </table:table-cell>
          <table:table-cell office:value-type="float" office:value="738276" calcext:value-type="float">
            <text:p>738276</text:p>
          </table:table-cell>
          <table:table-cell office:value-type="float" office:value="10356924" calcext:value-type="float">
            <text:p>10356924</text:p>
          </table:table-cell>
          <table:table-cell/>
          <table:table-cell table:formula="of:=SUM([.B6:.L6])" office:value-type="float" office:value="28437644" calcext:value-type="float">
            <text:p>28437644</text:p>
          </table:table-cell>
          <table:table-cell table:formula="of:=MAX([.B6:.L6])" office:value-type="float" office:value="10356924" calcext:value-type="float">
            <text:p>10356924</text:p>
          </table:table-cell>
          <table:table-cell table:formula="of:=INDEX([.$B$1:.$L$1];0;MATCH(MAX([.$B6:.$L6]);[.$B6:.$L6];0))" office:value-type="string" office:string-value="TimeWaitKey" calcext:value-type="string">
            <text:p>TimeWaitKey</text:p>
          </table:table-cell>
          <table:table-cell table:formula="of:=[.O6]/[.N6]" office:value-type="percentage" office:value="0.36419768107372" calcext:value-type="percentage">
            <text:p>36.42%</text:p>
          </table:table-cell>
          <table:table-cell/>
          <table:table-cell table:formula="of:=1000000000/[.N6]" office:value-type="float" office:value="35.1646571002858" calcext:value-type="float">
            <text:p>35.1646571002858</text:p>
          </table:table-cell>
          <table:table-cell table:formula="of:=IF([.A6]=1;1000000000/[.N6];&quot;&quot;)" office:value-type="float" office:value="35.1646571002858" calcext:value-type="float">
            <text:p>35.1646571002858</text:p>
          </table:table-cell>
          <table:table-cell table:formula="of:=IF([.A6]=1;[.P6];&quot;&quot;)" office:value-type="string" office:string-value="TimeWaitKey" calcext:value-type="string">
            <text:p>TimeWaitKey</text:p>
          </table:table-cell>
          <table:table-cell table:style-name="ce1" table:formula="of:=IF(ISBLANK([.T6]);&quot;&quot;;[.Q6])" office:value-type="percentage" office:value="0.36419768107372" calcext:value-type="percentage">
            <text:p>36.42%</text:p>
          </table:table-cell>
          <table:table-cell table:formula="of:=IF([.A6]=1;[.V6]*[.N6]/1000000;&quot;&quot;)" office:value-type="float" office:value="10.356924" calcext:value-type="float">
            <text:p>10.3569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77545" calcext:value-type="float">
            <text:p>42977545</text:p>
          </table:table-cell>
          <table:table-cell office:value-type="float" office:value="1237036" calcext:value-type="float">
            <text:p>1237036</text:p>
          </table:table-cell>
          <table:table-cell office:value-type="float" office:value="971861" calcext:value-type="float">
            <text:p>971861</text:p>
          </table:table-cell>
          <table:table-cell office:value-type="float" office:value="361" calcext:value-type="float">
            <text:p>361</text:p>
          </table:table-cell>
          <table:table-cell office:value-type="float" office:value="5173372" calcext:value-type="float">
            <text:p>5173372</text:p>
          </table:table-cell>
          <table:table-cell office:value-type="float" office:value="1324199" calcext:value-type="float">
            <text:p>1324199</text:p>
          </table:table-cell>
          <table:table-cell office:value-type="float" office:value="231" calcext:value-type="float">
            <text:p>231</text:p>
          </table:table-cell>
          <table:table-cell office:value-type="float" office:value="273058" calcext:value-type="float">
            <text:p>273058</text:p>
          </table:table-cell>
          <table:table-cell office:value-type="float" office:value="790002" calcext:value-type="float">
            <text:p>790002</text:p>
          </table:table-cell>
          <table:table-cell office:value-type="float" office:value="745820" calcext:value-type="float">
            <text:p>745820</text:p>
          </table:table-cell>
          <table:table-cell office:value-type="float" office:value="10151561" calcext:value-type="float">
            <text:p>10151561</text:p>
          </table:table-cell>
          <table:table-cell/>
          <table:table-cell table:formula="of:=SUM([.B7:.L7])" office:value-type="float" office:value="63645046" calcext:value-type="float">
            <text:p>63645046</text:p>
          </table:table-cell>
          <table:table-cell table:formula="of:=MAX([.B7:.L7])" office:value-type="float" office:value="42977545" calcext:value-type="float">
            <text:p>42977545</text:p>
          </table:table-cell>
          <table:table-cell table:formula="of:=INDEX([.$B$1:.$L$1];0;MATCH(MAX([.$B7:.$L7]);[.$B7:.$L7];0))" office:value-type="string" office:string-value="WebcamRead" calcext:value-type="string">
            <text:p>WebcamRead</text:p>
          </table:table-cell>
          <table:table-cell table:formula="of:=[.O7]/[.N7]" office:value-type="percentage" office:value="0.675269289616037" calcext:value-type="percentage">
            <text:p>67.53%</text:p>
          </table:table-cell>
          <table:table-cell/>
          <table:table-cell table:formula="of:=1000000000/[.N7]" office:value-type="float" office:value="15.7121419945238" calcext:value-type="float">
            <text:p>15.7121419945238</text:p>
          </table:table-cell>
          <table:table-cell table:formula="of:=IF([.A7]=1;1000000000/[.N7];&quot;&quot;)" office:value-type="float" office:value="15.7121419945238" calcext:value-type="float">
            <text:p>15.7121419945238</text:p>
          </table:table-cell>
          <table:table-cell table:formula="of:=IF([.A7]=1;[.P7];&quot;&quot;)" office:value-type="string" office:string-value="WebcamRead" calcext:value-type="string">
            <text:p>WebcamRead</text:p>
          </table:table-cell>
          <table:table-cell table:style-name="ce1" table:formula="of:=IF(ISBLANK([.T7]);&quot;&quot;;[.Q7])" office:value-type="percentage" office:value="0.675269289616037" calcext:value-type="percentage">
            <text:p>67.53%</text:p>
          </table:table-cell>
          <table:table-cell table:formula="of:=IF([.A7]=1;[.V7]*[.N7]/1000000;&quot;&quot;)" office:value-type="float" office:value="42.977545" calcext:value-type="float">
            <text:p>42.9775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283292" calcext:value-type="float">
            <text:p>47283292</text:p>
          </table:table-cell>
          <table:table-cell office:value-type="float" office:value="1226035" calcext:value-type="float">
            <text:p>1226035</text:p>
          </table:table-cell>
          <table:table-cell office:value-type="float" office:value="975869" calcext:value-type="float">
            <text:p>975869</text:p>
          </table:table-cell>
          <table:table-cell office:value-type="float" office:value="80" calcext:value-type="float">
            <text:p>80</text:p>
          </table:table-cell>
          <table:table-cell office:value-type="float" office:value="5336086" calcext:value-type="float">
            <text:p>5336086</text:p>
          </table:table-cell>
          <table:table-cell office:value-type="float" office:value="1360737" calcext:value-type="float">
            <text:p>1360737</text:p>
          </table:table-cell>
          <table:table-cell office:value-type="float" office:value="441" calcext:value-type="float">
            <text:p>441</text:p>
          </table:table-cell>
          <table:table-cell office:value-type="float" office:value="267138" calcext:value-type="float">
            <text:p>267138</text:p>
          </table:table-cell>
          <table:table-cell office:value-type="float" office:value="792698" calcext:value-type="float">
            <text:p>792698</text:p>
          </table:table-cell>
          <table:table-cell office:value-type="float" office:value="742193" calcext:value-type="float">
            <text:p>742193</text:p>
          </table:table-cell>
          <table:table-cell office:value-type="float" office:value="10580370" calcext:value-type="float">
            <text:p>10580370</text:p>
          </table:table-cell>
          <table:table-cell/>
          <table:table-cell table:formula="of:=SUM([.B8:.L8])" office:value-type="float" office:value="68564939" calcext:value-type="float">
            <text:p>68564939</text:p>
          </table:table-cell>
          <table:table-cell table:formula="of:=MAX([.B8:.L8])" office:value-type="float" office:value="47283292" calcext:value-type="float">
            <text:p>47283292</text:p>
          </table:table-cell>
          <table:table-cell table:formula="of:=INDEX([.$B$1:.$L$1];0;MATCH(MAX([.$B8:.$L8]);[.$B8:.$L8];0))" office:value-type="string" office:string-value="WebcamRead" calcext:value-type="string">
            <text:p>WebcamRead</text:p>
          </table:table-cell>
          <table:table-cell table:formula="of:=[.O8]/[.N8]" office:value-type="percentage" office:value="0.689613273046156" calcext:value-type="percentage">
            <text:p>68.96%</text:p>
          </table:table-cell>
          <table:table-cell/>
          <table:table-cell table:formula="of:=1000000000/[.N8]" office:value-type="float" office:value="14.5847136245538" calcext:value-type="float">
            <text:p>14.5847136245538</text:p>
          </table:table-cell>
          <table:table-cell table:formula="of:=IF([.A8]=1;1000000000/[.N8];&quot;&quot;)" office:value-type="float" office:value="14.5847136245538" calcext:value-type="float">
            <text:p>14.5847136245538</text:p>
          </table:table-cell>
          <table:table-cell table:formula="of:=IF([.A8]=1;[.P8];&quot;&quot;)" office:value-type="string" office:string-value="WebcamRead" calcext:value-type="string">
            <text:p>WebcamRead</text:p>
          </table:table-cell>
          <table:table-cell table:style-name="ce1" table:formula="of:=IF(ISBLANK([.T8]);&quot;&quot;;[.Q8])" office:value-type="percentage" office:value="0.689613273046156" calcext:value-type="percentage">
            <text:p>68.96%</text:p>
          </table:table-cell>
          <table:table-cell table:formula="of:=IF([.A8]=1;[.V8]*[.N8]/1000000;&quot;&quot;)" office:value-type="float" office:value="47.283292" calcext:value-type="float">
            <text:p>47.2832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711213" calcext:value-type="float">
            <text:p>46711213</text:p>
          </table:table-cell>
          <table:table-cell office:value-type="float" office:value="1212981" calcext:value-type="float">
            <text:p>1212981</text:p>
          </table:table-cell>
          <table:table-cell office:value-type="float" office:value="971811" calcext:value-type="float">
            <text:p>971811</text:p>
          </table:table-cell>
          <table:table-cell office:value-type="float" office:value="170" calcext:value-type="float">
            <text:p>170</text:p>
          </table:table-cell>
          <table:table-cell office:value-type="float" office:value="5176408" calcext:value-type="float">
            <text:p>5176408</text:p>
          </table:table-cell>
          <table:table-cell office:value-type="float" office:value="1345548" calcext:value-type="float">
            <text:p>1345548</text:p>
          </table:table-cell>
          <table:table-cell office:value-type="float" office:value="230" calcext:value-type="float">
            <text:p>230</text:p>
          </table:table-cell>
          <table:table-cell office:value-type="float" office:value="272508" calcext:value-type="float">
            <text:p>272508</text:p>
          </table:table-cell>
          <table:table-cell office:value-type="float" office:value="767601" calcext:value-type="float">
            <text:p>767601</text:p>
          </table:table-cell>
          <table:table-cell office:value-type="float" office:value="762441" calcext:value-type="float">
            <text:p>762441</text:p>
          </table:table-cell>
          <table:table-cell office:value-type="float" office:value="10320396" calcext:value-type="float">
            <text:p>10320396</text:p>
          </table:table-cell>
          <table:table-cell/>
          <table:table-cell table:formula="of:=SUM([.B9:.L9])" office:value-type="float" office:value="67541307" calcext:value-type="float">
            <text:p>67541307</text:p>
          </table:table-cell>
          <table:table-cell table:formula="of:=MAX([.B9:.L9])" office:value-type="float" office:value="46711213" calcext:value-type="float">
            <text:p>46711213</text:p>
          </table:table-cell>
          <table:table-cell table:formula="of:=INDEX([.$B$1:.$L$1];0;MATCH(MAX([.$B9:.$L9]);[.$B9:.$L9];0))" office:value-type="string" office:string-value="WebcamRead" calcext:value-type="string">
            <text:p>WebcamRead</text:p>
          </table:table-cell>
          <table:table-cell table:formula="of:=[.O9]/[.N9]" office:value-type="percentage" office:value="0.691594745123899" calcext:value-type="percentage">
            <text:p>69.16%</text:p>
          </table:table-cell>
          <table:table-cell/>
          <table:table-cell table:formula="of:=1000000000/[.N9]" office:value-type="float" office:value="14.8057543511854" calcext:value-type="float">
            <text:p>14.8057543511854</text:p>
          </table:table-cell>
          <table:table-cell table:formula="of:=IF([.A9]=1;1000000000/[.N9];&quot;&quot;)" office:value-type="float" office:value="14.8057543511854" calcext:value-type="float">
            <text:p>14.8057543511854</text:p>
          </table:table-cell>
          <table:table-cell table:formula="of:=IF([.A9]=1;[.P9];&quot;&quot;)" office:value-type="string" office:string-value="WebcamRead" calcext:value-type="string">
            <text:p>WebcamRead</text:p>
          </table:table-cell>
          <table:table-cell table:style-name="ce1" table:formula="of:=IF(ISBLANK([.T9]);&quot;&quot;;[.Q9])" office:value-type="percentage" office:value="0.691594745123899" calcext:value-type="percentage">
            <text:p>69.16%</text:p>
          </table:table-cell>
          <table:table-cell table:formula="of:=IF([.A9]=1;[.V9]*[.N9]/1000000;&quot;&quot;)" office:value-type="float" office:value="46.711213" calcext:value-type="float">
            <text:p>46.7112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74386" calcext:value-type="float">
            <text:p>43374386</text:p>
          </table:table-cell>
          <table:table-cell office:value-type="float" office:value="1210026" calcext:value-type="float">
            <text:p>1210026</text:p>
          </table:table-cell>
          <table:table-cell office:value-type="float" office:value="975078" calcext:value-type="float">
            <text:p>975078</text:p>
          </table:table-cell>
          <table:table-cell office:value-type="float" office:value="80" calcext:value-type="float">
            <text:p>80</text:p>
          </table:table-cell>
          <table:table-cell office:value-type="float" office:value="6465070" calcext:value-type="float">
            <text:p>6465070</text:p>
          </table:table-cell>
          <table:table-cell office:value-type="float" office:value="1336271" calcext:value-type="float">
            <text:p>1336271</text:p>
          </table:table-cell>
          <table:table-cell office:value-type="float" office:value="321" calcext:value-type="float">
            <text:p>321</text:p>
          </table:table-cell>
          <table:table-cell office:value-type="float" office:value="261717" calcext:value-type="float">
            <text:p>261717</text:p>
          </table:table-cell>
          <table:table-cell office:value-type="float" office:value="760597" calcext:value-type="float">
            <text:p>760597</text:p>
          </table:table-cell>
          <table:table-cell office:value-type="float" office:value="722697" calcext:value-type="float">
            <text:p>722697</text:p>
          </table:table-cell>
          <table:table-cell office:value-type="float" office:value="10801613" calcext:value-type="float">
            <text:p>10801613</text:p>
          </table:table-cell>
          <table:table-cell/>
          <table:table-cell table:formula="of:=SUM([.B10:.L10])" office:value-type="float" office:value="65907856" calcext:value-type="float">
            <text:p>65907856</text:p>
          </table:table-cell>
          <table:table-cell table:formula="of:=MAX([.B10:.L10])" office:value-type="float" office:value="43374386" calcext:value-type="float">
            <text:p>43374386</text:p>
          </table:table-cell>
          <table:table-cell table:formula="of:=INDEX([.$B$1:.$L$1];0;MATCH(MAX([.$B10:.$L10]);[.$B10:.$L10];0))" office:value-type="string" office:string-value="WebcamRead" calcext:value-type="string">
            <text:p>WebcamRead</text:p>
          </table:table-cell>
          <table:table-cell table:formula="of:=[.O10]/[.N10]" office:value-type="percentage" office:value="0.658106463059578" calcext:value-type="percentage">
            <text:p>65.81%</text:p>
          </table:table-cell>
          <table:table-cell/>
          <table:table-cell table:formula="of:=1000000000/[.N10]" office:value-type="float" office:value="15.1726980771458" calcext:value-type="float">
            <text:p>15.1726980771458</text:p>
          </table:table-cell>
          <table:table-cell table:formula="of:=IF([.A10]=1;1000000000/[.N10];&quot;&quot;)" office:value-type="float" office:value="15.1726980771458" calcext:value-type="float">
            <text:p>15.1726980771458</text:p>
          </table:table-cell>
          <table:table-cell table:formula="of:=IF([.A10]=1;[.P10];&quot;&quot;)" office:value-type="string" office:string-value="WebcamRead" calcext:value-type="string">
            <text:p>WebcamRead</text:p>
          </table:table-cell>
          <table:table-cell table:style-name="ce1" table:formula="of:=IF(ISBLANK([.T10]);&quot;&quot;;[.Q10])" office:value-type="percentage" office:value="0.658106463059578" calcext:value-type="percentage">
            <text:p>65.81%</text:p>
          </table:table-cell>
          <table:table-cell table:formula="of:=IF([.A10]=1;[.V10]*[.N10]/1000000;&quot;&quot;)" office:value-type="float" office:value="43.374386" calcext:value-type="float">
            <text:p>43.3743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35703" calcext:value-type="float">
            <text:p>45535703</text:p>
          </table:table-cell>
          <table:table-cell office:value-type="float" office:value="743616" calcext:value-type="float">
            <text:p>743616</text:p>
          </table:table-cell>
          <table:table-cell office:value-type="float" office:value="963706" calcext:value-type="float">
            <text:p>963706</text:p>
          </table:table-cell>
          <table:table-cell office:value-type="float" office:value="80" calcext:value-type="float">
            <text:p>80</text:p>
          </table:table-cell>
          <table:table-cell office:value-type="float" office:value="5152133" calcext:value-type="float">
            <text:p>5152133</text:p>
          </table:table-cell>
          <table:table-cell office:value-type="float" office:value="1331001" calcext:value-type="float">
            <text:p>1331001</text:p>
          </table:table-cell>
          <table:table-cell office:value-type="float" office:value="120" calcext:value-type="float">
            <text:p>120</text:p>
          </table:table-cell>
          <table:table-cell office:value-type="float" office:value="278268" calcext:value-type="float">
            <text:p>278268</text:p>
          </table:table-cell>
          <table:table-cell office:value-type="float" office:value="751811" calcext:value-type="float">
            <text:p>751811</text:p>
          </table:table-cell>
          <table:table-cell office:value-type="float" office:value="745289" calcext:value-type="float">
            <text:p>745289</text:p>
          </table:table-cell>
          <table:table-cell office:value-type="float" office:value="10561516" calcext:value-type="float">
            <text:p>10561516</text:p>
          </table:table-cell>
          <table:table-cell/>
          <table:table-cell table:formula="of:=SUM([.B11:.L11])" office:value-type="float" office:value="66063243" calcext:value-type="float">
            <text:p>66063243</text:p>
          </table:table-cell>
          <table:table-cell table:formula="of:=MAX([.B11:.L11])" office:value-type="float" office:value="45535703" calcext:value-type="float">
            <text:p>45535703</text:p>
          </table:table-cell>
          <table:table-cell table:formula="of:=INDEX([.$B$1:.$L$1];0;MATCH(MAX([.$B11:.$L11]);[.$B11:.$L11];0))" office:value-type="string" office:string-value="WebcamRead" calcext:value-type="string">
            <text:p>WebcamRead</text:p>
          </table:table-cell>
          <table:table-cell table:formula="of:=[.O11]/[.N11]" office:value-type="percentage" office:value="0.68927441239904" calcext:value-type="percentage">
            <text:p>68.93%</text:p>
          </table:table-cell>
          <table:table-cell/>
          <table:table-cell table:formula="of:=1000000000/[.N11]" office:value-type="float" office:value="15.1370104552694" calcext:value-type="float">
            <text:p>15.1370104552694</text:p>
          </table:table-cell>
          <table:table-cell table:formula="of:=IF([.A11]=1;1000000000/[.N11];&quot;&quot;)" office:value-type="float" office:value="15.1370104552694" calcext:value-type="float">
            <text:p>15.1370104552694</text:p>
          </table:table-cell>
          <table:table-cell table:formula="of:=IF([.A11]=1;[.P11];&quot;&quot;)" office:value-type="string" office:string-value="WebcamRead" calcext:value-type="string">
            <text:p>WebcamRead</text:p>
          </table:table-cell>
          <table:table-cell table:style-name="ce1" table:formula="of:=IF(ISBLANK([.T11]);&quot;&quot;;[.Q11])" office:value-type="percentage" office:value="0.68927441239904" calcext:value-type="percentage">
            <text:p>68.93%</text:p>
          </table:table-cell>
          <table:table-cell table:formula="of:=IF([.A11]=1;[.V11]*[.N11]/1000000;&quot;&quot;)" office:value-type="float" office:value="45.535703" calcext:value-type="float">
            <text:p>45.5357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847938" calcext:value-type="float">
            <text:p>46847938</text:p>
          </table:table-cell>
          <table:table-cell office:value-type="float" office:value="718379" calcext:value-type="float">
            <text:p>718379</text:p>
          </table:table-cell>
          <table:table-cell office:value-type="float" office:value="963947" calcext:value-type="float">
            <text:p>963947</text:p>
          </table:table-cell>
          <table:table-cell office:value-type="float" office:value="81" calcext:value-type="float">
            <text:p>81</text:p>
          </table:table-cell>
          <table:table-cell office:value-type="float" office:value="5147243" calcext:value-type="float">
            <text:p>5147243</text:p>
          </table:table-cell>
          <table:table-cell office:value-type="float" office:value="1297949" calcext:value-type="float">
            <text:p>1297949</text:p>
          </table:table-cell>
          <table:table-cell office:value-type="float" office:value="220" calcext:value-type="float">
            <text:p>220</text:p>
          </table:table-cell>
          <table:table-cell office:value-type="float" office:value="300801" calcext:value-type="float">
            <text:p>300801</text:p>
          </table:table-cell>
          <table:table-cell office:value-type="float" office:value="749207" calcext:value-type="float">
            <text:p>749207</text:p>
          </table:table-cell>
          <table:table-cell office:value-type="float" office:value="728237" calcext:value-type="float">
            <text:p>728237</text:p>
          </table:table-cell>
          <table:table-cell office:value-type="float" office:value="10617570" calcext:value-type="float">
            <text:p>10617570</text:p>
          </table:table-cell>
          <table:table-cell/>
          <table:table-cell table:formula="of:=SUM([.B12:.L12])" office:value-type="float" office:value="67371572" calcext:value-type="float">
            <text:p>67371572</text:p>
          </table:table-cell>
          <table:table-cell table:formula="of:=MAX([.B12:.L12])" office:value-type="float" office:value="46847938" calcext:value-type="float">
            <text:p>46847938</text:p>
          </table:table-cell>
          <table:table-cell table:formula="of:=INDEX([.$B$1:.$L$1];0;MATCH(MAX([.$B12:.$L12]);[.$B12:.$L12];0))" office:value-type="string" office:string-value="WebcamRead" calcext:value-type="string">
            <text:p>WebcamRead</text:p>
          </table:table-cell>
          <table:table-cell table:formula="of:=[.O12]/[.N12]" office:value-type="percentage" office:value="0.695366556089859" calcext:value-type="percentage">
            <text:p>69.54%</text:p>
          </table:table-cell>
          <table:table-cell/>
          <table:table-cell table:formula="of:=1000000000/[.N12]" office:value-type="float" office:value="14.8430557624513" calcext:value-type="float">
            <text:p>14.8430557624513</text:p>
          </table:table-cell>
          <table:table-cell table:formula="of:=IF([.A12]=1;1000000000/[.N12];&quot;&quot;)" office:value-type="float" office:value="14.8430557624513" calcext:value-type="float">
            <text:p>14.8430557624513</text:p>
          </table:table-cell>
          <table:table-cell table:formula="of:=IF([.A12]=1;[.P12];&quot;&quot;)" office:value-type="string" office:string-value="WebcamRead" calcext:value-type="string">
            <text:p>WebcamRead</text:p>
          </table:table-cell>
          <table:table-cell table:style-name="ce1" table:formula="of:=IF(ISBLANK([.T12]);&quot;&quot;;[.Q12])" office:value-type="percentage" office:value="0.695366556089859" calcext:value-type="percentage">
            <text:p>69.54%</text:p>
          </table:table-cell>
          <table:table-cell table:formula="of:=IF([.A12]=1;[.V12]*[.N12]/1000000;&quot;&quot;)" office:value-type="float" office:value="46.847938" calcext:value-type="float">
            <text:p>46.8479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56509" calcext:value-type="float">
            <text:p>43456509</text:p>
          </table:table-cell>
          <table:table-cell office:value-type="float" office:value="728257" calcext:value-type="float">
            <text:p>728257</text:p>
          </table:table-cell>
          <table:table-cell office:value-type="float" office:value="964759" calcext:value-type="float">
            <text:p>964759</text:p>
          </table:table-cell>
          <table:table-cell office:value-type="float" office:value="161" calcext:value-type="float">
            <text:p>161</text:p>
          </table:table-cell>
          <table:table-cell office:value-type="float" office:value="5156080" calcext:value-type="float">
            <text:p>5156080</text:p>
          </table:table-cell>
          <table:table-cell office:value-type="float" office:value="1310953" calcext:value-type="float">
            <text:p>1310953</text:p>
          </table:table-cell>
          <table:table-cell office:value-type="float" office:value="210" calcext:value-type="float">
            <text:p>210</text:p>
          </table:table-cell>
          <table:table-cell office:value-type="float" office:value="250056" calcext:value-type="float">
            <text:p>250056</text:p>
          </table:table-cell>
          <table:table-cell office:value-type="float" office:value="731013" calcext:value-type="float">
            <text:p>731013</text:p>
          </table:table-cell>
          <table:table-cell office:value-type="float" office:value="730732" calcext:value-type="float">
            <text:p>730732</text:p>
          </table:table-cell>
          <table:table-cell office:value-type="float" office:value="10631426" calcext:value-type="float">
            <text:p>10631426</text:p>
          </table:table-cell>
          <table:table-cell/>
          <table:table-cell table:formula="of:=SUM([.B13:.L13])" office:value-type="float" office:value="63960156" calcext:value-type="float">
            <text:p>63960156</text:p>
          </table:table-cell>
          <table:table-cell table:formula="of:=MAX([.B13:.L13])" office:value-type="float" office:value="43456509" calcext:value-type="float">
            <text:p>43456509</text:p>
          </table:table-cell>
          <table:table-cell table:formula="of:=INDEX([.$B$1:.$L$1];0;MATCH(MAX([.$B13:.$L13]);[.$B13:.$L13];0))" office:value-type="string" office:string-value="WebcamRead" calcext:value-type="string">
            <text:p>WebcamRead</text:p>
          </table:table-cell>
          <table:table-cell table:formula="of:=[.O13]/[.N13]" office:value-type="percentage" office:value="0.679430941350424" calcext:value-type="percentage">
            <text:p>67.94%</text:p>
          </table:table-cell>
          <table:table-cell/>
          <table:table-cell table:formula="of:=1000000000/[.N13]" office:value-type="float" office:value="15.6347335988361" calcext:value-type="float">
            <text:p>15.6347335988361</text:p>
          </table:table-cell>
          <table:table-cell table:formula="of:=IF([.A13]=1;1000000000/[.N13];&quot;&quot;)" office:value-type="float" office:value="15.6347335988361" calcext:value-type="float">
            <text:p>15.6347335988361</text:p>
          </table:table-cell>
          <table:table-cell table:formula="of:=IF([.A13]=1;[.P13];&quot;&quot;)" office:value-type="string" office:string-value="WebcamRead" calcext:value-type="string">
            <text:p>WebcamRead</text:p>
          </table:table-cell>
          <table:table-cell table:style-name="ce1" table:formula="of:=IF(ISBLANK([.T13]);&quot;&quot;;[.Q13])" office:value-type="percentage" office:value="0.679430941350424" calcext:value-type="percentage">
            <text:p>67.94%</text:p>
          </table:table-cell>
          <table:table-cell table:formula="of:=IF([.A13]=1;[.V13]*[.N13]/1000000;&quot;&quot;)" office:value-type="float" office:value="43.456509" calcext:value-type="float">
            <text:p>43.4565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992472" calcext:value-type="float">
            <text:p>47992472</text:p>
          </table:table-cell>
          <table:table-cell office:value-type="float" office:value="705515" calcext:value-type="float">
            <text:p>705515</text:p>
          </table:table-cell>
          <table:table-cell office:value-type="float" office:value="965049" calcext:value-type="float">
            <text:p>965049</text:p>
          </table:table-cell>
          <table:table-cell office:value-type="float" office:value="171" calcext:value-type="float">
            <text:p>171</text:p>
          </table:table-cell>
          <table:table-cell office:value-type="float" office:value="5123499" calcext:value-type="float">
            <text:p>5123499</text:p>
          </table:table-cell>
          <table:table-cell office:value-type="float" office:value="1320832" calcext:value-type="float">
            <text:p>1320832</text:p>
          </table:table-cell>
          <table:table-cell office:value-type="float" office:value="121" calcext:value-type="float">
            <text:p>121</text:p>
          </table:table-cell>
          <table:table-cell office:value-type="float" office:value="251850" calcext:value-type="float">
            <text:p>251850</text:p>
          </table:table-cell>
          <table:table-cell office:value-type="float" office:value="741772" calcext:value-type="float">
            <text:p>741772</text:p>
          </table:table-cell>
          <table:table-cell office:value-type="float" office:value="736143" calcext:value-type="float">
            <text:p>736143</text:p>
          </table:table-cell>
          <table:table-cell office:value-type="float" office:value="10591361" calcext:value-type="float">
            <text:p>10591361</text:p>
          </table:table-cell>
          <table:table-cell/>
          <table:table-cell table:formula="of:=SUM([.B14:.L14])" office:value-type="float" office:value="68428785" calcext:value-type="float">
            <text:p>68428785</text:p>
          </table:table-cell>
          <table:table-cell table:formula="of:=MAX([.B14:.L14])" office:value-type="float" office:value="47992472" calcext:value-type="float">
            <text:p>47992472</text:p>
          </table:table-cell>
          <table:table-cell table:formula="of:=INDEX([.$B$1:.$L$1];0;MATCH(MAX([.$B14:.$L14]);[.$B14:.$L14];0))" office:value-type="string" office:string-value="WebcamRead" calcext:value-type="string">
            <text:p>WebcamRead</text:p>
          </table:table-cell>
          <table:table-cell table:formula="of:=[.O14]/[.N14]" office:value-type="percentage" office:value="0.701349176373656" calcext:value-type="percentage">
            <text:p>70.13%</text:p>
          </table:table-cell>
          <table:table-cell/>
          <table:table-cell table:formula="of:=1000000000/[.N14]" office:value-type="float" office:value="14.6137330949249" calcext:value-type="float">
            <text:p>14.6137330949249</text:p>
          </table:table-cell>
          <table:table-cell table:formula="of:=IF([.A14]=1;1000000000/[.N14];&quot;&quot;)" office:value-type="float" office:value="14.6137330949249" calcext:value-type="float">
            <text:p>14.6137330949249</text:p>
          </table:table-cell>
          <table:table-cell table:formula="of:=IF([.A14]=1;[.P14];&quot;&quot;)" office:value-type="string" office:string-value="WebcamRead" calcext:value-type="string">
            <text:p>WebcamRead</text:p>
          </table:table-cell>
          <table:table-cell table:style-name="ce1" table:formula="of:=IF(ISBLANK([.T14]);&quot;&quot;;[.Q14])" office:value-type="percentage" office:value="0.701349176373656" calcext:value-type="percentage">
            <text:p>70.13%</text:p>
          </table:table-cell>
          <table:table-cell table:formula="of:=IF([.A14]=1;[.V14]*[.N14]/1000000;&quot;&quot;)" office:value-type="float" office:value="47.992472" calcext:value-type="float">
            <text:p>47.99247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953046" calcext:value-type="float">
            <text:p>46953046</text:p>
          </table:table-cell>
          <table:table-cell office:value-type="float" office:value="728237" calcext:value-type="float">
            <text:p>728237</text:p>
          </table:table-cell>
          <table:table-cell office:value-type="float" office:value="964617" calcext:value-type="float">
            <text:p>964617</text:p>
          </table:table-cell>
          <table:table-cell office:value-type="float" office:value="70" calcext:value-type="float">
            <text:p>70</text:p>
          </table:table-cell>
          <table:table-cell office:value-type="float" office:value="5173072" calcext:value-type="float">
            <text:p>5173072</text:p>
          </table:table-cell>
          <table:table-cell office:value-type="float" office:value="951303" calcext:value-type="float">
            <text:p>951303</text:p>
          </table:table-cell>
          <table:table-cell office:value-type="float" office:value="340" calcext:value-type="float">
            <text:p>340</text:p>
          </table:table-cell>
          <table:table-cell office:value-type="float" office:value="215913" calcext:value-type="float">
            <text:p>215913</text:p>
          </table:table-cell>
          <table:table-cell office:value-type="float" office:value="742944" calcext:value-type="float">
            <text:p>742944</text:p>
          </table:table-cell>
          <table:table-cell office:value-type="float" office:value="720312" calcext:value-type="float">
            <text:p>720312</text:p>
          </table:table-cell>
          <table:table-cell office:value-type="float" office:value="10603293" calcext:value-type="float">
            <text:p>10603293</text:p>
          </table:table-cell>
          <table:table-cell/>
          <table:table-cell table:formula="of:=SUM([.B15:.L15])" office:value-type="float" office:value="67053147" calcext:value-type="float">
            <text:p>67053147</text:p>
          </table:table-cell>
          <table:table-cell table:formula="of:=MAX([.B15:.L15])" office:value-type="float" office:value="46953046" calcext:value-type="float">
            <text:p>46953046</text:p>
          </table:table-cell>
          <table:table-cell table:formula="of:=INDEX([.$B$1:.$L$1];0;MATCH(MAX([.$B15:.$L15]);[.$B15:.$L15];0))" office:value-type="string" office:string-value="WebcamRead" calcext:value-type="string">
            <text:p>WebcamRead</text:p>
          </table:table-cell>
          <table:table-cell table:formula="of:=[.O15]/[.N15]" office:value-type="percentage" office:value="0.700236276755213" calcext:value-type="percentage">
            <text:p>70.02%</text:p>
          </table:table-cell>
          <table:table-cell/>
          <table:table-cell table:formula="of:=1000000000/[.N15]" office:value-type="float" office:value="14.9135431331806" calcext:value-type="float">
            <text:p>14.9135431331806</text:p>
          </table:table-cell>
          <table:table-cell table:formula="of:=IF([.A15]=1;1000000000/[.N15];&quot;&quot;)">
            <text:p/>
          </table:table-cell>
          <table:table-cell table:formula="of:=IF([.A15]=1;[.P15];&quot;&quot;)">
            <text:p/>
          </table:table-cell>
          <table:table-cell table:style-name="ce1" table:formula="of:=IF(ISBLANK([.T15]);&quot;&quot;;[.Q15])" office:value-type="percentage" office:value="0.700236276755213" calcext:value-type="percentage">
            <text:p>70.02%</text:p>
          </table:table-cell>
          <table:table-cell table:formula="of:=IF([.A15]=1;[.V15]*[.N15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184334" calcext:value-type="float">
            <text:p>44184334</text:p>
          </table:table-cell>
          <table:table-cell office:value-type="float" office:value="782809" calcext:value-type="float">
            <text:p>782809</text:p>
          </table:table-cell>
          <table:table-cell office:value-type="float" office:value="963015" calcext:value-type="float">
            <text:p>963015</text:p>
          </table:table-cell>
          <table:table-cell office:value-type="float" office:value="80" calcext:value-type="float">
            <text:p>80</text:p>
          </table:table-cell>
          <table:table-cell office:value-type="float" office:value="5182429" calcext:value-type="float">
            <text:p>5182429</text:p>
          </table:table-cell>
          <table:table-cell office:value-type="float" office:value="1290185" calcext:value-type="float">
            <text:p>1290185</text:p>
          </table:table-cell>
          <table:table-cell office:value-type="float" office:value="121" calcext:value-type="float">
            <text:p>121</text:p>
          </table:table-cell>
          <table:table-cell office:value-type="float" office:value="270404" calcext:value-type="float">
            <text:p>270404</text:p>
          </table:table-cell>
          <table:table-cell office:value-type="float" office:value="734138" calcext:value-type="float">
            <text:p>734138</text:p>
          </table:table-cell>
          <table:table-cell office:value-type="float" office:value="725512" calcext:value-type="float">
            <text:p>725512</text:p>
          </table:table-cell>
          <table:table-cell office:value-type="float" office:value="10612410" calcext:value-type="float">
            <text:p>10612410</text:p>
          </table:table-cell>
          <table:table-cell/>
          <table:table-cell table:formula="of:=SUM([.B16:.L16])" office:value-type="float" office:value="64745437" calcext:value-type="float">
            <text:p>64745437</text:p>
          </table:table-cell>
          <table:table-cell table:formula="of:=MAX([.B16:.L16])" office:value-type="float" office:value="44184334" calcext:value-type="float">
            <text:p>44184334</text:p>
          </table:table-cell>
          <table:table-cell table:formula="of:=INDEX([.$B$1:.$L$1];0;MATCH(MAX([.$B16:.$L16]);[.$B16:.$L16];0))" office:value-type="string" office:string-value="WebcamRead" calcext:value-type="string">
            <text:p>WebcamRead</text:p>
          </table:table-cell>
          <table:table-cell table:formula="of:=[.O16]/[.N16]" office:value-type="percentage" office:value="0.682431628347802" calcext:value-type="percentage">
            <text:p>68.24%</text:p>
          </table:table-cell>
          <table:table-cell/>
          <table:table-cell table:formula="of:=1000000000/[.N16]" office:value-type="float" office:value="15.4451038765867" calcext:value-type="float">
            <text:p>15.4451038765867</text:p>
          </table:table-cell>
          <table:table-cell table:formula="of:=IF([.A16]=1;1000000000/[.N16];&quot;&quot;)" office:value-type="float" office:value="15.4451038765867" calcext:value-type="float">
            <text:p>15.4451038765867</text:p>
          </table:table-cell>
          <table:table-cell table:formula="of:=IF([.A16]=1;[.P16];&quot;&quot;)" office:value-type="string" office:string-value="WebcamRead" calcext:value-type="string">
            <text:p>WebcamRead</text:p>
          </table:table-cell>
          <table:table-cell table:style-name="ce1" table:formula="of:=IF(ISBLANK([.T16]);&quot;&quot;;[.Q16])" office:value-type="percentage" office:value="0.682431628347802" calcext:value-type="percentage">
            <text:p>68.24%</text:p>
          </table:table-cell>
          <table:table-cell table:formula="of:=IF([.A16]=1;[.V16]*[.N16]/1000000;&quot;&quot;)" office:value-type="float" office:value="44.184334" calcext:value-type="float">
            <text:p>44.1843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500836" calcext:value-type="float">
            <text:p>47500836</text:p>
          </table:table-cell>
          <table:table-cell office:value-type="float" office:value="822123" calcext:value-type="float">
            <text:p>822123</text:p>
          </table:table-cell>
          <table:table-cell office:value-type="float" office:value="964799" calcext:value-type="float">
            <text:p>964799</text:p>
          </table:table-cell>
          <table:table-cell office:value-type="float" office:value="80" calcext:value-type="float">
            <text:p>80</text:p>
          </table:table-cell>
          <table:table-cell office:value-type="float" office:value="5222785" calcext:value-type="float">
            <text:p>5222785</text:p>
          </table:table-cell>
          <table:table-cell office:value-type="float" office:value="957515" calcext:value-type="float">
            <text:p>957515</text:p>
          </table:table-cell>
          <table:table-cell office:value-type="float" office:value="231" calcext:value-type="float">
            <text:p>231</text:p>
          </table:table-cell>
          <table:table-cell office:value-type="float" office:value="211824" calcext:value-type="float">
            <text:p>211824</text:p>
          </table:table-cell>
          <table:table-cell office:value-type="float" office:value="721676" calcext:value-type="float">
            <text:p>721676</text:p>
          </table:table-cell>
          <table:table-cell office:value-type="float" office:value="788399" calcext:value-type="float">
            <text:p>788399</text:p>
          </table:table-cell>
          <table:table-cell office:value-type="float" office:value="10898784" calcext:value-type="float">
            <text:p>10898784</text:p>
          </table:table-cell>
          <table:table-cell/>
          <table:table-cell table:formula="of:=SUM([.B17:.L17])" office:value-type="float" office:value="68089052" calcext:value-type="float">
            <text:p>68089052</text:p>
          </table:table-cell>
          <table:table-cell table:formula="of:=MAX([.B17:.L17])" office:value-type="float" office:value="47500836" calcext:value-type="float">
            <text:p>47500836</text:p>
          </table:table-cell>
          <table:table-cell table:formula="of:=INDEX([.$B$1:.$L$1];0;MATCH(MAX([.$B17:.$L17]);[.$B17:.$L17];0))" office:value-type="string" office:string-value="WebcamRead" calcext:value-type="string">
            <text:p>WebcamRead</text:p>
          </table:table-cell>
          <table:table-cell table:formula="of:=[.O17]/[.N17]" office:value-type="percentage" office:value="0.697628100329551" calcext:value-type="percentage">
            <text:p>69.76%</text:p>
          </table:table-cell>
          <table:table-cell/>
          <table:table-cell table:formula="of:=1000000000/[.N17]" office:value-type="float" office:value="14.6866488903385" calcext:value-type="float">
            <text:p>14.6866488903385</text:p>
          </table:table-cell>
          <table:table-cell table:formula="of:=IF([.A17]=1;1000000000/[.N17];&quot;&quot;)">
            <text:p/>
          </table:table-cell>
          <table:table-cell table:formula="of:=IF([.A17]=1;[.P17];&quot;&quot;)">
            <text:p/>
          </table:table-cell>
          <table:table-cell table:style-name="ce1" table:formula="of:=IF(ISBLANK([.T17]);&quot;&quot;;[.Q17])" office:value-type="percentage" office:value="0.697628100329551" calcext:value-type="percentage">
            <text:p>69.76%</text:p>
          </table:table-cell>
          <table:table-cell table:formula="of:=IF([.A17]=1;[.V17]*[.N17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782659" calcext:value-type="float">
            <text:p>46782659</text:p>
          </table:table-cell>
          <table:table-cell office:value-type="float" office:value="716005" calcext:value-type="float">
            <text:p>716005</text:p>
          </table:table-cell>
          <table:table-cell office:value-type="float" office:value="966592" calcext:value-type="float">
            <text:p>966592</text:p>
          </table:table-cell>
          <table:table-cell office:value-type="float" office:value="80" calcext:value-type="float">
            <text:p>80</text:p>
          </table:table-cell>
          <table:table-cell office:value-type="float" office:value="5142746" calcext:value-type="float">
            <text:p>5142746</text:p>
          </table:table-cell>
          <table:table-cell office:value-type="float" office:value="927859" calcext:value-type="float">
            <text:p>927859</text:p>
          </table:table-cell>
          <table:table-cell office:value-type="float" office:value="320" calcext:value-type="float">
            <text:p>320</text:p>
          </table:table-cell>
          <table:table-cell office:value-type="float" office:value="220401" calcext:value-type="float">
            <text:p>220401</text:p>
          </table:table-cell>
          <table:table-cell office:value-type="float" office:value="725332" calcext:value-type="float">
            <text:p>725332</text:p>
          </table:table-cell>
          <table:table-cell office:value-type="float" office:value="706226" calcext:value-type="float">
            <text:p>706226</text:p>
          </table:table-cell>
          <table:table-cell office:value-type="float" office:value="10580040" calcext:value-type="float">
            <text:p>10580040</text:p>
          </table:table-cell>
          <table:table-cell/>
          <table:table-cell table:formula="of:=SUM([.B18:.L18])" office:value-type="float" office:value="66768260" calcext:value-type="float">
            <text:p>66768260</text:p>
          </table:table-cell>
          <table:table-cell table:formula="of:=MAX([.B18:.L18])" office:value-type="float" office:value="46782659" calcext:value-type="float">
            <text:p>46782659</text:p>
          </table:table-cell>
          <table:table-cell table:formula="of:=INDEX([.$B$1:.$L$1];0;MATCH(MAX([.$B18:.$L18]);[.$B18:.$L18];0))" office:value-type="string" office:string-value="WebcamRead" calcext:value-type="string">
            <text:p>WebcamRead</text:p>
          </table:table-cell>
          <table:table-cell table:formula="of:=[.O18]/[.N18]" office:value-type="percentage" office:value="0.700672130739965" calcext:value-type="percentage">
            <text:p>70.07%</text:p>
          </table:table-cell>
          <table:table-cell/>
          <table:table-cell table:formula="of:=1000000000/[.N18]" office:value-type="float" office:value="14.9771762810653" calcext:value-type="float">
            <text:p>14.9771762810653</text:p>
          </table:table-cell>
          <table:table-cell table:formula="of:=IF([.A18]=1;1000000000/[.N18];&quot;&quot;)">
            <text:p/>
          </table:table-cell>
          <table:table-cell table:formula="of:=IF([.A18]=1;[.P18];&quot;&quot;)">
            <text:p/>
          </table:table-cell>
          <table:table-cell table:style-name="ce1" table:formula="of:=IF(ISBLANK([.T18]);&quot;&quot;;[.Q18])" office:value-type="percentage" office:value="0.700672130739965" calcext:value-type="percentage">
            <text:p>70.07%</text:p>
          </table:table-cell>
          <table:table-cell table:formula="of:=IF([.A18]=1;[.V18]*[.N18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44664" calcext:value-type="float">
            <text:p>44044664</text:p>
          </table:table-cell>
          <table:table-cell office:value-type="float" office:value="758003" calcext:value-type="float">
            <text:p>758003</text:p>
          </table:table-cell>
          <table:table-cell office:value-type="float" office:value="1179769" calcext:value-type="float">
            <text:p>1179769</text:p>
          </table:table-cell>
          <table:table-cell office:value-type="float" office:value="170" calcext:value-type="float">
            <text:p>170</text:p>
          </table:table-cell>
          <table:table-cell office:value-type="float" office:value="5148817" calcext:value-type="float">
            <text:p>5148817</text:p>
          </table:table-cell>
          <table:table-cell office:value-type="float" office:value="1284003" calcext:value-type="float">
            <text:p>1284003</text:p>
          </table:table-cell>
          <table:table-cell office:value-type="float" office:value="321" calcext:value-type="float">
            <text:p>321</text:p>
          </table:table-cell>
          <table:table-cell office:value-type="float" office:value="250747" calcext:value-type="float">
            <text:p>250747</text:p>
          </table:table-cell>
          <table:table-cell office:value-type="float" office:value="729600" calcext:value-type="float">
            <text:p>729600</text:p>
          </table:table-cell>
          <table:table-cell office:value-type="float" office:value="726454" calcext:value-type="float">
            <text:p>726454</text:p>
          </table:table-cell>
          <table:table-cell office:value-type="float" office:value="10576032" calcext:value-type="float">
            <text:p>10576032</text:p>
          </table:table-cell>
          <table:table-cell/>
          <table:table-cell table:formula="of:=SUM([.B19:.L19])" office:value-type="float" office:value="64698580" calcext:value-type="float">
            <text:p>64698580</text:p>
          </table:table-cell>
          <table:table-cell table:formula="of:=MAX([.B19:.L19])" office:value-type="float" office:value="44044664" calcext:value-type="float">
            <text:p>44044664</text:p>
          </table:table-cell>
          <table:table-cell table:formula="of:=INDEX([.$B$1:.$L$1];0;MATCH(MAX([.$B19:.$L19]);[.$B19:.$L19];0))" office:value-type="string" office:string-value="WebcamRead" calcext:value-type="string">
            <text:p>WebcamRead</text:p>
          </table:table-cell>
          <table:table-cell table:formula="of:=[.O19]/[.N19]" office:value-type="percentage" office:value="0.680767089478625" calcext:value-type="percentage">
            <text:p>68.08%</text:p>
          </table:table-cell>
          <table:table-cell/>
          <table:table-cell table:formula="of:=1000000000/[.N19]" office:value-type="float" office:value="15.4562897671015" calcext:value-type="float">
            <text:p>15.4562897671015</text:p>
          </table:table-cell>
          <table:table-cell table:formula="of:=IF([.A19]=1;1000000000/[.N19];&quot;&quot;)" office:value-type="float" office:value="15.4562897671015" calcext:value-type="float">
            <text:p>15.4562897671015</text:p>
          </table:table-cell>
          <table:table-cell table:formula="of:=IF([.A19]=1;[.P19];&quot;&quot;)" office:value-type="string" office:string-value="WebcamRead" calcext:value-type="string">
            <text:p>WebcamRead</text:p>
          </table:table-cell>
          <table:table-cell table:style-name="ce1" table:formula="of:=IF(ISBLANK([.T19]);&quot;&quot;;[.Q19])" office:value-type="percentage" office:value="0.680767089478625" calcext:value-type="percentage">
            <text:p>68.08%</text:p>
          </table:table-cell>
          <table:table-cell table:formula="of:=IF([.A19]=1;[.V19]*[.N19]/1000000;&quot;&quot;)" office:value-type="float" office:value="44.044664" calcext:value-type="float">
            <text:p>44.0446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344634" calcext:value-type="float">
            <text:p>47344634</text:p>
          </table:table-cell>
          <table:table-cell office:value-type="float" office:value="822012" calcext:value-type="float">
            <text:p>822012</text:p>
          </table:table-cell>
          <table:table-cell office:value-type="float" office:value="962904" calcext:value-type="float">
            <text:p>962904</text:p>
          </table:table-cell>
          <table:table-cell office:value-type="float" office:value="290" calcext:value-type="float">
            <text:p>290</text:p>
          </table:table-cell>
          <table:table-cell office:value-type="float" office:value="5173452" calcext:value-type="float">
            <text:p>5173452</text:p>
          </table:table-cell>
          <table:table-cell office:value-type="float" office:value="957534" calcext:value-type="float">
            <text:p>957534</text:p>
          </table:table-cell>
          <table:table-cell office:value-type="float" office:value="230" calcext:value-type="float">
            <text:p>230</text:p>
          </table:table-cell>
          <table:table-cell office:value-type="float" office:value="235890" calcext:value-type="float">
            <text:p>235890</text:p>
          </table:table-cell>
          <table:table-cell office:value-type="float" office:value="714652" calcext:value-type="float">
            <text:p>714652</text:p>
          </table:table-cell>
          <table:table-cell office:value-type="float" office:value="734499" calcext:value-type="float">
            <text:p>734499</text:p>
          </table:table-cell>
          <table:table-cell office:value-type="float" office:value="10620065" calcext:value-type="float">
            <text:p>10620065</text:p>
          </table:table-cell>
          <table:table-cell/>
          <table:table-cell table:formula="of:=SUM([.B20:.L20])" office:value-type="float" office:value="67566162" calcext:value-type="float">
            <text:p>67566162</text:p>
          </table:table-cell>
          <table:table-cell table:formula="of:=MAX([.B20:.L20])" office:value-type="float" office:value="47344634" calcext:value-type="float">
            <text:p>47344634</text:p>
          </table:table-cell>
          <table:table-cell table:formula="of:=INDEX([.$B$1:.$L$1];0;MATCH(MAX([.$B20:.$L20]);[.$B20:.$L20];0))" office:value-type="string" office:string-value="WebcamRead" calcext:value-type="string">
            <text:p>WebcamRead</text:p>
          </table:table-cell>
          <table:table-cell table:formula="of:=[.O20]/[.N20]" office:value-type="percentage" office:value="0.700715159757039" calcext:value-type="percentage">
            <text:p>70.07%</text:p>
          </table:table-cell>
          <table:table-cell/>
          <table:table-cell table:formula="of:=1000000000/[.N20]" office:value-type="float" office:value="14.8003078819247" calcext:value-type="float">
            <text:p>14.8003078819247</text:p>
          </table:table-cell>
          <table:table-cell table:formula="of:=IF([.A20]=1;1000000000/[.N20];&quot;&quot;)">
            <text:p/>
          </table:table-cell>
          <table:table-cell table:formula="of:=IF([.A20]=1;[.P20];&quot;&quot;)">
            <text:p/>
          </table:table-cell>
          <table:table-cell table:style-name="ce1" table:formula="of:=IF(ISBLANK([.T20]);&quot;&quot;;[.Q20])" office:value-type="percentage" office:value="0.700715159757039" calcext:value-type="percentage">
            <text:p>70.07%</text:p>
          </table:table-cell>
          <table:table-cell table:formula="of:=IF([.A20]=1;[.V20]*[.N20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630098" calcext:value-type="float">
            <text:p>47630098</text:p>
          </table:table-cell>
          <table:table-cell office:value-type="float" office:value="723749" calcext:value-type="float">
            <text:p>723749</text:p>
          </table:table-cell>
          <table:table-cell office:value-type="float" office:value="964107" calcext:value-type="float">
            <text:p>964107</text:p>
          </table:table-cell>
          <table:table-cell office:value-type="float" office:value="160" calcext:value-type="float">
            <text:p>160</text:p>
          </table:table-cell>
          <table:table-cell office:value-type="float" office:value="5170658" calcext:value-type="float">
            <text:p>5170658</text:p>
          </table:table-cell>
          <table:table-cell office:value-type="float" office:value="964648" calcext:value-type="float">
            <text:p>964648</text:p>
          </table:table-cell>
          <table:table-cell office:value-type="float" office:value="230" calcext:value-type="float">
            <text:p>230</text:p>
          </table:table-cell>
          <table:table-cell office:value-type="float" office:value="225009" calcext:value-type="float">
            <text:p>225009</text:p>
          </table:table-cell>
          <table:table-cell office:value-type="float" office:value="737325" calcext:value-type="float">
            <text:p>737325</text:p>
          </table:table-cell>
          <table:table-cell office:value-type="float" office:value="803948" calcext:value-type="float">
            <text:p>803948</text:p>
          </table:table-cell>
          <table:table-cell office:value-type="float" office:value="10609114" calcext:value-type="float">
            <text:p>10609114</text:p>
          </table:table-cell>
          <table:table-cell/>
          <table:table-cell table:formula="of:=SUM([.B21:.L21])" office:value-type="float" office:value="67829046" calcext:value-type="float">
            <text:p>67829046</text:p>
          </table:table-cell>
          <table:table-cell table:formula="of:=MAX([.B21:.L21])" office:value-type="float" office:value="47630098" calcext:value-type="float">
            <text:p>47630098</text:p>
          </table:table-cell>
          <table:table-cell table:formula="of:=INDEX([.$B$1:.$L$1];0;MATCH(MAX([.$B21:.$L21]);[.$B21:.$L21];0))" office:value-type="string" office:string-value="WebcamRead" calcext:value-type="string">
            <text:p>WebcamRead</text:p>
          </table:table-cell>
          <table:table-cell table:formula="of:=[.O21]/[.N21]" office:value-type="percentage" office:value="0.702207989185046" calcext:value-type="percentage">
            <text:p>70.22%</text:p>
          </table:table-cell>
          <table:table-cell/>
          <table:table-cell table:formula="of:=1000000000/[.N21]" office:value-type="float" office:value="14.7429465541945" calcext:value-type="float">
            <text:p>14.7429465541945</text:p>
          </table:table-cell>
          <table:table-cell table:formula="of:=IF([.A21]=1;1000000000/[.N21];&quot;&quot;)">
            <text:p/>
          </table:table-cell>
          <table:table-cell table:formula="of:=IF([.A21]=1;[.P21];&quot;&quot;)">
            <text:p/>
          </table:table-cell>
          <table:table-cell table:style-name="ce1" table:formula="of:=IF(ISBLANK([.T21]);&quot;&quot;;[.Q21])" office:value-type="percentage" office:value="0.702207989185046" calcext:value-type="percentage">
            <text:p>70.22%</text:p>
          </table:table-cell>
          <table:table-cell table:formula="of:=IF([.A21]=1;[.V21]*[.N21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05338" calcext:value-type="float">
            <text:p>43805338</text:p>
          </table:table-cell>
          <table:table-cell office:value-type="float" office:value="750729" calcext:value-type="float">
            <text:p>750729</text:p>
          </table:table-cell>
          <table:table-cell office:value-type="float" office:value="964127" calcext:value-type="float">
            <text:p>964127</text:p>
          </table:table-cell>
          <table:table-cell office:value-type="float" office:value="71" calcext:value-type="float">
            <text:p>71</text:p>
          </table:table-cell>
          <table:table-cell office:value-type="float" office:value="5192108" calcext:value-type="float">
            <text:p>5192108</text:p>
          </table:table-cell>
          <table:table-cell office:value-type="float" office:value="967434" calcext:value-type="float">
            <text:p>967434</text:p>
          </table:table-cell>
          <table:table-cell office:value-type="float" office:value="230" calcext:value-type="float">
            <text:p>230</text:p>
          </table:table-cell>
          <table:table-cell office:value-type="float" office:value="234176" calcext:value-type="float">
            <text:p>234176</text:p>
          </table:table-cell>
          <table:table-cell office:value-type="float" office:value="731944" calcext:value-type="float">
            <text:p>731944</text:p>
          </table:table-cell>
          <table:table-cell office:value-type="float" office:value="730381" calcext:value-type="float">
            <text:p>730381</text:p>
          </table:table-cell>
          <table:table-cell office:value-type="float" office:value="10643277" calcext:value-type="float">
            <text:p>10643277</text:p>
          </table:table-cell>
          <table:table-cell/>
          <table:table-cell table:formula="of:=SUM([.B22:.L22])" office:value-type="float" office:value="64019815" calcext:value-type="float">
            <text:p>64019815</text:p>
          </table:table-cell>
          <table:table-cell table:formula="of:=MAX([.B22:.L22])" office:value-type="float" office:value="43805338" calcext:value-type="float">
            <text:p>43805338</text:p>
          </table:table-cell>
          <table:table-cell table:formula="of:=INDEX([.$B$1:.$L$1];0;MATCH(MAX([.$B22:.$L22]);[.$B22:.$L22];0))" office:value-type="string" office:string-value="WebcamRead" calcext:value-type="string">
            <text:p>WebcamRead</text:p>
          </table:table-cell>
          <table:table-cell table:formula="of:=[.O22]/[.N22]" office:value-type="percentage" office:value="0.68424655710111" calcext:value-type="percentage">
            <text:p>68.42%</text:p>
          </table:table-cell>
          <table:table-cell/>
          <table:table-cell table:formula="of:=1000000000/[.N22]" office:value-type="float" office:value="15.6201638508327" calcext:value-type="float">
            <text:p>15.6201638508327</text:p>
          </table:table-cell>
          <table:table-cell table:formula="of:=IF([.A22]=1;1000000000/[.N22];&quot;&quot;)">
            <text:p/>
          </table:table-cell>
          <table:table-cell table:formula="of:=IF([.A22]=1;[.P22];&quot;&quot;)">
            <text:p/>
          </table:table-cell>
          <table:table-cell table:style-name="ce1" table:formula="of:=IF(ISBLANK([.T22]);&quot;&quot;;[.Q22])" office:value-type="percentage" office:value="0.68424655710111" calcext:value-type="percentage">
            <text:p>68.42%</text:p>
          </table:table-cell>
          <table:table-cell table:formula="of:=IF([.A22]=1;[.V22]*[.N22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776722" calcext:value-type="float">
            <text:p>47776722</text:p>
          </table:table-cell>
          <table:table-cell office:value-type="float" office:value="724821" calcext:value-type="float">
            <text:p>724821</text:p>
          </table:table-cell>
          <table:table-cell office:value-type="float" office:value="962424" calcext:value-type="float">
            <text:p>962424</text:p>
          </table:table-cell>
          <table:table-cell office:value-type="float" office:value="160" calcext:value-type="float">
            <text:p>160</text:p>
          </table:table-cell>
          <table:table-cell office:value-type="float" office:value="5171018" calcext:value-type="float">
            <text:p>5171018</text:p>
          </table:table-cell>
          <table:table-cell office:value-type="float" office:value="951333" calcext:value-type="float">
            <text:p>951333</text:p>
          </table:table-cell>
          <table:table-cell office:value-type="float" office:value="341" calcext:value-type="float">
            <text:p>341</text:p>
          </table:table-cell>
          <table:table-cell office:value-type="float" office:value="7617388" calcext:value-type="float">
            <text:p>7617388</text:p>
          </table:table-cell>
          <table:table-cell office:value-type="float" office:value="726113" calcext:value-type="float">
            <text:p>726113</text:p>
          </table:table-cell>
          <table:table-cell office:value-type="float" office:value="775916" calcext:value-type="float">
            <text:p>775916</text:p>
          </table:table-cell>
          <table:table-cell office:value-type="float" office:value="10605287" calcext:value-type="float">
            <text:p>10605287</text:p>
          </table:table-cell>
          <table:table-cell/>
          <table:table-cell table:formula="of:=SUM([.B23:.L23])" office:value-type="float" office:value="75311523" calcext:value-type="float">
            <text:p>75311523</text:p>
          </table:table-cell>
          <table:table-cell table:formula="of:=MAX([.B23:.L23])" office:value-type="float" office:value="47776722" calcext:value-type="float">
            <text:p>47776722</text:p>
          </table:table-cell>
          <table:table-cell table:formula="of:=INDEX([.$B$1:.$L$1];0;MATCH(MAX([.$B23:.$L23]);[.$B23:.$L23];0))" office:value-type="string" office:string-value="WebcamRead" calcext:value-type="string">
            <text:p>WebcamRead</text:p>
          </table:table-cell>
          <table:table-cell table:formula="of:=[.O23]/[.N23]" office:value-type="percentage" office:value="0.634387940873271" calcext:value-type="percentage">
            <text:p>63.44%</text:p>
          </table:table-cell>
          <table:table-cell/>
          <table:table-cell table:formula="of:=1000000000/[.N23]" office:value-type="float" office:value="13.2781805514675" calcext:value-type="float">
            <text:p>13.2781805514675</text:p>
          </table:table-cell>
          <table:table-cell table:formula="of:=IF([.A23]=1;1000000000/[.N23];&quot;&quot;)">
            <text:p/>
          </table:table-cell>
          <table:table-cell table:formula="of:=IF([.A23]=1;[.P23];&quot;&quot;)">
            <text:p/>
          </table:table-cell>
          <table:table-cell table:style-name="ce1" table:formula="of:=IF(ISBLANK([.T23]);&quot;&quot;;[.Q23])" office:value-type="percentage" office:value="0.634387940873271" calcext:value-type="percentage">
            <text:p>63.44%</text:p>
          </table:table-cell>
          <table:table-cell table:formula="of:=IF([.A23]=1;[.V23]*[.N23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326263" calcext:value-type="float">
            <text:p>40326263</text:p>
          </table:table-cell>
          <table:table-cell office:value-type="float" office:value="750329" calcext:value-type="float">
            <text:p>750329</text:p>
          </table:table-cell>
          <table:table-cell office:value-type="float" office:value="965118" calcext:value-type="float">
            <text:p>965118</text:p>
          </table:table-cell>
          <table:table-cell office:value-type="float" office:value="261" calcext:value-type="float">
            <text:p>261</text:p>
          </table:table-cell>
          <table:table-cell office:value-type="float" office:value="5160278" calcext:value-type="float">
            <text:p>5160278</text:p>
          </table:table-cell>
          <table:table-cell office:value-type="float" office:value="535008" calcext:value-type="float">
            <text:p>535008</text:p>
          </table:table-cell>
          <table:table-cell office:value-type="float" office:value="231" calcext:value-type="float">
            <text:p>231</text:p>
          </table:table-cell>
          <table:table-cell office:value-type="float" office:value="77343048" calcext:value-type="float">
            <text:p>77343048</text:p>
          </table:table-cell>
          <table:table-cell office:value-type="float" office:value="711506" calcext:value-type="float">
            <text:p>711506</text:p>
          </table:table-cell>
          <table:table-cell office:value-type="float" office:value="742443" calcext:value-type="float">
            <text:p>742443</text:p>
          </table:table-cell>
          <table:table-cell office:value-type="float" office:value="10570635" calcext:value-type="float">
            <text:p>10570635</text:p>
          </table:table-cell>
          <table:table-cell/>
          <table:table-cell table:formula="of:=SUM([.B24:.L24])" office:value-type="float" office:value="137105120" calcext:value-type="float">
            <text:p>137105120</text:p>
          </table:table-cell>
          <table:table-cell table:formula="of:=MAX([.B24:.L24])" office:value-type="float" office:value="77343048" calcext:value-type="float">
            <text:p>77343048</text:p>
          </table:table-cell>
          <table:table-cell table:formula="of:=INDEX([.$B$1:.$L$1];0;MATCH(MAX([.$B24:.$L24]);[.$B24:.$L24];0))" office:value-type="string" office:string-value="Facendi" calcext:value-type="string">
            <text:p>Facendi</text:p>
          </table:table-cell>
          <table:table-cell table:formula="of:=[.O24]/[.N24]" office:value-type="percentage" office:value="0.564114950630582" calcext:value-type="percentage">
            <text:p>56.41%</text:p>
          </table:table-cell>
          <table:table-cell/>
          <table:table-cell table:formula="of:=1000000000/[.N24]" office:value-type="float" office:value="7.29367364253064" calcext:value-type="float">
            <text:p>7.29367364253064</text:p>
          </table:table-cell>
          <table:table-cell table:formula="of:=IF([.A24]=1;1000000000/[.N24];&quot;&quot;)">
            <text:p/>
          </table:table-cell>
          <table:table-cell table:formula="of:=IF([.A24]=1;[.P24];&quot;&quot;)">
            <text:p/>
          </table:table-cell>
          <table:table-cell table:style-name="ce1" table:formula="of:=IF(ISBLANK([.T24]);&quot;&quot;;[.Q24])" office:value-type="percentage" office:value="0.564114950630582" calcext:value-type="percentage">
            <text:p>56.41%</text:p>
          </table:table-cell>
          <table:table-cell table:formula="of:=IF([.A24]=1;[.V24]*[.N24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0518" calcext:value-type="float">
            <text:p>760518</text:p>
          </table:table-cell>
          <table:table-cell office:value-type="float" office:value="743836" calcext:value-type="float">
            <text:p>743836</text:p>
          </table:table-cell>
          <table:table-cell office:value-type="float" office:value="964668" calcext:value-type="float">
            <text:p>964668</text:p>
          </table:table-cell>
          <table:table-cell office:value-type="float" office:value="70" calcext:value-type="float">
            <text:p>70</text:p>
          </table:table-cell>
          <table:table-cell office:value-type="float" office:value="5229006" calcext:value-type="float">
            <text:p>5229006</text:p>
          </table:table-cell>
          <table:table-cell office:value-type="float" office:value="448186" calcext:value-type="float">
            <text:p>448186</text:p>
          </table:table-cell>
          <table:table-cell office:value-type="float" office:value="231" calcext:value-type="float">
            <text:p>231</text:p>
          </table:table-cell>
          <table:table-cell office:value-type="float" office:value="78923022" calcext:value-type="float">
            <text:p>78923022</text:p>
          </table:table-cell>
          <table:table-cell office:value-type="float" office:value="716515" calcext:value-type="float">
            <text:p>716515</text:p>
          </table:table-cell>
          <table:table-cell office:value-type="float" office:value="748525" calcext:value-type="float">
            <text:p>748525</text:p>
          </table:table-cell>
          <table:table-cell office:value-type="float" office:value="10502265" calcext:value-type="float">
            <text:p>10502265</text:p>
          </table:table-cell>
          <table:table-cell/>
          <table:table-cell table:formula="of:=SUM([.B25:.L25])" office:value-type="float" office:value="99036842" calcext:value-type="float">
            <text:p>99036842</text:p>
          </table:table-cell>
          <table:table-cell table:formula="of:=MAX([.B25:.L25])" office:value-type="float" office:value="78923022" calcext:value-type="float">
            <text:p>78923022</text:p>
          </table:table-cell>
          <table:table-cell table:formula="of:=INDEX([.$B$1:.$L$1];0;MATCH(MAX([.$B25:.$L25]);[.$B25:.$L25];0))" office:value-type="string" office:string-value="Facendi" calcext:value-type="string">
            <text:p>Facendi</text:p>
          </table:table-cell>
          <table:table-cell table:formula="of:=[.O25]/[.N25]" office:value-type="percentage" office:value="0.796905680817246" calcext:value-type="percentage">
            <text:p>79.69%</text:p>
          </table:table-cell>
          <table:table-cell/>
          <table:table-cell table:formula="of:=1000000000/[.N25]" office:value-type="float" office:value="10.0972524951876" calcext:value-type="float">
            <text:p>10.0972524951876</text:p>
          </table:table-cell>
          <table:table-cell table:formula="of:=IF([.A25]=1;1000000000/[.N25];&quot;&quot;)">
            <text:p/>
          </table:table-cell>
          <table:table-cell table:formula="of:=IF([.A25]=1;[.P25];&quot;&quot;)">
            <text:p/>
          </table:table-cell>
          <table:table-cell table:style-name="ce1" table:formula="of:=IF(ISBLANK([.T25]);&quot;&quot;;[.Q25])" office:value-type="percentage" office:value="0.796905680817246" calcext:value-type="percentage">
            <text:p>79.69%</text:p>
          </table:table-cell>
          <table:table-cell table:formula="of:=IF([.A25]=1;[.V25]*[.N25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9412" calcext:value-type="float">
            <text:p>789412</text:p>
          </table:table-cell>
          <table:table-cell office:value-type="float" office:value="703652" calcext:value-type="float">
            <text:p>703652</text:p>
          </table:table-cell>
          <table:table-cell office:value-type="float" office:value="964408" calcext:value-type="float">
            <text:p>964408</text:p>
          </table:table-cell>
          <table:table-cell office:value-type="float" office:value="70" calcext:value-type="float">
            <text:p>70</text:p>
          </table:table-cell>
          <table:table-cell office:value-type="float" office:value="5215151" calcext:value-type="float">
            <text:p>5215151</text:p>
          </table:table-cell>
          <table:table-cell office:value-type="float" office:value="437716" calcext:value-type="float">
            <text:p>437716</text:p>
          </table:table-cell>
          <table:table-cell office:value-type="float" office:value="120" calcext:value-type="float">
            <text:p>120</text:p>
          </table:table-cell>
          <table:table-cell office:value-type="float" office:value="78976995" calcext:value-type="float">
            <text:p>78976995</text:p>
          </table:table-cell>
          <table:table-cell office:value-type="float" office:value="712208" calcext:value-type="float">
            <text:p>712208</text:p>
          </table:table-cell>
          <table:table-cell office:value-type="float" office:value="763082" calcext:value-type="float">
            <text:p>763082</text:p>
          </table:table-cell>
          <table:table-cell office:value-type="float" office:value="10483891" calcext:value-type="float">
            <text:p>10483891</text:p>
          </table:table-cell>
          <table:table-cell/>
          <table:table-cell table:formula="of:=SUM([.B26:.L26])" office:value-type="float" office:value="99046705" calcext:value-type="float">
            <text:p>99046705</text:p>
          </table:table-cell>
          <table:table-cell table:formula="of:=MAX([.B26:.L26])" office:value-type="float" office:value="78976995" calcext:value-type="float">
            <text:p>78976995</text:p>
          </table:table-cell>
          <table:table-cell table:formula="of:=INDEX([.$B$1:.$L$1];0;MATCH(MAX([.$B26:.$L26]);[.$B26:.$L26];0))" office:value-type="string" office:string-value="Facendi" calcext:value-type="string">
            <text:p>Facendi</text:p>
          </table:table-cell>
          <table:table-cell table:formula="of:=[.O26]/[.N26]" office:value-type="percentage" office:value="0.797371250260168" calcext:value-type="percentage">
            <text:p>79.74%</text:p>
          </table:table-cell>
          <table:table-cell/>
          <table:table-cell table:formula="of:=1000000000/[.N26]" office:value-type="float" office:value="10.0962470180103" calcext:value-type="float">
            <text:p>10.0962470180103</text:p>
          </table:table-cell>
          <table:table-cell table:formula="of:=IF([.A26]=1;1000000000/[.N26];&quot;&quot;)">
            <text:p/>
          </table:table-cell>
          <table:table-cell table:formula="of:=IF([.A26]=1;[.P26];&quot;&quot;)">
            <text:p/>
          </table:table-cell>
          <table:table-cell table:style-name="ce1" table:formula="of:=IF(ISBLANK([.T26]);&quot;&quot;;[.Q26])" office:value-type="percentage" office:value="0.797371250260168" calcext:value-type="percentage">
            <text:p>79.74%</text:p>
          </table:table-cell>
          <table:table-cell table:formula="of:=IF([.A26]=1;[.V26]*[.N26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0026" calcext:value-type="float">
            <text:p>760026</text:p>
          </table:table-cell>
          <table:table-cell office:value-type="float" office:value="733969" calcext:value-type="float">
            <text:p>733969</text:p>
          </table:table-cell>
          <table:table-cell office:value-type="float" office:value="965861" calcext:value-type="float">
            <text:p>965861</text:p>
          </table:table-cell>
          <table:table-cell office:value-type="float" office:value="60" calcext:value-type="float">
            <text:p>60</text:p>
          </table:table-cell>
          <table:table-cell office:value-type="float" office:value="5106879" calcext:value-type="float">
            <text:p>5106879</text:p>
          </table:table-cell>
          <table:table-cell office:value-type="float" office:value="441353" calcext:value-type="float">
            <text:p>441353</text:p>
          </table:table-cell>
          <table:table-cell office:value-type="float" office:value="330" calcext:value-type="float">
            <text:p>330</text:p>
          </table:table-cell>
          <table:table-cell office:value-type="float" office:value="78891564" calcext:value-type="float">
            <text:p>78891564</text:p>
          </table:table-cell>
          <table:table-cell office:value-type="float" office:value="722106" calcext:value-type="float">
            <text:p>722106</text:p>
          </table:table-cell>
          <table:table-cell office:value-type="float" office:value="789441" calcext:value-type="float">
            <text:p>789441</text:p>
          </table:table-cell>
          <table:table-cell office:value-type="float" office:value="10514598" calcext:value-type="float">
            <text:p>10514598</text:p>
          </table:table-cell>
          <table:table-cell/>
          <table:table-cell table:formula="of:=SUM([.B27:.L27])" office:value-type="float" office:value="98926187" calcext:value-type="float">
            <text:p>98926187</text:p>
          </table:table-cell>
          <table:table-cell table:formula="of:=MAX([.B27:.L27])" office:value-type="float" office:value="78891564" calcext:value-type="float">
            <text:p>78891564</text:p>
          </table:table-cell>
          <table:table-cell table:formula="of:=INDEX([.$B$1:.$L$1];0;MATCH(MAX([.$B27:.$L27]);[.$B27:.$L27];0))" office:value-type="string" office:string-value="Facendi" calcext:value-type="string">
            <text:p>Facendi</text:p>
          </table:table-cell>
          <table:table-cell table:formula="of:=[.O27]/[.N27]" office:value-type="percentage" office:value="0.797479073968554" calcext:value-type="percentage">
            <text:p>79.75%</text:p>
          </table:table-cell>
          <table:table-cell/>
          <table:table-cell table:formula="of:=1000000000/[.N27]" office:value-type="float" office:value="10.1085468906226" calcext:value-type="float">
            <text:p>10.1085468906226</text:p>
          </table:table-cell>
          <table:table-cell table:formula="of:=IF([.A27]=1;1000000000/[.N27];&quot;&quot;)">
            <text:p/>
          </table:table-cell>
          <table:table-cell table:formula="of:=IF([.A27]=1;[.P27];&quot;&quot;)">
            <text:p/>
          </table:table-cell>
          <table:table-cell table:style-name="ce1" table:formula="of:=IF(ISBLANK([.T27]);&quot;&quot;;[.Q27])" office:value-type="percentage" office:value="0.797479073968554" calcext:value-type="percentage">
            <text:p>79.75%</text:p>
          </table:table-cell>
          <table:table-cell table:formula="of:=IF([.A27]=1;[.V27]*[.N27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8988" calcext:value-type="float">
            <text:p>738988</text:p>
          </table:table-cell>
          <table:table-cell office:value-type="float" office:value="732044" calcext:value-type="float">
            <text:p>732044</text:p>
          </table:table-cell>
          <table:table-cell office:value-type="float" office:value="978484" calcext:value-type="float">
            <text:p>978484</text:p>
          </table:table-cell>
          <table:table-cell office:value-type="float" office:value="90" calcext:value-type="float">
            <text:p>90</text:p>
          </table:table-cell>
          <table:table-cell office:value-type="float" office:value="5192298" calcext:value-type="float">
            <text:p>5192298</text:p>
          </table:table-cell>
          <table:table-cell office:value-type="float" office:value="680318" calcext:value-type="float">
            <text:p>680318</text:p>
          </table:table-cell>
          <table:table-cell office:value-type="float" office:value="70" calcext:value-type="float">
            <text:p>70</text:p>
          </table:table-cell>
          <table:table-cell office:value-type="float" office:value="259885" calcext:value-type="float">
            <text:p>259885</text:p>
          </table:table-cell>
          <table:table-cell office:value-type="float" office:value="711696" calcext:value-type="float">
            <text:p>711696</text:p>
          </table:table-cell>
          <table:table-cell office:value-type="float" office:value="742624" calcext:value-type="float">
            <text:p>742624</text:p>
          </table:table-cell>
          <table:table-cell office:value-type="float" office:value="10791463" calcext:value-type="float">
            <text:p>10791463</text:p>
          </table:table-cell>
          <table:table-cell/>
          <table:table-cell table:formula="of:=SUM([.B28:.L28])" office:value-type="float" office:value="20827960" calcext:value-type="float">
            <text:p>20827960</text:p>
          </table:table-cell>
          <table:table-cell table:formula="of:=MAX([.B28:.L28])" office:value-type="float" office:value="10791463" calcext:value-type="float">
            <text:p>10791463</text:p>
          </table:table-cell>
          <table:table-cell table:formula="of:=INDEX([.$B$1:.$L$1];0;MATCH(MAX([.$B28:.$L28]);[.$B28:.$L28];0))" office:value-type="string" office:string-value="TimeWaitKey" calcext:value-type="string">
            <text:p>TimeWaitKey</text:p>
          </table:table-cell>
          <table:table-cell table:formula="of:=[.O28]/[.N28]" office:value-type="percentage" office:value="0.518123858505586" calcext:value-type="percentage">
            <text:p>51.81%</text:p>
          </table:table-cell>
          <table:table-cell/>
          <table:table-cell table:formula="of:=1000000000/[.N28]" office:value-type="float" office:value="48.0123833539146" calcext:value-type="float">
            <text:p>48.0123833539146</text:p>
          </table:table-cell>
          <table:table-cell table:formula="of:=IF([.A28]=1;1000000000/[.N28];&quot;&quot;)" office:value-type="float" office:value="48.0123833539146" calcext:value-type="float">
            <text:p>48.0123833539146</text:p>
          </table:table-cell>
          <table:table-cell table:formula="of:=IF([.A28]=1;[.P28];&quot;&quot;)" office:value-type="string" office:string-value="TimeWaitKey" calcext:value-type="string">
            <text:p>TimeWaitKey</text:p>
          </table:table-cell>
          <table:table-cell table:style-name="ce1" table:formula="of:=IF(ISBLANK([.T28]);&quot;&quot;;[.Q28])" office:value-type="percentage" office:value="0.518123858505586" calcext:value-type="percentage">
            <text:p>51.81%</text:p>
          </table:table-cell>
          <table:table-cell table:formula="of:=IF([.A28]=1;[.V28]*[.N28]/1000000;&quot;&quot;)" office:value-type="float" office:value="10.791463" calcext:value-type="float">
            <text:p>10.7914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8967" calcext:value-type="float">
            <text:p>818967</text:p>
          </table:table-cell>
          <table:table-cell office:value-type="float" office:value="843652" calcext:value-type="float">
            <text:p>843652</text:p>
          </table:table-cell>
          <table:table-cell office:value-type="float" office:value="964488" calcext:value-type="float">
            <text:p>964488</text:p>
          </table:table-cell>
          <table:table-cell office:value-type="float" office:value="70" calcext:value-type="float">
            <text:p>70</text:p>
          </table:table-cell>
          <table:table-cell office:value-type="float" office:value="5223816" calcext:value-type="float">
            <text:p>5223816</text:p>
          </table:table-cell>
          <table:table-cell office:value-type="float" office:value="696108" calcext:value-type="float">
            <text:p>696108</text:p>
          </table:table-cell>
          <table:table-cell office:value-type="float" office:value="70" calcext:value-type="float">
            <text:p>70</text:p>
          </table:table-cell>
          <table:table-cell office:value-type="float" office:value="229718" calcext:value-type="float">
            <text:p>229718</text:p>
          </table:table-cell>
          <table:table-cell office:value-type="float" office:value="805742" calcext:value-type="float">
            <text:p>805742</text:p>
          </table:table-cell>
          <table:table-cell office:value-type="float" office:value="723589" calcext:value-type="float">
            <text:p>723589</text:p>
          </table:table-cell>
          <table:table-cell office:value-type="float" office:value="10290030" calcext:value-type="float">
            <text:p>10290030</text:p>
          </table:table-cell>
          <table:table-cell/>
          <table:table-cell table:formula="of:=SUM([.B29:.L29])" office:value-type="float" office:value="20596250" calcext:value-type="float">
            <text:p>20596250</text:p>
          </table:table-cell>
          <table:table-cell table:formula="of:=MAX([.B29:.L29])" office:value-type="float" office:value="10290030" calcext:value-type="float">
            <text:p>10290030</text:p>
          </table:table-cell>
          <table:table-cell table:formula="of:=INDEX([.$B$1:.$L$1];0;MATCH(MAX([.$B29:.$L29]);[.$B29:.$L29];0))" office:value-type="string" office:string-value="TimeWaitKey" calcext:value-type="string">
            <text:p>TimeWaitKey</text:p>
          </table:table-cell>
          <table:table-cell table:formula="of:=[.O29]/[.N29]" office:value-type="percentage" office:value="0.499606967287734" calcext:value-type="percentage">
            <text:p>49.96%</text:p>
          </table:table-cell>
          <table:table-cell/>
          <table:table-cell table:formula="of:=1000000000/[.N29]" office:value-type="float" office:value="48.5525277659768" calcext:value-type="float">
            <text:p>48.5525277659768</text:p>
          </table:table-cell>
          <table:table-cell table:formula="of:=IF([.A29]=1;1000000000/[.N29];&quot;&quot;)" office:value-type="float" office:value="48.5525277659768" calcext:value-type="float">
            <text:p>48.5525277659768</text:p>
          </table:table-cell>
          <table:table-cell table:formula="of:=IF([.A29]=1;[.P29];&quot;&quot;)" office:value-type="string" office:string-value="TimeWaitKey" calcext:value-type="string">
            <text:p>TimeWaitKey</text:p>
          </table:table-cell>
          <table:table-cell table:style-name="ce1" table:formula="of:=IF(ISBLANK([.T29]);&quot;&quot;;[.Q29])" office:value-type="percentage" office:value="0.499606967287734" calcext:value-type="percentage">
            <text:p>49.96%</text:p>
          </table:table-cell>
          <table:table-cell table:formula="of:=IF([.A29]=1;[.V29]*[.N29]/1000000;&quot;&quot;)" office:value-type="float" office:value="10.29003" calcext:value-type="float">
            <text:p>10.2900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9983" calcext:value-type="float">
            <text:p>1599983</text:p>
          </table:table-cell>
          <table:table-cell office:value-type="float" office:value="1487163" calcext:value-type="float">
            <text:p>1487163</text:p>
          </table:table-cell>
          <table:table-cell office:value-type="float" office:value="968876" calcext:value-type="float">
            <text:p>968876</text:p>
          </table:table-cell>
          <table:table-cell office:value-type="float" office:value="160" calcext:value-type="float">
            <text:p>160</text:p>
          </table:table-cell>
          <table:table-cell office:value-type="float" office:value="5287105" calcext:value-type="float">
            <text:p>5287105</text:p>
          </table:table-cell>
          <table:table-cell office:value-type="float" office:value="456441" calcext:value-type="float">
            <text:p>456441</text:p>
          </table:table-cell>
          <table:table-cell office:value-type="float" office:value="90" calcext:value-type="float">
            <text:p>90</text:p>
          </table:table-cell>
          <table:table-cell office:value-type="float" office:value="233986" calcext:value-type="float">
            <text:p>233986</text:p>
          </table:table-cell>
          <table:table-cell office:value-type="float" office:value="805281" calcext:value-type="float">
            <text:p>805281</text:p>
          </table:table-cell>
          <table:table-cell office:value-type="float" office:value="732095" calcext:value-type="float">
            <text:p>732095</text:p>
          </table:table-cell>
          <table:table-cell office:value-type="float" office:value="11109056" calcext:value-type="float">
            <text:p>11109056</text:p>
          </table:table-cell>
          <table:table-cell/>
          <table:table-cell table:formula="of:=SUM([.B30:.L30])" office:value-type="float" office:value="22680236" calcext:value-type="float">
            <text:p>22680236</text:p>
          </table:table-cell>
          <table:table-cell table:formula="of:=MAX([.B30:.L30])" office:value-type="float" office:value="11109056" calcext:value-type="float">
            <text:p>11109056</text:p>
          </table:table-cell>
          <table:table-cell table:formula="of:=INDEX([.$B$1:.$L$1];0;MATCH(MAX([.$B30:.$L30]);[.$B30:.$L30];0))" office:value-type="string" office:string-value="TimeWaitKey" calcext:value-type="string">
            <text:p>TimeWaitKey</text:p>
          </table:table-cell>
          <table:table-cell table:formula="of:=[.O30]/[.N30]" office:value-type="percentage" office:value="0.489812187139499" calcext:value-type="percentage">
            <text:p>48.98%</text:p>
          </table:table-cell>
          <table:table-cell/>
          <table:table-cell table:formula="of:=1000000000/[.N30]" office:value-type="float" office:value="44.0912519605175" calcext:value-type="float">
            <text:p>44.0912519605175</text:p>
          </table:table-cell>
          <table:table-cell table:formula="of:=IF([.A30]=1;1000000000/[.N30];&quot;&quot;)">
            <text:p/>
          </table:table-cell>
          <table:table-cell table:formula="of:=IF([.A30]=1;[.P30];&quot;&quot;)">
            <text:p/>
          </table:table-cell>
          <table:table-cell table:style-name="ce1" table:formula="of:=IF(ISBLANK([.T30]);&quot;&quot;;[.Q30])" office:value-type="percentage" office:value="0.489812187139499" calcext:value-type="percentage">
            <text:p>48.98%</text:p>
          </table:table-cell>
          <table:table-cell table:formula="of:=IF([.A30]=1;[.V30]*[.N30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51371" calcext:value-type="float">
            <text:p>6251371</text:p>
          </table:table-cell>
          <table:table-cell office:value-type="float" office:value="1395401" calcext:value-type="float">
            <text:p>1395401</text:p>
          </table:table-cell>
          <table:table-cell office:value-type="float" office:value="981920" calcext:value-type="float">
            <text:p>981920</text:p>
          </table:table-cell>
          <table:table-cell office:value-type="float" office:value="161" calcext:value-type="float">
            <text:p>161</text:p>
          </table:table-cell>
          <table:table-cell office:value-type="float" office:value="5218005" calcext:value-type="float">
            <text:p>5218005</text:p>
          </table:table-cell>
          <table:table-cell office:value-type="float" office:value="482289" calcext:value-type="float">
            <text:p>482289</text:p>
          </table:table-cell>
          <table:table-cell office:value-type="float" office:value="91" calcext:value-type="float">
            <text:p>91</text:p>
          </table:table-cell>
          <table:table-cell office:value-type="float" office:value="236080" calcext:value-type="float">
            <text:p>236080</text:p>
          </table:table-cell>
          <table:table-cell office:value-type="float" office:value="809619" calcext:value-type="float">
            <text:p>809619</text:p>
          </table:table-cell>
          <table:table-cell office:value-type="float" office:value="741031" calcext:value-type="float">
            <text:p>741031</text:p>
          </table:table-cell>
          <table:table-cell office:value-type="float" office:value="10776987" calcext:value-type="float">
            <text:p>10776987</text:p>
          </table:table-cell>
          <table:table-cell/>
          <table:table-cell table:formula="of:=SUM([.B31:.L31])" office:value-type="float" office:value="26892955" calcext:value-type="float">
            <text:p>26892955</text:p>
          </table:table-cell>
          <table:table-cell table:formula="of:=MAX([.B31:.L31])" office:value-type="float" office:value="10776987" calcext:value-type="float">
            <text:p>10776987</text:p>
          </table:table-cell>
          <table:table-cell table:formula="of:=INDEX([.$B$1:.$L$1];0;MATCH(MAX([.$B31:.$L31]);[.$B31:.$L31];0))" office:value-type="string" office:string-value="TimeWaitKey" calcext:value-type="string">
            <text:p>TimeWaitKey</text:p>
          </table:table-cell>
          <table:table-cell table:formula="of:=[.O31]/[.N31]" office:value-type="percentage" office:value="0.400736438223319" calcext:value-type="percentage">
            <text:p>40.07%</text:p>
          </table:table-cell>
          <table:table-cell/>
          <table:table-cell table:formula="of:=1000000000/[.N31]" office:value-type="float" office:value="37.1844596475173" calcext:value-type="float">
            <text:p>37.1844596475173</text:p>
          </table:table-cell>
          <table:table-cell table:formula="of:=IF([.A31]=1;1000000000/[.N31];&quot;&quot;)">
            <text:p/>
          </table:table-cell>
          <table:table-cell table:formula="of:=IF([.A31]=1;[.P31];&quot;&quot;)">
            <text:p/>
          </table:table-cell>
          <table:table-cell table:style-name="ce1" table:formula="of:=IF(ISBLANK([.T31]);&quot;&quot;;[.Q31])" office:value-type="percentage" office:value="0.400736438223319" calcext:value-type="percentage">
            <text:p>40.07%</text:p>
          </table:table-cell>
          <table:table-cell table:formula="of:=IF([.A31]=1;[.V31]*[.N31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185318" calcext:value-type="float">
            <text:p>47185318</text:p>
          </table:table-cell>
          <table:table-cell office:value-type="float" office:value="1215756" calcext:value-type="float">
            <text:p>1215756</text:p>
          </table:table-cell>
          <table:table-cell office:value-type="float" office:value="978053" calcext:value-type="float">
            <text:p>978053</text:p>
          </table:table-cell>
          <table:table-cell office:value-type="float" office:value="80" calcext:value-type="float">
            <text:p>80</text:p>
          </table:table-cell>
          <table:table-cell office:value-type="float" office:value="5152905" calcext:value-type="float">
            <text:p>5152905</text:p>
          </table:table-cell>
          <table:table-cell office:value-type="float" office:value="454087" calcext:value-type="float">
            <text:p>454087</text:p>
          </table:table-cell>
          <table:table-cell office:value-type="float" office:value="70" calcext:value-type="float">
            <text:p>70</text:p>
          </table:table-cell>
          <table:table-cell office:value-type="float" office:value="232774" calcext:value-type="float">
            <text:p>232774</text:p>
          </table:table-cell>
          <table:table-cell office:value-type="float" office:value="805772" calcext:value-type="float">
            <text:p>805772</text:p>
          </table:table-cell>
          <table:table-cell office:value-type="float" office:value="713590" calcext:value-type="float">
            <text:p>713590</text:p>
          </table:table-cell>
          <table:table-cell office:value-type="float" office:value="10633009" calcext:value-type="float">
            <text:p>10633009</text:p>
          </table:table-cell>
          <table:table-cell/>
          <table:table-cell table:formula="of:=SUM([.B32:.L32])" office:value-type="float" office:value="67371414" calcext:value-type="float">
            <text:p>67371414</text:p>
          </table:table-cell>
          <table:table-cell table:formula="of:=MAX([.B32:.L32])" office:value-type="float" office:value="47185318" calcext:value-type="float">
            <text:p>47185318</text:p>
          </table:table-cell>
          <table:table-cell table:formula="of:=INDEX([.$B$1:.$L$1];0;MATCH(MAX([.$B32:.$L32]);[.$B32:.$L32];0))" office:value-type="string" office:string-value="WebcamRead" calcext:value-type="string">
            <text:p>WebcamRead</text:p>
          </table:table-cell>
          <table:table-cell table:formula="of:=[.O32]/[.N32]" office:value-type="percentage" office:value="0.700375948766639" calcext:value-type="percentage">
            <text:p>70.04%</text:p>
          </table:table-cell>
          <table:table-cell/>
          <table:table-cell table:formula="of:=1000000000/[.N32]" office:value-type="float" office:value="14.843090572509" calcext:value-type="float">
            <text:p>14.843090572509</text:p>
          </table:table-cell>
          <table:table-cell table:formula="of:=IF([.A32]=1;1000000000/[.N32];&quot;&quot;)">
            <text:p/>
          </table:table-cell>
          <table:table-cell table:formula="of:=IF([.A32]=1;[.P32];&quot;&quot;)">
            <text:p/>
          </table:table-cell>
          <table:table-cell table:style-name="ce1" table:formula="of:=IF(ISBLANK([.T32]);&quot;&quot;;[.Q32])" office:value-type="percentage" office:value="0.700375948766639" calcext:value-type="percentage">
            <text:p>70.04%</text:p>
          </table:table-cell>
          <table:table-cell table:formula="of:=IF([.A32]=1;[.V32]*[.N32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499223" calcext:value-type="float">
            <text:p>47499223</text:p>
          </table:table-cell>
          <table:table-cell office:value-type="float" office:value="719691" calcext:value-type="float">
            <text:p>719691</text:p>
          </table:table-cell>
          <table:table-cell office:value-type="float" office:value="965299" calcext:value-type="float">
            <text:p>965299</text:p>
          </table:table-cell>
          <table:table-cell office:value-type="float" office:value="70" calcext:value-type="float">
            <text:p>70</text:p>
          </table:table-cell>
          <table:table-cell office:value-type="float" office:value="5181588" calcext:value-type="float">
            <text:p>5181588</text:p>
          </table:table-cell>
          <table:table-cell office:value-type="float" office:value="444348" calcext:value-type="float">
            <text:p>444348</text:p>
          </table:table-cell>
          <table:table-cell office:value-type="float" office:value="110" calcext:value-type="float">
            <text:p>110</text:p>
          </table:table-cell>
          <table:table-cell office:value-type="float" office:value="76307269" calcext:value-type="float">
            <text:p>76307269</text:p>
          </table:table-cell>
          <table:table-cell office:value-type="float" office:value="743155" calcext:value-type="float">
            <text:p>743155</text:p>
          </table:table-cell>
          <table:table-cell office:value-type="float" office:value="738036" calcext:value-type="float">
            <text:p>738036</text:p>
          </table:table-cell>
          <table:table-cell office:value-type="float" office:value="10661321" calcext:value-type="float">
            <text:p>10661321</text:p>
          </table:table-cell>
          <table:table-cell/>
          <table:table-cell table:formula="of:=SUM([.B33:.L33])" office:value-type="float" office:value="143260110" calcext:value-type="float">
            <text:p>143260110</text:p>
          </table:table-cell>
          <table:table-cell table:formula="of:=MAX([.B33:.L33])" office:value-type="float" office:value="76307269" calcext:value-type="float">
            <text:p>76307269</text:p>
          </table:table-cell>
          <table:table-cell table:formula="of:=INDEX([.$B$1:.$L$1];0;MATCH(MAX([.$B33:.$L33]);[.$B33:.$L33];0))" office:value-type="string" office:string-value="Facendi" calcext:value-type="string">
            <text:p>Facendi</text:p>
          </table:table-cell>
          <table:table-cell table:formula="of:=[.O33]/[.N33]" office:value-type="percentage" office:value="0.532648404360432" calcext:value-type="percentage">
            <text:p>53.26%</text:p>
          </table:table-cell>
          <table:table-cell/>
          <table:table-cell table:formula="of:=1000000000/[.N33]" office:value-type="float" office:value="6.98031015053667" calcext:value-type="float">
            <text:p>6.98031015053667</text:p>
          </table:table-cell>
          <table:table-cell table:formula="of:=IF([.A33]=1;1000000000/[.N33];&quot;&quot;)">
            <text:p/>
          </table:table-cell>
          <table:table-cell table:formula="of:=IF([.A33]=1;[.P33];&quot;&quot;)">
            <text:p/>
          </table:table-cell>
          <table:table-cell table:style-name="ce1" table:formula="of:=IF(ISBLANK([.T33]);&quot;&quot;;[.Q33])" office:value-type="percentage" office:value="0.532648404360432" calcext:value-type="percentage">
            <text:p>53.26%</text:p>
          </table:table-cell>
          <table:table-cell table:formula="of:=IF([.A33]=1;[.V33]*[.N33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0184" calcext:value-type="float">
            <text:p>780184</text:p>
          </table:table-cell>
          <table:table-cell office:value-type="float" office:value="714051" calcext:value-type="float">
            <text:p>714051</text:p>
          </table:table-cell>
          <table:table-cell office:value-type="float" office:value="965018" calcext:value-type="float">
            <text:p>965018</text:p>
          </table:table-cell>
          <table:table-cell office:value-type="float" office:value="180" calcext:value-type="float">
            <text:p>180</text:p>
          </table:table-cell>
          <table:table-cell office:value-type="float" office:value="5143948" calcext:value-type="float">
            <text:p>5143948</text:p>
          </table:table-cell>
          <table:table-cell office:value-type="float" office:value="821792" calcext:value-type="float">
            <text:p>821792</text:p>
          </table:table-cell>
          <table:table-cell office:value-type="float" office:value="100" calcext:value-type="float">
            <text:p>100</text:p>
          </table:table-cell>
          <table:table-cell office:value-type="float" office:value="80223448" calcext:value-type="float">
            <text:p>80223448</text:p>
          </table:table-cell>
          <table:table-cell office:value-type="float" office:value="748135" calcext:value-type="float">
            <text:p>748135</text:p>
          </table:table-cell>
          <table:table-cell office:value-type="float" office:value="744447" calcext:value-type="float">
            <text:p>744447</text:p>
          </table:table-cell>
          <table:table-cell office:value-type="float" office:value="10414010" calcext:value-type="float">
            <text:p>10414010</text:p>
          </table:table-cell>
          <table:table-cell/>
          <table:table-cell table:formula="of:=SUM([.B34:.L34])" office:value-type="float" office:value="100555313" calcext:value-type="float">
            <text:p>100555313</text:p>
          </table:table-cell>
          <table:table-cell table:formula="of:=MAX([.B34:.L34])" office:value-type="float" office:value="80223448" calcext:value-type="float">
            <text:p>80223448</text:p>
          </table:table-cell>
          <table:table-cell table:formula="of:=INDEX([.$B$1:.$L$1];0;MATCH(MAX([.$B34:.$L34]);[.$B34:.$L34];0))" office:value-type="string" office:string-value="Facendi" calcext:value-type="string">
            <text:p>Facendi</text:p>
          </table:table-cell>
          <table:table-cell table:formula="of:=[.O34]/[.N34]" office:value-type="percentage" office:value="0.797804169730942" calcext:value-type="percentage">
            <text:p>79.78%</text:p>
          </table:table-cell>
          <table:table-cell/>
          <table:table-cell table:formula="of:=1000000000/[.N34]" office:value-type="float" office:value="9.94477536955208" calcext:value-type="float">
            <text:p>9.94477536955208</text:p>
          </table:table-cell>
          <table:table-cell table:formula="of:=IF([.A34]=1;1000000000/[.N34];&quot;&quot;)">
            <text:p/>
          </table:table-cell>
          <table:table-cell table:formula="of:=IF([.A34]=1;[.P34];&quot;&quot;)">
            <text:p/>
          </table:table-cell>
          <table:table-cell table:style-name="ce1" table:formula="of:=IF(ISBLANK([.T34]);&quot;&quot;;[.Q34])" office:value-type="percentage" office:value="0.797804169730942" calcext:value-type="percentage">
            <text:p>79.78%</text:p>
          </table:table-cell>
          <table:table-cell table:formula="of:=IF([.A34]=1;[.V34]*[.N34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4994" calcext:value-type="float">
            <text:p>924994</text:p>
          </table:table-cell>
          <table:table-cell office:value-type="float" office:value="1209765" calcext:value-type="float">
            <text:p>1209765</text:p>
          </table:table-cell>
          <table:table-cell office:value-type="float" office:value="983123" calcext:value-type="float">
            <text:p>983123</text:p>
          </table:table-cell>
          <table:table-cell office:value-type="float" office:value="81" calcext:value-type="float">
            <text:p>81</text:p>
          </table:table-cell>
          <table:table-cell office:value-type="float" office:value="5223536" calcext:value-type="float">
            <text:p>5223536</text:p>
          </table:table-cell>
          <table:table-cell office:value-type="float" office:value="445971" calcext:value-type="float">
            <text:p>445971</text:p>
          </table:table-cell>
          <table:table-cell office:value-type="float" office:value="70" calcext:value-type="float">
            <text:p>70</text:p>
          </table:table-cell>
          <table:table-cell office:value-type="float" office:value="80462602" calcext:value-type="float">
            <text:p>80462602</text:p>
          </table:table-cell>
          <table:table-cell office:value-type="float" office:value="730692" calcext:value-type="float">
            <text:p>730692</text:p>
          </table:table-cell>
          <table:table-cell office:value-type="float" office:value="741352" calcext:value-type="float">
            <text:p>741352</text:p>
          </table:table-cell>
          <table:table-cell office:value-type="float" office:value="10408049" calcext:value-type="float">
            <text:p>10408049</text:p>
          </table:table-cell>
          <table:table-cell/>
          <table:table-cell table:formula="of:=SUM([.B35:.L35])" office:value-type="float" office:value="101130235" calcext:value-type="float">
            <text:p>101130235</text:p>
          </table:table-cell>
          <table:table-cell table:formula="of:=MAX([.B35:.L35])" office:value-type="float" office:value="80462602" calcext:value-type="float">
            <text:p>80462602</text:p>
          </table:table-cell>
          <table:table-cell table:formula="of:=INDEX([.$B$1:.$L$1];0;MATCH(MAX([.$B35:.$L35]);[.$B35:.$L35];0))" office:value-type="string" office:string-value="Facendi" calcext:value-type="string">
            <text:p>Facendi</text:p>
          </table:table-cell>
          <table:table-cell table:formula="of:=[.O35]/[.N35]" office:value-type="percentage" office:value="0.79563349180391" calcext:value-type="percentage">
            <text:p>79.56%</text:p>
          </table:table-cell>
          <table:table-cell/>
          <table:table-cell table:formula="of:=1000000000/[.N35]" office:value-type="float" office:value="9.8882396545405" calcext:value-type="float">
            <text:p>9.8882396545405</text:p>
          </table:table-cell>
          <table:table-cell table:formula="of:=IF([.A35]=1;1000000000/[.N35];&quot;&quot;)">
            <text:p/>
          </table:table-cell>
          <table:table-cell table:formula="of:=IF([.A35]=1;[.P35];&quot;&quot;)">
            <text:p/>
          </table:table-cell>
          <table:table-cell table:style-name="ce1" table:formula="of:=IF(ISBLANK([.T35]);&quot;&quot;;[.Q35])" office:value-type="percentage" office:value="0.79563349180391" calcext:value-type="percentage">
            <text:p>79.56%</text:p>
          </table:table-cell>
          <table:table-cell table:formula="of:=IF([.A35]=1;[.V35]*[.N35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9343" calcext:value-type="float">
            <text:p>779343</text:p>
          </table:table-cell>
          <table:table-cell office:value-type="float" office:value="715373" calcext:value-type="float">
            <text:p>715373</text:p>
          </table:table-cell>
          <table:table-cell office:value-type="float" office:value="977652" calcext:value-type="float">
            <text:p>977652</text:p>
          </table:table-cell>
          <table:table-cell office:value-type="float" office:value="160" calcext:value-type="float">
            <text:p>160</text:p>
          </table:table-cell>
          <table:table-cell office:value-type="float" office:value="5257399" calcext:value-type="float">
            <text:p>5257399</text:p>
          </table:table-cell>
          <table:table-cell office:value-type="float" office:value="535278" calcext:value-type="float">
            <text:p>535278</text:p>
          </table:table-cell>
          <table:table-cell office:value-type="float" office:value="70" calcext:value-type="float">
            <text:p>70</text:p>
          </table:table-cell>
          <table:table-cell office:value-type="float" office:value="80115607" calcext:value-type="float">
            <text:p>80115607</text:p>
          </table:table-cell>
          <table:table-cell office:value-type="float" office:value="751581" calcext:value-type="float">
            <text:p>751581</text:p>
          </table:table-cell>
          <table:table-cell office:value-type="float" office:value="741663" calcext:value-type="float">
            <text:p>741663</text:p>
          </table:table-cell>
          <table:table-cell office:value-type="float" office:value="10669928" calcext:value-type="float">
            <text:p>10669928</text:p>
          </table:table-cell>
          <table:table-cell/>
          <table:table-cell table:formula="of:=SUM([.B36:.L36])" office:value-type="float" office:value="100544054" calcext:value-type="float">
            <text:p>100544054</text:p>
          </table:table-cell>
          <table:table-cell table:formula="of:=MAX([.B36:.L36])" office:value-type="float" office:value="80115607" calcext:value-type="float">
            <text:p>80115607</text:p>
          </table:table-cell>
          <table:table-cell table:formula="of:=INDEX([.$B$1:.$L$1];0;MATCH(MAX([.$B36:.$L36]);[.$B36:.$L36];0))" office:value-type="string" office:string-value="Facendi" calcext:value-type="string">
            <text:p>Facendi</text:p>
          </table:table-cell>
          <table:table-cell table:formula="of:=[.O36]/[.N36]" office:value-type="percentage" office:value="0.796820933836624" calcext:value-type="percentage">
            <text:p>79.68%</text:p>
          </table:table-cell>
          <table:table-cell/>
          <table:table-cell table:formula="of:=1000000000/[.N36]" office:value-type="float" office:value="9.94588899309749" calcext:value-type="float">
            <text:p>9.94588899309749</text:p>
          </table:table-cell>
          <table:table-cell table:formula="of:=IF([.A36]=1;1000000000/[.N36];&quot;&quot;)">
            <text:p/>
          </table:table-cell>
          <table:table-cell table:formula="of:=IF([.A36]=1;[.P36];&quot;&quot;)">
            <text:p/>
          </table:table-cell>
          <table:table-cell table:style-name="ce1" table:formula="of:=IF(ISBLANK([.T36]);&quot;&quot;;[.Q36])" office:value-type="percentage" office:value="0.796820933836624" calcext:value-type="percentage">
            <text:p>79.68%</text:p>
          </table:table-cell>
          <table:table-cell table:formula="of:=IF([.A36]=1;[.V36]*[.N36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1412" calcext:value-type="float">
            <text:p>961412</text:p>
          </table:table-cell>
          <table:table-cell office:value-type="float" office:value="1268334" calcext:value-type="float">
            <text:p>1268334</text:p>
          </table:table-cell>
          <table:table-cell office:value-type="float" office:value="989995" calcext:value-type="float">
            <text:p>989995</text:p>
          </table:table-cell>
          <table:table-cell office:value-type="float" office:value="70" calcext:value-type="float">
            <text:p>70</text:p>
          </table:table-cell>
          <table:table-cell office:value-type="float" office:value="6674140" calcext:value-type="float">
            <text:p>6674140</text:p>
          </table:table-cell>
          <table:table-cell office:value-type="float" office:value="1323426" calcext:value-type="float">
            <text:p>1323426</text:p>
          </table:table-cell>
          <table:table-cell office:value-type="float" office:value="70" calcext:value-type="float">
            <text:p>70</text:p>
          </table:table-cell>
          <table:table-cell office:value-type="float" office:value="269702" calcext:value-type="float">
            <text:p>269702</text:p>
          </table:table-cell>
          <table:table-cell office:value-type="float" office:value="741141" calcext:value-type="float">
            <text:p>741141</text:p>
          </table:table-cell>
          <table:table-cell office:value-type="float" office:value="1182815" calcext:value-type="float">
            <text:p>1182815</text:p>
          </table:table-cell>
          <table:table-cell office:value-type="float" office:value="10285851" calcext:value-type="float">
            <text:p>10285851</text:p>
          </table:table-cell>
          <table:table-cell/>
          <table:table-cell table:formula="of:=SUM([.B37:.L37])" office:value-type="float" office:value="23696956" calcext:value-type="float">
            <text:p>23696956</text:p>
          </table:table-cell>
          <table:table-cell table:formula="of:=MAX([.B37:.L37])" office:value-type="float" office:value="10285851" calcext:value-type="float">
            <text:p>10285851</text:p>
          </table:table-cell>
          <table:table-cell table:formula="of:=INDEX([.$B$1:.$L$1];0;MATCH(MAX([.$B37:.$L37]);[.$B37:.$L37];0))" office:value-type="string" office:string-value="TimeWaitKey" calcext:value-type="string">
            <text:p>TimeWaitKey</text:p>
          </table:table-cell>
          <table:table-cell table:formula="of:=[.O37]/[.N37]" office:value-type="percentage" office:value="0.434057901782828" calcext:value-type="percentage">
            <text:p>43.41%</text:p>
          </table:table-cell>
          <table:table-cell/>
          <table:table-cell table:formula="of:=1000000000/[.N37]" office:value-type="float" office:value="42.1995128825829" calcext:value-type="float">
            <text:p>42.1995128825829</text:p>
          </table:table-cell>
          <table:table-cell table:formula="of:=IF([.A37]=1;1000000000/[.N37];&quot;&quot;)" office:value-type="float" office:value="42.1995128825829" calcext:value-type="float">
            <text:p>42.1995128825829</text:p>
          </table:table-cell>
          <table:table-cell table:formula="of:=IF([.A37]=1;[.P37];&quot;&quot;)" office:value-type="string" office:string-value="TimeWaitKey" calcext:value-type="string">
            <text:p>TimeWaitKey</text:p>
          </table:table-cell>
          <table:table-cell table:style-name="ce1" table:formula="of:=IF(ISBLANK([.T37]);&quot;&quot;;[.Q37])" office:value-type="percentage" office:value="0.434057901782828" calcext:value-type="percentage">
            <text:p>43.41%</text:p>
          </table:table-cell>
          <table:table-cell table:formula="of:=IF([.A37]=1;[.V37]*[.N37]/1000000;&quot;&quot;)" office:value-type="float" office:value="10.285851" calcext:value-type="float">
            <text:p>10.2858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9334" calcext:value-type="float">
            <text:p>989334</text:p>
          </table:table-cell>
          <table:table-cell office:value-type="float" office:value="1766452" calcext:value-type="float">
            <text:p>1766452</text:p>
          </table:table-cell>
          <table:table-cell office:value-type="float" office:value="1316514" calcext:value-type="float">
            <text:p>1316514</text:p>
          </table:table-cell>
          <table:table-cell office:value-type="float" office:value="71" calcext:value-type="float">
            <text:p>71</text:p>
          </table:table-cell>
          <table:table-cell office:value-type="float" office:value="5172682" calcext:value-type="float">
            <text:p>5172682</text:p>
          </table:table-cell>
          <table:table-cell office:value-type="float" office:value="978994" calcext:value-type="float">
            <text:p>978994</text:p>
          </table:table-cell>
          <table:table-cell office:value-type="float" office:value="231" calcext:value-type="float">
            <text:p>231</text:p>
          </table:table-cell>
          <table:table-cell office:value-type="float" office:value="262440" calcext:value-type="float">
            <text:p>262440</text:p>
          </table:table-cell>
          <table:table-cell office:value-type="float" office:value="790964" calcext:value-type="float">
            <text:p>790964</text:p>
          </table:table-cell>
          <table:table-cell office:value-type="float" office:value="732205" calcext:value-type="float">
            <text:p>732205</text:p>
          </table:table-cell>
          <table:table-cell office:value-type="float" office:value="11058472" calcext:value-type="float">
            <text:p>11058472</text:p>
          </table:table-cell>
          <table:table-cell/>
          <table:table-cell table:formula="of:=SUM([.B38:.L38])" office:value-type="float" office:value="23068359" calcext:value-type="float">
            <text:p>23068359</text:p>
          </table:table-cell>
          <table:table-cell table:formula="of:=MAX([.B38:.L38])" office:value-type="float" office:value="11058472" calcext:value-type="float">
            <text:p>11058472</text:p>
          </table:table-cell>
          <table:table-cell table:formula="of:=INDEX([.$B$1:.$L$1];0;MATCH(MAX([.$B38:.$L38]);[.$B38:.$L38];0))" office:value-type="string" office:string-value="TimeWaitKey" calcext:value-type="string">
            <text:p>TimeWaitKey</text:p>
          </table:table-cell>
          <table:table-cell table:formula="of:=[.O38]/[.N38]" office:value-type="percentage" office:value="0.479378355434819" calcext:value-type="percentage">
            <text:p>47.94%</text:p>
          </table:table-cell>
          <table:table-cell/>
          <table:table-cell table:formula="of:=1000000000/[.N38]" office:value-type="float" office:value="43.349420736863" calcext:value-type="float">
            <text:p>43.349420736863</text:p>
          </table:table-cell>
          <table:table-cell table:formula="of:=IF([.A38]=1;1000000000/[.N38];&quot;&quot;)" office:value-type="float" office:value="43.349420736863" calcext:value-type="float">
            <text:p>43.349420736863</text:p>
          </table:table-cell>
          <table:table-cell table:formula="of:=IF([.A38]=1;[.P38];&quot;&quot;)" office:value-type="string" office:string-value="TimeWaitKey" calcext:value-type="string">
            <text:p>TimeWaitKey</text:p>
          </table:table-cell>
          <table:table-cell table:style-name="ce1" table:formula="of:=IF(ISBLANK([.T38]);&quot;&quot;;[.Q38])" office:value-type="percentage" office:value="0.479378355434819" calcext:value-type="percentage">
            <text:p>47.94%</text:p>
          </table:table-cell>
          <table:table-cell table:formula="of:=IF([.A38]=1;[.V38]*[.N38]/1000000;&quot;&quot;)" office:value-type="float" office:value="11.058472" calcext:value-type="float">
            <text:p>11.0584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4523" calcext:value-type="float">
            <text:p>854523</text:p>
          </table:table-cell>
          <table:table-cell office:value-type="float" office:value="724059" calcext:value-type="float">
            <text:p>724059</text:p>
          </table:table-cell>
          <table:table-cell office:value-type="float" office:value="965589" calcext:value-type="float">
            <text:p>965589</text:p>
          </table:table-cell>
          <table:table-cell office:value-type="float" office:value="80" calcext:value-type="float">
            <text:p>80</text:p>
          </table:table-cell>
          <table:table-cell office:value-type="float" office:value="5603304" calcext:value-type="float">
            <text:p>5603304</text:p>
          </table:table-cell>
          <table:table-cell office:value-type="float" office:value="813677" calcext:value-type="float">
            <text:p>813677</text:p>
          </table:table-cell>
          <table:table-cell office:value-type="float" office:value="70" calcext:value-type="float">
            <text:p>70</text:p>
          </table:table-cell>
          <table:table-cell office:value-type="float" office:value="228606" calcext:value-type="float">
            <text:p>228606</text:p>
          </table:table-cell>
          <table:table-cell office:value-type="float" office:value="736893" calcext:value-type="float">
            <text:p>736893</text:p>
          </table:table-cell>
          <table:table-cell office:value-type="float" office:value="792407" calcext:value-type="float">
            <text:p>792407</text:p>
          </table:table-cell>
          <table:table-cell office:value-type="float" office:value="10712567" calcext:value-type="float">
            <text:p>10712567</text:p>
          </table:table-cell>
          <table:table-cell/>
          <table:table-cell table:formula="of:=SUM([.B39:.L39])" office:value-type="float" office:value="21431775" calcext:value-type="float">
            <text:p>21431775</text:p>
          </table:table-cell>
          <table:table-cell table:formula="of:=MAX([.B39:.L39])" office:value-type="float" office:value="10712567" calcext:value-type="float">
            <text:p>10712567</text:p>
          </table:table-cell>
          <table:table-cell table:formula="of:=INDEX([.$B$1:.$L$1];0;MATCH(MAX([.$B39:.$L39]);[.$B39:.$L39];0))" office:value-type="string" office:string-value="TimeWaitKey" calcext:value-type="string">
            <text:p>TimeWaitKey</text:p>
          </table:table-cell>
          <table:table-cell table:formula="of:=[.O39]/[.N39]" office:value-type="percentage" office:value="0.499845066495892" calcext:value-type="percentage">
            <text:p>49.98%</text:p>
          </table:table-cell>
          <table:table-cell/>
          <table:table-cell table:formula="of:=1000000000/[.N39]" office:value-type="float" office:value="46.6596910428558" calcext:value-type="float">
            <text:p>46.6596910428558</text:p>
          </table:table-cell>
          <table:table-cell table:formula="of:=IF([.A39]=1;1000000000/[.N39];&quot;&quot;)" office:value-type="float" office:value="46.6596910428558" calcext:value-type="float">
            <text:p>46.6596910428558</text:p>
          </table:table-cell>
          <table:table-cell table:formula="of:=IF([.A39]=1;[.P39];&quot;&quot;)" office:value-type="string" office:string-value="TimeWaitKey" calcext:value-type="string">
            <text:p>TimeWaitKey</text:p>
          </table:table-cell>
          <table:table-cell table:style-name="ce1" table:formula="of:=IF(ISBLANK([.T39]);&quot;&quot;;[.Q39])" office:value-type="percentage" office:value="0.499845066495892" calcext:value-type="percentage">
            <text:p>49.98%</text:p>
          </table:table-cell>
          <table:table-cell table:formula="of:=IF([.A39]=1;[.V39]*[.N39]/1000000;&quot;&quot;)" office:value-type="float" office:value="10.712567" calcext:value-type="float">
            <text:p>10.7125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6208" calcext:value-type="float">
            <text:p>986208</text:p>
          </table:table-cell>
          <table:table-cell office:value-type="float" office:value="1227268" calcext:value-type="float">
            <text:p>1227268</text:p>
          </table:table-cell>
          <table:table-cell office:value-type="float" office:value="974737" calcext:value-type="float">
            <text:p>974737</text:p>
          </table:table-cell>
          <table:table-cell office:value-type="float" office:value="70" calcext:value-type="float">
            <text:p>70</text:p>
          </table:table-cell>
          <table:table-cell office:value-type="float" office:value="5279961" calcext:value-type="float">
            <text:p>5279961</text:p>
          </table:table-cell>
          <table:table-cell office:value-type="float" office:value="707629" calcext:value-type="float">
            <text:p>707629</text:p>
          </table:table-cell>
          <table:table-cell office:value-type="float" office:value="110" calcext:value-type="float">
            <text:p>110</text:p>
          </table:table-cell>
          <table:table-cell office:value-type="float" office:value="213288" calcext:value-type="float">
            <text:p>213288</text:p>
          </table:table-cell>
          <table:table-cell office:value-type="float" office:value="791625" calcext:value-type="float">
            <text:p>791625</text:p>
          </table:table-cell>
          <table:table-cell office:value-type="float" office:value="700266" calcext:value-type="float">
            <text:p>700266</text:p>
          </table:table-cell>
          <table:table-cell office:value-type="float" office:value="10731292" calcext:value-type="float">
            <text:p>10731292</text:p>
          </table:table-cell>
          <table:table-cell/>
          <table:table-cell table:formula="of:=SUM([.B40:.L40])" office:value-type="float" office:value="21612454" calcext:value-type="float">
            <text:p>21612454</text:p>
          </table:table-cell>
          <table:table-cell table:formula="of:=MAX([.B40:.L40])" office:value-type="float" office:value="10731292" calcext:value-type="float">
            <text:p>10731292</text:p>
          </table:table-cell>
          <table:table-cell table:formula="of:=INDEX([.$B$1:.$L$1];0;MATCH(MAX([.$B40:.$L40]);[.$B40:.$L40];0))" office:value-type="string" office:string-value="TimeWaitKey" calcext:value-type="string">
            <text:p>TimeWaitKey</text:p>
          </table:table-cell>
          <table:table-cell table:formula="of:=[.O40]/[.N40]" office:value-type="percentage" office:value="0.496532786142656" calcext:value-type="percentage">
            <text:p>49.65%</text:p>
          </table:table-cell>
          <table:table-cell/>
          <table:table-cell table:formula="of:=1000000000/[.N40]" office:value-type="float" office:value="46.26961843389" calcext:value-type="float">
            <text:p>46.26961843389</text:p>
          </table:table-cell>
          <table:table-cell table:formula="of:=IF([.A40]=1;1000000000/[.N40];&quot;&quot;)" office:value-type="float" office:value="46.26961843389" calcext:value-type="float">
            <text:p>46.26961843389</text:p>
          </table:table-cell>
          <table:table-cell table:formula="of:=IF([.A40]=1;[.P40];&quot;&quot;)" office:value-type="string" office:string-value="TimeWaitKey" calcext:value-type="string">
            <text:p>TimeWaitKey</text:p>
          </table:table-cell>
          <table:table-cell table:style-name="ce1" table:formula="of:=IF(ISBLANK([.T40]);&quot;&quot;;[.Q40])" office:value-type="percentage" office:value="0.496532786142656" calcext:value-type="percentage">
            <text:p>49.65%</text:p>
          </table:table-cell>
          <table:table-cell table:formula="of:=IF([.A40]=1;[.V40]*[.N40]/1000000;&quot;&quot;)" office:value-type="float" office:value="10.731292" calcext:value-type="float">
            <text:p>10.7312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993450" calcext:value-type="float">
            <text:p>43993450</text:p>
          </table:table-cell>
          <table:table-cell office:value-type="float" office:value="745188" calcext:value-type="float">
            <text:p>745188</text:p>
          </table:table-cell>
          <table:table-cell office:value-type="float" office:value="962504" calcext:value-type="float">
            <text:p>962504</text:p>
          </table:table-cell>
          <table:table-cell office:value-type="float" office:value="70" calcext:value-type="float">
            <text:p>70</text:p>
          </table:table-cell>
          <table:table-cell office:value-type="float" office:value="5181297" calcext:value-type="float">
            <text:p>5181297</text:p>
          </table:table-cell>
          <table:table-cell office:value-type="float" office:value="832893" calcext:value-type="float">
            <text:p>832893</text:p>
          </table:table-cell>
          <table:table-cell office:value-type="float" office:value="70" calcext:value-type="float">
            <text:p>70</text:p>
          </table:table-cell>
          <table:table-cell office:value-type="float" office:value="238194" calcext:value-type="float">
            <text:p>238194</text:p>
          </table:table-cell>
          <table:table-cell office:value-type="float" office:value="786826" calcext:value-type="float">
            <text:p>786826</text:p>
          </table:table-cell>
          <table:table-cell office:value-type="float" office:value="727797" calcext:value-type="float">
            <text:p>727797</text:p>
          </table:table-cell>
          <table:table-cell office:value-type="float" office:value="10300759" calcext:value-type="float">
            <text:p>10300759</text:p>
          </table:table-cell>
          <table:table-cell/>
          <table:table-cell table:formula="of:=SUM([.B41:.L41])" office:value-type="float" office:value="63769048" calcext:value-type="float">
            <text:p>63769048</text:p>
          </table:table-cell>
          <table:table-cell table:formula="of:=MAX([.B41:.L41])" office:value-type="float" office:value="43993450" calcext:value-type="float">
            <text:p>43993450</text:p>
          </table:table-cell>
          <table:table-cell table:formula="of:=INDEX([.$B$1:.$L$1];0;MATCH(MAX([.$B41:.$L41]);[.$B41:.$L41];0))" office:value-type="string" office:string-value="WebcamRead" calcext:value-type="string">
            <text:p>WebcamRead</text:p>
          </table:table-cell>
          <table:table-cell table:formula="of:=[.O41]/[.N41]" office:value-type="percentage" office:value="0.689887200448719" calcext:value-type="percentage">
            <text:p>68.99%</text:p>
          </table:table-cell>
          <table:table-cell/>
          <table:table-cell table:formula="of:=1000000000/[.N41]" office:value-type="float" office:value="15.6815889740113" calcext:value-type="float">
            <text:p>15.6815889740113</text:p>
          </table:table-cell>
          <table:table-cell table:formula="of:=IF([.A41]=1;1000000000/[.N41];&quot;&quot;)" office:value-type="float" office:value="15.6815889740113" calcext:value-type="float">
            <text:p>15.6815889740113</text:p>
          </table:table-cell>
          <table:table-cell table:formula="of:=IF([.A41]=1;[.P41];&quot;&quot;)" office:value-type="string" office:string-value="WebcamRead" calcext:value-type="string">
            <text:p>WebcamRead</text:p>
          </table:table-cell>
          <table:table-cell table:style-name="ce1" table:formula="of:=IF(ISBLANK([.T41]);&quot;&quot;;[.Q41])" office:value-type="percentage" office:value="0.689887200448719" calcext:value-type="percentage">
            <text:p>68.99%</text:p>
          </table:table-cell>
          <table:table-cell table:formula="of:=IF([.A41]=1;[.V41]*[.N41]/1000000;&quot;&quot;)" office:value-type="float" office:value="43.99345" calcext:value-type="float">
            <text:p>43.993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661160" calcext:value-type="float">
            <text:p>46661160</text:p>
          </table:table-cell>
          <table:table-cell office:value-type="float" office:value="706466" calcext:value-type="float">
            <text:p>706466</text:p>
          </table:table-cell>
          <table:table-cell office:value-type="float" office:value="964077" calcext:value-type="float">
            <text:p>964077</text:p>
          </table:table-cell>
          <table:table-cell office:value-type="float" office:value="70" calcext:value-type="float">
            <text:p>70</text:p>
          </table:table-cell>
          <table:table-cell office:value-type="float" office:value="5187078" calcext:value-type="float">
            <text:p>5187078</text:p>
          </table:table-cell>
          <table:table-cell office:value-type="float" office:value="920757" calcext:value-type="float">
            <text:p>920757</text:p>
          </table:table-cell>
          <table:table-cell office:value-type="float" office:value="80" calcext:value-type="float">
            <text:p>80</text:p>
          </table:table-cell>
          <table:table-cell office:value-type="float" office:value="269582" calcext:value-type="float">
            <text:p>269582</text:p>
          </table:table-cell>
          <table:table-cell office:value-type="float" office:value="794862" calcext:value-type="float">
            <text:p>794862</text:p>
          </table:table-cell>
          <table:table-cell office:value-type="float" office:value="734198" calcext:value-type="float">
            <text:p>734198</text:p>
          </table:table-cell>
          <table:table-cell office:value-type="float" office:value="10348278" calcext:value-type="float">
            <text:p>10348278</text:p>
          </table:table-cell>
          <table:table-cell/>
          <table:table-cell table:formula="of:=SUM([.B42:.L42])" office:value-type="float" office:value="66586608" calcext:value-type="float">
            <text:p>66586608</text:p>
          </table:table-cell>
          <table:table-cell table:formula="of:=MAX([.B42:.L42])" office:value-type="float" office:value="46661160" calcext:value-type="float">
            <text:p>46661160</text:p>
          </table:table-cell>
          <table:table-cell table:formula="of:=INDEX([.$B$1:.$L$1];0;MATCH(MAX([.$B42:.$L42]);[.$B42:.$L42];0))" office:value-type="string" office:string-value="WebcamRead" calcext:value-type="string">
            <text:p>WebcamRead</text:p>
          </table:table-cell>
          <table:table-cell table:formula="of:=[.O42]/[.N42]" office:value-type="percentage" office:value="0.700758927380713" calcext:value-type="percentage">
            <text:p>70.08%</text:p>
          </table:table-cell>
          <table:table-cell/>
          <table:table-cell table:formula="of:=1000000000/[.N42]" office:value-type="float" office:value="15.0180348576999" calcext:value-type="float">
            <text:p>15.0180348576999</text:p>
          </table:table-cell>
          <table:table-cell table:formula="of:=IF([.A42]=1;1000000000/[.N42];&quot;&quot;)" office:value-type="float" office:value="15.0180348576999" calcext:value-type="float">
            <text:p>15.0180348576999</text:p>
          </table:table-cell>
          <table:table-cell table:formula="of:=IF([.A42]=1;[.P42];&quot;&quot;)" office:value-type="string" office:string-value="WebcamRead" calcext:value-type="string">
            <text:p>WebcamRead</text:p>
          </table:table-cell>
          <table:table-cell table:style-name="ce1" table:formula="of:=IF(ISBLANK([.T42]);&quot;&quot;;[.Q42])" office:value-type="percentage" office:value="0.700758927380713" calcext:value-type="percentage">
            <text:p>70.08%</text:p>
          </table:table-cell>
          <table:table-cell table:formula="of:=IF([.A42]=1;[.V42]*[.N42]/1000000;&quot;&quot;)" office:value-type="float" office:value="46.66116" calcext:value-type="float">
            <text:p>46.661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209712" calcext:value-type="float">
            <text:p>44209712</text:p>
          </table:table-cell>
          <table:table-cell office:value-type="float" office:value="705525" calcext:value-type="float">
            <text:p>705525</text:p>
          </table:table-cell>
          <table:table-cell office:value-type="float" office:value="964067" calcext:value-type="float">
            <text:p>964067</text:p>
          </table:table-cell>
          <table:table-cell office:value-type="float" office:value="171" calcext:value-type="float">
            <text:p>171</text:p>
          </table:table-cell>
          <table:table-cell office:value-type="float" office:value="5173833" calcext:value-type="float">
            <text:p>5173833</text:p>
          </table:table-cell>
          <table:table-cell office:value-type="float" office:value="737665" calcext:value-type="float">
            <text:p>737665</text:p>
          </table:table-cell>
          <table:table-cell office:value-type="float" office:value="411" calcext:value-type="float">
            <text:p>411</text:p>
          </table:table-cell>
          <table:table-cell office:value-type="float" office:value="280974" calcext:value-type="float">
            <text:p>280974</text:p>
          </table:table-cell>
          <table:table-cell office:value-type="float" office:value="818215" calcext:value-type="float">
            <text:p>818215</text:p>
          </table:table-cell>
          <table:table-cell office:value-type="float" office:value="727486" calcext:value-type="float">
            <text:p>727486</text:p>
          </table:table-cell>
          <table:table-cell office:value-type="float" office:value="10540907" calcext:value-type="float">
            <text:p>10540907</text:p>
          </table:table-cell>
          <table:table-cell/>
          <table:table-cell table:formula="of:=SUM([.B43:.L43])" office:value-type="float" office:value="64158966" calcext:value-type="float">
            <text:p>64158966</text:p>
          </table:table-cell>
          <table:table-cell table:formula="of:=MAX([.B43:.L43])" office:value-type="float" office:value="44209712" calcext:value-type="float">
            <text:p>44209712</text:p>
          </table:table-cell>
          <table:table-cell table:formula="of:=INDEX([.$B$1:.$L$1];0;MATCH(MAX([.$B43:.$L43]);[.$B43:.$L43];0))" office:value-type="string" office:string-value="WebcamRead" calcext:value-type="string">
            <text:p>WebcamRead</text:p>
          </table:table-cell>
          <table:table-cell table:formula="of:=[.O43]/[.N43]" office:value-type="percentage" office:value="0.689065219660803" calcext:value-type="percentage">
            <text:p>68.91%</text:p>
          </table:table-cell>
          <table:table-cell/>
          <table:table-cell table:formula="of:=1000000000/[.N43]" office:value-type="float" office:value="15.5862861006831" calcext:value-type="float">
            <text:p>15.5862861006831</text:p>
          </table:table-cell>
          <table:table-cell table:formula="of:=IF([.A43]=1;1000000000/[.N43];&quot;&quot;)">
            <text:p/>
          </table:table-cell>
          <table:table-cell table:formula="of:=IF([.A43]=1;[.P43];&quot;&quot;)">
            <text:p/>
          </table:table-cell>
          <table:table-cell table:style-name="ce1" table:formula="of:=IF(ISBLANK([.T43]);&quot;&quot;;[.Q43])" office:value-type="percentage" office:value="0.689065219660803" calcext:value-type="percentage">
            <text:p>68.91%</text:p>
          </table:table-cell>
          <table:table-cell table:formula="of:=IF([.A43]=1;[.V43]*[.N43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946718" calcext:value-type="float">
            <text:p>47946718</text:p>
          </table:table-cell>
          <table:table-cell office:value-type="float" office:value="715804" calcext:value-type="float">
            <text:p>715804</text:p>
          </table:table-cell>
          <table:table-cell office:value-type="float" office:value="964879" calcext:value-type="float">
            <text:p>964879</text:p>
          </table:table-cell>
          <table:table-cell office:value-type="float" office:value="171" calcext:value-type="float">
            <text:p>171</text:p>
          </table:table-cell>
          <table:table-cell office:value-type="float" office:value="5167011" calcext:value-type="float">
            <text:p>5167011</text:p>
          </table:table-cell>
          <table:table-cell office:value-type="float" office:value="920325" calcext:value-type="float">
            <text:p>920325</text:p>
          </table:table-cell>
          <table:table-cell office:value-type="float" office:value="71" calcext:value-type="float">
            <text:p>71</text:p>
          </table:table-cell>
          <table:table-cell office:value-type="float" office:value="229578" calcext:value-type="float">
            <text:p>229578</text:p>
          </table:table-cell>
          <table:table-cell office:value-type="float" office:value="776307" calcext:value-type="float">
            <text:p>776307</text:p>
          </table:table-cell>
          <table:table-cell office:value-type="float" office:value="734159" calcext:value-type="float">
            <text:p>734159</text:p>
          </table:table-cell>
          <table:table-cell office:value-type="float" office:value="10575351" calcext:value-type="float">
            <text:p>10575351</text:p>
          </table:table-cell>
          <table:table-cell/>
          <table:table-cell table:formula="of:=SUM([.B44:.L44])" office:value-type="float" office:value="68030374" calcext:value-type="float">
            <text:p>68030374</text:p>
          </table:table-cell>
          <table:table-cell table:formula="of:=MAX([.B44:.L44])" office:value-type="float" office:value="47946718" calcext:value-type="float">
            <text:p>47946718</text:p>
          </table:table-cell>
          <table:table-cell table:formula="of:=INDEX([.$B$1:.$L$1];0;MATCH(MAX([.$B44:.$L44]);[.$B44:.$L44];0))" office:value-type="string" office:string-value="WebcamRead" calcext:value-type="string">
            <text:p>WebcamRead</text:p>
          </table:table-cell>
          <table:table-cell table:formula="of:=[.O44]/[.N44]" office:value-type="percentage" office:value="0.704783983695283" calcext:value-type="percentage">
            <text:p>70.48%</text:p>
          </table:table-cell>
          <table:table-cell/>
          <table:table-cell table:formula="of:=1000000000/[.N44]" office:value-type="float" office:value="14.6993165141206" calcext:value-type="float">
            <text:p>14.6993165141206</text:p>
          </table:table-cell>
          <table:table-cell table:formula="of:=IF([.A44]=1;1000000000/[.N44];&quot;&quot;)" office:value-type="float" office:value="14.6993165141206" calcext:value-type="float">
            <text:p>14.6993165141206</text:p>
          </table:table-cell>
          <table:table-cell table:formula="of:=IF([.A44]=1;[.P44];&quot;&quot;)" office:value-type="string" office:string-value="WebcamRead" calcext:value-type="string">
            <text:p>WebcamRead</text:p>
          </table:table-cell>
          <table:table-cell table:style-name="ce1" table:formula="of:=IF(ISBLANK([.T44]);&quot;&quot;;[.Q44])" office:value-type="percentage" office:value="0.704783983695283" calcext:value-type="percentage">
            <text:p>70.48%</text:p>
          </table:table-cell>
          <table:table-cell table:formula="of:=IF([.A44]=1;[.V44]*[.N44]/1000000;&quot;&quot;)" office:value-type="float" office:value="47.946718" calcext:value-type="float">
            <text:p>47.9467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71172" calcext:value-type="float">
            <text:p>39671172</text:p>
          </table:table-cell>
          <table:table-cell office:value-type="float" office:value="715123" calcext:value-type="float">
            <text:p>715123</text:p>
          </table:table-cell>
          <table:table-cell office:value-type="float" office:value="964297" calcext:value-type="float">
            <text:p>964297</text:p>
          </table:table-cell>
          <table:table-cell office:value-type="float" office:value="150" calcext:value-type="float">
            <text:p>150</text:p>
          </table:table-cell>
          <table:table-cell office:value-type="float" office:value="5449857" calcext:value-type="float">
            <text:p>5449857</text:p>
          </table:table-cell>
          <table:table-cell office:value-type="float" office:value="765457" calcext:value-type="float">
            <text:p>765457</text:p>
          </table:table-cell>
          <table:table-cell office:value-type="float" office:value="100" calcext:value-type="float">
            <text:p>100</text:p>
          </table:table-cell>
          <table:table-cell office:value-type="float" office:value="236060" calcext:value-type="float">
            <text:p>236060</text:p>
          </table:table-cell>
          <table:table-cell office:value-type="float" office:value="770056" calcext:value-type="float">
            <text:p>770056</text:p>
          </table:table-cell>
          <table:table-cell office:value-type="float" office:value="741031" calcext:value-type="float">
            <text:p>741031</text:p>
          </table:table-cell>
          <table:table-cell office:value-type="float" office:value="10564351" calcext:value-type="float">
            <text:p>10564351</text:p>
          </table:table-cell>
          <table:table-cell/>
          <table:table-cell table:formula="of:=SUM([.B45:.L45])" office:value-type="float" office:value="59877654" calcext:value-type="float">
            <text:p>59877654</text:p>
          </table:table-cell>
          <table:table-cell table:formula="of:=MAX([.B45:.L45])" office:value-type="float" office:value="39671172" calcext:value-type="float">
            <text:p>39671172</text:p>
          </table:table-cell>
          <table:table-cell table:formula="of:=INDEX([.$B$1:.$L$1];0;MATCH(MAX([.$B45:.$L45]);[.$B45:.$L45];0))" office:value-type="string" office:string-value="WebcamRead" calcext:value-type="string">
            <text:p>WebcamRead</text:p>
          </table:table-cell>
          <table:table-cell table:formula="of:=[.O45]/[.N45]" office:value-type="percentage" office:value="0.662537179562847" calcext:value-type="percentage">
            <text:p>66.25%</text:p>
          </table:table-cell>
          <table:table-cell/>
          <table:table-cell table:formula="of:=1000000000/[.N45]" office:value-type="float" office:value="16.7007211070761" calcext:value-type="float">
            <text:p>16.7007211070761</text:p>
          </table:table-cell>
          <table:table-cell table:formula="of:=IF([.A45]=1;1000000000/[.N45];&quot;&quot;)">
            <text:p/>
          </table:table-cell>
          <table:table-cell table:formula="of:=IF([.A45]=1;[.P45];&quot;&quot;)">
            <text:p/>
          </table:table-cell>
          <table:table-cell table:style-name="ce1" table:formula="of:=IF(ISBLANK([.T45]);&quot;&quot;;[.Q45])" office:value-type="percentage" office:value="0.662537179562847" calcext:value-type="percentage">
            <text:p>66.25%</text:p>
          </table:table-cell>
          <table:table-cell table:formula="of:=IF([.A45]=1;[.V45]*[.N45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728113" calcext:value-type="float">
            <text:p>43728113</text:p>
          </table:table-cell>
          <table:table-cell office:value-type="float" office:value="708851" calcext:value-type="float">
            <text:p>708851</text:p>
          </table:table-cell>
          <table:table-cell office:value-type="float" office:value="962855" calcext:value-type="float">
            <text:p>962855</text:p>
          </table:table-cell>
          <table:table-cell office:value-type="float" office:value="151" calcext:value-type="float">
            <text:p>151</text:p>
          </table:table-cell>
          <table:table-cell office:value-type="float" office:value="5166109" calcext:value-type="float">
            <text:p>5166109</text:p>
          </table:table-cell>
          <table:table-cell office:value-type="float" office:value="616088" calcext:value-type="float">
            <text:p>616088</text:p>
          </table:table-cell>
          <table:table-cell office:value-type="float" office:value="220" calcext:value-type="float">
            <text:p>220</text:p>
          </table:table-cell>
          <table:table-cell office:value-type="float" office:value="202588" calcext:value-type="float">
            <text:p>202588</text:p>
          </table:table-cell>
          <table:table-cell office:value-type="float" office:value="798158" calcext:value-type="float">
            <text:p>798158</text:p>
          </table:table-cell>
          <table:table-cell office:value-type="float" office:value="726915" calcext:value-type="float">
            <text:p>726915</text:p>
          </table:table-cell>
          <table:table-cell office:value-type="float" office:value="10591701" calcext:value-type="float">
            <text:p>10591701</text:p>
          </table:table-cell>
          <table:table-cell/>
          <table:table-cell table:formula="of:=SUM([.B46:.L46])" office:value-type="float" office:value="63501749" calcext:value-type="float">
            <text:p>63501749</text:p>
          </table:table-cell>
          <table:table-cell table:formula="of:=MAX([.B46:.L46])" office:value-type="float" office:value="43728113" calcext:value-type="float">
            <text:p>43728113</text:p>
          </table:table-cell>
          <table:table-cell table:formula="of:=INDEX([.$B$1:.$L$1];0;MATCH(MAX([.$B46:.$L46]);[.$B46:.$L46];0))" office:value-type="string" office:string-value="WebcamRead" calcext:value-type="string">
            <text:p>WebcamRead</text:p>
          </table:table-cell>
          <table:table-cell table:formula="of:=[.O46]/[.N46]" office:value-type="percentage" office:value="0.688612734115402" calcext:value-type="percentage">
            <text:p>68.86%</text:p>
          </table:table-cell>
          <table:table-cell/>
          <table:table-cell table:formula="of:=1000000000/[.N46]" office:value-type="float" office:value="15.7475977551421" calcext:value-type="float">
            <text:p>15.7475977551421</text:p>
          </table:table-cell>
          <table:table-cell table:formula="of:=IF([.A46]=1;1000000000/[.N46];&quot;&quot;)">
            <text:p/>
          </table:table-cell>
          <table:table-cell table:formula="of:=IF([.A46]=1;[.P46];&quot;&quot;)">
            <text:p/>
          </table:table-cell>
          <table:table-cell table:style-name="ce1" table:formula="of:=IF(ISBLANK([.T46]);&quot;&quot;;[.Q46])" office:value-type="percentage" office:value="0.688612734115402" calcext:value-type="percentage">
            <text:p>68.86%</text:p>
          </table:table-cell>
          <table:table-cell table:formula="of:=IF([.A46]=1;[.V46]*[.N46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27385" calcext:value-type="float">
            <text:p>24027385</text:p>
          </table:table-cell>
          <table:table-cell office:value-type="float" office:value="708731" calcext:value-type="float">
            <text:p>708731</text:p>
          </table:table-cell>
          <table:table-cell office:value-type="float" office:value="964217" calcext:value-type="float">
            <text:p>964217</text:p>
          </table:table-cell>
          <table:table-cell office:value-type="float" office:value="100" calcext:value-type="float">
            <text:p>100</text:p>
          </table:table-cell>
          <table:table-cell office:value-type="float" office:value="5733016" calcext:value-type="float">
            <text:p>5733016</text:p>
          </table:table-cell>
          <table:table-cell office:value-type="float" office:value="883737" calcext:value-type="float">
            <text:p>883737</text:p>
          </table:table-cell>
          <table:table-cell office:value-type="float" office:value="310" calcext:value-type="float">
            <text:p>310</text:p>
          </table:table-cell>
          <table:table-cell office:value-type="float" office:value="219800" calcext:value-type="float">
            <text:p>219800</text:p>
          </table:table-cell>
          <table:table-cell office:value-type="float" office:value="804489" calcext:value-type="float">
            <text:p>804489</text:p>
          </table:table-cell>
          <table:table-cell office:value-type="float" office:value="726454" calcext:value-type="float">
            <text:p>726454</text:p>
          </table:table-cell>
          <table:table-cell office:value-type="float" office:value="10579579" calcext:value-type="float">
            <text:p>10579579</text:p>
          </table:table-cell>
          <table:table-cell/>
          <table:table-cell table:formula="of:=SUM([.B47:.L47])" office:value-type="float" office:value="44647818" calcext:value-type="float">
            <text:p>44647818</text:p>
          </table:table-cell>
          <table:table-cell table:formula="of:=MAX([.B47:.L47])" office:value-type="float" office:value="24027385" calcext:value-type="float">
            <text:p>24027385</text:p>
          </table:table-cell>
          <table:table-cell table:formula="of:=INDEX([.$B$1:.$L$1];0;MATCH(MAX([.$B47:.$L47]);[.$B47:.$L47];0))" office:value-type="string" office:string-value="WebcamRead" calcext:value-type="string">
            <text:p>WebcamRead</text:p>
          </table:table-cell>
          <table:table-cell table:formula="of:=[.O47]/[.N47]" office:value-type="percentage" office:value="0.53815362264736" calcext:value-type="percentage">
            <text:p>53.82%</text:p>
          </table:table-cell>
          <table:table-cell/>
          <table:table-cell table:formula="of:=1000000000/[.N47]" office:value-type="float" office:value="22.3975111168927" calcext:value-type="float">
            <text:p>22.3975111168927</text:p>
          </table:table-cell>
          <table:table-cell table:formula="of:=IF([.A47]=1;1000000000/[.N47];&quot;&quot;)" office:value-type="float" office:value="22.3975111168927" calcext:value-type="float">
            <text:p>22.3975111168927</text:p>
          </table:table-cell>
          <table:table-cell table:formula="of:=IF([.A47]=1;[.P47];&quot;&quot;)" office:value-type="string" office:string-value="WebcamRead" calcext:value-type="string">
            <text:p>WebcamRead</text:p>
          </table:table-cell>
          <table:table-cell table:style-name="ce1" table:formula="of:=IF(ISBLANK([.T47]);&quot;&quot;;[.Q47])" office:value-type="percentage" office:value="0.53815362264736" calcext:value-type="percentage">
            <text:p>53.82%</text:p>
          </table:table-cell>
          <table:table-cell table:formula="of:=IF([.A47]=1;[.V47]*[.N47]/1000000;&quot;&quot;)" office:value-type="float" office:value="24.027385" calcext:value-type="float">
            <text:p>24.0273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34888" calcext:value-type="float">
            <text:p>19334888</text:p>
          </table:table-cell>
          <table:table-cell office:value-type="float" office:value="709732" calcext:value-type="float">
            <text:p>709732</text:p>
          </table:table-cell>
          <table:table-cell office:value-type="float" office:value="964037" calcext:value-type="float">
            <text:p>964037</text:p>
          </table:table-cell>
          <table:table-cell office:value-type="float" office:value="90" calcext:value-type="float">
            <text:p>90</text:p>
          </table:table-cell>
          <table:table-cell office:value-type="float" office:value="5211884" calcext:value-type="float">
            <text:p>5211884</text:p>
          </table:table-cell>
          <table:table-cell office:value-type="float" office:value="688444" calcext:value-type="float">
            <text:p>688444</text:p>
          </table:table-cell>
          <table:table-cell office:value-type="float" office:value="70" calcext:value-type="float">
            <text:p>70</text:p>
          </table:table-cell>
          <table:table-cell office:value-type="float" office:value="224358" calcext:value-type="float">
            <text:p>224358</text:p>
          </table:table-cell>
          <table:table-cell office:value-type="float" office:value="789342" calcext:value-type="float">
            <text:p>789342</text:p>
          </table:table-cell>
          <table:table-cell office:value-type="float" office:value="1028938" calcext:value-type="float">
            <text:p>1028938</text:p>
          </table:table-cell>
          <table:table-cell office:value-type="float" office:value="10506583" calcext:value-type="float">
            <text:p>10506583</text:p>
          </table:table-cell>
          <table:table-cell/>
          <table:table-cell table:formula="of:=SUM([.B48:.L48])" office:value-type="float" office:value="39458366" calcext:value-type="float">
            <text:p>39458366</text:p>
          </table:table-cell>
          <table:table-cell table:formula="of:=MAX([.B48:.L48])" office:value-type="float" office:value="19334888" calcext:value-type="float">
            <text:p>19334888</text:p>
          </table:table-cell>
          <table:table-cell table:formula="of:=INDEX([.$B$1:.$L$1];0;MATCH(MAX([.$B48:.$L48]);[.$B48:.$L48];0))" office:value-type="string" office:string-value="WebcamRead" calcext:value-type="string">
            <text:p>WebcamRead</text:p>
          </table:table-cell>
          <table:table-cell table:formula="of:=[.O48]/[.N48]" office:value-type="percentage" office:value="0.490007315558886" calcext:value-type="percentage">
            <text:p>49.00%</text:p>
          </table:table-cell>
          <table:table-cell/>
          <table:table-cell table:formula="of:=1000000000/[.N48]" office:value-type="float" office:value="25.3431680369126" calcext:value-type="float">
            <text:p>25.3431680369126</text:p>
          </table:table-cell>
          <table:table-cell table:formula="of:=IF([.A48]=1;1000000000/[.N48];&quot;&quot;)">
            <text:p/>
          </table:table-cell>
          <table:table-cell table:formula="of:=IF([.A48]=1;[.P48];&quot;&quot;)">
            <text:p/>
          </table:table-cell>
          <table:table-cell table:style-name="ce1" table:formula="of:=IF(ISBLANK([.T48]);&quot;&quot;;[.Q48])" office:value-type="percentage" office:value="0.490007315558886" calcext:value-type="percentage">
            <text:p>49.00%</text:p>
          </table:table-cell>
          <table:table-cell table:formula="of:=IF([.A48]=1;[.V48]*[.N48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31740" calcext:value-type="float">
            <text:p>23831740</text:p>
          </table:table-cell>
          <table:table-cell office:value-type="float" office:value="711637" calcext:value-type="float">
            <text:p>711637</text:p>
          </table:table-cell>
          <table:table-cell office:value-type="float" office:value="964077" calcext:value-type="float">
            <text:p>964077</text:p>
          </table:table-cell>
          <table:table-cell office:value-type="float" office:value="161" calcext:value-type="float">
            <text:p>161</text:p>
          </table:table-cell>
          <table:table-cell office:value-type="float" office:value="5158915" calcext:value-type="float">
            <text:p>5158915</text:p>
          </table:table-cell>
          <table:table-cell office:value-type="float" office:value="907752" calcext:value-type="float">
            <text:p>907752</text:p>
          </table:table-cell>
          <table:table-cell office:value-type="float" office:value="70" calcext:value-type="float">
            <text:p>70</text:p>
          </table:table-cell>
          <table:table-cell office:value-type="float" office:value="255336" calcext:value-type="float">
            <text:p>255336</text:p>
          </table:table-cell>
          <table:table-cell office:value-type="float" office:value="779974" calcext:value-type="float">
            <text:p>779974</text:p>
          </table:table-cell>
          <table:table-cell office:value-type="float" office:value="727416" calcext:value-type="float">
            <text:p>727416</text:p>
          </table:table-cell>
          <table:table-cell office:value-type="float" office:value="10669506" calcext:value-type="float">
            <text:p>10669506</text:p>
          </table:table-cell>
          <table:table-cell/>
          <table:table-cell table:formula="of:=SUM([.B49:.L49])" office:value-type="float" office:value="44006584" calcext:value-type="float">
            <text:p>44006584</text:p>
          </table:table-cell>
          <table:table-cell table:formula="of:=MAX([.B49:.L49])" office:value-type="float" office:value="23831740" calcext:value-type="float">
            <text:p>23831740</text:p>
          </table:table-cell>
          <table:table-cell table:formula="of:=INDEX([.$B$1:.$L$1];0;MATCH(MAX([.$B49:.$L49]);[.$B49:.$L49];0))" office:value-type="string" office:string-value="WebcamRead" calcext:value-type="string">
            <text:p>WebcamRead</text:p>
          </table:table-cell>
          <table:table-cell table:formula="of:=[.O49]/[.N49]" office:value-type="percentage" office:value="0.541549419059657" calcext:value-type="percentage">
            <text:p>54.15%</text:p>
          </table:table-cell>
          <table:table-cell/>
          <table:table-cell table:formula="of:=1000000000/[.N49]" office:value-type="float" office:value="22.7238724096376" calcext:value-type="float">
            <text:p>22.7238724096376</text:p>
          </table:table-cell>
          <table:table-cell table:formula="of:=IF([.A49]=1;1000000000/[.N49];&quot;&quot;)" office:value-type="float" office:value="22.7238724096376" calcext:value-type="float">
            <text:p>22.7238724096376</text:p>
          </table:table-cell>
          <table:table-cell table:formula="of:=IF([.A49]=1;[.P49];&quot;&quot;)" office:value-type="string" office:string-value="WebcamRead" calcext:value-type="string">
            <text:p>WebcamRead</text:p>
          </table:table-cell>
          <table:table-cell table:style-name="ce1" table:formula="of:=IF(ISBLANK([.T49]);&quot;&quot;;[.Q49])" office:value-type="percentage" office:value="0.541549419059657" calcext:value-type="percentage">
            <text:p>54.15%</text:p>
          </table:table-cell>
          <table:table-cell table:formula="of:=IF([.A49]=1;[.V49]*[.N49]/1000000;&quot;&quot;)" office:value-type="float" office:value="23.83174" calcext:value-type="float">
            <text:p>23.831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79978" calcext:value-type="float">
            <text:p>19779978</text:p>
          </table:table-cell>
          <table:table-cell office:value-type="float" office:value="711175" calcext:value-type="float">
            <text:p>711175</text:p>
          </table:table-cell>
          <table:table-cell office:value-type="float" office:value="964678" calcext:value-type="float">
            <text:p>964678</text:p>
          </table:table-cell>
          <table:table-cell office:value-type="float" office:value="160" calcext:value-type="float">
            <text:p>160</text:p>
          </table:table-cell>
          <table:table-cell office:value-type="float" office:value="5194712" calcext:value-type="float">
            <text:p>5194712</text:p>
          </table:table-cell>
          <table:table-cell office:value-type="float" office:value="923601" calcext:value-type="float">
            <text:p>923601</text:p>
          </table:table-cell>
          <table:table-cell office:value-type="float" office:value="70" calcext:value-type="float">
            <text:p>70</text:p>
          </table:table-cell>
          <table:table-cell office:value-type="float" office:value="259133" calcext:value-type="float">
            <text:p>259133</text:p>
          </table:table-cell>
          <table:table-cell office:value-type="float" office:value="772520" calcext:value-type="float">
            <text:p>772520</text:p>
          </table:table-cell>
          <table:table-cell office:value-type="float" office:value="723839" calcext:value-type="float">
            <text:p>723839</text:p>
          </table:table-cell>
          <table:table-cell office:value-type="float" office:value="10228965" calcext:value-type="float">
            <text:p>10228965</text:p>
          </table:table-cell>
          <table:table-cell/>
          <table:table-cell table:formula="of:=SUM([.B50:.L50])" office:value-type="float" office:value="39558831" calcext:value-type="float">
            <text:p>39558831</text:p>
          </table:table-cell>
          <table:table-cell table:formula="of:=MAX([.B50:.L50])" office:value-type="float" office:value="19779978" calcext:value-type="float">
            <text:p>19779978</text:p>
          </table:table-cell>
          <table:table-cell table:formula="of:=INDEX([.$B$1:.$L$1];0;MATCH(MAX([.$B50:.$L50]);[.$B50:.$L50];0))" office:value-type="string" office:string-value="WebcamRead" calcext:value-type="string">
            <text:p>WebcamRead</text:p>
          </table:table-cell>
          <table:table-cell table:formula="of:=[.O50]/[.N50]" office:value-type="percentage" office:value="0.50001421932817" calcext:value-type="percentage">
            <text:p>50.00%</text:p>
          </table:table-cell>
          <table:table-cell/>
          <table:table-cell table:formula="of:=1000000000/[.N50]" office:value-type="float" office:value="25.2788056350806" calcext:value-type="float">
            <text:p>25.2788056350806</text:p>
          </table:table-cell>
          <table:table-cell table:formula="of:=IF([.A50]=1;1000000000/[.N50];&quot;&quot;)" office:value-type="float" office:value="25.2788056350806" calcext:value-type="float">
            <text:p>25.2788056350806</text:p>
          </table:table-cell>
          <table:table-cell table:formula="of:=IF([.A50]=1;[.P50];&quot;&quot;)" office:value-type="string" office:string-value="WebcamRead" calcext:value-type="string">
            <text:p>WebcamRead</text:p>
          </table:table-cell>
          <table:table-cell table:style-name="ce1" table:formula="of:=IF(ISBLANK([.T50]);&quot;&quot;;[.Q50])" office:value-type="percentage" office:value="0.50001421932817" calcext:value-type="percentage">
            <text:p>50.00%</text:p>
          </table:table-cell>
          <table:table-cell table:formula="of:=IF([.A50]=1;[.V50]*[.N50]/1000000;&quot;&quot;)" office:value-type="float" office:value="19.779978" calcext:value-type="float">
            <text:p>19.7799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48285" calcext:value-type="float">
            <text:p>20148285</text:p>
          </table:table-cell>
          <table:table-cell office:value-type="float" office:value="704082" calcext:value-type="float">
            <text:p>704082</text:p>
          </table:table-cell>
          <table:table-cell office:value-type="float" office:value="1085773" calcext:value-type="float">
            <text:p>1085773</text:p>
          </table:table-cell>
          <table:table-cell office:value-type="float" office:value="70" calcext:value-type="float">
            <text:p>70</text:p>
          </table:table-cell>
          <table:table-cell office:value-type="float" office:value="5207126" calcext:value-type="float">
            <text:p>5207126</text:p>
          </table:table-cell>
          <table:table-cell office:value-type="float" office:value="1006115" calcext:value-type="float">
            <text:p>1006115</text:p>
          </table:table-cell>
          <table:table-cell office:value-type="float" office:value="90" calcext:value-type="float">
            <text:p>90</text:p>
          </table:table-cell>
          <table:table-cell office:value-type="float" office:value="230760" calcext:value-type="float">
            <text:p>230760</text:p>
          </table:table-cell>
          <table:table-cell office:value-type="float" office:value="789722" calcext:value-type="float">
            <text:p>789722</text:p>
          </table:table-cell>
          <table:table-cell office:value-type="float" office:value="733026" calcext:value-type="float">
            <text:p>733026</text:p>
          </table:table-cell>
          <table:table-cell office:value-type="float" office:value="10389936" calcext:value-type="float">
            <text:p>10389936</text:p>
          </table:table-cell>
          <table:table-cell/>
          <table:table-cell table:formula="of:=SUM([.B51:.L51])" office:value-type="float" office:value="40294985" calcext:value-type="float">
            <text:p>40294985</text:p>
          </table:table-cell>
          <table:table-cell table:formula="of:=MAX([.B51:.L51])" office:value-type="float" office:value="20148285" calcext:value-type="float">
            <text:p>20148285</text:p>
          </table:table-cell>
          <table:table-cell table:formula="of:=INDEX([.$B$1:.$L$1];0;MATCH(MAX([.$B51:.$L51]);[.$B51:.$L51];0))" office:value-type="string" office:string-value="WebcamRead" calcext:value-type="string">
            <text:p>WebcamRead</text:p>
          </table:table-cell>
          <table:table-cell table:formula="of:=[.O51]/[.N51]" office:value-type="percentage" office:value="0.500019667459859" calcext:value-type="percentage">
            <text:p>50.00%</text:p>
          </table:table-cell>
          <table:table-cell/>
          <table:table-cell table:formula="of:=1000000000/[.N51]" office:value-type="float" office:value="24.8169840490076" calcext:value-type="float">
            <text:p>24.8169840490076</text:p>
          </table:table-cell>
          <table:table-cell table:formula="of:=IF([.A51]=1;1000000000/[.N51];&quot;&quot;)" office:value-type="float" office:value="24.8169840490076" calcext:value-type="float">
            <text:p>24.8169840490076</text:p>
          </table:table-cell>
          <table:table-cell table:formula="of:=IF([.A51]=1;[.P51];&quot;&quot;)" office:value-type="string" office:string-value="WebcamRead" calcext:value-type="string">
            <text:p>WebcamRead</text:p>
          </table:table-cell>
          <table:table-cell table:style-name="ce1" table:formula="of:=IF(ISBLANK([.T51]);&quot;&quot;;[.Q51])" office:value-type="percentage" office:value="0.500019667459859" calcext:value-type="percentage">
            <text:p>50.00%</text:p>
          </table:table-cell>
          <table:table-cell table:formula="of:=IF([.A51]=1;[.V51]*[.N51]/1000000;&quot;&quot;)" office:value-type="float" office:value="20.148285" calcext:value-type="float">
            <text:p>20.1482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981889" calcext:value-type="float">
            <text:p>23981889</text:p>
          </table:table-cell>
          <table:table-cell office:value-type="float" office:value="707879" calcext:value-type="float">
            <text:p>707879</text:p>
          </table:table-cell>
          <table:table-cell office:value-type="float" office:value="964878" calcext:value-type="float">
            <text:p>964878</text:p>
          </table:table-cell>
          <table:table-cell office:value-type="float" office:value="160" calcext:value-type="float">
            <text:p>160</text:p>
          </table:table-cell>
          <table:table-cell office:value-type="float" office:value="5172201" calcext:value-type="float">
            <text:p>5172201</text:p>
          </table:table-cell>
          <table:table-cell office:value-type="float" office:value="725292" calcext:value-type="float">
            <text:p>725292</text:p>
          </table:table-cell>
          <table:table-cell office:value-type="float" office:value="230" calcext:value-type="float">
            <text:p>230</text:p>
          </table:table-cell>
          <table:table-cell office:value-type="float" office:value="218217" calcext:value-type="float">
            <text:p>218217</text:p>
          </table:table-cell>
          <table:table-cell office:value-type="float" office:value="766599" calcext:value-type="float">
            <text:p>766599</text:p>
          </table:table-cell>
          <table:table-cell office:value-type="float" office:value="721164" calcext:value-type="float">
            <text:p>721164</text:p>
          </table:table-cell>
          <table:table-cell office:value-type="float" office:value="10381059" calcext:value-type="float">
            <text:p>10381059</text:p>
          </table:table-cell>
          <table:table-cell/>
          <table:table-cell table:formula="of:=SUM([.B52:.L52])" office:value-type="float" office:value="43639568" calcext:value-type="float">
            <text:p>43639568</text:p>
          </table:table-cell>
          <table:table-cell table:formula="of:=MAX([.B52:.L52])" office:value-type="float" office:value="23981889" calcext:value-type="float">
            <text:p>23981889</text:p>
          </table:table-cell>
          <table:table-cell table:formula="of:=INDEX([.$B$1:.$L$1];0;MATCH(MAX([.$B52:.$L52]);[.$B52:.$L52];0))" office:value-type="string" office:string-value="WebcamRead" calcext:value-type="string">
            <text:p>WebcamRead</text:p>
          </table:table-cell>
          <table:table-cell table:formula="of:=[.O52]/[.N52]" office:value-type="percentage" office:value="0.549544601358107" calcext:value-type="percentage">
            <text:p>54.95%</text:p>
          </table:table-cell>
          <table:table-cell/>
          <table:table-cell table:formula="of:=1000000000/[.N52]" office:value-type="float" office:value="22.9149839430125" calcext:value-type="float">
            <text:p>22.9149839430125</text:p>
          </table:table-cell>
          <table:table-cell table:formula="of:=IF([.A52]=1;1000000000/[.N52];&quot;&quot;)">
            <text:p/>
          </table:table-cell>
          <table:table-cell table:formula="of:=IF([.A52]=1;[.P52];&quot;&quot;)">
            <text:p/>
          </table:table-cell>
          <table:table-cell table:style-name="ce1" table:formula="of:=IF(ISBLANK([.T52]);&quot;&quot;;[.Q52])" office:value-type="percentage" office:value="0.549544601358107" calcext:value-type="percentage">
            <text:p>54.95%</text:p>
          </table:table-cell>
          <table:table-cell table:formula="of:=IF([.A52]=1;[.V52]*[.N52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05136" calcext:value-type="float">
            <text:p>20305136</text:p>
          </table:table-cell>
          <table:table-cell office:value-type="float" office:value="865754" calcext:value-type="float">
            <text:p>865754</text:p>
          </table:table-cell>
          <table:table-cell office:value-type="float" office:value="963246" calcext:value-type="float">
            <text:p>963246</text:p>
          </table:table-cell>
          <table:table-cell office:value-type="float" office:value="161" calcext:value-type="float">
            <text:p>161</text:p>
          </table:table-cell>
          <table:table-cell office:value-type="float" office:value="5160298" calcext:value-type="float">
            <text:p>5160298</text:p>
          </table:table-cell>
          <table:table-cell office:value-type="float" office:value="987791" calcext:value-type="float">
            <text:p>987791</text:p>
          </table:table-cell>
          <table:table-cell office:value-type="float" office:value="80" calcext:value-type="float">
            <text:p>80</text:p>
          </table:table-cell>
          <table:table-cell office:value-type="float" office:value="222455" calcext:value-type="float">
            <text:p>222455</text:p>
          </table:table-cell>
          <table:table-cell office:value-type="float" office:value="806834" calcext:value-type="float">
            <text:p>806834</text:p>
          </table:table-cell>
          <table:table-cell office:value-type="float" office:value="728177" calcext:value-type="float">
            <text:p>728177</text:p>
          </table:table-cell>
          <table:table-cell office:value-type="float" office:value="10226551" calcext:value-type="float">
            <text:p>10226551</text:p>
          </table:table-cell>
          <table:table-cell/>
          <table:table-cell table:formula="of:=SUM([.B53:.L53])" office:value-type="float" office:value="40266483" calcext:value-type="float">
            <text:p>40266483</text:p>
          </table:table-cell>
          <table:table-cell table:formula="of:=MAX([.B53:.L53])" office:value-type="float" office:value="20305136" calcext:value-type="float">
            <text:p>20305136</text:p>
          </table:table-cell>
          <table:table-cell table:formula="of:=INDEX([.$B$1:.$L$1];0;MATCH(MAX([.$B53:.$L53]);[.$B53:.$L53];0))" office:value-type="string" office:string-value="WebcamRead" calcext:value-type="string">
            <text:p>WebcamRead</text:p>
          </table:table-cell>
          <table:table-cell table:formula="of:=[.O53]/[.N53]" office:value-type="percentage" office:value="0.504268922617354" calcext:value-type="percentage">
            <text:p>50.43%</text:p>
          </table:table-cell>
          <table:table-cell/>
          <table:table-cell table:formula="of:=1000000000/[.N53]" office:value-type="float" office:value="24.8345503628911" calcext:value-type="float">
            <text:p>24.8345503628911</text:p>
          </table:table-cell>
          <table:table-cell table:formula="of:=IF([.A53]=1;1000000000/[.N53];&quot;&quot;)" office:value-type="float" office:value="24.8345503628911" calcext:value-type="float">
            <text:p>24.8345503628911</text:p>
          </table:table-cell>
          <table:table-cell table:formula="of:=IF([.A53]=1;[.P53];&quot;&quot;)" office:value-type="string" office:string-value="WebcamRead" calcext:value-type="string">
            <text:p>WebcamRead</text:p>
          </table:table-cell>
          <table:table-cell table:style-name="ce1" table:formula="of:=IF(ISBLANK([.T53]);&quot;&quot;;[.Q53])" office:value-type="percentage" office:value="0.504268922617354" calcext:value-type="percentage">
            <text:p>50.43%</text:p>
          </table:table-cell>
          <table:table-cell table:formula="of:=IF([.A53]=1;[.V53]*[.N53]/1000000;&quot;&quot;)" office:value-type="float" office:value="20.305136" calcext:value-type="float">
            <text:p>20.3051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52975" calcext:value-type="float">
            <text:p>23952975</text:p>
          </table:table-cell>
          <table:table-cell office:value-type="float" office:value="705455" calcext:value-type="float">
            <text:p>705455</text:p>
          </table:table-cell>
          <table:table-cell office:value-type="float" office:value="963817" calcext:value-type="float">
            <text:p>963817</text:p>
          </table:table-cell>
          <table:table-cell office:value-type="float" office:value="70" calcext:value-type="float">
            <text:p>70</text:p>
          </table:table-cell>
          <table:table-cell office:value-type="float" office:value="5200724" calcext:value-type="float">
            <text:p>5200724</text:p>
          </table:table-cell>
          <table:table-cell office:value-type="float" office:value="945202" calcext:value-type="float">
            <text:p>945202</text:p>
          </table:table-cell>
          <table:table-cell office:value-type="float" office:value="80" calcext:value-type="float">
            <text:p>80</text:p>
          </table:table-cell>
          <table:table-cell office:value-type="float" office:value="223327" calcext:value-type="float">
            <text:p>223327</text:p>
          </table:table-cell>
          <table:table-cell office:value-type="float" office:value="784782" calcext:value-type="float">
            <text:p>784782</text:p>
          </table:table-cell>
          <table:table-cell office:value-type="float" office:value="762722" calcext:value-type="float">
            <text:p>762722</text:p>
          </table:table-cell>
          <table:table-cell office:value-type="float" office:value="10334322" calcext:value-type="float">
            <text:p>10334322</text:p>
          </table:table-cell>
          <table:table-cell/>
          <table:table-cell table:formula="of:=SUM([.B54:.L54])" office:value-type="float" office:value="43873476" calcext:value-type="float">
            <text:p>43873476</text:p>
          </table:table-cell>
          <table:table-cell table:formula="of:=MAX([.B54:.L54])" office:value-type="float" office:value="23952975" calcext:value-type="float">
            <text:p>23952975</text:p>
          </table:table-cell>
          <table:table-cell table:formula="of:=INDEX([.$B$1:.$L$1];0;MATCH(MAX([.$B54:.$L54]);[.$B54:.$L54];0))" office:value-type="string" office:string-value="WebcamRead" calcext:value-type="string">
            <text:p>WebcamRead</text:p>
          </table:table-cell>
          <table:table-cell table:formula="of:=[.O54]/[.N54]" office:value-type="percentage" office:value="0.545955715931876" calcext:value-type="percentage">
            <text:p>54.60%</text:p>
          </table:table-cell>
          <table:table-cell/>
          <table:table-cell table:formula="of:=1000000000/[.N54]" office:value-type="float" office:value="22.7928145014085" calcext:value-type="float">
            <text:p>22.7928145014085</text:p>
          </table:table-cell>
          <table:table-cell table:formula="of:=IF([.A54]=1;1000000000/[.N54];&quot;&quot;)" office:value-type="float" office:value="22.7928145014085" calcext:value-type="float">
            <text:p>22.7928145014085</text:p>
          </table:table-cell>
          <table:table-cell table:formula="of:=IF([.A54]=1;[.P54];&quot;&quot;)" office:value-type="string" office:string-value="WebcamRead" calcext:value-type="string">
            <text:p>WebcamRead</text:p>
          </table:table-cell>
          <table:table-cell table:style-name="ce1" table:formula="of:=IF(ISBLANK([.T54]);&quot;&quot;;[.Q54])" office:value-type="percentage" office:value="0.545955715931876" calcext:value-type="percentage">
            <text:p>54.60%</text:p>
          </table:table-cell>
          <table:table-cell table:formula="of:=IF([.A54]=1;[.V54]*[.N54]/1000000;&quot;&quot;)" office:value-type="float" office:value="23.952975" calcext:value-type="float">
            <text:p>23.952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37803" calcext:value-type="float">
            <text:p>19937803</text:p>
          </table:table-cell>
          <table:table-cell office:value-type="float" office:value="832903" calcext:value-type="float">
            <text:p>832903</text:p>
          </table:table-cell>
          <table:table-cell office:value-type="float" office:value="964378" calcext:value-type="float">
            <text:p>964378</text:p>
          </table:table-cell>
          <table:table-cell office:value-type="float" office:value="160" calcext:value-type="float">
            <text:p>160</text:p>
          </table:table-cell>
          <table:table-cell office:value-type="float" office:value="5182620" calcext:value-type="float">
            <text:p>5182620</text:p>
          </table:table-cell>
          <table:table-cell office:value-type="float" office:value="922910" calcext:value-type="float">
            <text:p>922910</text:p>
          </table:table-cell>
          <table:table-cell office:value-type="float" office:value="70" calcext:value-type="float">
            <text:p>70</text:p>
          </table:table-cell>
          <table:table-cell office:value-type="float" office:value="224057" calcext:value-type="float">
            <text:p>224057</text:p>
          </table:table-cell>
          <table:table-cell office:value-type="float" office:value="772781" calcext:value-type="float">
            <text:p>772781</text:p>
          </table:table-cell>
          <table:table-cell office:value-type="float" office:value="726924" calcext:value-type="float">
            <text:p>726924</text:p>
          </table:table-cell>
          <table:table-cell office:value-type="float" office:value="10677621" calcext:value-type="float">
            <text:p>10677621</text:p>
          </table:table-cell>
          <table:table-cell/>
          <table:table-cell table:formula="of:=SUM([.B55:.L55])" office:value-type="float" office:value="40242227" calcext:value-type="float">
            <text:p>40242227</text:p>
          </table:table-cell>
          <table:table-cell table:formula="of:=MAX([.B55:.L55])" office:value-type="float" office:value="19937803" calcext:value-type="float">
            <text:p>19937803</text:p>
          </table:table-cell>
          <table:table-cell table:formula="of:=INDEX([.$B$1:.$L$1];0;MATCH(MAX([.$B55:.$L55]);[.$B55:.$L55];0))" office:value-type="string" office:string-value="WebcamRead" calcext:value-type="string">
            <text:p>WebcamRead</text:p>
          </table:table-cell>
          <table:table-cell table:formula="of:=[.O55]/[.N55]" office:value-type="percentage" office:value="0.495444822176466" calcext:value-type="percentage">
            <text:p>49.54%</text:p>
          </table:table-cell>
          <table:table-cell/>
          <table:table-cell table:formula="of:=1000000000/[.N55]" office:value-type="float" office:value="24.849519386688" calcext:value-type="float">
            <text:p>24.849519386688</text:p>
          </table:table-cell>
          <table:table-cell table:formula="of:=IF([.A55]=1;1000000000/[.N55];&quot;&quot;)" office:value-type="float" office:value="24.849519386688" calcext:value-type="float">
            <text:p>24.849519386688</text:p>
          </table:table-cell>
          <table:table-cell table:formula="of:=IF([.A55]=1;[.P55];&quot;&quot;)" office:value-type="string" office:string-value="WebcamRead" calcext:value-type="string">
            <text:p>WebcamRead</text:p>
          </table:table-cell>
          <table:table-cell table:style-name="ce1" table:formula="of:=IF(ISBLANK([.T55]);&quot;&quot;;[.Q55])" office:value-type="percentage" office:value="0.495444822176466" calcext:value-type="percentage">
            <text:p>49.54%</text:p>
          </table:table-cell>
          <table:table-cell table:formula="of:=IF([.A55]=1;[.V55]*[.N55]/1000000;&quot;&quot;)" office:value-type="float" office:value="19.937803" calcext:value-type="float">
            <text:p>19.9378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07331" calcext:value-type="float">
            <text:p>23607331</text:p>
          </table:table-cell>
          <table:table-cell office:value-type="float" office:value="707920" calcext:value-type="float">
            <text:p>707920</text:p>
          </table:table-cell>
          <table:table-cell office:value-type="float" office:value="963105" calcext:value-type="float">
            <text:p>963105</text:p>
          </table:table-cell>
          <table:table-cell office:value-type="float" office:value="70" calcext:value-type="float">
            <text:p>70</text:p>
          </table:table-cell>
          <table:table-cell office:value-type="float" office:value="5809288" calcext:value-type="float">
            <text:p>5809288</text:p>
          </table:table-cell>
          <table:table-cell office:value-type="float" office:value="952184" calcext:value-type="float">
            <text:p>952184</text:p>
          </table:table-cell>
          <table:table-cell office:value-type="float" office:value="70" calcext:value-type="float">
            <text:p>70</text:p>
          </table:table-cell>
          <table:table-cell office:value-type="float" office:value="220521" calcext:value-type="float">
            <text:p>220521</text:p>
          </table:table-cell>
          <table:table-cell office:value-type="float" office:value="787037" calcext:value-type="float">
            <text:p>787037</text:p>
          </table:table-cell>
          <table:table-cell office:value-type="float" office:value="764375" calcext:value-type="float">
            <text:p>764375</text:p>
          </table:table-cell>
          <table:table-cell office:value-type="float" office:value="10386018" calcext:value-type="float">
            <text:p>10386018</text:p>
          </table:table-cell>
          <table:table-cell/>
          <table:table-cell table:formula="of:=SUM([.B56:.L56])" office:value-type="float" office:value="44197919" calcext:value-type="float">
            <text:p>44197919</text:p>
          </table:table-cell>
          <table:table-cell table:formula="of:=MAX([.B56:.L56])" office:value-type="float" office:value="23607331" calcext:value-type="float">
            <text:p>23607331</text:p>
          </table:table-cell>
          <table:table-cell table:formula="of:=INDEX([.$B$1:.$L$1];0;MATCH(MAX([.$B56:.$L56]);[.$B56:.$L56];0))" office:value-type="string" office:string-value="WebcamRead" calcext:value-type="string">
            <text:p>WebcamRead</text:p>
          </table:table-cell>
          <table:table-cell table:formula="of:=[.O56]/[.N56]" office:value-type="percentage" office:value="0.534127658815792" calcext:value-type="percentage">
            <text:p>53.41%</text:p>
          </table:table-cell>
          <table:table-cell/>
          <table:table-cell table:formula="of:=1000000000/[.N56]" office:value-type="float" office:value="22.6254996304238" calcext:value-type="float">
            <text:p>22.6254996304238</text:p>
          </table:table-cell>
          <table:table-cell table:formula="of:=IF([.A56]=1;1000000000/[.N56];&quot;&quot;)" office:value-type="float" office:value="22.6254996304238" calcext:value-type="float">
            <text:p>22.6254996304238</text:p>
          </table:table-cell>
          <table:table-cell table:formula="of:=IF([.A56]=1;[.P56];&quot;&quot;)" office:value-type="string" office:string-value="WebcamRead" calcext:value-type="string">
            <text:p>WebcamRead</text:p>
          </table:table-cell>
          <table:table-cell table:style-name="ce1" table:formula="of:=IF(ISBLANK([.T56]);&quot;&quot;;[.Q56])" office:value-type="percentage" office:value="0.534127658815792" calcext:value-type="percentage">
            <text:p>53.41%</text:p>
          </table:table-cell>
          <table:table-cell table:formula="of:=IF([.A56]=1;[.V56]*[.N56]/1000000;&quot;&quot;)" office:value-type="float" office:value="23.607331" calcext:value-type="float">
            <text:p>23.6073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83432" calcext:value-type="float">
            <text:p>19283432</text:p>
          </table:table-cell>
          <table:table-cell office:value-type="float" office:value="707769" calcext:value-type="float">
            <text:p>707769</text:p>
          </table:table-cell>
          <table:table-cell office:value-type="float" office:value="963997" calcext:value-type="float">
            <text:p>963997</text:p>
          </table:table-cell>
          <table:table-cell office:value-type="float" office:value="100" calcext:value-type="float">
            <text:p>100</text:p>
          </table:table-cell>
          <table:table-cell office:value-type="float" office:value="5187219" calcext:value-type="float">
            <text:p>5187219</text:p>
          </table:table-cell>
          <table:table-cell office:value-type="float" office:value="916218" calcext:value-type="float">
            <text:p>916218</text:p>
          </table:table-cell>
          <table:table-cell office:value-type="float" office:value="80" calcext:value-type="float">
            <text:p>80</text:p>
          </table:table-cell>
          <table:table-cell office:value-type="float" office:value="222104" calcext:value-type="float">
            <text:p>222104</text:p>
          </table:table-cell>
          <table:table-cell office:value-type="float" office:value="731603" calcext:value-type="float">
            <text:p>731603</text:p>
          </table:table-cell>
          <table:table-cell office:value-type="float" office:value="732716" calcext:value-type="float">
            <text:p>732716</text:p>
          </table:table-cell>
          <table:table-cell office:value-type="float" office:value="10604515" calcext:value-type="float">
            <text:p>10604515</text:p>
          </table:table-cell>
          <table:table-cell/>
          <table:table-cell table:formula="of:=SUM([.B57:.L57])" office:value-type="float" office:value="39349753" calcext:value-type="float">
            <text:p>39349753</text:p>
          </table:table-cell>
          <table:table-cell table:formula="of:=MAX([.B57:.L57])" office:value-type="float" office:value="19283432" calcext:value-type="float">
            <text:p>19283432</text:p>
          </table:table-cell>
          <table:table-cell table:formula="of:=INDEX([.$B$1:.$L$1];0;MATCH(MAX([.$B57:.$L57]);[.$B57:.$L57];0))" office:value-type="string" office:string-value="WebcamRead" calcext:value-type="string">
            <text:p>WebcamRead</text:p>
          </table:table-cell>
          <table:table-cell table:formula="of:=[.O57]/[.N57]" office:value-type="percentage" office:value="0.490052173898017" calcext:value-type="percentage">
            <text:p>49.01%</text:p>
          </table:table-cell>
          <table:table-cell/>
          <table:table-cell table:formula="of:=1000000000/[.N57]" office:value-type="float" office:value="25.4131201280984" calcext:value-type="float">
            <text:p>25.4131201280984</text:p>
          </table:table-cell>
          <table:table-cell table:formula="of:=IF([.A57]=1;1000000000/[.N57];&quot;&quot;)" office:value-type="float" office:value="25.4131201280984" calcext:value-type="float">
            <text:p>25.4131201280984</text:p>
          </table:table-cell>
          <table:table-cell table:formula="of:=IF([.A57]=1;[.P57];&quot;&quot;)" office:value-type="string" office:string-value="WebcamRead" calcext:value-type="string">
            <text:p>WebcamRead</text:p>
          </table:table-cell>
          <table:table-cell table:style-name="ce1" table:formula="of:=IF(ISBLANK([.T57]);&quot;&quot;;[.Q57])" office:value-type="percentage" office:value="0.490052173898017" calcext:value-type="percentage">
            <text:p>49.01%</text:p>
          </table:table-cell>
          <table:table-cell table:formula="of:=IF([.A57]=1;[.V57]*[.N57]/1000000;&quot;&quot;)" office:value-type="float" office:value="19.283432" calcext:value-type="float">
            <text:p>19.2834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63850" calcext:value-type="float">
            <text:p>19963850</text:p>
          </table:table-cell>
          <table:table-cell office:value-type="float" office:value="714061" calcext:value-type="float">
            <text:p>714061</text:p>
          </table:table-cell>
          <table:table-cell office:value-type="float" office:value="964498" calcext:value-type="float">
            <text:p>964498</text:p>
          </table:table-cell>
          <table:table-cell office:value-type="float" office:value="160" calcext:value-type="float">
            <text:p>160</text:p>
          </table:table-cell>
          <table:table-cell office:value-type="float" office:value="5176448" calcext:value-type="float">
            <text:p>5176448</text:p>
          </table:table-cell>
          <table:table-cell office:value-type="float" office:value="1021424" calcext:value-type="float">
            <text:p>1021424</text:p>
          </table:table-cell>
          <table:table-cell office:value-type="float" office:value="70" calcext:value-type="float">
            <text:p>70</text:p>
          </table:table-cell>
          <table:table-cell office:value-type="float" office:value="221202" calcext:value-type="float">
            <text:p>221202</text:p>
          </table:table-cell>
          <table:table-cell office:value-type="float" office:value="747613" calcext:value-type="float">
            <text:p>747613</text:p>
          </table:table-cell>
          <table:table-cell office:value-type="float" office:value="840126" calcext:value-type="float">
            <text:p>840126</text:p>
          </table:table-cell>
          <table:table-cell office:value-type="float" office:value="10619713" calcext:value-type="float">
            <text:p>10619713</text:p>
          </table:table-cell>
          <table:table-cell/>
          <table:table-cell table:formula="of:=SUM([.B58:.L58])" office:value-type="float" office:value="40269165" calcext:value-type="float">
            <text:p>40269165</text:p>
          </table:table-cell>
          <table:table-cell table:formula="of:=MAX([.B58:.L58])" office:value-type="float" office:value="19963850" calcext:value-type="float">
            <text:p>19963850</text:p>
          </table:table-cell>
          <table:table-cell table:formula="of:=INDEX([.$B$1:.$L$1];0;MATCH(MAX([.$B58:.$L58]);[.$B58:.$L58];0))" office:value-type="string" office:string-value="WebcamRead" calcext:value-type="string">
            <text:p>WebcamRead</text:p>
          </table:table-cell>
          <table:table-cell table:formula="of:=[.O58]/[.N58]" office:value-type="percentage" office:value="0.495760217526239" calcext:value-type="percentage">
            <text:p>49.58%</text:p>
          </table:table-cell>
          <table:table-cell/>
          <table:table-cell table:formula="of:=1000000000/[.N58]" office:value-type="float" office:value="24.8328963364401" calcext:value-type="float">
            <text:p>24.8328963364401</text:p>
          </table:table-cell>
          <table:table-cell table:formula="of:=IF([.A58]=1;1000000000/[.N58];&quot;&quot;)" office:value-type="float" office:value="24.8328963364401" calcext:value-type="float">
            <text:p>24.8328963364401</text:p>
          </table:table-cell>
          <table:table-cell table:formula="of:=IF([.A58]=1;[.P58];&quot;&quot;)" office:value-type="string" office:string-value="WebcamRead" calcext:value-type="string">
            <text:p>WebcamRead</text:p>
          </table:table-cell>
          <table:table-cell table:style-name="ce1" table:formula="of:=IF(ISBLANK([.T58]);&quot;&quot;;[.Q58])" office:value-type="percentage" office:value="0.495760217526239" calcext:value-type="percentage">
            <text:p>49.58%</text:p>
          </table:table-cell>
          <table:table-cell table:formula="of:=IF([.A58]=1;[.V58]*[.N58]/1000000;&quot;&quot;)" office:value-type="float" office:value="19.96385" calcext:value-type="float">
            <text:p>19.963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495583" calcext:value-type="float">
            <text:p>23495583</text:p>
          </table:table-cell>
          <table:table-cell office:value-type="float" office:value="715945" calcext:value-type="float">
            <text:p>715945</text:p>
          </table:table-cell>
          <table:table-cell office:value-type="float" office:value="962725" calcext:value-type="float">
            <text:p>962725</text:p>
          </table:table-cell>
          <table:table-cell office:value-type="float" office:value="160" calcext:value-type="float">
            <text:p>160</text:p>
          </table:table-cell>
          <table:table-cell office:value-type="float" office:value="5208028" calcext:value-type="float">
            <text:p>5208028</text:p>
          </table:table-cell>
          <table:table-cell office:value-type="float" office:value="800953" calcext:value-type="float">
            <text:p>800953</text:p>
          </table:table-cell>
          <table:table-cell office:value-type="float" office:value="101" calcext:value-type="float">
            <text:p>101</text:p>
          </table:table-cell>
          <table:table-cell office:value-type="float" office:value="237914" calcext:value-type="float">
            <text:p>237914</text:p>
          </table:table-cell>
          <table:table-cell office:value-type="float" office:value="758093" calcext:value-type="float">
            <text:p>758093</text:p>
          </table:table-cell>
          <table:table-cell office:value-type="float" office:value="724250" calcext:value-type="float">
            <text:p>724250</text:p>
          </table:table-cell>
          <table:table-cell office:value-type="float" office:value="10282645" calcext:value-type="float">
            <text:p>10282645</text:p>
          </table:table-cell>
          <table:table-cell/>
          <table:table-cell table:formula="of:=SUM([.B59:.L59])" office:value-type="float" office:value="43186397" calcext:value-type="float">
            <text:p>43186397</text:p>
          </table:table-cell>
          <table:table-cell table:formula="of:=MAX([.B59:.L59])" office:value-type="float" office:value="23495583" calcext:value-type="float">
            <text:p>23495583</text:p>
          </table:table-cell>
          <table:table-cell table:formula="of:=INDEX([.$B$1:.$L$1];0;MATCH(MAX([.$B59:.$L59]);[.$B59:.$L59];0))" office:value-type="string" office:string-value="WebcamRead" calcext:value-type="string">
            <text:p>WebcamRead</text:p>
          </table:table-cell>
          <table:table-cell table:formula="of:=[.O59]/[.N59]" office:value-type="percentage" office:value="0.544050549065253" calcext:value-type="percentage">
            <text:p>54.41%</text:p>
          </table:table-cell>
          <table:table-cell/>
          <table:table-cell table:formula="of:=1000000000/[.N59]" office:value-type="float" office:value="23.1554394315414" calcext:value-type="float">
            <text:p>23.1554394315414</text:p>
          </table:table-cell>
          <table:table-cell table:formula="of:=IF([.A59]=1;1000000000/[.N59];&quot;&quot;)">
            <text:p/>
          </table:table-cell>
          <table:table-cell table:formula="of:=IF([.A59]=1;[.P59];&quot;&quot;)">
            <text:p/>
          </table:table-cell>
          <table:table-cell table:style-name="ce1" table:formula="of:=IF(ISBLANK([.T59]);&quot;&quot;;[.Q59])" office:value-type="percentage" office:value="0.544050549065253" calcext:value-type="percentage">
            <text:p>54.41%</text:p>
          </table:table-cell>
          <table:table-cell table:formula="of:=IF([.A59]=1;[.V59]*[.N59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13458" calcext:value-type="float">
            <text:p>20413458</text:p>
          </table:table-cell>
          <table:table-cell office:value-type="float" office:value="705074" calcext:value-type="float">
            <text:p>705074</text:p>
          </table:table-cell>
          <table:table-cell office:value-type="float" office:value="964598" calcext:value-type="float">
            <text:p>964598</text:p>
          </table:table-cell>
          <table:table-cell office:value-type="float" office:value="80" calcext:value-type="float">
            <text:p>80</text:p>
          </table:table-cell>
          <table:table-cell office:value-type="float" office:value="5148646" calcext:value-type="float">
            <text:p>5148646</text:p>
          </table:table-cell>
          <table:table-cell office:value-type="float" office:value="989584" calcext:value-type="float">
            <text:p>989584</text:p>
          </table:table-cell>
          <table:table-cell office:value-type="float" office:value="81" calcext:value-type="float">
            <text:p>81</text:p>
          </table:table-cell>
          <table:table-cell office:value-type="float" office:value="241010" calcext:value-type="float">
            <text:p>241010</text:p>
          </table:table-cell>
          <table:table-cell office:value-type="float" office:value="731513" calcext:value-type="float">
            <text:p>731513</text:p>
          </table:table-cell>
          <table:table-cell office:value-type="float" office:value="731213" calcext:value-type="float">
            <text:p>731213</text:p>
          </table:table-cell>
          <table:table-cell office:value-type="float" office:value="10852949" calcext:value-type="float">
            <text:p>10852949</text:p>
          </table:table-cell>
          <table:table-cell/>
          <table:table-cell table:formula="of:=SUM([.B60:.L60])" office:value-type="float" office:value="40778206" calcext:value-type="float">
            <text:p>40778206</text:p>
          </table:table-cell>
          <table:table-cell table:formula="of:=MAX([.B60:.L60])" office:value-type="float" office:value="20413458" calcext:value-type="float">
            <text:p>20413458</text:p>
          </table:table-cell>
          <table:table-cell table:formula="of:=INDEX([.$B$1:.$L$1];0;MATCH(MAX([.$B60:.$L60]);[.$B60:.$L60];0))" office:value-type="string" office:string-value="WebcamRead" calcext:value-type="string">
            <text:p>WebcamRead</text:p>
          </table:table-cell>
          <table:table-cell table:formula="of:=[.O60]/[.N60]" office:value-type="percentage" office:value="0.500597255308387" calcext:value-type="percentage">
            <text:p>50.06%</text:p>
          </table:table-cell>
          <table:table-cell/>
          <table:table-cell table:formula="of:=1000000000/[.N60]" office:value-type="float" office:value="24.5229032390488" calcext:value-type="float">
            <text:p>24.5229032390488</text:p>
          </table:table-cell>
          <table:table-cell table:formula="of:=IF([.A60]=1;1000000000/[.N60];&quot;&quot;)" office:value-type="float" office:value="24.5229032390488" calcext:value-type="float">
            <text:p>24.5229032390488</text:p>
          </table:table-cell>
          <table:table-cell table:formula="of:=IF([.A60]=1;[.P60];&quot;&quot;)" office:value-type="string" office:string-value="WebcamRead" calcext:value-type="string">
            <text:p>WebcamRead</text:p>
          </table:table-cell>
          <table:table-cell table:style-name="ce1" table:formula="of:=IF(ISBLANK([.T60]);&quot;&quot;;[.Q60])" office:value-type="percentage" office:value="0.500597255308387" calcext:value-type="percentage">
            <text:p>50.06%</text:p>
          </table:table-cell>
          <table:table-cell table:formula="of:=IF([.A60]=1;[.V60]*[.N60]/1000000;&quot;&quot;)" office:value-type="float" office:value="20.413458" calcext:value-type="float">
            <text:p>20.4134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67957" calcext:value-type="float">
            <text:p>23567957</text:p>
          </table:table-cell>
          <table:table-cell office:value-type="float" office:value="738496" calcext:value-type="float">
            <text:p>738496</text:p>
          </table:table-cell>
          <table:table-cell office:value-type="float" office:value="964949" calcext:value-type="float">
            <text:p>964949</text:p>
          </table:table-cell>
          <table:table-cell office:value-type="float" office:value="160" calcext:value-type="float">
            <text:p>160</text:p>
          </table:table-cell>
          <table:table-cell office:value-type="float" office:value="5210642" calcext:value-type="float">
            <text:p>5210642</text:p>
          </table:table-cell>
          <table:table-cell office:value-type="float" office:value="989474" calcext:value-type="float">
            <text:p>989474</text:p>
          </table:table-cell>
          <table:table-cell office:value-type="float" office:value="71" calcext:value-type="float">
            <text:p>71</text:p>
          </table:table-cell>
          <table:table-cell office:value-type="float" office:value="238935" calcext:value-type="float">
            <text:p>238935</text:p>
          </table:table-cell>
          <table:table-cell office:value-type="float" office:value="735090" calcext:value-type="float">
            <text:p>735090</text:p>
          </table:table-cell>
          <table:table-cell office:value-type="float" office:value="723999" calcext:value-type="float">
            <text:p>723999</text:p>
          </table:table-cell>
          <table:table-cell office:value-type="float" office:value="10626256" calcext:value-type="float">
            <text:p>10626256</text:p>
          </table:table-cell>
          <table:table-cell/>
          <table:table-cell table:formula="of:=SUM([.B61:.L61])" office:value-type="float" office:value="43796029" calcext:value-type="float">
            <text:p>43796029</text:p>
          </table:table-cell>
          <table:table-cell table:formula="of:=MAX([.B61:.L61])" office:value-type="float" office:value="23567957" calcext:value-type="float">
            <text:p>23567957</text:p>
          </table:table-cell>
          <table:table-cell table:formula="of:=INDEX([.$B$1:.$L$1];0;MATCH(MAX([.$B61:.$L61]);[.$B61:.$L61];0))" office:value-type="string" office:string-value="WebcamRead" calcext:value-type="string">
            <text:p>WebcamRead</text:p>
          </table:table-cell>
          <table:table-cell table:formula="of:=[.O61]/[.N61]" office:value-type="percentage" office:value="0.538129998041603" calcext:value-type="percentage">
            <text:p>53.81%</text:p>
          </table:table-cell>
          <table:table-cell/>
          <table:table-cell table:formula="of:=1000000000/[.N61]" office:value-type="float" office:value="22.8331203269593" calcext:value-type="float">
            <text:p>22.8331203269593</text:p>
          </table:table-cell>
          <table:table-cell table:formula="of:=IF([.A61]=1;1000000000/[.N61];&quot;&quot;)" office:value-type="float" office:value="22.8331203269593" calcext:value-type="float">
            <text:p>22.8331203269593</text:p>
          </table:table-cell>
          <table:table-cell table:formula="of:=IF([.A61]=1;[.P61];&quot;&quot;)" office:value-type="string" office:string-value="WebcamRead" calcext:value-type="string">
            <text:p>WebcamRead</text:p>
          </table:table-cell>
          <table:table-cell table:style-name="ce1" table:formula="of:=IF(ISBLANK([.T61]);&quot;&quot;;[.Q61])" office:value-type="percentage" office:value="0.538129998041603" calcext:value-type="percentage">
            <text:p>53.81%</text:p>
          </table:table-cell>
          <table:table-cell table:formula="of:=IF([.A61]=1;[.V61]*[.N61]/1000000;&quot;&quot;)" office:value-type="float" office:value="23.567957" calcext:value-type="float">
            <text:p>23.5679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09669" calcext:value-type="float">
            <text:p>19609669</text:p>
          </table:table-cell>
          <table:table-cell office:value-type="float" office:value="706747" calcext:value-type="float">
            <text:p>706747</text:p>
          </table:table-cell>
          <table:table-cell office:value-type="float" office:value="961733" calcext:value-type="float">
            <text:p>961733</text:p>
          </table:table-cell>
          <table:table-cell office:value-type="float" office:value="90" calcext:value-type="float">
            <text:p>90</text:p>
          </table:table-cell>
          <table:table-cell office:value-type="float" office:value="5225629" calcext:value-type="float">
            <text:p>5225629</text:p>
          </table:table-cell>
          <table:table-cell office:value-type="float" office:value="1421840" calcext:value-type="float">
            <text:p>1421840</text:p>
          </table:table-cell>
          <table:table-cell office:value-type="float" office:value="90" calcext:value-type="float">
            <text:p>90</text:p>
          </table:table-cell>
          <table:table-cell office:value-type="float" office:value="225460" calcext:value-type="float">
            <text:p>225460</text:p>
          </table:table-cell>
          <table:table-cell office:value-type="float" office:value="780395" calcext:value-type="float">
            <text:p>780395</text:p>
          </table:table-cell>
          <table:table-cell office:value-type="float" office:value="727326" calcext:value-type="float">
            <text:p>727326</text:p>
          </table:table-cell>
          <table:table-cell office:value-type="float" office:value="10917669" calcext:value-type="float">
            <text:p>10917669</text:p>
          </table:table-cell>
          <table:table-cell/>
          <table:table-cell table:formula="of:=SUM([.B62:.L62])" office:value-type="float" office:value="40576648" calcext:value-type="float">
            <text:p>40576648</text:p>
          </table:table-cell>
          <table:table-cell table:formula="of:=MAX([.B62:.L62])" office:value-type="float" office:value="19609669" calcext:value-type="float">
            <text:p>19609669</text:p>
          </table:table-cell>
          <table:table-cell table:formula="of:=INDEX([.$B$1:.$L$1];0;MATCH(MAX([.$B62:.$L62]);[.$B62:.$L62];0))" office:value-type="string" office:string-value="WebcamRead" calcext:value-type="string">
            <text:p>WebcamRead</text:p>
          </table:table-cell>
          <table:table-cell table:formula="of:=[.O62]/[.N62]" office:value-type="percentage" office:value="0.483274739697572" calcext:value-type="percentage">
            <text:p>48.33%</text:p>
          </table:table-cell>
          <table:table-cell/>
          <table:table-cell table:formula="of:=1000000000/[.N62]" office:value-type="float" office:value="24.6447168331894" calcext:value-type="float">
            <text:p>24.6447168331894</text:p>
          </table:table-cell>
          <table:table-cell table:formula="of:=IF([.A62]=1;1000000000/[.N62];&quot;&quot;)" office:value-type="float" office:value="24.6447168331894" calcext:value-type="float">
            <text:p>24.6447168331894</text:p>
          </table:table-cell>
          <table:table-cell table:formula="of:=IF([.A62]=1;[.P62];&quot;&quot;)" office:value-type="string" office:string-value="WebcamRead" calcext:value-type="string">
            <text:p>WebcamRead</text:p>
          </table:table-cell>
          <table:table-cell table:style-name="ce1" table:formula="of:=IF(ISBLANK([.T62]);&quot;&quot;;[.Q62])" office:value-type="percentage" office:value="0.483274739697572" calcext:value-type="percentage">
            <text:p>48.33%</text:p>
          </table:table-cell>
          <table:table-cell table:formula="of:=IF([.A62]=1;[.V62]*[.N62]/1000000;&quot;&quot;)" office:value-type="float" office:value="19.609669" calcext:value-type="float">
            <text:p>19.6096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68676" calcext:value-type="float">
            <text:p>18968676</text:p>
          </table:table-cell>
          <table:table-cell office:value-type="float" office:value="709252" calcext:value-type="float">
            <text:p>709252</text:p>
          </table:table-cell>
          <table:table-cell office:value-type="float" office:value="1100060" calcext:value-type="float">
            <text:p>1100060</text:p>
          </table:table-cell>
          <table:table-cell office:value-type="float" office:value="290" calcext:value-type="float">
            <text:p>290</text:p>
          </table:table-cell>
          <table:table-cell office:value-type="float" office:value="5227824" calcext:value-type="float">
            <text:p>5227824</text:p>
          </table:table-cell>
          <table:table-cell office:value-type="float" office:value="1016014" calcext:value-type="float">
            <text:p>1016014</text:p>
          </table:table-cell>
          <table:table-cell office:value-type="float" office:value="70" calcext:value-type="float">
            <text:p>70</text:p>
          </table:table-cell>
          <table:table-cell office:value-type="float" office:value="221543" calcext:value-type="float">
            <text:p>221543</text:p>
          </table:table-cell>
          <table:table-cell office:value-type="float" office:value="762180" calcext:value-type="float">
            <text:p>762180</text:p>
          </table:table-cell>
          <table:table-cell office:value-type="float" office:value="743296" calcext:value-type="float">
            <text:p>743296</text:p>
          </table:table-cell>
          <table:table-cell office:value-type="float" office:value="10430733" calcext:value-type="float">
            <text:p>10430733</text:p>
          </table:table-cell>
          <table:table-cell/>
          <table:table-cell table:formula="of:=SUM([.B63:.L63])" office:value-type="float" office:value="39179938" calcext:value-type="float">
            <text:p>39179938</text:p>
          </table:table-cell>
          <table:table-cell table:formula="of:=MAX([.B63:.L63])" office:value-type="float" office:value="18968676" calcext:value-type="float">
            <text:p>18968676</text:p>
          </table:table-cell>
          <table:table-cell table:formula="of:=INDEX([.$B$1:.$L$1];0;MATCH(MAX([.$B63:.$L63]);[.$B63:.$L63];0))" office:value-type="string" office:string-value="WebcamRead" calcext:value-type="string">
            <text:p>WebcamRead</text:p>
          </table:table-cell>
          <table:table-cell table:formula="of:=[.O63]/[.N63]" office:value-type="percentage" office:value="0.484142573170994" calcext:value-type="percentage">
            <text:p>48.41%</text:p>
          </table:table-cell>
          <table:table-cell/>
          <table:table-cell table:formula="of:=1000000000/[.N63]" office:value-type="float" office:value="25.523266524822" calcext:value-type="float">
            <text:p>25.523266524822</text:p>
          </table:table-cell>
          <table:table-cell table:formula="of:=IF([.A63]=1;1000000000/[.N63];&quot;&quot;)" office:value-type="float" office:value="25.523266524822" calcext:value-type="float">
            <text:p>25.523266524822</text:p>
          </table:table-cell>
          <table:table-cell table:formula="of:=IF([.A63]=1;[.P63];&quot;&quot;)" office:value-type="string" office:string-value="WebcamRead" calcext:value-type="string">
            <text:p>WebcamRead</text:p>
          </table:table-cell>
          <table:table-cell table:style-name="ce1" table:formula="of:=IF(ISBLANK([.T63]);&quot;&quot;;[.Q63])" office:value-type="percentage" office:value="0.484142573170994" calcext:value-type="percentage">
            <text:p>48.41%</text:p>
          </table:table-cell>
          <table:table-cell table:formula="of:=IF([.A63]=1;[.V63]*[.N63]/1000000;&quot;&quot;)" office:value-type="float" office:value="18.968676" calcext:value-type="float">
            <text:p>18.9686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28530" calcext:value-type="float">
            <text:p>23928530</text:p>
          </table:table-cell>
          <table:table-cell office:value-type="float" office:value="713340" calcext:value-type="float">
            <text:p>713340</text:p>
          </table:table-cell>
          <table:table-cell office:value-type="float" office:value="964457" calcext:value-type="float">
            <text:p>964457</text:p>
          </table:table-cell>
          <table:table-cell office:value-type="float" office:value="171" calcext:value-type="float">
            <text:p>171</text:p>
          </table:table-cell>
          <table:table-cell office:value-type="float" office:value="5180125" calcext:value-type="float">
            <text:p>5180125</text:p>
          </table:table-cell>
          <table:table-cell office:value-type="float" office:value="1066228" calcext:value-type="float">
            <text:p>1066228</text:p>
          </table:table-cell>
          <table:table-cell office:value-type="float" office:value="70" calcext:value-type="float">
            <text:p>70</text:p>
          </table:table-cell>
          <table:table-cell office:value-type="float" office:value="211404" calcext:value-type="float">
            <text:p>211404</text:p>
          </table:table-cell>
          <table:table-cell office:value-type="float" office:value="738166" calcext:value-type="float">
            <text:p>738166</text:p>
          </table:table-cell>
          <table:table-cell office:value-type="float" office:value="726645" calcext:value-type="float">
            <text:p>726645</text:p>
          </table:table-cell>
          <table:table-cell office:value-type="float" office:value="10318863" calcext:value-type="float">
            <text:p>10318863</text:p>
          </table:table-cell>
          <table:table-cell/>
          <table:table-cell table:formula="of:=SUM([.B64:.L64])" office:value-type="float" office:value="43847999" calcext:value-type="float">
            <text:p>43847999</text:p>
          </table:table-cell>
          <table:table-cell table:formula="of:=MAX([.B64:.L64])" office:value-type="float" office:value="23928530" calcext:value-type="float">
            <text:p>23928530</text:p>
          </table:table-cell>
          <table:table-cell table:formula="of:=INDEX([.$B$1:.$L$1];0;MATCH(MAX([.$B64:.$L64]);[.$B64:.$L64];0))" office:value-type="string" office:string-value="WebcamRead" calcext:value-type="string">
            <text:p>WebcamRead</text:p>
          </table:table-cell>
          <table:table-cell table:formula="of:=[.O64]/[.N64]" office:value-type="percentage" office:value="0.545715438462768" calcext:value-type="percentage">
            <text:p>54.57%</text:p>
          </table:table-cell>
          <table:table-cell/>
          <table:table-cell table:formula="of:=1000000000/[.N64]" office:value-type="float" office:value="22.8060578089322" calcext:value-type="float">
            <text:p>22.8060578089322</text:p>
          </table:table-cell>
          <table:table-cell table:formula="of:=IF([.A64]=1;1000000000/[.N64];&quot;&quot;)" office:value-type="float" office:value="22.8060578089322" calcext:value-type="float">
            <text:p>22.8060578089322</text:p>
          </table:table-cell>
          <table:table-cell table:formula="of:=IF([.A64]=1;[.P64];&quot;&quot;)" office:value-type="string" office:string-value="WebcamRead" calcext:value-type="string">
            <text:p>WebcamRead</text:p>
          </table:table-cell>
          <table:table-cell table:style-name="ce1" table:formula="of:=IF(ISBLANK([.T64]);&quot;&quot;;[.Q64])" office:value-type="percentage" office:value="0.545715438462768" calcext:value-type="percentage">
            <text:p>54.57%</text:p>
          </table:table-cell>
          <table:table-cell table:formula="of:=IF([.A64]=1;[.V64]*[.N64]/1000000;&quot;&quot;)" office:value-type="float" office:value="23.92853" calcext:value-type="float">
            <text:p>23.928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4826" calcext:value-type="float">
            <text:p>20004826</text:p>
          </table:table-cell>
          <table:table-cell office:value-type="float" office:value="908002" calcext:value-type="float">
            <text:p>908002</text:p>
          </table:table-cell>
          <table:table-cell office:value-type="float" office:value="968064" calcext:value-type="float">
            <text:p>968064</text:p>
          </table:table-cell>
          <table:table-cell office:value-type="float" office:value="70" calcext:value-type="float">
            <text:p>70</text:p>
          </table:table-cell>
          <table:table-cell office:value-type="float" office:value="5207606" calcext:value-type="float">
            <text:p>5207606</text:p>
          </table:table-cell>
          <table:table-cell office:value-type="float" office:value="1003410" calcext:value-type="float">
            <text:p>1003410</text:p>
          </table:table-cell>
          <table:table-cell office:value-type="float" office:value="80" calcext:value-type="float">
            <text:p>80</text:p>
          </table:table-cell>
          <table:table-cell office:value-type="float" office:value="212245" calcext:value-type="float">
            <text:p>212245</text:p>
          </table:table-cell>
          <table:table-cell office:value-type="float" office:value="777750" calcext:value-type="float">
            <text:p>777750</text:p>
          </table:table-cell>
          <table:table-cell office:value-type="float" office:value="729690" calcext:value-type="float">
            <text:p>729690</text:p>
          </table:table-cell>
          <table:table-cell office:value-type="float" office:value="10330725" calcext:value-type="float">
            <text:p>10330725</text:p>
          </table:table-cell>
          <table:table-cell/>
          <table:table-cell table:formula="of:=SUM([.B65:.L65])" office:value-type="float" office:value="40142468" calcext:value-type="float">
            <text:p>40142468</text:p>
          </table:table-cell>
          <table:table-cell table:formula="of:=MAX([.B65:.L65])" office:value-type="float" office:value="20004826" calcext:value-type="float">
            <text:p>20004826</text:p>
          </table:table-cell>
          <table:table-cell table:formula="of:=INDEX([.$B$1:.$L$1];0;MATCH(MAX([.$B65:.$L65]);[.$B65:.$L65];0))" office:value-type="string" office:string-value="WebcamRead" calcext:value-type="string">
            <text:p>WebcamRead</text:p>
          </table:table-cell>
          <table:table-cell table:formula="of:=[.O65]/[.N65]" office:value-type="percentage" office:value="0.498345692148275" calcext:value-type="percentage">
            <text:p>49.83%</text:p>
          </table:table-cell>
          <table:table-cell/>
          <table:table-cell table:formula="of:=1000000000/[.N65]" office:value-type="float" office:value="24.9112735171141" calcext:value-type="float">
            <text:p>24.9112735171141</text:p>
          </table:table-cell>
          <table:table-cell table:formula="of:=IF([.A65]=1;1000000000/[.N65];&quot;&quot;)" office:value-type="float" office:value="24.9112735171141" calcext:value-type="float">
            <text:p>24.9112735171141</text:p>
          </table:table-cell>
          <table:table-cell table:formula="of:=IF([.A65]=1;[.P65];&quot;&quot;)" office:value-type="string" office:string-value="WebcamRead" calcext:value-type="string">
            <text:p>WebcamRead</text:p>
          </table:table-cell>
          <table:table-cell table:style-name="ce1" table:formula="of:=IF(ISBLANK([.T65]);&quot;&quot;;[.Q65])" office:value-type="percentage" office:value="0.498345692148275" calcext:value-type="percentage">
            <text:p>49.83%</text:p>
          </table:table-cell>
          <table:table-cell table:formula="of:=IF([.A65]=1;[.V65]*[.N65]/1000000;&quot;&quot;)" office:value-type="float" office:value="20.004826" calcext:value-type="float">
            <text:p>20.0048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99278" calcext:value-type="float">
            <text:p>23799278</text:p>
          </table:table-cell>
          <table:table-cell office:value-type="float" office:value="706176" calcext:value-type="float">
            <text:p>706176</text:p>
          </table:table-cell>
          <table:table-cell office:value-type="float" office:value="965509" calcext:value-type="float">
            <text:p>965509</text:p>
          </table:table-cell>
          <table:table-cell office:value-type="float" office:value="70" calcext:value-type="float">
            <text:p>70</text:p>
          </table:table-cell>
          <table:table-cell office:value-type="float" office:value="5165187" calcext:value-type="float">
            <text:p>5165187</text:p>
          </table:table-cell>
          <table:table-cell office:value-type="float" office:value="976179" calcext:value-type="float">
            <text:p>976179</text:p>
          </table:table-cell>
          <table:table-cell office:value-type="float" office:value="70" calcext:value-type="float">
            <text:p>70</text:p>
          </table:table-cell>
          <table:table-cell office:value-type="float" office:value="225741" calcext:value-type="float">
            <text:p>225741</text:p>
          </table:table-cell>
          <table:table-cell office:value-type="float" office:value="771348" calcext:value-type="float">
            <text:p>771348</text:p>
          </table:table-cell>
          <table:table-cell office:value-type="float" office:value="723037" calcext:value-type="float">
            <text:p>723037</text:p>
          </table:table-cell>
          <table:table-cell office:value-type="float" office:value="10773069" calcext:value-type="float">
            <text:p>10773069</text:p>
          </table:table-cell>
          <table:table-cell/>
          <table:table-cell table:formula="of:=SUM([.B66:.L66])" office:value-type="float" office:value="44105664" calcext:value-type="float">
            <text:p>44105664</text:p>
          </table:table-cell>
          <table:table-cell table:formula="of:=MAX([.B66:.L66])" office:value-type="float" office:value="23799278" calcext:value-type="float">
            <text:p>23799278</text:p>
          </table:table-cell>
          <table:table-cell table:formula="of:=INDEX([.$B$1:.$L$1];0;MATCH(MAX([.$B66:.$L66]);[.$B66:.$L66];0))" office:value-type="string" office:string-value="WebcamRead" calcext:value-type="string">
            <text:p>WebcamRead</text:p>
          </table:table-cell>
          <table:table-cell table:formula="of:=[.O66]/[.N66]" office:value-type="percentage" office:value="0.539596864475275" calcext:value-type="percentage">
            <text:p>53.96%</text:p>
          </table:table-cell>
          <table:table-cell/>
          <table:table-cell table:formula="of:=1000000000/[.N66]" office:value-type="float" office:value="22.6728249686934" calcext:value-type="float">
            <text:p>22.6728249686934</text:p>
          </table:table-cell>
          <table:table-cell table:formula="of:=IF([.A66]=1;1000000000/[.N66];&quot;&quot;)" office:value-type="float" office:value="22.6728249686934" calcext:value-type="float">
            <text:p>22.6728249686934</text:p>
          </table:table-cell>
          <table:table-cell table:formula="of:=IF([.A66]=1;[.P66];&quot;&quot;)" office:value-type="string" office:string-value="WebcamRead" calcext:value-type="string">
            <text:p>WebcamRead</text:p>
          </table:table-cell>
          <table:table-cell table:style-name="ce1" table:formula="of:=IF(ISBLANK([.T66]);&quot;&quot;;[.Q66])" office:value-type="percentage" office:value="0.539596864475275" calcext:value-type="percentage">
            <text:p>53.96%</text:p>
          </table:table-cell>
          <table:table-cell table:formula="of:=IF([.A66]=1;[.V66]*[.N66]/1000000;&quot;&quot;)" office:value-type="float" office:value="23.799278" calcext:value-type="float">
            <text:p>23.7992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40574" calcext:value-type="float">
            <text:p>19740574</text:p>
          </table:table-cell>
          <table:table-cell office:value-type="float" office:value="839756" calcext:value-type="float">
            <text:p>839756</text:p>
          </table:table-cell>
          <table:table-cell office:value-type="float" office:value="963897" calcext:value-type="float">
            <text:p>963897</text:p>
          </table:table-cell>
          <table:table-cell office:value-type="float" office:value="151" calcext:value-type="float">
            <text:p>151</text:p>
          </table:table-cell>
          <table:table-cell office:value-type="float" office:value="5159717" calcext:value-type="float">
            <text:p>5159717</text:p>
          </table:table-cell>
          <table:table-cell office:value-type="float" office:value="745901" calcext:value-type="float">
            <text:p>745901</text:p>
          </table:table-cell>
          <table:table-cell office:value-type="float" office:value="70" calcext:value-type="float">
            <text:p>70</text:p>
          </table:table-cell>
          <table:table-cell office:value-type="float" office:value="223818" calcext:value-type="float">
            <text:p>223818</text:p>
          </table:table-cell>
          <table:table-cell office:value-type="float" office:value="773281" calcext:value-type="float">
            <text:p>773281</text:p>
          </table:table-cell>
          <table:table-cell office:value-type="float" office:value="723168" calcext:value-type="float">
            <text:p>723168</text:p>
          </table:table-cell>
          <table:table-cell office:value-type="float" office:value="10628720" calcext:value-type="float">
            <text:p>10628720</text:p>
          </table:table-cell>
          <table:table-cell/>
          <table:table-cell table:formula="of:=SUM([.B67:.L67])" office:value-type="float" office:value="39799053" calcext:value-type="float">
            <text:p>39799053</text:p>
          </table:table-cell>
          <table:table-cell table:formula="of:=MAX([.B67:.L67])" office:value-type="float" office:value="19740574" calcext:value-type="float">
            <text:p>19740574</text:p>
          </table:table-cell>
          <table:table-cell table:formula="of:=INDEX([.$B$1:.$L$1];0;MATCH(MAX([.$B67:.$L67]);[.$B67:.$L67];0))" office:value-type="string" office:string-value="WebcamRead" calcext:value-type="string">
            <text:p>WebcamRead</text:p>
          </table:table-cell>
          <table:table-cell table:formula="of:=[.O67]/[.N67]" office:value-type="percentage" office:value="0.496006123562789" calcext:value-type="percentage">
            <text:p>49.60%</text:p>
          </table:table-cell>
          <table:table-cell/>
          <table:table-cell table:formula="of:=1000000000/[.N67]" office:value-type="float" office:value="25.1262259933672" calcext:value-type="float">
            <text:p>25.1262259933672</text:p>
          </table:table-cell>
          <table:table-cell table:formula="of:=IF([.A67]=1;1000000000/[.N67];&quot;&quot;)">
            <text:p/>
          </table:table-cell>
          <table:table-cell table:formula="of:=IF([.A67]=1;[.P67];&quot;&quot;)">
            <text:p/>
          </table:table-cell>
          <table:table-cell table:style-name="ce1" table:formula="of:=IF(ISBLANK([.T67]);&quot;&quot;;[.Q67])" office:value-type="percentage" office:value="0.496006123562789" calcext:value-type="percentage">
            <text:p>49.60%</text:p>
          </table:table-cell>
          <table:table-cell table:formula="of:=IF([.A67]=1;[.V67]*[.N67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71192" calcext:value-type="float">
            <text:p>23671192</text:p>
          </table:table-cell>
          <table:table-cell office:value-type="float" office:value="706557" calcext:value-type="float">
            <text:p>706557</text:p>
          </table:table-cell>
          <table:table-cell office:value-type="float" office:value="964357" calcext:value-type="float">
            <text:p>964357</text:p>
          </table:table-cell>
          <table:table-cell office:value-type="float" office:value="160" calcext:value-type="float">
            <text:p>160</text:p>
          </table:table-cell>
          <table:table-cell office:value-type="float" office:value="5240147" calcext:value-type="float">
            <text:p>5240147</text:p>
          </table:table-cell>
          <table:table-cell office:value-type="float" office:value="981299" calcext:value-type="float">
            <text:p>981299</text:p>
          </table:table-cell>
          <table:table-cell office:value-type="float" office:value="100" calcext:value-type="float">
            <text:p>100</text:p>
          </table:table-cell>
          <table:table-cell office:value-type="float" office:value="219790" calcext:value-type="float">
            <text:p>219790</text:p>
          </table:table-cell>
          <table:table-cell office:value-type="float" office:value="797015" calcext:value-type="float">
            <text:p>797015</text:p>
          </table:table-cell>
          <table:table-cell office:value-type="float" office:value="2478469" calcext:value-type="float">
            <text:p>2478469</text:p>
          </table:table-cell>
          <table:table-cell office:value-type="float" office:value="10731132" calcext:value-type="float">
            <text:p>10731132</text:p>
          </table:table-cell>
          <table:table-cell/>
          <table:table-cell table:formula="of:=SUM([.B68:.L68])" office:value-type="float" office:value="45790218" calcext:value-type="float">
            <text:p>45790218</text:p>
          </table:table-cell>
          <table:table-cell table:formula="of:=MAX([.B68:.L68])" office:value-type="float" office:value="23671192" calcext:value-type="float">
            <text:p>23671192</text:p>
          </table:table-cell>
          <table:table-cell table:formula="of:=INDEX([.$B$1:.$L$1];0;MATCH(MAX([.$B68:.$L68]);[.$B68:.$L68];0))" office:value-type="string" office:string-value="WebcamRead" calcext:value-type="string">
            <text:p>WebcamRead</text:p>
          </table:table-cell>
          <table:table-cell table:formula="of:=[.O68]/[.N68]" office:value-type="percentage" office:value="0.516948663577011" calcext:value-type="percentage">
            <text:p>51.69%</text:p>
          </table:table-cell>
          <table:table-cell/>
          <table:table-cell table:formula="of:=1000000000/[.N68]" office:value-type="float" office:value="21.8387254675223" calcext:value-type="float">
            <text:p>21.8387254675223</text:p>
          </table:table-cell>
          <table:table-cell table:formula="of:=IF([.A68]=1;1000000000/[.N68];&quot;&quot;)" office:value-type="float" office:value="21.8387254675223" calcext:value-type="float">
            <text:p>21.8387254675223</text:p>
          </table:table-cell>
          <table:table-cell table:formula="of:=IF([.A68]=1;[.P68];&quot;&quot;)" office:value-type="string" office:string-value="WebcamRead" calcext:value-type="string">
            <text:p>WebcamRead</text:p>
          </table:table-cell>
          <table:table-cell table:style-name="ce1" table:formula="of:=IF(ISBLANK([.T68]);&quot;&quot;;[.Q68])" office:value-type="percentage" office:value="0.516948663577011" calcext:value-type="percentage">
            <text:p>51.69%</text:p>
          </table:table-cell>
          <table:table-cell table:formula="of:=IF([.A68]=1;[.V68]*[.N68]/1000000;&quot;&quot;)" office:value-type="float" office:value="23.671192" calcext:value-type="float">
            <text:p>23.6711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55396" calcext:value-type="float">
            <text:p>17955396</text:p>
          </table:table-cell>
          <table:table-cell office:value-type="float" office:value="709923" calcext:value-type="float">
            <text:p>709923</text:p>
          </table:table-cell>
          <table:table-cell office:value-type="float" office:value="962484" calcext:value-type="float">
            <text:p>962484</text:p>
          </table:table-cell>
          <table:table-cell office:value-type="float" office:value="70" calcext:value-type="float">
            <text:p>70</text:p>
          </table:table-cell>
          <table:table-cell office:value-type="float" office:value="5248112" calcext:value-type="float">
            <text:p>5248112</text:p>
          </table:table-cell>
          <table:table-cell office:value-type="float" office:value="909054" calcext:value-type="float">
            <text:p>909054</text:p>
          </table:table-cell>
          <table:table-cell office:value-type="float" office:value="201" calcext:value-type="float">
            <text:p>201</text:p>
          </table:table-cell>
          <table:table-cell office:value-type="float" office:value="228196" calcext:value-type="float">
            <text:p>228196</text:p>
          </table:table-cell>
          <table:table-cell office:value-type="float" office:value="762040" calcext:value-type="float">
            <text:p>762040</text:p>
          </table:table-cell>
          <table:table-cell office:value-type="float" office:value="888636" calcext:value-type="float">
            <text:p>888636</text:p>
          </table:table-cell>
          <table:table-cell office:value-type="float" office:value="10756088" calcext:value-type="float">
            <text:p>10756088</text:p>
          </table:table-cell>
          <table:table-cell/>
          <table:table-cell table:formula="of:=SUM([.B69:.L69])" office:value-type="float" office:value="38420200" calcext:value-type="float">
            <text:p>38420200</text:p>
          </table:table-cell>
          <table:table-cell table:formula="of:=MAX([.B69:.L69])" office:value-type="float" office:value="17955396" calcext:value-type="float">
            <text:p>17955396</text:p>
          </table:table-cell>
          <table:table-cell table:formula="of:=INDEX([.$B$1:.$L$1];0;MATCH(MAX([.$B69:.$L69]);[.$B69:.$L69];0))" office:value-type="string" office:string-value="WebcamRead" calcext:value-type="string">
            <text:p>WebcamRead</text:p>
          </table:table-cell>
          <table:table-cell table:formula="of:=[.O69]/[.N69]" office:value-type="percentage" office:value="0.467342595821989" calcext:value-type="percentage">
            <text:p>46.73%</text:p>
          </table:table-cell>
          <table:table-cell/>
          <table:table-cell table:formula="of:=1000000000/[.N69]" office:value-type="float" office:value="26.0279748673875" calcext:value-type="float">
            <text:p>26.0279748673875</text:p>
          </table:table-cell>
          <table:table-cell table:formula="of:=IF([.A69]=1;1000000000/[.N69];&quot;&quot;)" office:value-type="float" office:value="26.0279748673875" calcext:value-type="float">
            <text:p>26.0279748673875</text:p>
          </table:table-cell>
          <table:table-cell table:formula="of:=IF([.A69]=1;[.P69];&quot;&quot;)" office:value-type="string" office:string-value="WebcamRead" calcext:value-type="string">
            <text:p>WebcamRead</text:p>
          </table:table-cell>
          <table:table-cell table:style-name="ce1" table:formula="of:=IF(ISBLANK([.T69]);&quot;&quot;;[.Q69])" office:value-type="percentage" office:value="0.467342595821989" calcext:value-type="percentage">
            <text:p>46.73%</text:p>
          </table:table-cell>
          <table:table-cell table:formula="of:=IF([.A69]=1;[.V69]*[.N69]/1000000;&quot;&quot;)" office:value-type="float" office:value="17.955396" calcext:value-type="float">
            <text:p>17.95539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91523" calcext:value-type="float">
            <text:p>19391523</text:p>
          </table:table-cell>
          <table:table-cell office:value-type="float" office:value="701046" calcext:value-type="float">
            <text:p>701046</text:p>
          </table:table-cell>
          <table:table-cell office:value-type="float" office:value="963957" calcext:value-type="float">
            <text:p>963957</text:p>
          </table:table-cell>
          <table:table-cell office:value-type="float" office:value="170" calcext:value-type="float">
            <text:p>170</text:p>
          </table:table-cell>
          <table:table-cell office:value-type="float" office:value="5187078" calcext:value-type="float">
            <text:p>5187078</text:p>
          </table:table-cell>
          <table:table-cell office:value-type="float" office:value="722747" calcext:value-type="float">
            <text:p>722747</text:p>
          </table:table-cell>
          <table:table-cell office:value-type="float" office:value="70" calcext:value-type="float">
            <text:p>70</text:p>
          </table:table-cell>
          <table:table-cell office:value-type="float" office:value="243284" calcext:value-type="float">
            <text:p>243284</text:p>
          </table:table-cell>
          <table:table-cell office:value-type="float" office:value="759205" calcext:value-type="float">
            <text:p>759205</text:p>
          </table:table-cell>
          <table:table-cell office:value-type="float" office:value="746652" calcext:value-type="float">
            <text:p>746652</text:p>
          </table:table-cell>
          <table:table-cell office:value-type="float" office:value="10636856" calcext:value-type="float">
            <text:p>10636856</text:p>
          </table:table-cell>
          <table:table-cell/>
          <table:table-cell table:formula="of:=SUM([.B70:.L70])" office:value-type="float" office:value="39352588" calcext:value-type="float">
            <text:p>39352588</text:p>
          </table:table-cell>
          <table:table-cell table:formula="of:=MAX([.B70:.L70])" office:value-type="float" office:value="19391523" calcext:value-type="float">
            <text:p>19391523</text:p>
          </table:table-cell>
          <table:table-cell table:formula="of:=INDEX([.$B$1:.$L$1];0;MATCH(MAX([.$B70:.$L70]);[.$B70:.$L70];0))" office:value-type="string" office:string-value="WebcamRead" calcext:value-type="string">
            <text:p>WebcamRead</text:p>
          </table:table-cell>
          <table:table-cell table:formula="of:=[.O70]/[.N70]" office:value-type="percentage" office:value="0.492763601722967" calcext:value-type="percentage">
            <text:p>49.28%</text:p>
          </table:table-cell>
          <table:table-cell/>
          <table:table-cell table:formula="of:=1000000000/[.N70]" office:value-type="float" office:value="25.411289341377" calcext:value-type="float">
            <text:p>25.411289341377</text:p>
          </table:table-cell>
          <table:table-cell table:formula="of:=IF([.A70]=1;1000000000/[.N70];&quot;&quot;)">
            <text:p/>
          </table:table-cell>
          <table:table-cell table:formula="of:=IF([.A70]=1;[.P70];&quot;&quot;)">
            <text:p/>
          </table:table-cell>
          <table:table-cell table:style-name="ce1" table:formula="of:=IF(ISBLANK([.T70]);&quot;&quot;;[.Q70])" office:value-type="percentage" office:value="0.492763601722967" calcext:value-type="percentage">
            <text:p>49.28%</text:p>
          </table:table-cell>
          <table:table-cell table:formula="of:=IF([.A70]=1;[.V70]*[.N70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34428" calcext:value-type="float">
            <text:p>24034428</text:p>
          </table:table-cell>
          <table:table-cell office:value-type="float" office:value="715304" calcext:value-type="float">
            <text:p>715304</text:p>
          </table:table-cell>
          <table:table-cell office:value-type="float" office:value="963345" calcext:value-type="float">
            <text:p>963345</text:p>
          </table:table-cell>
          <table:table-cell office:value-type="float" office:value="320" calcext:value-type="float">
            <text:p>320</text:p>
          </table:table-cell>
          <table:table-cell office:value-type="float" office:value="5249233" calcext:value-type="float">
            <text:p>5249233</text:p>
          </table:table-cell>
          <table:table-cell office:value-type="float" office:value="745890" calcext:value-type="float">
            <text:p>745890</text:p>
          </table:table-cell>
          <table:table-cell office:value-type="float" office:value="101" calcext:value-type="float">
            <text:p>101</text:p>
          </table:table-cell>
          <table:table-cell office:value-type="float" office:value="239446" calcext:value-type="float">
            <text:p>239446</text:p>
          </table:table-cell>
          <table:table-cell office:value-type="float" office:value="764194" calcext:value-type="float">
            <text:p>764194</text:p>
          </table:table-cell>
          <table:table-cell office:value-type="float" office:value="730412" calcext:value-type="float">
            <text:p>730412</text:p>
          </table:table-cell>
          <table:table-cell office:value-type="float" office:value="10808446" calcext:value-type="float">
            <text:p>10808446</text:p>
          </table:table-cell>
          <table:table-cell/>
          <table:table-cell table:formula="of:=SUM([.B71:.L71])" office:value-type="float" office:value="44251119" calcext:value-type="float">
            <text:p>44251119</text:p>
          </table:table-cell>
          <table:table-cell table:formula="of:=MAX([.B71:.L71])" office:value-type="float" office:value="24034428" calcext:value-type="float">
            <text:p>24034428</text:p>
          </table:table-cell>
          <table:table-cell table:formula="of:=INDEX([.$B$1:.$L$1];0;MATCH(MAX([.$B71:.$L71]);[.$B71:.$L71];0))" office:value-type="string" office:string-value="WebcamRead" calcext:value-type="string">
            <text:p>WebcamRead</text:p>
          </table:table-cell>
          <table:table-cell table:formula="of:=[.O71]/[.N71]" office:value-type="percentage" office:value="0.543137180327575" calcext:value-type="percentage">
            <text:p>54.31%</text:p>
          </table:table-cell>
          <table:table-cell/>
          <table:table-cell table:formula="of:=1000000000/[.N71]" office:value-type="float" office:value="22.5982985876583" calcext:value-type="float">
            <text:p>22.5982985876583</text:p>
          </table:table-cell>
          <table:table-cell table:formula="of:=IF([.A71]=1;1000000000/[.N71];&quot;&quot;)">
            <text:p/>
          </table:table-cell>
          <table:table-cell table:formula="of:=IF([.A71]=1;[.P71];&quot;&quot;)">
            <text:p/>
          </table:table-cell>
          <table:table-cell table:style-name="ce1" table:formula="of:=IF(ISBLANK([.T71]);&quot;&quot;;[.Q71])" office:value-type="percentage" office:value="0.543137180327575" calcext:value-type="percentage">
            <text:p>54.31%</text:p>
          </table:table-cell>
          <table:table-cell table:formula="of:=IF([.A71]=1;[.V71]*[.N71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0075" calcext:value-type="float">
            <text:p>20180075</text:p>
          </table:table-cell>
          <table:table-cell office:value-type="float" office:value="705014" calcext:value-type="float">
            <text:p>705014</text:p>
          </table:table-cell>
          <table:table-cell office:value-type="float" office:value="963737" calcext:value-type="float">
            <text:p>963737</text:p>
          </table:table-cell>
          <table:table-cell office:value-type="float" office:value="80" calcext:value-type="float">
            <text:p>80</text:p>
          </table:table-cell>
          <table:table-cell office:value-type="float" office:value="5148957" calcext:value-type="float">
            <text:p>5148957</text:p>
          </table:table-cell>
          <table:table-cell office:value-type="float" office:value="847550" calcext:value-type="float">
            <text:p>847550</text:p>
          </table:table-cell>
          <table:table-cell office:value-type="float" office:value="230" calcext:value-type="float">
            <text:p>230</text:p>
          </table:table-cell>
          <table:table-cell office:value-type="float" office:value="200774" calcext:value-type="float">
            <text:p>200774</text:p>
          </table:table-cell>
          <table:table-cell office:value-type="float" office:value="858620" calcext:value-type="float">
            <text:p>858620</text:p>
          </table:table-cell>
          <table:table-cell office:value-type="float" office:value="725051" calcext:value-type="float">
            <text:p>725051</text:p>
          </table:table-cell>
          <table:table-cell office:value-type="float" office:value="10721363" calcext:value-type="float">
            <text:p>10721363</text:p>
          </table:table-cell>
          <table:table-cell/>
          <table:table-cell table:formula="of:=SUM([.B72:.L72])" office:value-type="float" office:value="40351451" calcext:value-type="float">
            <text:p>40351451</text:p>
          </table:table-cell>
          <table:table-cell table:formula="of:=MAX([.B72:.L72])" office:value-type="float" office:value="20180075" calcext:value-type="float">
            <text:p>20180075</text:p>
          </table:table-cell>
          <table:table-cell table:formula="of:=INDEX([.$B$1:.$L$1];0;MATCH(MAX([.$B72:.$L72]);[.$B72:.$L72];0))" office:value-type="string" office:string-value="WebcamRead" calcext:value-type="string">
            <text:p>WebcamRead</text:p>
          </table:table-cell>
          <table:table-cell table:formula="of:=[.O72]/[.N72]" office:value-type="percentage" office:value="0.500107790423695" calcext:value-type="percentage">
            <text:p>50.01%</text:p>
          </table:table-cell>
          <table:table-cell/>
          <table:table-cell table:formula="of:=1000000000/[.N72]" office:value-type="float" office:value="24.782256281193" calcext:value-type="float">
            <text:p>24.782256281193</text:p>
          </table:table-cell>
          <table:table-cell table:formula="of:=IF([.A72]=1;1000000000/[.N72];&quot;&quot;)" office:value-type="float" office:value="24.782256281193" calcext:value-type="float">
            <text:p>24.782256281193</text:p>
          </table:table-cell>
          <table:table-cell table:formula="of:=IF([.A72]=1;[.P72];&quot;&quot;)" office:value-type="string" office:string-value="WebcamRead" calcext:value-type="string">
            <text:p>WebcamRead</text:p>
          </table:table-cell>
          <table:table-cell table:style-name="ce1" table:formula="of:=IF(ISBLANK([.T72]);&quot;&quot;;[.Q72])" office:value-type="percentage" office:value="0.500107790423695" calcext:value-type="percentage">
            <text:p>50.01%</text:p>
          </table:table-cell>
          <table:table-cell table:formula="of:=IF([.A72]=1;[.V72]*[.N72]/1000000;&quot;&quot;)" office:value-type="float" office:value="20.180075" calcext:value-type="float">
            <text:p>20.180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66987" calcext:value-type="float">
            <text:p>23266987</text:p>
          </table:table-cell>
          <table:table-cell office:value-type="float" office:value="705485" calcext:value-type="float">
            <text:p>705485</text:p>
          </table:table-cell>
          <table:table-cell office:value-type="float" office:value="964408" calcext:value-type="float">
            <text:p>964408</text:p>
          </table:table-cell>
          <table:table-cell office:value-type="float" office:value="70" calcext:value-type="float">
            <text:p>70</text:p>
          </table:table-cell>
          <table:table-cell office:value-type="float" office:value="5198509" calcext:value-type="float">
            <text:p>5198509</text:p>
          </table:table-cell>
          <table:table-cell office:value-type="float" office:value="865073" calcext:value-type="float">
            <text:p>865073</text:p>
          </table:table-cell>
          <table:table-cell office:value-type="float" office:value="230" calcext:value-type="float">
            <text:p>230</text:p>
          </table:table-cell>
          <table:table-cell office:value-type="float" office:value="237112" calcext:value-type="float">
            <text:p>237112</text:p>
          </table:table-cell>
          <table:table-cell office:value-type="float" office:value="754707" calcext:value-type="float">
            <text:p>754707</text:p>
          </table:table-cell>
          <table:table-cell office:value-type="float" office:value="730101" calcext:value-type="float">
            <text:p>730101</text:p>
          </table:table-cell>
          <table:table-cell office:value-type="float" office:value="10668595" calcext:value-type="float">
            <text:p>10668595</text:p>
          </table:table-cell>
          <table:table-cell/>
          <table:table-cell table:formula="of:=SUM([.B73:.L73])" office:value-type="float" office:value="43391277" calcext:value-type="float">
            <text:p>43391277</text:p>
          </table:table-cell>
          <table:table-cell table:formula="of:=MAX([.B73:.L73])" office:value-type="float" office:value="23266987" calcext:value-type="float">
            <text:p>23266987</text:p>
          </table:table-cell>
          <table:table-cell table:formula="of:=INDEX([.$B$1:.$L$1];0;MATCH(MAX([.$B73:.$L73]);[.$B73:.$L73];0))" office:value-type="string" office:string-value="WebcamRead" calcext:value-type="string">
            <text:p>WebcamRead</text:p>
          </table:table-cell>
          <table:table-cell table:formula="of:=[.O73]/[.N73]" office:value-type="percentage" office:value="0.536213465208687" calcext:value-type="percentage">
            <text:p>53.62%</text:p>
          </table:table-cell>
          <table:table-cell/>
          <table:table-cell table:formula="of:=1000000000/[.N73]" office:value-type="float" office:value="23.04610670942" calcext:value-type="float">
            <text:p>23.04610670942</text:p>
          </table:table-cell>
          <table:table-cell table:formula="of:=IF([.A73]=1;1000000000/[.N73];&quot;&quot;)" office:value-type="float" office:value="23.04610670942" calcext:value-type="float">
            <text:p>23.04610670942</text:p>
          </table:table-cell>
          <table:table-cell table:formula="of:=IF([.A73]=1;[.P73];&quot;&quot;)" office:value-type="string" office:string-value="WebcamRead" calcext:value-type="string">
            <text:p>WebcamRead</text:p>
          </table:table-cell>
          <table:table-cell table:style-name="ce1" table:formula="of:=IF(ISBLANK([.T73]);&quot;&quot;;[.Q73])" office:value-type="percentage" office:value="0.536213465208687" calcext:value-type="percentage">
            <text:p>53.62%</text:p>
          </table:table-cell>
          <table:table-cell table:formula="of:=IF([.A73]=1;[.V73]*[.N73]/1000000;&quot;&quot;)" office:value-type="float" office:value="23.266987" calcext:value-type="float">
            <text:p>23.2669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49267" calcext:value-type="float">
            <text:p>19849267</text:p>
          </table:table-cell>
          <table:table-cell office:value-type="float" office:value="702138" calcext:value-type="float">
            <text:p>702138</text:p>
          </table:table-cell>
          <table:table-cell office:value-type="float" office:value="964929" calcext:value-type="float">
            <text:p>964929</text:p>
          </table:table-cell>
          <table:table-cell office:value-type="float" office:value="170" calcext:value-type="float">
            <text:p>170</text:p>
          </table:table-cell>
          <table:table-cell office:value-type="float" office:value="5238894" calcext:value-type="float">
            <text:p>5238894</text:p>
          </table:table-cell>
          <table:table-cell office:value-type="float" office:value="926938" calcext:value-type="float">
            <text:p>926938</text:p>
          </table:table-cell>
          <table:table-cell office:value-type="float" office:value="71" calcext:value-type="float">
            <text:p>71</text:p>
          </table:table-cell>
          <table:table-cell office:value-type="float" office:value="218287" calcext:value-type="float">
            <text:p>218287</text:p>
          </table:table-cell>
          <table:table-cell office:value-type="float" office:value="762792" calcext:value-type="float">
            <text:p>762792</text:p>
          </table:table-cell>
          <table:table-cell office:value-type="float" office:value="711266" calcext:value-type="float">
            <text:p>711266</text:p>
          </table:table-cell>
          <table:table-cell office:value-type="float" office:value="10683523" calcext:value-type="float">
            <text:p>10683523</text:p>
          </table:table-cell>
          <table:table-cell/>
          <table:table-cell table:formula="of:=SUM([.B74:.L74])" office:value-type="float" office:value="40058275" calcext:value-type="float">
            <text:p>40058275</text:p>
          </table:table-cell>
          <table:table-cell table:formula="of:=MAX([.B74:.L74])" office:value-type="float" office:value="19849267" calcext:value-type="float">
            <text:p>19849267</text:p>
          </table:table-cell>
          <table:table-cell table:formula="of:=INDEX([.$B$1:.$L$1];0;MATCH(MAX([.$B74:.$L74]);[.$B74:.$L74];0))" office:value-type="string" office:string-value="WebcamRead" calcext:value-type="string">
            <text:p>WebcamRead</text:p>
          </table:table-cell>
          <table:table-cell table:formula="of:=[.O74]/[.N74]" office:value-type="percentage" office:value="0.495509779190442" calcext:value-type="percentage">
            <text:p>49.55%</text:p>
          </table:table-cell>
          <table:table-cell/>
          <table:table-cell table:formula="of:=1000000000/[.N74]" office:value-type="float" office:value="24.9636311099267" calcext:value-type="float">
            <text:p>24.9636311099267</text:p>
          </table:table-cell>
          <table:table-cell table:formula="of:=IF([.A74]=1;1000000000/[.N74];&quot;&quot;)" office:value-type="float" office:value="24.9636311099267" calcext:value-type="float">
            <text:p>24.9636311099267</text:p>
          </table:table-cell>
          <table:table-cell table:formula="of:=IF([.A74]=1;[.P74];&quot;&quot;)" office:value-type="string" office:string-value="WebcamRead" calcext:value-type="string">
            <text:p>WebcamRead</text:p>
          </table:table-cell>
          <table:table-cell table:style-name="ce1" table:formula="of:=IF(ISBLANK([.T74]);&quot;&quot;;[.Q74])" office:value-type="percentage" office:value="0.495509779190442" calcext:value-type="percentage">
            <text:p>49.55%</text:p>
          </table:table-cell>
          <table:table-cell table:formula="of:=IF([.A74]=1;[.V74]*[.N74]/1000000;&quot;&quot;)" office:value-type="float" office:value="19.849267" calcext:value-type="float">
            <text:p>19.8492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57646" calcext:value-type="float">
            <text:p>19757646</text:p>
          </table:table-cell>
          <table:table-cell office:value-type="float" office:value="1203904" calcext:value-type="float">
            <text:p>1203904</text:p>
          </table:table-cell>
          <table:table-cell office:value-type="float" office:value="967212" calcext:value-type="float">
            <text:p>967212</text:p>
          </table:table-cell>
          <table:table-cell office:value-type="float" office:value="70" calcext:value-type="float">
            <text:p>70</text:p>
          </table:table-cell>
          <table:table-cell office:value-type="float" office:value="5225580" calcext:value-type="float">
            <text:p>5225580</text:p>
          </table:table-cell>
          <table:table-cell office:value-type="float" office:value="757122" calcext:value-type="float">
            <text:p>757122</text:p>
          </table:table-cell>
          <table:table-cell office:value-type="float" office:value="90" calcext:value-type="float">
            <text:p>90</text:p>
          </table:table-cell>
          <table:table-cell office:value-type="float" office:value="240388" calcext:value-type="float">
            <text:p>240388</text:p>
          </table:table-cell>
          <table:table-cell office:value-type="float" office:value="757552" calcext:value-type="float">
            <text:p>757552</text:p>
          </table:table-cell>
          <table:table-cell office:value-type="float" office:value="728658" calcext:value-type="float">
            <text:p>728658</text:p>
          </table:table-cell>
          <table:table-cell office:value-type="float" office:value="10760917" calcext:value-type="float">
            <text:p>10760917</text:p>
          </table:table-cell>
          <table:table-cell/>
          <table:table-cell table:formula="of:=SUM([.B75:.L75])" office:value-type="float" office:value="40399139" calcext:value-type="float">
            <text:p>40399139</text:p>
          </table:table-cell>
          <table:table-cell table:formula="of:=MAX([.B75:.L75])" office:value-type="float" office:value="19757646" calcext:value-type="float">
            <text:p>19757646</text:p>
          </table:table-cell>
          <table:table-cell table:formula="of:=INDEX([.$B$1:.$L$1];0;MATCH(MAX([.$B75:.$L75]);[.$B75:.$L75];0))" office:value-type="string" office:string-value="WebcamRead" calcext:value-type="string">
            <text:p>WebcamRead</text:p>
          </table:table-cell>
          <table:table-cell table:formula="of:=[.O75]/[.N75]" office:value-type="percentage" office:value="0.489061066375697" calcext:value-type="percentage">
            <text:p>48.91%</text:p>
          </table:table-cell>
          <table:table-cell/>
          <table:table-cell table:formula="of:=1000000000/[.N75]" office:value-type="float" office:value="24.7530027805791" calcext:value-type="float">
            <text:p>24.7530027805791</text:p>
          </table:table-cell>
          <table:table-cell table:formula="of:=IF([.A75]=1;1000000000/[.N75];&quot;&quot;)">
            <text:p/>
          </table:table-cell>
          <table:table-cell table:formula="of:=IF([.A75]=1;[.P75];&quot;&quot;)">
            <text:p/>
          </table:table-cell>
          <table:table-cell table:style-name="ce1" table:formula="of:=IF(ISBLANK([.T75]);&quot;&quot;;[.Q75])" office:value-type="percentage" office:value="0.489061066375697" calcext:value-type="percentage">
            <text:p>48.91%</text:p>
          </table:table-cell>
          <table:table-cell table:formula="of:=IF([.A75]=1;[.V75]*[.N75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33460" calcext:value-type="float">
            <text:p>23333460</text:p>
          </table:table-cell>
          <table:table-cell office:value-type="float" office:value="703291" calcext:value-type="float">
            <text:p>703291</text:p>
          </table:table-cell>
          <table:table-cell office:value-type="float" office:value="965350" calcext:value-type="float">
            <text:p>965350</text:p>
          </table:table-cell>
          <table:table-cell office:value-type="float" office:value="161" calcext:value-type="float">
            <text:p>161</text:p>
          </table:table-cell>
          <table:table-cell office:value-type="float" office:value="5173473" calcext:value-type="float">
            <text:p>5173473</text:p>
          </table:table-cell>
          <table:table-cell office:value-type="float" office:value="1048084" calcext:value-type="float">
            <text:p>1048084</text:p>
          </table:table-cell>
          <table:table-cell office:value-type="float" office:value="221" calcext:value-type="float">
            <text:p>221</text:p>
          </table:table-cell>
          <table:table-cell office:value-type="float" office:value="212737" calcext:value-type="float">
            <text:p>212737</text:p>
          </table:table-cell>
          <table:table-cell office:value-type="float" office:value="763063" calcext:value-type="float">
            <text:p>763063</text:p>
          </table:table-cell>
          <table:table-cell office:value-type="float" office:value="744027" calcext:value-type="float">
            <text:p>744027</text:p>
          </table:table-cell>
          <table:table-cell office:value-type="float" office:value="10658146" calcext:value-type="float">
            <text:p>10658146</text:p>
          </table:table-cell>
          <table:table-cell/>
          <table:table-cell table:formula="of:=SUM([.B76:.L76])" office:value-type="float" office:value="43602013" calcext:value-type="float">
            <text:p>43602013</text:p>
          </table:table-cell>
          <table:table-cell table:formula="of:=MAX([.B76:.L76])" office:value-type="float" office:value="23333460" calcext:value-type="float">
            <text:p>23333460</text:p>
          </table:table-cell>
          <table:table-cell table:formula="of:=INDEX([.$B$1:.$L$1];0;MATCH(MAX([.$B76:.$L76]);[.$B76:.$L76];0))" office:value-type="string" office:string-value="WebcamRead" calcext:value-type="string">
            <text:p>WebcamRead</text:p>
          </table:table-cell>
          <table:table-cell table:formula="of:=[.O76]/[.N76]" office:value-type="percentage" office:value="0.535146393355738" calcext:value-type="percentage">
            <text:p>53.51%</text:p>
          </table:table-cell>
          <table:table-cell/>
          <table:table-cell table:formula="of:=1000000000/[.N76]" office:value-type="float" office:value="22.9347209267609" calcext:value-type="float">
            <text:p>22.9347209267609</text:p>
          </table:table-cell>
          <table:table-cell table:formula="of:=IF([.A76]=1;1000000000/[.N76];&quot;&quot;)" office:value-type="float" office:value="22.9347209267609" calcext:value-type="float">
            <text:p>22.9347209267609</text:p>
          </table:table-cell>
          <table:table-cell table:formula="of:=IF([.A76]=1;[.P76];&quot;&quot;)" office:value-type="string" office:string-value="WebcamRead" calcext:value-type="string">
            <text:p>WebcamRead</text:p>
          </table:table-cell>
          <table:table-cell table:style-name="ce1" table:formula="of:=IF(ISBLANK([.T76]);&quot;&quot;;[.Q76])" office:value-type="percentage" office:value="0.535146393355738" calcext:value-type="percentage">
            <text:p>53.51%</text:p>
          </table:table-cell>
          <table:table-cell table:formula="of:=IF([.A76]=1;[.V76]*[.N76]/1000000;&quot;&quot;)" office:value-type="float" office:value="23.33346" calcext:value-type="float">
            <text:p>23.333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89489" calcext:value-type="float">
            <text:p>19689489</text:p>
          </table:table-cell>
          <table:table-cell office:value-type="float" office:value="794030" calcext:value-type="float">
            <text:p>794030</text:p>
          </table:table-cell>
          <table:table-cell office:value-type="float" office:value="1143271" calcext:value-type="float">
            <text:p>1143271</text:p>
          </table:table-cell>
          <table:table-cell office:value-type="float" office:value="251" calcext:value-type="float">
            <text:p>251</text:p>
          </table:table-cell>
          <table:table-cell office:value-type="float" office:value="5731392" calcext:value-type="float">
            <text:p>5731392</text:p>
          </table:table-cell>
          <table:table-cell office:value-type="float" office:value="961872" calcext:value-type="float">
            <text:p>961872</text:p>
          </table:table-cell>
          <table:table-cell office:value-type="float" office:value="80" calcext:value-type="float">
            <text:p>80</text:p>
          </table:table-cell>
          <table:table-cell office:value-type="float" office:value="232964" calcext:value-type="float">
            <text:p>232964</text:p>
          </table:table-cell>
          <table:table-cell office:value-type="float" office:value="752463" calcext:value-type="float">
            <text:p>752463</text:p>
          </table:table-cell>
          <table:table-cell office:value-type="float" office:value="723268" calcext:value-type="float">
            <text:p>723268</text:p>
          </table:table-cell>
          <table:table-cell office:value-type="float" office:value="10230950" calcext:value-type="float">
            <text:p>10230950</text:p>
          </table:table-cell>
          <table:table-cell/>
          <table:table-cell table:formula="of:=SUM([.B77:.L77])" office:value-type="float" office:value="40260030" calcext:value-type="float">
            <text:p>40260030</text:p>
          </table:table-cell>
          <table:table-cell table:formula="of:=MAX([.B77:.L77])" office:value-type="float" office:value="19689489" calcext:value-type="float">
            <text:p>19689489</text:p>
          </table:table-cell>
          <table:table-cell table:formula="of:=INDEX([.$B$1:.$L$1];0;MATCH(MAX([.$B77:.$L77]);[.$B77:.$L77];0))" office:value-type="string" office:string-value="WebcamRead" calcext:value-type="string">
            <text:p>WebcamRead</text:p>
          </table:table-cell>
          <table:table-cell table:formula="of:=[.O77]/[.N77]" office:value-type="percentage" office:value="0.489057981327883" calcext:value-type="percentage">
            <text:p>48.91%</text:p>
          </table:table-cell>
          <table:table-cell/>
          <table:table-cell table:formula="of:=1000000000/[.N77]" office:value-type="float" office:value="24.838530920121" calcext:value-type="float">
            <text:p>24.838530920121</text:p>
          </table:table-cell>
          <table:table-cell table:formula="of:=IF([.A77]=1;1000000000/[.N77];&quot;&quot;)" office:value-type="float" office:value="24.838530920121" calcext:value-type="float">
            <text:p>24.838530920121</text:p>
          </table:table-cell>
          <table:table-cell table:formula="of:=IF([.A77]=1;[.P77];&quot;&quot;)" office:value-type="string" office:string-value="WebcamRead" calcext:value-type="string">
            <text:p>WebcamRead</text:p>
          </table:table-cell>
          <table:table-cell table:style-name="ce1" table:formula="of:=IF(ISBLANK([.T77]);&quot;&quot;;[.Q77])" office:value-type="percentage" office:value="0.489057981327883" calcext:value-type="percentage">
            <text:p>48.91%</text:p>
          </table:table-cell>
          <table:table-cell table:formula="of:=IF([.A77]=1;[.V77]*[.N77]/1000000;&quot;&quot;)" office:value-type="float" office:value="19.689489" calcext:value-type="float">
            <text:p>19.6894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60257" calcext:value-type="float">
            <text:p>23460257</text:p>
          </table:table-cell>
          <table:table-cell office:value-type="float" office:value="714923" calcext:value-type="float">
            <text:p>714923</text:p>
          </table:table-cell>
          <table:table-cell office:value-type="float" office:value="961512" calcext:value-type="float">
            <text:p>961512</text:p>
          </table:table-cell>
          <table:table-cell office:value-type="float" office:value="161" calcext:value-type="float">
            <text:p>161</text:p>
          </table:table-cell>
          <table:table-cell office:value-type="float" office:value="5199611" calcext:value-type="float">
            <text:p>5199611</text:p>
          </table:table-cell>
          <table:table-cell office:value-type="float" office:value="973484" calcext:value-type="float">
            <text:p>973484</text:p>
          </table:table-cell>
          <table:table-cell office:value-type="float" office:value="70" calcext:value-type="float">
            <text:p>70</text:p>
          </table:table-cell>
          <table:table-cell office:value-type="float" office:value="226462" calcext:value-type="float">
            <text:p>226462</text:p>
          </table:table-cell>
          <table:table-cell office:value-type="float" office:value="780595" calcext:value-type="float">
            <text:p>780595</text:p>
          </table:table-cell>
          <table:table-cell office:value-type="float" office:value="731483" calcext:value-type="float">
            <text:p>731483</text:p>
          </table:table-cell>
          <table:table-cell office:value-type="float" office:value="11120798" calcext:value-type="float">
            <text:p>11120798</text:p>
          </table:table-cell>
          <table:table-cell/>
          <table:table-cell table:formula="of:=SUM([.B78:.L78])" office:value-type="float" office:value="44169356" calcext:value-type="float">
            <text:p>44169356</text:p>
          </table:table-cell>
          <table:table-cell table:formula="of:=MAX([.B78:.L78])" office:value-type="float" office:value="23460257" calcext:value-type="float">
            <text:p>23460257</text:p>
          </table:table-cell>
          <table:table-cell table:formula="of:=INDEX([.$B$1:.$L$1];0;MATCH(MAX([.$B78:.$L78]);[.$B78:.$L78];0))" office:value-type="string" office:string-value="WebcamRead" calcext:value-type="string">
            <text:p>WebcamRead</text:p>
          </table:table-cell>
          <table:table-cell table:formula="of:=[.O78]/[.N78]" office:value-type="percentage" office:value="0.531143288573191" calcext:value-type="percentage">
            <text:p>53.11%</text:p>
          </table:table-cell>
          <table:table-cell/>
          <table:table-cell table:formula="of:=1000000000/[.N78]" office:value-type="float" office:value="22.6401308635788" calcext:value-type="float">
            <text:p>22.6401308635788</text:p>
          </table:table-cell>
          <table:table-cell table:formula="of:=IF([.A78]=1;1000000000/[.N78];&quot;&quot;)" office:value-type="float" office:value="22.6401308635788" calcext:value-type="float">
            <text:p>22.6401308635788</text:p>
          </table:table-cell>
          <table:table-cell table:formula="of:=IF([.A78]=1;[.P78];&quot;&quot;)" office:value-type="string" office:string-value="WebcamRead" calcext:value-type="string">
            <text:p>WebcamRead</text:p>
          </table:table-cell>
          <table:table-cell table:style-name="ce1" table:formula="of:=IF(ISBLANK([.T78]);&quot;&quot;;[.Q78])" office:value-type="percentage" office:value="0.531143288573191" calcext:value-type="percentage">
            <text:p>53.11%</text:p>
          </table:table-cell>
          <table:table-cell table:formula="of:=IF([.A78]=1;[.V78]*[.N78]/1000000;&quot;&quot;)" office:value-type="float" office:value="23.460257" calcext:value-type="float">
            <text:p>23.4602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15078" calcext:value-type="float">
            <text:p>19115078</text:p>
          </table:table-cell>
          <table:table-cell office:value-type="float" office:value="870773" calcext:value-type="float">
            <text:p>870773</text:p>
          </table:table-cell>
          <table:table-cell office:value-type="float" office:value="966752" calcext:value-type="float">
            <text:p>966752</text:p>
          </table:table-cell>
          <table:table-cell office:value-type="float" office:value="70" calcext:value-type="float">
            <text:p>70</text:p>
          </table:table-cell>
          <table:table-cell office:value-type="float" office:value="5207677" calcext:value-type="float">
            <text:p>5207677</text:p>
          </table:table-cell>
          <table:table-cell office:value-type="float" office:value="1044157" calcext:value-type="float">
            <text:p>1044157</text:p>
          </table:table-cell>
          <table:table-cell office:value-type="float" office:value="70" calcext:value-type="float">
            <text:p>70</text:p>
          </table:table-cell>
          <table:table-cell office:value-type="float" office:value="215392" calcext:value-type="float">
            <text:p>215392</text:p>
          </table:table-cell>
          <table:table-cell office:value-type="float" office:value="743916" calcext:value-type="float">
            <text:p>743916</text:p>
          </table:table-cell>
          <table:table-cell office:value-type="float" office:value="727756" calcext:value-type="float">
            <text:p>727756</text:p>
          </table:table-cell>
          <table:table-cell office:value-type="float" office:value="10665609" calcext:value-type="float">
            <text:p>10665609</text:p>
          </table:table-cell>
          <table:table-cell/>
          <table:table-cell table:formula="of:=SUM([.B79:.L79])" office:value-type="float" office:value="39557250" calcext:value-type="float">
            <text:p>39557250</text:p>
          </table:table-cell>
          <table:table-cell table:formula="of:=MAX([.B79:.L79])" office:value-type="float" office:value="19115078" calcext:value-type="float">
            <text:p>19115078</text:p>
          </table:table-cell>
          <table:table-cell table:formula="of:=INDEX([.$B$1:.$L$1];0;MATCH(MAX([.$B79:.$L79]);[.$B79:.$L79];0))" office:value-type="string" office:string-value="WebcamRead" calcext:value-type="string">
            <text:p>WebcamRead</text:p>
          </table:table-cell>
          <table:table-cell table:formula="of:=[.O79]/[.N79]" office:value-type="percentage" office:value="0.483225653957239" calcext:value-type="percentage">
            <text:p>48.32%</text:p>
          </table:table-cell>
          <table:table-cell/>
          <table:table-cell table:formula="of:=1000000000/[.N79]" office:value-type="float" office:value="25.2798159629398" calcext:value-type="float">
            <text:p>25.2798159629398</text:p>
          </table:table-cell>
          <table:table-cell table:formula="of:=IF([.A79]=1;1000000000/[.N79];&quot;&quot;)" office:value-type="float" office:value="25.2798159629398" calcext:value-type="float">
            <text:p>25.2798159629398</text:p>
          </table:table-cell>
          <table:table-cell table:formula="of:=IF([.A79]=1;[.P79];&quot;&quot;)" office:value-type="string" office:string-value="WebcamRead" calcext:value-type="string">
            <text:p>WebcamRead</text:p>
          </table:table-cell>
          <table:table-cell table:style-name="ce1" table:formula="of:=IF(ISBLANK([.T79]);&quot;&quot;;[.Q79])" office:value-type="percentage" office:value="0.483225653957239" calcext:value-type="percentage">
            <text:p>48.32%</text:p>
          </table:table-cell>
          <table:table-cell table:formula="of:=IF([.A79]=1;[.V79]*[.N79]/1000000;&quot;&quot;)" office:value-type="float" office:value="19.115078" calcext:value-type="float">
            <text:p>19.1150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92447" calcext:value-type="float">
            <text:p>23492447</text:p>
          </table:table-cell>
          <table:table-cell office:value-type="float" office:value="707619" calcext:value-type="float">
            <text:p>707619</text:p>
          </table:table-cell>
          <table:table-cell office:value-type="float" office:value="964818" calcext:value-type="float">
            <text:p>964818</text:p>
          </table:table-cell>
          <table:table-cell office:value-type="float" office:value="150" calcext:value-type="float">
            <text:p>150</text:p>
          </table:table-cell>
          <table:table-cell office:value-type="float" office:value="5257349" calcext:value-type="float">
            <text:p>5257349</text:p>
          </table:table-cell>
          <table:table-cell office:value-type="float" office:value="992881" calcext:value-type="float">
            <text:p>992881</text:p>
          </table:table-cell>
          <table:table-cell office:value-type="float" office:value="70" calcext:value-type="float">
            <text:p>70</text:p>
          </table:table-cell>
          <table:table-cell office:value-type="float" office:value="232663" calcext:value-type="float">
            <text:p>232663</text:p>
          </table:table-cell>
          <table:table-cell office:value-type="float" office:value="737435" calcext:value-type="float">
            <text:p>737435</text:p>
          </table:table-cell>
          <table:table-cell office:value-type="float" office:value="738647" calcext:value-type="float">
            <text:p>738647</text:p>
          </table:table-cell>
          <table:table-cell office:value-type="float" office:value="10482638" calcext:value-type="float">
            <text:p>10482638</text:p>
          </table:table-cell>
          <table:table-cell/>
          <table:table-cell table:formula="of:=SUM([.B80:.L80])" office:value-type="float" office:value="43606717" calcext:value-type="float">
            <text:p>43606717</text:p>
          </table:table-cell>
          <table:table-cell table:formula="of:=MAX([.B80:.L80])" office:value-type="float" office:value="23492447" calcext:value-type="float">
            <text:p>23492447</text:p>
          </table:table-cell>
          <table:table-cell table:formula="of:=INDEX([.$B$1:.$L$1];0;MATCH(MAX([.$B80:.$L80]);[.$B80:.$L80];0))" office:value-type="string" office:string-value="WebcamRead" calcext:value-type="string">
            <text:p>WebcamRead</text:p>
          </table:table-cell>
          <table:table-cell table:formula="of:=[.O80]/[.N80]" office:value-type="percentage" office:value="0.538734594489193" calcext:value-type="percentage">
            <text:p>53.87%</text:p>
          </table:table-cell>
          <table:table-cell/>
          <table:table-cell table:formula="of:=1000000000/[.N80]" office:value-type="float" office:value="22.9322468829745" calcext:value-type="float">
            <text:p>22.9322468829745</text:p>
          </table:table-cell>
          <table:table-cell table:formula="of:=IF([.A80]=1;1000000000/[.N80];&quot;&quot;)" office:value-type="float" office:value="22.9322468829745" calcext:value-type="float">
            <text:p>22.9322468829745</text:p>
          </table:table-cell>
          <table:table-cell table:formula="of:=IF([.A80]=1;[.P80];&quot;&quot;)" office:value-type="string" office:string-value="WebcamRead" calcext:value-type="string">
            <text:p>WebcamRead</text:p>
          </table:table-cell>
          <table:table-cell table:style-name="ce1" table:formula="of:=IF(ISBLANK([.T80]);&quot;&quot;;[.Q80])" office:value-type="percentage" office:value="0.538734594489193" calcext:value-type="percentage">
            <text:p>53.87%</text:p>
          </table:table-cell>
          <table:table-cell table:formula="of:=IF([.A80]=1;[.V80]*[.N80]/1000000;&quot;&quot;)" office:value-type="float" office:value="23.492447" calcext:value-type="float">
            <text:p>23.4924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37242" calcext:value-type="float">
            <text:p>19937242</text:p>
          </table:table-cell>
          <table:table-cell office:value-type="float" office:value="706156" calcext:value-type="float">
            <text:p>706156</text:p>
          </table:table-cell>
          <table:table-cell office:value-type="float" office:value="963065" calcext:value-type="float">
            <text:p>963065</text:p>
          </table:table-cell>
          <table:table-cell office:value-type="float" office:value="160" calcext:value-type="float">
            <text:p>160</text:p>
          </table:table-cell>
          <table:table-cell office:value-type="float" office:value="5409733" calcext:value-type="float">
            <text:p>5409733</text:p>
          </table:table-cell>
          <table:table-cell office:value-type="float" office:value="999643" calcext:value-type="float">
            <text:p>999643</text:p>
          </table:table-cell>
          <table:table-cell office:value-type="float" office:value="91" calcext:value-type="float">
            <text:p>91</text:p>
          </table:table-cell>
          <table:table-cell office:value-type="float" office:value="226723" calcext:value-type="float">
            <text:p>226723</text:p>
          </table:table-cell>
          <table:table-cell office:value-type="float" office:value="763844" calcext:value-type="float">
            <text:p>763844</text:p>
          </table:table-cell>
          <table:table-cell office:value-type="float" office:value="729580" calcext:value-type="float">
            <text:p>729580</text:p>
          </table:table-cell>
          <table:table-cell office:value-type="float" office:value="10615116" calcext:value-type="float">
            <text:p>10615116</text:p>
          </table:table-cell>
          <table:table-cell/>
          <table:table-cell table:formula="of:=SUM([.B81:.L81])" office:value-type="float" office:value="40351353" calcext:value-type="float">
            <text:p>40351353</text:p>
          </table:table-cell>
          <table:table-cell table:formula="of:=MAX([.B81:.L81])" office:value-type="float" office:value="19937242" calcext:value-type="float">
            <text:p>19937242</text:p>
          </table:table-cell>
          <table:table-cell table:formula="of:=INDEX([.$B$1:.$L$1];0;MATCH(MAX([.$B81:.$L81]);[.$B81:.$L81];0))" office:value-type="string" office:string-value="WebcamRead" calcext:value-type="string">
            <text:p>WebcamRead</text:p>
          </table:table-cell>
          <table:table-cell table:formula="of:=[.O81]/[.N81]" office:value-type="percentage" office:value="0.494091040763862" calcext:value-type="percentage">
            <text:p>49.41%</text:p>
          </table:table-cell>
          <table:table-cell/>
          <table:table-cell table:formula="of:=1000000000/[.N81]" office:value-type="float" office:value="24.7823164690413" calcext:value-type="float">
            <text:p>24.7823164690413</text:p>
          </table:table-cell>
          <table:table-cell table:formula="of:=IF([.A81]=1;1000000000/[.N81];&quot;&quot;)" office:value-type="float" office:value="24.7823164690413" calcext:value-type="float">
            <text:p>24.7823164690413</text:p>
          </table:table-cell>
          <table:table-cell table:formula="of:=IF([.A81]=1;[.P81];&quot;&quot;)" office:value-type="string" office:string-value="WebcamRead" calcext:value-type="string">
            <text:p>WebcamRead</text:p>
          </table:table-cell>
          <table:table-cell table:style-name="ce1" table:formula="of:=IF(ISBLANK([.T81]);&quot;&quot;;[.Q81])" office:value-type="percentage" office:value="0.494091040763862" calcext:value-type="percentage">
            <text:p>49.41%</text:p>
          </table:table-cell>
          <table:table-cell table:formula="of:=IF([.A81]=1;[.V81]*[.N81]/1000000;&quot;&quot;)" office:value-type="float" office:value="19.937242" calcext:value-type="float">
            <text:p>19.9372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74832" calcext:value-type="float">
            <text:p>19374832</text:p>
          </table:table-cell>
          <table:table-cell office:value-type="float" office:value="703221" calcext:value-type="float">
            <text:p>703221</text:p>
          </table:table-cell>
          <table:table-cell office:value-type="float" office:value="963475" calcext:value-type="float">
            <text:p>963475</text:p>
          </table:table-cell>
          <table:table-cell office:value-type="float" office:value="161" calcext:value-type="float">
            <text:p>161</text:p>
          </table:table-cell>
          <table:table-cell office:value-type="float" office:value="5143066" calcext:value-type="float">
            <text:p>5143066</text:p>
          </table:table-cell>
          <table:table-cell office:value-type="float" office:value="883667" calcext:value-type="float">
            <text:p>883667</text:p>
          </table:table-cell>
          <table:table-cell office:value-type="float" office:value="220" calcext:value-type="float">
            <text:p>220</text:p>
          </table:table-cell>
          <table:table-cell office:value-type="float" office:value="220641" calcext:value-type="float">
            <text:p>220641</text:p>
          </table:table-cell>
          <table:table-cell office:value-type="float" office:value="774213" calcext:value-type="float">
            <text:p>774213</text:p>
          </table:table-cell>
          <table:table-cell office:value-type="float" office:value="734169" calcext:value-type="float">
            <text:p>734169</text:p>
          </table:table-cell>
          <table:table-cell office:value-type="float" office:value="10606038" calcext:value-type="float">
            <text:p>10606038</text:p>
          </table:table-cell>
          <table:table-cell/>
          <table:table-cell table:formula="of:=SUM([.B82:.L82])" office:value-type="float" office:value="39403703" calcext:value-type="float">
            <text:p>39403703</text:p>
          </table:table-cell>
          <table:table-cell table:formula="of:=MAX([.B82:.L82])" office:value-type="float" office:value="19374832" calcext:value-type="float">
            <text:p>19374832</text:p>
          </table:table-cell>
          <table:table-cell table:formula="of:=INDEX([.$B$1:.$L$1];0;MATCH(MAX([.$B82:.$L82]);[.$B82:.$L82];0))" office:value-type="string" office:string-value="WebcamRead" calcext:value-type="string">
            <text:p>WebcamRead</text:p>
          </table:table-cell>
          <table:table-cell table:formula="of:=[.O82]/[.N82]" office:value-type="percentage" office:value="0.491700792689459" calcext:value-type="percentage">
            <text:p>49.17%</text:p>
          </table:table-cell>
          <table:table-cell/>
          <table:table-cell table:formula="of:=1000000000/[.N82]" office:value-type="float" office:value="25.378325483775" calcext:value-type="float">
            <text:p>25.378325483775</text:p>
          </table:table-cell>
          <table:table-cell table:formula="of:=IF([.A82]=1;1000000000/[.N82];&quot;&quot;)" office:value-type="float" office:value="25.378325483775" calcext:value-type="float">
            <text:p>25.378325483775</text:p>
          </table:table-cell>
          <table:table-cell table:formula="of:=IF([.A82]=1;[.P82];&quot;&quot;)" office:value-type="string" office:string-value="WebcamRead" calcext:value-type="string">
            <text:p>WebcamRead</text:p>
          </table:table-cell>
          <table:table-cell table:style-name="ce1" table:formula="of:=IF(ISBLANK([.T82]);&quot;&quot;;[.Q82])" office:value-type="percentage" office:value="0.491700792689459" calcext:value-type="percentage">
            <text:p>49.17%</text:p>
          </table:table-cell>
          <table:table-cell table:formula="of:=IF([.A82]=1;[.V82]*[.N82]/1000000;&quot;&quot;)" office:value-type="float" office:value="19.374832" calcext:value-type="float">
            <text:p>19.3748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957884" calcext:value-type="float">
            <text:p>23957884</text:p>
          </table:table-cell>
          <table:table-cell office:value-type="float" office:value="710895" calcext:value-type="float">
            <text:p>710895</text:p>
          </table:table-cell>
          <table:table-cell office:value-type="float" office:value="964628" calcext:value-type="float">
            <text:p>964628</text:p>
          </table:table-cell>
          <table:table-cell office:value-type="float" office:value="80" calcext:value-type="float">
            <text:p>80</text:p>
          </table:table-cell>
          <table:table-cell office:value-type="float" office:value="5379076" calcext:value-type="float">
            <text:p>5379076</text:p>
          </table:table-cell>
          <table:table-cell office:value-type="float" office:value="807324" calcext:value-type="float">
            <text:p>807324</text:p>
          </table:table-cell>
          <table:table-cell office:value-type="float" office:value="230" calcext:value-type="float">
            <text:p>230</text:p>
          </table:table-cell>
          <table:table-cell office:value-type="float" office:value="209801" calcext:value-type="float">
            <text:p>209801</text:p>
          </table:table-cell>
          <table:table-cell office:value-type="float" office:value="759967" calcext:value-type="float">
            <text:p>759967</text:p>
          </table:table-cell>
          <table:table-cell office:value-type="float" office:value="727055" calcext:value-type="float">
            <text:p>727055</text:p>
          </table:table-cell>
          <table:table-cell office:value-type="float" office:value="11102804" calcext:value-type="float">
            <text:p>11102804</text:p>
          </table:table-cell>
          <table:table-cell/>
          <table:table-cell table:formula="of:=SUM([.B83:.L83])" office:value-type="float" office:value="44619744" calcext:value-type="float">
            <text:p>44619744</text:p>
          </table:table-cell>
          <table:table-cell table:formula="of:=MAX([.B83:.L83])" office:value-type="float" office:value="23957884" calcext:value-type="float">
            <text:p>23957884</text:p>
          </table:table-cell>
          <table:table-cell table:formula="of:=INDEX([.$B$1:.$L$1];0;MATCH(MAX([.$B83:.$L83]);[.$B83:.$L83];0))" office:value-type="string" office:string-value="WebcamRead" calcext:value-type="string">
            <text:p>WebcamRead</text:p>
          </table:table-cell>
          <table:table-cell table:formula="of:=[.O83]/[.N83]" office:value-type="percentage" office:value="0.536934591108367" calcext:value-type="percentage">
            <text:p>53.69%</text:p>
          </table:table-cell>
          <table:table-cell/>
          <table:table-cell table:formula="of:=1000000000/[.N83]" office:value-type="float" office:value="22.4116032579658" calcext:value-type="float">
            <text:p>22.4116032579658</text:p>
          </table:table-cell>
          <table:table-cell table:formula="of:=IF([.A83]=1;1000000000/[.N83];&quot;&quot;)">
            <text:p/>
          </table:table-cell>
          <table:table-cell table:formula="of:=IF([.A83]=1;[.P83];&quot;&quot;)">
            <text:p/>
          </table:table-cell>
          <table:table-cell table:style-name="ce1" table:formula="of:=IF(ISBLANK([.T83]);&quot;&quot;;[.Q83])" office:value-type="percentage" office:value="0.536934591108367" calcext:value-type="percentage">
            <text:p>53.69%</text:p>
          </table:table-cell>
          <table:table-cell table:formula="of:=IF([.A83]=1;[.V83]*[.N83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92910" calcext:value-type="float">
            <text:p>19292910</text:p>
          </table:table-cell>
          <table:table-cell office:value-type="float" office:value="761339" calcext:value-type="float">
            <text:p>761339</text:p>
          </table:table-cell>
          <table:table-cell office:value-type="float" office:value="962294" calcext:value-type="float">
            <text:p>962294</text:p>
          </table:table-cell>
          <table:table-cell office:value-type="float" office:value="90" calcext:value-type="float">
            <text:p>90</text:p>
          </table:table-cell>
          <table:table-cell office:value-type="float" office:value="5139119" calcext:value-type="float">
            <text:p>5139119</text:p>
          </table:table-cell>
          <table:table-cell office:value-type="float" office:value="781917" calcext:value-type="float">
            <text:p>781917</text:p>
          </table:table-cell>
          <table:table-cell office:value-type="float" office:value="70" calcext:value-type="float">
            <text:p>70</text:p>
          </table:table-cell>
          <table:table-cell office:value-type="float" office:value="224960" calcext:value-type="float">
            <text:p>224960</text:p>
          </table:table-cell>
          <table:table-cell office:value-type="float" office:value="785063" calcext:value-type="float">
            <text:p>785063</text:p>
          </table:table-cell>
          <table:table-cell office:value-type="float" office:value="930003" calcext:value-type="float">
            <text:p>930003</text:p>
          </table:table-cell>
          <table:table-cell office:value-type="float" office:value="10622930" calcext:value-type="float">
            <text:p>10622930</text:p>
          </table:table-cell>
          <table:table-cell/>
          <table:table-cell table:formula="of:=SUM([.B84:.L84])" office:value-type="float" office:value="39500695" calcext:value-type="float">
            <text:p>39500695</text:p>
          </table:table-cell>
          <table:table-cell table:formula="of:=MAX([.B84:.L84])" office:value-type="float" office:value="19292910" calcext:value-type="float">
            <text:p>19292910</text:p>
          </table:table-cell>
          <table:table-cell table:formula="of:=INDEX([.$B$1:.$L$1];0;MATCH(MAX([.$B84:.$L84]);[.$B84:.$L84];0))" office:value-type="string" office:string-value="WebcamRead" calcext:value-type="string">
            <text:p>WebcamRead</text:p>
          </table:table-cell>
          <table:table-cell table:formula="of:=[.O84]/[.N84]" office:value-type="percentage" office:value="0.4884195075555" calcext:value-type="percentage">
            <text:p>48.84%</text:p>
          </table:table-cell>
          <table:table-cell/>
          <table:table-cell table:formula="of:=1000000000/[.N84]" office:value-type="float" office:value="25.3160102626042" calcext:value-type="float">
            <text:p>25.3160102626042</text:p>
          </table:table-cell>
          <table:table-cell table:formula="of:=IF([.A84]=1;1000000000/[.N84];&quot;&quot;)">
            <text:p/>
          </table:table-cell>
          <table:table-cell table:formula="of:=IF([.A84]=1;[.P84];&quot;&quot;)">
            <text:p/>
          </table:table-cell>
          <table:table-cell table:style-name="ce1" table:formula="of:=IF(ISBLANK([.T84]);&quot;&quot;;[.Q84])" office:value-type="percentage" office:value="0.4884195075555" calcext:value-type="percentage">
            <text:p>48.84%</text:p>
          </table:table-cell>
          <table:table-cell table:formula="of:=IF([.A84]=1;[.V84]*[.N84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48887" calcext:value-type="float">
            <text:p>23748887</text:p>
          </table:table-cell>
          <table:table-cell office:value-type="float" office:value="741432" calcext:value-type="float">
            <text:p>741432</text:p>
          </table:table-cell>
          <table:table-cell office:value-type="float" office:value="962925" calcext:value-type="float">
            <text:p>962925</text:p>
          </table:table-cell>
          <table:table-cell office:value-type="float" office:value="70" calcext:value-type="float">
            <text:p>70</text:p>
          </table:table-cell>
          <table:table-cell office:value-type="float" office:value="5196305" calcext:value-type="float">
            <text:p>5196305</text:p>
          </table:table-cell>
          <table:table-cell office:value-type="float" office:value="812564" calcext:value-type="float">
            <text:p>812564</text:p>
          </table:table-cell>
          <table:table-cell office:value-type="float" office:value="70" calcext:value-type="float">
            <text:p>70</text:p>
          </table:table-cell>
          <table:table-cell office:value-type="float" office:value="215952" calcext:value-type="float">
            <text:p>215952</text:p>
          </table:table-cell>
          <table:table-cell office:value-type="float" office:value="772439" calcext:value-type="float">
            <text:p>772439</text:p>
          </table:table-cell>
          <table:table-cell office:value-type="float" office:value="742134" calcext:value-type="float">
            <text:p>742134</text:p>
          </table:table-cell>
          <table:table-cell office:value-type="float" office:value="10638429" calcext:value-type="float">
            <text:p>10638429</text:p>
          </table:table-cell>
          <table:table-cell/>
          <table:table-cell table:formula="of:=SUM([.B85:.L85])" office:value-type="float" office:value="43831207" calcext:value-type="float">
            <text:p>43831207</text:p>
          </table:table-cell>
          <table:table-cell table:formula="of:=MAX([.B85:.L85])" office:value-type="float" office:value="23748887" calcext:value-type="float">
            <text:p>23748887</text:p>
          </table:table-cell>
          <table:table-cell table:formula="of:=INDEX([.$B$1:.$L$1];0;MATCH(MAX([.$B85:.$L85]);[.$B85:.$L85];0))" office:value-type="string" office:string-value="WebcamRead" calcext:value-type="string">
            <text:p>WebcamRead</text:p>
          </table:table-cell>
          <table:table-cell table:formula="of:=[.O85]/[.N85]" office:value-type="percentage" office:value="0.541825987132866" calcext:value-type="percentage">
            <text:p>54.18%</text:p>
          </table:table-cell>
          <table:table-cell/>
          <table:table-cell table:formula="of:=1000000000/[.N85]" office:value-type="float" office:value="22.8147949473534" calcext:value-type="float">
            <text:p>22.8147949473534</text:p>
          </table:table-cell>
          <table:table-cell table:formula="of:=IF([.A85]=1;1000000000/[.N85];&quot;&quot;)">
            <text:p/>
          </table:table-cell>
          <table:table-cell table:formula="of:=IF([.A85]=1;[.P85];&quot;&quot;)">
            <text:p/>
          </table:table-cell>
          <table:table-cell table:style-name="ce1" table:formula="of:=IF(ISBLANK([.T85]);&quot;&quot;;[.Q85])" office:value-type="percentage" office:value="0.541825987132866" calcext:value-type="percentage">
            <text:p>54.18%</text:p>
          </table:table-cell>
          <table:table-cell table:formula="of:=IF([.A85]=1;[.V85]*[.N85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39669" calcext:value-type="float">
            <text:p>19839669</text:p>
          </table:table-cell>
          <table:table-cell office:value-type="float" office:value="703751" calcext:value-type="float">
            <text:p>703751</text:p>
          </table:table-cell>
          <table:table-cell office:value-type="float" office:value="962925" calcext:value-type="float">
            <text:p>962925</text:p>
          </table:table-cell>
          <table:table-cell office:value-type="float" office:value="80" calcext:value-type="float">
            <text:p>80</text:p>
          </table:table-cell>
          <table:table-cell office:value-type="float" office:value="5660420" calcext:value-type="float">
            <text:p>5660420</text:p>
          </table:table-cell>
          <table:table-cell office:value-type="float" office:value="1023568" calcext:value-type="float">
            <text:p>1023568</text:p>
          </table:table-cell>
          <table:table-cell office:value-type="float" office:value="220" calcext:value-type="float">
            <text:p>220</text:p>
          </table:table-cell>
          <table:table-cell office:value-type="float" office:value="215943" calcext:value-type="float">
            <text:p>215943</text:p>
          </table:table-cell>
          <table:table-cell office:value-type="float" office:value="775846" calcext:value-type="float">
            <text:p>775846</text:p>
          </table:table-cell>
          <table:table-cell office:value-type="float" office:value="725683" calcext:value-type="float">
            <text:p>725683</text:p>
          </table:table-cell>
          <table:table-cell office:value-type="float" office:value="10598875" calcext:value-type="float">
            <text:p>10598875</text:p>
          </table:table-cell>
          <table:table-cell/>
          <table:table-cell table:formula="of:=SUM([.B86:.L86])" office:value-type="float" office:value="40506980" calcext:value-type="float">
            <text:p>40506980</text:p>
          </table:table-cell>
          <table:table-cell table:formula="of:=MAX([.B86:.L86])" office:value-type="float" office:value="19839669" calcext:value-type="float">
            <text:p>19839669</text:p>
          </table:table-cell>
          <table:table-cell table:formula="of:=INDEX([.$B$1:.$L$1];0;MATCH(MAX([.$B86:.$L86]);[.$B86:.$L86];0))" office:value-type="string" office:string-value="WebcamRead" calcext:value-type="string">
            <text:p>WebcamRead</text:p>
          </table:table-cell>
          <table:table-cell table:formula="of:=[.O86]/[.N86]" office:value-type="percentage" office:value="0.489783958221521" calcext:value-type="percentage">
            <text:p>48.98%</text:p>
          </table:table-cell>
          <table:table-cell/>
          <table:table-cell table:formula="of:=1000000000/[.N86]" office:value-type="float" office:value="24.6871033091087" calcext:value-type="float">
            <text:p>24.6871033091087</text:p>
          </table:table-cell>
          <table:table-cell table:formula="of:=IF([.A86]=1;1000000000/[.N86];&quot;&quot;)" office:value-type="float" office:value="24.6871033091087" calcext:value-type="float">
            <text:p>24.6871033091087</text:p>
          </table:table-cell>
          <table:table-cell table:formula="of:=IF([.A86]=1;[.P86];&quot;&quot;)" office:value-type="string" office:string-value="WebcamRead" calcext:value-type="string">
            <text:p>WebcamRead</text:p>
          </table:table-cell>
          <table:table-cell table:style-name="ce1" table:formula="of:=IF(ISBLANK([.T86]);&quot;&quot;;[.Q86])" office:value-type="percentage" office:value="0.489783958221521" calcext:value-type="percentage">
            <text:p>48.98%</text:p>
          </table:table-cell>
          <table:table-cell table:formula="of:=IF([.A86]=1;[.V86]*[.N86]/1000000;&quot;&quot;)" office:value-type="float" office:value="19.839669" calcext:value-type="float">
            <text:p>19.8396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73553" calcext:value-type="float">
            <text:p>19273553</text:p>
          </table:table-cell>
          <table:table-cell office:value-type="float" office:value="878137" calcext:value-type="float">
            <text:p>878137</text:p>
          </table:table-cell>
          <table:table-cell office:value-type="float" office:value="1046020" calcext:value-type="float">
            <text:p>1046020</text:p>
          </table:table-cell>
          <table:table-cell office:value-type="float" office:value="90" calcext:value-type="float">
            <text:p>90</text:p>
          </table:table-cell>
          <table:table-cell office:value-type="float" office:value="5219298" calcext:value-type="float">
            <text:p>5219298</text:p>
          </table:table-cell>
          <table:table-cell office:value-type="float" office:value="852249" calcext:value-type="float">
            <text:p>852249</text:p>
          </table:table-cell>
          <table:table-cell office:value-type="float" office:value="70" calcext:value-type="float">
            <text:p>70</text:p>
          </table:table-cell>
          <table:table-cell office:value-type="float" office:value="236962" calcext:value-type="float">
            <text:p>236962</text:p>
          </table:table-cell>
          <table:table-cell office:value-type="float" office:value="757051" calcext:value-type="float">
            <text:p>757051</text:p>
          </table:table-cell>
          <table:table-cell office:value-type="float" office:value="731603" calcext:value-type="float">
            <text:p>731603</text:p>
          </table:table-cell>
          <table:table-cell office:value-type="float" office:value="10572416" calcext:value-type="float">
            <text:p>10572416</text:p>
          </table:table-cell>
          <table:table-cell/>
          <table:table-cell table:formula="of:=SUM([.B87:.L87])" office:value-type="float" office:value="39567449" calcext:value-type="float">
            <text:p>39567449</text:p>
          </table:table-cell>
          <table:table-cell table:formula="of:=MAX([.B87:.L87])" office:value-type="float" office:value="19273553" calcext:value-type="float">
            <text:p>19273553</text:p>
          </table:table-cell>
          <table:table-cell table:formula="of:=INDEX([.$B$1:.$L$1];0;MATCH(MAX([.$B87:.$L87]);[.$B87:.$L87];0))" office:value-type="string" office:string-value="WebcamRead" calcext:value-type="string">
            <text:p>WebcamRead</text:p>
          </table:table-cell>
          <table:table-cell table:formula="of:=[.O87]/[.N87]" office:value-type="percentage" office:value="0.487106282742666" calcext:value-type="percentage">
            <text:p>48.71%</text:p>
          </table:table-cell>
          <table:table-cell/>
          <table:table-cell table:formula="of:=1000000000/[.N87]" office:value-type="float" office:value="25.2732997772993" calcext:value-type="float">
            <text:p>25.2732997772993</text:p>
          </table:table-cell>
          <table:table-cell table:formula="of:=IF([.A87]=1;1000000000/[.N87];&quot;&quot;)">
            <text:p/>
          </table:table-cell>
          <table:table-cell table:formula="of:=IF([.A87]=1;[.P87];&quot;&quot;)">
            <text:p/>
          </table:table-cell>
          <table:table-cell table:style-name="ce1" table:formula="of:=IF(ISBLANK([.T87]);&quot;&quot;;[.Q87])" office:value-type="percentage" office:value="0.487106282742666" calcext:value-type="percentage">
            <text:p>48.71%</text:p>
          </table:table-cell>
          <table:table-cell table:formula="of:=IF([.A87]=1;[.V87]*[.N87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96216" calcext:value-type="float">
            <text:p>23696216</text:p>
          </table:table-cell>
          <table:table-cell office:value-type="float" office:value="708711" calcext:value-type="float">
            <text:p>708711</text:p>
          </table:table-cell>
          <table:table-cell office:value-type="float" office:value="962934" calcext:value-type="float">
            <text:p>962934</text:p>
          </table:table-cell>
          <table:table-cell office:value-type="float" office:value="80" calcext:value-type="float">
            <text:p>80</text:p>
          </table:table-cell>
          <table:table-cell office:value-type="float" office:value="5189092" calcext:value-type="float">
            <text:p>5189092</text:p>
          </table:table-cell>
          <table:table-cell office:value-type="float" office:value="1129926" calcext:value-type="float">
            <text:p>1129926</text:p>
          </table:table-cell>
          <table:table-cell office:value-type="float" office:value="100" calcext:value-type="float">
            <text:p>100</text:p>
          </table:table-cell>
          <table:table-cell office:value-type="float" office:value="225541" calcext:value-type="float">
            <text:p>225541</text:p>
          </table:table-cell>
          <table:table-cell office:value-type="float" office:value="767039" calcext:value-type="float">
            <text:p>767039</text:p>
          </table:table-cell>
          <table:table-cell office:value-type="float" office:value="748455" calcext:value-type="float">
            <text:p>748455</text:p>
          </table:table-cell>
          <table:table-cell office:value-type="float" office:value="10578247" calcext:value-type="float">
            <text:p>10578247</text:p>
          </table:table-cell>
          <table:table-cell/>
          <table:table-cell table:formula="of:=SUM([.B88:.L88])" office:value-type="float" office:value="44006341" calcext:value-type="float">
            <text:p>44006341</text:p>
          </table:table-cell>
          <table:table-cell table:formula="of:=MAX([.B88:.L88])" office:value-type="float" office:value="23696216" calcext:value-type="float">
            <text:p>23696216</text:p>
          </table:table-cell>
          <table:table-cell table:formula="of:=INDEX([.$B$1:.$L$1];0;MATCH(MAX([.$B88:.$L88]);[.$B88:.$L88];0))" office:value-type="string" office:string-value="WebcamRead" calcext:value-type="string">
            <text:p>WebcamRead</text:p>
          </table:table-cell>
          <table:table-cell table:formula="of:=[.O88]/[.N88]" office:value-type="percentage" office:value="0.538472762368496" calcext:value-type="percentage">
            <text:p>53.85%</text:p>
          </table:table-cell>
          <table:table-cell/>
          <table:table-cell table:formula="of:=1000000000/[.N88]" office:value-type="float" office:value="22.7239978893042" calcext:value-type="float">
            <text:p>22.7239978893042</text:p>
          </table:table-cell>
          <table:table-cell table:formula="of:=IF([.A88]=1;1000000000/[.N88];&quot;&quot;)" office:value-type="float" office:value="22.7239978893042" calcext:value-type="float">
            <text:p>22.7239978893042</text:p>
          </table:table-cell>
          <table:table-cell table:formula="of:=IF([.A88]=1;[.P88];&quot;&quot;)" office:value-type="string" office:string-value="WebcamRead" calcext:value-type="string">
            <text:p>WebcamRead</text:p>
          </table:table-cell>
          <table:table-cell table:style-name="ce1" table:formula="of:=IF(ISBLANK([.T88]);&quot;&quot;;[.Q88])" office:value-type="percentage" office:value="0.538472762368496" calcext:value-type="percentage">
            <text:p>53.85%</text:p>
          </table:table-cell>
          <table:table-cell table:formula="of:=IF([.A88]=1;[.V88]*[.N88]/1000000;&quot;&quot;)" office:value-type="float" office:value="23.696216" calcext:value-type="float">
            <text:p>23.6962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57169" calcext:value-type="float">
            <text:p>19657169</text:p>
          </table:table-cell>
          <table:table-cell office:value-type="float" office:value="708340" calcext:value-type="float">
            <text:p>708340</text:p>
          </table:table-cell>
          <table:table-cell office:value-type="float" office:value="964898" calcext:value-type="float">
            <text:p>964898</text:p>
          </table:table-cell>
          <table:table-cell office:value-type="float" office:value="90" calcext:value-type="float">
            <text:p>90</text:p>
          </table:table-cell>
          <table:table-cell office:value-type="float" office:value="5131754" calcext:value-type="float">
            <text:p>5131754</text:p>
          </table:table-cell>
          <table:table-cell office:value-type="float" office:value="1004312" calcext:value-type="float">
            <text:p>1004312</text:p>
          </table:table-cell>
          <table:table-cell office:value-type="float" office:value="80" calcext:value-type="float">
            <text:p>80</text:p>
          </table:table-cell>
          <table:table-cell office:value-type="float" office:value="230911" calcext:value-type="float">
            <text:p>230911</text:p>
          </table:table-cell>
          <table:table-cell office:value-type="float" office:value="761409" calcext:value-type="float">
            <text:p>761409</text:p>
          </table:table-cell>
          <table:table-cell office:value-type="float" office:value="751050" calcext:value-type="float">
            <text:p>751050</text:p>
          </table:table-cell>
          <table:table-cell office:value-type="float" office:value="10625185" calcext:value-type="float">
            <text:p>10625185</text:p>
          </table:table-cell>
          <table:table-cell/>
          <table:table-cell table:formula="of:=SUM([.B89:.L89])" office:value-type="float" office:value="39835198" calcext:value-type="float">
            <text:p>39835198</text:p>
          </table:table-cell>
          <table:table-cell table:formula="of:=MAX([.B89:.L89])" office:value-type="float" office:value="19657169" calcext:value-type="float">
            <text:p>19657169</text:p>
          </table:table-cell>
          <table:table-cell table:formula="of:=INDEX([.$B$1:.$L$1];0;MATCH(MAX([.$B89:.$L89]);[.$B89:.$L89];0))" office:value-type="string" office:string-value="WebcamRead" calcext:value-type="string">
            <text:p>WebcamRead</text:p>
          </table:table-cell>
          <table:table-cell table:formula="of:=[.O89]/[.N89]" office:value-type="percentage" office:value="0.493462314408479" calcext:value-type="percentage">
            <text:p>49.35%</text:p>
          </table:table-cell>
          <table:table-cell/>
          <table:table-cell table:formula="of:=1000000000/[.N89]" office:value-type="float" office:value="25.1034273759603" calcext:value-type="float">
            <text:p>25.1034273759603</text:p>
          </table:table-cell>
          <table:table-cell table:formula="of:=IF([.A89]=1;1000000000/[.N89];&quot;&quot;)" office:value-type="float" office:value="25.1034273759603" calcext:value-type="float">
            <text:p>25.1034273759603</text:p>
          </table:table-cell>
          <table:table-cell table:formula="of:=IF([.A89]=1;[.P89];&quot;&quot;)" office:value-type="string" office:string-value="WebcamRead" calcext:value-type="string">
            <text:p>WebcamRead</text:p>
          </table:table-cell>
          <table:table-cell table:style-name="ce1" table:formula="of:=IF(ISBLANK([.T89]);&quot;&quot;;[.Q89])" office:value-type="percentage" office:value="0.493462314408479" calcext:value-type="percentage">
            <text:p>49.35%</text:p>
          </table:table-cell>
          <table:table-cell table:formula="of:=IF([.A89]=1;[.V89]*[.N89]/1000000;&quot;&quot;)" office:value-type="float" office:value="19.657169" calcext:value-type="float">
            <text:p>19.6571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65953" calcext:value-type="float">
            <text:p>23865953</text:p>
          </table:table-cell>
          <table:table-cell office:value-type="float" office:value="702560" calcext:value-type="float">
            <text:p>702560</text:p>
          </table:table-cell>
          <table:table-cell office:value-type="float" office:value="962685" calcext:value-type="float">
            <text:p>962685</text:p>
          </table:table-cell>
          <table:table-cell office:value-type="float" office:value="161" calcext:value-type="float">
            <text:p>161</text:p>
          </table:table-cell>
          <table:table-cell office:value-type="float" office:value="5241980" calcext:value-type="float">
            <text:p>5241980</text:p>
          </table:table-cell>
          <table:table-cell office:value-type="float" office:value="988162" calcext:value-type="float">
            <text:p>988162</text:p>
          </table:table-cell>
          <table:table-cell office:value-type="float" office:value="70" calcext:value-type="float">
            <text:p>70</text:p>
          </table:table-cell>
          <table:table-cell office:value-type="float" office:value="243704" calcext:value-type="float">
            <text:p>243704</text:p>
          </table:table-cell>
          <table:table-cell office:value-type="float" office:value="767371" calcext:value-type="float">
            <text:p>767371</text:p>
          </table:table-cell>
          <table:table-cell office:value-type="float" office:value="734038" calcext:value-type="float">
            <text:p>734038</text:p>
          </table:table-cell>
          <table:table-cell office:value-type="float" office:value="10560443" calcext:value-type="float">
            <text:p>10560443</text:p>
          </table:table-cell>
          <table:table-cell/>
          <table:table-cell table:formula="of:=SUM([.B90:.L90])" office:value-type="float" office:value="44067127" calcext:value-type="float">
            <text:p>44067127</text:p>
          </table:table-cell>
          <table:table-cell table:formula="of:=MAX([.B90:.L90])" office:value-type="float" office:value="23865953" calcext:value-type="float">
            <text:p>23865953</text:p>
          </table:table-cell>
          <table:table-cell table:formula="of:=INDEX([.$B$1:.$L$1];0;MATCH(MAX([.$B90:.$L90]);[.$B90:.$L90];0))" office:value-type="string" office:string-value="WebcamRead" calcext:value-type="string">
            <text:p>WebcamRead</text:p>
          </table:table-cell>
          <table:table-cell table:formula="of:=[.O90]/[.N90]" office:value-type="percentage" office:value="0.541581778181273" calcext:value-type="percentage">
            <text:p>54.16%</text:p>
          </table:table-cell>
          <table:table-cell/>
          <table:table-cell table:formula="of:=1000000000/[.N90]" office:value-type="float" office:value="22.6926525071625" calcext:value-type="float">
            <text:p>22.6926525071625</text:p>
          </table:table-cell>
          <table:table-cell table:formula="of:=IF([.A90]=1;1000000000/[.N90];&quot;&quot;)" office:value-type="float" office:value="22.6926525071625" calcext:value-type="float">
            <text:p>22.6926525071625</text:p>
          </table:table-cell>
          <table:table-cell table:formula="of:=IF([.A90]=1;[.P90];&quot;&quot;)" office:value-type="string" office:string-value="WebcamRead" calcext:value-type="string">
            <text:p>WebcamRead</text:p>
          </table:table-cell>
          <table:table-cell table:style-name="ce1" table:formula="of:=IF(ISBLANK([.T90]);&quot;&quot;;[.Q90])" office:value-type="percentage" office:value="0.541581778181273" calcext:value-type="percentage">
            <text:p>54.16%</text:p>
          </table:table-cell>
          <table:table-cell table:formula="of:=IF([.A90]=1;[.V90]*[.N90]/1000000;&quot;&quot;)" office:value-type="float" office:value="23.865953" calcext:value-type="float">
            <text:p>23.8659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55656" calcext:value-type="float">
            <text:p>19655656</text:p>
          </table:table-cell>
          <table:table-cell office:value-type="float" office:value="991739" calcext:value-type="float">
            <text:p>991739</text:p>
          </table:table-cell>
          <table:table-cell office:value-type="float" office:value="964758" calcext:value-type="float">
            <text:p>964758</text:p>
          </table:table-cell>
          <table:table-cell office:value-type="float" office:value="160" calcext:value-type="float">
            <text:p>160</text:p>
          </table:table-cell>
          <table:table-cell office:value-type="float" office:value="5249986" calcext:value-type="float">
            <text:p>5249986</text:p>
          </table:table-cell>
          <table:table-cell office:value-type="float" office:value="953888" calcext:value-type="float">
            <text:p>953888</text:p>
          </table:table-cell>
          <table:table-cell office:value-type="float" office:value="80" calcext:value-type="float">
            <text:p>80</text:p>
          </table:table-cell>
          <table:table-cell office:value-type="float" office:value="236861" calcext:value-type="float">
            <text:p>236861</text:p>
          </table:table-cell>
          <table:table-cell office:value-type="float" office:value="738988" calcext:value-type="float">
            <text:p>738988</text:p>
          </table:table-cell>
          <table:table-cell office:value-type="float" office:value="728267" calcext:value-type="float">
            <text:p>728267</text:p>
          </table:table-cell>
          <table:table-cell office:value-type="float" office:value="10647004" calcext:value-type="float">
            <text:p>10647004</text:p>
          </table:table-cell>
          <table:table-cell/>
          <table:table-cell table:formula="of:=SUM([.B91:.L91])" office:value-type="float" office:value="40167387" calcext:value-type="float">
            <text:p>40167387</text:p>
          </table:table-cell>
          <table:table-cell table:formula="of:=MAX([.B91:.L91])" office:value-type="float" office:value="19655656" calcext:value-type="float">
            <text:p>19655656</text:p>
          </table:table-cell>
          <table:table-cell table:formula="of:=INDEX([.$B$1:.$L$1];0;MATCH(MAX([.$B91:.$L91]);[.$B91:.$L91];0))" office:value-type="string" office:string-value="WebcamRead" calcext:value-type="string">
            <text:p>WebcamRead</text:p>
          </table:table-cell>
          <table:table-cell table:formula="of:=[.O91]/[.N91]" office:value-type="percentage" office:value="0.48934365583701" calcext:value-type="percentage">
            <text:p>48.93%</text:p>
          </table:table-cell>
          <table:table-cell/>
          <table:table-cell table:formula="of:=1000000000/[.N91]" office:value-type="float" office:value="24.8958190882569" calcext:value-type="float">
            <text:p>24.8958190882569</text:p>
          </table:table-cell>
          <table:table-cell table:formula="of:=IF([.A91]=1;1000000000/[.N91];&quot;&quot;)" office:value-type="float" office:value="24.8958190882569" calcext:value-type="float">
            <text:p>24.8958190882569</text:p>
          </table:table-cell>
          <table:table-cell table:formula="of:=IF([.A91]=1;[.P91];&quot;&quot;)" office:value-type="string" office:string-value="WebcamRead" calcext:value-type="string">
            <text:p>WebcamRead</text:p>
          </table:table-cell>
          <table:table-cell table:style-name="ce1" table:formula="of:=IF(ISBLANK([.T91]);&quot;&quot;;[.Q91])" office:value-type="percentage" office:value="0.48934365583701" calcext:value-type="percentage">
            <text:p>48.93%</text:p>
          </table:table-cell>
          <table:table-cell table:formula="of:=IF([.A91]=1;[.V91]*[.N91]/1000000;&quot;&quot;)" office:value-type="float" office:value="19.655656" calcext:value-type="float">
            <text:p>19.6556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25172" calcext:value-type="float">
            <text:p>23425172</text:p>
          </table:table-cell>
          <table:table-cell office:value-type="float" office:value="712267" calcext:value-type="float">
            <text:p>712267</text:p>
          </table:table-cell>
          <table:table-cell office:value-type="float" office:value="964859" calcext:value-type="float">
            <text:p>964859</text:p>
          </table:table-cell>
          <table:table-cell office:value-type="float" office:value="80" calcext:value-type="float">
            <text:p>80</text:p>
          </table:table-cell>
          <table:table-cell office:value-type="float" office:value="5268269" calcext:value-type="float">
            <text:p>5268269</text:p>
          </table:table-cell>
          <table:table-cell office:value-type="float" office:value="980507" calcext:value-type="float">
            <text:p>980507</text:p>
          </table:table-cell>
          <table:table-cell office:value-type="float" office:value="70" calcext:value-type="float">
            <text:p>70</text:p>
          </table:table-cell>
          <table:table-cell office:value-type="float" office:value="232874" calcext:value-type="float">
            <text:p>232874</text:p>
          </table:table-cell>
          <table:table-cell office:value-type="float" office:value="744668" calcext:value-type="float">
            <text:p>744668</text:p>
          </table:table-cell>
          <table:table-cell office:value-type="float" office:value="725182" calcext:value-type="float">
            <text:p>725182</text:p>
          </table:table-cell>
          <table:table-cell office:value-type="float" office:value="10563168" calcext:value-type="float">
            <text:p>10563168</text:p>
          </table:table-cell>
          <table:table-cell/>
          <table:table-cell table:formula="of:=SUM([.B92:.L92])" office:value-type="float" office:value="43617116" calcext:value-type="float">
            <text:p>43617116</text:p>
          </table:table-cell>
          <table:table-cell table:formula="of:=MAX([.B92:.L92])" office:value-type="float" office:value="23425172" calcext:value-type="float">
            <text:p>23425172</text:p>
          </table:table-cell>
          <table:table-cell table:formula="of:=INDEX([.$B$1:.$L$1];0;MATCH(MAX([.$B92:.$L92]);[.$B92:.$L92];0))" office:value-type="string" office:string-value="WebcamRead" calcext:value-type="string">
            <text:p>WebcamRead</text:p>
          </table:table-cell>
          <table:table-cell table:formula="of:=[.O92]/[.N92]" office:value-type="percentage" office:value="0.537063752679109" calcext:value-type="percentage">
            <text:p>53.71%</text:p>
          </table:table-cell>
          <table:table-cell/>
          <table:table-cell table:formula="of:=1000000000/[.N92]" office:value-type="float" office:value="22.9267794780379" calcext:value-type="float">
            <text:p>22.9267794780379</text:p>
          </table:table-cell>
          <table:table-cell table:formula="of:=IF([.A92]=1;1000000000/[.N92];&quot;&quot;)" office:value-type="float" office:value="22.9267794780379" calcext:value-type="float">
            <text:p>22.9267794780379</text:p>
          </table:table-cell>
          <table:table-cell table:formula="of:=IF([.A92]=1;[.P92];&quot;&quot;)" office:value-type="string" office:string-value="WebcamRead" calcext:value-type="string">
            <text:p>WebcamRead</text:p>
          </table:table-cell>
          <table:table-cell table:style-name="ce1" table:formula="of:=IF(ISBLANK([.T92]);&quot;&quot;;[.Q92])" office:value-type="percentage" office:value="0.537063752679109" calcext:value-type="percentage">
            <text:p>53.71%</text:p>
          </table:table-cell>
          <table:table-cell table:formula="of:=IF([.A92]=1;[.V92]*[.N92]/1000000;&quot;&quot;)" office:value-type="float" office:value="23.425172" calcext:value-type="float">
            <text:p>23.4251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26464" calcext:value-type="float">
            <text:p>19826464</text:p>
          </table:table-cell>
          <table:table-cell office:value-type="float" office:value="705996" calcext:value-type="float">
            <text:p>705996</text:p>
          </table:table-cell>
          <table:table-cell office:value-type="float" office:value="963305" calcext:value-type="float">
            <text:p>963305</text:p>
          </table:table-cell>
          <table:table-cell office:value-type="float" office:value="70" calcext:value-type="float">
            <text:p>70</text:p>
          </table:table-cell>
          <table:table-cell office:value-type="float" office:value="5266245" calcext:value-type="float">
            <text:p>5266245</text:p>
          </table:table-cell>
          <table:table-cell office:value-type="float" office:value="984245" calcext:value-type="float">
            <text:p>984245</text:p>
          </table:table-cell>
          <table:table-cell office:value-type="float" office:value="101" calcext:value-type="float">
            <text:p>101</text:p>
          </table:table-cell>
          <table:table-cell office:value-type="float" office:value="241020" calcext:value-type="float">
            <text:p>241020</text:p>
          </table:table-cell>
          <table:table-cell office:value-type="float" office:value="759515" calcext:value-type="float">
            <text:p>759515</text:p>
          </table:table-cell>
          <table:table-cell office:value-type="float" office:value="727837" calcext:value-type="float">
            <text:p>727837</text:p>
          </table:table-cell>
          <table:table-cell office:value-type="float" office:value="10577184" calcext:value-type="float">
            <text:p>10577184</text:p>
          </table:table-cell>
          <table:table-cell/>
          <table:table-cell table:formula="of:=SUM([.B93:.L93])" office:value-type="float" office:value="40051982" calcext:value-type="float">
            <text:p>40051982</text:p>
          </table:table-cell>
          <table:table-cell table:formula="of:=MAX([.B93:.L93])" office:value-type="float" office:value="19826464" calcext:value-type="float">
            <text:p>19826464</text:p>
          </table:table-cell>
          <table:table-cell table:formula="of:=INDEX([.$B$1:.$L$1];0;MATCH(MAX([.$B93:.$L93]);[.$B93:.$L93];0))" office:value-type="string" office:string-value="WebcamRead" calcext:value-type="string">
            <text:p>WebcamRead</text:p>
          </table:table-cell>
          <table:table-cell table:formula="of:=[.O93]/[.N93]" office:value-type="percentage" office:value="0.495018298969574" calcext:value-type="percentage">
            <text:p>49.50%</text:p>
          </table:table-cell>
          <table:table-cell/>
          <table:table-cell table:formula="of:=1000000000/[.N93]" office:value-type="float" office:value="24.9675534159583" calcext:value-type="float">
            <text:p>24.9675534159583</text:p>
          </table:table-cell>
          <table:table-cell table:formula="of:=IF([.A93]=1;1000000000/[.N93];&quot;&quot;)" office:value-type="float" office:value="24.9675534159583" calcext:value-type="float">
            <text:p>24.9675534159583</text:p>
          </table:table-cell>
          <table:table-cell table:formula="of:=IF([.A93]=1;[.P93];&quot;&quot;)" office:value-type="string" office:string-value="WebcamRead" calcext:value-type="string">
            <text:p>WebcamRead</text:p>
          </table:table-cell>
          <table:table-cell table:style-name="ce1" table:formula="of:=IF(ISBLANK([.T93]);&quot;&quot;;[.Q93])" office:value-type="percentage" office:value="0.495018298969574" calcext:value-type="percentage">
            <text:p>49.50%</text:p>
          </table:table-cell>
          <table:table-cell table:formula="of:=IF([.A93]=1;[.V93]*[.N93]/1000000;&quot;&quot;)" office:value-type="float" office:value="19.826464" calcext:value-type="float">
            <text:p>19.8264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74973" calcext:value-type="float">
            <text:p>19674973</text:p>
          </table:table-cell>
          <table:table-cell office:value-type="float" office:value="704864" calcext:value-type="float">
            <text:p>704864</text:p>
          </table:table-cell>
          <table:table-cell office:value-type="float" office:value="963996" calcext:value-type="float">
            <text:p>963996</text:p>
          </table:table-cell>
          <table:table-cell office:value-type="float" office:value="170" calcext:value-type="float">
            <text:p>170</text:p>
          </table:table-cell>
          <table:table-cell office:value-type="float" office:value="5144830" calcext:value-type="float">
            <text:p>5144830</text:p>
          </table:table-cell>
          <table:table-cell office:value-type="float" office:value="743195" calcext:value-type="float">
            <text:p>743195</text:p>
          </table:table-cell>
          <table:table-cell office:value-type="float" office:value="70" calcext:value-type="float">
            <text:p>70</text:p>
          </table:table-cell>
          <table:table-cell office:value-type="float" office:value="255836" calcext:value-type="float">
            <text:p>255836</text:p>
          </table:table-cell>
          <table:table-cell office:value-type="float" office:value="764855" calcext:value-type="float">
            <text:p>764855</text:p>
          </table:table-cell>
          <table:table-cell office:value-type="float" office:value="721685" calcext:value-type="float">
            <text:p>721685</text:p>
          </table:table-cell>
          <table:table-cell office:value-type="float" office:value="10436823" calcext:value-type="float">
            <text:p>10436823</text:p>
          </table:table-cell>
          <table:table-cell/>
          <table:table-cell table:formula="of:=SUM([.B94:.L94])" office:value-type="float" office:value="39411297" calcext:value-type="float">
            <text:p>39411297</text:p>
          </table:table-cell>
          <table:table-cell table:formula="of:=MAX([.B94:.L94])" office:value-type="float" office:value="19674973" calcext:value-type="float">
            <text:p>19674973</text:p>
          </table:table-cell>
          <table:table-cell table:formula="of:=INDEX([.$B$1:.$L$1];0;MATCH(MAX([.$B94:.$L94]);[.$B94:.$L94];0))" office:value-type="string" office:string-value="WebcamRead" calcext:value-type="string">
            <text:p>WebcamRead</text:p>
          </table:table-cell>
          <table:table-cell table:formula="of:=[.O94]/[.N94]" office:value-type="percentage" office:value="0.499221657181188" calcext:value-type="percentage">
            <text:p>49.92%</text:p>
          </table:table-cell>
          <table:table-cell/>
          <table:table-cell table:formula="of:=1000000000/[.N94]" office:value-type="float" office:value="25.3734354390824" calcext:value-type="float">
            <text:p>25.3734354390824</text:p>
          </table:table-cell>
          <table:table-cell table:formula="of:=IF([.A94]=1;1000000000/[.N94];&quot;&quot;)">
            <text:p/>
          </table:table-cell>
          <table:table-cell table:formula="of:=IF([.A94]=1;[.P94];&quot;&quot;)">
            <text:p/>
          </table:table-cell>
          <table:table-cell table:style-name="ce1" table:formula="of:=IF(ISBLANK([.T94]);&quot;&quot;;[.Q94])" office:value-type="percentage" office:value="0.499221657181188" calcext:value-type="percentage">
            <text:p>49.92%</text:p>
          </table:table-cell>
          <table:table-cell table:formula="of:=IF([.A94]=1;[.V94]*[.N94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77400" calcext:value-type="float">
            <text:p>24277400</text:p>
          </table:table-cell>
          <table:table-cell office:value-type="float" office:value="702840" calcext:value-type="float">
            <text:p>702840</text:p>
          </table:table-cell>
          <table:table-cell office:value-type="float" office:value="964037" calcext:value-type="float">
            <text:p>964037</text:p>
          </table:table-cell>
          <table:table-cell office:value-type="float" office:value="151" calcext:value-type="float">
            <text:p>151</text:p>
          </table:table-cell>
          <table:table-cell office:value-type="float" office:value="5146292" calcext:value-type="float">
            <text:p>5146292</text:p>
          </table:table-cell>
          <table:table-cell office:value-type="float" office:value="877847" calcext:value-type="float">
            <text:p>877847</text:p>
          </table:table-cell>
          <table:table-cell office:value-type="float" office:value="241" calcext:value-type="float">
            <text:p>241</text:p>
          </table:table-cell>
          <table:table-cell office:value-type="float" office:value="233886" calcext:value-type="float">
            <text:p>233886</text:p>
          </table:table-cell>
          <table:table-cell office:value-type="float" office:value="743787" calcext:value-type="float">
            <text:p>743787</text:p>
          </table:table-cell>
          <table:table-cell office:value-type="float" office:value="726434" calcext:value-type="float">
            <text:p>726434</text:p>
          </table:table-cell>
          <table:table-cell office:value-type="float" office:value="10277786" calcext:value-type="float">
            <text:p>10277786</text:p>
          </table:table-cell>
          <table:table-cell/>
          <table:table-cell table:formula="of:=SUM([.B95:.L95])" office:value-type="float" office:value="43950701" calcext:value-type="float">
            <text:p>43950701</text:p>
          </table:table-cell>
          <table:table-cell table:formula="of:=MAX([.B95:.L95])" office:value-type="float" office:value="24277400" calcext:value-type="float">
            <text:p>24277400</text:p>
          </table:table-cell>
          <table:table-cell table:formula="of:=INDEX([.$B$1:.$L$1];0;MATCH(MAX([.$B95:.$L95]);[.$B95:.$L95];0))" office:value-type="string" office:string-value="WebcamRead" calcext:value-type="string">
            <text:p>WebcamRead</text:p>
          </table:table-cell>
          <table:table-cell table:formula="of:=[.O95]/[.N95]" office:value-type="percentage" office:value="0.552377992787874" calcext:value-type="percentage">
            <text:p>55.24%</text:p>
          </table:table-cell>
          <table:table-cell/>
          <table:table-cell table:formula="of:=1000000000/[.N95]" office:value-type="float" office:value="22.7527656498585" calcext:value-type="float">
            <text:p>22.7527656498585</text:p>
          </table:table-cell>
          <table:table-cell table:formula="of:=IF([.A95]=1;1000000000/[.N95];&quot;&quot;)" office:value-type="float" office:value="22.7527656498585" calcext:value-type="float">
            <text:p>22.7527656498585</text:p>
          </table:table-cell>
          <table:table-cell table:formula="of:=IF([.A95]=1;[.P95];&quot;&quot;)" office:value-type="string" office:string-value="WebcamRead" calcext:value-type="string">
            <text:p>WebcamRead</text:p>
          </table:table-cell>
          <table:table-cell table:style-name="ce1" table:formula="of:=IF(ISBLANK([.T95]);&quot;&quot;;[.Q95])" office:value-type="percentage" office:value="0.552377992787874" calcext:value-type="percentage">
            <text:p>55.24%</text:p>
          </table:table-cell>
          <table:table-cell table:formula="of:=IF([.A95]=1;[.V95]*[.N95]/1000000;&quot;&quot;)" office:value-type="float" office:value="24.2774" calcext:value-type="float">
            <text:p>24.27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04384" calcext:value-type="float">
            <text:p>20304384</text:p>
          </table:table-cell>
          <table:table-cell office:value-type="float" office:value="734178" calcext:value-type="float">
            <text:p>734178</text:p>
          </table:table-cell>
          <table:table-cell office:value-type="float" office:value="964057" calcext:value-type="float">
            <text:p>964057</text:p>
          </table:table-cell>
          <table:table-cell office:value-type="float" office:value="160" calcext:value-type="float">
            <text:p>160</text:p>
          </table:table-cell>
          <table:table-cell office:value-type="float" office:value="5177280" calcext:value-type="float">
            <text:p>5177280</text:p>
          </table:table-cell>
          <table:table-cell office:value-type="float" office:value="854783" calcext:value-type="float">
            <text:p>854783</text:p>
          </table:table-cell>
          <table:table-cell office:value-type="float" office:value="70" calcext:value-type="float">
            <text:p>70</text:p>
          </table:table-cell>
          <table:table-cell office:value-type="float" office:value="245638" calcext:value-type="float">
            <text:p>245638</text:p>
          </table:table-cell>
          <table:table-cell office:value-type="float" office:value="738487" calcext:value-type="float">
            <text:p>738487</text:p>
          </table:table-cell>
          <table:table-cell office:value-type="float" office:value="846888" calcext:value-type="float">
            <text:p>846888</text:p>
          </table:table-cell>
          <table:table-cell office:value-type="float" office:value="10553019" calcext:value-type="float">
            <text:p>10553019</text:p>
          </table:table-cell>
          <table:table-cell/>
          <table:table-cell table:formula="of:=SUM([.B96:.L96])" office:value-type="float" office:value="40418944" calcext:value-type="float">
            <text:p>40418944</text:p>
          </table:table-cell>
          <table:table-cell table:formula="of:=MAX([.B96:.L96])" office:value-type="float" office:value="20304384" calcext:value-type="float">
            <text:p>20304384</text:p>
          </table:table-cell>
          <table:table-cell table:formula="of:=INDEX([.$B$1:.$L$1];0;MATCH(MAX([.$B96:.$L96]);[.$B96:.$L96];0))" office:value-type="string" office:string-value="WebcamRead" calcext:value-type="string">
            <text:p>WebcamRead</text:p>
          </table:table-cell>
          <table:table-cell table:formula="of:=[.O96]/[.N96]" office:value-type="percentage" office:value="0.502348205831404" calcext:value-type="percentage">
            <text:p>50.23%</text:p>
          </table:table-cell>
          <table:table-cell/>
          <table:table-cell table:formula="of:=1000000000/[.N96]" office:value-type="float" office:value="24.7408739822594" calcext:value-type="float">
            <text:p>24.7408739822594</text:p>
          </table:table-cell>
          <table:table-cell table:formula="of:=IF([.A96]=1;1000000000/[.N96];&quot;&quot;)" office:value-type="float" office:value="24.7408739822594" calcext:value-type="float">
            <text:p>24.7408739822594</text:p>
          </table:table-cell>
          <table:table-cell table:formula="of:=IF([.A96]=1;[.P96];&quot;&quot;)" office:value-type="string" office:string-value="WebcamRead" calcext:value-type="string">
            <text:p>WebcamRead</text:p>
          </table:table-cell>
          <table:table-cell table:style-name="ce1" table:formula="of:=IF(ISBLANK([.T96]);&quot;&quot;;[.Q96])" office:value-type="percentage" office:value="0.502348205831404" calcext:value-type="percentage">
            <text:p>50.23%</text:p>
          </table:table-cell>
          <table:table-cell table:formula="of:=IF([.A96]=1;[.V96]*[.N96]/1000000;&quot;&quot;)" office:value-type="float" office:value="20.304384" calcext:value-type="float">
            <text:p>20.30438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699784" calcext:value-type="float">
            <text:p>23699784</text:p>
          </table:table-cell>
          <table:table-cell office:value-type="float" office:value="734419" calcext:value-type="float">
            <text:p>734419</text:p>
          </table:table-cell>
          <table:table-cell office:value-type="float" office:value="964467" calcext:value-type="float">
            <text:p>964467</text:p>
          </table:table-cell>
          <table:table-cell office:value-type="float" office:value="90" calcext:value-type="float">
            <text:p>90</text:p>
          </table:table-cell>
          <table:table-cell office:value-type="float" office:value="5158665" calcext:value-type="float">
            <text:p>5158665</text:p>
          </table:table-cell>
          <table:table-cell office:value-type="float" office:value="636877" calcext:value-type="float">
            <text:p>636877</text:p>
          </table:table-cell>
          <table:table-cell office:value-type="float" office:value="331" calcext:value-type="float">
            <text:p>331</text:p>
          </table:table-cell>
          <table:table-cell office:value-type="float" office:value="251278" calcext:value-type="float">
            <text:p>251278</text:p>
          </table:table-cell>
          <table:table-cell office:value-type="float" office:value="798618" calcext:value-type="float">
            <text:p>798618</text:p>
          </table:table-cell>
          <table:table-cell office:value-type="float" office:value="748475" calcext:value-type="float">
            <text:p>748475</text:p>
          </table:table-cell>
          <table:table-cell office:value-type="float" office:value="10634241" calcext:value-type="float">
            <text:p>10634241</text:p>
          </table:table-cell>
          <table:table-cell/>
          <table:table-cell table:formula="of:=SUM([.B97:.L97])" office:value-type="float" office:value="43627245" calcext:value-type="float">
            <text:p>43627245</text:p>
          </table:table-cell>
          <table:table-cell table:formula="of:=MAX([.B97:.L97])" office:value-type="float" office:value="23699784" calcext:value-type="float">
            <text:p>23699784</text:p>
          </table:table-cell>
          <table:table-cell table:formula="of:=INDEX([.$B$1:.$L$1];0;MATCH(MAX([.$B97:.$L97]);[.$B97:.$L97];0))" office:value-type="string" office:string-value="WebcamRead" calcext:value-type="string">
            <text:p>WebcamRead</text:p>
          </table:table-cell>
          <table:table-cell table:formula="of:=[.O97]/[.N97]" office:value-type="percentage" office:value="0.543233568839838" calcext:value-type="percentage">
            <text:p>54.32%</text:p>
          </table:table-cell>
          <table:table-cell/>
          <table:table-cell table:formula="of:=1000000000/[.N97]" office:value-type="float" office:value="22.9214565347869" calcext:value-type="float">
            <text:p>22.9214565347869</text:p>
          </table:table-cell>
          <table:table-cell table:formula="of:=IF([.A97]=1;1000000000/[.N97];&quot;&quot;)">
            <text:p/>
          </table:table-cell>
          <table:table-cell table:formula="of:=IF([.A97]=1;[.P97];&quot;&quot;)">
            <text:p/>
          </table:table-cell>
          <table:table-cell table:style-name="ce1" table:formula="of:=IF(ISBLANK([.T97]);&quot;&quot;;[.Q97])" office:value-type="percentage" office:value="0.543233568839838" calcext:value-type="percentage">
            <text:p>54.32%</text:p>
          </table:table-cell>
          <table:table-cell table:formula="of:=IF([.A97]=1;[.V97]*[.N97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70411" calcext:value-type="float">
            <text:p>20070411</text:p>
          </table:table-cell>
          <table:table-cell office:value-type="float" office:value="713550" calcext:value-type="float">
            <text:p>713550</text:p>
          </table:table-cell>
          <table:table-cell office:value-type="float" office:value="964708" calcext:value-type="float">
            <text:p>964708</text:p>
          </table:table-cell>
          <table:table-cell office:value-type="float" office:value="150" calcext:value-type="float">
            <text:p>150</text:p>
          </table:table-cell>
          <table:table-cell office:value-type="float" office:value="5700665" calcext:value-type="float">
            <text:p>5700665</text:p>
          </table:table-cell>
          <table:table-cell office:value-type="float" office:value="627840" calcext:value-type="float">
            <text:p>627840</text:p>
          </table:table-cell>
          <table:table-cell office:value-type="float" office:value="211" calcext:value-type="float">
            <text:p>211</text:p>
          </table:table-cell>
          <table:table-cell office:value-type="float" office:value="232053" calcext:value-type="float">
            <text:p>232053</text:p>
          </table:table-cell>
          <table:table-cell office:value-type="float" office:value="792647" calcext:value-type="float">
            <text:p>792647</text:p>
          </table:table-cell>
          <table:table-cell office:value-type="float" office:value="731102" calcext:value-type="float">
            <text:p>731102</text:p>
          </table:table-cell>
          <table:table-cell office:value-type="float" office:value="10683383" calcext:value-type="float">
            <text:p>10683383</text:p>
          </table:table-cell>
          <table:table-cell/>
          <table:table-cell table:formula="of:=SUM([.B98:.L98])" office:value-type="float" office:value="40516720" calcext:value-type="float">
            <text:p>40516720</text:p>
          </table:table-cell>
          <table:table-cell table:formula="of:=MAX([.B98:.L98])" office:value-type="float" office:value="20070411" calcext:value-type="float">
            <text:p>20070411</text:p>
          </table:table-cell>
          <table:table-cell table:formula="of:=INDEX([.$B$1:.$L$1];0;MATCH(MAX([.$B98:.$L98]);[.$B98:.$L98];0))" office:value-type="string" office:string-value="WebcamRead" calcext:value-type="string">
            <text:p>WebcamRead</text:p>
          </table:table-cell>
          <table:table-cell table:formula="of:=[.O98]/[.N98]" office:value-type="percentage" office:value="0.495361199030919" calcext:value-type="percentage">
            <text:p>49.54%</text:p>
          </table:table-cell>
          <table:table-cell/>
          <table:table-cell table:formula="of:=1000000000/[.N98]" office:value-type="float" office:value="24.6811686632087" calcext:value-type="float">
            <text:p>24.6811686632087</text:p>
          </table:table-cell>
          <table:table-cell table:formula="of:=IF([.A98]=1;1000000000/[.N98];&quot;&quot;)">
            <text:p/>
          </table:table-cell>
          <table:table-cell table:formula="of:=IF([.A98]=1;[.P98];&quot;&quot;)">
            <text:p/>
          </table:table-cell>
          <table:table-cell table:style-name="ce1" table:formula="of:=IF(ISBLANK([.T98]);&quot;&quot;;[.Q98])" office:value-type="percentage" office:value="0.495361199030919" calcext:value-type="percentage">
            <text:p>49.54%</text:p>
          </table:table-cell>
          <table:table-cell table:formula="of:=IF([.A98]=1;[.V98]*[.N98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06342" calcext:value-type="float">
            <text:p>15506342</text:p>
          </table:table-cell>
          <table:table-cell office:value-type="float" office:value="1968890" calcext:value-type="float">
            <text:p>1968890</text:p>
          </table:table-cell>
          <table:table-cell office:value-type="float" office:value="978334" calcext:value-type="float">
            <text:p>978334</text:p>
          </table:table-cell>
          <table:table-cell office:value-type="float" office:value="60" calcext:value-type="float">
            <text:p>60</text:p>
          </table:table-cell>
          <table:table-cell office:value-type="float" office:value="5260465" calcext:value-type="float">
            <text:p>5260465</text:p>
          </table:table-cell>
          <table:table-cell office:value-type="float" office:value="590210" calcext:value-type="float">
            <text:p>590210</text:p>
          </table:table-cell>
          <table:table-cell office:value-type="float" office:value="80" calcext:value-type="float">
            <text:p>80</text:p>
          </table:table-cell>
          <table:table-cell office:value-type="float" office:value="232313" calcext:value-type="float">
            <text:p>232313</text:p>
          </table:table-cell>
          <table:table-cell office:value-type="float" office:value="777509" calcext:value-type="float">
            <text:p>777509</text:p>
          </table:table-cell>
          <table:table-cell office:value-type="float" office:value="786055" calcext:value-type="float">
            <text:p>786055</text:p>
          </table:table-cell>
          <table:table-cell office:value-type="float" office:value="10655040" calcext:value-type="float">
            <text:p>10655040</text:p>
          </table:table-cell>
          <table:table-cell/>
          <table:table-cell table:formula="of:=SUM([.B99:.L99])" office:value-type="float" office:value="36755298" calcext:value-type="float">
            <text:p>36755298</text:p>
          </table:table-cell>
          <table:table-cell table:formula="of:=MAX([.B99:.L99])" office:value-type="float" office:value="15506342" calcext:value-type="float">
            <text:p>15506342</text:p>
          </table:table-cell>
          <table:table-cell table:formula="of:=INDEX([.$B$1:.$L$1];0;MATCH(MAX([.$B99:.$L99]);[.$B99:.$L99];0))" office:value-type="string" office:string-value="WebcamRead" calcext:value-type="string">
            <text:p>WebcamRead</text:p>
          </table:table-cell>
          <table:table-cell table:formula="of:=[.O99]/[.N99]" office:value-type="percentage" office:value="0.421880459246991" calcext:value-type="percentage">
            <text:p>42.19%</text:p>
          </table:table-cell>
          <table:table-cell/>
          <table:table-cell table:formula="of:=1000000000/[.N99]" office:value-type="float" office:value="27.2069621092448" calcext:value-type="float">
            <text:p>27.2069621092448</text:p>
          </table:table-cell>
          <table:table-cell table:formula="of:=IF([.A99]=1;1000000000/[.N99];&quot;&quot;)">
            <text:p/>
          </table:table-cell>
          <table:table-cell table:formula="of:=IF([.A99]=1;[.P99];&quot;&quot;)">
            <text:p/>
          </table:table-cell>
          <table:table-cell table:style-name="ce1" table:formula="of:=IF(ISBLANK([.T99]);&quot;&quot;;[.Q99])" office:value-type="percentage" office:value="0.421880459246991" calcext:value-type="percentage">
            <text:p>42.19%</text:p>
          </table:table-cell>
          <table:table-cell table:formula="of:=IF([.A99]=1;[.V99]*[.N99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904080" calcext:value-type="float">
            <text:p>22904080</text:p>
          </table:table-cell>
          <table:table-cell office:value-type="float" office:value="726043" calcext:value-type="float">
            <text:p>726043</text:p>
          </table:table-cell>
          <table:table-cell office:value-type="float" office:value="965810" calcext:value-type="float">
            <text:p>965810</text:p>
          </table:table-cell>
          <table:table-cell office:value-type="float" office:value="70" calcext:value-type="float">
            <text:p>70</text:p>
          </table:table-cell>
          <table:table-cell office:value-type="float" office:value="5208969" calcext:value-type="float">
            <text:p>5208969</text:p>
          </table:table-cell>
          <table:table-cell office:value-type="float" office:value="655933" calcext:value-type="float">
            <text:p>655933</text:p>
          </table:table-cell>
          <table:table-cell office:value-type="float" office:value="101" calcext:value-type="float">
            <text:p>101</text:p>
          </table:table-cell>
          <table:table-cell office:value-type="float" office:value="78872138" calcext:value-type="float">
            <text:p>78872138</text:p>
          </table:table-cell>
          <table:table-cell office:value-type="float" office:value="793058" calcext:value-type="float">
            <text:p>793058</text:p>
          </table:table-cell>
          <table:table-cell office:value-type="float" office:value="758864" calcext:value-type="float">
            <text:p>758864</text:p>
          </table:table-cell>
          <table:table-cell office:value-type="float" office:value="10546168" calcext:value-type="float">
            <text:p>10546168</text:p>
          </table:table-cell>
          <table:table-cell/>
          <table:table-cell table:formula="of:=SUM([.B100:.L100])" office:value-type="float" office:value="121431234" calcext:value-type="float">
            <text:p>121431234</text:p>
          </table:table-cell>
          <table:table-cell table:formula="of:=MAX([.B100:.L100])" office:value-type="float" office:value="78872138" calcext:value-type="float">
            <text:p>78872138</text:p>
          </table:table-cell>
          <table:table-cell table:formula="of:=INDEX([.$B$1:.$L$1];0;MATCH(MAX([.$B100:.$L100]);[.$B100:.$L100];0))" office:value-type="string" office:string-value="Facendi" calcext:value-type="string">
            <text:p>Facendi</text:p>
          </table:table-cell>
          <table:table-cell table:formula="of:=[.O100]/[.N100]" office:value-type="percentage" office:value="0.649521012032209" calcext:value-type="percentage">
            <text:p>64.95%</text:p>
          </table:table-cell>
          <table:table-cell/>
          <table:table-cell table:formula="of:=1000000000/[.N100]" office:value-type="float" office:value="8.23511354582792" calcext:value-type="float">
            <text:p>8.23511354582792</text:p>
          </table:table-cell>
          <table:table-cell table:formula="of:=IF([.A100]=1;1000000000/[.N100];&quot;&quot;)">
            <text:p/>
          </table:table-cell>
          <table:table-cell table:formula="of:=IF([.A100]=1;[.P100];&quot;&quot;)">
            <text:p/>
          </table:table-cell>
          <table:table-cell table:style-name="ce1" table:formula="of:=IF(ISBLANK([.T100]);&quot;&quot;;[.Q100])" office:value-type="percentage" office:value="0.649521012032209" calcext:value-type="percentage">
            <text:p>64.95%</text:p>
          </table:table-cell>
          <table:table-cell table:formula="of:=IF([.A100]=1;[.V100]*[.N100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6831" calcext:value-type="float">
            <text:p>976831</text:p>
          </table:table-cell>
          <table:table-cell office:value-type="float" office:value="1606975" calcext:value-type="float">
            <text:p>1606975</text:p>
          </table:table-cell>
          <table:table-cell office:value-type="float" office:value="978133" calcext:value-type="float">
            <text:p>978133</text:p>
          </table:table-cell>
          <table:table-cell office:value-type="float" office:value="490" calcext:value-type="float">
            <text:p>490</text:p>
          </table:table-cell>
          <table:table-cell office:value-type="float" office:value="5149639" calcext:value-type="float">
            <text:p>5149639</text:p>
          </table:table-cell>
          <table:table-cell office:value-type="float" office:value="515150" calcext:value-type="float">
            <text:p>515150</text:p>
          </table:table-cell>
          <table:table-cell office:value-type="float" office:value="80" calcext:value-type="float">
            <text:p>80</text:p>
          </table:table-cell>
          <table:table-cell office:value-type="float" office:value="81709546" calcext:value-type="float">
            <text:p>81709546</text:p>
          </table:table-cell>
          <table:table-cell office:value-type="float" office:value="751831" calcext:value-type="float">
            <text:p>751831</text:p>
          </table:table-cell>
          <table:table-cell office:value-type="float" office:value="740541" calcext:value-type="float">
            <text:p>740541</text:p>
          </table:table-cell>
          <table:table-cell office:value-type="float" office:value="10565693" calcext:value-type="float">
            <text:p>10565693</text:p>
          </table:table-cell>
          <table:table-cell/>
          <table:table-cell table:formula="of:=SUM([.B101:.L101])" office:value-type="float" office:value="102994909" calcext:value-type="float">
            <text:p>102994909</text:p>
          </table:table-cell>
          <table:table-cell table:formula="of:=MAX([.B101:.L101])" office:value-type="float" office:value="81709546" calcext:value-type="float">
            <text:p>81709546</text:p>
          </table:table-cell>
          <table:table-cell table:formula="of:=INDEX([.$B$1:.$L$1];0;MATCH(MAX([.$B101:.$L101]);[.$B101:.$L101];0))" office:value-type="string" office:string-value="Facendi" calcext:value-type="string">
            <text:p>Facendi</text:p>
          </table:table-cell>
          <table:table-cell table:formula="of:=[.O101]/[.N101]" office:value-type="percentage" office:value="0.793335775460513" calcext:value-type="percentage">
            <text:p>79.33%</text:p>
          </table:table-cell>
          <table:table-cell/>
          <table:table-cell table:formula="of:=1000000000/[.N101]" office:value-type="float" office:value="9.70921776337508" calcext:value-type="float">
            <text:p>9.70921776337508</text:p>
          </table:table-cell>
          <table:table-cell table:formula="of:=IF([.A101]=1;1000000000/[.N101];&quot;&quot;)">
            <text:p/>
          </table:table-cell>
          <table:table-cell table:formula="of:=IF([.A101]=1;[.P101];&quot;&quot;)">
            <text:p/>
          </table:table-cell>
          <table:table-cell table:style-name="ce1" table:formula="of:=IF(ISBLANK([.T101]);&quot;&quot;;[.Q101])" office:value-type="percentage" office:value="0.793335775460513" calcext:value-type="percentage">
            <text:p>79.33%</text:p>
          </table:table-cell>
          <table:table-cell table:formula="of:=IF([.A101]=1;[.V101]*[.N101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7120" calcext:value-type="float">
            <text:p>767120</text:p>
          </table:table-cell>
          <table:table-cell office:value-type="float" office:value="748164" calcext:value-type="float">
            <text:p>748164</text:p>
          </table:table-cell>
          <table:table-cell office:value-type="float" office:value="975689" calcext:value-type="float">
            <text:p>975689</text:p>
          </table:table-cell>
          <table:table-cell office:value-type="float" office:value="291" calcext:value-type="float">
            <text:p>291</text:p>
          </table:table-cell>
          <table:table-cell office:value-type="float" office:value="5296121" calcext:value-type="float">
            <text:p>5296121</text:p>
          </table:table-cell>
          <table:table-cell office:value-type="float" office:value="703702" calcext:value-type="float">
            <text:p>703702</text:p>
          </table:table-cell>
          <table:table-cell office:value-type="float" office:value="80" calcext:value-type="float">
            <text:p>80</text:p>
          </table:table-cell>
          <table:table-cell office:value-type="float" office:value="166057452" calcext:value-type="float">
            <text:p>166057452</text:p>
          </table:table-cell>
          <table:table-cell office:value-type="float" office:value="730963" calcext:value-type="float">
            <text:p>730963</text:p>
          </table:table-cell>
          <table:table-cell office:value-type="float" office:value="736322" calcext:value-type="float">
            <text:p>736322</text:p>
          </table:table-cell>
          <table:table-cell office:value-type="float" office:value="10625104" calcext:value-type="float">
            <text:p>10625104</text:p>
          </table:table-cell>
          <table:table-cell/>
          <table:table-cell table:formula="of:=SUM([.B102:.L102])" office:value-type="float" office:value="186641008" calcext:value-type="float">
            <text:p>186641008</text:p>
          </table:table-cell>
          <table:table-cell table:formula="of:=MAX([.B102:.L102])" office:value-type="float" office:value="166057452" calcext:value-type="float">
            <text:p>166057452</text:p>
          </table:table-cell>
          <table:table-cell table:formula="of:=INDEX([.$B$1:.$L$1];0;MATCH(MAX([.$B102:.$L102]);[.$B102:.$L102];0))" office:value-type="string" office:string-value="Facendi" calcext:value-type="string">
            <text:p>Facendi</text:p>
          </table:table-cell>
          <table:table-cell table:formula="of:=[.O102]/[.N102]" office:value-type="percentage" office:value="0.88971579064768" calcext:value-type="percentage">
            <text:p>88.97%</text:p>
          </table:table-cell>
          <table:table-cell/>
          <table:table-cell table:formula="of:=1000000000/[.N102]" office:value-type="float" office:value="5.35787933592815" calcext:value-type="float">
            <text:p>5.35787933592815</text:p>
          </table:table-cell>
          <table:table-cell table:formula="of:=IF([.A102]=1;1000000000/[.N102];&quot;&quot;)" office:value-type="float" office:value="5.35787933592815" calcext:value-type="float">
            <text:p>5.35787933592815</text:p>
          </table:table-cell>
          <table:table-cell table:formula="of:=IF([.A102]=1;[.P102];&quot;&quot;)" office:value-type="string" office:string-value="Facendi" calcext:value-type="string">
            <text:p>Facendi</text:p>
          </table:table-cell>
          <table:table-cell table:style-name="ce1" table:formula="of:=IF(ISBLANK([.T102]);&quot;&quot;;[.Q102])" office:value-type="percentage" office:value="0.88971579064768" calcext:value-type="percentage">
            <text:p>88.97%</text:p>
          </table:table-cell>
          <table:table-cell table:formula="of:=IF([.A102]=1;[.V102]*[.N102]/1000000;&quot;&quot;)" office:value-type="float" office:value="166.057452" calcext:value-type="float">
            <text:p>166.05745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3313" calcext:value-type="float">
            <text:p>763313</text:p>
          </table:table-cell>
          <table:table-cell office:value-type="float" office:value="749096" calcext:value-type="float">
            <text:p>749096</text:p>
          </table:table-cell>
          <table:table-cell office:value-type="float" office:value="965159" calcext:value-type="float">
            <text:p>965159</text:p>
          </table:table-cell>
          <table:table-cell office:value-type="float" office:value="101" calcext:value-type="float">
            <text:p>101</text:p>
          </table:table-cell>
          <table:table-cell office:value-type="float" office:value="5525098" calcext:value-type="float">
            <text:p>5525098</text:p>
          </table:table-cell>
          <table:table-cell office:value-type="float" office:value="457112" calcext:value-type="float">
            <text:p>457112</text:p>
          </table:table-cell>
          <table:table-cell office:value-type="float" office:value="80" calcext:value-type="float">
            <text:p>80</text:p>
          </table:table-cell>
          <table:table-cell office:value-type="float" office:value="248233" calcext:value-type="float">
            <text:p>248233</text:p>
          </table:table-cell>
          <table:table-cell office:value-type="float" office:value="727646" calcext:value-type="float">
            <text:p>727646</text:p>
          </table:table-cell>
          <table:table-cell office:value-type="float" office:value="729640" calcext:value-type="float">
            <text:p>729640</text:p>
          </table:table-cell>
          <table:table-cell office:value-type="float" office:value="11031372" calcext:value-type="float">
            <text:p>11031372</text:p>
          </table:table-cell>
          <table:table-cell/>
          <table:table-cell table:formula="of:=SUM([.B103:.L103])" office:value-type="float" office:value="21196850" calcext:value-type="float">
            <text:p>21196850</text:p>
          </table:table-cell>
          <table:table-cell table:formula="of:=MAX([.B103:.L103])" office:value-type="float" office:value="11031372" calcext:value-type="float">
            <text:p>11031372</text:p>
          </table:table-cell>
          <table:table-cell table:formula="of:=INDEX([.$B$1:.$L$1];0;MATCH(MAX([.$B103:.$L103]);[.$B103:.$L103];0))" office:value-type="string" office:string-value="TimeWaitKey" calcext:value-type="string">
            <text:p>TimeWaitKey</text:p>
          </table:table-cell>
          <table:table-cell table:formula="of:=[.O103]/[.N103]" office:value-type="percentage" office:value="0.520425063157969" calcext:value-type="percentage">
            <text:p>52.04%</text:p>
          </table:table-cell>
          <table:table-cell/>
          <table:table-cell table:formula="of:=1000000000/[.N103]" office:value-type="float" office:value="47.1768210842649" calcext:value-type="float">
            <text:p>47.1768210842649</text:p>
          </table:table-cell>
          <table:table-cell table:formula="of:=IF([.A103]=1;1000000000/[.N103];&quot;&quot;)">
            <text:p/>
          </table:table-cell>
          <table:table-cell table:formula="of:=IF([.A103]=1;[.P103];&quot;&quot;)">
            <text:p/>
          </table:table-cell>
          <table:table-cell table:style-name="ce1" table:formula="of:=IF(ISBLANK([.T103]);&quot;&quot;;[.Q103])" office:value-type="percentage" office:value="0.520425063157969" calcext:value-type="percentage">
            <text:p>52.04%</text:p>
          </table:table-cell>
          <table:table-cell table:formula="of:=IF([.A103]=1;[.V103]*[.N103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1737" calcext:value-type="float">
            <text:p>781737</text:p>
          </table:table-cell>
          <table:table-cell office:value-type="float" office:value="774264" calcext:value-type="float">
            <text:p>774264</text:p>
          </table:table-cell>
          <table:table-cell office:value-type="float" office:value="978775" calcext:value-type="float">
            <text:p>978775</text:p>
          </table:table-cell>
          <table:table-cell office:value-type="float" office:value="90" calcext:value-type="float">
            <text:p>90</text:p>
          </table:table-cell>
          <table:table-cell office:value-type="float" office:value="5312642" calcext:value-type="float">
            <text:p>5312642</text:p>
          </table:table-cell>
          <table:table-cell office:value-type="float" office:value="456891" calcext:value-type="float">
            <text:p>456891</text:p>
          </table:table-cell>
          <table:table-cell office:value-type="float" office:value="70" calcext:value-type="float">
            <text:p>70</text:p>
          </table:table-cell>
          <table:table-cell office:value-type="float" office:value="239797" calcext:value-type="float">
            <text:p>239797</text:p>
          </table:table-cell>
          <table:table-cell office:value-type="float" office:value="778080" calcext:value-type="float">
            <text:p>778080</text:p>
          </table:table-cell>
          <table:table-cell office:value-type="float" office:value="760848" calcext:value-type="float">
            <text:p>760848</text:p>
          </table:table-cell>
          <table:table-cell office:value-type="float" office:value="10563960" calcext:value-type="float">
            <text:p>10563960</text:p>
          </table:table-cell>
          <table:table-cell/>
          <table:table-cell table:formula="of:=SUM([.B104:.L104])" office:value-type="float" office:value="20647154" calcext:value-type="float">
            <text:p>20647154</text:p>
          </table:table-cell>
          <table:table-cell table:formula="of:=MAX([.B104:.L104])" office:value-type="float" office:value="10563960" calcext:value-type="float">
            <text:p>10563960</text:p>
          </table:table-cell>
          <table:table-cell table:formula="of:=INDEX([.$B$1:.$L$1];0;MATCH(MAX([.$B104:.$L104]);[.$B104:.$L104];0))" office:value-type="string" office:string-value="TimeWaitKey" calcext:value-type="string">
            <text:p>TimeWaitKey</text:p>
          </table:table-cell>
          <table:table-cell table:formula="of:=[.O104]/[.N104]" office:value-type="percentage" office:value="0.511642427813538" calcext:value-type="percentage">
            <text:p>51.16%</text:p>
          </table:table-cell>
          <table:table-cell/>
          <table:table-cell table:formula="of:=1000000000/[.N104]" office:value-type="float" office:value="48.4328251729028" calcext:value-type="float">
            <text:p>48.4328251729028</text:p>
          </table:table-cell>
          <table:table-cell table:formula="of:=IF([.A104]=1;1000000000/[.N104];&quot;&quot;)">
            <text:p/>
          </table:table-cell>
          <table:table-cell table:formula="of:=IF([.A104]=1;[.P104];&quot;&quot;)">
            <text:p/>
          </table:table-cell>
          <table:table-cell table:style-name="ce1" table:formula="of:=IF(ISBLANK([.T104]);&quot;&quot;;[.Q104])" office:value-type="percentage" office:value="0.511642427813538" calcext:value-type="percentage">
            <text:p>51.16%</text:p>
          </table:table-cell>
          <table:table-cell table:formula="of:=IF([.A104]=1;[.V104]*[.N104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4710" calcext:value-type="float">
            <text:p>944710</text:p>
          </table:table-cell>
          <table:table-cell office:value-type="float" office:value="2169554" calcext:value-type="float">
            <text:p>2169554</text:p>
          </table:table-cell>
          <table:table-cell office:value-type="float" office:value="1090683" calcext:value-type="float">
            <text:p>1090683</text:p>
          </table:table-cell>
          <table:table-cell office:value-type="float" office:value="210" calcext:value-type="float">
            <text:p>210</text:p>
          </table:table-cell>
          <table:table-cell office:value-type="float" office:value="5170557" calcext:value-type="float">
            <text:p>5170557</text:p>
          </table:table-cell>
          <table:table-cell office:value-type="float" office:value="445390" calcext:value-type="float">
            <text:p>445390</text:p>
          </table:table-cell>
          <table:table-cell office:value-type="float" office:value="80" calcext:value-type="float">
            <text:p>80</text:p>
          </table:table-cell>
          <table:table-cell office:value-type="float" office:value="231792" calcext:value-type="float">
            <text:p>231792</text:p>
          </table:table-cell>
          <table:table-cell office:value-type="float" office:value="765878" calcext:value-type="float">
            <text:p>765878</text:p>
          </table:table-cell>
          <table:table-cell office:value-type="float" office:value="701888" calcext:value-type="float">
            <text:p>701888</text:p>
          </table:table-cell>
          <table:table-cell office:value-type="float" office:value="10710674" calcext:value-type="float">
            <text:p>10710674</text:p>
          </table:table-cell>
          <table:table-cell/>
          <table:table-cell table:formula="of:=SUM([.B105:.L105])" office:value-type="float" office:value="22231416" calcext:value-type="float">
            <text:p>22231416</text:p>
          </table:table-cell>
          <table:table-cell table:formula="of:=MAX([.B105:.L105])" office:value-type="float" office:value="10710674" calcext:value-type="float">
            <text:p>10710674</text:p>
          </table:table-cell>
          <table:table-cell table:formula="of:=INDEX([.$B$1:.$L$1];0;MATCH(MAX([.$B105:.$L105]);[.$B105:.$L105];0))" office:value-type="string" office:string-value="TimeWaitKey" calcext:value-type="string">
            <text:p>TimeWaitKey</text:p>
          </table:table-cell>
          <table:table-cell table:formula="of:=[.O105]/[.N105]" office:value-type="percentage" office:value="0.481781007561552" calcext:value-type="percentage">
            <text:p>48.18%</text:p>
          </table:table-cell>
          <table:table-cell/>
          <table:table-cell table:formula="of:=1000000000/[.N105]" office:value-type="float" office:value="44.9813902992054" calcext:value-type="float">
            <text:p>44.9813902992054</text:p>
          </table:table-cell>
          <table:table-cell table:formula="of:=IF([.A105]=1;1000000000/[.N105];&quot;&quot;)">
            <text:p/>
          </table:table-cell>
          <table:table-cell table:formula="of:=IF([.A105]=1;[.P105];&quot;&quot;)">
            <text:p/>
          </table:table-cell>
          <table:table-cell table:style-name="ce1" table:formula="of:=IF(ISBLANK([.T105]);&quot;&quot;;[.Q105])" office:value-type="percentage" office:value="0.481781007561552" calcext:value-type="percentage">
            <text:p>48.18%</text:p>
          </table:table-cell>
          <table:table-cell table:formula="of:=IF([.A105]=1;[.V105]*[.N105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8605" calcext:value-type="float">
            <text:p>748605</text:p>
          </table:table-cell>
          <table:table-cell office:value-type="float" office:value="709963" calcext:value-type="float">
            <text:p>709963</text:p>
          </table:table-cell>
          <table:table-cell office:value-type="float" office:value="965058" calcext:value-type="float">
            <text:p>965058</text:p>
          </table:table-cell>
          <table:table-cell office:value-type="float" office:value="300" calcext:value-type="float">
            <text:p>300</text:p>
          </table:table-cell>
          <table:table-cell office:value-type="float" office:value="5325506" calcext:value-type="float">
            <text:p>5325506</text:p>
          </table:table-cell>
          <table:table-cell office:value-type="float" office:value="472841" calcext:value-type="float">
            <text:p>472841</text:p>
          </table:table-cell>
          <table:table-cell office:value-type="float" office:value="80" calcext:value-type="float">
            <text:p>80</text:p>
          </table:table-cell>
          <table:table-cell office:value-type="float" office:value="76602740" calcext:value-type="float">
            <text:p>76602740</text:p>
          </table:table-cell>
          <table:table-cell office:value-type="float" office:value="759615" calcext:value-type="float">
            <text:p>759615</text:p>
          </table:table-cell>
          <table:table-cell office:value-type="float" office:value="745629" calcext:value-type="float">
            <text:p>745629</text:p>
          </table:table-cell>
          <table:table-cell office:value-type="float" office:value="10693892" calcext:value-type="float">
            <text:p>10693892</text:p>
          </table:table-cell>
          <table:table-cell/>
          <table:table-cell table:formula="of:=SUM([.B106:.L106])" office:value-type="float" office:value="97024229" calcext:value-type="float">
            <text:p>97024229</text:p>
          </table:table-cell>
          <table:table-cell table:formula="of:=MAX([.B106:.L106])" office:value-type="float" office:value="76602740" calcext:value-type="float">
            <text:p>76602740</text:p>
          </table:table-cell>
          <table:table-cell table:formula="of:=INDEX([.$B$1:.$L$1];0;MATCH(MAX([.$B106:.$L106]);[.$B106:.$L106];0))" office:value-type="string" office:string-value="Facendi" calcext:value-type="string">
            <text:p>Facendi</text:p>
          </table:table-cell>
          <table:table-cell table:formula="of:=[.O106]/[.N106]" office:value-type="percentage" office:value="0.789521759559666" calcext:value-type="percentage">
            <text:p>78.95%</text:p>
          </table:table-cell>
          <table:table-cell/>
          <table:table-cell table:formula="of:=1000000000/[.N106]" office:value-type="float" office:value="10.3067039058873" calcext:value-type="float">
            <text:p>10.3067039058873</text:p>
          </table:table-cell>
          <table:table-cell table:formula="of:=IF([.A106]=1;1000000000/[.N106];&quot;&quot;)">
            <text:p/>
          </table:table-cell>
          <table:table-cell table:formula="of:=IF([.A106]=1;[.P106];&quot;&quot;)">
            <text:p/>
          </table:table-cell>
          <table:table-cell table:style-name="ce1" table:formula="of:=IF(ISBLANK([.T106]);&quot;&quot;;[.Q106])" office:value-type="percentage" office:value="0.789521759559666" calcext:value-type="percentage">
            <text:p>78.95%</text:p>
          </table:table-cell>
          <table:table-cell table:formula="of:=IF([.A106]=1;[.V106]*[.N106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3341" calcext:value-type="float">
            <text:p>923341</text:p>
          </table:table-cell>
          <table:table-cell office:value-type="float" office:value="737314" calcext:value-type="float">
            <text:p>737314</text:p>
          </table:table-cell>
          <table:table-cell office:value-type="float" office:value="979545" calcext:value-type="float">
            <text:p>979545</text:p>
          </table:table-cell>
          <table:table-cell office:value-type="float" office:value="351" calcext:value-type="float">
            <text:p>351</text:p>
          </table:table-cell>
          <table:table-cell office:value-type="float" office:value="5154477" calcext:value-type="float">
            <text:p>5154477</text:p>
          </table:table-cell>
          <table:table-cell office:value-type="float" office:value="530509" calcext:value-type="float">
            <text:p>530509</text:p>
          </table:table-cell>
          <table:table-cell office:value-type="float" office:value="261" calcext:value-type="float">
            <text:p>261</text:p>
          </table:table-cell>
          <table:table-cell office:value-type="float" office:value="82626466" calcext:value-type="float">
            <text:p>82626466</text:p>
          </table:table-cell>
          <table:table-cell office:value-type="float" office:value="792598" calcext:value-type="float">
            <text:p>792598</text:p>
          </table:table-cell>
          <table:table-cell office:value-type="float" office:value="739428" calcext:value-type="float">
            <text:p>739428</text:p>
          </table:table-cell>
          <table:table-cell office:value-type="float" office:value="10621679" calcext:value-type="float">
            <text:p>10621679</text:p>
          </table:table-cell>
          <table:table-cell/>
          <table:table-cell table:formula="of:=SUM([.B107:.L107])" office:value-type="float" office:value="103105969" calcext:value-type="float">
            <text:p>103105969</text:p>
          </table:table-cell>
          <table:table-cell table:formula="of:=MAX([.B107:.L107])" office:value-type="float" office:value="82626466" calcext:value-type="float">
            <text:p>82626466</text:p>
          </table:table-cell>
          <table:table-cell table:formula="of:=INDEX([.$B$1:.$L$1];0;MATCH(MAX([.$B107:.$L107]);[.$B107:.$L107];0))" office:value-type="string" office:string-value="Facendi" calcext:value-type="string">
            <text:p>Facendi</text:p>
          </table:table-cell>
          <table:table-cell table:formula="of:=[.O107]/[.N107]" office:value-type="percentage" office:value="0.801374224997585" calcext:value-type="percentage">
            <text:p>80.14%</text:p>
          </table:table-cell>
          <table:table-cell/>
          <table:table-cell table:formula="of:=1000000000/[.N107]" office:value-type="float" office:value="9.69875953544455" calcext:value-type="float">
            <text:p>9.69875953544455</text:p>
          </table:table-cell>
          <table:table-cell table:formula="of:=IF([.A107]=1;1000000000/[.N107];&quot;&quot;)">
            <text:p/>
          </table:table-cell>
          <table:table-cell table:formula="of:=IF([.A107]=1;[.P107];&quot;&quot;)">
            <text:p/>
          </table:table-cell>
          <table:table-cell table:style-name="ce1" table:formula="of:=IF(ISBLANK([.T107]);&quot;&quot;;[.Q107])" office:value-type="percentage" office:value="0.801374224997585" calcext:value-type="percentage">
            <text:p>80.14%</text:p>
          </table:table-cell>
          <table:table-cell table:formula="of:=IF([.A107]=1;[.V107]*[.N107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2810" calcext:value-type="float">
            <text:p>772810</text:p>
          </table:table-cell>
          <table:table-cell office:value-type="float" office:value="730422" calcext:value-type="float">
            <text:p>730422</text:p>
          </table:table-cell>
          <table:table-cell office:value-type="float" office:value="962114" calcext:value-type="float">
            <text:p>962114</text:p>
          </table:table-cell>
          <table:table-cell office:value-type="float" office:value="70" calcext:value-type="float">
            <text:p>70</text:p>
          </table:table-cell>
          <table:table-cell office:value-type="float" office:value="5318613" calcext:value-type="float">
            <text:p>5318613</text:p>
          </table:table-cell>
          <table:table-cell office:value-type="float" office:value="546228" calcext:value-type="float">
            <text:p>546228</text:p>
          </table:table-cell>
          <table:table-cell office:value-type="float" office:value="120" calcext:value-type="float">
            <text:p>120</text:p>
          </table:table-cell>
          <table:table-cell office:value-type="float" office:value="81481912" calcext:value-type="float">
            <text:p>81481912</text:p>
          </table:table-cell>
          <table:table-cell office:value-type="float" office:value="791666" calcext:value-type="float">
            <text:p>791666</text:p>
          </table:table-cell>
          <table:table-cell office:value-type="float" office:value="740200" calcext:value-type="float">
            <text:p>740200</text:p>
          </table:table-cell>
          <table:table-cell office:value-type="float" office:value="10416736" calcext:value-type="float">
            <text:p>10416736</text:p>
          </table:table-cell>
          <table:table-cell/>
          <table:table-cell table:formula="of:=SUM([.B108:.L108])" office:value-type="float" office:value="101760891" calcext:value-type="float">
            <text:p>101760891</text:p>
          </table:table-cell>
          <table:table-cell table:formula="of:=MAX([.B108:.L108])" office:value-type="float" office:value="81481912" calcext:value-type="float">
            <text:p>81481912</text:p>
          </table:table-cell>
          <table:table-cell table:formula="of:=INDEX([.$B$1:.$L$1];0;MATCH(MAX([.$B108:.$L108]);[.$B108:.$L108];0))" office:value-type="string" office:string-value="Facendi" calcext:value-type="string">
            <text:p>Facendi</text:p>
          </table:table-cell>
          <table:table-cell table:formula="of:=[.O108]/[.N108]" office:value-type="percentage" office:value="0.800719325462667" calcext:value-type="percentage">
            <text:p>80.07%</text:p>
          </table:table-cell>
          <table:table-cell/>
          <table:table-cell table:formula="of:=1000000000/[.N108]" office:value-type="float" office:value="9.82695798133293" calcext:value-type="float">
            <text:p>9.82695798133293</text:p>
          </table:table-cell>
          <table:table-cell table:formula="of:=IF([.A108]=1;1000000000/[.N108];&quot;&quot;)">
            <text:p/>
          </table:table-cell>
          <table:table-cell table:formula="of:=IF([.A108]=1;[.P108];&quot;&quot;)">
            <text:p/>
          </table:table-cell>
          <table:table-cell table:style-name="ce1" table:formula="of:=IF(ISBLANK([.T108]);&quot;&quot;;[.Q108])" office:value-type="percentage" office:value="0.800719325462667" calcext:value-type="percentage">
            <text:p>80.07%</text:p>
          </table:table-cell>
          <table:table-cell table:formula="of:=IF([.A108]=1;[.V108]*[.N108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164" calcext:value-type="float">
            <text:p>1000164</text:p>
          </table:table-cell>
          <table:table-cell office:value-type="float" office:value="1214884" calcext:value-type="float">
            <text:p>1214884</text:p>
          </table:table-cell>
          <table:table-cell office:value-type="float" office:value="970269" calcext:value-type="float">
            <text:p>970269</text:p>
          </table:table-cell>
          <table:table-cell office:value-type="float" office:value="161" calcext:value-type="float">
            <text:p>161</text:p>
          </table:table-cell>
          <table:table-cell office:value-type="float" office:value="5143256" calcext:value-type="float">
            <text:p>5143256</text:p>
          </table:table-cell>
          <table:table-cell office:value-type="float" office:value="555746" calcext:value-type="float">
            <text:p>555746</text:p>
          </table:table-cell>
          <table:table-cell office:value-type="float" office:value="231" calcext:value-type="float">
            <text:p>231</text:p>
          </table:table-cell>
          <table:table-cell office:value-type="float" office:value="80418933" calcext:value-type="float">
            <text:p>80418933</text:p>
          </table:table-cell>
          <table:table-cell office:value-type="float" office:value="781767" calcext:value-type="float">
            <text:p>781767</text:p>
          </table:table-cell>
          <table:table-cell office:value-type="float" office:value="742855" calcext:value-type="float">
            <text:p>742855</text:p>
          </table:table-cell>
          <table:table-cell office:value-type="float" office:value="10240647" calcext:value-type="float">
            <text:p>10240647</text:p>
          </table:table-cell>
          <table:table-cell/>
          <table:table-cell table:formula="of:=SUM([.B109:.L109])" office:value-type="float" office:value="101068913" calcext:value-type="float">
            <text:p>101068913</text:p>
          </table:table-cell>
          <table:table-cell table:formula="of:=MAX([.B109:.L109])" office:value-type="float" office:value="80418933" calcext:value-type="float">
            <text:p>80418933</text:p>
          </table:table-cell>
          <table:table-cell table:formula="of:=INDEX([.$B$1:.$L$1];0;MATCH(MAX([.$B109:.$L109]);[.$B109:.$L109];0))" office:value-type="string" office:string-value="Facendi" calcext:value-type="string">
            <text:p>Facendi</text:p>
          </table:table-cell>
          <table:table-cell table:formula="of:=[.O109]/[.N109]" office:value-type="percentage" office:value="0.795684158589892" calcext:value-type="percentage">
            <text:p>79.57%</text:p>
          </table:table-cell>
          <table:table-cell/>
          <table:table-cell table:formula="of:=1000000000/[.N109]" office:value-type="float" office:value="9.89423919103592" calcext:value-type="float">
            <text:p>9.89423919103592</text:p>
          </table:table-cell>
          <table:table-cell table:formula="of:=IF([.A109]=1;1000000000/[.N109];&quot;&quot;)">
            <text:p/>
          </table:table-cell>
          <table:table-cell table:formula="of:=IF([.A109]=1;[.P109];&quot;&quot;)">
            <text:p/>
          </table:table-cell>
          <table:table-cell table:style-name="ce1" table:formula="of:=IF(ISBLANK([.T109]);&quot;&quot;;[.Q109])" office:value-type="percentage" office:value="0.795684158589892" calcext:value-type="percentage">
            <text:p>79.57%</text:p>
          </table:table-cell>
          <table:table-cell table:formula="of:=IF([.A109]=1;[.V109]*[.N109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811" calcext:value-type="float">
            <text:p>740811</text:p>
          </table:table-cell>
          <table:table-cell office:value-type="float" office:value="704423" calcext:value-type="float">
            <text:p>704423</text:p>
          </table:table-cell>
          <table:table-cell office:value-type="float" office:value="962594" calcext:value-type="float">
            <text:p>962594</text:p>
          </table:table-cell>
          <table:table-cell office:value-type="float" office:value="91" calcext:value-type="float">
            <text:p>91</text:p>
          </table:table-cell>
          <table:table-cell office:value-type="float" office:value="5144038" calcext:value-type="float">
            <text:p>5144038</text:p>
          </table:table-cell>
          <table:table-cell office:value-type="float" office:value="786606" calcext:value-type="float">
            <text:p>786606</text:p>
          </table:table-cell>
          <table:table-cell office:value-type="float" office:value="120" calcext:value-type="float">
            <text:p>120</text:p>
          </table:table-cell>
          <table:table-cell office:value-type="float" office:value="253132" calcext:value-type="float">
            <text:p>253132</text:p>
          </table:table-cell>
          <table:table-cell office:value-type="float" office:value="808837" calcext:value-type="float">
            <text:p>808837</text:p>
          </table:table-cell>
          <table:table-cell office:value-type="float" office:value="757982" calcext:value-type="float">
            <text:p>757982</text:p>
          </table:table-cell>
          <table:table-cell office:value-type="float" office:value="10466728" calcext:value-type="float">
            <text:p>10466728</text:p>
          </table:table-cell>
          <table:table-cell/>
          <table:table-cell table:formula="of:=SUM([.B110:.L110])" office:value-type="float" office:value="20625362" calcext:value-type="float">
            <text:p>20625362</text:p>
          </table:table-cell>
          <table:table-cell table:formula="of:=MAX([.B110:.L110])" office:value-type="float" office:value="10466728" calcext:value-type="float">
            <text:p>10466728</text:p>
          </table:table-cell>
          <table:table-cell table:formula="of:=INDEX([.$B$1:.$L$1];0;MATCH(MAX([.$B110:.$L110]);[.$B110:.$L110];0))" office:value-type="string" office:string-value="TimeWaitKey" calcext:value-type="string">
            <text:p>TimeWaitKey</text:p>
          </table:table-cell>
          <table:table-cell table:formula="of:=[.O110]/[.N110]" office:value-type="percentage" office:value="0.507468814365537" calcext:value-type="percentage">
            <text:p>50.75%</text:p>
          </table:table-cell>
          <table:table-cell/>
          <table:table-cell table:formula="of:=1000000000/[.N110]" office:value-type="float" office:value="48.4839975172315" calcext:value-type="float">
            <text:p>48.4839975172315</text:p>
          </table:table-cell>
          <table:table-cell table:formula="of:=IF([.A110]=1;1000000000/[.N110];&quot;&quot;)" office:value-type="float" office:value="48.4839975172315" calcext:value-type="float">
            <text:p>48.4839975172315</text:p>
          </table:table-cell>
          <table:table-cell table:formula="of:=IF([.A110]=1;[.P110];&quot;&quot;)" office:value-type="string" office:string-value="TimeWaitKey" calcext:value-type="string">
            <text:p>TimeWaitKey</text:p>
          </table:table-cell>
          <table:table-cell table:style-name="ce1" table:formula="of:=IF(ISBLANK([.T110]);&quot;&quot;;[.Q110])" office:value-type="percentage" office:value="0.507468814365537" calcext:value-type="percentage">
            <text:p>50.75%</text:p>
          </table:table-cell>
          <table:table-cell table:formula="of:=IF([.A110]=1;[.V110]*[.N110]/1000000;&quot;&quot;)" office:value-type="float" office:value="10.466728" calcext:value-type="float">
            <text:p>10.4667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0056" calcext:value-type="float">
            <text:p>1210056</text:p>
          </table:table-cell>
          <table:table-cell office:value-type="float" office:value="1310202" calcext:value-type="float">
            <text:p>1310202</text:p>
          </table:table-cell>
          <table:table-cell office:value-type="float" office:value="989104" calcext:value-type="float">
            <text:p>989104</text:p>
          </table:table-cell>
          <table:table-cell office:value-type="float" office:value="80" calcext:value-type="float">
            <text:p>80</text:p>
          </table:table-cell>
          <table:table-cell office:value-type="float" office:value="5358808" calcext:value-type="float">
            <text:p>5358808</text:p>
          </table:table-cell>
          <table:table-cell office:value-type="float" office:value="582776" calcext:value-type="float">
            <text:p>582776</text:p>
          </table:table-cell>
          <table:table-cell office:value-type="float" office:value="121" calcext:value-type="float">
            <text:p>121</text:p>
          </table:table-cell>
          <table:table-cell office:value-type="float" office:value="213979" calcext:value-type="float">
            <text:p>213979</text:p>
          </table:table-cell>
          <table:table-cell office:value-type="float" office:value="778051" calcext:value-type="float">
            <text:p>778051</text:p>
          </table:table-cell>
          <table:table-cell office:value-type="float" office:value="753955" calcext:value-type="float">
            <text:p>753955</text:p>
          </table:table-cell>
          <table:table-cell office:value-type="float" office:value="10509939" calcext:value-type="float">
            <text:p>10509939</text:p>
          </table:table-cell>
          <table:table-cell/>
          <table:table-cell table:formula="of:=SUM([.B111:.L111])" office:value-type="float" office:value="21707071" calcext:value-type="float">
            <text:p>21707071</text:p>
          </table:table-cell>
          <table:table-cell table:formula="of:=MAX([.B111:.L111])" office:value-type="float" office:value="10509939" calcext:value-type="float">
            <text:p>10509939</text:p>
          </table:table-cell>
          <table:table-cell table:formula="of:=INDEX([.$B$1:.$L$1];0;MATCH(MAX([.$B111:.$L111]);[.$B111:.$L111];0))" office:value-type="string" office:string-value="TimeWaitKey" calcext:value-type="string">
            <text:p>TimeWaitKey</text:p>
          </table:table-cell>
          <table:table-cell table:formula="of:=[.O111]/[.N111]" office:value-type="percentage" office:value="0.484171217756647" calcext:value-type="percentage">
            <text:p>48.42%</text:p>
          </table:table-cell>
          <table:table-cell/>
          <table:table-cell table:formula="of:=1000000000/[.N111]" office:value-type="float" office:value="46.0679379544113" calcext:value-type="float">
            <text:p>46.0679379544113</text:p>
          </table:table-cell>
          <table:table-cell table:formula="of:=IF([.A111]=1;1000000000/[.N111];&quot;&quot;)">
            <text:p/>
          </table:table-cell>
          <table:table-cell table:formula="of:=IF([.A111]=1;[.P111];&quot;&quot;)">
            <text:p/>
          </table:table-cell>
          <table:table-cell table:style-name="ce1" table:formula="of:=IF(ISBLANK([.T111]);&quot;&quot;;[.Q111])" office:value-type="percentage" office:value="0.484171217756647" calcext:value-type="percentage">
            <text:p>48.42%</text:p>
          </table:table-cell>
          <table:table-cell table:formula="of:=IF([.A111]=1;[.V111]*[.N111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46115" calcext:value-type="float">
            <text:p>1746115</text:p>
          </table:table-cell>
          <table:table-cell office:value-type="float" office:value="1057070" calcext:value-type="float">
            <text:p>1057070</text:p>
          </table:table-cell>
          <table:table-cell office:value-type="float" office:value="967052" calcext:value-type="float">
            <text:p>967052</text:p>
          </table:table-cell>
          <table:table-cell office:value-type="float" office:value="90" calcext:value-type="float">
            <text:p>90</text:p>
          </table:table-cell>
          <table:table-cell office:value-type="float" office:value="5241500" calcext:value-type="float">
            <text:p>5241500</text:p>
          </table:table-cell>
          <table:table-cell office:value-type="float" office:value="574701" calcext:value-type="float">
            <text:p>574701</text:p>
          </table:table-cell>
          <table:table-cell office:value-type="float" office:value="91" calcext:value-type="float">
            <text:p>91</text:p>
          </table:table-cell>
          <table:table-cell office:value-type="float" office:value="240088" calcext:value-type="float">
            <text:p>240088</text:p>
          </table:table-cell>
          <table:table-cell office:value-type="float" office:value="778321" calcext:value-type="float">
            <text:p>778321</text:p>
          </table:table-cell>
          <table:table-cell office:value-type="float" office:value="728598" calcext:value-type="float">
            <text:p>728598</text:p>
          </table:table-cell>
          <table:table-cell office:value-type="float" office:value="10900397" calcext:value-type="float">
            <text:p>10900397</text:p>
          </table:table-cell>
          <table:table-cell/>
          <table:table-cell table:formula="of:=SUM([.B112:.L112])" office:value-type="float" office:value="22234023" calcext:value-type="float">
            <text:p>22234023</text:p>
          </table:table-cell>
          <table:table-cell table:formula="of:=MAX([.B112:.L112])" office:value-type="float" office:value="10900397" calcext:value-type="float">
            <text:p>10900397</text:p>
          </table:table-cell>
          <table:table-cell table:formula="of:=INDEX([.$B$1:.$L$1];0;MATCH(MAX([.$B112:.$L112]);[.$B112:.$L112];0))" office:value-type="string" office:string-value="TimeWaitKey" calcext:value-type="string">
            <text:p>TimeWaitKey</text:p>
          </table:table-cell>
          <table:table-cell table:formula="of:=[.O112]/[.N112]" office:value-type="percentage" office:value="0.490257521097284" calcext:value-type="percentage">
            <text:p>49.03%</text:p>
          </table:table-cell>
          <table:table-cell/>
          <table:table-cell table:formula="of:=1000000000/[.N112]" office:value-type="float" office:value="44.9761161081825" calcext:value-type="float">
            <text:p>44.9761161081825</text:p>
          </table:table-cell>
          <table:table-cell table:formula="of:=IF([.A112]=1;1000000000/[.N112];&quot;&quot;)">
            <text:p/>
          </table:table-cell>
          <table:table-cell table:formula="of:=IF([.A112]=1;[.P112];&quot;&quot;)">
            <text:p/>
          </table:table-cell>
          <table:table-cell table:style-name="ce1" table:formula="of:=IF(ISBLANK([.T112]);&quot;&quot;;[.Q112])" office:value-type="percentage" office:value="0.490257521097284" calcext:value-type="percentage">
            <text:p>49.03%</text:p>
          </table:table-cell>
          <table:table-cell table:formula="of:=IF([.A112]=1;[.V112]*[.N112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8241" calcext:value-type="float">
            <text:p>778241</text:p>
          </table:table-cell>
          <table:table-cell office:value-type="float" office:value="756009" calcext:value-type="float">
            <text:p>756009</text:p>
          </table:table-cell>
          <table:table-cell office:value-type="float" office:value="964066" calcext:value-type="float">
            <text:p>964066</text:p>
          </table:table-cell>
          <table:table-cell office:value-type="float" office:value="100" calcext:value-type="float">
            <text:p>100</text:p>
          </table:table-cell>
          <table:table-cell office:value-type="float" office:value="5293146" calcext:value-type="float">
            <text:p>5293146</text:p>
          </table:table-cell>
          <table:table-cell office:value-type="float" office:value="749567" calcext:value-type="float">
            <text:p>749567</text:p>
          </table:table-cell>
          <table:table-cell office:value-type="float" office:value="220" calcext:value-type="float">
            <text:p>220</text:p>
          </table:table-cell>
          <table:table-cell office:value-type="float" office:value="211885" calcext:value-type="float">
            <text:p>211885</text:p>
          </table:table-cell>
          <table:table-cell office:value-type="float" office:value="771869" calcext:value-type="float">
            <text:p>771869</text:p>
          </table:table-cell>
          <table:table-cell office:value-type="float" office:value="733437" calcext:value-type="float">
            <text:p>733437</text:p>
          </table:table-cell>
          <table:table-cell office:value-type="float" office:value="10634070" calcext:value-type="float">
            <text:p>10634070</text:p>
          </table:table-cell>
          <table:table-cell/>
          <table:table-cell table:formula="of:=SUM([.B113:.L113])" office:value-type="float" office:value="20892610" calcext:value-type="float">
            <text:p>20892610</text:p>
          </table:table-cell>
          <table:table-cell table:formula="of:=MAX([.B113:.L113])" office:value-type="float" office:value="10634070" calcext:value-type="float">
            <text:p>10634070</text:p>
          </table:table-cell>
          <table:table-cell table:formula="of:=INDEX([.$B$1:.$L$1];0;MATCH(MAX([.$B113:.$L113]);[.$B113:.$L113];0))" office:value-type="string" office:string-value="TimeWaitKey" calcext:value-type="string">
            <text:p>TimeWaitKey</text:p>
          </table:table-cell>
          <table:table-cell table:formula="of:=[.O113]/[.N113]" office:value-type="percentage" office:value="0.508987149044566" calcext:value-type="percentage">
            <text:p>50.90%</text:p>
          </table:table-cell>
          <table:table-cell/>
          <table:table-cell table:formula="of:=1000000000/[.N113]" office:value-type="float" office:value="47.8638140471679" calcext:value-type="float">
            <text:p>47.8638140471679</text:p>
          </table:table-cell>
          <table:table-cell table:formula="of:=IF([.A113]=1;1000000000/[.N113];&quot;&quot;)">
            <text:p/>
          </table:table-cell>
          <table:table-cell table:formula="of:=IF([.A113]=1;[.P113];&quot;&quot;)">
            <text:p/>
          </table:table-cell>
          <table:table-cell table:style-name="ce1" table:formula="of:=IF(ISBLANK([.T113]);&quot;&quot;;[.Q113])" office:value-type="percentage" office:value="0.508987149044566" calcext:value-type="percentage">
            <text:p>50.90%</text:p>
          </table:table-cell>
          <table:table-cell table:formula="of:=IF([.A113]=1;[.V113]*[.N113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718" calcext:value-type="float">
            <text:p>776718</text:p>
          </table:table-cell>
          <table:table-cell office:value-type="float" office:value="784342" calcext:value-type="float">
            <text:p>784342</text:p>
          </table:table-cell>
          <table:table-cell office:value-type="float" office:value="1101453" calcext:value-type="float">
            <text:p>1101453</text:p>
          </table:table-cell>
          <table:table-cell office:value-type="float" office:value="100" calcext:value-type="float">
            <text:p>100</text:p>
          </table:table-cell>
          <table:table-cell office:value-type="float" office:value="5471569" calcext:value-type="float">
            <text:p>5471569</text:p>
          </table:table-cell>
          <table:table-cell office:value-type="float" office:value="568379" calcext:value-type="float">
            <text:p>568379</text:p>
          </table:table-cell>
          <table:table-cell office:value-type="float" office:value="230" calcext:value-type="float">
            <text:p>230</text:p>
          </table:table-cell>
          <table:table-cell office:value-type="float" office:value="75054975" calcext:value-type="float">
            <text:p>75054975</text:p>
          </table:table-cell>
          <table:table-cell office:value-type="float" office:value="803297" calcext:value-type="float">
            <text:p>803297</text:p>
          </table:table-cell>
          <table:table-cell office:value-type="float" office:value="764996" calcext:value-type="float">
            <text:p>764996</text:p>
          </table:table-cell>
          <table:table-cell office:value-type="float" office:value="10699503" calcext:value-type="float">
            <text:p>10699503</text:p>
          </table:table-cell>
          <table:table-cell/>
          <table:table-cell table:formula="of:=SUM([.B114:.L114])" office:value-type="float" office:value="96025562" calcext:value-type="float">
            <text:p>96025562</text:p>
          </table:table-cell>
          <table:table-cell table:formula="of:=MAX([.B114:.L114])" office:value-type="float" office:value="75054975" calcext:value-type="float">
            <text:p>75054975</text:p>
          </table:table-cell>
          <table:table-cell table:formula="of:=INDEX([.$B$1:.$L$1];0;MATCH(MAX([.$B114:.$L114]);[.$B114:.$L114];0))" office:value-type="string" office:string-value="Facendi" calcext:value-type="string">
            <text:p>Facendi</text:p>
          </table:table-cell>
          <table:table-cell table:formula="of:=[.O114]/[.N114]" office:value-type="percentage" office:value="0.781614535096394" calcext:value-type="percentage">
            <text:p>78.16%</text:p>
          </table:table-cell>
          <table:table-cell/>
          <table:table-cell table:formula="of:=1000000000/[.N114]" office:value-type="float" office:value="10.4138937504995" calcext:value-type="float">
            <text:p>10.4138937504995</text:p>
          </table:table-cell>
          <table:table-cell table:formula="of:=IF([.A114]=1;1000000000/[.N114];&quot;&quot;)">
            <text:p/>
          </table:table-cell>
          <table:table-cell table:formula="of:=IF([.A114]=1;[.P114];&quot;&quot;)">
            <text:p/>
          </table:table-cell>
          <table:table-cell table:style-name="ce1" table:formula="of:=IF(ISBLANK([.T114]);&quot;&quot;;[.Q114])" office:value-type="percentage" office:value="0.781614535096394" calcext:value-type="percentage">
            <text:p>78.16%</text:p>
          </table:table-cell>
          <table:table-cell table:formula="of:=IF([.A114]=1;[.V114]*[.N114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0792" calcext:value-type="float">
            <text:p>950792</text:p>
          </table:table-cell>
          <table:table-cell office:value-type="float" office:value="1267913" calcext:value-type="float">
            <text:p>1267913</text:p>
          </table:table-cell>
          <table:table-cell office:value-type="float" office:value="968295" calcext:value-type="float">
            <text:p>968295</text:p>
          </table:table-cell>
          <table:table-cell office:value-type="float" office:value="90" calcext:value-type="float">
            <text:p>90</text:p>
          </table:table-cell>
          <table:table-cell office:value-type="float" office:value="5339312" calcext:value-type="float">
            <text:p>5339312</text:p>
          </table:table-cell>
          <table:table-cell office:value-type="float" office:value="457052" calcext:value-type="float">
            <text:p>457052</text:p>
          </table:table-cell>
          <table:table-cell office:value-type="float" office:value="301" calcext:value-type="float">
            <text:p>301</text:p>
          </table:table-cell>
          <table:table-cell office:value-type="float" office:value="80675368" calcext:value-type="float">
            <text:p>80675368</text:p>
          </table:table-cell>
          <table:table-cell office:value-type="float" office:value="833113" calcext:value-type="float">
            <text:p>833113</text:p>
          </table:table-cell>
          <table:table-cell office:value-type="float" office:value="755789" calcext:value-type="float">
            <text:p>755789</text:p>
          </table:table-cell>
          <table:table-cell office:value-type="float" office:value="10646173" calcext:value-type="float">
            <text:p>10646173</text:p>
          </table:table-cell>
          <table:table-cell/>
          <table:table-cell table:formula="of:=SUM([.B115:.L115])" office:value-type="float" office:value="101894198" calcext:value-type="float">
            <text:p>101894198</text:p>
          </table:table-cell>
          <table:table-cell table:formula="of:=MAX([.B115:.L115])" office:value-type="float" office:value="80675368" calcext:value-type="float">
            <text:p>80675368</text:p>
          </table:table-cell>
          <table:table-cell table:formula="of:=INDEX([.$B$1:.$L$1];0;MATCH(MAX([.$B115:.$L115]);[.$B115:.$L115];0))" office:value-type="string" office:string-value="Facendi" calcext:value-type="string">
            <text:p>Facendi</text:p>
          </table:table-cell>
          <table:table-cell table:formula="of:=[.O115]/[.N115]" office:value-type="percentage" office:value="0.791756248967189" calcext:value-type="percentage">
            <text:p>79.18%</text:p>
          </table:table-cell>
          <table:table-cell/>
          <table:table-cell table:formula="of:=1000000000/[.N115]" office:value-type="float" office:value="9.81410148593544" calcext:value-type="float">
            <text:p>9.81410148593544</text:p>
          </table:table-cell>
          <table:table-cell table:formula="of:=IF([.A115]=1;1000000000/[.N115];&quot;&quot;)">
            <text:p/>
          </table:table-cell>
          <table:table-cell table:formula="of:=IF([.A115]=1;[.P115];&quot;&quot;)">
            <text:p/>
          </table:table-cell>
          <table:table-cell table:style-name="ce1" table:formula="of:=IF(ISBLANK([.T115]);&quot;&quot;;[.Q115])" office:value-type="percentage" office:value="0.791756248967189" calcext:value-type="percentage">
            <text:p>79.18%</text:p>
          </table:table-cell>
          <table:table-cell table:formula="of:=IF([.A115]=1;[.V115]*[.N115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8243" calcext:value-type="float">
            <text:p>758243</text:p>
          </table:table-cell>
          <table:table-cell office:value-type="float" office:value="705365" calcext:value-type="float">
            <text:p>705365</text:p>
          </table:table-cell>
          <table:table-cell office:value-type="float" office:value="961923" calcext:value-type="float">
            <text:p>961923</text:p>
          </table:table-cell>
          <table:table-cell office:value-type="float" office:value="111" calcext:value-type="float">
            <text:p>111</text:p>
          </table:table-cell>
          <table:table-cell office:value-type="float" office:value="5137436" calcext:value-type="float">
            <text:p>5137436</text:p>
          </table:table-cell>
          <table:table-cell office:value-type="float" office:value="562358" calcext:value-type="float">
            <text:p>562358</text:p>
          </table:table-cell>
          <table:table-cell office:value-type="float" office:value="90" calcext:value-type="float">
            <text:p>90</text:p>
          </table:table-cell>
          <table:table-cell office:value-type="float" office:value="78625920" calcext:value-type="float">
            <text:p>78625920</text:p>
          </table:table-cell>
          <table:table-cell office:value-type="float" office:value="786065" calcext:value-type="float">
            <text:p>786065</text:p>
          </table:table-cell>
          <table:table-cell office:value-type="float" office:value="784502" calcext:value-type="float">
            <text:p>784502</text:p>
          </table:table-cell>
          <table:table-cell office:value-type="float" office:value="10583917" calcext:value-type="float">
            <text:p>10583917</text:p>
          </table:table-cell>
          <table:table-cell/>
          <table:table-cell table:formula="of:=SUM([.B116:.L116])" office:value-type="float" office:value="98905930" calcext:value-type="float">
            <text:p>98905930</text:p>
          </table:table-cell>
          <table:table-cell table:formula="of:=MAX([.B116:.L116])" office:value-type="float" office:value="78625920" calcext:value-type="float">
            <text:p>78625920</text:p>
          </table:table-cell>
          <table:table-cell table:formula="of:=INDEX([.$B$1:.$L$1];0;MATCH(MAX([.$B116:.$L116]);[.$B116:.$L116];0))" office:value-type="string" office:string-value="Facendi" calcext:value-type="string">
            <text:p>Facendi</text:p>
          </table:table-cell>
          <table:table-cell table:formula="of:=[.O116]/[.N116]" office:value-type="percentage" office:value="0.794956581470899" calcext:value-type="percentage">
            <text:p>79.50%</text:p>
          </table:table-cell>
          <table:table-cell/>
          <table:table-cell table:formula="of:=1000000000/[.N116]" office:value-type="float" office:value="10.1106172299275" calcext:value-type="float">
            <text:p>10.1106172299275</text:p>
          </table:table-cell>
          <table:table-cell table:formula="of:=IF([.A116]=1;1000000000/[.N116];&quot;&quot;)">
            <text:p/>
          </table:table-cell>
          <table:table-cell table:formula="of:=IF([.A116]=1;[.P116];&quot;&quot;)">
            <text:p/>
          </table:table-cell>
          <table:table-cell table:style-name="ce1" table:formula="of:=IF(ISBLANK([.T116]);&quot;&quot;;[.Q116])" office:value-type="percentage" office:value="0.794956581470899" calcext:value-type="percentage">
            <text:p>79.50%</text:p>
          </table:table-cell>
          <table:table-cell table:formula="of:=IF([.A116]=1;[.V116]*[.N116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6098" calcext:value-type="float">
            <text:p>766098</text:p>
          </table:table-cell>
          <table:table-cell office:value-type="float" office:value="763523" calcext:value-type="float">
            <text:p>763523</text:p>
          </table:table-cell>
          <table:table-cell office:value-type="float" office:value="965931" calcext:value-type="float">
            <text:p>965931</text:p>
          </table:table-cell>
          <table:table-cell office:value-type="float" office:value="101" calcext:value-type="float">
            <text:p>101</text:p>
          </table:table-cell>
          <table:table-cell office:value-type="float" office:value="5339513" calcext:value-type="float">
            <text:p>5339513</text:p>
          </table:table-cell>
          <table:table-cell office:value-type="float" office:value="547841" calcext:value-type="float">
            <text:p>547841</text:p>
          </table:table-cell>
          <table:table-cell office:value-type="float" office:value="100" calcext:value-type="float">
            <text:p>100</text:p>
          </table:table-cell>
          <table:table-cell office:value-type="float" office:value="79484168" calcext:value-type="float">
            <text:p>79484168</text:p>
          </table:table-cell>
          <table:table-cell office:value-type="float" office:value="812865" calcext:value-type="float">
            <text:p>812865</text:p>
          </table:table-cell>
          <table:table-cell office:value-type="float" office:value="781637" calcext:value-type="float">
            <text:p>781637</text:p>
          </table:table-cell>
          <table:table-cell office:value-type="float" office:value="10607040" calcext:value-type="float">
            <text:p>10607040</text:p>
          </table:table-cell>
          <table:table-cell/>
          <table:table-cell table:formula="of:=SUM([.B117:.L117])" office:value-type="float" office:value="100068817" calcext:value-type="float">
            <text:p>100068817</text:p>
          </table:table-cell>
          <table:table-cell table:formula="of:=MAX([.B117:.L117])" office:value-type="float" office:value="79484168" calcext:value-type="float">
            <text:p>79484168</text:p>
          </table:table-cell>
          <table:table-cell table:formula="of:=INDEX([.$B$1:.$L$1];0;MATCH(MAX([.$B117:.$L117]);[.$B117:.$L117];0))" office:value-type="string" office:string-value="Facendi" calcext:value-type="string">
            <text:p>Facendi</text:p>
          </table:table-cell>
          <table:table-cell table:formula="of:=[.O117]/[.N117]" office:value-type="percentage" office:value="0.794295069961704" calcext:value-type="percentage">
            <text:p>79.43%</text:p>
          </table:table-cell>
          <table:table-cell/>
          <table:table-cell table:formula="of:=1000000000/[.N117]" office:value-type="float" office:value="9.99312303252271" calcext:value-type="float">
            <text:p>9.99312303252271</text:p>
          </table:table-cell>
          <table:table-cell table:formula="of:=IF([.A117]=1;1000000000/[.N117];&quot;&quot;)">
            <text:p/>
          </table:table-cell>
          <table:table-cell table:formula="of:=IF([.A117]=1;[.P117];&quot;&quot;)">
            <text:p/>
          </table:table-cell>
          <table:table-cell table:style-name="ce1" table:formula="of:=IF(ISBLANK([.T117]);&quot;&quot;;[.Q117])" office:value-type="percentage" office:value="0.794295069961704" calcext:value-type="percentage">
            <text:p>79.43%</text:p>
          </table:table-cell>
          <table:table-cell table:formula="of:=IF([.A117]=1;[.V117]*[.N117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5291" calcext:value-type="float">
            <text:p>805291</text:p>
          </table:table-cell>
          <table:table-cell office:value-type="float" office:value="733647" calcext:value-type="float">
            <text:p>733647</text:p>
          </table:table-cell>
          <table:table-cell office:value-type="float" office:value="965409" calcext:value-type="float">
            <text:p>965409</text:p>
          </table:table-cell>
          <table:table-cell office:value-type="float" office:value="100" calcext:value-type="float">
            <text:p>100</text:p>
          </table:table-cell>
          <table:table-cell office:value-type="float" office:value="5305949" calcext:value-type="float">
            <text:p>5305949</text:p>
          </table:table-cell>
          <table:table-cell office:value-type="float" office:value="701728" calcext:value-type="float">
            <text:p>701728</text:p>
          </table:table-cell>
          <table:table-cell office:value-type="float" office:value="210" calcext:value-type="float">
            <text:p>210</text:p>
          </table:table-cell>
          <table:table-cell office:value-type="float" office:value="264403" calcext:value-type="float">
            <text:p>264403</text:p>
          </table:table-cell>
          <table:table-cell office:value-type="float" office:value="849323" calcext:value-type="float">
            <text:p>849323</text:p>
          </table:table-cell>
          <table:table-cell office:value-type="float" office:value="736703" calcext:value-type="float">
            <text:p>736703</text:p>
          </table:table-cell>
          <table:table-cell office:value-type="float" office:value="11087215" calcext:value-type="float">
            <text:p>11087215</text:p>
          </table:table-cell>
          <table:table-cell/>
          <table:table-cell table:formula="of:=SUM([.B118:.L118])" office:value-type="float" office:value="21449978" calcext:value-type="float">
            <text:p>21449978</text:p>
          </table:table-cell>
          <table:table-cell table:formula="of:=MAX([.B118:.L118])" office:value-type="float" office:value="11087215" calcext:value-type="float">
            <text:p>11087215</text:p>
          </table:table-cell>
          <table:table-cell table:formula="of:=INDEX([.$B$1:.$L$1];0;MATCH(MAX([.$B118:.$L118]);[.$B118:.$L118];0))" office:value-type="string" office:string-value="TimeWaitKey" calcext:value-type="string">
            <text:p>TimeWaitKey</text:p>
          </table:table-cell>
          <table:table-cell table:formula="of:=[.O118]/[.N118]" office:value-type="percentage" office:value="0.516887010327004" calcext:value-type="percentage">
            <text:p>51.69%</text:p>
          </table:table-cell>
          <table:table-cell/>
          <table:table-cell table:formula="of:=1000000000/[.N118]" office:value-type="float" office:value="46.6200944355281" calcext:value-type="float">
            <text:p>46.6200944355281</text:p>
          </table:table-cell>
          <table:table-cell table:formula="of:=IF([.A118]=1;1000000000/[.N118];&quot;&quot;)" office:value-type="float" office:value="46.6200944355281" calcext:value-type="float">
            <text:p>46.6200944355281</text:p>
          </table:table-cell>
          <table:table-cell table:formula="of:=IF([.A118]=1;[.P118];&quot;&quot;)" office:value-type="string" office:string-value="TimeWaitKey" calcext:value-type="string">
            <text:p>TimeWaitKey</text:p>
          </table:table-cell>
          <table:table-cell table:style-name="ce1" table:formula="of:=IF(ISBLANK([.T118]);&quot;&quot;;[.Q118])" office:value-type="percentage" office:value="0.516887010327004" calcext:value-type="percentage">
            <text:p>51.69%</text:p>
          </table:table-cell>
          <table:table-cell table:formula="of:=IF([.A118]=1;[.V118]*[.N118]/1000000;&quot;&quot;)" office:value-type="float" office:value="11.087215" calcext:value-type="float">
            <text:p>11.0872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1557" calcext:value-type="float">
            <text:p>921557</text:p>
          </table:table-cell>
          <table:table-cell office:value-type="float" office:value="1211208" calcext:value-type="float">
            <text:p>1211208</text:p>
          </table:table-cell>
          <table:table-cell office:value-type="float" office:value="969697" calcext:value-type="float">
            <text:p>969697</text:p>
          </table:table-cell>
          <table:table-cell office:value-type="float" office:value="80" calcext:value-type="float">
            <text:p>80</text:p>
          </table:table-cell>
          <table:table-cell office:value-type="float" office:value="5224838" calcext:value-type="float">
            <text:p>5224838</text:p>
          </table:table-cell>
          <table:table-cell office:value-type="float" office:value="671001" calcext:value-type="float">
            <text:p>671001</text:p>
          </table:table-cell>
          <table:table-cell office:value-type="float" office:value="221" calcext:value-type="float">
            <text:p>221</text:p>
          </table:table-cell>
          <table:table-cell office:value-type="float" office:value="211825" calcext:value-type="float">
            <text:p>211825</text:p>
          </table:table-cell>
          <table:table-cell office:value-type="float" office:value="808928" calcext:value-type="float">
            <text:p>808928</text:p>
          </table:table-cell>
          <table:table-cell office:value-type="float" office:value="725903" calcext:value-type="float">
            <text:p>725903</text:p>
          </table:table-cell>
          <table:table-cell office:value-type="float" office:value="10610897" calcext:value-type="float">
            <text:p>10610897</text:p>
          </table:table-cell>
          <table:table-cell/>
          <table:table-cell table:formula="of:=SUM([.B119:.L119])" office:value-type="float" office:value="21356155" calcext:value-type="float">
            <text:p>21356155</text:p>
          </table:table-cell>
          <table:table-cell table:formula="of:=MAX([.B119:.L119])" office:value-type="float" office:value="10610897" calcext:value-type="float">
            <text:p>10610897</text:p>
          </table:table-cell>
          <table:table-cell table:formula="of:=INDEX([.$B$1:.$L$1];0;MATCH(MAX([.$B119:.$L119]);[.$B119:.$L119];0))" office:value-type="string" office:string-value="TimeWaitKey" calcext:value-type="string">
            <text:p>TimeWaitKey</text:p>
          </table:table-cell>
          <table:table-cell table:formula="of:=[.O119]/[.N119]" office:value-type="percentage" office:value="0.496854279246428" calcext:value-type="percentage">
            <text:p>49.69%</text:p>
          </table:table-cell>
          <table:table-cell/>
          <table:table-cell table:formula="of:=1000000000/[.N119]" office:value-type="float" office:value="46.8249083226826" calcext:value-type="float">
            <text:p>46.8249083226826</text:p>
          </table:table-cell>
          <table:table-cell table:formula="of:=IF([.A119]=1;1000000000/[.N119];&quot;&quot;)" office:value-type="float" office:value="46.8249083226826" calcext:value-type="float">
            <text:p>46.8249083226826</text:p>
          </table:table-cell>
          <table:table-cell table:formula="of:=IF([.A119]=1;[.P119];&quot;&quot;)" office:value-type="string" office:string-value="TimeWaitKey" calcext:value-type="string">
            <text:p>TimeWaitKey</text:p>
          </table:table-cell>
          <table:table-cell table:style-name="ce1" table:formula="of:=IF(ISBLANK([.T119]);&quot;&quot;;[.Q119])" office:value-type="percentage" office:value="0.496854279246428" calcext:value-type="percentage">
            <text:p>49.69%</text:p>
          </table:table-cell>
          <table:table-cell table:formula="of:=IF([.A119]=1;[.V119]*[.N119]/1000000;&quot;&quot;)" office:value-type="float" office:value="10.610897" calcext:value-type="float">
            <text:p>10.61089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9161" calcext:value-type="float">
            <text:p>789161</text:p>
          </table:table-cell>
          <table:table-cell office:value-type="float" office:value="1340278" calcext:value-type="float">
            <text:p>1340278</text:p>
          </table:table-cell>
          <table:table-cell office:value-type="float" office:value="980467" calcext:value-type="float">
            <text:p>980467</text:p>
          </table:table-cell>
          <table:table-cell office:value-type="float" office:value="91" calcext:value-type="float">
            <text:p>91</text:p>
          </table:table-cell>
          <table:table-cell office:value-type="float" office:value="5327380" calcext:value-type="float">
            <text:p>5327380</text:p>
          </table:table-cell>
          <table:table-cell office:value-type="float" office:value="525680" calcext:value-type="float">
            <text:p>525680</text:p>
          </table:table-cell>
          <table:table-cell office:value-type="float" office:value="230" calcext:value-type="float">
            <text:p>230</text:p>
          </table:table-cell>
          <table:table-cell office:value-type="float" office:value="221122" calcext:value-type="float">
            <text:p>221122</text:p>
          </table:table-cell>
          <table:table-cell office:value-type="float" office:value="857168" calcext:value-type="float">
            <text:p>857168</text:p>
          </table:table-cell>
          <table:table-cell office:value-type="float" office:value="735020" calcext:value-type="float">
            <text:p>735020</text:p>
          </table:table-cell>
          <table:table-cell office:value-type="float" office:value="10988042" calcext:value-type="float">
            <text:p>10988042</text:p>
          </table:table-cell>
          <table:table-cell/>
          <table:table-cell table:formula="of:=SUM([.B120:.L120])" office:value-type="float" office:value="21764639" calcext:value-type="float">
            <text:p>21764639</text:p>
          </table:table-cell>
          <table:table-cell table:formula="of:=MAX([.B120:.L120])" office:value-type="float" office:value="10988042" calcext:value-type="float">
            <text:p>10988042</text:p>
          </table:table-cell>
          <table:table-cell table:formula="of:=INDEX([.$B$1:.$L$1];0;MATCH(MAX([.$B120:.$L120]);[.$B120:.$L120];0))" office:value-type="string" office:string-value="TimeWaitKey" calcext:value-type="string">
            <text:p>TimeWaitKey</text:p>
          </table:table-cell>
          <table:table-cell table:formula="of:=[.O120]/[.N120]" office:value-type="percentage" office:value="0.504857535197345" calcext:value-type="percentage">
            <text:p>50.49%</text:p>
          </table:table-cell>
          <table:table-cell/>
          <table:table-cell table:formula="of:=1000000000/[.N120]" office:value-type="float" office:value="45.9460871370299" calcext:value-type="float">
            <text:p>45.9460871370299</text:p>
          </table:table-cell>
          <table:table-cell table:formula="of:=IF([.A120]=1;1000000000/[.N120];&quot;&quot;)">
            <text:p/>
          </table:table-cell>
          <table:table-cell table:formula="of:=IF([.A120]=1;[.P120];&quot;&quot;)">
            <text:p/>
          </table:table-cell>
          <table:table-cell table:style-name="ce1" table:formula="of:=IF(ISBLANK([.T120]);&quot;&quot;;[.Q120])" office:value-type="percentage" office:value="0.504857535197345" calcext:value-type="percentage">
            <text:p>50.49%</text:p>
          </table:table-cell>
          <table:table-cell table:formula="of:=IF([.A120]=1;[.V120]*[.N120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8687" calcext:value-type="float">
            <text:p>808687</text:p>
          </table:table-cell>
          <table:table-cell office:value-type="float" office:value="707749" calcext:value-type="float">
            <text:p>707749</text:p>
          </table:table-cell>
          <table:table-cell office:value-type="float" office:value="964288" calcext:value-type="float">
            <text:p>964288</text:p>
          </table:table-cell>
          <table:table-cell office:value-type="float" office:value="171" calcext:value-type="float">
            <text:p>171</text:p>
          </table:table-cell>
          <table:table-cell office:value-type="float" office:value="5196176" calcext:value-type="float">
            <text:p>5196176</text:p>
          </table:table-cell>
          <table:table-cell office:value-type="float" office:value="593947" calcext:value-type="float">
            <text:p>593947</text:p>
          </table:table-cell>
          <table:table-cell office:value-type="float" office:value="230" calcext:value-type="float">
            <text:p>230</text:p>
          </table:table-cell>
          <table:table-cell office:value-type="float" office:value="238605" calcext:value-type="float">
            <text:p>238605</text:p>
          </table:table-cell>
          <table:table-cell office:value-type="float" office:value="1023077" calcext:value-type="float">
            <text:p>1023077</text:p>
          </table:table-cell>
          <table:table-cell office:value-type="float" office:value="724129" calcext:value-type="float">
            <text:p>724129</text:p>
          </table:table-cell>
          <table:table-cell office:value-type="float" office:value="10574910" calcext:value-type="float">
            <text:p>10574910</text:p>
          </table:table-cell>
          <table:table-cell/>
          <table:table-cell table:formula="of:=SUM([.B121:.L121])" office:value-type="float" office:value="20831969" calcext:value-type="float">
            <text:p>20831969</text:p>
          </table:table-cell>
          <table:table-cell table:formula="of:=MAX([.B121:.L121])" office:value-type="float" office:value="10574910" calcext:value-type="float">
            <text:p>10574910</text:p>
          </table:table-cell>
          <table:table-cell table:formula="of:=INDEX([.$B$1:.$L$1];0;MATCH(MAX([.$B121:.$L121]);[.$B121:.$L121];0))" office:value-type="string" office:string-value="TimeWaitKey" calcext:value-type="string">
            <text:p>TimeWaitKey</text:p>
          </table:table-cell>
          <table:table-cell table:formula="of:=[.O121]/[.N121]" office:value-type="percentage" office:value="0.507628923602949" calcext:value-type="percentage">
            <text:p>50.76%</text:p>
          </table:table-cell>
          <table:table-cell/>
          <table:table-cell table:formula="of:=1000000000/[.N121]" office:value-type="float" office:value="48.00314362987" calcext:value-type="float">
            <text:p>48.00314362987</text:p>
          </table:table-cell>
          <table:table-cell table:formula="of:=IF([.A121]=1;1000000000/[.N121];&quot;&quot;)">
            <text:p/>
          </table:table-cell>
          <table:table-cell table:formula="of:=IF([.A121]=1;[.P121];&quot;&quot;)">
            <text:p/>
          </table:table-cell>
          <table:table-cell table:style-name="ce1" table:formula="of:=IF(ISBLANK([.T121]);&quot;&quot;;[.Q121])" office:value-type="percentage" office:value="0.507628923602949" calcext:value-type="percentage">
            <text:p>50.76%</text:p>
          </table:table-cell>
          <table:table-cell table:formula="of:=IF([.A121]=1;[.V121]*[.N121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0907" calcext:value-type="float">
            <text:p>920907</text:p>
          </table:table-cell>
          <table:table-cell office:value-type="float" office:value="1211808" calcext:value-type="float">
            <text:p>1211808</text:p>
          </table:table-cell>
          <table:table-cell office:value-type="float" office:value="971952" calcext:value-type="float">
            <text:p>971952</text:p>
          </table:table-cell>
          <table:table-cell office:value-type="float" office:value="70" calcext:value-type="float">
            <text:p>70</text:p>
          </table:table-cell>
          <table:table-cell office:value-type="float" office:value="5181407" calcext:value-type="float">
            <text:p>5181407</text:p>
          </table:table-cell>
          <table:table-cell office:value-type="float" office:value="540929" calcext:value-type="float">
            <text:p>540929</text:p>
          </table:table-cell>
          <table:table-cell office:value-type="float" office:value="161" calcext:value-type="float">
            <text:p>161</text:p>
          </table:table-cell>
          <table:table-cell office:value-type="float" office:value="154756257" calcext:value-type="float">
            <text:p>154756257</text:p>
          </table:table-cell>
          <table:table-cell office:value-type="float" office:value="795322" calcext:value-type="float">
            <text:p>795322</text:p>
          </table:table-cell>
          <table:table-cell office:value-type="float" office:value="762491" calcext:value-type="float">
            <text:p>762491</text:p>
          </table:table-cell>
          <table:table-cell office:value-type="float" office:value="10408770" calcext:value-type="float">
            <text:p>10408770</text:p>
          </table:table-cell>
          <table:table-cell/>
          <table:table-cell table:formula="of:=SUM([.B122:.L122])" office:value-type="float" office:value="175550074" calcext:value-type="float">
            <text:p>175550074</text:p>
          </table:table-cell>
          <table:table-cell table:formula="of:=MAX([.B122:.L122])" office:value-type="float" office:value="154756257" calcext:value-type="float">
            <text:p>154756257</text:p>
          </table:table-cell>
          <table:table-cell table:formula="of:=INDEX([.$B$1:.$L$1];0;MATCH(MAX([.$B122:.$L122]);[.$B122:.$L122];0))" office:value-type="string" office:string-value="Facendi" calcext:value-type="string">
            <text:p>Facendi</text:p>
          </table:table-cell>
          <table:table-cell table:formula="of:=[.O122]/[.N122]" office:value-type="percentage" office:value="0.881550508489105" calcext:value-type="percentage">
            <text:p>88.16%</text:p>
          </table:table-cell>
          <table:table-cell/>
          <table:table-cell table:formula="of:=1000000000/[.N122]" office:value-type="float" office:value="5.69638039571547" calcext:value-type="float">
            <text:p>5.69638039571547</text:p>
          </table:table-cell>
          <table:table-cell table:formula="of:=IF([.A122]=1;1000000000/[.N122];&quot;&quot;)">
            <text:p/>
          </table:table-cell>
          <table:table-cell table:formula="of:=IF([.A122]=1;[.P122];&quot;&quot;)">
            <text:p/>
          </table:table-cell>
          <table:table-cell table:style-name="ce1" table:formula="of:=IF(ISBLANK([.T122]);&quot;&quot;;[.Q122])" office:value-type="percentage" office:value="0.881550508489105" calcext:value-type="percentage">
            <text:p>88.16%</text:p>
          </table:table-cell>
          <table:table-cell table:formula="of:=IF([.A122]=1;[.V122]*[.N122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8355" calcext:value-type="float">
            <text:p>1118355</text:p>
          </table:table-cell>
          <table:table-cell office:value-type="float" office:value="817945" calcext:value-type="float">
            <text:p>817945</text:p>
          </table:table-cell>
          <table:table-cell office:value-type="float" office:value="962134" calcext:value-type="float">
            <text:p>962134</text:p>
          </table:table-cell>
          <table:table-cell office:value-type="float" office:value="80" calcext:value-type="float">
            <text:p>80</text:p>
          </table:table-cell>
          <table:table-cell office:value-type="float" office:value="5154127" calcext:value-type="float">
            <text:p>5154127</text:p>
          </table:table-cell>
          <table:table-cell office:value-type="float" office:value="459386" calcext:value-type="float">
            <text:p>459386</text:p>
          </table:table-cell>
          <table:table-cell office:value-type="float" office:value="91" calcext:value-type="float">
            <text:p>91</text:p>
          </table:table-cell>
          <table:table-cell office:value-type="float" office:value="76984029" calcext:value-type="float">
            <text:p>76984029</text:p>
          </table:table-cell>
          <table:table-cell office:value-type="float" office:value="779733" calcext:value-type="float">
            <text:p>779733</text:p>
          </table:table-cell>
          <table:table-cell office:value-type="float" office:value="751250" calcext:value-type="float">
            <text:p>751250</text:p>
          </table:table-cell>
          <table:table-cell office:value-type="float" office:value="10593224" calcext:value-type="float">
            <text:p>10593224</text:p>
          </table:table-cell>
          <table:table-cell/>
          <table:table-cell table:formula="of:=SUM([.B123:.L123])" office:value-type="float" office:value="97620354" calcext:value-type="float">
            <text:p>97620354</text:p>
          </table:table-cell>
          <table:table-cell table:formula="of:=MAX([.B123:.L123])" office:value-type="float" office:value="76984029" calcext:value-type="float">
            <text:p>76984029</text:p>
          </table:table-cell>
          <table:table-cell table:formula="of:=INDEX([.$B$1:.$L$1];0;MATCH(MAX([.$B123:.$L123]);[.$B123:.$L123];0))" office:value-type="string" office:string-value="Facendi" calcext:value-type="string">
            <text:p>Facendi</text:p>
          </table:table-cell>
          <table:table-cell table:formula="of:=[.O123]/[.N123]" office:value-type="percentage" office:value="0.788606328962913" calcext:value-type="percentage">
            <text:p>78.86%</text:p>
          </table:table-cell>
          <table:table-cell/>
          <table:table-cell table:formula="of:=1000000000/[.N123]" office:value-type="float" office:value="10.2437653524592" calcext:value-type="float">
            <text:p>10.2437653524592</text:p>
          </table:table-cell>
          <table:table-cell table:formula="of:=IF([.A123]=1;1000000000/[.N123];&quot;&quot;)">
            <text:p/>
          </table:table-cell>
          <table:table-cell table:formula="of:=IF([.A123]=1;[.P123];&quot;&quot;)">
            <text:p/>
          </table:table-cell>
          <table:table-cell table:style-name="ce1" table:formula="of:=IF(ISBLANK([.T123]);&quot;&quot;;[.Q123])" office:value-type="percentage" office:value="0.788606328962913" calcext:value-type="percentage">
            <text:p>78.86%</text:p>
          </table:table-cell>
          <table:table-cell table:formula="of:=IF([.A123]=1;[.V123]*[.N123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1560" calcext:value-type="float">
            <text:p>751560</text:p>
          </table:table-cell>
          <table:table-cell office:value-type="float" office:value="899186" calcext:value-type="float">
            <text:p>899186</text:p>
          </table:table-cell>
          <table:table-cell office:value-type="float" office:value="976630" calcext:value-type="float">
            <text:p>976630</text:p>
          </table:table-cell>
          <table:table-cell office:value-type="float" office:value="90" calcext:value-type="float">
            <text:p>90</text:p>
          </table:table-cell>
          <table:table-cell office:value-type="float" office:value="5161701" calcext:value-type="float">
            <text:p>5161701</text:p>
          </table:table-cell>
          <table:table-cell office:value-type="float" office:value="710574" calcext:value-type="float">
            <text:p>710574</text:p>
          </table:table-cell>
          <table:table-cell office:value-type="float" office:value="121" calcext:value-type="float">
            <text:p>121</text:p>
          </table:table-cell>
          <table:table-cell office:value-type="float" office:value="230370" calcext:value-type="float">
            <text:p>230370</text:p>
          </table:table-cell>
          <table:table-cell office:value-type="float" office:value="763813" calcext:value-type="float">
            <text:p>763813</text:p>
          </table:table-cell>
          <table:table-cell office:value-type="float" office:value="765998" calcext:value-type="float">
            <text:p>765998</text:p>
          </table:table-cell>
          <table:table-cell office:value-type="float" office:value="11024789" calcext:value-type="float">
            <text:p>11024789</text:p>
          </table:table-cell>
          <table:table-cell/>
          <table:table-cell table:formula="of:=SUM([.B124:.L124])" office:value-type="float" office:value="21284832" calcext:value-type="float">
            <text:p>21284832</text:p>
          </table:table-cell>
          <table:table-cell table:formula="of:=MAX([.B124:.L124])" office:value-type="float" office:value="11024789" calcext:value-type="float">
            <text:p>11024789</text:p>
          </table:table-cell>
          <table:table-cell table:formula="of:=INDEX([.$B$1:.$L$1];0;MATCH(MAX([.$B124:.$L124]);[.$B124:.$L124];0))" office:value-type="string" office:string-value="TimeWaitKey" calcext:value-type="string">
            <text:p>TimeWaitKey</text:p>
          </table:table-cell>
          <table:table-cell table:formula="of:=[.O124]/[.N124]" office:value-type="percentage" office:value="0.517964576840447" calcext:value-type="percentage">
            <text:p>51.80%</text:p>
          </table:table-cell>
          <table:table-cell/>
          <table:table-cell table:formula="of:=1000000000/[.N124]" office:value-type="float" office:value="46.9818131522015" calcext:value-type="float">
            <text:p>46.9818131522015</text:p>
          </table:table-cell>
          <table:table-cell table:formula="of:=IF([.A124]=1;1000000000/[.N124];&quot;&quot;)" office:value-type="float" office:value="46.9818131522015" calcext:value-type="float">
            <text:p>46.9818131522015</text:p>
          </table:table-cell>
          <table:table-cell table:formula="of:=IF([.A124]=1;[.P124];&quot;&quot;)" office:value-type="string" office:string-value="TimeWaitKey" calcext:value-type="string">
            <text:p>TimeWaitKey</text:p>
          </table:table-cell>
          <table:table-cell table:style-name="ce1" table:formula="of:=IF(ISBLANK([.T124]);&quot;&quot;;[.Q124])" office:value-type="percentage" office:value="0.517964576840447" calcext:value-type="percentage">
            <text:p>51.80%</text:p>
          </table:table-cell>
          <table:table-cell table:formula="of:=IF([.A124]=1;[.V124]*[.N124]/1000000;&quot;&quot;)" office:value-type="float" office:value="11.024789" calcext:value-type="float">
            <text:p>11.02478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6191" calcext:value-type="float">
            <text:p>816191</text:p>
          </table:table-cell>
          <table:table-cell office:value-type="float" office:value="711977" calcext:value-type="float">
            <text:p>711977</text:p>
          </table:table-cell>
          <table:table-cell office:value-type="float" office:value="964718" calcext:value-type="float">
            <text:p>964718</text:p>
          </table:table-cell>
          <table:table-cell office:value-type="float" office:value="80" calcext:value-type="float">
            <text:p>80</text:p>
          </table:table-cell>
          <table:table-cell office:value-type="float" office:value="5130823" calcext:value-type="float">
            <text:p>5130823</text:p>
          </table:table-cell>
          <table:table-cell office:value-type="float" office:value="560094" calcext:value-type="float">
            <text:p>560094</text:p>
          </table:table-cell>
          <table:table-cell office:value-type="float" office:value="230" calcext:value-type="float">
            <text:p>230</text:p>
          </table:table-cell>
          <table:table-cell office:value-type="float" office:value="225370" calcext:value-type="float">
            <text:p>225370</text:p>
          </table:table-cell>
          <table:table-cell office:value-type="float" office:value="765848" calcext:value-type="float">
            <text:p>765848</text:p>
          </table:table-cell>
          <table:table-cell office:value-type="float" office:value="718449" calcext:value-type="float">
            <text:p>718449</text:p>
          </table:table-cell>
          <table:table-cell office:value-type="float" office:value="10283677" calcext:value-type="float">
            <text:p>10283677</text:p>
          </table:table-cell>
          <table:table-cell/>
          <table:table-cell table:formula="of:=SUM([.B125:.L125])" office:value-type="float" office:value="20177457" calcext:value-type="float">
            <text:p>20177457</text:p>
          </table:table-cell>
          <table:table-cell table:formula="of:=MAX([.B125:.L125])" office:value-type="float" office:value="10283677" calcext:value-type="float">
            <text:p>10283677</text:p>
          </table:table-cell>
          <table:table-cell table:formula="of:=INDEX([.$B$1:.$L$1];0;MATCH(MAX([.$B125:.$L125]);[.$B125:.$L125];0))" office:value-type="string" office:string-value="TimeWaitKey" calcext:value-type="string">
            <text:p>TimeWaitKey</text:p>
          </table:table-cell>
          <table:table-cell table:formula="of:=[.O125]/[.N125]" office:value-type="percentage" office:value="0.509661698201116" calcext:value-type="percentage">
            <text:p>50.97%</text:p>
          </table:table-cell>
          <table:table-cell/>
          <table:table-cell table:formula="of:=1000000000/[.N125]" office:value-type="float" office:value="49.560259253681" calcext:value-type="float">
            <text:p>49.560259253681</text:p>
          </table:table-cell>
          <table:table-cell table:formula="of:=IF([.A125]=1;1000000000/[.N125];&quot;&quot;)">
            <text:p/>
          </table:table-cell>
          <table:table-cell table:formula="of:=IF([.A125]=1;[.P125];&quot;&quot;)">
            <text:p/>
          </table:table-cell>
          <table:table-cell table:style-name="ce1" table:formula="of:=IF(ISBLANK([.T125]);&quot;&quot;;[.Q125])" office:value-type="percentage" office:value="0.509661698201116" calcext:value-type="percentage">
            <text:p>50.97%</text:p>
          </table:table-cell>
          <table:table-cell table:formula="of:=IF([.A125]=1;[.V125]*[.N125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1916" calcext:value-type="float">
            <text:p>791916</text:p>
          </table:table-cell>
          <table:table-cell office:value-type="float" office:value="735361" calcext:value-type="float">
            <text:p>735361</text:p>
          </table:table-cell>
          <table:table-cell office:value-type="float" office:value="962875" calcext:value-type="float">
            <text:p>962875</text:p>
          </table:table-cell>
          <table:table-cell office:value-type="float" office:value="90" calcext:value-type="float">
            <text:p>90</text:p>
          </table:table-cell>
          <table:table-cell office:value-type="float" office:value="5448946" calcext:value-type="float">
            <text:p>5448946</text:p>
          </table:table-cell>
          <table:table-cell office:value-type="float" office:value="819267" calcext:value-type="float">
            <text:p>819267</text:p>
          </table:table-cell>
          <table:table-cell office:value-type="float" office:value="320" calcext:value-type="float">
            <text:p>320</text:p>
          </table:table-cell>
          <table:table-cell office:value-type="float" office:value="223647" calcext:value-type="float">
            <text:p>223647</text:p>
          </table:table-cell>
          <table:table-cell office:value-type="float" office:value="777359" calcext:value-type="float">
            <text:p>777359</text:p>
          </table:table-cell>
          <table:table-cell office:value-type="float" office:value="767240" calcext:value-type="float">
            <text:p>767240</text:p>
          </table:table-cell>
          <table:table-cell office:value-type="float" office:value="10870982" calcext:value-type="float">
            <text:p>10870982</text:p>
          </table:table-cell>
          <table:table-cell/>
          <table:table-cell table:formula="of:=SUM([.B126:.L126])" office:value-type="float" office:value="21398003" calcext:value-type="float">
            <text:p>21398003</text:p>
          </table:table-cell>
          <table:table-cell table:formula="of:=MAX([.B126:.L126])" office:value-type="float" office:value="10870982" calcext:value-type="float">
            <text:p>10870982</text:p>
          </table:table-cell>
          <table:table-cell table:formula="of:=INDEX([.$B$1:.$L$1];0;MATCH(MAX([.$B126:.$L126]);[.$B126:.$L126];0))" office:value-type="string" office:string-value="TimeWaitKey" calcext:value-type="string">
            <text:p>TimeWaitKey</text:p>
          </table:table-cell>
          <table:table-cell table:formula="of:=[.O126]/[.N126]" office:value-type="percentage" office:value="0.508037221978144" calcext:value-type="percentage">
            <text:p>50.80%</text:p>
          </table:table-cell>
          <table:table-cell/>
          <table:table-cell table:formula="of:=1000000000/[.N126]" office:value-type="float" office:value="46.7333330124311" calcext:value-type="float">
            <text:p>46.7333330124311</text:p>
          </table:table-cell>
          <table:table-cell table:formula="of:=IF([.A126]=1;1000000000/[.N126];&quot;&quot;)" office:value-type="float" office:value="46.7333330124311" calcext:value-type="float">
            <text:p>46.7333330124311</text:p>
          </table:table-cell>
          <table:table-cell table:formula="of:=IF([.A126]=1;[.P126];&quot;&quot;)" office:value-type="string" office:string-value="TimeWaitKey" calcext:value-type="string">
            <text:p>TimeWaitKey</text:p>
          </table:table-cell>
          <table:table-cell table:style-name="ce1" table:formula="of:=IF(ISBLANK([.T126]);&quot;&quot;;[.Q126])" office:value-type="percentage" office:value="0.508037221978144" calcext:value-type="percentage">
            <text:p>50.80%</text:p>
          </table:table-cell>
          <table:table-cell table:formula="of:=IF([.A126]=1;[.V126]*[.N126]/1000000;&quot;&quot;)" office:value-type="float" office:value="10.870982" calcext:value-type="float">
            <text:p>10.8709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0182" calcext:value-type="float">
            <text:p>940182</text:p>
          </table:table-cell>
          <table:table-cell office:value-type="float" office:value="1411110" calcext:value-type="float">
            <text:p>1411110</text:p>
          </table:table-cell>
          <table:table-cell office:value-type="float" office:value="1015613" calcext:value-type="float">
            <text:p>1015613</text:p>
          </table:table-cell>
          <table:table-cell office:value-type="float" office:value="80" calcext:value-type="float">
            <text:p>80</text:p>
          </table:table-cell>
          <table:table-cell office:value-type="float" office:value="5200373" calcext:value-type="float">
            <text:p>5200373</text:p>
          </table:table-cell>
          <table:table-cell office:value-type="float" office:value="790974" calcext:value-type="float">
            <text:p>790974</text:p>
          </table:table-cell>
          <table:table-cell office:value-type="float" office:value="70" calcext:value-type="float">
            <text:p>70</text:p>
          </table:table-cell>
          <table:table-cell office:value-type="float" office:value="246689" calcext:value-type="float">
            <text:p>246689</text:p>
          </table:table-cell>
          <table:table-cell office:value-type="float" office:value="763994" calcext:value-type="float">
            <text:p>763994</text:p>
          </table:table-cell>
          <table:table-cell office:value-type="float" office:value="807204" calcext:value-type="float">
            <text:p>807204</text:p>
          </table:table-cell>
          <table:table-cell office:value-type="float" office:value="10555356" calcext:value-type="float">
            <text:p>10555356</text:p>
          </table:table-cell>
          <table:table-cell/>
          <table:table-cell table:formula="of:=SUM([.B127:.L127])" office:value-type="float" office:value="21731645" calcext:value-type="float">
            <text:p>21731645</text:p>
          </table:table-cell>
          <table:table-cell table:formula="of:=MAX([.B127:.L127])" office:value-type="float" office:value="10555356" calcext:value-type="float">
            <text:p>10555356</text:p>
          </table:table-cell>
          <table:table-cell table:formula="of:=INDEX([.$B$1:.$L$1];0;MATCH(MAX([.$B127:.$L127]);[.$B127:.$L127];0))" office:value-type="string" office:string-value="TimeWaitKey" calcext:value-type="string">
            <text:p>TimeWaitKey</text:p>
          </table:table-cell>
          <table:table-cell table:formula="of:=[.O127]/[.N127]" office:value-type="percentage" office:value="0.485713621771385" calcext:value-type="percentage">
            <text:p>48.57%</text:p>
          </table:table-cell>
          <table:table-cell/>
          <table:table-cell table:formula="of:=1000000000/[.N127]" office:value-type="float" office:value="46.0158446357834" calcext:value-type="float">
            <text:p>46.0158446357834</text:p>
          </table:table-cell>
          <table:table-cell table:formula="of:=IF([.A127]=1;1000000000/[.N127];&quot;&quot;)" office:value-type="float" office:value="46.0158446357834" calcext:value-type="float">
            <text:p>46.0158446357834</text:p>
          </table:table-cell>
          <table:table-cell table:formula="of:=IF([.A127]=1;[.P127];&quot;&quot;)" office:value-type="string" office:string-value="TimeWaitKey" calcext:value-type="string">
            <text:p>TimeWaitKey</text:p>
          </table:table-cell>
          <table:table-cell table:style-name="ce1" table:formula="of:=IF(ISBLANK([.T127]);&quot;&quot;;[.Q127])" office:value-type="percentage" office:value="0.485713621771385" calcext:value-type="percentage">
            <text:p>48.57%</text:p>
          </table:table-cell>
          <table:table-cell table:formula="of:=IF([.A127]=1;[.V127]*[.N127]/1000000;&quot;&quot;)" office:value-type="float" office:value="10.555356" calcext:value-type="float">
            <text:p>10.5553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365" calcext:value-type="float">
            <text:p>1011365</text:p>
          </table:table-cell>
          <table:table-cell office:value-type="float" office:value="1354835" calcext:value-type="float">
            <text:p>1354835</text:p>
          </table:table-cell>
          <table:table-cell office:value-type="float" office:value="1384630" calcext:value-type="float">
            <text:p>1384630</text:p>
          </table:table-cell>
          <table:table-cell office:value-type="float" office:value="160" calcext:value-type="float">
            <text:p>160</text:p>
          </table:table-cell>
          <table:table-cell office:value-type="float" office:value="5175016" calcext:value-type="float">
            <text:p>5175016</text:p>
          </table:table-cell>
          <table:table-cell office:value-type="float" office:value="758133" calcext:value-type="float">
            <text:p>758133</text:p>
          </table:table-cell>
          <table:table-cell office:value-type="float" office:value="80" calcext:value-type="float">
            <text:p>80</text:p>
          </table:table-cell>
          <table:table-cell office:value-type="float" office:value="213588" calcext:value-type="float">
            <text:p>213588</text:p>
          </table:table-cell>
          <table:table-cell office:value-type="float" office:value="755759" calcext:value-type="float">
            <text:p>755759</text:p>
          </table:table-cell>
          <table:table-cell office:value-type="float" office:value="705685" calcext:value-type="float">
            <text:p>705685</text:p>
          </table:table-cell>
          <table:table-cell office:value-type="float" office:value="10218736" calcext:value-type="float">
            <text:p>10218736</text:p>
          </table:table-cell>
          <table:table-cell/>
          <table:table-cell table:formula="of:=SUM([.B128:.L128])" office:value-type="float" office:value="21577987" calcext:value-type="float">
            <text:p>21577987</text:p>
          </table:table-cell>
          <table:table-cell table:formula="of:=MAX([.B128:.L128])" office:value-type="float" office:value="10218736" calcext:value-type="float">
            <text:p>10218736</text:p>
          </table:table-cell>
          <table:table-cell table:formula="of:=INDEX([.$B$1:.$L$1];0;MATCH(MAX([.$B128:.$L128]);[.$B128:.$L128];0))" office:value-type="string" office:string-value="TimeWaitKey" calcext:value-type="string">
            <text:p>TimeWaitKey</text:p>
          </table:table-cell>
          <table:table-cell table:formula="of:=[.O128]/[.N128]" office:value-type="percentage" office:value="0.473572256763339" calcext:value-type="percentage">
            <text:p>47.36%</text:p>
          </table:table-cell>
          <table:table-cell/>
          <table:table-cell table:formula="of:=1000000000/[.N128]" office:value-type="float" office:value="46.3435259276039" calcext:value-type="float">
            <text:p>46.3435259276039</text:p>
          </table:table-cell>
          <table:table-cell table:formula="of:=IF([.A128]=1;1000000000/[.N128];&quot;&quot;)" office:value-type="float" office:value="46.3435259276039" calcext:value-type="float">
            <text:p>46.3435259276039</text:p>
          </table:table-cell>
          <table:table-cell table:formula="of:=IF([.A128]=1;[.P128];&quot;&quot;)" office:value-type="string" office:string-value="TimeWaitKey" calcext:value-type="string">
            <text:p>TimeWaitKey</text:p>
          </table:table-cell>
          <table:table-cell table:style-name="ce1" table:formula="of:=IF(ISBLANK([.T128]);&quot;&quot;;[.Q128])" office:value-type="percentage" office:value="0.473572256763339" calcext:value-type="percentage">
            <text:p>47.36%</text:p>
          </table:table-cell>
          <table:table-cell table:formula="of:=IF([.A128]=1;[.V128]*[.N128]/1000000;&quot;&quot;)" office:value-type="float" office:value="10.218736" calcext:value-type="float">
            <text:p>10.2187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0662" calcext:value-type="float">
            <text:p>730662</text:p>
          </table:table-cell>
          <table:table-cell office:value-type="float" office:value="708891" calcext:value-type="float">
            <text:p>708891</text:p>
          </table:table-cell>
          <table:table-cell office:value-type="float" office:value="963927" calcext:value-type="float">
            <text:p>963927</text:p>
          </table:table-cell>
          <table:table-cell office:value-type="float" office:value="70" calcext:value-type="float">
            <text:p>70</text:p>
          </table:table-cell>
          <table:table-cell office:value-type="float" office:value="5157413" calcext:value-type="float">
            <text:p>5157413</text:p>
          </table:table-cell>
          <table:table-cell office:value-type="float" office:value="742394" calcext:value-type="float">
            <text:p>742394</text:p>
          </table:table-cell>
          <table:table-cell office:value-type="float" office:value="121" calcext:value-type="float">
            <text:p>121</text:p>
          </table:table-cell>
          <table:table-cell office:value-type="float" office:value="225650" calcext:value-type="float">
            <text:p>225650</text:p>
          </table:table-cell>
          <table:table-cell office:value-type="float" office:value="719481" calcext:value-type="float">
            <text:p>719481</text:p>
          </table:table-cell>
          <table:table-cell office:value-type="float" office:value="741312" calcext:value-type="float">
            <text:p>741312</text:p>
          </table:table-cell>
          <table:table-cell office:value-type="float" office:value="10867786" calcext:value-type="float">
            <text:p>10867786</text:p>
          </table:table-cell>
          <table:table-cell/>
          <table:table-cell table:formula="of:=SUM([.B129:.L129])" office:value-type="float" office:value="20857707" calcext:value-type="float">
            <text:p>20857707</text:p>
          </table:table-cell>
          <table:table-cell table:formula="of:=MAX([.B129:.L129])" office:value-type="float" office:value="10867786" calcext:value-type="float">
            <text:p>10867786</text:p>
          </table:table-cell>
          <table:table-cell table:formula="of:=INDEX([.$B$1:.$L$1];0;MATCH(MAX([.$B129:.$L129]);[.$B129:.$L129];0))" office:value-type="string" office:string-value="TimeWaitKey" calcext:value-type="string">
            <text:p>TimeWaitKey</text:p>
          </table:table-cell>
          <table:table-cell table:formula="of:=[.O129]/[.N129]" office:value-type="percentage" office:value="0.521044139703372" calcext:value-type="percentage">
            <text:p>52.10%</text:p>
          </table:table-cell>
          <table:table-cell/>
          <table:table-cell table:formula="of:=1000000000/[.N129]" office:value-type="float" office:value="47.9439086952367" calcext:value-type="float">
            <text:p>47.9439086952367</text:p>
          </table:table-cell>
          <table:table-cell table:formula="of:=IF([.A129]=1;1000000000/[.N129];&quot;&quot;)" office:value-type="float" office:value="47.9439086952367" calcext:value-type="float">
            <text:p>47.9439086952367</text:p>
          </table:table-cell>
          <table:table-cell table:formula="of:=IF([.A129]=1;[.P129];&quot;&quot;)" office:value-type="string" office:string-value="TimeWaitKey" calcext:value-type="string">
            <text:p>TimeWaitKey</text:p>
          </table:table-cell>
          <table:table-cell table:style-name="ce1" table:formula="of:=IF(ISBLANK([.T129]);&quot;&quot;;[.Q129])" office:value-type="percentage" office:value="0.521044139703372" calcext:value-type="percentage">
            <text:p>52.10%</text:p>
          </table:table-cell>
          <table:table-cell table:formula="of:=IF([.A129]=1;[.V129]*[.N129]/1000000;&quot;&quot;)" office:value-type="float" office:value="10.867786" calcext:value-type="float">
            <text:p>10.8677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9716" calcext:value-type="float">
            <text:p>759716</text:p>
          </table:table-cell>
          <table:table-cell office:value-type="float" office:value="708781" calcext:value-type="float">
            <text:p>708781</text:p>
          </table:table-cell>
          <table:table-cell office:value-type="float" office:value="961833" calcext:value-type="float">
            <text:p>961833</text:p>
          </table:table-cell>
          <table:table-cell office:value-type="float" office:value="170" calcext:value-type="float">
            <text:p>170</text:p>
          </table:table-cell>
          <table:table-cell office:value-type="float" office:value="5148977" calcext:value-type="float">
            <text:p>5148977</text:p>
          </table:table-cell>
          <table:table-cell office:value-type="float" office:value="671261" calcext:value-type="float">
            <text:p>671261</text:p>
          </table:table-cell>
          <table:table-cell office:value-type="float" office:value="121" calcext:value-type="float">
            <text:p>121</text:p>
          </table:table-cell>
          <table:table-cell office:value-type="float" office:value="222836" calcext:value-type="float">
            <text:p>222836</text:p>
          </table:table-cell>
          <table:table-cell office:value-type="float" office:value="747152" calcext:value-type="float">
            <text:p>747152</text:p>
          </table:table-cell>
          <table:table-cell office:value-type="float" office:value="764295" calcext:value-type="float">
            <text:p>764295</text:p>
          </table:table-cell>
          <table:table-cell office:value-type="float" office:value="10569150" calcext:value-type="float">
            <text:p>10569150</text:p>
          </table:table-cell>
          <table:table-cell/>
          <table:table-cell table:formula="of:=SUM([.B130:.L130])" office:value-type="float" office:value="20554292" calcext:value-type="float">
            <text:p>20554292</text:p>
          </table:table-cell>
          <table:table-cell table:formula="of:=MAX([.B130:.L130])" office:value-type="float" office:value="10569150" calcext:value-type="float">
            <text:p>10569150</text:p>
          </table:table-cell>
          <table:table-cell table:formula="of:=INDEX([.$B$1:.$L$1];0;MATCH(MAX([.$B130:.$L130]);[.$B130:.$L130];0))" office:value-type="string" office:string-value="TimeWaitKey" calcext:value-type="string">
            <text:p>TimeWaitKey</text:p>
          </table:table-cell>
          <table:table-cell table:formula="of:=[.O130]/[.N130]" office:value-type="percentage" office:value="0.514206473275752" calcext:value-type="percentage">
            <text:p>51.42%</text:p>
          </table:table-cell>
          <table:table-cell/>
          <table:table-cell table:formula="of:=1000000000/[.N130]" office:value-type="float" office:value="48.6516392780642" calcext:value-type="float">
            <text:p>48.6516392780642</text:p>
          </table:table-cell>
          <table:table-cell table:formula="of:=IF([.A130]=1;1000000000/[.N130];&quot;&quot;)" office:value-type="float" office:value="48.6516392780642" calcext:value-type="float">
            <text:p>48.6516392780642</text:p>
          </table:table-cell>
          <table:table-cell table:formula="of:=IF([.A130]=1;[.P130];&quot;&quot;)" office:value-type="string" office:string-value="TimeWaitKey" calcext:value-type="string">
            <text:p>TimeWaitKey</text:p>
          </table:table-cell>
          <table:table-cell table:style-name="ce1" table:formula="of:=IF(ISBLANK([.T130]);&quot;&quot;;[.Q130])" office:value-type="percentage" office:value="0.514206473275752" calcext:value-type="percentage">
            <text:p>51.42%</text:p>
          </table:table-cell>
          <table:table-cell table:formula="of:=IF([.A130]=1;[.V130]*[.N130]/1000000;&quot;&quot;)" office:value-type="float" office:value="10.56915" calcext:value-type="float">
            <text:p>10.569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8592" calcext:value-type="float">
            <text:p>918592</text:p>
          </table:table-cell>
          <table:table-cell office:value-type="float" office:value="1218050" calcext:value-type="float">
            <text:p>1218050</text:p>
          </table:table-cell>
          <table:table-cell office:value-type="float" office:value="998161" calcext:value-type="float">
            <text:p>998161</text:p>
          </table:table-cell>
          <table:table-cell office:value-type="float" office:value="80" calcext:value-type="float">
            <text:p>80</text:p>
          </table:table-cell>
          <table:table-cell office:value-type="float" office:value="5132326" calcext:value-type="float">
            <text:p>5132326</text:p>
          </table:table-cell>
          <table:table-cell office:value-type="float" office:value="550496" calcext:value-type="float">
            <text:p>550496</text:p>
          </table:table-cell>
          <table:table-cell office:value-type="float" office:value="231" calcext:value-type="float">
            <text:p>231</text:p>
          </table:table-cell>
          <table:table-cell office:value-type="float" office:value="218176" calcext:value-type="float">
            <text:p>218176</text:p>
          </table:table-cell>
          <table:table-cell office:value-type="float" office:value="730432" calcext:value-type="float">
            <text:p>730432</text:p>
          </table:table-cell>
          <table:table-cell office:value-type="float" office:value="776146" calcext:value-type="float">
            <text:p>776146</text:p>
          </table:table-cell>
          <table:table-cell office:value-type="float" office:value="10606980" calcext:value-type="float">
            <text:p>10606980</text:p>
          </table:table-cell>
          <table:table-cell/>
          <table:table-cell table:formula="of:=SUM([.B131:.L131])" office:value-type="float" office:value="21149670" calcext:value-type="float">
            <text:p>21149670</text:p>
          </table:table-cell>
          <table:table-cell table:formula="of:=MAX([.B131:.L131])" office:value-type="float" office:value="10606980" calcext:value-type="float">
            <text:p>10606980</text:p>
          </table:table-cell>
          <table:table-cell table:formula="of:=INDEX([.$B$1:.$L$1];0;MATCH(MAX([.$B131:.$L131]);[.$B131:.$L131];0))" office:value-type="string" office:string-value="TimeWaitKey" calcext:value-type="string">
            <text:p>TimeWaitKey</text:p>
          </table:table-cell>
          <table:table-cell table:formula="of:=[.O131]/[.N131]" office:value-type="percentage" office:value="0.501519881870497" calcext:value-type="percentage">
            <text:p>50.15%</text:p>
          </table:table-cell>
          <table:table-cell/>
          <table:table-cell table:formula="of:=1000000000/[.N131]" office:value-type="float" office:value="47.2820616113632" calcext:value-type="float">
            <text:p>47.2820616113632</text:p>
          </table:table-cell>
          <table:table-cell table:formula="of:=IF([.A131]=1;1000000000/[.N131];&quot;&quot;)">
            <text:p/>
          </table:table-cell>
          <table:table-cell table:formula="of:=IF([.A131]=1;[.P131];&quot;&quot;)">
            <text:p/>
          </table:table-cell>
          <table:table-cell table:style-name="ce1" table:formula="of:=IF(ISBLANK([.T131]);&quot;&quot;;[.Q131])" office:value-type="percentage" office:value="0.501519881870497" calcext:value-type="percentage">
            <text:p>50.15%</text:p>
          </table:table-cell>
          <table:table-cell table:formula="of:=IF([.A131]=1;[.V131]*[.N131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7347" calcext:value-type="float">
            <text:p>1157347</text:p>
          </table:table-cell>
          <table:table-cell office:value-type="float" office:value="721365" calcext:value-type="float">
            <text:p>721365</text:p>
          </table:table-cell>
          <table:table-cell office:value-type="float" office:value="965761" calcext:value-type="float">
            <text:p>965761</text:p>
          </table:table-cell>
          <table:table-cell office:value-type="float" office:value="90" calcext:value-type="float">
            <text:p>90</text:p>
          </table:table-cell>
          <table:table-cell office:value-type="float" office:value="5176789" calcext:value-type="float">
            <text:p>5176789</text:p>
          </table:table-cell>
          <table:table-cell office:value-type="float" office:value="817664" calcext:value-type="float">
            <text:p>817664</text:p>
          </table:table-cell>
          <table:table-cell office:value-type="float" office:value="231" calcext:value-type="float">
            <text:p>231</text:p>
          </table:table-cell>
          <table:table-cell office:value-type="float" office:value="241830" calcext:value-type="float">
            <text:p>241830</text:p>
          </table:table-cell>
          <table:table-cell office:value-type="float" office:value="768272" calcext:value-type="float">
            <text:p>768272</text:p>
          </table:table-cell>
          <table:table-cell office:value-type="float" office:value="746882" calcext:value-type="float">
            <text:p>746882</text:p>
          </table:table-cell>
          <table:table-cell office:value-type="float" office:value="10917158" calcext:value-type="float">
            <text:p>10917158</text:p>
          </table:table-cell>
          <table:table-cell/>
          <table:table-cell table:formula="of:=SUM([.B132:.L132])" office:value-type="float" office:value="21513389" calcext:value-type="float">
            <text:p>21513389</text:p>
          </table:table-cell>
          <table:table-cell table:formula="of:=MAX([.B132:.L132])" office:value-type="float" office:value="10917158" calcext:value-type="float">
            <text:p>10917158</text:p>
          </table:table-cell>
          <table:table-cell table:formula="of:=INDEX([.$B$1:.$L$1];0;MATCH(MAX([.$B132:.$L132]);[.$B132:.$L132];0))" office:value-type="string" office:string-value="TimeWaitKey" calcext:value-type="string">
            <text:p>TimeWaitKey</text:p>
          </table:table-cell>
          <table:table-cell table:formula="of:=[.O132]/[.N132]" office:value-type="percentage" office:value="0.507458773696697" calcext:value-type="percentage">
            <text:p>50.75%</text:p>
          </table:table-cell>
          <table:table-cell/>
          <table:table-cell table:formula="of:=1000000000/[.N132]" office:value-type="float" office:value="46.4826810875776" calcext:value-type="float">
            <text:p>46.4826810875776</text:p>
          </table:table-cell>
          <table:table-cell table:formula="of:=IF([.A132]=1;1000000000/[.N132];&quot;&quot;)" office:value-type="float" office:value="46.4826810875776" calcext:value-type="float">
            <text:p>46.4826810875776</text:p>
          </table:table-cell>
          <table:table-cell table:formula="of:=IF([.A132]=1;[.P132];&quot;&quot;)" office:value-type="string" office:string-value="TimeWaitKey" calcext:value-type="string">
            <text:p>TimeWaitKey</text:p>
          </table:table-cell>
          <table:table-cell table:style-name="ce1" table:formula="of:=IF(ISBLANK([.T132]);&quot;&quot;;[.Q132])" office:value-type="percentage" office:value="0.507458773696697" calcext:value-type="percentage">
            <text:p>50.75%</text:p>
          </table:table-cell>
          <table:table-cell table:formula="of:=IF([.A132]=1;[.V132]*[.N132]/1000000;&quot;&quot;)" office:value-type="float" office:value="10.917158" calcext:value-type="float">
            <text:p>10.9171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79655" calcext:value-type="float">
            <text:p>12079655</text:p>
          </table:table-cell>
          <table:table-cell office:value-type="float" office:value="706537" calcext:value-type="float">
            <text:p>706537</text:p>
          </table:table-cell>
          <table:table-cell office:value-type="float" office:value="964227" calcext:value-type="float">
            <text:p>964227</text:p>
          </table:table-cell>
          <table:table-cell office:value-type="float" office:value="160" calcext:value-type="float">
            <text:p>160</text:p>
          </table:table-cell>
          <table:table-cell office:value-type="float" office:value="5180175" calcext:value-type="float">
            <text:p>5180175</text:p>
          </table:table-cell>
          <table:table-cell office:value-type="float" office:value="892795" calcext:value-type="float">
            <text:p>892795</text:p>
          </table:table-cell>
          <table:table-cell office:value-type="float" office:value="70" calcext:value-type="float">
            <text:p>70</text:p>
          </table:table-cell>
          <table:table-cell office:value-type="float" office:value="233986" calcext:value-type="float">
            <text:p>233986</text:p>
          </table:table-cell>
          <table:table-cell office:value-type="float" office:value="748646" calcext:value-type="float">
            <text:p>748646</text:p>
          </table:table-cell>
          <table:table-cell office:value-type="float" office:value="1074262" calcext:value-type="float">
            <text:p>1074262</text:p>
          </table:table-cell>
          <table:table-cell office:value-type="float" office:value="10693672" calcext:value-type="float">
            <text:p>10693672</text:p>
          </table:table-cell>
          <table:table-cell/>
          <table:table-cell table:formula="of:=SUM([.B133:.L133])" office:value-type="float" office:value="32574185" calcext:value-type="float">
            <text:p>32574185</text:p>
          </table:table-cell>
          <table:table-cell table:formula="of:=MAX([.B133:.L133])" office:value-type="float" office:value="12079655" calcext:value-type="float">
            <text:p>12079655</text:p>
          </table:table-cell>
          <table:table-cell table:formula="of:=INDEX([.$B$1:.$L$1];0;MATCH(MAX([.$B133:.$L133]);[.$B133:.$L133];0))" office:value-type="string" office:string-value="WebcamRead" calcext:value-type="string">
            <text:p>WebcamRead</text:p>
          </table:table-cell>
          <table:table-cell table:formula="of:=[.O133]/[.N133]" office:value-type="percentage" office:value="0.370835218133623" calcext:value-type="percentage">
            <text:p>37.08%</text:p>
          </table:table-cell>
          <table:table-cell/>
          <table:table-cell table:formula="of:=1000000000/[.N133]" office:value-type="float" office:value="30.6991564025316" calcext:value-type="float">
            <text:p>30.6991564025316</text:p>
          </table:table-cell>
          <table:table-cell table:formula="of:=IF([.A133]=1;1000000000/[.N133];&quot;&quot;)" office:value-type="float" office:value="30.6991564025316" calcext:value-type="float">
            <text:p>30.6991564025316</text:p>
          </table:table-cell>
          <table:table-cell table:formula="of:=IF([.A133]=1;[.P133];&quot;&quot;)" office:value-type="string" office:string-value="WebcamRead" calcext:value-type="string">
            <text:p>WebcamRead</text:p>
          </table:table-cell>
          <table:table-cell table:style-name="ce1" table:formula="of:=IF(ISBLANK([.T133]);&quot;&quot;;[.Q133])" office:value-type="percentage" office:value="0.370835218133623" calcext:value-type="percentage">
            <text:p>37.08%</text:p>
          </table:table-cell>
          <table:table-cell table:formula="of:=IF([.A133]=1;[.V133]*[.N133]/1000000;&quot;&quot;)" office:value-type="float" office:value="12.079655" calcext:value-type="float">
            <text:p>12.0796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34549" calcext:value-type="float">
            <text:p>11534549</text:p>
          </table:table-cell>
          <table:table-cell office:value-type="float" office:value="774423" calcext:value-type="float">
            <text:p>774423</text:p>
          </table:table-cell>
          <table:table-cell office:value-type="float" office:value="963877" calcext:value-type="float">
            <text:p>963877</text:p>
          </table:table-cell>
          <table:table-cell office:value-type="float" office:value="90" calcext:value-type="float">
            <text:p>90</text:p>
          </table:table-cell>
          <table:table-cell office:value-type="float" office:value="5433818" calcext:value-type="float">
            <text:p>5433818</text:p>
          </table:table-cell>
          <table:table-cell office:value-type="float" office:value="882645" calcext:value-type="float">
            <text:p>882645</text:p>
          </table:table-cell>
          <table:table-cell office:value-type="float" office:value="70" calcext:value-type="float">
            <text:p>70</text:p>
          </table:table-cell>
          <table:table-cell office:value-type="float" office:value="239767" calcext:value-type="float">
            <text:p>239767</text:p>
          </table:table-cell>
          <table:table-cell office:value-type="float" office:value="750369" calcext:value-type="float">
            <text:p>750369</text:p>
          </table:table-cell>
          <table:table-cell office:value-type="float" office:value="750178" calcext:value-type="float">
            <text:p>750178</text:p>
          </table:table-cell>
          <table:table-cell office:value-type="float" office:value="10663155" calcext:value-type="float">
            <text:p>10663155</text:p>
          </table:table-cell>
          <table:table-cell/>
          <table:table-cell table:formula="of:=SUM([.B134:.L134])" office:value-type="float" office:value="31992941" calcext:value-type="float">
            <text:p>31992941</text:p>
          </table:table-cell>
          <table:table-cell table:formula="of:=MAX([.B134:.L134])" office:value-type="float" office:value="11534549" calcext:value-type="float">
            <text:p>11534549</text:p>
          </table:table-cell>
          <table:table-cell table:formula="of:=INDEX([.$B$1:.$L$1];0;MATCH(MAX([.$B134:.$L134]);[.$B134:.$L134];0))" office:value-type="string" office:string-value="WebcamRead" calcext:value-type="string">
            <text:p>WebcamRead</text:p>
          </table:table-cell>
          <table:table-cell table:formula="of:=[.O134]/[.N134]" office:value-type="percentage" office:value="0.360534187838498" calcext:value-type="percentage">
            <text:p>36.05%</text:p>
          </table:table-cell>
          <table:table-cell/>
          <table:table-cell table:formula="of:=1000000000/[.N134]" office:value-type="float" office:value="31.2568950756981" calcext:value-type="float">
            <text:p>31.2568950756981</text:p>
          </table:table-cell>
          <table:table-cell table:formula="of:=IF([.A134]=1;1000000000/[.N134];&quot;&quot;)" office:value-type="float" office:value="31.2568950756981" calcext:value-type="float">
            <text:p>31.2568950756981</text:p>
          </table:table-cell>
          <table:table-cell table:formula="of:=IF([.A134]=1;[.P134];&quot;&quot;)" office:value-type="string" office:string-value="WebcamRead" calcext:value-type="string">
            <text:p>WebcamRead</text:p>
          </table:table-cell>
          <table:table-cell table:style-name="ce1" table:formula="of:=IF(ISBLANK([.T134]);&quot;&quot;;[.Q134])" office:value-type="percentage" office:value="0.360534187838498" calcext:value-type="percentage">
            <text:p>36.05%</text:p>
          </table:table-cell>
          <table:table-cell table:formula="of:=IF([.A134]=1;[.V134]*[.N134]/1000000;&quot;&quot;)" office:value-type="float" office:value="11.534549" calcext:value-type="float">
            <text:p>11.5345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38664" calcext:value-type="float">
            <text:p>11638664</text:p>
          </table:table-cell>
          <table:table-cell office:value-type="float" office:value="1215786" calcext:value-type="float">
            <text:p>1215786</text:p>
          </table:table-cell>
          <table:table-cell office:value-type="float" office:value="974266" calcext:value-type="float">
            <text:p>974266</text:p>
          </table:table-cell>
          <table:table-cell office:value-type="float" office:value="90" calcext:value-type="float">
            <text:p>90</text:p>
          </table:table-cell>
          <table:table-cell office:value-type="float" office:value="5715593" calcext:value-type="float">
            <text:p>5715593</text:p>
          </table:table-cell>
          <table:table-cell office:value-type="float" office:value="723068" calcext:value-type="float">
            <text:p>723068</text:p>
          </table:table-cell>
          <table:table-cell office:value-type="float" office:value="101" calcext:value-type="float">
            <text:p>101</text:p>
          </table:table-cell>
          <table:table-cell office:value-type="float" office:value="236471" calcext:value-type="float">
            <text:p>236471</text:p>
          </table:table-cell>
          <table:table-cell office:value-type="float" office:value="781737" calcext:value-type="float">
            <text:p>781737</text:p>
          </table:table-cell>
          <table:table-cell office:value-type="float" office:value="727807" calcext:value-type="float">
            <text:p>727807</text:p>
          </table:table-cell>
          <table:table-cell office:value-type="float" office:value="10883465" calcext:value-type="float">
            <text:p>10883465</text:p>
          </table:table-cell>
          <table:table-cell/>
          <table:table-cell table:formula="of:=SUM([.B135:.L135])" office:value-type="float" office:value="32897048" calcext:value-type="float">
            <text:p>32897048</text:p>
          </table:table-cell>
          <table:table-cell table:formula="of:=MAX([.B135:.L135])" office:value-type="float" office:value="11638664" calcext:value-type="float">
            <text:p>11638664</text:p>
          </table:table-cell>
          <table:table-cell table:formula="of:=INDEX([.$B$1:.$L$1];0;MATCH(MAX([.$B135:.$L135]);[.$B135:.$L135];0))" office:value-type="string" office:string-value="WebcamRead" calcext:value-type="string">
            <text:p>WebcamRead</text:p>
          </table:table-cell>
          <table:table-cell table:formula="of:=[.O135]/[.N135]" office:value-type="percentage" office:value="0.353790528560496" calcext:value-type="percentage">
            <text:p>35.38%</text:p>
          </table:table-cell>
          <table:table-cell/>
          <table:table-cell table:formula="of:=1000000000/[.N135]" office:value-type="float" office:value="30.3978642703747" calcext:value-type="float">
            <text:p>30.3978642703747</text:p>
          </table:table-cell>
          <table:table-cell table:formula="of:=IF([.A135]=1;1000000000/[.N135];&quot;&quot;)">
            <text:p/>
          </table:table-cell>
          <table:table-cell table:formula="of:=IF([.A135]=1;[.P135];&quot;&quot;)">
            <text:p/>
          </table:table-cell>
          <table:table-cell table:style-name="ce1" table:formula="of:=IF(ISBLANK([.T135]);&quot;&quot;;[.Q135])" office:value-type="percentage" office:value="0.353790528560496" calcext:value-type="percentage">
            <text:p>35.38%</text:p>
          </table:table-cell>
          <table:table-cell table:formula="of:=IF([.A135]=1;[.V135]*[.N135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41764" calcext:value-type="float">
            <text:p>14541764</text:p>
          </table:table-cell>
          <table:table-cell office:value-type="float" office:value="1637001" calcext:value-type="float">
            <text:p>1637001</text:p>
          </table:table-cell>
          <table:table-cell office:value-type="float" office:value="982280" calcext:value-type="float">
            <text:p>982280</text:p>
          </table:table-cell>
          <table:table-cell office:value-type="float" office:value="160" calcext:value-type="float">
            <text:p>160</text:p>
          </table:table-cell>
          <table:table-cell office:value-type="float" office:value="5283328" calcext:value-type="float">
            <text:p>5283328</text:p>
          </table:table-cell>
          <table:table-cell office:value-type="float" office:value="886272" calcext:value-type="float">
            <text:p>886272</text:p>
          </table:table-cell>
          <table:table-cell office:value-type="float" office:value="70" calcext:value-type="float">
            <text:p>70</text:p>
          </table:table-cell>
          <table:table-cell office:value-type="float" office:value="209611" calcext:value-type="float">
            <text:p>209611</text:p>
          </table:table-cell>
          <table:table-cell office:value-type="float" office:value="781807" calcext:value-type="float">
            <text:p>781807</text:p>
          </table:table-cell>
          <table:table-cell office:value-type="float" office:value="718269" calcext:value-type="float">
            <text:p>718269</text:p>
          </table:table-cell>
          <table:table-cell office:value-type="float" office:value="10296742" calcext:value-type="float">
            <text:p>10296742</text:p>
          </table:table-cell>
          <table:table-cell/>
          <table:table-cell table:formula="of:=SUM([.B136:.L136])" office:value-type="float" office:value="35337304" calcext:value-type="float">
            <text:p>35337304</text:p>
          </table:table-cell>
          <table:table-cell table:formula="of:=MAX([.B136:.L136])" office:value-type="float" office:value="14541764" calcext:value-type="float">
            <text:p>14541764</text:p>
          </table:table-cell>
          <table:table-cell table:formula="of:=INDEX([.$B$1:.$L$1];0;MATCH(MAX([.$B136:.$L136]);[.$B136:.$L136];0))" office:value-type="string" office:string-value="WebcamRead" calcext:value-type="string">
            <text:p>WebcamRead</text:p>
          </table:table-cell>
          <table:table-cell table:formula="of:=[.O136]/[.N136]" office:value-type="percentage" office:value="0.41151311373386" calcext:value-type="percentage">
            <text:p>41.15%</text:p>
          </table:table-cell>
          <table:table-cell/>
          <table:table-cell table:formula="of:=1000000000/[.N136]" office:value-type="float" office:value="28.2987066585498" calcext:value-type="float">
            <text:p>28.2987066585498</text:p>
          </table:table-cell>
          <table:table-cell table:formula="of:=IF([.A136]=1;1000000000/[.N136];&quot;&quot;)" office:value-type="float" office:value="28.2987066585498" calcext:value-type="float">
            <text:p>28.2987066585498</text:p>
          </table:table-cell>
          <table:table-cell table:formula="of:=IF([.A136]=1;[.P136];&quot;&quot;)" office:value-type="string" office:string-value="WebcamRead" calcext:value-type="string">
            <text:p>WebcamRead</text:p>
          </table:table-cell>
          <table:table-cell table:style-name="ce1" table:formula="of:=IF(ISBLANK([.T136]);&quot;&quot;;[.Q136])" office:value-type="percentage" office:value="0.41151311373386" calcext:value-type="percentage">
            <text:p>41.15%</text:p>
          </table:table-cell>
          <table:table-cell table:formula="of:=IF([.A136]=1;[.V136]*[.N136]/1000000;&quot;&quot;)" office:value-type="float" office:value="14.541764" calcext:value-type="float">
            <text:p>14.5417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73902" calcext:value-type="float">
            <text:p>11873902</text:p>
          </table:table-cell>
          <table:table-cell office:value-type="float" office:value="952846" calcext:value-type="float">
            <text:p>952846</text:p>
          </table:table-cell>
          <table:table-cell office:value-type="float" office:value="966241" calcext:value-type="float">
            <text:p>966241</text:p>
          </table:table-cell>
          <table:table-cell office:value-type="float" office:value="220" calcext:value-type="float">
            <text:p>220</text:p>
          </table:table-cell>
          <table:table-cell office:value-type="float" office:value="5190976" calcext:value-type="float">
            <text:p>5190976</text:p>
          </table:table-cell>
          <table:table-cell office:value-type="float" office:value="879689" calcext:value-type="float">
            <text:p>879689</text:p>
          </table:table-cell>
          <table:table-cell office:value-type="float" office:value="210" calcext:value-type="float">
            <text:p>210</text:p>
          </table:table-cell>
          <table:table-cell office:value-type="float" office:value="224969" calcext:value-type="float">
            <text:p>224969</text:p>
          </table:table-cell>
          <table:table-cell office:value-type="float" office:value="765387" calcext:value-type="float">
            <text:p>765387</text:p>
          </table:table-cell>
          <table:table-cell office:value-type="float" office:value="724580" calcext:value-type="float">
            <text:p>724580</text:p>
          </table:table-cell>
          <table:table-cell office:value-type="float" office:value="10616408" calcext:value-type="float">
            <text:p>10616408</text:p>
          </table:table-cell>
          <table:table-cell/>
          <table:table-cell table:formula="of:=SUM([.B137:.L137])" office:value-type="float" office:value="32195428" calcext:value-type="float">
            <text:p>32195428</text:p>
          </table:table-cell>
          <table:table-cell table:formula="of:=MAX([.B137:.L137])" office:value-type="float" office:value="11873902" calcext:value-type="float">
            <text:p>11873902</text:p>
          </table:table-cell>
          <table:table-cell table:formula="of:=INDEX([.$B$1:.$L$1];0;MATCH(MAX([.$B137:.$L137]);[.$B137:.$L137];0))" office:value-type="string" office:string-value="WebcamRead" calcext:value-type="string">
            <text:p>WebcamRead</text:p>
          </table:table-cell>
          <table:table-cell table:formula="of:=[.O137]/[.N137]" office:value-type="percentage" office:value="0.368807086521726" calcext:value-type="percentage">
            <text:p>36.88%</text:p>
          </table:table-cell>
          <table:table-cell/>
          <table:table-cell table:formula="of:=1000000000/[.N137]" office:value-type="float" office:value="31.0603107994092" calcext:value-type="float">
            <text:p>31.0603107994092</text:p>
          </table:table-cell>
          <table:table-cell table:formula="of:=IF([.A137]=1;1000000000/[.N137];&quot;&quot;)" office:value-type="float" office:value="31.0603107994092" calcext:value-type="float">
            <text:p>31.0603107994092</text:p>
          </table:table-cell>
          <table:table-cell table:formula="of:=IF([.A137]=1;[.P137];&quot;&quot;)" office:value-type="string" office:string-value="WebcamRead" calcext:value-type="string">
            <text:p>WebcamRead</text:p>
          </table:table-cell>
          <table:table-cell table:style-name="ce1" table:formula="of:=IF(ISBLANK([.T137]);&quot;&quot;;[.Q137])" office:value-type="percentage" office:value="0.368807086521726" calcext:value-type="percentage">
            <text:p>36.88%</text:p>
          </table:table-cell>
          <table:table-cell table:formula="of:=IF([.A137]=1;[.V137]*[.N137]/1000000;&quot;&quot;)" office:value-type="float" office:value="11.873902" calcext:value-type="float">
            <text:p>11.8739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95174" calcext:value-type="float">
            <text:p>10995174</text:p>
          </table:table-cell>
          <table:table-cell office:value-type="float" office:value="712378" calcext:value-type="float">
            <text:p>712378</text:p>
          </table:table-cell>
          <table:table-cell office:value-type="float" office:value="1472815" calcext:value-type="float">
            <text:p>1472815</text:p>
          </table:table-cell>
          <table:table-cell office:value-type="float" office:value="231" calcext:value-type="float">
            <text:p>231</text:p>
          </table:table-cell>
          <table:table-cell office:value-type="float" office:value="5160298" calcext:value-type="float">
            <text:p>5160298</text:p>
          </table:table-cell>
          <table:table-cell office:value-type="float" office:value="904976" calcext:value-type="float">
            <text:p>904976</text:p>
          </table:table-cell>
          <table:table-cell office:value-type="float" office:value="80" calcext:value-type="float">
            <text:p>80</text:p>
          </table:table-cell>
          <table:table-cell office:value-type="float" office:value="220541" calcext:value-type="float">
            <text:p>220541</text:p>
          </table:table-cell>
          <table:table-cell office:value-type="float" office:value="785344" calcext:value-type="float">
            <text:p>785344</text:p>
          </table:table-cell>
          <table:table-cell office:value-type="float" office:value="736924" calcext:value-type="float">
            <text:p>736924</text:p>
          </table:table-cell>
          <table:table-cell office:value-type="float" office:value="10707527" calcext:value-type="float">
            <text:p>10707527</text:p>
          </table:table-cell>
          <table:table-cell/>
          <table:table-cell table:formula="of:=SUM([.B138:.L138])" office:value-type="float" office:value="31696288" calcext:value-type="float">
            <text:p>31696288</text:p>
          </table:table-cell>
          <table:table-cell table:formula="of:=MAX([.B138:.L138])" office:value-type="float" office:value="10995174" calcext:value-type="float">
            <text:p>10995174</text:p>
          </table:table-cell>
          <table:table-cell table:formula="of:=INDEX([.$B$1:.$L$1];0;MATCH(MAX([.$B138:.$L138]);[.$B138:.$L138];0))" office:value-type="string" office:string-value="WebcamRead" calcext:value-type="string">
            <text:p>WebcamRead</text:p>
          </table:table-cell>
          <table:table-cell table:formula="of:=[.O138]/[.N138]" office:value-type="percentage" office:value="0.346891535059247" calcext:value-type="percentage">
            <text:p>34.69%</text:p>
          </table:table-cell>
          <table:table-cell/>
          <table:table-cell table:formula="of:=1000000000/[.N138]" office:value-type="float" office:value="31.5494356941734" calcext:value-type="float">
            <text:p>31.5494356941734</text:p>
          </table:table-cell>
          <table:table-cell table:formula="of:=IF([.A138]=1;1000000000/[.N138];&quot;&quot;)" office:value-type="float" office:value="31.5494356941734" calcext:value-type="float">
            <text:p>31.5494356941734</text:p>
          </table:table-cell>
          <table:table-cell table:formula="of:=IF([.A138]=1;[.P138];&quot;&quot;)" office:value-type="string" office:string-value="WebcamRead" calcext:value-type="string">
            <text:p>WebcamRead</text:p>
          </table:table-cell>
          <table:table-cell table:style-name="ce1" table:formula="of:=IF(ISBLANK([.T138]);&quot;&quot;;[.Q138])" office:value-type="percentage" office:value="0.346891535059247" calcext:value-type="percentage">
            <text:p>34.69%</text:p>
          </table:table-cell>
          <table:table-cell table:formula="of:=IF([.A138]=1;[.V138]*[.N138]/1000000;&quot;&quot;)" office:value-type="float" office:value="10.995174" calcext:value-type="float">
            <text:p>10.9951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57356" calcext:value-type="float">
            <text:p>11157356</text:p>
          </table:table-cell>
          <table:table-cell office:value-type="float" office:value="713410" calcext:value-type="float">
            <text:p>713410</text:p>
          </table:table-cell>
          <table:table-cell office:value-type="float" office:value="961973" calcext:value-type="float">
            <text:p>961973</text:p>
          </table:table-cell>
          <table:table-cell office:value-type="float" office:value="70" calcext:value-type="float">
            <text:p>70</text:p>
          </table:table-cell>
          <table:table-cell office:value-type="float" office:value="5177921" calcext:value-type="float">
            <text:p>5177921</text:p>
          </table:table-cell>
          <table:table-cell office:value-type="float" office:value="851708" calcext:value-type="float">
            <text:p>851708</text:p>
          </table:table-cell>
          <table:table-cell office:value-type="float" office:value="261" calcext:value-type="float">
            <text:p>261</text:p>
          </table:table-cell>
          <table:table-cell office:value-type="float" office:value="208218" calcext:value-type="float">
            <text:p>208218</text:p>
          </table:table-cell>
          <table:table-cell office:value-type="float" office:value="746291" calcext:value-type="float">
            <text:p>746291</text:p>
          </table:table-cell>
          <table:table-cell office:value-type="float" office:value="740179" calcext:value-type="float">
            <text:p>740179</text:p>
          </table:table-cell>
          <table:table-cell office:value-type="float" office:value="10326157" calcext:value-type="float">
            <text:p>10326157</text:p>
          </table:table-cell>
          <table:table-cell/>
          <table:table-cell table:formula="of:=SUM([.B139:.L139])" office:value-type="float" office:value="30883544" calcext:value-type="float">
            <text:p>30883544</text:p>
          </table:table-cell>
          <table:table-cell table:formula="of:=MAX([.B139:.L139])" office:value-type="float" office:value="11157356" calcext:value-type="float">
            <text:p>11157356</text:p>
          </table:table-cell>
          <table:table-cell table:formula="of:=INDEX([.$B$1:.$L$1];0;MATCH(MAX([.$B139:.$L139]);[.$B139:.$L139];0))" office:value-type="string" office:string-value="WebcamRead" calcext:value-type="string">
            <text:p>WebcamRead</text:p>
          </table:table-cell>
          <table:table-cell table:formula="of:=[.O139]/[.N139]" office:value-type="percentage" office:value="0.361271879937095" calcext:value-type="percentage">
            <text:p>36.13%</text:p>
          </table:table-cell>
          <table:table-cell/>
          <table:table-cell table:formula="of:=1000000000/[.N139]" office:value-type="float" office:value="32.3797035728801" calcext:value-type="float">
            <text:p>32.3797035728801</text:p>
          </table:table-cell>
          <table:table-cell table:formula="of:=IF([.A139]=1;1000000000/[.N139];&quot;&quot;)" office:value-type="float" office:value="32.3797035728801" calcext:value-type="float">
            <text:p>32.3797035728801</text:p>
          </table:table-cell>
          <table:table-cell table:formula="of:=IF([.A139]=1;[.P139];&quot;&quot;)" office:value-type="string" office:string-value="WebcamRead" calcext:value-type="string">
            <text:p>WebcamRead</text:p>
          </table:table-cell>
          <table:table-cell table:style-name="ce1" table:formula="of:=IF(ISBLANK([.T139]);&quot;&quot;;[.Q139])" office:value-type="percentage" office:value="0.361271879937095" calcext:value-type="percentage">
            <text:p>36.13%</text:p>
          </table:table-cell>
          <table:table-cell table:formula="of:=IF([.A139]=1;[.V139]*[.N139]/1000000;&quot;&quot;)" office:value-type="float" office:value="11.157356" calcext:value-type="float">
            <text:p>11.1573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97715" calcext:value-type="float">
            <text:p>17997715</text:p>
          </table:table-cell>
          <table:table-cell office:value-type="float" office:value="751170" calcext:value-type="float">
            <text:p>751170</text:p>
          </table:table-cell>
          <table:table-cell office:value-type="float" office:value="976590" calcext:value-type="float">
            <text:p>976590</text:p>
          </table:table-cell>
          <table:table-cell office:value-type="float" office:value="80" calcext:value-type="float">
            <text:p>80</text:p>
          </table:table-cell>
          <table:table-cell office:value-type="float" office:value="5121196" calcext:value-type="float">
            <text:p>5121196</text:p>
          </table:table-cell>
          <table:table-cell office:value-type="float" office:value="860864" calcext:value-type="float">
            <text:p>860864</text:p>
          </table:table-cell>
          <table:table-cell office:value-type="float" office:value="70" calcext:value-type="float">
            <text:p>70</text:p>
          </table:table-cell>
          <table:table-cell office:value-type="float" office:value="224979" calcext:value-type="float">
            <text:p>224979</text:p>
          </table:table-cell>
          <table:table-cell office:value-type="float" office:value="764285" calcext:value-type="float">
            <text:p>764285</text:p>
          </table:table-cell>
          <table:table-cell office:value-type="float" office:value="720232" calcext:value-type="float">
            <text:p>720232</text:p>
          </table:table-cell>
          <table:table-cell office:value-type="float" office:value="10580723" calcext:value-type="float">
            <text:p>10580723</text:p>
          </table:table-cell>
          <table:table-cell/>
          <table:table-cell table:formula="of:=SUM([.B140:.L140])" office:value-type="float" office:value="37997904" calcext:value-type="float">
            <text:p>37997904</text:p>
          </table:table-cell>
          <table:table-cell table:formula="of:=MAX([.B140:.L140])" office:value-type="float" office:value="17997715" calcext:value-type="float">
            <text:p>17997715</text:p>
          </table:table-cell>
          <table:table-cell table:formula="of:=INDEX([.$B$1:.$L$1];0;MATCH(MAX([.$B140:.$L140]);[.$B140:.$L140];0))" office:value-type="string" office:string-value="WebcamRead" calcext:value-type="string">
            <text:p>WebcamRead</text:p>
          </table:table-cell>
          <table:table-cell table:formula="of:=[.O140]/[.N140]" office:value-type="percentage" office:value="0.47365020449549" calcext:value-type="percentage">
            <text:p>47.37%</text:p>
          </table:table-cell>
          <table:table-cell/>
          <table:table-cell table:formula="of:=1000000000/[.N140]" office:value-type="float" office:value="26.3172410772973" calcext:value-type="float">
            <text:p>26.3172410772973</text:p>
          </table:table-cell>
          <table:table-cell table:formula="of:=IF([.A140]=1;1000000000/[.N140];&quot;&quot;)" office:value-type="float" office:value="26.3172410772973" calcext:value-type="float">
            <text:p>26.3172410772973</text:p>
          </table:table-cell>
          <table:table-cell table:formula="of:=IF([.A140]=1;[.P140];&quot;&quot;)" office:value-type="string" office:string-value="WebcamRead" calcext:value-type="string">
            <text:p>WebcamRead</text:p>
          </table:table-cell>
          <table:table-cell table:style-name="ce1" table:formula="of:=IF(ISBLANK([.T140]);&quot;&quot;;[.Q140])" office:value-type="percentage" office:value="0.47365020449549" calcext:value-type="percentage">
            <text:p>47.37%</text:p>
          </table:table-cell>
          <table:table-cell table:formula="of:=IF([.A140]=1;[.V140]*[.N140]/1000000;&quot;&quot;)" office:value-type="float" office:value="17.997715" calcext:value-type="float">
            <text:p>17.9977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57458" calcext:value-type="float">
            <text:p>10257458</text:p>
          </table:table-cell>
          <table:table-cell office:value-type="float" office:value="783019" calcext:value-type="float">
            <text:p>783019</text:p>
          </table:table-cell>
          <table:table-cell office:value-type="float" office:value="1130597" calcext:value-type="float">
            <text:p>1130597</text:p>
          </table:table-cell>
          <table:table-cell office:value-type="float" office:value="70" calcext:value-type="float">
            <text:p>70</text:p>
          </table:table-cell>
          <table:table-cell office:value-type="float" office:value="5308585" calcext:value-type="float">
            <text:p>5308585</text:p>
          </table:table-cell>
          <table:table-cell office:value-type="float" office:value="723298" calcext:value-type="float">
            <text:p>723298</text:p>
          </table:table-cell>
          <table:table-cell office:value-type="float" office:value="100" calcext:value-type="float">
            <text:p>100</text:p>
          </table:table-cell>
          <table:table-cell office:value-type="float" office:value="241951" calcext:value-type="float">
            <text:p>241951</text:p>
          </table:table-cell>
          <table:table-cell office:value-type="float" office:value="753715" calcext:value-type="float">
            <text:p>753715</text:p>
          </table:table-cell>
          <table:table-cell office:value-type="float" office:value="726965" calcext:value-type="float">
            <text:p>726965</text:p>
          </table:table-cell>
          <table:table-cell office:value-type="float" office:value="11036390" calcext:value-type="float">
            <text:p>11036390</text:p>
          </table:table-cell>
          <table:table-cell/>
          <table:table-cell table:formula="of:=SUM([.B141:.L141])" office:value-type="float" office:value="30962148" calcext:value-type="float">
            <text:p>30962148</text:p>
          </table:table-cell>
          <table:table-cell table:formula="of:=MAX([.B141:.L141])" office:value-type="float" office:value="11036390" calcext:value-type="float">
            <text:p>11036390</text:p>
          </table:table-cell>
          <table:table-cell table:formula="of:=INDEX([.$B$1:.$L$1];0;MATCH(MAX([.$B141:.$L141]);[.$B141:.$L141];0))" office:value-type="string" office:string-value="TimeWaitKey" calcext:value-type="string">
            <text:p>TimeWaitKey</text:p>
          </table:table-cell>
          <table:table-cell table:formula="of:=[.O141]/[.N141]" office:value-type="percentage" office:value="0.356447814925502" calcext:value-type="percentage">
            <text:p>35.64%</text:p>
          </table:table-cell>
          <table:table-cell/>
          <table:table-cell table:formula="of:=1000000000/[.N141]" office:value-type="float" office:value="32.2975008064686" calcext:value-type="float">
            <text:p>32.2975008064686</text:p>
          </table:table-cell>
          <table:table-cell table:formula="of:=IF([.A141]=1;1000000000/[.N141];&quot;&quot;)">
            <text:p/>
          </table:table-cell>
          <table:table-cell table:formula="of:=IF([.A141]=1;[.P141];&quot;&quot;)">
            <text:p/>
          </table:table-cell>
          <table:table-cell table:style-name="ce1" table:formula="of:=IF(ISBLANK([.T141]);&quot;&quot;;[.Q141])" office:value-type="percentage" office:value="0.356447814925502" calcext:value-type="percentage">
            <text:p>35.64%</text:p>
          </table:table-cell>
          <table:table-cell table:formula="of:=IF([.A141]=1;[.V141]*[.N141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55121" calcext:value-type="float">
            <text:p>16155121</text:p>
          </table:table-cell>
          <table:table-cell office:value-type="float" office:value="1215064" calcext:value-type="float">
            <text:p>1215064</text:p>
          </table:table-cell>
          <table:table-cell office:value-type="float" office:value="970279" calcext:value-type="float">
            <text:p>970279</text:p>
          </table:table-cell>
          <table:table-cell office:value-type="float" office:value="160" calcext:value-type="float">
            <text:p>160</text:p>
          </table:table-cell>
          <table:table-cell office:value-type="float" office:value="5183201" calcext:value-type="float">
            <text:p>5183201</text:p>
          </table:table-cell>
          <table:table-cell office:value-type="float" office:value="859922" calcext:value-type="float">
            <text:p>859922</text:p>
          </table:table-cell>
          <table:table-cell office:value-type="float" office:value="70" calcext:value-type="float">
            <text:p>70</text:p>
          </table:table-cell>
          <table:table-cell office:value-type="float" office:value="216984" calcext:value-type="float">
            <text:p>216984</text:p>
          </table:table-cell>
          <table:table-cell office:value-type="float" office:value="755589" calcext:value-type="float">
            <text:p>755589</text:p>
          </table:table-cell>
          <table:table-cell office:value-type="float" office:value="737144" calcext:value-type="float">
            <text:p>737144</text:p>
          </table:table-cell>
          <table:table-cell office:value-type="float" office:value="10784821" calcext:value-type="float">
            <text:p>10784821</text:p>
          </table:table-cell>
          <table:table-cell/>
          <table:table-cell table:formula="of:=SUM([.B142:.L142])" office:value-type="float" office:value="36878355" calcext:value-type="float">
            <text:p>36878355</text:p>
          </table:table-cell>
          <table:table-cell table:formula="of:=MAX([.B142:.L142])" office:value-type="float" office:value="16155121" calcext:value-type="float">
            <text:p>16155121</text:p>
          </table:table-cell>
          <table:table-cell table:formula="of:=INDEX([.$B$1:.$L$1];0;MATCH(MAX([.$B142:.$L142]);[.$B142:.$L142];0))" office:value-type="string" office:string-value="WebcamRead" calcext:value-type="string">
            <text:p>WebcamRead</text:p>
          </table:table-cell>
          <table:table-cell table:formula="of:=[.O142]/[.N142]" office:value-type="percentage" office:value="0.43806511977012" calcext:value-type="percentage">
            <text:p>43.81%</text:p>
          </table:table-cell>
          <table:table-cell/>
          <table:table-cell table:formula="of:=1000000000/[.N142]" office:value-type="float" office:value="27.1161769552899" calcext:value-type="float">
            <text:p>27.1161769552899</text:p>
          </table:table-cell>
          <table:table-cell table:formula="of:=IF([.A142]=1;1000000000/[.N142];&quot;&quot;)" office:value-type="float" office:value="27.1161769552899" calcext:value-type="float">
            <text:p>27.1161769552899</text:p>
          </table:table-cell>
          <table:table-cell table:formula="of:=IF([.A142]=1;[.P142];&quot;&quot;)" office:value-type="string" office:string-value="WebcamRead" calcext:value-type="string">
            <text:p>WebcamRead</text:p>
          </table:table-cell>
          <table:table-cell table:style-name="ce1" table:formula="of:=IF(ISBLANK([.T142]);&quot;&quot;;[.Q142])" office:value-type="percentage" office:value="0.43806511977012" calcext:value-type="percentage">
            <text:p>43.81%</text:p>
          </table:table-cell>
          <table:table-cell table:formula="of:=IF([.A142]=1;[.V142]*[.N142]/1000000;&quot;&quot;)" office:value-type="float" office:value="16.155121" calcext:value-type="float">
            <text:p>16.1551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22685" calcext:value-type="float">
            <text:p>11022685</text:p>
          </table:table-cell>
          <table:table-cell office:value-type="float" office:value="1231826" calcext:value-type="float">
            <text:p>1231826</text:p>
          </table:table-cell>
          <table:table-cell office:value-type="float" office:value="975178" calcext:value-type="float">
            <text:p>975178</text:p>
          </table:table-cell>
          <table:table-cell office:value-type="float" office:value="190" calcext:value-type="float">
            <text:p>190</text:p>
          </table:table-cell>
          <table:table-cell office:value-type="float" office:value="5206865" calcext:value-type="float">
            <text:p>5206865</text:p>
          </table:table-cell>
          <table:table-cell office:value-type="float" office:value="861996" calcext:value-type="float">
            <text:p>861996</text:p>
          </table:table-cell>
          <table:table-cell office:value-type="float" office:value="90" calcext:value-type="float">
            <text:p>90</text:p>
          </table:table-cell>
          <table:table-cell office:value-type="float" office:value="229808" calcext:value-type="float">
            <text:p>229808</text:p>
          </table:table-cell>
          <table:table-cell office:value-type="float" office:value="723529" calcext:value-type="float">
            <text:p>723529</text:p>
          </table:table-cell>
          <table:table-cell office:value-type="float" office:value="710344" calcext:value-type="float">
            <text:p>710344</text:p>
          </table:table-cell>
          <table:table-cell office:value-type="float" office:value="10618451" calcext:value-type="float">
            <text:p>10618451</text:p>
          </table:table-cell>
          <table:table-cell/>
          <table:table-cell table:formula="of:=SUM([.B143:.L143])" office:value-type="float" office:value="31580962" calcext:value-type="float">
            <text:p>31580962</text:p>
          </table:table-cell>
          <table:table-cell table:formula="of:=MAX([.B143:.L143])" office:value-type="float" office:value="11022685" calcext:value-type="float">
            <text:p>11022685</text:p>
          </table:table-cell>
          <table:table-cell table:formula="of:=INDEX([.$B$1:.$L$1];0;MATCH(MAX([.$B143:.$L143]);[.$B143:.$L143];0))" office:value-type="string" office:string-value="WebcamRead" calcext:value-type="string">
            <text:p>WebcamRead</text:p>
          </table:table-cell>
          <table:table-cell table:formula="of:=[.O143]/[.N143]" office:value-type="percentage" office:value="0.349029424752799" calcext:value-type="percentage">
            <text:p>34.90%</text:p>
          </table:table-cell>
          <table:table-cell/>
          <table:table-cell table:formula="of:=1000000000/[.N143]" office:value-type="float" office:value="31.6646465677645" calcext:value-type="float">
            <text:p>31.6646465677645</text:p>
          </table:table-cell>
          <table:table-cell table:formula="of:=IF([.A143]=1;1000000000/[.N143];&quot;&quot;)" office:value-type="float" office:value="31.6646465677645" calcext:value-type="float">
            <text:p>31.6646465677645</text:p>
          </table:table-cell>
          <table:table-cell table:formula="of:=IF([.A143]=1;[.P143];&quot;&quot;)" office:value-type="string" office:string-value="WebcamRead" calcext:value-type="string">
            <text:p>WebcamRead</text:p>
          </table:table-cell>
          <table:table-cell table:style-name="ce1" table:formula="of:=IF(ISBLANK([.T143]);&quot;&quot;;[.Q143])" office:value-type="percentage" office:value="0.349029424752799" calcext:value-type="percentage">
            <text:p>34.90%</text:p>
          </table:table-cell>
          <table:table-cell table:formula="of:=IF([.A143]=1;[.V143]*[.N143]/1000000;&quot;&quot;)" office:value-type="float" office:value="11.022685" calcext:value-type="float">
            <text:p>11.0226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75521" calcext:value-type="float">
            <text:p>10575521</text:p>
          </table:table-cell>
          <table:table-cell office:value-type="float" office:value="704614" calcext:value-type="float">
            <text:p>704614</text:p>
          </table:table-cell>
          <table:table-cell office:value-type="float" office:value="2711534" calcext:value-type="float">
            <text:p>2711534</text:p>
          </table:table-cell>
          <table:table-cell office:value-type="float" office:value="170" calcext:value-type="float">
            <text:p>170</text:p>
          </table:table-cell>
          <table:table-cell office:value-type="float" office:value="5111427" calcext:value-type="float">
            <text:p>5111427</text:p>
          </table:table-cell>
          <table:table-cell office:value-type="float" office:value="884890" calcext:value-type="float">
            <text:p>884890</text:p>
          </table:table-cell>
          <table:table-cell office:value-type="float" office:value="71" calcext:value-type="float">
            <text:p>71</text:p>
          </table:table-cell>
          <table:table-cell office:value-type="float" office:value="239637" calcext:value-type="float">
            <text:p>239637</text:p>
          </table:table-cell>
          <table:table-cell office:value-type="float" office:value="754947" calcext:value-type="float">
            <text:p>754947</text:p>
          </table:table-cell>
          <table:table-cell office:value-type="float" office:value="735341" calcext:value-type="float">
            <text:p>735341</text:p>
          </table:table-cell>
          <table:table-cell office:value-type="float" office:value="10676650" calcext:value-type="float">
            <text:p>10676650</text:p>
          </table:table-cell>
          <table:table-cell/>
          <table:table-cell table:formula="of:=SUM([.B144:.L144])" office:value-type="float" office:value="32394802" calcext:value-type="float">
            <text:p>32394802</text:p>
          </table:table-cell>
          <table:table-cell table:formula="of:=MAX([.B144:.L144])" office:value-type="float" office:value="10676650" calcext:value-type="float">
            <text:p>10676650</text:p>
          </table:table-cell>
          <table:table-cell table:formula="of:=INDEX([.$B$1:.$L$1];0;MATCH(MAX([.$B144:.$L144]);[.$B144:.$L144];0))" office:value-type="string" office:string-value="TimeWaitKey" calcext:value-type="string">
            <text:p>TimeWaitKey</text:p>
          </table:table-cell>
          <table:table-cell table:formula="of:=[.O144]/[.N144]" office:value-type="percentage" office:value="0.329579109636169" calcext:value-type="percentage">
            <text:p>32.96%</text:p>
          </table:table-cell>
          <table:table-cell/>
          <table:table-cell table:formula="of:=1000000000/[.N144]" office:value-type="float" office:value="30.8691499333751" calcext:value-type="float">
            <text:p>30.8691499333751</text:p>
          </table:table-cell>
          <table:table-cell table:formula="of:=IF([.A144]=1;1000000000/[.N144];&quot;&quot;)" office:value-type="float" office:value="30.8691499333751" calcext:value-type="float">
            <text:p>30.8691499333751</text:p>
          </table:table-cell>
          <table:table-cell table:formula="of:=IF([.A144]=1;[.P144];&quot;&quot;)" office:value-type="string" office:string-value="TimeWaitKey" calcext:value-type="string">
            <text:p>TimeWaitKey</text:p>
          </table:table-cell>
          <table:table-cell table:style-name="ce1" table:formula="of:=IF(ISBLANK([.T144]);&quot;&quot;;[.Q144])" office:value-type="percentage" office:value="0.329579109636169" calcext:value-type="percentage">
            <text:p>32.96%</text:p>
          </table:table-cell>
          <table:table-cell table:formula="of:=IF([.A144]=1;[.V144]*[.N144]/1000000;&quot;&quot;)" office:value-type="float" office:value="10.67665" calcext:value-type="float">
            <text:p>10.676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54974" calcext:value-type="float">
            <text:p>10254974</text:p>
          </table:table-cell>
          <table:table-cell office:value-type="float" office:value="711396" calcext:value-type="float">
            <text:p>711396</text:p>
          </table:table-cell>
          <table:table-cell office:value-type="float" office:value="961812" calcext:value-type="float">
            <text:p>961812</text:p>
          </table:table-cell>
          <table:table-cell office:value-type="float" office:value="60" calcext:value-type="float">
            <text:p>60</text:p>
          </table:table-cell>
          <table:table-cell office:value-type="float" office:value="5135262" calcext:value-type="float">
            <text:p>5135262</text:p>
          </table:table-cell>
          <table:table-cell office:value-type="float" office:value="706166" calcext:value-type="float">
            <text:p>706166</text:p>
          </table:table-cell>
          <table:table-cell office:value-type="float" office:value="231" calcext:value-type="float">
            <text:p>231</text:p>
          </table:table-cell>
          <table:table-cell office:value-type="float" office:value="213227" calcext:value-type="float">
            <text:p>213227</text:p>
          </table:table-cell>
          <table:table-cell office:value-type="float" office:value="738968" calcext:value-type="float">
            <text:p>738968</text:p>
          </table:table-cell>
          <table:table-cell office:value-type="float" office:value="734128" calcext:value-type="float">
            <text:p>734128</text:p>
          </table:table-cell>
          <table:table-cell office:value-type="float" office:value="10586712" calcext:value-type="float">
            <text:p>10586712</text:p>
          </table:table-cell>
          <table:table-cell/>
          <table:table-cell table:formula="of:=SUM([.B145:.L145])" office:value-type="float" office:value="30042936" calcext:value-type="float">
            <text:p>30042936</text:p>
          </table:table-cell>
          <table:table-cell table:formula="of:=MAX([.B145:.L145])" office:value-type="float" office:value="10586712" calcext:value-type="float">
            <text:p>10586712</text:p>
          </table:table-cell>
          <table:table-cell table:formula="of:=INDEX([.$B$1:.$L$1];0;MATCH(MAX([.$B145:.$L145]);[.$B145:.$L145];0))" office:value-type="string" office:string-value="TimeWaitKey" calcext:value-type="string">
            <text:p>TimeWaitKey</text:p>
          </table:table-cell>
          <table:table-cell table:formula="of:=[.O145]/[.N145]" office:value-type="percentage" office:value="0.352386065063681" calcext:value-type="percentage">
            <text:p>35.24%</text:p>
          </table:table-cell>
          <table:table-cell/>
          <table:table-cell table:formula="of:=1000000000/[.N145]" office:value-type="float" office:value="33.2856948468685" calcext:value-type="float">
            <text:p>33.2856948468685</text:p>
          </table:table-cell>
          <table:table-cell table:formula="of:=IF([.A145]=1;1000000000/[.N145];&quot;&quot;)">
            <text:p/>
          </table:table-cell>
          <table:table-cell table:formula="of:=IF([.A145]=1;[.P145];&quot;&quot;)">
            <text:p/>
          </table:table-cell>
          <table:table-cell table:style-name="ce1" table:formula="of:=IF(ISBLANK([.T145]);&quot;&quot;;[.Q145])" office:value-type="percentage" office:value="0.352386065063681" calcext:value-type="percentage">
            <text:p>35.24%</text:p>
          </table:table-cell>
          <table:table-cell table:formula="of:=IF([.A145]=1;[.V145]*[.N145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23586" calcext:value-type="float">
            <text:p>16023586</text:p>
          </table:table-cell>
          <table:table-cell office:value-type="float" office:value="714211" calcext:value-type="float">
            <text:p>714211</text:p>
          </table:table-cell>
          <table:table-cell office:value-type="float" office:value="962624" calcext:value-type="float">
            <text:p>962624</text:p>
          </table:table-cell>
          <table:table-cell office:value-type="float" office:value="160" calcext:value-type="float">
            <text:p>160</text:p>
          </table:table-cell>
          <table:table-cell office:value-type="float" office:value="5149800" calcext:value-type="float">
            <text:p>5149800</text:p>
          </table:table-cell>
          <table:table-cell office:value-type="float" office:value="693333" calcext:value-type="float">
            <text:p>693333</text:p>
          </table:table-cell>
          <table:table-cell office:value-type="float" office:value="231" calcext:value-type="float">
            <text:p>231</text:p>
          </table:table-cell>
          <table:table-cell office:value-type="float" office:value="218037" calcext:value-type="float">
            <text:p>218037</text:p>
          </table:table-cell>
          <table:table-cell office:value-type="float" office:value="744267" calcext:value-type="float">
            <text:p>744267</text:p>
          </table:table-cell>
          <table:table-cell office:value-type="float" office:value="718549" calcext:value-type="float">
            <text:p>718549</text:p>
          </table:table-cell>
          <table:table-cell office:value-type="float" office:value="10812553" calcext:value-type="float">
            <text:p>10812553</text:p>
          </table:table-cell>
          <table:table-cell/>
          <table:table-cell table:formula="of:=SUM([.B146:.L146])" office:value-type="float" office:value="36037351" calcext:value-type="float">
            <text:p>36037351</text:p>
          </table:table-cell>
          <table:table-cell table:formula="of:=MAX([.B146:.L146])" office:value-type="float" office:value="16023586" calcext:value-type="float">
            <text:p>16023586</text:p>
          </table:table-cell>
          <table:table-cell table:formula="of:=INDEX([.$B$1:.$L$1];0;MATCH(MAX([.$B146:.$L146]);[.$B146:.$L146];0))" office:value-type="string" office:string-value="WebcamRead" calcext:value-type="string">
            <text:p>WebcamRead</text:p>
          </table:table-cell>
          <table:table-cell table:formula="of:=[.O146]/[.N146]" office:value-type="percentage" office:value="0.444638286537765" calcext:value-type="percentage">
            <text:p>44.46%</text:p>
          </table:table-cell>
          <table:table-cell/>
          <table:table-cell table:formula="of:=1000000000/[.N146]" office:value-type="float" office:value="27.7489874325113" calcext:value-type="float">
            <text:p>27.7489874325113</text:p>
          </table:table-cell>
          <table:table-cell table:formula="of:=IF([.A146]=1;1000000000/[.N146];&quot;&quot;)">
            <text:p/>
          </table:table-cell>
          <table:table-cell table:formula="of:=IF([.A146]=1;[.P146];&quot;&quot;)">
            <text:p/>
          </table:table-cell>
          <table:table-cell table:style-name="ce1" table:formula="of:=IF(ISBLANK([.T146]);&quot;&quot;;[.Q146])" office:value-type="percentage" office:value="0.444638286537765" calcext:value-type="percentage">
            <text:p>44.46%</text:p>
          </table:table-cell>
          <table:table-cell table:formula="of:=IF([.A146]=1;[.V146]*[.N146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36708" calcext:value-type="float">
            <text:p>11936708</text:p>
          </table:table-cell>
          <table:table-cell office:value-type="float" office:value="709342" calcext:value-type="float">
            <text:p>709342</text:p>
          </table:table-cell>
          <table:table-cell office:value-type="float" office:value="962574" calcext:value-type="float">
            <text:p>962574</text:p>
          </table:table-cell>
          <table:table-cell office:value-type="float" office:value="80" calcext:value-type="float">
            <text:p>80</text:p>
          </table:table-cell>
          <table:table-cell office:value-type="float" office:value="5142485" calcext:value-type="float">
            <text:p>5142485</text:p>
          </table:table-cell>
          <table:table-cell office:value-type="float" office:value="711596" calcext:value-type="float">
            <text:p>711596</text:p>
          </table:table-cell>
          <table:table-cell office:value-type="float" office:value="231" calcext:value-type="float">
            <text:p>231</text:p>
          </table:table-cell>
          <table:table-cell office:value-type="float" office:value="205072" calcext:value-type="float">
            <text:p>205072</text:p>
          </table:table-cell>
          <table:table-cell office:value-type="float" office:value="751691" calcext:value-type="float">
            <text:p>751691</text:p>
          </table:table-cell>
          <table:table-cell office:value-type="float" office:value="760047" calcext:value-type="float">
            <text:p>760047</text:p>
          </table:table-cell>
          <table:table-cell office:value-type="float" office:value="10745799" calcext:value-type="float">
            <text:p>10745799</text:p>
          </table:table-cell>
          <table:table-cell/>
          <table:table-cell table:formula="of:=SUM([.B147:.L147])" office:value-type="float" office:value="31925625" calcext:value-type="float">
            <text:p>31925625</text:p>
          </table:table-cell>
          <table:table-cell table:formula="of:=MAX([.B147:.L147])" office:value-type="float" office:value="11936708" calcext:value-type="float">
            <text:p>11936708</text:p>
          </table:table-cell>
          <table:table-cell table:formula="of:=INDEX([.$B$1:.$L$1];0;MATCH(MAX([.$B147:.$L147]);[.$B147:.$L147];0))" office:value-type="string" office:string-value="WebcamRead" calcext:value-type="string">
            <text:p>WebcamRead</text:p>
          </table:table-cell>
          <table:table-cell table:formula="of:=[.O147]/[.N147]" office:value-type="percentage" office:value="0.37389112977428" calcext:value-type="percentage">
            <text:p>37.39%</text:p>
          </table:table-cell>
          <table:table-cell/>
          <table:table-cell table:formula="of:=1000000000/[.N147]" office:value-type="float" office:value="31.3228010414831" calcext:value-type="float">
            <text:p>31.3228010414831</text:p>
          </table:table-cell>
          <table:table-cell table:formula="of:=IF([.A147]=1;1000000000/[.N147];&quot;&quot;)">
            <text:p/>
          </table:table-cell>
          <table:table-cell table:formula="of:=IF([.A147]=1;[.P147];&quot;&quot;)">
            <text:p/>
          </table:table-cell>
          <table:table-cell table:style-name="ce1" table:formula="of:=IF(ISBLANK([.T147]);&quot;&quot;;[.Q147])" office:value-type="percentage" office:value="0.37389112977428" calcext:value-type="percentage">
            <text:p>37.39%</text:p>
          </table:table-cell>
          <table:table-cell table:formula="of:=IF([.A147]=1;[.V147]*[.N147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97999" calcext:value-type="float">
            <text:p>15997999</text:p>
          </table:table-cell>
          <table:table-cell office:value-type="float" office:value="744017" calcext:value-type="float">
            <text:p>744017</text:p>
          </table:table-cell>
          <table:table-cell office:value-type="float" office:value="962735" calcext:value-type="float">
            <text:p>962735</text:p>
          </table:table-cell>
          <table:table-cell office:value-type="float" office:value="70" calcext:value-type="float">
            <text:p>70</text:p>
          </table:table-cell>
          <table:table-cell office:value-type="float" office:value="5445550" calcext:value-type="float">
            <text:p>5445550</text:p>
          </table:table-cell>
          <table:table-cell office:value-type="float" office:value="744257" calcext:value-type="float">
            <text:p>744257</text:p>
          </table:table-cell>
          <table:table-cell office:value-type="float" office:value="221" calcext:value-type="float">
            <text:p>221</text:p>
          </table:table-cell>
          <table:table-cell office:value-type="float" office:value="74701705" calcext:value-type="float">
            <text:p>74701705</text:p>
          </table:table-cell>
          <table:table-cell office:value-type="float" office:value="760658" calcext:value-type="float">
            <text:p>760658</text:p>
          </table:table-cell>
          <table:table-cell office:value-type="float" office:value="749688" calcext:value-type="float">
            <text:p>749688</text:p>
          </table:table-cell>
          <table:table-cell office:value-type="float" office:value="10771908" calcext:value-type="float">
            <text:p>10771908</text:p>
          </table:table-cell>
          <table:table-cell/>
          <table:table-cell table:formula="of:=SUM([.B148:.L148])" office:value-type="float" office:value="110878808" calcext:value-type="float">
            <text:p>110878808</text:p>
          </table:table-cell>
          <table:table-cell table:formula="of:=MAX([.B148:.L148])" office:value-type="float" office:value="74701705" calcext:value-type="float">
            <text:p>74701705</text:p>
          </table:table-cell>
          <table:table-cell table:formula="of:=INDEX([.$B$1:.$L$1];0;MATCH(MAX([.$B148:.$L148]);[.$B148:.$L148];0))" office:value-type="string" office:string-value="Facendi" calcext:value-type="string">
            <text:p>Facendi</text:p>
          </table:table-cell>
          <table:table-cell table:formula="of:=[.O148]/[.N148]" office:value-type="percentage" office:value="0.673723918460595" calcext:value-type="percentage">
            <text:p>67.37%</text:p>
          </table:table-cell>
          <table:table-cell/>
          <table:table-cell table:formula="of:=1000000000/[.N148]" office:value-type="float" office:value="9.0188559747143" calcext:value-type="float">
            <text:p>9.0188559747143</text:p>
          </table:table-cell>
          <table:table-cell table:formula="of:=IF([.A148]=1;1000000000/[.N148];&quot;&quot;)">
            <text:p/>
          </table:table-cell>
          <table:table-cell table:formula="of:=IF([.A148]=1;[.P148];&quot;&quot;)">
            <text:p/>
          </table:table-cell>
          <table:table-cell table:style-name="ce1" table:formula="of:=IF(ISBLANK([.T148]);&quot;&quot;;[.Q148])" office:value-type="percentage" office:value="0.673723918460595" calcext:value-type="percentage">
            <text:p>67.37%</text:p>
          </table:table-cell>
          <table:table-cell table:formula="of:=IF([.A148]=1;[.V148]*[.N148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8124" calcext:value-type="float">
            <text:p>968124</text:p>
          </table:table-cell>
          <table:table-cell office:value-type="float" office:value="1210336" calcext:value-type="float">
            <text:p>1210336</text:p>
          </table:table-cell>
          <table:table-cell office:value-type="float" office:value="964267" calcext:value-type="float">
            <text:p>964267</text:p>
          </table:table-cell>
          <table:table-cell office:value-type="float" office:value="241" calcext:value-type="float">
            <text:p>241</text:p>
          </table:table-cell>
          <table:table-cell office:value-type="float" office:value="5183491" calcext:value-type="float">
            <text:p>5183491</text:p>
          </table:table-cell>
          <table:table-cell office:value-type="float" office:value="539606" calcext:value-type="float">
            <text:p>539606</text:p>
          </table:table-cell>
          <table:table-cell office:value-type="float" office:value="431" calcext:value-type="float">
            <text:p>431</text:p>
          </table:table-cell>
          <table:table-cell office:value-type="float" office:value="78158620" calcext:value-type="float">
            <text:p>78158620</text:p>
          </table:table-cell>
          <table:table-cell office:value-type="float" office:value="724100" calcext:value-type="float">
            <text:p>724100</text:p>
          </table:table-cell>
          <table:table-cell office:value-type="float" office:value="755398" calcext:value-type="float">
            <text:p>755398</text:p>
          </table:table-cell>
          <table:table-cell office:value-type="float" office:value="10564682" calcext:value-type="float">
            <text:p>10564682</text:p>
          </table:table-cell>
          <table:table-cell/>
          <table:table-cell table:formula="of:=SUM([.B149:.L149])" office:value-type="float" office:value="99069296" calcext:value-type="float">
            <text:p>99069296</text:p>
          </table:table-cell>
          <table:table-cell table:formula="of:=MAX([.B149:.L149])" office:value-type="float" office:value="78158620" calcext:value-type="float">
            <text:p>78158620</text:p>
          </table:table-cell>
          <table:table-cell table:formula="of:=INDEX([.$B$1:.$L$1];0;MATCH(MAX([.$B149:.$L149]);[.$B149:.$L149];0))" office:value-type="string" office:string-value="Facendi" calcext:value-type="string">
            <text:p>Facendi</text:p>
          </table:table-cell>
          <table:table-cell table:formula="of:=[.O149]/[.N149]" office:value-type="percentage" office:value="0.788928791822645" calcext:value-type="percentage">
            <text:p>78.89%</text:p>
          </table:table-cell>
          <table:table-cell/>
          <table:table-cell table:formula="of:=1000000000/[.N149]" office:value-type="float" office:value="10.093944747523" calcext:value-type="float">
            <text:p>10.093944747523</text:p>
          </table:table-cell>
          <table:table-cell table:formula="of:=IF([.A149]=1;1000000000/[.N149];&quot;&quot;)">
            <text:p/>
          </table:table-cell>
          <table:table-cell table:formula="of:=IF([.A149]=1;[.P149];&quot;&quot;)">
            <text:p/>
          </table:table-cell>
          <table:table-cell table:style-name="ce1" table:formula="of:=IF(ISBLANK([.T149]);&quot;&quot;;[.Q149])" office:value-type="percentage" office:value="0.788928791822645" calcext:value-type="percentage">
            <text:p>78.89%</text:p>
          </table:table-cell>
          <table:table-cell table:formula="of:=IF([.A149]=1;[.V149]*[.N149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4003" calcext:value-type="float">
            <text:p>774003</text:p>
          </table:table-cell>
          <table:table-cell office:value-type="float" office:value="746131" calcext:value-type="float">
            <text:p>746131</text:p>
          </table:table-cell>
          <table:table-cell office:value-type="float" office:value="964588" calcext:value-type="float">
            <text:p>964588</text:p>
          </table:table-cell>
          <table:table-cell office:value-type="float" office:value="181" calcext:value-type="float">
            <text:p>181</text:p>
          </table:table-cell>
          <table:table-cell office:value-type="float" office:value="5301190" calcext:value-type="float">
            <text:p>5301190</text:p>
          </table:table-cell>
          <table:table-cell office:value-type="float" office:value="509891" calcext:value-type="float">
            <text:p>509891</text:p>
          </table:table-cell>
          <table:table-cell office:value-type="float" office:value="230" calcext:value-type="float">
            <text:p>230</text:p>
          </table:table-cell>
          <table:table-cell office:value-type="float" office:value="78032182" calcext:value-type="float">
            <text:p>78032182</text:p>
          </table:table-cell>
          <table:table-cell office:value-type="float" office:value="725482" calcext:value-type="float">
            <text:p>725482</text:p>
          </table:table-cell>
          <table:table-cell office:value-type="float" office:value="739098" calcext:value-type="float">
            <text:p>739098</text:p>
          </table:table-cell>
          <table:table-cell office:value-type="float" office:value="10605527" calcext:value-type="float">
            <text:p>10605527</text:p>
          </table:table-cell>
          <table:table-cell/>
          <table:table-cell table:formula="of:=SUM([.B150:.L150])" office:value-type="float" office:value="98398503" calcext:value-type="float">
            <text:p>98398503</text:p>
          </table:table-cell>
          <table:table-cell table:formula="of:=MAX([.B150:.L150])" office:value-type="float" office:value="78032182" calcext:value-type="float">
            <text:p>78032182</text:p>
          </table:table-cell>
          <table:table-cell table:formula="of:=INDEX([.$B$1:.$L$1];0;MATCH(MAX([.$B150:.$L150]);[.$B150:.$L150];0))" office:value-type="string" office:string-value="Facendi" calcext:value-type="string">
            <text:p>Facendi</text:p>
          </table:table-cell>
          <table:table-cell table:formula="of:=[.O150]/[.N150]" office:value-type="percentage" office:value="0.79302204424797" calcext:value-type="percentage">
            <text:p>79.30%</text:p>
          </table:table-cell>
          <table:table-cell/>
          <table:table-cell table:formula="of:=1000000000/[.N150]" office:value-type="float" office:value="10.1627562362407" calcext:value-type="float">
            <text:p>10.1627562362407</text:p>
          </table:table-cell>
          <table:table-cell table:formula="of:=IF([.A150]=1;1000000000/[.N150];&quot;&quot;)">
            <text:p/>
          </table:table-cell>
          <table:table-cell table:formula="of:=IF([.A150]=1;[.P150];&quot;&quot;)">
            <text:p/>
          </table:table-cell>
          <table:table-cell table:style-name="ce1" table:formula="of:=IF(ISBLANK([.T150]);&quot;&quot;;[.Q150])" office:value-type="percentage" office:value="0.79302204424797" calcext:value-type="percentage">
            <text:p>79.30%</text:p>
          </table:table-cell>
          <table:table-cell table:formula="of:=IF([.A150]=1;[.V150]*[.N150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0051" calcext:value-type="float">
            <text:p>730051</text:p>
          </table:table-cell>
          <table:table-cell office:value-type="float" office:value="709993" calcext:value-type="float">
            <text:p>709993</text:p>
          </table:table-cell>
          <table:table-cell office:value-type="float" office:value="964888" calcext:value-type="float">
            <text:p>964888</text:p>
          </table:table-cell>
          <table:table-cell office:value-type="float" office:value="130" calcext:value-type="float">
            <text:p>130</text:p>
          </table:table-cell>
          <table:table-cell office:value-type="float" office:value="5177190" calcext:value-type="float">
            <text:p>5177190</text:p>
          </table:table-cell>
          <table:table-cell office:value-type="float" office:value="579119" calcext:value-type="float">
            <text:p>579119</text:p>
          </table:table-cell>
          <table:table-cell office:value-type="float" office:value="230" calcext:value-type="float">
            <text:p>230</text:p>
          </table:table-cell>
          <table:table-cell office:value-type="float" office:value="78042413" calcext:value-type="float">
            <text:p>78042413</text:p>
          </table:table-cell>
          <table:table-cell office:value-type="float" office:value="733587" calcext:value-type="float">
            <text:p>733587</text:p>
          </table:table-cell>
          <table:table-cell office:value-type="float" office:value="734560" calcext:value-type="float">
            <text:p>734560</text:p>
          </table:table-cell>
          <table:table-cell office:value-type="float" office:value="10699502" calcext:value-type="float">
            <text:p>10699502</text:p>
          </table:table-cell>
          <table:table-cell/>
          <table:table-cell table:formula="of:=SUM([.B151:.L151])" office:value-type="float" office:value="98371663" calcext:value-type="float">
            <text:p>98371663</text:p>
          </table:table-cell>
          <table:table-cell table:formula="of:=MAX([.B151:.L151])" office:value-type="float" office:value="78042413" calcext:value-type="float">
            <text:p>78042413</text:p>
          </table:table-cell>
          <table:table-cell table:formula="of:=INDEX([.$B$1:.$L$1];0;MATCH(MAX([.$B151:.$L151]);[.$B151:.$L151];0))" office:value-type="string" office:string-value="Facendi" calcext:value-type="string">
            <text:p>Facendi</text:p>
          </table:table-cell>
          <table:table-cell table:formula="of:=[.O151]/[.N151]" office:value-type="percentage" office:value="0.793342418131124" calcext:value-type="percentage">
            <text:p>79.33%</text:p>
          </table:table-cell>
          <table:table-cell/>
          <table:table-cell table:formula="of:=1000000000/[.N151]" office:value-type="float" office:value="10.1655290711107" calcext:value-type="float">
            <text:p>10.1655290711107</text:p>
          </table:table-cell>
          <table:table-cell table:formula="of:=IF([.A151]=1;1000000000/[.N151];&quot;&quot;)">
            <text:p/>
          </table:table-cell>
          <table:table-cell table:formula="of:=IF([.A151]=1;[.P151];&quot;&quot;)">
            <text:p/>
          </table:table-cell>
          <table:table-cell table:style-name="ce1" table:formula="of:=IF(ISBLANK([.T151]);&quot;&quot;;[.Q151])" office:value-type="percentage" office:value="0.793342418131124" calcext:value-type="percentage">
            <text:p>79.33%</text:p>
          </table:table-cell>
          <table:table-cell table:formula="of:=IF([.A151]=1;[.V151]*[.N151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3230" calcext:value-type="float">
            <text:p>783230</text:p>
          </table:table-cell>
          <table:table-cell office:value-type="float" office:value="703391" calcext:value-type="float">
            <text:p>703391</text:p>
          </table:table-cell>
          <table:table-cell office:value-type="float" office:value="965370" calcext:value-type="float">
            <text:p>965370</text:p>
          </table:table-cell>
          <table:table-cell office:value-type="float" office:value="160" calcext:value-type="float">
            <text:p>160</text:p>
          </table:table-cell>
          <table:table-cell office:value-type="float" office:value="5170056" calcext:value-type="float">
            <text:p>5170056</text:p>
          </table:table-cell>
          <table:table-cell office:value-type="float" office:value="2242841" calcext:value-type="float">
            <text:p>2242841</text:p>
          </table:table-cell>
          <table:table-cell office:value-type="float" office:value="341" calcext:value-type="float">
            <text:p>341</text:p>
          </table:table-cell>
          <table:table-cell office:value-type="float" office:value="78441174" calcext:value-type="float">
            <text:p>78441174</text:p>
          </table:table-cell>
          <table:table-cell office:value-type="float" office:value="760698" calcext:value-type="float">
            <text:p>760698</text:p>
          </table:table-cell>
          <table:table-cell office:value-type="float" office:value="1195599" calcext:value-type="float">
            <text:p>1195599</text:p>
          </table:table-cell>
          <table:table-cell office:value-type="float" office:value="10401117" calcext:value-type="float">
            <text:p>10401117</text:p>
          </table:table-cell>
          <table:table-cell/>
          <table:table-cell table:formula="of:=SUM([.B152:.L152])" office:value-type="float" office:value="100663977" calcext:value-type="float">
            <text:p>100663977</text:p>
          </table:table-cell>
          <table:table-cell table:formula="of:=MAX([.B152:.L152])" office:value-type="float" office:value="78441174" calcext:value-type="float">
            <text:p>78441174</text:p>
          </table:table-cell>
          <table:table-cell table:formula="of:=INDEX([.$B$1:.$L$1];0;MATCH(MAX([.$B152:.$L152]);[.$B152:.$L152];0))" office:value-type="string" office:string-value="Facendi" calcext:value-type="string">
            <text:p>Facendi</text:p>
          </table:table-cell>
          <table:table-cell table:formula="of:=[.O152]/[.N152]" office:value-type="percentage" office:value="0.779237780363079" calcext:value-type="percentage">
            <text:p>77.92%</text:p>
          </table:table-cell>
          <table:table-cell/>
          <table:table-cell table:formula="of:=1000000000/[.N152]" office:value-type="float" office:value="9.93404025751933" calcext:value-type="float">
            <text:p>9.93404025751933</text:p>
          </table:table-cell>
          <table:table-cell table:formula="of:=IF([.A152]=1;1000000000/[.N152];&quot;&quot;)">
            <text:p/>
          </table:table-cell>
          <table:table-cell table:formula="of:=IF([.A152]=1;[.P152];&quot;&quot;)">
            <text:p/>
          </table:table-cell>
          <table:table-cell table:style-name="ce1" table:formula="of:=IF(ISBLANK([.T152]);&quot;&quot;;[.Q152])" office:value-type="percentage" office:value="0.779237780363079" calcext:value-type="percentage">
            <text:p>77.92%</text:p>
          </table:table-cell>
          <table:table-cell table:formula="of:=IF([.A152]=1;[.V152]*[.N152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5691" calcext:value-type="float">
            <text:p>735691</text:p>
          </table:table-cell>
          <table:table-cell office:value-type="float" office:value="713019" calcext:value-type="float">
            <text:p>713019</text:p>
          </table:table-cell>
          <table:table-cell office:value-type="float" office:value="965068" calcext:value-type="float">
            <text:p>965068</text:p>
          </table:table-cell>
          <table:table-cell office:value-type="float" office:value="241" calcext:value-type="float">
            <text:p>241</text:p>
          </table:table-cell>
          <table:table-cell office:value-type="float" office:value="5164216" calcext:value-type="float">
            <text:p>5164216</text:p>
          </table:table-cell>
          <table:table-cell office:value-type="float" office:value="554524" calcext:value-type="float">
            <text:p>554524</text:p>
          </table:table-cell>
          <table:table-cell office:value-type="float" office:value="251" calcext:value-type="float">
            <text:p>251</text:p>
          </table:table-cell>
          <table:table-cell office:value-type="float" office:value="79492355" calcext:value-type="float">
            <text:p>79492355</text:p>
          </table:table-cell>
          <table:table-cell office:value-type="float" office:value="724230" calcext:value-type="float">
            <text:p>724230</text:p>
          </table:table-cell>
          <table:table-cell office:value-type="float" office:value="763113" calcext:value-type="float">
            <text:p>763113</text:p>
          </table:table-cell>
          <table:table-cell office:value-type="float" office:value="10846576" calcext:value-type="float">
            <text:p>10846576</text:p>
          </table:table-cell>
          <table:table-cell/>
          <table:table-cell table:formula="of:=SUM([.B153:.L153])" office:value-type="float" office:value="99959284" calcext:value-type="float">
            <text:p>99959284</text:p>
          </table:table-cell>
          <table:table-cell table:formula="of:=MAX([.B153:.L153])" office:value-type="float" office:value="79492355" calcext:value-type="float">
            <text:p>79492355</text:p>
          </table:table-cell>
          <table:table-cell table:formula="of:=INDEX([.$B$1:.$L$1];0;MATCH(MAX([.$B153:.$L153]);[.$B153:.$L153];0))" office:value-type="string" office:string-value="Facendi" calcext:value-type="string">
            <text:p>Facendi</text:p>
          </table:table-cell>
          <table:table-cell table:formula="of:=[.O153]/[.N153]" office:value-type="percentage" office:value="0.795247342908138" calcext:value-type="percentage">
            <text:p>79.52%</text:p>
          </table:table-cell>
          <table:table-cell/>
          <table:table-cell table:formula="of:=1000000000/[.N153]" office:value-type="float" office:value="10.0040732584679" calcext:value-type="float">
            <text:p>10.0040732584679</text:p>
          </table:table-cell>
          <table:table-cell table:formula="of:=IF([.A153]=1;1000000000/[.N153];&quot;&quot;)">
            <text:p/>
          </table:table-cell>
          <table:table-cell table:formula="of:=IF([.A153]=1;[.P153];&quot;&quot;)">
            <text:p/>
          </table:table-cell>
          <table:table-cell table:style-name="ce1" table:formula="of:=IF(ISBLANK([.T153]);&quot;&quot;;[.Q153])" office:value-type="percentage" office:value="0.795247342908138" calcext:value-type="percentage">
            <text:p>79.52%</text:p>
          </table:table-cell>
          <table:table-cell table:formula="of:=IF([.A153]=1;[.V153]*[.N153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6052" calcext:value-type="float">
            <text:p>736052</text:p>
          </table:table-cell>
          <table:table-cell office:value-type="float" office:value="708801" calcext:value-type="float">
            <text:p>708801</text:p>
          </table:table-cell>
          <table:table-cell office:value-type="float" office:value="964057" calcext:value-type="float">
            <text:p>964057</text:p>
          </table:table-cell>
          <table:table-cell office:value-type="float" office:value="171" calcext:value-type="float">
            <text:p>171</text:p>
          </table:table-cell>
          <table:table-cell office:value-type="float" office:value="5119472" calcext:value-type="float">
            <text:p>5119472</text:p>
          </table:table-cell>
          <table:table-cell office:value-type="float" office:value="523576" calcext:value-type="float">
            <text:p>523576</text:p>
          </table:table-cell>
          <table:table-cell office:value-type="float" office:value="130" calcext:value-type="float">
            <text:p>130</text:p>
          </table:table-cell>
          <table:table-cell office:value-type="float" office:value="79383581" calcext:value-type="float">
            <text:p>79383581</text:p>
          </table:table-cell>
          <table:table-cell office:value-type="float" office:value="726374" calcext:value-type="float">
            <text:p>726374</text:p>
          </table:table-cell>
          <table:table-cell office:value-type="float" office:value="742504" calcext:value-type="float">
            <text:p>742504</text:p>
          </table:table-cell>
          <table:table-cell office:value-type="float" office:value="11010191" calcext:value-type="float">
            <text:p>11010191</text:p>
          </table:table-cell>
          <table:table-cell/>
          <table:table-cell table:formula="of:=SUM([.B154:.L154])" office:value-type="float" office:value="99914909" calcext:value-type="float">
            <text:p>99914909</text:p>
          </table:table-cell>
          <table:table-cell table:formula="of:=MAX([.B154:.L154])" office:value-type="float" office:value="79383581" calcext:value-type="float">
            <text:p>79383581</text:p>
          </table:table-cell>
          <table:table-cell table:formula="of:=INDEX([.$B$1:.$L$1];0;MATCH(MAX([.$B154:.$L154]);[.$B154:.$L154];0))" office:value-type="string" office:string-value="Facendi" calcext:value-type="string">
            <text:p>Facendi</text:p>
          </table:table-cell>
          <table:table-cell table:formula="of:=[.O154]/[.N154]" office:value-type="percentage" office:value="0.79451186809368" calcext:value-type="percentage">
            <text:p>79.45%</text:p>
          </table:table-cell>
          <table:table-cell/>
          <table:table-cell table:formula="of:=1000000000/[.N154]" office:value-type="float" office:value="10.0085163466445" calcext:value-type="float">
            <text:p>10.0085163466445</text:p>
          </table:table-cell>
          <table:table-cell table:formula="of:=IF([.A154]=1;1000000000/[.N154];&quot;&quot;)">
            <text:p/>
          </table:table-cell>
          <table:table-cell table:formula="of:=IF([.A154]=1;[.P154];&quot;&quot;)">
            <text:p/>
          </table:table-cell>
          <table:table-cell table:style-name="ce1" table:formula="of:=IF(ISBLANK([.T154]);&quot;&quot;;[.Q154])" office:value-type="percentage" office:value="0.79451186809368" calcext:value-type="percentage">
            <text:p>79.45%</text:p>
          </table:table-cell>
          <table:table-cell table:formula="of:=IF([.A154]=1;[.V154]*[.N154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1063" calcext:value-type="float">
            <text:p>731063</text:p>
          </table:table-cell>
          <table:table-cell office:value-type="float" office:value="708430" calcext:value-type="float">
            <text:p>708430</text:p>
          </table:table-cell>
          <table:table-cell office:value-type="float" office:value="964087" calcext:value-type="float">
            <text:p>964087</text:p>
          </table:table-cell>
          <table:table-cell office:value-type="float" office:value="171" calcext:value-type="float">
            <text:p>171</text:p>
          </table:table-cell>
          <table:table-cell office:value-type="float" office:value="5155649" calcext:value-type="float">
            <text:p>5155649</text:p>
          </table:table-cell>
          <table:table-cell office:value-type="float" office:value="529988" calcext:value-type="float">
            <text:p>529988</text:p>
          </table:table-cell>
          <table:table-cell office:value-type="float" office:value="230" calcext:value-type="float">
            <text:p>230</text:p>
          </table:table-cell>
          <table:table-cell office:value-type="float" office:value="79323020" calcext:value-type="float">
            <text:p>79323020</text:p>
          </table:table-cell>
          <table:table-cell office:value-type="float" office:value="726294" calcext:value-type="float">
            <text:p>726294</text:p>
          </table:table-cell>
          <table:table-cell office:value-type="float" office:value="747673" calcext:value-type="float">
            <text:p>747673</text:p>
          </table:table-cell>
          <table:table-cell office:value-type="float" office:value="10672162" calcext:value-type="float">
            <text:p>10672162</text:p>
          </table:table-cell>
          <table:table-cell/>
          <table:table-cell table:formula="of:=SUM([.B155:.L155])" office:value-type="float" office:value="99558767" calcext:value-type="float">
            <text:p>99558767</text:p>
          </table:table-cell>
          <table:table-cell table:formula="of:=MAX([.B155:.L155])" office:value-type="float" office:value="79323020" calcext:value-type="float">
            <text:p>79323020</text:p>
          </table:table-cell>
          <table:table-cell table:formula="of:=INDEX([.$B$1:.$L$1];0;MATCH(MAX([.$B155:.$L155]);[.$B155:.$L155];0))" office:value-type="string" office:string-value="Facendi" calcext:value-type="string">
            <text:p>Facendi</text:p>
          </table:table-cell>
          <table:table-cell table:formula="of:=[.O155]/[.N155]" office:value-type="percentage" office:value="0.796745704976439" calcext:value-type="percentage">
            <text:p>79.67%</text:p>
          </table:table-cell>
          <table:table-cell/>
          <table:table-cell table:formula="of:=1000000000/[.N155]" office:value-type="float" office:value="10.0443188493887" calcext:value-type="float">
            <text:p>10.0443188493887</text:p>
          </table:table-cell>
          <table:table-cell table:formula="of:=IF([.A155]=1;1000000000/[.N155];&quot;&quot;)">
            <text:p/>
          </table:table-cell>
          <table:table-cell table:formula="of:=IF([.A155]=1;[.P155];&quot;&quot;)">
            <text:p/>
          </table:table-cell>
          <table:table-cell table:style-name="ce1" table:formula="of:=IF(ISBLANK([.T155]);&quot;&quot;;[.Q155])" office:value-type="percentage" office:value="0.796745704976439" calcext:value-type="percentage">
            <text:p>79.67%</text:p>
          </table:table-cell>
          <table:table-cell table:formula="of:=IF([.A155]=1;[.V155]*[.N155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2158" calcext:value-type="float">
            <text:p>782158</text:p>
          </table:table-cell>
          <table:table-cell office:value-type="float" office:value="710314" calcext:value-type="float">
            <text:p>710314</text:p>
          </table:table-cell>
          <table:table-cell office:value-type="float" office:value="964167" calcext:value-type="float">
            <text:p>964167</text:p>
          </table:table-cell>
          <table:table-cell office:value-type="float" office:value="161" calcext:value-type="float">
            <text:p>161</text:p>
          </table:table-cell>
          <table:table-cell office:value-type="float" office:value="5157893" calcext:value-type="float">
            <text:p>5157893</text:p>
          </table:table-cell>
          <table:table-cell office:value-type="float" office:value="543463" calcext:value-type="float">
            <text:p>543463</text:p>
          </table:table-cell>
          <table:table-cell office:value-type="float" office:value="230" calcext:value-type="float">
            <text:p>230</text:p>
          </table:table-cell>
          <table:table-cell office:value-type="float" office:value="79816578" calcext:value-type="float">
            <text:p>79816578</text:p>
          </table:table-cell>
          <table:table-cell office:value-type="float" office:value="732756" calcext:value-type="float">
            <text:p>732756</text:p>
          </table:table-cell>
          <table:table-cell office:value-type="float" office:value="814619" calcext:value-type="float">
            <text:p>814619</text:p>
          </table:table-cell>
          <table:table-cell office:value-type="float" office:value="10861946" calcext:value-type="float">
            <text:p>10861946</text:p>
          </table:table-cell>
          <table:table-cell/>
          <table:table-cell table:formula="of:=SUM([.B156:.L156])" office:value-type="float" office:value="100384285" calcext:value-type="float">
            <text:p>100384285</text:p>
          </table:table-cell>
          <table:table-cell table:formula="of:=MAX([.B156:.L156])" office:value-type="float" office:value="79816578" calcext:value-type="float">
            <text:p>79816578</text:p>
          </table:table-cell>
          <table:table-cell table:formula="of:=INDEX([.$B$1:.$L$1];0;MATCH(MAX([.$B156:.$L156]);[.$B156:.$L156];0))" office:value-type="string" office:string-value="Facendi" calcext:value-type="string">
            <text:p>Facendi</text:p>
          </table:table-cell>
          <table:table-cell table:formula="of:=[.O156]/[.N156]" office:value-type="percentage" office:value="0.795110290420458" calcext:value-type="percentage">
            <text:p>79.51%</text:p>
          </table:table-cell>
          <table:table-cell/>
          <table:table-cell table:formula="of:=1000000000/[.N156]" office:value-type="float" office:value="9.96171860964094" calcext:value-type="float">
            <text:p>9.96171860964094</text:p>
          </table:table-cell>
          <table:table-cell table:formula="of:=IF([.A156]=1;1000000000/[.N156];&quot;&quot;)">
            <text:p/>
          </table:table-cell>
          <table:table-cell table:formula="of:=IF([.A156]=1;[.P156];&quot;&quot;)">
            <text:p/>
          </table:table-cell>
          <table:table-cell table:style-name="ce1" table:formula="of:=IF(ISBLANK([.T156]);&quot;&quot;;[.Q156])" office:value-type="percentage" office:value="0.795110290420458" calcext:value-type="percentage">
            <text:p>79.51%</text:p>
          </table:table-cell>
          <table:table-cell table:formula="of:=IF([.A156]=1;[.V156]*[.N156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5097" calcext:value-type="float">
            <text:p>755097</text:p>
          </table:table-cell>
          <table:table-cell office:value-type="float" office:value="704513" calcext:value-type="float">
            <text:p>704513</text:p>
          </table:table-cell>
          <table:table-cell office:value-type="float" office:value="964968" calcext:value-type="float">
            <text:p>964968</text:p>
          </table:table-cell>
          <table:table-cell office:value-type="float" office:value="130" calcext:value-type="float">
            <text:p>130</text:p>
          </table:table-cell>
          <table:table-cell office:value-type="float" office:value="5159437" calcext:value-type="float">
            <text:p>5159437</text:p>
          </table:table-cell>
          <table:table-cell office:value-type="float" office:value="536460" calcext:value-type="float">
            <text:p>536460</text:p>
          </table:table-cell>
          <table:table-cell office:value-type="float" office:value="431" calcext:value-type="float">
            <text:p>431</text:p>
          </table:table-cell>
          <table:table-cell office:value-type="float" office:value="79807582" calcext:value-type="float">
            <text:p>79807582</text:p>
          </table:table-cell>
          <table:table-cell office:value-type="float" office:value="721725" calcext:value-type="float">
            <text:p>721725</text:p>
          </table:table-cell>
          <table:table-cell office:value-type="float" office:value="749036" calcext:value-type="float">
            <text:p>749036</text:p>
          </table:table-cell>
          <table:table-cell office:value-type="float" office:value="10651904" calcext:value-type="float">
            <text:p>10651904</text:p>
          </table:table-cell>
          <table:table-cell/>
          <table:table-cell table:formula="of:=SUM([.B157:.L157])" office:value-type="float" office:value="100051283" calcext:value-type="float">
            <text:p>100051283</text:p>
          </table:table-cell>
          <table:table-cell table:formula="of:=MAX([.B157:.L157])" office:value-type="float" office:value="79807582" calcext:value-type="float">
            <text:p>79807582</text:p>
          </table:table-cell>
          <table:table-cell table:formula="of:=INDEX([.$B$1:.$L$1];0;MATCH(MAX([.$B157:.$L157]);[.$B157:.$L157];0))" office:value-type="string" office:string-value="Facendi" calcext:value-type="string">
            <text:p>Facendi</text:p>
          </table:table-cell>
          <table:table-cell table:formula="of:=[.O157]/[.N157]" office:value-type="percentage" office:value="0.797666752559285" calcext:value-type="percentage">
            <text:p>79.77%</text:p>
          </table:table-cell>
          <table:table-cell/>
          <table:table-cell table:formula="of:=1000000000/[.N157]" office:value-type="float" office:value="9.99487432859807" calcext:value-type="float">
            <text:p>9.99487432859807</text:p>
          </table:table-cell>
          <table:table-cell table:formula="of:=IF([.A157]=1;1000000000/[.N157];&quot;&quot;)">
            <text:p/>
          </table:table-cell>
          <table:table-cell table:formula="of:=IF([.A157]=1;[.P157];&quot;&quot;)">
            <text:p/>
          </table:table-cell>
          <table:table-cell table:style-name="ce1" table:formula="of:=IF(ISBLANK([.T157]);&quot;&quot;;[.Q157])" office:value-type="percentage" office:value="0.797666752559285" calcext:value-type="percentage">
            <text:p>79.77%</text:p>
          </table:table-cell>
          <table:table-cell table:formula="of:=IF([.A157]=1;[.V157]*[.N157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8904" calcext:value-type="float">
            <text:p>758904</text:p>
          </table:table-cell>
          <table:table-cell office:value-type="float" office:value="742113" calcext:value-type="float">
            <text:p>742113</text:p>
          </table:table-cell>
          <table:table-cell office:value-type="float" office:value="962935" calcext:value-type="float">
            <text:p>962935</text:p>
          </table:table-cell>
          <table:table-cell office:value-type="float" office:value="170" calcext:value-type="float">
            <text:p>170</text:p>
          </table:table-cell>
          <table:table-cell office:value-type="float" office:value="5195163" calcext:value-type="float">
            <text:p>5195163</text:p>
          </table:table-cell>
          <table:table-cell office:value-type="float" office:value="641605" calcext:value-type="float">
            <text:p>641605</text:p>
          </table:table-cell>
          <table:table-cell office:value-type="float" office:value="241" calcext:value-type="float">
            <text:p>241</text:p>
          </table:table-cell>
          <table:table-cell office:value-type="float" office:value="79849319" calcext:value-type="float">
            <text:p>79849319</text:p>
          </table:table-cell>
          <table:table-cell office:value-type="float" office:value="718399" calcext:value-type="float">
            <text:p>718399</text:p>
          </table:table-cell>
          <table:table-cell office:value-type="float" office:value="751371" calcext:value-type="float">
            <text:p>751371</text:p>
          </table:table-cell>
          <table:table-cell office:value-type="float" office:value="10666080" calcext:value-type="float">
            <text:p>10666080</text:p>
          </table:table-cell>
          <table:table-cell/>
          <table:table-cell table:formula="of:=SUM([.B158:.L158])" office:value-type="float" office:value="100286300" calcext:value-type="float">
            <text:p>100286300</text:p>
          </table:table-cell>
          <table:table-cell table:formula="of:=MAX([.B158:.L158])" office:value-type="float" office:value="79849319" calcext:value-type="float">
            <text:p>79849319</text:p>
          </table:table-cell>
          <table:table-cell table:formula="of:=INDEX([.$B$1:.$L$1];0;MATCH(MAX([.$B158:.$L158]);[.$B158:.$L158];0))" office:value-type="string" office:string-value="Facendi" calcext:value-type="string">
            <text:p>Facendi</text:p>
          </table:table-cell>
          <table:table-cell table:formula="of:=[.O158]/[.N158]" office:value-type="percentage" office:value="0.796213630376233" calcext:value-type="percentage">
            <text:p>79.62%</text:p>
          </table:table-cell>
          <table:table-cell/>
          <table:table-cell table:formula="of:=1000000000/[.N158]" office:value-type="float" office:value="9.97145173368646" calcext:value-type="float">
            <text:p>9.97145173368646</text:p>
          </table:table-cell>
          <table:table-cell table:formula="of:=IF([.A158]=1;1000000000/[.N158];&quot;&quot;)">
            <text:p/>
          </table:table-cell>
          <table:table-cell table:formula="of:=IF([.A158]=1;[.P158];&quot;&quot;)">
            <text:p/>
          </table:table-cell>
          <table:table-cell table:style-name="ce1" table:formula="of:=IF(ISBLANK([.T158]);&quot;&quot;;[.Q158])" office:value-type="percentage" office:value="0.796213630376233" calcext:value-type="percentage">
            <text:p>79.62%</text:p>
          </table:table-cell>
          <table:table-cell table:formula="of:=IF([.A158]=1;[.V158]*[.N158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4286" calcext:value-type="float">
            <text:p>754286</text:p>
          </table:table-cell>
          <table:table-cell office:value-type="float" office:value="705355" calcext:value-type="float">
            <text:p>705355</text:p>
          </table:table-cell>
          <table:table-cell office:value-type="float" office:value="962574" calcext:value-type="float">
            <text:p>962574</text:p>
          </table:table-cell>
          <table:table-cell office:value-type="float" office:value="140" calcext:value-type="float">
            <text:p>140</text:p>
          </table:table-cell>
          <table:table-cell office:value-type="float" office:value="5190775" calcext:value-type="float">
            <text:p>5190775</text:p>
          </table:table-cell>
          <table:table-cell office:value-type="float" office:value="557329" calcext:value-type="float">
            <text:p>557329</text:p>
          </table:table-cell>
          <table:table-cell office:value-type="float" office:value="240" calcext:value-type="float">
            <text:p>240</text:p>
          </table:table-cell>
          <table:table-cell office:value-type="float" office:value="79650981" calcext:value-type="float">
            <text:p>79650981</text:p>
          </table:table-cell>
          <table:table-cell office:value-type="float" office:value="719201" calcext:value-type="float">
            <text:p>719201</text:p>
          </table:table-cell>
          <table:table-cell office:value-type="float" office:value="732966" calcext:value-type="float">
            <text:p>732966</text:p>
          </table:table-cell>
          <table:table-cell office:value-type="float" office:value="10617800" calcext:value-type="float">
            <text:p>10617800</text:p>
          </table:table-cell>
          <table:table-cell/>
          <table:table-cell table:formula="of:=SUM([.B159:.L159])" office:value-type="float" office:value="99891647" calcext:value-type="float">
            <text:p>99891647</text:p>
          </table:table-cell>
          <table:table-cell table:formula="of:=MAX([.B159:.L159])" office:value-type="float" office:value="79650981" calcext:value-type="float">
            <text:p>79650981</text:p>
          </table:table-cell>
          <table:table-cell table:formula="of:=INDEX([.$B$1:.$L$1];0;MATCH(MAX([.$B159:.$L159]);[.$B159:.$L159];0))" office:value-type="string" office:string-value="Facendi" calcext:value-type="string">
            <text:p>Facendi</text:p>
          </table:table-cell>
          <table:table-cell table:formula="of:=[.O159]/[.N159]" office:value-type="percentage" office:value="0.797373788420968" calcext:value-type="percentage">
            <text:p>79.74%</text:p>
          </table:table-cell>
          <table:table-cell/>
          <table:table-cell table:formula="of:=1000000000/[.N159]" office:value-type="float" office:value="10.0108470531075" calcext:value-type="float">
            <text:p>10.0108470531075</text:p>
          </table:table-cell>
          <table:table-cell table:formula="of:=IF([.A159]=1;1000000000/[.N159];&quot;&quot;)">
            <text:p/>
          </table:table-cell>
          <table:table-cell table:formula="of:=IF([.A159]=1;[.P159];&quot;&quot;)">
            <text:p/>
          </table:table-cell>
          <table:table-cell table:style-name="ce1" table:formula="of:=IF(ISBLANK([.T159]);&quot;&quot;;[.Q159])" office:value-type="percentage" office:value="0.797373788420968" calcext:value-type="percentage">
            <text:p>79.74%</text:p>
          </table:table-cell>
          <table:table-cell table:formula="of:=IF([.A159]=1;[.V159]*[.N159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3768" calcext:value-type="float">
            <text:p>733768</text:p>
          </table:table-cell>
          <table:table-cell office:value-type="float" office:value="708591" calcext:value-type="float">
            <text:p>708591</text:p>
          </table:table-cell>
          <table:table-cell office:value-type="float" office:value="961913" calcext:value-type="float">
            <text:p>961913</text:p>
          </table:table-cell>
          <table:table-cell office:value-type="float" office:value="150" calcext:value-type="float">
            <text:p>150</text:p>
          </table:table-cell>
          <table:table-cell office:value-type="float" office:value="5184573" calcext:value-type="float">
            <text:p>5184573</text:p>
          </table:table-cell>
          <table:table-cell office:value-type="float" office:value="512815" calcext:value-type="float">
            <text:p>512815</text:p>
          </table:table-cell>
          <table:table-cell office:value-type="float" office:value="130" calcext:value-type="float">
            <text:p>130</text:p>
          </table:table-cell>
          <table:table-cell office:value-type="float" office:value="79483567" calcext:value-type="float">
            <text:p>79483567</text:p>
          </table:table-cell>
          <table:table-cell office:value-type="float" office:value="720083" calcext:value-type="float">
            <text:p>720083</text:p>
          </table:table-cell>
          <table:table-cell office:value-type="float" office:value="740670" calcext:value-type="float">
            <text:p>740670</text:p>
          </table:table-cell>
          <table:table-cell office:value-type="float" office:value="10581863" calcext:value-type="float">
            <text:p>10581863</text:p>
          </table:table-cell>
          <table:table-cell/>
          <table:table-cell table:formula="of:=SUM([.B160:.L160])" office:value-type="float" office:value="99628123" calcext:value-type="float">
            <text:p>99628123</text:p>
          </table:table-cell>
          <table:table-cell table:formula="of:=MAX([.B160:.L160])" office:value-type="float" office:value="79483567" calcext:value-type="float">
            <text:p>79483567</text:p>
          </table:table-cell>
          <table:table-cell table:formula="of:=INDEX([.$B$1:.$L$1];0;MATCH(MAX([.$B160:.$L160]);[.$B160:.$L160];0))" office:value-type="string" office:string-value="Facendi" calcext:value-type="string">
            <text:p>Facendi</text:p>
          </table:table-cell>
          <table:table-cell table:formula="of:=[.O160]/[.N160]" office:value-type="percentage" office:value="0.797802514055193" calcext:value-type="percentage">
            <text:p>79.78%</text:p>
          </table:table-cell>
          <table:table-cell/>
          <table:table-cell table:formula="of:=1000000000/[.N160]" office:value-type="float" office:value="10.0373265087008" calcext:value-type="float">
            <text:p>10.0373265087008</text:p>
          </table:table-cell>
          <table:table-cell table:formula="of:=IF([.A160]=1;1000000000/[.N160];&quot;&quot;)">
            <text:p/>
          </table:table-cell>
          <table:table-cell table:formula="of:=IF([.A160]=1;[.P160];&quot;&quot;)">
            <text:p/>
          </table:table-cell>
          <table:table-cell table:style-name="ce1" table:formula="of:=IF(ISBLANK([.T160]);&quot;&quot;;[.Q160])" office:value-type="percentage" office:value="0.797802514055193" calcext:value-type="percentage">
            <text:p>79.78%</text:p>
          </table:table-cell>
          <table:table-cell table:formula="of:=IF([.A160]=1;[.V160]*[.N160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2515" calcext:value-type="float">
            <text:p>732515</text:p>
          </table:table-cell>
          <table:table-cell office:value-type="float" office:value="709272" calcext:value-type="float">
            <text:p>709272</text:p>
          </table:table-cell>
          <table:table-cell office:value-type="float" office:value="964377" calcext:value-type="float">
            <text:p>964377</text:p>
          </table:table-cell>
          <table:table-cell office:value-type="float" office:value="140" calcext:value-type="float">
            <text:p>140</text:p>
          </table:table-cell>
          <table:table-cell office:value-type="float" office:value="5160100" calcext:value-type="float">
            <text:p>5160100</text:p>
          </table:table-cell>
          <table:table-cell office:value-type="float" office:value="531551" calcext:value-type="float">
            <text:p>531551</text:p>
          </table:table-cell>
          <table:table-cell office:value-type="float" office:value="120" calcext:value-type="float">
            <text:p>120</text:p>
          </table:table-cell>
          <table:table-cell office:value-type="float" office:value="79539311" calcext:value-type="float">
            <text:p>79539311</text:p>
          </table:table-cell>
          <table:table-cell office:value-type="float" office:value="720372" calcext:value-type="float">
            <text:p>720372</text:p>
          </table:table-cell>
          <table:table-cell office:value-type="float" office:value="731704" calcext:value-type="float">
            <text:p>731704</text:p>
          </table:table-cell>
          <table:table-cell office:value-type="float" office:value="10993340" calcext:value-type="float">
            <text:p>10993340</text:p>
          </table:table-cell>
          <table:table-cell/>
          <table:table-cell table:formula="of:=SUM([.B161:.L161])" office:value-type="float" office:value="100082802" calcext:value-type="float">
            <text:p>100082802</text:p>
          </table:table-cell>
          <table:table-cell table:formula="of:=MAX([.B161:.L161])" office:value-type="float" office:value="79539311" calcext:value-type="float">
            <text:p>79539311</text:p>
          </table:table-cell>
          <table:table-cell table:formula="of:=INDEX([.$B$1:.$L$1];0;MATCH(MAX([.$B161:.$L161]);[.$B161:.$L161];0))" office:value-type="string" office:string-value="Facendi" calcext:value-type="string">
            <text:p>Facendi</text:p>
          </table:table-cell>
          <table:table-cell table:formula="of:=[.O161]/[.N161]" office:value-type="percentage" office:value="0.794735053481017" calcext:value-type="percentage">
            <text:p>79.47%</text:p>
          </table:table-cell>
          <table:table-cell/>
          <table:table-cell table:formula="of:=1000000000/[.N161]" office:value-type="float" office:value="9.99172665049885" calcext:value-type="float">
            <text:p>9.99172665049885</text:p>
          </table:table-cell>
          <table:table-cell table:formula="of:=IF([.A161]=1;1000000000/[.N161];&quot;&quot;)">
            <text:p/>
          </table:table-cell>
          <table:table-cell table:formula="of:=IF([.A161]=1;[.P161];&quot;&quot;)">
            <text:p/>
          </table:table-cell>
          <table:table-cell table:style-name="ce1" table:formula="of:=IF(ISBLANK([.T161]);&quot;&quot;;[.Q161])" office:value-type="percentage" office:value="0.794735053481017" calcext:value-type="percentage">
            <text:p>79.47%</text:p>
          </table:table-cell>
          <table:table-cell table:formula="of:=IF([.A161]=1;[.V161]*[.N161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8005" calcext:value-type="float">
            <text:p>888005</text:p>
          </table:table-cell>
          <table:table-cell office:value-type="float" office:value="1209634" calcext:value-type="float">
            <text:p>1209634</text:p>
          </table:table-cell>
          <table:table-cell office:value-type="float" office:value="964799" calcext:value-type="float">
            <text:p>964799</text:p>
          </table:table-cell>
          <table:table-cell office:value-type="float" office:value="141" calcext:value-type="float">
            <text:p>141</text:p>
          </table:table-cell>
          <table:table-cell office:value-type="float" office:value="5168614" calcext:value-type="float">
            <text:p>5168614</text:p>
          </table:table-cell>
          <table:table-cell office:value-type="float" office:value="502516" calcext:value-type="float">
            <text:p>502516</text:p>
          </table:table-cell>
          <table:table-cell office:value-type="float" office:value="381" calcext:value-type="float">
            <text:p>381</text:p>
          </table:table-cell>
          <table:table-cell office:value-type="float" office:value="79496141" calcext:value-type="float">
            <text:p>79496141</text:p>
          </table:table-cell>
          <table:table-cell office:value-type="float" office:value="722506" calcext:value-type="float">
            <text:p>722506</text:p>
          </table:table-cell>
          <table:table-cell office:value-type="float" office:value="741902" calcext:value-type="float">
            <text:p>741902</text:p>
          </table:table-cell>
          <table:table-cell office:value-type="float" office:value="10582415" calcext:value-type="float">
            <text:p>10582415</text:p>
          </table:table-cell>
          <table:table-cell/>
          <table:table-cell table:formula="of:=SUM([.B162:.L162])" office:value-type="float" office:value="100277054" calcext:value-type="float">
            <text:p>100277054</text:p>
          </table:table-cell>
          <table:table-cell table:formula="of:=MAX([.B162:.L162])" office:value-type="float" office:value="79496141" calcext:value-type="float">
            <text:p>79496141</text:p>
          </table:table-cell>
          <table:table-cell table:formula="of:=INDEX([.$B$1:.$L$1];0;MATCH(MAX([.$B162:.$L162]);[.$B162:.$L162];0))" office:value-type="string" office:string-value="Facendi" calcext:value-type="string">
            <text:p>Facendi</text:p>
          </table:table-cell>
          <table:table-cell table:formula="of:=[.O162]/[.N162]" office:value-type="percentage" office:value="0.792765022793749" calcext:value-type="percentage">
            <text:p>79.28%</text:p>
          </table:table-cell>
          <table:table-cell/>
          <table:table-cell table:formula="of:=1000000000/[.N162]" office:value-type="float" office:value="9.97237114684283" calcext:value-type="float">
            <text:p>9.97237114684283</text:p>
          </table:table-cell>
          <table:table-cell table:formula="of:=IF([.A162]=1;1000000000/[.N162];&quot;&quot;)">
            <text:p/>
          </table:table-cell>
          <table:table-cell table:formula="of:=IF([.A162]=1;[.P162];&quot;&quot;)">
            <text:p/>
          </table:table-cell>
          <table:table-cell table:style-name="ce1" table:formula="of:=IF(ISBLANK([.T162]);&quot;&quot;;[.Q162])" office:value-type="percentage" office:value="0.792765022793749" calcext:value-type="percentage">
            <text:p>79.28%</text:p>
          </table:table-cell>
          <table:table-cell table:formula="of:=IF([.A162]=1;[.V162]*[.N162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5221" calcext:value-type="float">
            <text:p>735221</text:p>
          </table:table-cell>
          <table:table-cell office:value-type="float" office:value="704674" calcext:value-type="float">
            <text:p>704674</text:p>
          </table:table-cell>
          <table:table-cell office:value-type="float" office:value="964739" calcext:value-type="float">
            <text:p>964739</text:p>
          </table:table-cell>
          <table:table-cell office:value-type="float" office:value="160" calcext:value-type="float">
            <text:p>160</text:p>
          </table:table-cell>
          <table:table-cell office:value-type="float" office:value="5194073" calcext:value-type="float">
            <text:p>5194073</text:p>
          </table:table-cell>
          <table:table-cell office:value-type="float" office:value="506945" calcext:value-type="float">
            <text:p>506945</text:p>
          </table:table-cell>
          <table:table-cell office:value-type="float" office:value="120" calcext:value-type="float">
            <text:p>120</text:p>
          </table:table-cell>
          <table:table-cell office:value-type="float" office:value="79543690" calcext:value-type="float">
            <text:p>79543690</text:p>
          </table:table-cell>
          <table:table-cell office:value-type="float" office:value="736913" calcext:value-type="float">
            <text:p>736913</text:p>
          </table:table-cell>
          <table:table-cell office:value-type="float" office:value="743977" calcext:value-type="float">
            <text:p>743977</text:p>
          </table:table-cell>
          <table:table-cell office:value-type="float" office:value="10592263" calcext:value-type="float">
            <text:p>10592263</text:p>
          </table:table-cell>
          <table:table-cell/>
          <table:table-cell table:formula="of:=SUM([.B163:.L163])" office:value-type="float" office:value="99722775" calcext:value-type="float">
            <text:p>99722775</text:p>
          </table:table-cell>
          <table:table-cell table:formula="of:=MAX([.B163:.L163])" office:value-type="float" office:value="79543690" calcext:value-type="float">
            <text:p>79543690</text:p>
          </table:table-cell>
          <table:table-cell table:formula="of:=INDEX([.$B$1:.$L$1];0;MATCH(MAX([.$B163:.$L163]);[.$B163:.$L163];0))" office:value-type="string" office:string-value="Facendi" calcext:value-type="string">
            <text:p>Facendi</text:p>
          </table:table-cell>
          <table:table-cell table:formula="of:=[.O163]/[.N163]" office:value-type="percentage" office:value="0.797648180167469" calcext:value-type="percentage">
            <text:p>79.76%</text:p>
          </table:table-cell>
          <table:table-cell/>
          <table:table-cell table:formula="of:=1000000000/[.N163]" office:value-type="float" office:value="10.0277995673506" calcext:value-type="float">
            <text:p>10.0277995673506</text:p>
          </table:table-cell>
          <table:table-cell table:formula="of:=IF([.A163]=1;1000000000/[.N163];&quot;&quot;)">
            <text:p/>
          </table:table-cell>
          <table:table-cell table:formula="of:=IF([.A163]=1;[.P163];&quot;&quot;)">
            <text:p/>
          </table:table-cell>
          <table:table-cell table:style-name="ce1" table:formula="of:=IF(ISBLANK([.T163]);&quot;&quot;;[.Q163])" office:value-type="percentage" office:value="0.797648180167469" calcext:value-type="percentage">
            <text:p>79.76%</text:p>
          </table:table-cell>
          <table:table-cell table:formula="of:=IF([.A163]=1;[.V163]*[.N163]/1000000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0903" calcext:value-type="float">
            <text:p>730903</text:p>
          </table:table-cell>
          <table:table-cell office:value-type="float" office:value="707228" calcext:value-type="float">
            <text:p>707228</text:p>
          </table:table-cell>
          <table:table-cell office:value-type="float" office:value="964227" calcext:value-type="float">
            <text:p>964227</text:p>
          </table:table-cell>
          <table:table-cell office:value-type="float" office:value="70" calcext:value-type="float">
            <text:p>70</text:p>
          </table:table-cell>
          <table:table-cell office:value-type="float" office:value="5173243" calcext:value-type="float">
            <text:p>5173243</text:p>
          </table:table-cell>
          <table:table-cell office:value-type="float" office:value="431925" calcext:value-type="float">
            <text:p>431925</text:p>
          </table:table-cell>
          <table:table-cell office:value-type="float" office:value="120" calcext:value-type="float">
            <text:p>120</text:p>
          </table:table-cell>
          <table:table-cell office:value-type="float" office:value="79737641" calcext:value-type="float">
            <text:p>79737641</text:p>
          </table:table-cell>
          <table:table-cell office:value-type="float" office:value="730792" calcext:value-type="float">
            <text:p>730792</text:p>
          </table:table-cell>
          <table:table-cell office:value-type="float" office:value="749848" calcext:value-type="float">
            <text:p>749848</text:p>
          </table:table-cell>
          <table:table-cell office:value-type="float" office:value="10614624" calcext:value-type="float">
            <text:p>10614624</text:p>
          </table:table-cell>
          <table:table-cell/>
          <table:table-cell table:formula="of:=SUM([.B164:.L164])" office:value-type="float" office:value="99840621" calcext:value-type="float">
            <text:p>99840621</text:p>
          </table:table-cell>
          <table:table-cell table:formula="of:=MAX([.B164:.L164])" office:value-type="float" office:value="79737641" calcext:value-type="float">
            <text:p>79737641</text:p>
          </table:table-cell>
          <table:table-cell table:formula="of:=INDEX([.$B$1:.$L$1];0;MATCH(MAX([.$B164:.$L164]);[.$B164:.$L164];0))" office:value-type="string" office:string-value="Facendi" calcext:value-type="string">
            <text:p>Facendi</text:p>
          </table:table-cell>
          <table:table-cell table:formula="of:=[.O164]/[.N164]" office:value-type="percentage" office:value="0.798649289250715" calcext:value-type="percentage">
            <text:p>79.86%</text:p>
          </table:table-cell>
          <table:table-cell/>
          <table:table-cell table:formula="of:=1000000000/[.N164]" office:value-type="float" office:value="10.0159633422152" calcext:value-type="float">
            <text:p>10.0159633422152</text:p>
          </table:table-cell>
          <table:table-cell table:formula="of:=IF([.A164]=1;1000000000/[.N164];&quot;&quot;)">
            <text:p/>
          </table:table-cell>
          <table:table-cell table:formula="of:=IF([.A164]=1;[.P164];&quot;&quot;)">
            <text:p/>
          </table:table-cell>
          <table:table-cell table:style-name="ce1" table:formula="of:=IF(ISBLANK([.T164]);&quot;&quot;;[.Q164])" office:value-type="percentage" office:value="0.798649289250715" calcext:value-type="percentage">
            <text:p>79.86%</text:p>
          </table:table-cell>
          <table:table-cell table:formula="of:=IF([.A164]=1;[.V164]*[.N164]/1000000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1594" calcext:value-type="float">
            <text:p>731594</text:p>
          </table:table-cell>
          <table:table-cell office:value-type="float" office:value="707749" calcext:value-type="float">
            <text:p>707749</text:p>
          </table:table-cell>
          <table:table-cell office:value-type="float" office:value="963406" calcext:value-type="float">
            <text:p>963406</text:p>
          </table:table-cell>
          <table:table-cell office:value-type="float" office:value="70" calcext:value-type="float">
            <text:p>70</text:p>
          </table:table-cell>
          <table:table-cell office:value-type="float" office:value="5183572" calcext:value-type="float">
            <text:p>5183572</text:p>
          </table:table-cell>
          <table:table-cell office:value-type="float" office:value="731443" calcext:value-type="float">
            <text:p>731443</text:p>
          </table:table-cell>
          <table:table-cell office:value-type="float" office:value="81" calcext:value-type="float">
            <text:p>81</text:p>
          </table:table-cell>
          <table:table-cell office:value-type="float" office:value="248023" calcext:value-type="float">
            <text:p>248023</text:p>
          </table:table-cell>
          <table:table-cell office:value-type="float" office:value="725883" calcext:value-type="float">
            <text:p>725883</text:p>
          </table:table-cell>
          <table:table-cell office:value-type="float" office:value="769724" calcext:value-type="float">
            <text:p>769724</text:p>
          </table:table-cell>
          <table:table-cell office:value-type="float" office:value="10756499" calcext:value-type="float">
            <text:p>10756499</text:p>
          </table:table-cell>
          <table:table-cell/>
          <table:table-cell table:formula="of:=SUM([.B165:.L165])" office:value-type="float" office:value="20818044" calcext:value-type="float">
            <text:p>20818044</text:p>
          </table:table-cell>
          <table:table-cell table:formula="of:=MAX([.B165:.L165])" office:value-type="float" office:value="10756499" calcext:value-type="float">
            <text:p>10756499</text:p>
          </table:table-cell>
          <table:table-cell table:formula="of:=INDEX([.$B$1:.$L$1];0;MATCH(MAX([.$B165:.$L165]);[.$B165:.$L165];0))" office:value-type="string" office:string-value="TimeWaitKey" calcext:value-type="string">
            <text:p>TimeWaitKey</text:p>
          </table:table-cell>
          <table:table-cell table:formula="of:=[.O165]/[.N165]" office:value-type="percentage" office:value="0.516691145431338" calcext:value-type="percentage">
            <text:p>51.67%</text:p>
          </table:table-cell>
          <table:table-cell/>
          <table:table-cell table:formula="of:=1000000000/[.N165]" office:value-type="float" office:value="48.0352524953833" calcext:value-type="float">
            <text:p>48.0352524953833</text:p>
          </table:table-cell>
          <table:table-cell table:formula="of:=IF([.A165]=1;1000000000/[.N165];&quot;&quot;)" office:value-type="float" office:value="48.0352524953833" calcext:value-type="float">
            <text:p>48.0352524953833</text:p>
          </table:table-cell>
          <table:table-cell table:formula="of:=IF([.A165]=1;[.P165];&quot;&quot;)" office:value-type="string" office:string-value="TimeWaitKey" calcext:value-type="string">
            <text:p>TimeWaitKey</text:p>
          </table:table-cell>
          <table:table-cell table:style-name="ce1" table:formula="of:=IF(ISBLANK([.T165]);&quot;&quot;;[.Q165])" office:value-type="percentage" office:value="0.516691145431338" calcext:value-type="percentage">
            <text:p>51.67%</text:p>
          </table:table-cell>
          <table:table-cell table:formula="of:=IF([.A165]=1;[.V165]*[.N165]/1000000;&quot;&quot;)" office:value-type="float" office:value="10.756499" calcext:value-type="float">
            <text:p>10.7564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7600" calcext:value-type="float">
            <text:p>917600</text:p>
          </table:table-cell>
          <table:table-cell office:value-type="float" office:value="1215085" calcext:value-type="float">
            <text:p>1215085</text:p>
          </table:table-cell>
          <table:table-cell office:value-type="float" office:value="1017767" calcext:value-type="float">
            <text:p>1017767</text:p>
          </table:table-cell>
          <table:table-cell office:value-type="float" office:value="80" calcext:value-type="float">
            <text:p>80</text:p>
          </table:table-cell>
          <table:table-cell office:value-type="float" office:value="5291823" calcext:value-type="float">
            <text:p>5291823</text:p>
          </table:table-cell>
          <table:table-cell office:value-type="float" office:value="711676" calcext:value-type="float">
            <text:p>711676</text:p>
          </table:table-cell>
          <table:table-cell office:value-type="float" office:value="70" calcext:value-type="float">
            <text:p>70</text:p>
          </table:table-cell>
          <table:table-cell office:value-type="float" office:value="225510" calcext:value-type="float">
            <text:p>225510</text:p>
          </table:table-cell>
          <table:table-cell office:value-type="float" office:value="734749" calcext:value-type="float">
            <text:p>734749</text:p>
          </table:table-cell>
          <table:table-cell office:value-type="float" office:value="820620" calcext:value-type="float">
            <text:p>820620</text:p>
          </table:table-cell>
          <table:table-cell office:value-type="float" office:value="10595859" calcext:value-type="float">
            <text:p>10595859</text:p>
          </table:table-cell>
          <table:table-cell/>
          <table:table-cell table:formula="of:=SUM([.B166:.L166])" office:value-type="float" office:value="21530839" calcext:value-type="float">
            <text:p>21530839</text:p>
          </table:table-cell>
          <table:table-cell table:formula="of:=MAX([.B166:.L166])" office:value-type="float" office:value="10595859" calcext:value-type="float">
            <text:p>10595859</text:p>
          </table:table-cell>
          <table:table-cell table:formula="of:=INDEX([.$B$1:.$L$1];0;MATCH(MAX([.$B166:.$L166]);[.$B166:.$L166];0))" office:value-type="string" office:string-value="TimeWaitKey" calcext:value-type="string">
            <text:p>TimeWaitKey</text:p>
          </table:table-cell>
          <table:table-cell table:formula="of:=[.O166]/[.N166]" office:value-type="percentage" office:value="0.492124761139127" calcext:value-type="percentage">
            <text:p>49.21%</text:p>
          </table:table-cell>
          <table:table-cell/>
          <table:table-cell table:formula="of:=1000000000/[.N166]" office:value-type="float" office:value="46.4450084829486" calcext:value-type="float">
            <text:p>46.4450084829486</text:p>
          </table:table-cell>
          <table:table-cell table:formula="of:=IF([.A166]=1;1000000000/[.N166];&quot;&quot;)" office:value-type="float" office:value="46.4450084829486" calcext:value-type="float">
            <text:p>46.4450084829486</text:p>
          </table:table-cell>
          <table:table-cell table:formula="of:=IF([.A166]=1;[.P166];&quot;&quot;)" office:value-type="string" office:string-value="TimeWaitKey" calcext:value-type="string">
            <text:p>TimeWaitKey</text:p>
          </table:table-cell>
          <table:table-cell table:style-name="ce1" table:formula="of:=IF(ISBLANK([.T166]);&quot;&quot;;[.Q166])" office:value-type="percentage" office:value="0.492124761139127" calcext:value-type="percentage">
            <text:p>49.21%</text:p>
          </table:table-cell>
          <table:table-cell table:formula="of:=IF([.A166]=1;[.V166]*[.N166]/1000000;&quot;&quot;)" office:value-type="float" office:value="10.595859" calcext:value-type="float">
            <text:p>10.5958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4422" calcext:value-type="float">
            <text:p>1004422</text:p>
          </table:table-cell>
          <table:table-cell office:value-type="float" office:value="1230744" calcext:value-type="float">
            <text:p>1230744</text:p>
          </table:table-cell>
          <table:table-cell office:value-type="float" office:value="967784" calcext:value-type="float">
            <text:p>967784</text:p>
          </table:table-cell>
          <table:table-cell office:value-type="float" office:value="70" calcext:value-type="float">
            <text:p>70</text:p>
          </table:table-cell>
          <table:table-cell office:value-type="float" office:value="5175396" calcext:value-type="float">
            <text:p>5175396</text:p>
          </table:table-cell>
          <table:table-cell office:value-type="float" office:value="728628" calcext:value-type="float">
            <text:p>728628</text:p>
          </table:table-cell>
          <table:table-cell office:value-type="float" office:value="70" calcext:value-type="float">
            <text:p>70</text:p>
          </table:table-cell>
          <table:table-cell office:value-type="float" office:value="234647" calcext:value-type="float">
            <text:p>234647</text:p>
          </table:table-cell>
          <table:table-cell office:value-type="float" office:value="751942" calcext:value-type="float">
            <text:p>751942</text:p>
          </table:table-cell>
          <table:table-cell office:value-type="float" office:value="722106" calcext:value-type="float">
            <text:p>722106</text:p>
          </table:table-cell>
          <table:table-cell office:value-type="float" office:value="10766878" calcext:value-type="float">
            <text:p>10766878</text:p>
          </table:table-cell>
          <table:table-cell/>
          <table:table-cell table:formula="of:=SUM([.B167:.L167])" office:value-type="float" office:value="21582687" calcext:value-type="float">
            <text:p>21582687</text:p>
          </table:table-cell>
          <table:table-cell table:formula="of:=MAX([.B167:.L167])" office:value-type="float" office:value="10766878" calcext:value-type="float">
            <text:p>10766878</text:p>
          </table:table-cell>
          <table:table-cell table:formula="of:=INDEX([.$B$1:.$L$1];0;MATCH(MAX([.$B167:.$L167]);[.$B167:.$L167];0))" office:value-type="string" office:string-value="TimeWaitKey" calcext:value-type="string">
            <text:p>TimeWaitKey</text:p>
          </table:table-cell>
          <table:table-cell table:formula="of:=[.O167]/[.N167]" office:value-type="percentage" office:value="0.498866429374619" calcext:value-type="percentage">
            <text:p>49.89%</text:p>
          </table:table-cell>
          <table:table-cell/>
          <table:table-cell table:formula="of:=1000000000/[.N167]" office:value-type="float" office:value="46.3334338305513" calcext:value-type="float">
            <text:p>46.3334338305513</text:p>
          </table:table-cell>
          <table:table-cell table:formula="of:=IF([.A167]=1;1000000000/[.N167];&quot;&quot;)" office:value-type="float" office:value="46.3334338305513" calcext:value-type="float">
            <text:p>46.3334338305513</text:p>
          </table:table-cell>
          <table:table-cell table:formula="of:=IF([.A167]=1;[.P167];&quot;&quot;)" office:value-type="string" office:string-value="TimeWaitKey" calcext:value-type="string">
            <text:p>TimeWaitKey</text:p>
          </table:table-cell>
          <table:table-cell table:style-name="ce1" table:formula="of:=IF(ISBLANK([.T167]);&quot;&quot;;[.Q167])" office:value-type="percentage" office:value="0.498866429374619" calcext:value-type="percentage">
            <text:p>49.89%</text:p>
          </table:table-cell>
          <table:table-cell table:formula="of:=IF([.A167]=1;[.V167]*[.N167]/1000000;&quot;&quot;)" office:value-type="float" office:value="10.766878" calcext:value-type="float">
            <text:p>10.7668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1324" calcext:value-type="float">
            <text:p>871324</text:p>
          </table:table-cell>
          <table:table-cell office:value-type="float" office:value="715514" calcext:value-type="float">
            <text:p>715514</text:p>
          </table:table-cell>
          <table:table-cell office:value-type="float" office:value="965710" calcext:value-type="float">
            <text:p>965710</text:p>
          </table:table-cell>
          <table:table-cell office:value-type="float" office:value="90" calcext:value-type="float">
            <text:p>90</text:p>
          </table:table-cell>
          <table:table-cell office:value-type="float" office:value="5193299" calcext:value-type="float">
            <text:p>5193299</text:p>
          </table:table-cell>
          <table:table-cell office:value-type="float" office:value="719301" calcext:value-type="float">
            <text:p>719301</text:p>
          </table:table-cell>
          <table:table-cell office:value-type="float" office:value="70" calcext:value-type="float">
            <text:p>70</text:p>
          </table:table-cell>
          <table:table-cell office:value-type="float" office:value="235739" calcext:value-type="float">
            <text:p>235739</text:p>
          </table:table-cell>
          <table:table-cell office:value-type="float" office:value="717387" calcext:value-type="float">
            <text:p>717387</text:p>
          </table:table-cell>
          <table:table-cell office:value-type="float" office:value="879960" calcext:value-type="float">
            <text:p>879960</text:p>
          </table:table-cell>
          <table:table-cell office:value-type="float" office:value="10775524" calcext:value-type="float">
            <text:p>10775524</text:p>
          </table:table-cell>
          <table:table-cell/>
          <table:table-cell table:formula="of:=SUM([.B168:.L168])" office:value-type="float" office:value="21073918" calcext:value-type="float">
            <text:p>21073918</text:p>
          </table:table-cell>
          <table:table-cell table:formula="of:=MAX([.B168:.L168])" office:value-type="float" office:value="10775524" calcext:value-type="float">
            <text:p>10775524</text:p>
          </table:table-cell>
          <table:table-cell table:formula="of:=INDEX([.$B$1:.$L$1];0;MATCH(MAX([.$B168:.$L168]);[.$B168:.$L168];0))" office:value-type="string" office:string-value="TimeWaitKey" calcext:value-type="string">
            <text:p>TimeWaitKey</text:p>
          </table:table-cell>
          <table:table-cell table:formula="of:=[.O168]/[.N168]" office:value-type="percentage" office:value="0.511320391395658" calcext:value-type="percentage">
            <text:p>51.13%</text:p>
          </table:table-cell>
          <table:table-cell/>
          <table:table-cell table:formula="of:=1000000000/[.N168]" office:value-type="float" office:value="47.4520210242823" calcext:value-type="float">
            <text:p>47.4520210242823</text:p>
          </table:table-cell>
          <table:table-cell table:formula="of:=IF([.A168]=1;1000000000/[.N168];&quot;&quot;)" office:value-type="float" office:value="47.4520210242823" calcext:value-type="float">
            <text:p>47.4520210242823</text:p>
          </table:table-cell>
          <table:table-cell table:formula="of:=IF([.A168]=1;[.P168];&quot;&quot;)" office:value-type="string" office:string-value="TimeWaitKey" calcext:value-type="string">
            <text:p>TimeWaitKey</text:p>
          </table:table-cell>
          <table:table-cell table:style-name="ce1" table:formula="of:=IF(ISBLANK([.T168]);&quot;&quot;;[.Q168])" office:value-type="percentage" office:value="0.511320391395658" calcext:value-type="percentage">
            <text:p>51.13%</text:p>
          </table:table-cell>
          <table:table-cell table:formula="of:=IF([.A168]=1;[.V168]*[.N168]/1000000;&quot;&quot;)" office:value-type="float" office:value="10.775524" calcext:value-type="float">
            <text:p>10.7755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1238" calcext:value-type="float">
            <text:p>911238</text:p>
          </table:table-cell>
          <table:table-cell office:value-type="float" office:value="1557423" calcext:value-type="float">
            <text:p>1557423</text:p>
          </table:table-cell>
          <table:table-cell office:value-type="float" office:value="977321" calcext:value-type="float">
            <text:p>977321</text:p>
          </table:table-cell>
          <table:table-cell office:value-type="float" office:value="61" calcext:value-type="float">
            <text:p>61</text:p>
          </table:table-cell>
          <table:table-cell office:value-type="float" office:value="5178212" calcext:value-type="float">
            <text:p>5178212</text:p>
          </table:table-cell>
          <table:table-cell office:value-type="float" office:value="705375" calcext:value-type="float">
            <text:p>705375</text:p>
          </table:table-cell>
          <table:table-cell office:value-type="float" office:value="71" calcext:value-type="float">
            <text:p>71</text:p>
          </table:table-cell>
          <table:table-cell office:value-type="float" office:value="214500" calcext:value-type="float">
            <text:p>214500</text:p>
          </table:table-cell>
          <table:table-cell office:value-type="float" office:value="761780" calcext:value-type="float">
            <text:p>761780</text:p>
          </table:table-cell>
          <table:table-cell office:value-type="float" office:value="732015" calcext:value-type="float">
            <text:p>732015</text:p>
          </table:table-cell>
          <table:table-cell office:value-type="float" office:value="10471517" calcext:value-type="float">
            <text:p>10471517</text:p>
          </table:table-cell>
          <table:table-cell/>
          <table:table-cell table:formula="of:=SUM([.B169:.L169])" office:value-type="float" office:value="21509513" calcext:value-type="float">
            <text:p>21509513</text:p>
          </table:table-cell>
          <table:table-cell table:formula="of:=MAX([.B169:.L169])" office:value-type="float" office:value="10471517" calcext:value-type="float">
            <text:p>10471517</text:p>
          </table:table-cell>
          <table:table-cell table:formula="of:=INDEX([.$B$1:.$L$1];0;MATCH(MAX([.$B169:.$L169]);[.$B169:.$L169];0))" office:value-type="string" office:string-value="TimeWaitKey" calcext:value-type="string">
            <text:p>TimeWaitKey</text:p>
          </table:table-cell>
          <table:table-cell table:formula="of:=[.O169]/[.N169]" office:value-type="percentage" office:value="0.486831896194024" calcext:value-type="percentage">
            <text:p>48.68%</text:p>
          </table:table-cell>
          <table:table-cell/>
          <table:table-cell table:formula="of:=1000000000/[.N169]" office:value-type="float" office:value="46.4910572359309" calcext:value-type="float">
            <text:p>46.4910572359309</text:p>
          </table:table-cell>
          <table:table-cell table:formula="of:=IF([.A169]=1;1000000000/[.N169];&quot;&quot;)" office:value-type="float" office:value="46.4910572359309" calcext:value-type="float">
            <text:p>46.4910572359309</text:p>
          </table:table-cell>
          <table:table-cell table:formula="of:=IF([.A169]=1;[.P169];&quot;&quot;)" office:value-type="string" office:string-value="TimeWaitKey" calcext:value-type="string">
            <text:p>TimeWaitKey</text:p>
          </table:table-cell>
          <table:table-cell table:style-name="ce1" table:formula="of:=IF(ISBLANK([.T169]);&quot;&quot;;[.Q169])" office:value-type="percentage" office:value="0.486831896194024" calcext:value-type="percentage">
            <text:p>48.68%</text:p>
          </table:table-cell>
          <table:table-cell table:formula="of:=IF([.A169]=1;[.V169]*[.N169]/1000000;&quot;&quot;)" office:value-type="float" office:value="10.471517" calcext:value-type="float">
            <text:p>10.4715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7800" calcext:value-type="float">
            <text:p>1507800</text:p>
          </table:table-cell>
          <table:table-cell office:value-type="float" office:value="1250241" calcext:value-type="float">
            <text:p>1250241</text:p>
          </table:table-cell>
          <table:table-cell office:value-type="float" office:value="968976" calcext:value-type="float">
            <text:p>968976</text:p>
          </table:table-cell>
          <table:table-cell office:value-type="float" office:value="80" calcext:value-type="float">
            <text:p>80</text:p>
          </table:table-cell>
          <table:table-cell office:value-type="float" office:value="5196376" calcext:value-type="float">
            <text:p>5196376</text:p>
          </table:table-cell>
          <table:table-cell office:value-type="float" office:value="688503" calcext:value-type="float">
            <text:p>688503</text:p>
          </table:table-cell>
          <table:table-cell office:value-type="float" office:value="70" calcext:value-type="float">
            <text:p>70</text:p>
          </table:table-cell>
          <table:table-cell office:value-type="float" office:value="225530" calcext:value-type="float">
            <text:p>225530</text:p>
          </table:table-cell>
          <table:table-cell office:value-type="float" office:value="755999" calcext:value-type="float">
            <text:p>755999</text:p>
          </table:table-cell>
          <table:table-cell office:value-type="float" office:value="729309" calcext:value-type="float">
            <text:p>729309</text:p>
          </table:table-cell>
          <table:table-cell office:value-type="float" office:value="10571364" calcext:value-type="float">
            <text:p>10571364</text:p>
          </table:table-cell>
          <table:table-cell/>
          <table:table-cell table:formula="of:=SUM([.B170:.L170])" office:value-type="float" office:value="21894248" calcext:value-type="float">
            <text:p>21894248</text:p>
          </table:table-cell>
          <table:table-cell table:formula="of:=MAX([.B170:.L170])" office:value-type="float" office:value="10571364" calcext:value-type="float">
            <text:p>10571364</text:p>
          </table:table-cell>
          <table:table-cell table:formula="of:=INDEX([.$B$1:.$L$1];0;MATCH(MAX([.$B170:.$L170]);[.$B170:.$L170];0))" office:value-type="string" office:string-value="TimeWaitKey" calcext:value-type="string">
            <text:p>TimeWaitKey</text:p>
          </table:table-cell>
          <table:table-cell table:formula="of:=[.O170]/[.N170]" office:value-type="percentage" office:value="0.482837501429599" calcext:value-type="percentage">
            <text:p>48.28%</text:p>
          </table:table-cell>
          <table:table-cell/>
          <table:table-cell table:formula="of:=1000000000/[.N170]" office:value-type="float" office:value="45.6740966851202" calcext:value-type="float">
            <text:p>45.6740966851202</text:p>
          </table:table-cell>
          <table:table-cell table:formula="of:=IF([.A170]=1;1000000000/[.N170];&quot;&quot;)" office:value-type="float" office:value="45.6740966851202" calcext:value-type="float">
            <text:p>45.6740966851202</text:p>
          </table:table-cell>
          <table:table-cell table:formula="of:=IF([.A170]=1;[.P170];&quot;&quot;)" office:value-type="string" office:string-value="TimeWaitKey" calcext:value-type="string">
            <text:p>TimeWaitKey</text:p>
          </table:table-cell>
          <table:table-cell table:style-name="ce1" table:formula="of:=IF(ISBLANK([.T170]);&quot;&quot;;[.Q170])" office:value-type="percentage" office:value="0.482837501429599" calcext:value-type="percentage">
            <text:p>48.28%</text:p>
          </table:table-cell>
          <table:table-cell table:formula="of:=IF([.A170]=1;[.V170]*[.N170]/1000000;&quot;&quot;)" office:value-type="float" office:value="10.571364" calcext:value-type="float">
            <text:p>10.5713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4839" calcext:value-type="float">
            <text:p>884839</text:p>
          </table:table-cell>
          <table:table-cell office:value-type="float" office:value="715453" calcext:value-type="float">
            <text:p>715453</text:p>
          </table:table-cell>
          <table:table-cell office:value-type="float" office:value="962504" calcext:value-type="float">
            <text:p>962504</text:p>
          </table:table-cell>
          <table:table-cell office:value-type="float" office:value="60" calcext:value-type="float">
            <text:p>60</text:p>
          </table:table-cell>
          <table:table-cell office:value-type="float" office:value="5209880" calcext:value-type="float">
            <text:p>5209880</text:p>
          </table:table-cell>
          <table:table-cell office:value-type="float" office:value="718029" calcext:value-type="float">
            <text:p>718029</text:p>
          </table:table-cell>
          <table:table-cell office:value-type="float" office:value="70" calcext:value-type="float">
            <text:p>70</text:p>
          </table:table-cell>
          <table:table-cell office:value-type="float" office:value="236601" calcext:value-type="float">
            <text:p>236601</text:p>
          </table:table-cell>
          <table:table-cell office:value-type="float" office:value="742173" calcext:value-type="float">
            <text:p>742173</text:p>
          </table:table-cell>
          <table:table-cell office:value-type="float" office:value="741041" calcext:value-type="float">
            <text:p>741041</text:p>
          </table:table-cell>
          <table:table-cell office:value-type="float" office:value="10753102" calcext:value-type="float">
            <text:p>10753102</text:p>
          </table:table-cell>
          <table:table-cell/>
          <table:table-cell table:formula="of:=SUM([.B171:.L171])" office:value-type="float" office:value="20963752" calcext:value-type="float">
            <text:p>20963752</text:p>
          </table:table-cell>
          <table:table-cell table:formula="of:=MAX([.B171:.L171])" office:value-type="float" office:value="10753102" calcext:value-type="float">
            <text:p>10753102</text:p>
          </table:table-cell>
          <table:table-cell table:formula="of:=INDEX([.$B$1:.$L$1];0;MATCH(MAX([.$B171:.$L171]);[.$B171:.$L171];0))" office:value-type="string" office:string-value="TimeWaitKey" calcext:value-type="string">
            <text:p>TimeWaitKey</text:p>
          </table:table-cell>
          <table:table-cell table:formula="of:=[.O171]/[.N171]" office:value-type="percentage" office:value="0.512937855780778" calcext:value-type="percentage">
            <text:p>51.29%</text:p>
          </table:table-cell>
          <table:table-cell/>
          <table:table-cell table:formula="of:=1000000000/[.N171]" office:value-type="float" office:value="47.7013847521188" calcext:value-type="float">
            <text:p>47.7013847521188</text:p>
          </table:table-cell>
          <table:table-cell table:formula="of:=IF([.A171]=1;1000000000/[.N171];&quot;&quot;)" office:value-type="float" office:value="47.7013847521188" calcext:value-type="float">
            <text:p>47.7013847521188</text:p>
          </table:table-cell>
          <table:table-cell table:formula="of:=IF([.A171]=1;[.P171];&quot;&quot;)" office:value-type="string" office:string-value="TimeWaitKey" calcext:value-type="string">
            <text:p>TimeWaitKey</text:p>
          </table:table-cell>
          <table:table-cell table:style-name="ce1" table:formula="of:=IF(ISBLANK([.T171]);&quot;&quot;;[.Q171])" office:value-type="percentage" office:value="0.512937855780778" calcext:value-type="percentage">
            <text:p>51.29%</text:p>
          </table:table-cell>
          <table:table-cell table:formula="of:=IF([.A171]=1;[.V171]*[.N171]/1000000;&quot;&quot;)" office:value-type="float" office:value="10.753102" calcext:value-type="float">
            <text:p>10.7531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0628" calcext:value-type="float">
            <text:p>2590628</text:p>
          </table:table-cell>
          <table:table-cell office:value-type="float" office:value="776347" calcext:value-type="float">
            <text:p>776347</text:p>
          </table:table-cell>
          <table:table-cell office:value-type="float" office:value="962975" calcext:value-type="float">
            <text:p>962975</text:p>
          </table:table-cell>
          <table:table-cell office:value-type="float" office:value="160" calcext:value-type="float">
            <text:p>160</text:p>
          </table:table-cell>
          <table:table-cell office:value-type="float" office:value="5394585" calcext:value-type="float">
            <text:p>5394585</text:p>
          </table:table-cell>
          <table:table-cell office:value-type="float" office:value="739188" calcext:value-type="float">
            <text:p>739188</text:p>
          </table:table-cell>
          <table:table-cell office:value-type="float" office:value="70" calcext:value-type="float">
            <text:p>70</text:p>
          </table:table-cell>
          <table:table-cell office:value-type="float" office:value="249595" calcext:value-type="float">
            <text:p>249595</text:p>
          </table:table-cell>
          <table:table-cell office:value-type="float" office:value="774073" calcext:value-type="float">
            <text:p>774073</text:p>
          </table:table-cell>
          <table:table-cell office:value-type="float" office:value="721735" calcext:value-type="float">
            <text:p>721735</text:p>
          </table:table-cell>
          <table:table-cell office:value-type="float" office:value="10372182" calcext:value-type="float">
            <text:p>10372182</text:p>
          </table:table-cell>
          <table:table-cell/>
          <table:table-cell table:formula="of:=SUM([.B172:.L172])" office:value-type="float" office:value="22581538" calcext:value-type="float">
            <text:p>22581538</text:p>
          </table:table-cell>
          <table:table-cell table:formula="of:=MAX([.B172:.L172])" office:value-type="float" office:value="10372182" calcext:value-type="float">
            <text:p>10372182</text:p>
          </table:table-cell>
          <table:table-cell table:formula="of:=INDEX([.$B$1:.$L$1];0;MATCH(MAX([.$B172:.$L172]);[.$B172:.$L172];0))" office:value-type="string" office:string-value="TimeWaitKey" calcext:value-type="string">
            <text:p>TimeWaitKey</text:p>
          </table:table-cell>
          <table:table-cell table:formula="of:=[.O172]/[.N172]" office:value-type="percentage" office:value="0.459321327006159" calcext:value-type="percentage">
            <text:p>45.93%</text:p>
          </table:table-cell>
          <table:table-cell/>
          <table:table-cell table:formula="of:=1000000000/[.N172]" office:value-type="float" office:value="44.2839632978055" calcext:value-type="float">
            <text:p>44.2839632978055</text:p>
          </table:table-cell>
          <table:table-cell table:formula="of:=IF([.A172]=1;1000000000/[.N172];&quot;&quot;)" office:value-type="float" office:value="44.2839632978055" calcext:value-type="float">
            <text:p>44.2839632978055</text:p>
          </table:table-cell>
          <table:table-cell table:formula="of:=IF([.A172]=1;[.P172];&quot;&quot;)" office:value-type="string" office:string-value="TimeWaitKey" calcext:value-type="string">
            <text:p>TimeWaitKey</text:p>
          </table:table-cell>
          <table:table-cell table:style-name="ce1" table:formula="of:=IF(ISBLANK([.T172]);&quot;&quot;;[.Q172])" office:value-type="percentage" office:value="0.459321327006159" calcext:value-type="percentage">
            <text:p>45.93%</text:p>
          </table:table-cell>
          <table:table-cell table:formula="of:=IF([.A172]=1;[.V172]*[.N172]/1000000;&quot;&quot;)" office:value-type="float" office:value="10.372182" calcext:value-type="float">
            <text:p>10.3721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39757" calcext:value-type="float">
            <text:p>24039757</text:p>
          </table:table-cell>
          <table:table-cell office:value-type="float" office:value="1007448" calcext:value-type="float">
            <text:p>1007448</text:p>
          </table:table-cell>
          <table:table-cell office:value-type="float" office:value="964208" calcext:value-type="float">
            <text:p>964208</text:p>
          </table:table-cell>
          <table:table-cell office:value-type="float" office:value="80" calcext:value-type="float">
            <text:p>80</text:p>
          </table:table-cell>
          <table:table-cell office:value-type="float" office:value="5088645" calcext:value-type="float">
            <text:p>5088645</text:p>
          </table:table-cell>
          <table:table-cell office:value-type="float" office:value="805011" calcext:value-type="float">
            <text:p>805011</text:p>
          </table:table-cell>
          <table:table-cell office:value-type="float" office:value="80" calcext:value-type="float">
            <text:p>80</text:p>
          </table:table-cell>
          <table:table-cell office:value-type="float" office:value="245307" calcext:value-type="float">
            <text:p>245307</text:p>
          </table:table-cell>
          <table:table-cell office:value-type="float" office:value="744448" calcext:value-type="float">
            <text:p>744448</text:p>
          </table:table-cell>
          <table:table-cell office:value-type="float" office:value="728628" calcext:value-type="float">
            <text:p>728628</text:p>
          </table:table-cell>
          <table:table-cell office:value-type="float" office:value="10610146" calcext:value-type="float">
            <text:p>10610146</text:p>
          </table:table-cell>
          <table:table-cell/>
          <table:table-cell table:formula="of:=SUM([.B173:.L173])" office:value-type="float" office:value="44233758" calcext:value-type="float">
            <text:p>44233758</text:p>
          </table:table-cell>
          <table:table-cell table:formula="of:=MAX([.B173:.L173])" office:value-type="float" office:value="24039757" calcext:value-type="float">
            <text:p>24039757</text:p>
          </table:table-cell>
          <table:table-cell table:formula="of:=INDEX([.$B$1:.$L$1];0;MATCH(MAX([.$B173:.$L173]);[.$B173:.$L173];0))" office:value-type="string" office:string-value="WebcamRead" calcext:value-type="string">
            <text:p>WebcamRead</text:p>
          </table:table-cell>
          <table:table-cell table:formula="of:=[.O173]/[.N173]" office:value-type="percentage" office:value="0.543470826060042" calcext:value-type="percentage">
            <text:p>54.35%</text:p>
          </table:table-cell>
          <table:table-cell/>
          <table:table-cell table:formula="of:=1000000000/[.N173]" office:value-type="float" office:value="22.6071680366837" calcext:value-type="float">
            <text:p>22.6071680366837</text:p>
          </table:table-cell>
          <table:table-cell table:formula="of:=IF([.A173]=1;1000000000/[.N173];&quot;&quot;)" office:value-type="float" office:value="22.6071680366837" calcext:value-type="float">
            <text:p>22.6071680366837</text:p>
          </table:table-cell>
          <table:table-cell table:formula="of:=IF([.A173]=1;[.P173];&quot;&quot;)" office:value-type="string" office:string-value="WebcamRead" calcext:value-type="string">
            <text:p>WebcamRead</text:p>
          </table:table-cell>
          <table:table-cell table:style-name="ce1" table:formula="of:=IF(ISBLANK([.T173]);&quot;&quot;;[.Q173])" office:value-type="percentage" office:value="0.543470826060042" calcext:value-type="percentage">
            <text:p>54.35%</text:p>
          </table:table-cell>
          <table:table-cell table:formula="of:=IF([.A173]=1;[.V173]*[.N173]/1000000;&quot;&quot;)" office:value-type="float" office:value="24.039757" calcext:value-type="float">
            <text:p>24.0397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19488" calcext:value-type="float">
            <text:p>19619488</text:p>
          </table:table-cell>
          <table:table-cell office:value-type="float" office:value="708691" calcext:value-type="float">
            <text:p>708691</text:p>
          </table:table-cell>
          <table:table-cell office:value-type="float" office:value="964397" calcext:value-type="float">
            <text:p>964397</text:p>
          </table:table-cell>
          <table:table-cell office:value-type="float" office:value="80" calcext:value-type="float">
            <text:p>80</text:p>
          </table:table-cell>
          <table:table-cell office:value-type="float" office:value="5235629" calcext:value-type="float">
            <text:p>5235629</text:p>
          </table:table-cell>
          <table:table-cell office:value-type="float" office:value="767080" calcext:value-type="float">
            <text:p>767080</text:p>
          </table:table-cell>
          <table:table-cell office:value-type="float" office:value="90" calcext:value-type="float">
            <text:p>90</text:p>
          </table:table-cell>
          <table:table-cell office:value-type="float" office:value="151788685" calcext:value-type="float">
            <text:p>151788685</text:p>
          </table:table-cell>
          <table:table-cell office:value-type="float" office:value="778271" calcext:value-type="float">
            <text:p>778271</text:p>
          </table:table-cell>
          <table:table-cell office:value-type="float" office:value="739178" calcext:value-type="float">
            <text:p>739178</text:p>
          </table:table-cell>
          <table:table-cell office:value-type="float" office:value="10671761" calcext:value-type="float">
            <text:p>10671761</text:p>
          </table:table-cell>
          <table:table-cell/>
          <table:table-cell table:formula="of:=SUM([.B174:.L174])" office:value-type="float" office:value="191273350" calcext:value-type="float">
            <text:p>191273350</text:p>
          </table:table-cell>
          <table:table-cell table:formula="of:=MAX([.B174:.L174])" office:value-type="float" office:value="151788685" calcext:value-type="float">
            <text:p>151788685</text:p>
          </table:table-cell>
          <table:table-cell table:formula="of:=INDEX([.$B$1:.$L$1];0;MATCH(MAX([.$B174:.$L174]);[.$B174:.$L174];0))" office:value-type="string" office:string-value="Facendi" calcext:value-type="string">
            <text:p>Facendi</text:p>
          </table:table-cell>
          <table:table-cell table:formula="of:=[.O174]/[.N174]" office:value-type="percentage" office:value="0.793569438711666" calcext:value-type="percentage">
            <text:p>79.36%</text:p>
          </table:table-cell>
          <table:table-cell/>
          <table:table-cell table:formula="of:=1000000000/[.N174]" office:value-type="float" office:value="5.22811986092156" calcext:value-type="float">
            <text:p>5.22811986092156</text:p>
          </table:table-cell>
          <table:table-cell table:formula="of:=IF([.A174]=1;1000000000/[.N174];&quot;&quot;)" office:value-type="float" office:value="5.22811986092156" calcext:value-type="float">
            <text:p>5.22811986092156</text:p>
          </table:table-cell>
          <table:table-cell table:formula="of:=IF([.A174]=1;[.P174];&quot;&quot;)" office:value-type="string" office:string-value="Facendi" calcext:value-type="string">
            <text:p>Facendi</text:p>
          </table:table-cell>
          <table:table-cell table:style-name="ce1" table:formula="of:=IF(ISBLANK([.T174]);&quot;&quot;;[.Q174])" office:value-type="percentage" office:value="0.793569438711666" calcext:value-type="percentage">
            <text:p>79.36%</text:p>
          </table:table-cell>
          <table:table-cell table:formula="of:=IF([.A174]=1;[.V174]*[.N174]/1000000;&quot;&quot;)" office:value-type="float" office:value="151.788685" calcext:value-type="float">
            <text:p>151.7886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7998" calcext:value-type="float">
            <text:p>937998</text:p>
          </table:table-cell>
          <table:table-cell office:value-type="float" office:value="996768" calcext:value-type="float">
            <text:p>996768</text:p>
          </table:table-cell>
          <table:table-cell office:value-type="float" office:value="980908" calcext:value-type="float">
            <text:p>980908</text:p>
          </table:table-cell>
          <table:table-cell office:value-type="float" office:value="160" calcext:value-type="float">
            <text:p>160</text:p>
          </table:table-cell>
          <table:table-cell office:value-type="float" office:value="5248643" calcext:value-type="float">
            <text:p>5248643</text:p>
          </table:table-cell>
          <table:table-cell office:value-type="float" office:value="710685" calcext:value-type="float">
            <text:p>710685</text:p>
          </table:table-cell>
          <table:table-cell office:value-type="float" office:value="70" calcext:value-type="float">
            <text:p>70</text:p>
          </table:table-cell>
          <table:table-cell office:value-type="float" office:value="231111" calcext:value-type="float">
            <text:p>231111</text:p>
          </table:table-cell>
          <table:table-cell office:value-type="float" office:value="747443" calcext:value-type="float">
            <text:p>747443</text:p>
          </table:table-cell>
          <table:table-cell office:value-type="float" office:value="713310" calcext:value-type="float">
            <text:p>713310</text:p>
          </table:table-cell>
          <table:table-cell office:value-type="float" office:value="10894045" calcext:value-type="float">
            <text:p>10894045</text:p>
          </table:table-cell>
          <table:table-cell/>
          <table:table-cell table:formula="of:=SUM([.B175:.L175])" office:value-type="float" office:value="21461141" calcext:value-type="float">
            <text:p>21461141</text:p>
          </table:table-cell>
          <table:table-cell table:formula="of:=MAX([.B175:.L175])" office:value-type="float" office:value="10894045" calcext:value-type="float">
            <text:p>10894045</text:p>
          </table:table-cell>
          <table:table-cell table:formula="of:=INDEX([.$B$1:.$L$1];0;MATCH(MAX([.$B175:.$L175]);[.$B175:.$L175];0))" office:value-type="string" office:string-value="TimeWaitKey" calcext:value-type="string">
            <text:p>TimeWaitKey</text:p>
          </table:table-cell>
          <table:table-cell table:formula="of:=[.O175]/[.N175]" office:value-type="percentage" office:value="0.507617232466811" calcext:value-type="percentage">
            <text:p>50.76%</text:p>
          </table:table-cell>
          <table:table-cell/>
          <table:table-cell table:formula="of:=1000000000/[.N175]" office:value-type="float" office:value="46.595845020542" calcext:value-type="float">
            <text:p>46.595845020542</text:p>
          </table:table-cell>
          <table:table-cell table:formula="of:=IF([.A175]=1;1000000000/[.N175];&quot;&quot;)" office:value-type="float" office:value="46.595845020542" calcext:value-type="float">
            <text:p>46.595845020542</text:p>
          </table:table-cell>
          <table:table-cell table:formula="of:=IF([.A175]=1;[.P175];&quot;&quot;)" office:value-type="string" office:string-value="TimeWaitKey" calcext:value-type="string">
            <text:p>TimeWaitKey</text:p>
          </table:table-cell>
          <table:table-cell table:style-name="ce1" table:formula="of:=IF(ISBLANK([.T175]);&quot;&quot;;[.Q175])" office:value-type="percentage" office:value="0.507617232466811" calcext:value-type="percentage">
            <text:p>50.76%</text:p>
          </table:table-cell>
          <table:table-cell table:formula="of:=IF([.A175]=1;[.V175]*[.N175]/1000000;&quot;&quot;)" office:value-type="float" office:value="10.894045" calcext:value-type="float">
            <text:p>10.8940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0557" calcext:value-type="float">
            <text:p>980557</text:p>
          </table:table-cell>
          <table:table-cell office:value-type="float" office:value="1271741" calcext:value-type="float">
            <text:p>1271741</text:p>
          </table:table-cell>
          <table:table-cell office:value-type="float" office:value="964137" calcext:value-type="float">
            <text:p>964137</text:p>
          </table:table-cell>
          <table:table-cell office:value-type="float" office:value="80" calcext:value-type="float">
            <text:p>80</text:p>
          </table:table-cell>
          <table:table-cell office:value-type="float" office:value="5715332" calcext:value-type="float">
            <text:p>5715332</text:p>
          </table:table-cell>
          <table:table-cell office:value-type="float" office:value="733327" calcext:value-type="float">
            <text:p>733327</text:p>
          </table:table-cell>
          <table:table-cell office:value-type="float" office:value="70" calcext:value-type="float">
            <text:p>70</text:p>
          </table:table-cell>
          <table:table-cell office:value-type="float" office:value="225440" calcext:value-type="float">
            <text:p>225440</text:p>
          </table:table-cell>
          <table:table-cell office:value-type="float" office:value="810481" calcext:value-type="float">
            <text:p>810481</text:p>
          </table:table-cell>
          <table:table-cell office:value-type="float" office:value="1337923" calcext:value-type="float">
            <text:p>1337923</text:p>
          </table:table-cell>
          <table:table-cell office:value-type="float" office:value="10900888" calcext:value-type="float">
            <text:p>10900888</text:p>
          </table:table-cell>
          <table:table-cell/>
          <table:table-cell table:formula="of:=SUM([.B176:.L176])" office:value-type="float" office:value="22939976" calcext:value-type="float">
            <text:p>22939976</text:p>
          </table:table-cell>
          <table:table-cell table:formula="of:=MAX([.B176:.L176])" office:value-type="float" office:value="10900888" calcext:value-type="float">
            <text:p>10900888</text:p>
          </table:table-cell>
          <table:table-cell table:formula="of:=INDEX([.$B$1:.$L$1];0;MATCH(MAX([.$B176:.$L176]);[.$B176:.$L176];0))" office:value-type="string" office:string-value="TimeWaitKey" calcext:value-type="string">
            <text:p>TimeWaitKey</text:p>
          </table:table-cell>
          <table:table-cell table:formula="of:=[.O176]/[.N176]" office:value-type="percentage" office:value="0.475191778753387" calcext:value-type="percentage">
            <text:p>47.52%</text:p>
          </table:table-cell>
          <table:table-cell/>
          <table:table-cell table:formula="of:=1000000000/[.N176]" office:value-type="float" office:value="43.5920246821531" calcext:value-type="float">
            <text:p>43.5920246821531</text:p>
          </table:table-cell>
          <table:table-cell table:formula="of:=IF([.A176]=1;1000000000/[.N176];&quot;&quot;)" office:value-type="float" office:value="43.5920246821531" calcext:value-type="float">
            <text:p>43.5920246821531</text:p>
          </table:table-cell>
          <table:table-cell table:formula="of:=IF([.A176]=1;[.P176];&quot;&quot;)" office:value-type="string" office:string-value="TimeWaitKey" calcext:value-type="string">
            <text:p>TimeWaitKey</text:p>
          </table:table-cell>
          <table:table-cell table:style-name="ce1" table:formula="of:=IF(ISBLANK([.T176]);&quot;&quot;;[.Q176])" office:value-type="percentage" office:value="0.475191778753387" calcext:value-type="percentage">
            <text:p>47.52%</text:p>
          </table:table-cell>
          <table:table-cell table:formula="of:=IF([.A176]=1;[.V176]*[.N176]/1000000;&quot;&quot;)" office:value-type="float" office:value="10.900888" calcext:value-type="float">
            <text:p>10.9008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457" calcext:value-type="float">
            <text:p>749457</text:p>
          </table:table-cell>
          <table:table-cell office:value-type="float" office:value="776006" calcext:value-type="float">
            <text:p>776006</text:p>
          </table:table-cell>
          <table:table-cell office:value-type="float" office:value="966091" calcext:value-type="float">
            <text:p>966091</text:p>
          </table:table-cell>
          <table:table-cell office:value-type="float" office:value="70" calcext:value-type="float">
            <text:p>70</text:p>
          </table:table-cell>
          <table:table-cell office:value-type="float" office:value="5336236" calcext:value-type="float">
            <text:p>5336236</text:p>
          </table:table-cell>
          <table:table-cell office:value-type="float" office:value="746321" calcext:value-type="float">
            <text:p>746321</text:p>
          </table:table-cell>
          <table:table-cell office:value-type="float" office:value="70" calcext:value-type="float">
            <text:p>70</text:p>
          </table:table-cell>
          <table:table-cell office:value-type="float" office:value="237783" calcext:value-type="float">
            <text:p>237783</text:p>
          </table:table-cell>
          <table:table-cell office:value-type="float" office:value="792157" calcext:value-type="float">
            <text:p>792157</text:p>
          </table:table-cell>
          <table:table-cell office:value-type="float" office:value="722917" calcext:value-type="float">
            <text:p>722917</text:p>
          </table:table-cell>
          <table:table-cell office:value-type="float" office:value="10840095" calcext:value-type="float">
            <text:p>10840095</text:p>
          </table:table-cell>
          <table:table-cell/>
          <table:table-cell table:formula="of:=SUM([.B177:.L177])" office:value-type="float" office:value="21167203" calcext:value-type="float">
            <text:p>21167203</text:p>
          </table:table-cell>
          <table:table-cell table:formula="of:=MAX([.B177:.L177])" office:value-type="float" office:value="10840095" calcext:value-type="float">
            <text:p>10840095</text:p>
          </table:table-cell>
          <table:table-cell table:formula="of:=INDEX([.$B$1:.$L$1];0;MATCH(MAX([.$B177:.$L177]);[.$B177:.$L177];0))" office:value-type="string" office:string-value="TimeWaitKey" calcext:value-type="string">
            <text:p>TimeWaitKey</text:p>
          </table:table-cell>
          <table:table-cell table:formula="of:=[.O177]/[.N177]" office:value-type="percentage" office:value="0.512117496109429" calcext:value-type="percentage">
            <text:p>51.21%</text:p>
          </table:table-cell>
          <table:table-cell/>
          <table:table-cell table:formula="of:=1000000000/[.N177]" office:value-type="float" office:value="47.2428974201268" calcext:value-type="float">
            <text:p>47.2428974201268</text:p>
          </table:table-cell>
          <table:table-cell table:formula="of:=IF([.A177]=1;1000000000/[.N177];&quot;&quot;)" office:value-type="float" office:value="47.2428974201268" calcext:value-type="float">
            <text:p>47.2428974201268</text:p>
          </table:table-cell>
          <table:table-cell table:formula="of:=IF([.A177]=1;[.P177];&quot;&quot;)" office:value-type="string" office:string-value="TimeWaitKey" calcext:value-type="string">
            <text:p>TimeWaitKey</text:p>
          </table:table-cell>
          <table:table-cell table:style-name="ce1" table:formula="of:=IF(ISBLANK([.T177]);&quot;&quot;;[.Q177])" office:value-type="percentage" office:value="0.512117496109429" calcext:value-type="percentage">
            <text:p>51.21%</text:p>
          </table:table-cell>
          <table:table-cell table:formula="of:=IF([.A177]=1;[.V177]*[.N177]/1000000;&quot;&quot;)" office:value-type="float" office:value="10.840095" calcext:value-type="float">
            <text:p>10.8400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7068" calcext:value-type="float">
            <text:p>1877068</text:p>
          </table:table-cell>
          <table:table-cell office:value-type="float" office:value="996918" calcext:value-type="float">
            <text:p>996918</text:p>
          </table:table-cell>
          <table:table-cell office:value-type="float" office:value="968725" calcext:value-type="float">
            <text:p>968725</text:p>
          </table:table-cell>
          <table:table-cell office:value-type="float" office:value="160" calcext:value-type="float">
            <text:p>160</text:p>
          </table:table-cell>
          <table:table-cell office:value-type="float" office:value="5252240" calcext:value-type="float">
            <text:p>5252240</text:p>
          </table:table-cell>
          <table:table-cell office:value-type="float" office:value="731334" calcext:value-type="float">
            <text:p>731334</text:p>
          </table:table-cell>
          <table:table-cell office:value-type="float" office:value="70" calcext:value-type="float">
            <text:p>70</text:p>
          </table:table-cell>
          <table:table-cell office:value-type="float" office:value="153159261" calcext:value-type="float">
            <text:p>153159261</text:p>
          </table:table-cell>
          <table:table-cell office:value-type="float" office:value="765967" calcext:value-type="float">
            <text:p>765967</text:p>
          </table:table-cell>
          <table:table-cell office:value-type="float" office:value="748194" calcext:value-type="float">
            <text:p>748194</text:p>
          </table:table-cell>
          <table:table-cell office:value-type="float" office:value="10511162" calcext:value-type="float">
            <text:p>10511162</text:p>
          </table:table-cell>
          <table:table-cell/>
          <table:table-cell table:formula="of:=SUM([.B178:.L178])" office:value-type="float" office:value="175011099" calcext:value-type="float">
            <text:p>175011099</text:p>
          </table:table-cell>
          <table:table-cell table:formula="of:=MAX([.B178:.L178])" office:value-type="float" office:value="153159261" calcext:value-type="float">
            <text:p>153159261</text:p>
          </table:table-cell>
          <table:table-cell table:formula="of:=INDEX([.$B$1:.$L$1];0;MATCH(MAX([.$B178:.$L178]);[.$B178:.$L178];0))" office:value-type="string" office:string-value="Facendi" calcext:value-type="string">
            <text:p>Facendi</text:p>
          </table:table-cell>
          <table:table-cell table:formula="of:=[.O178]/[.N178]" office:value-type="percentage" office:value="0.875140273246327" calcext:value-type="percentage">
            <text:p>87.51%</text:p>
          </table:table-cell>
          <table:table-cell/>
          <table:table-cell table:formula="of:=1000000000/[.N178]" office:value-type="float" office:value="5.71392332094321" calcext:value-type="float">
            <text:p>5.71392332094321</text:p>
          </table:table-cell>
          <table:table-cell table:formula="of:=IF([.A178]=1;1000000000/[.N178];&quot;&quot;)" office:value-type="float" office:value="5.71392332094321" calcext:value-type="float">
            <text:p>5.71392332094321</text:p>
          </table:table-cell>
          <table:table-cell table:formula="of:=IF([.A178]=1;[.P178];&quot;&quot;)" office:value-type="string" office:string-value="Facendi" calcext:value-type="string">
            <text:p>Facendi</text:p>
          </table:table-cell>
          <table:table-cell table:style-name="ce1" table:formula="of:=IF(ISBLANK([.T178]);&quot;&quot;;[.Q178])" office:value-type="percentage" office:value="0.875140273246327" calcext:value-type="percentage">
            <text:p>87.51%</text:p>
          </table:table-cell>
          <table:table-cell table:formula="of:=IF([.A178]=1;[.V178]*[.N178]/1000000;&quot;&quot;)" office:value-type="float" office:value="153.159261" calcext:value-type="float">
            <text:p>153.1592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4283" calcext:value-type="float">
            <text:p>924283</text:p>
          </table:table-cell>
          <table:table-cell office:value-type="float" office:value="1208712" calcext:value-type="float">
            <text:p>1208712</text:p>
          </table:table-cell>
          <table:table-cell office:value-type="float" office:value="981560" calcext:value-type="float">
            <text:p>981560</text:p>
          </table:table-cell>
          <table:table-cell office:value-type="float" office:value="80" calcext:value-type="float">
            <text:p>80</text:p>
          </table:table-cell>
          <table:table-cell office:value-type="float" office:value="5162081" calcext:value-type="float">
            <text:p>5162081</text:p>
          </table:table-cell>
          <table:table-cell office:value-type="float" office:value="715133" calcext:value-type="float">
            <text:p>715133</text:p>
          </table:table-cell>
          <table:table-cell office:value-type="float" office:value="70" calcext:value-type="float">
            <text:p>70</text:p>
          </table:table-cell>
          <table:table-cell office:value-type="float" office:value="235709" calcext:value-type="float">
            <text:p>235709</text:p>
          </table:table-cell>
          <table:table-cell office:value-type="float" office:value="760007" calcext:value-type="float">
            <text:p>760007</text:p>
          </table:table-cell>
          <table:table-cell office:value-type="float" office:value="874801" calcext:value-type="float">
            <text:p>874801</text:p>
          </table:table-cell>
          <table:table-cell office:value-type="float" office:value="11088858" calcext:value-type="float">
            <text:p>11088858</text:p>
          </table:table-cell>
          <table:table-cell/>
          <table:table-cell table:formula="of:=SUM([.B179:.L179])" office:value-type="float" office:value="21951294" calcext:value-type="float">
            <text:p>21951294</text:p>
          </table:table-cell>
          <table:table-cell table:formula="of:=MAX([.B179:.L179])" office:value-type="float" office:value="11088858" calcext:value-type="float">
            <text:p>11088858</text:p>
          </table:table-cell>
          <table:table-cell table:formula="of:=INDEX([.$B$1:.$L$1];0;MATCH(MAX([.$B179:.$L179]);[.$B179:.$L179];0))" office:value-type="string" office:string-value="TimeWaitKey" calcext:value-type="string">
            <text:p>TimeWaitKey</text:p>
          </table:table-cell>
          <table:table-cell table:formula="of:=[.O179]/[.N179]" office:value-type="percentage" office:value="0.505157372499316" calcext:value-type="percentage">
            <text:p>50.52%</text:p>
          </table:table-cell>
          <table:table-cell/>
          <table:table-cell table:formula="of:=1000000000/[.N179]" office:value-type="float" office:value="45.5554009708949" calcext:value-type="float">
            <text:p>45.5554009708949</text:p>
          </table:table-cell>
          <table:table-cell table:formula="of:=IF([.A179]=1;1000000000/[.N179];&quot;&quot;)" office:value-type="float" office:value="45.5554009708949" calcext:value-type="float">
            <text:p>45.5554009708949</text:p>
          </table:table-cell>
          <table:table-cell table:formula="of:=IF([.A179]=1;[.P179];&quot;&quot;)" office:value-type="string" office:string-value="TimeWaitKey" calcext:value-type="string">
            <text:p>TimeWaitKey</text:p>
          </table:table-cell>
          <table:table-cell table:style-name="ce1" table:formula="of:=IF(ISBLANK([.T179]);&quot;&quot;;[.Q179])" office:value-type="percentage" office:value="0.505157372499316" calcext:value-type="percentage">
            <text:p>50.52%</text:p>
          </table:table-cell>
          <table:table-cell table:formula="of:=IF([.A179]=1;[.V179]*[.N179]/1000000;&quot;&quot;)" office:value-type="float" office:value="11.088858" calcext:value-type="float">
            <text:p>11.0888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1696" calcext:value-type="float">
            <text:p>791696</text:p>
          </table:table-cell>
          <table:table-cell office:value-type="float" office:value="762111" calcext:value-type="float">
            <text:p>762111</text:p>
          </table:table-cell>
          <table:table-cell office:value-type="float" office:value="963395" calcext:value-type="float">
            <text:p>963395</text:p>
          </table:table-cell>
          <table:table-cell office:value-type="float" office:value="70" calcext:value-type="float">
            <text:p>70</text:p>
          </table:table-cell>
          <table:table-cell office:value-type="float" office:value="5129431" calcext:value-type="float">
            <text:p>5129431</text:p>
          </table:table-cell>
          <table:table-cell office:value-type="float" office:value="737966" calcext:value-type="float">
            <text:p>737966</text:p>
          </table:table-cell>
          <table:table-cell office:value-type="float" office:value="70" calcext:value-type="float">
            <text:p>70</text:p>
          </table:table-cell>
          <table:table-cell office:value-type="float" office:value="233656" calcext:value-type="float">
            <text:p>233656</text:p>
          </table:table-cell>
          <table:table-cell office:value-type="float" office:value="829456" calcext:value-type="float">
            <text:p>829456</text:p>
          </table:table-cell>
          <table:table-cell office:value-type="float" office:value="724651" calcext:value-type="float">
            <text:p>724651</text:p>
          </table:table-cell>
          <table:table-cell office:value-type="float" office:value="10488760" calcext:value-type="float">
            <text:p>10488760</text:p>
          </table:table-cell>
          <table:table-cell/>
          <table:table-cell table:formula="of:=SUM([.B180:.L180])" office:value-type="float" office:value="20661262" calcext:value-type="float">
            <text:p>20661262</text:p>
          </table:table-cell>
          <table:table-cell table:formula="of:=MAX([.B180:.L180])" office:value-type="float" office:value="10488760" calcext:value-type="float">
            <text:p>10488760</text:p>
          </table:table-cell>
          <table:table-cell table:formula="of:=INDEX([.$B$1:.$L$1];0;MATCH(MAX([.$B180:.$L180]);[.$B180:.$L180];0))" office:value-type="string" office:string-value="TimeWaitKey" calcext:value-type="string">
            <text:p>TimeWaitKey</text:p>
          </table:table-cell>
          <table:table-cell table:formula="of:=[.O180]/[.N180]" office:value-type="percentage" office:value="0.507653404714581" calcext:value-type="percentage">
            <text:p>50.77%</text:p>
          </table:table-cell>
          <table:table-cell/>
          <table:table-cell table:formula="of:=1000000000/[.N180]" office:value-type="float" office:value="48.3997540905294" calcext:value-type="float">
            <text:p>48.3997540905294</text:p>
          </table:table-cell>
          <table:table-cell table:formula="of:=IF([.A180]=1;1000000000/[.N180];&quot;&quot;)" office:value-type="float" office:value="48.3997540905294" calcext:value-type="float">
            <text:p>48.3997540905294</text:p>
          </table:table-cell>
          <table:table-cell table:formula="of:=IF([.A180]=1;[.P180];&quot;&quot;)" office:value-type="string" office:string-value="TimeWaitKey" calcext:value-type="string">
            <text:p>TimeWaitKey</text:p>
          </table:table-cell>
          <table:table-cell table:style-name="ce1" table:formula="of:=IF(ISBLANK([.T180]);&quot;&quot;;[.Q180])" office:value-type="percentage" office:value="0.507653404714581" calcext:value-type="percentage">
            <text:p>50.77%</text:p>
          </table:table-cell>
          <table:table-cell table:formula="of:=IF([.A180]=1;[.V180]*[.N180]/1000000;&quot;&quot;)" office:value-type="float" office:value="10.48876" calcext:value-type="float">
            <text:p>10.488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1153" calcext:value-type="float">
            <text:p>1391153</text:p>
          </table:table-cell>
          <table:table-cell office:value-type="float" office:value="1026143" calcext:value-type="float">
            <text:p>1026143</text:p>
          </table:table-cell>
          <table:table-cell office:value-type="float" office:value="975869" calcext:value-type="float">
            <text:p>975869</text:p>
          </table:table-cell>
          <table:table-cell office:value-type="float" office:value="161" calcext:value-type="float">
            <text:p>161</text:p>
          </table:table-cell>
          <table:table-cell office:value-type="float" office:value="5222233" calcext:value-type="float">
            <text:p>5222233</text:p>
          </table:table-cell>
          <table:table-cell office:value-type="float" office:value="734559" calcext:value-type="float">
            <text:p>734559</text:p>
          </table:table-cell>
          <table:table-cell office:value-type="float" office:value="70" calcext:value-type="float">
            <text:p>70</text:p>
          </table:table-cell>
          <table:table-cell office:value-type="float" office:value="233065" calcext:value-type="float">
            <text:p>233065</text:p>
          </table:table-cell>
          <table:table-cell office:value-type="float" office:value="743506" calcext:value-type="float">
            <text:p>743506</text:p>
          </table:table-cell>
          <table:table-cell office:value-type="float" office:value="737294" calcext:value-type="float">
            <text:p>737294</text:p>
          </table:table-cell>
          <table:table-cell office:value-type="float" office:value="10691177" calcext:value-type="float">
            <text:p>10691177</text:p>
          </table:table-cell>
          <table:table-cell/>
          <table:table-cell table:formula="of:=SUM([.B181:.L181])" office:value-type="float" office:value="21755230" calcext:value-type="float">
            <text:p>21755230</text:p>
          </table:table-cell>
          <table:table-cell table:formula="of:=MAX([.B181:.L181])" office:value-type="float" office:value="10691177" calcext:value-type="float">
            <text:p>10691177</text:p>
          </table:table-cell>
          <table:table-cell table:formula="of:=INDEX([.$B$1:.$L$1];0;MATCH(MAX([.$B181:.$L181]);[.$B181:.$L181];0))" office:value-type="string" office:string-value="TimeWaitKey" calcext:value-type="string">
            <text:p>TimeWaitKey</text:p>
          </table:table-cell>
          <table:table-cell table:formula="of:=[.O181]/[.N181]" office:value-type="percentage" office:value="0.491430198623503" calcext:value-type="percentage">
            <text:p>49.14%</text:p>
          </table:table-cell>
          <table:table-cell/>
          <table:table-cell table:formula="of:=1000000000/[.N181]" office:value-type="float" office:value="45.9659585304315" calcext:value-type="float">
            <text:p>45.9659585304315</text:p>
          </table:table-cell>
          <table:table-cell table:formula="of:=IF([.A181]=1;1000000000/[.N181];&quot;&quot;)" office:value-type="float" office:value="45.9659585304315" calcext:value-type="float">
            <text:p>45.9659585304315</text:p>
          </table:table-cell>
          <table:table-cell table:formula="of:=IF([.A181]=1;[.P181];&quot;&quot;)" office:value-type="string" office:string-value="TimeWaitKey" calcext:value-type="string">
            <text:p>TimeWaitKey</text:p>
          </table:table-cell>
          <table:table-cell table:style-name="ce1" table:formula="of:=IF(ISBLANK([.T181]);&quot;&quot;;[.Q181])" office:value-type="percentage" office:value="0.491430198623503" calcext:value-type="percentage">
            <text:p>49.14%</text:p>
          </table:table-cell>
          <table:table-cell table:formula="of:=IF([.A181]=1;[.V181]*[.N181]/1000000;&quot;&quot;)" office:value-type="float" office:value="10.691177" calcext:value-type="float">
            <text:p>10.6911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6010" calcext:value-type="float">
            <text:p>746010</text:p>
          </table:table-cell>
          <table:table-cell office:value-type="float" office:value="707218" calcext:value-type="float">
            <text:p>707218</text:p>
          </table:table-cell>
          <table:table-cell office:value-type="float" office:value="1019530" calcext:value-type="float">
            <text:p>1019530</text:p>
          </table:table-cell>
          <table:table-cell office:value-type="float" office:value="70" calcext:value-type="float">
            <text:p>70</text:p>
          </table:table-cell>
          <table:table-cell office:value-type="float" office:value="5182209" calcext:value-type="float">
            <text:p>5182209</text:p>
          </table:table-cell>
          <table:table-cell office:value-type="float" office:value="703090" calcext:value-type="float">
            <text:p>703090</text:p>
          </table:table-cell>
          <table:table-cell office:value-type="float" office:value="71" calcext:value-type="float">
            <text:p>71</text:p>
          </table:table-cell>
          <table:table-cell office:value-type="float" office:value="153747418" calcext:value-type="float">
            <text:p>153747418</text:p>
          </table:table-cell>
          <table:table-cell office:value-type="float" office:value="756500" calcext:value-type="float">
            <text:p>756500</text:p>
          </table:table-cell>
          <table:table-cell office:value-type="float" office:value="763283" calcext:value-type="float">
            <text:p>763283</text:p>
          </table:table-cell>
          <table:table-cell office:value-type="float" office:value="10894456" calcext:value-type="float">
            <text:p>10894456</text:p>
          </table:table-cell>
          <table:table-cell/>
          <table:table-cell table:formula="of:=SUM([.B182:.L182])" office:value-type="float" office:value="174519855" calcext:value-type="float">
            <text:p>174519855</text:p>
          </table:table-cell>
          <table:table-cell table:formula="of:=MAX([.B182:.L182])" office:value-type="float" office:value="153747418" calcext:value-type="float">
            <text:p>153747418</text:p>
          </table:table-cell>
          <table:table-cell table:formula="of:=INDEX([.$B$1:.$L$1];0;MATCH(MAX([.$B182:.$L182]);[.$B182:.$L182];0))" office:value-type="string" office:string-value="Facendi" calcext:value-type="string">
            <text:p>Facendi</text:p>
          </table:table-cell>
          <table:table-cell table:formula="of:=[.O182]/[.N182]" office:value-type="percentage" office:value="0.880973789486589" calcext:value-type="percentage">
            <text:p>88.10%</text:p>
          </table:table-cell>
          <table:table-cell/>
          <table:table-cell table:formula="of:=1000000000/[.N182]" office:value-type="float" office:value="5.73000705277918" calcext:value-type="float">
            <text:p>5.73000705277918</text:p>
          </table:table-cell>
          <table:table-cell table:formula="of:=IF([.A182]=1;1000000000/[.N182];&quot;&quot;)" office:value-type="float" office:value="5.73000705277918" calcext:value-type="float">
            <text:p>5.73000705277918</text:p>
          </table:table-cell>
          <table:table-cell table:formula="of:=IF([.A182]=1;[.P182];&quot;&quot;)" office:value-type="string" office:string-value="Facendi" calcext:value-type="string">
            <text:p>Facendi</text:p>
          </table:table-cell>
          <table:table-cell table:style-name="ce1" table:formula="of:=IF(ISBLANK([.T182]);&quot;&quot;;[.Q182])" office:value-type="percentage" office:value="0.880973789486589" calcext:value-type="percentage">
            <text:p>88.10%</text:p>
          </table:table-cell>
          <table:table-cell table:formula="of:=IF([.A182]=1;[.V182]*[.N182]/1000000;&quot;&quot;)" office:value-type="float" office:value="153.747418" calcext:value-type="float">
            <text:p>153.7474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2182" calcext:value-type="float">
            <text:p>752182</text:p>
          </table:table-cell>
          <table:table-cell office:value-type="float" office:value="707960" calcext:value-type="float">
            <text:p>707960</text:p>
          </table:table-cell>
          <table:table-cell office:value-type="float" office:value="962353" calcext:value-type="float">
            <text:p>962353</text:p>
          </table:table-cell>
          <table:table-cell office:value-type="float" office:value="100" calcext:value-type="float">
            <text:p>100</text:p>
          </table:table-cell>
          <table:table-cell office:value-type="float" office:value="5203549" calcext:value-type="float">
            <text:p>5203549</text:p>
          </table:table-cell>
          <table:table-cell office:value-type="float" office:value="712908" calcext:value-type="float">
            <text:p>712908</text:p>
          </table:table-cell>
          <table:table-cell office:value-type="float" office:value="80" calcext:value-type="float">
            <text:p>80</text:p>
          </table:table-cell>
          <table:table-cell office:value-type="float" office:value="230810" calcext:value-type="float">
            <text:p>230810</text:p>
          </table:table-cell>
          <table:table-cell office:value-type="float" office:value="731984" calcext:value-type="float">
            <text:p>731984</text:p>
          </table:table-cell>
          <table:table-cell office:value-type="float" office:value="733297" calcext:value-type="float">
            <text:p>733297</text:p>
          </table:table-cell>
          <table:table-cell office:value-type="float" office:value="10672653" calcext:value-type="float">
            <text:p>10672653</text:p>
          </table:table-cell>
          <table:table-cell/>
          <table:table-cell table:formula="of:=SUM([.B183:.L183])" office:value-type="float" office:value="20707876" calcext:value-type="float">
            <text:p>20707876</text:p>
          </table:table-cell>
          <table:table-cell table:formula="of:=MAX([.B183:.L183])" office:value-type="float" office:value="10672653" calcext:value-type="float">
            <text:p>10672653</text:p>
          </table:table-cell>
          <table:table-cell table:formula="of:=INDEX([.$B$1:.$L$1];0;MATCH(MAX([.$B183:.$L183]);[.$B183:.$L183];0))" office:value-type="string" office:string-value="TimeWaitKey" calcext:value-type="string">
            <text:p>TimeWaitKey</text:p>
          </table:table-cell>
          <table:table-cell table:formula="of:=[.O183]/[.N183]" office:value-type="percentage" office:value="0.515391003886637" calcext:value-type="percentage">
            <text:p>51.54%</text:p>
          </table:table-cell>
          <table:table-cell/>
          <table:table-cell table:formula="of:=1000000000/[.N183]" office:value-type="float" office:value="48.2908049092046" calcext:value-type="float">
            <text:p>48.2908049092046</text:p>
          </table:table-cell>
          <table:table-cell table:formula="of:=IF([.A183]=1;1000000000/[.N183];&quot;&quot;)" office:value-type="float" office:value="48.2908049092046" calcext:value-type="float">
            <text:p>48.2908049092046</text:p>
          </table:table-cell>
          <table:table-cell table:formula="of:=IF([.A183]=1;[.P183];&quot;&quot;)" office:value-type="string" office:string-value="TimeWaitKey" calcext:value-type="string">
            <text:p>TimeWaitKey</text:p>
          </table:table-cell>
          <table:table-cell table:style-name="ce1" table:formula="of:=IF(ISBLANK([.T183]);&quot;&quot;;[.Q183])" office:value-type="percentage" office:value="0.515391003886637" calcext:value-type="percentage">
            <text:p>51.54%</text:p>
          </table:table-cell>
          <table:table-cell table:formula="of:=IF([.A183]=1;[.V183]*[.N183]/1000000;&quot;&quot;)" office:value-type="float" office:value="10.672653" calcext:value-type="float">
            <text:p>10.6726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3472" calcext:value-type="float">
            <text:p>1063472</text:p>
          </table:table-cell>
          <table:table-cell office:value-type="float" office:value="716025" calcext:value-type="float">
            <text:p>716025</text:p>
          </table:table-cell>
          <table:table-cell office:value-type="float" office:value="962694" calcext:value-type="float">
            <text:p>962694</text:p>
          </table:table-cell>
          <table:table-cell office:value-type="float" office:value="90" calcext:value-type="float">
            <text:p>90</text:p>
          </table:table-cell>
          <table:table-cell office:value-type="float" office:value="5178051" calcext:value-type="float">
            <text:p>5178051</text:p>
          </table:table-cell>
          <table:table-cell office:value-type="float" office:value="725332" calcext:value-type="float">
            <text:p>725332</text:p>
          </table:table-cell>
          <table:table-cell office:value-type="float" office:value="70" calcext:value-type="float">
            <text:p>70</text:p>
          </table:table-cell>
          <table:table-cell office:value-type="float" office:value="231352" calcext:value-type="float">
            <text:p>231352</text:p>
          </table:table-cell>
          <table:table-cell office:value-type="float" office:value="759155" calcext:value-type="float">
            <text:p>759155</text:p>
          </table:table-cell>
          <table:table-cell office:value-type="float" office:value="725352" calcext:value-type="float">
            <text:p>725352</text:p>
          </table:table-cell>
          <table:table-cell office:value-type="float" office:value="10735449" calcext:value-type="float">
            <text:p>10735449</text:p>
          </table:table-cell>
          <table:table-cell/>
          <table:table-cell table:formula="of:=SUM([.B184:.L184])" office:value-type="float" office:value="21097042" calcext:value-type="float">
            <text:p>21097042</text:p>
          </table:table-cell>
          <table:table-cell table:formula="of:=MAX([.B184:.L184])" office:value-type="float" office:value="10735449" calcext:value-type="float">
            <text:p>10735449</text:p>
          </table:table-cell>
          <table:table-cell table:formula="of:=INDEX([.$B$1:.$L$1];0;MATCH(MAX([.$B184:.$L184]);[.$B184:.$L184];0))" office:value-type="string" office:string-value="TimeWaitKey" calcext:value-type="string">
            <text:p>TimeWaitKey</text:p>
          </table:table-cell>
          <table:table-cell table:formula="of:=[.O184]/[.N184]" office:value-type="percentage" office:value="0.508860389053593" calcext:value-type="percentage">
            <text:p>50.89%</text:p>
          </table:table-cell>
          <table:table-cell/>
          <table:table-cell table:formula="of:=1000000000/[.N184]" office:value-type="float" office:value="47.4000099160821" calcext:value-type="float">
            <text:p>47.4000099160821</text:p>
          </table:table-cell>
          <table:table-cell table:formula="of:=IF([.A184]=1;1000000000/[.N184];&quot;&quot;)" office:value-type="float" office:value="47.4000099160821" calcext:value-type="float">
            <text:p>47.4000099160821</text:p>
          </table:table-cell>
          <table:table-cell table:formula="of:=IF([.A184]=1;[.P184];&quot;&quot;)" office:value-type="string" office:string-value="TimeWaitKey" calcext:value-type="string">
            <text:p>TimeWaitKey</text:p>
          </table:table-cell>
          <table:table-cell table:style-name="ce1" table:formula="of:=IF(ISBLANK([.T184]);&quot;&quot;;[.Q184])" office:value-type="percentage" office:value="0.508860389053593" calcext:value-type="percentage">
            <text:p>50.89%</text:p>
          </table:table-cell>
          <table:table-cell table:formula="of:=IF([.A184]=1;[.V184]*[.N184]/1000000;&quot;&quot;)" office:value-type="float" office:value="10.735449" calcext:value-type="float">
            <text:p>10.7354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7922" calcext:value-type="float">
            <text:p>757922</text:p>
          </table:table-cell>
          <table:table-cell office:value-type="float" office:value="708240" calcext:value-type="float">
            <text:p>708240</text:p>
          </table:table-cell>
          <table:table-cell office:value-type="float" office:value="975268" calcext:value-type="float">
            <text:p>975268</text:p>
          </table:table-cell>
          <table:table-cell office:value-type="float" office:value="80" calcext:value-type="float">
            <text:p>80</text:p>
          </table:table-cell>
          <table:table-cell office:value-type="float" office:value="5162141" calcext:value-type="float">
            <text:p>5162141</text:p>
          </table:table-cell>
          <table:table-cell office:value-type="float" office:value="794520" calcext:value-type="float">
            <text:p>794520</text:p>
          </table:table-cell>
          <table:table-cell office:value-type="float" office:value="70" calcext:value-type="float">
            <text:p>70</text:p>
          </table:table-cell>
          <table:table-cell office:value-type="float" office:value="234727" calcext:value-type="float">
            <text:p>234727</text:p>
          </table:table-cell>
          <table:table-cell office:value-type="float" office:value="755348" calcext:value-type="float">
            <text:p>755348</text:p>
          </table:table-cell>
          <table:table-cell office:value-type="float" office:value="741342" calcext:value-type="float">
            <text:p>741342</text:p>
          </table:table-cell>
          <table:table-cell office:value-type="float" office:value="10574159" calcext:value-type="float">
            <text:p>10574159</text:p>
          </table:table-cell>
          <table:table-cell/>
          <table:table-cell table:formula="of:=SUM([.B185:.L185])" office:value-type="float" office:value="20703817" calcext:value-type="float">
            <text:p>20703817</text:p>
          </table:table-cell>
          <table:table-cell table:formula="of:=MAX([.B185:.L185])" office:value-type="float" office:value="10574159" calcext:value-type="float">
            <text:p>10574159</text:p>
          </table:table-cell>
          <table:table-cell table:formula="of:=INDEX([.$B$1:.$L$1];0;MATCH(MAX([.$B185:.$L185]);[.$B185:.$L185];0))" office:value-type="string" office:string-value="TimeWaitKey" calcext:value-type="string">
            <text:p>TimeWaitKey</text:p>
          </table:table-cell>
          <table:table-cell table:formula="of:=[.O185]/[.N185]" office:value-type="percentage" office:value="0.510734759682236" calcext:value-type="percentage">
            <text:p>51.07%</text:p>
          </table:table-cell>
          <table:table-cell/>
          <table:table-cell table:formula="of:=1000000000/[.N185]" office:value-type="float" office:value="48.3002723604058" calcext:value-type="float">
            <text:p>48.3002723604058</text:p>
          </table:table-cell>
          <table:table-cell table:formula="of:=IF([.A185]=1;1000000000/[.N185];&quot;&quot;)" office:value-type="float" office:value="48.3002723604058" calcext:value-type="float">
            <text:p>48.3002723604058</text:p>
          </table:table-cell>
          <table:table-cell table:formula="of:=IF([.A185]=1;[.P185];&quot;&quot;)" office:value-type="string" office:string-value="TimeWaitKey" calcext:value-type="string">
            <text:p>TimeWaitKey</text:p>
          </table:table-cell>
          <table:table-cell table:style-name="ce1" table:formula="of:=IF(ISBLANK([.T185]);&quot;&quot;;[.Q185])" office:value-type="percentage" office:value="0.510734759682236" calcext:value-type="percentage">
            <text:p>51.07%</text:p>
          </table:table-cell>
          <table:table-cell table:formula="of:=IF([.A185]=1;[.V185]*[.N185]/1000000;&quot;&quot;)" office:value-type="float" office:value="10.574159" calcext:value-type="float">
            <text:p>10.5741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1816" calcext:value-type="float">
            <text:p>791816</text:p>
          </table:table-cell>
          <table:table-cell office:value-type="float" office:value="743406" calcext:value-type="float">
            <text:p>743406</text:p>
          </table:table-cell>
          <table:table-cell office:value-type="float" office:value="964618" calcext:value-type="float">
            <text:p>964618</text:p>
          </table:table-cell>
          <table:table-cell office:value-type="float" office:value="90" calcext:value-type="float">
            <text:p>90</text:p>
          </table:table-cell>
          <table:table-cell office:value-type="float" office:value="5246459" calcext:value-type="float">
            <text:p>5246459</text:p>
          </table:table-cell>
          <table:table-cell office:value-type="float" office:value="716476" calcext:value-type="float">
            <text:p>716476</text:p>
          </table:table-cell>
          <table:table-cell office:value-type="float" office:value="80" calcext:value-type="float">
            <text:p>80</text:p>
          </table:table-cell>
          <table:table-cell office:value-type="float" office:value="155052430" calcext:value-type="float">
            <text:p>155052430</text:p>
          </table:table-cell>
          <table:table-cell office:value-type="float" office:value="731894" calcext:value-type="float">
            <text:p>731894</text:p>
          </table:table-cell>
          <table:table-cell office:value-type="float" office:value="780335" calcext:value-type="float">
            <text:p>780335</text:p>
          </table:table-cell>
          <table:table-cell office:value-type="float" office:value="10482959" calcext:value-type="float">
            <text:p>10482959</text:p>
          </table:table-cell>
          <table:table-cell/>
          <table:table-cell table:formula="of:=SUM([.B186:.L186])" office:value-type="float" office:value="175510563" calcext:value-type="float">
            <text:p>175510563</text:p>
          </table:table-cell>
          <table:table-cell table:formula="of:=MAX([.B186:.L186])" office:value-type="float" office:value="155052430" calcext:value-type="float">
            <text:p>155052430</text:p>
          </table:table-cell>
          <table:table-cell table:formula="of:=INDEX([.$B$1:.$L$1];0;MATCH(MAX([.$B186:.$L186]);[.$B186:.$L186];0))" office:value-type="string" office:string-value="Facendi" calcext:value-type="string">
            <text:p>Facendi</text:p>
          </table:table-cell>
          <table:table-cell table:formula="of:=[.O186]/[.N186]" office:value-type="percentage" office:value="0.883436457325933" calcext:value-type="percentage">
            <text:p>88.34%</text:p>
          </table:table-cell>
          <table:table-cell/>
          <table:table-cell table:formula="of:=1000000000/[.N186]" office:value-type="float" office:value="5.69766276688429" calcext:value-type="float">
            <text:p>5.69766276688429</text:p>
          </table:table-cell>
          <table:table-cell table:formula="of:=IF([.A186]=1;1000000000/[.N186];&quot;&quot;)" office:value-type="float" office:value="5.69766276688429" calcext:value-type="float">
            <text:p>5.69766276688429</text:p>
          </table:table-cell>
          <table:table-cell table:formula="of:=IF([.A186]=1;[.P186];&quot;&quot;)" office:value-type="string" office:string-value="Facendi" calcext:value-type="string">
            <text:p>Facendi</text:p>
          </table:table-cell>
          <table:table-cell table:style-name="ce1" table:formula="of:=IF(ISBLANK([.T186]);&quot;&quot;;[.Q186])" office:value-type="percentage" office:value="0.883436457325933" calcext:value-type="percentage">
            <text:p>88.34%</text:p>
          </table:table-cell>
          <table:table-cell table:formula="of:=IF([.A186]=1;[.V186]*[.N186]/1000000;&quot;&quot;)" office:value-type="float" office:value="155.05243" calcext:value-type="float">
            <text:p>155.052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3021" calcext:value-type="float">
            <text:p>1063021</text:p>
          </table:table-cell>
          <table:table-cell office:value-type="float" office:value="953557" calcext:value-type="float">
            <text:p>953557</text:p>
          </table:table-cell>
          <table:table-cell office:value-type="float" office:value="1071387" calcext:value-type="float">
            <text:p>1071387</text:p>
          </table:table-cell>
          <table:table-cell office:value-type="float" office:value="71" calcext:value-type="float">
            <text:p>71</text:p>
          </table:table-cell>
          <table:table-cell office:value-type="float" office:value="5249805" calcext:value-type="float">
            <text:p>5249805</text:p>
          </table:table-cell>
          <table:table-cell office:value-type="float" office:value="708901" calcext:value-type="float">
            <text:p>708901</text:p>
          </table:table-cell>
          <table:table-cell office:value-type="float" office:value="80" calcext:value-type="float">
            <text:p>80</text:p>
          </table:table-cell>
          <table:table-cell office:value-type="float" office:value="244155" calcext:value-type="float">
            <text:p>244155</text:p>
          </table:table-cell>
          <table:table-cell office:value-type="float" office:value="780325" calcext:value-type="float">
            <text:p>780325</text:p>
          </table:table-cell>
          <table:table-cell office:value-type="float" office:value="736753" calcext:value-type="float">
            <text:p>736753</text:p>
          </table:table-cell>
          <table:table-cell office:value-type="float" office:value="10781976" calcext:value-type="float">
            <text:p>10781976</text:p>
          </table:table-cell>
          <table:table-cell/>
          <table:table-cell table:formula="of:=SUM([.B187:.L187])" office:value-type="float" office:value="21590031" calcext:value-type="float">
            <text:p>21590031</text:p>
          </table:table-cell>
          <table:table-cell table:formula="of:=MAX([.B187:.L187])" office:value-type="float" office:value="10781976" calcext:value-type="float">
            <text:p>10781976</text:p>
          </table:table-cell>
          <table:table-cell table:formula="of:=INDEX([.$B$1:.$L$1];0;MATCH(MAX([.$B187:.$L187]);[.$B187:.$L187];0))" office:value-type="string" office:string-value="TimeWaitKey" calcext:value-type="string">
            <text:p>TimeWaitKey</text:p>
          </table:table-cell>
          <table:table-cell table:formula="of:=[.O187]/[.N187]" office:value-type="percentage" office:value="0.499396040700451" calcext:value-type="percentage">
            <text:p>49.94%</text:p>
          </table:table-cell>
          <table:table-cell/>
          <table:table-cell table:formula="of:=1000000000/[.N187]" office:value-type="float" office:value="46.3176731890751" calcext:value-type="float">
            <text:p>46.3176731890751</text:p>
          </table:table-cell>
          <table:table-cell table:formula="of:=IF([.A187]=1;1000000000/[.N187];&quot;&quot;)" office:value-type="float" office:value="46.3176731890751" calcext:value-type="float">
            <text:p>46.3176731890751</text:p>
          </table:table-cell>
          <table:table-cell table:formula="of:=IF([.A187]=1;[.P187];&quot;&quot;)" office:value-type="string" office:string-value="TimeWaitKey" calcext:value-type="string">
            <text:p>TimeWaitKey</text:p>
          </table:table-cell>
          <table:table-cell table:style-name="ce1" table:formula="of:=IF(ISBLANK([.T187]);&quot;&quot;;[.Q187])" office:value-type="percentage" office:value="0.499396040700451" calcext:value-type="percentage">
            <text:p>49.94%</text:p>
          </table:table-cell>
          <table:table-cell table:formula="of:=IF([.A187]=1;[.V187]*[.N187]/1000000;&quot;&quot;)" office:value-type="float" office:value="10.781976" calcext:value-type="float">
            <text:p>10.7819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8070" calcext:value-type="float">
            <text:p>1218070</text:p>
          </table:table-cell>
          <table:table-cell office:value-type="float" office:value="1212911" calcext:value-type="float">
            <text:p>1212911</text:p>
          </table:table-cell>
          <table:table-cell office:value-type="float" office:value="965630" calcext:value-type="float">
            <text:p>965630</text:p>
          </table:table-cell>
          <table:table-cell office:value-type="float" office:value="80" calcext:value-type="float">
            <text:p>80</text:p>
          </table:table-cell>
          <table:table-cell office:value-type="float" office:value="5264843" calcext:value-type="float">
            <text:p>5264843</text:p>
          </table:table-cell>
          <table:table-cell office:value-type="float" office:value="742483" calcext:value-type="float">
            <text:p>742483</text:p>
          </table:table-cell>
          <table:table-cell office:value-type="float" office:value="70" calcext:value-type="float">
            <text:p>70</text:p>
          </table:table-cell>
          <table:table-cell office:value-type="float" office:value="246870" calcext:value-type="float">
            <text:p>246870</text:p>
          </table:table-cell>
          <table:table-cell office:value-type="float" office:value="742314" calcext:value-type="float">
            <text:p>742314</text:p>
          </table:table-cell>
          <table:table-cell office:value-type="float" office:value="747443" calcext:value-type="float">
            <text:p>747443</text:p>
          </table:table-cell>
          <table:table-cell office:value-type="float" office:value="10474553" calcext:value-type="float">
            <text:p>10474553</text:p>
          </table:table-cell>
          <table:table-cell/>
          <table:table-cell table:formula="of:=SUM([.B188:.L188])" office:value-type="float" office:value="21615267" calcext:value-type="float">
            <text:p>21615267</text:p>
          </table:table-cell>
          <table:table-cell table:formula="of:=MAX([.B188:.L188])" office:value-type="float" office:value="10474553" calcext:value-type="float">
            <text:p>10474553</text:p>
          </table:table-cell>
          <table:table-cell table:formula="of:=INDEX([.$B$1:.$L$1];0;MATCH(MAX([.$B188:.$L188]);[.$B188:.$L188];0))" office:value-type="string" office:string-value="TimeWaitKey" calcext:value-type="string">
            <text:p>TimeWaitKey</text:p>
          </table:table-cell>
          <table:table-cell table:formula="of:=[.O188]/[.N188]" office:value-type="percentage" office:value="0.484590498003101" calcext:value-type="percentage">
            <text:p>48.46%</text:p>
          </table:table-cell>
          <table:table-cell/>
          <table:table-cell table:formula="of:=1000000000/[.N188]" office:value-type="float" office:value="46.2635969289669" calcext:value-type="float">
            <text:p>46.2635969289669</text:p>
          </table:table-cell>
          <table:table-cell table:formula="of:=IF([.A188]=1;1000000000/[.N188];&quot;&quot;)" office:value-type="float" office:value="46.2635969289669" calcext:value-type="float">
            <text:p>46.2635969289669</text:p>
          </table:table-cell>
          <table:table-cell table:formula="of:=IF([.A188]=1;[.P188];&quot;&quot;)" office:value-type="string" office:string-value="TimeWaitKey" calcext:value-type="string">
            <text:p>TimeWaitKey</text:p>
          </table:table-cell>
          <table:table-cell table:style-name="ce1" table:formula="of:=IF(ISBLANK([.T188]);&quot;&quot;;[.Q188])" office:value-type="percentage" office:value="0.484590498003101" calcext:value-type="percentage">
            <text:p>48.46%</text:p>
          </table:table-cell>
          <table:table-cell table:formula="of:=IF([.A188]=1;[.V188]*[.N188]/1000000;&quot;&quot;)" office:value-type="float" office:value="10.474553" calcext:value-type="float">
            <text:p>10.4745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8312" calcext:value-type="float">
            <text:p>1208312</text:p>
          </table:table-cell>
          <table:table-cell office:value-type="float" office:value="1227458" calcext:value-type="float">
            <text:p>1227458</text:p>
          </table:table-cell>
          <table:table-cell office:value-type="float" office:value="965169" calcext:value-type="float">
            <text:p>965169</text:p>
          </table:table-cell>
          <table:table-cell office:value-type="float" office:value="100" calcext:value-type="float">
            <text:p>100</text:p>
          </table:table-cell>
          <table:table-cell office:value-type="float" office:value="5110876" calcext:value-type="float">
            <text:p>5110876</text:p>
          </table:table-cell>
          <table:table-cell office:value-type="float" office:value="728097" calcext:value-type="float">
            <text:p>728097</text:p>
          </table:table-cell>
          <table:table-cell office:value-type="float" office:value="80" calcext:value-type="float">
            <text:p>80</text:p>
          </table:table-cell>
          <table:table-cell office:value-type="float" office:value="245327" calcext:value-type="float">
            <text:p>245327</text:p>
          </table:table-cell>
          <table:table-cell office:value-type="float" office:value="747282" calcext:value-type="float">
            <text:p>747282</text:p>
          </table:table-cell>
          <table:table-cell office:value-type="float" office:value="725151" calcext:value-type="float">
            <text:p>725151</text:p>
          </table:table-cell>
          <table:table-cell office:value-type="float" office:value="10465597" calcext:value-type="float">
            <text:p>10465597</text:p>
          </table:table-cell>
          <table:table-cell/>
          <table:table-cell table:formula="of:=SUM([.B189:.L189])" office:value-type="float" office:value="21423449" calcext:value-type="float">
            <text:p>21423449</text:p>
          </table:table-cell>
          <table:table-cell table:formula="of:=MAX([.B189:.L189])" office:value-type="float" office:value="10465597" calcext:value-type="float">
            <text:p>10465597</text:p>
          </table:table-cell>
          <table:table-cell table:formula="of:=INDEX([.$B$1:.$L$1];0;MATCH(MAX([.$B189:.$L189]);[.$B189:.$L189];0))" office:value-type="string" office:string-value="TimeWaitKey" calcext:value-type="string">
            <text:p>TimeWaitKey</text:p>
          </table:table-cell>
          <table:table-cell table:formula="of:=[.O189]/[.N189]" office:value-type="percentage" office:value="0.488511303665437" calcext:value-type="percentage">
            <text:p>48.85%</text:p>
          </table:table-cell>
          <table:table-cell/>
          <table:table-cell table:formula="of:=1000000000/[.N189]" office:value-type="float" office:value="46.6778248451031" calcext:value-type="float">
            <text:p>46.6778248451031</text:p>
          </table:table-cell>
          <table:table-cell table:formula="of:=IF([.A189]=1;1000000000/[.N189];&quot;&quot;)" office:value-type="float" office:value="46.6778248451031" calcext:value-type="float">
            <text:p>46.6778248451031</text:p>
          </table:table-cell>
          <table:table-cell table:formula="of:=IF([.A189]=1;[.P189];&quot;&quot;)" office:value-type="string" office:string-value="TimeWaitKey" calcext:value-type="string">
            <text:p>TimeWaitKey</text:p>
          </table:table-cell>
          <table:table-cell table:style-name="ce1" table:formula="of:=IF(ISBLANK([.T189]);&quot;&quot;;[.Q189])" office:value-type="percentage" office:value="0.488511303665437" calcext:value-type="percentage">
            <text:p>48.85%</text:p>
          </table:table-cell>
          <table:table-cell table:formula="of:=IF([.A189]=1;[.V189]*[.N189]/1000000;&quot;&quot;)" office:value-type="float" office:value="10.465597" calcext:value-type="float">
            <text:p>10.4655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3193" calcext:value-type="float">
            <text:p>973193</text:p>
          </table:table-cell>
          <table:table-cell office:value-type="float" office:value="1287821" calcext:value-type="float">
            <text:p>1287821</text:p>
          </table:table-cell>
          <table:table-cell office:value-type="float" office:value="992730" calcext:value-type="float">
            <text:p>992730</text:p>
          </table:table-cell>
          <table:table-cell office:value-type="float" office:value="170" calcext:value-type="float">
            <text:p>170</text:p>
          </table:table-cell>
          <table:table-cell office:value-type="float" office:value="5161290" calcext:value-type="float">
            <text:p>5161290</text:p>
          </table:table-cell>
          <table:table-cell office:value-type="float" office:value="722737" calcext:value-type="float">
            <text:p>722737</text:p>
          </table:table-cell>
          <table:table-cell office:value-type="float" office:value="70" calcext:value-type="float">
            <text:p>70</text:p>
          </table:table-cell>
          <table:table-cell office:value-type="float" office:value="154978212" calcext:value-type="float">
            <text:p>154978212</text:p>
          </table:table-cell>
          <table:table-cell office:value-type="float" office:value="733397" calcext:value-type="float">
            <text:p>733397</text:p>
          </table:table-cell>
          <table:table-cell office:value-type="float" office:value="749297" calcext:value-type="float">
            <text:p>749297</text:p>
          </table:table-cell>
          <table:table-cell office:value-type="float" office:value="10684945" calcext:value-type="float">
            <text:p>10684945</text:p>
          </table:table-cell>
          <table:table-cell/>
          <table:table-cell table:formula="of:=SUM([.B190:.L190])" office:value-type="float" office:value="176283862" calcext:value-type="float">
            <text:p>176283862</text:p>
          </table:table-cell>
          <table:table-cell table:formula="of:=MAX([.B190:.L190])" office:value-type="float" office:value="154978212" calcext:value-type="float">
            <text:p>154978212</text:p>
          </table:table-cell>
          <table:table-cell table:formula="of:=INDEX([.$B$1:.$L$1];0;MATCH(MAX([.$B190:.$L190]);[.$B190:.$L190];0))" office:value-type="string" office:string-value="Facendi" calcext:value-type="string">
            <text:p>Facendi</text:p>
          </table:table-cell>
          <table:table-cell table:formula="of:=[.O190]/[.N190]" office:value-type="percentage" office:value="0.879140099619556" calcext:value-type="percentage">
            <text:p>87.91%</text:p>
          </table:table-cell>
          <table:table-cell/>
          <table:table-cell table:formula="of:=1000000000/[.N190]" office:value-type="float" office:value="5.67266900472149" calcext:value-type="float">
            <text:p>5.67266900472149</text:p>
          </table:table-cell>
          <table:table-cell table:formula="of:=IF([.A190]=1;1000000000/[.N190];&quot;&quot;)" office:value-type="float" office:value="5.67266900472149" calcext:value-type="float">
            <text:p>5.67266900472149</text:p>
          </table:table-cell>
          <table:table-cell table:formula="of:=IF([.A190]=1;[.P190];&quot;&quot;)" office:value-type="string" office:string-value="Facendi" calcext:value-type="string">
            <text:p>Facendi</text:p>
          </table:table-cell>
          <table:table-cell table:style-name="ce1" table:formula="of:=IF(ISBLANK([.T190]);&quot;&quot;;[.Q190])" office:value-type="percentage" office:value="0.879140099619556" calcext:value-type="percentage">
            <text:p>87.91%</text:p>
          </table:table-cell>
          <table:table-cell table:formula="of:=IF([.A190]=1;[.V190]*[.N190]/1000000;&quot;&quot;)" office:value-type="float" office:value="154.978212" calcext:value-type="float">
            <text:p>154.9782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8380" calcext:value-type="float">
            <text:p>858380</text:p>
          </table:table-cell>
          <table:table-cell office:value-type="float" office:value="742654" calcext:value-type="float">
            <text:p>742654</text:p>
          </table:table-cell>
          <table:table-cell office:value-type="float" office:value="963435" calcext:value-type="float">
            <text:p>963435</text:p>
          </table:table-cell>
          <table:table-cell office:value-type="float" office:value="80" calcext:value-type="float">
            <text:p>80</text:p>
          </table:table-cell>
          <table:table-cell office:value-type="float" office:value="5122498" calcext:value-type="float">
            <text:p>5122498</text:p>
          </table:table-cell>
          <table:table-cell office:value-type="float" office:value="740150" calcext:value-type="float">
            <text:p>740150</text:p>
          </table:table-cell>
          <table:table-cell office:value-type="float" office:value="80" calcext:value-type="float">
            <text:p>80</text:p>
          </table:table-cell>
          <table:table-cell office:value-type="float" office:value="252842" calcext:value-type="float">
            <text:p>252842</text:p>
          </table:table-cell>
          <table:table-cell office:value-type="float" office:value="723338" calcext:value-type="float">
            <text:p>723338</text:p>
          </table:table-cell>
          <table:table-cell office:value-type="float" office:value="747082" calcext:value-type="float">
            <text:p>747082</text:p>
          </table:table-cell>
          <table:table-cell office:value-type="float" office:value="10582585" calcext:value-type="float">
            <text:p>10582585</text:p>
          </table:table-cell>
          <table:table-cell/>
          <table:table-cell table:formula="of:=SUM([.B191:.L191])" office:value-type="float" office:value="20733124" calcext:value-type="float">
            <text:p>20733124</text:p>
          </table:table-cell>
          <table:table-cell table:formula="of:=MAX([.B191:.L191])" office:value-type="float" office:value="10582585" calcext:value-type="float">
            <text:p>10582585</text:p>
          </table:table-cell>
          <table:table-cell table:formula="of:=INDEX([.$B$1:.$L$1];0;MATCH(MAX([.$B191:.$L191]);[.$B191:.$L191];0))" office:value-type="string" office:string-value="TimeWaitKey" calcext:value-type="string">
            <text:p>TimeWaitKey</text:p>
          </table:table-cell>
          <table:table-cell table:formula="of:=[.O191]/[.N191]" office:value-type="percentage" office:value="0.510419220952906" calcext:value-type="percentage">
            <text:p>51.04%</text:p>
          </table:table-cell>
          <table:table-cell/>
          <table:table-cell table:formula="of:=1000000000/[.N191]" office:value-type="float" office:value="48.2319982266059" calcext:value-type="float">
            <text:p>48.2319982266059</text:p>
          </table:table-cell>
          <table:table-cell table:formula="of:=IF([.A191]=1;1000000000/[.N191];&quot;&quot;)" office:value-type="float" office:value="48.2319982266059" calcext:value-type="float">
            <text:p>48.2319982266059</text:p>
          </table:table-cell>
          <table:table-cell table:formula="of:=IF([.A191]=1;[.P191];&quot;&quot;)" office:value-type="string" office:string-value="TimeWaitKey" calcext:value-type="string">
            <text:p>TimeWaitKey</text:p>
          </table:table-cell>
          <table:table-cell table:style-name="ce1" table:formula="of:=IF(ISBLANK([.T191]);&quot;&quot;;[.Q191])" office:value-type="percentage" office:value="0.510419220952906" calcext:value-type="percentage">
            <text:p>51.04%</text:p>
          </table:table-cell>
          <table:table-cell table:formula="of:=IF([.A191]=1;[.V191]*[.N191]/1000000;&quot;&quot;)" office:value-type="float" office:value="10.582585" calcext:value-type="float">
            <text:p>10.5825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5852" calcext:value-type="float">
            <text:p>735852</text:p>
          </table:table-cell>
          <table:table-cell office:value-type="float" office:value="710334" calcext:value-type="float">
            <text:p>710334</text:p>
          </table:table-cell>
          <table:table-cell office:value-type="float" office:value="962724" calcext:value-type="float">
            <text:p>962724</text:p>
          </table:table-cell>
          <table:table-cell office:value-type="float" office:value="100" calcext:value-type="float">
            <text:p>100</text:p>
          </table:table-cell>
          <table:table-cell office:value-type="float" office:value="5141543" calcext:value-type="float">
            <text:p>5141543</text:p>
          </table:table-cell>
          <table:table-cell office:value-type="float" office:value="733277" calcext:value-type="float">
            <text:p>733277</text:p>
          </table:table-cell>
          <table:table-cell office:value-type="float" office:value="70" calcext:value-type="float">
            <text:p>70</text:p>
          </table:table-cell>
          <table:table-cell office:value-type="float" office:value="231311" calcext:value-type="float">
            <text:p>231311</text:p>
          </table:table-cell>
          <table:table-cell office:value-type="float" office:value="725943" calcext:value-type="float">
            <text:p>725943</text:p>
          </table:table-cell>
          <table:table-cell office:value-type="float" office:value="737394" calcext:value-type="float">
            <text:p>737394</text:p>
          </table:table-cell>
          <table:table-cell office:value-type="float" office:value="10688101" calcext:value-type="float">
            <text:p>10688101</text:p>
          </table:table-cell>
          <table:table-cell/>
          <table:table-cell table:formula="of:=SUM([.B192:.L192])" office:value-type="float" office:value="20666649" calcext:value-type="float">
            <text:p>20666649</text:p>
          </table:table-cell>
          <table:table-cell table:formula="of:=MAX([.B192:.L192])" office:value-type="float" office:value="10688101" calcext:value-type="float">
            <text:p>10688101</text:p>
          </table:table-cell>
          <table:table-cell table:formula="of:=INDEX([.$B$1:.$L$1];0;MATCH(MAX([.$B192:.$L192]);[.$B192:.$L192];0))" office:value-type="string" office:string-value="TimeWaitKey" calcext:value-type="string">
            <text:p>TimeWaitKey</text:p>
          </table:table-cell>
          <table:table-cell table:formula="of:=[.O192]/[.N192]" office:value-type="percentage" office:value="0.517166619513401" calcext:value-type="percentage">
            <text:p>51.72%</text:p>
          </table:table-cell>
          <table:table-cell/>
          <table:table-cell table:formula="of:=1000000000/[.N192]" office:value-type="float" office:value="48.3871381373923" calcext:value-type="float">
            <text:p>48.3871381373923</text:p>
          </table:table-cell>
          <table:table-cell table:formula="of:=IF([.A192]=1;1000000000/[.N192];&quot;&quot;)" office:value-type="float" office:value="48.3871381373923" calcext:value-type="float">
            <text:p>48.3871381373923</text:p>
          </table:table-cell>
          <table:table-cell table:formula="of:=IF([.A192]=1;[.P192];&quot;&quot;)" office:value-type="string" office:string-value="TimeWaitKey" calcext:value-type="string">
            <text:p>TimeWaitKey</text:p>
          </table:table-cell>
          <table:table-cell table:style-name="ce1" table:formula="of:=IF(ISBLANK([.T192]);&quot;&quot;;[.Q192])" office:value-type="percentage" office:value="0.517166619513401" calcext:value-type="percentage">
            <text:p>51.72%</text:p>
          </table:table-cell>
          <table:table-cell table:formula="of:=IF([.A192]=1;[.V192]*[.N192]/1000000;&quot;&quot;)" office:value-type="float" office:value="10.688101" calcext:value-type="float">
            <text:p>10.6881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3164" calcext:value-type="float">
            <text:p>1123164</text:p>
          </table:table-cell>
          <table:table-cell office:value-type="float" office:value="1225635" calcext:value-type="float">
            <text:p>1225635</text:p>
          </table:table-cell>
          <table:table-cell office:value-type="float" office:value="979225" calcext:value-type="float">
            <text:p>979225</text:p>
          </table:table-cell>
          <table:table-cell office:value-type="float" office:value="70" calcext:value-type="float">
            <text:p>70</text:p>
          </table:table-cell>
          <table:table-cell office:value-type="float" office:value="5173823" calcext:value-type="float">
            <text:p>5173823</text:p>
          </table:table-cell>
          <table:table-cell office:value-type="float" office:value="743536" calcext:value-type="float">
            <text:p>743536</text:p>
          </table:table-cell>
          <table:table-cell office:value-type="float" office:value="71" calcext:value-type="float">
            <text:p>71</text:p>
          </table:table-cell>
          <table:table-cell office:value-type="float" office:value="257641" calcext:value-type="float">
            <text:p>257641</text:p>
          </table:table-cell>
          <table:table-cell office:value-type="float" office:value="743856" calcext:value-type="float">
            <text:p>743856</text:p>
          </table:table-cell>
          <table:table-cell office:value-type="float" office:value="758724" calcext:value-type="float">
            <text:p>758724</text:p>
          </table:table-cell>
          <table:table-cell office:value-type="float" office:value="10797826" calcext:value-type="float">
            <text:p>10797826</text:p>
          </table:table-cell>
          <table:table-cell/>
          <table:table-cell table:formula="of:=SUM([.B193:.L193])" office:value-type="float" office:value="21803571" calcext:value-type="float">
            <text:p>21803571</text:p>
          </table:table-cell>
          <table:table-cell table:formula="of:=MAX([.B193:.L193])" office:value-type="float" office:value="10797826" calcext:value-type="float">
            <text:p>10797826</text:p>
          </table:table-cell>
          <table:table-cell table:formula="of:=INDEX([.$B$1:.$L$1];0;MATCH(MAX([.$B193:.$L193]);[.$B193:.$L193];0))" office:value-type="string" office:string-value="TimeWaitKey" calcext:value-type="string">
            <text:p>TimeWaitKey</text:p>
          </table:table-cell>
          <table:table-cell table:formula="of:=[.O193]/[.N193]" office:value-type="percentage" office:value="0.495231996630277" calcext:value-type="percentage">
            <text:p>49.52%</text:p>
          </table:table-cell>
          <table:table-cell/>
          <table:table-cell table:formula="of:=1000000000/[.N193]" office:value-type="float" office:value="45.8640467655505" calcext:value-type="float">
            <text:p>45.8640467655505</text:p>
          </table:table-cell>
          <table:table-cell table:formula="of:=IF([.A193]=1;1000000000/[.N193];&quot;&quot;)" office:value-type="float" office:value="45.8640467655505" calcext:value-type="float">
            <text:p>45.8640467655505</text:p>
          </table:table-cell>
          <table:table-cell table:formula="of:=IF([.A193]=1;[.P193];&quot;&quot;)" office:value-type="string" office:string-value="TimeWaitKey" calcext:value-type="string">
            <text:p>TimeWaitKey</text:p>
          </table:table-cell>
          <table:table-cell table:style-name="ce1" table:formula="of:=IF(ISBLANK([.T193]);&quot;&quot;;[.Q193])" office:value-type="percentage" office:value="0.495231996630277" calcext:value-type="percentage">
            <text:p>49.52%</text:p>
          </table:table-cell>
          <table:table-cell table:formula="of:=IF([.A193]=1;[.V193]*[.N193]/1000000;&quot;&quot;)" office:value-type="float" office:value="10.797826" calcext:value-type="float">
            <text:p>10.7978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0040" calcext:value-type="float">
            <text:p>810040</text:p>
          </table:table-cell>
          <table:table-cell office:value-type="float" office:value="783540" calcext:value-type="float">
            <text:p>783540</text:p>
          </table:table-cell>
          <table:table-cell office:value-type="float" office:value="964798" calcext:value-type="float">
            <text:p>964798</text:p>
          </table:table-cell>
          <table:table-cell office:value-type="float" office:value="170" calcext:value-type="float">
            <text:p>170</text:p>
          </table:table-cell>
          <table:table-cell office:value-type="float" office:value="5211153" calcext:value-type="float">
            <text:p>5211153</text:p>
          </table:table-cell>
          <table:table-cell office:value-type="float" office:value="709793" calcext:value-type="float">
            <text:p>709793</text:p>
          </table:table-cell>
          <table:table-cell office:value-type="float" office:value="200" calcext:value-type="float">
            <text:p>200</text:p>
          </table:table-cell>
          <table:table-cell office:value-type="float" office:value="154891909" calcext:value-type="float">
            <text:p>154891909</text:p>
          </table:table-cell>
          <table:table-cell office:value-type="float" office:value="736703" calcext:value-type="float">
            <text:p>736703</text:p>
          </table:table-cell>
          <table:table-cell office:value-type="float" office:value="1310503" calcext:value-type="float">
            <text:p>1310503</text:p>
          </table:table-cell>
          <table:table-cell office:value-type="float" office:value="10879107" calcext:value-type="float">
            <text:p>10879107</text:p>
          </table:table-cell>
          <table:table-cell/>
          <table:table-cell table:formula="of:=SUM([.B194:.L194])" office:value-type="float" office:value="176297916" calcext:value-type="float">
            <text:p>176297916</text:p>
          </table:table-cell>
          <table:table-cell table:formula="of:=MAX([.B194:.L194])" office:value-type="float" office:value="154891909" calcext:value-type="float">
            <text:p>154891909</text:p>
          </table:table-cell>
          <table:table-cell table:formula="of:=INDEX([.$B$1:.$L$1];0;MATCH(MAX([.$B194:.$L194]);[.$B194:.$L194];0))" office:value-type="string" office:string-value="Facendi" calcext:value-type="string">
            <text:p>Facendi</text:p>
          </table:table-cell>
          <table:table-cell table:formula="of:=[.O194]/[.N194]" office:value-type="percentage" office:value="0.87858048758784" calcext:value-type="percentage">
            <text:p>87.86%</text:p>
          </table:table-cell>
          <table:table-cell/>
          <table:table-cell table:formula="of:=1000000000/[.N194]" office:value-type="float" office:value="5.67221679466705" calcext:value-type="float">
            <text:p>5.67221679466705</text:p>
          </table:table-cell>
          <table:table-cell table:formula="of:=IF([.A194]=1;1000000000/[.N194];&quot;&quot;)" office:value-type="float" office:value="5.67221679466705" calcext:value-type="float">
            <text:p>5.67221679466705</text:p>
          </table:table-cell>
          <table:table-cell table:formula="of:=IF([.A194]=1;[.P194];&quot;&quot;)" office:value-type="string" office:string-value="Facendi" calcext:value-type="string">
            <text:p>Facendi</text:p>
          </table:table-cell>
          <table:table-cell table:style-name="ce1" table:formula="of:=IF(ISBLANK([.T194]);&quot;&quot;;[.Q194])" office:value-type="percentage" office:value="0.87858048758784" calcext:value-type="percentage">
            <text:p>87.86%</text:p>
          </table:table-cell>
          <table:table-cell table:formula="of:=IF([.A194]=1;[.V194]*[.N194]/1000000;&quot;&quot;)" office:value-type="float" office:value="154.891909" calcext:value-type="float">
            <text:p>154.8919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2452" calcext:value-type="float">
            <text:p>1342452</text:p>
          </table:table-cell>
          <table:table-cell office:value-type="float" office:value="1445945" calcext:value-type="float">
            <text:p>1445945</text:p>
          </table:table-cell>
          <table:table-cell office:value-type="float" office:value="967784" calcext:value-type="float">
            <text:p>967784</text:p>
          </table:table-cell>
          <table:table-cell office:value-type="float" office:value="160" calcext:value-type="float">
            <text:p>160</text:p>
          </table:table-cell>
          <table:table-cell office:value-type="float" office:value="5162182" calcext:value-type="float">
            <text:p>5162182</text:p>
          </table:table-cell>
          <table:table-cell office:value-type="float" office:value="716175" calcext:value-type="float">
            <text:p>716175</text:p>
          </table:table-cell>
          <table:table-cell office:value-type="float" office:value="81" calcext:value-type="float">
            <text:p>81</text:p>
          </table:table-cell>
          <table:table-cell office:value-type="float" office:value="250387" calcext:value-type="float">
            <text:p>250387</text:p>
          </table:table-cell>
          <table:table-cell office:value-type="float" office:value="739739" calcext:value-type="float">
            <text:p>739739</text:p>
          </table:table-cell>
          <table:table-cell office:value-type="float" office:value="740441" calcext:value-type="float">
            <text:p>740441</text:p>
          </table:table-cell>
          <table:table-cell office:value-type="float" office:value="10649820" calcext:value-type="float">
            <text:p>10649820</text:p>
          </table:table-cell>
          <table:table-cell/>
          <table:table-cell table:formula="of:=SUM([.B195:.L195])" office:value-type="float" office:value="22015166" calcext:value-type="float">
            <text:p>22015166</text:p>
          </table:table-cell>
          <table:table-cell table:formula="of:=MAX([.B195:.L195])" office:value-type="float" office:value="10649820" calcext:value-type="float">
            <text:p>10649820</text:p>
          </table:table-cell>
          <table:table-cell table:formula="of:=INDEX([.$B$1:.$L$1];0;MATCH(MAX([.$B195:.$L195]);[.$B195:.$L195];0))" office:value-type="string" office:string-value="TimeWaitKey" calcext:value-type="string">
            <text:p>TimeWaitKey</text:p>
          </table:table-cell>
          <table:table-cell table:formula="of:=[.O195]/[.N195]" office:value-type="percentage" office:value="0.483749248131947" calcext:value-type="percentage">
            <text:p>48.37%</text:p>
          </table:table-cell>
          <table:table-cell/>
          <table:table-cell table:formula="of:=1000000000/[.N195]" office:value-type="float" office:value="45.4232323299311" calcext:value-type="float">
            <text:p>45.4232323299311</text:p>
          </table:table-cell>
          <table:table-cell table:formula="of:=IF([.A195]=1;1000000000/[.N195];&quot;&quot;)" office:value-type="float" office:value="45.4232323299311" calcext:value-type="float">
            <text:p>45.4232323299311</text:p>
          </table:table-cell>
          <table:table-cell table:formula="of:=IF([.A195]=1;[.P195];&quot;&quot;)" office:value-type="string" office:string-value="TimeWaitKey" calcext:value-type="string">
            <text:p>TimeWaitKey</text:p>
          </table:table-cell>
          <table:table-cell table:style-name="ce1" table:formula="of:=IF(ISBLANK([.T195]);&quot;&quot;;[.Q195])" office:value-type="percentage" office:value="0.483749248131947" calcext:value-type="percentage">
            <text:p>48.37%</text:p>
          </table:table-cell>
          <table:table-cell table:formula="of:=IF([.A195]=1;[.V195]*[.N195]/1000000;&quot;&quot;)" office:value-type="float" office:value="10.64982" calcext:value-type="float">
            <text:p>10.649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3589" calcext:value-type="float">
            <text:p>943589</text:p>
          </table:table-cell>
          <table:table-cell office:value-type="float" office:value="1214994" calcext:value-type="float">
            <text:p>1214994</text:p>
          </table:table-cell>
          <table:table-cell office:value-type="float" office:value="1020562" calcext:value-type="float">
            <text:p>1020562</text:p>
          </table:table-cell>
          <table:table-cell office:value-type="float" office:value="80" calcext:value-type="float">
            <text:p>80</text:p>
          </table:table-cell>
          <table:table-cell office:value-type="float" office:value="5283959" calcext:value-type="float">
            <text:p>5283959</text:p>
          </table:table-cell>
          <table:table-cell office:value-type="float" office:value="731884" calcext:value-type="float">
            <text:p>731884</text:p>
          </table:table-cell>
          <table:table-cell office:value-type="float" office:value="70" calcext:value-type="float">
            <text:p>70</text:p>
          </table:table-cell>
          <table:table-cell office:value-type="float" office:value="249765" calcext:value-type="float">
            <text:p>249765</text:p>
          </table:table-cell>
          <table:table-cell office:value-type="float" office:value="730853" calcext:value-type="float">
            <text:p>730853</text:p>
          </table:table-cell>
          <table:table-cell office:value-type="float" office:value="748625" calcext:value-type="float">
            <text:p>748625</text:p>
          </table:table-cell>
          <table:table-cell office:value-type="float" office:value="10706205" calcext:value-type="float">
            <text:p>10706205</text:p>
          </table:table-cell>
          <table:table-cell/>
          <table:table-cell table:formula="of:=SUM([.B196:.L196])" office:value-type="float" office:value="21630586" calcext:value-type="float">
            <text:p>21630586</text:p>
          </table:table-cell>
          <table:table-cell table:formula="of:=MAX([.B196:.L196])" office:value-type="float" office:value="10706205" calcext:value-type="float">
            <text:p>10706205</text:p>
          </table:table-cell>
          <table:table-cell table:formula="of:=INDEX([.$B$1:.$L$1];0;MATCH(MAX([.$B196:.$L196]);[.$B196:.$L196];0))" office:value-type="string" office:string-value="TimeWaitKey" calcext:value-type="string">
            <text:p>TimeWaitKey</text:p>
          </table:table-cell>
          <table:table-cell table:formula="of:=[.O196]/[.N196]" office:value-type="percentage" office:value="0.494956770935378" calcext:value-type="percentage">
            <text:p>49.50%</text:p>
          </table:table-cell>
          <table:table-cell/>
          <table:table-cell table:formula="of:=1000000000/[.N196]" office:value-type="float" office:value="46.2308325812347" calcext:value-type="float">
            <text:p>46.2308325812347</text:p>
          </table:table-cell>
          <table:table-cell table:formula="of:=IF([.A196]=1;1000000000/[.N196];&quot;&quot;)" office:value-type="float" office:value="46.2308325812347" calcext:value-type="float">
            <text:p>46.2308325812347</text:p>
          </table:table-cell>
          <table:table-cell table:formula="of:=IF([.A196]=1;[.P196];&quot;&quot;)" office:value-type="string" office:string-value="TimeWaitKey" calcext:value-type="string">
            <text:p>TimeWaitKey</text:p>
          </table:table-cell>
          <table:table-cell table:style-name="ce1" table:formula="of:=IF(ISBLANK([.T196]);&quot;&quot;;[.Q196])" office:value-type="percentage" office:value="0.494956770935378" calcext:value-type="percentage">
            <text:p>49.50%</text:p>
          </table:table-cell>
          <table:table-cell table:formula="of:=IF([.A196]=1;[.V196]*[.N196]/1000000;&quot;&quot;)" office:value-type="float" office:value="10.706205" calcext:value-type="float">
            <text:p>10.7062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9138" calcext:value-type="float">
            <text:p>959138</text:p>
          </table:table-cell>
          <table:table-cell office:value-type="float" office:value="1217008" calcext:value-type="float">
            <text:p>1217008</text:p>
          </table:table-cell>
          <table:table-cell office:value-type="float" office:value="966882" calcext:value-type="float">
            <text:p>966882</text:p>
          </table:table-cell>
          <table:table-cell office:value-type="float" office:value="70" calcext:value-type="float">
            <text:p>70</text:p>
          </table:table-cell>
          <table:table-cell office:value-type="float" office:value="5175707" calcext:value-type="float">
            <text:p>5175707</text:p>
          </table:table-cell>
          <table:table-cell office:value-type="float" office:value="732575" calcext:value-type="float">
            <text:p>732575</text:p>
          </table:table-cell>
          <table:table-cell office:value-type="float" office:value="100" calcext:value-type="float">
            <text:p>100</text:p>
          </table:table-cell>
          <table:table-cell office:value-type="float" office:value="247892" calcext:value-type="float">
            <text:p>247892</text:p>
          </table:table-cell>
          <table:table-cell office:value-type="float" office:value="738105" calcext:value-type="float">
            <text:p>738105</text:p>
          </table:table-cell>
          <table:table-cell office:value-type="float" office:value="787358" calcext:value-type="float">
            <text:p>787358</text:p>
          </table:table-cell>
          <table:table-cell office:value-type="float" office:value="10803346" calcext:value-type="float">
            <text:p>10803346</text:p>
          </table:table-cell>
          <table:table-cell/>
          <table:table-cell table:formula="of:=SUM([.B197:.L197])" office:value-type="float" office:value="21628181" calcext:value-type="float">
            <text:p>21628181</text:p>
          </table:table-cell>
          <table:table-cell table:formula="of:=MAX([.B197:.L197])" office:value-type="float" office:value="10803346" calcext:value-type="float">
            <text:p>10803346</text:p>
          </table:table-cell>
          <table:table-cell table:formula="of:=INDEX([.$B$1:.$L$1];0;MATCH(MAX([.$B197:.$L197]);[.$B197:.$L197];0))" office:value-type="string" office:string-value="TimeWaitKey" calcext:value-type="string">
            <text:p>TimeWaitKey</text:p>
          </table:table-cell>
          <table:table-cell table:formula="of:=[.O197]/[.N197]" office:value-type="percentage" office:value="0.499503217584502" calcext:value-type="percentage">
            <text:p>49.95%</text:p>
          </table:table-cell>
          <table:table-cell/>
          <table:table-cell table:formula="of:=1000000000/[.N197]" office:value-type="float" office:value="46.2359733349744" calcext:value-type="float">
            <text:p>46.2359733349744</text:p>
          </table:table-cell>
          <table:table-cell table:formula="of:=IF([.A197]=1;1000000000/[.N197];&quot;&quot;)" office:value-type="float" office:value="46.2359733349744" calcext:value-type="float">
            <text:p>46.2359733349744</text:p>
          </table:table-cell>
          <table:table-cell table:formula="of:=IF([.A197]=1;[.P197];&quot;&quot;)" office:value-type="string" office:string-value="TimeWaitKey" calcext:value-type="string">
            <text:p>TimeWaitKey</text:p>
          </table:table-cell>
          <table:table-cell table:style-name="ce1" table:formula="of:=IF(ISBLANK([.T197]);&quot;&quot;;[.Q197])" office:value-type="percentage" office:value="0.499503217584502" calcext:value-type="percentage">
            <text:p>49.95%</text:p>
          </table:table-cell>
          <table:table-cell table:formula="of:=IF([.A197]=1;[.V197]*[.N197]/1000000;&quot;&quot;)" office:value-type="float" office:value="10.803346" calcext:value-type="float">
            <text:p>10.8033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6668" calcext:value-type="float">
            <text:p>916668</text:p>
          </table:table-cell>
          <table:table-cell office:value-type="float" office:value="2896559" calcext:value-type="float">
            <text:p>2896559</text:p>
          </table:table-cell>
          <table:table-cell office:value-type="float" office:value="968725" calcext:value-type="float">
            <text:p>968725</text:p>
          </table:table-cell>
          <table:table-cell office:value-type="float" office:value="90" calcext:value-type="float">
            <text:p>90</text:p>
          </table:table-cell>
          <table:table-cell office:value-type="float" office:value="5134360" calcext:value-type="float">
            <text:p>5134360</text:p>
          </table:table-cell>
          <table:table-cell office:value-type="float" office:value="725602" calcext:value-type="float">
            <text:p>725602</text:p>
          </table:table-cell>
          <table:table-cell office:value-type="float" office:value="71" calcext:value-type="float">
            <text:p>71</text:p>
          </table:table-cell>
          <table:table-cell office:value-type="float" office:value="154928358" calcext:value-type="float">
            <text:p>154928358</text:p>
          </table:table-cell>
          <table:table-cell office:value-type="float" office:value="730262" calcext:value-type="float">
            <text:p>730262</text:p>
          </table:table-cell>
          <table:table-cell office:value-type="float" office:value="750679" calcext:value-type="float">
            <text:p>750679</text:p>
          </table:table-cell>
          <table:table-cell office:value-type="float" office:value="10736431" calcext:value-type="float">
            <text:p>10736431</text:p>
          </table:table-cell>
          <table:table-cell/>
          <table:table-cell table:formula="of:=SUM([.B198:.L198])" office:value-type="float" office:value="177787805" calcext:value-type="float">
            <text:p>177787805</text:p>
          </table:table-cell>
          <table:table-cell table:formula="of:=MAX([.B198:.L198])" office:value-type="float" office:value="154928358" calcext:value-type="float">
            <text:p>154928358</text:p>
          </table:table-cell>
          <table:table-cell table:formula="of:=INDEX([.$B$1:.$L$1];0;MATCH(MAX([.$B198:.$L198]);[.$B198:.$L198];0))" office:value-type="string" office:string-value="Facendi" calcext:value-type="string">
            <text:p>Facendi</text:p>
          </table:table-cell>
          <table:table-cell table:formula="of:=[.O198]/[.N198]" office:value-type="percentage" office:value="0.871422862777343" calcext:value-type="percentage">
            <text:p>87.14%</text:p>
          </table:table-cell>
          <table:table-cell/>
          <table:table-cell table:formula="of:=1000000000/[.N198]" office:value-type="float" office:value="5.62468275031575" calcext:value-type="float">
            <text:p>5.62468275031575</text:p>
          </table:table-cell>
          <table:table-cell table:formula="of:=IF([.A198]=1;1000000000/[.N198];&quot;&quot;)" office:value-type="float" office:value="5.62468275031575" calcext:value-type="float">
            <text:p>5.62468275031575</text:p>
          </table:table-cell>
          <table:table-cell table:formula="of:=IF([.A198]=1;[.P198];&quot;&quot;)" office:value-type="string" office:string-value="Facendi" calcext:value-type="string">
            <text:p>Facendi</text:p>
          </table:table-cell>
          <table:table-cell table:style-name="ce1" table:formula="of:=IF(ISBLANK([.T198]);&quot;&quot;;[.Q198])" office:value-type="percentage" office:value="0.871422862777343" calcext:value-type="percentage">
            <text:p>87.14%</text:p>
          </table:table-cell>
          <table:table-cell table:formula="of:=IF([.A198]=1;[.V198]*[.N198]/1000000;&quot;&quot;)" office:value-type="float" office:value="154.928358" calcext:value-type="float">
            <text:p>154.9283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398" calcext:value-type="float">
            <text:p>771398</text:p>
          </table:table-cell>
          <table:table-cell office:value-type="float" office:value="712388" calcext:value-type="float">
            <text:p>712388</text:p>
          </table:table-cell>
          <table:table-cell office:value-type="float" office:value="963536" calcext:value-type="float">
            <text:p>963536</text:p>
          </table:table-cell>
          <table:table-cell office:value-type="float" office:value="70" calcext:value-type="float">
            <text:p>70</text:p>
          </table:table-cell>
          <table:table-cell office:value-type="float" office:value="5402069" calcext:value-type="float">
            <text:p>5402069</text:p>
          </table:table-cell>
          <table:table-cell office:value-type="float" office:value="727276" calcext:value-type="float">
            <text:p>727276</text:p>
          </table:table-cell>
          <table:table-cell office:value-type="float" office:value="70" calcext:value-type="float">
            <text:p>70</text:p>
          </table:table-cell>
          <table:table-cell office:value-type="float" office:value="233265" calcext:value-type="float">
            <text:p>233265</text:p>
          </table:table-cell>
          <table:table-cell office:value-type="float" office:value="732345" calcext:value-type="float">
            <text:p>732345</text:p>
          </table:table-cell>
          <table:table-cell office:value-type="float" office:value="723108" calcext:value-type="float">
            <text:p>723108</text:p>
          </table:table-cell>
          <table:table-cell office:value-type="float" office:value="10412678" calcext:value-type="float">
            <text:p>10412678</text:p>
          </table:table-cell>
          <table:table-cell/>
          <table:table-cell table:formula="of:=SUM([.B199:.L199])" office:value-type="float" office:value="20678203" calcext:value-type="float">
            <text:p>20678203</text:p>
          </table:table-cell>
          <table:table-cell table:formula="of:=MAX([.B199:.L199])" office:value-type="float" office:value="10412678" calcext:value-type="float">
            <text:p>10412678</text:p>
          </table:table-cell>
          <table:table-cell table:formula="of:=INDEX([.$B$1:.$L$1];0;MATCH(MAX([.$B199:.$L199]);[.$B199:.$L199];0))" office:value-type="string" office:string-value="TimeWaitKey" calcext:value-type="string">
            <text:p>TimeWaitKey</text:p>
          </table:table-cell>
          <table:table-cell table:formula="of:=[.O199]/[.N199]" office:value-type="percentage" office:value="0.503558167022541" calcext:value-type="percentage">
            <text:p>50.36%</text:p>
          </table:table-cell>
          <table:table-cell/>
          <table:table-cell table:formula="of:=1000000000/[.N199]" office:value-type="float" office:value="48.3601016974251" calcext:value-type="float">
            <text:p>48.3601016974251</text:p>
          </table:table-cell>
          <table:table-cell table:formula="of:=IF([.A199]=1;1000000000/[.N199];&quot;&quot;)" office:value-type="float" office:value="48.3601016974251" calcext:value-type="float">
            <text:p>48.3601016974251</text:p>
          </table:table-cell>
          <table:table-cell table:formula="of:=IF([.A199]=1;[.P199];&quot;&quot;)" office:value-type="string" office:string-value="TimeWaitKey" calcext:value-type="string">
            <text:p>TimeWaitKey</text:p>
          </table:table-cell>
          <table:table-cell table:style-name="ce1" table:formula="of:=IF(ISBLANK([.T199]);&quot;&quot;;[.Q199])" office:value-type="percentage" office:value="0.503558167022541" calcext:value-type="percentage">
            <text:p>50.36%</text:p>
          </table:table-cell>
          <table:table-cell table:formula="of:=IF([.A199]=1;[.V199]*[.N199]/1000000;&quot;&quot;)" office:value-type="float" office:value="10.412678" calcext:value-type="float">
            <text:p>10.4126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0325" calcext:value-type="float">
            <text:p>850325</text:p>
          </table:table-cell>
          <table:table-cell office:value-type="float" office:value="707900" calcext:value-type="float">
            <text:p>707900</text:p>
          </table:table-cell>
          <table:table-cell office:value-type="float" office:value="962274" calcext:value-type="float">
            <text:p>962274</text:p>
          </table:table-cell>
          <table:table-cell office:value-type="float" office:value="70" calcext:value-type="float">
            <text:p>70</text:p>
          </table:table-cell>
          <table:table-cell office:value-type="float" office:value="5158014" calcext:value-type="float">
            <text:p>5158014</text:p>
          </table:table-cell>
          <table:table-cell office:value-type="float" office:value="726014" calcext:value-type="float">
            <text:p>726014</text:p>
          </table:table-cell>
          <table:table-cell office:value-type="float" office:value="70" calcext:value-type="float">
            <text:p>70</text:p>
          </table:table-cell>
          <table:table-cell office:value-type="float" office:value="263922" calcext:value-type="float">
            <text:p>263922</text:p>
          </table:table-cell>
          <table:table-cell office:value-type="float" office:value="726434" calcext:value-type="float">
            <text:p>726434</text:p>
          </table:table-cell>
          <table:table-cell office:value-type="float" office:value="719000" calcext:value-type="float">
            <text:p>719000</text:p>
          </table:table-cell>
          <table:table-cell office:value-type="float" office:value="10265404" calcext:value-type="float">
            <text:p>10265404</text:p>
          </table:table-cell>
          <table:table-cell/>
          <table:table-cell table:formula="of:=SUM([.B200:.L200])" office:value-type="float" office:value="20379427" calcext:value-type="float">
            <text:p>20379427</text:p>
          </table:table-cell>
          <table:table-cell table:formula="of:=MAX([.B200:.L200])" office:value-type="float" office:value="10265404" calcext:value-type="float">
            <text:p>10265404</text:p>
          </table:table-cell>
          <table:table-cell table:formula="of:=INDEX([.$B$1:.$L$1];0;MATCH(MAX([.$B200:.$L200]);[.$B200:.$L200];0))" office:value-type="string" office:string-value="TimeWaitKey" calcext:value-type="string">
            <text:p>TimeWaitKey</text:p>
          </table:table-cell>
          <table:table-cell table:formula="of:=[.O200]/[.N200]" office:value-type="percentage" office:value="0.50371406418836" calcext:value-type="percentage">
            <text:p>50.37%</text:p>
          </table:table-cell>
          <table:table-cell/>
          <table:table-cell table:formula="of:=1000000000/[.N200]" office:value-type="float" office:value="49.0690930613506" calcext:value-type="float">
            <text:p>49.0690930613506</text:p>
          </table:table-cell>
          <table:table-cell table:formula="of:=IF([.A200]=1;1000000000/[.N200];&quot;&quot;)" office:value-type="float" office:value="49.0690930613506" calcext:value-type="float">
            <text:p>49.0690930613506</text:p>
          </table:table-cell>
          <table:table-cell table:formula="of:=IF([.A200]=1;[.P200];&quot;&quot;)" office:value-type="string" office:string-value="TimeWaitKey" calcext:value-type="string">
            <text:p>TimeWaitKey</text:p>
          </table:table-cell>
          <table:table-cell table:style-name="ce1" table:formula="of:=IF(ISBLANK([.T200]);&quot;&quot;;[.Q200])" office:value-type="percentage" office:value="0.50371406418836" calcext:value-type="percentage">
            <text:p>50.37%</text:p>
          </table:table-cell>
          <table:table-cell table:formula="of:=IF([.A200]=1;[.V200]*[.N200]/1000000;&quot;&quot;)" office:value-type="float" office:value="10.265404" calcext:value-type="float">
            <text:p>10.2654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5533" calcext:value-type="float">
            <text:p>1085533</text:p>
          </table:table-cell>
          <table:table-cell office:value-type="float" office:value="1252534" calcext:value-type="float">
            <text:p>1252534</text:p>
          </table:table-cell>
          <table:table-cell office:value-type="float" office:value="972142" calcext:value-type="float">
            <text:p>972142</text:p>
          </table:table-cell>
          <table:table-cell office:value-type="float" office:value="160" calcext:value-type="float">
            <text:p>160</text:p>
          </table:table-cell>
          <table:table-cell office:value-type="float" office:value="5223847" calcext:value-type="float">
            <text:p>5223847</text:p>
          </table:table-cell>
          <table:table-cell office:value-type="float" office:value="720133" calcext:value-type="float">
            <text:p>720133</text:p>
          </table:table-cell>
          <table:table-cell office:value-type="float" office:value="70" calcext:value-type="float">
            <text:p>70</text:p>
          </table:table-cell>
          <table:table-cell office:value-type="float" office:value="236441" calcext:value-type="float">
            <text:p>236441</text:p>
          </table:table-cell>
          <table:table-cell office:value-type="float" office:value="750288" calcext:value-type="float">
            <text:p>750288</text:p>
          </table:table-cell>
          <table:table-cell office:value-type="float" office:value="726364" calcext:value-type="float">
            <text:p>726364</text:p>
          </table:table-cell>
          <table:table-cell office:value-type="float" office:value="10582975" calcext:value-type="float">
            <text:p>10582975</text:p>
          </table:table-cell>
          <table:table-cell/>
          <table:table-cell table:formula="of:=SUM([.B201:.L201])" office:value-type="float" office:value="21550487" calcext:value-type="float">
            <text:p>21550487</text:p>
          </table:table-cell>
          <table:table-cell table:formula="of:=MAX([.B201:.L201])" office:value-type="float" office:value="10582975" calcext:value-type="float">
            <text:p>10582975</text:p>
          </table:table-cell>
          <table:table-cell table:formula="of:=INDEX([.$B$1:.$L$1];0;MATCH(MAX([.$B201:.$L201]);[.$B201:.$L201];0))" office:value-type="string" office:string-value="TimeWaitKey" calcext:value-type="string">
            <text:p>TimeWaitKey</text:p>
          </table:table-cell>
          <table:table-cell table:formula="of:=[.O201]/[.N201]" office:value-type="percentage" office:value="0.491078229461821" calcext:value-type="percentage">
            <text:p>49.11%</text:p>
          </table:table-cell>
          <table:table-cell/>
          <table:table-cell table:formula="of:=1000000000/[.N201]" office:value-type="float" office:value="46.4026636613827" calcext:value-type="float">
            <text:p>46.4026636613827</text:p>
          </table:table-cell>
          <table:table-cell table:formula="of:=IF([.A201]=1;1000000000/[.N201];&quot;&quot;)" office:value-type="float" office:value="46.4026636613827" calcext:value-type="float">
            <text:p>46.4026636613827</text:p>
          </table:table-cell>
          <table:table-cell table:formula="of:=IF([.A201]=1;[.P201];&quot;&quot;)" office:value-type="string" office:string-value="TimeWaitKey" calcext:value-type="string">
            <text:p>TimeWaitKey</text:p>
          </table:table-cell>
          <table:table-cell table:style-name="ce1" table:formula="of:=IF(ISBLANK([.T201]);&quot;&quot;;[.Q201])" office:value-type="percentage" office:value="0.491078229461821" calcext:value-type="percentage">
            <text:p>49.11%</text:p>
          </table:table-cell>
          <table:table-cell table:formula="of:=IF([.A201]=1;[.V201]*[.N201]/1000000;&quot;&quot;)" office:value-type="float" office:value="10.582975" calcext:value-type="float">
            <text:p>10.582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9829" calcext:value-type="float">
            <text:p>809829</text:p>
          </table:table-cell>
          <table:table-cell office:value-type="float" office:value="1301115" calcext:value-type="float">
            <text:p>1301115</text:p>
          </table:table-cell>
          <table:table-cell office:value-type="float" office:value="978815" calcext:value-type="float">
            <text:p>978815</text:p>
          </table:table-cell>
          <table:table-cell office:value-type="float" office:value="90" calcext:value-type="float">
            <text:p>90</text:p>
          </table:table-cell>
          <table:table-cell office:value-type="float" office:value="5474904" calcext:value-type="float">
            <text:p>5474904</text:p>
          </table:table-cell>
          <table:table-cell office:value-type="float" office:value="738717" calcext:value-type="float">
            <text:p>738717</text:p>
          </table:table-cell>
          <table:table-cell office:value-type="float" office:value="81" calcext:value-type="float">
            <text:p>81</text:p>
          </table:table-cell>
          <table:table-cell office:value-type="float" office:value="152240950" calcext:value-type="float">
            <text:p>152240950</text:p>
          </table:table-cell>
          <table:table-cell office:value-type="float" office:value="745790" calcext:value-type="float">
            <text:p>745790</text:p>
          </table:table-cell>
          <table:table-cell office:value-type="float" office:value="758043" calcext:value-type="float">
            <text:p>758043</text:p>
          </table:table-cell>
          <table:table-cell office:value-type="float" office:value="10765215" calcext:value-type="float">
            <text:p>10765215</text:p>
          </table:table-cell>
          <table:table-cell/>
          <table:table-cell table:formula="of:=SUM([.B202:.L202])" office:value-type="float" office:value="173813549" calcext:value-type="float">
            <text:p>173813549</text:p>
          </table:table-cell>
          <table:table-cell table:formula="of:=MAX([.B202:.L202])" office:value-type="float" office:value="152240950" calcext:value-type="float">
            <text:p>152240950</text:p>
          </table:table-cell>
          <table:table-cell table:formula="of:=INDEX([.$B$1:.$L$1];0;MATCH(MAX([.$B202:.$L202]);[.$B202:.$L202];0))" office:value-type="string" office:string-value="Facendi" calcext:value-type="string">
            <text:p>Facendi</text:p>
          </table:table-cell>
          <table:table-cell table:formula="of:=[.O202]/[.N202]" office:value-type="percentage" office:value="0.875886551283755" calcext:value-type="percentage">
            <text:p>87.59%</text:p>
          </table:table-cell>
          <table:table-cell/>
          <table:table-cell table:formula="of:=1000000000/[.N202]" office:value-type="float" office:value="5.7532914191862" calcext:value-type="float">
            <text:p>5.7532914191862</text:p>
          </table:table-cell>
          <table:table-cell table:formula="of:=IF([.A202]=1;1000000000/[.N202];&quot;&quot;)" office:value-type="float" office:value="5.7532914191862" calcext:value-type="float">
            <text:p>5.7532914191862</text:p>
          </table:table-cell>
          <table:table-cell table:formula="of:=IF([.A202]=1;[.P202];&quot;&quot;)" office:value-type="string" office:string-value="Facendi" calcext:value-type="string">
            <text:p>Facendi</text:p>
          </table:table-cell>
          <table:table-cell table:style-name="ce1" table:formula="of:=IF(ISBLANK([.T202]);&quot;&quot;;[.Q202])" office:value-type="percentage" office:value="0.875886551283755" calcext:value-type="percentage">
            <text:p>87.59%</text:p>
          </table:table-cell>
          <table:table-cell table:formula="of:=IF([.A202]=1;[.V202]*[.N202]/1000000;&quot;&quot;)" office:value-type="float" office:value="152.24095" calcext:value-type="float">
            <text:p>152.240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6969" calcext:value-type="float">
            <text:p>916969</text:p>
          </table:table-cell>
          <table:table-cell office:value-type="float" office:value="710754" calcext:value-type="float">
            <text:p>710754</text:p>
          </table:table-cell>
          <table:table-cell office:value-type="float" office:value="964548" calcext:value-type="float">
            <text:p>964548</text:p>
          </table:table-cell>
          <table:table-cell office:value-type="float" office:value="71" calcext:value-type="float">
            <text:p>71</text:p>
          </table:table-cell>
          <table:table-cell office:value-type="float" office:value="5150270" calcext:value-type="float">
            <text:p>5150270</text:p>
          </table:table-cell>
          <table:table-cell office:value-type="float" office:value="743926" calcext:value-type="float">
            <text:p>743926</text:p>
          </table:table-cell>
          <table:table-cell office:value-type="float" office:value="70" calcext:value-type="float">
            <text:p>70</text:p>
          </table:table-cell>
          <table:table-cell office:value-type="float" office:value="272528" calcext:value-type="float">
            <text:p>272528</text:p>
          </table:table-cell>
          <table:table-cell office:value-type="float" office:value="745619" calcext:value-type="float">
            <text:p>745619</text:p>
          </table:table-cell>
          <table:table-cell office:value-type="float" office:value="712038" calcext:value-type="float">
            <text:p>712038</text:p>
          </table:table-cell>
          <table:table-cell office:value-type="float" office:value="10801433" calcext:value-type="float">
            <text:p>10801433</text:p>
          </table:table-cell>
          <table:table-cell/>
          <table:table-cell table:formula="of:=SUM([.B203:.L203])" office:value-type="float" office:value="21018226" calcext:value-type="float">
            <text:p>21018226</text:p>
          </table:table-cell>
          <table:table-cell table:formula="of:=MAX([.B203:.L203])" office:value-type="float" office:value="10801433" calcext:value-type="float">
            <text:p>10801433</text:p>
          </table:table-cell>
          <table:table-cell table:formula="of:=INDEX([.$B$1:.$L$1];0;MATCH(MAX([.$B203:.$L203]);[.$B203:.$L203];0))" office:value-type="string" office:string-value="TimeWaitKey" calcext:value-type="string">
            <text:p>TimeWaitKey</text:p>
          </table:table-cell>
          <table:table-cell table:formula="of:=[.O203]/[.N203]" office:value-type="percentage" office:value="0.513907929241983" calcext:value-type="percentage">
            <text:p>51.39%</text:p>
          </table:table-cell>
          <table:table-cell/>
          <table:table-cell table:formula="of:=1000000000/[.N203]" office:value-type="float" office:value="47.5777546592181" calcext:value-type="float">
            <text:p>47.5777546592181</text:p>
          </table:table-cell>
          <table:table-cell table:formula="of:=IF([.A203]=1;1000000000/[.N203];&quot;&quot;)" office:value-type="float" office:value="47.5777546592181" calcext:value-type="float">
            <text:p>47.5777546592181</text:p>
          </table:table-cell>
          <table:table-cell table:formula="of:=IF([.A203]=1;[.P203];&quot;&quot;)" office:value-type="string" office:string-value="TimeWaitKey" calcext:value-type="string">
            <text:p>TimeWaitKey</text:p>
          </table:table-cell>
          <table:table-cell table:style-name="ce1" table:formula="of:=IF(ISBLANK([.T203]);&quot;&quot;;[.Q203])" office:value-type="percentage" office:value="0.513907929241983" calcext:value-type="percentage">
            <text:p>51.39%</text:p>
          </table:table-cell>
          <table:table-cell table:formula="of:=IF([.A203]=1;[.V203]*[.N203]/1000000;&quot;&quot;)" office:value-type="float" office:value="10.801433" calcext:value-type="float">
            <text:p>10.8014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432" calcext:value-type="float">
            <text:p>902432</text:p>
          </table:table-cell>
          <table:table-cell office:value-type="float" office:value="1217009" calcext:value-type="float">
            <text:p>1217009</text:p>
          </table:table-cell>
          <table:table-cell office:value-type="float" office:value="976280" calcext:value-type="float">
            <text:p>976280</text:p>
          </table:table-cell>
          <table:table-cell office:value-type="float" office:value="90" calcext:value-type="float">
            <text:p>90</text:p>
          </table:table-cell>
          <table:table-cell office:value-type="float" office:value="5441833" calcext:value-type="float">
            <text:p>5441833</text:p>
          </table:table-cell>
          <table:table-cell office:value-type="float" office:value="775144" calcext:value-type="float">
            <text:p>775144</text:p>
          </table:table-cell>
          <table:table-cell office:value-type="float" office:value="70" calcext:value-type="float">
            <text:p>70</text:p>
          </table:table-cell>
          <table:table-cell office:value-type="float" office:value="243294" calcext:value-type="float">
            <text:p>243294</text:p>
          </table:table-cell>
          <table:table-cell office:value-type="float" office:value="773892" calcext:value-type="float">
            <text:p>773892</text:p>
          </table:table-cell>
          <table:table-cell office:value-type="float" office:value="727787" calcext:value-type="float">
            <text:p>727787</text:p>
          </table:table-cell>
          <table:table-cell office:value-type="float" office:value="10654438" calcext:value-type="float">
            <text:p>10654438</text:p>
          </table:table-cell>
          <table:table-cell/>
          <table:table-cell table:formula="of:=SUM([.B204:.L204])" office:value-type="float" office:value="21712269" calcext:value-type="float">
            <text:p>21712269</text:p>
          </table:table-cell>
          <table:table-cell table:formula="of:=MAX([.B204:.L204])" office:value-type="float" office:value="10654438" calcext:value-type="float">
            <text:p>10654438</text:p>
          </table:table-cell>
          <table:table-cell table:formula="of:=INDEX([.$B$1:.$L$1];0;MATCH(MAX([.$B204:.$L204]);[.$B204:.$L204];0))" office:value-type="string" office:string-value="TimeWaitKey" calcext:value-type="string">
            <text:p>TimeWaitKey</text:p>
          </table:table-cell>
          <table:table-cell table:formula="of:=[.O204]/[.N204]" office:value-type="percentage" office:value="0.490710482630811" calcext:value-type="percentage">
            <text:p>49.07%</text:p>
          </table:table-cell>
          <table:table-cell/>
          <table:table-cell table:formula="of:=1000000000/[.N204]" office:value-type="float" office:value="46.0569091143814" calcext:value-type="float">
            <text:p>46.0569091143814</text:p>
          </table:table-cell>
          <table:table-cell table:formula="of:=IF([.A204]=1;1000000000/[.N204];&quot;&quot;)" office:value-type="float" office:value="46.0569091143814" calcext:value-type="float">
            <text:p>46.0569091143814</text:p>
          </table:table-cell>
          <table:table-cell table:formula="of:=IF([.A204]=1;[.P204];&quot;&quot;)" office:value-type="string" office:string-value="TimeWaitKey" calcext:value-type="string">
            <text:p>TimeWaitKey</text:p>
          </table:table-cell>
          <table:table-cell table:style-name="ce1" table:formula="of:=IF(ISBLANK([.T204]);&quot;&quot;;[.Q204])" office:value-type="percentage" office:value="0.490710482630811" calcext:value-type="percentage">
            <text:p>49.07%</text:p>
          </table:table-cell>
          <table:table-cell table:formula="of:=IF([.A204]=1;[.V204]*[.N204]/1000000;&quot;&quot;)" office:value-type="float" office:value="10.654438" calcext:value-type="float">
            <text:p>10.6544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6241" calcext:value-type="float">
            <text:p>816241</text:p>
          </table:table-cell>
          <table:table-cell office:value-type="float" office:value="764976" calcext:value-type="float">
            <text:p>764976</text:p>
          </table:table-cell>
          <table:table-cell office:value-type="float" office:value="977402" calcext:value-type="float">
            <text:p>977402</text:p>
          </table:table-cell>
          <table:table-cell office:value-type="float" office:value="70" calcext:value-type="float">
            <text:p>70</text:p>
          </table:table-cell>
          <table:table-cell office:value-type="float" office:value="5393052" calcext:value-type="float">
            <text:p>5393052</text:p>
          </table:table-cell>
          <table:table-cell office:value-type="float" office:value="739057" calcext:value-type="float">
            <text:p>739057</text:p>
          </table:table-cell>
          <table:table-cell office:value-type="float" office:value="71" calcext:value-type="float">
            <text:p>71</text:p>
          </table:table-cell>
          <table:table-cell office:value-type="float" office:value="255847" calcext:value-type="float">
            <text:p>255847</text:p>
          </table:table-cell>
          <table:table-cell office:value-type="float" office:value="748966" calcext:value-type="float">
            <text:p>748966</text:p>
          </table:table-cell>
          <table:table-cell office:value-type="float" office:value="731905" calcext:value-type="float">
            <text:p>731905</text:p>
          </table:table-cell>
          <table:table-cell office:value-type="float" office:value="10572416" calcext:value-type="float">
            <text:p>10572416</text:p>
          </table:table-cell>
          <table:table-cell/>
          <table:table-cell table:formula="of:=SUM([.B205:.L205])" office:value-type="float" office:value="21000003" calcext:value-type="float">
            <text:p>21000003</text:p>
          </table:table-cell>
          <table:table-cell table:formula="of:=MAX([.B205:.L205])" office:value-type="float" office:value="10572416" calcext:value-type="float">
            <text:p>10572416</text:p>
          </table:table-cell>
          <table:table-cell table:formula="of:=INDEX([.$B$1:.$L$1];0;MATCH(MAX([.$B205:.$L205]);[.$B205:.$L205];0))" office:value-type="string" office:string-value="TimeWaitKey" calcext:value-type="string">
            <text:p>TimeWaitKey</text:p>
          </table:table-cell>
          <table:table-cell table:formula="of:=[.O205]/[.N205]" office:value-type="percentage" office:value="0.503448309031194" calcext:value-type="percentage">
            <text:p>50.34%</text:p>
          </table:table-cell>
          <table:table-cell/>
          <table:table-cell table:formula="of:=1000000000/[.N205]" office:value-type="float" office:value="47.6190408163275" calcext:value-type="float">
            <text:p>47.6190408163275</text:p>
          </table:table-cell>
          <table:table-cell table:formula="of:=IF([.A205]=1;1000000000/[.N205];&quot;&quot;)" office:value-type="float" office:value="47.6190408163275" calcext:value-type="float">
            <text:p>47.6190408163275</text:p>
          </table:table-cell>
          <table:table-cell table:formula="of:=IF([.A205]=1;[.P205];&quot;&quot;)" office:value-type="string" office:string-value="TimeWaitKey" calcext:value-type="string">
            <text:p>TimeWaitKey</text:p>
          </table:table-cell>
          <table:table-cell table:style-name="ce1" table:formula="of:=IF(ISBLANK([.T205]);&quot;&quot;;[.Q205])" office:value-type="percentage" office:value="0.503448309031194" calcext:value-type="percentage">
            <text:p>50.34%</text:p>
          </table:table-cell>
          <table:table-cell table:formula="of:=IF([.A205]=1;[.V205]*[.N205]/1000000;&quot;&quot;)" office:value-type="float" office:value="10.572416" calcext:value-type="float">
            <text:p>10.5724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7313" calcext:value-type="float">
            <text:p>817313</text:p>
          </table:table-cell>
          <table:table-cell office:value-type="float" office:value="778090" calcext:value-type="float">
            <text:p>778090</text:p>
          </table:table-cell>
          <table:table-cell office:value-type="float" office:value="963806" calcext:value-type="float">
            <text:p>963806</text:p>
          </table:table-cell>
          <table:table-cell office:value-type="float" office:value="90" calcext:value-type="float">
            <text:p>90</text:p>
          </table:table-cell>
          <table:table-cell office:value-type="float" office:value="5418279" calcext:value-type="float">
            <text:p>5418279</text:p>
          </table:table-cell>
          <table:table-cell office:value-type="float" office:value="762030" calcext:value-type="float">
            <text:p>762030</text:p>
          </table:table-cell>
          <table:table-cell office:value-type="float" office:value="70" calcext:value-type="float">
            <text:p>70</text:p>
          </table:table-cell>
          <table:table-cell office:value-type="float" office:value="151825996" calcext:value-type="float">
            <text:p>151825996</text:p>
          </table:table-cell>
          <table:table-cell office:value-type="float" office:value="733067" calcext:value-type="float">
            <text:p>733067</text:p>
          </table:table-cell>
          <table:table-cell office:value-type="float" office:value="758043" calcext:value-type="float">
            <text:p>758043</text:p>
          </table:table-cell>
          <table:table-cell office:value-type="float" office:value="10654548" calcext:value-type="float">
            <text:p>10654548</text:p>
          </table:table-cell>
          <table:table-cell/>
          <table:table-cell table:formula="of:=SUM([.B206:.L206])" office:value-type="float" office:value="172711332" calcext:value-type="float">
            <text:p>172711332</text:p>
          </table:table-cell>
          <table:table-cell table:formula="of:=MAX([.B206:.L206])" office:value-type="float" office:value="151825996" calcext:value-type="float">
            <text:p>151825996</text:p>
          </table:table-cell>
          <table:table-cell table:formula="of:=INDEX([.$B$1:.$L$1];0;MATCH(MAX([.$B206:.$L206]);[.$B206:.$L206];0))" office:value-type="string" office:string-value="Facendi" calcext:value-type="string">
            <text:p>Facendi</text:p>
          </table:table-cell>
          <table:table-cell table:formula="of:=[.O206]/[.N206]" office:value-type="percentage" office:value="0.879073736748206" calcext:value-type="percentage">
            <text:p>87.91%</text:p>
          </table:table-cell>
          <table:table-cell/>
          <table:table-cell table:formula="of:=1000000000/[.N206]" office:value-type="float" office:value="5.79000803490995" calcext:value-type="float">
            <text:p>5.79000803490995</text:p>
          </table:table-cell>
          <table:table-cell table:formula="of:=IF([.A206]=1;1000000000/[.N206];&quot;&quot;)" office:value-type="float" office:value="5.79000803490995" calcext:value-type="float">
            <text:p>5.79000803490995</text:p>
          </table:table-cell>
          <table:table-cell table:formula="of:=IF([.A206]=1;[.P206];&quot;&quot;)" office:value-type="string" office:string-value="Facendi" calcext:value-type="string">
            <text:p>Facendi</text:p>
          </table:table-cell>
          <table:table-cell table:style-name="ce1" table:formula="of:=IF(ISBLANK([.T206]);&quot;&quot;;[.Q206])" office:value-type="percentage" office:value="0.879073736748206" calcext:value-type="percentage">
            <text:p>87.91%</text:p>
          </table:table-cell>
          <table:table-cell table:formula="of:=IF([.A206]=1;[.V206]*[.N206]/1000000;&quot;&quot;)" office:value-type="float" office:value="151.825996" calcext:value-type="float">
            <text:p>151.8259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5205" calcext:value-type="float">
            <text:p>925205</text:p>
          </table:table-cell>
          <table:table-cell office:value-type="float" office:value="1263936" calcext:value-type="float">
            <text:p>1263936</text:p>
          </table:table-cell>
          <table:table-cell office:value-type="float" office:value="1009251" calcext:value-type="float">
            <text:p>1009251</text:p>
          </table:table-cell>
          <table:table-cell office:value-type="float" office:value="90" calcext:value-type="float">
            <text:p>90</text:p>
          </table:table-cell>
          <table:table-cell office:value-type="float" office:value="5174344" calcext:value-type="float">
            <text:p>5174344</text:p>
          </table:table-cell>
          <table:table-cell office:value-type="float" office:value="712307" calcext:value-type="float">
            <text:p>712307</text:p>
          </table:table-cell>
          <table:table-cell office:value-type="float" office:value="110" calcext:value-type="float">
            <text:p>110</text:p>
          </table:table-cell>
          <table:table-cell office:value-type="float" office:value="245808" calcext:value-type="float">
            <text:p>245808</text:p>
          </table:table-cell>
          <table:table-cell office:value-type="float" office:value="724430" calcext:value-type="float">
            <text:p>724430</text:p>
          </table:table-cell>
          <table:table-cell office:value-type="float" office:value="1461715" calcext:value-type="float">
            <text:p>1461715</text:p>
          </table:table-cell>
          <table:table-cell office:value-type="float" office:value="10510440" calcext:value-type="float">
            <text:p>10510440</text:p>
          </table:table-cell>
          <table:table-cell/>
          <table:table-cell table:formula="of:=SUM([.B207:.L207])" office:value-type="float" office:value="22027636" calcext:value-type="float">
            <text:p>22027636</text:p>
          </table:table-cell>
          <table:table-cell table:formula="of:=MAX([.B207:.L207])" office:value-type="float" office:value="10510440" calcext:value-type="float">
            <text:p>10510440</text:p>
          </table:table-cell>
          <table:table-cell table:formula="of:=INDEX([.$B$1:.$L$1];0;MATCH(MAX([.$B207:.$L207]);[.$B207:.$L207];0))" office:value-type="string" office:string-value="TimeWaitKey" calcext:value-type="string">
            <text:p>TimeWaitKey</text:p>
          </table:table-cell>
          <table:table-cell table:formula="of:=[.O207]/[.N207]" office:value-type="percentage" office:value="0.4771478882255" calcext:value-type="percentage">
            <text:p>47.71%</text:p>
          </table:table-cell>
          <table:table-cell/>
          <table:table-cell table:formula="of:=1000000000/[.N207]" office:value-type="float" office:value="45.3975179179463" calcext:value-type="float">
            <text:p>45.3975179179463</text:p>
          </table:table-cell>
          <table:table-cell table:formula="of:=IF([.A207]=1;1000000000/[.N207];&quot;&quot;)" office:value-type="float" office:value="45.3975179179463" calcext:value-type="float">
            <text:p>45.3975179179463</text:p>
          </table:table-cell>
          <table:table-cell table:formula="of:=IF([.A207]=1;[.P207];&quot;&quot;)" office:value-type="string" office:string-value="TimeWaitKey" calcext:value-type="string">
            <text:p>TimeWaitKey</text:p>
          </table:table-cell>
          <table:table-cell table:style-name="ce1" table:formula="of:=IF(ISBLANK([.T207]);&quot;&quot;;[.Q207])" office:value-type="percentage" office:value="0.4771478882255" calcext:value-type="percentage">
            <text:p>47.71%</text:p>
          </table:table-cell>
          <table:table-cell table:formula="of:=IF([.A207]=1;[.V207]*[.N207]/1000000;&quot;&quot;)" office:value-type="float" office:value="10.51044" calcext:value-type="float">
            <text:p>10.510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2360" calcext:value-type="float">
            <text:p>772360</text:p>
          </table:table-cell>
          <table:table-cell office:value-type="float" office:value="715694" calcext:value-type="float">
            <text:p>715694</text:p>
          </table:table-cell>
          <table:table-cell office:value-type="float" office:value="973936" calcext:value-type="float">
            <text:p>973936</text:p>
          </table:table-cell>
          <table:table-cell office:value-type="float" office:value="91" calcext:value-type="float">
            <text:p>91</text:p>
          </table:table-cell>
          <table:table-cell office:value-type="float" office:value="5258982" calcext:value-type="float">
            <text:p>5258982</text:p>
          </table:table-cell>
          <table:table-cell office:value-type="float" office:value="757392" calcext:value-type="float">
            <text:p>757392</text:p>
          </table:table-cell>
          <table:table-cell office:value-type="float" office:value="70" calcext:value-type="float">
            <text:p>70</text:p>
          </table:table-cell>
          <table:table-cell office:value-type="float" office:value="248914" calcext:value-type="float">
            <text:p>248914</text:p>
          </table:table-cell>
          <table:table-cell office:value-type="float" office:value="761078" calcext:value-type="float">
            <text:p>761078</text:p>
          </table:table-cell>
          <table:table-cell office:value-type="float" office:value="742604" calcext:value-type="float">
            <text:p>742604</text:p>
          </table:table-cell>
          <table:table-cell office:value-type="float" office:value="10813184" calcext:value-type="float">
            <text:p>10813184</text:p>
          </table:table-cell>
          <table:table-cell/>
          <table:table-cell table:formula="of:=SUM([.B208:.L208])" office:value-type="float" office:value="21044305" calcext:value-type="float">
            <text:p>21044305</text:p>
          </table:table-cell>
          <table:table-cell table:formula="of:=MAX([.B208:.L208])" office:value-type="float" office:value="10813184" calcext:value-type="float">
            <text:p>10813184</text:p>
          </table:table-cell>
          <table:table-cell table:formula="of:=INDEX([.$B$1:.$L$1];0;MATCH(MAX([.$B208:.$L208]);[.$B208:.$L208];0))" office:value-type="string" office:string-value="TimeWaitKey" calcext:value-type="string">
            <text:p>TimeWaitKey</text:p>
          </table:table-cell>
          <table:table-cell table:formula="of:=[.O208]/[.N208]" office:value-type="percentage" office:value="0.513829465976662" calcext:value-type="percentage">
            <text:p>51.38%</text:p>
          </table:table-cell>
          <table:table-cell/>
          <table:table-cell table:formula="of:=1000000000/[.N208]" office:value-type="float" office:value="47.5187942771215" calcext:value-type="float">
            <text:p>47.5187942771215</text:p>
          </table:table-cell>
          <table:table-cell table:formula="of:=IF([.A208]=1;1000000000/[.N208];&quot;&quot;)" office:value-type="float" office:value="47.5187942771215" calcext:value-type="float">
            <text:p>47.5187942771215</text:p>
          </table:table-cell>
          <table:table-cell table:formula="of:=IF([.A208]=1;[.P208];&quot;&quot;)" office:value-type="string" office:string-value="TimeWaitKey" calcext:value-type="string">
            <text:p>TimeWaitKey</text:p>
          </table:table-cell>
          <table:table-cell table:style-name="ce1" table:formula="of:=IF(ISBLANK([.T208]);&quot;&quot;;[.Q208])" office:value-type="percentage" office:value="0.513829465976662" calcext:value-type="percentage">
            <text:p>51.38%</text:p>
          </table:table-cell>
          <table:table-cell table:formula="of:=IF([.A208]=1;[.V208]*[.N208]/1000000;&quot;&quot;)" office:value-type="float" office:value="10.813184" calcext:value-type="float">
            <text:p>10.8131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7901" calcext:value-type="float">
            <text:p>767901</text:p>
          </table:table-cell>
          <table:table-cell office:value-type="float" office:value="731263" calcext:value-type="float">
            <text:p>731263</text:p>
          </table:table-cell>
          <table:table-cell office:value-type="float" office:value="964127" calcext:value-type="float">
            <text:p>964127</text:p>
          </table:table-cell>
          <table:table-cell office:value-type="float" office:value="70" calcext:value-type="float">
            <text:p>70</text:p>
          </table:table-cell>
          <table:table-cell office:value-type="float" office:value="5152554" calcext:value-type="float">
            <text:p>5152554</text:p>
          </table:table-cell>
          <table:table-cell office:value-type="float" office:value="713630" calcext:value-type="float">
            <text:p>713630</text:p>
          </table:table-cell>
          <table:table-cell office:value-type="float" office:value="71" calcext:value-type="float">
            <text:p>71</text:p>
          </table:table-cell>
          <table:table-cell office:value-type="float" office:value="249736" calcext:value-type="float">
            <text:p>249736</text:p>
          </table:table-cell>
          <table:table-cell office:value-type="float" office:value="756530" calcext:value-type="float">
            <text:p>756530</text:p>
          </table:table-cell>
          <table:table-cell office:value-type="float" office:value="821882" calcext:value-type="float">
            <text:p>821882</text:p>
          </table:table-cell>
          <table:table-cell office:value-type="float" office:value="10814346" calcext:value-type="float">
            <text:p>10814346</text:p>
          </table:table-cell>
          <table:table-cell/>
          <table:table-cell table:formula="of:=SUM([.B209:.L209])" office:value-type="float" office:value="20972110" calcext:value-type="float">
            <text:p>20972110</text:p>
          </table:table-cell>
          <table:table-cell table:formula="of:=MAX([.B209:.L209])" office:value-type="float" office:value="10814346" calcext:value-type="float">
            <text:p>10814346</text:p>
          </table:table-cell>
          <table:table-cell table:formula="of:=INDEX([.$B$1:.$L$1];0;MATCH(MAX([.$B209:.$L209]);[.$B209:.$L209];0))" office:value-type="string" office:string-value="TimeWaitKey" calcext:value-type="string">
            <text:p>TimeWaitKey</text:p>
          </table:table-cell>
          <table:table-cell table:formula="of:=[.O209]/[.N209]" office:value-type="percentage" office:value="0.515653694358841" calcext:value-type="percentage">
            <text:p>51.57%</text:p>
          </table:table-cell>
          <table:table-cell/>
          <table:table-cell table:formula="of:=1000000000/[.N209]" office:value-type="float" office:value="47.6823743533674" calcext:value-type="float">
            <text:p>47.6823743533674</text:p>
          </table:table-cell>
          <table:table-cell table:formula="of:=IF([.A209]=1;1000000000/[.N209];&quot;&quot;)" office:value-type="float" office:value="47.6823743533674" calcext:value-type="float">
            <text:p>47.6823743533674</text:p>
          </table:table-cell>
          <table:table-cell table:formula="of:=IF([.A209]=1;[.P209];&quot;&quot;)" office:value-type="string" office:string-value="TimeWaitKey" calcext:value-type="string">
            <text:p>TimeWaitKey</text:p>
          </table:table-cell>
          <table:table-cell table:style-name="ce1" table:formula="of:=IF(ISBLANK([.T209]);&quot;&quot;;[.Q209])" office:value-type="percentage" office:value="0.515653694358841" calcext:value-type="percentage">
            <text:p>51.57%</text:p>
          </table:table-cell>
          <table:table-cell table:formula="of:=IF([.A209]=1;[.V209]*[.N209]/1000000;&quot;&quot;)" office:value-type="float" office:value="10.814346" calcext:value-type="float">
            <text:p>10.8143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5539" calcext:value-type="float">
            <text:p>895539</text:p>
          </table:table-cell>
          <table:table-cell office:value-type="float" office:value="1136919" calcext:value-type="float">
            <text:p>1136919</text:p>
          </table:table-cell>
          <table:table-cell office:value-type="float" office:value="968364" calcext:value-type="float">
            <text:p>968364</text:p>
          </table:table-cell>
          <table:table-cell office:value-type="float" office:value="311" calcext:value-type="float">
            <text:p>311</text:p>
          </table:table-cell>
          <table:table-cell office:value-type="float" office:value="5177370" calcext:value-type="float">
            <text:p>5177370</text:p>
          </table:table-cell>
          <table:table-cell office:value-type="float" office:value="704683" calcext:value-type="float">
            <text:p>704683</text:p>
          </table:table-cell>
          <table:table-cell office:value-type="float" office:value="121" calcext:value-type="float">
            <text:p>121</text:p>
          </table:table-cell>
          <table:table-cell office:value-type="float" office:value="152750400" calcext:value-type="float">
            <text:p>152750400</text:p>
          </table:table-cell>
          <table:table-cell office:value-type="float" office:value="718810" calcext:value-type="float">
            <text:p>718810</text:p>
          </table:table-cell>
          <table:table-cell office:value-type="float" office:value="748205" calcext:value-type="float">
            <text:p>748205</text:p>
          </table:table-cell>
          <table:table-cell office:value-type="float" office:value="10401978" calcext:value-type="float">
            <text:p>10401978</text:p>
          </table:table-cell>
          <table:table-cell/>
          <table:table-cell table:formula="of:=SUM([.B210:.L210])" office:value-type="float" office:value="173502700" calcext:value-type="float">
            <text:p>173502700</text:p>
          </table:table-cell>
          <table:table-cell table:formula="of:=MAX([.B210:.L210])" office:value-type="float" office:value="152750400" calcext:value-type="float">
            <text:p>152750400</text:p>
          </table:table-cell>
          <table:table-cell table:formula="of:=INDEX([.$B$1:.$L$1];0;MATCH(MAX([.$B210:.$L210]);[.$B210:.$L210];0))" office:value-type="string" office:string-value="Facendi" calcext:value-type="string">
            <text:p>Facendi</text:p>
          </table:table-cell>
          <table:table-cell table:formula="of:=[.O210]/[.N210]" office:value-type="percentage" office:value="0.880392063062996" calcext:value-type="percentage">
            <text:p>88.04%</text:p>
          </table:table-cell>
          <table:table-cell/>
          <table:table-cell table:formula="of:=1000000000/[.N210]" office:value-type="float" office:value="5.76359906791076" calcext:value-type="float">
            <text:p>5.76359906791076</text:p>
          </table:table-cell>
          <table:table-cell table:formula="of:=IF([.A210]=1;1000000000/[.N210];&quot;&quot;)" office:value-type="float" office:value="5.76359906791076" calcext:value-type="float">
            <text:p>5.76359906791076</text:p>
          </table:table-cell>
          <table:table-cell table:formula="of:=IF([.A210]=1;[.P210];&quot;&quot;)" office:value-type="string" office:string-value="Facendi" calcext:value-type="string">
            <text:p>Facendi</text:p>
          </table:table-cell>
          <table:table-cell table:style-name="ce1" table:formula="of:=IF(ISBLANK([.T210]);&quot;&quot;;[.Q210])" office:value-type="percentage" office:value="0.880392063062996" calcext:value-type="percentage">
            <text:p>88.04%</text:p>
          </table:table-cell>
          <table:table-cell table:formula="of:=IF([.A210]=1;[.V210]*[.N210]/1000000;&quot;&quot;)" office:value-type="float" office:value="152.7504" calcext:value-type="float">
            <text:p>152.75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7662" calcext:value-type="float">
            <text:p>757662</text:p>
          </table:table-cell>
          <table:table-cell office:value-type="float" office:value="712118" calcext:value-type="float">
            <text:p>712118</text:p>
          </table:table-cell>
          <table:table-cell office:value-type="float" office:value="975598" calcext:value-type="float">
            <text:p>975598</text:p>
          </table:table-cell>
          <table:table-cell office:value-type="float" office:value="120" calcext:value-type="float">
            <text:p>120</text:p>
          </table:table-cell>
          <table:table-cell office:value-type="float" office:value="5223316" calcext:value-type="float">
            <text:p>5223316</text:p>
          </table:table-cell>
          <table:table-cell office:value-type="float" office:value="708400" calcext:value-type="float">
            <text:p>708400</text:p>
          </table:table-cell>
          <table:table-cell office:value-type="float" office:value="70" calcext:value-type="float">
            <text:p>70</text:p>
          </table:table-cell>
          <table:table-cell office:value-type="float" office:value="236822" calcext:value-type="float">
            <text:p>236822</text:p>
          </table:table-cell>
          <table:table-cell office:value-type="float" office:value="753855" calcext:value-type="float">
            <text:p>753855</text:p>
          </table:table-cell>
          <table:table-cell office:value-type="float" office:value="876473" calcext:value-type="float">
            <text:p>876473</text:p>
          </table:table-cell>
          <table:table-cell office:value-type="float" office:value="10211954" calcext:value-type="float">
            <text:p>10211954</text:p>
          </table:table-cell>
          <table:table-cell/>
          <table:table-cell table:formula="of:=SUM([.B211:.L211])" office:value-type="float" office:value="20456388" calcext:value-type="float">
            <text:p>20456388</text:p>
          </table:table-cell>
          <table:table-cell table:formula="of:=MAX([.B211:.L211])" office:value-type="float" office:value="10211954" calcext:value-type="float">
            <text:p>10211954</text:p>
          </table:table-cell>
          <table:table-cell table:formula="of:=INDEX([.$B$1:.$L$1];0;MATCH(MAX([.$B211:.$L211]);[.$B211:.$L211];0))" office:value-type="string" office:string-value="TimeWaitKey" calcext:value-type="string">
            <text:p>TimeWaitKey</text:p>
          </table:table-cell>
          <table:table-cell table:formula="of:=[.O211]/[.N211]" office:value-type="percentage" office:value="0.499206115957519" calcext:value-type="percentage">
            <text:p>49.92%</text:p>
          </table:table-cell>
          <table:table-cell/>
          <table:table-cell table:formula="of:=1000000000/[.N211]" office:value-type="float" office:value="48.8844853744464" calcext:value-type="float">
            <text:p>48.8844853744464</text:p>
          </table:table-cell>
          <table:table-cell table:formula="of:=IF([.A211]=1;1000000000/[.N211];&quot;&quot;)" office:value-type="float" office:value="48.8844853744464" calcext:value-type="float">
            <text:p>48.8844853744464</text:p>
          </table:table-cell>
          <table:table-cell table:formula="of:=IF([.A211]=1;[.P211];&quot;&quot;)" office:value-type="string" office:string-value="TimeWaitKey" calcext:value-type="string">
            <text:p>TimeWaitKey</text:p>
          </table:table-cell>
          <table:table-cell table:style-name="ce1" table:formula="of:=IF(ISBLANK([.T211]);&quot;&quot;;[.Q211])" office:value-type="percentage" office:value="0.499206115957519" calcext:value-type="percentage">
            <text:p>49.92%</text:p>
          </table:table-cell>
          <table:table-cell table:formula="of:=IF([.A211]=1;[.V211]*[.N211]/1000000;&quot;&quot;)" office:value-type="float" office:value="10.211954" calcext:value-type="float">
            <text:p>10.2119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0504" calcext:value-type="float">
            <text:p>780504</text:p>
          </table:table-cell>
          <table:table-cell office:value-type="float" office:value="760588" calcext:value-type="float">
            <text:p>760588</text:p>
          </table:table-cell>
          <table:table-cell office:value-type="float" office:value="965159" calcext:value-type="float">
            <text:p>965159</text:p>
          </table:table-cell>
          <table:table-cell office:value-type="float" office:value="71" calcext:value-type="float">
            <text:p>71</text:p>
          </table:table-cell>
          <table:table-cell office:value-type="float" office:value="5643609" calcext:value-type="float">
            <text:p>5643609</text:p>
          </table:table-cell>
          <table:table-cell office:value-type="float" office:value="732014" calcext:value-type="float">
            <text:p>732014</text:p>
          </table:table-cell>
          <table:table-cell office:value-type="float" office:value="70" calcext:value-type="float">
            <text:p>70</text:p>
          </table:table-cell>
          <table:table-cell office:value-type="float" office:value="251008" calcext:value-type="float">
            <text:p>251008</text:p>
          </table:table-cell>
          <table:table-cell office:value-type="float" office:value="755107" calcext:value-type="float">
            <text:p>755107</text:p>
          </table:table-cell>
          <table:table-cell office:value-type="float" office:value="748676" calcext:value-type="float">
            <text:p>748676</text:p>
          </table:table-cell>
          <table:table-cell office:value-type="float" office:value="10715963" calcext:value-type="float">
            <text:p>10715963</text:p>
          </table:table-cell>
          <table:table-cell/>
          <table:table-cell table:formula="of:=SUM([.B212:.L212])" office:value-type="float" office:value="21352769" calcext:value-type="float">
            <text:p>21352769</text:p>
          </table:table-cell>
          <table:table-cell table:formula="of:=MAX([.B212:.L212])" office:value-type="float" office:value="10715963" calcext:value-type="float">
            <text:p>10715963</text:p>
          </table:table-cell>
          <table:table-cell table:formula="of:=INDEX([.$B$1:.$L$1];0;MATCH(MAX([.$B212:.$L212]);[.$B212:.$L212];0))" office:value-type="string" office:string-value="TimeWaitKey" calcext:value-type="string">
            <text:p>TimeWaitKey</text:p>
          </table:table-cell>
          <table:table-cell table:formula="of:=[.O212]/[.N212]" office:value-type="percentage" office:value="0.501853553513364" calcext:value-type="percentage">
            <text:p>50.19%</text:p>
          </table:table-cell>
          <table:table-cell/>
          <table:table-cell table:formula="of:=1000000000/[.N212]" office:value-type="float" office:value="46.8323335488713" calcext:value-type="float">
            <text:p>46.8323335488713</text:p>
          </table:table-cell>
          <table:table-cell table:formula="of:=IF([.A212]=1;1000000000/[.N212];&quot;&quot;)" office:value-type="float" office:value="46.8323335488713" calcext:value-type="float">
            <text:p>46.8323335488713</text:p>
          </table:table-cell>
          <table:table-cell table:formula="of:=IF([.A212]=1;[.P212];&quot;&quot;)" office:value-type="string" office:string-value="TimeWaitKey" calcext:value-type="string">
            <text:p>TimeWaitKey</text:p>
          </table:table-cell>
          <table:table-cell table:style-name="ce1" table:formula="of:=IF(ISBLANK([.T212]);&quot;&quot;;[.Q212])" office:value-type="percentage" office:value="0.501853553513364" calcext:value-type="percentage">
            <text:p>50.19%</text:p>
          </table:table-cell>
          <table:table-cell table:formula="of:=IF([.A212]=1;[.V212]*[.N212]/1000000;&quot;&quot;)" office:value-type="float" office:value="10.715963" calcext:value-type="float">
            <text:p>10.7159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075" calcext:value-type="float">
            <text:p>754075</text:p>
          </table:table-cell>
          <table:table-cell office:value-type="float" office:value="912711" calcext:value-type="float">
            <text:p>912711</text:p>
          </table:table-cell>
          <table:table-cell office:value-type="float" office:value="966070" calcext:value-type="float">
            <text:p>966070</text:p>
          </table:table-cell>
          <table:table-cell office:value-type="float" office:value="160" calcext:value-type="float">
            <text:p>160</text:p>
          </table:table-cell>
          <table:table-cell office:value-type="float" office:value="5203709" calcext:value-type="float">
            <text:p>5203709</text:p>
          </table:table-cell>
          <table:table-cell office:value-type="float" office:value="698472" calcext:value-type="float">
            <text:p>698472</text:p>
          </table:table-cell>
          <table:table-cell office:value-type="float" office:value="80" calcext:value-type="float">
            <text:p>80</text:p>
          </table:table-cell>
          <table:table-cell office:value-type="float" office:value="240167" calcext:value-type="float">
            <text:p>240167</text:p>
          </table:table-cell>
          <table:table-cell office:value-type="float" office:value="706808" calcext:value-type="float">
            <text:p>706808</text:p>
          </table:table-cell>
          <table:table-cell office:value-type="float" office:value="733286" calcext:value-type="float">
            <text:p>733286</text:p>
          </table:table-cell>
          <table:table-cell office:value-type="float" office:value="10610256" calcext:value-type="float">
            <text:p>10610256</text:p>
          </table:table-cell>
          <table:table-cell/>
          <table:table-cell table:formula="of:=SUM([.B213:.L213])" office:value-type="float" office:value="20825794" calcext:value-type="float">
            <text:p>20825794</text:p>
          </table:table-cell>
          <table:table-cell table:formula="of:=MAX([.B213:.L213])" office:value-type="float" office:value="10610256" calcext:value-type="float">
            <text:p>10610256</text:p>
          </table:table-cell>
          <table:table-cell table:formula="of:=INDEX([.$B$1:.$L$1];0;MATCH(MAX([.$B213:.$L213]);[.$B213:.$L213];0))" office:value-type="string" office:string-value="TimeWaitKey" calcext:value-type="string">
            <text:p>TimeWaitKey</text:p>
          </table:table-cell>
          <table:table-cell table:formula="of:=[.O213]/[.N213]" office:value-type="percentage" office:value="0.509476661490073" calcext:value-type="percentage">
            <text:p>50.95%</text:p>
          </table:table-cell>
          <table:table-cell/>
          <table:table-cell table:formula="of:=1000000000/[.N213]" office:value-type="float" office:value="48.0173769124961" calcext:value-type="float">
            <text:p>48.0173769124961</text:p>
          </table:table-cell>
          <table:table-cell table:formula="of:=IF([.A213]=1;1000000000/[.N213];&quot;&quot;)" office:value-type="float" office:value="48.0173769124961" calcext:value-type="float">
            <text:p>48.0173769124961</text:p>
          </table:table-cell>
          <table:table-cell table:formula="of:=IF([.A213]=1;[.P213];&quot;&quot;)" office:value-type="string" office:string-value="TimeWaitKey" calcext:value-type="string">
            <text:p>TimeWaitKey</text:p>
          </table:table-cell>
          <table:table-cell table:style-name="ce1" table:formula="of:=IF(ISBLANK([.T213]);&quot;&quot;;[.Q213])" office:value-type="percentage" office:value="0.509476661490073" calcext:value-type="percentage">
            <text:p>50.95%</text:p>
          </table:table-cell>
          <table:table-cell table:formula="of:=IF([.A213]=1;[.V213]*[.N213]/1000000;&quot;&quot;)" office:value-type="float" office:value="10.610256" calcext:value-type="float">
            <text:p>10.6102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2281" calcext:value-type="float">
            <text:p>2152281</text:p>
          </table:table-cell>
          <table:table-cell office:value-type="float" office:value="836890" calcext:value-type="float">
            <text:p>836890</text:p>
          </table:table-cell>
          <table:table-cell office:value-type="float" office:value="979195" calcext:value-type="float">
            <text:p>979195</text:p>
          </table:table-cell>
          <table:table-cell office:value-type="float" office:value="70" calcext:value-type="float">
            <text:p>70</text:p>
          </table:table-cell>
          <table:table-cell office:value-type="float" office:value="5160879" calcext:value-type="float">
            <text:p>5160879</text:p>
          </table:table-cell>
          <table:table-cell office:value-type="float" office:value="700536" calcext:value-type="float">
            <text:p>700536</text:p>
          </table:table-cell>
          <table:table-cell office:value-type="float" office:value="80" calcext:value-type="float">
            <text:p>80</text:p>
          </table:table-cell>
          <table:table-cell office:value-type="float" office:value="150822676" calcext:value-type="float">
            <text:p>150822676</text:p>
          </table:table-cell>
          <table:table-cell office:value-type="float" office:value="728438" calcext:value-type="float">
            <text:p>728438</text:p>
          </table:table-cell>
          <table:table-cell office:value-type="float" office:value="750408" calcext:value-type="float">
            <text:p>750408</text:p>
          </table:table-cell>
          <table:table-cell office:value-type="float" office:value="10614845" calcext:value-type="float">
            <text:p>10614845</text:p>
          </table:table-cell>
          <table:table-cell/>
          <table:table-cell table:formula="of:=SUM([.B214:.L214])" office:value-type="float" office:value="172746298" calcext:value-type="float">
            <text:p>172746298</text:p>
          </table:table-cell>
          <table:table-cell table:formula="of:=MAX([.B214:.L214])" office:value-type="float" office:value="150822676" calcext:value-type="float">
            <text:p>150822676</text:p>
          </table:table-cell>
          <table:table-cell table:formula="of:=INDEX([.$B$1:.$L$1];0;MATCH(MAX([.$B214:.$L214]);[.$B214:.$L214];0))" office:value-type="string" office:string-value="Facendi" calcext:value-type="string">
            <text:p>Facendi</text:p>
          </table:table-cell>
          <table:table-cell table:formula="of:=[.O214]/[.N214]" office:value-type="percentage" office:value="0.873087746285596" calcext:value-type="percentage">
            <text:p>87.31%</text:p>
          </table:table-cell>
          <table:table-cell/>
          <table:table-cell table:formula="of:=1000000000/[.N214]" office:value-type="float" office:value="5.78883606524523" calcext:value-type="float">
            <text:p>5.78883606524523</text:p>
          </table:table-cell>
          <table:table-cell table:formula="of:=IF([.A214]=1;1000000000/[.N214];&quot;&quot;)" office:value-type="float" office:value="5.78883606524523" calcext:value-type="float">
            <text:p>5.78883606524523</text:p>
          </table:table-cell>
          <table:table-cell table:formula="of:=IF([.A214]=1;[.P214];&quot;&quot;)" office:value-type="string" office:string-value="Facendi" calcext:value-type="string">
            <text:p>Facendi</text:p>
          </table:table-cell>
          <table:table-cell table:style-name="ce1" table:formula="of:=IF(ISBLANK([.T214]);&quot;&quot;;[.Q214])" office:value-type="percentage" office:value="0.873087746285596" calcext:value-type="percentage">
            <text:p>87.31%</text:p>
          </table:table-cell>
          <table:table-cell table:formula="of:=IF([.A214]=1;[.V214]*[.N214]/1000000;&quot;&quot;)" office:value-type="float" office:value="150.822676" calcext:value-type="float">
            <text:p>150.8226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6119" calcext:value-type="float">
            <text:p>756119</text:p>
          </table:table-cell>
          <table:table-cell office:value-type="float" office:value="714461" calcext:value-type="float">
            <text:p>714461</text:p>
          </table:table-cell>
          <table:table-cell office:value-type="float" office:value="993041" calcext:value-type="float">
            <text:p>993041</text:p>
          </table:table-cell>
          <table:table-cell office:value-type="float" office:value="80" calcext:value-type="float">
            <text:p>80</text:p>
          </table:table-cell>
          <table:table-cell office:value-type="float" office:value="5279500" calcext:value-type="float">
            <text:p>5279500</text:p>
          </table:table-cell>
          <table:table-cell office:value-type="float" office:value="697070" calcext:value-type="float">
            <text:p>697070</text:p>
          </table:table-cell>
          <table:table-cell office:value-type="float" office:value="70" calcext:value-type="float">
            <text:p>70</text:p>
          </table:table-cell>
          <table:table-cell office:value-type="float" office:value="241089" calcext:value-type="float">
            <text:p>241089</text:p>
          </table:table-cell>
          <table:table-cell office:value-type="float" office:value="717808" calcext:value-type="float">
            <text:p>717808</text:p>
          </table:table-cell>
          <table:table-cell office:value-type="float" office:value="722387" calcext:value-type="float">
            <text:p>722387</text:p>
          </table:table-cell>
          <table:table-cell office:value-type="float" office:value="10778390" calcext:value-type="float">
            <text:p>10778390</text:p>
          </table:table-cell>
          <table:table-cell/>
          <table:table-cell table:formula="of:=SUM([.B215:.L215])" office:value-type="float" office:value="20900015" calcext:value-type="float">
            <text:p>20900015</text:p>
          </table:table-cell>
          <table:table-cell table:formula="of:=MAX([.B215:.L215])" office:value-type="float" office:value="10778390" calcext:value-type="float">
            <text:p>10778390</text:p>
          </table:table-cell>
          <table:table-cell table:formula="of:=INDEX([.$B$1:.$L$1];0;MATCH(MAX([.$B215:.$L215]);[.$B215:.$L215];0))" office:value-type="string" office:string-value="TimeWaitKey" calcext:value-type="string">
            <text:p>TimeWaitKey</text:p>
          </table:table-cell>
          <table:table-cell table:formula="of:=[.O215]/[.N215]" office:value-type="percentage" office:value="0.515712070063108" calcext:value-type="percentage">
            <text:p>51.57%</text:p>
          </table:table-cell>
          <table:table-cell/>
          <table:table-cell table:formula="of:=1000000000/[.N215]" office:value-type="float" office:value="47.8468556123046" calcext:value-type="float">
            <text:p>47.8468556123046</text:p>
          </table:table-cell>
          <table:table-cell table:formula="of:=IF([.A215]=1;1000000000/[.N215];&quot;&quot;)" office:value-type="float" office:value="47.8468556123046" calcext:value-type="float">
            <text:p>47.8468556123046</text:p>
          </table:table-cell>
          <table:table-cell table:formula="of:=IF([.A215]=1;[.P215];&quot;&quot;)" office:value-type="string" office:string-value="TimeWaitKey" calcext:value-type="string">
            <text:p>TimeWaitKey</text:p>
          </table:table-cell>
          <table:table-cell table:style-name="ce1" table:formula="of:=IF(ISBLANK([.T215]);&quot;&quot;;[.Q215])" office:value-type="percentage" office:value="0.515712070063108" calcext:value-type="percentage">
            <text:p>51.57%</text:p>
          </table:table-cell>
          <table:table-cell table:formula="of:=IF([.A215]=1;[.V215]*[.N215]/1000000;&quot;&quot;)" office:value-type="float" office:value="10.77839" calcext:value-type="float">
            <text:p>10.778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7096" calcext:value-type="float">
            <text:p>797096</text:p>
          </table:table-cell>
          <table:table-cell office:value-type="float" office:value="787949" calcext:value-type="float">
            <text:p>787949</text:p>
          </table:table-cell>
          <table:table-cell office:value-type="float" office:value="964808" calcext:value-type="float">
            <text:p>964808</text:p>
          </table:table-cell>
          <table:table-cell office:value-type="float" office:value="80" calcext:value-type="float">
            <text:p>80</text:p>
          </table:table-cell>
          <table:table-cell office:value-type="float" office:value="5268379" calcext:value-type="float">
            <text:p>5268379</text:p>
          </table:table-cell>
          <table:table-cell office:value-type="float" office:value="868859" calcext:value-type="float">
            <text:p>868859</text:p>
          </table:table-cell>
          <table:table-cell office:value-type="float" office:value="70" calcext:value-type="float">
            <text:p>70</text:p>
          </table:table-cell>
          <table:table-cell office:value-type="float" office:value="240048" calcext:value-type="float">
            <text:p>240048</text:p>
          </table:table-cell>
          <table:table-cell office:value-type="float" office:value="736353" calcext:value-type="float">
            <text:p>736353</text:p>
          </table:table-cell>
          <table:table-cell office:value-type="float" office:value="777699" calcext:value-type="float">
            <text:p>777699</text:p>
          </table:table-cell>
          <table:table-cell office:value-type="float" office:value="10530417" calcext:value-type="float">
            <text:p>10530417</text:p>
          </table:table-cell>
          <table:table-cell/>
          <table:table-cell table:formula="of:=SUM([.B216:.L216])" office:value-type="float" office:value="20971758" calcext:value-type="float">
            <text:p>20971758</text:p>
          </table:table-cell>
          <table:table-cell table:formula="of:=MAX([.B216:.L216])" office:value-type="float" office:value="10530417" calcext:value-type="float">
            <text:p>10530417</text:p>
          </table:table-cell>
          <table:table-cell table:formula="of:=INDEX([.$B$1:.$L$1];0;MATCH(MAX([.$B216:.$L216]);[.$B216:.$L216];0))" office:value-type="string" office:string-value="TimeWaitKey" calcext:value-type="string">
            <text:p>TimeWaitKey</text:p>
          </table:table-cell>
          <table:table-cell table:formula="of:=[.O216]/[.N216]" office:value-type="percentage" office:value="0.502123713233769" calcext:value-type="percentage">
            <text:p>50.21%</text:p>
          </table:table-cell>
          <table:table-cell/>
          <table:table-cell table:formula="of:=1000000000/[.N216]" office:value-type="float" office:value="47.6831746771062" calcext:value-type="float">
            <text:p>47.6831746771062</text:p>
          </table:table-cell>
          <table:table-cell table:formula="of:=IF([.A216]=1;1000000000/[.N216];&quot;&quot;)" office:value-type="float" office:value="47.6831746771062" calcext:value-type="float">
            <text:p>47.6831746771062</text:p>
          </table:table-cell>
          <table:table-cell table:formula="of:=IF([.A216]=1;[.P216];&quot;&quot;)" office:value-type="string" office:string-value="TimeWaitKey" calcext:value-type="string">
            <text:p>TimeWaitKey</text:p>
          </table:table-cell>
          <table:table-cell table:style-name="ce1" table:formula="of:=IF(ISBLANK([.T216]);&quot;&quot;;[.Q216])" office:value-type="percentage" office:value="0.502123713233769" calcext:value-type="percentage">
            <text:p>50.21%</text:p>
          </table:table-cell>
          <table:table-cell table:formula="of:=IF([.A216]=1;[.V216]*[.N216]/1000000;&quot;&quot;)" office:value-type="float" office:value="10.530417" calcext:value-type="float">
            <text:p>10.5304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0490" calcext:value-type="float">
            <text:p>890490</text:p>
          </table:table-cell>
          <table:table-cell office:value-type="float" office:value="776127" calcext:value-type="float">
            <text:p>776127</text:p>
          </table:table-cell>
          <table:table-cell office:value-type="float" office:value="2308272" calcext:value-type="float">
            <text:p>2308272</text:p>
          </table:table-cell>
          <table:table-cell office:value-type="float" office:value="70" calcext:value-type="float">
            <text:p>70</text:p>
          </table:table-cell>
          <table:table-cell office:value-type="float" office:value="5244365" calcext:value-type="float">
            <text:p>5244365</text:p>
          </table:table-cell>
          <table:table-cell office:value-type="float" office:value="727456" calcext:value-type="float">
            <text:p>727456</text:p>
          </table:table-cell>
          <table:table-cell office:value-type="float" office:value="70" calcext:value-type="float">
            <text:p>70</text:p>
          </table:table-cell>
          <table:table-cell office:value-type="float" office:value="238886" calcext:value-type="float">
            <text:p>238886</text:p>
          </table:table-cell>
          <table:table-cell office:value-type="float" office:value="759235" calcext:value-type="float">
            <text:p>759235</text:p>
          </table:table-cell>
          <table:table-cell office:value-type="float" office:value="731573" calcext:value-type="float">
            <text:p>731573</text:p>
          </table:table-cell>
          <table:table-cell office:value-type="float" office:value="10670278" calcext:value-type="float">
            <text:p>10670278</text:p>
          </table:table-cell>
          <table:table-cell/>
          <table:table-cell table:formula="of:=SUM([.B217:.L217])" office:value-type="float" office:value="22346822" calcext:value-type="float">
            <text:p>22346822</text:p>
          </table:table-cell>
          <table:table-cell table:formula="of:=MAX([.B217:.L217])" office:value-type="float" office:value="10670278" calcext:value-type="float">
            <text:p>10670278</text:p>
          </table:table-cell>
          <table:table-cell table:formula="of:=INDEX([.$B$1:.$L$1];0;MATCH(MAX([.$B217:.$L217]);[.$B217:.$L217];0))" office:value-type="string" office:string-value="TimeWaitKey" calcext:value-type="string">
            <text:p>TimeWaitKey</text:p>
          </table:table-cell>
          <table:table-cell table:formula="of:=[.O217]/[.N217]" office:value-type="percentage" office:value="0.477485254950346" calcext:value-type="percentage">
            <text:p>47.75%</text:p>
          </table:table-cell>
          <table:table-cell/>
          <table:table-cell table:formula="of:=1000000000/[.N217]" office:value-type="float" office:value="44.7490922870375" calcext:value-type="float">
            <text:p>44.7490922870375</text:p>
          </table:table-cell>
          <table:table-cell table:formula="of:=IF([.A217]=1;1000000000/[.N217];&quot;&quot;)" office:value-type="float" office:value="44.7490922870375" calcext:value-type="float">
            <text:p>44.7490922870375</text:p>
          </table:table-cell>
          <table:table-cell table:formula="of:=IF([.A217]=1;[.P217];&quot;&quot;)" office:value-type="string" office:string-value="TimeWaitKey" calcext:value-type="string">
            <text:p>TimeWaitKey</text:p>
          </table:table-cell>
          <table:table-cell table:style-name="ce1" table:formula="of:=IF(ISBLANK([.T217]);&quot;&quot;;[.Q217])" office:value-type="percentage" office:value="0.477485254950346" calcext:value-type="percentage">
            <text:p>47.75%</text:p>
          </table:table-cell>
          <table:table-cell table:formula="of:=IF([.A217]=1;[.V217]*[.N217]/1000000;&quot;&quot;)" office:value-type="float" office:value="10.670278" calcext:value-type="float">
            <text:p>10.6702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9538" calcext:value-type="float">
            <text:p>739538</text:p>
          </table:table-cell>
          <table:table-cell office:value-type="float" office:value="715113" calcext:value-type="float">
            <text:p>715113</text:p>
          </table:table-cell>
          <table:table-cell office:value-type="float" office:value="975559" calcext:value-type="float">
            <text:p>975559</text:p>
          </table:table-cell>
          <table:table-cell office:value-type="float" office:value="80" calcext:value-type="float">
            <text:p>80</text:p>
          </table:table-cell>
          <table:table-cell office:value-type="float" office:value="5180417" calcext:value-type="float">
            <text:p>5180417</text:p>
          </table:table-cell>
          <table:table-cell office:value-type="float" office:value="714402" calcext:value-type="float">
            <text:p>714402</text:p>
          </table:table-cell>
          <table:table-cell office:value-type="float" office:value="70" calcext:value-type="float">
            <text:p>70</text:p>
          </table:table-cell>
          <table:table-cell office:value-type="float" office:value="156007528" calcext:value-type="float">
            <text:p>156007528</text:p>
          </table:table-cell>
          <table:table-cell office:value-type="float" office:value="764315" calcext:value-type="float">
            <text:p>764315</text:p>
          </table:table-cell>
          <table:table-cell office:value-type="float" office:value="761489" calcext:value-type="float">
            <text:p>761489</text:p>
          </table:table-cell>
          <table:table-cell office:value-type="float" office:value="10452953" calcext:value-type="float">
            <text:p>10452953</text:p>
          </table:table-cell>
          <table:table-cell/>
          <table:table-cell table:formula="of:=SUM([.B218:.L218])" office:value-type="float" office:value="176311464" calcext:value-type="float">
            <text:p>176311464</text:p>
          </table:table-cell>
          <table:table-cell table:formula="of:=MAX([.B218:.L218])" office:value-type="float" office:value="156007528" calcext:value-type="float">
            <text:p>156007528</text:p>
          </table:table-cell>
          <table:table-cell table:formula="of:=INDEX([.$B$1:.$L$1];0;MATCH(MAX([.$B218:.$L218]);[.$B218:.$L218];0))" office:value-type="string" office:string-value="Facendi" calcext:value-type="string">
            <text:p>Facendi</text:p>
          </table:table-cell>
          <table:table-cell table:formula="of:=[.O218]/[.N218]" office:value-type="percentage" office:value="0.884840522905533" calcext:value-type="percentage">
            <text:p>88.48%</text:p>
          </table:table-cell>
          <table:table-cell/>
          <table:table-cell table:formula="of:=1000000000/[.N218]" office:value-type="float" office:value="5.67178093422218" calcext:value-type="float">
            <text:p>5.67178093422218</text:p>
          </table:table-cell>
          <table:table-cell table:formula="of:=IF([.A218]=1;1000000000/[.N218];&quot;&quot;)" office:value-type="float" office:value="5.67178093422218" calcext:value-type="float">
            <text:p>5.67178093422218</text:p>
          </table:table-cell>
          <table:table-cell table:formula="of:=IF([.A218]=1;[.P218];&quot;&quot;)" office:value-type="string" office:string-value="Facendi" calcext:value-type="string">
            <text:p>Facendi</text:p>
          </table:table-cell>
          <table:table-cell table:style-name="ce1" table:formula="of:=IF(ISBLANK([.T218]);&quot;&quot;;[.Q218])" office:value-type="percentage" office:value="0.884840522905533" calcext:value-type="percentage">
            <text:p>88.48%</text:p>
          </table:table-cell>
          <table:table-cell table:formula="of:=IF([.A218]=1;[.V218]*[.N218]/1000000;&quot;&quot;)" office:value-type="float" office:value="156.007528" calcext:value-type="float">
            <text:p>156.0075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8072" calcext:value-type="float">
            <text:p>988072</text:p>
          </table:table-cell>
          <table:table-cell office:value-type="float" office:value="1227839" calcext:value-type="float">
            <text:p>1227839</text:p>
          </table:table-cell>
          <table:table-cell office:value-type="float" office:value="983142" calcext:value-type="float">
            <text:p>983142</text:p>
          </table:table-cell>
          <table:table-cell office:value-type="float" office:value="70" calcext:value-type="float">
            <text:p>70</text:p>
          </table:table-cell>
          <table:table-cell office:value-type="float" office:value="6887167" calcext:value-type="float">
            <text:p>6887167</text:p>
          </table:table-cell>
          <table:table-cell office:value-type="float" office:value="1153360" calcext:value-type="float">
            <text:p>1153360</text:p>
          </table:table-cell>
          <table:table-cell office:value-type="float" office:value="120" calcext:value-type="float">
            <text:p>120</text:p>
          </table:table-cell>
          <table:table-cell office:value-type="float" office:value="226933" calcext:value-type="float">
            <text:p>226933</text:p>
          </table:table-cell>
          <table:table-cell office:value-type="float" office:value="763683" calcext:value-type="float">
            <text:p>763683</text:p>
          </table:table-cell>
          <table:table-cell office:value-type="float" office:value="1205718" calcext:value-type="float">
            <text:p>1205718</text:p>
          </table:table-cell>
          <table:table-cell office:value-type="float" office:value="10596220" calcext:value-type="float">
            <text:p>10596220</text:p>
          </table:table-cell>
          <table:table-cell/>
          <table:table-cell table:formula="of:=SUM([.B219:.L219])" office:value-type="float" office:value="24032324" calcext:value-type="float">
            <text:p>24032324</text:p>
          </table:table-cell>
          <table:table-cell table:formula="of:=MAX([.B219:.L219])" office:value-type="float" office:value="10596220" calcext:value-type="float">
            <text:p>10596220</text:p>
          </table:table-cell>
          <table:table-cell table:formula="of:=INDEX([.$B$1:.$L$1];0;MATCH(MAX([.$B219:.$L219]);[.$B219:.$L219];0))" office:value-type="string" office:string-value="TimeWaitKey" calcext:value-type="string">
            <text:p>TimeWaitKey</text:p>
          </table:table-cell>
          <table:table-cell table:formula="of:=[.O219]/[.N219]" office:value-type="percentage" office:value="0.440915327206807" calcext:value-type="percentage">
            <text:p>44.09%</text:p>
          </table:table-cell>
          <table:table-cell/>
          <table:table-cell table:formula="of:=1000000000/[.N219]" office:value-type="float" office:value="41.6106240911199" calcext:value-type="float">
            <text:p>41.6106240911199</text:p>
          </table:table-cell>
          <table:table-cell table:formula="of:=IF([.A219]=1;1000000000/[.N219];&quot;&quot;)" office:value-type="float" office:value="41.6106240911199" calcext:value-type="float">
            <text:p>41.6106240911199</text:p>
          </table:table-cell>
          <table:table-cell table:formula="of:=IF([.A219]=1;[.P219];&quot;&quot;)" office:value-type="string" office:string-value="TimeWaitKey" calcext:value-type="string">
            <text:p>TimeWaitKey</text:p>
          </table:table-cell>
          <table:table-cell table:style-name="ce1" table:formula="of:=IF(ISBLANK([.T219]);&quot;&quot;;[.Q219])" office:value-type="percentage" office:value="0.440915327206807" calcext:value-type="percentage">
            <text:p>44.09%</text:p>
          </table:table-cell>
          <table:table-cell table:formula="of:=IF([.A219]=1;[.V219]*[.N219]/1000000;&quot;&quot;)" office:value-type="float" office:value="10.59622" calcext:value-type="float">
            <text:p>10.596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4961" calcext:value-type="float">
            <text:p>794961</text:p>
          </table:table-cell>
          <table:table-cell office:value-type="float" office:value="724310" calcext:value-type="float">
            <text:p>724310</text:p>
          </table:table-cell>
          <table:table-cell office:value-type="float" office:value="1019871" calcext:value-type="float">
            <text:p>1019871</text:p>
          </table:table-cell>
          <table:table-cell office:value-type="float" office:value="70" calcext:value-type="float">
            <text:p>70</text:p>
          </table:table-cell>
          <table:table-cell office:value-type="float" office:value="5300369" calcext:value-type="float">
            <text:p>5300369</text:p>
          </table:table-cell>
          <table:table-cell office:value-type="float" office:value="763924" calcext:value-type="float">
            <text:p>763924</text:p>
          </table:table-cell>
          <table:table-cell office:value-type="float" office:value="70" calcext:value-type="float">
            <text:p>70</text:p>
          </table:table-cell>
          <table:table-cell office:value-type="float" office:value="257761" calcext:value-type="float">
            <text:p>257761</text:p>
          </table:table-cell>
          <table:table-cell office:value-type="float" office:value="798538" calcext:value-type="float">
            <text:p>798538</text:p>
          </table:table-cell>
          <table:table-cell office:value-type="float" office:value="750960" calcext:value-type="float">
            <text:p>750960</text:p>
          </table:table-cell>
          <table:table-cell office:value-type="float" office:value="11089771" calcext:value-type="float">
            <text:p>11089771</text:p>
          </table:table-cell>
          <table:table-cell/>
          <table:table-cell table:formula="of:=SUM([.B220:.L220])" office:value-type="float" office:value="21500605" calcext:value-type="float">
            <text:p>21500605</text:p>
          </table:table-cell>
          <table:table-cell table:formula="of:=MAX([.B220:.L220])" office:value-type="float" office:value="11089771" calcext:value-type="float">
            <text:p>11089771</text:p>
          </table:table-cell>
          <table:table-cell table:formula="of:=INDEX([.$B$1:.$L$1];0;MATCH(MAX([.$B220:.$L220]);[.$B220:.$L220];0))" office:value-type="string" office:string-value="TimeWaitKey" calcext:value-type="string">
            <text:p>TimeWaitKey</text:p>
          </table:table-cell>
          <table:table-cell table:formula="of:=[.O220]/[.N220]" office:value-type="percentage" office:value="0.515788788268981" calcext:value-type="percentage">
            <text:p>51.58%</text:p>
          </table:table-cell>
          <table:table-cell/>
          <table:table-cell table:formula="of:=1000000000/[.N220]" office:value-type="float" office:value="46.5103191282292" calcext:value-type="float">
            <text:p>46.5103191282292</text:p>
          </table:table-cell>
          <table:table-cell table:formula="of:=IF([.A220]=1;1000000000/[.N220];&quot;&quot;)" office:value-type="float" office:value="46.5103191282292" calcext:value-type="float">
            <text:p>46.5103191282292</text:p>
          </table:table-cell>
          <table:table-cell table:formula="of:=IF([.A220]=1;[.P220];&quot;&quot;)" office:value-type="string" office:string-value="TimeWaitKey" calcext:value-type="string">
            <text:p>TimeWaitKey</text:p>
          </table:table-cell>
          <table:table-cell table:style-name="ce1" table:formula="of:=IF(ISBLANK([.T220]);&quot;&quot;;[.Q220])" office:value-type="percentage" office:value="0.515788788268981" calcext:value-type="percentage">
            <text:p>51.58%</text:p>
          </table:table-cell>
          <table:table-cell table:formula="of:=IF([.A220]=1;[.V220]*[.N220]/1000000;&quot;&quot;)" office:value-type="float" office:value="11.089771" calcext:value-type="float">
            <text:p>11.08977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0812" calcext:value-type="float">
            <text:p>1390812</text:p>
          </table:table-cell>
          <table:table-cell office:value-type="float" office:value="1213882" calcext:value-type="float">
            <text:p>1213882</text:p>
          </table:table-cell>
          <table:table-cell office:value-type="float" office:value="1440364" calcext:value-type="float">
            <text:p>1440364</text:p>
          </table:table-cell>
          <table:table-cell office:value-type="float" office:value="70" calcext:value-type="float">
            <text:p>70</text:p>
          </table:table-cell>
          <table:table-cell office:value-type="float" office:value="5304878" calcext:value-type="float">
            <text:p>5304878</text:p>
          </table:table-cell>
          <table:table-cell office:value-type="float" office:value="1185330" calcext:value-type="float">
            <text:p>1185330</text:p>
          </table:table-cell>
          <table:table-cell office:value-type="float" office:value="80" calcext:value-type="float">
            <text:p>80</text:p>
          </table:table-cell>
          <table:table-cell office:value-type="float" office:value="234467" calcext:value-type="float">
            <text:p>234467</text:p>
          </table:table-cell>
          <table:table-cell office:value-type="float" office:value="741833" calcext:value-type="float">
            <text:p>741833</text:p>
          </table:table-cell>
          <table:table-cell office:value-type="float" office:value="1643814" calcext:value-type="float">
            <text:p>1643814</text:p>
          </table:table-cell>
          <table:table-cell office:value-type="float" office:value="10504349" calcext:value-type="float">
            <text:p>10504349</text:p>
          </table:table-cell>
          <table:table-cell/>
          <table:table-cell table:formula="of:=SUM([.B221:.L221])" office:value-type="float" office:value="23659879" calcext:value-type="float">
            <text:p>23659879</text:p>
          </table:table-cell>
          <table:table-cell table:formula="of:=MAX([.B221:.L221])" office:value-type="float" office:value="10504349" calcext:value-type="float">
            <text:p>10504349</text:p>
          </table:table-cell>
          <table:table-cell table:formula="of:=INDEX([.$B$1:.$L$1];0;MATCH(MAX([.$B221:.$L221]);[.$B221:.$L221];0))" office:value-type="string" office:string-value="TimeWaitKey" calcext:value-type="string">
            <text:p>TimeWaitKey</text:p>
          </table:table-cell>
          <table:table-cell table:formula="of:=[.O221]/[.N221]" office:value-type="percentage" office:value="0.443973065120071" calcext:value-type="percentage">
            <text:p>44.40%</text:p>
          </table:table-cell>
          <table:table-cell/>
          <table:table-cell table:formula="of:=1000000000/[.N221]" office:value-type="float" office:value="42.2656430322404" calcext:value-type="float">
            <text:p>42.2656430322404</text:p>
          </table:table-cell>
          <table:table-cell table:formula="of:=IF([.A221]=1;1000000000/[.N221];&quot;&quot;)" office:value-type="float" office:value="42.2656430322404" calcext:value-type="float">
            <text:p>42.2656430322404</text:p>
          </table:table-cell>
          <table:table-cell table:formula="of:=IF([.A221]=1;[.P221];&quot;&quot;)" office:value-type="string" office:string-value="TimeWaitKey" calcext:value-type="string">
            <text:p>TimeWaitKey</text:p>
          </table:table-cell>
          <table:table-cell table:style-name="ce1" table:formula="of:=IF(ISBLANK([.T221]);&quot;&quot;;[.Q221])" office:value-type="percentage" office:value="0.443973065120071" calcext:value-type="percentage">
            <text:p>44.40%</text:p>
          </table:table-cell>
          <table:table-cell table:formula="of:=IF([.A221]=1;[.V221]*[.N221]/1000000;&quot;&quot;)" office:value-type="float" office:value="10.504349" calcext:value-type="float">
            <text:p>10.5043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3965" calcext:value-type="float">
            <text:p>753965</text:p>
          </table:table-cell>
          <table:table-cell office:value-type="float" office:value="1220205" calcext:value-type="float">
            <text:p>1220205</text:p>
          </table:table-cell>
          <table:table-cell office:value-type="float" office:value="1026674" calcext:value-type="float">
            <text:p>1026674</text:p>
          </table:table-cell>
          <table:table-cell office:value-type="float" office:value="90" calcext:value-type="float">
            <text:p>90</text:p>
          </table:table-cell>
          <table:table-cell office:value-type="float" office:value="5218797" calcext:value-type="float">
            <text:p>5218797</text:p>
          </table:table-cell>
          <table:table-cell office:value-type="float" office:value="738827" calcext:value-type="float">
            <text:p>738827</text:p>
          </table:table-cell>
          <table:table-cell office:value-type="float" office:value="71" calcext:value-type="float">
            <text:p>71</text:p>
          </table:table-cell>
          <table:table-cell office:value-type="float" office:value="155222886" calcext:value-type="float">
            <text:p>155222886</text:p>
          </table:table-cell>
          <table:table-cell office:value-type="float" office:value="795633" calcext:value-type="float">
            <text:p>795633</text:p>
          </table:table-cell>
          <table:table-cell office:value-type="float" office:value="728478" calcext:value-type="float">
            <text:p>728478</text:p>
          </table:table-cell>
          <table:table-cell office:value-type="float" office:value="10536819" calcext:value-type="float">
            <text:p>10536819</text:p>
          </table:table-cell>
          <table:table-cell/>
          <table:table-cell table:formula="of:=SUM([.B222:.L222])" office:value-type="float" office:value="176242445" calcext:value-type="float">
            <text:p>176242445</text:p>
          </table:table-cell>
          <table:table-cell table:formula="of:=MAX([.B222:.L222])" office:value-type="float" office:value="155222886" calcext:value-type="float">
            <text:p>155222886</text:p>
          </table:table-cell>
          <table:table-cell table:formula="of:=INDEX([.$B$1:.$L$1];0;MATCH(MAX([.$B222:.$L222]);[.$B222:.$L222];0))" office:value-type="string" office:string-value="Facendi" calcext:value-type="string">
            <text:p>Facendi</text:p>
          </table:table-cell>
          <table:table-cell table:formula="of:=[.O222]/[.N222]" office:value-type="percentage" office:value="0.880734978455389" calcext:value-type="percentage">
            <text:p>88.07%</text:p>
          </table:table-cell>
          <table:table-cell/>
          <table:table-cell table:formula="of:=1000000000/[.N222]" office:value-type="float" office:value="5.67400208275594" calcext:value-type="float">
            <text:p>5.67400208275594</text:p>
          </table:table-cell>
          <table:table-cell table:formula="of:=IF([.A222]=1;1000000000/[.N222];&quot;&quot;)" office:value-type="float" office:value="5.67400208275594" calcext:value-type="float">
            <text:p>5.67400208275594</text:p>
          </table:table-cell>
          <table:table-cell table:formula="of:=IF([.A222]=1;[.P222];&quot;&quot;)" office:value-type="string" office:string-value="Facendi" calcext:value-type="string">
            <text:p>Facendi</text:p>
          </table:table-cell>
          <table:table-cell table:style-name="ce1" table:formula="of:=IF(ISBLANK([.T222]);&quot;&quot;;[.Q222])" office:value-type="percentage" office:value="0.880734978455389" calcext:value-type="percentage">
            <text:p>88.07%</text:p>
          </table:table-cell>
          <table:table-cell table:formula="of:=IF([.A222]=1;[.V222]*[.N222]/1000000;&quot;&quot;)" office:value-type="float" office:value="155.222886" calcext:value-type="float">
            <text:p>155.2228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6354" calcext:value-type="float">
            <text:p>876354</text:p>
          </table:table-cell>
          <table:table-cell office:value-type="float" office:value="868990" calcext:value-type="float">
            <text:p>868990</text:p>
          </table:table-cell>
          <table:table-cell office:value-type="float" office:value="967534" calcext:value-type="float">
            <text:p>967534</text:p>
          </table:table-cell>
          <table:table-cell office:value-type="float" office:value="160" calcext:value-type="float">
            <text:p>160</text:p>
          </table:table-cell>
          <table:table-cell office:value-type="float" office:value="5265074" calcext:value-type="float">
            <text:p>5265074</text:p>
          </table:table-cell>
          <table:table-cell office:value-type="float" office:value="752743" calcext:value-type="float">
            <text:p>752743</text:p>
          </table:table-cell>
          <table:table-cell office:value-type="float" office:value="70" calcext:value-type="float">
            <text:p>70</text:p>
          </table:table-cell>
          <table:table-cell office:value-type="float" office:value="256037" calcext:value-type="float">
            <text:p>256037</text:p>
          </table:table-cell>
          <table:table-cell office:value-type="float" office:value="757282" calcext:value-type="float">
            <text:p>757282</text:p>
          </table:table-cell>
          <table:table-cell office:value-type="float" office:value="821310" calcext:value-type="float">
            <text:p>821310</text:p>
          </table:table-cell>
          <table:table-cell office:value-type="float" office:value="10366932" calcext:value-type="float">
            <text:p>10366932</text:p>
          </table:table-cell>
          <table:table-cell/>
          <table:table-cell table:formula="of:=SUM([.B223:.L223])" office:value-type="float" office:value="20932486" calcext:value-type="float">
            <text:p>20932486</text:p>
          </table:table-cell>
          <table:table-cell table:formula="of:=MAX([.B223:.L223])" office:value-type="float" office:value="10366932" calcext:value-type="float">
            <text:p>10366932</text:p>
          </table:table-cell>
          <table:table-cell table:formula="of:=INDEX([.$B$1:.$L$1];0;MATCH(MAX([.$B223:.$L223]);[.$B223:.$L223];0))" office:value-type="string" office:string-value="TimeWaitKey" calcext:value-type="string">
            <text:p>TimeWaitKey</text:p>
          </table:table-cell>
          <table:table-cell table:formula="of:=[.O223]/[.N223]" office:value-type="percentage" office:value="0.495255651908713" calcext:value-type="percentage">
            <text:p>49.53%</text:p>
          </table:table-cell>
          <table:table-cell/>
          <table:table-cell table:formula="of:=1000000000/[.N223]" office:value-type="float" office:value="47.7726343636394" calcext:value-type="float">
            <text:p>47.7726343636394</text:p>
          </table:table-cell>
          <table:table-cell table:formula="of:=IF([.A223]=1;1000000000/[.N223];&quot;&quot;)" office:value-type="float" office:value="47.7726343636394" calcext:value-type="float">
            <text:p>47.7726343636394</text:p>
          </table:table-cell>
          <table:table-cell table:formula="of:=IF([.A223]=1;[.P223];&quot;&quot;)" office:value-type="string" office:string-value="TimeWaitKey" calcext:value-type="string">
            <text:p>TimeWaitKey</text:p>
          </table:table-cell>
          <table:table-cell table:style-name="ce1" table:formula="of:=IF(ISBLANK([.T223]);&quot;&quot;;[.Q223])" office:value-type="percentage" office:value="0.495255651908713" calcext:value-type="percentage">
            <text:p>49.53%</text:p>
          </table:table-cell>
          <table:table-cell table:formula="of:=IF([.A223]=1;[.V223]*[.N223]/1000000;&quot;&quot;)" office:value-type="float" office:value="10.366932" calcext:value-type="float">
            <text:p>10.3669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4927" calcext:value-type="float">
            <text:p>1054927</text:p>
          </table:table-cell>
          <table:table-cell office:value-type="float" office:value="1213752" calcext:value-type="float">
            <text:p>1213752</text:p>
          </table:table-cell>
          <table:table-cell office:value-type="float" office:value="977842" calcext:value-type="float">
            <text:p>977842</text:p>
          </table:table-cell>
          <table:table-cell office:value-type="float" office:value="90" calcext:value-type="float">
            <text:p>90</text:p>
          </table:table-cell>
          <table:table-cell office:value-type="float" office:value="5230549" calcext:value-type="float">
            <text:p>5230549</text:p>
          </table:table-cell>
          <table:table-cell office:value-type="float" office:value="721144" calcext:value-type="float">
            <text:p>721144</text:p>
          </table:table-cell>
          <table:table-cell office:value-type="float" office:value="71" calcext:value-type="float">
            <text:p>71</text:p>
          </table:table-cell>
          <table:table-cell office:value-type="float" office:value="240277" calcext:value-type="float">
            <text:p>240277</text:p>
          </table:table-cell>
          <table:table-cell office:value-type="float" office:value="715885" calcext:value-type="float">
            <text:p>715885</text:p>
          </table:table-cell>
          <table:table-cell office:value-type="float" office:value="725522" calcext:value-type="float">
            <text:p>725522</text:p>
          </table:table-cell>
          <table:table-cell office:value-type="float" office:value="10720211" calcext:value-type="float">
            <text:p>10720211</text:p>
          </table:table-cell>
          <table:table-cell/>
          <table:table-cell table:formula="of:=SUM([.B224:.L224])" office:value-type="float" office:value="21600270" calcext:value-type="float">
            <text:p>21600270</text:p>
          </table:table-cell>
          <table:table-cell table:formula="of:=MAX([.B224:.L224])" office:value-type="float" office:value="10720211" calcext:value-type="float">
            <text:p>10720211</text:p>
          </table:table-cell>
          <table:table-cell table:formula="of:=INDEX([.$B$1:.$L$1];0;MATCH(MAX([.$B224:.$L224]);[.$B224:.$L224];0))" office:value-type="string" office:string-value="TimeWaitKey" calcext:value-type="string">
            <text:p>TimeWaitKey</text:p>
          </table:table-cell>
          <table:table-cell table:formula="of:=[.O224]/[.N224]" office:value-type="percentage" office:value="0.496299861066551" calcext:value-type="percentage">
            <text:p>49.63%</text:p>
          </table:table-cell>
          <table:table-cell/>
          <table:table-cell table:formula="of:=1000000000/[.N224]" office:value-type="float" office:value="46.2957175998263" calcext:value-type="float">
            <text:p>46.2957175998263</text:p>
          </table:table-cell>
          <table:table-cell table:formula="of:=IF([.A224]=1;1000000000/[.N224];&quot;&quot;)" office:value-type="float" office:value="46.2957175998263" calcext:value-type="float">
            <text:p>46.2957175998263</text:p>
          </table:table-cell>
          <table:table-cell table:formula="of:=IF([.A224]=1;[.P224];&quot;&quot;)" office:value-type="string" office:string-value="TimeWaitKey" calcext:value-type="string">
            <text:p>TimeWaitKey</text:p>
          </table:table-cell>
          <table:table-cell table:style-name="ce1" table:formula="of:=IF(ISBLANK([.T224]);&quot;&quot;;[.Q224])" office:value-type="percentage" office:value="0.496299861066551" calcext:value-type="percentage">
            <text:p>49.63%</text:p>
          </table:table-cell>
          <table:table-cell table:formula="of:=IF([.A224]=1;[.V224]*[.N224]/1000000;&quot;&quot;)" office:value-type="float" office:value="10.720211" calcext:value-type="float">
            <text:p>10.7202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7561" calcext:value-type="float">
            <text:p>987561</text:p>
          </table:table-cell>
          <table:table-cell office:value-type="float" office:value="1254187" calcext:value-type="float">
            <text:p>1254187</text:p>
          </table:table-cell>
          <table:table-cell office:value-type="float" office:value="974586" calcext:value-type="float">
            <text:p>974586</text:p>
          </table:table-cell>
          <table:table-cell office:value-type="float" office:value="160" calcext:value-type="float">
            <text:p>160</text:p>
          </table:table-cell>
          <table:table-cell office:value-type="float" office:value="5183301" calcext:value-type="float">
            <text:p>5183301</text:p>
          </table:table-cell>
          <table:table-cell office:value-type="float" office:value="737255" calcext:value-type="float">
            <text:p>737255</text:p>
          </table:table-cell>
          <table:table-cell office:value-type="float" office:value="70" calcext:value-type="float">
            <text:p>70</text:p>
          </table:table-cell>
          <table:table-cell office:value-type="float" office:value="236190" calcext:value-type="float">
            <text:p>236190</text:p>
          </table:table-cell>
          <table:table-cell office:value-type="float" office:value="756310" calcext:value-type="float">
            <text:p>756310</text:p>
          </table:table-cell>
          <table:table-cell office:value-type="float" office:value="772360" calcext:value-type="float">
            <text:p>772360</text:p>
          </table:table-cell>
          <table:table-cell office:value-type="float" office:value="10827522" calcext:value-type="float">
            <text:p>10827522</text:p>
          </table:table-cell>
          <table:table-cell/>
          <table:table-cell table:formula="of:=SUM([.B225:.L225])" office:value-type="float" office:value="21729502" calcext:value-type="float">
            <text:p>21729502</text:p>
          </table:table-cell>
          <table:table-cell table:formula="of:=MAX([.B225:.L225])" office:value-type="float" office:value="10827522" calcext:value-type="float">
            <text:p>10827522</text:p>
          </table:table-cell>
          <table:table-cell table:formula="of:=INDEX([.$B$1:.$L$1];0;MATCH(MAX([.$B225:.$L225]);[.$B225:.$L225];0))" office:value-type="string" office:string-value="TimeWaitKey" calcext:value-type="string">
            <text:p>TimeWaitKey</text:p>
          </table:table-cell>
          <table:table-cell table:formula="of:=[.O225]/[.N225]" office:value-type="percentage" office:value="0.498286707168899" calcext:value-type="percentage">
            <text:p>49.83%</text:p>
          </table:table-cell>
          <table:table-cell/>
          <table:table-cell table:formula="of:=1000000000/[.N225]" office:value-type="float" office:value="46.0203827957033" calcext:value-type="float">
            <text:p>46.0203827957033</text:p>
          </table:table-cell>
          <table:table-cell table:formula="of:=IF([.A225]=1;1000000000/[.N225];&quot;&quot;)" office:value-type="float" office:value="46.0203827957033" calcext:value-type="float">
            <text:p>46.0203827957033</text:p>
          </table:table-cell>
          <table:table-cell table:formula="of:=IF([.A225]=1;[.P225];&quot;&quot;)" office:value-type="string" office:string-value="TimeWaitKey" calcext:value-type="string">
            <text:p>TimeWaitKey</text:p>
          </table:table-cell>
          <table:table-cell table:style-name="ce1" table:formula="of:=IF(ISBLANK([.T225]);&quot;&quot;;[.Q225])" office:value-type="percentage" office:value="0.498286707168899" calcext:value-type="percentage">
            <text:p>49.83%</text:p>
          </table:table-cell>
          <table:table-cell table:formula="of:=IF([.A225]=1;[.V225]*[.N225]/1000000;&quot;&quot;)" office:value-type="float" office:value="10.827522" calcext:value-type="float">
            <text:p>10.8275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840" calcext:value-type="float">
            <text:p>740840</text:p>
          </table:table-cell>
          <table:table-cell office:value-type="float" office:value="797857" calcext:value-type="float">
            <text:p>797857</text:p>
          </table:table-cell>
          <table:table-cell office:value-type="float" office:value="965169" calcext:value-type="float">
            <text:p>965169</text:p>
          </table:table-cell>
          <table:table-cell office:value-type="float" office:value="180" calcext:value-type="float">
            <text:p>180</text:p>
          </table:table-cell>
          <table:table-cell office:value-type="float" office:value="5295420" calcext:value-type="float">
            <text:p>5295420</text:p>
          </table:table-cell>
          <table:table-cell office:value-type="float" office:value="735070" calcext:value-type="float">
            <text:p>735070</text:p>
          </table:table-cell>
          <table:table-cell office:value-type="float" office:value="80" calcext:value-type="float">
            <text:p>80</text:p>
          </table:table-cell>
          <table:table-cell office:value-type="float" office:value="157661102" calcext:value-type="float">
            <text:p>157661102</text:p>
          </table:table-cell>
          <table:table-cell office:value-type="float" office:value="755989" calcext:value-type="float">
            <text:p>755989</text:p>
          </table:table-cell>
          <table:table-cell office:value-type="float" office:value="753094" calcext:value-type="float">
            <text:p>753094</text:p>
          </table:table-cell>
          <table:table-cell office:value-type="float" office:value="10912409" calcext:value-type="float">
            <text:p>10912409</text:p>
          </table:table-cell>
          <table:table-cell/>
          <table:table-cell table:formula="of:=SUM([.B226:.L226])" office:value-type="float" office:value="178617210" calcext:value-type="float">
            <text:p>178617210</text:p>
          </table:table-cell>
          <table:table-cell table:formula="of:=MAX([.B226:.L226])" office:value-type="float" office:value="157661102" calcext:value-type="float">
            <text:p>157661102</text:p>
          </table:table-cell>
          <table:table-cell table:formula="of:=INDEX([.$B$1:.$L$1];0;MATCH(MAX([.$B226:.$L226]);[.$B226:.$L226];0))" office:value-type="string" office:string-value="Facendi" calcext:value-type="string">
            <text:p>Facendi</text:p>
          </table:table-cell>
          <table:table-cell table:formula="of:=[.O226]/[.N226]" office:value-type="percentage" office:value="0.882675874290053" calcext:value-type="percentage">
            <text:p>88.27%</text:p>
          </table:table-cell>
          <table:table-cell/>
          <table:table-cell table:formula="of:=1000000000/[.N226]" office:value-type="float" office:value="5.59856466238612" calcext:value-type="float">
            <text:p>5.59856466238612</text:p>
          </table:table-cell>
          <table:table-cell table:formula="of:=IF([.A226]=1;1000000000/[.N226];&quot;&quot;)" office:value-type="float" office:value="5.59856466238612" calcext:value-type="float">
            <text:p>5.59856466238612</text:p>
          </table:table-cell>
          <table:table-cell table:formula="of:=IF([.A226]=1;[.P226];&quot;&quot;)" office:value-type="string" office:string-value="Facendi" calcext:value-type="string">
            <text:p>Facendi</text:p>
          </table:table-cell>
          <table:table-cell table:style-name="ce1" table:formula="of:=IF(ISBLANK([.T226]);&quot;&quot;;[.Q226])" office:value-type="percentage" office:value="0.882675874290053" calcext:value-type="percentage">
            <text:p>88.27%</text:p>
          </table:table-cell>
          <table:table-cell table:formula="of:=IF([.A226]=1;[.V226]*[.N226]/1000000;&quot;&quot;)" office:value-type="float" office:value="157.661102" calcext:value-type="float">
            <text:p>157.6611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5260" calcext:value-type="float">
            <text:p>885260</text:p>
          </table:table-cell>
          <table:table-cell office:value-type="float" office:value="793509" calcext:value-type="float">
            <text:p>793509</text:p>
          </table:table-cell>
          <table:table-cell office:value-type="float" office:value="967053" calcext:value-type="float">
            <text:p>967053</text:p>
          </table:table-cell>
          <table:table-cell office:value-type="float" office:value="161" calcext:value-type="float">
            <text:p>161</text:p>
          </table:table-cell>
          <table:table-cell office:value-type="float" office:value="5153535" calcext:value-type="float">
            <text:p>5153535</text:p>
          </table:table-cell>
          <table:table-cell office:value-type="float" office:value="700195" calcext:value-type="float">
            <text:p>700195</text:p>
          </table:table-cell>
          <table:table-cell office:value-type="float" office:value="70" calcext:value-type="float">
            <text:p>70</text:p>
          </table:table-cell>
          <table:table-cell office:value-type="float" office:value="226532" calcext:value-type="float">
            <text:p>226532</text:p>
          </table:table-cell>
          <table:table-cell office:value-type="float" office:value="766429" calcext:value-type="float">
            <text:p>766429</text:p>
          </table:table-cell>
          <table:table-cell office:value-type="float" office:value="723228" calcext:value-type="float">
            <text:p>723228</text:p>
          </table:table-cell>
          <table:table-cell office:value-type="float" office:value="10170907" calcext:value-type="float">
            <text:p>10170907</text:p>
          </table:table-cell>
          <table:table-cell/>
          <table:table-cell table:formula="of:=SUM([.B227:.L227])" office:value-type="float" office:value="20386879" calcext:value-type="float">
            <text:p>20386879</text:p>
          </table:table-cell>
          <table:table-cell table:formula="of:=MAX([.B227:.L227])" office:value-type="float" office:value="10170907" calcext:value-type="float">
            <text:p>10170907</text:p>
          </table:table-cell>
          <table:table-cell table:formula="of:=INDEX([.$B$1:.$L$1];0;MATCH(MAX([.$B227:.$L227]);[.$B227:.$L227];0))" office:value-type="string" office:string-value="TimeWaitKey" calcext:value-type="string">
            <text:p>TimeWaitKey</text:p>
          </table:table-cell>
          <table:table-cell table:formula="of:=[.O227]/[.N227]" office:value-type="percentage" office:value="0.498894754807737" calcext:value-type="percentage">
            <text:p>49.89%</text:p>
          </table:table-cell>
          <table:table-cell/>
          <table:table-cell table:formula="of:=1000000000/[.N227]" office:value-type="float" office:value="49.0511568739874" calcext:value-type="float">
            <text:p>49.0511568739874</text:p>
          </table:table-cell>
          <table:table-cell table:formula="of:=IF([.A227]=1;1000000000/[.N227];&quot;&quot;)" office:value-type="float" office:value="49.0511568739874" calcext:value-type="float">
            <text:p>49.0511568739874</text:p>
          </table:table-cell>
          <table:table-cell table:formula="of:=IF([.A227]=1;[.P227];&quot;&quot;)" office:value-type="string" office:string-value="TimeWaitKey" calcext:value-type="string">
            <text:p>TimeWaitKey</text:p>
          </table:table-cell>
          <table:table-cell table:style-name="ce1" table:formula="of:=IF(ISBLANK([.T227]);&quot;&quot;;[.Q227])" office:value-type="percentage" office:value="0.498894754807737" calcext:value-type="percentage">
            <text:p>49.89%</text:p>
          </table:table-cell>
          <table:table-cell table:formula="of:=IF([.A227]=1;[.V227]*[.N227]/1000000;&quot;&quot;)" office:value-type="float" office:value="10.170907" calcext:value-type="float">
            <text:p>10.1709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2714" calcext:value-type="float">
            <text:p>822714</text:p>
          </table:table-cell>
          <table:table-cell office:value-type="float" office:value="751380" calcext:value-type="float">
            <text:p>751380</text:p>
          </table:table-cell>
          <table:table-cell office:value-type="float" office:value="962634" calcext:value-type="float">
            <text:p>962634</text:p>
          </table:table-cell>
          <table:table-cell office:value-type="float" office:value="80" calcext:value-type="float">
            <text:p>80</text:p>
          </table:table-cell>
          <table:table-cell office:value-type="float" office:value="5267808" calcext:value-type="float">
            <text:p>5267808</text:p>
          </table:table-cell>
          <table:table-cell office:value-type="float" office:value="752132" calcext:value-type="float">
            <text:p>752132</text:p>
          </table:table-cell>
          <table:table-cell office:value-type="float" office:value="71" calcext:value-type="float">
            <text:p>71</text:p>
          </table:table-cell>
          <table:table-cell office:value-type="float" office:value="268481" calcext:value-type="float">
            <text:p>268481</text:p>
          </table:table-cell>
          <table:table-cell office:value-type="float" office:value="743806" calcext:value-type="float">
            <text:p>743806</text:p>
          </table:table-cell>
          <table:table-cell office:value-type="float" office:value="832592" calcext:value-type="float">
            <text:p>832592</text:p>
          </table:table-cell>
          <table:table-cell office:value-type="float" office:value="10096759" calcext:value-type="float">
            <text:p>10096759</text:p>
          </table:table-cell>
          <table:table-cell/>
          <table:table-cell table:formula="of:=SUM([.B228:.L228])" office:value-type="float" office:value="20498457" calcext:value-type="float">
            <text:p>20498457</text:p>
          </table:table-cell>
          <table:table-cell table:formula="of:=MAX([.B228:.L228])" office:value-type="float" office:value="10096759" calcext:value-type="float">
            <text:p>10096759</text:p>
          </table:table-cell>
          <table:table-cell table:formula="of:=INDEX([.$B$1:.$L$1];0;MATCH(MAX([.$B228:.$L228]);[.$B228:.$L228];0))" office:value-type="string" office:string-value="TimeWaitKey" calcext:value-type="string">
            <text:p>TimeWaitKey</text:p>
          </table:table-cell>
          <table:table-cell table:formula="of:=[.O228]/[.N228]" office:value-type="percentage" office:value="0.492561903561814" calcext:value-type="percentage">
            <text:p>49.26%</text:p>
          </table:table-cell>
          <table:table-cell/>
          <table:table-cell table:formula="of:=1000000000/[.N228]" office:value-type="float" office:value="48.784159705289" calcext:value-type="float">
            <text:p>48.784159705289</text:p>
          </table:table-cell>
          <table:table-cell table:formula="of:=IF([.A228]=1;1000000000/[.N228];&quot;&quot;)" office:value-type="float" office:value="48.784159705289" calcext:value-type="float">
            <text:p>48.784159705289</text:p>
          </table:table-cell>
          <table:table-cell table:formula="of:=IF([.A228]=1;[.P228];&quot;&quot;)" office:value-type="string" office:string-value="TimeWaitKey" calcext:value-type="string">
            <text:p>TimeWaitKey</text:p>
          </table:table-cell>
          <table:table-cell table:style-name="ce1" table:formula="of:=IF(ISBLANK([.T228]);&quot;&quot;;[.Q228])" office:value-type="percentage" office:value="0.492561903561814" calcext:value-type="percentage">
            <text:p>49.26%</text:p>
          </table:table-cell>
          <table:table-cell table:formula="of:=IF([.A228]=1;[.V228]*[.N228]/1000000;&quot;&quot;)" office:value-type="float" office:value="10.096759" calcext:value-type="float">
            <text:p>10.0967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1701" calcext:value-type="float">
            <text:p>751701</text:p>
          </table:table-cell>
          <table:table-cell office:value-type="float" office:value="714231" calcext:value-type="float">
            <text:p>714231</text:p>
          </table:table-cell>
          <table:table-cell office:value-type="float" office:value="965730" calcext:value-type="float">
            <text:p>965730</text:p>
          </table:table-cell>
          <table:table-cell office:value-type="float" office:value="70" calcext:value-type="float">
            <text:p>70</text:p>
          </table:table-cell>
          <table:table-cell office:value-type="float" office:value="5119763" calcext:value-type="float">
            <text:p>5119763</text:p>
          </table:table-cell>
          <table:table-cell office:value-type="float" office:value="908684" calcext:value-type="float">
            <text:p>908684</text:p>
          </table:table-cell>
          <table:table-cell office:value-type="float" office:value="71" calcext:value-type="float">
            <text:p>71</text:p>
          </table:table-cell>
          <table:table-cell office:value-type="float" office:value="255156" calcext:value-type="float">
            <text:p>255156</text:p>
          </table:table-cell>
          <table:table-cell office:value-type="float" office:value="722146" calcext:value-type="float">
            <text:p>722146</text:p>
          </table:table-cell>
          <table:table-cell office:value-type="float" office:value="730962" calcext:value-type="float">
            <text:p>730962</text:p>
          </table:table-cell>
          <table:table-cell office:value-type="float" office:value="10492166" calcext:value-type="float">
            <text:p>10492166</text:p>
          </table:table-cell>
          <table:table-cell/>
          <table:table-cell table:formula="of:=SUM([.B229:.L229])" office:value-type="float" office:value="20660680" calcext:value-type="float">
            <text:p>20660680</text:p>
          </table:table-cell>
          <table:table-cell table:formula="of:=MAX([.B229:.L229])" office:value-type="float" office:value="10492166" calcext:value-type="float">
            <text:p>10492166</text:p>
          </table:table-cell>
          <table:table-cell table:formula="of:=INDEX([.$B$1:.$L$1];0;MATCH(MAX([.$B229:.$L229]);[.$B229:.$L229];0))" office:value-type="string" office:string-value="TimeWaitKey" calcext:value-type="string">
            <text:p>TimeWaitKey</text:p>
          </table:table-cell>
          <table:table-cell table:formula="of:=[.O229]/[.N229]" office:value-type="percentage" office:value="0.507832559238128" calcext:value-type="percentage">
            <text:p>50.78%</text:p>
          </table:table-cell>
          <table:table-cell/>
          <table:table-cell table:formula="of:=1000000000/[.N229]" office:value-type="float" office:value="48.4011174850005" calcext:value-type="float">
            <text:p>48.4011174850005</text:p>
          </table:table-cell>
          <table:table-cell table:formula="of:=IF([.A229]=1;1000000000/[.N229];&quot;&quot;)" office:value-type="float" office:value="48.4011174850005" calcext:value-type="float">
            <text:p>48.4011174850005</text:p>
          </table:table-cell>
          <table:table-cell table:formula="of:=IF([.A229]=1;[.P229];&quot;&quot;)" office:value-type="string" office:string-value="TimeWaitKey" calcext:value-type="string">
            <text:p>TimeWaitKey</text:p>
          </table:table-cell>
          <table:table-cell table:style-name="ce1" table:formula="of:=IF(ISBLANK([.T229]);&quot;&quot;;[.Q229])" office:value-type="percentage" office:value="0.507832559238128" calcext:value-type="percentage">
            <text:p>50.78%</text:p>
          </table:table-cell>
          <table:table-cell table:formula="of:=IF([.A229]=1;[.V229]*[.N229]/1000000;&quot;&quot;)" office:value-type="float" office:value="10.492166" calcext:value-type="float">
            <text:p>10.4921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3783" calcext:value-type="float">
            <text:p>993783</text:p>
          </table:table-cell>
          <table:table-cell office:value-type="float" office:value="1251813" calcext:value-type="float">
            <text:p>1251813</text:p>
          </table:table-cell>
          <table:table-cell office:value-type="float" office:value="2285069" calcext:value-type="float">
            <text:p>2285069</text:p>
          </table:table-cell>
          <table:table-cell office:value-type="float" office:value="160" calcext:value-type="float">
            <text:p>160</text:p>
          </table:table-cell>
          <table:table-cell office:value-type="float" office:value="5215191" calcext:value-type="float">
            <text:p>5215191</text:p>
          </table:table-cell>
          <table:table-cell office:value-type="float" office:value="745930" calcext:value-type="float">
            <text:p>745930</text:p>
          </table:table-cell>
          <table:table-cell office:value-type="float" office:value="70" calcext:value-type="float">
            <text:p>70</text:p>
          </table:table-cell>
          <table:table-cell office:value-type="float" office:value="155575665" calcext:value-type="float">
            <text:p>155575665</text:p>
          </table:table-cell>
          <table:table-cell office:value-type="float" office:value="774734" calcext:value-type="float">
            <text:p>774734</text:p>
          </table:table-cell>
          <table:table-cell office:value-type="float" office:value="784963" calcext:value-type="float">
            <text:p>784963</text:p>
          </table:table-cell>
          <table:table-cell office:value-type="float" office:value="10139770" calcext:value-type="float">
            <text:p>10139770</text:p>
          </table:table-cell>
          <table:table-cell/>
          <table:table-cell table:formula="of:=SUM([.B230:.L230])" office:value-type="float" office:value="177767148" calcext:value-type="float">
            <text:p>177767148</text:p>
          </table:table-cell>
          <table:table-cell table:formula="of:=MAX([.B230:.L230])" office:value-type="float" office:value="155575665" calcext:value-type="float">
            <text:p>155575665</text:p>
          </table:table-cell>
          <table:table-cell table:formula="of:=INDEX([.$B$1:.$L$1];0;MATCH(MAX([.$B230:.$L230]);[.$B230:.$L230];0))" office:value-type="string" office:string-value="Facendi" calcext:value-type="string">
            <text:p>Facendi</text:p>
          </table:table-cell>
          <table:table-cell table:formula="of:=[.O230]/[.N230]" office:value-type="percentage" office:value="0.875165443954808" calcext:value-type="percentage">
            <text:p>87.52%</text:p>
          </table:table-cell>
          <table:table-cell/>
          <table:table-cell table:formula="of:=1000000000/[.N230]" office:value-type="float" office:value="5.62533635292388" calcext:value-type="float">
            <text:p>5.62533635292388</text:p>
          </table:table-cell>
          <table:table-cell table:formula="of:=IF([.A230]=1;1000000000/[.N230];&quot;&quot;)" office:value-type="float" office:value="5.62533635292388" calcext:value-type="float">
            <text:p>5.62533635292388</text:p>
          </table:table-cell>
          <table:table-cell table:formula="of:=IF([.A230]=1;[.P230];&quot;&quot;)" office:value-type="string" office:string-value="Facendi" calcext:value-type="string">
            <text:p>Facendi</text:p>
          </table:table-cell>
          <table:table-cell table:style-name="ce1" table:formula="of:=IF(ISBLANK([.T230]);&quot;&quot;;[.Q230])" office:value-type="percentage" office:value="0.875165443954808" calcext:value-type="percentage">
            <text:p>87.52%</text:p>
          </table:table-cell>
          <table:table-cell table:formula="of:=IF([.A230]=1;[.V230]*[.N230]/1000000;&quot;&quot;)" office:value-type="float" office:value="155.575665" calcext:value-type="float">
            <text:p>155.5756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6866" calcext:value-type="float">
            <text:p>936866</text:p>
          </table:table-cell>
          <table:table-cell office:value-type="float" office:value="1232848" calcext:value-type="float">
            <text:p>1232848</text:p>
          </table:table-cell>
          <table:table-cell office:value-type="float" office:value="975328" calcext:value-type="float">
            <text:p>975328</text:p>
          </table:table-cell>
          <table:table-cell office:value-type="float" office:value="70" calcext:value-type="float">
            <text:p>70</text:p>
          </table:table-cell>
          <table:table-cell office:value-type="float" office:value="5229527" calcext:value-type="float">
            <text:p>5229527</text:p>
          </table:table-cell>
          <table:table-cell office:value-type="float" office:value="746671" calcext:value-type="float">
            <text:p>746671</text:p>
          </table:table-cell>
          <table:table-cell office:value-type="float" office:value="70" calcext:value-type="float">
            <text:p>70</text:p>
          </table:table-cell>
          <table:table-cell office:value-type="float" office:value="252991" calcext:value-type="float">
            <text:p>252991</text:p>
          </table:table-cell>
          <table:table-cell office:value-type="float" office:value="794501" calcext:value-type="float">
            <text:p>794501</text:p>
          </table:table-cell>
          <table:table-cell office:value-type="float" office:value="824386" calcext:value-type="float">
            <text:p>824386</text:p>
          </table:table-cell>
          <table:table-cell office:value-type="float" office:value="10950250" calcext:value-type="float">
            <text:p>10950250</text:p>
          </table:table-cell>
          <table:table-cell/>
          <table:table-cell table:formula="of:=SUM([.B231:.L231])" office:value-type="float" office:value="21943508" calcext:value-type="float">
            <text:p>21943508</text:p>
          </table:table-cell>
          <table:table-cell table:formula="of:=MAX([.B231:.L231])" office:value-type="float" office:value="10950250" calcext:value-type="float">
            <text:p>10950250</text:p>
          </table:table-cell>
          <table:table-cell table:formula="of:=INDEX([.$B$1:.$L$1];0;MATCH(MAX([.$B231:.$L231]);[.$B231:.$L231];0))" office:value-type="string" office:string-value="TimeWaitKey" calcext:value-type="string">
            <text:p>TimeWaitKey</text:p>
          </table:table-cell>
          <table:table-cell table:formula="of:=[.O231]/[.N231]" office:value-type="percentage" office:value="0.499020029067367" calcext:value-type="percentage">
            <text:p>49.90%</text:p>
          </table:table-cell>
          <table:table-cell/>
          <table:table-cell table:formula="of:=1000000000/[.N231]" office:value-type="float" office:value="45.5715649475918" calcext:value-type="float">
            <text:p>45.5715649475918</text:p>
          </table:table-cell>
          <table:table-cell table:formula="of:=IF([.A231]=1;1000000000/[.N231];&quot;&quot;)" office:value-type="float" office:value="45.5715649475918" calcext:value-type="float">
            <text:p>45.5715649475918</text:p>
          </table:table-cell>
          <table:table-cell table:formula="of:=IF([.A231]=1;[.P231];&quot;&quot;)" office:value-type="string" office:string-value="TimeWaitKey" calcext:value-type="string">
            <text:p>TimeWaitKey</text:p>
          </table:table-cell>
          <table:table-cell table:style-name="ce1" table:formula="of:=IF(ISBLANK([.T231]);&quot;&quot;;[.Q231])" office:value-type="percentage" office:value="0.499020029067367" calcext:value-type="percentage">
            <text:p>49.90%</text:p>
          </table:table-cell>
          <table:table-cell table:formula="of:=IF([.A231]=1;[.V231]*[.N231]/1000000;&quot;&quot;)" office:value-type="float" office:value="10.95025" calcext:value-type="float">
            <text:p>10.95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0519" calcext:value-type="float">
            <text:p>970519</text:p>
          </table:table-cell>
          <table:table-cell office:value-type="float" office:value="762682" calcext:value-type="float">
            <text:p>762682</text:p>
          </table:table-cell>
          <table:table-cell office:value-type="float" office:value="987090" calcext:value-type="float">
            <text:p>987090</text:p>
          </table:table-cell>
          <table:table-cell office:value-type="float" office:value="391" calcext:value-type="float">
            <text:p>391</text:p>
          </table:table-cell>
          <table:table-cell office:value-type="float" office:value="5323111" calcext:value-type="float">
            <text:p>5323111</text:p>
          </table:table-cell>
          <table:table-cell office:value-type="float" office:value="736904" calcext:value-type="float">
            <text:p>736904</text:p>
          </table:table-cell>
          <table:table-cell office:value-type="float" office:value="70" calcext:value-type="float">
            <text:p>70</text:p>
          </table:table-cell>
          <table:table-cell office:value-type="float" office:value="239006" calcext:value-type="float">
            <text:p>239006</text:p>
          </table:table-cell>
          <table:table-cell office:value-type="float" office:value="728969" calcext:value-type="float">
            <text:p>728969</text:p>
          </table:table-cell>
          <table:table-cell office:value-type="float" office:value="728227" calcext:value-type="float">
            <text:p>728227</text:p>
          </table:table-cell>
          <table:table-cell office:value-type="float" office:value="10558249" calcext:value-type="float">
            <text:p>10558249</text:p>
          </table:table-cell>
          <table:table-cell/>
          <table:table-cell table:formula="of:=SUM([.B232:.L232])" office:value-type="float" office:value="21035218" calcext:value-type="float">
            <text:p>21035218</text:p>
          </table:table-cell>
          <table:table-cell table:formula="of:=MAX([.B232:.L232])" office:value-type="float" office:value="10558249" calcext:value-type="float">
            <text:p>10558249</text:p>
          </table:table-cell>
          <table:table-cell table:formula="of:=INDEX([.$B$1:.$L$1];0;MATCH(MAX([.$B232:.$L232]);[.$B232:.$L232];0))" office:value-type="string" office:string-value="TimeWaitKey" calcext:value-type="string">
            <text:p>TimeWaitKey</text:p>
          </table:table-cell>
          <table:table-cell table:formula="of:=[.O232]/[.N232]" office:value-type="percentage" office:value="0.501931998042521" calcext:value-type="percentage">
            <text:p>50.19%</text:p>
          </table:table-cell>
          <table:table-cell/>
          <table:table-cell table:formula="of:=1000000000/[.N232]" office:value-type="float" office:value="47.5393219124233" calcext:value-type="float">
            <text:p>47.5393219124233</text:p>
          </table:table-cell>
          <table:table-cell table:formula="of:=IF([.A232]=1;1000000000/[.N232];&quot;&quot;)" office:value-type="float" office:value="47.5393219124233" calcext:value-type="float">
            <text:p>47.5393219124233</text:p>
          </table:table-cell>
          <table:table-cell table:formula="of:=IF([.A232]=1;[.P232];&quot;&quot;)" office:value-type="string" office:string-value="TimeWaitKey" calcext:value-type="string">
            <text:p>TimeWaitKey</text:p>
          </table:table-cell>
          <table:table-cell table:style-name="ce1" table:formula="of:=IF(ISBLANK([.T232]);&quot;&quot;;[.Q232])" office:value-type="percentage" office:value="0.501931998042521" calcext:value-type="percentage">
            <text:p>50.19%</text:p>
          </table:table-cell>
          <table:table-cell table:formula="of:=IF([.A232]=1;[.V232]*[.N232]/1000000;&quot;&quot;)" office:value-type="float" office:value="10.558249" calcext:value-type="float">
            <text:p>10.5582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1290" calcext:value-type="float">
            <text:p>971290</text:p>
          </table:table-cell>
          <table:table-cell office:value-type="float" office:value="1235012" calcext:value-type="float">
            <text:p>1235012</text:p>
          </table:table-cell>
          <table:table-cell office:value-type="float" office:value="979545" calcext:value-type="float">
            <text:p>979545</text:p>
          </table:table-cell>
          <table:table-cell office:value-type="float" office:value="90" calcext:value-type="float">
            <text:p>90</text:p>
          </table:table-cell>
          <table:table-cell office:value-type="float" office:value="5096349" calcext:value-type="float">
            <text:p>5096349</text:p>
          </table:table-cell>
          <table:table-cell office:value-type="float" office:value="734259" calcext:value-type="float">
            <text:p>734259</text:p>
          </table:table-cell>
          <table:table-cell office:value-type="float" office:value="70" calcext:value-type="float">
            <text:p>70</text:p>
          </table:table-cell>
          <table:table-cell office:value-type="float" office:value="255076" calcext:value-type="float">
            <text:p>255076</text:p>
          </table:table-cell>
          <table:table-cell office:value-type="float" office:value="759395" calcext:value-type="float">
            <text:p>759395</text:p>
          </table:table-cell>
          <table:table-cell office:value-type="float" office:value="722918" calcext:value-type="float">
            <text:p>722918</text:p>
          </table:table-cell>
          <table:table-cell office:value-type="float" office:value="10692289" calcext:value-type="float">
            <text:p>10692289</text:p>
          </table:table-cell>
          <table:table-cell/>
          <table:table-cell table:formula="of:=SUM([.B233:.L233])" office:value-type="float" office:value="21446293" calcext:value-type="float">
            <text:p>21446293</text:p>
          </table:table-cell>
          <table:table-cell table:formula="of:=MAX([.B233:.L233])" office:value-type="float" office:value="10692289" calcext:value-type="float">
            <text:p>10692289</text:p>
          </table:table-cell>
          <table:table-cell table:formula="of:=INDEX([.$B$1:.$L$1];0;MATCH(MAX([.$B233:.$L233]);[.$B233:.$L233];0))" office:value-type="string" office:string-value="TimeWaitKey" calcext:value-type="string">
            <text:p>TimeWaitKey</text:p>
          </table:table-cell>
          <table:table-cell table:formula="of:=[.O233]/[.N233]" office:value-type="percentage" office:value="0.498561173252646" calcext:value-type="percentage">
            <text:p>49.86%</text:p>
          </table:table-cell>
          <table:table-cell/>
          <table:table-cell table:formula="of:=1000000000/[.N233]" office:value-type="float" office:value="46.6281049130495" calcext:value-type="float">
            <text:p>46.6281049130495</text:p>
          </table:table-cell>
          <table:table-cell table:formula="of:=IF([.A233]=1;1000000000/[.N233];&quot;&quot;)" office:value-type="float" office:value="46.6281049130495" calcext:value-type="float">
            <text:p>46.6281049130495</text:p>
          </table:table-cell>
          <table:table-cell table:formula="of:=IF([.A233]=1;[.P233];&quot;&quot;)" office:value-type="string" office:string-value="TimeWaitKey" calcext:value-type="string">
            <text:p>TimeWaitKey</text:p>
          </table:table-cell>
          <table:table-cell table:style-name="ce1" table:formula="of:=IF(ISBLANK([.T233]);&quot;&quot;;[.Q233])" office:value-type="percentage" office:value="0.498561173252646" calcext:value-type="percentage">
            <text:p>49.86%</text:p>
          </table:table-cell>
          <table:table-cell table:formula="of:=IF([.A233]=1;[.V233]*[.N233]/1000000;&quot;&quot;)" office:value-type="float" office:value="10.692289" calcext:value-type="float">
            <text:p>10.6922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1279" calcext:value-type="float">
            <text:p>761279</text:p>
          </table:table-cell>
          <table:table-cell office:value-type="float" office:value="757371" calcext:value-type="float">
            <text:p>757371</text:p>
          </table:table-cell>
          <table:table-cell office:value-type="float" office:value="1017777" calcext:value-type="float">
            <text:p>1017777</text:p>
          </table:table-cell>
          <table:table-cell office:value-type="float" office:value="70" calcext:value-type="float">
            <text:p>70</text:p>
          </table:table-cell>
          <table:table-cell office:value-type="float" office:value="5249554" calcext:value-type="float">
            <text:p>5249554</text:p>
          </table:table-cell>
          <table:table-cell office:value-type="float" office:value="833835" calcext:value-type="float">
            <text:p>833835</text:p>
          </table:table-cell>
          <table:table-cell office:value-type="float" office:value="80" calcext:value-type="float">
            <text:p>80</text:p>
          </table:table-cell>
          <table:table-cell office:value-type="float" office:value="152058630" calcext:value-type="float">
            <text:p>152058630</text:p>
          </table:table-cell>
          <table:table-cell office:value-type="float" office:value="755147" calcext:value-type="float">
            <text:p>755147</text:p>
          </table:table-cell>
          <table:table-cell office:value-type="float" office:value="749096" calcext:value-type="float">
            <text:p>749096</text:p>
          </table:table-cell>
          <table:table-cell office:value-type="float" office:value="10334221" calcext:value-type="float">
            <text:p>10334221</text:p>
          </table:table-cell>
          <table:table-cell/>
          <table:table-cell table:formula="of:=SUM([.B234:.L234])" office:value-type="float" office:value="172517060" calcext:value-type="float">
            <text:p>172517060</text:p>
          </table:table-cell>
          <table:table-cell table:formula="of:=MAX([.B234:.L234])" office:value-type="float" office:value="152058630" calcext:value-type="float">
            <text:p>152058630</text:p>
          </table:table-cell>
          <table:table-cell table:formula="of:=INDEX([.$B$1:.$L$1];0;MATCH(MAX([.$B234:.$L234]);[.$B234:.$L234];0))" office:value-type="string" office:string-value="Facendi" calcext:value-type="string">
            <text:p>Facendi</text:p>
          </table:table-cell>
          <table:table-cell table:formula="of:=[.O234]/[.N234]" office:value-type="percentage" office:value="0.881412133965186" calcext:value-type="percentage">
            <text:p>88.14%</text:p>
          </table:table-cell>
          <table:table-cell/>
          <table:table-cell table:formula="of:=1000000000/[.N234]" office:value-type="float" office:value="5.79652818103902" calcext:value-type="float">
            <text:p>5.79652818103902</text:p>
          </table:table-cell>
          <table:table-cell table:formula="of:=IF([.A234]=1;1000000000/[.N234];&quot;&quot;)" office:value-type="float" office:value="5.79652818103902" calcext:value-type="float">
            <text:p>5.79652818103902</text:p>
          </table:table-cell>
          <table:table-cell table:formula="of:=IF([.A234]=1;[.P234];&quot;&quot;)" office:value-type="string" office:string-value="Facendi" calcext:value-type="string">
            <text:p>Facendi</text:p>
          </table:table-cell>
          <table:table-cell table:style-name="ce1" table:formula="of:=IF(ISBLANK([.T234]);&quot;&quot;;[.Q234])" office:value-type="percentage" office:value="0.881412133965186" calcext:value-type="percentage">
            <text:p>88.14%</text:p>
          </table:table-cell>
          <table:table-cell table:formula="of:=IF([.A234]=1;[.V234]*[.N234]/1000000;&quot;&quot;)" office:value-type="float" office:value="152.05863" calcext:value-type="float">
            <text:p>152.058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3010" calcext:value-type="float">
            <text:p>783010</text:p>
          </table:table-cell>
          <table:table-cell office:value-type="float" office:value="828815" calcext:value-type="float">
            <text:p>828815</text:p>
          </table:table-cell>
          <table:table-cell office:value-type="float" office:value="963947" calcext:value-type="float">
            <text:p>963947</text:p>
          </table:table-cell>
          <table:table-cell office:value-type="float" office:value="70" calcext:value-type="float">
            <text:p>70</text:p>
          </table:table-cell>
          <table:table-cell office:value-type="float" office:value="5242601" calcext:value-type="float">
            <text:p>5242601</text:p>
          </table:table-cell>
          <table:table-cell office:value-type="float" office:value="750188" calcext:value-type="float">
            <text:p>750188</text:p>
          </table:table-cell>
          <table:table-cell office:value-type="float" office:value="80" calcext:value-type="float">
            <text:p>80</text:p>
          </table:table-cell>
          <table:table-cell office:value-type="float" office:value="239126" calcext:value-type="float">
            <text:p>239126</text:p>
          </table:table-cell>
          <table:table-cell office:value-type="float" office:value="736021" calcext:value-type="float">
            <text:p>736021</text:p>
          </table:table-cell>
          <table:table-cell office:value-type="float" office:value="733878" calcext:value-type="float">
            <text:p>733878</text:p>
          </table:table-cell>
          <table:table-cell office:value-type="float" office:value="10456610" calcext:value-type="float">
            <text:p>10456610</text:p>
          </table:table-cell>
          <table:table-cell/>
          <table:table-cell table:formula="of:=SUM([.B235:.L235])" office:value-type="float" office:value="20734346" calcext:value-type="float">
            <text:p>20734346</text:p>
          </table:table-cell>
          <table:table-cell table:formula="of:=MAX([.B235:.L235])" office:value-type="float" office:value="10456610" calcext:value-type="float">
            <text:p>10456610</text:p>
          </table:table-cell>
          <table:table-cell table:formula="of:=INDEX([.$B$1:.$L$1];0;MATCH(MAX([.$B235:.$L235]);[.$B235:.$L235];0))" office:value-type="string" office:string-value="TimeWaitKey" calcext:value-type="string">
            <text:p>TimeWaitKey</text:p>
          </table:table-cell>
          <table:table-cell table:formula="of:=[.O235]/[.N235]" office:value-type="percentage" office:value="0.504313470991562" calcext:value-type="percentage">
            <text:p>50.43%</text:p>
          </table:table-cell>
          <table:table-cell/>
          <table:table-cell table:formula="of:=1000000000/[.N235]" office:value-type="float" office:value="48.2291556241996" calcext:value-type="float">
            <text:p>48.2291556241996</text:p>
          </table:table-cell>
          <table:table-cell table:formula="of:=IF([.A235]=1;1000000000/[.N235];&quot;&quot;)" office:value-type="float" office:value="48.2291556241996" calcext:value-type="float">
            <text:p>48.2291556241996</text:p>
          </table:table-cell>
          <table:table-cell table:formula="of:=IF([.A235]=1;[.P235];&quot;&quot;)" office:value-type="string" office:string-value="TimeWaitKey" calcext:value-type="string">
            <text:p>TimeWaitKey</text:p>
          </table:table-cell>
          <table:table-cell table:style-name="ce1" table:formula="of:=IF(ISBLANK([.T235]);&quot;&quot;;[.Q235])" office:value-type="percentage" office:value="0.504313470991562" calcext:value-type="percentage">
            <text:p>50.43%</text:p>
          </table:table-cell>
          <table:table-cell table:formula="of:=IF([.A235]=1;[.V235]*[.N235]/1000000;&quot;&quot;)" office:value-type="float" office:value="10.45661" calcext:value-type="float">
            <text:p>10.456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4054" calcext:value-type="float">
            <text:p>984054</text:p>
          </table:table-cell>
          <table:table-cell office:value-type="float" office:value="1215556" calcext:value-type="float">
            <text:p>1215556</text:p>
          </table:table-cell>
          <table:table-cell office:value-type="float" office:value="1356429" calcext:value-type="float">
            <text:p>1356429</text:p>
          </table:table-cell>
          <table:table-cell office:value-type="float" office:value="90" calcext:value-type="float">
            <text:p>90</text:p>
          </table:table-cell>
          <table:table-cell office:value-type="float" office:value="5298316" calcext:value-type="float">
            <text:p>5298316</text:p>
          </table:table-cell>
          <table:table-cell office:value-type="float" office:value="728267" calcext:value-type="float">
            <text:p>728267</text:p>
          </table:table-cell>
          <table:table-cell office:value-type="float" office:value="71" calcext:value-type="float">
            <text:p>71</text:p>
          </table:table-cell>
          <table:table-cell office:value-type="float" office:value="232233" calcext:value-type="float">
            <text:p>232233</text:p>
          </table:table-cell>
          <table:table-cell office:value-type="float" office:value="737916" calcext:value-type="float">
            <text:p>737916</text:p>
          </table:table-cell>
          <table:table-cell office:value-type="float" office:value="1107464" calcext:value-type="float">
            <text:p>1107464</text:p>
          </table:table-cell>
          <table:table-cell office:value-type="float" office:value="10314444" calcext:value-type="float">
            <text:p>10314444</text:p>
          </table:table-cell>
          <table:table-cell/>
          <table:table-cell table:formula="of:=SUM([.B236:.L236])" office:value-type="float" office:value="21974840" calcext:value-type="float">
            <text:p>21974840</text:p>
          </table:table-cell>
          <table:table-cell table:formula="of:=MAX([.B236:.L236])" office:value-type="float" office:value="10314444" calcext:value-type="float">
            <text:p>10314444</text:p>
          </table:table-cell>
          <table:table-cell table:formula="of:=INDEX([.$B$1:.$L$1];0;MATCH(MAX([.$B236:.$L236]);[.$B236:.$L236];0))" office:value-type="string" office:string-value="TimeWaitKey" calcext:value-type="string">
            <text:p>TimeWaitKey</text:p>
          </table:table-cell>
          <table:table-cell table:formula="of:=[.O236]/[.N236]" office:value-type="percentage" office:value="0.469375158135395" calcext:value-type="percentage">
            <text:p>46.94%</text:p>
          </table:table-cell>
          <table:table-cell/>
          <table:table-cell table:formula="of:=1000000000/[.N236]" office:value-type="float" office:value="45.5065884438749" calcext:value-type="float">
            <text:p>45.5065884438749</text:p>
          </table:table-cell>
          <table:table-cell table:formula="of:=IF([.A236]=1;1000000000/[.N236];&quot;&quot;)" office:value-type="float" office:value="45.5065884438749" calcext:value-type="float">
            <text:p>45.5065884438749</text:p>
          </table:table-cell>
          <table:table-cell table:formula="of:=IF([.A236]=1;[.P236];&quot;&quot;)" office:value-type="string" office:string-value="TimeWaitKey" calcext:value-type="string">
            <text:p>TimeWaitKey</text:p>
          </table:table-cell>
          <table:table-cell table:style-name="ce1" table:formula="of:=IF(ISBLANK([.T236]);&quot;&quot;;[.Q236])" office:value-type="percentage" office:value="0.469375158135395" calcext:value-type="percentage">
            <text:p>46.94%</text:p>
          </table:table-cell>
          <table:table-cell table:formula="of:=IF([.A236]=1;[.V236]*[.N236]/1000000;&quot;&quot;)" office:value-type="float" office:value="10.314444" calcext:value-type="float">
            <text:p>10.3144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5818" calcext:value-type="float">
            <text:p>975818</text:p>
          </table:table-cell>
          <table:table-cell office:value-type="float" office:value="1254708" calcext:value-type="float">
            <text:p>1254708</text:p>
          </table:table-cell>
          <table:table-cell office:value-type="float" office:value="964037" calcext:value-type="float">
            <text:p>964037</text:p>
          </table:table-cell>
          <table:table-cell office:value-type="float" office:value="90" calcext:value-type="float">
            <text:p>90</text:p>
          </table:table-cell>
          <table:table-cell office:value-type="float" office:value="5265955" calcext:value-type="float">
            <text:p>5265955</text:p>
          </table:table-cell>
          <table:table-cell office:value-type="float" office:value="732415" calcext:value-type="float">
            <text:p>732415</text:p>
          </table:table-cell>
          <table:table-cell office:value-type="float" office:value="70" calcext:value-type="float">
            <text:p>70</text:p>
          </table:table-cell>
          <table:table-cell office:value-type="float" office:value="232013" calcext:value-type="float">
            <text:p>232013</text:p>
          </table:table-cell>
          <table:table-cell office:value-type="float" office:value="784201" calcext:value-type="float">
            <text:p>784201</text:p>
          </table:table-cell>
          <table:table-cell office:value-type="float" office:value="746822" calcext:value-type="float">
            <text:p>746822</text:p>
          </table:table-cell>
          <table:table-cell office:value-type="float" office:value="10043059" calcext:value-type="float">
            <text:p>10043059</text:p>
          </table:table-cell>
          <table:table-cell/>
          <table:table-cell table:formula="of:=SUM([.B237:.L237])" office:value-type="float" office:value="20999188" calcext:value-type="float">
            <text:p>20999188</text:p>
          </table:table-cell>
          <table:table-cell table:formula="of:=MAX([.B237:.L237])" office:value-type="float" office:value="10043059" calcext:value-type="float">
            <text:p>10043059</text:p>
          </table:table-cell>
          <table:table-cell table:formula="of:=INDEX([.$B$1:.$L$1];0;MATCH(MAX([.$B237:.$L237]);[.$B237:.$L237];0))" office:value-type="string" office:string-value="TimeWaitKey" calcext:value-type="string">
            <text:p>TimeWaitKey</text:p>
          </table:table-cell>
          <table:table-cell table:formula="of:=[.O237]/[.N237]" office:value-type="percentage" office:value="0.478259397458606" calcext:value-type="percentage">
            <text:p>47.83%</text:p>
          </table:table-cell>
          <table:table-cell/>
          <table:table-cell table:formula="of:=1000000000/[.N237]" office:value-type="float" office:value="47.6208889600874" calcext:value-type="float">
            <text:p>47.6208889600874</text:p>
          </table:table-cell>
          <table:table-cell table:formula="of:=IF([.A237]=1;1000000000/[.N237];&quot;&quot;)" office:value-type="float" office:value="47.6208889600874" calcext:value-type="float">
            <text:p>47.6208889600874</text:p>
          </table:table-cell>
          <table:table-cell table:formula="of:=IF([.A237]=1;[.P237];&quot;&quot;)" office:value-type="string" office:string-value="TimeWaitKey" calcext:value-type="string">
            <text:p>TimeWaitKey</text:p>
          </table:table-cell>
          <table:table-cell table:style-name="ce1" table:formula="of:=IF(ISBLANK([.T237]);&quot;&quot;;[.Q237])" office:value-type="percentage" office:value="0.478259397458606" calcext:value-type="percentage">
            <text:p>47.83%</text:p>
          </table:table-cell>
          <table:table-cell table:formula="of:=IF([.A237]=1;[.V237]*[.N237]/1000000;&quot;&quot;)" office:value-type="float" office:value="10.043059" calcext:value-type="float">
            <text:p>10.0430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9564" calcext:value-type="float">
            <text:p>769564</text:p>
          </table:table-cell>
          <table:table-cell office:value-type="float" office:value="743155" calcext:value-type="float">
            <text:p>743155</text:p>
          </table:table-cell>
          <table:table-cell office:value-type="float" office:value="964818" calcext:value-type="float">
            <text:p>964818</text:p>
          </table:table-cell>
          <table:table-cell office:value-type="float" office:value="90" calcext:value-type="float">
            <text:p>90</text:p>
          </table:table-cell>
          <table:table-cell office:value-type="float" office:value="5224417" calcext:value-type="float">
            <text:p>5224417</text:p>
          </table:table-cell>
          <table:table-cell office:value-type="float" office:value="725122" calcext:value-type="float">
            <text:p>725122</text:p>
          </table:table-cell>
          <table:table-cell office:value-type="float" office:value="80" calcext:value-type="float">
            <text:p>80</text:p>
          </table:table-cell>
          <table:table-cell office:value-type="float" office:value="152616901" calcext:value-type="float">
            <text:p>152616901</text:p>
          </table:table-cell>
          <table:table-cell office:value-type="float" office:value="764655" calcext:value-type="float">
            <text:p>764655</text:p>
          </table:table-cell>
          <table:table-cell office:value-type="float" office:value="745961" calcext:value-type="float">
            <text:p>745961</text:p>
          </table:table-cell>
          <table:table-cell office:value-type="float" office:value="10643819" calcext:value-type="float">
            <text:p>10643819</text:p>
          </table:table-cell>
          <table:table-cell/>
          <table:table-cell table:formula="of:=SUM([.B238:.L238])" office:value-type="float" office:value="173198582" calcext:value-type="float">
            <text:p>173198582</text:p>
          </table:table-cell>
          <table:table-cell table:formula="of:=MAX([.B238:.L238])" office:value-type="float" office:value="152616901" calcext:value-type="float">
            <text:p>152616901</text:p>
          </table:table-cell>
          <table:table-cell table:formula="of:=INDEX([.$B$1:.$L$1];0;MATCH(MAX([.$B238:.$L238]);[.$B238:.$L238];0))" office:value-type="string" office:string-value="Facendi" calcext:value-type="string">
            <text:p>Facendi</text:p>
          </table:table-cell>
          <table:table-cell table:formula="of:=[.O238]/[.N238]" office:value-type="percentage" office:value="0.881167150664086" calcext:value-type="percentage">
            <text:p>88.12%</text:p>
          </table:table-cell>
          <table:table-cell/>
          <table:table-cell table:formula="of:=1000000000/[.N238]" office:value-type="float" office:value="5.77371932525406" calcext:value-type="float">
            <text:p>5.77371932525406</text:p>
          </table:table-cell>
          <table:table-cell table:formula="of:=IF([.A238]=1;1000000000/[.N238];&quot;&quot;)" office:value-type="float" office:value="5.77371932525406" calcext:value-type="float">
            <text:p>5.77371932525406</text:p>
          </table:table-cell>
          <table:table-cell table:formula="of:=IF([.A238]=1;[.P238];&quot;&quot;)" office:value-type="string" office:string-value="Facendi" calcext:value-type="string">
            <text:p>Facendi</text:p>
          </table:table-cell>
          <table:table-cell table:style-name="ce1" table:formula="of:=IF(ISBLANK([.T238]);&quot;&quot;;[.Q238])" office:value-type="percentage" office:value="0.881167150664086" calcext:value-type="percentage">
            <text:p>88.12%</text:p>
          </table:table-cell>
          <table:table-cell table:formula="of:=IF([.A238]=1;[.V238]*[.N238]/1000000;&quot;&quot;)" office:value-type="float" office:value="152.616901" calcext:value-type="float">
            <text:p>152.6169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8584" calcext:value-type="float">
            <text:p>758584</text:p>
          </table:table-cell>
          <table:table-cell office:value-type="float" office:value="795342" calcext:value-type="float">
            <text:p>795342</text:p>
          </table:table-cell>
          <table:table-cell office:value-type="float" office:value="964959" calcext:value-type="float">
            <text:p>964959</text:p>
          </table:table-cell>
          <table:table-cell office:value-type="float" office:value="151" calcext:value-type="float">
            <text:p>151</text:p>
          </table:table-cell>
          <table:table-cell office:value-type="float" office:value="5278339" calcext:value-type="float">
            <text:p>5278339</text:p>
          </table:table-cell>
          <table:table-cell office:value-type="float" office:value="730752" calcext:value-type="float">
            <text:p>730752</text:p>
          </table:table-cell>
          <table:table-cell office:value-type="float" office:value="71" calcext:value-type="float">
            <text:p>71</text:p>
          </table:table-cell>
          <table:table-cell office:value-type="float" office:value="247221" calcext:value-type="float">
            <text:p>247221</text:p>
          </table:table-cell>
          <table:table-cell office:value-type="float" office:value="781878" calcext:value-type="float">
            <text:p>781878</text:p>
          </table:table-cell>
          <table:table-cell office:value-type="float" office:value="729129" calcext:value-type="float">
            <text:p>729129</text:p>
          </table:table-cell>
          <table:table-cell office:value-type="float" office:value="10108962" calcext:value-type="float">
            <text:p>10108962</text:p>
          </table:table-cell>
          <table:table-cell/>
          <table:table-cell table:formula="of:=SUM([.B239:.L239])" office:value-type="float" office:value="20395388" calcext:value-type="float">
            <text:p>20395388</text:p>
          </table:table-cell>
          <table:table-cell table:formula="of:=MAX([.B239:.L239])" office:value-type="float" office:value="10108962" calcext:value-type="float">
            <text:p>10108962</text:p>
          </table:table-cell>
          <table:table-cell table:formula="of:=INDEX([.$B$1:.$L$1];0;MATCH(MAX([.$B239:.$L239]);[.$B239:.$L239];0))" office:value-type="string" office:string-value="TimeWaitKey" calcext:value-type="string">
            <text:p>TimeWaitKey</text:p>
          </table:table-cell>
          <table:table-cell table:formula="of:=[.O239]/[.N239]" office:value-type="percentage" office:value="0.495649408581979" calcext:value-type="percentage">
            <text:p>49.56%</text:p>
          </table:table-cell>
          <table:table-cell/>
          <table:table-cell table:formula="of:=1000000000/[.N239]" office:value-type="float" office:value="49.0306926252151" calcext:value-type="float">
            <text:p>49.0306926252151</text:p>
          </table:table-cell>
          <table:table-cell table:formula="of:=IF([.A239]=1;1000000000/[.N239];&quot;&quot;)" office:value-type="float" office:value="49.0306926252151" calcext:value-type="float">
            <text:p>49.0306926252151</text:p>
          </table:table-cell>
          <table:table-cell table:formula="of:=IF([.A239]=1;[.P239];&quot;&quot;)" office:value-type="string" office:string-value="TimeWaitKey" calcext:value-type="string">
            <text:p>TimeWaitKey</text:p>
          </table:table-cell>
          <table:table-cell table:style-name="ce1" table:formula="of:=IF(ISBLANK([.T239]);&quot;&quot;;[.Q239])" office:value-type="percentage" office:value="0.495649408581979" calcext:value-type="percentage">
            <text:p>49.56%</text:p>
          </table:table-cell>
          <table:table-cell table:formula="of:=IF([.A239]=1;[.V239]*[.N239]/1000000;&quot;&quot;)" office:value-type="float" office:value="10.108962" calcext:value-type="float">
            <text:p>10.1089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6098" calcext:value-type="float">
            <text:p>986098</text:p>
          </table:table-cell>
          <table:table-cell office:value-type="float" office:value="1249810" calcext:value-type="float">
            <text:p>1249810</text:p>
          </table:table-cell>
          <table:table-cell office:value-type="float" office:value="984875" calcext:value-type="float">
            <text:p>984875</text:p>
          </table:table-cell>
          <table:table-cell office:value-type="float" office:value="70" calcext:value-type="float">
            <text:p>70</text:p>
          </table:table-cell>
          <table:table-cell office:value-type="float" office:value="5304076" calcext:value-type="float">
            <text:p>5304076</text:p>
          </table:table-cell>
          <table:table-cell office:value-type="float" office:value="768843" calcext:value-type="float">
            <text:p>768843</text:p>
          </table:table-cell>
          <table:table-cell office:value-type="float" office:value="70" calcext:value-type="float">
            <text:p>70</text:p>
          </table:table-cell>
          <table:table-cell office:value-type="float" office:value="262689" calcext:value-type="float">
            <text:p>262689</text:p>
          </table:table-cell>
          <table:table-cell office:value-type="float" office:value="779594" calcext:value-type="float">
            <text:p>779594</text:p>
          </table:table-cell>
          <table:table-cell office:value-type="float" office:value="845385" calcext:value-type="float">
            <text:p>845385</text:p>
          </table:table-cell>
          <table:table-cell office:value-type="float" office:value="10236299" calcext:value-type="float">
            <text:p>10236299</text:p>
          </table:table-cell>
          <table:table-cell/>
          <table:table-cell table:formula="of:=SUM([.B240:.L240])" office:value-type="float" office:value="21417809" calcext:value-type="float">
            <text:p>21417809</text:p>
          </table:table-cell>
          <table:table-cell table:formula="of:=MAX([.B240:.L240])" office:value-type="float" office:value="10236299" calcext:value-type="float">
            <text:p>10236299</text:p>
          </table:table-cell>
          <table:table-cell table:formula="of:=INDEX([.$B$1:.$L$1];0;MATCH(MAX([.$B240:.$L240]);[.$B240:.$L240];0))" office:value-type="string" office:string-value="TimeWaitKey" calcext:value-type="string">
            <text:p>TimeWaitKey</text:p>
          </table:table-cell>
          <table:table-cell table:formula="of:=[.O240]/[.N240]" office:value-type="percentage" office:value="0.477933994088751" calcext:value-type="percentage">
            <text:p>47.79%</text:p>
          </table:table-cell>
          <table:table-cell/>
          <table:table-cell table:formula="of:=1000000000/[.N240]" office:value-type="float" office:value="46.6901166221064" calcext:value-type="float">
            <text:p>46.6901166221064</text:p>
          </table:table-cell>
          <table:table-cell table:formula="of:=IF([.A240]=1;1000000000/[.N240];&quot;&quot;)" office:value-type="float" office:value="46.6901166221064" calcext:value-type="float">
            <text:p>46.6901166221064</text:p>
          </table:table-cell>
          <table:table-cell table:formula="of:=IF([.A240]=1;[.P240];&quot;&quot;)" office:value-type="string" office:string-value="TimeWaitKey" calcext:value-type="string">
            <text:p>TimeWaitKey</text:p>
          </table:table-cell>
          <table:table-cell table:style-name="ce1" table:formula="of:=IF(ISBLANK([.T240]);&quot;&quot;;[.Q240])" office:value-type="percentage" office:value="0.477933994088751" calcext:value-type="percentage">
            <text:p>47.79%</text:p>
          </table:table-cell>
          <table:table-cell table:formula="of:=IF([.A240]=1;[.V240]*[.N240]/1000000;&quot;&quot;)" office:value-type="float" office:value="10.236299" calcext:value-type="float">
            <text:p>10.2362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2046" calcext:value-type="float">
            <text:p>792046</text:p>
          </table:table-cell>
          <table:table-cell office:value-type="float" office:value="818666" calcext:value-type="float">
            <text:p>818666</text:p>
          </table:table-cell>
          <table:table-cell office:value-type="float" office:value="964798" calcext:value-type="float">
            <text:p>964798</text:p>
          </table:table-cell>
          <table:table-cell office:value-type="float" office:value="70" calcext:value-type="float">
            <text:p>70</text:p>
          </table:table-cell>
          <table:table-cell office:value-type="float" office:value="5349681" calcext:value-type="float">
            <text:p>5349681</text:p>
          </table:table-cell>
          <table:table-cell office:value-type="float" office:value="746962" calcext:value-type="float">
            <text:p>746962</text:p>
          </table:table-cell>
          <table:table-cell office:value-type="float" office:value="80" calcext:value-type="float">
            <text:p>80</text:p>
          </table:table-cell>
          <table:table-cell office:value-type="float" office:value="238625" calcext:value-type="float">
            <text:p>238625</text:p>
          </table:table-cell>
          <table:table-cell office:value-type="float" office:value="788720" calcext:value-type="float">
            <text:p>788720</text:p>
          </table:table-cell>
          <table:table-cell office:value-type="float" office:value="732625" calcext:value-type="float">
            <text:p>732625</text:p>
          </table:table-cell>
          <table:table-cell office:value-type="float" office:value="10577936" calcext:value-type="float">
            <text:p>10577936</text:p>
          </table:table-cell>
          <table:table-cell/>
          <table:table-cell table:formula="of:=SUM([.B241:.L241])" office:value-type="float" office:value="21010209" calcext:value-type="float">
            <text:p>21010209</text:p>
          </table:table-cell>
          <table:table-cell table:formula="of:=MAX([.B241:.L241])" office:value-type="float" office:value="10577936" calcext:value-type="float">
            <text:p>10577936</text:p>
          </table:table-cell>
          <table:table-cell table:formula="of:=INDEX([.$B$1:.$L$1];0;MATCH(MAX([.$B241:.$L241]);[.$B241:.$L241];0))" office:value-type="string" office:string-value="TimeWaitKey" calcext:value-type="string">
            <text:p>TimeWaitKey</text:p>
          </table:table-cell>
          <table:table-cell table:formula="of:=[.O241]/[.N241]" office:value-type="percentage" office:value="0.503466481461465" calcext:value-type="percentage">
            <text:p>50.35%</text:p>
          </table:table-cell>
          <table:table-cell/>
          <table:table-cell table:formula="of:=1000000000/[.N241]" office:value-type="float" office:value="47.5959092077571" calcext:value-type="float">
            <text:p>47.5959092077571</text:p>
          </table:table-cell>
          <table:table-cell table:formula="of:=IF([.A241]=1;1000000000/[.N241];&quot;&quot;)" office:value-type="float" office:value="47.5959092077571" calcext:value-type="float">
            <text:p>47.5959092077571</text:p>
          </table:table-cell>
          <table:table-cell table:formula="of:=IF([.A241]=1;[.P241];&quot;&quot;)" office:value-type="string" office:string-value="TimeWaitKey" calcext:value-type="string">
            <text:p>TimeWaitKey</text:p>
          </table:table-cell>
          <table:table-cell table:style-name="ce1" table:formula="of:=IF(ISBLANK([.T241]);&quot;&quot;;[.Q241])" office:value-type="percentage" office:value="0.503466481461465" calcext:value-type="percentage">
            <text:p>50.35%</text:p>
          </table:table-cell>
          <table:table-cell table:formula="of:=IF([.A241]=1;[.V241]*[.N241]/1000000;&quot;&quot;)" office:value-type="float" office:value="10.577936" calcext:value-type="float">
            <text:p>10.5779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6512" calcext:value-type="float">
            <text:p>816512</text:p>
          </table:table-cell>
          <table:table-cell office:value-type="float" office:value="1213752" calcext:value-type="float">
            <text:p>1213752</text:p>
          </table:table-cell>
          <table:table-cell office:value-type="float" office:value="963065" calcext:value-type="float">
            <text:p>963065</text:p>
          </table:table-cell>
          <table:table-cell office:value-type="float" office:value="80" calcext:value-type="float">
            <text:p>80</text:p>
          </table:table-cell>
          <table:table-cell office:value-type="float" office:value="5144198" calcext:value-type="float">
            <text:p>5144198</text:p>
          </table:table-cell>
          <table:table-cell office:value-type="float" office:value="792377" calcext:value-type="float">
            <text:p>792377</text:p>
          </table:table-cell>
          <table:table-cell office:value-type="float" office:value="80" calcext:value-type="float">
            <text:p>80</text:p>
          </table:table-cell>
          <table:table-cell office:value-type="float" office:value="152116368" calcext:value-type="float">
            <text:p>152116368</text:p>
          </table:table-cell>
          <table:table-cell office:value-type="float" office:value="749727" calcext:value-type="float">
            <text:p>749727</text:p>
          </table:table-cell>
          <table:table-cell office:value-type="float" office:value="747934" calcext:value-type="float">
            <text:p>747934</text:p>
          </table:table-cell>
          <table:table-cell office:value-type="float" office:value="10444908" calcext:value-type="float">
            <text:p>10444908</text:p>
          </table:table-cell>
          <table:table-cell/>
          <table:table-cell table:formula="of:=SUM([.B242:.L242])" office:value-type="float" office:value="172989001" calcext:value-type="float">
            <text:p>172989001</text:p>
          </table:table-cell>
          <table:table-cell table:formula="of:=MAX([.B242:.L242])" office:value-type="float" office:value="152116368" calcext:value-type="float">
            <text:p>152116368</text:p>
          </table:table-cell>
          <table:table-cell table:formula="of:=INDEX([.$B$1:.$L$1];0;MATCH(MAX([.$B242:.$L242]);[.$B242:.$L242];0))" office:value-type="string" office:string-value="Facendi" calcext:value-type="string">
            <text:p>Facendi</text:p>
          </table:table-cell>
          <table:table-cell table:formula="of:=[.O242]/[.N242]" office:value-type="percentage" office:value="0.879341270951672" calcext:value-type="percentage">
            <text:p>87.93%</text:p>
          </table:table-cell>
          <table:table-cell/>
          <table:table-cell table:formula="of:=1000000000/[.N242]" office:value-type="float" office:value="5.78071434726651" calcext:value-type="float">
            <text:p>5.78071434726651</text:p>
          </table:table-cell>
          <table:table-cell table:formula="of:=IF([.A242]=1;1000000000/[.N242];&quot;&quot;)" office:value-type="float" office:value="5.78071434726651" calcext:value-type="float">
            <text:p>5.78071434726651</text:p>
          </table:table-cell>
          <table:table-cell table:formula="of:=IF([.A242]=1;[.P242];&quot;&quot;)" office:value-type="string" office:string-value="Facendi" calcext:value-type="string">
            <text:p>Facendi</text:p>
          </table:table-cell>
          <table:table-cell table:style-name="ce1" table:formula="of:=IF(ISBLANK([.T242]);&quot;&quot;;[.Q242])" office:value-type="percentage" office:value="0.879341270951672" calcext:value-type="percentage">
            <text:p>87.93%</text:p>
          </table:table-cell>
          <table:table-cell table:formula="of:=IF([.A242]=1;[.V242]*[.N242]/1000000;&quot;&quot;)" office:value-type="float" office:value="152.116368" calcext:value-type="float">
            <text:p>152.1163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8666" calcext:value-type="float">
            <text:p>1258666</text:p>
          </table:table-cell>
          <table:table-cell office:value-type="float" office:value="991758" calcext:value-type="float">
            <text:p>991758</text:p>
          </table:table-cell>
          <table:table-cell office:value-type="float" office:value="962664" calcext:value-type="float">
            <text:p>962664</text:p>
          </table:table-cell>
          <table:table-cell office:value-type="float" office:value="161" calcext:value-type="float">
            <text:p>161</text:p>
          </table:table-cell>
          <table:table-cell office:value-type="float" office:value="5211804" calcext:value-type="float">
            <text:p>5211804</text:p>
          </table:table-cell>
          <table:table-cell office:value-type="float" office:value="714331" calcext:value-type="float">
            <text:p>714331</text:p>
          </table:table-cell>
          <table:table-cell office:value-type="float" office:value="70" calcext:value-type="float">
            <text:p>70</text:p>
          </table:table-cell>
          <table:table-cell office:value-type="float" office:value="252581" calcext:value-type="float">
            <text:p>252581</text:p>
          </table:table-cell>
          <table:table-cell office:value-type="float" office:value="760778" calcext:value-type="float">
            <text:p>760778</text:p>
          </table:table-cell>
          <table:table-cell office:value-type="float" office:value="734519" calcext:value-type="float">
            <text:p>734519</text:p>
          </table:table-cell>
          <table:table-cell office:value-type="float" office:value="10837380" calcext:value-type="float">
            <text:p>10837380</text:p>
          </table:table-cell>
          <table:table-cell/>
          <table:table-cell table:formula="of:=SUM([.B243:.L243])" office:value-type="float" office:value="21724712" calcext:value-type="float">
            <text:p>21724712</text:p>
          </table:table-cell>
          <table:table-cell table:formula="of:=MAX([.B243:.L243])" office:value-type="float" office:value="10837380" calcext:value-type="float">
            <text:p>10837380</text:p>
          </table:table-cell>
          <table:table-cell table:formula="of:=INDEX([.$B$1:.$L$1];0;MATCH(MAX([.$B243:.$L243]);[.$B243:.$L243];0))" office:value-type="string" office:string-value="TimeWaitKey" calcext:value-type="string">
            <text:p>TimeWaitKey</text:p>
          </table:table-cell>
          <table:table-cell table:formula="of:=[.O243]/[.N243]" office:value-type="percentage" office:value="0.498850341491293" calcext:value-type="percentage">
            <text:p>49.89%</text:p>
          </table:table-cell>
          <table:table-cell/>
          <table:table-cell table:formula="of:=1000000000/[.N243]" office:value-type="float" office:value="46.0305296567338" calcext:value-type="float">
            <text:p>46.0305296567338</text:p>
          </table:table-cell>
          <table:table-cell table:formula="of:=IF([.A243]=1;1000000000/[.N243];&quot;&quot;)" office:value-type="float" office:value="46.0305296567338" calcext:value-type="float">
            <text:p>46.0305296567338</text:p>
          </table:table-cell>
          <table:table-cell table:formula="of:=IF([.A243]=1;[.P243];&quot;&quot;)" office:value-type="string" office:string-value="TimeWaitKey" calcext:value-type="string">
            <text:p>TimeWaitKey</text:p>
          </table:table-cell>
          <table:table-cell table:style-name="ce1" table:formula="of:=IF(ISBLANK([.T243]);&quot;&quot;;[.Q243])" office:value-type="percentage" office:value="0.498850341491293" calcext:value-type="percentage">
            <text:p>49.89%</text:p>
          </table:table-cell>
          <table:table-cell table:formula="of:=IF([.A243]=1;[.V243]*[.N243]/1000000;&quot;&quot;)" office:value-type="float" office:value="10.83738" calcext:value-type="float">
            <text:p>10.837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342" calcext:value-type="float">
            <text:p>902342</text:p>
          </table:table-cell>
          <table:table-cell office:value-type="float" office:value="1228771" calcext:value-type="float">
            <text:p>1228771</text:p>
          </table:table-cell>
          <table:table-cell office:value-type="float" office:value="965409" calcext:value-type="float">
            <text:p>965409</text:p>
          </table:table-cell>
          <table:table-cell office:value-type="float" office:value="70" calcext:value-type="float">
            <text:p>70</text:p>
          </table:table-cell>
          <table:table-cell office:value-type="float" office:value="5215621" calcext:value-type="float">
            <text:p>5215621</text:p>
          </table:table-cell>
          <table:table-cell office:value-type="float" office:value="722877" calcext:value-type="float">
            <text:p>722877</text:p>
          </table:table-cell>
          <table:table-cell office:value-type="float" office:value="71" calcext:value-type="float">
            <text:p>71</text:p>
          </table:table-cell>
          <table:table-cell office:value-type="float" office:value="228366" calcext:value-type="float">
            <text:p>228366</text:p>
          </table:table-cell>
          <table:table-cell office:value-type="float" office:value="773451" calcext:value-type="float">
            <text:p>773451</text:p>
          </table:table-cell>
          <table:table-cell office:value-type="float" office:value="1295234" calcext:value-type="float">
            <text:p>1295234</text:p>
          </table:table-cell>
          <table:table-cell office:value-type="float" office:value="10757260" calcext:value-type="float">
            <text:p>10757260</text:p>
          </table:table-cell>
          <table:table-cell/>
          <table:table-cell table:formula="of:=SUM([.B244:.L244])" office:value-type="float" office:value="22089472" calcext:value-type="float">
            <text:p>22089472</text:p>
          </table:table-cell>
          <table:table-cell table:formula="of:=MAX([.B244:.L244])" office:value-type="float" office:value="10757260" calcext:value-type="float">
            <text:p>10757260</text:p>
          </table:table-cell>
          <table:table-cell table:formula="of:=INDEX([.$B$1:.$L$1];0;MATCH(MAX([.$B244:.$L244]);[.$B244:.$L244];0))" office:value-type="string" office:string-value="TimeWaitKey" calcext:value-type="string">
            <text:p>TimeWaitKey</text:p>
          </table:table-cell>
          <table:table-cell table:formula="of:=[.O244]/[.N244]" office:value-type="percentage" office:value="0.486985836510714" calcext:value-type="percentage">
            <text:p>48.70%</text:p>
          </table:table-cell>
          <table:table-cell/>
          <table:table-cell table:formula="of:=1000000000/[.N244]" office:value-type="float" office:value="45.2704347120656" calcext:value-type="float">
            <text:p>45.2704347120656</text:p>
          </table:table-cell>
          <table:table-cell table:formula="of:=IF([.A244]=1;1000000000/[.N244];&quot;&quot;)" office:value-type="float" office:value="45.2704347120656" calcext:value-type="float">
            <text:p>45.2704347120656</text:p>
          </table:table-cell>
          <table:table-cell table:formula="of:=IF([.A244]=1;[.P244];&quot;&quot;)" office:value-type="string" office:string-value="TimeWaitKey" calcext:value-type="string">
            <text:p>TimeWaitKey</text:p>
          </table:table-cell>
          <table:table-cell table:style-name="ce1" table:formula="of:=IF(ISBLANK([.T244]);&quot;&quot;;[.Q244])" office:value-type="percentage" office:value="0.486985836510714" calcext:value-type="percentage">
            <text:p>48.70%</text:p>
          </table:table-cell>
          <table:table-cell table:formula="of:=IF([.A244]=1;[.V244]*[.N244]/1000000;&quot;&quot;)" office:value-type="float" office:value="10.75726" calcext:value-type="float">
            <text:p>10.757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728" calcext:value-type="float">
            <text:p>744728</text:p>
          </table:table-cell>
          <table:table-cell office:value-type="float" office:value="709423" calcext:value-type="float">
            <text:p>709423</text:p>
          </table:table-cell>
          <table:table-cell office:value-type="float" office:value="962795" calcext:value-type="float">
            <text:p>962795</text:p>
          </table:table-cell>
          <table:table-cell office:value-type="float" office:value="70" calcext:value-type="float">
            <text:p>70</text:p>
          </table:table-cell>
          <table:table-cell office:value-type="float" office:value="5215511" calcext:value-type="float">
            <text:p>5215511</text:p>
          </table:table-cell>
          <table:table-cell office:value-type="float" office:value="716596" calcext:value-type="float">
            <text:p>716596</text:p>
          </table:table-cell>
          <table:table-cell office:value-type="float" office:value="80" calcext:value-type="float">
            <text:p>80</text:p>
          </table:table-cell>
          <table:table-cell office:value-type="float" office:value="234627" calcext:value-type="float">
            <text:p>234627</text:p>
          </table:table-cell>
          <table:table-cell office:value-type="float" office:value="754346" calcext:value-type="float">
            <text:p>754346</text:p>
          </table:table-cell>
          <table:table-cell office:value-type="float" office:value="730922" calcext:value-type="float">
            <text:p>730922</text:p>
          </table:table-cell>
          <table:table-cell office:value-type="float" office:value="10903212" calcext:value-type="float">
            <text:p>10903212</text:p>
          </table:table-cell>
          <table:table-cell/>
          <table:table-cell table:formula="of:=SUM([.B245:.L245])" office:value-type="float" office:value="20972310" calcext:value-type="float">
            <text:p>20972310</text:p>
          </table:table-cell>
          <table:table-cell table:formula="of:=MAX([.B245:.L245])" office:value-type="float" office:value="10903212" calcext:value-type="float">
            <text:p>10903212</text:p>
          </table:table-cell>
          <table:table-cell table:formula="of:=INDEX([.$B$1:.$L$1];0;MATCH(MAX([.$B245:.$L245]);[.$B245:.$L245];0))" office:value-type="string" office:string-value="TimeWaitKey" calcext:value-type="string">
            <text:p>TimeWaitKey</text:p>
          </table:table-cell>
          <table:table-cell table:formula="of:=[.O245]/[.N245]" office:value-type="percentage" office:value="0.519886078357606" calcext:value-type="percentage">
            <text:p>51.99%</text:p>
          </table:table-cell>
          <table:table-cell/>
          <table:table-cell table:formula="of:=1000000000/[.N245]" office:value-type="float" office:value="47.681919635939" calcext:value-type="float">
            <text:p>47.681919635939</text:p>
          </table:table-cell>
          <table:table-cell table:formula="of:=IF([.A245]=1;1000000000/[.N245];&quot;&quot;)" office:value-type="float" office:value="47.681919635939" calcext:value-type="float">
            <text:p>47.681919635939</text:p>
          </table:table-cell>
          <table:table-cell table:formula="of:=IF([.A245]=1;[.P245];&quot;&quot;)" office:value-type="string" office:string-value="TimeWaitKey" calcext:value-type="string">
            <text:p>TimeWaitKey</text:p>
          </table:table-cell>
          <table:table-cell table:style-name="ce1" table:formula="of:=IF(ISBLANK([.T245]);&quot;&quot;;[.Q245])" office:value-type="percentage" office:value="0.519886078357606" calcext:value-type="percentage">
            <text:p>51.99%</text:p>
          </table:table-cell>
          <table:table-cell table:formula="of:=IF([.A245]=1;[.V245]*[.N245]/1000000;&quot;&quot;)" office:value-type="float" office:value="10.903212" calcext:value-type="float">
            <text:p>10.9032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6300" calcext:value-type="float">
            <text:p>826300</text:p>
          </table:table-cell>
          <table:table-cell office:value-type="float" office:value="1745103" calcext:value-type="float">
            <text:p>1745103</text:p>
          </table:table-cell>
          <table:table-cell office:value-type="float" office:value="964518" calcext:value-type="float">
            <text:p>964518</text:p>
          </table:table-cell>
          <table:table-cell office:value-type="float" office:value="90" calcext:value-type="float">
            <text:p>90</text:p>
          </table:table-cell>
          <table:table-cell office:value-type="float" office:value="5130923" calcext:value-type="float">
            <text:p>5130923</text:p>
          </table:table-cell>
          <table:table-cell office:value-type="float" office:value="731454" calcext:value-type="float">
            <text:p>731454</text:p>
          </table:table-cell>
          <table:table-cell office:value-type="float" office:value="80" calcext:value-type="float">
            <text:p>80</text:p>
          </table:table-cell>
          <table:table-cell office:value-type="float" office:value="152271056" calcext:value-type="float">
            <text:p>152271056</text:p>
          </table:table-cell>
          <table:table-cell office:value-type="float" office:value="751170" calcext:value-type="float">
            <text:p>751170</text:p>
          </table:table-cell>
          <table:table-cell office:value-type="float" office:value="746141" calcext:value-type="float">
            <text:p>746141</text:p>
          </table:table-cell>
          <table:table-cell office:value-type="float" office:value="10620475" calcext:value-type="float">
            <text:p>10620475</text:p>
          </table:table-cell>
          <table:table-cell/>
          <table:table-cell table:formula="of:=SUM([.B246:.L246])" office:value-type="float" office:value="173787310" calcext:value-type="float">
            <text:p>173787310</text:p>
          </table:table-cell>
          <table:table-cell table:formula="of:=MAX([.B246:.L246])" office:value-type="float" office:value="152271056" calcext:value-type="float">
            <text:p>152271056</text:p>
          </table:table-cell>
          <table:table-cell table:formula="of:=INDEX([.$B$1:.$L$1];0;MATCH(MAX([.$B246:.$L246]);[.$B246:.$L246];0))" office:value-type="string" office:string-value="Facendi" calcext:value-type="string">
            <text:p>Facendi</text:p>
          </table:table-cell>
          <table:table-cell table:formula="of:=[.O246]/[.N246]" office:value-type="percentage" office:value="0.876192030361711" calcext:value-type="percentage">
            <text:p>87.62%</text:p>
          </table:table-cell>
          <table:table-cell/>
          <table:table-cell table:formula="of:=1000000000/[.N246]" office:value-type="float" office:value="5.75416007072093" calcext:value-type="float">
            <text:p>5.75416007072093</text:p>
          </table:table-cell>
          <table:table-cell table:formula="of:=IF([.A246]=1;1000000000/[.N246];&quot;&quot;)" office:value-type="float" office:value="5.75416007072093" calcext:value-type="float">
            <text:p>5.75416007072093</text:p>
          </table:table-cell>
          <table:table-cell table:formula="of:=IF([.A246]=1;[.P246];&quot;&quot;)" office:value-type="string" office:string-value="Facendi" calcext:value-type="string">
            <text:p>Facendi</text:p>
          </table:table-cell>
          <table:table-cell table:style-name="ce1" table:formula="of:=IF(ISBLANK([.T246]);&quot;&quot;;[.Q246])" office:value-type="percentage" office:value="0.876192030361711" calcext:value-type="percentage">
            <text:p>87.62%</text:p>
          </table:table-cell>
          <table:table-cell table:formula="of:=IF([.A246]=1;[.V246]*[.N246]/1000000;&quot;&quot;)" office:value-type="float" office:value="152.271056" calcext:value-type="float">
            <text:p>152.2710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2955" calcext:value-type="float">
            <text:p>962955</text:p>
          </table:table-cell>
          <table:table-cell office:value-type="float" office:value="1216708" calcext:value-type="float">
            <text:p>1216708</text:p>
          </table:table-cell>
          <table:table-cell office:value-type="float" office:value="964988" calcext:value-type="float">
            <text:p>964988</text:p>
          </table:table-cell>
          <table:table-cell office:value-type="float" office:value="90" calcext:value-type="float">
            <text:p>90</text:p>
          </table:table-cell>
          <table:table-cell office:value-type="float" office:value="5349571" calcext:value-type="float">
            <text:p>5349571</text:p>
          </table:table-cell>
          <table:table-cell office:value-type="float" office:value="757582" calcext:value-type="float">
            <text:p>757582</text:p>
          </table:table-cell>
          <table:table-cell office:value-type="float" office:value="80" calcext:value-type="float">
            <text:p>80</text:p>
          </table:table-cell>
          <table:table-cell office:value-type="float" office:value="245528" calcext:value-type="float">
            <text:p>245528</text:p>
          </table:table-cell>
          <table:table-cell office:value-type="float" office:value="734990" calcext:value-type="float">
            <text:p>734990</text:p>
          </table:table-cell>
          <table:table-cell office:value-type="float" office:value="765176" calcext:value-type="float">
            <text:p>765176</text:p>
          </table:table-cell>
          <table:table-cell office:value-type="float" office:value="10644850" calcext:value-type="float">
            <text:p>10644850</text:p>
          </table:table-cell>
          <table:table-cell/>
          <table:table-cell table:formula="of:=SUM([.B247:.L247])" office:value-type="float" office:value="21642518" calcext:value-type="float">
            <text:p>21642518</text:p>
          </table:table-cell>
          <table:table-cell table:formula="of:=MAX([.B247:.L247])" office:value-type="float" office:value="10644850" calcext:value-type="float">
            <text:p>10644850</text:p>
          </table:table-cell>
          <table:table-cell table:formula="of:=INDEX([.$B$1:.$L$1];0;MATCH(MAX([.$B247:.$L247]);[.$B247:.$L247];0))" office:value-type="string" office:string-value="TimeWaitKey" calcext:value-type="string">
            <text:p>TimeWaitKey</text:p>
          </table:table-cell>
          <table:table-cell table:formula="of:=[.O247]/[.N247]" office:value-type="percentage" office:value="0.491848961382405" calcext:value-type="percentage">
            <text:p>49.18%</text:p>
          </table:table-cell>
          <table:table-cell/>
          <table:table-cell table:formula="of:=1000000000/[.N247]" office:value-type="float" office:value="46.2053444982696" calcext:value-type="float">
            <text:p>46.2053444982696</text:p>
          </table:table-cell>
          <table:table-cell table:formula="of:=IF([.A247]=1;1000000000/[.N247];&quot;&quot;)" office:value-type="float" office:value="46.2053444982696" calcext:value-type="float">
            <text:p>46.2053444982696</text:p>
          </table:table-cell>
          <table:table-cell table:formula="of:=IF([.A247]=1;[.P247];&quot;&quot;)" office:value-type="string" office:string-value="TimeWaitKey" calcext:value-type="string">
            <text:p>TimeWaitKey</text:p>
          </table:table-cell>
          <table:table-cell table:style-name="ce1" table:formula="of:=IF(ISBLANK([.T247]);&quot;&quot;;[.Q247])" office:value-type="percentage" office:value="0.491848961382405" calcext:value-type="percentage">
            <text:p>49.18%</text:p>
          </table:table-cell>
          <table:table-cell table:formula="of:=IF([.A247]=1;[.V247]*[.N247]/1000000;&quot;&quot;)" office:value-type="float" office:value="10.64485" calcext:value-type="float">
            <text:p>10.644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5633" calcext:value-type="float">
            <text:p>795633</text:p>
          </table:table-cell>
          <table:table-cell office:value-type="float" office:value="750459" calcext:value-type="float">
            <text:p>750459</text:p>
          </table:table-cell>
          <table:table-cell office:value-type="float" office:value="961532" calcext:value-type="float">
            <text:p>961532</text:p>
          </table:table-cell>
          <table:table-cell office:value-type="float" office:value="80" calcext:value-type="float">
            <text:p>80</text:p>
          </table:table-cell>
          <table:table-cell office:value-type="float" office:value="5298366" calcext:value-type="float">
            <text:p>5298366</text:p>
          </table:table-cell>
          <table:table-cell office:value-type="float" office:value="860193" calcext:value-type="float">
            <text:p>860193</text:p>
          </table:table-cell>
          <table:table-cell office:value-type="float" office:value="70" calcext:value-type="float">
            <text:p>70</text:p>
          </table:table-cell>
          <table:table-cell office:value-type="float" office:value="249335" calcext:value-type="float">
            <text:p>249335</text:p>
          </table:table-cell>
          <table:table-cell office:value-type="float" office:value="730101" calcext:value-type="float">
            <text:p>730101</text:p>
          </table:table-cell>
          <table:table-cell office:value-type="float" office:value="738867" calcext:value-type="float">
            <text:p>738867</text:p>
          </table:table-cell>
          <table:table-cell office:value-type="float" office:value="10710693" calcext:value-type="float">
            <text:p>10710693</text:p>
          </table:table-cell>
          <table:table-cell/>
          <table:table-cell table:formula="of:=SUM([.B248:.L248])" office:value-type="float" office:value="21095329" calcext:value-type="float">
            <text:p>21095329</text:p>
          </table:table-cell>
          <table:table-cell table:formula="of:=MAX([.B248:.L248])" office:value-type="float" office:value="10710693" calcext:value-type="float">
            <text:p>10710693</text:p>
          </table:table-cell>
          <table:table-cell table:formula="of:=INDEX([.$B$1:.$L$1];0;MATCH(MAX([.$B248:.$L248]);[.$B248:.$L248];0))" office:value-type="string" office:string-value="TimeWaitKey" calcext:value-type="string">
            <text:p>TimeWaitKey</text:p>
          </table:table-cell>
          <table:table-cell table:formula="of:=[.O248]/[.N248]" office:value-type="percentage" office:value="0.507728180015585" calcext:value-type="percentage">
            <text:p>50.77%</text:p>
          </table:table-cell>
          <table:table-cell/>
          <table:table-cell table:formula="of:=1000000000/[.N248]" office:value-type="float" office:value="47.4038589300977" calcext:value-type="float">
            <text:p>47.4038589300977</text:p>
          </table:table-cell>
          <table:table-cell table:formula="of:=IF([.A248]=1;1000000000/[.N248];&quot;&quot;)" office:value-type="float" office:value="47.4038589300977" calcext:value-type="float">
            <text:p>47.4038589300977</text:p>
          </table:table-cell>
          <table:table-cell table:formula="of:=IF([.A248]=1;[.P248];&quot;&quot;)" office:value-type="string" office:string-value="TimeWaitKey" calcext:value-type="string">
            <text:p>TimeWaitKey</text:p>
          </table:table-cell>
          <table:table-cell table:style-name="ce1" table:formula="of:=IF(ISBLANK([.T248]);&quot;&quot;;[.Q248])" office:value-type="percentage" office:value="0.507728180015585" calcext:value-type="percentage">
            <text:p>50.77%</text:p>
          </table:table-cell>
          <table:table-cell table:formula="of:=IF([.A248]=1;[.V248]*[.N248]/1000000;&quot;&quot;)" office:value-type="float" office:value="10.710693" calcext:value-type="float">
            <text:p>10.7106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3948" calcext:value-type="float">
            <text:p>813948</text:p>
          </table:table-cell>
          <table:table-cell office:value-type="float" office:value="2236048" calcext:value-type="float">
            <text:p>2236048</text:p>
          </table:table-cell>
          <table:table-cell office:value-type="float" office:value="970379" calcext:value-type="float">
            <text:p>970379</text:p>
          </table:table-cell>
          <table:table-cell office:value-type="float" office:value="70" calcext:value-type="float">
            <text:p>70</text:p>
          </table:table-cell>
          <table:table-cell office:value-type="float" office:value="5176658" calcext:value-type="float">
            <text:p>5176658</text:p>
          </table:table-cell>
          <table:table-cell office:value-type="float" office:value="725613" calcext:value-type="float">
            <text:p>725613</text:p>
          </table:table-cell>
          <table:table-cell office:value-type="float" office:value="80" calcext:value-type="float">
            <text:p>80</text:p>
          </table:table-cell>
          <table:table-cell office:value-type="float" office:value="241621" calcext:value-type="float">
            <text:p>241621</text:p>
          </table:table-cell>
          <table:table-cell office:value-type="float" office:value="757331" calcext:value-type="float">
            <text:p>757331</text:p>
          </table:table-cell>
          <table:table-cell office:value-type="float" office:value="718079" calcext:value-type="float">
            <text:p>718079</text:p>
          </table:table-cell>
          <table:table-cell office:value-type="float" office:value="10858799" calcext:value-type="float">
            <text:p>10858799</text:p>
          </table:table-cell>
          <table:table-cell/>
          <table:table-cell table:formula="of:=SUM([.B249:.L249])" office:value-type="float" office:value="22498626" calcext:value-type="float">
            <text:p>22498626</text:p>
          </table:table-cell>
          <table:table-cell table:formula="of:=MAX([.B249:.L249])" office:value-type="float" office:value="10858799" calcext:value-type="float">
            <text:p>10858799</text:p>
          </table:table-cell>
          <table:table-cell table:formula="of:=INDEX([.$B$1:.$L$1];0;MATCH(MAX([.$B249:.$L249]);[.$B249:.$L249];0))" office:value-type="string" office:string-value="TimeWaitKey" calcext:value-type="string">
            <text:p>TimeWaitKey</text:p>
          </table:table-cell>
          <table:table-cell table:formula="of:=[.O249]/[.N249]" office:value-type="percentage" office:value="0.482642762273572" calcext:value-type="percentage">
            <text:p>48.26%</text:p>
          </table:table-cell>
          <table:table-cell/>
          <table:table-cell table:formula="of:=1000000000/[.N249]" office:value-type="float" office:value="44.4471586842681" calcext:value-type="float">
            <text:p>44.4471586842681</text:p>
          </table:table-cell>
          <table:table-cell table:formula="of:=IF([.A249]=1;1000000000/[.N249];&quot;&quot;)" office:value-type="float" office:value="44.4471586842681" calcext:value-type="float">
            <text:p>44.4471586842681</text:p>
          </table:table-cell>
          <table:table-cell table:formula="of:=IF([.A249]=1;[.P249];&quot;&quot;)" office:value-type="string" office:string-value="TimeWaitKey" calcext:value-type="string">
            <text:p>TimeWaitKey</text:p>
          </table:table-cell>
          <table:table-cell table:style-name="ce1" table:formula="of:=IF(ISBLANK([.T249]);&quot;&quot;;[.Q249])" office:value-type="percentage" office:value="0.482642762273572" calcext:value-type="percentage">
            <text:p>48.26%</text:p>
          </table:table-cell>
          <table:table-cell table:formula="of:=IF([.A249]=1;[.V249]*[.N249]/1000000;&quot;&quot;)" office:value-type="float" office:value="10.858799" calcext:value-type="float">
            <text:p>10.8587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1010" calcext:value-type="float">
            <text:p>751010</text:p>
          </table:table-cell>
          <table:table-cell office:value-type="float" office:value="713290" calcext:value-type="float">
            <text:p>713290</text:p>
          </table:table-cell>
          <table:table-cell office:value-type="float" office:value="964297" calcext:value-type="float">
            <text:p>964297</text:p>
          </table:table-cell>
          <table:table-cell office:value-type="float" office:value="80" calcext:value-type="float">
            <text:p>80</text:p>
          </table:table-cell>
          <table:table-cell office:value-type="float" office:value="5169214" calcext:value-type="float">
            <text:p>5169214</text:p>
          </table:table-cell>
          <table:table-cell office:value-type="float" office:value="712839" calcext:value-type="float">
            <text:p>712839</text:p>
          </table:table-cell>
          <table:table-cell office:value-type="float" office:value="70" calcext:value-type="float">
            <text:p>70</text:p>
          </table:table-cell>
          <table:table-cell office:value-type="float" office:value="155517146" calcext:value-type="float">
            <text:p>155517146</text:p>
          </table:table-cell>
          <table:table-cell office:value-type="float" office:value="718489" calcext:value-type="float">
            <text:p>718489</text:p>
          </table:table-cell>
          <table:table-cell office:value-type="float" office:value="734600" calcext:value-type="float">
            <text:p>734600</text:p>
          </table:table-cell>
          <table:table-cell office:value-type="float" office:value="10145320" calcext:value-type="float">
            <text:p>10145320</text:p>
          </table:table-cell>
          <table:table-cell/>
          <table:table-cell table:formula="of:=SUM([.B250:.L250])" office:value-type="float" office:value="175426355" calcext:value-type="float">
            <text:p>175426355</text:p>
          </table:table-cell>
          <table:table-cell table:formula="of:=MAX([.B250:.L250])" office:value-type="float" office:value="155517146" calcext:value-type="float">
            <text:p>155517146</text:p>
          </table:table-cell>
          <table:table-cell table:formula="of:=INDEX([.$B$1:.$L$1];0;MATCH(MAX([.$B250:.$L250]);[.$B250:.$L250];0))" office:value-type="string" office:string-value="Facendi" calcext:value-type="string">
            <text:p>Facendi</text:p>
          </table:table-cell>
          <table:table-cell table:formula="of:=[.O250]/[.N250]" office:value-type="percentage" office:value="0.886509589736388" calcext:value-type="percentage">
            <text:p>88.65%</text:p>
          </table:table-cell>
          <table:table-cell/>
          <table:table-cell table:formula="of:=1000000000/[.N250]" office:value-type="float" office:value="5.70039775380387" calcext:value-type="float">
            <text:p>5.70039775380387</text:p>
          </table:table-cell>
          <table:table-cell table:formula="of:=IF([.A250]=1;1000000000/[.N250];&quot;&quot;)" office:value-type="float" office:value="5.70039775380387" calcext:value-type="float">
            <text:p>5.70039775380387</text:p>
          </table:table-cell>
          <table:table-cell table:formula="of:=IF([.A250]=1;[.P250];&quot;&quot;)" office:value-type="string" office:string-value="Facendi" calcext:value-type="string">
            <text:p>Facendi</text:p>
          </table:table-cell>
          <table:table-cell table:style-name="ce1" table:formula="of:=IF(ISBLANK([.T250]);&quot;&quot;;[.Q250])" office:value-type="percentage" office:value="0.886509589736388" calcext:value-type="percentage">
            <text:p>88.65%</text:p>
          </table:table-cell>
          <table:table-cell table:formula="of:=IF([.A250]=1;[.V250]*[.N250]/1000000;&quot;&quot;)" office:value-type="float" office:value="155.517146" calcext:value-type="float">
            <text:p>155.5171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3386" calcext:value-type="float">
            <text:p>813386</text:p>
          </table:table-cell>
          <table:table-cell office:value-type="float" office:value="710725" calcext:value-type="float">
            <text:p>710725</text:p>
          </table:table-cell>
          <table:table-cell office:value-type="float" office:value="996328" calcext:value-type="float">
            <text:p>996328</text:p>
          </table:table-cell>
          <table:table-cell office:value-type="float" office:value="90" calcext:value-type="float">
            <text:p>90</text:p>
          </table:table-cell>
          <table:table-cell office:value-type="float" office:value="5331377" calcext:value-type="float">
            <text:p>5331377</text:p>
          </table:table-cell>
          <table:table-cell office:value-type="float" office:value="705165" calcext:value-type="float">
            <text:p>705165</text:p>
          </table:table-cell>
          <table:table-cell office:value-type="float" office:value="70" calcext:value-type="float">
            <text:p>70</text:p>
          </table:table-cell>
          <table:table-cell office:value-type="float" office:value="239687" calcext:value-type="float">
            <text:p>239687</text:p>
          </table:table-cell>
          <table:table-cell office:value-type="float" office:value="715503" calcext:value-type="float">
            <text:p>715503</text:p>
          </table:table-cell>
          <table:table-cell office:value-type="float" office:value="806844" calcext:value-type="float">
            <text:p>806844</text:p>
          </table:table-cell>
          <table:table-cell office:value-type="float" office:value="10392851" calcext:value-type="float">
            <text:p>10392851</text:p>
          </table:table-cell>
          <table:table-cell/>
          <table:table-cell table:formula="of:=SUM([.B251:.L251])" office:value-type="float" office:value="20712026" calcext:value-type="float">
            <text:p>20712026</text:p>
          </table:table-cell>
          <table:table-cell table:formula="of:=MAX([.B251:.L251])" office:value-type="float" office:value="10392851" calcext:value-type="float">
            <text:p>10392851</text:p>
          </table:table-cell>
          <table:table-cell table:formula="of:=INDEX([.$B$1:.$L$1];0;MATCH(MAX([.$B251:.$L251]);[.$B251:.$L251];0))" office:value-type="string" office:string-value="TimeWaitKey" calcext:value-type="string">
            <text:p>TimeWaitKey</text:p>
          </table:table-cell>
          <table:table-cell table:formula="of:=[.O251]/[.N251]" office:value-type="percentage" office:value="0.501778580231601" calcext:value-type="percentage">
            <text:p>50.18%</text:p>
          </table:table-cell>
          <table:table-cell/>
          <table:table-cell table:formula="of:=1000000000/[.N251]" office:value-type="float" office:value="48.2811290406839" calcext:value-type="float">
            <text:p>48.2811290406839</text:p>
          </table:table-cell>
          <table:table-cell table:formula="of:=IF([.A251]=1;1000000000/[.N251];&quot;&quot;)" office:value-type="float" office:value="48.2811290406839" calcext:value-type="float">
            <text:p>48.2811290406839</text:p>
          </table:table-cell>
          <table:table-cell table:formula="of:=IF([.A251]=1;[.P251];&quot;&quot;)" office:value-type="string" office:string-value="TimeWaitKey" calcext:value-type="string">
            <text:p>TimeWaitKey</text:p>
          </table:table-cell>
          <table:table-cell table:style-name="ce1" table:formula="of:=IF(ISBLANK([.T251]);&quot;&quot;;[.Q251])" office:value-type="percentage" office:value="0.501778580231601" calcext:value-type="percentage">
            <text:p>50.18%</text:p>
          </table:table-cell>
          <table:table-cell table:formula="of:=IF([.A251]=1;[.V251]*[.N251]/1000000;&quot;&quot;)" office:value-type="float" office:value="10.392851" calcext:value-type="float">
            <text:p>10.3928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5291" calcext:value-type="float">
            <text:p>2425291</text:p>
          </table:table-cell>
          <table:table-cell office:value-type="float" office:value="1667758" calcext:value-type="float">
            <text:p>1667758</text:p>
          </table:table-cell>
          <table:table-cell office:value-type="float" office:value="980036" calcext:value-type="float">
            <text:p>980036</text:p>
          </table:table-cell>
          <table:table-cell office:value-type="float" office:value="70" calcext:value-type="float">
            <text:p>70</text:p>
          </table:table-cell>
          <table:table-cell office:value-type="float" office:value="5969737" calcext:value-type="float">
            <text:p>5969737</text:p>
          </table:table-cell>
          <table:table-cell office:value-type="float" office:value="721936" calcext:value-type="float">
            <text:p>721936</text:p>
          </table:table-cell>
          <table:table-cell office:value-type="float" office:value="70" calcext:value-type="float">
            <text:p>70</text:p>
          </table:table-cell>
          <table:table-cell office:value-type="float" office:value="243353" calcext:value-type="float">
            <text:p>243353</text:p>
          </table:table-cell>
          <table:table-cell office:value-type="float" office:value="798689" calcext:value-type="float">
            <text:p>798689</text:p>
          </table:table-cell>
          <table:table-cell office:value-type="float" office:value="768302" calcext:value-type="float">
            <text:p>768302</text:p>
          </table:table-cell>
          <table:table-cell office:value-type="float" office:value="10295850" calcext:value-type="float">
            <text:p>10295850</text:p>
          </table:table-cell>
          <table:table-cell/>
          <table:table-cell table:formula="of:=SUM([.B252:.L252])" office:value-type="float" office:value="23871092" calcext:value-type="float">
            <text:p>23871092</text:p>
          </table:table-cell>
          <table:table-cell table:formula="of:=MAX([.B252:.L252])" office:value-type="float" office:value="10295850" calcext:value-type="float">
            <text:p>10295850</text:p>
          </table:table-cell>
          <table:table-cell table:formula="of:=INDEX([.$B$1:.$L$1];0;MATCH(MAX([.$B252:.$L252]);[.$B252:.$L252];0))" office:value-type="string" office:string-value="TimeWaitKey" calcext:value-type="string">
            <text:p>TimeWaitKey</text:p>
          </table:table-cell>
          <table:table-cell table:formula="of:=[.O252]/[.N252]" office:value-type="percentage" office:value="0.4313103899897" calcext:value-type="percentage">
            <text:p>43.13%</text:p>
          </table:table-cell>
          <table:table-cell/>
          <table:table-cell table:formula="of:=1000000000/[.N252]" office:value-type="float" office:value="41.8916738287465" calcext:value-type="float">
            <text:p>41.8916738287465</text:p>
          </table:table-cell>
          <table:table-cell table:formula="of:=IF([.A252]=1;1000000000/[.N252];&quot;&quot;)" office:value-type="float" office:value="41.8916738287465" calcext:value-type="float">
            <text:p>41.8916738287465</text:p>
          </table:table-cell>
          <table:table-cell table:formula="of:=IF([.A252]=1;[.P252];&quot;&quot;)" office:value-type="string" office:string-value="TimeWaitKey" calcext:value-type="string">
            <text:p>TimeWaitKey</text:p>
          </table:table-cell>
          <table:table-cell table:style-name="ce1" table:formula="of:=IF(ISBLANK([.T252]);&quot;&quot;;[.Q252])" office:value-type="percentage" office:value="0.4313103899897" calcext:value-type="percentage">
            <text:p>43.13%</text:p>
          </table:table-cell>
          <table:table-cell table:formula="of:=IF([.A252]=1;[.V252]*[.N252]/1000000;&quot;&quot;)" office:value-type="float" office:value="10.29585" calcext:value-type="float">
            <text:p>10.295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5992" calcext:value-type="float">
            <text:p>1025992</text:p>
          </table:table-cell>
          <table:table-cell office:value-type="float" office:value="1212080" calcext:value-type="float">
            <text:p>1212080</text:p>
          </table:table-cell>
          <table:table-cell office:value-type="float" office:value="996417" calcext:value-type="float">
            <text:p>996417</text:p>
          </table:table-cell>
          <table:table-cell office:value-type="float" office:value="260" calcext:value-type="float">
            <text:p>260</text:p>
          </table:table-cell>
          <table:table-cell office:value-type="float" office:value="5168984" calcext:value-type="float">
            <text:p>5168984</text:p>
          </table:table-cell>
          <table:table-cell office:value-type="float" office:value="720302" calcext:value-type="float">
            <text:p>720302</text:p>
          </table:table-cell>
          <table:table-cell office:value-type="float" office:value="70" calcext:value-type="float">
            <text:p>70</text:p>
          </table:table-cell>
          <table:table-cell office:value-type="float" office:value="224018" calcext:value-type="float">
            <text:p>224018</text:p>
          </table:table-cell>
          <table:table-cell office:value-type="float" office:value="722757" calcext:value-type="float">
            <text:p>722757</text:p>
          </table:table-cell>
          <table:table-cell office:value-type="float" office:value="727977" calcext:value-type="float">
            <text:p>727977</text:p>
          </table:table-cell>
          <table:table-cell office:value-type="float" office:value="10296041" calcext:value-type="float">
            <text:p>10296041</text:p>
          </table:table-cell>
          <table:table-cell/>
          <table:table-cell table:formula="of:=SUM([.B253:.L253])" office:value-type="float" office:value="21094898" calcext:value-type="float">
            <text:p>21094898</text:p>
          </table:table-cell>
          <table:table-cell table:formula="of:=MAX([.B253:.L253])" office:value-type="float" office:value="10296041" calcext:value-type="float">
            <text:p>10296041</text:p>
          </table:table-cell>
          <table:table-cell table:formula="of:=INDEX([.$B$1:.$L$1];0;MATCH(MAX([.$B253:.$L253]);[.$B253:.$L253];0))" office:value-type="string" office:string-value="TimeWaitKey" calcext:value-type="string">
            <text:p>TimeWaitKey</text:p>
          </table:table-cell>
          <table:table-cell table:formula="of:=[.O253]/[.N253]" office:value-type="percentage" office:value="0.488082047137654" calcext:value-type="percentage">
            <text:p>48.81%</text:p>
          </table:table-cell>
          <table:table-cell/>
          <table:table-cell table:formula="of:=1000000000/[.N253]" office:value-type="float" office:value="47.4048274611235" calcext:value-type="float">
            <text:p>47.4048274611235</text:p>
          </table:table-cell>
          <table:table-cell table:formula="of:=IF([.A253]=1;1000000000/[.N253];&quot;&quot;)" office:value-type="float" office:value="47.4048274611235" calcext:value-type="float">
            <text:p>47.4048274611235</text:p>
          </table:table-cell>
          <table:table-cell table:formula="of:=IF([.A253]=1;[.P253];&quot;&quot;)" office:value-type="string" office:string-value="TimeWaitKey" calcext:value-type="string">
            <text:p>TimeWaitKey</text:p>
          </table:table-cell>
          <table:table-cell table:style-name="ce1" table:formula="of:=IF(ISBLANK([.T253]);&quot;&quot;;[.Q253])" office:value-type="percentage" office:value="0.488082047137654" calcext:value-type="percentage">
            <text:p>48.81%</text:p>
          </table:table-cell>
          <table:table-cell table:formula="of:=IF([.A253]=1;[.V253]*[.N253]/1000000;&quot;&quot;)" office:value-type="float" office:value="10.296041" calcext:value-type="float">
            <text:p>10.2960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2751" calcext:value-type="float">
            <text:p>772751</text:p>
          </table:table-cell>
          <table:table-cell office:value-type="float" office:value="752873" calcext:value-type="float">
            <text:p>752873</text:p>
          </table:table-cell>
          <table:table-cell office:value-type="float" office:value="975939" calcext:value-type="float">
            <text:p>975939</text:p>
          </table:table-cell>
          <table:table-cell office:value-type="float" office:value="90" calcext:value-type="float">
            <text:p>90</text:p>
          </table:table-cell>
          <table:table-cell office:value-type="float" office:value="5147415" calcext:value-type="float">
            <text:p>5147415</text:p>
          </table:table-cell>
          <table:table-cell office:value-type="float" office:value="705205" calcext:value-type="float">
            <text:p>705205</text:p>
          </table:table-cell>
          <table:table-cell office:value-type="float" office:value="70" calcext:value-type="float">
            <text:p>70</text:p>
          </table:table-cell>
          <table:table-cell office:value-type="float" office:value="154958413" calcext:value-type="float">
            <text:p>154958413</text:p>
          </table:table-cell>
          <table:table-cell office:value-type="float" office:value="728358" calcext:value-type="float">
            <text:p>728358</text:p>
          </table:table-cell>
          <table:table-cell office:value-type="float" office:value="738386" calcext:value-type="float">
            <text:p>738386</text:p>
          </table:table-cell>
          <table:table-cell office:value-type="float" office:value="10528053" calcext:value-type="float">
            <text:p>10528053</text:p>
          </table:table-cell>
          <table:table-cell/>
          <table:table-cell table:formula="of:=SUM([.B254:.L254])" office:value-type="float" office:value="175307553" calcext:value-type="float">
            <text:p>175307553</text:p>
          </table:table-cell>
          <table:table-cell table:formula="of:=MAX([.B254:.L254])" office:value-type="float" office:value="154958413" calcext:value-type="float">
            <text:p>154958413</text:p>
          </table:table-cell>
          <table:table-cell table:formula="of:=INDEX([.$B$1:.$L$1];0;MATCH(MAX([.$B254:.$L254]);[.$B254:.$L254];0))" office:value-type="string" office:string-value="Facendi" calcext:value-type="string">
            <text:p>Facendi</text:p>
          </table:table-cell>
          <table:table-cell table:formula="of:=[.O254]/[.N254]" office:value-type="percentage" office:value="0.883923198677013" calcext:value-type="percentage">
            <text:p>88.39%</text:p>
          </table:table-cell>
          <table:table-cell/>
          <table:table-cell table:formula="of:=1000000000/[.N254]" office:value-type="float" office:value="5.70426078561487" calcext:value-type="float">
            <text:p>5.70426078561487</text:p>
          </table:table-cell>
          <table:table-cell table:formula="of:=IF([.A254]=1;1000000000/[.N254];&quot;&quot;)" office:value-type="float" office:value="5.70426078561487" calcext:value-type="float">
            <text:p>5.70426078561487</text:p>
          </table:table-cell>
          <table:table-cell table:formula="of:=IF([.A254]=1;[.P254];&quot;&quot;)" office:value-type="string" office:string-value="Facendi" calcext:value-type="string">
            <text:p>Facendi</text:p>
          </table:table-cell>
          <table:table-cell table:style-name="ce1" table:formula="of:=IF(ISBLANK([.T254]);&quot;&quot;;[.Q254])" office:value-type="percentage" office:value="0.883923198677013" calcext:value-type="percentage">
            <text:p>88.39%</text:p>
          </table:table-cell>
          <table:table-cell table:formula="of:=IF([.A254]=1;[.V254]*[.N254]/1000000;&quot;&quot;)" office:value-type="float" office:value="154.958413" calcext:value-type="float">
            <text:p>154.9584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365" calcext:value-type="float">
            <text:p>920365</text:p>
          </table:table-cell>
          <table:table-cell office:value-type="float" office:value="1211258" calcext:value-type="float">
            <text:p>1211258</text:p>
          </table:table-cell>
          <table:table-cell office:value-type="float" office:value="984775" calcext:value-type="float">
            <text:p>984775</text:p>
          </table:table-cell>
          <table:table-cell office:value-type="float" office:value="81" calcext:value-type="float">
            <text:p>81</text:p>
          </table:table-cell>
          <table:table-cell office:value-type="float" office:value="5240017" calcext:value-type="float">
            <text:p>5240017</text:p>
          </table:table-cell>
          <table:table-cell office:value-type="float" office:value="729469" calcext:value-type="float">
            <text:p>729469</text:p>
          </table:table-cell>
          <table:table-cell office:value-type="float" office:value="150" calcext:value-type="float">
            <text:p>150</text:p>
          </table:table-cell>
          <table:table-cell office:value-type="float" office:value="251939" calcext:value-type="float">
            <text:p>251939</text:p>
          </table:table-cell>
          <table:table-cell office:value-type="float" office:value="751842" calcext:value-type="float">
            <text:p>751842</text:p>
          </table:table-cell>
          <table:table-cell office:value-type="float" office:value="744448" calcext:value-type="float">
            <text:p>744448</text:p>
          </table:table-cell>
          <table:table-cell office:value-type="float" office:value="11123563" calcext:value-type="float">
            <text:p>11123563</text:p>
          </table:table-cell>
          <table:table-cell/>
          <table:table-cell table:formula="of:=SUM([.B255:.L255])" office:value-type="float" office:value="21957907" calcext:value-type="float">
            <text:p>21957907</text:p>
          </table:table-cell>
          <table:table-cell table:formula="of:=MAX([.B255:.L255])" office:value-type="float" office:value="11123563" calcext:value-type="float">
            <text:p>11123563</text:p>
          </table:table-cell>
          <table:table-cell table:formula="of:=INDEX([.$B$1:.$L$1];0;MATCH(MAX([.$B255:.$L255]);[.$B255:.$L255];0))" office:value-type="string" office:string-value="TimeWaitKey" calcext:value-type="string">
            <text:p>TimeWaitKey</text:p>
          </table:table-cell>
          <table:table-cell table:formula="of:=[.O255]/[.N255]" office:value-type="percentage" office:value="0.50658575974477" calcext:value-type="percentage">
            <text:p>50.66%</text:p>
          </table:table-cell>
          <table:table-cell/>
          <table:table-cell table:formula="of:=1000000000/[.N255]" office:value-type="float" office:value="45.54168118118" calcext:value-type="float">
            <text:p>45.54168118118</text:p>
          </table:table-cell>
          <table:table-cell table:formula="of:=IF([.A255]=1;1000000000/[.N255];&quot;&quot;)" office:value-type="float" office:value="45.54168118118" calcext:value-type="float">
            <text:p>45.54168118118</text:p>
          </table:table-cell>
          <table:table-cell table:formula="of:=IF([.A255]=1;[.P255];&quot;&quot;)" office:value-type="string" office:string-value="TimeWaitKey" calcext:value-type="string">
            <text:p>TimeWaitKey</text:p>
          </table:table-cell>
          <table:table-cell table:style-name="ce1" table:formula="of:=IF(ISBLANK([.T255]);&quot;&quot;;[.Q255])" office:value-type="percentage" office:value="0.50658575974477" calcext:value-type="percentage">
            <text:p>50.66%</text:p>
          </table:table-cell>
          <table:table-cell table:formula="of:=IF([.A255]=1;[.V255]*[.N255]/1000000;&quot;&quot;)" office:value-type="float" office:value="11.123563" calcext:value-type="float">
            <text:p>11.1235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5786" calcext:value-type="float">
            <text:p>775786</text:p>
          </table:table-cell>
          <table:table-cell office:value-type="float" office:value="734298" calcext:value-type="float">
            <text:p>734298</text:p>
          </table:table-cell>
          <table:table-cell office:value-type="float" office:value="964758" calcext:value-type="float">
            <text:p>964758</text:p>
          </table:table-cell>
          <table:table-cell office:value-type="float" office:value="80" calcext:value-type="float">
            <text:p>80</text:p>
          </table:table-cell>
          <table:table-cell office:value-type="float" office:value="5189162" calcext:value-type="float">
            <text:p>5189162</text:p>
          </table:table-cell>
          <table:table-cell office:value-type="float" office:value="738386" calcext:value-type="float">
            <text:p>738386</text:p>
          </table:table-cell>
          <table:table-cell office:value-type="float" office:value="80" calcext:value-type="float">
            <text:p>80</text:p>
          </table:table-cell>
          <table:table-cell office:value-type="float" office:value="283238" calcext:value-type="float">
            <text:p>283238</text:p>
          </table:table-cell>
          <table:table-cell office:value-type="float" office:value="759386" calcext:value-type="float">
            <text:p>759386</text:p>
          </table:table-cell>
          <table:table-cell office:value-type="float" office:value="743005" calcext:value-type="float">
            <text:p>743005</text:p>
          </table:table-cell>
          <table:table-cell office:value-type="float" office:value="10547950" calcext:value-type="float">
            <text:p>10547950</text:p>
          </table:table-cell>
          <table:table-cell/>
          <table:table-cell table:formula="of:=SUM([.B256:.L256])" office:value-type="float" office:value="20736129" calcext:value-type="float">
            <text:p>20736129</text:p>
          </table:table-cell>
          <table:table-cell table:formula="of:=MAX([.B256:.L256])" office:value-type="float" office:value="10547950" calcext:value-type="float">
            <text:p>10547950</text:p>
          </table:table-cell>
          <table:table-cell table:formula="of:=INDEX([.$B$1:.$L$1];0;MATCH(MAX([.$B256:.$L256]);[.$B256:.$L256];0))" office:value-type="string" office:string-value="TimeWaitKey" calcext:value-type="string">
            <text:p>TimeWaitKey</text:p>
          </table:table-cell>
          <table:table-cell table:formula="of:=[.O256]/[.N256]" office:value-type="percentage" office:value="0.508674979790104" calcext:value-type="percentage">
            <text:p>50.87%</text:p>
          </table:table-cell>
          <table:table-cell/>
          <table:table-cell table:formula="of:=1000000000/[.N256]" office:value-type="float" office:value="48.2250086310709" calcext:value-type="float">
            <text:p>48.2250086310709</text:p>
          </table:table-cell>
          <table:table-cell table:formula="of:=IF([.A256]=1;1000000000/[.N256];&quot;&quot;)" office:value-type="float" office:value="48.2250086310709" calcext:value-type="float">
            <text:p>48.2250086310709</text:p>
          </table:table-cell>
          <table:table-cell table:formula="of:=IF([.A256]=1;[.P256];&quot;&quot;)" office:value-type="string" office:string-value="TimeWaitKey" calcext:value-type="string">
            <text:p>TimeWaitKey</text:p>
          </table:table-cell>
          <table:table-cell table:style-name="ce1" table:formula="of:=IF(ISBLANK([.T256]);&quot;&quot;;[.Q256])" office:value-type="percentage" office:value="0.508674979790104" calcext:value-type="percentage">
            <text:p>50.87%</text:p>
          </table:table-cell>
          <table:table-cell table:formula="of:=IF([.A256]=1;[.V256]*[.N256]/1000000;&quot;&quot;)" office:value-type="float" office:value="10.54795" calcext:value-type="float">
            <text:p>10.547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7267" calcext:value-type="float">
            <text:p>717267</text:p>
          </table:table-cell>
          <table:table-cell office:value-type="float" office:value="712779" calcext:value-type="float">
            <text:p>712779</text:p>
          </table:table-cell>
          <table:table-cell office:value-type="float" office:value="967493" calcext:value-type="float">
            <text:p>967493</text:p>
          </table:table-cell>
          <table:table-cell office:value-type="float" office:value="170" calcext:value-type="float">
            <text:p>170</text:p>
          </table:table-cell>
          <table:table-cell office:value-type="float" office:value="5235741" calcext:value-type="float">
            <text:p>5235741</text:p>
          </table:table-cell>
          <table:table-cell office:value-type="float" office:value="761108" calcext:value-type="float">
            <text:p>761108</text:p>
          </table:table-cell>
          <table:table-cell office:value-type="float" office:value="70" calcext:value-type="float">
            <text:p>70</text:p>
          </table:table-cell>
          <table:table-cell office:value-type="float" office:value="280593" calcext:value-type="float">
            <text:p>280593</text:p>
          </table:table-cell>
          <table:table-cell office:value-type="float" office:value="768332" calcext:value-type="float">
            <text:p>768332</text:p>
          </table:table-cell>
          <table:table-cell office:value-type="float" office:value="725863" calcext:value-type="float">
            <text:p>725863</text:p>
          </table:table-cell>
          <table:table-cell office:value-type="float" office:value="10643989" calcext:value-type="float">
            <text:p>10643989</text:p>
          </table:table-cell>
          <table:table-cell/>
          <table:table-cell table:formula="of:=SUM([.B257:.L257])" office:value-type="float" office:value="20813405" calcext:value-type="float">
            <text:p>20813405</text:p>
          </table:table-cell>
          <table:table-cell table:formula="of:=MAX([.B257:.L257])" office:value-type="float" office:value="10643989" calcext:value-type="float">
            <text:p>10643989</text:p>
          </table:table-cell>
          <table:table-cell table:formula="of:=INDEX([.$B$1:.$L$1];0;MATCH(MAX([.$B257:.$L257]);[.$B257:.$L257];0))" office:value-type="string" office:string-value="TimeWaitKey" calcext:value-type="string">
            <text:p>TimeWaitKey</text:p>
          </table:table-cell>
          <table:table-cell table:formula="of:=[.O257]/[.N257]" office:value-type="percentage" office:value="0.511400657412855" calcext:value-type="percentage">
            <text:p>51.14%</text:p>
          </table:table-cell>
          <table:table-cell/>
          <table:table-cell table:formula="of:=1000000000/[.N257]" office:value-type="float" office:value="48.0459588423903" calcext:value-type="float">
            <text:p>48.0459588423903</text:p>
          </table:table-cell>
          <table:table-cell table:formula="of:=IF([.A257]=1;1000000000/[.N257];&quot;&quot;)" office:value-type="float" office:value="48.0459588423903" calcext:value-type="float">
            <text:p>48.0459588423903</text:p>
          </table:table-cell>
          <table:table-cell table:formula="of:=IF([.A257]=1;[.P257];&quot;&quot;)" office:value-type="string" office:string-value="TimeWaitKey" calcext:value-type="string">
            <text:p>TimeWaitKey</text:p>
          </table:table-cell>
          <table:table-cell table:style-name="ce1" table:formula="of:=IF(ISBLANK([.T257]);&quot;&quot;;[.Q257])" office:value-type="percentage" office:value="0.511400657412855" calcext:value-type="percentage">
            <text:p>51.14%</text:p>
          </table:table-cell>
          <table:table-cell table:formula="of:=IF([.A257]=1;[.V257]*[.N257]/1000000;&quot;&quot;)" office:value-type="float" office:value="10.643989" calcext:value-type="float">
            <text:p>10.6439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526" calcext:value-type="float">
            <text:p>1011526</text:p>
          </table:table-cell>
          <table:table-cell office:value-type="float" office:value="784352" calcext:value-type="float">
            <text:p>784352</text:p>
          </table:table-cell>
          <table:table-cell office:value-type="float" office:value="964057" calcext:value-type="float">
            <text:p>964057</text:p>
          </table:table-cell>
          <table:table-cell office:value-type="float" office:value="81" calcext:value-type="float">
            <text:p>81</text:p>
          </table:table-cell>
          <table:table-cell office:value-type="float" office:value="5196055" calcext:value-type="float">
            <text:p>5196055</text:p>
          </table:table-cell>
          <table:table-cell office:value-type="float" office:value="715603" calcext:value-type="float">
            <text:p>715603</text:p>
          </table:table-cell>
          <table:table-cell office:value-type="float" office:value="80" calcext:value-type="float">
            <text:p>80</text:p>
          </table:table-cell>
          <table:table-cell office:value-type="float" office:value="156036332" calcext:value-type="float">
            <text:p>156036332</text:p>
          </table:table-cell>
          <table:table-cell office:value-type="float" office:value="736362" calcext:value-type="float">
            <text:p>736362</text:p>
          </table:table-cell>
          <table:table-cell office:value-type="float" office:value="744748" calcext:value-type="float">
            <text:p>744748</text:p>
          </table:table-cell>
          <table:table-cell office:value-type="float" office:value="10513436" calcext:value-type="float">
            <text:p>10513436</text:p>
          </table:table-cell>
          <table:table-cell/>
          <table:table-cell table:formula="of:=SUM([.B258:.L258])" office:value-type="float" office:value="176702632" calcext:value-type="float">
            <text:p>176702632</text:p>
          </table:table-cell>
          <table:table-cell table:formula="of:=MAX([.B258:.L258])" office:value-type="float" office:value="156036332" calcext:value-type="float">
            <text:p>156036332</text:p>
          </table:table-cell>
          <table:table-cell table:formula="of:=INDEX([.$B$1:.$L$1];0;MATCH(MAX([.$B258:.$L258]);[.$B258:.$L258];0))" office:value-type="string" office:string-value="Facendi" calcext:value-type="string">
            <text:p>Facendi</text:p>
          </table:table-cell>
          <table:table-cell table:formula="of:=[.O258]/[.N258]" office:value-type="percentage" office:value="0.883044752836505" calcext:value-type="percentage">
            <text:p>88.30%</text:p>
          </table:table-cell>
          <table:table-cell/>
          <table:table-cell table:formula="of:=1000000000/[.N258]" office:value-type="float" office:value="5.65922526835933" calcext:value-type="float">
            <text:p>5.65922526835933</text:p>
          </table:table-cell>
          <table:table-cell table:formula="of:=IF([.A258]=1;1000000000/[.N258];&quot;&quot;)" office:value-type="float" office:value="5.65922526835933" calcext:value-type="float">
            <text:p>5.65922526835933</text:p>
          </table:table-cell>
          <table:table-cell table:formula="of:=IF([.A258]=1;[.P258];&quot;&quot;)" office:value-type="string" office:string-value="Facendi" calcext:value-type="string">
            <text:p>Facendi</text:p>
          </table:table-cell>
          <table:table-cell table:style-name="ce1" table:formula="of:=IF(ISBLANK([.T258]);&quot;&quot;;[.Q258])" office:value-type="percentage" office:value="0.883044752836505" calcext:value-type="percentage">
            <text:p>88.30%</text:p>
          </table:table-cell>
          <table:table-cell table:formula="of:=IF([.A258]=1;[.V258]*[.N258]/1000000;&quot;&quot;)" office:value-type="float" office:value="156.036332" calcext:value-type="float">
            <text:p>156.0363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7478" calcext:value-type="float">
            <text:p>937478</text:p>
          </table:table-cell>
          <table:table-cell office:value-type="float" office:value="1273153" calcext:value-type="float">
            <text:p>1273153</text:p>
          </table:table-cell>
          <table:table-cell office:value-type="float" office:value="981880" calcext:value-type="float">
            <text:p>981880</text:p>
          </table:table-cell>
          <table:table-cell office:value-type="float" office:value="80" calcext:value-type="float">
            <text:p>80</text:p>
          </table:table-cell>
          <table:table-cell office:value-type="float" office:value="5387221" calcext:value-type="float">
            <text:p>5387221</text:p>
          </table:table-cell>
          <table:table-cell office:value-type="float" office:value="731664" calcext:value-type="float">
            <text:p>731664</text:p>
          </table:table-cell>
          <table:table-cell office:value-type="float" office:value="80" calcext:value-type="float">
            <text:p>80</text:p>
          </table:table-cell>
          <table:table-cell office:value-type="float" office:value="232724" calcext:value-type="float">
            <text:p>232724</text:p>
          </table:table-cell>
          <table:table-cell office:value-type="float" office:value="757983" calcext:value-type="float">
            <text:p>757983</text:p>
          </table:table-cell>
          <table:table-cell office:value-type="float" office:value="741582" calcext:value-type="float">
            <text:p>741582</text:p>
          </table:table-cell>
          <table:table-cell office:value-type="float" office:value="10647084" calcext:value-type="float">
            <text:p>10647084</text:p>
          </table:table-cell>
          <table:table-cell/>
          <table:table-cell table:formula="of:=SUM([.B259:.L259])" office:value-type="float" office:value="21690929" calcext:value-type="float">
            <text:p>21690929</text:p>
          </table:table-cell>
          <table:table-cell table:formula="of:=MAX([.B259:.L259])" office:value-type="float" office:value="10647084" calcext:value-type="float">
            <text:p>10647084</text:p>
          </table:table-cell>
          <table:table-cell table:formula="of:=INDEX([.$B$1:.$L$1];0;MATCH(MAX([.$B259:.$L259]);[.$B259:.$L259];0))" office:value-type="string" office:string-value="TimeWaitKey" calcext:value-type="string">
            <text:p>TimeWaitKey</text:p>
          </table:table-cell>
          <table:table-cell table:formula="of:=[.O259]/[.N259]" office:value-type="percentage" office:value="0.490854218369347" calcext:value-type="percentage">
            <text:p>49.09%</text:p>
          </table:table-cell>
          <table:table-cell/>
          <table:table-cell table:formula="of:=1000000000/[.N259]" office:value-type="float" office:value="46.102220886897" calcext:value-type="float">
            <text:p>46.102220886897</text:p>
          </table:table-cell>
          <table:table-cell table:formula="of:=IF([.A259]=1;1000000000/[.N259];&quot;&quot;)" office:value-type="float" office:value="46.102220886897" calcext:value-type="float">
            <text:p>46.102220886897</text:p>
          </table:table-cell>
          <table:table-cell table:formula="of:=IF([.A259]=1;[.P259];&quot;&quot;)" office:value-type="string" office:string-value="TimeWaitKey" calcext:value-type="string">
            <text:p>TimeWaitKey</text:p>
          </table:table-cell>
          <table:table-cell table:style-name="ce1" table:formula="of:=IF(ISBLANK([.T259]);&quot;&quot;;[.Q259])" office:value-type="percentage" office:value="0.490854218369347" calcext:value-type="percentage">
            <text:p>49.09%</text:p>
          </table:table-cell>
          <table:table-cell table:formula="of:=IF([.A259]=1;[.V259]*[.N259]/1000000;&quot;&quot;)" office:value-type="float" office:value="10.647084" calcext:value-type="float">
            <text:p>10.6470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0099" calcext:value-type="float">
            <text:p>1260099</text:p>
          </table:table-cell>
          <table:table-cell office:value-type="float" office:value="1391464" calcext:value-type="float">
            <text:p>1391464</text:p>
          </table:table-cell>
          <table:table-cell office:value-type="float" office:value="1008971" calcext:value-type="float">
            <text:p>1008971</text:p>
          </table:table-cell>
          <table:table-cell office:value-type="float" office:value="160" calcext:value-type="float">
            <text:p>160</text:p>
          </table:table-cell>
          <table:table-cell office:value-type="float" office:value="5842660" calcext:value-type="float">
            <text:p>5842660</text:p>
          </table:table-cell>
          <table:table-cell office:value-type="float" office:value="740530" calcext:value-type="float">
            <text:p>740530</text:p>
          </table:table-cell>
          <table:table-cell office:value-type="float" office:value="70" calcext:value-type="float">
            <text:p>70</text:p>
          </table:table-cell>
          <table:table-cell office:value-type="float" office:value="248954" calcext:value-type="float">
            <text:p>248954</text:p>
          </table:table-cell>
          <table:table-cell office:value-type="float" office:value="773332" calcext:value-type="float">
            <text:p>773332</text:p>
          </table:table-cell>
          <table:table-cell office:value-type="float" office:value="725532" calcext:value-type="float">
            <text:p>725532</text:p>
          </table:table-cell>
          <table:table-cell office:value-type="float" office:value="10574672" calcext:value-type="float">
            <text:p>10574672</text:p>
          </table:table-cell>
          <table:table-cell/>
          <table:table-cell table:formula="of:=SUM([.B260:.L260])" office:value-type="float" office:value="22566444" calcext:value-type="float">
            <text:p>22566444</text:p>
          </table:table-cell>
          <table:table-cell table:formula="of:=MAX([.B260:.L260])" office:value-type="float" office:value="10574672" calcext:value-type="float">
            <text:p>10574672</text:p>
          </table:table-cell>
          <table:table-cell table:formula="of:=INDEX([.$B$1:.$L$1];0;MATCH(MAX([.$B260:.$L260]);[.$B260:.$L260];0))" office:value-type="string" office:string-value="TimeWaitKey" calcext:value-type="string">
            <text:p>TimeWaitKey</text:p>
          </table:table-cell>
          <table:table-cell table:formula="of:=[.O260]/[.N260]" office:value-type="percentage" office:value="0.468601610426525" calcext:value-type="percentage">
            <text:p>46.86%</text:p>
          </table:table-cell>
          <table:table-cell/>
          <table:table-cell table:formula="of:=1000000000/[.N260]" office:value-type="float" office:value="44.3135834781944" calcext:value-type="float">
            <text:p>44.3135834781944</text:p>
          </table:table-cell>
          <table:table-cell table:formula="of:=IF([.A260]=1;1000000000/[.N260];&quot;&quot;)" office:value-type="float" office:value="44.3135834781944" calcext:value-type="float">
            <text:p>44.3135834781944</text:p>
          </table:table-cell>
          <table:table-cell table:formula="of:=IF([.A260]=1;[.P260];&quot;&quot;)" office:value-type="string" office:string-value="TimeWaitKey" calcext:value-type="string">
            <text:p>TimeWaitKey</text:p>
          </table:table-cell>
          <table:table-cell table:style-name="ce1" table:formula="of:=IF(ISBLANK([.T260]);&quot;&quot;;[.Q260])" office:value-type="percentage" office:value="0.468601610426525" calcext:value-type="percentage">
            <text:p>46.86%</text:p>
          </table:table-cell>
          <table:table-cell table:formula="of:=IF([.A260]=1;[.V260]*[.N260]/1000000;&quot;&quot;)" office:value-type="float" office:value="10.574672" calcext:value-type="float">
            <text:p>10.5746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9045" calcext:value-type="float">
            <text:p>909045</text:p>
          </table:table-cell>
          <table:table-cell office:value-type="float" office:value="1241744" calcext:value-type="float">
            <text:p>1241744</text:p>
          </table:table-cell>
          <table:table-cell office:value-type="float" office:value="965750" calcext:value-type="float">
            <text:p>965750</text:p>
          </table:table-cell>
          <table:table-cell office:value-type="float" office:value="120" calcext:value-type="float">
            <text:p>120</text:p>
          </table:table-cell>
          <table:table-cell office:value-type="float" office:value="5177570" calcext:value-type="float">
            <text:p>5177570</text:p>
          </table:table-cell>
          <table:table-cell office:value-type="float" office:value="709793" calcext:value-type="float">
            <text:p>709793</text:p>
          </table:table-cell>
          <table:table-cell office:value-type="float" office:value="100" calcext:value-type="float">
            <text:p>100</text:p>
          </table:table-cell>
          <table:table-cell office:value-type="float" office:value="229187" calcext:value-type="float">
            <text:p>229187</text:p>
          </table:table-cell>
          <table:table-cell office:value-type="float" office:value="824767" calcext:value-type="float">
            <text:p>824767</text:p>
          </table:table-cell>
          <table:table-cell office:value-type="float" office:value="734760" calcext:value-type="float">
            <text:p>734760</text:p>
          </table:table-cell>
          <table:table-cell office:value-type="float" office:value="10946022" calcext:value-type="float">
            <text:p>10946022</text:p>
          </table:table-cell>
          <table:table-cell/>
          <table:table-cell table:formula="of:=SUM([.B261:.L261])" office:value-type="float" office:value="21738858" calcext:value-type="float">
            <text:p>21738858</text:p>
          </table:table-cell>
          <table:table-cell table:formula="of:=MAX([.B261:.L261])" office:value-type="float" office:value="10946022" calcext:value-type="float">
            <text:p>10946022</text:p>
          </table:table-cell>
          <table:table-cell table:formula="of:=INDEX([.$B$1:.$L$1];0;MATCH(MAX([.$B261:.$L261]);[.$B261:.$L261];0))" office:value-type="string" office:string-value="TimeWaitKey" calcext:value-type="string">
            <text:p>TimeWaitKey</text:p>
          </table:table-cell>
          <table:table-cell table:formula="of:=[.O261]/[.N261]" office:value-type="percentage" office:value="0.503523322154273" calcext:value-type="percentage">
            <text:p>50.35%</text:p>
          </table:table-cell>
          <table:table-cell/>
          <table:table-cell table:formula="of:=1000000000/[.N261]" office:value-type="float" office:value="46.0005764792244" calcext:value-type="float">
            <text:p>46.0005764792244</text:p>
          </table:table-cell>
          <table:table-cell table:formula="of:=IF([.A261]=1;1000000000/[.N261];&quot;&quot;)" office:value-type="float" office:value="46.0005764792244" calcext:value-type="float">
            <text:p>46.0005764792244</text:p>
          </table:table-cell>
          <table:table-cell table:formula="of:=IF([.A261]=1;[.P261];&quot;&quot;)" office:value-type="string" office:string-value="TimeWaitKey" calcext:value-type="string">
            <text:p>TimeWaitKey</text:p>
          </table:table-cell>
          <table:table-cell table:style-name="ce1" table:formula="of:=IF(ISBLANK([.T261]);&quot;&quot;;[.Q261])" office:value-type="percentage" office:value="0.503523322154273" calcext:value-type="percentage">
            <text:p>50.35%</text:p>
          </table:table-cell>
          <table:table-cell table:formula="of:=IF([.A261]=1;[.V261]*[.N261]/1000000;&quot;&quot;)" office:value-type="float" office:value="10.946022" calcext:value-type="float">
            <text:p>10.9460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5946" calcext:value-type="float">
            <text:p>775946</text:p>
          </table:table-cell>
          <table:table-cell office:value-type="float" office:value="709984" calcext:value-type="float">
            <text:p>709984</text:p>
          </table:table-cell>
          <table:table-cell office:value-type="float" office:value="964358" calcext:value-type="float">
            <text:p>964358</text:p>
          </table:table-cell>
          <table:table-cell office:value-type="float" office:value="70" calcext:value-type="float">
            <text:p>70</text:p>
          </table:table-cell>
          <table:table-cell office:value-type="float" office:value="5196235" calcext:value-type="float">
            <text:p>5196235</text:p>
          </table:table-cell>
          <table:table-cell office:value-type="float" office:value="743045" calcext:value-type="float">
            <text:p>743045</text:p>
          </table:table-cell>
          <table:table-cell office:value-type="float" office:value="81" calcext:value-type="float">
            <text:p>81</text:p>
          </table:table-cell>
          <table:table-cell office:value-type="float" office:value="156004493" calcext:value-type="float">
            <text:p>156004493</text:p>
          </table:table-cell>
          <table:table-cell office:value-type="float" office:value="777069" calcext:value-type="float">
            <text:p>777069</text:p>
          </table:table-cell>
          <table:table-cell office:value-type="float" office:value="747563" calcext:value-type="float">
            <text:p>747563</text:p>
          </table:table-cell>
          <table:table-cell office:value-type="float" office:value="10570121" calcext:value-type="float">
            <text:p>10570121</text:p>
          </table:table-cell>
          <table:table-cell/>
          <table:table-cell table:formula="of:=SUM([.B262:.L262])" office:value-type="float" office:value="176488965" calcext:value-type="float">
            <text:p>176488965</text:p>
          </table:table-cell>
          <table:table-cell table:formula="of:=MAX([.B262:.L262])" office:value-type="float" office:value="156004493" calcext:value-type="float">
            <text:p>156004493</text:p>
          </table:table-cell>
          <table:table-cell table:formula="of:=INDEX([.$B$1:.$L$1];0;MATCH(MAX([.$B262:.$L262]);[.$B262:.$L262];0))" office:value-type="string" office:string-value="Facendi" calcext:value-type="string">
            <text:p>Facendi</text:p>
          </table:table-cell>
          <table:table-cell table:formula="of:=[.O262]/[.N262]" office:value-type="percentage" office:value="0.883933411927482" calcext:value-type="percentage">
            <text:p>88.39%</text:p>
          </table:table-cell>
          <table:table-cell/>
          <table:table-cell table:formula="of:=1000000000/[.N262]" office:value-type="float" office:value="5.66607662977683" calcext:value-type="float">
            <text:p>5.66607662977683</text:p>
          </table:table-cell>
          <table:table-cell table:formula="of:=IF([.A262]=1;1000000000/[.N262];&quot;&quot;)" office:value-type="float" office:value="5.66607662977683" calcext:value-type="float">
            <text:p>5.66607662977683</text:p>
          </table:table-cell>
          <table:table-cell table:formula="of:=IF([.A262]=1;[.P262];&quot;&quot;)" office:value-type="string" office:string-value="Facendi" calcext:value-type="string">
            <text:p>Facendi</text:p>
          </table:table-cell>
          <table:table-cell table:style-name="ce1" table:formula="of:=IF(ISBLANK([.T262]);&quot;&quot;;[.Q262])" office:value-type="percentage" office:value="0.883933411927482" calcext:value-type="percentage">
            <text:p>88.39%</text:p>
          </table:table-cell>
          <table:table-cell table:formula="of:=IF([.A262]=1;[.V262]*[.N262]/1000000;&quot;&quot;)" office:value-type="float" office:value="156.004493" calcext:value-type="float">
            <text:p>156.0044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3693" calcext:value-type="float">
            <text:p>913693</text:p>
          </table:table-cell>
          <table:table-cell office:value-type="float" office:value="1214944" calcext:value-type="float">
            <text:p>1214944</text:p>
          </table:table-cell>
          <table:table-cell office:value-type="float" office:value="966141" calcext:value-type="float">
            <text:p>966141</text:p>
          </table:table-cell>
          <table:table-cell office:value-type="float" office:value="91" calcext:value-type="float">
            <text:p>91</text:p>
          </table:table-cell>
          <table:table-cell office:value-type="float" office:value="5251929" calcext:value-type="float">
            <text:p>5251929</text:p>
          </table:table-cell>
          <table:table-cell office:value-type="float" office:value="704883" calcext:value-type="float">
            <text:p>704883</text:p>
          </table:table-cell>
          <table:table-cell office:value-type="float" office:value="70" calcext:value-type="float">
            <text:p>70</text:p>
          </table:table-cell>
          <table:table-cell office:value-type="float" office:value="241009" calcext:value-type="float">
            <text:p>241009</text:p>
          </table:table-cell>
          <table:table-cell office:value-type="float" office:value="785394" calcext:value-type="float">
            <text:p>785394</text:p>
          </table:table-cell>
          <table:table-cell office:value-type="float" office:value="795893" calcext:value-type="float">
            <text:p>795893</text:p>
          </table:table-cell>
          <table:table-cell office:value-type="float" office:value="10741553" calcext:value-type="float">
            <text:p>10741553</text:p>
          </table:table-cell>
          <table:table-cell/>
          <table:table-cell table:formula="of:=SUM([.B263:.L263])" office:value-type="float" office:value="21615600" calcext:value-type="float">
            <text:p>21615600</text:p>
          </table:table-cell>
          <table:table-cell table:formula="of:=MAX([.B263:.L263])" office:value-type="float" office:value="10741553" calcext:value-type="float">
            <text:p>10741553</text:p>
          </table:table-cell>
          <table:table-cell table:formula="of:=INDEX([.$B$1:.$L$1];0;MATCH(MAX([.$B263:.$L263]);[.$B263:.$L263];0))" office:value-type="string" office:string-value="TimeWaitKey" calcext:value-type="string">
            <text:p>TimeWaitKey</text:p>
          </table:table-cell>
          <table:table-cell table:formula="of:=[.O263]/[.N263]" office:value-type="percentage" office:value="0.496935222709525" calcext:value-type="percentage">
            <text:p>49.69%</text:p>
          </table:table-cell>
          <table:table-cell/>
          <table:table-cell table:formula="of:=1000000000/[.N263]" office:value-type="float" office:value="46.2628842132534" calcext:value-type="float">
            <text:p>46.2628842132534</text:p>
          </table:table-cell>
          <table:table-cell table:formula="of:=IF([.A263]=1;1000000000/[.N263];&quot;&quot;)" office:value-type="float" office:value="46.2628842132534" calcext:value-type="float">
            <text:p>46.2628842132534</text:p>
          </table:table-cell>
          <table:table-cell table:formula="of:=IF([.A263]=1;[.P263];&quot;&quot;)" office:value-type="string" office:string-value="TimeWaitKey" calcext:value-type="string">
            <text:p>TimeWaitKey</text:p>
          </table:table-cell>
          <table:table-cell table:style-name="ce1" table:formula="of:=IF(ISBLANK([.T263]);&quot;&quot;;[.Q263])" office:value-type="percentage" office:value="0.496935222709525" calcext:value-type="percentage">
            <text:p>49.69%</text:p>
          </table:table-cell>
          <table:table-cell table:formula="of:=IF([.A263]=1;[.V263]*[.N263]/1000000;&quot;&quot;)" office:value-type="float" office:value="10.741553" calcext:value-type="float">
            <text:p>10.7415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0365" calcext:value-type="float">
            <text:p>780365</text:p>
          </table:table-cell>
          <table:table-cell office:value-type="float" office:value="741131" calcext:value-type="float">
            <text:p>741131</text:p>
          </table:table-cell>
          <table:table-cell office:value-type="float" office:value="976359" calcext:value-type="float">
            <text:p>976359</text:p>
          </table:table-cell>
          <table:table-cell office:value-type="float" office:value="71" calcext:value-type="float">
            <text:p>71</text:p>
          </table:table-cell>
          <table:table-cell office:value-type="float" office:value="5258792" calcext:value-type="float">
            <text:p>5258792</text:p>
          </table:table-cell>
          <table:table-cell office:value-type="float" office:value="711846" calcext:value-type="float">
            <text:p>711846</text:p>
          </table:table-cell>
          <table:table-cell office:value-type="float" office:value="70" calcext:value-type="float">
            <text:p>70</text:p>
          </table:table-cell>
          <table:table-cell office:value-type="float" office:value="241870" calcext:value-type="float">
            <text:p>241870</text:p>
          </table:table-cell>
          <table:table-cell office:value-type="float" office:value="776929" calcext:value-type="float">
            <text:p>776929</text:p>
          </table:table-cell>
          <table:table-cell office:value-type="float" office:value="795502" calcext:value-type="float">
            <text:p>795502</text:p>
          </table:table-cell>
          <table:table-cell office:value-type="float" office:value="10954177" calcext:value-type="float">
            <text:p>10954177</text:p>
          </table:table-cell>
          <table:table-cell/>
          <table:table-cell table:formula="of:=SUM([.B264:.L264])" office:value-type="float" office:value="21237112" calcext:value-type="float">
            <text:p>21237112</text:p>
          </table:table-cell>
          <table:table-cell table:formula="of:=MAX([.B264:.L264])" office:value-type="float" office:value="10954177" calcext:value-type="float">
            <text:p>10954177</text:p>
          </table:table-cell>
          <table:table-cell table:formula="of:=INDEX([.$B$1:.$L$1];0;MATCH(MAX([.$B264:.$L264]);[.$B264:.$L264];0))" office:value-type="string" office:string-value="TimeWaitKey" calcext:value-type="string">
            <text:p>TimeWaitKey</text:p>
          </table:table-cell>
          <table:table-cell table:formula="of:=[.O264]/[.N264]" office:value-type="percentage" office:value="0.515803514150135" calcext:value-type="percentage">
            <text:p>51.58%</text:p>
          </table:table-cell>
          <table:table-cell/>
          <table:table-cell table:formula="of:=1000000000/[.N264]" office:value-type="float" office:value="47.0873817494582" calcext:value-type="float">
            <text:p>47.0873817494582</text:p>
          </table:table-cell>
          <table:table-cell table:formula="of:=IF([.A264]=1;1000000000/[.N264];&quot;&quot;)" office:value-type="float" office:value="47.0873817494582" calcext:value-type="float">
            <text:p>47.0873817494582</text:p>
          </table:table-cell>
          <table:table-cell table:formula="of:=IF([.A264]=1;[.P264];&quot;&quot;)" office:value-type="string" office:string-value="TimeWaitKey" calcext:value-type="string">
            <text:p>TimeWaitKey</text:p>
          </table:table-cell>
          <table:table-cell table:style-name="ce1" table:formula="of:=IF(ISBLANK([.T264]);&quot;&quot;;[.Q264])" office:value-type="percentage" office:value="0.515803514150135" calcext:value-type="percentage">
            <text:p>51.58%</text:p>
          </table:table-cell>
          <table:table-cell table:formula="of:=IF([.A264]=1;[.V264]*[.N264]/1000000;&quot;&quot;)" office:value-type="float" office:value="10.954177" calcext:value-type="float">
            <text:p>10.9541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7470" calcext:value-type="float">
            <text:p>767470</text:p>
          </table:table-cell>
          <table:table-cell office:value-type="float" office:value="725873" calcext:value-type="float">
            <text:p>725873</text:p>
          </table:table-cell>
          <table:table-cell office:value-type="float" office:value="1033236" calcext:value-type="float">
            <text:p>1033236</text:p>
          </table:table-cell>
          <table:table-cell office:value-type="float" office:value="80" calcext:value-type="float">
            <text:p>80</text:p>
          </table:table-cell>
          <table:table-cell office:value-type="float" office:value="5225480" calcext:value-type="float">
            <text:p>5225480</text:p>
          </table:table-cell>
          <table:table-cell office:value-type="float" office:value="740580" calcext:value-type="float">
            <text:p>740580</text:p>
          </table:table-cell>
          <table:table-cell office:value-type="float" office:value="80" calcext:value-type="float">
            <text:p>80</text:p>
          </table:table-cell>
          <table:table-cell office:value-type="float" office:value="256699" calcext:value-type="float">
            <text:p>256699</text:p>
          </table:table-cell>
          <table:table-cell office:value-type="float" office:value="737574" calcext:value-type="float">
            <text:p>737574</text:p>
          </table:table-cell>
          <table:table-cell office:value-type="float" office:value="724330" calcext:value-type="float">
            <text:p>724330</text:p>
          </table:table-cell>
          <table:table-cell office:value-type="float" office:value="10577244" calcext:value-type="float">
            <text:p>10577244</text:p>
          </table:table-cell>
          <table:table-cell/>
          <table:table-cell table:formula="of:=SUM([.B265:.L265])" office:value-type="float" office:value="20788646" calcext:value-type="float">
            <text:p>20788646</text:p>
          </table:table-cell>
          <table:table-cell table:formula="of:=MAX([.B265:.L265])" office:value-type="float" office:value="10577244" calcext:value-type="float">
            <text:p>10577244</text:p>
          </table:table-cell>
          <table:table-cell table:formula="of:=INDEX([.$B$1:.$L$1];0;MATCH(MAX([.$B265:.$L265]);[.$B265:.$L265];0))" office:value-type="string" office:string-value="TimeWaitKey" calcext:value-type="string">
            <text:p>TimeWaitKey</text:p>
          </table:table-cell>
          <table:table-cell table:formula="of:=[.O265]/[.N265]" office:value-type="percentage" office:value="0.508799081960412" calcext:value-type="percentage">
            <text:p>50.88%</text:p>
          </table:table-cell>
          <table:table-cell/>
          <table:table-cell table:formula="of:=1000000000/[.N265]" office:value-type="float" office:value="48.1031809382872" calcext:value-type="float">
            <text:p>48.1031809382872</text:p>
          </table:table-cell>
          <table:table-cell table:formula="of:=IF([.A265]=1;1000000000/[.N265];&quot;&quot;)" office:value-type="float" office:value="48.1031809382872" calcext:value-type="float">
            <text:p>48.1031809382872</text:p>
          </table:table-cell>
          <table:table-cell table:formula="of:=IF([.A265]=1;[.P265];&quot;&quot;)" office:value-type="string" office:string-value="TimeWaitKey" calcext:value-type="string">
            <text:p>TimeWaitKey</text:p>
          </table:table-cell>
          <table:table-cell table:style-name="ce1" table:formula="of:=IF(ISBLANK([.T265]);&quot;&quot;;[.Q265])" office:value-type="percentage" office:value="0.508799081960412" calcext:value-type="percentage">
            <text:p>50.88%</text:p>
          </table:table-cell>
          <table:table-cell table:formula="of:=IF([.A265]=1;[.V265]*[.N265]/1000000;&quot;&quot;)" office:value-type="float" office:value="10.577244" calcext:value-type="float">
            <text:p>10.5772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4068" calcext:value-type="float">
            <text:p>954068</text:p>
          </table:table-cell>
          <table:table-cell office:value-type="float" office:value="759456" calcext:value-type="float">
            <text:p>759456</text:p>
          </table:table-cell>
          <table:table-cell office:value-type="float" office:value="965300" calcext:value-type="float">
            <text:p>965300</text:p>
          </table:table-cell>
          <table:table-cell office:value-type="float" office:value="91" calcext:value-type="float">
            <text:p>91</text:p>
          </table:table-cell>
          <table:table-cell office:value-type="float" office:value="5098834" calcext:value-type="float">
            <text:p>5098834</text:p>
          </table:table-cell>
          <table:table-cell office:value-type="float" office:value="697530" calcext:value-type="float">
            <text:p>697530</text:p>
          </table:table-cell>
          <table:table-cell office:value-type="float" office:value="80" calcext:value-type="float">
            <text:p>80</text:p>
          </table:table-cell>
          <table:table-cell office:value-type="float" office:value="152089666" calcext:value-type="float">
            <text:p>152089666</text:p>
          </table:table-cell>
          <table:table-cell office:value-type="float" office:value="745670" calcext:value-type="float">
            <text:p>745670</text:p>
          </table:table-cell>
          <table:table-cell office:value-type="float" office:value="748335" calcext:value-type="float">
            <text:p>748335</text:p>
          </table:table-cell>
          <table:table-cell office:value-type="float" office:value="10772148" calcext:value-type="float">
            <text:p>10772148</text:p>
          </table:table-cell>
          <table:table-cell/>
          <table:table-cell table:formula="of:=SUM([.B266:.L266])" office:value-type="float" office:value="172831178" calcext:value-type="float">
            <text:p>172831178</text:p>
          </table:table-cell>
          <table:table-cell table:formula="of:=MAX([.B266:.L266])" office:value-type="float" office:value="152089666" calcext:value-type="float">
            <text:p>152089666</text:p>
          </table:table-cell>
          <table:table-cell table:formula="of:=INDEX([.$B$1:.$L$1];0;MATCH(MAX([.$B266:.$L266]);[.$B266:.$L266];0))" office:value-type="string" office:string-value="Facendi" calcext:value-type="string">
            <text:p>Facendi</text:p>
          </table:table-cell>
          <table:table-cell table:formula="of:=[.O266]/[.N266]" office:value-type="percentage" office:value="0.879989755089212" calcext:value-type="percentage">
            <text:p>88.00%</text:p>
          </table:table-cell>
          <table:table-cell/>
          <table:table-cell table:formula="of:=1000000000/[.N266]" office:value-type="float" office:value="5.78599308048459" calcext:value-type="float">
            <text:p>5.78599308048459</text:p>
          </table:table-cell>
          <table:table-cell table:formula="of:=IF([.A266]=1;1000000000/[.N266];&quot;&quot;)" office:value-type="float" office:value="5.78599308048459" calcext:value-type="float">
            <text:p>5.78599308048459</text:p>
          </table:table-cell>
          <table:table-cell table:formula="of:=IF([.A266]=1;[.P266];&quot;&quot;)" office:value-type="string" office:string-value="Facendi" calcext:value-type="string">
            <text:p>Facendi</text:p>
          </table:table-cell>
          <table:table-cell table:style-name="ce1" table:formula="of:=IF(ISBLANK([.T266]);&quot;&quot;;[.Q266])" office:value-type="percentage" office:value="0.879989755089212" calcext:value-type="percentage">
            <text:p>88.00%</text:p>
          </table:table-cell>
          <table:table-cell table:formula="of:=IF([.A266]=1;[.V266]*[.N266]/1000000;&quot;&quot;)" office:value-type="float" office:value="152.089666" calcext:value-type="float">
            <text:p>152.0896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286" calcext:value-type="float">
            <text:p>754286</text:p>
          </table:table-cell>
          <table:table-cell office:value-type="float" office:value="707810" calcext:value-type="float">
            <text:p>707810</text:p>
          </table:table-cell>
          <table:table-cell office:value-type="float" office:value="964608" calcext:value-type="float">
            <text:p>964608</text:p>
          </table:table-cell>
          <table:table-cell office:value-type="float" office:value="100" calcext:value-type="float">
            <text:p>100</text:p>
          </table:table-cell>
          <table:table-cell office:value-type="float" office:value="5176549" calcext:value-type="float">
            <text:p>5176549</text:p>
          </table:table-cell>
          <table:table-cell office:value-type="float" office:value="684887" calcext:value-type="float">
            <text:p>684887</text:p>
          </table:table-cell>
          <table:table-cell office:value-type="float" office:value="120" calcext:value-type="float">
            <text:p>120</text:p>
          </table:table-cell>
          <table:table-cell office:value-type="float" office:value="240218" calcext:value-type="float">
            <text:p>240218</text:p>
          </table:table-cell>
          <table:table-cell office:value-type="float" office:value="734640" calcext:value-type="float">
            <text:p>734640</text:p>
          </table:table-cell>
          <table:table-cell office:value-type="float" office:value="712808" calcext:value-type="float">
            <text:p>712808</text:p>
          </table:table-cell>
          <table:table-cell office:value-type="float" office:value="10802124" calcext:value-type="float">
            <text:p>10802124</text:p>
          </table:table-cell>
          <table:table-cell/>
          <table:table-cell table:formula="of:=SUM([.B267:.L267])" office:value-type="float" office:value="20778150" calcext:value-type="float">
            <text:p>20778150</text:p>
          </table:table-cell>
          <table:table-cell table:formula="of:=MAX([.B267:.L267])" office:value-type="float" office:value="10802124" calcext:value-type="float">
            <text:p>10802124</text:p>
          </table:table-cell>
          <table:table-cell table:formula="of:=INDEX([.$B$1:.$L$1];0;MATCH(MAX([.$B267:.$L267]);[.$B267:.$L267];0))" office:value-type="string" office:string-value="TimeWaitKey" calcext:value-type="string">
            <text:p>TimeWaitKey</text:p>
          </table:table-cell>
          <table:table-cell table:formula="of:=[.O267]/[.N267]" office:value-type="percentage" office:value="0.519879007515106" calcext:value-type="percentage">
            <text:p>51.99%</text:p>
          </table:table-cell>
          <table:table-cell/>
          <table:table-cell table:formula="of:=1000000000/[.N267]" office:value-type="float" office:value="48.1274800692073" calcext:value-type="float">
            <text:p>48.1274800692073</text:p>
          </table:table-cell>
          <table:table-cell table:formula="of:=IF([.A267]=1;1000000000/[.N267];&quot;&quot;)" office:value-type="float" office:value="48.1274800692073" calcext:value-type="float">
            <text:p>48.1274800692073</text:p>
          </table:table-cell>
          <table:table-cell table:formula="of:=IF([.A267]=1;[.P267];&quot;&quot;)" office:value-type="string" office:string-value="TimeWaitKey" calcext:value-type="string">
            <text:p>TimeWaitKey</text:p>
          </table:table-cell>
          <table:table-cell table:style-name="ce1" table:formula="of:=IF(ISBLANK([.T267]);&quot;&quot;;[.Q267])" office:value-type="percentage" office:value="0.519879007515106" calcext:value-type="percentage">
            <text:p>51.99%</text:p>
          </table:table-cell>
          <table:table-cell table:formula="of:=IF([.A267]=1;[.V267]*[.N267]/1000000;&quot;&quot;)" office:value-type="float" office:value="10.802124" calcext:value-type="float">
            <text:p>10.8021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1732" calcext:value-type="float">
            <text:p>741732</text:p>
          </table:table-cell>
          <table:table-cell office:value-type="float" office:value="840807" calcext:value-type="float">
            <text:p>840807</text:p>
          </table:table-cell>
          <table:table-cell office:value-type="float" office:value="975619" calcext:value-type="float">
            <text:p>975619</text:p>
          </table:table-cell>
          <table:table-cell office:value-type="float" office:value="91" calcext:value-type="float">
            <text:p>91</text:p>
          </table:table-cell>
          <table:table-cell office:value-type="float" office:value="5175126" calcext:value-type="float">
            <text:p>5175126</text:p>
          </table:table-cell>
          <table:table-cell office:value-type="float" office:value="709342" calcext:value-type="float">
            <text:p>709342</text:p>
          </table:table-cell>
          <table:table-cell office:value-type="float" office:value="70" calcext:value-type="float">
            <text:p>70</text:p>
          </table:table-cell>
          <table:table-cell office:value-type="float" office:value="228957" calcext:value-type="float">
            <text:p>228957</text:p>
          </table:table-cell>
          <table:table-cell office:value-type="float" office:value="751801" calcext:value-type="float">
            <text:p>751801</text:p>
          </table:table-cell>
          <table:table-cell office:value-type="float" office:value="749817" calcext:value-type="float">
            <text:p>749817</text:p>
          </table:table-cell>
          <table:table-cell office:value-type="float" office:value="10544173" calcext:value-type="float">
            <text:p>10544173</text:p>
          </table:table-cell>
          <table:table-cell/>
          <table:table-cell table:formula="of:=SUM([.B268:.L268])" office:value-type="float" office:value="20717535" calcext:value-type="float">
            <text:p>20717535</text:p>
          </table:table-cell>
          <table:table-cell table:formula="of:=MAX([.B268:.L268])" office:value-type="float" office:value="10544173" calcext:value-type="float">
            <text:p>10544173</text:p>
          </table:table-cell>
          <table:table-cell table:formula="of:=INDEX([.$B$1:.$L$1];0;MATCH(MAX([.$B268:.$L268]);[.$B268:.$L268];0))" office:value-type="string" office:string-value="TimeWaitKey" calcext:value-type="string">
            <text:p>TimeWaitKey</text:p>
          </table:table-cell>
          <table:table-cell table:formula="of:=[.O268]/[.N268]" office:value-type="percentage" office:value="0.508949206553772" calcext:value-type="percentage">
            <text:p>50.89%</text:p>
          </table:table-cell>
          <table:table-cell/>
          <table:table-cell table:formula="of:=1000000000/[.N268]" office:value-type="float" office:value="48.2682906050358" calcext:value-type="float">
            <text:p>48.2682906050358</text:p>
          </table:table-cell>
          <table:table-cell table:formula="of:=IF([.A268]=1;1000000000/[.N268];&quot;&quot;)" office:value-type="float" office:value="48.2682906050358" calcext:value-type="float">
            <text:p>48.2682906050358</text:p>
          </table:table-cell>
          <table:table-cell table:formula="of:=IF([.A268]=1;[.P268];&quot;&quot;)" office:value-type="string" office:string-value="TimeWaitKey" calcext:value-type="string">
            <text:p>TimeWaitKey</text:p>
          </table:table-cell>
          <table:table-cell table:style-name="ce1" table:formula="of:=IF(ISBLANK([.T268]);&quot;&quot;;[.Q268])" office:value-type="percentage" office:value="0.508949206553772" calcext:value-type="percentage">
            <text:p>50.89%</text:p>
          </table:table-cell>
          <table:table-cell table:formula="of:=IF([.A268]=1;[.V268]*[.N268]/1000000;&quot;&quot;)" office:value-type="float" office:value="10.544173" calcext:value-type="float">
            <text:p>10.5441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0087" calcext:value-type="float">
            <text:p>1350087</text:p>
          </table:table-cell>
          <table:table-cell office:value-type="float" office:value="1223902" calcext:value-type="float">
            <text:p>1223902</text:p>
          </table:table-cell>
          <table:table-cell office:value-type="float" office:value="1361278" calcext:value-type="float">
            <text:p>1361278</text:p>
          </table:table-cell>
          <table:table-cell office:value-type="float" office:value="91" calcext:value-type="float">
            <text:p>91</text:p>
          </table:table-cell>
          <table:table-cell office:value-type="float" office:value="5164567" calcext:value-type="float">
            <text:p>5164567</text:p>
          </table:table-cell>
          <table:table-cell office:value-type="float" office:value="721455" calcext:value-type="float">
            <text:p>721455</text:p>
          </table:table-cell>
          <table:table-cell office:value-type="float" office:value="80" calcext:value-type="float">
            <text:p>80</text:p>
          </table:table-cell>
          <table:table-cell office:value-type="float" office:value="246950" calcext:value-type="float">
            <text:p>246950</text:p>
          </table:table-cell>
          <table:table-cell office:value-type="float" office:value="749417" calcext:value-type="float">
            <text:p>749417</text:p>
          </table:table-cell>
          <table:table-cell office:value-type="float" office:value="732105" calcext:value-type="float">
            <text:p>732105</text:p>
          </table:table-cell>
          <table:table-cell office:value-type="float" office:value="10765325" calcext:value-type="float">
            <text:p>10765325</text:p>
          </table:table-cell>
          <table:table-cell/>
          <table:table-cell table:formula="of:=SUM([.B269:.L269])" office:value-type="float" office:value="22315257" calcext:value-type="float">
            <text:p>22315257</text:p>
          </table:table-cell>
          <table:table-cell table:formula="of:=MAX([.B269:.L269])" office:value-type="float" office:value="10765325" calcext:value-type="float">
            <text:p>10765325</text:p>
          </table:table-cell>
          <table:table-cell table:formula="of:=INDEX([.$B$1:.$L$1];0;MATCH(MAX([.$B269:.$L269]);[.$B269:.$L269];0))" office:value-type="string" office:string-value="TimeWaitKey" calcext:value-type="string">
            <text:p>TimeWaitKey</text:p>
          </table:table-cell>
          <table:table-cell table:formula="of:=[.O269]/[.N269]" office:value-type="percentage" office:value="0.482419942553205" calcext:value-type="percentage">
            <text:p>48.24%</text:p>
          </table:table-cell>
          <table:table-cell/>
          <table:table-cell table:formula="of:=1000000000/[.N269]" office:value-type="float" office:value="44.812390016391" calcext:value-type="float">
            <text:p>44.812390016391</text:p>
          </table:table-cell>
          <table:table-cell table:formula="of:=IF([.A269]=1;1000000000/[.N269];&quot;&quot;)" office:value-type="float" office:value="44.812390016391" calcext:value-type="float">
            <text:p>44.812390016391</text:p>
          </table:table-cell>
          <table:table-cell table:formula="of:=IF([.A269]=1;[.P269];&quot;&quot;)" office:value-type="string" office:string-value="TimeWaitKey" calcext:value-type="string">
            <text:p>TimeWaitKey</text:p>
          </table:table-cell>
          <table:table-cell table:style-name="ce1" table:formula="of:=IF(ISBLANK([.T269]);&quot;&quot;;[.Q269])" office:value-type="percentage" office:value="0.482419942553205" calcext:value-type="percentage">
            <text:p>48.24%</text:p>
          </table:table-cell>
          <table:table-cell table:formula="of:=IF([.A269]=1;[.V269]*[.N269]/1000000;&quot;&quot;)" office:value-type="float" office:value="10.765325" calcext:value-type="float">
            <text:p>10.765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9390" calcext:value-type="float">
            <text:p>729390</text:p>
          </table:table-cell>
          <table:table-cell office:value-type="float" office:value="710645" calcext:value-type="float">
            <text:p>710645</text:p>
          </table:table-cell>
          <table:table-cell office:value-type="float" office:value="963295" calcext:value-type="float">
            <text:p>963295</text:p>
          </table:table-cell>
          <table:table-cell office:value-type="float" office:value="80" calcext:value-type="float">
            <text:p>80</text:p>
          </table:table-cell>
          <table:table-cell office:value-type="float" office:value="5155920" calcext:value-type="float">
            <text:p>5155920</text:p>
          </table:table-cell>
          <table:table-cell office:value-type="float" office:value="808237" calcext:value-type="float">
            <text:p>808237</text:p>
          </table:table-cell>
          <table:table-cell office:value-type="float" office:value="80" calcext:value-type="float">
            <text:p>80</text:p>
          </table:table-cell>
          <table:table-cell office:value-type="float" office:value="151869065" calcext:value-type="float">
            <text:p>151869065</text:p>
          </table:table-cell>
          <table:table-cell office:value-type="float" office:value="761179" calcext:value-type="float">
            <text:p>761179</text:p>
          </table:table-cell>
          <table:table-cell office:value-type="float" office:value="752172" calcext:value-type="float">
            <text:p>752172</text:p>
          </table:table-cell>
          <table:table-cell office:value-type="float" office:value="10678365" calcext:value-type="float">
            <text:p>10678365</text:p>
          </table:table-cell>
          <table:table-cell/>
          <table:table-cell table:formula="of:=SUM([.B270:.L270])" office:value-type="float" office:value="172428428" calcext:value-type="float">
            <text:p>172428428</text:p>
          </table:table-cell>
          <table:table-cell table:formula="of:=MAX([.B270:.L270])" office:value-type="float" office:value="151869065" calcext:value-type="float">
            <text:p>151869065</text:p>
          </table:table-cell>
          <table:table-cell table:formula="of:=INDEX([.$B$1:.$L$1];0;MATCH(MAX([.$B270:.$L270]);[.$B270:.$L270];0))" office:value-type="string" office:string-value="Facendi" calcext:value-type="string">
            <text:p>Facendi</text:p>
          </table:table-cell>
          <table:table-cell table:formula="of:=[.O270]/[.N270]" office:value-type="percentage" office:value="0.880765815483744" calcext:value-type="percentage">
            <text:p>88.08%</text:p>
          </table:table-cell>
          <table:table-cell/>
          <table:table-cell table:formula="of:=1000000000/[.N270]" office:value-type="float" office:value="5.79950772386558" calcext:value-type="float">
            <text:p>5.79950772386558</text:p>
          </table:table-cell>
          <table:table-cell table:formula="of:=IF([.A270]=1;1000000000/[.N270];&quot;&quot;)" office:value-type="float" office:value="5.79950772386558" calcext:value-type="float">
            <text:p>5.79950772386558</text:p>
          </table:table-cell>
          <table:table-cell table:formula="of:=IF([.A270]=1;[.P270];&quot;&quot;)" office:value-type="string" office:string-value="Facendi" calcext:value-type="string">
            <text:p>Facendi</text:p>
          </table:table-cell>
          <table:table-cell table:style-name="ce1" table:formula="of:=IF(ISBLANK([.T270]);&quot;&quot;;[.Q270])" office:value-type="percentage" office:value="0.880765815483744" calcext:value-type="percentage">
            <text:p>88.08%</text:p>
          </table:table-cell>
          <table:table-cell table:formula="of:=IF([.A270]=1;[.V270]*[.N270]/1000000;&quot;&quot;)" office:value-type="float" office:value="151.869065" calcext:value-type="float">
            <text:p>151.8690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2273" calcext:value-type="float">
            <text:p>742273</text:p>
          </table:table-cell>
          <table:table-cell office:value-type="float" office:value="706417" calcext:value-type="float">
            <text:p>706417</text:p>
          </table:table-cell>
          <table:table-cell office:value-type="float" office:value="1003130" calcext:value-type="float">
            <text:p>1003130</text:p>
          </table:table-cell>
          <table:table-cell office:value-type="float" office:value="90" calcext:value-type="float">
            <text:p>90</text:p>
          </table:table-cell>
          <table:table-cell office:value-type="float" office:value="5142385" calcext:value-type="float">
            <text:p>5142385</text:p>
          </table:table-cell>
          <table:table-cell office:value-type="float" office:value="731413" calcext:value-type="float">
            <text:p>731413</text:p>
          </table:table-cell>
          <table:table-cell office:value-type="float" office:value="80" calcext:value-type="float">
            <text:p>80</text:p>
          </table:table-cell>
          <table:table-cell office:value-type="float" office:value="317412" calcext:value-type="float">
            <text:p>317412</text:p>
          </table:table-cell>
          <table:table-cell office:value-type="float" office:value="778040" calcext:value-type="float">
            <text:p>778040</text:p>
          </table:table-cell>
          <table:table-cell office:value-type="float" office:value="727767" calcext:value-type="float">
            <text:p>727767</text:p>
          </table:table-cell>
          <table:table-cell office:value-type="float" office:value="10685617" calcext:value-type="float">
            <text:p>10685617</text:p>
          </table:table-cell>
          <table:table-cell/>
          <table:table-cell table:formula="of:=SUM([.B271:.L271])" office:value-type="float" office:value="20834624" calcext:value-type="float">
            <text:p>20834624</text:p>
          </table:table-cell>
          <table:table-cell table:formula="of:=MAX([.B271:.L271])" office:value-type="float" office:value="10685617" calcext:value-type="float">
            <text:p>10685617</text:p>
          </table:table-cell>
          <table:table-cell table:formula="of:=INDEX([.$B$1:.$L$1];0;MATCH(MAX([.$B271:.$L271]);[.$B271:.$L271];0))" office:value-type="string" office:string-value="TimeWaitKey" calcext:value-type="string">
            <text:p>TimeWaitKey</text:p>
          </table:table-cell>
          <table:table-cell table:formula="of:=[.O271]/[.N271]" office:value-type="percentage" office:value="0.512877842191921" calcext:value-type="percentage">
            <text:p>51.29%</text:p>
          </table:table-cell>
          <table:table-cell/>
          <table:table-cell table:formula="of:=1000000000/[.N271]" office:value-type="float" office:value="47.997026488215" calcext:value-type="float">
            <text:p>47.997026488215</text:p>
          </table:table-cell>
          <table:table-cell table:formula="of:=IF([.A271]=1;1000000000/[.N271];&quot;&quot;)" office:value-type="float" office:value="47.997026488215" calcext:value-type="float">
            <text:p>47.997026488215</text:p>
          </table:table-cell>
          <table:table-cell table:formula="of:=IF([.A271]=1;[.P271];&quot;&quot;)" office:value-type="string" office:string-value="TimeWaitKey" calcext:value-type="string">
            <text:p>TimeWaitKey</text:p>
          </table:table-cell>
          <table:table-cell table:style-name="ce1" table:formula="of:=IF(ISBLANK([.T271]);&quot;&quot;;[.Q271])" office:value-type="percentage" office:value="0.512877842191921" calcext:value-type="percentage">
            <text:p>51.29%</text:p>
          </table:table-cell>
          <table:table-cell table:formula="of:=IF([.A271]=1;[.V271]*[.N271]/1000000;&quot;&quot;)" office:value-type="float" office:value="10.685617" calcext:value-type="float">
            <text:p>10.6856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3557" calcext:value-type="float">
            <text:p>733557</text:p>
          </table:table-cell>
          <table:table-cell office:value-type="float" office:value="718009" calcext:value-type="float">
            <text:p>718009</text:p>
          </table:table-cell>
          <table:table-cell office:value-type="float" office:value="1411100" calcext:value-type="float">
            <text:p>1411100</text:p>
          </table:table-cell>
          <table:table-cell office:value-type="float" office:value="70" calcext:value-type="float">
            <text:p>70</text:p>
          </table:table-cell>
          <table:table-cell office:value-type="float" office:value="5216072" calcext:value-type="float">
            <text:p>5216072</text:p>
          </table:table-cell>
          <table:table-cell office:value-type="float" office:value="718129" calcext:value-type="float">
            <text:p>718129</text:p>
          </table:table-cell>
          <table:table-cell office:value-type="float" office:value="80" calcext:value-type="float">
            <text:p>80</text:p>
          </table:table-cell>
          <table:table-cell office:value-type="float" office:value="240047" calcext:value-type="float">
            <text:p>240047</text:p>
          </table:table-cell>
          <table:table-cell office:value-type="float" office:value="797106" calcext:value-type="float">
            <text:p>797106</text:p>
          </table:table-cell>
          <table:table-cell office:value-type="float" office:value="746522" calcext:value-type="float">
            <text:p>746522</text:p>
          </table:table-cell>
          <table:table-cell office:value-type="float" office:value="10367524" calcext:value-type="float">
            <text:p>10367524</text:p>
          </table:table-cell>
          <table:table-cell/>
          <table:table-cell table:formula="of:=SUM([.B272:.L272])" office:value-type="float" office:value="20948216" calcext:value-type="float">
            <text:p>20948216</text:p>
          </table:table-cell>
          <table:table-cell table:formula="of:=MAX([.B272:.L272])" office:value-type="float" office:value="10367524" calcext:value-type="float">
            <text:p>10367524</text:p>
          </table:table-cell>
          <table:table-cell table:formula="of:=INDEX([.$B$1:.$L$1];0;MATCH(MAX([.$B272:.$L272]);[.$B272:.$L272];0))" office:value-type="string" office:string-value="TimeWaitKey" calcext:value-type="string">
            <text:p>TimeWaitKey</text:p>
          </table:table-cell>
          <table:table-cell table:formula="of:=[.O272]/[.N272]" office:value-type="percentage" office:value="0.494912024966708" calcext:value-type="percentage">
            <text:p>49.49%</text:p>
          </table:table-cell>
          <table:table-cell/>
          <table:table-cell table:formula="of:=1000000000/[.N272]" office:value-type="float" office:value="47.7367619276028" calcext:value-type="float">
            <text:p>47.7367619276028</text:p>
          </table:table-cell>
          <table:table-cell table:formula="of:=IF([.A272]=1;1000000000/[.N272];&quot;&quot;)" office:value-type="float" office:value="47.7367619276028" calcext:value-type="float">
            <text:p>47.7367619276028</text:p>
          </table:table-cell>
          <table:table-cell table:formula="of:=IF([.A272]=1;[.P272];&quot;&quot;)" office:value-type="string" office:string-value="TimeWaitKey" calcext:value-type="string">
            <text:p>TimeWaitKey</text:p>
          </table:table-cell>
          <table:table-cell table:style-name="ce1" table:formula="of:=IF(ISBLANK([.T272]);&quot;&quot;;[.Q272])" office:value-type="percentage" office:value="0.494912024966708" calcext:value-type="percentage">
            <text:p>49.49%</text:p>
          </table:table-cell>
          <table:table-cell table:formula="of:=IF([.A272]=1;[.V272]*[.N272]/1000000;&quot;&quot;)" office:value-type="float" office:value="10.367524" calcext:value-type="float">
            <text:p>10.3675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4330" calcext:value-type="float">
            <text:p>1094330</text:p>
          </table:table-cell>
          <table:table-cell office:value-type="float" office:value="1215285" calcext:value-type="float">
            <text:p>1215285</text:p>
          </table:table-cell>
          <table:table-cell office:value-type="float" office:value="966612" calcext:value-type="float">
            <text:p>966612</text:p>
          </table:table-cell>
          <table:table-cell office:value-type="float" office:value="80" calcext:value-type="float">
            <text:p>80</text:p>
          </table:table-cell>
          <table:table-cell office:value-type="float" office:value="5237442" calcext:value-type="float">
            <text:p>5237442</text:p>
          </table:table-cell>
          <table:table-cell office:value-type="float" office:value="720633" calcext:value-type="float">
            <text:p>720633</text:p>
          </table:table-cell>
          <table:table-cell office:value-type="float" office:value="80" calcext:value-type="float">
            <text:p>80</text:p>
          </table:table-cell>
          <table:table-cell office:value-type="float" office:value="254684" calcext:value-type="float">
            <text:p>254684</text:p>
          </table:table-cell>
          <table:table-cell office:value-type="float" office:value="709211" calcext:value-type="float">
            <text:p>709211</text:p>
          </table:table-cell>
          <table:table-cell office:value-type="float" office:value="838834" calcext:value-type="float">
            <text:p>838834</text:p>
          </table:table-cell>
          <table:table-cell office:value-type="float" office:value="10816531" calcext:value-type="float">
            <text:p>10816531</text:p>
          </table:table-cell>
          <table:table-cell/>
          <table:table-cell table:formula="of:=SUM([.B273:.L273])" office:value-type="float" office:value="21853722" calcext:value-type="float">
            <text:p>21853722</text:p>
          </table:table-cell>
          <table:table-cell table:formula="of:=MAX([.B273:.L273])" office:value-type="float" office:value="10816531" calcext:value-type="float">
            <text:p>10816531</text:p>
          </table:table-cell>
          <table:table-cell table:formula="of:=INDEX([.$B$1:.$L$1];0;MATCH(MAX([.$B273:.$L273]);[.$B273:.$L273];0))" office:value-type="string" office:string-value="TimeWaitKey" calcext:value-type="string">
            <text:p>TimeWaitKey</text:p>
          </table:table-cell>
          <table:table-cell table:formula="of:=[.O273]/[.N273]" office:value-type="percentage" office:value="0.494951432071846" calcext:value-type="percentage">
            <text:p>49.50%</text:p>
          </table:table-cell>
          <table:table-cell/>
          <table:table-cell table:formula="of:=1000000000/[.N273]" office:value-type="float" office:value="45.7587956870688" calcext:value-type="float">
            <text:p>45.7587956870688</text:p>
          </table:table-cell>
          <table:table-cell table:formula="of:=IF([.A273]=1;1000000000/[.N273];&quot;&quot;)" office:value-type="float" office:value="45.7587956870688" calcext:value-type="float">
            <text:p>45.7587956870688</text:p>
          </table:table-cell>
          <table:table-cell table:formula="of:=IF([.A273]=1;[.P273];&quot;&quot;)" office:value-type="string" office:string-value="TimeWaitKey" calcext:value-type="string">
            <text:p>TimeWaitKey</text:p>
          </table:table-cell>
          <table:table-cell table:style-name="ce1" table:formula="of:=IF(ISBLANK([.T273]);&quot;&quot;;[.Q273])" office:value-type="percentage" office:value="0.494951432071846" calcext:value-type="percentage">
            <text:p>49.50%</text:p>
          </table:table-cell>
          <table:table-cell table:formula="of:=IF([.A273]=1;[.V273]*[.N273]/1000000;&quot;&quot;)" office:value-type="float" office:value="10.816531" calcext:value-type="float">
            <text:p>10.8165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911" calcext:value-type="float">
            <text:p>740911</text:p>
          </table:table-cell>
          <table:table-cell office:value-type="float" office:value="706687" calcext:value-type="float">
            <text:p>706687</text:p>
          </table:table-cell>
          <table:table-cell office:value-type="float" office:value="965720" calcext:value-type="float">
            <text:p>965720</text:p>
          </table:table-cell>
          <table:table-cell office:value-type="float" office:value="91" calcext:value-type="float">
            <text:p>91</text:p>
          </table:table-cell>
          <table:table-cell office:value-type="float" office:value="5137817" calcext:value-type="float">
            <text:p>5137817</text:p>
          </table:table-cell>
          <table:table-cell office:value-type="float" office:value="695316" calcext:value-type="float">
            <text:p>695316</text:p>
          </table:table-cell>
          <table:table-cell office:value-type="float" office:value="80" calcext:value-type="float">
            <text:p>80</text:p>
          </table:table-cell>
          <table:table-cell office:value-type="float" office:value="153904539" calcext:value-type="float">
            <text:p>153904539</text:p>
          </table:table-cell>
          <table:table-cell office:value-type="float" office:value="729981" calcext:value-type="float">
            <text:p>729981</text:p>
          </table:table-cell>
          <table:table-cell office:value-type="float" office:value="752613" calcext:value-type="float">
            <text:p>752613</text:p>
          </table:table-cell>
          <table:table-cell office:value-type="float" office:value="10734880" calcext:value-type="float">
            <text:p>10734880</text:p>
          </table:table-cell>
          <table:table-cell/>
          <table:table-cell table:formula="of:=SUM([.B274:.L274])" office:value-type="float" office:value="174368635" calcext:value-type="float">
            <text:p>174368635</text:p>
          </table:table-cell>
          <table:table-cell table:formula="of:=MAX([.B274:.L274])" office:value-type="float" office:value="153904539" calcext:value-type="float">
            <text:p>153904539</text:p>
          </table:table-cell>
          <table:table-cell table:formula="of:=INDEX([.$B$1:.$L$1];0;MATCH(MAX([.$B274:.$L274]);[.$B274:.$L274];0))" office:value-type="string" office:string-value="Facendi" calcext:value-type="string">
            <text:p>Facendi</text:p>
          </table:table-cell>
          <table:table-cell table:formula="of:=[.O274]/[.N274]" office:value-type="percentage" office:value="0.882638893170208" calcext:value-type="percentage">
            <text:p>88.26%</text:p>
          </table:table-cell>
          <table:table-cell/>
          <table:table-cell table:formula="of:=1000000000/[.N274]" office:value-type="float" office:value="5.73497636200455" calcext:value-type="float">
            <text:p>5.73497636200455</text:p>
          </table:table-cell>
          <table:table-cell table:formula="of:=IF([.A274]=1;1000000000/[.N274];&quot;&quot;)" office:value-type="float" office:value="5.73497636200455" calcext:value-type="float">
            <text:p>5.73497636200455</text:p>
          </table:table-cell>
          <table:table-cell table:formula="of:=IF([.A274]=1;[.P274];&quot;&quot;)" office:value-type="string" office:string-value="Facendi" calcext:value-type="string">
            <text:p>Facendi</text:p>
          </table:table-cell>
          <table:table-cell table:style-name="ce1" table:formula="of:=IF(ISBLANK([.T274]);&quot;&quot;;[.Q274])" office:value-type="percentage" office:value="0.882638893170208" calcext:value-type="percentage">
            <text:p>88.26%</text:p>
          </table:table-cell>
          <table:table-cell table:formula="of:=IF([.A274]=1;[.V274]*[.N274]/1000000;&quot;&quot;)" office:value-type="float" office:value="153.904539" calcext:value-type="float">
            <text:p>153.9045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8616" calcext:value-type="float">
            <text:p>818616</text:p>
          </table:table-cell>
          <table:table-cell office:value-type="float" office:value="1274285" calcext:value-type="float">
            <text:p>1274285</text:p>
          </table:table-cell>
          <table:table-cell office:value-type="float" office:value="970659" calcext:value-type="float">
            <text:p>970659</text:p>
          </table:table-cell>
          <table:table-cell office:value-type="float" office:value="80" calcext:value-type="float">
            <text:p>80</text:p>
          </table:table-cell>
          <table:table-cell office:value-type="float" office:value="5358888" calcext:value-type="float">
            <text:p>5358888</text:p>
          </table:table-cell>
          <table:table-cell office:value-type="float" office:value="737534" calcext:value-type="float">
            <text:p>737534</text:p>
          </table:table-cell>
          <table:table-cell office:value-type="float" office:value="80" calcext:value-type="float">
            <text:p>80</text:p>
          </table:table-cell>
          <table:table-cell office:value-type="float" office:value="248202" calcext:value-type="float">
            <text:p>248202</text:p>
          </table:table-cell>
          <table:table-cell office:value-type="float" office:value="717357" calcext:value-type="float">
            <text:p>717357</text:p>
          </table:table-cell>
          <table:table-cell office:value-type="float" office:value="725603" calcext:value-type="float">
            <text:p>725603</text:p>
          </table:table-cell>
          <table:table-cell office:value-type="float" office:value="10817553" calcext:value-type="float">
            <text:p>10817553</text:p>
          </table:table-cell>
          <table:table-cell/>
          <table:table-cell table:formula="of:=SUM([.B275:.L275])" office:value-type="float" office:value="21668857" calcext:value-type="float">
            <text:p>21668857</text:p>
          </table:table-cell>
          <table:table-cell table:formula="of:=MAX([.B275:.L275])" office:value-type="float" office:value="10817553" calcext:value-type="float">
            <text:p>10817553</text:p>
          </table:table-cell>
          <table:table-cell table:formula="of:=INDEX([.$B$1:.$L$1];0;MATCH(MAX([.$B275:.$L275]);[.$B275:.$L275];0))" office:value-type="string" office:string-value="TimeWaitKey" calcext:value-type="string">
            <text:p>TimeWaitKey</text:p>
          </table:table-cell>
          <table:table-cell table:formula="of:=[.O275]/[.N275]" office:value-type="percentage" office:value="0.49922120949896" calcext:value-type="percentage">
            <text:p>49.92%</text:p>
          </table:table-cell>
          <table:table-cell/>
          <table:table-cell table:formula="of:=1000000000/[.N275]" office:value-type="float" office:value="46.1491808266583" calcext:value-type="float">
            <text:p>46.1491808266583</text:p>
          </table:table-cell>
          <table:table-cell table:formula="of:=IF([.A275]=1;1000000000/[.N275];&quot;&quot;)" office:value-type="float" office:value="46.1491808266583" calcext:value-type="float">
            <text:p>46.1491808266583</text:p>
          </table:table-cell>
          <table:table-cell table:formula="of:=IF([.A275]=1;[.P275];&quot;&quot;)" office:value-type="string" office:string-value="TimeWaitKey" calcext:value-type="string">
            <text:p>TimeWaitKey</text:p>
          </table:table-cell>
          <table:table-cell table:style-name="ce1" table:formula="of:=IF(ISBLANK([.T275]);&quot;&quot;;[.Q275])" office:value-type="percentage" office:value="0.49922120949896" calcext:value-type="percentage">
            <text:p>49.92%</text:p>
          </table:table-cell>
          <table:table-cell table:formula="of:=IF([.A275]=1;[.V275]*[.N275]/1000000;&quot;&quot;)" office:value-type="float" office:value="10.817553" calcext:value-type="float">
            <text:p>10.8175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4577" calcext:value-type="float">
            <text:p>974577</text:p>
          </table:table-cell>
          <table:table-cell office:value-type="float" office:value="1326622" calcext:value-type="float">
            <text:p>1326622</text:p>
          </table:table-cell>
          <table:table-cell office:value-type="float" office:value="1026203" calcext:value-type="float">
            <text:p>1026203</text:p>
          </table:table-cell>
          <table:table-cell office:value-type="float" office:value="70" calcext:value-type="float">
            <text:p>70</text:p>
          </table:table-cell>
          <table:table-cell office:value-type="float" office:value="5738486" calcext:value-type="float">
            <text:p>5738486</text:p>
          </table:table-cell>
          <table:table-cell office:value-type="float" office:value="756100" calcext:value-type="float">
            <text:p>756100</text:p>
          </table:table-cell>
          <table:table-cell office:value-type="float" office:value="281" calcext:value-type="float">
            <text:p>281</text:p>
          </table:table-cell>
          <table:table-cell office:value-type="float" office:value="257139" calcext:value-type="float">
            <text:p>257139</text:p>
          </table:table-cell>
          <table:table-cell office:value-type="float" office:value="724500" calcext:value-type="float">
            <text:p>724500</text:p>
          </table:table-cell>
          <table:table-cell office:value-type="float" office:value="787848" calcext:value-type="float">
            <text:p>787848</text:p>
          </table:table-cell>
          <table:table-cell office:value-type="float" office:value="11157616" calcext:value-type="float">
            <text:p>11157616</text:p>
          </table:table-cell>
          <table:table-cell/>
          <table:table-cell table:formula="of:=SUM([.B276:.L276])" office:value-type="float" office:value="22749442" calcext:value-type="float">
            <text:p>22749442</text:p>
          </table:table-cell>
          <table:table-cell table:formula="of:=MAX([.B276:.L276])" office:value-type="float" office:value="11157616" calcext:value-type="float">
            <text:p>11157616</text:p>
          </table:table-cell>
          <table:table-cell table:formula="of:=INDEX([.$B$1:.$L$1];0;MATCH(MAX([.$B276:.$L276]);[.$B276:.$L276];0))" office:value-type="string" office:string-value="TimeWaitKey" calcext:value-type="string">
            <text:p>TimeWaitKey</text:p>
          </table:table-cell>
          <table:table-cell table:formula="of:=[.O276]/[.N276]" office:value-type="percentage" office:value="0.490456689003625" calcext:value-type="percentage">
            <text:p>49.05%</text:p>
          </table:table-cell>
          <table:table-cell/>
          <table:table-cell table:formula="of:=1000000000/[.N276]" office:value-type="float" office:value="43.957122113149" calcext:value-type="float">
            <text:p>43.957122113149</text:p>
          </table:table-cell>
          <table:table-cell table:formula="of:=IF([.A276]=1;1000000000/[.N276];&quot;&quot;)" office:value-type="float" office:value="43.957122113149" calcext:value-type="float">
            <text:p>43.957122113149</text:p>
          </table:table-cell>
          <table:table-cell table:formula="of:=IF([.A276]=1;[.P276];&quot;&quot;)" office:value-type="string" office:string-value="TimeWaitKey" calcext:value-type="string">
            <text:p>TimeWaitKey</text:p>
          </table:table-cell>
          <table:table-cell table:style-name="ce1" table:formula="of:=IF(ISBLANK([.T276]);&quot;&quot;;[.Q276])" office:value-type="percentage" office:value="0.490456689003625" calcext:value-type="percentage">
            <text:p>49.05%</text:p>
          </table:table-cell>
          <table:table-cell table:formula="of:=IF([.A276]=1;[.V276]*[.N276]/1000000;&quot;&quot;)" office:value-type="float" office:value="11.157616" calcext:value-type="float">
            <text:p>11.1576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0477" calcext:value-type="float">
            <text:p>910477</text:p>
          </table:table-cell>
          <table:table-cell office:value-type="float" office:value="1209014" calcext:value-type="float">
            <text:p>1209014</text:p>
          </table:table-cell>
          <table:table-cell office:value-type="float" office:value="1087177" calcext:value-type="float">
            <text:p>1087177</text:p>
          </table:table-cell>
          <table:table-cell office:value-type="float" office:value="160" calcext:value-type="float">
            <text:p>160</text:p>
          </table:table-cell>
          <table:table-cell office:value-type="float" office:value="5284510" calcext:value-type="float">
            <text:p>5284510</text:p>
          </table:table-cell>
          <table:table-cell office:value-type="float" office:value="732626" calcext:value-type="float">
            <text:p>732626</text:p>
          </table:table-cell>
          <table:table-cell office:value-type="float" office:value="70" calcext:value-type="float">
            <text:p>70</text:p>
          </table:table-cell>
          <table:table-cell office:value-type="float" office:value="230920" calcext:value-type="float">
            <text:p>230920</text:p>
          </table:table-cell>
          <table:table-cell office:value-type="float" office:value="761309" calcext:value-type="float">
            <text:p>761309</text:p>
          </table:table-cell>
          <table:table-cell office:value-type="float" office:value="737284" calcext:value-type="float">
            <text:p>737284</text:p>
          </table:table-cell>
          <table:table-cell office:value-type="float" office:value="10590098" calcext:value-type="float">
            <text:p>10590098</text:p>
          </table:table-cell>
          <table:table-cell/>
          <table:table-cell table:formula="of:=SUM([.B277:.L277])" office:value-type="float" office:value="21543645" calcext:value-type="float">
            <text:p>21543645</text:p>
          </table:table-cell>
          <table:table-cell table:formula="of:=MAX([.B277:.L277])" office:value-type="float" office:value="10590098" calcext:value-type="float">
            <text:p>10590098</text:p>
          </table:table-cell>
          <table:table-cell table:formula="of:=INDEX([.$B$1:.$L$1];0;MATCH(MAX([.$B277:.$L277]);[.$B277:.$L277];0))" office:value-type="string" office:string-value="TimeWaitKey" calcext:value-type="string">
            <text:p>TimeWaitKey</text:p>
          </table:table-cell>
          <table:table-cell table:formula="of:=[.O277]/[.N277]" office:value-type="percentage" office:value="0.491564821087611" calcext:value-type="percentage">
            <text:p>49.16%</text:p>
          </table:table-cell>
          <table:table-cell/>
          <table:table-cell table:formula="of:=1000000000/[.N277]" office:value-type="float" office:value="46.4174005837917" calcext:value-type="float">
            <text:p>46.4174005837917</text:p>
          </table:table-cell>
          <table:table-cell table:formula="of:=IF([.A277]=1;1000000000/[.N277];&quot;&quot;)" office:value-type="float" office:value="46.4174005837917" calcext:value-type="float">
            <text:p>46.4174005837917</text:p>
          </table:table-cell>
          <table:table-cell table:formula="of:=IF([.A277]=1;[.P277];&quot;&quot;)" office:value-type="string" office:string-value="TimeWaitKey" calcext:value-type="string">
            <text:p>TimeWaitKey</text:p>
          </table:table-cell>
          <table:table-cell table:style-name="ce1" table:formula="of:=IF(ISBLANK([.T277]);&quot;&quot;;[.Q277])" office:value-type="percentage" office:value="0.491564821087611" calcext:value-type="percentage">
            <text:p>49.16%</text:p>
          </table:table-cell>
          <table:table-cell table:formula="of:=IF([.A277]=1;[.V277]*[.N277]/1000000;&quot;&quot;)" office:value-type="float" office:value="10.590098" calcext:value-type="float">
            <text:p>10.5900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1730" calcext:value-type="float">
            <text:p>761730</text:p>
          </table:table-cell>
          <table:table-cell office:value-type="float" office:value="1315452" calcext:value-type="float">
            <text:p>1315452</text:p>
          </table:table-cell>
          <table:table-cell office:value-type="float" office:value="1044217" calcext:value-type="float">
            <text:p>1044217</text:p>
          </table:table-cell>
          <table:table-cell office:value-type="float" office:value="161" calcext:value-type="float">
            <text:p>161</text:p>
          </table:table-cell>
          <table:table-cell office:value-type="float" office:value="5139349" calcext:value-type="float">
            <text:p>5139349</text:p>
          </table:table-cell>
          <table:table-cell office:value-type="float" office:value="727115" calcext:value-type="float">
            <text:p>727115</text:p>
          </table:table-cell>
          <table:table-cell office:value-type="float" office:value="100" calcext:value-type="float">
            <text:p>100</text:p>
          </table:table-cell>
          <table:table-cell office:value-type="float" office:value="151848187" calcext:value-type="float">
            <text:p>151848187</text:p>
          </table:table-cell>
          <table:table-cell office:value-type="float" office:value="756841" calcext:value-type="float">
            <text:p>756841</text:p>
          </table:table-cell>
          <table:table-cell office:value-type="float" office:value="751050" calcext:value-type="float">
            <text:p>751050</text:p>
          </table:table-cell>
          <table:table-cell office:value-type="float" office:value="10371992" calcext:value-type="float">
            <text:p>10371992</text:p>
          </table:table-cell>
          <table:table-cell/>
          <table:table-cell table:formula="of:=SUM([.B278:.L278])" office:value-type="float" office:value="172716194" calcext:value-type="float">
            <text:p>172716194</text:p>
          </table:table-cell>
          <table:table-cell table:formula="of:=MAX([.B278:.L278])" office:value-type="float" office:value="151848187" calcext:value-type="float">
            <text:p>151848187</text:p>
          </table:table-cell>
          <table:table-cell table:formula="of:=INDEX([.$B$1:.$L$1];0;MATCH(MAX([.$B278:.$L278]);[.$B278:.$L278];0))" office:value-type="string" office:string-value="Facendi" calcext:value-type="string">
            <text:p>Facendi</text:p>
          </table:table-cell>
          <table:table-cell table:formula="of:=[.O278]/[.N278]" office:value-type="percentage" office:value="0.879177473074702" calcext:value-type="percentage">
            <text:p>87.92%</text:p>
          </table:table-cell>
          <table:table-cell/>
          <table:table-cell table:formula="of:=1000000000/[.N278]" office:value-type="float" office:value="5.7898450448717" calcext:value-type="float">
            <text:p>5.7898450448717</text:p>
          </table:table-cell>
          <table:table-cell table:formula="of:=IF([.A278]=1;1000000000/[.N278];&quot;&quot;)" office:value-type="float" office:value="5.7898450448717" calcext:value-type="float">
            <text:p>5.7898450448717</text:p>
          </table:table-cell>
          <table:table-cell table:formula="of:=IF([.A278]=1;[.P278];&quot;&quot;)" office:value-type="string" office:string-value="Facendi" calcext:value-type="string">
            <text:p>Facendi</text:p>
          </table:table-cell>
          <table:table-cell table:style-name="ce1" table:formula="of:=IF(ISBLANK([.T278]);&quot;&quot;;[.Q278])" office:value-type="percentage" office:value="0.879177473074702" calcext:value-type="percentage">
            <text:p>87.92%</text:p>
          </table:table-cell>
          <table:table-cell table:formula="of:=IF([.A278]=1;[.V278]*[.N278]/1000000;&quot;&quot;)" office:value-type="float" office:value="151.848187" calcext:value-type="float">
            <text:p>151.8481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1730" calcext:value-type="float">
            <text:p>761730</text:p>
          </table:table-cell>
          <table:table-cell office:value-type="float" office:value="724500" calcext:value-type="float">
            <text:p>724500</text:p>
          </table:table-cell>
          <table:table-cell office:value-type="float" office:value="964057" calcext:value-type="float">
            <text:p>964057</text:p>
          </table:table-cell>
          <table:table-cell office:value-type="float" office:value="90" calcext:value-type="float">
            <text:p>90</text:p>
          </table:table-cell>
          <table:table-cell office:value-type="float" office:value="5208779" calcext:value-type="float">
            <text:p>5208779</text:p>
          </table:table-cell>
          <table:table-cell office:value-type="float" office:value="729019" calcext:value-type="float">
            <text:p>729019</text:p>
          </table:table-cell>
          <table:table-cell office:value-type="float" office:value="70" calcext:value-type="float">
            <text:p>70</text:p>
          </table:table-cell>
          <table:table-cell office:value-type="float" office:value="243934" calcext:value-type="float">
            <text:p>243934</text:p>
          </table:table-cell>
          <table:table-cell office:value-type="float" office:value="1045649" calcext:value-type="float">
            <text:p>1045649</text:p>
          </table:table-cell>
          <table:table-cell office:value-type="float" office:value="738116" calcext:value-type="float">
            <text:p>738116</text:p>
          </table:table-cell>
          <table:table-cell office:value-type="float" office:value="11129243" calcext:value-type="float">
            <text:p>11129243</text:p>
          </table:table-cell>
          <table:table-cell/>
          <table:table-cell table:formula="of:=SUM([.B279:.L279])" office:value-type="float" office:value="21545187" calcext:value-type="float">
            <text:p>21545187</text:p>
          </table:table-cell>
          <table:table-cell table:formula="of:=MAX([.B279:.L279])" office:value-type="float" office:value="11129243" calcext:value-type="float">
            <text:p>11129243</text:p>
          </table:table-cell>
          <table:table-cell table:formula="of:=INDEX([.$B$1:.$L$1];0;MATCH(MAX([.$B279:.$L279]);[.$B279:.$L279];0))" office:value-type="string" office:string-value="TimeWaitKey" calcext:value-type="string">
            <text:p>TimeWaitKey</text:p>
          </table:table-cell>
          <table:table-cell table:formula="of:=[.O279]/[.N279]" office:value-type="percentage" office:value="0.516553557878147" calcext:value-type="percentage">
            <text:p>51.66%</text:p>
          </table:table-cell>
          <table:table-cell/>
          <table:table-cell table:formula="of:=1000000000/[.N279]" office:value-type="float" office:value="46.4140784668056" calcext:value-type="float">
            <text:p>46.4140784668056</text:p>
          </table:table-cell>
          <table:table-cell table:formula="of:=IF([.A279]=1;1000000000/[.N279];&quot;&quot;)" office:value-type="float" office:value="46.4140784668056" calcext:value-type="float">
            <text:p>46.4140784668056</text:p>
          </table:table-cell>
          <table:table-cell table:formula="of:=IF([.A279]=1;[.P279];&quot;&quot;)" office:value-type="string" office:string-value="TimeWaitKey" calcext:value-type="string">
            <text:p>TimeWaitKey</text:p>
          </table:table-cell>
          <table:table-cell table:style-name="ce1" table:formula="of:=IF(ISBLANK([.T279]);&quot;&quot;;[.Q279])" office:value-type="percentage" office:value="0.516553557878147" calcext:value-type="percentage">
            <text:p>51.66%</text:p>
          </table:table-cell>
          <table:table-cell table:formula="of:=IF([.A279]=1;[.V279]*[.N279]/1000000;&quot;&quot;)" office:value-type="float" office:value="11.129243" calcext:value-type="float">
            <text:p>11.1292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9345" calcext:value-type="float">
            <text:p>759345</text:p>
          </table:table-cell>
          <table:table-cell office:value-type="float" office:value="709142" calcext:value-type="float">
            <text:p>709142</text:p>
          </table:table-cell>
          <table:table-cell office:value-type="float" office:value="962985" calcext:value-type="float">
            <text:p>962985</text:p>
          </table:table-cell>
          <table:table-cell office:value-type="float" office:value="70" calcext:value-type="float">
            <text:p>70</text:p>
          </table:table-cell>
          <table:table-cell office:value-type="float" office:value="5215401" calcext:value-type="float">
            <text:p>5215401</text:p>
          </table:table-cell>
          <table:table-cell office:value-type="float" office:value="775285" calcext:value-type="float">
            <text:p>775285</text:p>
          </table:table-cell>
          <table:table-cell office:value-type="float" office:value="70" calcext:value-type="float">
            <text:p>70</text:p>
          </table:table-cell>
          <table:table-cell office:value-type="float" office:value="257660" calcext:value-type="float">
            <text:p>257660</text:p>
          </table:table-cell>
          <table:table-cell office:value-type="float" office:value="791906" calcext:value-type="float">
            <text:p>791906</text:p>
          </table:table-cell>
          <table:table-cell office:value-type="float" office:value="756200" calcext:value-type="float">
            <text:p>756200</text:p>
          </table:table-cell>
          <table:table-cell office:value-type="float" office:value="10787987" calcext:value-type="float">
            <text:p>10787987</text:p>
          </table:table-cell>
          <table:table-cell/>
          <table:table-cell table:formula="of:=SUM([.B280:.L280])" office:value-type="float" office:value="21016051" calcext:value-type="float">
            <text:p>21016051</text:p>
          </table:table-cell>
          <table:table-cell table:formula="of:=MAX([.B280:.L280])" office:value-type="float" office:value="10787987" calcext:value-type="float">
            <text:p>10787987</text:p>
          </table:table-cell>
          <table:table-cell table:formula="of:=INDEX([.$B$1:.$L$1];0;MATCH(MAX([.$B280:.$L280]);[.$B280:.$L280];0))" office:value-type="string" office:string-value="TimeWaitKey" calcext:value-type="string">
            <text:p>TimeWaitKey</text:p>
          </table:table-cell>
          <table:table-cell table:formula="of:=[.O280]/[.N280]" office:value-type="percentage" office:value="0.513321318072553" calcext:value-type="percentage">
            <text:p>51.33%</text:p>
          </table:table-cell>
          <table:table-cell/>
          <table:table-cell table:formula="of:=1000000000/[.N280]" office:value-type="float" office:value="47.5826785917107" calcext:value-type="float">
            <text:p>47.5826785917107</text:p>
          </table:table-cell>
          <table:table-cell table:formula="of:=IF([.A280]=1;1000000000/[.N280];&quot;&quot;)" office:value-type="float" office:value="47.5826785917107" calcext:value-type="float">
            <text:p>47.5826785917107</text:p>
          </table:table-cell>
          <table:table-cell table:formula="of:=IF([.A280]=1;[.P280];&quot;&quot;)" office:value-type="string" office:string-value="TimeWaitKey" calcext:value-type="string">
            <text:p>TimeWaitKey</text:p>
          </table:table-cell>
          <table:table-cell table:style-name="ce1" table:formula="of:=IF(ISBLANK([.T280]);&quot;&quot;;[.Q280])" office:value-type="percentage" office:value="0.513321318072553" calcext:value-type="percentage">
            <text:p>51.33%</text:p>
          </table:table-cell>
          <table:table-cell table:formula="of:=IF([.A280]=1;[.V280]*[.N280]/1000000;&quot;&quot;)" office:value-type="float" office:value="10.787987" calcext:value-type="float">
            <text:p>10.7879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1270" calcext:value-type="float">
            <text:p>901270</text:p>
          </table:table-cell>
          <table:table-cell office:value-type="float" office:value="1214243" calcext:value-type="float">
            <text:p>1214243</text:p>
          </table:table-cell>
          <table:table-cell office:value-type="float" office:value="1025301" calcext:value-type="float">
            <text:p>1025301</text:p>
          </table:table-cell>
          <table:table-cell office:value-type="float" office:value="181" calcext:value-type="float">
            <text:p>181</text:p>
          </table:table-cell>
          <table:table-cell office:value-type="float" office:value="5526120" calcext:value-type="float">
            <text:p>5526120</text:p>
          </table:table-cell>
          <table:table-cell office:value-type="float" office:value="766128" calcext:value-type="float">
            <text:p>766128</text:p>
          </table:table-cell>
          <table:table-cell office:value-type="float" office:value="90" calcext:value-type="float">
            <text:p>90</text:p>
          </table:table-cell>
          <table:table-cell office:value-type="float" office:value="249626" calcext:value-type="float">
            <text:p>249626</text:p>
          </table:table-cell>
          <table:table-cell office:value-type="float" office:value="778100" calcext:value-type="float">
            <text:p>778100</text:p>
          </table:table-cell>
          <table:table-cell office:value-type="float" office:value="780314" calcext:value-type="float">
            <text:p>780314</text:p>
          </table:table-cell>
          <table:table-cell office:value-type="float" office:value="10640202" calcext:value-type="float">
            <text:p>10640202</text:p>
          </table:table-cell>
          <table:table-cell/>
          <table:table-cell table:formula="of:=SUM([.B281:.L281])" office:value-type="float" office:value="21881575" calcext:value-type="float">
            <text:p>21881575</text:p>
          </table:table-cell>
          <table:table-cell table:formula="of:=MAX([.B281:.L281])" office:value-type="float" office:value="10640202" calcext:value-type="float">
            <text:p>10640202</text:p>
          </table:table-cell>
          <table:table-cell table:formula="of:=INDEX([.$B$1:.$L$1];0;MATCH(MAX([.$B281:.$L281]);[.$B281:.$L281];0))" office:value-type="string" office:string-value="TimeWaitKey" calcext:value-type="string">
            <text:p>TimeWaitKey</text:p>
          </table:table-cell>
          <table:table-cell table:formula="of:=[.O281]/[.N281]" office:value-type="percentage" office:value="0.486263077497849" calcext:value-type="percentage">
            <text:p>48.63%</text:p>
          </table:table-cell>
          <table:table-cell/>
          <table:table-cell table:formula="of:=1000000000/[.N281]" office:value-type="float" office:value="45.7005494348556" calcext:value-type="float">
            <text:p>45.7005494348556</text:p>
          </table:table-cell>
          <table:table-cell table:formula="of:=IF([.A281]=1;1000000000/[.N281];&quot;&quot;)" office:value-type="float" office:value="45.7005494348556" calcext:value-type="float">
            <text:p>45.7005494348556</text:p>
          </table:table-cell>
          <table:table-cell table:formula="of:=IF([.A281]=1;[.P281];&quot;&quot;)" office:value-type="string" office:string-value="TimeWaitKey" calcext:value-type="string">
            <text:p>TimeWaitKey</text:p>
          </table:table-cell>
          <table:table-cell table:style-name="ce1" table:formula="of:=IF(ISBLANK([.T281]);&quot;&quot;;[.Q281])" office:value-type="percentage" office:value="0.486263077497849" calcext:value-type="percentage">
            <text:p>48.63%</text:p>
          </table:table-cell>
          <table:table-cell table:formula="of:=IF([.A281]=1;[.V281]*[.N281]/1000000;&quot;&quot;)" office:value-type="float" office:value="10.640202" calcext:value-type="float">
            <text:p>10.6402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8071" calcext:value-type="float">
            <text:p>1068071</text:p>
          </table:table-cell>
          <table:table-cell office:value-type="float" office:value="1322275" calcext:value-type="float">
            <text:p>1322275</text:p>
          </table:table-cell>
          <table:table-cell office:value-type="float" office:value="966912" calcext:value-type="float">
            <text:p>966912</text:p>
          </table:table-cell>
          <table:table-cell office:value-type="float" office:value="70" calcext:value-type="float">
            <text:p>70</text:p>
          </table:table-cell>
          <table:table-cell office:value-type="float" office:value="5201485" calcext:value-type="float">
            <text:p>5201485</text:p>
          </table:table-cell>
          <table:table-cell office:value-type="float" office:value="738005" calcext:value-type="float">
            <text:p>738005</text:p>
          </table:table-cell>
          <table:table-cell office:value-type="float" office:value="80" calcext:value-type="float">
            <text:p>80</text:p>
          </table:table-cell>
          <table:table-cell office:value-type="float" office:value="250096" calcext:value-type="float">
            <text:p>250096</text:p>
          </table:table-cell>
          <table:table-cell office:value-type="float" office:value="768072" calcext:value-type="float">
            <text:p>768072</text:p>
          </table:table-cell>
          <table:table-cell office:value-type="float" office:value="934702" calcext:value-type="float">
            <text:p>934702</text:p>
          </table:table-cell>
          <table:table-cell office:value-type="float" office:value="10565062" calcext:value-type="float">
            <text:p>10565062</text:p>
          </table:table-cell>
          <table:table-cell/>
          <table:table-cell table:formula="of:=SUM([.B282:.L282])" office:value-type="float" office:value="21814830" calcext:value-type="float">
            <text:p>21814830</text:p>
          </table:table-cell>
          <table:table-cell table:formula="of:=MAX([.B282:.L282])" office:value-type="float" office:value="10565062" calcext:value-type="float">
            <text:p>10565062</text:p>
          </table:table-cell>
          <table:table-cell table:formula="of:=INDEX([.$B$1:.$L$1];0;MATCH(MAX([.$B282:.$L282]);[.$B282:.$L282];0))" office:value-type="string" office:string-value="TimeWaitKey" calcext:value-type="string">
            <text:p>TimeWaitKey</text:p>
          </table:table-cell>
          <table:table-cell table:formula="of:=[.O282]/[.N282]" office:value-type="percentage" office:value="0.484306409905555" calcext:value-type="percentage">
            <text:p>48.43%</text:p>
          </table:table-cell>
          <table:table-cell/>
          <table:table-cell table:formula="of:=1000000000/[.N282]" office:value-type="float" office:value="45.8403755610289" calcext:value-type="float">
            <text:p>45.8403755610289</text:p>
          </table:table-cell>
          <table:table-cell table:formula="of:=IF([.A282]=1;1000000000/[.N282];&quot;&quot;)" office:value-type="float" office:value="45.8403755610289" calcext:value-type="float">
            <text:p>45.8403755610289</text:p>
          </table:table-cell>
          <table:table-cell table:formula="of:=IF([.A282]=1;[.P282];&quot;&quot;)" office:value-type="string" office:string-value="TimeWaitKey" calcext:value-type="string">
            <text:p>TimeWaitKey</text:p>
          </table:table-cell>
          <table:table-cell table:style-name="ce1" table:formula="of:=IF(ISBLANK([.T282]);&quot;&quot;;[.Q282])" office:value-type="percentage" office:value="0.484306409905555" calcext:value-type="percentage">
            <text:p>48.43%</text:p>
          </table:table-cell>
          <table:table-cell table:formula="of:=IF([.A282]=1;[.V282]*[.N282]/1000000;&quot;&quot;)" office:value-type="float" office:value="10.565062" calcext:value-type="float">
            <text:p>10.5650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5110" calcext:value-type="float">
            <text:p>735110</text:p>
          </table:table-cell>
          <table:table-cell office:value-type="float" office:value="1572351" calcext:value-type="float">
            <text:p>1572351</text:p>
          </table:table-cell>
          <table:table-cell office:value-type="float" office:value="1130417" calcext:value-type="float">
            <text:p>1130417</text:p>
          </table:table-cell>
          <table:table-cell office:value-type="float" office:value="171" calcext:value-type="float">
            <text:p>171</text:p>
          </table:table-cell>
          <table:table-cell office:value-type="float" office:value="5216863" calcext:value-type="float">
            <text:p>5216863</text:p>
          </table:table-cell>
          <table:table-cell office:value-type="float" office:value="738567" calcext:value-type="float">
            <text:p>738567</text:p>
          </table:table-cell>
          <table:table-cell office:value-type="float" office:value="70" calcext:value-type="float">
            <text:p>70</text:p>
          </table:table-cell>
          <table:table-cell office:value-type="float" office:value="244145" calcext:value-type="float">
            <text:p>244145</text:p>
          </table:table-cell>
          <table:table-cell office:value-type="float" office:value="801825" calcext:value-type="float">
            <text:p>801825</text:p>
          </table:table-cell>
          <table:table-cell office:value-type="float" office:value="771117" calcext:value-type="float">
            <text:p>771117</text:p>
          </table:table-cell>
          <table:table-cell office:value-type="float" office:value="10614664" calcext:value-type="float">
            <text:p>10614664</text:p>
          </table:table-cell>
          <table:table-cell/>
          <table:table-cell table:formula="of:=SUM([.B283:.L283])" office:value-type="float" office:value="21825300" calcext:value-type="float">
            <text:p>21825300</text:p>
          </table:table-cell>
          <table:table-cell table:formula="of:=MAX([.B283:.L283])" office:value-type="float" office:value="10614664" calcext:value-type="float">
            <text:p>10614664</text:p>
          </table:table-cell>
          <table:table-cell table:formula="of:=INDEX([.$B$1:.$L$1];0;MATCH(MAX([.$B283:.$L283]);[.$B283:.$L283];0))" office:value-type="string" office:string-value="TimeWaitKey" calcext:value-type="string">
            <text:p>TimeWaitKey</text:p>
          </table:table-cell>
          <table:table-cell table:formula="of:=[.O283]/[.N283]" office:value-type="percentage" office:value="0.486346762702002" calcext:value-type="percentage">
            <text:p>48.63%</text:p>
          </table:table-cell>
          <table:table-cell/>
          <table:table-cell table:formula="of:=1000000000/[.N283]" office:value-type="float" office:value="45.8183850851993" calcext:value-type="float">
            <text:p>45.8183850851993</text:p>
          </table:table-cell>
          <table:table-cell table:formula="of:=IF([.A283]=1;1000000000/[.N283];&quot;&quot;)" office:value-type="float" office:value="45.8183850851993" calcext:value-type="float">
            <text:p>45.8183850851993</text:p>
          </table:table-cell>
          <table:table-cell table:formula="of:=IF([.A283]=1;[.P283];&quot;&quot;)" office:value-type="string" office:string-value="TimeWaitKey" calcext:value-type="string">
            <text:p>TimeWaitKey</text:p>
          </table:table-cell>
          <table:table-cell table:style-name="ce1" table:formula="of:=IF(ISBLANK([.T283]);&quot;&quot;;[.Q283])" office:value-type="percentage" office:value="0.486346762702002" calcext:value-type="percentage">
            <text:p>48.63%</text:p>
          </table:table-cell>
          <table:table-cell table:formula="of:=IF([.A283]=1;[.V283]*[.N283]/1000000;&quot;&quot;)" office:value-type="float" office:value="10.614664" calcext:value-type="float">
            <text:p>10.6146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3143" calcext:value-type="float">
            <text:p>1053143</text:p>
          </table:table-cell>
          <table:table-cell office:value-type="float" office:value="711346" calcext:value-type="float">
            <text:p>711346</text:p>
          </table:table-cell>
          <table:table-cell office:value-type="float" office:value="965229" calcext:value-type="float">
            <text:p>965229</text:p>
          </table:table-cell>
          <table:table-cell office:value-type="float" office:value="70" calcext:value-type="float">
            <text:p>70</text:p>
          </table:table-cell>
          <table:table-cell office:value-type="float" office:value="5190795" calcext:value-type="float">
            <text:p>5190795</text:p>
          </table:table-cell>
          <table:table-cell office:value-type="float" office:value="697320" calcext:value-type="float">
            <text:p>697320</text:p>
          </table:table-cell>
          <table:table-cell office:value-type="float" office:value="70" calcext:value-type="float">
            <text:p>70</text:p>
          </table:table-cell>
          <table:table-cell office:value-type="float" office:value="234457" calcext:value-type="float">
            <text:p>234457</text:p>
          </table:table-cell>
          <table:table-cell office:value-type="float" office:value="764325" calcext:value-type="float">
            <text:p>764325</text:p>
          </table:table-cell>
          <table:table-cell office:value-type="float" office:value="728368" calcext:value-type="float">
            <text:p>728368</text:p>
          </table:table-cell>
          <table:table-cell office:value-type="float" office:value="10184923" calcext:value-type="float">
            <text:p>10184923</text:p>
          </table:table-cell>
          <table:table-cell/>
          <table:table-cell table:formula="of:=SUM([.B284:.L284])" office:value-type="float" office:value="20530046" calcext:value-type="float">
            <text:p>20530046</text:p>
          </table:table-cell>
          <table:table-cell table:formula="of:=MAX([.B284:.L284])" office:value-type="float" office:value="10184923" calcext:value-type="float">
            <text:p>10184923</text:p>
          </table:table-cell>
          <table:table-cell table:formula="of:=INDEX([.$B$1:.$L$1];0;MATCH(MAX([.$B284:.$L284]);[.$B284:.$L284];0))" office:value-type="string" office:string-value="TimeWaitKey" calcext:value-type="string">
            <text:p>TimeWaitKey</text:p>
          </table:table-cell>
          <table:table-cell table:formula="of:=[.O284]/[.N284]" office:value-type="percentage" office:value="0.496098401338214" calcext:value-type="percentage">
            <text:p>49.61%</text:p>
          </table:table-cell>
          <table:table-cell/>
          <table:table-cell table:formula="of:=1000000000/[.N284]" office:value-type="float" office:value="48.7090969011955" calcext:value-type="float">
            <text:p>48.7090969011955</text:p>
          </table:table-cell>
          <table:table-cell table:formula="of:=IF([.A284]=1;1000000000/[.N284];&quot;&quot;)" office:value-type="float" office:value="48.7090969011955" calcext:value-type="float">
            <text:p>48.7090969011955</text:p>
          </table:table-cell>
          <table:table-cell table:formula="of:=IF([.A284]=1;[.P284];&quot;&quot;)" office:value-type="string" office:string-value="TimeWaitKey" calcext:value-type="string">
            <text:p>TimeWaitKey</text:p>
          </table:table-cell>
          <table:table-cell table:style-name="ce1" table:formula="of:=IF(ISBLANK([.T284]);&quot;&quot;;[.Q284])" office:value-type="percentage" office:value="0.496098401338214" calcext:value-type="percentage">
            <text:p>49.61%</text:p>
          </table:table-cell>
          <table:table-cell table:formula="of:=IF([.A284]=1;[.V284]*[.N284]/1000000;&quot;&quot;)" office:value-type="float" office:value="10.184923" calcext:value-type="float">
            <text:p>10.1849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14994" calcext:value-type="float">
            <text:p>18114994</text:p>
          </table:table-cell>
          <table:table-cell office:value-type="float" office:value="1215877" calcext:value-type="float">
            <text:p>1215877</text:p>
          </table:table-cell>
          <table:table-cell office:value-type="float" office:value="994123" calcext:value-type="float">
            <text:p>994123</text:p>
          </table:table-cell>
          <table:table-cell office:value-type="float" office:value="90" calcext:value-type="float">
            <text:p>90</text:p>
          </table:table-cell>
          <table:table-cell office:value-type="float" office:value="5080009" calcext:value-type="float">
            <text:p>5080009</text:p>
          </table:table-cell>
          <table:table-cell office:value-type="float" office:value="712048" calcext:value-type="float">
            <text:p>712048</text:p>
          </table:table-cell>
          <table:table-cell office:value-type="float" office:value="80" calcext:value-type="float">
            <text:p>80</text:p>
          </table:table-cell>
          <table:table-cell office:value-type="float" office:value="235599" calcext:value-type="float">
            <text:p>235599</text:p>
          </table:table-cell>
          <table:table-cell office:value-type="float" office:value="778922" calcext:value-type="float">
            <text:p>778922</text:p>
          </table:table-cell>
          <table:table-cell office:value-type="float" office:value="709763" calcext:value-type="float">
            <text:p>709763</text:p>
          </table:table-cell>
          <table:table-cell office:value-type="float" office:value="10298094" calcext:value-type="float">
            <text:p>10298094</text:p>
          </table:table-cell>
          <table:table-cell/>
          <table:table-cell table:formula="of:=SUM([.B285:.L285])" office:value-type="float" office:value="38139599" calcext:value-type="float">
            <text:p>38139599</text:p>
          </table:table-cell>
          <table:table-cell table:formula="of:=MAX([.B285:.L285])" office:value-type="float" office:value="18114994" calcext:value-type="float">
            <text:p>18114994</text:p>
          </table:table-cell>
          <table:table-cell table:formula="of:=INDEX([.$B$1:.$L$1];0;MATCH(MAX([.$B285:.$L285]);[.$B285:.$L285];0))" office:value-type="string" office:string-value="WebcamRead" calcext:value-type="string">
            <text:p>WebcamRead</text:p>
          </table:table-cell>
          <table:table-cell table:formula="of:=[.O285]/[.N285]" office:value-type="percentage" office:value="0.474965507634205" calcext:value-type="percentage">
            <text:p>47.50%</text:p>
          </table:table-cell>
          <table:table-cell/>
          <table:table-cell table:formula="of:=1000000000/[.N285]" office:value-type="float" office:value="26.219468117638" calcext:value-type="float">
            <text:p>26.219468117638</text:p>
          </table:table-cell>
          <table:table-cell table:formula="of:=IF([.A285]=1;1000000000/[.N285];&quot;&quot;)" office:value-type="float" office:value="26.219468117638" calcext:value-type="float">
            <text:p>26.219468117638</text:p>
          </table:table-cell>
          <table:table-cell table:formula="of:=IF([.A285]=1;[.P285];&quot;&quot;)" office:value-type="string" office:string-value="WebcamRead" calcext:value-type="string">
            <text:p>WebcamRead</text:p>
          </table:table-cell>
          <table:table-cell table:style-name="ce1" table:formula="of:=IF(ISBLANK([.T285]);&quot;&quot;;[.Q285])" office:value-type="percentage" office:value="0.474965507634205" calcext:value-type="percentage">
            <text:p>47.50%</text:p>
          </table:table-cell>
          <table:table-cell table:formula="of:=IF([.A285]=1;[.V285]*[.N285]/1000000;&quot;&quot;)" office:value-type="float" office:value="18.114994" calcext:value-type="float">
            <text:p>18.1149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29338" calcext:value-type="float">
            <text:p>23729338</text:p>
          </table:table-cell>
          <table:table-cell office:value-type="float" office:value="706437" calcext:value-type="float">
            <text:p>706437</text:p>
          </table:table-cell>
          <table:table-cell office:value-type="float" office:value="1014090" calcext:value-type="float">
            <text:p>1014090</text:p>
          </table:table-cell>
          <table:table-cell office:value-type="float" office:value="251" calcext:value-type="float">
            <text:p>251</text:p>
          </table:table-cell>
          <table:table-cell office:value-type="float" office:value="5758914" calcext:value-type="float">
            <text:p>5758914</text:p>
          </table:table-cell>
          <table:table-cell office:value-type="float" office:value="767450" calcext:value-type="float">
            <text:p>767450</text:p>
          </table:table-cell>
          <table:table-cell office:value-type="float" office:value="70" calcext:value-type="float">
            <text:p>70</text:p>
          </table:table-cell>
          <table:table-cell office:value-type="float" office:value="158832425" calcext:value-type="float">
            <text:p>158832425</text:p>
          </table:table-cell>
          <table:table-cell office:value-type="float" office:value="758543" calcext:value-type="float">
            <text:p>758543</text:p>
          </table:table-cell>
          <table:table-cell office:value-type="float" office:value="744427" calcext:value-type="float">
            <text:p>744427</text:p>
          </table:table-cell>
          <table:table-cell office:value-type="float" office:value="10604035" calcext:value-type="float">
            <text:p>10604035</text:p>
          </table:table-cell>
          <table:table-cell/>
          <table:table-cell table:formula="of:=SUM([.B286:.L286])" office:value-type="float" office:value="202915980" calcext:value-type="float">
            <text:p>202915980</text:p>
          </table:table-cell>
          <table:table-cell table:formula="of:=MAX([.B286:.L286])" office:value-type="float" office:value="158832425" calcext:value-type="float">
            <text:p>158832425</text:p>
          </table:table-cell>
          <table:table-cell table:formula="of:=INDEX([.$B$1:.$L$1];0;MATCH(MAX([.$B286:.$L286]);[.$B286:.$L286];0))" office:value-type="string" office:string-value="Facendi" calcext:value-type="string">
            <text:p>Facendi</text:p>
          </table:table-cell>
          <table:table-cell table:formula="of:=[.O286]/[.N286]" office:value-type="percentage" office:value="0.782749712467199" calcext:value-type="percentage">
            <text:p>78.27%</text:p>
          </table:table-cell>
          <table:table-cell/>
          <table:table-cell table:formula="of:=1000000000/[.N286]" office:value-type="float" office:value="4.92814809360998" calcext:value-type="float">
            <text:p>4.92814809360998</text:p>
          </table:table-cell>
          <table:table-cell table:formula="of:=IF([.A286]=1;1000000000/[.N286];&quot;&quot;)" office:value-type="float" office:value="4.92814809360998" calcext:value-type="float">
            <text:p>4.92814809360998</text:p>
          </table:table-cell>
          <table:table-cell table:formula="of:=IF([.A286]=1;[.P286];&quot;&quot;)" office:value-type="string" office:string-value="Facendi" calcext:value-type="string">
            <text:p>Facendi</text:p>
          </table:table-cell>
          <table:table-cell table:style-name="ce1" table:formula="of:=IF(ISBLANK([.T286]);&quot;&quot;;[.Q286])" office:value-type="percentage" office:value="0.782749712467199" calcext:value-type="percentage">
            <text:p>78.27%</text:p>
          </table:table-cell>
          <table:table-cell table:formula="of:=IF([.A286]=1;[.V286]*[.N286]/1000000;&quot;&quot;)" office:value-type="float" office:value="158.832425" calcext:value-type="float">
            <text:p>158.832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8957" calcext:value-type="float">
            <text:p>808957</text:p>
          </table:table-cell>
          <table:table-cell office:value-type="float" office:value="773292" calcext:value-type="float">
            <text:p>773292</text:p>
          </table:table-cell>
          <table:table-cell office:value-type="float" office:value="962204" calcext:value-type="float">
            <text:p>962204</text:p>
          </table:table-cell>
          <table:table-cell office:value-type="float" office:value="80" calcext:value-type="float">
            <text:p>80</text:p>
          </table:table-cell>
          <table:table-cell office:value-type="float" office:value="5286263" calcext:value-type="float">
            <text:p>5286263</text:p>
          </table:table-cell>
          <table:table-cell office:value-type="float" office:value="767811" calcext:value-type="float">
            <text:p>767811</text:p>
          </table:table-cell>
          <table:table-cell office:value-type="float" office:value="80" calcext:value-type="float">
            <text:p>80</text:p>
          </table:table-cell>
          <table:table-cell office:value-type="float" office:value="242121" calcext:value-type="float">
            <text:p>242121</text:p>
          </table:table-cell>
          <table:table-cell office:value-type="float" office:value="1000626" calcext:value-type="float">
            <text:p>1000626</text:p>
          </table:table-cell>
          <table:table-cell office:value-type="float" office:value="793249" calcext:value-type="float">
            <text:p>793249</text:p>
          </table:table-cell>
          <table:table-cell office:value-type="float" office:value="10177430" calcext:value-type="float">
            <text:p>10177430</text:p>
          </table:table-cell>
          <table:table-cell/>
          <table:table-cell table:formula="of:=SUM([.B287:.L287])" office:value-type="float" office:value="20812113" calcext:value-type="float">
            <text:p>20812113</text:p>
          </table:table-cell>
          <table:table-cell table:formula="of:=MAX([.B287:.L287])" office:value-type="float" office:value="10177430" calcext:value-type="float">
            <text:p>10177430</text:p>
          </table:table-cell>
          <table:table-cell table:formula="of:=INDEX([.$B$1:.$L$1];0;MATCH(MAX([.$B287:.$L287]);[.$B287:.$L287];0))" office:value-type="string" office:string-value="TimeWaitKey" calcext:value-type="string">
            <text:p>TimeWaitKey</text:p>
          </table:table-cell>
          <table:table-cell table:formula="of:=[.O287]/[.N287]" office:value-type="percentage" office:value="0.489014738676462" calcext:value-type="percentage">
            <text:p>48.90%</text:p>
          </table:table-cell>
          <table:table-cell/>
          <table:table-cell table:formula="of:=1000000000/[.N287]" office:value-type="float" office:value="48.0489414986359" calcext:value-type="float">
            <text:p>48.0489414986359</text:p>
          </table:table-cell>
          <table:table-cell table:formula="of:=IF([.A287]=1;1000000000/[.N287];&quot;&quot;)" office:value-type="float" office:value="48.0489414986359" calcext:value-type="float">
            <text:p>48.0489414986359</text:p>
          </table:table-cell>
          <table:table-cell table:formula="of:=IF([.A287]=1;[.P287];&quot;&quot;)" office:value-type="string" office:string-value="TimeWaitKey" calcext:value-type="string">
            <text:p>TimeWaitKey</text:p>
          </table:table-cell>
          <table:table-cell table:style-name="ce1" table:formula="of:=IF(ISBLANK([.T287]);&quot;&quot;;[.Q287])" office:value-type="percentage" office:value="0.489014738676462" calcext:value-type="percentage">
            <text:p>48.90%</text:p>
          </table:table-cell>
          <table:table-cell table:formula="of:=IF([.A287]=1;[.V287]*[.N287]/1000000;&quot;&quot;)" office:value-type="float" office:value="10.17743" calcext:value-type="float">
            <text:p>10.177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1138" calcext:value-type="float">
            <text:p>1211138</text:p>
          </table:table-cell>
          <table:table-cell office:value-type="float" office:value="1309691" calcext:value-type="float">
            <text:p>1309691</text:p>
          </table:table-cell>
          <table:table-cell office:value-type="float" office:value="963216" calcext:value-type="float">
            <text:p>963216</text:p>
          </table:table-cell>
          <table:table-cell office:value-type="float" office:value="91" calcext:value-type="float">
            <text:p>91</text:p>
          </table:table-cell>
          <table:table-cell office:value-type="float" office:value="5183211" calcext:value-type="float">
            <text:p>5183211</text:p>
          </table:table-cell>
          <table:table-cell office:value-type="float" office:value="714081" calcext:value-type="float">
            <text:p>714081</text:p>
          </table:table-cell>
          <table:table-cell office:value-type="float" office:value="80" calcext:value-type="float">
            <text:p>80</text:p>
          </table:table-cell>
          <table:table-cell office:value-type="float" office:value="223466" calcext:value-type="float">
            <text:p>223466</text:p>
          </table:table-cell>
          <table:table-cell office:value-type="float" office:value="804911" calcext:value-type="float">
            <text:p>804911</text:p>
          </table:table-cell>
          <table:table-cell office:value-type="float" office:value="720443" calcext:value-type="float">
            <text:p>720443</text:p>
          </table:table-cell>
          <table:table-cell office:value-type="float" office:value="10381340" calcext:value-type="float">
            <text:p>10381340</text:p>
          </table:table-cell>
          <table:table-cell/>
          <table:table-cell table:formula="of:=SUM([.B288:.L288])" office:value-type="float" office:value="21511668" calcext:value-type="float">
            <text:p>21511668</text:p>
          </table:table-cell>
          <table:table-cell table:formula="of:=MAX([.B288:.L288])" office:value-type="float" office:value="10381340" calcext:value-type="float">
            <text:p>10381340</text:p>
          </table:table-cell>
          <table:table-cell table:formula="of:=INDEX([.$B$1:.$L$1];0;MATCH(MAX([.$B288:.$L288]);[.$B288:.$L288];0))" office:value-type="string" office:string-value="TimeWaitKey" calcext:value-type="string">
            <text:p>TimeWaitKey</text:p>
          </table:table-cell>
          <table:table-cell table:formula="of:=[.O288]/[.N288]" office:value-type="percentage" office:value="0.482591122176114" calcext:value-type="percentage">
            <text:p>48.26%</text:p>
          </table:table-cell>
          <table:table-cell/>
          <table:table-cell table:formula="of:=1000000000/[.N288]" office:value-type="float" office:value="46.4863998458883" calcext:value-type="float">
            <text:p>46.4863998458883</text:p>
          </table:table-cell>
          <table:table-cell table:formula="of:=IF([.A288]=1;1000000000/[.N288];&quot;&quot;)" office:value-type="float" office:value="46.4863998458883" calcext:value-type="float">
            <text:p>46.4863998458883</text:p>
          </table:table-cell>
          <table:table-cell table:formula="of:=IF([.A288]=1;[.P288];&quot;&quot;)" office:value-type="string" office:string-value="TimeWaitKey" calcext:value-type="string">
            <text:p>TimeWaitKey</text:p>
          </table:table-cell>
          <table:table-cell table:style-name="ce1" table:formula="of:=IF(ISBLANK([.T288]);&quot;&quot;;[.Q288])" office:value-type="percentage" office:value="0.482591122176114" calcext:value-type="percentage">
            <text:p>48.26%</text:p>
          </table:table-cell>
          <table:table-cell table:formula="of:=IF([.A288]=1;[.V288]*[.N288]/1000000;&quot;&quot;)" office:value-type="float" office:value="10.38134" calcext:value-type="float">
            <text:p>10.381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8699" calcext:value-type="float">
            <text:p>1678699</text:p>
          </table:table-cell>
          <table:table-cell office:value-type="float" office:value="1397945" calcext:value-type="float">
            <text:p>1397945</text:p>
          </table:table-cell>
          <table:table-cell office:value-type="float" office:value="1035730" calcext:value-type="float">
            <text:p>1035730</text:p>
          </table:table-cell>
          <table:table-cell office:value-type="float" office:value="70" calcext:value-type="float">
            <text:p>70</text:p>
          </table:table-cell>
          <table:table-cell office:value-type="float" office:value="5167281" calcext:value-type="float">
            <text:p>5167281</text:p>
          </table:table-cell>
          <table:table-cell office:value-type="float" office:value="770426" calcext:value-type="float">
            <text:p>770426</text:p>
          </table:table-cell>
          <table:table-cell office:value-type="float" office:value="70" calcext:value-type="float">
            <text:p>70</text:p>
          </table:table-cell>
          <table:table-cell office:value-type="float" office:value="246199" calcext:value-type="float">
            <text:p>246199</text:p>
          </table:table-cell>
          <table:table-cell office:value-type="float" office:value="762762" calcext:value-type="float">
            <text:p>762762</text:p>
          </table:table-cell>
          <table:table-cell office:value-type="float" office:value="732666" calcext:value-type="float">
            <text:p>732666</text:p>
          </table:table-cell>
          <table:table-cell office:value-type="float" office:value="10732915" calcext:value-type="float">
            <text:p>10732915</text:p>
          </table:table-cell>
          <table:table-cell/>
          <table:table-cell table:formula="of:=SUM([.B289:.L289])" office:value-type="float" office:value="22524763" calcext:value-type="float">
            <text:p>22524763</text:p>
          </table:table-cell>
          <table:table-cell table:formula="of:=MAX([.B289:.L289])" office:value-type="float" office:value="10732915" calcext:value-type="float">
            <text:p>10732915</text:p>
          </table:table-cell>
          <table:table-cell table:formula="of:=INDEX([.$B$1:.$L$1];0;MATCH(MAX([.$B289:.$L289]);[.$B289:.$L289];0))" office:value-type="string" office:string-value="TimeWaitKey" calcext:value-type="string">
            <text:p>TimeWaitKey</text:p>
          </table:table-cell>
          <table:table-cell table:formula="of:=[.O289]/[.N289]" office:value-type="percentage" office:value="0.476494025708506" calcext:value-type="percentage">
            <text:p>47.65%</text:p>
          </table:table-cell>
          <table:table-cell/>
          <table:table-cell table:formula="of:=1000000000/[.N289]" office:value-type="float" office:value="44.395583651646" calcext:value-type="float">
            <text:p>44.395583651646</text:p>
          </table:table-cell>
          <table:table-cell table:formula="of:=IF([.A289]=1;1000000000/[.N289];&quot;&quot;)" office:value-type="float" office:value="44.395583651646" calcext:value-type="float">
            <text:p>44.395583651646</text:p>
          </table:table-cell>
          <table:table-cell table:formula="of:=IF([.A289]=1;[.P289];&quot;&quot;)" office:value-type="string" office:string-value="TimeWaitKey" calcext:value-type="string">
            <text:p>TimeWaitKey</text:p>
          </table:table-cell>
          <table:table-cell table:style-name="ce1" table:formula="of:=IF(ISBLANK([.T289]);&quot;&quot;;[.Q289])" office:value-type="percentage" office:value="0.476494025708506" calcext:value-type="percentage">
            <text:p>47.65%</text:p>
          </table:table-cell>
          <table:table-cell table:formula="of:=IF([.A289]=1;[.V289]*[.N289]/1000000;&quot;&quot;)" office:value-type="float" office:value="10.732915" calcext:value-type="float">
            <text:p>10.7329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1399" calcext:value-type="float">
            <text:p>981399</text:p>
          </table:table-cell>
          <table:table-cell office:value-type="float" office:value="1267673" calcext:value-type="float">
            <text:p>1267673</text:p>
          </table:table-cell>
          <table:table-cell office:value-type="float" office:value="994784" calcext:value-type="float">
            <text:p>994784</text:p>
          </table:table-cell>
          <table:table-cell office:value-type="float" office:value="90" calcext:value-type="float">
            <text:p>90</text:p>
          </table:table-cell>
          <table:table-cell office:value-type="float" office:value="5273088" calcext:value-type="float">
            <text:p>5273088</text:p>
          </table:table-cell>
          <table:table-cell office:value-type="float" office:value="728218" calcext:value-type="float">
            <text:p>728218</text:p>
          </table:table-cell>
          <table:table-cell office:value-type="float" office:value="70" calcext:value-type="float">
            <text:p>70</text:p>
          </table:table-cell>
          <table:table-cell office:value-type="float" office:value="156265952" calcext:value-type="float">
            <text:p>156265952</text:p>
          </table:table-cell>
          <table:table-cell office:value-type="float" office:value="759135" calcext:value-type="float">
            <text:p>759135</text:p>
          </table:table-cell>
          <table:table-cell office:value-type="float" office:value="767971" calcext:value-type="float">
            <text:p>767971</text:p>
          </table:table-cell>
          <table:table-cell office:value-type="float" office:value="10653917" calcext:value-type="float">
            <text:p>10653917</text:p>
          </table:table-cell>
          <table:table-cell/>
          <table:table-cell table:formula="of:=SUM([.B290:.L290])" office:value-type="float" office:value="177692297" calcext:value-type="float">
            <text:p>177692297</text:p>
          </table:table-cell>
          <table:table-cell table:formula="of:=MAX([.B290:.L290])" office:value-type="float" office:value="156265952" calcext:value-type="float">
            <text:p>156265952</text:p>
          </table:table-cell>
          <table:table-cell table:formula="of:=INDEX([.$B$1:.$L$1];0;MATCH(MAX([.$B290:.$L290]);[.$B290:.$L290];0))" office:value-type="string" office:string-value="Facendi" calcext:value-type="string">
            <text:p>Facendi</text:p>
          </table:table-cell>
          <table:table-cell table:formula="of:=[.O290]/[.N290]" office:value-type="percentage" office:value="0.879418830406588" calcext:value-type="percentage">
            <text:p>87.94%</text:p>
          </table:table-cell>
          <table:table-cell/>
          <table:table-cell table:formula="of:=1000000000/[.N290]" office:value-type="float" office:value="5.62770596634248" calcext:value-type="float">
            <text:p>5.62770596634248</text:p>
          </table:table-cell>
          <table:table-cell table:formula="of:=IF([.A290]=1;1000000000/[.N290];&quot;&quot;)" office:value-type="float" office:value="5.62770596634248" calcext:value-type="float">
            <text:p>5.62770596634248</text:p>
          </table:table-cell>
          <table:table-cell table:formula="of:=IF([.A290]=1;[.P290];&quot;&quot;)" office:value-type="string" office:string-value="Facendi" calcext:value-type="string">
            <text:p>Facendi</text:p>
          </table:table-cell>
          <table:table-cell table:style-name="ce1" table:formula="of:=IF(ISBLANK([.T290]);&quot;&quot;;[.Q290])" office:value-type="percentage" office:value="0.879418830406588" calcext:value-type="percentage">
            <text:p>87.94%</text:p>
          </table:table-cell>
          <table:table-cell table:formula="of:=IF([.A290]=1;[.V290]*[.N290]/1000000;&quot;&quot;)" office:value-type="float" office:value="156.265952" calcext:value-type="float">
            <text:p>156.2659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4800" calcext:value-type="float">
            <text:p>1244800</text:p>
          </table:table-cell>
          <table:table-cell office:value-type="float" office:value="1253236" calcext:value-type="float">
            <text:p>1253236</text:p>
          </table:table-cell>
          <table:table-cell office:value-type="float" office:value="1042022" calcext:value-type="float">
            <text:p>1042022</text:p>
          </table:table-cell>
          <table:table-cell office:value-type="float" office:value="80" calcext:value-type="float">
            <text:p>80</text:p>
          </table:table-cell>
          <table:table-cell office:value-type="float" office:value="5147755" calcext:value-type="float">
            <text:p>5147755</text:p>
          </table:table-cell>
          <table:table-cell office:value-type="float" office:value="699244" calcext:value-type="float">
            <text:p>699244</text:p>
          </table:table-cell>
          <table:table-cell office:value-type="float" office:value="160" calcext:value-type="float">
            <text:p>160</text:p>
          </table:table-cell>
          <table:table-cell office:value-type="float" office:value="225570" calcext:value-type="float">
            <text:p>225570</text:p>
          </table:table-cell>
          <table:table-cell office:value-type="float" office:value="771578" calcext:value-type="float">
            <text:p>771578</text:p>
          </table:table-cell>
          <table:table-cell office:value-type="float" office:value="718540" calcext:value-type="float">
            <text:p>718540</text:p>
          </table:table-cell>
          <table:table-cell office:value-type="float" office:value="11077847" calcext:value-type="float">
            <text:p>11077847</text:p>
          </table:table-cell>
          <table:table-cell/>
          <table:table-cell table:formula="of:=SUM([.B291:.L291])" office:value-type="float" office:value="22180832" calcext:value-type="float">
            <text:p>22180832</text:p>
          </table:table-cell>
          <table:table-cell table:formula="of:=MAX([.B291:.L291])" office:value-type="float" office:value="11077847" calcext:value-type="float">
            <text:p>11077847</text:p>
          </table:table-cell>
          <table:table-cell table:formula="of:=INDEX([.$B$1:.$L$1];0;MATCH(MAX([.$B291:.$L291]);[.$B291:.$L291];0))" office:value-type="string" office:string-value="TimeWaitKey" calcext:value-type="string">
            <text:p>TimeWaitKey</text:p>
          </table:table-cell>
          <table:table-cell table:formula="of:=[.O291]/[.N291]" office:value-type="percentage" office:value="0.499433339560933" calcext:value-type="percentage">
            <text:p>49.94%</text:p>
          </table:table-cell>
          <table:table-cell/>
          <table:table-cell table:formula="of:=1000000000/[.N291]" office:value-type="float" office:value="45.0839716021473" calcext:value-type="float">
            <text:p>45.0839716021473</text:p>
          </table:table-cell>
          <table:table-cell table:formula="of:=IF([.A291]=1;1000000000/[.N291];&quot;&quot;)" office:value-type="float" office:value="45.0839716021473" calcext:value-type="float">
            <text:p>45.0839716021473</text:p>
          </table:table-cell>
          <table:table-cell table:formula="of:=IF([.A291]=1;[.P291];&quot;&quot;)" office:value-type="string" office:string-value="TimeWaitKey" calcext:value-type="string">
            <text:p>TimeWaitKey</text:p>
          </table:table-cell>
          <table:table-cell table:style-name="ce1" table:formula="of:=IF(ISBLANK([.T291]);&quot;&quot;;[.Q291])" office:value-type="percentage" office:value="0.499433339560933" calcext:value-type="percentage">
            <text:p>49.94%</text:p>
          </table:table-cell>
          <table:table-cell table:formula="of:=IF([.A291]=1;[.V291]*[.N291]/1000000;&quot;&quot;)" office:value-type="float" office:value="11.077847" calcext:value-type="float">
            <text:p>11.0778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2757" calcext:value-type="float">
            <text:p>792757</text:p>
          </table:table-cell>
          <table:table-cell office:value-type="float" office:value="734038" calcext:value-type="float">
            <text:p>734038</text:p>
          </table:table-cell>
          <table:table-cell office:value-type="float" office:value="976661" calcext:value-type="float">
            <text:p>976661</text:p>
          </table:table-cell>
          <table:table-cell office:value-type="float" office:value="170" calcext:value-type="float">
            <text:p>170</text:p>
          </table:table-cell>
          <table:table-cell office:value-type="float" office:value="5288427" calcext:value-type="float">
            <text:p>5288427</text:p>
          </table:table-cell>
          <table:table-cell office:value-type="float" office:value="733036" calcext:value-type="float">
            <text:p>733036</text:p>
          </table:table-cell>
          <table:table-cell office:value-type="float" office:value="70" calcext:value-type="float">
            <text:p>70</text:p>
          </table:table-cell>
          <table:table-cell office:value-type="float" office:value="240919" calcext:value-type="float">
            <text:p>240919</text:p>
          </table:table-cell>
          <table:table-cell office:value-type="float" office:value="765678" calcext:value-type="float">
            <text:p>765678</text:p>
          </table:table-cell>
          <table:table-cell office:value-type="float" office:value="747934" calcext:value-type="float">
            <text:p>747934</text:p>
          </table:table-cell>
          <table:table-cell office:value-type="float" office:value="10455808" calcext:value-type="float">
            <text:p>10455808</text:p>
          </table:table-cell>
          <table:table-cell/>
          <table:table-cell table:formula="of:=SUM([.B292:.L292])" office:value-type="float" office:value="20735498" calcext:value-type="float">
            <text:p>20735498</text:p>
          </table:table-cell>
          <table:table-cell table:formula="of:=MAX([.B292:.L292])" office:value-type="float" office:value="10455808" calcext:value-type="float">
            <text:p>10455808</text:p>
          </table:table-cell>
          <table:table-cell table:formula="of:=INDEX([.$B$1:.$L$1];0;MATCH(MAX([.$B292:.$L292]);[.$B292:.$L292];0))" office:value-type="string" office:string-value="TimeWaitKey" calcext:value-type="string">
            <text:p>TimeWaitKey</text:p>
          </table:table-cell>
          <table:table-cell table:formula="of:=[.O292]/[.N292]" office:value-type="percentage" office:value="0.504246775264332" calcext:value-type="percentage">
            <text:p>50.42%</text:p>
          </table:table-cell>
          <table:table-cell/>
          <table:table-cell table:formula="of:=1000000000/[.N292]" office:value-type="float" office:value="48.2264761617975" calcext:value-type="float">
            <text:p>48.2264761617975</text:p>
          </table:table-cell>
          <table:table-cell table:formula="of:=IF([.A292]=1;1000000000/[.N292];&quot;&quot;)" office:value-type="float" office:value="48.2264761617975" calcext:value-type="float">
            <text:p>48.2264761617975</text:p>
          </table:table-cell>
          <table:table-cell table:formula="of:=IF([.A292]=1;[.P292];&quot;&quot;)" office:value-type="string" office:string-value="TimeWaitKey" calcext:value-type="string">
            <text:p>TimeWaitKey</text:p>
          </table:table-cell>
          <table:table-cell table:style-name="ce1" table:formula="of:=IF(ISBLANK([.T292]);&quot;&quot;;[.Q292])" office:value-type="percentage" office:value="0.504246775264332" calcext:value-type="percentage">
            <text:p>50.42%</text:p>
          </table:table-cell>
          <table:table-cell table:formula="of:=IF([.A292]=1;[.V292]*[.N292]/1000000;&quot;&quot;)" office:value-type="float" office:value="10.455808" calcext:value-type="float">
            <text:p>10.4558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877" calcext:value-type="float">
            <text:p>754877</text:p>
          </table:table-cell>
          <table:table-cell office:value-type="float" office:value="783140" calcext:value-type="float">
            <text:p>783140</text:p>
          </table:table-cell>
          <table:table-cell office:value-type="float" office:value="963105" calcext:value-type="float">
            <text:p>963105</text:p>
          </table:table-cell>
          <table:table-cell office:value-type="float" office:value="80" calcext:value-type="float">
            <text:p>80</text:p>
          </table:table-cell>
          <table:table-cell office:value-type="float" office:value="5192679" calcext:value-type="float">
            <text:p>5192679</text:p>
          </table:table-cell>
          <table:table-cell office:value-type="float" office:value="734089" calcext:value-type="float">
            <text:p>734089</text:p>
          </table:table-cell>
          <table:table-cell office:value-type="float" office:value="70" calcext:value-type="float">
            <text:p>70</text:p>
          </table:table-cell>
          <table:table-cell office:value-type="float" office:value="235188" calcext:value-type="float">
            <text:p>235188</text:p>
          </table:table-cell>
          <table:table-cell office:value-type="float" office:value="777419" calcext:value-type="float">
            <text:p>777419</text:p>
          </table:table-cell>
          <table:table-cell office:value-type="float" office:value="717026" calcext:value-type="float">
            <text:p>717026</text:p>
          </table:table-cell>
          <table:table-cell office:value-type="float" office:value="10587083" calcext:value-type="float">
            <text:p>10587083</text:p>
          </table:table-cell>
          <table:table-cell/>
          <table:table-cell table:formula="of:=SUM([.B293:.L293])" office:value-type="float" office:value="20744756" calcext:value-type="float">
            <text:p>20744756</text:p>
          </table:table-cell>
          <table:table-cell table:formula="of:=MAX([.B293:.L293])" office:value-type="float" office:value="10587083" calcext:value-type="float">
            <text:p>10587083</text:p>
          </table:table-cell>
          <table:table-cell table:formula="of:=INDEX([.$B$1:.$L$1];0;MATCH(MAX([.$B293:.$L293]);[.$B293:.$L293];0))" office:value-type="string" office:string-value="TimeWaitKey" calcext:value-type="string">
            <text:p>TimeWaitKey</text:p>
          </table:table-cell>
          <table:table-cell table:formula="of:=[.O293]/[.N293]" office:value-type="percentage" office:value="0.510349844558307" calcext:value-type="percentage">
            <text:p>51.03%</text:p>
          </table:table-cell>
          <table:table-cell/>
          <table:table-cell table:formula="of:=1000000000/[.N293]" office:value-type="float" office:value="48.2049535795938" calcext:value-type="float">
            <text:p>48.2049535795938</text:p>
          </table:table-cell>
          <table:table-cell table:formula="of:=IF([.A293]=1;1000000000/[.N293];&quot;&quot;)" office:value-type="float" office:value="48.2049535795938" calcext:value-type="float">
            <text:p>48.2049535795938</text:p>
          </table:table-cell>
          <table:table-cell table:formula="of:=IF([.A293]=1;[.P293];&quot;&quot;)" office:value-type="string" office:string-value="TimeWaitKey" calcext:value-type="string">
            <text:p>TimeWaitKey</text:p>
          </table:table-cell>
          <table:table-cell table:style-name="ce1" table:formula="of:=IF(ISBLANK([.T293]);&quot;&quot;;[.Q293])" office:value-type="percentage" office:value="0.510349844558307" calcext:value-type="percentage">
            <text:p>51.03%</text:p>
          </table:table-cell>
          <table:table-cell table:formula="of:=IF([.A293]=1;[.V293]*[.N293]/1000000;&quot;&quot;)" office:value-type="float" office:value="10.587083" calcext:value-type="float">
            <text:p>10.5870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9977" calcext:value-type="float">
            <text:p>759977</text:p>
          </table:table-cell>
          <table:table-cell office:value-type="float" office:value="709273" calcext:value-type="float">
            <text:p>709273</text:p>
          </table:table-cell>
          <table:table-cell office:value-type="float" office:value="1005966" calcext:value-type="float">
            <text:p>1005966</text:p>
          </table:table-cell>
          <table:table-cell office:value-type="float" office:value="60" calcext:value-type="float">
            <text:p>60</text:p>
          </table:table-cell>
          <table:table-cell office:value-type="float" office:value="5122959" calcext:value-type="float">
            <text:p>5122959</text:p>
          </table:table-cell>
          <table:table-cell office:value-type="float" office:value="727226" calcext:value-type="float">
            <text:p>727226</text:p>
          </table:table-cell>
          <table:table-cell office:value-type="float" office:value="71" calcext:value-type="float">
            <text:p>71</text:p>
          </table:table-cell>
          <table:table-cell office:value-type="float" office:value="232344" calcext:value-type="float">
            <text:p>232344</text:p>
          </table:table-cell>
          <table:table-cell office:value-type="float" office:value="775916" calcext:value-type="float">
            <text:p>775916</text:p>
          </table:table-cell>
          <table:table-cell office:value-type="float" office:value="726684" calcext:value-type="float">
            <text:p>726684</text:p>
          </table:table-cell>
          <table:table-cell office:value-type="float" office:value="10709531" calcext:value-type="float">
            <text:p>10709531</text:p>
          </table:table-cell>
          <table:table-cell/>
          <table:table-cell table:formula="of:=SUM([.B294:.L294])" office:value-type="float" office:value="20770007" calcext:value-type="float">
            <text:p>20770007</text:p>
          </table:table-cell>
          <table:table-cell table:formula="of:=MAX([.B294:.L294])" office:value-type="float" office:value="10709531" calcext:value-type="float">
            <text:p>10709531</text:p>
          </table:table-cell>
          <table:table-cell table:formula="of:=INDEX([.$B$1:.$L$1];0;MATCH(MAX([.$B294:.$L294]);[.$B294:.$L294];0))" office:value-type="string" office:string-value="TimeWaitKey" calcext:value-type="string">
            <text:p>TimeWaitKey</text:p>
          </table:table-cell>
          <table:table-cell table:formula="of:=[.O294]/[.N294]" office:value-type="percentage" office:value="0.515624814185185" calcext:value-type="percentage">
            <text:p>51.56%</text:p>
          </table:table-cell>
          <table:table-cell/>
          <table:table-cell table:formula="of:=1000000000/[.N294]" office:value-type="float" office:value="48.1463487229446" calcext:value-type="float">
            <text:p>48.1463487229446</text:p>
          </table:table-cell>
          <table:table-cell table:formula="of:=IF([.A294]=1;1000000000/[.N294];&quot;&quot;)" office:value-type="float" office:value="48.1463487229446" calcext:value-type="float">
            <text:p>48.1463487229446</text:p>
          </table:table-cell>
          <table:table-cell table:formula="of:=IF([.A294]=1;[.P294];&quot;&quot;)" office:value-type="string" office:string-value="TimeWaitKey" calcext:value-type="string">
            <text:p>TimeWaitKey</text:p>
          </table:table-cell>
          <table:table-cell table:style-name="ce1" table:formula="of:=IF(ISBLANK([.T294]);&quot;&quot;;[.Q294])" office:value-type="percentage" office:value="0.515624814185185" calcext:value-type="percentage">
            <text:p>51.56%</text:p>
          </table:table-cell>
          <table:table-cell table:formula="of:=IF([.A294]=1;[.V294]*[.N294]/1000000;&quot;&quot;)" office:value-type="float" office:value="10.709531" calcext:value-type="float">
            <text:p>10.7095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5619" calcext:value-type="float">
            <text:p>1115619</text:p>
          </table:table-cell>
          <table:table-cell office:value-type="float" office:value="750629" calcext:value-type="float">
            <text:p>750629</text:p>
          </table:table-cell>
          <table:table-cell office:value-type="float" office:value="964769" calcext:value-type="float">
            <text:p>964769</text:p>
          </table:table-cell>
          <table:table-cell office:value-type="float" office:value="101" calcext:value-type="float">
            <text:p>101</text:p>
          </table:table-cell>
          <table:table-cell office:value-type="float" office:value="5334453" calcext:value-type="float">
            <text:p>5334453</text:p>
          </table:table-cell>
          <table:table-cell office:value-type="float" office:value="723409" calcext:value-type="float">
            <text:p>723409</text:p>
          </table:table-cell>
          <table:table-cell office:value-type="float" office:value="70" calcext:value-type="float">
            <text:p>70</text:p>
          </table:table-cell>
          <table:table-cell office:value-type="float" office:value="232804" calcext:value-type="float">
            <text:p>232804</text:p>
          </table:table-cell>
          <table:table-cell office:value-type="float" office:value="807976" calcext:value-type="float">
            <text:p>807976</text:p>
          </table:table-cell>
          <table:table-cell office:value-type="float" office:value="723899" calcext:value-type="float">
            <text:p>723899</text:p>
          </table:table-cell>
          <table:table-cell office:value-type="float" office:value="10939680" calcext:value-type="float">
            <text:p>10939680</text:p>
          </table:table-cell>
          <table:table-cell/>
          <table:table-cell table:formula="of:=SUM([.B295:.L295])" office:value-type="float" office:value="21593409" calcext:value-type="float">
            <text:p>21593409</text:p>
          </table:table-cell>
          <table:table-cell table:formula="of:=MAX([.B295:.L295])" office:value-type="float" office:value="10939680" calcext:value-type="float">
            <text:p>10939680</text:p>
          </table:table-cell>
          <table:table-cell table:formula="of:=INDEX([.$B$1:.$L$1];0;MATCH(MAX([.$B295:.$L295]);[.$B295:.$L295];0))" office:value-type="string" office:string-value="TimeWaitKey" calcext:value-type="string">
            <text:p>TimeWaitKey</text:p>
          </table:table-cell>
          <table:table-cell table:formula="of:=[.O295]/[.N295]" office:value-type="percentage" office:value="0.506621256513967" calcext:value-type="percentage">
            <text:p>50.66%</text:p>
          </table:table-cell>
          <table:table-cell/>
          <table:table-cell table:formula="of:=1000000000/[.N295]" office:value-type="float" office:value="46.3104274086597" calcext:value-type="float">
            <text:p>46.3104274086597</text:p>
          </table:table-cell>
          <table:table-cell table:formula="of:=IF([.A295]=1;1000000000/[.N295];&quot;&quot;)" office:value-type="float" office:value="46.3104274086597" calcext:value-type="float">
            <text:p>46.3104274086597</text:p>
          </table:table-cell>
          <table:table-cell table:formula="of:=IF([.A295]=1;[.P295];&quot;&quot;)" office:value-type="string" office:string-value="TimeWaitKey" calcext:value-type="string">
            <text:p>TimeWaitKey</text:p>
          </table:table-cell>
          <table:table-cell table:style-name="ce1" table:formula="of:=IF(ISBLANK([.T295]);&quot;&quot;;[.Q295])" office:value-type="percentage" office:value="0.506621256513967" calcext:value-type="percentage">
            <text:p>50.66%</text:p>
          </table:table-cell>
          <table:table-cell table:formula="of:=IF([.A295]=1;[.V295]*[.N295]/1000000;&quot;&quot;)" office:value-type="float" office:value="10.93968" calcext:value-type="float">
            <text:p>10.939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2521" calcext:value-type="float">
            <text:p>762521</text:p>
          </table:table-cell>
          <table:table-cell office:value-type="float" office:value="717066" calcext:value-type="float">
            <text:p>717066</text:p>
          </table:table-cell>
          <table:table-cell office:value-type="float" office:value="978884" calcext:value-type="float">
            <text:p>978884</text:p>
          </table:table-cell>
          <table:table-cell office:value-type="float" office:value="100" calcext:value-type="float">
            <text:p>100</text:p>
          </table:table-cell>
          <table:table-cell office:value-type="float" office:value="5221312" calcext:value-type="float">
            <text:p>5221312</text:p>
          </table:table-cell>
          <table:table-cell office:value-type="float" office:value="725011" calcext:value-type="float">
            <text:p>725011</text:p>
          </table:table-cell>
          <table:table-cell office:value-type="float" office:value="191" calcext:value-type="float">
            <text:p>191</text:p>
          </table:table-cell>
          <table:table-cell office:value-type="float" office:value="237953" calcext:value-type="float">
            <text:p>237953</text:p>
          </table:table-cell>
          <table:table-cell office:value-type="float" office:value="803187" calcext:value-type="float">
            <text:p>803187</text:p>
          </table:table-cell>
          <table:table-cell office:value-type="float" office:value="748084" calcext:value-type="float">
            <text:p>748084</text:p>
          </table:table-cell>
          <table:table-cell office:value-type="float" office:value="10993310" calcext:value-type="float">
            <text:p>10993310</text:p>
          </table:table-cell>
          <table:table-cell/>
          <table:table-cell table:formula="of:=SUM([.B296:.L296])" office:value-type="float" office:value="21187619" calcext:value-type="float">
            <text:p>21187619</text:p>
          </table:table-cell>
          <table:table-cell table:formula="of:=MAX([.B296:.L296])" office:value-type="float" office:value="10993310" calcext:value-type="float">
            <text:p>10993310</text:p>
          </table:table-cell>
          <table:table-cell table:formula="of:=INDEX([.$B$1:.$L$1];0;MATCH(MAX([.$B296:.$L296]);[.$B296:.$L296];0))" office:value-type="string" office:string-value="TimeWaitKey" calcext:value-type="string">
            <text:p>TimeWaitKey</text:p>
          </table:table-cell>
          <table:table-cell table:formula="of:=[.O296]/[.N296]" office:value-type="percentage" office:value="0.518855374924384" calcext:value-type="percentage">
            <text:p>51.89%</text:p>
          </table:table-cell>
          <table:table-cell/>
          <table:table-cell table:formula="of:=1000000000/[.N296]" office:value-type="float" office:value="47.1973750330323" calcext:value-type="float">
            <text:p>47.1973750330323</text:p>
          </table:table-cell>
          <table:table-cell table:formula="of:=IF([.A296]=1;1000000000/[.N296];&quot;&quot;)" office:value-type="float" office:value="47.1973750330323" calcext:value-type="float">
            <text:p>47.1973750330323</text:p>
          </table:table-cell>
          <table:table-cell table:formula="of:=IF([.A296]=1;[.P296];&quot;&quot;)" office:value-type="string" office:string-value="TimeWaitKey" calcext:value-type="string">
            <text:p>TimeWaitKey</text:p>
          </table:table-cell>
          <table:table-cell table:style-name="ce1" table:formula="of:=IF(ISBLANK([.T296]);&quot;&quot;;[.Q296])" office:value-type="percentage" office:value="0.518855374924384" calcext:value-type="percentage">
            <text:p>51.89%</text:p>
          </table:table-cell>
          <table:table-cell table:formula="of:=IF([.A296]=1;[.V296]*[.N296]/1000000;&quot;&quot;)" office:value-type="float" office:value="10.99331" calcext:value-type="float">
            <text:p>10.993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2289" calcext:value-type="float">
            <text:p>922289</text:p>
          </table:table-cell>
          <table:table-cell office:value-type="float" office:value="1225975" calcext:value-type="float">
            <text:p>1225975</text:p>
          </table:table-cell>
          <table:table-cell office:value-type="float" office:value="964869" calcext:value-type="float">
            <text:p>964869</text:p>
          </table:table-cell>
          <table:table-cell office:value-type="float" office:value="91" calcext:value-type="float">
            <text:p>91</text:p>
          </table:table-cell>
          <table:table-cell office:value-type="float" office:value="5087092" calcext:value-type="float">
            <text:p>5087092</text:p>
          </table:table-cell>
          <table:table-cell office:value-type="float" office:value="738516" calcext:value-type="float">
            <text:p>738516</text:p>
          </table:table-cell>
          <table:table-cell office:value-type="float" office:value="70" calcext:value-type="float">
            <text:p>70</text:p>
          </table:table-cell>
          <table:table-cell office:value-type="float" office:value="251389" calcext:value-type="float">
            <text:p>251389</text:p>
          </table:table-cell>
          <table:table-cell office:value-type="float" office:value="751240" calcext:value-type="float">
            <text:p>751240</text:p>
          </table:table-cell>
          <table:table-cell office:value-type="float" office:value="706927" calcext:value-type="float">
            <text:p>706927</text:p>
          </table:table-cell>
          <table:table-cell office:value-type="float" office:value="10714941" calcext:value-type="float">
            <text:p>10714941</text:p>
          </table:table-cell>
          <table:table-cell/>
          <table:table-cell table:formula="of:=SUM([.B297:.L297])" office:value-type="float" office:value="21363399" calcext:value-type="float">
            <text:p>21363399</text:p>
          </table:table-cell>
          <table:table-cell table:formula="of:=MAX([.B297:.L297])" office:value-type="float" office:value="10714941" calcext:value-type="float">
            <text:p>10714941</text:p>
          </table:table-cell>
          <table:table-cell table:formula="of:=INDEX([.$B$1:.$L$1];0;MATCH(MAX([.$B297:.$L297]);[.$B297:.$L297];0))" office:value-type="string" office:string-value="TimeWaitKey" calcext:value-type="string">
            <text:p>TimeWaitKey</text:p>
          </table:table-cell>
          <table:table-cell table:formula="of:=[.O297]/[.N297]" office:value-type="percentage" office:value="0.501556002394563" calcext:value-type="percentage">
            <text:p>50.16%</text:p>
          </table:table-cell>
          <table:table-cell/>
          <table:table-cell table:formula="of:=1000000000/[.N297]" office:value-type="float" office:value="46.8090307165072" calcext:value-type="float">
            <text:p>46.8090307165072</text:p>
          </table:table-cell>
          <table:table-cell table:formula="of:=IF([.A297]=1;1000000000/[.N297];&quot;&quot;)" office:value-type="float" office:value="46.8090307165072" calcext:value-type="float">
            <text:p>46.8090307165072</text:p>
          </table:table-cell>
          <table:table-cell table:formula="of:=IF([.A297]=1;[.P297];&quot;&quot;)" office:value-type="string" office:string-value="TimeWaitKey" calcext:value-type="string">
            <text:p>TimeWaitKey</text:p>
          </table:table-cell>
          <table:table-cell table:style-name="ce1" table:formula="of:=IF(ISBLANK([.T297]);&quot;&quot;;[.Q297])" office:value-type="percentage" office:value="0.501556002394563" calcext:value-type="percentage">
            <text:p>50.16%</text:p>
          </table:table-cell>
          <table:table-cell table:formula="of:=IF([.A297]=1;[.V297]*[.N297]/1000000;&quot;&quot;)" office:value-type="float" office:value="10.714941" calcext:value-type="float">
            <text:p>10.7149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69848" calcext:value-type="float">
            <text:p>9269848</text:p>
          </table:table-cell>
          <table:table-cell office:value-type="float" office:value="712618" calcext:value-type="float">
            <text:p>712618</text:p>
          </table:table-cell>
          <table:table-cell office:value-type="float" office:value="963135" calcext:value-type="float">
            <text:p>963135</text:p>
          </table:table-cell>
          <table:table-cell office:value-type="float" office:value="70" calcext:value-type="float">
            <text:p>70</text:p>
          </table:table-cell>
          <table:table-cell office:value-type="float" office:value="5217374" calcext:value-type="float">
            <text:p>5217374</text:p>
          </table:table-cell>
          <table:table-cell office:value-type="float" office:value="726464" calcext:value-type="float">
            <text:p>726464</text:p>
          </table:table-cell>
          <table:table-cell office:value-type="float" office:value="100" calcext:value-type="float">
            <text:p>100</text:p>
          </table:table-cell>
          <table:table-cell office:value-type="float" office:value="152541921" calcext:value-type="float">
            <text:p>152541921</text:p>
          </table:table-cell>
          <table:table-cell office:value-type="float" office:value="738557" calcext:value-type="float">
            <text:p>738557</text:p>
          </table:table-cell>
          <table:table-cell office:value-type="float" office:value="759435" calcext:value-type="float">
            <text:p>759435</text:p>
          </table:table-cell>
          <table:table-cell office:value-type="float" office:value="10434489" calcext:value-type="float">
            <text:p>10434489</text:p>
          </table:table-cell>
          <table:table-cell/>
          <table:table-cell table:formula="of:=SUM([.B298:.L298])" office:value-type="float" office:value="181364011" calcext:value-type="float">
            <text:p>181364011</text:p>
          </table:table-cell>
          <table:table-cell table:formula="of:=MAX([.B298:.L298])" office:value-type="float" office:value="152541921" calcext:value-type="float">
            <text:p>152541921</text:p>
          </table:table-cell>
          <table:table-cell table:formula="of:=INDEX([.$B$1:.$L$1];0;MATCH(MAX([.$B298:.$L298]);[.$B298:.$L298];0))" office:value-type="string" office:string-value="Facendi" calcext:value-type="string">
            <text:p>Facendi</text:p>
          </table:table-cell>
          <table:table-cell table:formula="of:=[.O298]/[.N298]" office:value-type="percentage" office:value="0.841081536292225" calcext:value-type="percentage">
            <text:p>84.11%</text:p>
          </table:table-cell>
          <table:table-cell/>
          <table:table-cell table:formula="of:=1000000000/[.N298]" office:value-type="float" office:value="5.51377307154946" calcext:value-type="float">
            <text:p>5.51377307154946</text:p>
          </table:table-cell>
          <table:table-cell table:formula="of:=IF([.A298]=1;1000000000/[.N298];&quot;&quot;)" office:value-type="float" office:value="5.51377307154946" calcext:value-type="float">
            <text:p>5.51377307154946</text:p>
          </table:table-cell>
          <table:table-cell table:formula="of:=IF([.A298]=1;[.P298];&quot;&quot;)" office:value-type="string" office:string-value="Facendi" calcext:value-type="string">
            <text:p>Facendi</text:p>
          </table:table-cell>
          <table:table-cell table:style-name="ce1" table:formula="of:=IF(ISBLANK([.T298]);&quot;&quot;;[.Q298])" office:value-type="percentage" office:value="0.841081536292225" calcext:value-type="percentage">
            <text:p>84.11%</text:p>
          </table:table-cell>
          <table:table-cell table:formula="of:=IF([.A298]=1;[.V298]*[.N298]/1000000;&quot;&quot;)" office:value-type="float" office:value="152.541921" calcext:value-type="float">
            <text:p>152.5419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3642" calcext:value-type="float">
            <text:p>993642</text:p>
          </table:table-cell>
          <table:table-cell office:value-type="float" office:value="1241715" calcext:value-type="float">
            <text:p>1241715</text:p>
          </table:table-cell>
          <table:table-cell office:value-type="float" office:value="2139007" calcext:value-type="float">
            <text:p>2139007</text:p>
          </table:table-cell>
          <table:table-cell office:value-type="float" office:value="171" calcext:value-type="float">
            <text:p>171</text:p>
          </table:table-cell>
          <table:table-cell office:value-type="float" office:value="5336566" calcext:value-type="float">
            <text:p>5336566</text:p>
          </table:table-cell>
          <table:table-cell office:value-type="float" office:value="1414427" calcext:value-type="float">
            <text:p>1414427</text:p>
          </table:table-cell>
          <table:table-cell office:value-type="float" office:value="100" calcext:value-type="float">
            <text:p>100</text:p>
          </table:table-cell>
          <table:table-cell office:value-type="float" office:value="250487" calcext:value-type="float">
            <text:p>250487</text:p>
          </table:table-cell>
          <table:table-cell office:value-type="float" office:value="759896" calcext:value-type="float">
            <text:p>759896</text:p>
          </table:table-cell>
          <table:table-cell office:value-type="float" office:value="726785" calcext:value-type="float">
            <text:p>726785</text:p>
          </table:table-cell>
          <table:table-cell office:value-type="float" office:value="10594947" calcext:value-type="float">
            <text:p>10594947</text:p>
          </table:table-cell>
          <table:table-cell/>
          <table:table-cell table:formula="of:=SUM([.B299:.L299])" office:value-type="float" office:value="23457743" calcext:value-type="float">
            <text:p>23457743</text:p>
          </table:table-cell>
          <table:table-cell table:formula="of:=MAX([.B299:.L299])" office:value-type="float" office:value="10594947" calcext:value-type="float">
            <text:p>10594947</text:p>
          </table:table-cell>
          <table:table-cell table:formula="of:=INDEX([.$B$1:.$L$1];0;MATCH(MAX([.$B299:.$L299]);[.$B299:.$L299];0))" office:value-type="string" office:string-value="TimeWaitKey" calcext:value-type="string">
            <text:p>TimeWaitKey</text:p>
          </table:table-cell>
          <table:table-cell table:formula="of:=[.O299]/[.N299]" office:value-type="percentage" office:value="0.451660971816427" calcext:value-type="percentage">
            <text:p>45.17%</text:p>
          </table:table-cell>
          <table:table-cell/>
          <table:table-cell table:formula="of:=1000000000/[.N299]" office:value-type="float" office:value="42.6298472107909" calcext:value-type="float">
            <text:p>42.6298472107909</text:p>
          </table:table-cell>
          <table:table-cell table:formula="of:=IF([.A299]=1;1000000000/[.N299];&quot;&quot;)" office:value-type="float" office:value="42.6298472107909" calcext:value-type="float">
            <text:p>42.6298472107909</text:p>
          </table:table-cell>
          <table:table-cell table:formula="of:=IF([.A299]=1;[.P299];&quot;&quot;)" office:value-type="string" office:string-value="TimeWaitKey" calcext:value-type="string">
            <text:p>TimeWaitKey</text:p>
          </table:table-cell>
          <table:table-cell table:style-name="ce1" table:formula="of:=IF(ISBLANK([.T299]);&quot;&quot;;[.Q299])" office:value-type="percentage" office:value="0.451660971816427" calcext:value-type="percentage">
            <text:p>45.17%</text:p>
          </table:table-cell>
          <table:table-cell table:formula="of:=IF([.A299]=1;[.V299]*[.N299]/1000000;&quot;&quot;)" office:value-type="float" office:value="10.594947" calcext:value-type="float">
            <text:p>10.5949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9793" calcext:value-type="float">
            <text:p>859793</text:p>
          </table:table-cell>
          <table:table-cell office:value-type="float" office:value="1285436" calcext:value-type="float">
            <text:p>1285436</text:p>
          </table:table-cell>
          <table:table-cell office:value-type="float" office:value="1585385" calcext:value-type="float">
            <text:p>1585385</text:p>
          </table:table-cell>
          <table:table-cell office:value-type="float" office:value="171" calcext:value-type="float">
            <text:p>171</text:p>
          </table:table-cell>
          <table:table-cell office:value-type="float" office:value="5162632" calcext:value-type="float">
            <text:p>5162632</text:p>
          </table:table-cell>
          <table:table-cell office:value-type="float" office:value="729018" calcext:value-type="float">
            <text:p>729018</text:p>
          </table:table-cell>
          <table:table-cell office:value-type="float" office:value="100" calcext:value-type="float">
            <text:p>100</text:p>
          </table:table-cell>
          <table:table-cell office:value-type="float" office:value="226612" calcext:value-type="float">
            <text:p>226612</text:p>
          </table:table-cell>
          <table:table-cell office:value-type="float" office:value="792638" calcext:value-type="float">
            <text:p>792638</text:p>
          </table:table-cell>
          <table:table-cell office:value-type="float" office:value="708531" calcext:value-type="float">
            <text:p>708531</text:p>
          </table:table-cell>
          <table:table-cell office:value-type="float" office:value="10548551" calcext:value-type="float">
            <text:p>10548551</text:p>
          </table:table-cell>
          <table:table-cell/>
          <table:table-cell table:formula="of:=SUM([.B300:.L300])" office:value-type="float" office:value="21898867" calcext:value-type="float">
            <text:p>21898867</text:p>
          </table:table-cell>
          <table:table-cell table:formula="of:=MAX([.B300:.L300])" office:value-type="float" office:value="10548551" calcext:value-type="float">
            <text:p>10548551</text:p>
          </table:table-cell>
          <table:table-cell table:formula="of:=INDEX([.$B$1:.$L$1];0;MATCH(MAX([.$B300:.$L300]);[.$B300:.$L300];0))" office:value-type="string" office:string-value="TimeWaitKey" calcext:value-type="string">
            <text:p>TimeWaitKey</text:p>
          </table:table-cell>
          <table:table-cell table:formula="of:=[.O300]/[.N300]" office:value-type="percentage" office:value="0.481693915945514" calcext:value-type="percentage">
            <text:p>48.17%</text:p>
          </table:table-cell>
          <table:table-cell/>
          <table:table-cell table:formula="of:=1000000000/[.N300]" office:value-type="float" office:value="45.6644629149079" calcext:value-type="float">
            <text:p>45.6644629149079</text:p>
          </table:table-cell>
          <table:table-cell table:formula="of:=IF([.A300]=1;1000000000/[.N300];&quot;&quot;)" office:value-type="float" office:value="45.6644629149079" calcext:value-type="float">
            <text:p>45.6644629149079</text:p>
          </table:table-cell>
          <table:table-cell table:formula="of:=IF([.A300]=1;[.P300];&quot;&quot;)" office:value-type="string" office:string-value="TimeWaitKey" calcext:value-type="string">
            <text:p>TimeWaitKey</text:p>
          </table:table-cell>
          <table:table-cell table:style-name="ce1" table:formula="of:=IF(ISBLANK([.T300]);&quot;&quot;;[.Q300])" office:value-type="percentage" office:value="0.481693915945514" calcext:value-type="percentage">
            <text:p>48.17%</text:p>
          </table:table-cell>
          <table:table-cell table:formula="of:=IF([.A300]=1;[.V300]*[.N300]/1000000;&quot;&quot;)" office:value-type="float" office:value="10.548551" calcext:value-type="float">
            <text:p>10.5485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6996" calcext:value-type="float">
            <text:p>796996</text:p>
          </table:table-cell>
          <table:table-cell office:value-type="float" office:value="937417" calcext:value-type="float">
            <text:p>937417</text:p>
          </table:table-cell>
          <table:table-cell office:value-type="float" office:value="967193" calcext:value-type="float">
            <text:p>967193</text:p>
          </table:table-cell>
          <table:table-cell office:value-type="float" office:value="91" calcext:value-type="float">
            <text:p>91</text:p>
          </table:table-cell>
          <table:table-cell office:value-type="float" office:value="5468363" calcext:value-type="float">
            <text:p>5468363</text:p>
          </table:table-cell>
          <table:table-cell office:value-type="float" office:value="777820" calcext:value-type="float">
            <text:p>777820</text:p>
          </table:table-cell>
          <table:table-cell office:value-type="float" office:value="110" calcext:value-type="float">
            <text:p>110</text:p>
          </table:table-cell>
          <table:table-cell office:value-type="float" office:value="235589" calcext:value-type="float">
            <text:p>235589</text:p>
          </table:table-cell>
          <table:table-cell office:value-type="float" office:value="789782" calcext:value-type="float">
            <text:p>789782</text:p>
          </table:table-cell>
          <table:table-cell office:value-type="float" office:value="786656" calcext:value-type="float">
            <text:p>786656</text:p>
          </table:table-cell>
          <table:table-cell office:value-type="float" office:value="10106156" calcext:value-type="float">
            <text:p>10106156</text:p>
          </table:table-cell>
          <table:table-cell/>
          <table:table-cell table:formula="of:=SUM([.B301:.L301])" office:value-type="float" office:value="20866173" calcext:value-type="float">
            <text:p>20866173</text:p>
          </table:table-cell>
          <table:table-cell table:formula="of:=MAX([.B301:.L301])" office:value-type="float" office:value="10106156" calcext:value-type="float">
            <text:p>10106156</text:p>
          </table:table-cell>
          <table:table-cell table:formula="of:=INDEX([.$B$1:.$L$1];0;MATCH(MAX([.$B301:.$L301]);[.$B301:.$L301];0))" office:value-type="string" office:string-value="TimeWaitKey" calcext:value-type="string">
            <text:p>TimeWaitKey</text:p>
          </table:table-cell>
          <table:table-cell table:formula="of:=[.O301]/[.N301]" office:value-type="percentage" office:value="0.4843320334783" calcext:value-type="percentage">
            <text:p>48.43%</text:p>
          </table:table-cell>
          <table:table-cell/>
          <table:table-cell table:formula="of:=1000000000/[.N301]" office:value-type="float" office:value="47.9244564875409" calcext:value-type="float">
            <text:p>47.9244564875409</text:p>
          </table:table-cell>
          <table:table-cell table:formula="of:=IF([.A301]=1;1000000000/[.N301];&quot;&quot;)" office:value-type="float" office:value="47.9244564875409" calcext:value-type="float">
            <text:p>47.9244564875409</text:p>
          </table:table-cell>
          <table:table-cell table:formula="of:=IF([.A301]=1;[.P301];&quot;&quot;)" office:value-type="string" office:string-value="TimeWaitKey" calcext:value-type="string">
            <text:p>TimeWaitKey</text:p>
          </table:table-cell>
          <table:table-cell table:style-name="ce1" table:formula="of:=IF(ISBLANK([.T301]);&quot;&quot;;[.Q301])" office:value-type="percentage" office:value="0.4843320334783" calcext:value-type="percentage">
            <text:p>48.43%</text:p>
          </table:table-cell>
          <table:table-cell table:formula="of:=IF([.A301]=1;[.V301]*[.N301]/1000000;&quot;&quot;)" office:value-type="float" office:value="10.106156" calcext:value-type="float">
            <text:p>10.1061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6955" calcext:value-type="float">
            <text:p>946955</text:p>
          </table:table-cell>
          <table:table-cell office:value-type="float" office:value="1214303" calcext:value-type="float">
            <text:p>1214303</text:p>
          </table:table-cell>
          <table:table-cell office:value-type="float" office:value="2203026" calcext:value-type="float">
            <text:p>2203026</text:p>
          </table:table-cell>
          <table:table-cell office:value-type="float" office:value="70" calcext:value-type="float">
            <text:p>70</text:p>
          </table:table-cell>
          <table:table-cell office:value-type="float" office:value="5264442" calcext:value-type="float">
            <text:p>5264442</text:p>
          </table:table-cell>
          <table:table-cell office:value-type="float" office:value="743465" calcext:value-type="float">
            <text:p>743465</text:p>
          </table:table-cell>
          <table:table-cell office:value-type="float" office:value="71" calcext:value-type="float">
            <text:p>71</text:p>
          </table:table-cell>
          <table:table-cell office:value-type="float" office:value="152759747" calcext:value-type="float">
            <text:p>152759747</text:p>
          </table:table-cell>
          <table:table-cell office:value-type="float" office:value="748314" calcext:value-type="float">
            <text:p>748314</text:p>
          </table:table-cell>
          <table:table-cell office:value-type="float" office:value="764846" calcext:value-type="float">
            <text:p>764846</text:p>
          </table:table-cell>
          <table:table-cell office:value-type="float" office:value="10515209" calcext:value-type="float">
            <text:p>10515209</text:p>
          </table:table-cell>
          <table:table-cell/>
          <table:table-cell table:formula="of:=SUM([.B302:.L302])" office:value-type="float" office:value="175160448" calcext:value-type="float">
            <text:p>175160448</text:p>
          </table:table-cell>
          <table:table-cell table:formula="of:=MAX([.B302:.L302])" office:value-type="float" office:value="152759747" calcext:value-type="float">
            <text:p>152759747</text:p>
          </table:table-cell>
          <table:table-cell table:formula="of:=INDEX([.$B$1:.$L$1];0;MATCH(MAX([.$B302:.$L302]);[.$B302:.$L302];0))" office:value-type="string" office:string-value="Facendi" calcext:value-type="string">
            <text:p>Facendi</text:p>
          </table:table-cell>
          <table:table-cell table:formula="of:=[.O302]/[.N302]" office:value-type="percentage" office:value="0.872113246707385" calcext:value-type="percentage">
            <text:p>87.21%</text:p>
          </table:table-cell>
          <table:table-cell/>
          <table:table-cell table:formula="of:=1000000000/[.N302]" office:value-type="float" office:value="5.70905139498159" calcext:value-type="float">
            <text:p>5.70905139498159</text:p>
          </table:table-cell>
          <table:table-cell table:formula="of:=IF([.A302]=1;1000000000/[.N302];&quot;&quot;)" office:value-type="float" office:value="5.70905139498159" calcext:value-type="float">
            <text:p>5.70905139498159</text:p>
          </table:table-cell>
          <table:table-cell table:formula="of:=IF([.A302]=1;[.P302];&quot;&quot;)" office:value-type="string" office:string-value="Facendi" calcext:value-type="string">
            <text:p>Facendi</text:p>
          </table:table-cell>
          <table:table-cell table:style-name="ce1" table:formula="of:=IF(ISBLANK([.T302]);&quot;&quot;;[.Q302])" office:value-type="percentage" office:value="0.872113246707385" calcext:value-type="percentage">
            <text:p>87.21%</text:p>
          </table:table-cell>
          <table:table-cell table:formula="of:=IF([.A302]=1;[.V302]*[.N302]/1000000;&quot;&quot;)" office:value-type="float" office:value="152.759747" calcext:value-type="float">
            <text:p>152.7597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3729" calcext:value-type="float">
            <text:p>1093729</text:p>
          </table:table-cell>
          <table:table-cell office:value-type="float" office:value="1217850" calcext:value-type="float">
            <text:p>1217850</text:p>
          </table:table-cell>
          <table:table-cell office:value-type="float" office:value="972473" calcext:value-type="float">
            <text:p>972473</text:p>
          </table:table-cell>
          <table:table-cell office:value-type="float" office:value="150" calcext:value-type="float">
            <text:p>150</text:p>
          </table:table-cell>
          <table:table-cell office:value-type="float" office:value="5300179" calcext:value-type="float">
            <text:p>5300179</text:p>
          </table:table-cell>
          <table:table-cell office:value-type="float" office:value="753604" calcext:value-type="float">
            <text:p>753604</text:p>
          </table:table-cell>
          <table:table-cell office:value-type="float" office:value="130" calcext:value-type="float">
            <text:p>130</text:p>
          </table:table-cell>
          <table:table-cell office:value-type="float" office:value="263381" calcext:value-type="float">
            <text:p>263381</text:p>
          </table:table-cell>
          <table:table-cell office:value-type="float" office:value="732235" calcext:value-type="float">
            <text:p>732235</text:p>
          </table:table-cell>
          <table:table-cell office:value-type="float" office:value="767120" calcext:value-type="float">
            <text:p>767120</text:p>
          </table:table-cell>
          <table:table-cell office:value-type="float" office:value="10939800" calcext:value-type="float">
            <text:p>10939800</text:p>
          </table:table-cell>
          <table:table-cell/>
          <table:table-cell table:formula="of:=SUM([.B303:.L303])" office:value-type="float" office:value="22040651" calcext:value-type="float">
            <text:p>22040651</text:p>
          </table:table-cell>
          <table:table-cell table:formula="of:=MAX([.B303:.L303])" office:value-type="float" office:value="10939800" calcext:value-type="float">
            <text:p>10939800</text:p>
          </table:table-cell>
          <table:table-cell table:formula="of:=INDEX([.$B$1:.$L$1];0;MATCH(MAX([.$B303:.$L303]);[.$B303:.$L303];0))" office:value-type="string" office:string-value="TimeWaitKey" calcext:value-type="string">
            <text:p>TimeWaitKey</text:p>
          </table:table-cell>
          <table:table-cell table:formula="of:=[.O303]/[.N303]" office:value-type="percentage" office:value="0.496346500836114" calcext:value-type="percentage">
            <text:p>49.63%</text:p>
          </table:table-cell>
          <table:table-cell/>
          <table:table-cell table:formula="of:=1000000000/[.N303]" office:value-type="float" office:value="45.3707106927105" calcext:value-type="float">
            <text:p>45.3707106927105</text:p>
          </table:table-cell>
          <table:table-cell table:formula="of:=IF([.A303]=1;1000000000/[.N303];&quot;&quot;)" office:value-type="float" office:value="45.3707106927105" calcext:value-type="float">
            <text:p>45.3707106927105</text:p>
          </table:table-cell>
          <table:table-cell table:formula="of:=IF([.A303]=1;[.P303];&quot;&quot;)" office:value-type="string" office:string-value="TimeWaitKey" calcext:value-type="string">
            <text:p>TimeWaitKey</text:p>
          </table:table-cell>
          <table:table-cell table:style-name="ce1" table:formula="of:=IF(ISBLANK([.T303]);&quot;&quot;;[.Q303])" office:value-type="percentage" office:value="0.496346500836114" calcext:value-type="percentage">
            <text:p>49.63%</text:p>
          </table:table-cell>
          <table:table-cell table:formula="of:=IF([.A303]=1;[.V303]*[.N303]/1000000;&quot;&quot;)" office:value-type="float" office:value="10.9398" calcext:value-type="float">
            <text:p>10.93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1803" calcext:value-type="float">
            <text:p>741803</text:p>
          </table:table-cell>
          <table:table-cell office:value-type="float" office:value="706597" calcext:value-type="float">
            <text:p>706597</text:p>
          </table:table-cell>
          <table:table-cell office:value-type="float" office:value="965520" calcext:value-type="float">
            <text:p>965520</text:p>
          </table:table-cell>
          <table:table-cell office:value-type="float" office:value="100" calcext:value-type="float">
            <text:p>100</text:p>
          </table:table-cell>
          <table:table-cell office:value-type="float" office:value="5210692" calcext:value-type="float">
            <text:p>5210692</text:p>
          </table:table-cell>
          <table:table-cell office:value-type="float" office:value="718038" calcext:value-type="float">
            <text:p>718038</text:p>
          </table:table-cell>
          <table:table-cell office:value-type="float" office:value="70" calcext:value-type="float">
            <text:p>70</text:p>
          </table:table-cell>
          <table:table-cell office:value-type="float" office:value="350594" calcext:value-type="float">
            <text:p>350594</text:p>
          </table:table-cell>
          <table:table-cell office:value-type="float" office:value="734459" calcext:value-type="float">
            <text:p>734459</text:p>
          </table:table-cell>
          <table:table-cell office:value-type="float" office:value="756300" calcext:value-type="float">
            <text:p>756300</text:p>
          </table:table-cell>
          <table:table-cell office:value-type="float" office:value="10787687" calcext:value-type="float">
            <text:p>10787687</text:p>
          </table:table-cell>
          <table:table-cell/>
          <table:table-cell table:formula="of:=SUM([.B304:.L304])" office:value-type="float" office:value="20971860" calcext:value-type="float">
            <text:p>20971860</text:p>
          </table:table-cell>
          <table:table-cell table:formula="of:=MAX([.B304:.L304])" office:value-type="float" office:value="10787687" calcext:value-type="float">
            <text:p>10787687</text:p>
          </table:table-cell>
          <table:table-cell table:formula="of:=INDEX([.$B$1:.$L$1];0;MATCH(MAX([.$B304:.$L304]);[.$B304:.$L304];0))" office:value-type="string" office:string-value="TimeWaitKey" calcext:value-type="string">
            <text:p>TimeWaitKey</text:p>
          </table:table-cell>
          <table:table-cell table:formula="of:=[.O304]/[.N304]" office:value-type="percentage" office:value="0.514388661759138" calcext:value-type="percentage">
            <text:p>51.44%</text:p>
          </table:table-cell>
          <table:table-cell/>
          <table:table-cell table:formula="of:=1000000000/[.N304]" office:value-type="float" office:value="47.6829427623492" calcext:value-type="float">
            <text:p>47.6829427623492</text:p>
          </table:table-cell>
          <table:table-cell table:formula="of:=IF([.A304]=1;1000000000/[.N304];&quot;&quot;)" office:value-type="float" office:value="47.6829427623492" calcext:value-type="float">
            <text:p>47.6829427623492</text:p>
          </table:table-cell>
          <table:table-cell table:formula="of:=IF([.A304]=1;[.P304];&quot;&quot;)" office:value-type="string" office:string-value="TimeWaitKey" calcext:value-type="string">
            <text:p>TimeWaitKey</text:p>
          </table:table-cell>
          <table:table-cell table:style-name="ce1" table:formula="of:=IF(ISBLANK([.T304]);&quot;&quot;;[.Q304])" office:value-type="percentage" office:value="0.514388661759138" calcext:value-type="percentage">
            <text:p>51.44%</text:p>
          </table:table-cell>
          <table:table-cell table:formula="of:=IF([.A304]=1;[.V304]*[.N304]/1000000;&quot;&quot;)" office:value-type="float" office:value="10.787687" calcext:value-type="float">
            <text:p>10.7876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2656" calcext:value-type="float">
            <text:p>732656</text:p>
          </table:table-cell>
          <table:table-cell office:value-type="float" office:value="1402644" calcext:value-type="float">
            <text:p>1402644</text:p>
          </table:table-cell>
          <table:table-cell office:value-type="float" office:value="1410649" calcext:value-type="float">
            <text:p>1410649</text:p>
          </table:table-cell>
          <table:table-cell office:value-type="float" office:value="90" calcext:value-type="float">
            <text:p>90</text:p>
          </table:table-cell>
          <table:table-cell office:value-type="float" office:value="5137766" calcext:value-type="float">
            <text:p>5137766</text:p>
          </table:table-cell>
          <table:table-cell office:value-type="float" office:value="725943" calcext:value-type="float">
            <text:p>725943</text:p>
          </table:table-cell>
          <table:table-cell office:value-type="float" office:value="70" calcext:value-type="float">
            <text:p>70</text:p>
          </table:table-cell>
          <table:table-cell office:value-type="float" office:value="275443" calcext:value-type="float">
            <text:p>275443</text:p>
          </table:table-cell>
          <table:table-cell office:value-type="float" office:value="751561" calcext:value-type="float">
            <text:p>751561</text:p>
          </table:table-cell>
          <table:table-cell office:value-type="float" office:value="718529" calcext:value-type="float">
            <text:p>718529</text:p>
          </table:table-cell>
          <table:table-cell office:value-type="float" office:value="10755978" calcext:value-type="float">
            <text:p>10755978</text:p>
          </table:table-cell>
          <table:table-cell/>
          <table:table-cell table:formula="of:=SUM([.B305:.L305])" office:value-type="float" office:value="21911329" calcext:value-type="float">
            <text:p>21911329</text:p>
          </table:table-cell>
          <table:table-cell table:formula="of:=MAX([.B305:.L305])" office:value-type="float" office:value="10755978" calcext:value-type="float">
            <text:p>10755978</text:p>
          </table:table-cell>
          <table:table-cell table:formula="of:=INDEX([.$B$1:.$L$1];0;MATCH(MAX([.$B305:.$L305]);[.$B305:.$L305];0))" office:value-type="string" office:string-value="TimeWaitKey" calcext:value-type="string">
            <text:p>TimeWaitKey</text:p>
          </table:table-cell>
          <table:table-cell table:formula="of:=[.O305]/[.N305]" office:value-type="percentage" office:value="0.49088660938823" calcext:value-type="percentage">
            <text:p>49.09%</text:p>
          </table:table-cell>
          <table:table-cell/>
          <table:table-cell table:formula="of:=1000000000/[.N305]" office:value-type="float" office:value="45.6384913941094" calcext:value-type="float">
            <text:p>45.6384913941094</text:p>
          </table:table-cell>
          <table:table-cell table:formula="of:=IF([.A305]=1;1000000000/[.N305];&quot;&quot;)" office:value-type="float" office:value="45.6384913941094" calcext:value-type="float">
            <text:p>45.6384913941094</text:p>
          </table:table-cell>
          <table:table-cell table:formula="of:=IF([.A305]=1;[.P305];&quot;&quot;)" office:value-type="string" office:string-value="TimeWaitKey" calcext:value-type="string">
            <text:p>TimeWaitKey</text:p>
          </table:table-cell>
          <table:table-cell table:style-name="ce1" table:formula="of:=IF(ISBLANK([.T305]);&quot;&quot;;[.Q305])" office:value-type="percentage" office:value="0.49088660938823" calcext:value-type="percentage">
            <text:p>49.09%</text:p>
          </table:table-cell>
          <table:table-cell table:formula="of:=IF([.A305]=1;[.V305]*[.N305]/1000000;&quot;&quot;)" office:value-type="float" office:value="10.755978" calcext:value-type="float">
            <text:p>10.7559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367" calcext:value-type="float">
            <text:p>749367</text:p>
          </table:table-cell>
          <table:table-cell office:value-type="float" office:value="711647" calcext:value-type="float">
            <text:p>711647</text:p>
          </table:table-cell>
          <table:table-cell office:value-type="float" office:value="961703" calcext:value-type="float">
            <text:p>961703</text:p>
          </table:table-cell>
          <table:table-cell office:value-type="float" office:value="100" calcext:value-type="float">
            <text:p>100</text:p>
          </table:table-cell>
          <table:table-cell office:value-type="float" office:value="5147525" calcext:value-type="float">
            <text:p>5147525</text:p>
          </table:table-cell>
          <table:table-cell office:value-type="float" office:value="706407" calcext:value-type="float">
            <text:p>706407</text:p>
          </table:table-cell>
          <table:table-cell office:value-type="float" office:value="70" calcext:value-type="float">
            <text:p>70</text:p>
          </table:table-cell>
          <table:table-cell office:value-type="float" office:value="151854259" calcext:value-type="float">
            <text:p>151854259</text:p>
          </table:table-cell>
          <table:table-cell office:value-type="float" office:value="751180" calcext:value-type="float">
            <text:p>751180</text:p>
          </table:table-cell>
          <table:table-cell office:value-type="float" office:value="746542" calcext:value-type="float">
            <text:p>746542</text:p>
          </table:table-cell>
          <table:table-cell office:value-type="float" office:value="10763682" calcext:value-type="float">
            <text:p>10763682</text:p>
          </table:table-cell>
          <table:table-cell/>
          <table:table-cell table:formula="of:=SUM([.B306:.L306])" office:value-type="float" office:value="172392482" calcext:value-type="float">
            <text:p>172392482</text:p>
          </table:table-cell>
          <table:table-cell table:formula="of:=MAX([.B306:.L306])" office:value-type="float" office:value="151854259" calcext:value-type="float">
            <text:p>151854259</text:p>
          </table:table-cell>
          <table:table-cell table:formula="of:=INDEX([.$B$1:.$L$1];0;MATCH(MAX([.$B306:.$L306]);[.$B306:.$L306];0))" office:value-type="string" office:string-value="Facendi" calcext:value-type="string">
            <text:p>Facendi</text:p>
          </table:table-cell>
          <table:table-cell table:formula="of:=[.O306]/[.N306]" office:value-type="percentage" office:value="0.880863580814388" calcext:value-type="percentage">
            <text:p>88.09%</text:p>
          </table:table-cell>
          <table:table-cell/>
          <table:table-cell table:formula="of:=1000000000/[.N306]" office:value-type="float" office:value="5.80071699414363" calcext:value-type="float">
            <text:p>5.80071699414363</text:p>
          </table:table-cell>
          <table:table-cell table:formula="of:=IF([.A306]=1;1000000000/[.N306];&quot;&quot;)" office:value-type="float" office:value="5.80071699414363" calcext:value-type="float">
            <text:p>5.80071699414363</text:p>
          </table:table-cell>
          <table:table-cell table:formula="of:=IF([.A306]=1;[.P306];&quot;&quot;)" office:value-type="string" office:string-value="Facendi" calcext:value-type="string">
            <text:p>Facendi</text:p>
          </table:table-cell>
          <table:table-cell table:style-name="ce1" table:formula="of:=IF(ISBLANK([.T306]);&quot;&quot;;[.Q306])" office:value-type="percentage" office:value="0.880863580814388" calcext:value-type="percentage">
            <text:p>88.09%</text:p>
          </table:table-cell>
          <table:table-cell table:formula="of:=IF([.A306]=1;[.V306]*[.N306]/1000000;&quot;&quot;)" office:value-type="float" office:value="151.854259" calcext:value-type="float">
            <text:p>151.8542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987" calcext:value-type="float">
            <text:p>754987</text:p>
          </table:table-cell>
          <table:table-cell office:value-type="float" office:value="706918" calcext:value-type="float">
            <text:p>706918</text:p>
          </table:table-cell>
          <table:table-cell office:value-type="float" office:value="964628" calcext:value-type="float">
            <text:p>964628</text:p>
          </table:table-cell>
          <table:table-cell office:value-type="float" office:value="70" calcext:value-type="float">
            <text:p>70</text:p>
          </table:table-cell>
          <table:table-cell office:value-type="float" office:value="5197718" calcext:value-type="float">
            <text:p>5197718</text:p>
          </table:table-cell>
          <table:table-cell office:value-type="float" office:value="702840" calcext:value-type="float">
            <text:p>702840</text:p>
          </table:table-cell>
          <table:table-cell office:value-type="float" office:value="150" calcext:value-type="float">
            <text:p>150</text:p>
          </table:table-cell>
          <table:table-cell office:value-type="float" office:value="248744" calcext:value-type="float">
            <text:p>248744</text:p>
          </table:table-cell>
          <table:table-cell office:value-type="float" office:value="747473" calcext:value-type="float">
            <text:p>747473</text:p>
          </table:table-cell>
          <table:table-cell office:value-type="float" office:value="720182" calcext:value-type="float">
            <text:p>720182</text:p>
          </table:table-cell>
          <table:table-cell office:value-type="float" office:value="10767870" calcext:value-type="float">
            <text:p>10767870</text:p>
          </table:table-cell>
          <table:table-cell/>
          <table:table-cell table:formula="of:=SUM([.B307:.L307])" office:value-type="float" office:value="20811580" calcext:value-type="float">
            <text:p>20811580</text:p>
          </table:table-cell>
          <table:table-cell table:formula="of:=MAX([.B307:.L307])" office:value-type="float" office:value="10767870" calcext:value-type="float">
            <text:p>10767870</text:p>
          </table:table-cell>
          <table:table-cell table:formula="of:=INDEX([.$B$1:.$L$1];0;MATCH(MAX([.$B307:.$L307]);[.$B307:.$L307];0))" office:value-type="string" office:string-value="TimeWaitKey" calcext:value-type="string">
            <text:p>TimeWaitKey</text:p>
          </table:table-cell>
          <table:table-cell table:formula="of:=[.O307]/[.N307]" office:value-type="percentage" office:value="0.517398006302261" calcext:value-type="percentage">
            <text:p>51.74%</text:p>
          </table:table-cell>
          <table:table-cell/>
          <table:table-cell table:formula="of:=1000000000/[.N307]" office:value-type="float" office:value="48.0501720676662" calcext:value-type="float">
            <text:p>48.0501720676662</text:p>
          </table:table-cell>
          <table:table-cell table:formula="of:=IF([.A307]=1;1000000000/[.N307];&quot;&quot;)" office:value-type="float" office:value="48.0501720676662" calcext:value-type="float">
            <text:p>48.0501720676662</text:p>
          </table:table-cell>
          <table:table-cell table:formula="of:=IF([.A307]=1;[.P307];&quot;&quot;)" office:value-type="string" office:string-value="TimeWaitKey" calcext:value-type="string">
            <text:p>TimeWaitKey</text:p>
          </table:table-cell>
          <table:table-cell table:style-name="ce1" table:formula="of:=IF(ISBLANK([.T307]);&quot;&quot;;[.Q307])" office:value-type="percentage" office:value="0.517398006302261" calcext:value-type="percentage">
            <text:p>51.74%</text:p>
          </table:table-cell>
          <table:table-cell table:formula="of:=IF([.A307]=1;[.V307]*[.N307]/1000000;&quot;&quot;)" office:value-type="float" office:value="10.76787" calcext:value-type="float">
            <text:p>10.767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8720" calcext:value-type="float">
            <text:p>718720</text:p>
          </table:table-cell>
          <table:table-cell office:value-type="float" office:value="708130" calcext:value-type="float">
            <text:p>708130</text:p>
          </table:table-cell>
          <table:table-cell office:value-type="float" office:value="977642" calcext:value-type="float">
            <text:p>977642</text:p>
          </table:table-cell>
          <table:table-cell office:value-type="float" office:value="110" calcext:value-type="float">
            <text:p>110</text:p>
          </table:table-cell>
          <table:table-cell office:value-type="float" office:value="5289769" calcext:value-type="float">
            <text:p>5289769</text:p>
          </table:table-cell>
          <table:table-cell office:value-type="float" office:value="709713" calcext:value-type="float">
            <text:p>709713</text:p>
          </table:table-cell>
          <table:table-cell office:value-type="float" office:value="71" calcext:value-type="float">
            <text:p>71</text:p>
          </table:table-cell>
          <table:table-cell office:value-type="float" office:value="230109" calcext:value-type="float">
            <text:p>230109</text:p>
          </table:table-cell>
          <table:table-cell office:value-type="float" office:value="759376" calcext:value-type="float">
            <text:p>759376</text:p>
          </table:table-cell>
          <table:table-cell office:value-type="float" office:value="729890" calcext:value-type="float">
            <text:p>729890</text:p>
          </table:table-cell>
          <table:table-cell office:value-type="float" office:value="10700143" calcext:value-type="float">
            <text:p>10700143</text:p>
          </table:table-cell>
          <table:table-cell/>
          <table:table-cell table:formula="of:=SUM([.B308:.L308])" office:value-type="float" office:value="20823673" calcext:value-type="float">
            <text:p>20823673</text:p>
          </table:table-cell>
          <table:table-cell table:formula="of:=MAX([.B308:.L308])" office:value-type="float" office:value="10700143" calcext:value-type="float">
            <text:p>10700143</text:p>
          </table:table-cell>
          <table:table-cell table:formula="of:=INDEX([.$B$1:.$L$1];0;MATCH(MAX([.$B308:.$L308]);[.$B308:.$L308];0))" office:value-type="string" office:string-value="TimeWaitKey" calcext:value-type="string">
            <text:p>TimeWaitKey</text:p>
          </table:table-cell>
          <table:table-cell table:formula="of:=[.O308]/[.N308]" office:value-type="percentage" office:value="0.513845131932297" calcext:value-type="percentage">
            <text:p>51.38%</text:p>
          </table:table-cell>
          <table:table-cell/>
          <table:table-cell table:formula="of:=1000000000/[.N308]" office:value-type="float" office:value="48.0222677334589" calcext:value-type="float">
            <text:p>48.0222677334589</text:p>
          </table:table-cell>
          <table:table-cell table:formula="of:=IF([.A308]=1;1000000000/[.N308];&quot;&quot;)" office:value-type="float" office:value="48.0222677334589" calcext:value-type="float">
            <text:p>48.0222677334589</text:p>
          </table:table-cell>
          <table:table-cell table:formula="of:=IF([.A308]=1;[.P308];&quot;&quot;)" office:value-type="string" office:string-value="TimeWaitKey" calcext:value-type="string">
            <text:p>TimeWaitKey</text:p>
          </table:table-cell>
          <table:table-cell table:style-name="ce1" table:formula="of:=IF(ISBLANK([.T308]);&quot;&quot;;[.Q308])" office:value-type="percentage" office:value="0.513845131932297" calcext:value-type="percentage">
            <text:p>51.38%</text:p>
          </table:table-cell>
          <table:table-cell table:formula="of:=IF([.A308]=1;[.V308]*[.N308]/1000000;&quot;&quot;)" office:value-type="float" office:value="10.700143" calcext:value-type="float">
            <text:p>10.7001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1532" calcext:value-type="float">
            <text:p>961532</text:p>
          </table:table-cell>
          <table:table-cell office:value-type="float" office:value="862859" calcext:value-type="float">
            <text:p>862859</text:p>
          </table:table-cell>
          <table:table-cell office:value-type="float" office:value="965529" calcext:value-type="float">
            <text:p>965529</text:p>
          </table:table-cell>
          <table:table-cell office:value-type="float" office:value="70" calcext:value-type="float">
            <text:p>70</text:p>
          </table:table-cell>
          <table:table-cell office:value-type="float" office:value="5194522" calcext:value-type="float">
            <text:p>5194522</text:p>
          </table:table-cell>
          <table:table-cell office:value-type="float" office:value="718680" calcext:value-type="float">
            <text:p>718680</text:p>
          </table:table-cell>
          <table:table-cell office:value-type="float" office:value="80" calcext:value-type="float">
            <text:p>80</text:p>
          </table:table-cell>
          <table:table-cell office:value-type="float" office:value="231752" calcext:value-type="float">
            <text:p>231752</text:p>
          </table:table-cell>
          <table:table-cell office:value-type="float" office:value="779132" calcext:value-type="float">
            <text:p>779132</text:p>
          </table:table-cell>
          <table:table-cell office:value-type="float" office:value="714862" calcext:value-type="float">
            <text:p>714862</text:p>
          </table:table-cell>
          <table:table-cell office:value-type="float" office:value="10740549" calcext:value-type="float">
            <text:p>10740549</text:p>
          </table:table-cell>
          <table:table-cell/>
          <table:table-cell table:formula="of:=SUM([.B309:.L309])" office:value-type="float" office:value="21169567" calcext:value-type="float">
            <text:p>21169567</text:p>
          </table:table-cell>
          <table:table-cell table:formula="of:=MAX([.B309:.L309])" office:value-type="float" office:value="10740549" calcext:value-type="float">
            <text:p>10740549</text:p>
          </table:table-cell>
          <table:table-cell table:formula="of:=INDEX([.$B$1:.$L$1];0;MATCH(MAX([.$B309:.$L309]);[.$B309:.$L309];0))" office:value-type="string" office:string-value="TimeWaitKey" calcext:value-type="string">
            <text:p>TimeWaitKey</text:p>
          </table:table-cell>
          <table:table-cell table:formula="of:=[.O309]/[.N309]" office:value-type="percentage" office:value="0.507357991781315" calcext:value-type="percentage">
            <text:p>50.74%</text:p>
          </table:table-cell>
          <table:table-cell/>
          <table:table-cell table:formula="of:=1000000000/[.N309]" office:value-type="float" office:value="47.2376218181506" calcext:value-type="float">
            <text:p>47.2376218181506</text:p>
          </table:table-cell>
          <table:table-cell table:formula="of:=IF([.A309]=1;1000000000/[.N309];&quot;&quot;)" office:value-type="float" office:value="47.2376218181506" calcext:value-type="float">
            <text:p>47.2376218181506</text:p>
          </table:table-cell>
          <table:table-cell table:formula="of:=IF([.A309]=1;[.P309];&quot;&quot;)" office:value-type="string" office:string-value="TimeWaitKey" calcext:value-type="string">
            <text:p>TimeWaitKey</text:p>
          </table:table-cell>
          <table:table-cell table:style-name="ce1" table:formula="of:=IF(ISBLANK([.T309]);&quot;&quot;;[.Q309])" office:value-type="percentage" office:value="0.507357991781315" calcext:value-type="percentage">
            <text:p>50.74%</text:p>
          </table:table-cell>
          <table:table-cell table:formula="of:=IF([.A309]=1;[.V309]*[.N309]/1000000;&quot;&quot;)" office:value-type="float" office:value="10.740549" calcext:value-type="float">
            <text:p>10.7405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6822" calcext:value-type="float">
            <text:p>746822</text:p>
          </table:table-cell>
          <table:table-cell office:value-type="float" office:value="728377" calcext:value-type="float">
            <text:p>728377</text:p>
          </table:table-cell>
          <table:table-cell office:value-type="float" office:value="964468" calcext:value-type="float">
            <text:p>964468</text:p>
          </table:table-cell>
          <table:table-cell office:value-type="float" office:value="90" calcext:value-type="float">
            <text:p>90</text:p>
          </table:table-cell>
          <table:table-cell office:value-type="float" office:value="5187419" calcext:value-type="float">
            <text:p>5187419</text:p>
          </table:table-cell>
          <table:table-cell office:value-type="float" office:value="717708" calcext:value-type="float">
            <text:p>717708</text:p>
          </table:table-cell>
          <table:table-cell office:value-type="float" office:value="70" calcext:value-type="float">
            <text:p>70</text:p>
          </table:table-cell>
          <table:table-cell office:value-type="float" office:value="152058560" calcext:value-type="float">
            <text:p>152058560</text:p>
          </table:table-cell>
          <table:table-cell office:value-type="float" office:value="765738" calcext:value-type="float">
            <text:p>765738</text:p>
          </table:table-cell>
          <table:table-cell office:value-type="float" office:value="744267" calcext:value-type="float">
            <text:p>744267</text:p>
          </table:table-cell>
          <table:table-cell office:value-type="float" office:value="10542880" calcext:value-type="float">
            <text:p>10542880</text:p>
          </table:table-cell>
          <table:table-cell/>
          <table:table-cell table:formula="of:=SUM([.B310:.L310])" office:value-type="float" office:value="172456399" calcext:value-type="float">
            <text:p>172456399</text:p>
          </table:table-cell>
          <table:table-cell table:formula="of:=MAX([.B310:.L310])" office:value-type="float" office:value="152058560" calcext:value-type="float">
            <text:p>152058560</text:p>
          </table:table-cell>
          <table:table-cell table:formula="of:=INDEX([.$B$1:.$L$1];0;MATCH(MAX([.$B310:.$L310]);[.$B310:.$L310];0))" office:value-type="string" office:string-value="Facendi" calcext:value-type="string">
            <text:p>Facendi</text:p>
          </table:table-cell>
          <table:table-cell table:formula="of:=[.O310]/[.N310]" office:value-type="percentage" office:value="0.881721762032153" calcext:value-type="percentage">
            <text:p>88.17%</text:p>
          </table:table-cell>
          <table:table-cell/>
          <table:table-cell table:formula="of:=1000000000/[.N310]" office:value-type="float" office:value="5.79856709173198" calcext:value-type="float">
            <text:p>5.79856709173198</text:p>
          </table:table-cell>
          <table:table-cell table:formula="of:=IF([.A310]=1;1000000000/[.N310];&quot;&quot;)" office:value-type="float" office:value="5.79856709173198" calcext:value-type="float">
            <text:p>5.79856709173198</text:p>
          </table:table-cell>
          <table:table-cell table:formula="of:=IF([.A310]=1;[.P310];&quot;&quot;)" office:value-type="string" office:string-value="Facendi" calcext:value-type="string">
            <text:p>Facendi</text:p>
          </table:table-cell>
          <table:table-cell table:style-name="ce1" table:formula="of:=IF(ISBLANK([.T310]);&quot;&quot;;[.Q310])" office:value-type="percentage" office:value="0.881721762032153" calcext:value-type="percentage">
            <text:p>88.17%</text:p>
          </table:table-cell>
          <table:table-cell table:formula="of:=IF([.A310]=1;[.V310]*[.N310]/1000000;&quot;&quot;)" office:value-type="float" office:value="152.05856" calcext:value-type="float">
            <text:p>152.058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4693" calcext:value-type="float">
            <text:p>924693</text:p>
          </table:table-cell>
          <table:table-cell office:value-type="float" office:value="1253416" calcext:value-type="float">
            <text:p>1253416</text:p>
          </table:table-cell>
          <table:table-cell office:value-type="float" office:value="964197" calcext:value-type="float">
            <text:p>964197</text:p>
          </table:table-cell>
          <table:table-cell office:value-type="float" office:value="60" calcext:value-type="float">
            <text:p>60</text:p>
          </table:table-cell>
          <table:table-cell office:value-type="float" office:value="5277035" calcext:value-type="float">
            <text:p>5277035</text:p>
          </table:table-cell>
          <table:table-cell office:value-type="float" office:value="730912" calcext:value-type="float">
            <text:p>730912</text:p>
          </table:table-cell>
          <table:table-cell office:value-type="float" office:value="70" calcext:value-type="float">
            <text:p>70</text:p>
          </table:table-cell>
          <table:table-cell office:value-type="float" office:value="241269" calcext:value-type="float">
            <text:p>241269</text:p>
          </table:table-cell>
          <table:table-cell office:value-type="float" office:value="754216" calcext:value-type="float">
            <text:p>754216</text:p>
          </table:table-cell>
          <table:table-cell office:value-type="float" office:value="740841" calcext:value-type="float">
            <text:p>740841</text:p>
          </table:table-cell>
          <table:table-cell office:value-type="float" office:value="10517323" calcext:value-type="float">
            <text:p>10517323</text:p>
          </table:table-cell>
          <table:table-cell/>
          <table:table-cell table:formula="of:=SUM([.B311:.L311])" office:value-type="float" office:value="21404032" calcext:value-type="float">
            <text:p>21404032</text:p>
          </table:table-cell>
          <table:table-cell table:formula="of:=MAX([.B311:.L311])" office:value-type="float" office:value="10517323" calcext:value-type="float">
            <text:p>10517323</text:p>
          </table:table-cell>
          <table:table-cell table:formula="of:=INDEX([.$B$1:.$L$1];0;MATCH(MAX([.$B311:.$L311]);[.$B311:.$L311];0))" office:value-type="string" office:string-value="TimeWaitKey" calcext:value-type="string">
            <text:p>TimeWaitKey</text:p>
          </table:table-cell>
          <table:table-cell table:formula="of:=[.O311]/[.N311]" office:value-type="percentage" office:value="0.491371111760625" calcext:value-type="percentage">
            <text:p>49.14%</text:p>
          </table:table-cell>
          <table:table-cell/>
          <table:table-cell table:formula="of:=1000000000/[.N311]" office:value-type="float" office:value="46.7201693587451" calcext:value-type="float">
            <text:p>46.7201693587451</text:p>
          </table:table-cell>
          <table:table-cell table:formula="of:=IF([.A311]=1;1000000000/[.N311];&quot;&quot;)" office:value-type="float" office:value="46.7201693587451" calcext:value-type="float">
            <text:p>46.7201693587451</text:p>
          </table:table-cell>
          <table:table-cell table:formula="of:=IF([.A311]=1;[.P311];&quot;&quot;)" office:value-type="string" office:string-value="TimeWaitKey" calcext:value-type="string">
            <text:p>TimeWaitKey</text:p>
          </table:table-cell>
          <table:table-cell table:style-name="ce1" table:formula="of:=IF(ISBLANK([.T311]);&quot;&quot;;[.Q311])" office:value-type="percentage" office:value="0.491371111760625" calcext:value-type="percentage">
            <text:p>49.14%</text:p>
          </table:table-cell>
          <table:table-cell table:formula="of:=IF([.A311]=1;[.V311]*[.N311]/1000000;&quot;&quot;)" office:value-type="float" office:value="10.517323" calcext:value-type="float">
            <text:p>10.5173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5194" calcext:value-type="float">
            <text:p>925194</text:p>
          </table:table-cell>
          <table:table-cell office:value-type="float" office:value="1214885" calcext:value-type="float">
            <text:p>1214885</text:p>
          </table:table-cell>
          <table:table-cell office:value-type="float" office:value="984666" calcext:value-type="float">
            <text:p>984666</text:p>
          </table:table-cell>
          <table:table-cell office:value-type="float" office:value="90" calcext:value-type="float">
            <text:p>90</text:p>
          </table:table-cell>
          <table:table-cell office:value-type="float" office:value="5154206" calcext:value-type="float">
            <text:p>5154206</text:p>
          </table:table-cell>
          <table:table-cell office:value-type="float" office:value="757972" calcext:value-type="float">
            <text:p>757972</text:p>
          </table:table-cell>
          <table:table-cell office:value-type="float" office:value="70" calcext:value-type="float">
            <text:p>70</text:p>
          </table:table-cell>
          <table:table-cell office:value-type="float" office:value="255316" calcext:value-type="float">
            <text:p>255316</text:p>
          </table:table-cell>
          <table:table-cell office:value-type="float" office:value="773902" calcext:value-type="float">
            <text:p>773902</text:p>
          </table:table-cell>
          <table:table-cell office:value-type="float" office:value="759565" calcext:value-type="float">
            <text:p>759565</text:p>
          </table:table-cell>
          <table:table-cell office:value-type="float" office:value="10268358" calcext:value-type="float">
            <text:p>10268358</text:p>
          </table:table-cell>
          <table:table-cell/>
          <table:table-cell table:formula="of:=SUM([.B312:.L312])" office:value-type="float" office:value="21094224" calcext:value-type="float">
            <text:p>21094224</text:p>
          </table:table-cell>
          <table:table-cell table:formula="of:=MAX([.B312:.L312])" office:value-type="float" office:value="10268358" calcext:value-type="float">
            <text:p>10268358</text:p>
          </table:table-cell>
          <table:table-cell table:formula="of:=INDEX([.$B$1:.$L$1];0;MATCH(MAX([.$B312:.$L312]);[.$B312:.$L312];0))" office:value-type="string" office:string-value="TimeWaitKey" calcext:value-type="string">
            <text:p>TimeWaitKey</text:p>
          </table:table-cell>
          <table:table-cell table:formula="of:=[.O312]/[.N312]" office:value-type="percentage" office:value="0.486785292504716" calcext:value-type="percentage">
            <text:p>48.68%</text:p>
          </table:table-cell>
          <table:table-cell/>
          <table:table-cell table:formula="of:=1000000000/[.N312]" office:value-type="float" office:value="47.4063421342259" calcext:value-type="float">
            <text:p>47.4063421342259</text:p>
          </table:table-cell>
          <table:table-cell table:formula="of:=IF([.A312]=1;1000000000/[.N312];&quot;&quot;)" office:value-type="float" office:value="47.4063421342259" calcext:value-type="float">
            <text:p>47.4063421342259</text:p>
          </table:table-cell>
          <table:table-cell table:formula="of:=IF([.A312]=1;[.P312];&quot;&quot;)" office:value-type="string" office:string-value="TimeWaitKey" calcext:value-type="string">
            <text:p>TimeWaitKey</text:p>
          </table:table-cell>
          <table:table-cell table:style-name="ce1" table:formula="of:=IF(ISBLANK([.T312]);&quot;&quot;;[.Q312])" office:value-type="percentage" office:value="0.486785292504716" calcext:value-type="percentage">
            <text:p>48.68%</text:p>
          </table:table-cell>
          <table:table-cell table:formula="of:=IF([.A312]=1;[.V312]*[.N312]/1000000;&quot;&quot;)" office:value-type="float" office:value="10.268358" calcext:value-type="float">
            <text:p>10.2683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6276" calcext:value-type="float">
            <text:p>1006276</text:p>
          </table:table-cell>
          <table:table-cell office:value-type="float" office:value="1274896" calcext:value-type="float">
            <text:p>1274896</text:p>
          </table:table-cell>
          <table:table-cell office:value-type="float" office:value="973494" calcext:value-type="float">
            <text:p>973494</text:p>
          </table:table-cell>
          <table:table-cell office:value-type="float" office:value="80" calcext:value-type="float">
            <text:p>80</text:p>
          </table:table-cell>
          <table:table-cell office:value-type="float" office:value="5485294" calcext:value-type="float">
            <text:p>5485294</text:p>
          </table:table-cell>
          <table:table-cell office:value-type="float" office:value="831821" calcext:value-type="float">
            <text:p>831821</text:p>
          </table:table-cell>
          <table:table-cell office:value-type="float" office:value="80" calcext:value-type="float">
            <text:p>80</text:p>
          </table:table-cell>
          <table:table-cell office:value-type="float" office:value="244415" calcext:value-type="float">
            <text:p>244415</text:p>
          </table:table-cell>
          <table:table-cell office:value-type="float" office:value="795914" calcext:value-type="float">
            <text:p>795914</text:p>
          </table:table-cell>
          <table:table-cell office:value-type="float" office:value="750148" calcext:value-type="float">
            <text:p>750148</text:p>
          </table:table-cell>
          <table:table-cell office:value-type="float" office:value="11106752" calcext:value-type="float">
            <text:p>11106752</text:p>
          </table:table-cell>
          <table:table-cell/>
          <table:table-cell table:formula="of:=SUM([.B313:.L313])" office:value-type="float" office:value="22469170" calcext:value-type="float">
            <text:p>22469170</text:p>
          </table:table-cell>
          <table:table-cell table:formula="of:=MAX([.B313:.L313])" office:value-type="float" office:value="11106752" calcext:value-type="float">
            <text:p>11106752</text:p>
          </table:table-cell>
          <table:table-cell table:formula="of:=INDEX([.$B$1:.$L$1];0;MATCH(MAX([.$B313:.$L313]);[.$B313:.$L313];0))" office:value-type="string" office:string-value="TimeWaitKey" calcext:value-type="string">
            <text:p>TimeWaitKey</text:p>
          </table:table-cell>
          <table:table-cell table:formula="of:=[.O313]/[.N313]" office:value-type="percentage" office:value="0.494310737779811" calcext:value-type="percentage">
            <text:p>49.43%</text:p>
          </table:table-cell>
          <table:table-cell/>
          <table:table-cell table:formula="of:=1000000000/[.N313]" office:value-type="float" office:value="44.5054267692131" calcext:value-type="float">
            <text:p>44.5054267692131</text:p>
          </table:table-cell>
          <table:table-cell table:formula="of:=IF([.A313]=1;1000000000/[.N313];&quot;&quot;)" office:value-type="float" office:value="44.5054267692131" calcext:value-type="float">
            <text:p>44.5054267692131</text:p>
          </table:table-cell>
          <table:table-cell table:formula="of:=IF([.A313]=1;[.P313];&quot;&quot;)" office:value-type="string" office:string-value="TimeWaitKey" calcext:value-type="string">
            <text:p>TimeWaitKey</text:p>
          </table:table-cell>
          <table:table-cell table:style-name="ce1" table:formula="of:=IF(ISBLANK([.T313]);&quot;&quot;;[.Q313])" office:value-type="percentage" office:value="0.494310737779811" calcext:value-type="percentage">
            <text:p>49.43%</text:p>
          </table:table-cell>
          <table:table-cell table:formula="of:=IF([.A313]=1;[.V313]*[.N313]/1000000;&quot;&quot;)" office:value-type="float" office:value="11.106752" calcext:value-type="float">
            <text:p>11.1067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2162" calcext:value-type="float">
            <text:p>752162</text:p>
          </table:table-cell>
          <table:table-cell office:value-type="float" office:value="710203" calcext:value-type="float">
            <text:p>710203</text:p>
          </table:table-cell>
          <table:table-cell office:value-type="float" office:value="962554" calcext:value-type="float">
            <text:p>962554</text:p>
          </table:table-cell>
          <table:table-cell office:value-type="float" office:value="70" calcext:value-type="float">
            <text:p>70</text:p>
          </table:table-cell>
          <table:table-cell office:value-type="float" office:value="5251418" calcext:value-type="float">
            <text:p>5251418</text:p>
          </table:table-cell>
          <table:table-cell office:value-type="float" office:value="737094" calcext:value-type="float">
            <text:p>737094</text:p>
          </table:table-cell>
          <table:table-cell office:value-type="float" office:value="80" calcext:value-type="float">
            <text:p>80</text:p>
          </table:table-cell>
          <table:table-cell office:value-type="float" office:value="239487" calcext:value-type="float">
            <text:p>239487</text:p>
          </table:table-cell>
          <table:table-cell office:value-type="float" office:value="776777" calcext:value-type="float">
            <text:p>776777</text:p>
          </table:table-cell>
          <table:table-cell office:value-type="float" office:value="780836" calcext:value-type="float">
            <text:p>780836</text:p>
          </table:table-cell>
          <table:table-cell office:value-type="float" office:value="10524015" calcext:value-type="float">
            <text:p>10524015</text:p>
          </table:table-cell>
          <table:table-cell/>
          <table:table-cell table:formula="of:=SUM([.B314:.L314])" office:value-type="float" office:value="20734696" calcext:value-type="float">
            <text:p>20734696</text:p>
          </table:table-cell>
          <table:table-cell table:formula="of:=MAX([.B314:.L314])" office:value-type="float" office:value="10524015" calcext:value-type="float">
            <text:p>10524015</text:p>
          </table:table-cell>
          <table:table-cell table:formula="of:=INDEX([.$B$1:.$L$1];0;MATCH(MAX([.$B314:.$L314]);[.$B314:.$L314];0))" office:value-type="string" office:string-value="TimeWaitKey" calcext:value-type="string">
            <text:p>TimeWaitKey</text:p>
          </table:table-cell>
          <table:table-cell table:formula="of:=[.O314]/[.N314]" office:value-type="percentage" office:value="0.507555789580903" calcext:value-type="percentage">
            <text:p>50.76%</text:p>
          </table:table-cell>
          <table:table-cell/>
          <table:table-cell table:formula="of:=1000000000/[.N314]" office:value-type="float" office:value="48.2283415199335" calcext:value-type="float">
            <text:p>48.2283415199335</text:p>
          </table:table-cell>
          <table:table-cell table:formula="of:=IF([.A314]=1;1000000000/[.N314];&quot;&quot;)" office:value-type="float" office:value="48.2283415199335" calcext:value-type="float">
            <text:p>48.2283415199335</text:p>
          </table:table-cell>
          <table:table-cell table:formula="of:=IF([.A314]=1;[.P314];&quot;&quot;)" office:value-type="string" office:string-value="TimeWaitKey" calcext:value-type="string">
            <text:p>TimeWaitKey</text:p>
          </table:table-cell>
          <table:table-cell table:style-name="ce1" table:formula="of:=IF(ISBLANK([.T314]);&quot;&quot;;[.Q314])" office:value-type="percentage" office:value="0.507555789580903" calcext:value-type="percentage">
            <text:p>50.76%</text:p>
          </table:table-cell>
          <table:table-cell table:formula="of:=IF([.A314]=1;[.V314]*[.N314]/1000000;&quot;&quot;)" office:value-type="float" office:value="10.524015" calcext:value-type="float">
            <text:p>10.5240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2153" calcext:value-type="float">
            <text:p>742153</text:p>
          </table:table-cell>
          <table:table-cell office:value-type="float" office:value="1472324" calcext:value-type="float">
            <text:p>1472324</text:p>
          </table:table-cell>
          <table:table-cell office:value-type="float" office:value="972723" calcext:value-type="float">
            <text:p>972723</text:p>
          </table:table-cell>
          <table:table-cell office:value-type="float" office:value="80" calcext:value-type="float">
            <text:p>80</text:p>
          </table:table-cell>
          <table:table-cell office:value-type="float" office:value="5248883" calcext:value-type="float">
            <text:p>5248883</text:p>
          </table:table-cell>
          <table:table-cell office:value-type="float" office:value="720954" calcext:value-type="float">
            <text:p>720954</text:p>
          </table:table-cell>
          <table:table-cell office:value-type="float" office:value="70" calcext:value-type="float">
            <text:p>70</text:p>
          </table:table-cell>
          <table:table-cell office:value-type="float" office:value="224669" calcext:value-type="float">
            <text:p>224669</text:p>
          </table:table-cell>
          <table:table-cell office:value-type="float" office:value="800562" calcext:value-type="float">
            <text:p>800562</text:p>
          </table:table-cell>
          <table:table-cell office:value-type="float" office:value="720803" calcext:value-type="float">
            <text:p>720803</text:p>
          </table:table-cell>
          <table:table-cell office:value-type="float" office:value="10581332" calcext:value-type="float">
            <text:p>10581332</text:p>
          </table:table-cell>
          <table:table-cell/>
          <table:table-cell table:formula="of:=SUM([.B315:.L315])" office:value-type="float" office:value="21484553" calcext:value-type="float">
            <text:p>21484553</text:p>
          </table:table-cell>
          <table:table-cell table:formula="of:=MAX([.B315:.L315])" office:value-type="float" office:value="10581332" calcext:value-type="float">
            <text:p>10581332</text:p>
          </table:table-cell>
          <table:table-cell table:formula="of:=INDEX([.$B$1:.$L$1];0;MATCH(MAX([.$B315:.$L315]);[.$B315:.$L315];0))" office:value-type="string" office:string-value="TimeWaitKey" calcext:value-type="string">
            <text:p>TimeWaitKey</text:p>
          </table:table-cell>
          <table:table-cell table:formula="of:=[.O315]/[.N315]" office:value-type="percentage" office:value="0.492508827155957" calcext:value-type="percentage">
            <text:p>49.25%</text:p>
          </table:table-cell>
          <table:table-cell/>
          <table:table-cell table:formula="of:=1000000000/[.N315]" office:value-type="float" office:value="46.5450689153272" calcext:value-type="float">
            <text:p>46.5450689153272</text:p>
          </table:table-cell>
          <table:table-cell table:formula="of:=IF([.A315]=1;1000000000/[.N315];&quot;&quot;)" office:value-type="float" office:value="46.5450689153272" calcext:value-type="float">
            <text:p>46.5450689153272</text:p>
          </table:table-cell>
          <table:table-cell table:formula="of:=IF([.A315]=1;[.P315];&quot;&quot;)" office:value-type="string" office:string-value="TimeWaitKey" calcext:value-type="string">
            <text:p>TimeWaitKey</text:p>
          </table:table-cell>
          <table:table-cell table:style-name="ce1" table:formula="of:=IF(ISBLANK([.T315]);&quot;&quot;;[.Q315])" office:value-type="percentage" office:value="0.492508827155957" calcext:value-type="percentage">
            <text:p>49.25%</text:p>
          </table:table-cell>
          <table:table-cell table:formula="of:=IF([.A315]=1;[.V315]*[.N315]/1000000;&quot;&quot;)" office:value-type="float" office:value="10.581332" calcext:value-type="float">
            <text:p>10.5813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86000" calcext:value-type="float">
            <text:p>6186000</text:p>
          </table:table-cell>
          <table:table-cell office:value-type="float" office:value="1214694" calcext:value-type="float">
            <text:p>1214694</text:p>
          </table:table-cell>
          <table:table-cell office:value-type="float" office:value="990396" calcext:value-type="float">
            <text:p>990396</text:p>
          </table:table-cell>
          <table:table-cell office:value-type="float" office:value="161" calcext:value-type="float">
            <text:p>161</text:p>
          </table:table-cell>
          <table:table-cell office:value-type="float" office:value="5218196" calcext:value-type="float">
            <text:p>5218196</text:p>
          </table:table-cell>
          <table:table-cell office:value-type="float" office:value="727055" calcext:value-type="float">
            <text:p>727055</text:p>
          </table:table-cell>
          <table:table-cell office:value-type="float" office:value="71" calcext:value-type="float">
            <text:p>71</text:p>
          </table:table-cell>
          <table:table-cell office:value-type="float" office:value="234817" calcext:value-type="float">
            <text:p>234817</text:p>
          </table:table-cell>
          <table:table-cell office:value-type="float" office:value="1135827" calcext:value-type="float">
            <text:p>1135827</text:p>
          </table:table-cell>
          <table:table-cell office:value-type="float" office:value="795833" calcext:value-type="float">
            <text:p>795833</text:p>
          </table:table-cell>
          <table:table-cell office:value-type="float" office:value="10489001" calcext:value-type="float">
            <text:p>10489001</text:p>
          </table:table-cell>
          <table:table-cell/>
          <table:table-cell table:formula="of:=SUM([.B316:.L316])" office:value-type="float" office:value="26992051" calcext:value-type="float">
            <text:p>26992051</text:p>
          </table:table-cell>
          <table:table-cell table:formula="of:=MAX([.B316:.L316])" office:value-type="float" office:value="10489001" calcext:value-type="float">
            <text:p>10489001</text:p>
          </table:table-cell>
          <table:table-cell table:formula="of:=INDEX([.$B$1:.$L$1];0;MATCH(MAX([.$B316:.$L316]);[.$B316:.$L316];0))" office:value-type="string" office:string-value="TimeWaitKey" calcext:value-type="string">
            <text:p>TimeWaitKey</text:p>
          </table:table-cell>
          <table:table-cell table:formula="of:=[.O316]/[.N316]" office:value-type="percentage" office:value="0.388595924037043" calcext:value-type="percentage">
            <text:p>38.86%</text:p>
          </table:table-cell>
          <table:table-cell/>
          <table:table-cell table:formula="of:=1000000000/[.N316]" office:value-type="float" office:value="37.0479442262465" calcext:value-type="float">
            <text:p>37.0479442262465</text:p>
          </table:table-cell>
          <table:table-cell table:formula="of:=IF([.A316]=1;1000000000/[.N316];&quot;&quot;)" office:value-type="float" office:value="37.0479442262465" calcext:value-type="float">
            <text:p>37.0479442262465</text:p>
          </table:table-cell>
          <table:table-cell table:formula="of:=IF([.A316]=1;[.P316];&quot;&quot;)" office:value-type="string" office:string-value="TimeWaitKey" calcext:value-type="string">
            <text:p>TimeWaitKey</text:p>
          </table:table-cell>
          <table:table-cell table:style-name="ce1" table:formula="of:=IF(ISBLANK([.T316]);&quot;&quot;;[.Q316])" office:value-type="percentage" office:value="0.388595924037043" calcext:value-type="percentage">
            <text:p>38.86%</text:p>
          </table:table-cell>
          <table:table-cell table:formula="of:=IF([.A316]=1;[.V316]*[.N316]/1000000;&quot;&quot;)" office:value-type="float" office:value="10.489001" calcext:value-type="float">
            <text:p>10.4890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21943" calcext:value-type="float">
            <text:p>23221943</text:p>
          </table:table-cell>
          <table:table-cell office:value-type="float" office:value="1211498" calcext:value-type="float">
            <text:p>1211498</text:p>
          </table:table-cell>
          <table:table-cell office:value-type="float" office:value="1013388" calcext:value-type="float">
            <text:p>1013388</text:p>
          </table:table-cell>
          <table:table-cell office:value-type="float" office:value="180" calcext:value-type="float">
            <text:p>180</text:p>
          </table:table-cell>
          <table:table-cell office:value-type="float" office:value="5186708" calcext:value-type="float">
            <text:p>5186708</text:p>
          </table:table-cell>
          <table:table-cell office:value-type="float" office:value="736863" calcext:value-type="float">
            <text:p>736863</text:p>
          </table:table-cell>
          <table:table-cell office:value-type="float" office:value="80" calcext:value-type="float">
            <text:p>80</text:p>
          </table:table-cell>
          <table:table-cell office:value-type="float" office:value="252660" calcext:value-type="float">
            <text:p>252660</text:p>
          </table:table-cell>
          <table:table-cell office:value-type="float" office:value="762180" calcext:value-type="float">
            <text:p>762180</text:p>
          </table:table-cell>
          <table:table-cell office:value-type="float" office:value="753996" calcext:value-type="float">
            <text:p>753996</text:p>
          </table:table-cell>
          <table:table-cell office:value-type="float" office:value="10745719" calcext:value-type="float">
            <text:p>10745719</text:p>
          </table:table-cell>
          <table:table-cell/>
          <table:table-cell table:formula="of:=SUM([.B317:.L317])" office:value-type="float" office:value="43885215" calcext:value-type="float">
            <text:p>43885215</text:p>
          </table:table-cell>
          <table:table-cell table:formula="of:=MAX([.B317:.L317])" office:value-type="float" office:value="23221943" calcext:value-type="float">
            <text:p>23221943</text:p>
          </table:table-cell>
          <table:table-cell table:formula="of:=INDEX([.$B$1:.$L$1];0;MATCH(MAX([.$B317:.$L317]);[.$B317:.$L317];0))" office:value-type="string" office:string-value="WebcamRead" calcext:value-type="string">
            <text:p>WebcamRead</text:p>
          </table:table-cell>
          <table:table-cell table:formula="of:=[.O317]/[.N317]" office:value-type="percentage" office:value="0.529151856724412" calcext:value-type="percentage">
            <text:p>52.92%</text:p>
          </table:table-cell>
          <table:table-cell/>
          <table:table-cell table:formula="of:=1000000000/[.N317]" office:value-type="float" office:value="22.7867175767511" calcext:value-type="float">
            <text:p>22.7867175767511</text:p>
          </table:table-cell>
          <table:table-cell table:formula="of:=IF([.A317]=1;1000000000/[.N317];&quot;&quot;)" office:value-type="float" office:value="22.7867175767511" calcext:value-type="float">
            <text:p>22.7867175767511</text:p>
          </table:table-cell>
          <table:table-cell table:formula="of:=IF([.A317]=1;[.P317];&quot;&quot;)" office:value-type="string" office:string-value="WebcamRead" calcext:value-type="string">
            <text:p>WebcamRead</text:p>
          </table:table-cell>
          <table:table-cell table:style-name="ce1" table:formula="of:=IF(ISBLANK([.T317]);&quot;&quot;;[.Q317])" office:value-type="percentage" office:value="0.529151856724412" calcext:value-type="percentage">
            <text:p>52.92%</text:p>
          </table:table-cell>
          <table:table-cell table:formula="of:=IF([.A317]=1;[.V317]*[.N317]/1000000;&quot;&quot;)" office:value-type="float" office:value="23.221943" calcext:value-type="float">
            <text:p>23.2219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79368" calcext:value-type="float">
            <text:p>19179368</text:p>
          </table:table-cell>
          <table:table-cell office:value-type="float" office:value="1215426" calcext:value-type="float">
            <text:p>1215426</text:p>
          </table:table-cell>
          <table:table-cell office:value-type="float" office:value="990716" calcext:value-type="float">
            <text:p>990716</text:p>
          </table:table-cell>
          <table:table-cell office:value-type="float" office:value="70" calcext:value-type="float">
            <text:p>70</text:p>
          </table:table-cell>
          <table:table-cell office:value-type="float" office:value="5273368" calcext:value-type="float">
            <text:p>5273368</text:p>
          </table:table-cell>
          <table:table-cell office:value-type="float" office:value="731704" calcext:value-type="float">
            <text:p>731704</text:p>
          </table:table-cell>
          <table:table-cell office:value-type="float" office:value="71" calcext:value-type="float">
            <text:p>71</text:p>
          </table:table-cell>
          <table:table-cell office:value-type="float" office:value="159330664" calcext:value-type="float">
            <text:p>159330664</text:p>
          </table:table-cell>
          <table:table-cell office:value-type="float" office:value="732155" calcext:value-type="float">
            <text:p>732155</text:p>
          </table:table-cell>
          <table:table-cell office:value-type="float" office:value="746742" calcext:value-type="float">
            <text:p>746742</text:p>
          </table:table-cell>
          <table:table-cell office:value-type="float" office:value="10415073" calcext:value-type="float">
            <text:p>10415073</text:p>
          </table:table-cell>
          <table:table-cell/>
          <table:table-cell table:formula="of:=SUM([.B318:.L318])" office:value-type="float" office:value="198615357" calcext:value-type="float">
            <text:p>198615357</text:p>
          </table:table-cell>
          <table:table-cell table:formula="of:=MAX([.B318:.L318])" office:value-type="float" office:value="159330664" calcext:value-type="float">
            <text:p>159330664</text:p>
          </table:table-cell>
          <table:table-cell table:formula="of:=INDEX([.$B$1:.$L$1];0;MATCH(MAX([.$B318:.$L318]);[.$B318:.$L318];0))" office:value-type="string" office:string-value="Facendi" calcext:value-type="string">
            <text:p>Facendi</text:p>
          </table:table-cell>
          <table:table-cell table:formula="of:=[.O318]/[.N318]" office:value-type="percentage" office:value="0.802207172731361" calcext:value-type="percentage">
            <text:p>80.22%</text:p>
          </table:table-cell>
          <table:table-cell/>
          <table:table-cell table:formula="of:=1000000000/[.N318]" office:value-type="float" office:value="5.03485740027646" calcext:value-type="float">
            <text:p>5.03485740027646</text:p>
          </table:table-cell>
          <table:table-cell table:formula="of:=IF([.A318]=1;1000000000/[.N318];&quot;&quot;)" office:value-type="float" office:value="5.03485740027646" calcext:value-type="float">
            <text:p>5.03485740027646</text:p>
          </table:table-cell>
          <table:table-cell table:formula="of:=IF([.A318]=1;[.P318];&quot;&quot;)" office:value-type="string" office:string-value="Facendi" calcext:value-type="string">
            <text:p>Facendi</text:p>
          </table:table-cell>
          <table:table-cell table:style-name="ce1" table:formula="of:=IF(ISBLANK([.T318]);&quot;&quot;;[.Q318])" office:value-type="percentage" office:value="0.802207172731361" calcext:value-type="percentage">
            <text:p>80.22%</text:p>
          </table:table-cell>
          <table:table-cell table:formula="of:=IF([.A318]=1;[.V318]*[.N318]/1000000;&quot;&quot;)" office:value-type="float" office:value="159.330664" calcext:value-type="float">
            <text:p>159.3306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7659" calcext:value-type="float">
            <text:p>927659</text:p>
          </table:table-cell>
          <table:table-cell office:value-type="float" office:value="1212349" calcext:value-type="float">
            <text:p>1212349</text:p>
          </table:table-cell>
          <table:table-cell office:value-type="float" office:value="982542" calcext:value-type="float">
            <text:p>982542</text:p>
          </table:table-cell>
          <table:table-cell office:value-type="float" office:value="80" calcext:value-type="float">
            <text:p>80</text:p>
          </table:table-cell>
          <table:table-cell office:value-type="float" office:value="5399143" calcext:value-type="float">
            <text:p>5399143</text:p>
          </table:table-cell>
          <table:table-cell office:value-type="float" office:value="716967" calcext:value-type="float">
            <text:p>716967</text:p>
          </table:table-cell>
          <table:table-cell office:value-type="float" office:value="80" calcext:value-type="float">
            <text:p>80</text:p>
          </table:table-cell>
          <table:table-cell office:value-type="float" office:value="233515" calcext:value-type="float">
            <text:p>233515</text:p>
          </table:table-cell>
          <table:table-cell office:value-type="float" office:value="726424" calcext:value-type="float">
            <text:p>726424</text:p>
          </table:table-cell>
          <table:table-cell office:value-type="float" office:value="719451" calcext:value-type="float">
            <text:p>719451</text:p>
          </table:table-cell>
          <table:table-cell office:value-type="float" office:value="10608623" calcext:value-type="float">
            <text:p>10608623</text:p>
          </table:table-cell>
          <table:table-cell/>
          <table:table-cell table:formula="of:=SUM([.B319:.L319])" office:value-type="float" office:value="21526833" calcext:value-type="float">
            <text:p>21526833</text:p>
          </table:table-cell>
          <table:table-cell table:formula="of:=MAX([.B319:.L319])" office:value-type="float" office:value="10608623" calcext:value-type="float">
            <text:p>10608623</text:p>
          </table:table-cell>
          <table:table-cell table:formula="of:=INDEX([.$B$1:.$L$1];0;MATCH(MAX([.$B319:.$L319]);[.$B319:.$L319];0))" office:value-type="string" office:string-value="TimeWaitKey" calcext:value-type="string">
            <text:p>TimeWaitKey</text:p>
          </table:table-cell>
          <table:table-cell table:formula="of:=[.O319]/[.N319]" office:value-type="percentage" office:value="0.492809276682734" calcext:value-type="percentage">
            <text:p>49.28%</text:p>
          </table:table-cell>
          <table:table-cell/>
          <table:table-cell table:formula="of:=1000000000/[.N319]" office:value-type="float" office:value="46.4536515891585" calcext:value-type="float">
            <text:p>46.4536515891585</text:p>
          </table:table-cell>
          <table:table-cell table:formula="of:=IF([.A319]=1;1000000000/[.N319];&quot;&quot;)" office:value-type="float" office:value="46.4536515891585" calcext:value-type="float">
            <text:p>46.4536515891585</text:p>
          </table:table-cell>
          <table:table-cell table:formula="of:=IF([.A319]=1;[.P319];&quot;&quot;)" office:value-type="string" office:string-value="TimeWaitKey" calcext:value-type="string">
            <text:p>TimeWaitKey</text:p>
          </table:table-cell>
          <table:table-cell table:style-name="ce1" table:formula="of:=IF(ISBLANK([.T319]);&quot;&quot;;[.Q319])" office:value-type="percentage" office:value="0.492809276682734" calcext:value-type="percentage">
            <text:p>49.28%</text:p>
          </table:table-cell>
          <table:table-cell table:formula="of:=IF([.A319]=1;[.V319]*[.N319]/1000000;&quot;&quot;)" office:value-type="float" office:value="10.608623" calcext:value-type="float">
            <text:p>10.6086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7962" calcext:value-type="float">
            <text:p>757962</text:p>
          </table:table-cell>
          <table:table-cell office:value-type="float" office:value="727325" calcext:value-type="float">
            <text:p>727325</text:p>
          </table:table-cell>
          <table:table-cell office:value-type="float" office:value="961793" calcext:value-type="float">
            <text:p>961793</text:p>
          </table:table-cell>
          <table:table-cell office:value-type="float" office:value="61" calcext:value-type="float">
            <text:p>61</text:p>
          </table:table-cell>
          <table:table-cell office:value-type="float" office:value="5149478" calcext:value-type="float">
            <text:p>5149478</text:p>
          </table:table-cell>
          <table:table-cell office:value-type="float" office:value="727155" calcext:value-type="float">
            <text:p>727155</text:p>
          </table:table-cell>
          <table:table-cell office:value-type="float" office:value="101" calcext:value-type="float">
            <text:p>101</text:p>
          </table:table-cell>
          <table:table-cell office:value-type="float" office:value="231993" calcext:value-type="float">
            <text:p>231993</text:p>
          </table:table-cell>
          <table:table-cell office:value-type="float" office:value="863349" calcext:value-type="float">
            <text:p>863349</text:p>
          </table:table-cell>
          <table:table-cell office:value-type="float" office:value="898314" calcext:value-type="float">
            <text:p>898314</text:p>
          </table:table-cell>
          <table:table-cell office:value-type="float" office:value="10326177" calcext:value-type="float">
            <text:p>10326177</text:p>
          </table:table-cell>
          <table:table-cell/>
          <table:table-cell table:formula="of:=SUM([.B320:.L320])" office:value-type="float" office:value="20643708" calcext:value-type="float">
            <text:p>20643708</text:p>
          </table:table-cell>
          <table:table-cell table:formula="of:=MAX([.B320:.L320])" office:value-type="float" office:value="10326177" calcext:value-type="float">
            <text:p>10326177</text:p>
          </table:table-cell>
          <table:table-cell table:formula="of:=INDEX([.$B$1:.$L$1];0;MATCH(MAX([.$B320:.$L320]);[.$B320:.$L320];0))" office:value-type="string" office:string-value="TimeWaitKey" calcext:value-type="string">
            <text:p>TimeWaitKey</text:p>
          </table:table-cell>
          <table:table-cell table:formula="of:=[.O320]/[.N320]" office:value-type="percentage" office:value="0.500209410053659" calcext:value-type="percentage">
            <text:p>50.02%</text:p>
          </table:table-cell>
          <table:table-cell/>
          <table:table-cell table:formula="of:=1000000000/[.N320]" office:value-type="float" office:value="48.4409099373039" calcext:value-type="float">
            <text:p>48.4409099373039</text:p>
          </table:table-cell>
          <table:table-cell table:formula="of:=IF([.A320]=1;1000000000/[.N320];&quot;&quot;)" office:value-type="float" office:value="48.4409099373039" calcext:value-type="float">
            <text:p>48.4409099373039</text:p>
          </table:table-cell>
          <table:table-cell table:formula="of:=IF([.A320]=1;[.P320];&quot;&quot;)" office:value-type="string" office:string-value="TimeWaitKey" calcext:value-type="string">
            <text:p>TimeWaitKey</text:p>
          </table:table-cell>
          <table:table-cell table:style-name="ce1" table:formula="of:=IF(ISBLANK([.T320]);&quot;&quot;;[.Q320])" office:value-type="percentage" office:value="0.500209410053659" calcext:value-type="percentage">
            <text:p>50.02%</text:p>
          </table:table-cell>
          <table:table-cell table:formula="of:=IF([.A320]=1;[.V320]*[.N320]/1000000;&quot;&quot;)" office:value-type="float" office:value="10.326177" calcext:value-type="float">
            <text:p>10.3261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6106" calcext:value-type="float">
            <text:p>786106</text:p>
          </table:table-cell>
          <table:table-cell office:value-type="float" office:value="731483" calcext:value-type="float">
            <text:p>731483</text:p>
          </table:table-cell>
          <table:table-cell office:value-type="float" office:value="1297348" calcext:value-type="float">
            <text:p>1297348</text:p>
          </table:table-cell>
          <table:table-cell office:value-type="float" office:value="70" calcext:value-type="float">
            <text:p>70</text:p>
          </table:table-cell>
          <table:table-cell office:value-type="float" office:value="5169415" calcext:value-type="float">
            <text:p>5169415</text:p>
          </table:table-cell>
          <table:table-cell office:value-type="float" office:value="725623" calcext:value-type="float">
            <text:p>725623</text:p>
          </table:table-cell>
          <table:table-cell office:value-type="float" office:value="91" calcext:value-type="float">
            <text:p>91</text:p>
          </table:table-cell>
          <table:table-cell office:value-type="float" office:value="234377" calcext:value-type="float">
            <text:p>234377</text:p>
          </table:table-cell>
          <table:table-cell office:value-type="float" office:value="731794" calcext:value-type="float">
            <text:p>731794</text:p>
          </table:table-cell>
          <table:table-cell office:value-type="float" office:value="722707" calcext:value-type="float">
            <text:p>722707</text:p>
          </table:table-cell>
          <table:table-cell office:value-type="float" office:value="10598985" calcext:value-type="float">
            <text:p>10598985</text:p>
          </table:table-cell>
          <table:table-cell/>
          <table:table-cell table:formula="of:=SUM([.B321:.L321])" office:value-type="float" office:value="20997999" calcext:value-type="float">
            <text:p>20997999</text:p>
          </table:table-cell>
          <table:table-cell table:formula="of:=MAX([.B321:.L321])" office:value-type="float" office:value="10598985" calcext:value-type="float">
            <text:p>10598985</text:p>
          </table:table-cell>
          <table:table-cell table:formula="of:=INDEX([.$B$1:.$L$1];0;MATCH(MAX([.$B321:.$L321]);[.$B321:.$L321];0))" office:value-type="string" office:string-value="TimeWaitKey" calcext:value-type="string">
            <text:p>TimeWaitKey</text:p>
          </table:table-cell>
          <table:table-cell table:formula="of:=[.O321]/[.N321]" office:value-type="percentage" office:value="0.504761668004651" calcext:value-type="percentage">
            <text:p>50.48%</text:p>
          </table:table-cell>
          <table:table-cell/>
          <table:table-cell table:formula="of:=1000000000/[.N321]" office:value-type="float" office:value="47.6235854664056" calcext:value-type="float">
            <text:p>47.6235854664056</text:p>
          </table:table-cell>
          <table:table-cell table:formula="of:=IF([.A321]=1;1000000000/[.N321];&quot;&quot;)" office:value-type="float" office:value="47.6235854664056" calcext:value-type="float">
            <text:p>47.6235854664056</text:p>
          </table:table-cell>
          <table:table-cell table:formula="of:=IF([.A321]=1;[.P321];&quot;&quot;)" office:value-type="string" office:string-value="TimeWaitKey" calcext:value-type="string">
            <text:p>TimeWaitKey</text:p>
          </table:table-cell>
          <table:table-cell table:style-name="ce1" table:formula="of:=IF(ISBLANK([.T321]);&quot;&quot;;[.Q321])" office:value-type="percentage" office:value="0.504761668004651" calcext:value-type="percentage">
            <text:p>50.48%</text:p>
          </table:table-cell>
          <table:table-cell table:formula="of:=IF([.A321]=1;[.V321]*[.N321]/1000000;&quot;&quot;)" office:value-type="float" office:value="10.598985" calcext:value-type="float">
            <text:p>10.5989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9274" calcext:value-type="float">
            <text:p>919274</text:p>
          </table:table-cell>
          <table:table-cell office:value-type="float" office:value="745740" calcext:value-type="float">
            <text:p>745740</text:p>
          </table:table-cell>
          <table:table-cell office:value-type="float" office:value="964908" calcext:value-type="float">
            <text:p>964908</text:p>
          </table:table-cell>
          <table:table-cell office:value-type="float" office:value="170" calcext:value-type="float">
            <text:p>170</text:p>
          </table:table-cell>
          <table:table-cell office:value-type="float" office:value="5189753" calcext:value-type="float">
            <text:p>5189753</text:p>
          </table:table-cell>
          <table:table-cell office:value-type="float" office:value="717518" calcext:value-type="float">
            <text:p>717518</text:p>
          </table:table-cell>
          <table:table-cell office:value-type="float" office:value="100" calcext:value-type="float">
            <text:p>100</text:p>
          </table:table-cell>
          <table:table-cell office:value-type="float" office:value="154977469" calcext:value-type="float">
            <text:p>154977469</text:p>
          </table:table-cell>
          <table:table-cell office:value-type="float" office:value="752022" calcext:value-type="float">
            <text:p>752022</text:p>
          </table:table-cell>
          <table:table-cell office:value-type="float" office:value="757111" calcext:value-type="float">
            <text:p>757111</text:p>
          </table:table-cell>
          <table:table-cell office:value-type="float" office:value="10584678" calcext:value-type="float">
            <text:p>10584678</text:p>
          </table:table-cell>
          <table:table-cell/>
          <table:table-cell table:formula="of:=SUM([.B322:.L322])" office:value-type="float" office:value="175608743" calcext:value-type="float">
            <text:p>175608743</text:p>
          </table:table-cell>
          <table:table-cell table:formula="of:=MAX([.B322:.L322])" office:value-type="float" office:value="154977469" calcext:value-type="float">
            <text:p>154977469</text:p>
          </table:table-cell>
          <table:table-cell table:formula="of:=INDEX([.$B$1:.$L$1];0;MATCH(MAX([.$B322:.$L322]);[.$B322:.$L322];0))" office:value-type="string" office:string-value="Facendi" calcext:value-type="string">
            <text:p>Facendi</text:p>
          </table:table-cell>
          <table:table-cell table:formula="of:=[.O322]/[.N322]" office:value-type="percentage" office:value="0.882515678618575" calcext:value-type="percentage">
            <text:p>88.25%</text:p>
          </table:table-cell>
          <table:table-cell/>
          <table:table-cell table:formula="of:=1000000000/[.N322]" office:value-type="float" office:value="5.69447729604215" calcext:value-type="float">
            <text:p>5.69447729604215</text:p>
          </table:table-cell>
          <table:table-cell table:formula="of:=IF([.A322]=1;1000000000/[.N322];&quot;&quot;)" office:value-type="float" office:value="5.69447729604215" calcext:value-type="float">
            <text:p>5.69447729604215</text:p>
          </table:table-cell>
          <table:table-cell table:formula="of:=IF([.A322]=1;[.P322];&quot;&quot;)" office:value-type="string" office:string-value="Facendi" calcext:value-type="string">
            <text:p>Facendi</text:p>
          </table:table-cell>
          <table:table-cell table:style-name="ce1" table:formula="of:=IF(ISBLANK([.T322]);&quot;&quot;;[.Q322])" office:value-type="percentage" office:value="0.882515678618575" calcext:value-type="percentage">
            <text:p>88.25%</text:p>
          </table:table-cell>
          <table:table-cell table:formula="of:=IF([.A322]=1;[.V322]*[.N322]/1000000;&quot;&quot;)" office:value-type="float" office:value="154.977469" calcext:value-type="float">
            <text:p>154.9774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3147" calcext:value-type="float">
            <text:p>733147</text:p>
          </table:table-cell>
          <table:table-cell office:value-type="float" office:value="706678" calcext:value-type="float">
            <text:p>706678</text:p>
          </table:table-cell>
          <table:table-cell office:value-type="float" office:value="963827" calcext:value-type="float">
            <text:p>963827</text:p>
          </table:table-cell>
          <table:table-cell office:value-type="float" office:value="70" calcext:value-type="float">
            <text:p>70</text:p>
          </table:table-cell>
          <table:table-cell office:value-type="float" office:value="5159978" calcext:value-type="float">
            <text:p>5159978</text:p>
          </table:table-cell>
          <table:table-cell office:value-type="float" office:value="765106" calcext:value-type="float">
            <text:p>765106</text:p>
          </table:table-cell>
          <table:table-cell office:value-type="float" office:value="70" calcext:value-type="float">
            <text:p>70</text:p>
          </table:table-cell>
          <table:table-cell office:value-type="float" office:value="303787" calcext:value-type="float">
            <text:p>303787</text:p>
          </table:table-cell>
          <table:table-cell office:value-type="float" office:value="753915" calcext:value-type="float">
            <text:p>753915</text:p>
          </table:table-cell>
          <table:table-cell office:value-type="float" office:value="742725" calcext:value-type="float">
            <text:p>742725</text:p>
          </table:table-cell>
          <table:table-cell office:value-type="float" office:value="10703530" calcext:value-type="float">
            <text:p>10703530</text:p>
          </table:table-cell>
          <table:table-cell/>
          <table:table-cell table:formula="of:=SUM([.B323:.L323])" office:value-type="float" office:value="20832833" calcext:value-type="float">
            <text:p>20832833</text:p>
          </table:table-cell>
          <table:table-cell table:formula="of:=MAX([.B323:.L323])" office:value-type="float" office:value="10703530" calcext:value-type="float">
            <text:p>10703530</text:p>
          </table:table-cell>
          <table:table-cell table:formula="of:=INDEX([.$B$1:.$L$1];0;MATCH(MAX([.$B323:.$L323]);[.$B323:.$L323];0))" office:value-type="string" office:string-value="TimeWaitKey" calcext:value-type="string">
            <text:p>TimeWaitKey</text:p>
          </table:table-cell>
          <table:table-cell table:formula="of:=[.O323]/[.N323]" office:value-type="percentage" office:value="0.513781778983204" calcext:value-type="percentage">
            <text:p>51.38%</text:p>
          </table:table-cell>
          <table:table-cell/>
          <table:table-cell table:formula="of:=1000000000/[.N323]" office:value-type="float" office:value="48.0011527956855" calcext:value-type="float">
            <text:p>48.0011527956855</text:p>
          </table:table-cell>
          <table:table-cell table:formula="of:=IF([.A323]=1;1000000000/[.N323];&quot;&quot;)" office:value-type="float" office:value="48.0011527956855" calcext:value-type="float">
            <text:p>48.0011527956855</text:p>
          </table:table-cell>
          <table:table-cell table:formula="of:=IF([.A323]=1;[.P323];&quot;&quot;)" office:value-type="string" office:string-value="TimeWaitKey" calcext:value-type="string">
            <text:p>TimeWaitKey</text:p>
          </table:table-cell>
          <table:table-cell table:style-name="ce1" table:formula="of:=IF(ISBLANK([.T323]);&quot;&quot;;[.Q323])" office:value-type="percentage" office:value="0.513781778983204" calcext:value-type="percentage">
            <text:p>51.38%</text:p>
          </table:table-cell>
          <table:table-cell table:formula="of:=IF([.A323]=1;[.V323]*[.N323]/1000000;&quot;&quot;)" office:value-type="float" office:value="10.70353" calcext:value-type="float">
            <text:p>10.703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4609" calcext:value-type="float">
            <text:p>734609</text:p>
          </table:table-cell>
          <table:table-cell office:value-type="float" office:value="2348928" calcext:value-type="float">
            <text:p>2348928</text:p>
          </table:table-cell>
          <table:table-cell office:value-type="float" office:value="1050187" calcext:value-type="float">
            <text:p>1050187</text:p>
          </table:table-cell>
          <table:table-cell office:value-type="float" office:value="70" calcext:value-type="float">
            <text:p>70</text:p>
          </table:table-cell>
          <table:table-cell office:value-type="float" office:value="5242551" calcext:value-type="float">
            <text:p>5242551</text:p>
          </table:table-cell>
          <table:table-cell office:value-type="float" office:value="724010" calcext:value-type="float">
            <text:p>724010</text:p>
          </table:table-cell>
          <table:table-cell office:value-type="float" office:value="70" calcext:value-type="float">
            <text:p>70</text:p>
          </table:table-cell>
          <table:table-cell office:value-type="float" office:value="252631" calcext:value-type="float">
            <text:p>252631</text:p>
          </table:table-cell>
          <table:table-cell office:value-type="float" office:value="753885" calcext:value-type="float">
            <text:p>753885</text:p>
          </table:table-cell>
          <table:table-cell office:value-type="float" office:value="771999" calcext:value-type="float">
            <text:p>771999</text:p>
          </table:table-cell>
          <table:table-cell office:value-type="float" office:value="10541999" calcext:value-type="float">
            <text:p>10541999</text:p>
          </table:table-cell>
          <table:table-cell/>
          <table:table-cell table:formula="of:=SUM([.B324:.L324])" office:value-type="float" office:value="22420939" calcext:value-type="float">
            <text:p>22420939</text:p>
          </table:table-cell>
          <table:table-cell table:formula="of:=MAX([.B324:.L324])" office:value-type="float" office:value="10541999" calcext:value-type="float">
            <text:p>10541999</text:p>
          </table:table-cell>
          <table:table-cell table:formula="of:=INDEX([.$B$1:.$L$1];0;MATCH(MAX([.$B324:.$L324]);[.$B324:.$L324];0))" office:value-type="string" office:string-value="TimeWaitKey" calcext:value-type="string">
            <text:p>TimeWaitKey</text:p>
          </table:table-cell>
          <table:table-cell table:formula="of:=[.O324]/[.N324]" office:value-type="percentage" office:value="0.470185436925724" calcext:value-type="percentage">
            <text:p>47.02%</text:p>
          </table:table-cell>
          <table:table-cell/>
          <table:table-cell table:formula="of:=1000000000/[.N324]" office:value-type="float" office:value="44.6011650091907" calcext:value-type="float">
            <text:p>44.6011650091907</text:p>
          </table:table-cell>
          <table:table-cell table:formula="of:=IF([.A324]=1;1000000000/[.N324];&quot;&quot;)" office:value-type="float" office:value="44.6011650091907" calcext:value-type="float">
            <text:p>44.6011650091907</text:p>
          </table:table-cell>
          <table:table-cell table:formula="of:=IF([.A324]=1;[.P324];&quot;&quot;)" office:value-type="string" office:string-value="TimeWaitKey" calcext:value-type="string">
            <text:p>TimeWaitKey</text:p>
          </table:table-cell>
          <table:table-cell table:style-name="ce1" table:formula="of:=IF(ISBLANK([.T324]);&quot;&quot;;[.Q324])" office:value-type="percentage" office:value="0.470185436925724" calcext:value-type="percentage">
            <text:p>47.02%</text:p>
          </table:table-cell>
          <table:table-cell table:formula="of:=IF([.A324]=1;[.V324]*[.N324]/1000000;&quot;&quot;)" office:value-type="float" office:value="10.541999" calcext:value-type="float">
            <text:p>10.5419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2871" calcext:value-type="float">
            <text:p>772871</text:p>
          </table:table-cell>
          <table:table-cell office:value-type="float" office:value="720253" calcext:value-type="float">
            <text:p>720253</text:p>
          </table:table-cell>
          <table:table-cell office:value-type="float" office:value="963717" calcext:value-type="float">
            <text:p>963717</text:p>
          </table:table-cell>
          <table:table-cell office:value-type="float" office:value="90" calcext:value-type="float">
            <text:p>90</text:p>
          </table:table-cell>
          <table:table-cell office:value-type="float" office:value="5215481" calcext:value-type="float">
            <text:p>5215481</text:p>
          </table:table-cell>
          <table:table-cell office:value-type="float" office:value="697971" calcext:value-type="float">
            <text:p>697971</text:p>
          </table:table-cell>
          <table:table-cell office:value-type="float" office:value="160" calcext:value-type="float">
            <text:p>160</text:p>
          </table:table-cell>
          <table:table-cell office:value-type="float" office:value="243083" calcext:value-type="float">
            <text:p>243083</text:p>
          </table:table-cell>
          <table:table-cell office:value-type="float" office:value="781437" calcext:value-type="float">
            <text:p>781437</text:p>
          </table:table-cell>
          <table:table-cell office:value-type="float" office:value="733006" calcext:value-type="float">
            <text:p>733006</text:p>
          </table:table-cell>
          <table:table-cell office:value-type="float" office:value="10681008" calcext:value-type="float">
            <text:p>10681008</text:p>
          </table:table-cell>
          <table:table-cell/>
          <table:table-cell table:formula="of:=SUM([.B325:.L325])" office:value-type="float" office:value="20809077" calcext:value-type="float">
            <text:p>20809077</text:p>
          </table:table-cell>
          <table:table-cell table:formula="of:=MAX([.B325:.L325])" office:value-type="float" office:value="10681008" calcext:value-type="float">
            <text:p>10681008</text:p>
          </table:table-cell>
          <table:table-cell table:formula="of:=INDEX([.$B$1:.$L$1];0;MATCH(MAX([.$B325:.$L325]);[.$B325:.$L325];0))" office:value-type="string" office:string-value="TimeWaitKey" calcext:value-type="string">
            <text:p>TimeWaitKey</text:p>
          </table:table-cell>
          <table:table-cell table:formula="of:=[.O325]/[.N325]" office:value-type="percentage" office:value="0.513286004948706" calcext:value-type="percentage">
            <text:p>51.33%</text:p>
          </table:table-cell>
          <table:table-cell/>
          <table:table-cell table:formula="of:=1000000000/[.N325]" office:value-type="float" office:value="48.055951736831" calcext:value-type="float">
            <text:p>48.055951736831</text:p>
          </table:table-cell>
          <table:table-cell table:formula="of:=IF([.A325]=1;1000000000/[.N325];&quot;&quot;)" office:value-type="float" office:value="48.055951736831" calcext:value-type="float">
            <text:p>48.055951736831</text:p>
          </table:table-cell>
          <table:table-cell table:formula="of:=IF([.A325]=1;[.P325];&quot;&quot;)" office:value-type="string" office:string-value="TimeWaitKey" calcext:value-type="string">
            <text:p>TimeWaitKey</text:p>
          </table:table-cell>
          <table:table-cell table:style-name="ce1" table:formula="of:=IF(ISBLANK([.T325]);&quot;&quot;;[.Q325])" office:value-type="percentage" office:value="0.513286004948706" calcext:value-type="percentage">
            <text:p>51.33%</text:p>
          </table:table-cell>
          <table:table-cell table:formula="of:=IF([.A325]=1;[.V325]*[.N325]/1000000;&quot;&quot;)" office:value-type="float" office:value="10.681008" calcext:value-type="float">
            <text:p>10.6810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2934" calcext:value-type="float">
            <text:p>752934</text:p>
          </table:table-cell>
          <table:table-cell office:value-type="float" office:value="704192" calcext:value-type="float">
            <text:p>704192</text:p>
          </table:table-cell>
          <table:table-cell office:value-type="float" office:value="963966" calcext:value-type="float">
            <text:p>963966</text:p>
          </table:table-cell>
          <table:table-cell office:value-type="float" office:value="80" calcext:value-type="float">
            <text:p>80</text:p>
          </table:table-cell>
          <table:table-cell office:value-type="float" office:value="5187188" calcext:value-type="float">
            <text:p>5187188</text:p>
          </table:table-cell>
          <table:table-cell office:value-type="float" office:value="696538" calcext:value-type="float">
            <text:p>696538</text:p>
          </table:table-cell>
          <table:table-cell office:value-type="float" office:value="81" calcext:value-type="float">
            <text:p>81</text:p>
          </table:table-cell>
          <table:table-cell office:value-type="float" office:value="156089153" calcext:value-type="float">
            <text:p>156089153</text:p>
          </table:table-cell>
          <table:table-cell office:value-type="float" office:value="783761" calcext:value-type="float">
            <text:p>783761</text:p>
          </table:table-cell>
          <table:table-cell office:value-type="float" office:value="743135" calcext:value-type="float">
            <text:p>743135</text:p>
          </table:table-cell>
          <table:table-cell office:value-type="float" office:value="10649660" calcext:value-type="float">
            <text:p>10649660</text:p>
          </table:table-cell>
          <table:table-cell/>
          <table:table-cell table:formula="of:=SUM([.B326:.L326])" office:value-type="float" office:value="176570688" calcext:value-type="float">
            <text:p>176570688</text:p>
          </table:table-cell>
          <table:table-cell table:formula="of:=MAX([.B326:.L326])" office:value-type="float" office:value="156089153" calcext:value-type="float">
            <text:p>156089153</text:p>
          </table:table-cell>
          <table:table-cell table:formula="of:=INDEX([.$B$1:.$L$1];0;MATCH(MAX([.$B326:.$L326]);[.$B326:.$L326];0))" office:value-type="string" office:string-value="Facendi" calcext:value-type="string">
            <text:p>Facendi</text:p>
          </table:table-cell>
          <table:table-cell table:formula="of:=[.O326]/[.N326]" office:value-type="percentage" office:value="0.884003765109643" calcext:value-type="percentage">
            <text:p>88.40%</text:p>
          </table:table-cell>
          <table:table-cell/>
          <table:table-cell table:formula="of:=1000000000/[.N326]" office:value-type="float" office:value="5.66345417422851" calcext:value-type="float">
            <text:p>5.66345417422851</text:p>
          </table:table-cell>
          <table:table-cell table:formula="of:=IF([.A326]=1;1000000000/[.N326];&quot;&quot;)" office:value-type="float" office:value="5.66345417422851" calcext:value-type="float">
            <text:p>5.66345417422851</text:p>
          </table:table-cell>
          <table:table-cell table:formula="of:=IF([.A326]=1;[.P326];&quot;&quot;)" office:value-type="string" office:string-value="Facendi" calcext:value-type="string">
            <text:p>Facendi</text:p>
          </table:table-cell>
          <table:table-cell table:style-name="ce1" table:formula="of:=IF(ISBLANK([.T326]);&quot;&quot;;[.Q326])" office:value-type="percentage" office:value="0.884003765109643" calcext:value-type="percentage">
            <text:p>88.40%</text:p>
          </table:table-cell>
          <table:table-cell table:formula="of:=IF([.A326]=1;[.V326]*[.N326]/1000000;&quot;&quot;)" office:value-type="float" office:value="156.089153" calcext:value-type="float">
            <text:p>156.0891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7700" calcext:value-type="float">
            <text:p>917700</text:p>
          </table:table-cell>
          <table:table-cell office:value-type="float" office:value="1212049" calcext:value-type="float">
            <text:p>1212049</text:p>
          </table:table-cell>
          <table:table-cell office:value-type="float" office:value="985557" calcext:value-type="float">
            <text:p>985557</text:p>
          </table:table-cell>
          <table:table-cell office:value-type="float" office:value="90" calcext:value-type="float">
            <text:p>90</text:p>
          </table:table-cell>
          <table:table-cell office:value-type="float" office:value="5200773" calcext:value-type="float">
            <text:p>5200773</text:p>
          </table:table-cell>
          <table:table-cell office:value-type="float" office:value="742794" calcext:value-type="float">
            <text:p>742794</text:p>
          </table:table-cell>
          <table:table-cell office:value-type="float" office:value="90" calcext:value-type="float">
            <text:p>90</text:p>
          </table:table-cell>
          <table:table-cell office:value-type="float" office:value="245347" calcext:value-type="float">
            <text:p>245347</text:p>
          </table:table-cell>
          <table:table-cell office:value-type="float" office:value="778792" calcext:value-type="float">
            <text:p>778792</text:p>
          </table:table-cell>
          <table:table-cell office:value-type="float" office:value="1445855" calcext:value-type="float">
            <text:p>1445855</text:p>
          </table:table-cell>
          <table:table-cell office:value-type="float" office:value="10627909" calcext:value-type="float">
            <text:p>10627909</text:p>
          </table:table-cell>
          <table:table-cell/>
          <table:table-cell table:formula="of:=SUM([.B327:.L327])" office:value-type="float" office:value="22156956" calcext:value-type="float">
            <text:p>22156956</text:p>
          </table:table-cell>
          <table:table-cell table:formula="of:=MAX([.B327:.L327])" office:value-type="float" office:value="10627909" calcext:value-type="float">
            <text:p>10627909</text:p>
          </table:table-cell>
          <table:table-cell table:formula="of:=INDEX([.$B$1:.$L$1];0;MATCH(MAX([.$B327:.$L327]);[.$B327:.$L327];0))" office:value-type="string" office:string-value="TimeWaitKey" calcext:value-type="string">
            <text:p>TimeWaitKey</text:p>
          </table:table-cell>
          <table:table-cell table:formula="of:=[.O327]/[.N327]" office:value-type="percentage" office:value="0.479664670544095" calcext:value-type="percentage">
            <text:p>47.97%</text:p>
          </table:table-cell>
          <table:table-cell/>
          <table:table-cell table:formula="of:=1000000000/[.N327]" office:value-type="float" office:value="45.1325534067044" calcext:value-type="float">
            <text:p>45.1325534067044</text:p>
          </table:table-cell>
          <table:table-cell table:formula="of:=IF([.A327]=1;1000000000/[.N327];&quot;&quot;)" office:value-type="float" office:value="45.1325534067044" calcext:value-type="float">
            <text:p>45.1325534067044</text:p>
          </table:table-cell>
          <table:table-cell table:formula="of:=IF([.A327]=1;[.P327];&quot;&quot;)" office:value-type="string" office:string-value="TimeWaitKey" calcext:value-type="string">
            <text:p>TimeWaitKey</text:p>
          </table:table-cell>
          <table:table-cell table:style-name="ce1" table:formula="of:=IF(ISBLANK([.T327]);&quot;&quot;;[.Q327])" office:value-type="percentage" office:value="0.479664670544095" calcext:value-type="percentage">
            <text:p>47.97%</text:p>
          </table:table-cell>
          <table:table-cell table:formula="of:=IF([.A327]=1;[.V327]*[.N327]/1000000;&quot;&quot;)" office:value-type="float" office:value="10.627909" calcext:value-type="float">
            <text:p>10.6279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1059" calcext:value-type="float">
            <text:p>761059</text:p>
          </table:table-cell>
          <table:table-cell office:value-type="float" office:value="707589" calcext:value-type="float">
            <text:p>707589</text:p>
          </table:table-cell>
          <table:table-cell office:value-type="float" office:value="965990" calcext:value-type="float">
            <text:p>965990</text:p>
          </table:table-cell>
          <table:table-cell office:value-type="float" office:value="100" calcext:value-type="float">
            <text:p>100</text:p>
          </table:table-cell>
          <table:table-cell office:value-type="float" office:value="5223215" calcext:value-type="float">
            <text:p>5223215</text:p>
          </table:table-cell>
          <table:table-cell office:value-type="float" office:value="738747" calcext:value-type="float">
            <text:p>738747</text:p>
          </table:table-cell>
          <table:table-cell office:value-type="float" office:value="71" calcext:value-type="float">
            <text:p>71</text:p>
          </table:table-cell>
          <table:table-cell office:value-type="float" office:value="256458" calcext:value-type="float">
            <text:p>256458</text:p>
          </table:table-cell>
          <table:table-cell office:value-type="float" office:value="766028" calcext:value-type="float">
            <text:p>766028</text:p>
          </table:table-cell>
          <table:table-cell office:value-type="float" office:value="1888780" calcext:value-type="float">
            <text:p>1888780</text:p>
          </table:table-cell>
          <table:table-cell office:value-type="float" office:value="10679876" calcext:value-type="float">
            <text:p>10679876</text:p>
          </table:table-cell>
          <table:table-cell/>
          <table:table-cell table:formula="of:=SUM([.B328:.L328])" office:value-type="float" office:value="21987913" calcext:value-type="float">
            <text:p>21987913</text:p>
          </table:table-cell>
          <table:table-cell table:formula="of:=MAX([.B328:.L328])" office:value-type="float" office:value="10679876" calcext:value-type="float">
            <text:p>10679876</text:p>
          </table:table-cell>
          <table:table-cell table:formula="of:=INDEX([.$B$1:.$L$1];0;MATCH(MAX([.$B328:.$L328]);[.$B328:.$L328];0))" office:value-type="string" office:string-value="TimeWaitKey" calcext:value-type="string">
            <text:p>TimeWaitKey</text:p>
          </table:table-cell>
          <table:table-cell table:formula="of:=[.O328]/[.N328]" office:value-type="percentage" office:value="0.485715765748209" calcext:value-type="percentage">
            <text:p>48.57%</text:p>
          </table:table-cell>
          <table:table-cell/>
          <table:table-cell table:formula="of:=1000000000/[.N328]" office:value-type="float" office:value="45.479532323054" calcext:value-type="float">
            <text:p>45.479532323054</text:p>
          </table:table-cell>
          <table:table-cell table:formula="of:=IF([.A328]=1;1000000000/[.N328];&quot;&quot;)" office:value-type="float" office:value="45.479532323054" calcext:value-type="float">
            <text:p>45.479532323054</text:p>
          </table:table-cell>
          <table:table-cell table:formula="of:=IF([.A328]=1;[.P328];&quot;&quot;)" office:value-type="string" office:string-value="TimeWaitKey" calcext:value-type="string">
            <text:p>TimeWaitKey</text:p>
          </table:table-cell>
          <table:table-cell table:style-name="ce1" table:formula="of:=IF(ISBLANK([.T328]);&quot;&quot;;[.Q328])" office:value-type="percentage" office:value="0.485715765748209" calcext:value-type="percentage">
            <text:p>48.57%</text:p>
          </table:table-cell>
          <table:table-cell table:formula="of:=IF([.A328]=1;[.V328]*[.N328]/1000000;&quot;&quot;)" office:value-type="float" office:value="10.679876" calcext:value-type="float">
            <text:p>10.6798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6807" calcext:value-type="float">
            <text:p>926807</text:p>
          </table:table-cell>
          <table:table-cell office:value-type="float" office:value="1215556" calcext:value-type="float">
            <text:p>1215556</text:p>
          </table:table-cell>
          <table:table-cell office:value-type="float" office:value="978373" calcext:value-type="float">
            <text:p>978373</text:p>
          </table:table-cell>
          <table:table-cell office:value-type="float" office:value="80" calcext:value-type="float">
            <text:p>80</text:p>
          </table:table-cell>
          <table:table-cell office:value-type="float" office:value="5195293" calcext:value-type="float">
            <text:p>5195293</text:p>
          </table:table-cell>
          <table:table-cell office:value-type="float" office:value="730422" calcext:value-type="float">
            <text:p>730422</text:p>
          </table:table-cell>
          <table:table-cell office:value-type="float" office:value="80" calcext:value-type="float">
            <text:p>80</text:p>
          </table:table-cell>
          <table:table-cell office:value-type="float" office:value="240238" calcext:value-type="float">
            <text:p>240238</text:p>
          </table:table-cell>
          <table:table-cell office:value-type="float" office:value="744057" calcext:value-type="float">
            <text:p>744057</text:p>
          </table:table-cell>
          <table:table-cell office:value-type="float" office:value="783731" calcext:value-type="float">
            <text:p>783731</text:p>
          </table:table-cell>
          <table:table-cell office:value-type="float" office:value="10941584" calcext:value-type="float">
            <text:p>10941584</text:p>
          </table:table-cell>
          <table:table-cell/>
          <table:table-cell table:formula="of:=SUM([.B329:.L329])" office:value-type="float" office:value="21756221" calcext:value-type="float">
            <text:p>21756221</text:p>
          </table:table-cell>
          <table:table-cell table:formula="of:=MAX([.B329:.L329])" office:value-type="float" office:value="10941584" calcext:value-type="float">
            <text:p>10941584</text:p>
          </table:table-cell>
          <table:table-cell table:formula="of:=INDEX([.$B$1:.$L$1];0;MATCH(MAX([.$B329:.$L329]);[.$B329:.$L329];0))" office:value-type="string" office:string-value="TimeWaitKey" calcext:value-type="string">
            <text:p>TimeWaitKey</text:p>
          </table:table-cell>
          <table:table-cell table:formula="of:=[.O329]/[.N329]" office:value-type="percentage" office:value="0.502917487370624" calcext:value-type="percentage">
            <text:p>50.29%</text:p>
          </table:table-cell>
          <table:table-cell/>
          <table:table-cell table:formula="of:=1000000000/[.N329]" office:value-type="float" office:value="45.9638647722874" calcext:value-type="float">
            <text:p>45.9638647722874</text:p>
          </table:table-cell>
          <table:table-cell table:formula="of:=IF([.A329]=1;1000000000/[.N329];&quot;&quot;)" office:value-type="float" office:value="45.9638647722874" calcext:value-type="float">
            <text:p>45.9638647722874</text:p>
          </table:table-cell>
          <table:table-cell table:formula="of:=IF([.A329]=1;[.P329];&quot;&quot;)" office:value-type="string" office:string-value="TimeWaitKey" calcext:value-type="string">
            <text:p>TimeWaitKey</text:p>
          </table:table-cell>
          <table:table-cell table:style-name="ce1" table:formula="of:=IF(ISBLANK([.T329]);&quot;&quot;;[.Q329])" office:value-type="percentage" office:value="0.502917487370624" calcext:value-type="percentage">
            <text:p>50.29%</text:p>
          </table:table-cell>
          <table:table-cell table:formula="of:=IF([.A329]=1;[.V329]*[.N329]/1000000;&quot;&quot;)" office:value-type="float" office:value="10.941584" calcext:value-type="float">
            <text:p>10.9415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2847" calcext:value-type="float">
            <text:p>942847</text:p>
          </table:table-cell>
          <table:table-cell office:value-type="float" office:value="1439934" calcext:value-type="float">
            <text:p>1439934</text:p>
          </table:table-cell>
          <table:table-cell office:value-type="float" office:value="964568" calcext:value-type="float">
            <text:p>964568</text:p>
          </table:table-cell>
          <table:table-cell office:value-type="float" office:value="60" calcext:value-type="float">
            <text:p>60</text:p>
          </table:table-cell>
          <table:table-cell office:value-type="float" office:value="5143858" calcext:value-type="float">
            <text:p>5143858</text:p>
          </table:table-cell>
          <table:table-cell office:value-type="float" office:value="731283" calcext:value-type="float">
            <text:p>731283</text:p>
          </table:table-cell>
          <table:table-cell office:value-type="float" office:value="70" calcext:value-type="float">
            <text:p>70</text:p>
          </table:table-cell>
          <table:table-cell office:value-type="float" office:value="153129235" calcext:value-type="float">
            <text:p>153129235</text:p>
          </table:table-cell>
          <table:table-cell office:value-type="float" office:value="752563" calcext:value-type="float">
            <text:p>752563</text:p>
          </table:table-cell>
          <table:table-cell office:value-type="float" office:value="747022" calcext:value-type="float">
            <text:p>747022</text:p>
          </table:table-cell>
          <table:table-cell office:value-type="float" office:value="10593245" calcext:value-type="float">
            <text:p>10593245</text:p>
          </table:table-cell>
          <table:table-cell/>
          <table:table-cell table:formula="of:=SUM([.B330:.L330])" office:value-type="float" office:value="174444685" calcext:value-type="float">
            <text:p>174444685</text:p>
          </table:table-cell>
          <table:table-cell table:formula="of:=MAX([.B330:.L330])" office:value-type="float" office:value="153129235" calcext:value-type="float">
            <text:p>153129235</text:p>
          </table:table-cell>
          <table:table-cell table:formula="of:=INDEX([.$B$1:.$L$1];0;MATCH(MAX([.$B330:.$L330]);[.$B330:.$L330];0))" office:value-type="string" office:string-value="Facendi" calcext:value-type="string">
            <text:p>Facendi</text:p>
          </table:table-cell>
          <table:table-cell table:formula="of:=[.O330]/[.N330]" office:value-type="percentage" office:value="0.877809690791095" calcext:value-type="percentage">
            <text:p>87.78%</text:p>
          </table:table-cell>
          <table:table-cell/>
          <table:table-cell table:formula="of:=1000000000/[.N330]" office:value-type="float" office:value="5.73247617145802" calcext:value-type="float">
            <text:p>5.73247617145802</text:p>
          </table:table-cell>
          <table:table-cell table:formula="of:=IF([.A330]=1;1000000000/[.N330];&quot;&quot;)" office:value-type="float" office:value="5.73247617145802" calcext:value-type="float">
            <text:p>5.73247617145802</text:p>
          </table:table-cell>
          <table:table-cell table:formula="of:=IF([.A330]=1;[.P330];&quot;&quot;)" office:value-type="string" office:string-value="Facendi" calcext:value-type="string">
            <text:p>Facendi</text:p>
          </table:table-cell>
          <table:table-cell table:style-name="ce1" table:formula="of:=IF(ISBLANK([.T330]);&quot;&quot;;[.Q330])" office:value-type="percentage" office:value="0.877809690791095" calcext:value-type="percentage">
            <text:p>87.78%</text:p>
          </table:table-cell>
          <table:table-cell table:formula="of:=IF([.A330]=1;[.V330]*[.N330]/1000000;&quot;&quot;)" office:value-type="float" office:value="153.129235" calcext:value-type="float">
            <text:p>153.1292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8504" calcext:value-type="float">
            <text:p>758504</text:p>
          </table:table-cell>
          <table:table-cell office:value-type="float" office:value="742534" calcext:value-type="float">
            <text:p>742534</text:p>
          </table:table-cell>
          <table:table-cell office:value-type="float" office:value="991438" calcext:value-type="float">
            <text:p>991438</text:p>
          </table:table-cell>
          <table:table-cell office:value-type="float" office:value="100" calcext:value-type="float">
            <text:p>100</text:p>
          </table:table-cell>
          <table:table-cell office:value-type="float" office:value="5191757" calcext:value-type="float">
            <text:p>5191757</text:p>
          </table:table-cell>
          <table:table-cell office:value-type="float" office:value="737845" calcext:value-type="float">
            <text:p>737845</text:p>
          </table:table-cell>
          <table:table-cell office:value-type="float" office:value="71" calcext:value-type="float">
            <text:p>71</text:p>
          </table:table-cell>
          <table:table-cell office:value-type="float" office:value="233886" calcext:value-type="float">
            <text:p>233886</text:p>
          </table:table-cell>
          <table:table-cell office:value-type="float" office:value="773753" calcext:value-type="float">
            <text:p>773753</text:p>
          </table:table-cell>
          <table:table-cell office:value-type="float" office:value="745579" calcext:value-type="float">
            <text:p>745579</text:p>
          </table:table-cell>
          <table:table-cell office:value-type="float" office:value="10694543" calcext:value-type="float">
            <text:p>10694543</text:p>
          </table:table-cell>
          <table:table-cell/>
          <table:table-cell table:formula="of:=SUM([.B331:.L331])" office:value-type="float" office:value="20870010" calcext:value-type="float">
            <text:p>20870010</text:p>
          </table:table-cell>
          <table:table-cell table:formula="of:=MAX([.B331:.L331])" office:value-type="float" office:value="10694543" calcext:value-type="float">
            <text:p>10694543</text:p>
          </table:table-cell>
          <table:table-cell table:formula="of:=INDEX([.$B$1:.$L$1];0;MATCH(MAX([.$B331:.$L331]);[.$B331:.$L331];0))" office:value-type="string" office:string-value="TimeWaitKey" calcext:value-type="string">
            <text:p>TimeWaitKey</text:p>
          </table:table-cell>
          <table:table-cell table:formula="of:=[.O331]/[.N331]" office:value-type="percentage" office:value="0.512435930792558" calcext:value-type="percentage">
            <text:p>51.24%</text:p>
          </table:table-cell>
          <table:table-cell/>
          <table:table-cell table:formula="of:=1000000000/[.N331]" office:value-type="float" office:value="47.9156454644727" calcext:value-type="float">
            <text:p>47.9156454644727</text:p>
          </table:table-cell>
          <table:table-cell table:formula="of:=IF([.A331]=1;1000000000/[.N331];&quot;&quot;)" office:value-type="float" office:value="47.9156454644727" calcext:value-type="float">
            <text:p>47.9156454644727</text:p>
          </table:table-cell>
          <table:table-cell table:formula="of:=IF([.A331]=1;[.P331];&quot;&quot;)" office:value-type="string" office:string-value="TimeWaitKey" calcext:value-type="string">
            <text:p>TimeWaitKey</text:p>
          </table:table-cell>
          <table:table-cell table:style-name="ce1" table:formula="of:=IF(ISBLANK([.T331]);&quot;&quot;;[.Q331])" office:value-type="percentage" office:value="0.512435930792558" calcext:value-type="percentage">
            <text:p>51.24%</text:p>
          </table:table-cell>
          <table:table-cell table:formula="of:=IF([.A331]=1;[.V331]*[.N331]/1000000;&quot;&quot;)" office:value-type="float" office:value="10.694543" calcext:value-type="float">
            <text:p>10.6945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0833" calcext:value-type="float">
            <text:p>870833</text:p>
          </table:table-cell>
          <table:table-cell office:value-type="float" office:value="716405" calcext:value-type="float">
            <text:p>716405</text:p>
          </table:table-cell>
          <table:table-cell office:value-type="float" office:value="965049" calcext:value-type="float">
            <text:p>965049</text:p>
          </table:table-cell>
          <table:table-cell office:value-type="float" office:value="81" calcext:value-type="float">
            <text:p>81</text:p>
          </table:table-cell>
          <table:table-cell office:value-type="float" office:value="5171640" calcext:value-type="float">
            <text:p>5171640</text:p>
          </table:table-cell>
          <table:table-cell office:value-type="float" office:value="734980" calcext:value-type="float">
            <text:p>734980</text:p>
          </table:table-cell>
          <table:table-cell office:value-type="float" office:value="70" calcext:value-type="float">
            <text:p>70</text:p>
          </table:table-cell>
          <table:table-cell office:value-type="float" office:value="242993" calcext:value-type="float">
            <text:p>242993</text:p>
          </table:table-cell>
          <table:table-cell office:value-type="float" office:value="757542" calcext:value-type="float">
            <text:p>757542</text:p>
          </table:table-cell>
          <table:table-cell office:value-type="float" office:value="719491" calcext:value-type="float">
            <text:p>719491</text:p>
          </table:table-cell>
          <table:table-cell office:value-type="float" office:value="10607481" calcext:value-type="float">
            <text:p>10607481</text:p>
          </table:table-cell>
          <table:table-cell/>
          <table:table-cell table:formula="of:=SUM([.B332:.L332])" office:value-type="float" office:value="20786565" calcext:value-type="float">
            <text:p>20786565</text:p>
          </table:table-cell>
          <table:table-cell table:formula="of:=MAX([.B332:.L332])" office:value-type="float" office:value="10607481" calcext:value-type="float">
            <text:p>10607481</text:p>
          </table:table-cell>
          <table:table-cell table:formula="of:=INDEX([.$B$1:.$L$1];0;MATCH(MAX([.$B332:.$L332]);[.$B332:.$L332];0))" office:value-type="string" office:string-value="TimeWaitKey" calcext:value-type="string">
            <text:p>TimeWaitKey</text:p>
          </table:table-cell>
          <table:table-cell table:formula="of:=[.O332]/[.N332]" office:value-type="percentage" office:value="0.510304660726772" calcext:value-type="percentage">
            <text:p>51.03%</text:p>
          </table:table-cell>
          <table:table-cell/>
          <table:table-cell table:formula="of:=1000000000/[.N332]" office:value-type="float" office:value="48.1079966795861" calcext:value-type="float">
            <text:p>48.1079966795861</text:p>
          </table:table-cell>
          <table:table-cell table:formula="of:=IF([.A332]=1;1000000000/[.N332];&quot;&quot;)" office:value-type="float" office:value="48.1079966795861" calcext:value-type="float">
            <text:p>48.1079966795861</text:p>
          </table:table-cell>
          <table:table-cell table:formula="of:=IF([.A332]=1;[.P332];&quot;&quot;)" office:value-type="string" office:string-value="TimeWaitKey" calcext:value-type="string">
            <text:p>TimeWaitKey</text:p>
          </table:table-cell>
          <table:table-cell table:style-name="ce1" table:formula="of:=IF(ISBLANK([.T332]);&quot;&quot;;[.Q332])" office:value-type="percentage" office:value="0.510304660726772" calcext:value-type="percentage">
            <text:p>51.03%</text:p>
          </table:table-cell>
          <table:table-cell table:formula="of:=IF([.A332]=1;[.V332]*[.N332]/1000000;&quot;&quot;)" office:value-type="float" office:value="10.607481" calcext:value-type="float">
            <text:p>10.6074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6413" calcext:value-type="float">
            <text:p>956413</text:p>
          </table:table-cell>
          <table:table-cell office:value-type="float" office:value="1375895" calcext:value-type="float">
            <text:p>1375895</text:p>
          </table:table-cell>
          <table:table-cell office:value-type="float" office:value="1077268" calcext:value-type="float">
            <text:p>1077268</text:p>
          </table:table-cell>
          <table:table-cell office:value-type="float" office:value="90" calcext:value-type="float">
            <text:p>90</text:p>
          </table:table-cell>
          <table:table-cell office:value-type="float" office:value="5156050" calcext:value-type="float">
            <text:p>5156050</text:p>
          </table:table-cell>
          <table:table-cell office:value-type="float" office:value="707769" calcext:value-type="float">
            <text:p>707769</text:p>
          </table:table-cell>
          <table:table-cell office:value-type="float" office:value="70" calcext:value-type="float">
            <text:p>70</text:p>
          </table:table-cell>
          <table:table-cell office:value-type="float" office:value="238154" calcext:value-type="float">
            <text:p>238154</text:p>
          </table:table-cell>
          <table:table-cell office:value-type="float" office:value="772870" calcext:value-type="float">
            <text:p>772870</text:p>
          </table:table-cell>
          <table:table-cell office:value-type="float" office:value="728829" calcext:value-type="float">
            <text:p>728829</text:p>
          </table:table-cell>
          <table:table-cell office:value-type="float" office:value="10677542" calcext:value-type="float">
            <text:p>10677542</text:p>
          </table:table-cell>
          <table:table-cell/>
          <table:table-cell table:formula="of:=SUM([.B333:.L333])" office:value-type="float" office:value="21690950" calcext:value-type="float">
            <text:p>21690950</text:p>
          </table:table-cell>
          <table:table-cell table:formula="of:=MAX([.B333:.L333])" office:value-type="float" office:value="10677542" calcext:value-type="float">
            <text:p>10677542</text:p>
          </table:table-cell>
          <table:table-cell table:formula="of:=INDEX([.$B$1:.$L$1];0;MATCH(MAX([.$B333:.$L333]);[.$B333:.$L333];0))" office:value-type="string" office:string-value="TimeWaitKey" calcext:value-type="string">
            <text:p>TimeWaitKey</text:p>
          </table:table-cell>
          <table:table-cell table:formula="of:=[.O333]/[.N333]" office:value-type="percentage" office:value="0.492257923235266" calcext:value-type="percentage">
            <text:p>49.23%</text:p>
          </table:table-cell>
          <table:table-cell/>
          <table:table-cell table:formula="of:=1000000000/[.N333]" office:value-type="float" office:value="46.10217625323" calcext:value-type="float">
            <text:p>46.10217625323</text:p>
          </table:table-cell>
          <table:table-cell table:formula="of:=IF([.A333]=1;1000000000/[.N333];&quot;&quot;)" office:value-type="float" office:value="46.10217625323" calcext:value-type="float">
            <text:p>46.10217625323</text:p>
          </table:table-cell>
          <table:table-cell table:formula="of:=IF([.A333]=1;[.P333];&quot;&quot;)" office:value-type="string" office:string-value="TimeWaitKey" calcext:value-type="string">
            <text:p>TimeWaitKey</text:p>
          </table:table-cell>
          <table:table-cell table:style-name="ce1" table:formula="of:=IF(ISBLANK([.T333]);&quot;&quot;;[.Q333])" office:value-type="percentage" office:value="0.492257923235266" calcext:value-type="percentage">
            <text:p>49.23%</text:p>
          </table:table-cell>
          <table:table-cell table:formula="of:=IF([.A333]=1;[.V333]*[.N333]/1000000;&quot;&quot;)" office:value-type="float" office:value="10.677542" calcext:value-type="float">
            <text:p>10.6775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3271" calcext:value-type="float">
            <text:p>773271</text:p>
          </table:table-cell>
          <table:table-cell office:value-type="float" office:value="869681" calcext:value-type="float">
            <text:p>869681</text:p>
          </table:table-cell>
          <table:table-cell office:value-type="float" office:value="965108" calcext:value-type="float">
            <text:p>965108</text:p>
          </table:table-cell>
          <table:table-cell office:value-type="float" office:value="70" calcext:value-type="float">
            <text:p>70</text:p>
          </table:table-cell>
          <table:table-cell office:value-type="float" office:value="5216473" calcext:value-type="float">
            <text:p>5216473</text:p>
          </table:table-cell>
          <table:table-cell office:value-type="float" office:value="714422" calcext:value-type="float">
            <text:p>714422</text:p>
          </table:table-cell>
          <table:table-cell office:value-type="float" office:value="80" calcext:value-type="float">
            <text:p>80</text:p>
          </table:table-cell>
          <table:table-cell office:value-type="float" office:value="229237" calcext:value-type="float">
            <text:p>229237</text:p>
          </table:table-cell>
          <table:table-cell office:value-type="float" office:value="773682" calcext:value-type="float">
            <text:p>773682</text:p>
          </table:table-cell>
          <table:table-cell office:value-type="float" office:value="734770" calcext:value-type="float">
            <text:p>734770</text:p>
          </table:table-cell>
          <table:table-cell office:value-type="float" office:value="10920765" calcext:value-type="float">
            <text:p>10920765</text:p>
          </table:table-cell>
          <table:table-cell/>
          <table:table-cell table:formula="of:=SUM([.B334:.L334])" office:value-type="float" office:value="21197559" calcext:value-type="float">
            <text:p>21197559</text:p>
          </table:table-cell>
          <table:table-cell table:formula="of:=MAX([.B334:.L334])" office:value-type="float" office:value="10920765" calcext:value-type="float">
            <text:p>10920765</text:p>
          </table:table-cell>
          <table:table-cell table:formula="of:=INDEX([.$B$1:.$L$1];0;MATCH(MAX([.$B334:.$L334]);[.$B334:.$L334];0))" office:value-type="string" office:string-value="TimeWaitKey" calcext:value-type="string">
            <text:p>TimeWaitKey</text:p>
          </table:table-cell>
          <table:table-cell table:formula="of:=[.O334]/[.N334]" office:value-type="percentage" office:value="0.5151897442531" calcext:value-type="percentage">
            <text:p>51.52%</text:p>
          </table:table-cell>
          <table:table-cell/>
          <table:table-cell table:formula="of:=1000000000/[.N334]" office:value-type="float" office:value="47.1752431494589" calcext:value-type="float">
            <text:p>47.1752431494589</text:p>
          </table:table-cell>
          <table:table-cell table:formula="of:=IF([.A334]=1;1000000000/[.N334];&quot;&quot;)" office:value-type="float" office:value="47.1752431494589" calcext:value-type="float">
            <text:p>47.1752431494589</text:p>
          </table:table-cell>
          <table:table-cell table:formula="of:=IF([.A334]=1;[.P334];&quot;&quot;)" office:value-type="string" office:string-value="TimeWaitKey" calcext:value-type="string">
            <text:p>TimeWaitKey</text:p>
          </table:table-cell>
          <table:table-cell table:style-name="ce1" table:formula="of:=IF(ISBLANK([.T334]);&quot;&quot;;[.Q334])" office:value-type="percentage" office:value="0.5151897442531" calcext:value-type="percentage">
            <text:p>51.52%</text:p>
          </table:table-cell>
          <table:table-cell table:formula="of:=IF([.A334]=1;[.V334]*[.N334]/1000000;&quot;&quot;)" office:value-type="float" office:value="10.920765" calcext:value-type="float">
            <text:p>10.9207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7389" calcext:value-type="float">
            <text:p>777389</text:p>
          </table:table-cell>
          <table:table-cell office:value-type="float" office:value="758694" calcext:value-type="float">
            <text:p>758694</text:p>
          </table:table-cell>
          <table:table-cell office:value-type="float" office:value="962114" calcext:value-type="float">
            <text:p>962114</text:p>
          </table:table-cell>
          <table:table-cell office:value-type="float" office:value="80" calcext:value-type="float">
            <text:p>80</text:p>
          </table:table-cell>
          <table:table-cell office:value-type="float" office:value="5372816" calcext:value-type="float">
            <text:p>5372816</text:p>
          </table:table-cell>
          <table:table-cell office:value-type="float" office:value="743275" calcext:value-type="float">
            <text:p>743275</text:p>
          </table:table-cell>
          <table:table-cell office:value-type="float" office:value="81" calcext:value-type="float">
            <text:p>81</text:p>
          </table:table-cell>
          <table:table-cell office:value-type="float" office:value="245026" calcext:value-type="float">
            <text:p>245026</text:p>
          </table:table-cell>
          <table:table-cell office:value-type="float" office:value="831580" calcext:value-type="float">
            <text:p>831580</text:p>
          </table:table-cell>
          <table:table-cell office:value-type="float" office:value="731534" calcext:value-type="float">
            <text:p>731534</text:p>
          </table:table-cell>
          <table:table-cell office:value-type="float" office:value="10675799" calcext:value-type="float">
            <text:p>10675799</text:p>
          </table:table-cell>
          <table:table-cell/>
          <table:table-cell table:formula="of:=SUM([.B335:.L335])" office:value-type="float" office:value="21098388" calcext:value-type="float">
            <text:p>21098388</text:p>
          </table:table-cell>
          <table:table-cell table:formula="of:=MAX([.B335:.L335])" office:value-type="float" office:value="10675799" calcext:value-type="float">
            <text:p>10675799</text:p>
          </table:table-cell>
          <table:table-cell table:formula="of:=INDEX([.$B$1:.$L$1];0;MATCH(MAX([.$B335:.$L335]);[.$B335:.$L335];0))" office:value-type="string" office:string-value="TimeWaitKey" calcext:value-type="string">
            <text:p>TimeWaitKey</text:p>
          </table:table-cell>
          <table:table-cell table:formula="of:=[.O335]/[.N335]" office:value-type="percentage" office:value="0.506000695408578" calcext:value-type="percentage">
            <text:p>50.60%</text:p>
          </table:table-cell>
          <table:table-cell/>
          <table:table-cell table:formula="of:=1000000000/[.N335]" office:value-type="float" office:value="47.3969859687859" calcext:value-type="float">
            <text:p>47.3969859687859</text:p>
          </table:table-cell>
          <table:table-cell table:formula="of:=IF([.A335]=1;1000000000/[.N335];&quot;&quot;)" office:value-type="float" office:value="47.3969859687859" calcext:value-type="float">
            <text:p>47.3969859687859</text:p>
          </table:table-cell>
          <table:table-cell table:formula="of:=IF([.A335]=1;[.P335];&quot;&quot;)" office:value-type="string" office:string-value="TimeWaitKey" calcext:value-type="string">
            <text:p>TimeWaitKey</text:p>
          </table:table-cell>
          <table:table-cell table:style-name="ce1" table:formula="of:=IF(ISBLANK([.T335]);&quot;&quot;;[.Q335])" office:value-type="percentage" office:value="0.506000695408578" calcext:value-type="percentage">
            <text:p>50.60%</text:p>
          </table:table-cell>
          <table:table-cell table:formula="of:=IF([.A335]=1;[.V335]*[.N335]/1000000;&quot;&quot;)" office:value-type="float" office:value="10.675799" calcext:value-type="float">
            <text:p>10.6757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5411" calcext:value-type="float">
            <text:p>735411</text:p>
          </table:table-cell>
          <table:table-cell office:value-type="float" office:value="1212159" calcext:value-type="float">
            <text:p>1212159</text:p>
          </table:table-cell>
          <table:table-cell office:value-type="float" office:value="1566109" calcext:value-type="float">
            <text:p>1566109</text:p>
          </table:table-cell>
          <table:table-cell office:value-type="float" office:value="161" calcext:value-type="float">
            <text:p>161</text:p>
          </table:table-cell>
          <table:table-cell office:value-type="float" office:value="5131614" calcext:value-type="float">
            <text:p>5131614</text:p>
          </table:table-cell>
          <table:table-cell office:value-type="float" office:value="711536" calcext:value-type="float">
            <text:p>711536</text:p>
          </table:table-cell>
          <table:table-cell office:value-type="float" office:value="70" calcext:value-type="float">
            <text:p>70</text:p>
          </table:table-cell>
          <table:table-cell office:value-type="float" office:value="224779" calcext:value-type="float">
            <text:p>224779</text:p>
          </table:table-cell>
          <table:table-cell office:value-type="float" office:value="800231" calcext:value-type="float">
            <text:p>800231</text:p>
          </table:table-cell>
          <table:table-cell office:value-type="float" office:value="724150" calcext:value-type="float">
            <text:p>724150</text:p>
          </table:table-cell>
          <table:table-cell office:value-type="float" office:value="10790623" calcext:value-type="float">
            <text:p>10790623</text:p>
          </table:table-cell>
          <table:table-cell/>
          <table:table-cell table:formula="of:=SUM([.B336:.L336])" office:value-type="float" office:value="21896843" calcext:value-type="float">
            <text:p>21896843</text:p>
          </table:table-cell>
          <table:table-cell table:formula="of:=MAX([.B336:.L336])" office:value-type="float" office:value="10790623" calcext:value-type="float">
            <text:p>10790623</text:p>
          </table:table-cell>
          <table:table-cell table:formula="of:=INDEX([.$B$1:.$L$1];0;MATCH(MAX([.$B336:.$L336]);[.$B336:.$L336];0))" office:value-type="string" office:string-value="TimeWaitKey" calcext:value-type="string">
            <text:p>TimeWaitKey</text:p>
          </table:table-cell>
          <table:table-cell table:formula="of:=[.O336]/[.N336]" office:value-type="percentage" office:value="0.492793550193514" calcext:value-type="percentage">
            <text:p>49.28%</text:p>
          </table:table-cell>
          <table:table-cell/>
          <table:table-cell table:formula="of:=1000000000/[.N336]" office:value-type="float" office:value="45.6686838372089" calcext:value-type="float">
            <text:p>45.6686838372089</text:p>
          </table:table-cell>
          <table:table-cell table:formula="of:=IF([.A336]=1;1000000000/[.N336];&quot;&quot;)" office:value-type="float" office:value="45.6686838372089" calcext:value-type="float">
            <text:p>45.6686838372089</text:p>
          </table:table-cell>
          <table:table-cell table:formula="of:=IF([.A336]=1;[.P336];&quot;&quot;)" office:value-type="string" office:string-value="TimeWaitKey" calcext:value-type="string">
            <text:p>TimeWaitKey</text:p>
          </table:table-cell>
          <table:table-cell table:style-name="ce1" table:formula="of:=IF(ISBLANK([.T336]);&quot;&quot;;[.Q336])" office:value-type="percentage" office:value="0.492793550193514" calcext:value-type="percentage">
            <text:p>49.28%</text:p>
          </table:table-cell>
          <table:table-cell table:formula="of:=IF([.A336]=1;[.V336]*[.N336]/1000000;&quot;&quot;)" office:value-type="float" office:value="10.790623" calcext:value-type="float">
            <text:p>10.7906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26193" calcext:value-type="float">
            <text:p>16526193</text:p>
          </table:table-cell>
          <table:table-cell office:value-type="float" office:value="1212650" calcext:value-type="float">
            <text:p>1212650</text:p>
          </table:table-cell>
          <table:table-cell office:value-type="float" office:value="1006526" calcext:value-type="float">
            <text:p>1006526</text:p>
          </table:table-cell>
          <table:table-cell office:value-type="float" office:value="170" calcext:value-type="float">
            <text:p>170</text:p>
          </table:table-cell>
          <table:table-cell office:value-type="float" office:value="5258341" calcext:value-type="float">
            <text:p>5258341</text:p>
          </table:table-cell>
          <table:table-cell office:value-type="float" office:value="738717" calcext:value-type="float">
            <text:p>738717</text:p>
          </table:table-cell>
          <table:table-cell office:value-type="float" office:value="100" calcext:value-type="float">
            <text:p>100</text:p>
          </table:table-cell>
          <table:table-cell office:value-type="float" office:value="239947" calcext:value-type="float">
            <text:p>239947</text:p>
          </table:table-cell>
          <table:table-cell office:value-type="float" office:value="765306" calcext:value-type="float">
            <text:p>765306</text:p>
          </table:table-cell>
          <table:table-cell office:value-type="float" office:value="746542" calcext:value-type="float">
            <text:p>746542</text:p>
          </table:table-cell>
          <table:table-cell office:value-type="float" office:value="10700624" calcext:value-type="float">
            <text:p>10700624</text:p>
          </table:table-cell>
          <table:table-cell/>
          <table:table-cell table:formula="of:=SUM([.B337:.L337])" office:value-type="float" office:value="37195116" calcext:value-type="float">
            <text:p>37195116</text:p>
          </table:table-cell>
          <table:table-cell table:formula="of:=MAX([.B337:.L337])" office:value-type="float" office:value="16526193" calcext:value-type="float">
            <text:p>16526193</text:p>
          </table:table-cell>
          <table:table-cell table:formula="of:=INDEX([.$B$1:.$L$1];0;MATCH(MAX([.$B337:.$L337]);[.$B337:.$L337];0))" office:value-type="string" office:string-value="WebcamRead" calcext:value-type="string">
            <text:p>WebcamRead</text:p>
          </table:table-cell>
          <table:table-cell table:formula="of:=[.O337]/[.N337]" office:value-type="percentage" office:value="0.444310833712684" calcext:value-type="percentage">
            <text:p>44.43%</text:p>
          </table:table-cell>
          <table:table-cell/>
          <table:table-cell table:formula="of:=1000000000/[.N337]" office:value-type="float" office:value="26.8852502032794" calcext:value-type="float">
            <text:p>26.8852502032794</text:p>
          </table:table-cell>
          <table:table-cell table:formula="of:=IF([.A337]=1;1000000000/[.N337];&quot;&quot;)" office:value-type="float" office:value="26.8852502032794" calcext:value-type="float">
            <text:p>26.8852502032794</text:p>
          </table:table-cell>
          <table:table-cell table:formula="of:=IF([.A337]=1;[.P337];&quot;&quot;)" office:value-type="string" office:string-value="WebcamRead" calcext:value-type="string">
            <text:p>WebcamRead</text:p>
          </table:table-cell>
          <table:table-cell table:style-name="ce1" table:formula="of:=IF(ISBLANK([.T337]);&quot;&quot;;[.Q337])" office:value-type="percentage" office:value="0.444310833712684" calcext:value-type="percentage">
            <text:p>44.43%</text:p>
          </table:table-cell>
          <table:table-cell table:formula="of:=IF([.A337]=1;[.V337]*[.N337]/1000000;&quot;&quot;)" office:value-type="float" office:value="16.526193" calcext:value-type="float">
            <text:p>16.5261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23874" calcext:value-type="float">
            <text:p>19123874</text:p>
          </table:table-cell>
          <table:table-cell office:value-type="float" office:value="712789" calcext:value-type="float">
            <text:p>712789</text:p>
          </table:table-cell>
          <table:table-cell office:value-type="float" office:value="965209" calcext:value-type="float">
            <text:p>965209</text:p>
          </table:table-cell>
          <table:table-cell office:value-type="float" office:value="160" calcext:value-type="float">
            <text:p>160</text:p>
          </table:table-cell>
          <table:table-cell office:value-type="float" office:value="5134960" calcext:value-type="float">
            <text:p>5134960</text:p>
          </table:table-cell>
          <table:table-cell office:value-type="float" office:value="735271" calcext:value-type="float">
            <text:p>735271</text:p>
          </table:table-cell>
          <table:table-cell office:value-type="float" office:value="81" calcext:value-type="float">
            <text:p>81</text:p>
          </table:table-cell>
          <table:table-cell office:value-type="float" office:value="151969795" calcext:value-type="float">
            <text:p>151969795</text:p>
          </table:table-cell>
          <table:table-cell office:value-type="float" office:value="741151" calcext:value-type="float">
            <text:p>741151</text:p>
          </table:table-cell>
          <table:table-cell office:value-type="float" office:value="755919" calcext:value-type="float">
            <text:p>755919</text:p>
          </table:table-cell>
          <table:table-cell office:value-type="float" office:value="10457541" calcext:value-type="float">
            <text:p>10457541</text:p>
          </table:table-cell>
          <table:table-cell/>
          <table:table-cell table:formula="of:=SUM([.B338:.L338])" office:value-type="float" office:value="190596750" calcext:value-type="float">
            <text:p>190596750</text:p>
          </table:table-cell>
          <table:table-cell table:formula="of:=MAX([.B338:.L338])" office:value-type="float" office:value="151969795" calcext:value-type="float">
            <text:p>151969795</text:p>
          </table:table-cell>
          <table:table-cell table:formula="of:=INDEX([.$B$1:.$L$1];0;MATCH(MAX([.$B338:.$L338]);[.$B338:.$L338];0))" office:value-type="string" office:string-value="Facendi" calcext:value-type="string">
            <text:p>Facendi</text:p>
          </table:table-cell>
          <table:table-cell table:formula="of:=[.O338]/[.N338]" office:value-type="percentage" office:value="0.797336759414838" calcext:value-type="percentage">
            <text:p>79.73%</text:p>
          </table:table-cell>
          <table:table-cell/>
          <table:table-cell table:formula="of:=1000000000/[.N338]" office:value-type="float" office:value="5.24667917999651" calcext:value-type="float">
            <text:p>5.24667917999651</text:p>
          </table:table-cell>
          <table:table-cell table:formula="of:=IF([.A338]=1;1000000000/[.N338];&quot;&quot;)" office:value-type="float" office:value="5.24667917999651" calcext:value-type="float">
            <text:p>5.24667917999651</text:p>
          </table:table-cell>
          <table:table-cell table:formula="of:=IF([.A338]=1;[.P338];&quot;&quot;)" office:value-type="string" office:string-value="Facendi" calcext:value-type="string">
            <text:p>Facendi</text:p>
          </table:table-cell>
          <table:table-cell table:style-name="ce1" table:formula="of:=IF(ISBLANK([.T338]);&quot;&quot;;[.Q338])" office:value-type="percentage" office:value="0.797336759414838" calcext:value-type="percentage">
            <text:p>79.73%</text:p>
          </table:table-cell>
          <table:table-cell table:formula="of:=IF([.A338]=1;[.V338]*[.N338]/1000000;&quot;&quot;)" office:value-type="float" office:value="151.969795" calcext:value-type="float">
            <text:p>151.9697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3963" calcext:value-type="float">
            <text:p>2753963</text:p>
          </table:table-cell>
          <table:table-cell office:value-type="float" office:value="1278793" calcext:value-type="float">
            <text:p>1278793</text:p>
          </table:table-cell>
          <table:table-cell office:value-type="float" office:value="1446897" calcext:value-type="float">
            <text:p>1446897</text:p>
          </table:table-cell>
          <table:table-cell office:value-type="float" office:value="70" calcext:value-type="float">
            <text:p>70</text:p>
          </table:table-cell>
          <table:table-cell office:value-type="float" office:value="5179664" calcext:value-type="float">
            <text:p>5179664</text:p>
          </table:table-cell>
          <table:table-cell office:value-type="float" office:value="710515" calcext:value-type="float">
            <text:p>710515</text:p>
          </table:table-cell>
          <table:table-cell office:value-type="float" office:value="80" calcext:value-type="float">
            <text:p>80</text:p>
          </table:table-cell>
          <table:table-cell office:value-type="float" office:value="246479" calcext:value-type="float">
            <text:p>246479</text:p>
          </table:table-cell>
          <table:table-cell office:value-type="float" office:value="734650" calcext:value-type="float">
            <text:p>734650</text:p>
          </table:table-cell>
          <table:table-cell office:value-type="float" office:value="747593" calcext:value-type="float">
            <text:p>747593</text:p>
          </table:table-cell>
          <table:table-cell office:value-type="float" office:value="10916597" calcext:value-type="float">
            <text:p>10916597</text:p>
          </table:table-cell>
          <table:table-cell/>
          <table:table-cell table:formula="of:=SUM([.B339:.L339])" office:value-type="float" office:value="24015301" calcext:value-type="float">
            <text:p>24015301</text:p>
          </table:table-cell>
          <table:table-cell table:formula="of:=MAX([.B339:.L339])" office:value-type="float" office:value="10916597" calcext:value-type="float">
            <text:p>10916597</text:p>
          </table:table-cell>
          <table:table-cell table:formula="of:=INDEX([.$B$1:.$L$1];0;MATCH(MAX([.$B339:.$L339]);[.$B339:.$L339];0))" office:value-type="string" office:string-value="TimeWaitKey" calcext:value-type="string">
            <text:p>TimeWaitKey</text:p>
          </table:table-cell>
          <table:table-cell table:formula="of:=[.O339]/[.N339]" office:value-type="percentage" office:value="0.454568402036685" calcext:value-type="percentage">
            <text:p>45.46%</text:p>
          </table:table-cell>
          <table:table-cell/>
          <table:table-cell table:formula="of:=1000000000/[.N339]" office:value-type="float" office:value="41.6401193555725" calcext:value-type="float">
            <text:p>41.6401193555725</text:p>
          </table:table-cell>
          <table:table-cell table:formula="of:=IF([.A339]=1;1000000000/[.N339];&quot;&quot;)" office:value-type="float" office:value="41.6401193555725" calcext:value-type="float">
            <text:p>41.6401193555725</text:p>
          </table:table-cell>
          <table:table-cell table:formula="of:=IF([.A339]=1;[.P339];&quot;&quot;)" office:value-type="string" office:string-value="TimeWaitKey" calcext:value-type="string">
            <text:p>TimeWaitKey</text:p>
          </table:table-cell>
          <table:table-cell table:style-name="ce1" table:formula="of:=IF(ISBLANK([.T339]);&quot;&quot;;[.Q339])" office:value-type="percentage" office:value="0.454568402036685" calcext:value-type="percentage">
            <text:p>45.46%</text:p>
          </table:table-cell>
          <table:table-cell table:formula="of:=IF([.A339]=1;[.V339]*[.N339]/1000000;&quot;&quot;)" office:value-type="float" office:value="10.916597" calcext:value-type="float">
            <text:p>10.9165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2138" calcext:value-type="float">
            <text:p>1222138</text:p>
          </table:table-cell>
          <table:table-cell office:value-type="float" office:value="2219597" calcext:value-type="float">
            <text:p>2219597</text:p>
          </table:table-cell>
          <table:table-cell office:value-type="float" office:value="1465231" calcext:value-type="float">
            <text:p>1465231</text:p>
          </table:table-cell>
          <table:table-cell office:value-type="float" office:value="80" calcext:value-type="float">
            <text:p>80</text:p>
          </table:table-cell>
          <table:table-cell office:value-type="float" office:value="5325255" calcext:value-type="float">
            <text:p>5325255</text:p>
          </table:table-cell>
          <table:table-cell office:value-type="float" office:value="716956" calcext:value-type="float">
            <text:p>716956</text:p>
          </table:table-cell>
          <table:table-cell office:value-type="float" office:value="70" calcext:value-type="float">
            <text:p>70</text:p>
          </table:table-cell>
          <table:table-cell office:value-type="float" office:value="235960" calcext:value-type="float">
            <text:p>235960</text:p>
          </table:table-cell>
          <table:table-cell office:value-type="float" office:value="737865" calcext:value-type="float">
            <text:p>737865</text:p>
          </table:table-cell>
          <table:table-cell office:value-type="float" office:value="1249990" calcext:value-type="float">
            <text:p>1249990</text:p>
          </table:table-cell>
          <table:table-cell office:value-type="float" office:value="10340574" calcext:value-type="float">
            <text:p>10340574</text:p>
          </table:table-cell>
          <table:table-cell/>
          <table:table-cell table:formula="of:=SUM([.B340:.L340])" office:value-type="float" office:value="23513716" calcext:value-type="float">
            <text:p>23513716</text:p>
          </table:table-cell>
          <table:table-cell table:formula="of:=MAX([.B340:.L340])" office:value-type="float" office:value="10340574" calcext:value-type="float">
            <text:p>10340574</text:p>
          </table:table-cell>
          <table:table-cell table:formula="of:=INDEX([.$B$1:.$L$1];0;MATCH(MAX([.$B340:.$L340]);[.$B340:.$L340];0))" office:value-type="string" office:string-value="TimeWaitKey" calcext:value-type="string">
            <text:p>TimeWaitKey</text:p>
          </table:table-cell>
          <table:table-cell table:formula="of:=[.O340]/[.N340]" office:value-type="percentage" office:value="0.439767750873575" calcext:value-type="percentage">
            <text:p>43.98%</text:p>
          </table:table-cell>
          <table:table-cell/>
          <table:table-cell table:formula="of:=1000000000/[.N340]" office:value-type="float" office:value="42.5283693993752" calcext:value-type="float">
            <text:p>42.5283693993752</text:p>
          </table:table-cell>
          <table:table-cell table:formula="of:=IF([.A340]=1;1000000000/[.N340];&quot;&quot;)" office:value-type="float" office:value="42.5283693993752" calcext:value-type="float">
            <text:p>42.5283693993752</text:p>
          </table:table-cell>
          <table:table-cell table:formula="of:=IF([.A340]=1;[.P340];&quot;&quot;)" office:value-type="string" office:string-value="TimeWaitKey" calcext:value-type="string">
            <text:p>TimeWaitKey</text:p>
          </table:table-cell>
          <table:table-cell table:style-name="ce1" table:formula="of:=IF(ISBLANK([.T340]);&quot;&quot;;[.Q340])" office:value-type="percentage" office:value="0.439767750873575" calcext:value-type="percentage">
            <text:p>43.98%</text:p>
          </table:table-cell>
          <table:table-cell table:formula="of:=IF([.A340]=1;[.V340]*[.N340]/1000000;&quot;&quot;)" office:value-type="float" office:value="10.340574" calcext:value-type="float">
            <text:p>10.3405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985" calcext:value-type="float">
            <text:p>1225985</text:p>
          </table:table-cell>
          <table:table-cell office:value-type="float" office:value="951113" calcext:value-type="float">
            <text:p>951113</text:p>
          </table:table-cell>
          <table:table-cell office:value-type="float" office:value="980708" calcext:value-type="float">
            <text:p>980708</text:p>
          </table:table-cell>
          <table:table-cell office:value-type="float" office:value="100" calcext:value-type="float">
            <text:p>100</text:p>
          </table:table-cell>
          <table:table-cell office:value-type="float" office:value="5142044" calcext:value-type="float">
            <text:p>5142044</text:p>
          </table:table-cell>
          <table:table-cell office:value-type="float" office:value="708631" calcext:value-type="float">
            <text:p>708631</text:p>
          </table:table-cell>
          <table:table-cell office:value-type="float" office:value="70" calcext:value-type="float">
            <text:p>70</text:p>
          </table:table-cell>
          <table:table-cell office:value-type="float" office:value="241389" calcext:value-type="float">
            <text:p>241389</text:p>
          </table:table-cell>
          <table:table-cell office:value-type="float" office:value="750199" calcext:value-type="float">
            <text:p>750199</text:p>
          </table:table-cell>
          <table:table-cell office:value-type="float" office:value="1681444" calcext:value-type="float">
            <text:p>1681444</text:p>
          </table:table-cell>
          <table:table-cell office:value-type="float" office:value="10648768" calcext:value-type="float">
            <text:p>10648768</text:p>
          </table:table-cell>
          <table:table-cell/>
          <table:table-cell table:formula="of:=SUM([.B341:.L341])" office:value-type="float" office:value="22330451" calcext:value-type="float">
            <text:p>22330451</text:p>
          </table:table-cell>
          <table:table-cell table:formula="of:=MAX([.B341:.L341])" office:value-type="float" office:value="10648768" calcext:value-type="float">
            <text:p>10648768</text:p>
          </table:table-cell>
          <table:table-cell table:formula="of:=INDEX([.$B$1:.$L$1];0;MATCH(MAX([.$B341:.$L341]);[.$B341:.$L341];0))" office:value-type="string" office:string-value="TimeWaitKey" calcext:value-type="string">
            <text:p>TimeWaitKey</text:p>
          </table:table-cell>
          <table:table-cell table:formula="of:=[.O341]/[.N341]" office:value-type="percentage" office:value="0.476872052427423" calcext:value-type="percentage">
            <text:p>47.69%</text:p>
          </table:table-cell>
          <table:table-cell/>
          <table:table-cell table:formula="of:=1000000000/[.N341]" office:value-type="float" office:value="44.7818989414947" calcext:value-type="float">
            <text:p>44.7818989414947</text:p>
          </table:table-cell>
          <table:table-cell table:formula="of:=IF([.A341]=1;1000000000/[.N341];&quot;&quot;)" office:value-type="float" office:value="44.7818989414947" calcext:value-type="float">
            <text:p>44.7818989414947</text:p>
          </table:table-cell>
          <table:table-cell table:formula="of:=IF([.A341]=1;[.P341];&quot;&quot;)" office:value-type="string" office:string-value="TimeWaitKey" calcext:value-type="string">
            <text:p>TimeWaitKey</text:p>
          </table:table-cell>
          <table:table-cell table:style-name="ce1" table:formula="of:=IF(ISBLANK([.T341]);&quot;&quot;;[.Q341])" office:value-type="percentage" office:value="0.476872052427423" calcext:value-type="percentage">
            <text:p>47.69%</text:p>
          </table:table-cell>
          <table:table-cell table:formula="of:=IF([.A341]=1;[.V341]*[.N341]/1000000;&quot;&quot;)" office:value-type="float" office:value="10.648768" calcext:value-type="float">
            <text:p>10.6487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4838" calcext:value-type="float">
            <text:p>964838</text:p>
          </table:table-cell>
          <table:table-cell office:value-type="float" office:value="1218221" calcext:value-type="float">
            <text:p>1218221</text:p>
          </table:table-cell>
          <table:table-cell office:value-type="float" office:value="963486" calcext:value-type="float">
            <text:p>963486</text:p>
          </table:table-cell>
          <table:table-cell office:value-type="float" office:value="90" calcext:value-type="float">
            <text:p>90</text:p>
          </table:table-cell>
          <table:table-cell office:value-type="float" office:value="5163203" calcext:value-type="float">
            <text:p>5163203</text:p>
          </table:table-cell>
          <table:table-cell office:value-type="float" office:value="732265" calcext:value-type="float">
            <text:p>732265</text:p>
          </table:table-cell>
          <table:table-cell office:value-type="float" office:value="70" calcext:value-type="float">
            <text:p>70</text:p>
          </table:table-cell>
          <table:table-cell office:value-type="float" office:value="151982577" calcext:value-type="float">
            <text:p>151982577</text:p>
          </table:table-cell>
          <table:table-cell office:value-type="float" office:value="758083" calcext:value-type="float">
            <text:p>758083</text:p>
          </table:table-cell>
          <table:table-cell office:value-type="float" office:value="738648" calcext:value-type="float">
            <text:p>738648</text:p>
          </table:table-cell>
          <table:table-cell office:value-type="float" office:value="10748234" calcext:value-type="float">
            <text:p>10748234</text:p>
          </table:table-cell>
          <table:table-cell/>
          <table:table-cell table:formula="of:=SUM([.B342:.L342])" office:value-type="float" office:value="173269715" calcext:value-type="float">
            <text:p>173269715</text:p>
          </table:table-cell>
          <table:table-cell table:formula="of:=MAX([.B342:.L342])" office:value-type="float" office:value="151982577" calcext:value-type="float">
            <text:p>151982577</text:p>
          </table:table-cell>
          <table:table-cell table:formula="of:=INDEX([.$B$1:.$L$1];0;MATCH(MAX([.$B342:.$L342]);[.$B342:.$L342];0))" office:value-type="string" office:string-value="Facendi" calcext:value-type="string">
            <text:p>Facendi</text:p>
          </table:table-cell>
          <table:table-cell table:formula="of:=[.O342]/[.N342]" office:value-type="percentage" office:value="0.87714449694801" calcext:value-type="percentage">
            <text:p>87.71%</text:p>
          </table:table-cell>
          <table:table-cell/>
          <table:table-cell table:formula="of:=1000000000/[.N342]" office:value-type="float" office:value="5.77134902080263" calcext:value-type="float">
            <text:p>5.77134902080263</text:p>
          </table:table-cell>
          <table:table-cell table:formula="of:=IF([.A342]=1;1000000000/[.N342];&quot;&quot;)" office:value-type="float" office:value="5.77134902080263" calcext:value-type="float">
            <text:p>5.77134902080263</text:p>
          </table:table-cell>
          <table:table-cell table:formula="of:=IF([.A342]=1;[.P342];&quot;&quot;)" office:value-type="string" office:string-value="Facendi" calcext:value-type="string">
            <text:p>Facendi</text:p>
          </table:table-cell>
          <table:table-cell table:style-name="ce1" table:formula="of:=IF(ISBLANK([.T342]);&quot;&quot;;[.Q342])" office:value-type="percentage" office:value="0.87714449694801" calcext:value-type="percentage">
            <text:p>87.71%</text:p>
          </table:table-cell>
          <table:table-cell table:formula="of:=IF([.A342]=1;[.V342]*[.N342]/1000000;&quot;&quot;)" office:value-type="float" office:value="151.982577" calcext:value-type="float">
            <text:p>151.9825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398" calcext:value-type="float">
            <text:p>744398</text:p>
          </table:table-cell>
          <table:table-cell office:value-type="float" office:value="869150" calcext:value-type="float">
            <text:p>869150</text:p>
          </table:table-cell>
          <table:table-cell office:value-type="float" office:value="964227" calcext:value-type="float">
            <text:p>964227</text:p>
          </table:table-cell>
          <table:table-cell office:value-type="float" office:value="160" calcext:value-type="float">
            <text:p>160</text:p>
          </table:table-cell>
          <table:table-cell office:value-type="float" office:value="5187158" calcext:value-type="float">
            <text:p>5187158</text:p>
          </table:table-cell>
          <table:table-cell office:value-type="float" office:value="710374" calcext:value-type="float">
            <text:p>710374</text:p>
          </table:table-cell>
          <table:table-cell office:value-type="float" office:value="80" calcext:value-type="float">
            <text:p>80</text:p>
          </table:table-cell>
          <table:table-cell office:value-type="float" office:value="234838" calcext:value-type="float">
            <text:p>234838</text:p>
          </table:table-cell>
          <table:table-cell office:value-type="float" office:value="739488" calcext:value-type="float">
            <text:p>739488</text:p>
          </table:table-cell>
          <table:table-cell office:value-type="float" office:value="721825" calcext:value-type="float">
            <text:p>721825</text:p>
          </table:table-cell>
          <table:table-cell office:value-type="float" office:value="10969045" calcext:value-type="float">
            <text:p>10969045</text:p>
          </table:table-cell>
          <table:table-cell/>
          <table:table-cell table:formula="of:=SUM([.B343:.L343])" office:value-type="float" office:value="21140743" calcext:value-type="float">
            <text:p>21140743</text:p>
          </table:table-cell>
          <table:table-cell table:formula="of:=MAX([.B343:.L343])" office:value-type="float" office:value="10969045" calcext:value-type="float">
            <text:p>10969045</text:p>
          </table:table-cell>
          <table:table-cell table:formula="of:=INDEX([.$B$1:.$L$1];0;MATCH(MAX([.$B343:.$L343]);[.$B343:.$L343];0))" office:value-type="string" office:string-value="TimeWaitKey" calcext:value-type="string">
            <text:p>TimeWaitKey</text:p>
          </table:table-cell>
          <table:table-cell table:formula="of:=[.O343]/[.N343]" office:value-type="percentage" office:value="0.518858064733108" calcext:value-type="percentage">
            <text:p>51.89%</text:p>
          </table:table-cell>
          <table:table-cell/>
          <table:table-cell table:formula="of:=1000000000/[.N343]" office:value-type="float" office:value="47.302027180407" calcext:value-type="float">
            <text:p>47.302027180407</text:p>
          </table:table-cell>
          <table:table-cell table:formula="of:=IF([.A343]=1;1000000000/[.N343];&quot;&quot;)" office:value-type="float" office:value="47.302027180407" calcext:value-type="float">
            <text:p>47.302027180407</text:p>
          </table:table-cell>
          <table:table-cell table:formula="of:=IF([.A343]=1;[.P343];&quot;&quot;)" office:value-type="string" office:string-value="TimeWaitKey" calcext:value-type="string">
            <text:p>TimeWaitKey</text:p>
          </table:table-cell>
          <table:table-cell table:style-name="ce1" table:formula="of:=IF(ISBLANK([.T343]);&quot;&quot;;[.Q343])" office:value-type="percentage" office:value="0.518858064733108" calcext:value-type="percentage">
            <text:p>51.89%</text:p>
          </table:table-cell>
          <table:table-cell table:formula="of:=IF([.A343]=1;[.V343]*[.N343]/1000000;&quot;&quot;)" office:value-type="float" office:value="10.969045" calcext:value-type="float">
            <text:p>10.9690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1703" calcext:value-type="float">
            <text:p>741703</text:p>
          </table:table-cell>
          <table:table-cell office:value-type="float" office:value="877816" calcext:value-type="float">
            <text:p>877816</text:p>
          </table:table-cell>
          <table:table-cell office:value-type="float" office:value="973886" calcext:value-type="float">
            <text:p>973886</text:p>
          </table:table-cell>
          <table:table-cell office:value-type="float" office:value="70" calcext:value-type="float">
            <text:p>70</text:p>
          </table:table-cell>
          <table:table-cell office:value-type="float" office:value="5199692" calcext:value-type="float">
            <text:p>5199692</text:p>
          </table:table-cell>
          <table:table-cell office:value-type="float" office:value="723930" calcext:value-type="float">
            <text:p>723930</text:p>
          </table:table-cell>
          <table:table-cell office:value-type="float" office:value="70" calcext:value-type="float">
            <text:p>70</text:p>
          </table:table-cell>
          <table:table-cell office:value-type="float" office:value="238414" calcext:value-type="float">
            <text:p>238414</text:p>
          </table:table-cell>
          <table:table-cell office:value-type="float" office:value="750890" calcext:value-type="float">
            <text:p>750890</text:p>
          </table:table-cell>
          <table:table-cell office:value-type="float" office:value="751009" calcext:value-type="float">
            <text:p>751009</text:p>
          </table:table-cell>
          <table:table-cell office:value-type="float" office:value="10671300" calcext:value-type="float">
            <text:p>10671300</text:p>
          </table:table-cell>
          <table:table-cell/>
          <table:table-cell table:formula="of:=SUM([.B344:.L344])" office:value-type="float" office:value="20928780" calcext:value-type="float">
            <text:p>20928780</text:p>
          </table:table-cell>
          <table:table-cell table:formula="of:=MAX([.B344:.L344])" office:value-type="float" office:value="10671300" calcext:value-type="float">
            <text:p>10671300</text:p>
          </table:table-cell>
          <table:table-cell table:formula="of:=INDEX([.$B$1:.$L$1];0;MATCH(MAX([.$B344:.$L344]);[.$B344:.$L344];0))" office:value-type="string" office:string-value="TimeWaitKey" calcext:value-type="string">
            <text:p>TimeWaitKey</text:p>
          </table:table-cell>
          <table:table-cell table:formula="of:=[.O344]/[.N344]" office:value-type="percentage" office:value="0.509886386115196" calcext:value-type="percentage">
            <text:p>50.99%</text:p>
          </table:table-cell>
          <table:table-cell/>
          <table:table-cell table:formula="of:=1000000000/[.N344]" office:value-type="float" office:value="47.7810937856865" calcext:value-type="float">
            <text:p>47.7810937856865</text:p>
          </table:table-cell>
          <table:table-cell table:formula="of:=IF([.A344]=1;1000000000/[.N344];&quot;&quot;)" office:value-type="float" office:value="47.7810937856865" calcext:value-type="float">
            <text:p>47.7810937856865</text:p>
          </table:table-cell>
          <table:table-cell table:formula="of:=IF([.A344]=1;[.P344];&quot;&quot;)" office:value-type="string" office:string-value="TimeWaitKey" calcext:value-type="string">
            <text:p>TimeWaitKey</text:p>
          </table:table-cell>
          <table:table-cell table:style-name="ce1" table:formula="of:=IF(ISBLANK([.T344]);&quot;&quot;;[.Q344])" office:value-type="percentage" office:value="0.509886386115196" calcext:value-type="percentage">
            <text:p>50.99%</text:p>
          </table:table-cell>
          <table:table-cell table:formula="of:=IF([.A344]=1;[.V344]*[.N344]/1000000;&quot;&quot;)" office:value-type="float" office:value="10.6713" calcext:value-type="float">
            <text:p>10.67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3007" calcext:value-type="float">
            <text:p>1163007</text:p>
          </table:table-cell>
          <table:table-cell office:value-type="float" office:value="1218511" calcext:value-type="float">
            <text:p>1218511</text:p>
          </table:table-cell>
          <table:table-cell office:value-type="float" office:value="988562" calcext:value-type="float">
            <text:p>988562</text:p>
          </table:table-cell>
          <table:table-cell office:value-type="float" office:value="70" calcext:value-type="float">
            <text:p>70</text:p>
          </table:table-cell>
          <table:table-cell office:value-type="float" office:value="5157543" calcext:value-type="float">
            <text:p>5157543</text:p>
          </table:table-cell>
          <table:table-cell office:value-type="float" office:value="710114" calcext:value-type="float">
            <text:p>710114</text:p>
          </table:table-cell>
          <table:table-cell office:value-type="float" office:value="70" calcext:value-type="float">
            <text:p>70</text:p>
          </table:table-cell>
          <table:table-cell office:value-type="float" office:value="227795" calcext:value-type="float">
            <text:p>227795</text:p>
          </table:table-cell>
          <table:table-cell office:value-type="float" office:value="777429" calcext:value-type="float">
            <text:p>777429</text:p>
          </table:table-cell>
          <table:table-cell office:value-type="float" office:value="711957" calcext:value-type="float">
            <text:p>711957</text:p>
          </table:table-cell>
          <table:table-cell office:value-type="float" office:value="10730190" calcext:value-type="float">
            <text:p>10730190</text:p>
          </table:table-cell>
          <table:table-cell/>
          <table:table-cell table:formula="of:=SUM([.B345:.L345])" office:value-type="float" office:value="21685248" calcext:value-type="float">
            <text:p>21685248</text:p>
          </table:table-cell>
          <table:table-cell table:formula="of:=MAX([.B345:.L345])" office:value-type="float" office:value="10730190" calcext:value-type="float">
            <text:p>10730190</text:p>
          </table:table-cell>
          <table:table-cell table:formula="of:=INDEX([.$B$1:.$L$1];0;MATCH(MAX([.$B345:.$L345]);[.$B345:.$L345];0))" office:value-type="string" office:string-value="TimeWaitKey" calcext:value-type="string">
            <text:p>TimeWaitKey</text:p>
          </table:table-cell>
          <table:table-cell table:formula="of:=[.O345]/[.N345]" office:value-type="percentage" office:value="0.494815184958918" calcext:value-type="percentage">
            <text:p>49.48%</text:p>
          </table:table-cell>
          <table:table-cell/>
          <table:table-cell table:formula="of:=1000000000/[.N345]" office:value-type="float" office:value="46.1142985314256" calcext:value-type="float">
            <text:p>46.1142985314256</text:p>
          </table:table-cell>
          <table:table-cell table:formula="of:=IF([.A345]=1;1000000000/[.N345];&quot;&quot;)" office:value-type="float" office:value="46.1142985314256" calcext:value-type="float">
            <text:p>46.1142985314256</text:p>
          </table:table-cell>
          <table:table-cell table:formula="of:=IF([.A345]=1;[.P345];&quot;&quot;)" office:value-type="string" office:string-value="TimeWaitKey" calcext:value-type="string">
            <text:p>TimeWaitKey</text:p>
          </table:table-cell>
          <table:table-cell table:style-name="ce1" table:formula="of:=IF(ISBLANK([.T345]);&quot;&quot;;[.Q345])" office:value-type="percentage" office:value="0.494815184958918" calcext:value-type="percentage">
            <text:p>49.48%</text:p>
          </table:table-cell>
          <table:table-cell table:formula="of:=IF([.A345]=1;[.V345]*[.N345]/1000000;&quot;&quot;)" office:value-type="float" office:value="10.73019" calcext:value-type="float">
            <text:p>10.730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9288" calcext:value-type="float">
            <text:p>889288</text:p>
          </table:table-cell>
          <table:table-cell office:value-type="float" office:value="1211177" calcext:value-type="float">
            <text:p>1211177</text:p>
          </table:table-cell>
          <table:table-cell office:value-type="float" office:value="1111191" calcext:value-type="float">
            <text:p>1111191</text:p>
          </table:table-cell>
          <table:table-cell office:value-type="float" office:value="80" calcext:value-type="float">
            <text:p>80</text:p>
          </table:table-cell>
          <table:table-cell office:value-type="float" office:value="5199872" calcext:value-type="float">
            <text:p>5199872</text:p>
          </table:table-cell>
          <table:table-cell office:value-type="float" office:value="721494" calcext:value-type="float">
            <text:p>721494</text:p>
          </table:table-cell>
          <table:table-cell office:value-type="float" office:value="70" calcext:value-type="float">
            <text:p>70</text:p>
          </table:table-cell>
          <table:table-cell office:value-type="float" office:value="230500" calcext:value-type="float">
            <text:p>230500</text:p>
          </table:table-cell>
          <table:table-cell office:value-type="float" office:value="751941" calcext:value-type="float">
            <text:p>751941</text:p>
          </table:table-cell>
          <table:table-cell office:value-type="float" office:value="708811" calcext:value-type="float">
            <text:p>708811</text:p>
          </table:table-cell>
          <table:table-cell office:value-type="float" office:value="10790492" calcext:value-type="float">
            <text:p>10790492</text:p>
          </table:table-cell>
          <table:table-cell/>
          <table:table-cell table:formula="of:=SUM([.B346:.L346])" office:value-type="float" office:value="21614916" calcext:value-type="float">
            <text:p>21614916</text:p>
          </table:table-cell>
          <table:table-cell table:formula="of:=MAX([.B346:.L346])" office:value-type="float" office:value="10790492" calcext:value-type="float">
            <text:p>10790492</text:p>
          </table:table-cell>
          <table:table-cell table:formula="of:=INDEX([.$B$1:.$L$1];0;MATCH(MAX([.$B346:.$L346]);[.$B346:.$L346];0))" office:value-type="string" office:string-value="TimeWaitKey" calcext:value-type="string">
            <text:p>TimeWaitKey</text:p>
          </table:table-cell>
          <table:table-cell table:formula="of:=[.O346]/[.N346]" office:value-type="percentage" office:value="0.499215079068547" calcext:value-type="percentage">
            <text:p>49.92%</text:p>
          </table:table-cell>
          <table:table-cell/>
          <table:table-cell table:formula="of:=1000000000/[.N346]" office:value-type="float" office:value="46.264348193627" calcext:value-type="float">
            <text:p>46.264348193627</text:p>
          </table:table-cell>
          <table:table-cell table:formula="of:=IF([.A346]=1;1000000000/[.N346];&quot;&quot;)" office:value-type="float" office:value="46.264348193627" calcext:value-type="float">
            <text:p>46.264348193627</text:p>
          </table:table-cell>
          <table:table-cell table:formula="of:=IF([.A346]=1;[.P346];&quot;&quot;)" office:value-type="string" office:string-value="TimeWaitKey" calcext:value-type="string">
            <text:p>TimeWaitKey</text:p>
          </table:table-cell>
          <table:table-cell table:style-name="ce1" table:formula="of:=IF(ISBLANK([.T346]);&quot;&quot;;[.Q346])" office:value-type="percentage" office:value="0.499215079068547" calcext:value-type="percentage">
            <text:p>49.92%</text:p>
          </table:table-cell>
          <table:table-cell table:formula="of:=IF([.A346]=1;[.V346]*[.N346]/1000000;&quot;&quot;)" office:value-type="float" office:value="10.790492" calcext:value-type="float">
            <text:p>10.7904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2483" calcext:value-type="float">
            <text:p>752483</text:p>
          </table:table-cell>
          <table:table-cell office:value-type="float" office:value="1584293" calcext:value-type="float">
            <text:p>1584293</text:p>
          </table:table-cell>
          <table:table-cell office:value-type="float" office:value="994603" calcext:value-type="float">
            <text:p>994603</text:p>
          </table:table-cell>
          <table:table-cell office:value-type="float" office:value="171" calcext:value-type="float">
            <text:p>171</text:p>
          </table:table-cell>
          <table:table-cell office:value-type="float" office:value="5153034" calcext:value-type="float">
            <text:p>5153034</text:p>
          </table:table-cell>
          <table:table-cell office:value-type="float" office:value="794120" calcext:value-type="float">
            <text:p>794120</text:p>
          </table:table-cell>
          <table:table-cell office:value-type="float" office:value="80" calcext:value-type="float">
            <text:p>80</text:p>
          </table:table-cell>
          <table:table-cell office:value-type="float" office:value="237834" calcext:value-type="float">
            <text:p>237834</text:p>
          </table:table-cell>
          <table:table-cell office:value-type="float" office:value="772980" calcext:value-type="float">
            <text:p>772980</text:p>
          </table:table-cell>
          <table:table-cell office:value-type="float" office:value="722978" calcext:value-type="float">
            <text:p>722978</text:p>
          </table:table-cell>
          <table:table-cell office:value-type="float" office:value="10311129" calcext:value-type="float">
            <text:p>10311129</text:p>
          </table:table-cell>
          <table:table-cell/>
          <table:table-cell table:formula="of:=SUM([.B347:.L347])" office:value-type="float" office:value="21323705" calcext:value-type="float">
            <text:p>21323705</text:p>
          </table:table-cell>
          <table:table-cell table:formula="of:=MAX([.B347:.L347])" office:value-type="float" office:value="10311129" calcext:value-type="float">
            <text:p>10311129</text:p>
          </table:table-cell>
          <table:table-cell table:formula="of:=INDEX([.$B$1:.$L$1];0;MATCH(MAX([.$B347:.$L347]);[.$B347:.$L347];0))" office:value-type="string" office:string-value="TimeWaitKey" calcext:value-type="string">
            <text:p>TimeWaitKey</text:p>
          </table:table-cell>
          <table:table-cell table:formula="of:=[.O347]/[.N347]" office:value-type="percentage" office:value="0.483552412678754" calcext:value-type="percentage">
            <text:p>48.36%</text:p>
          </table:table-cell>
          <table:table-cell/>
          <table:table-cell table:formula="of:=1000000000/[.N347]" office:value-type="float" office:value="46.8961655584712" calcext:value-type="float">
            <text:p>46.8961655584712</text:p>
          </table:table-cell>
          <table:table-cell table:formula="of:=IF([.A347]=1;1000000000/[.N347];&quot;&quot;)" office:value-type="float" office:value="46.8961655584712" calcext:value-type="float">
            <text:p>46.8961655584712</text:p>
          </table:table-cell>
          <table:table-cell table:formula="of:=IF([.A347]=1;[.P347];&quot;&quot;)" office:value-type="string" office:string-value="TimeWaitKey" calcext:value-type="string">
            <text:p>TimeWaitKey</text:p>
          </table:table-cell>
          <table:table-cell table:style-name="ce1" table:formula="of:=IF(ISBLANK([.T347]);&quot;&quot;;[.Q347])" office:value-type="percentage" office:value="0.483552412678754" calcext:value-type="percentage">
            <text:p>48.36%</text:p>
          </table:table-cell>
          <table:table-cell table:formula="of:=IF([.A347]=1;[.V347]*[.N347]/1000000;&quot;&quot;)" office:value-type="float" office:value="10.311129" calcext:value-type="float">
            <text:p>10.3111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9501" calcext:value-type="float">
            <text:p>789501</text:p>
          </table:table-cell>
          <table:table-cell office:value-type="float" office:value="2519797" calcext:value-type="float">
            <text:p>2519797</text:p>
          </table:table-cell>
          <table:table-cell office:value-type="float" office:value="1388999" calcext:value-type="float">
            <text:p>1388999</text:p>
          </table:table-cell>
          <table:table-cell office:value-type="float" office:value="70" calcext:value-type="float">
            <text:p>70</text:p>
          </table:table-cell>
          <table:table-cell office:value-type="float" office:value="5290160" calcext:value-type="float">
            <text:p>5290160</text:p>
          </table:table-cell>
          <table:table-cell office:value-type="float" office:value="747172" calcext:value-type="float">
            <text:p>747172</text:p>
          </table:table-cell>
          <table:table-cell office:value-type="float" office:value="70" calcext:value-type="float">
            <text:p>70</text:p>
          </table:table-cell>
          <table:table-cell office:value-type="float" office:value="248944" calcext:value-type="float">
            <text:p>248944</text:p>
          </table:table-cell>
          <table:table-cell office:value-type="float" office:value="787798" calcext:value-type="float">
            <text:p>787798</text:p>
          </table:table-cell>
          <table:table-cell office:value-type="float" office:value="766469" calcext:value-type="float">
            <text:p>766469</text:p>
          </table:table-cell>
          <table:table-cell office:value-type="float" office:value="10462881" calcext:value-type="float">
            <text:p>10462881</text:p>
          </table:table-cell>
          <table:table-cell/>
          <table:table-cell table:formula="of:=SUM([.B348:.L348])" office:value-type="float" office:value="23001861" calcext:value-type="float">
            <text:p>23001861</text:p>
          </table:table-cell>
          <table:table-cell table:formula="of:=MAX([.B348:.L348])" office:value-type="float" office:value="10462881" calcext:value-type="float">
            <text:p>10462881</text:p>
          </table:table-cell>
          <table:table-cell table:formula="of:=INDEX([.$B$1:.$L$1];0;MATCH(MAX([.$B348:.$L348]);[.$B348:.$L348];0))" office:value-type="string" office:string-value="TimeWaitKey" calcext:value-type="string">
            <text:p>TimeWaitKey</text:p>
          </table:table-cell>
          <table:table-cell table:formula="of:=[.O348]/[.N348]" office:value-type="percentage" office:value="0.454871064562993" calcext:value-type="percentage">
            <text:p>45.49%</text:p>
          </table:table-cell>
          <table:table-cell/>
          <table:table-cell table:formula="of:=1000000000/[.N348]" office:value-type="float" office:value="43.4747431957788" calcext:value-type="float">
            <text:p>43.4747431957788</text:p>
          </table:table-cell>
          <table:table-cell table:formula="of:=IF([.A348]=1;1000000000/[.N348];&quot;&quot;)" office:value-type="float" office:value="43.4747431957788" calcext:value-type="float">
            <text:p>43.4747431957788</text:p>
          </table:table-cell>
          <table:table-cell table:formula="of:=IF([.A348]=1;[.P348];&quot;&quot;)" office:value-type="string" office:string-value="TimeWaitKey" calcext:value-type="string">
            <text:p>TimeWaitKey</text:p>
          </table:table-cell>
          <table:table-cell table:style-name="ce1" table:formula="of:=IF(ISBLANK([.T348]);&quot;&quot;;[.Q348])" office:value-type="percentage" office:value="0.454871064562993" calcext:value-type="percentage">
            <text:p>45.49%</text:p>
          </table:table-cell>
          <table:table-cell table:formula="of:=IF([.A348]=1;[.V348]*[.N348]/1000000;&quot;&quot;)" office:value-type="float" office:value="10.462881" calcext:value-type="float">
            <text:p>10.4628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3933" calcext:value-type="float">
            <text:p>993933</text:p>
          </table:table-cell>
          <table:table-cell office:value-type="float" office:value="1291687" calcext:value-type="float">
            <text:p>1291687</text:p>
          </table:table-cell>
          <table:table-cell office:value-type="float" office:value="977892" calcext:value-type="float">
            <text:p>977892</text:p>
          </table:table-cell>
          <table:table-cell office:value-type="float" office:value="90" calcext:value-type="float">
            <text:p>90</text:p>
          </table:table-cell>
          <table:table-cell office:value-type="float" office:value="5323633" calcext:value-type="float">
            <text:p>5323633</text:p>
          </table:table-cell>
          <table:table-cell office:value-type="float" office:value="730171" calcext:value-type="float">
            <text:p>730171</text:p>
          </table:table-cell>
          <table:table-cell office:value-type="float" office:value="71" calcext:value-type="float">
            <text:p>71</text:p>
          </table:table-cell>
          <table:table-cell office:value-type="float" office:value="239737" calcext:value-type="float">
            <text:p>239737</text:p>
          </table:table-cell>
          <table:table-cell office:value-type="float" office:value="791265" calcext:value-type="float">
            <text:p>791265</text:p>
          </table:table-cell>
          <table:table-cell office:value-type="float" office:value="776588" calcext:value-type="float">
            <text:p>776588</text:p>
          </table:table-cell>
          <table:table-cell office:value-type="float" office:value="10931204" calcext:value-type="float">
            <text:p>10931204</text:p>
          </table:table-cell>
          <table:table-cell/>
          <table:table-cell table:formula="of:=SUM([.B349:.L349])" office:value-type="float" office:value="22056271" calcext:value-type="float">
            <text:p>22056271</text:p>
          </table:table-cell>
          <table:table-cell table:formula="of:=MAX([.B349:.L349])" office:value-type="float" office:value="10931204" calcext:value-type="float">
            <text:p>10931204</text:p>
          </table:table-cell>
          <table:table-cell table:formula="of:=INDEX([.$B$1:.$L$1];0;MATCH(MAX([.$B349:.$L349]);[.$B349:.$L349];0))" office:value-type="string" office:string-value="TimeWaitKey" calcext:value-type="string">
            <text:p>TimeWaitKey</text:p>
          </table:table-cell>
          <table:table-cell table:formula="of:=[.O349]/[.N349]" office:value-type="percentage" office:value="0.495605263464527" calcext:value-type="percentage">
            <text:p>49.56%</text:p>
          </table:table-cell>
          <table:table-cell/>
          <table:table-cell table:formula="of:=1000000000/[.N349]" office:value-type="float" office:value="45.3385796719672" calcext:value-type="float">
            <text:p>45.3385796719672</text:p>
          </table:table-cell>
          <table:table-cell table:formula="of:=IF([.A349]=1;1000000000/[.N349];&quot;&quot;)" office:value-type="float" office:value="45.3385796719672" calcext:value-type="float">
            <text:p>45.3385796719672</text:p>
          </table:table-cell>
          <table:table-cell table:formula="of:=IF([.A349]=1;[.P349];&quot;&quot;)" office:value-type="string" office:string-value="TimeWaitKey" calcext:value-type="string">
            <text:p>TimeWaitKey</text:p>
          </table:table-cell>
          <table:table-cell table:style-name="ce1" table:formula="of:=IF(ISBLANK([.T349]);&quot;&quot;;[.Q349])" office:value-type="percentage" office:value="0.495605263464527" calcext:value-type="percentage">
            <text:p>49.56%</text:p>
          </table:table-cell>
          <table:table-cell table:formula="of:=IF([.A349]=1;[.V349]*[.N349]/1000000;&quot;&quot;)" office:value-type="float" office:value="10.931204" calcext:value-type="float">
            <text:p>10.9312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31858" calcext:value-type="float">
            <text:p>17231858</text:p>
          </table:table-cell>
          <table:table-cell office:value-type="float" office:value="799360" calcext:value-type="float">
            <text:p>799360</text:p>
          </table:table-cell>
          <table:table-cell office:value-type="float" office:value="964868" calcext:value-type="float">
            <text:p>964868</text:p>
          </table:table-cell>
          <table:table-cell office:value-type="float" office:value="80" calcext:value-type="float">
            <text:p>80</text:p>
          </table:table-cell>
          <table:table-cell office:value-type="float" office:value="5366382" calcext:value-type="float">
            <text:p>5366382</text:p>
          </table:table-cell>
          <table:table-cell office:value-type="float" office:value="719671" calcext:value-type="float">
            <text:p>719671</text:p>
          </table:table-cell>
          <table:table-cell office:value-type="float" office:value="70" calcext:value-type="float">
            <text:p>70</text:p>
          </table:table-cell>
          <table:table-cell office:value-type="float" office:value="155608446" calcext:value-type="float">
            <text:p>155608446</text:p>
          </table:table-cell>
          <table:table-cell office:value-type="float" office:value="748175" calcext:value-type="float">
            <text:p>748175</text:p>
          </table:table-cell>
          <table:table-cell office:value-type="float" office:value="747894" calcext:value-type="float">
            <text:p>747894</text:p>
          </table:table-cell>
          <table:table-cell office:value-type="float" office:value="10587463" calcext:value-type="float">
            <text:p>10587463</text:p>
          </table:table-cell>
          <table:table-cell/>
          <table:table-cell table:formula="of:=SUM([.B350:.L350])" office:value-type="float" office:value="192774267" calcext:value-type="float">
            <text:p>192774267</text:p>
          </table:table-cell>
          <table:table-cell table:formula="of:=MAX([.B350:.L350])" office:value-type="float" office:value="155608446" calcext:value-type="float">
            <text:p>155608446</text:p>
          </table:table-cell>
          <table:table-cell table:formula="of:=INDEX([.$B$1:.$L$1];0;MATCH(MAX([.$B350:.$L350]);[.$B350:.$L350];0))" office:value-type="string" office:string-value="Facendi" calcext:value-type="string">
            <text:p>Facendi</text:p>
          </table:table-cell>
          <table:table-cell table:formula="of:=[.O350]/[.N350]" office:value-type="percentage" office:value="0.807205486611966" calcext:value-type="percentage">
            <text:p>80.72%</text:p>
          </table:table-cell>
          <table:table-cell/>
          <table:table-cell table:formula="of:=1000000000/[.N350]" office:value-type="float" office:value="5.18741435546478" calcext:value-type="float">
            <text:p>5.18741435546478</text:p>
          </table:table-cell>
          <table:table-cell table:formula="of:=IF([.A350]=1;1000000000/[.N350];&quot;&quot;)" office:value-type="float" office:value="5.18741435546478" calcext:value-type="float">
            <text:p>5.18741435546478</text:p>
          </table:table-cell>
          <table:table-cell table:formula="of:=IF([.A350]=1;[.P350];&quot;&quot;)" office:value-type="string" office:string-value="Facendi" calcext:value-type="string">
            <text:p>Facendi</text:p>
          </table:table-cell>
          <table:table-cell table:style-name="ce1" table:formula="of:=IF(ISBLANK([.T350]);&quot;&quot;;[.Q350])" office:value-type="percentage" office:value="0.807205486611966" calcext:value-type="percentage">
            <text:p>80.72%</text:p>
          </table:table-cell>
          <table:table-cell table:formula="of:=IF([.A350]=1;[.V350]*[.N350]/1000000;&quot;&quot;)" office:value-type="float" office:value="155.608446" calcext:value-type="float">
            <text:p>155.6084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3776" calcext:value-type="float">
            <text:p>743776</text:p>
          </table:table-cell>
          <table:table-cell office:value-type="float" office:value="765868" calcext:value-type="float">
            <text:p>765868</text:p>
          </table:table-cell>
          <table:table-cell office:value-type="float" office:value="978694" calcext:value-type="float">
            <text:p>978694</text:p>
          </table:table-cell>
          <table:table-cell office:value-type="float" office:value="90" calcext:value-type="float">
            <text:p>90</text:p>
          </table:table-cell>
          <table:table-cell office:value-type="float" office:value="5179454" calcext:value-type="float">
            <text:p>5179454</text:p>
          </table:table-cell>
          <table:table-cell office:value-type="float" office:value="702830" calcext:value-type="float">
            <text:p>702830</text:p>
          </table:table-cell>
          <table:table-cell office:value-type="float" office:value="80" calcext:value-type="float">
            <text:p>80</text:p>
          </table:table-cell>
          <table:table-cell office:value-type="float" office:value="248884" calcext:value-type="float">
            <text:p>248884</text:p>
          </table:table-cell>
          <table:table-cell office:value-type="float" office:value="737364" calcext:value-type="float">
            <text:p>737364</text:p>
          </table:table-cell>
          <table:table-cell office:value-type="float" office:value="748976" calcext:value-type="float">
            <text:p>748976</text:p>
          </table:table-cell>
          <table:table-cell office:value-type="float" office:value="10340514" calcext:value-type="float">
            <text:p>10340514</text:p>
          </table:table-cell>
          <table:table-cell/>
          <table:table-cell table:formula="of:=SUM([.B351:.L351])" office:value-type="float" office:value="20446530" calcext:value-type="float">
            <text:p>20446530</text:p>
          </table:table-cell>
          <table:table-cell table:formula="of:=MAX([.B351:.L351])" office:value-type="float" office:value="10340514" calcext:value-type="float">
            <text:p>10340514</text:p>
          </table:table-cell>
          <table:table-cell table:formula="of:=INDEX([.$B$1:.$L$1];0;MATCH(MAX([.$B351:.$L351]);[.$B351:.$L351];0))" office:value-type="string" office:string-value="TimeWaitKey" calcext:value-type="string">
            <text:p>TimeWaitKey</text:p>
          </table:table-cell>
          <table:table-cell table:formula="of:=[.O351]/[.N351]" office:value-type="percentage" office:value="0.505734420461565" calcext:value-type="percentage">
            <text:p>50.57%</text:p>
          </table:table-cell>
          <table:table-cell/>
          <table:table-cell table:formula="of:=1000000000/[.N351]" office:value-type="float" office:value="48.9080543251104" calcext:value-type="float">
            <text:p>48.9080543251104</text:p>
          </table:table-cell>
          <table:table-cell table:formula="of:=IF([.A351]=1;1000000000/[.N351];&quot;&quot;)" office:value-type="float" office:value="48.9080543251104" calcext:value-type="float">
            <text:p>48.9080543251104</text:p>
          </table:table-cell>
          <table:table-cell table:formula="of:=IF([.A351]=1;[.P351];&quot;&quot;)" office:value-type="string" office:string-value="TimeWaitKey" calcext:value-type="string">
            <text:p>TimeWaitKey</text:p>
          </table:table-cell>
          <table:table-cell table:style-name="ce1" table:formula="of:=IF(ISBLANK([.T351]);&quot;&quot;;[.Q351])" office:value-type="percentage" office:value="0.505734420461565" calcext:value-type="percentage">
            <text:p>50.57%</text:p>
          </table:table-cell>
          <table:table-cell table:formula="of:=IF([.A351]=1;[.V351]*[.N351]/1000000;&quot;&quot;)" office:value-type="float" office:value="10.340514" calcext:value-type="float">
            <text:p>10.3405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7474" calcext:value-type="float">
            <text:p>817474</text:p>
          </table:table-cell>
          <table:table-cell office:value-type="float" office:value="732576" calcext:value-type="float">
            <text:p>732576</text:p>
          </table:table-cell>
          <table:table-cell office:value-type="float" office:value="975267" calcext:value-type="float">
            <text:p>975267</text:p>
          </table:table-cell>
          <table:table-cell office:value-type="float" office:value="80" calcext:value-type="float">
            <text:p>80</text:p>
          </table:table-cell>
          <table:table-cell office:value-type="float" office:value="5291493" calcext:value-type="float">
            <text:p>5291493</text:p>
          </table:table-cell>
          <table:table-cell office:value-type="float" office:value="731955" calcext:value-type="float">
            <text:p>731955</text:p>
          </table:table-cell>
          <table:table-cell office:value-type="float" office:value="80" calcext:value-type="float">
            <text:p>80</text:p>
          </table:table-cell>
          <table:table-cell office:value-type="float" office:value="254715" calcext:value-type="float">
            <text:p>254715</text:p>
          </table:table-cell>
          <table:table-cell office:value-type="float" office:value="743025" calcext:value-type="float">
            <text:p>743025</text:p>
          </table:table-cell>
          <table:table-cell office:value-type="float" office:value="1912615" calcext:value-type="float">
            <text:p>1912615</text:p>
          </table:table-cell>
          <table:table-cell office:value-type="float" office:value="10159145" calcext:value-type="float">
            <text:p>10159145</text:p>
          </table:table-cell>
          <table:table-cell/>
          <table:table-cell table:formula="of:=SUM([.B352:.L352])" office:value-type="float" office:value="21618425" calcext:value-type="float">
            <text:p>21618425</text:p>
          </table:table-cell>
          <table:table-cell table:formula="of:=MAX([.B352:.L352])" office:value-type="float" office:value="10159145" calcext:value-type="float">
            <text:p>10159145</text:p>
          </table:table-cell>
          <table:table-cell table:formula="of:=INDEX([.$B$1:.$L$1];0;MATCH(MAX([.$B352:.$L352]);[.$B352:.$L352];0))" office:value-type="string" office:string-value="TimeWaitKey" calcext:value-type="string">
            <text:p>TimeWaitKey</text:p>
          </table:table-cell>
          <table:table-cell table:formula="of:=[.O352]/[.N352]" office:value-type="percentage" office:value="0.469929932453451" calcext:value-type="percentage">
            <text:p>46.99%</text:p>
          </table:table-cell>
          <table:table-cell/>
          <table:table-cell table:formula="of:=1000000000/[.N352]" office:value-type="float" office:value="46.2568387845091" calcext:value-type="float">
            <text:p>46.2568387845091</text:p>
          </table:table-cell>
          <table:table-cell table:formula="of:=IF([.A352]=1;1000000000/[.N352];&quot;&quot;)" office:value-type="float" office:value="46.2568387845091" calcext:value-type="float">
            <text:p>46.2568387845091</text:p>
          </table:table-cell>
          <table:table-cell table:formula="of:=IF([.A352]=1;[.P352];&quot;&quot;)" office:value-type="string" office:string-value="TimeWaitKey" calcext:value-type="string">
            <text:p>TimeWaitKey</text:p>
          </table:table-cell>
          <table:table-cell table:style-name="ce1" table:formula="of:=IF(ISBLANK([.T352]);&quot;&quot;;[.Q352])" office:value-type="percentage" office:value="0.469929932453451" calcext:value-type="percentage">
            <text:p>46.99%</text:p>
          </table:table-cell>
          <table:table-cell table:formula="of:=IF([.A352]=1;[.V352]*[.N352]/1000000;&quot;&quot;)" office:value-type="float" office:value="10.159145" calcext:value-type="float">
            <text:p>10.1591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7598" calcext:value-type="float">
            <text:p>787598</text:p>
          </table:table-cell>
          <table:table-cell office:value-type="float" office:value="776808" calcext:value-type="float">
            <text:p>776808</text:p>
          </table:table-cell>
          <table:table-cell office:value-type="float" office:value="1105150" calcext:value-type="float">
            <text:p>1105150</text:p>
          </table:table-cell>
          <table:table-cell office:value-type="float" office:value="91" calcext:value-type="float">
            <text:p>91</text:p>
          </table:table-cell>
          <table:table-cell office:value-type="float" office:value="5136423" calcext:value-type="float">
            <text:p>5136423</text:p>
          </table:table-cell>
          <table:table-cell office:value-type="float" office:value="734439" calcext:value-type="float">
            <text:p>734439</text:p>
          </table:table-cell>
          <table:table-cell office:value-type="float" office:value="70" calcext:value-type="float">
            <text:p>70</text:p>
          </table:table-cell>
          <table:table-cell office:value-type="float" office:value="241620" calcext:value-type="float">
            <text:p>241620</text:p>
          </table:table-cell>
          <table:table-cell office:value-type="float" office:value="754336" calcext:value-type="float">
            <text:p>754336</text:p>
          </table:table-cell>
          <table:table-cell office:value-type="float" office:value="863770" calcext:value-type="float">
            <text:p>863770</text:p>
          </table:table-cell>
          <table:table-cell office:value-type="float" office:value="10579519" calcext:value-type="float">
            <text:p>10579519</text:p>
          </table:table-cell>
          <table:table-cell/>
          <table:table-cell table:formula="of:=SUM([.B353:.L353])" office:value-type="float" office:value="20979824" calcext:value-type="float">
            <text:p>20979824</text:p>
          </table:table-cell>
          <table:table-cell table:formula="of:=MAX([.B353:.L353])" office:value-type="float" office:value="10579519" calcext:value-type="float">
            <text:p>10579519</text:p>
          </table:table-cell>
          <table:table-cell table:formula="of:=INDEX([.$B$1:.$L$1];0;MATCH(MAX([.$B353:.$L353]);[.$B353:.$L353];0))" office:value-type="string" office:string-value="TimeWaitKey" calcext:value-type="string">
            <text:p>TimeWaitKey</text:p>
          </table:table-cell>
          <table:table-cell table:formula="of:=[.O353]/[.N353]" office:value-type="percentage" office:value="0.504271103513547" calcext:value-type="percentage">
            <text:p>50.43%</text:p>
          </table:table-cell>
          <table:table-cell/>
          <table:table-cell table:formula="of:=1000000000/[.N353]" office:value-type="float" office:value="47.6648421836141" calcext:value-type="float">
            <text:p>47.6648421836141</text:p>
          </table:table-cell>
          <table:table-cell table:formula="of:=IF([.A353]=1;1000000000/[.N353];&quot;&quot;)" office:value-type="float" office:value="47.6648421836141" calcext:value-type="float">
            <text:p>47.6648421836141</text:p>
          </table:table-cell>
          <table:table-cell table:formula="of:=IF([.A353]=1;[.P353];&quot;&quot;)" office:value-type="string" office:string-value="TimeWaitKey" calcext:value-type="string">
            <text:p>TimeWaitKey</text:p>
          </table:table-cell>
          <table:table-cell table:style-name="ce1" table:formula="of:=IF(ISBLANK([.T353]);&quot;&quot;;[.Q353])" office:value-type="percentage" office:value="0.504271103513547" calcext:value-type="percentage">
            <text:p>50.43%</text:p>
          </table:table-cell>
          <table:table-cell table:formula="of:=IF([.A353]=1;[.V353]*[.N353]/1000000;&quot;&quot;)" office:value-type="float" office:value="10.579519" calcext:value-type="float">
            <text:p>10.5795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9104" calcext:value-type="float">
            <text:p>769104</text:p>
          </table:table-cell>
          <table:table-cell office:value-type="float" office:value="1677236" calcext:value-type="float">
            <text:p>1677236</text:p>
          </table:table-cell>
          <table:table-cell office:value-type="float" office:value="1479708" calcext:value-type="float">
            <text:p>1479708</text:p>
          </table:table-cell>
          <table:table-cell office:value-type="float" office:value="100" calcext:value-type="float">
            <text:p>100</text:p>
          </table:table-cell>
          <table:table-cell office:value-type="float" office:value="5106488" calcext:value-type="float">
            <text:p>5106488</text:p>
          </table:table-cell>
          <table:table-cell office:value-type="float" office:value="742524" calcext:value-type="float">
            <text:p>742524</text:p>
          </table:table-cell>
          <table:table-cell office:value-type="float" office:value="70" calcext:value-type="float">
            <text:p>70</text:p>
          </table:table-cell>
          <table:table-cell office:value-type="float" office:value="155084980" calcext:value-type="float">
            <text:p>155084980</text:p>
          </table:table-cell>
          <table:table-cell office:value-type="float" office:value="768442" calcext:value-type="float">
            <text:p>768442</text:p>
          </table:table-cell>
          <table:table-cell office:value-type="float" office:value="729219" calcext:value-type="float">
            <text:p>729219</text:p>
          </table:table-cell>
          <table:table-cell office:value-type="float" office:value="10687230" calcext:value-type="float">
            <text:p>10687230</text:p>
          </table:table-cell>
          <table:table-cell/>
          <table:table-cell table:formula="of:=SUM([.B354:.L354])" office:value-type="float" office:value="177045101" calcext:value-type="float">
            <text:p>177045101</text:p>
          </table:table-cell>
          <table:table-cell table:formula="of:=MAX([.B354:.L354])" office:value-type="float" office:value="155084980" calcext:value-type="float">
            <text:p>155084980</text:p>
          </table:table-cell>
          <table:table-cell table:formula="of:=INDEX([.$B$1:.$L$1];0;MATCH(MAX([.$B354:.$L354]);[.$B354:.$L354];0))" office:value-type="string" office:string-value="Facendi" calcext:value-type="string">
            <text:p>Facendi</text:p>
          </table:table-cell>
          <table:table-cell table:formula="of:=[.O354]/[.N354]" office:value-type="percentage" office:value="0.875963125350755" calcext:value-type="percentage">
            <text:p>87.60%</text:p>
          </table:table-cell>
          <table:table-cell/>
          <table:table-cell table:formula="of:=1000000000/[.N354]" office:value-type="float" office:value="5.64827828814083" calcext:value-type="float">
            <text:p>5.64827828814083</text:p>
          </table:table-cell>
          <table:table-cell table:formula="of:=IF([.A354]=1;1000000000/[.N354];&quot;&quot;)" office:value-type="float" office:value="5.64827828814083" calcext:value-type="float">
            <text:p>5.64827828814083</text:p>
          </table:table-cell>
          <table:table-cell table:formula="of:=IF([.A354]=1;[.P354];&quot;&quot;)" office:value-type="string" office:string-value="Facendi" calcext:value-type="string">
            <text:p>Facendi</text:p>
          </table:table-cell>
          <table:table-cell table:style-name="ce1" table:formula="of:=IF(ISBLANK([.T354]);&quot;&quot;;[.Q354])" office:value-type="percentage" office:value="0.875963125350755" calcext:value-type="percentage">
            <text:p>87.60%</text:p>
          </table:table-cell>
          <table:table-cell table:formula="of:=IF([.A354]=1;[.V354]*[.N354]/1000000;&quot;&quot;)" office:value-type="float" office:value="155.08498" calcext:value-type="float">
            <text:p>155.084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050" calcext:value-type="float">
            <text:p>955050</text:p>
          </table:table-cell>
          <table:table-cell office:value-type="float" office:value="1245141" calcext:value-type="float">
            <text:p>1245141</text:p>
          </table:table-cell>
          <table:table-cell office:value-type="float" office:value="974777" calcext:value-type="float">
            <text:p>974777</text:p>
          </table:table-cell>
          <table:table-cell office:value-type="float" office:value="90" calcext:value-type="float">
            <text:p>90</text:p>
          </table:table-cell>
          <table:table-cell office:value-type="float" office:value="5171739" calcext:value-type="float">
            <text:p>5171739</text:p>
          </table:table-cell>
          <table:table-cell office:value-type="float" office:value="727656" calcext:value-type="float">
            <text:p>727656</text:p>
          </table:table-cell>
          <table:table-cell office:value-type="float" office:value="70" calcext:value-type="float">
            <text:p>70</text:p>
          </table:table-cell>
          <table:table-cell office:value-type="float" office:value="240458" calcext:value-type="float">
            <text:p>240458</text:p>
          </table:table-cell>
          <table:table-cell office:value-type="float" office:value="768272" calcext:value-type="float">
            <text:p>768272</text:p>
          </table:table-cell>
          <table:table-cell office:value-type="float" office:value="794531" calcext:value-type="float">
            <text:p>794531</text:p>
          </table:table-cell>
          <table:table-cell office:value-type="float" office:value="10744336" calcext:value-type="float">
            <text:p>10744336</text:p>
          </table:table-cell>
          <table:table-cell/>
          <table:table-cell table:formula="of:=SUM([.B355:.L355])" office:value-type="float" office:value="21622120" calcext:value-type="float">
            <text:p>21622120</text:p>
          </table:table-cell>
          <table:table-cell table:formula="of:=MAX([.B355:.L355])" office:value-type="float" office:value="10744336" calcext:value-type="float">
            <text:p>10744336</text:p>
          </table:table-cell>
          <table:table-cell table:formula="of:=INDEX([.$B$1:.$L$1];0;MATCH(MAX([.$B355:.$L355]);[.$B355:.$L355];0))" office:value-type="string" office:string-value="TimeWaitKey" calcext:value-type="string">
            <text:p>TimeWaitKey</text:p>
          </table:table-cell>
          <table:table-cell table:formula="of:=[.O355]/[.N355]" office:value-type="percentage" office:value="0.496914086130315" calcext:value-type="percentage">
            <text:p>49.69%</text:p>
          </table:table-cell>
          <table:table-cell/>
          <table:table-cell table:formula="of:=1000000000/[.N355]" office:value-type="float" office:value="46.2489339620722" calcext:value-type="float">
            <text:p>46.2489339620722</text:p>
          </table:table-cell>
          <table:table-cell table:formula="of:=IF([.A355]=1;1000000000/[.N355];&quot;&quot;)" office:value-type="float" office:value="46.2489339620722" calcext:value-type="float">
            <text:p>46.2489339620722</text:p>
          </table:table-cell>
          <table:table-cell table:formula="of:=IF([.A355]=1;[.P355];&quot;&quot;)" office:value-type="string" office:string-value="TimeWaitKey" calcext:value-type="string">
            <text:p>TimeWaitKey</text:p>
          </table:table-cell>
          <table:table-cell table:style-name="ce1" table:formula="of:=IF(ISBLANK([.T355]);&quot;&quot;;[.Q355])" office:value-type="percentage" office:value="0.496914086130315" calcext:value-type="percentage">
            <text:p>49.69%</text:p>
          </table:table-cell>
          <table:table-cell table:formula="of:=IF([.A355]=1;[.V355]*[.N355]/1000000;&quot;&quot;)" office:value-type="float" office:value="10.744336" calcext:value-type="float">
            <text:p>10.7443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7066" calcext:value-type="float">
            <text:p>947066</text:p>
          </table:table-cell>
          <table:table-cell office:value-type="float" office:value="1219954" calcext:value-type="float">
            <text:p>1219954</text:p>
          </table:table-cell>
          <table:table-cell office:value-type="float" office:value="1052592" calcext:value-type="float">
            <text:p>1052592</text:p>
          </table:table-cell>
          <table:table-cell office:value-type="float" office:value="90" calcext:value-type="float">
            <text:p>90</text:p>
          </table:table-cell>
          <table:table-cell office:value-type="float" office:value="5259002" calcext:value-type="float">
            <text:p>5259002</text:p>
          </table:table-cell>
          <table:table-cell office:value-type="float" office:value="732325" calcext:value-type="float">
            <text:p>732325</text:p>
          </table:table-cell>
          <table:table-cell office:value-type="float" office:value="70" calcext:value-type="float">
            <text:p>70</text:p>
          </table:table-cell>
          <table:table-cell office:value-type="float" office:value="260165" calcext:value-type="float">
            <text:p>260165</text:p>
          </table:table-cell>
          <table:table-cell office:value-type="float" office:value="757863" calcext:value-type="float">
            <text:p>757863</text:p>
          </table:table-cell>
          <table:table-cell office:value-type="float" office:value="706126" calcext:value-type="float">
            <text:p>706126</text:p>
          </table:table-cell>
          <table:table-cell office:value-type="float" office:value="10588025" calcext:value-type="float">
            <text:p>10588025</text:p>
          </table:table-cell>
          <table:table-cell/>
          <table:table-cell table:formula="of:=SUM([.B356:.L356])" office:value-type="float" office:value="21523278" calcext:value-type="float">
            <text:p>21523278</text:p>
          </table:table-cell>
          <table:table-cell table:formula="of:=MAX([.B356:.L356])" office:value-type="float" office:value="10588025" calcext:value-type="float">
            <text:p>10588025</text:p>
          </table:table-cell>
          <table:table-cell table:formula="of:=INDEX([.$B$1:.$L$1];0;MATCH(MAX([.$B356:.$L356]);[.$B356:.$L356];0))" office:value-type="string" office:string-value="TimeWaitKey" calcext:value-type="string">
            <text:p>TimeWaitKey</text:p>
          </table:table-cell>
          <table:table-cell table:formula="of:=[.O356]/[.N356]" office:value-type="percentage" office:value="0.49193366363618" calcext:value-type="percentage">
            <text:p>49.19%</text:p>
          </table:table-cell>
          <table:table-cell/>
          <table:table-cell table:formula="of:=1000000000/[.N356]" office:value-type="float" office:value="46.4613243391643" calcext:value-type="float">
            <text:p>46.4613243391643</text:p>
          </table:table-cell>
          <table:table-cell table:formula="of:=IF([.A356]=1;1000000000/[.N356];&quot;&quot;)" office:value-type="float" office:value="46.4613243391643" calcext:value-type="float">
            <text:p>46.4613243391643</text:p>
          </table:table-cell>
          <table:table-cell table:formula="of:=IF([.A356]=1;[.P356];&quot;&quot;)" office:value-type="string" office:string-value="TimeWaitKey" calcext:value-type="string">
            <text:p>TimeWaitKey</text:p>
          </table:table-cell>
          <table:table-cell table:style-name="ce1" table:formula="of:=IF(ISBLANK([.T356]);&quot;&quot;;[.Q356])" office:value-type="percentage" office:value="0.49193366363618" calcext:value-type="percentage">
            <text:p>49.19%</text:p>
          </table:table-cell>
          <table:table-cell table:formula="of:=IF([.A356]=1;[.V356]*[.N356]/1000000;&quot;&quot;)" office:value-type="float" office:value="10.588025" calcext:value-type="float">
            <text:p>10.588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4037" calcext:value-type="float">
            <text:p>884037</text:p>
          </table:table-cell>
          <table:table-cell office:value-type="float" office:value="1230283" calcext:value-type="float">
            <text:p>1230283</text:p>
          </table:table-cell>
          <table:table-cell office:value-type="float" office:value="986529" calcext:value-type="float">
            <text:p>986529</text:p>
          </table:table-cell>
          <table:table-cell office:value-type="float" office:value="100" calcext:value-type="float">
            <text:p>100</text:p>
          </table:table-cell>
          <table:table-cell office:value-type="float" office:value="5112819" calcext:value-type="float">
            <text:p>5112819</text:p>
          </table:table-cell>
          <table:table-cell office:value-type="float" office:value="683084" calcext:value-type="float">
            <text:p>683084</text:p>
          </table:table-cell>
          <table:table-cell office:value-type="float" office:value="70" calcext:value-type="float">
            <text:p>70</text:p>
          </table:table-cell>
          <table:table-cell office:value-type="float" office:value="218618" calcext:value-type="float">
            <text:p>218618</text:p>
          </table:table-cell>
          <table:table-cell office:value-type="float" office:value="769975" calcext:value-type="float">
            <text:p>769975</text:p>
          </table:table-cell>
          <table:table-cell office:value-type="float" office:value="714542" calcext:value-type="float">
            <text:p>714542</text:p>
          </table:table-cell>
          <table:table-cell office:value-type="float" office:value="11032874" calcext:value-type="float">
            <text:p>11032874</text:p>
          </table:table-cell>
          <table:table-cell/>
          <table:table-cell table:formula="of:=SUM([.B357:.L357])" office:value-type="float" office:value="21632931" calcext:value-type="float">
            <text:p>21632931</text:p>
          </table:table-cell>
          <table:table-cell table:formula="of:=MAX([.B357:.L357])" office:value-type="float" office:value="11032874" calcext:value-type="float">
            <text:p>11032874</text:p>
          </table:table-cell>
          <table:table-cell table:formula="of:=INDEX([.$B$1:.$L$1];0;MATCH(MAX([.$B357:.$L357]);[.$B357:.$L357];0))" office:value-type="string" office:string-value="TimeWaitKey" calcext:value-type="string">
            <text:p>TimeWaitKey</text:p>
          </table:table-cell>
          <table:table-cell table:formula="of:=[.O357]/[.N357]" office:value-type="percentage" office:value="0.510003660622779" calcext:value-type="percentage">
            <text:p>51.00%</text:p>
          </table:table-cell>
          <table:table-cell/>
          <table:table-cell table:formula="of:=1000000000/[.N357]" office:value-type="float" office:value="46.225821179756" calcext:value-type="float">
            <text:p>46.225821179756</text:p>
          </table:table-cell>
          <table:table-cell table:formula="of:=IF([.A357]=1;1000000000/[.N357];&quot;&quot;)" office:value-type="float" office:value="46.225821179756" calcext:value-type="float">
            <text:p>46.225821179756</text:p>
          </table:table-cell>
          <table:table-cell table:formula="of:=IF([.A357]=1;[.P357];&quot;&quot;)" office:value-type="string" office:string-value="TimeWaitKey" calcext:value-type="string">
            <text:p>TimeWaitKey</text:p>
          </table:table-cell>
          <table:table-cell table:style-name="ce1" table:formula="of:=IF(ISBLANK([.T357]);&quot;&quot;;[.Q357])" office:value-type="percentage" office:value="0.510003660622779" calcext:value-type="percentage">
            <text:p>51.00%</text:p>
          </table:table-cell>
          <table:table-cell table:formula="of:=IF([.A357]=1;[.V357]*[.N357]/1000000;&quot;&quot;)" office:value-type="float" office:value="11.032874" calcext:value-type="float">
            <text:p>11.0328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041" calcext:value-type="float">
            <text:p>902041</text:p>
          </table:table-cell>
          <table:table-cell office:value-type="float" office:value="1235553" calcext:value-type="float">
            <text:p>1235553</text:p>
          </table:table-cell>
          <table:table-cell office:value-type="float" office:value="971280" calcext:value-type="float">
            <text:p>971280</text:p>
          </table:table-cell>
          <table:table-cell office:value-type="float" office:value="340" calcext:value-type="float">
            <text:p>340</text:p>
          </table:table-cell>
          <table:table-cell office:value-type="float" office:value="5170247" calcext:value-type="float">
            <text:p>5170247</text:p>
          </table:table-cell>
          <table:table-cell office:value-type="float" office:value="729781" calcext:value-type="float">
            <text:p>729781</text:p>
          </table:table-cell>
          <table:table-cell office:value-type="float" office:value="70" calcext:value-type="float">
            <text:p>70</text:p>
          </table:table-cell>
          <table:table-cell office:value-type="float" office:value="268521" calcext:value-type="float">
            <text:p>268521</text:p>
          </table:table-cell>
          <table:table-cell office:value-type="float" office:value="774583" calcext:value-type="float">
            <text:p>774583</text:p>
          </table:table-cell>
          <table:table-cell office:value-type="float" office:value="806514" calcext:value-type="float">
            <text:p>806514</text:p>
          </table:table-cell>
          <table:table-cell office:value-type="float" office:value="10688842" calcext:value-type="float">
            <text:p>10688842</text:p>
          </table:table-cell>
          <table:table-cell/>
          <table:table-cell table:formula="of:=SUM([.B358:.L358])" office:value-type="float" office:value="21547772" calcext:value-type="float">
            <text:p>21547772</text:p>
          </table:table-cell>
          <table:table-cell table:formula="of:=MAX([.B358:.L358])" office:value-type="float" office:value="10688842" calcext:value-type="float">
            <text:p>10688842</text:p>
          </table:table-cell>
          <table:table-cell table:formula="of:=INDEX([.$B$1:.$L$1];0;MATCH(MAX([.$B358:.$L358]);[.$B358:.$L358];0))" office:value-type="string" office:string-value="TimeWaitKey" calcext:value-type="string">
            <text:p>TimeWaitKey</text:p>
          </table:table-cell>
          <table:table-cell table:formula="of:=[.O358]/[.N358]" office:value-type="percentage" office:value="0.496053234645327" calcext:value-type="percentage">
            <text:p>49.61%</text:p>
          </table:table-cell>
          <table:table-cell/>
          <table:table-cell table:formula="of:=1000000000/[.N358]" office:value-type="float" office:value="46.4085103555022" calcext:value-type="float">
            <text:p>46.4085103555022</text:p>
          </table:table-cell>
          <table:table-cell table:formula="of:=IF([.A358]=1;1000000000/[.N358];&quot;&quot;)" office:value-type="float" office:value="46.4085103555022" calcext:value-type="float">
            <text:p>46.4085103555022</text:p>
          </table:table-cell>
          <table:table-cell table:formula="of:=IF([.A358]=1;[.P358];&quot;&quot;)" office:value-type="string" office:string-value="TimeWaitKey" calcext:value-type="string">
            <text:p>TimeWaitKey</text:p>
          </table:table-cell>
          <table:table-cell table:style-name="ce1" table:formula="of:=IF(ISBLANK([.T358]);&quot;&quot;;[.Q358])" office:value-type="percentage" office:value="0.496053234645327" calcext:value-type="percentage">
            <text:p>49.61%</text:p>
          </table:table-cell>
          <table:table-cell table:formula="of:=IF([.A358]=1;[.V358]*[.N358]/1000000;&quot;&quot;)" office:value-type="float" office:value="10.688842" calcext:value-type="float">
            <text:p>10.6888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0998" calcext:value-type="float">
            <text:p>910998</text:p>
          </table:table-cell>
          <table:table-cell office:value-type="float" office:value="1507730" calcext:value-type="float">
            <text:p>1507730</text:p>
          </table:table-cell>
          <table:table-cell office:value-type="float" office:value="1072119" calcext:value-type="float">
            <text:p>1072119</text:p>
          </table:table-cell>
          <table:table-cell office:value-type="float" office:value="170" calcext:value-type="float">
            <text:p>170</text:p>
          </table:table-cell>
          <table:table-cell office:value-type="float" office:value="5230209" calcext:value-type="float">
            <text:p>5230209</text:p>
          </table:table-cell>
          <table:table-cell office:value-type="float" office:value="759386" calcext:value-type="float">
            <text:p>759386</text:p>
          </table:table-cell>
          <table:table-cell office:value-type="float" office:value="70" calcext:value-type="float">
            <text:p>70</text:p>
          </table:table-cell>
          <table:table-cell office:value-type="float" office:value="237102" calcext:value-type="float">
            <text:p>237102</text:p>
          </table:table-cell>
          <table:table-cell office:value-type="float" office:value="765917" calcext:value-type="float">
            <text:p>765917</text:p>
          </table:table-cell>
          <table:table-cell office:value-type="float" office:value="733638" calcext:value-type="float">
            <text:p>733638</text:p>
          </table:table-cell>
          <table:table-cell office:value-type="float" office:value="10382121" calcext:value-type="float">
            <text:p>10382121</text:p>
          </table:table-cell>
          <table:table-cell/>
          <table:table-cell table:formula="of:=SUM([.B359:.L359])" office:value-type="float" office:value="21599460" calcext:value-type="float">
            <text:p>21599460</text:p>
          </table:table-cell>
          <table:table-cell table:formula="of:=MAX([.B359:.L359])" office:value-type="float" office:value="10382121" calcext:value-type="float">
            <text:p>10382121</text:p>
          </table:table-cell>
          <table:table-cell table:formula="of:=INDEX([.$B$1:.$L$1];0;MATCH(MAX([.$B359:.$L359]);[.$B359:.$L359];0))" office:value-type="string" office:string-value="TimeWaitKey" calcext:value-type="string">
            <text:p>TimeWaitKey</text:p>
          </table:table-cell>
          <table:table-cell table:formula="of:=[.O359]/[.N359]" office:value-type="percentage" office:value="0.480665766644166" calcext:value-type="percentage">
            <text:p>48.07%</text:p>
          </table:table-cell>
          <table:table-cell/>
          <table:table-cell table:formula="of:=1000000000/[.N359]" office:value-type="float" office:value="46.2974537326396" calcext:value-type="float">
            <text:p>46.2974537326396</text:p>
          </table:table-cell>
          <table:table-cell table:formula="of:=IF([.A359]=1;1000000000/[.N359];&quot;&quot;)" office:value-type="float" office:value="46.2974537326396" calcext:value-type="float">
            <text:p>46.2974537326396</text:p>
          </table:table-cell>
          <table:table-cell table:formula="of:=IF([.A359]=1;[.P359];&quot;&quot;)" office:value-type="string" office:string-value="TimeWaitKey" calcext:value-type="string">
            <text:p>TimeWaitKey</text:p>
          </table:table-cell>
          <table:table-cell table:style-name="ce1" table:formula="of:=IF(ISBLANK([.T359]);&quot;&quot;;[.Q359])" office:value-type="percentage" office:value="0.480665766644166" calcext:value-type="percentage">
            <text:p>48.07%</text:p>
          </table:table-cell>
          <table:table-cell table:formula="of:=IF([.A359]=1;[.V359]*[.N359]/1000000;&quot;&quot;)" office:value-type="float" office:value="10.382121" calcext:value-type="float">
            <text:p>10.3821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4549" calcext:value-type="float">
            <text:p>884549</text:p>
          </table:table-cell>
          <table:table-cell office:value-type="float" office:value="1234621" calcext:value-type="float">
            <text:p>1234621</text:p>
          </table:table-cell>
          <table:table-cell office:value-type="float" office:value="965890" calcext:value-type="float">
            <text:p>965890</text:p>
          </table:table-cell>
          <table:table-cell office:value-type="float" office:value="80" calcext:value-type="float">
            <text:p>80</text:p>
          </table:table-cell>
          <table:table-cell office:value-type="float" office:value="5262118" calcext:value-type="float">
            <text:p>5262118</text:p>
          </table:table-cell>
          <table:table-cell office:value-type="float" office:value="710905" calcext:value-type="float">
            <text:p>710905</text:p>
          </table:table-cell>
          <table:table-cell office:value-type="float" office:value="70" calcext:value-type="float">
            <text:p>70</text:p>
          </table:table-cell>
          <table:table-cell office:value-type="float" office:value="227384" calcext:value-type="float">
            <text:p>227384</text:p>
          </table:table-cell>
          <table:table-cell office:value-type="float" office:value="780775" calcext:value-type="float">
            <text:p>780775</text:p>
          </table:table-cell>
          <table:table-cell office:value-type="float" office:value="725803" calcext:value-type="float">
            <text:p>725803</text:p>
          </table:table-cell>
          <table:table-cell office:value-type="float" office:value="10705213" calcext:value-type="float">
            <text:p>10705213</text:p>
          </table:table-cell>
          <table:table-cell/>
          <table:table-cell table:formula="of:=SUM([.B360:.L360])" office:value-type="float" office:value="21497408" calcext:value-type="float">
            <text:p>21497408</text:p>
          </table:table-cell>
          <table:table-cell table:formula="of:=MAX([.B360:.L360])" office:value-type="float" office:value="10705213" calcext:value-type="float">
            <text:p>10705213</text:p>
          </table:table-cell>
          <table:table-cell table:formula="of:=INDEX([.$B$1:.$L$1];0;MATCH(MAX([.$B360:.$L360]);[.$B360:.$L360];0))" office:value-type="string" office:string-value="TimeWaitKey" calcext:value-type="string">
            <text:p>TimeWaitKey</text:p>
          </table:table-cell>
          <table:table-cell table:formula="of:=[.O360]/[.N360]" office:value-type="percentage" office:value="0.497976918891803" calcext:value-type="percentage">
            <text:p>49.80%</text:p>
          </table:table-cell>
          <table:table-cell/>
          <table:table-cell table:formula="of:=1000000000/[.N360]" office:value-type="float" office:value="46.5172359383978" calcext:value-type="float">
            <text:p>46.5172359383978</text:p>
          </table:table-cell>
          <table:table-cell table:formula="of:=IF([.A360]=1;1000000000/[.N360];&quot;&quot;)" office:value-type="float" office:value="46.5172359383978" calcext:value-type="float">
            <text:p>46.5172359383978</text:p>
          </table:table-cell>
          <table:table-cell table:formula="of:=IF([.A360]=1;[.P360];&quot;&quot;)" office:value-type="string" office:string-value="TimeWaitKey" calcext:value-type="string">
            <text:p>TimeWaitKey</text:p>
          </table:table-cell>
          <table:table-cell table:style-name="ce1" table:formula="of:=IF(ISBLANK([.T360]);&quot;&quot;;[.Q360])" office:value-type="percentage" office:value="0.497976918891803" calcext:value-type="percentage">
            <text:p>49.80%</text:p>
          </table:table-cell>
          <table:table-cell table:formula="of:=IF([.A360]=1;[.V360]*[.N360]/1000000;&quot;&quot;)" office:value-type="float" office:value="10.705213" calcext:value-type="float">
            <text:p>10.7052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9835" calcext:value-type="float">
            <text:p>769835</text:p>
          </table:table-cell>
          <table:table-cell office:value-type="float" office:value="823164" calcext:value-type="float">
            <text:p>823164</text:p>
          </table:table-cell>
          <table:table-cell office:value-type="float" office:value="964167" calcext:value-type="float">
            <text:p>964167</text:p>
          </table:table-cell>
          <table:table-cell office:value-type="float" office:value="150" calcext:value-type="float">
            <text:p>150</text:p>
          </table:table-cell>
          <table:table-cell office:value-type="float" office:value="5132166" calcext:value-type="float">
            <text:p>5132166</text:p>
          </table:table-cell>
          <table:table-cell office:value-type="float" office:value="1163178" calcext:value-type="float">
            <text:p>1163178</text:p>
          </table:table-cell>
          <table:table-cell office:value-type="float" office:value="100" calcext:value-type="float">
            <text:p>100</text:p>
          </table:table-cell>
          <table:table-cell office:value-type="float" office:value="238574" calcext:value-type="float">
            <text:p>238574</text:p>
          </table:table-cell>
          <table:table-cell office:value-type="float" office:value="760858" calcext:value-type="float">
            <text:p>760858</text:p>
          </table:table-cell>
          <table:table-cell office:value-type="float" office:value="736162" calcext:value-type="float">
            <text:p>736162</text:p>
          </table:table-cell>
          <table:table-cell office:value-type="float" office:value="10559612" calcext:value-type="float">
            <text:p>10559612</text:p>
          </table:table-cell>
          <table:table-cell/>
          <table:table-cell table:formula="of:=SUM([.B361:.L361])" office:value-type="float" office:value="21147966" calcext:value-type="float">
            <text:p>21147966</text:p>
          </table:table-cell>
          <table:table-cell table:formula="of:=MAX([.B361:.L361])" office:value-type="float" office:value="10559612" calcext:value-type="float">
            <text:p>10559612</text:p>
          </table:table-cell>
          <table:table-cell table:formula="of:=INDEX([.$B$1:.$L$1];0;MATCH(MAX([.$B361:.$L361]);[.$B361:.$L361];0))" office:value-type="string" office:string-value="TimeWaitKey" calcext:value-type="string">
            <text:p>TimeWaitKey</text:p>
          </table:table-cell>
          <table:table-cell table:formula="of:=[.O361]/[.N361]" office:value-type="percentage" office:value="0.499320454742551" calcext:value-type="percentage">
            <text:p>49.93%</text:p>
          </table:table-cell>
          <table:table-cell/>
          <table:table-cell table:formula="of:=1000000000/[.N361]" office:value-type="float" office:value="47.285871369379" calcext:value-type="float">
            <text:p>47.285871369379</text:p>
          </table:table-cell>
          <table:table-cell table:formula="of:=IF([.A361]=1;1000000000/[.N361];&quot;&quot;)" office:value-type="float" office:value="47.285871369379" calcext:value-type="float">
            <text:p>47.285871369379</text:p>
          </table:table-cell>
          <table:table-cell table:formula="of:=IF([.A361]=1;[.P361];&quot;&quot;)" office:value-type="string" office:string-value="TimeWaitKey" calcext:value-type="string">
            <text:p>TimeWaitKey</text:p>
          </table:table-cell>
          <table:table-cell table:style-name="ce1" table:formula="of:=IF(ISBLANK([.T361]);&quot;&quot;;[.Q361])" office:value-type="percentage" office:value="0.499320454742551" calcext:value-type="percentage">
            <text:p>49.93%</text:p>
          </table:table-cell>
          <table:table-cell table:formula="of:=IF([.A361]=1;[.V361]*[.N361]/1000000;&quot;&quot;)" office:value-type="float" office:value="10.559612" calcext:value-type="float">
            <text:p>10.5596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11152" calcext:value-type="float">
            <text:p>17211152</text:p>
          </table:table-cell>
          <table:table-cell office:value-type="float" office:value="710834" calcext:value-type="float">
            <text:p>710834</text:p>
          </table:table-cell>
          <table:table-cell office:value-type="float" office:value="965690" calcext:value-type="float">
            <text:p>965690</text:p>
          </table:table-cell>
          <table:table-cell office:value-type="float" office:value="80" calcext:value-type="float">
            <text:p>80</text:p>
          </table:table-cell>
          <table:table-cell office:value-type="float" office:value="5368636" calcext:value-type="float">
            <text:p>5368636</text:p>
          </table:table-cell>
          <table:table-cell office:value-type="float" office:value="768913" calcext:value-type="float">
            <text:p>768913</text:p>
          </table:table-cell>
          <table:table-cell office:value-type="float" office:value="70" calcext:value-type="float">
            <text:p>70</text:p>
          </table:table-cell>
          <table:table-cell office:value-type="float" office:value="152660670" calcext:value-type="float">
            <text:p>152660670</text:p>
          </table:table-cell>
          <table:table-cell office:value-type="float" office:value="768973" calcext:value-type="float">
            <text:p>768973</text:p>
          </table:table-cell>
          <table:table-cell office:value-type="float" office:value="770627" calcext:value-type="float">
            <text:p>770627</text:p>
          </table:table-cell>
          <table:table-cell office:value-type="float" office:value="10634501" calcext:value-type="float">
            <text:p>10634501</text:p>
          </table:table-cell>
          <table:table-cell/>
          <table:table-cell table:formula="of:=SUM([.B362:.L362])" office:value-type="float" office:value="189860146" calcext:value-type="float">
            <text:p>189860146</text:p>
          </table:table-cell>
          <table:table-cell table:formula="of:=MAX([.B362:.L362])" office:value-type="float" office:value="152660670" calcext:value-type="float">
            <text:p>152660670</text:p>
          </table:table-cell>
          <table:table-cell table:formula="of:=INDEX([.$B$1:.$L$1];0;MATCH(MAX([.$B362:.$L362]);[.$B362:.$L362];0))" office:value-type="string" office:string-value="Facendi" calcext:value-type="string">
            <text:p>Facendi</text:p>
          </table:table-cell>
          <table:table-cell table:formula="of:=[.O362]/[.N362]" office:value-type="percentage" office:value="0.804069064605059" calcext:value-type="percentage">
            <text:p>80.41%</text:p>
          </table:table-cell>
          <table:table-cell/>
          <table:table-cell table:formula="of:=1000000000/[.N362]" office:value-type="float" office:value="5.26703482046201" calcext:value-type="float">
            <text:p>5.26703482046201</text:p>
          </table:table-cell>
          <table:table-cell table:formula="of:=IF([.A362]=1;1000000000/[.N362];&quot;&quot;)" office:value-type="float" office:value="5.26703482046201" calcext:value-type="float">
            <text:p>5.26703482046201</text:p>
          </table:table-cell>
          <table:table-cell table:formula="of:=IF([.A362]=1;[.P362];&quot;&quot;)" office:value-type="string" office:string-value="Facendi" calcext:value-type="string">
            <text:p>Facendi</text:p>
          </table:table-cell>
          <table:table-cell table:style-name="ce1" table:formula="of:=IF(ISBLANK([.T362]);&quot;&quot;;[.Q362])" office:value-type="percentage" office:value="0.804069064605059" calcext:value-type="percentage">
            <text:p>80.41%</text:p>
          </table:table-cell>
          <table:table-cell table:formula="of:=IF([.A362]=1;[.V362]*[.N362]/1000000;&quot;&quot;)" office:value-type="float" office:value="152.66067" calcext:value-type="float">
            <text:p>152.660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2293" calcext:value-type="float">
            <text:p>962293</text:p>
          </table:table-cell>
          <table:table-cell office:value-type="float" office:value="1280196" calcext:value-type="float">
            <text:p>1280196</text:p>
          </table:table-cell>
          <table:table-cell office:value-type="float" office:value="975017" calcext:value-type="float">
            <text:p>975017</text:p>
          </table:table-cell>
          <table:table-cell office:value-type="float" office:value="71" calcext:value-type="float">
            <text:p>71</text:p>
          </table:table-cell>
          <table:table-cell office:value-type="float" office:value="5345995" calcext:value-type="float">
            <text:p>5345995</text:p>
          </table:table-cell>
          <table:table-cell office:value-type="float" office:value="765667" calcext:value-type="float">
            <text:p>765667</text:p>
          </table:table-cell>
          <table:table-cell office:value-type="float" office:value="70" calcext:value-type="float">
            <text:p>70</text:p>
          </table:table-cell>
          <table:table-cell office:value-type="float" office:value="250637" calcext:value-type="float">
            <text:p>250637</text:p>
          </table:table-cell>
          <table:table-cell office:value-type="float" office:value="785003" calcext:value-type="float">
            <text:p>785003</text:p>
          </table:table-cell>
          <table:table-cell office:value-type="float" office:value="807034" calcext:value-type="float">
            <text:p>807034</text:p>
          </table:table-cell>
          <table:table-cell office:value-type="float" office:value="10480304" calcext:value-type="float">
            <text:p>10480304</text:p>
          </table:table-cell>
          <table:table-cell/>
          <table:table-cell table:formula="of:=SUM([.B363:.L363])" office:value-type="float" office:value="21652287" calcext:value-type="float">
            <text:p>21652287</text:p>
          </table:table-cell>
          <table:table-cell table:formula="of:=MAX([.B363:.L363])" office:value-type="float" office:value="10480304" calcext:value-type="float">
            <text:p>10480304</text:p>
          </table:table-cell>
          <table:table-cell table:formula="of:=INDEX([.$B$1:.$L$1];0;MATCH(MAX([.$B363:.$L363]);[.$B363:.$L363];0))" office:value-type="string" office:string-value="TimeWaitKey" calcext:value-type="string">
            <text:p>TimeWaitKey</text:p>
          </table:table-cell>
          <table:table-cell table:formula="of:=[.O363]/[.N363]" office:value-type="percentage" office:value="0.484027576394124" calcext:value-type="percentage">
            <text:p>48.40%</text:p>
          </table:table-cell>
          <table:table-cell/>
          <table:table-cell table:formula="of:=1000000000/[.N363]" office:value-type="float" office:value="46.1844977391996" calcext:value-type="float">
            <text:p>46.1844977391996</text:p>
          </table:table-cell>
          <table:table-cell table:formula="of:=IF([.A363]=1;1000000000/[.N363];&quot;&quot;)" office:value-type="float" office:value="46.1844977391996" calcext:value-type="float">
            <text:p>46.1844977391996</text:p>
          </table:table-cell>
          <table:table-cell table:formula="of:=IF([.A363]=1;[.P363];&quot;&quot;)" office:value-type="string" office:string-value="TimeWaitKey" calcext:value-type="string">
            <text:p>TimeWaitKey</text:p>
          </table:table-cell>
          <table:table-cell table:style-name="ce1" table:formula="of:=IF(ISBLANK([.T363]);&quot;&quot;;[.Q363])" office:value-type="percentage" office:value="0.484027576394124" calcext:value-type="percentage">
            <text:p>48.40%</text:p>
          </table:table-cell>
          <table:table-cell table:formula="of:=IF([.A363]=1;[.V363]*[.N363]/1000000;&quot;&quot;)" office:value-type="float" office:value="10.480304" calcext:value-type="float">
            <text:p>10.4803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9979" calcext:value-type="float">
            <text:p>739979</text:p>
          </table:table-cell>
          <table:table-cell office:value-type="float" office:value="798849" calcext:value-type="float">
            <text:p>798849</text:p>
          </table:table-cell>
          <table:table-cell office:value-type="float" office:value="966231" calcext:value-type="float">
            <text:p>966231</text:p>
          </table:table-cell>
          <table:table-cell office:value-type="float" office:value="100" calcext:value-type="float">
            <text:p>100</text:p>
          </table:table-cell>
          <table:table-cell office:value-type="float" office:value="5357976" calcext:value-type="float">
            <text:p>5357976</text:p>
          </table:table-cell>
          <table:table-cell office:value-type="float" office:value="749537" calcext:value-type="float">
            <text:p>749537</text:p>
          </table:table-cell>
          <table:table-cell office:value-type="float" office:value="70" calcext:value-type="float">
            <text:p>70</text:p>
          </table:table-cell>
          <table:table-cell office:value-type="float" office:value="246018" calcext:value-type="float">
            <text:p>246018</text:p>
          </table:table-cell>
          <table:table-cell office:value-type="float" office:value="791275" calcext:value-type="float">
            <text:p>791275</text:p>
          </table:table-cell>
          <table:table-cell office:value-type="float" office:value="813046" calcext:value-type="float">
            <text:p>813046</text:p>
          </table:table-cell>
          <table:table-cell office:value-type="float" office:value="10706897" calcext:value-type="float">
            <text:p>10706897</text:p>
          </table:table-cell>
          <table:table-cell/>
          <table:table-cell table:formula="of:=SUM([.B364:.L364])" office:value-type="float" office:value="21169978" calcext:value-type="float">
            <text:p>21169978</text:p>
          </table:table-cell>
          <table:table-cell table:formula="of:=MAX([.B364:.L364])" office:value-type="float" office:value="10706897" calcext:value-type="float">
            <text:p>10706897</text:p>
          </table:table-cell>
          <table:table-cell table:formula="of:=INDEX([.$B$1:.$L$1];0;MATCH(MAX([.$B364:.$L364]);[.$B364:.$L364];0))" office:value-type="string" office:string-value="TimeWaitKey" calcext:value-type="string">
            <text:p>TimeWaitKey</text:p>
          </table:table-cell>
          <table:table-cell table:formula="of:=[.O364]/[.N364]" office:value-type="percentage" office:value="0.505758532200648" calcext:value-type="percentage">
            <text:p>50.58%</text:p>
          </table:table-cell>
          <table:table-cell/>
          <table:table-cell table:formula="of:=1000000000/[.N364]" office:value-type="float" office:value="47.2367047334674" calcext:value-type="float">
            <text:p>47.2367047334674</text:p>
          </table:table-cell>
          <table:table-cell table:formula="of:=IF([.A364]=1;1000000000/[.N364];&quot;&quot;)" office:value-type="float" office:value="47.2367047334674" calcext:value-type="float">
            <text:p>47.2367047334674</text:p>
          </table:table-cell>
          <table:table-cell table:formula="of:=IF([.A364]=1;[.P364];&quot;&quot;)" office:value-type="string" office:string-value="TimeWaitKey" calcext:value-type="string">
            <text:p>TimeWaitKey</text:p>
          </table:table-cell>
          <table:table-cell table:style-name="ce1" table:formula="of:=IF(ISBLANK([.T364]);&quot;&quot;;[.Q364])" office:value-type="percentage" office:value="0.505758532200648" calcext:value-type="percentage">
            <text:p>50.58%</text:p>
          </table:table-cell>
          <table:table-cell table:formula="of:=IF([.A364]=1;[.V364]*[.N364]/1000000;&quot;&quot;)" office:value-type="float" office:value="10.706897" calcext:value-type="float">
            <text:p>10.7068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8645" calcext:value-type="float">
            <text:p>748645</text:p>
          </table:table-cell>
          <table:table-cell office:value-type="float" office:value="728528" calcext:value-type="float">
            <text:p>728528</text:p>
          </table:table-cell>
          <table:table-cell office:value-type="float" office:value="986338" calcext:value-type="float">
            <text:p>986338</text:p>
          </table:table-cell>
          <table:table-cell office:value-type="float" office:value="90" calcext:value-type="float">
            <text:p>90</text:p>
          </table:table-cell>
          <table:table-cell office:value-type="float" office:value="5153586" calcext:value-type="float">
            <text:p>5153586</text:p>
          </table:table-cell>
          <table:table-cell office:value-type="float" office:value="759215" calcext:value-type="float">
            <text:p>759215</text:p>
          </table:table-cell>
          <table:table-cell office:value-type="float" office:value="70" calcext:value-type="float">
            <text:p>70</text:p>
          </table:table-cell>
          <table:table-cell office:value-type="float" office:value="217656" calcext:value-type="float">
            <text:p>217656</text:p>
          </table:table-cell>
          <table:table-cell office:value-type="float" office:value="766939" calcext:value-type="float">
            <text:p>766939</text:p>
          </table:table-cell>
          <table:table-cell office:value-type="float" office:value="822463" calcext:value-type="float">
            <text:p>822463</text:p>
          </table:table-cell>
          <table:table-cell office:value-type="float" office:value="10782728" calcext:value-type="float">
            <text:p>10782728</text:p>
          </table:table-cell>
          <table:table-cell/>
          <table:table-cell table:formula="of:=SUM([.B365:.L365])" office:value-type="float" office:value="20966258" calcext:value-type="float">
            <text:p>20966258</text:p>
          </table:table-cell>
          <table:table-cell table:formula="of:=MAX([.B365:.L365])" office:value-type="float" office:value="10782728" calcext:value-type="float">
            <text:p>10782728</text:p>
          </table:table-cell>
          <table:table-cell table:formula="of:=INDEX([.$B$1:.$L$1];0;MATCH(MAX([.$B365:.$L365]);[.$B365:.$L365];0))" office:value-type="string" office:string-value="TimeWaitKey" calcext:value-type="string">
            <text:p>TimeWaitKey</text:p>
          </table:table-cell>
          <table:table-cell table:formula="of:=[.O365]/[.N365]" office:value-type="percentage" office:value="0.514289578998789" calcext:value-type="percentage">
            <text:p>51.43%</text:p>
          </table:table-cell>
          <table:table-cell/>
          <table:table-cell table:formula="of:=1000000000/[.N365]" office:value-type="float" office:value="47.6956832258766" calcext:value-type="float">
            <text:p>47.6956832258766</text:p>
          </table:table-cell>
          <table:table-cell table:formula="of:=IF([.A365]=1;1000000000/[.N365];&quot;&quot;)" office:value-type="float" office:value="47.6956832258766" calcext:value-type="float">
            <text:p>47.6956832258766</text:p>
          </table:table-cell>
          <table:table-cell table:formula="of:=IF([.A365]=1;[.P365];&quot;&quot;)" office:value-type="string" office:string-value="TimeWaitKey" calcext:value-type="string">
            <text:p>TimeWaitKey</text:p>
          </table:table-cell>
          <table:table-cell table:style-name="ce1" table:formula="of:=IF(ISBLANK([.T365]);&quot;&quot;;[.Q365])" office:value-type="percentage" office:value="0.514289578998789" calcext:value-type="percentage">
            <text:p>51.43%</text:p>
          </table:table-cell>
          <table:table-cell table:formula="of:=IF([.A365]=1;[.V365]*[.N365]/1000000;&quot;&quot;)" office:value-type="float" office:value="10.782728" calcext:value-type="float">
            <text:p>10.7827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1691" calcext:value-type="float">
            <text:p>1261691</text:p>
          </table:table-cell>
          <table:table-cell office:value-type="float" office:value="1240462" calcext:value-type="float">
            <text:p>1240462</text:p>
          </table:table-cell>
          <table:table-cell office:value-type="float" office:value="1005314" calcext:value-type="float">
            <text:p>1005314</text:p>
          </table:table-cell>
          <table:table-cell office:value-type="float" office:value="80" calcext:value-type="float">
            <text:p>80</text:p>
          </table:table-cell>
          <table:table-cell office:value-type="float" office:value="5217324" calcext:value-type="float">
            <text:p>5217324</text:p>
          </table:table-cell>
          <table:table-cell office:value-type="float" office:value="720864" calcext:value-type="float">
            <text:p>720864</text:p>
          </table:table-cell>
          <table:table-cell office:value-type="float" office:value="80" calcext:value-type="float">
            <text:p>80</text:p>
          </table:table-cell>
          <table:table-cell office:value-type="float" office:value="232563" calcext:value-type="float">
            <text:p>232563</text:p>
          </table:table-cell>
          <table:table-cell office:value-type="float" office:value="755809" calcext:value-type="float">
            <text:p>755809</text:p>
          </table:table-cell>
          <table:table-cell office:value-type="float" office:value="734590" calcext:value-type="float">
            <text:p>734590</text:p>
          </table:table-cell>
          <table:table-cell office:value-type="float" office:value="10762461" calcext:value-type="float">
            <text:p>10762461</text:p>
          </table:table-cell>
          <table:table-cell/>
          <table:table-cell table:formula="of:=SUM([.B366:.L366])" office:value-type="float" office:value="21931238" calcext:value-type="float">
            <text:p>21931238</text:p>
          </table:table-cell>
          <table:table-cell table:formula="of:=MAX([.B366:.L366])" office:value-type="float" office:value="10762461" calcext:value-type="float">
            <text:p>10762461</text:p>
          </table:table-cell>
          <table:table-cell table:formula="of:=INDEX([.$B$1:.$L$1];0;MATCH(MAX([.$B366:.$L366]);[.$B366:.$L366];0))" office:value-type="string" office:string-value="TimeWaitKey" calcext:value-type="string">
            <text:p>TimeWaitKey</text:p>
          </table:table-cell>
          <table:table-cell table:formula="of:=[.O366]/[.N366]" office:value-type="percentage" office:value="0.490736592252567" calcext:value-type="percentage">
            <text:p>49.07%</text:p>
          </table:table-cell>
          <table:table-cell/>
          <table:table-cell table:formula="of:=1000000000/[.N366]" office:value-type="float" office:value="45.5970611417376" calcext:value-type="float">
            <text:p>45.5970611417376</text:p>
          </table:table-cell>
          <table:table-cell table:formula="of:=IF([.A366]=1;1000000000/[.N366];&quot;&quot;)" office:value-type="float" office:value="45.5970611417376" calcext:value-type="float">
            <text:p>45.5970611417376</text:p>
          </table:table-cell>
          <table:table-cell table:formula="of:=IF([.A366]=1;[.P366];&quot;&quot;)" office:value-type="string" office:string-value="TimeWaitKey" calcext:value-type="string">
            <text:p>TimeWaitKey</text:p>
          </table:table-cell>
          <table:table-cell table:style-name="ce1" table:formula="of:=IF(ISBLANK([.T366]);&quot;&quot;;[.Q366])" office:value-type="percentage" office:value="0.490736592252567" calcext:value-type="percentage">
            <text:p>49.07%</text:p>
          </table:table-cell>
          <table:table-cell table:formula="of:=IF([.A366]=1;[.V366]*[.N366]/1000000;&quot;&quot;)" office:value-type="float" office:value="10.762461" calcext:value-type="float">
            <text:p>10.7624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8282" calcext:value-type="float">
            <text:p>918282</text:p>
          </table:table-cell>
          <table:table-cell office:value-type="float" office:value="1218471" calcext:value-type="float">
            <text:p>1218471</text:p>
          </table:table-cell>
          <table:table-cell office:value-type="float" office:value="1657209" calcext:value-type="float">
            <text:p>1657209</text:p>
          </table:table-cell>
          <table:table-cell office:value-type="float" office:value="180" calcext:value-type="float">
            <text:p>180</text:p>
          </table:table-cell>
          <table:table-cell office:value-type="float" office:value="5260515" calcext:value-type="float">
            <text:p>5260515</text:p>
          </table:table-cell>
          <table:table-cell office:value-type="float" office:value="729700" calcext:value-type="float">
            <text:p>729700</text:p>
          </table:table-cell>
          <table:table-cell office:value-type="float" office:value="70" calcext:value-type="float">
            <text:p>70</text:p>
          </table:table-cell>
          <table:table-cell office:value-type="float" office:value="231010" calcext:value-type="float">
            <text:p>231010</text:p>
          </table:table-cell>
          <table:table-cell office:value-type="float" office:value="747133" calcext:value-type="float">
            <text:p>747133</text:p>
          </table:table-cell>
          <table:table-cell office:value-type="float" office:value="758925" calcext:value-type="float">
            <text:p>758925</text:p>
          </table:table-cell>
          <table:table-cell office:value-type="float" office:value="11193614" calcext:value-type="float">
            <text:p>11193614</text:p>
          </table:table-cell>
          <table:table-cell/>
          <table:table-cell table:formula="of:=SUM([.B367:.L367])" office:value-type="float" office:value="22715109" calcext:value-type="float">
            <text:p>22715109</text:p>
          </table:table-cell>
          <table:table-cell table:formula="of:=MAX([.B367:.L367])" office:value-type="float" office:value="11193614" calcext:value-type="float">
            <text:p>11193614</text:p>
          </table:table-cell>
          <table:table-cell table:formula="of:=INDEX([.$B$1:.$L$1];0;MATCH(MAX([.$B367:.$L367]);[.$B367:.$L367];0))" office:value-type="string" office:string-value="TimeWaitKey" calcext:value-type="string">
            <text:p>TimeWaitKey</text:p>
          </table:table-cell>
          <table:table-cell table:formula="of:=[.O367]/[.N367]" office:value-type="percentage" office:value="0.492782755301769" calcext:value-type="percentage">
            <text:p>49.28%</text:p>
          </table:table-cell>
          <table:table-cell/>
          <table:table-cell table:formula="of:=1000000000/[.N367]" office:value-type="float" office:value="44.0235615862552" calcext:value-type="float">
            <text:p>44.0235615862552</text:p>
          </table:table-cell>
          <table:table-cell table:formula="of:=IF([.A367]=1;1000000000/[.N367];&quot;&quot;)" office:value-type="float" office:value="44.0235615862552" calcext:value-type="float">
            <text:p>44.0235615862552</text:p>
          </table:table-cell>
          <table:table-cell table:formula="of:=IF([.A367]=1;[.P367];&quot;&quot;)" office:value-type="string" office:string-value="TimeWaitKey" calcext:value-type="string">
            <text:p>TimeWaitKey</text:p>
          </table:table-cell>
          <table:table-cell table:style-name="ce1" table:formula="of:=IF(ISBLANK([.T367]);&quot;&quot;;[.Q367])" office:value-type="percentage" office:value="0.492782755301769" calcext:value-type="percentage">
            <text:p>49.28%</text:p>
          </table:table-cell>
          <table:table-cell table:formula="of:=IF([.A367]=1;[.V367]*[.N367]/1000000;&quot;&quot;)" office:value-type="float" office:value="11.193614" calcext:value-type="float">
            <text:p>11.1936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8412" calcext:value-type="float">
            <text:p>768412</text:p>
          </table:table-cell>
          <table:table-cell office:value-type="float" office:value="714071" calcext:value-type="float">
            <text:p>714071</text:p>
          </table:table-cell>
          <table:table-cell office:value-type="float" office:value="965519" calcext:value-type="float">
            <text:p>965519</text:p>
          </table:table-cell>
          <table:table-cell office:value-type="float" office:value="160" calcext:value-type="float">
            <text:p>160</text:p>
          </table:table-cell>
          <table:table-cell office:value-type="float" office:value="5175958" calcext:value-type="float">
            <text:p>5175958</text:p>
          </table:table-cell>
          <table:table-cell office:value-type="float" office:value="744958" calcext:value-type="float">
            <text:p>744958</text:p>
          </table:table-cell>
          <table:table-cell office:value-type="float" office:value="70" calcext:value-type="float">
            <text:p>70</text:p>
          </table:table-cell>
          <table:table-cell office:value-type="float" office:value="251919" calcext:value-type="float">
            <text:p>251919</text:p>
          </table:table-cell>
          <table:table-cell office:value-type="float" office:value="800401" calcext:value-type="float">
            <text:p>800401</text:p>
          </table:table-cell>
          <table:table-cell office:value-type="float" office:value="918322" calcext:value-type="float">
            <text:p>918322</text:p>
          </table:table-cell>
          <table:table-cell office:value-type="float" office:value="11051749" calcext:value-type="float">
            <text:p>11051749</text:p>
          </table:table-cell>
          <table:table-cell/>
          <table:table-cell table:formula="of:=SUM([.B368:.L368])" office:value-type="float" office:value="21391539" calcext:value-type="float">
            <text:p>21391539</text:p>
          </table:table-cell>
          <table:table-cell table:formula="of:=MAX([.B368:.L368])" office:value-type="float" office:value="11051749" calcext:value-type="float">
            <text:p>11051749</text:p>
          </table:table-cell>
          <table:table-cell table:formula="of:=INDEX([.$B$1:.$L$1];0;MATCH(MAX([.$B368:.$L368]);[.$B368:.$L368];0))" office:value-type="string" office:string-value="TimeWaitKey" calcext:value-type="string">
            <text:p>TimeWaitKey</text:p>
          </table:table-cell>
          <table:table-cell table:formula="of:=[.O368]/[.N368]" office:value-type="percentage" office:value="0.516641135544292" calcext:value-type="percentage">
            <text:p>51.66%</text:p>
          </table:table-cell>
          <table:table-cell/>
          <table:table-cell table:formula="of:=1000000000/[.N368]" office:value-type="float" office:value="46.7474546829006" calcext:value-type="float">
            <text:p>46.7474546829006</text:p>
          </table:table-cell>
          <table:table-cell table:formula="of:=IF([.A368]=1;1000000000/[.N368];&quot;&quot;)" office:value-type="float" office:value="46.7474546829006" calcext:value-type="float">
            <text:p>46.7474546829006</text:p>
          </table:table-cell>
          <table:table-cell table:formula="of:=IF([.A368]=1;[.P368];&quot;&quot;)" office:value-type="string" office:string-value="TimeWaitKey" calcext:value-type="string">
            <text:p>TimeWaitKey</text:p>
          </table:table-cell>
          <table:table-cell table:style-name="ce1" table:formula="of:=IF(ISBLANK([.T368]);&quot;&quot;;[.Q368])" office:value-type="percentage" office:value="0.516641135544292" calcext:value-type="percentage">
            <text:p>51.66%</text:p>
          </table:table-cell>
          <table:table-cell table:formula="of:=IF([.A368]=1;[.V368]*[.N368]/1000000;&quot;&quot;)" office:value-type="float" office:value="11.051749" calcext:value-type="float">
            <text:p>11.0517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6440" calcext:value-type="float">
            <text:p>756440</text:p>
          </table:table-cell>
          <table:table-cell office:value-type="float" office:value="702469" calcext:value-type="float">
            <text:p>702469</text:p>
          </table:table-cell>
          <table:table-cell office:value-type="float" office:value="964247" calcext:value-type="float">
            <text:p>964247</text:p>
          </table:table-cell>
          <table:table-cell office:value-type="float" office:value="100" calcext:value-type="float">
            <text:p>100</text:p>
          </table:table-cell>
          <table:table-cell office:value-type="float" office:value="5211794" calcext:value-type="float">
            <text:p>5211794</text:p>
          </table:table-cell>
          <table:table-cell office:value-type="float" office:value="701057" calcext:value-type="float">
            <text:p>701057</text:p>
          </table:table-cell>
          <table:table-cell office:value-type="float" office:value="70" calcext:value-type="float">
            <text:p>70</text:p>
          </table:table-cell>
          <table:table-cell office:value-type="float" office:value="220350" calcext:value-type="float">
            <text:p>220350</text:p>
          </table:table-cell>
          <table:table-cell office:value-type="float" office:value="738747" calcext:value-type="float">
            <text:p>738747</text:p>
          </table:table-cell>
          <table:table-cell office:value-type="float" office:value="729039" calcext:value-type="float">
            <text:p>729039</text:p>
          </table:table-cell>
          <table:table-cell office:value-type="float" office:value="10798567" calcext:value-type="float">
            <text:p>10798567</text:p>
          </table:table-cell>
          <table:table-cell/>
          <table:table-cell table:formula="of:=SUM([.B369:.L369])" office:value-type="float" office:value="20822880" calcext:value-type="float">
            <text:p>20822880</text:p>
          </table:table-cell>
          <table:table-cell table:formula="of:=MAX([.B369:.L369])" office:value-type="float" office:value="10798567" calcext:value-type="float">
            <text:p>10798567</text:p>
          </table:table-cell>
          <table:table-cell table:formula="of:=INDEX([.$B$1:.$L$1];0;MATCH(MAX([.$B369:.$L369]);[.$B369:.$L369];0))" office:value-type="string" office:string-value="TimeWaitKey" calcext:value-type="string">
            <text:p>TimeWaitKey</text:p>
          </table:table-cell>
          <table:table-cell table:formula="of:=[.O369]/[.N369]" office:value-type="percentage" office:value="0.518591424433124" calcext:value-type="percentage">
            <text:p>51.86%</text:p>
          </table:table-cell>
          <table:table-cell/>
          <table:table-cell table:formula="of:=1000000000/[.N369]" office:value-type="float" office:value="48.0240965706953" calcext:value-type="float">
            <text:p>48.0240965706953</text:p>
          </table:table-cell>
          <table:table-cell table:formula="of:=IF([.A369]=1;1000000000/[.N369];&quot;&quot;)" office:value-type="float" office:value="48.0240965706953" calcext:value-type="float">
            <text:p>48.0240965706953</text:p>
          </table:table-cell>
          <table:table-cell table:formula="of:=IF([.A369]=1;[.P369];&quot;&quot;)" office:value-type="string" office:string-value="TimeWaitKey" calcext:value-type="string">
            <text:p>TimeWaitKey</text:p>
          </table:table-cell>
          <table:table-cell table:style-name="ce1" table:formula="of:=IF(ISBLANK([.T369]);&quot;&quot;;[.Q369])" office:value-type="percentage" office:value="0.518591424433124" calcext:value-type="percentage">
            <text:p>51.86%</text:p>
          </table:table-cell>
          <table:table-cell table:formula="of:=IF([.A369]=1;[.V369]*[.N369]/1000000;&quot;&quot;)" office:value-type="float" office:value="10.798567" calcext:value-type="float">
            <text:p>10.7985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79338" calcext:value-type="float">
            <text:p>8379338</text:p>
          </table:table-cell>
          <table:table-cell office:value-type="float" office:value="703210" calcext:value-type="float">
            <text:p>703210</text:p>
          </table:table-cell>
          <table:table-cell office:value-type="float" office:value="965019" calcext:value-type="float">
            <text:p>965019</text:p>
          </table:table-cell>
          <table:table-cell office:value-type="float" office:value="70" calcext:value-type="float">
            <text:p>70</text:p>
          </table:table-cell>
          <table:table-cell office:value-type="float" office:value="5281755" calcext:value-type="float">
            <text:p>5281755</text:p>
          </table:table-cell>
          <table:table-cell office:value-type="float" office:value="1064584" calcext:value-type="float">
            <text:p>1064584</text:p>
          </table:table-cell>
          <table:table-cell office:value-type="float" office:value="80" calcext:value-type="float">
            <text:p>80</text:p>
          </table:table-cell>
          <table:table-cell office:value-type="float" office:value="152322740" calcext:value-type="float">
            <text:p>152322740</text:p>
          </table:table-cell>
          <table:table-cell office:value-type="float" office:value="731334" calcext:value-type="float">
            <text:p>731334</text:p>
          </table:table-cell>
          <table:table-cell office:value-type="float" office:value="751130" calcext:value-type="float">
            <text:p>751130</text:p>
          </table:table-cell>
          <table:table-cell office:value-type="float" office:value="10780244" calcext:value-type="float">
            <text:p>10780244</text:p>
          </table:table-cell>
          <table:table-cell/>
          <table:table-cell table:formula="of:=SUM([.B370:.L370])" office:value-type="float" office:value="180979504" calcext:value-type="float">
            <text:p>180979504</text:p>
          </table:table-cell>
          <table:table-cell table:formula="of:=MAX([.B370:.L370])" office:value-type="float" office:value="152322740" calcext:value-type="float">
            <text:p>152322740</text:p>
          </table:table-cell>
          <table:table-cell table:formula="of:=INDEX([.$B$1:.$L$1];0;MATCH(MAX([.$B370:.$L370]);[.$B370:.$L370];0))" office:value-type="string" office:string-value="Facendi" calcext:value-type="string">
            <text:p>Facendi</text:p>
          </table:table-cell>
          <table:table-cell table:formula="of:=[.O370]/[.N370]" office:value-type="percentage" office:value="0.841657406686229" calcext:value-type="percentage">
            <text:p>84.17%</text:p>
          </table:table-cell>
          <table:table-cell/>
          <table:table-cell table:formula="of:=1000000000/[.N370]" office:value-type="float" office:value="5.52548757123348" calcext:value-type="float">
            <text:p>5.52548757123348</text:p>
          </table:table-cell>
          <table:table-cell table:formula="of:=IF([.A370]=1;1000000000/[.N370];&quot;&quot;)" office:value-type="float" office:value="5.52548757123348" calcext:value-type="float">
            <text:p>5.52548757123348</text:p>
          </table:table-cell>
          <table:table-cell table:formula="of:=IF([.A370]=1;[.P370];&quot;&quot;)" office:value-type="string" office:string-value="Facendi" calcext:value-type="string">
            <text:p>Facendi</text:p>
          </table:table-cell>
          <table:table-cell table:style-name="ce1" table:formula="of:=IF(ISBLANK([.T370]);&quot;&quot;;[.Q370])" office:value-type="percentage" office:value="0.841657406686229" calcext:value-type="percentage">
            <text:p>84.17%</text:p>
          </table:table-cell>
          <table:table-cell table:formula="of:=IF([.A370]=1;[.V370]*[.N370]/1000000;&quot;&quot;)" office:value-type="float" office:value="152.32274" calcext:value-type="float">
            <text:p>152.322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9545" calcext:value-type="float">
            <text:p>769545</text:p>
          </table:table-cell>
          <table:table-cell office:value-type="float" office:value="1345398" calcext:value-type="float">
            <text:p>1345398</text:p>
          </table:table-cell>
          <table:table-cell office:value-type="float" office:value="1822557" calcext:value-type="float">
            <text:p>1822557</text:p>
          </table:table-cell>
          <table:table-cell office:value-type="float" office:value="90" calcext:value-type="float">
            <text:p>90</text:p>
          </table:table-cell>
          <table:table-cell office:value-type="float" office:value="5198440" calcext:value-type="float">
            <text:p>5198440</text:p>
          </table:table-cell>
          <table:table-cell office:value-type="float" office:value="744358" calcext:value-type="float">
            <text:p>744358</text:p>
          </table:table-cell>
          <table:table-cell office:value-type="float" office:value="70" calcext:value-type="float">
            <text:p>70</text:p>
          </table:table-cell>
          <table:table-cell office:value-type="float" office:value="248193" calcext:value-type="float">
            <text:p>248193</text:p>
          </table:table-cell>
          <table:table-cell office:value-type="float" office:value="739919" calcext:value-type="float">
            <text:p>739919</text:p>
          </table:table-cell>
          <table:table-cell office:value-type="float" office:value="874590" calcext:value-type="float">
            <text:p>874590</text:p>
          </table:table-cell>
          <table:table-cell office:value-type="float" office:value="10666761" calcext:value-type="float">
            <text:p>10666761</text:p>
          </table:table-cell>
          <table:table-cell/>
          <table:table-cell table:formula="of:=SUM([.B371:.L371])" office:value-type="float" office:value="22409921" calcext:value-type="float">
            <text:p>22409921</text:p>
          </table:table-cell>
          <table:table-cell table:formula="of:=MAX([.B371:.L371])" office:value-type="float" office:value="10666761" calcext:value-type="float">
            <text:p>10666761</text:p>
          </table:table-cell>
          <table:table-cell table:formula="of:=INDEX([.$B$1:.$L$1];0;MATCH(MAX([.$B371:.$L371]);[.$B371:.$L371];0))" office:value-type="string" office:string-value="TimeWaitKey" calcext:value-type="string">
            <text:p>TimeWaitKey</text:p>
          </table:table-cell>
          <table:table-cell table:formula="of:=[.O371]/[.N371]" office:value-type="percentage" office:value="0.475983873392503" calcext:value-type="percentage">
            <text:p>47.60%</text:p>
          </table:table-cell>
          <table:table-cell/>
          <table:table-cell table:formula="of:=1000000000/[.N371]" office:value-type="float" office:value="44.6230934950641" calcext:value-type="float">
            <text:p>44.6230934950641</text:p>
          </table:table-cell>
          <table:table-cell table:formula="of:=IF([.A371]=1;1000000000/[.N371];&quot;&quot;)" office:value-type="float" office:value="44.6230934950641" calcext:value-type="float">
            <text:p>44.6230934950641</text:p>
          </table:table-cell>
          <table:table-cell table:formula="of:=IF([.A371]=1;[.P371];&quot;&quot;)" office:value-type="string" office:string-value="TimeWaitKey" calcext:value-type="string">
            <text:p>TimeWaitKey</text:p>
          </table:table-cell>
          <table:table-cell table:style-name="ce1" table:formula="of:=IF(ISBLANK([.T371]);&quot;&quot;;[.Q371])" office:value-type="percentage" office:value="0.475983873392503" calcext:value-type="percentage">
            <text:p>47.60%</text:p>
          </table:table-cell>
          <table:table-cell table:formula="of:=IF([.A371]=1;[.V371]*[.N371]/1000000;&quot;&quot;)" office:value-type="float" office:value="10.666761" calcext:value-type="float">
            <text:p>10.6667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2089" calcext:value-type="float">
            <text:p>922089</text:p>
          </table:table-cell>
          <table:table-cell office:value-type="float" office:value="1216087" calcext:value-type="float">
            <text:p>1216087</text:p>
          </table:table-cell>
          <table:table-cell office:value-type="float" office:value="1000575" calcext:value-type="float">
            <text:p>1000575</text:p>
          </table:table-cell>
          <table:table-cell office:value-type="float" office:value="70" calcext:value-type="float">
            <text:p>70</text:p>
          </table:table-cell>
          <table:table-cell office:value-type="float" office:value="5282316" calcext:value-type="float">
            <text:p>5282316</text:p>
          </table:table-cell>
          <table:table-cell office:value-type="float" office:value="800522" calcext:value-type="float">
            <text:p>800522</text:p>
          </table:table-cell>
          <table:table-cell office:value-type="float" office:value="70" calcext:value-type="float">
            <text:p>70</text:p>
          </table:table-cell>
          <table:table-cell office:value-type="float" office:value="239486" calcext:value-type="float">
            <text:p>239486</text:p>
          </table:table-cell>
          <table:table-cell office:value-type="float" office:value="761489" calcext:value-type="float">
            <text:p>761489</text:p>
          </table:table-cell>
          <table:table-cell office:value-type="float" office:value="748495" calcext:value-type="float">
            <text:p>748495</text:p>
          </table:table-cell>
          <table:table-cell office:value-type="float" office:value="10976729" calcext:value-type="float">
            <text:p>10976729</text:p>
          </table:table-cell>
          <table:table-cell/>
          <table:table-cell table:formula="of:=SUM([.B372:.L372])" office:value-type="float" office:value="21947928" calcext:value-type="float">
            <text:p>21947928</text:p>
          </table:table-cell>
          <table:table-cell table:formula="of:=MAX([.B372:.L372])" office:value-type="float" office:value="10976729" calcext:value-type="float">
            <text:p>10976729</text:p>
          </table:table-cell>
          <table:table-cell table:formula="of:=INDEX([.$B$1:.$L$1];0;MATCH(MAX([.$B372:.$L372]);[.$B372:.$L372];0))" office:value-type="string" office:string-value="TimeWaitKey" calcext:value-type="string">
            <text:p>TimeWaitKey</text:p>
          </table:table-cell>
          <table:table-cell table:formula="of:=[.O372]/[.N372]" office:value-type="percentage" office:value="0.500125980001392" calcext:value-type="percentage">
            <text:p>50.01%</text:p>
          </table:table-cell>
          <table:table-cell/>
          <table:table-cell table:formula="of:=1000000000/[.N372]" office:value-type="float" office:value="45.5623874836841" calcext:value-type="float">
            <text:p>45.5623874836841</text:p>
          </table:table-cell>
          <table:table-cell table:formula="of:=IF([.A372]=1;1000000000/[.N372];&quot;&quot;)" office:value-type="float" office:value="45.5623874836841" calcext:value-type="float">
            <text:p>45.5623874836841</text:p>
          </table:table-cell>
          <table:table-cell table:formula="of:=IF([.A372]=1;[.P372];&quot;&quot;)" office:value-type="string" office:string-value="TimeWaitKey" calcext:value-type="string">
            <text:p>TimeWaitKey</text:p>
          </table:table-cell>
          <table:table-cell table:style-name="ce1" table:formula="of:=IF(ISBLANK([.T372]);&quot;&quot;;[.Q372])" office:value-type="percentage" office:value="0.500125980001392" calcext:value-type="percentage">
            <text:p>50.01%</text:p>
          </table:table-cell>
          <table:table-cell table:formula="of:=IF([.A372]=1;[.V372]*[.N372]/1000000;&quot;&quot;)" office:value-type="float" office:value="10.976729" calcext:value-type="float">
            <text:p>10.9767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3364" calcext:value-type="float">
            <text:p>753364</text:p>
          </table:table-cell>
          <table:table-cell office:value-type="float" office:value="757392" calcext:value-type="float">
            <text:p>757392</text:p>
          </table:table-cell>
          <table:table-cell office:value-type="float" office:value="1003320" calcext:value-type="float">
            <text:p>1003320</text:p>
          </table:table-cell>
          <table:table-cell office:value-type="float" office:value="70" calcext:value-type="float">
            <text:p>70</text:p>
          </table:table-cell>
          <table:table-cell office:value-type="float" office:value="5243023" calcext:value-type="float">
            <text:p>5243023</text:p>
          </table:table-cell>
          <table:table-cell office:value-type="float" office:value="696448" calcext:value-type="float">
            <text:p>696448</text:p>
          </table:table-cell>
          <table:table-cell office:value-type="float" office:value="70" calcext:value-type="float">
            <text:p>70</text:p>
          </table:table-cell>
          <table:table-cell office:value-type="float" office:value="246990" calcext:value-type="float">
            <text:p>246990</text:p>
          </table:table-cell>
          <table:table-cell office:value-type="float" office:value="754196" calcext:value-type="float">
            <text:p>754196</text:p>
          </table:table-cell>
          <table:table-cell office:value-type="float" office:value="724841" calcext:value-type="float">
            <text:p>724841</text:p>
          </table:table-cell>
          <table:table-cell office:value-type="float" office:value="10733786" calcext:value-type="float">
            <text:p>10733786</text:p>
          </table:table-cell>
          <table:table-cell/>
          <table:table-cell table:formula="of:=SUM([.B373:.L373])" office:value-type="float" office:value="20913500" calcext:value-type="float">
            <text:p>20913500</text:p>
          </table:table-cell>
          <table:table-cell table:formula="of:=MAX([.B373:.L373])" office:value-type="float" office:value="10733786" calcext:value-type="float">
            <text:p>10733786</text:p>
          </table:table-cell>
          <table:table-cell table:formula="of:=INDEX([.$B$1:.$L$1];0;MATCH(MAX([.$B373:.$L373]);[.$B373:.$L373];0))" office:value-type="string" office:string-value="TimeWaitKey" calcext:value-type="string">
            <text:p>TimeWaitKey</text:p>
          </table:table-cell>
          <table:table-cell table:formula="of:=[.O373]/[.N373]" office:value-type="percentage" office:value="0.513246754488727" calcext:value-type="percentage">
            <text:p>51.32%</text:p>
          </table:table-cell>
          <table:table-cell/>
          <table:table-cell table:formula="of:=1000000000/[.N373]" office:value-type="float" office:value="47.8160040165443" calcext:value-type="float">
            <text:p>47.8160040165443</text:p>
          </table:table-cell>
          <table:table-cell table:formula="of:=IF([.A373]=1;1000000000/[.N373];&quot;&quot;)" office:value-type="float" office:value="47.8160040165443" calcext:value-type="float">
            <text:p>47.8160040165443</text:p>
          </table:table-cell>
          <table:table-cell table:formula="of:=IF([.A373]=1;[.P373];&quot;&quot;)" office:value-type="string" office:string-value="TimeWaitKey" calcext:value-type="string">
            <text:p>TimeWaitKey</text:p>
          </table:table-cell>
          <table:table-cell table:style-name="ce1" table:formula="of:=IF(ISBLANK([.T373]);&quot;&quot;;[.Q373])" office:value-type="percentage" office:value="0.513246754488727" calcext:value-type="percentage">
            <text:p>51.32%</text:p>
          </table:table-cell>
          <table:table-cell table:formula="of:=IF([.A373]=1;[.V373]*[.N373]/1000000;&quot;&quot;)" office:value-type="float" office:value="10.733786" calcext:value-type="float">
            <text:p>10.7337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7705" calcext:value-type="float">
            <text:p>887705</text:p>
          </table:table-cell>
          <table:table-cell office:value-type="float" office:value="1212400" calcext:value-type="float">
            <text:p>1212400</text:p>
          </table:table-cell>
          <table:table-cell office:value-type="float" office:value="966411" calcext:value-type="float">
            <text:p>966411</text:p>
          </table:table-cell>
          <table:table-cell office:value-type="float" office:value="100" calcext:value-type="float">
            <text:p>100</text:p>
          </table:table-cell>
          <table:table-cell office:value-type="float" office:value="5159336" calcext:value-type="float">
            <text:p>5159336</text:p>
          </table:table-cell>
          <table:table-cell office:value-type="float" office:value="718449" calcext:value-type="float">
            <text:p>718449</text:p>
          </table:table-cell>
          <table:table-cell office:value-type="float" office:value="70" calcext:value-type="float">
            <text:p>70</text:p>
          </table:table-cell>
          <table:table-cell office:value-type="float" office:value="152304396" calcext:value-type="float">
            <text:p>152304396</text:p>
          </table:table-cell>
          <table:table-cell office:value-type="float" office:value="753044" calcext:value-type="float">
            <text:p>753044</text:p>
          </table:table-cell>
          <table:table-cell office:value-type="float" office:value="748505" calcext:value-type="float">
            <text:p>748505</text:p>
          </table:table-cell>
          <table:table-cell office:value-type="float" office:value="10827661" calcext:value-type="float">
            <text:p>10827661</text:p>
          </table:table-cell>
          <table:table-cell/>
          <table:table-cell table:formula="of:=SUM([.B374:.L374])" office:value-type="float" office:value="173578077" calcext:value-type="float">
            <text:p>173578077</text:p>
          </table:table-cell>
          <table:table-cell table:formula="of:=MAX([.B374:.L374])" office:value-type="float" office:value="152304396" calcext:value-type="float">
            <text:p>152304396</text:p>
          </table:table-cell>
          <table:table-cell table:formula="of:=INDEX([.$B$1:.$L$1];0;MATCH(MAX([.$B374:.$L374]);[.$B374:.$L374];0))" office:value-type="string" office:string-value="Facendi" calcext:value-type="string">
            <text:p>Facendi</text:p>
          </table:table-cell>
          <table:table-cell table:formula="of:=[.O374]/[.N374]" office:value-type="percentage" office:value="0.877440277207357" calcext:value-type="percentage">
            <text:p>87.74%</text:p>
          </table:table-cell>
          <table:table-cell/>
          <table:table-cell table:formula="of:=1000000000/[.N374]" office:value-type="float" office:value="5.76109620110609" calcext:value-type="float">
            <text:p>5.76109620110609</text:p>
          </table:table-cell>
          <table:table-cell table:formula="of:=IF([.A374]=1;1000000000/[.N374];&quot;&quot;)" office:value-type="float" office:value="5.76109620110609" calcext:value-type="float">
            <text:p>5.76109620110609</text:p>
          </table:table-cell>
          <table:table-cell table:formula="of:=IF([.A374]=1;[.P374];&quot;&quot;)" office:value-type="string" office:string-value="Facendi" calcext:value-type="string">
            <text:p>Facendi</text:p>
          </table:table-cell>
          <table:table-cell table:style-name="ce1" table:formula="of:=IF(ISBLANK([.T374]);&quot;&quot;;[.Q374])" office:value-type="percentage" office:value="0.877440277207357" calcext:value-type="percentage">
            <text:p>87.74%</text:p>
          </table:table-cell>
          <table:table-cell table:formula="of:=IF([.A374]=1;[.V374]*[.N374]/1000000;&quot;&quot;)" office:value-type="float" office:value="152.304396" calcext:value-type="float">
            <text:p>152.3043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6270" calcext:value-type="float">
            <text:p>756270</text:p>
          </table:table-cell>
          <table:table-cell office:value-type="float" office:value="709753" calcext:value-type="float">
            <text:p>709753</text:p>
          </table:table-cell>
          <table:table-cell office:value-type="float" office:value="986118" calcext:value-type="float">
            <text:p>986118</text:p>
          </table:table-cell>
          <table:table-cell office:value-type="float" office:value="80" calcext:value-type="float">
            <text:p>80</text:p>
          </table:table-cell>
          <table:table-cell office:value-type="float" office:value="5228886" calcext:value-type="float">
            <text:p>5228886</text:p>
          </table:table-cell>
          <table:table-cell office:value-type="float" office:value="703161" calcext:value-type="float">
            <text:p>703161</text:p>
          </table:table-cell>
          <table:table-cell office:value-type="float" office:value="80" calcext:value-type="float">
            <text:p>80</text:p>
          </table:table-cell>
          <table:table-cell office:value-type="float" office:value="251458" calcext:value-type="float">
            <text:p>251458</text:p>
          </table:table-cell>
          <table:table-cell office:value-type="float" office:value="824888" calcext:value-type="float">
            <text:p>824888</text:p>
          </table:table-cell>
          <table:table-cell office:value-type="float" office:value="723839" calcext:value-type="float">
            <text:p>723839</text:p>
          </table:table-cell>
          <table:table-cell office:value-type="float" office:value="11079993" calcext:value-type="float">
            <text:p>11079993</text:p>
          </table:table-cell>
          <table:table-cell/>
          <table:table-cell table:formula="of:=SUM([.B375:.L375])" office:value-type="float" office:value="21264526" calcext:value-type="float">
            <text:p>21264526</text:p>
          </table:table-cell>
          <table:table-cell table:formula="of:=MAX([.B375:.L375])" office:value-type="float" office:value="11079993" calcext:value-type="float">
            <text:p>11079993</text:p>
          </table:table-cell>
          <table:table-cell table:formula="of:=INDEX([.$B$1:.$L$1];0;MATCH(MAX([.$B375:.$L375]);[.$B375:.$L375];0))" office:value-type="string" office:string-value="TimeWaitKey" calcext:value-type="string">
            <text:p>TimeWaitKey</text:p>
          </table:table-cell>
          <table:table-cell table:formula="of:=[.O375]/[.N375]" office:value-type="percentage" office:value="0.521055254182482" calcext:value-type="percentage">
            <text:p>52.11%</text:p>
          </table:table-cell>
          <table:table-cell/>
          <table:table-cell table:formula="of:=1000000000/[.N375]" office:value-type="float" office:value="47.0266771993883" calcext:value-type="float">
            <text:p>47.0266771993883</text:p>
          </table:table-cell>
          <table:table-cell table:formula="of:=IF([.A375]=1;1000000000/[.N375];&quot;&quot;)" office:value-type="float" office:value="47.0266771993883" calcext:value-type="float">
            <text:p>47.0266771993883</text:p>
          </table:table-cell>
          <table:table-cell table:formula="of:=IF([.A375]=1;[.P375];&quot;&quot;)" office:value-type="string" office:string-value="TimeWaitKey" calcext:value-type="string">
            <text:p>TimeWaitKey</text:p>
          </table:table-cell>
          <table:table-cell table:style-name="ce1" table:formula="of:=IF(ISBLANK([.T375]);&quot;&quot;;[.Q375])" office:value-type="percentage" office:value="0.521055254182482" calcext:value-type="percentage">
            <text:p>52.11%</text:p>
          </table:table-cell>
          <table:table-cell table:formula="of:=IF([.A375]=1;[.V375]*[.N375]/1000000;&quot;&quot;)" office:value-type="float" office:value="11.079993" calcext:value-type="float">
            <text:p>11.0799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4322" calcext:value-type="float">
            <text:p>784322</text:p>
          </table:table-cell>
          <table:table-cell office:value-type="float" office:value="793760" calcext:value-type="float">
            <text:p>793760</text:p>
          </table:table-cell>
          <table:table-cell office:value-type="float" office:value="1009010" calcext:value-type="float">
            <text:p>1009010</text:p>
          </table:table-cell>
          <table:table-cell office:value-type="float" office:value="150" calcext:value-type="float">
            <text:p>150</text:p>
          </table:table-cell>
          <table:table-cell office:value-type="float" office:value="5304387" calcext:value-type="float">
            <text:p>5304387</text:p>
          </table:table-cell>
          <table:table-cell office:value-type="float" office:value="740210" calcext:value-type="float">
            <text:p>740210</text:p>
          </table:table-cell>
          <table:table-cell office:value-type="float" office:value="70" calcext:value-type="float">
            <text:p>70</text:p>
          </table:table-cell>
          <table:table-cell office:value-type="float" office:value="285362" calcext:value-type="float">
            <text:p>285362</text:p>
          </table:table-cell>
          <table:table-cell office:value-type="float" office:value="743506" calcext:value-type="float">
            <text:p>743506</text:p>
          </table:table-cell>
          <table:table-cell office:value-type="float" office:value="830197" calcext:value-type="float">
            <text:p>830197</text:p>
          </table:table-cell>
          <table:table-cell office:value-type="float" office:value="10407388" calcext:value-type="float">
            <text:p>10407388</text:p>
          </table:table-cell>
          <table:table-cell/>
          <table:table-cell table:formula="of:=SUM([.B376:.L376])" office:value-type="float" office:value="20898362" calcext:value-type="float">
            <text:p>20898362</text:p>
          </table:table-cell>
          <table:table-cell table:formula="of:=MAX([.B376:.L376])" office:value-type="float" office:value="10407388" calcext:value-type="float">
            <text:p>10407388</text:p>
          </table:table-cell>
          <table:table-cell table:formula="of:=INDEX([.$B$1:.$L$1];0;MATCH(MAX([.$B376:.$L376]);[.$B376:.$L376];0))" office:value-type="string" office:string-value="TimeWaitKey" calcext:value-type="string">
            <text:p>TimeWaitKey</text:p>
          </table:table-cell>
          <table:table-cell table:formula="of:=[.O376]/[.N376]" office:value-type="percentage" office:value="0.498000178195784" calcext:value-type="percentage">
            <text:p>49.80%</text:p>
          </table:table-cell>
          <table:table-cell/>
          <table:table-cell table:formula="of:=1000000000/[.N376]" office:value-type="float" office:value="47.8506401602193" calcext:value-type="float">
            <text:p>47.8506401602193</text:p>
          </table:table-cell>
          <table:table-cell table:formula="of:=IF([.A376]=1;1000000000/[.N376];&quot;&quot;)" office:value-type="float" office:value="47.8506401602193" calcext:value-type="float">
            <text:p>47.8506401602193</text:p>
          </table:table-cell>
          <table:table-cell table:formula="of:=IF([.A376]=1;[.P376];&quot;&quot;)" office:value-type="string" office:string-value="TimeWaitKey" calcext:value-type="string">
            <text:p>TimeWaitKey</text:p>
          </table:table-cell>
          <table:table-cell table:style-name="ce1" table:formula="of:=IF(ISBLANK([.T376]);&quot;&quot;;[.Q376])" office:value-type="percentage" office:value="0.498000178195784" calcext:value-type="percentage">
            <text:p>49.80%</text:p>
          </table:table-cell>
          <table:table-cell table:formula="of:=IF([.A376]=1;[.V376]*[.N376]/1000000;&quot;&quot;)" office:value-type="float" office:value="10.407388" calcext:value-type="float">
            <text:p>10.4073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4859" calcext:value-type="float">
            <text:p>1034859</text:p>
          </table:table-cell>
          <table:table-cell office:value-type="float" office:value="1216798" calcext:value-type="float">
            <text:p>1216798</text:p>
          </table:table-cell>
          <table:table-cell office:value-type="float" office:value="963766" calcext:value-type="float">
            <text:p>963766</text:p>
          </table:table-cell>
          <table:table-cell office:value-type="float" office:value="171" calcext:value-type="float">
            <text:p>171</text:p>
          </table:table-cell>
          <table:table-cell office:value-type="float" office:value="5232964" calcext:value-type="float">
            <text:p>5232964</text:p>
          </table:table-cell>
          <table:table-cell office:value-type="float" office:value="723589" calcext:value-type="float">
            <text:p>723589</text:p>
          </table:table-cell>
          <table:table-cell office:value-type="float" office:value="70" calcext:value-type="float">
            <text:p>70</text:p>
          </table:table-cell>
          <table:table-cell office:value-type="float" office:value="249465" calcext:value-type="float">
            <text:p>249465</text:p>
          </table:table-cell>
          <table:table-cell office:value-type="float" office:value="779112" calcext:value-type="float">
            <text:p>779112</text:p>
          </table:table-cell>
          <table:table-cell office:value-type="float" office:value="731624" calcext:value-type="float">
            <text:p>731624</text:p>
          </table:table-cell>
          <table:table-cell office:value-type="float" office:value="10604746" calcext:value-type="float">
            <text:p>10604746</text:p>
          </table:table-cell>
          <table:table-cell/>
          <table:table-cell table:formula="of:=SUM([.B377:.L377])" office:value-type="float" office:value="21537164" calcext:value-type="float">
            <text:p>21537164</text:p>
          </table:table-cell>
          <table:table-cell table:formula="of:=MAX([.B377:.L377])" office:value-type="float" office:value="10604746" calcext:value-type="float">
            <text:p>10604746</text:p>
          </table:table-cell>
          <table:table-cell table:formula="of:=INDEX([.$B$1:.$L$1];0;MATCH(MAX([.$B377:.$L377]);[.$B377:.$L377];0))" office:value-type="string" office:string-value="TimeWaitKey" calcext:value-type="string">
            <text:p>TimeWaitKey</text:p>
          </table:table-cell>
          <table:table-cell table:formula="of:=[.O377]/[.N377]" office:value-type="percentage" office:value="0.492392870296201" calcext:value-type="percentage">
            <text:p>49.24%</text:p>
          </table:table-cell>
          <table:table-cell/>
          <table:table-cell table:formula="of:=1000000000/[.N377]" office:value-type="float" office:value="46.4313685868762" calcext:value-type="float">
            <text:p>46.4313685868762</text:p>
          </table:table-cell>
          <table:table-cell table:formula="of:=IF([.A377]=1;1000000000/[.N377];&quot;&quot;)" office:value-type="float" office:value="46.4313685868762" calcext:value-type="float">
            <text:p>46.4313685868762</text:p>
          </table:table-cell>
          <table:table-cell table:formula="of:=IF([.A377]=1;[.P377];&quot;&quot;)" office:value-type="string" office:string-value="TimeWaitKey" calcext:value-type="string">
            <text:p>TimeWaitKey</text:p>
          </table:table-cell>
          <table:table-cell table:style-name="ce1" table:formula="of:=IF(ISBLANK([.T377]);&quot;&quot;;[.Q377])" office:value-type="percentage" office:value="0.492392870296201" calcext:value-type="percentage">
            <text:p>49.24%</text:p>
          </table:table-cell>
          <table:table-cell table:formula="of:=IF([.A377]=1;[.V377]*[.N377]/1000000;&quot;&quot;)" office:value-type="float" office:value="10.604746" calcext:value-type="float">
            <text:p>10.6047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3562" calcext:value-type="float">
            <text:p>1133562</text:p>
          </table:table-cell>
          <table:table-cell office:value-type="float" office:value="1243167" calcext:value-type="float">
            <text:p>1243167</text:p>
          </table:table-cell>
          <table:table-cell office:value-type="float" office:value="969737" calcext:value-type="float">
            <text:p>969737</text:p>
          </table:table-cell>
          <table:table-cell office:value-type="float" office:value="80" calcext:value-type="float">
            <text:p>80</text:p>
          </table:table-cell>
          <table:table-cell office:value-type="float" office:value="5202387" calcext:value-type="float">
            <text:p>5202387</text:p>
          </table:table-cell>
          <table:table-cell office:value-type="float" office:value="739769" calcext:value-type="float">
            <text:p>739769</text:p>
          </table:table-cell>
          <table:table-cell office:value-type="float" office:value="70" calcext:value-type="float">
            <text:p>70</text:p>
          </table:table-cell>
          <table:table-cell office:value-type="float" office:value="154981105" calcext:value-type="float">
            <text:p>154981105</text:p>
          </table:table-cell>
          <table:table-cell office:value-type="float" office:value="737776" calcext:value-type="float">
            <text:p>737776</text:p>
          </table:table-cell>
          <table:table-cell office:value-type="float" office:value="749577" calcext:value-type="float">
            <text:p>749577</text:p>
          </table:table-cell>
          <table:table-cell office:value-type="float" office:value="10592433" calcext:value-type="float">
            <text:p>10592433</text:p>
          </table:table-cell>
          <table:table-cell/>
          <table:table-cell table:formula="of:=SUM([.B378:.L378])" office:value-type="float" office:value="176349663" calcext:value-type="float">
            <text:p>176349663</text:p>
          </table:table-cell>
          <table:table-cell table:formula="of:=MAX([.B378:.L378])" office:value-type="float" office:value="154981105" calcext:value-type="float">
            <text:p>154981105</text:p>
          </table:table-cell>
          <table:table-cell table:formula="of:=INDEX([.$B$1:.$L$1];0;MATCH(MAX([.$B378:.$L378]);[.$B378:.$L378];0))" office:value-type="string" office:string-value="Facendi" calcext:value-type="string">
            <text:p>Facendi</text:p>
          </table:table-cell>
          <table:table-cell table:formula="of:=[.O378]/[.N378]" office:value-type="percentage" office:value="0.878828472725803" calcext:value-type="percentage">
            <text:p>87.88%</text:p>
          </table:table-cell>
          <table:table-cell/>
          <table:table-cell table:formula="of:=1000000000/[.N378]" office:value-type="float" office:value="5.67055237298639" calcext:value-type="float">
            <text:p>5.67055237298639</text:p>
          </table:table-cell>
          <table:table-cell table:formula="of:=IF([.A378]=1;1000000000/[.N378];&quot;&quot;)" office:value-type="float" office:value="5.67055237298639" calcext:value-type="float">
            <text:p>5.67055237298639</text:p>
          </table:table-cell>
          <table:table-cell table:formula="of:=IF([.A378]=1;[.P378];&quot;&quot;)" office:value-type="string" office:string-value="Facendi" calcext:value-type="string">
            <text:p>Facendi</text:p>
          </table:table-cell>
          <table:table-cell table:style-name="ce1" table:formula="of:=IF(ISBLANK([.T378]);&quot;&quot;;[.Q378])" office:value-type="percentage" office:value="0.878828472725803" calcext:value-type="percentage">
            <text:p>87.88%</text:p>
          </table:table-cell>
          <table:table-cell table:formula="of:=IF([.A378]=1;[.V378]*[.N378]/1000000;&quot;&quot;)" office:value-type="float" office:value="154.981105" calcext:value-type="float">
            <text:p>154.9811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5463" calcext:value-type="float">
            <text:p>935463</text:p>
          </table:table-cell>
          <table:table-cell office:value-type="float" office:value="1234271" calcext:value-type="float">
            <text:p>1234271</text:p>
          </table:table-cell>
          <table:table-cell office:value-type="float" office:value="965369" calcext:value-type="float">
            <text:p>965369</text:p>
          </table:table-cell>
          <table:table-cell office:value-type="float" office:value="81" calcext:value-type="float">
            <text:p>81</text:p>
          </table:table-cell>
          <table:table-cell office:value-type="float" office:value="5389406" calcext:value-type="float">
            <text:p>5389406</text:p>
          </table:table-cell>
          <table:table-cell office:value-type="float" office:value="754947" calcext:value-type="float">
            <text:p>754947</text:p>
          </table:table-cell>
          <table:table-cell office:value-type="float" office:value="81" calcext:value-type="float">
            <text:p>81</text:p>
          </table:table-cell>
          <table:table-cell office:value-type="float" office:value="250036" calcext:value-type="float">
            <text:p>250036</text:p>
          </table:table-cell>
          <table:table-cell office:value-type="float" office:value="760267" calcext:value-type="float">
            <text:p>760267</text:p>
          </table:table-cell>
          <table:table-cell office:value-type="float" office:value="791735" calcext:value-type="float">
            <text:p>791735</text:p>
          </table:table-cell>
          <table:table-cell office:value-type="float" office:value="10735650" calcext:value-type="float">
            <text:p>10735650</text:p>
          </table:table-cell>
          <table:table-cell/>
          <table:table-cell table:formula="of:=SUM([.B379:.L379])" office:value-type="float" office:value="21817306" calcext:value-type="float">
            <text:p>21817306</text:p>
          </table:table-cell>
          <table:table-cell table:formula="of:=MAX([.B379:.L379])" office:value-type="float" office:value="10735650" calcext:value-type="float">
            <text:p>10735650</text:p>
          </table:table-cell>
          <table:table-cell table:formula="of:=INDEX([.$B$1:.$L$1];0;MATCH(MAX([.$B379:.$L379]);[.$B379:.$L379];0))" office:value-type="string" office:string-value="TimeWaitKey" calcext:value-type="string">
            <text:p>TimeWaitKey</text:p>
          </table:table-cell>
          <table:table-cell table:formula="of:=[.O379]/[.N379]" office:value-type="percentage" office:value="0.492070377525071" calcext:value-type="percentage">
            <text:p>49.21%</text:p>
          </table:table-cell>
          <table:table-cell/>
          <table:table-cell table:formula="of:=1000000000/[.N379]" office:value-type="float" office:value="45.8351732335789" calcext:value-type="float">
            <text:p>45.8351732335789</text:p>
          </table:table-cell>
          <table:table-cell table:formula="of:=IF([.A379]=1;1000000000/[.N379];&quot;&quot;)" office:value-type="float" office:value="45.8351732335789" calcext:value-type="float">
            <text:p>45.8351732335789</text:p>
          </table:table-cell>
          <table:table-cell table:formula="of:=IF([.A379]=1;[.P379];&quot;&quot;)" office:value-type="string" office:string-value="TimeWaitKey" calcext:value-type="string">
            <text:p>TimeWaitKey</text:p>
          </table:table-cell>
          <table:table-cell table:style-name="ce1" table:formula="of:=IF(ISBLANK([.T379]);&quot;&quot;;[.Q379])" office:value-type="percentage" office:value="0.492070377525071" calcext:value-type="percentage">
            <text:p>49.21%</text:p>
          </table:table-cell>
          <table:table-cell table:formula="of:=IF([.A379]=1;[.V379]*[.N379]/1000000;&quot;&quot;)" office:value-type="float" office:value="10.73565" calcext:value-type="float">
            <text:p>10.735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1870" calcext:value-type="float">
            <text:p>831870</text:p>
          </table:table-cell>
          <table:table-cell office:value-type="float" office:value="724670" calcext:value-type="float">
            <text:p>724670</text:p>
          </table:table-cell>
          <table:table-cell office:value-type="float" office:value="963115" calcext:value-type="float">
            <text:p>963115</text:p>
          </table:table-cell>
          <table:table-cell office:value-type="float" office:value="70" calcext:value-type="float">
            <text:p>70</text:p>
          </table:table-cell>
          <table:table-cell office:value-type="float" office:value="5178171" calcext:value-type="float">
            <text:p>5178171</text:p>
          </table:table-cell>
          <table:table-cell office:value-type="float" office:value="756570" calcext:value-type="float">
            <text:p>756570</text:p>
          </table:table-cell>
          <table:table-cell office:value-type="float" office:value="70" calcext:value-type="float">
            <text:p>70</text:p>
          </table:table-cell>
          <table:table-cell office:value-type="float" office:value="237733" calcext:value-type="float">
            <text:p>237733</text:p>
          </table:table-cell>
          <table:table-cell office:value-type="float" office:value="754066" calcext:value-type="float">
            <text:p>754066</text:p>
          </table:table-cell>
          <table:table-cell office:value-type="float" office:value="740921" calcext:value-type="float">
            <text:p>740921</text:p>
          </table:table-cell>
          <table:table-cell office:value-type="float" office:value="10554675" calcext:value-type="float">
            <text:p>10554675</text:p>
          </table:table-cell>
          <table:table-cell/>
          <table:table-cell table:formula="of:=SUM([.B380:.L380])" office:value-type="float" office:value="20741931" calcext:value-type="float">
            <text:p>20741931</text:p>
          </table:table-cell>
          <table:table-cell table:formula="of:=MAX([.B380:.L380])" office:value-type="float" office:value="10554675" calcext:value-type="float">
            <text:p>10554675</text:p>
          </table:table-cell>
          <table:table-cell table:formula="of:=INDEX([.$B$1:.$L$1];0;MATCH(MAX([.$B380:.$L380]);[.$B380:.$L380];0))" office:value-type="string" office:string-value="TimeWaitKey" calcext:value-type="string">
            <text:p>TimeWaitKey</text:p>
          </table:table-cell>
          <table:table-cell table:formula="of:=[.O380]/[.N380]" office:value-type="percentage" office:value="0.508856914045274" calcext:value-type="percentage">
            <text:p>50.89%</text:p>
          </table:table-cell>
          <table:table-cell/>
          <table:table-cell table:formula="of:=1000000000/[.N380]" office:value-type="float" office:value="48.2115189757405" calcext:value-type="float">
            <text:p>48.2115189757405</text:p>
          </table:table-cell>
          <table:table-cell table:formula="of:=IF([.A380]=1;1000000000/[.N380];&quot;&quot;)" office:value-type="float" office:value="48.2115189757405" calcext:value-type="float">
            <text:p>48.2115189757405</text:p>
          </table:table-cell>
          <table:table-cell table:formula="of:=IF([.A380]=1;[.P380];&quot;&quot;)" office:value-type="string" office:string-value="TimeWaitKey" calcext:value-type="string">
            <text:p>TimeWaitKey</text:p>
          </table:table-cell>
          <table:table-cell table:style-name="ce1" table:formula="of:=IF(ISBLANK([.T380]);&quot;&quot;;[.Q380])" office:value-type="percentage" office:value="0.508856914045274" calcext:value-type="percentage">
            <text:p>50.89%</text:p>
          </table:table-cell>
          <table:table-cell table:formula="of:=IF([.A380]=1;[.V380]*[.N380]/1000000;&quot;&quot;)" office:value-type="float" office:value="10.554675" calcext:value-type="float">
            <text:p>10.554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8128" calcext:value-type="float">
            <text:p>1238128</text:p>
          </table:table-cell>
          <table:table-cell office:value-type="float" office:value="1215285" calcext:value-type="float">
            <text:p>1215285</text:p>
          </table:table-cell>
          <table:table-cell office:value-type="float" office:value="1387155" calcext:value-type="float">
            <text:p>1387155</text:p>
          </table:table-cell>
          <table:table-cell office:value-type="float" office:value="70" calcext:value-type="float">
            <text:p>70</text:p>
          </table:table-cell>
          <table:table-cell office:value-type="float" office:value="5360862" calcext:value-type="float">
            <text:p>5360862</text:p>
          </table:table-cell>
          <table:table-cell office:value-type="float" office:value="914685" calcext:value-type="float">
            <text:p>914685</text:p>
          </table:table-cell>
          <table:table-cell office:value-type="float" office:value="80" calcext:value-type="float">
            <text:p>80</text:p>
          </table:table-cell>
          <table:table-cell office:value-type="float" office:value="235759" calcext:value-type="float">
            <text:p>235759</text:p>
          </table:table-cell>
          <table:table-cell office:value-type="float" office:value="791295" calcext:value-type="float">
            <text:p>791295</text:p>
          </table:table-cell>
          <table:table-cell office:value-type="float" office:value="772901" calcext:value-type="float">
            <text:p>772901</text:p>
          </table:table-cell>
          <table:table-cell office:value-type="float" office:value="10856946" calcext:value-type="float">
            <text:p>10856946</text:p>
          </table:table-cell>
          <table:table-cell/>
          <table:table-cell table:formula="of:=SUM([.B381:.L381])" office:value-type="float" office:value="22773166" calcext:value-type="float">
            <text:p>22773166</text:p>
          </table:table-cell>
          <table:table-cell table:formula="of:=MAX([.B381:.L381])" office:value-type="float" office:value="10856946" calcext:value-type="float">
            <text:p>10856946</text:p>
          </table:table-cell>
          <table:table-cell table:formula="of:=INDEX([.$B$1:.$L$1];0;MATCH(MAX([.$B381:.$L381]);[.$B381:.$L381];0))" office:value-type="string" office:string-value="TimeWaitKey" calcext:value-type="string">
            <text:p>TimeWaitKey</text:p>
          </table:table-cell>
          <table:table-cell table:formula="of:=[.O381]/[.N381]" office:value-type="percentage" office:value="0.476742935084213" calcext:value-type="percentage">
            <text:p>47.67%</text:p>
          </table:table-cell>
          <table:table-cell/>
          <table:table-cell table:formula="of:=1000000000/[.N381]" office:value-type="float" office:value="43.9113296763393" calcext:value-type="float">
            <text:p>43.9113296763393</text:p>
          </table:table-cell>
          <table:table-cell table:formula="of:=IF([.A381]=1;1000000000/[.N381];&quot;&quot;)" office:value-type="float" office:value="43.9113296763393" calcext:value-type="float">
            <text:p>43.9113296763393</text:p>
          </table:table-cell>
          <table:table-cell table:formula="of:=IF([.A381]=1;[.P381];&quot;&quot;)" office:value-type="string" office:string-value="TimeWaitKey" calcext:value-type="string">
            <text:p>TimeWaitKey</text:p>
          </table:table-cell>
          <table:table-cell table:style-name="ce1" table:formula="of:=IF(ISBLANK([.T381]);&quot;&quot;;[.Q381])" office:value-type="percentage" office:value="0.476742935084213" calcext:value-type="percentage">
            <text:p>47.67%</text:p>
          </table:table-cell>
          <table:table-cell table:formula="of:=IF([.A381]=1;[.V381]*[.N381]/1000000;&quot;&quot;)" office:value-type="float" office:value="10.856946" calcext:value-type="float">
            <text:p>10.8569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2538" calcext:value-type="float">
            <text:p>782538</text:p>
          </table:table-cell>
          <table:table-cell office:value-type="float" office:value="705635" calcext:value-type="float">
            <text:p>705635</text:p>
          </table:table-cell>
          <table:table-cell office:value-type="float" office:value="965149" calcext:value-type="float">
            <text:p>965149</text:p>
          </table:table-cell>
          <table:table-cell office:value-type="float" office:value="80" calcext:value-type="float">
            <text:p>80</text:p>
          </table:table-cell>
          <table:table-cell office:value-type="float" office:value="5362886" calcext:value-type="float">
            <text:p>5362886</text:p>
          </table:table-cell>
          <table:table-cell office:value-type="float" office:value="769955" calcext:value-type="float">
            <text:p>769955</text:p>
          </table:table-cell>
          <table:table-cell office:value-type="float" office:value="70" calcext:value-type="float">
            <text:p>70</text:p>
          </table:table-cell>
          <table:table-cell office:value-type="float" office:value="156389450" calcext:value-type="float">
            <text:p>156389450</text:p>
          </table:table-cell>
          <table:table-cell office:value-type="float" office:value="770606" calcext:value-type="float">
            <text:p>770606</text:p>
          </table:table-cell>
          <table:table-cell office:value-type="float" office:value="757792" calcext:value-type="float">
            <text:p>757792</text:p>
          </table:table-cell>
          <table:table-cell office:value-type="float" office:value="10300389" calcext:value-type="float">
            <text:p>10300389</text:p>
          </table:table-cell>
          <table:table-cell/>
          <table:table-cell table:formula="of:=SUM([.B382:.L382])" office:value-type="float" office:value="176804550" calcext:value-type="float">
            <text:p>176804550</text:p>
          </table:table-cell>
          <table:table-cell table:formula="of:=MAX([.B382:.L382])" office:value-type="float" office:value="156389450" calcext:value-type="float">
            <text:p>156389450</text:p>
          </table:table-cell>
          <table:table-cell table:formula="of:=INDEX([.$B$1:.$L$1];0;MATCH(MAX([.$B382:.$L382]);[.$B382:.$L382];0))" office:value-type="string" office:string-value="Facendi" calcext:value-type="string">
            <text:p>Facendi</text:p>
          </table:table-cell>
          <table:table-cell table:formula="of:=[.O382]/[.N382]" office:value-type="percentage" office:value="0.884532948954085" calcext:value-type="percentage">
            <text:p>88.45%</text:p>
          </table:table-cell>
          <table:table-cell/>
          <table:table-cell table:formula="of:=1000000000/[.N382]" office:value-type="float" office:value="5.65596303941273" calcext:value-type="float">
            <text:p>5.65596303941273</text:p>
          </table:table-cell>
          <table:table-cell table:formula="of:=IF([.A382]=1;1000000000/[.N382];&quot;&quot;)" office:value-type="float" office:value="5.65596303941273" calcext:value-type="float">
            <text:p>5.65596303941273</text:p>
          </table:table-cell>
          <table:table-cell table:formula="of:=IF([.A382]=1;[.P382];&quot;&quot;)" office:value-type="string" office:string-value="Facendi" calcext:value-type="string">
            <text:p>Facendi</text:p>
          </table:table-cell>
          <table:table-cell table:style-name="ce1" table:formula="of:=IF(ISBLANK([.T382]);&quot;&quot;;[.Q382])" office:value-type="percentage" office:value="0.884532948954085" calcext:value-type="percentage">
            <text:p>88.45%</text:p>
          </table:table-cell>
          <table:table-cell table:formula="of:=IF([.A382]=1;[.V382]*[.N382]/1000000;&quot;&quot;)" office:value-type="float" office:value="156.38945" calcext:value-type="float">
            <text:p>156.389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3606" calcext:value-type="float">
            <text:p>743606</text:p>
          </table:table-cell>
          <table:table-cell office:value-type="float" office:value="738457" calcext:value-type="float">
            <text:p>738457</text:p>
          </table:table-cell>
          <table:table-cell office:value-type="float" office:value="965550" calcext:value-type="float">
            <text:p>965550</text:p>
          </table:table-cell>
          <table:table-cell office:value-type="float" office:value="70" calcext:value-type="float">
            <text:p>70</text:p>
          </table:table-cell>
          <table:table-cell office:value-type="float" office:value="5121676" calcext:value-type="float">
            <text:p>5121676</text:p>
          </table:table-cell>
          <table:table-cell office:value-type="float" office:value="713019" calcext:value-type="float">
            <text:p>713019</text:p>
          </table:table-cell>
          <table:table-cell office:value-type="float" office:value="80" calcext:value-type="float">
            <text:p>80</text:p>
          </table:table-cell>
          <table:table-cell office:value-type="float" office:value="246529" calcext:value-type="float">
            <text:p>246529</text:p>
          </table:table-cell>
          <table:table-cell office:value-type="float" office:value="764125" calcext:value-type="float">
            <text:p>764125</text:p>
          </table:table-cell>
          <table:table-cell office:value-type="float" office:value="721424" calcext:value-type="float">
            <text:p>721424</text:p>
          </table:table-cell>
          <table:table-cell office:value-type="float" office:value="10677952" calcext:value-type="float">
            <text:p>10677952</text:p>
          </table:table-cell>
          <table:table-cell/>
          <table:table-cell table:formula="of:=SUM([.B383:.L383])" office:value-type="float" office:value="20692488" calcext:value-type="float">
            <text:p>20692488</text:p>
          </table:table-cell>
          <table:table-cell table:formula="of:=MAX([.B383:.L383])" office:value-type="float" office:value="10677952" calcext:value-type="float">
            <text:p>10677952</text:p>
          </table:table-cell>
          <table:table-cell table:formula="of:=INDEX([.$B$1:.$L$1];0;MATCH(MAX([.$B383:.$L383]);[.$B383:.$L383];0))" office:value-type="string" office:string-value="TimeWaitKey" calcext:value-type="string">
            <text:p>TimeWaitKey</text:p>
          </table:table-cell>
          <table:table-cell table:formula="of:=[.O383]/[.N383]" office:value-type="percentage" office:value="0.516030358456653" calcext:value-type="percentage">
            <text:p>51.60%</text:p>
          </table:table-cell>
          <table:table-cell/>
          <table:table-cell table:formula="of:=1000000000/[.N383]" office:value-type="float" office:value="48.3267164393185" calcext:value-type="float">
            <text:p>48.3267164393185</text:p>
          </table:table-cell>
          <table:table-cell table:formula="of:=IF([.A383]=1;1000000000/[.N383];&quot;&quot;)" office:value-type="float" office:value="48.3267164393185" calcext:value-type="float">
            <text:p>48.3267164393185</text:p>
          </table:table-cell>
          <table:table-cell table:formula="of:=IF([.A383]=1;[.P383];&quot;&quot;)" office:value-type="string" office:string-value="TimeWaitKey" calcext:value-type="string">
            <text:p>TimeWaitKey</text:p>
          </table:table-cell>
          <table:table-cell table:style-name="ce1" table:formula="of:=IF(ISBLANK([.T383]);&quot;&quot;;[.Q383])" office:value-type="percentage" office:value="0.516030358456653" calcext:value-type="percentage">
            <text:p>51.60%</text:p>
          </table:table-cell>
          <table:table-cell table:formula="of:=IF([.A383]=1;[.V383]*[.N383]/1000000;&quot;&quot;)" office:value-type="float" office:value="10.677952" calcext:value-type="float">
            <text:p>10.6779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4409" calcext:value-type="float">
            <text:p>734409</text:p>
          </table:table-cell>
          <table:table-cell office:value-type="float" office:value="714672" calcext:value-type="float">
            <text:p>714672</text:p>
          </table:table-cell>
          <table:table-cell office:value-type="float" office:value="963406" calcext:value-type="float">
            <text:p>963406</text:p>
          </table:table-cell>
          <table:table-cell office:value-type="float" office:value="71" calcext:value-type="float">
            <text:p>71</text:p>
          </table:table-cell>
          <table:table-cell office:value-type="float" office:value="5203068" calcext:value-type="float">
            <text:p>5203068</text:p>
          </table:table-cell>
          <table:table-cell office:value-type="float" office:value="719121" calcext:value-type="float">
            <text:p>719121</text:p>
          </table:table-cell>
          <table:table-cell office:value-type="float" office:value="130" calcext:value-type="float">
            <text:p>130</text:p>
          </table:table-cell>
          <table:table-cell office:value-type="float" office:value="242863" calcext:value-type="float">
            <text:p>242863</text:p>
          </table:table-cell>
          <table:table-cell office:value-type="float" office:value="754516" calcext:value-type="float">
            <text:p>754516</text:p>
          </table:table-cell>
          <table:table-cell office:value-type="float" office:value="717868" calcext:value-type="float">
            <text:p>717868</text:p>
          </table:table-cell>
          <table:table-cell office:value-type="float" office:value="10230147" calcext:value-type="float">
            <text:p>10230147</text:p>
          </table:table-cell>
          <table:table-cell/>
          <table:table-cell table:formula="of:=SUM([.B384:.L384])" office:value-type="float" office:value="20280271" calcext:value-type="float">
            <text:p>20280271</text:p>
          </table:table-cell>
          <table:table-cell table:formula="of:=MAX([.B384:.L384])" office:value-type="float" office:value="10230147" calcext:value-type="float">
            <text:p>10230147</text:p>
          </table:table-cell>
          <table:table-cell table:formula="of:=INDEX([.$B$1:.$L$1];0;MATCH(MAX([.$B384:.$L384]);[.$B384:.$L384];0))" office:value-type="string" office:string-value="TimeWaitKey" calcext:value-type="string">
            <text:p>TimeWaitKey</text:p>
          </table:table-cell>
          <table:table-cell table:formula="of:=[.O384]/[.N384]" office:value-type="percentage" office:value="0.504438377573949" calcext:value-type="percentage">
            <text:p>50.44%</text:p>
          </table:table-cell>
          <table:table-cell/>
          <table:table-cell table:formula="of:=1000000000/[.N384]" office:value-type="float" office:value="49.3090057820233" calcext:value-type="float">
            <text:p>49.3090057820233</text:p>
          </table:table-cell>
          <table:table-cell table:formula="of:=IF([.A384]=1;1000000000/[.N384];&quot;&quot;)" office:value-type="float" office:value="49.3090057820233" calcext:value-type="float">
            <text:p>49.3090057820233</text:p>
          </table:table-cell>
          <table:table-cell table:formula="of:=IF([.A384]=1;[.P384];&quot;&quot;)" office:value-type="string" office:string-value="TimeWaitKey" calcext:value-type="string">
            <text:p>TimeWaitKey</text:p>
          </table:table-cell>
          <table:table-cell table:style-name="ce1" table:formula="of:=IF(ISBLANK([.T384]);&quot;&quot;;[.Q384])" office:value-type="percentage" office:value="0.504438377573949" calcext:value-type="percentage">
            <text:p>50.44%</text:p>
          </table:table-cell>
          <table:table-cell table:formula="of:=IF([.A384]=1;[.V384]*[.N384]/1000000;&quot;&quot;)" office:value-type="float" office:value="10.230147" calcext:value-type="float">
            <text:p>10.2301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8232" calcext:value-type="float">
            <text:p>918232</text:p>
          </table:table-cell>
          <table:table-cell office:value-type="float" office:value="1211177" calcext:value-type="float">
            <text:p>1211177</text:p>
          </table:table-cell>
          <table:table-cell office:value-type="float" office:value="1170712" calcext:value-type="float">
            <text:p>1170712</text:p>
          </table:table-cell>
          <table:table-cell office:value-type="float" office:value="181" calcext:value-type="float">
            <text:p>181</text:p>
          </table:table-cell>
          <table:table-cell office:value-type="float" office:value="6927341" calcext:value-type="float">
            <text:p>6927341</text:p>
          </table:table-cell>
          <table:table-cell office:value-type="float" office:value="1142820" calcext:value-type="float">
            <text:p>1142820</text:p>
          </table:table-cell>
          <table:table-cell office:value-type="float" office:value="90" calcext:value-type="float">
            <text:p>90</text:p>
          </table:table-cell>
          <table:table-cell office:value-type="float" office:value="258102" calcext:value-type="float">
            <text:p>258102</text:p>
          </table:table-cell>
          <table:table-cell office:value-type="float" office:value="792898" calcext:value-type="float">
            <text:p>792898</text:p>
          </table:table-cell>
          <table:table-cell office:value-type="float" office:value="818636" calcext:value-type="float">
            <text:p>818636</text:p>
          </table:table-cell>
          <table:table-cell office:value-type="float" office:value="10413381" calcext:value-type="float">
            <text:p>10413381</text:p>
          </table:table-cell>
          <table:table-cell/>
          <table:table-cell table:formula="of:=SUM([.B385:.L385])" office:value-type="float" office:value="23653570" calcext:value-type="float">
            <text:p>23653570</text:p>
          </table:table-cell>
          <table:table-cell table:formula="of:=MAX([.B385:.L385])" office:value-type="float" office:value="10413381" calcext:value-type="float">
            <text:p>10413381</text:p>
          </table:table-cell>
          <table:table-cell table:formula="of:=INDEX([.$B$1:.$L$1];0;MATCH(MAX([.$B385:.$L385]);[.$B385:.$L385];0))" office:value-type="string" office:string-value="TimeWaitKey" calcext:value-type="string">
            <text:p>TimeWaitKey</text:p>
          </table:table-cell>
          <table:table-cell table:formula="of:=[.O385]/[.N385]" office:value-type="percentage" office:value="0.440245637339311" calcext:value-type="percentage">
            <text:p>44.02%</text:p>
          </table:table-cell>
          <table:table-cell/>
          <table:table-cell table:formula="of:=1000000000/[.N385]" office:value-type="float" office:value="42.276916338633" calcext:value-type="float">
            <text:p>42.276916338633</text:p>
          </table:table-cell>
          <table:table-cell table:formula="of:=IF([.A385]=1;1000000000/[.N385];&quot;&quot;)" office:value-type="float" office:value="42.276916338633" calcext:value-type="float">
            <text:p>42.276916338633</text:p>
          </table:table-cell>
          <table:table-cell table:formula="of:=IF([.A385]=1;[.P385];&quot;&quot;)" office:value-type="string" office:string-value="TimeWaitKey" calcext:value-type="string">
            <text:p>TimeWaitKey</text:p>
          </table:table-cell>
          <table:table-cell table:style-name="ce1" table:formula="of:=IF(ISBLANK([.T385]);&quot;&quot;;[.Q385])" office:value-type="percentage" office:value="0.440245637339311" calcext:value-type="percentage">
            <text:p>44.02%</text:p>
          </table:table-cell>
          <table:table-cell table:formula="of:=IF([.A385]=1;[.V385]*[.N385]/1000000;&quot;&quot;)" office:value-type="float" office:value="10.413381" calcext:value-type="float">
            <text:p>10.4133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4043" calcext:value-type="float">
            <text:p>924043</text:p>
          </table:table-cell>
          <table:table-cell office:value-type="float" office:value="1364323" calcext:value-type="float">
            <text:p>1364323</text:p>
          </table:table-cell>
          <table:table-cell office:value-type="float" office:value="1028237" calcext:value-type="float">
            <text:p>1028237</text:p>
          </table:table-cell>
          <table:table-cell office:value-type="float" office:value="160" calcext:value-type="float">
            <text:p>160</text:p>
          </table:table-cell>
          <table:table-cell office:value-type="float" office:value="5205974" calcext:value-type="float">
            <text:p>5205974</text:p>
          </table:table-cell>
          <table:table-cell office:value-type="float" office:value="752663" calcext:value-type="float">
            <text:p>752663</text:p>
          </table:table-cell>
          <table:table-cell office:value-type="float" office:value="70" calcext:value-type="float">
            <text:p>70</text:p>
          </table:table-cell>
          <table:table-cell office:value-type="float" office:value="157433186" calcext:value-type="float">
            <text:p>157433186</text:p>
          </table:table-cell>
          <table:table-cell office:value-type="float" office:value="747102" calcext:value-type="float">
            <text:p>747102</text:p>
          </table:table-cell>
          <table:table-cell office:value-type="float" office:value="746751" calcext:value-type="float">
            <text:p>746751</text:p>
          </table:table-cell>
          <table:table-cell office:value-type="float" office:value="10582585" calcext:value-type="float">
            <text:p>10582585</text:p>
          </table:table-cell>
          <table:table-cell/>
          <table:table-cell table:formula="of:=SUM([.B386:.L386])" office:value-type="float" office:value="178785094" calcext:value-type="float">
            <text:p>178785094</text:p>
          </table:table-cell>
          <table:table-cell table:formula="of:=MAX([.B386:.L386])" office:value-type="float" office:value="157433186" calcext:value-type="float">
            <text:p>157433186</text:p>
          </table:table-cell>
          <table:table-cell table:formula="of:=INDEX([.$B$1:.$L$1];0;MATCH(MAX([.$B386:.$L386]);[.$B386:.$L386];0))" office:value-type="string" office:string-value="Facendi" calcext:value-type="string">
            <text:p>Facendi</text:p>
          </table:table-cell>
          <table:table-cell table:formula="of:=[.O386]/[.N386]" office:value-type="percentage" office:value="0.880572213699202" calcext:value-type="percentage">
            <text:p>88.06%</text:p>
          </table:table-cell>
          <table:table-cell/>
          <table:table-cell table:formula="of:=1000000000/[.N386]" office:value-type="float" office:value="5.59330745996084" calcext:value-type="float">
            <text:p>5.59330745996084</text:p>
          </table:table-cell>
          <table:table-cell table:formula="of:=IF([.A386]=1;1000000000/[.N386];&quot;&quot;)" office:value-type="float" office:value="5.59330745996084" calcext:value-type="float">
            <text:p>5.59330745996084</text:p>
          </table:table-cell>
          <table:table-cell table:formula="of:=IF([.A386]=1;[.P386];&quot;&quot;)" office:value-type="string" office:string-value="Facendi" calcext:value-type="string">
            <text:p>Facendi</text:p>
          </table:table-cell>
          <table:table-cell table:style-name="ce1" table:formula="of:=IF(ISBLANK([.T386]);&quot;&quot;;[.Q386])" office:value-type="percentage" office:value="0.880572213699202" calcext:value-type="percentage">
            <text:p>88.06%</text:p>
          </table:table-cell>
          <table:table-cell table:formula="of:=IF([.A386]=1;[.V386]*[.N386]/1000000;&quot;&quot;)" office:value-type="float" office:value="157.433186" calcext:value-type="float">
            <text:p>157.4331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1655" calcext:value-type="float">
            <text:p>791655</text:p>
          </table:table-cell>
          <table:table-cell office:value-type="float" office:value="718520" calcext:value-type="float">
            <text:p>718520</text:p>
          </table:table-cell>
          <table:table-cell office:value-type="float" office:value="967073" calcext:value-type="float">
            <text:p>967073</text:p>
          </table:table-cell>
          <table:table-cell office:value-type="float" office:value="70" calcext:value-type="float">
            <text:p>70</text:p>
          </table:table-cell>
          <table:table-cell office:value-type="float" office:value="5267368" calcext:value-type="float">
            <text:p>5267368</text:p>
          </table:table-cell>
          <table:table-cell office:value-type="float" office:value="729450" calcext:value-type="float">
            <text:p>729450</text:p>
          </table:table-cell>
          <table:table-cell office:value-type="float" office:value="70" calcext:value-type="float">
            <text:p>70</text:p>
          </table:table-cell>
          <table:table-cell office:value-type="float" office:value="234928" calcext:value-type="float">
            <text:p>234928</text:p>
          </table:table-cell>
          <table:table-cell office:value-type="float" office:value="754657" calcext:value-type="float">
            <text:p>754657</text:p>
          </table:table-cell>
          <table:table-cell office:value-type="float" office:value="757191" calcext:value-type="float">
            <text:p>757191</text:p>
          </table:table-cell>
          <table:table-cell office:value-type="float" office:value="10118710" calcext:value-type="float">
            <text:p>10118710</text:p>
          </table:table-cell>
          <table:table-cell/>
          <table:table-cell table:formula="of:=SUM([.B387:.L387])" office:value-type="float" office:value="20339692" calcext:value-type="float">
            <text:p>20339692</text:p>
          </table:table-cell>
          <table:table-cell table:formula="of:=MAX([.B387:.L387])" office:value-type="float" office:value="10118710" calcext:value-type="float">
            <text:p>10118710</text:p>
          </table:table-cell>
          <table:table-cell table:formula="of:=INDEX([.$B$1:.$L$1];0;MATCH(MAX([.$B387:.$L387]);[.$B387:.$L387];0))" office:value-type="string" office:string-value="TimeWaitKey" calcext:value-type="string">
            <text:p>TimeWaitKey</text:p>
          </table:table-cell>
          <table:table-cell table:formula="of:=[.O387]/[.N387]" office:value-type="percentage" office:value="0.497485900966445" calcext:value-type="percentage">
            <text:p>49.75%</text:p>
          </table:table-cell>
          <table:table-cell/>
          <table:table-cell table:formula="of:=1000000000/[.N387]" office:value-type="float" office:value="49.1649529402903" calcext:value-type="float">
            <text:p>49.1649529402903</text:p>
          </table:table-cell>
          <table:table-cell table:formula="of:=IF([.A387]=1;1000000000/[.N387];&quot;&quot;)" office:value-type="float" office:value="49.1649529402903" calcext:value-type="float">
            <text:p>49.1649529402903</text:p>
          </table:table-cell>
          <table:table-cell table:formula="of:=IF([.A387]=1;[.P387];&quot;&quot;)" office:value-type="string" office:string-value="TimeWaitKey" calcext:value-type="string">
            <text:p>TimeWaitKey</text:p>
          </table:table-cell>
          <table:table-cell table:style-name="ce1" table:formula="of:=IF(ISBLANK([.T387]);&quot;&quot;;[.Q387])" office:value-type="percentage" office:value="0.497485900966445" calcext:value-type="percentage">
            <text:p>49.75%</text:p>
          </table:table-cell>
          <table:table-cell table:formula="of:=IF([.A387]=1;[.V387]*[.N387]/1000000;&quot;&quot;)" office:value-type="float" office:value="10.11871" calcext:value-type="float">
            <text:p>10.1187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8336" calcext:value-type="float">
            <text:p>1468336</text:p>
          </table:table-cell>
          <table:table-cell office:value-type="float" office:value="1077649" calcext:value-type="float">
            <text:p>1077649</text:p>
          </table:table-cell>
          <table:table-cell office:value-type="float" office:value="962824" calcext:value-type="float">
            <text:p>962824</text:p>
          </table:table-cell>
          <table:table-cell office:value-type="float" office:value="60" calcext:value-type="float">
            <text:p>60</text:p>
          </table:table-cell>
          <table:table-cell office:value-type="float" office:value="5161050" calcext:value-type="float">
            <text:p>5161050</text:p>
          </table:table-cell>
          <table:table-cell office:value-type="float" office:value="717968" calcext:value-type="float">
            <text:p>717968</text:p>
          </table:table-cell>
          <table:table-cell office:value-type="float" office:value="80" calcext:value-type="float">
            <text:p>80</text:p>
          </table:table-cell>
          <table:table-cell office:value-type="float" office:value="232854" calcext:value-type="float">
            <text:p>232854</text:p>
          </table:table-cell>
          <table:table-cell office:value-type="float" office:value="745760" calcext:value-type="float">
            <text:p>745760</text:p>
          </table:table-cell>
          <table:table-cell office:value-type="float" office:value="725792" calcext:value-type="float">
            <text:p>725792</text:p>
          </table:table-cell>
          <table:table-cell office:value-type="float" office:value="10576373" calcext:value-type="float">
            <text:p>10576373</text:p>
          </table:table-cell>
          <table:table-cell/>
          <table:table-cell table:formula="of:=SUM([.B388:.L388])" office:value-type="float" office:value="21668746" calcext:value-type="float">
            <text:p>21668746</text:p>
          </table:table-cell>
          <table:table-cell table:formula="of:=MAX([.B388:.L388])" office:value-type="float" office:value="10576373" calcext:value-type="float">
            <text:p>10576373</text:p>
          </table:table-cell>
          <table:table-cell table:formula="of:=INDEX([.$B$1:.$L$1];0;MATCH(MAX([.$B388:.$L388]);[.$B388:.$L388];0))" office:value-type="string" office:string-value="TimeWaitKey" calcext:value-type="string">
            <text:p>TimeWaitKey</text:p>
          </table:table-cell>
          <table:table-cell table:formula="of:=[.O388]/[.N388]" office:value-type="percentage" office:value="0.488093450354718" calcext:value-type="percentage">
            <text:p>48.81%</text:p>
          </table:table-cell>
          <table:table-cell/>
          <table:table-cell table:formula="of:=1000000000/[.N388]" office:value-type="float" office:value="46.1494172297742" calcext:value-type="float">
            <text:p>46.1494172297742</text:p>
          </table:table-cell>
          <table:table-cell table:formula="of:=IF([.A388]=1;1000000000/[.N388];&quot;&quot;)" office:value-type="float" office:value="46.1494172297742" calcext:value-type="float">
            <text:p>46.1494172297742</text:p>
          </table:table-cell>
          <table:table-cell table:formula="of:=IF([.A388]=1;[.P388];&quot;&quot;)" office:value-type="string" office:string-value="TimeWaitKey" calcext:value-type="string">
            <text:p>TimeWaitKey</text:p>
          </table:table-cell>
          <table:table-cell table:style-name="ce1" table:formula="of:=IF(ISBLANK([.T388]);&quot;&quot;;[.Q388])" office:value-type="percentage" office:value="0.488093450354718" calcext:value-type="percentage">
            <text:p>48.81%</text:p>
          </table:table-cell>
          <table:table-cell table:formula="of:=IF([.A388]=1;[.V388]*[.N388]/1000000;&quot;&quot;)" office:value-type="float" office:value="10.576373" calcext:value-type="float">
            <text:p>10.5763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486" calcext:value-type="float">
            <text:p>920486</text:p>
          </table:table-cell>
          <table:table-cell office:value-type="float" office:value="1257233" calcext:value-type="float">
            <text:p>1257233</text:p>
          </table:table-cell>
          <table:table-cell office:value-type="float" office:value="964899" calcext:value-type="float">
            <text:p>964899</text:p>
          </table:table-cell>
          <table:table-cell office:value-type="float" office:value="80" calcext:value-type="float">
            <text:p>80</text:p>
          </table:table-cell>
          <table:table-cell office:value-type="float" office:value="5576423" calcext:value-type="float">
            <text:p>5576423</text:p>
          </table:table-cell>
          <table:table-cell office:value-type="float" office:value="730080" calcext:value-type="float">
            <text:p>730080</text:p>
          </table:table-cell>
          <table:table-cell office:value-type="float" office:value="70" calcext:value-type="float">
            <text:p>70</text:p>
          </table:table-cell>
          <table:table-cell office:value-type="float" office:value="224709" calcext:value-type="float">
            <text:p>224709</text:p>
          </table:table-cell>
          <table:table-cell office:value-type="float" office:value="778030" calcext:value-type="float">
            <text:p>778030</text:p>
          </table:table-cell>
          <table:table-cell office:value-type="float" office:value="741081" calcext:value-type="float">
            <text:p>741081</text:p>
          </table:table-cell>
          <table:table-cell office:value-type="float" office:value="10948647" calcext:value-type="float">
            <text:p>10948647</text:p>
          </table:table-cell>
          <table:table-cell/>
          <table:table-cell table:formula="of:=SUM([.B389:.L389])" office:value-type="float" office:value="22141738" calcext:value-type="float">
            <text:p>22141738</text:p>
          </table:table-cell>
          <table:table-cell table:formula="of:=MAX([.B389:.L389])" office:value-type="float" office:value="10948647" calcext:value-type="float">
            <text:p>10948647</text:p>
          </table:table-cell>
          <table:table-cell table:formula="of:=INDEX([.$B$1:.$L$1];0;MATCH(MAX([.$B389:.$L389]);[.$B389:.$L389];0))" office:value-type="string" office:string-value="TimeWaitKey" calcext:value-type="string">
            <text:p>TimeWaitKey</text:p>
          </table:table-cell>
          <table:table-cell table:formula="of:=[.O389]/[.N389]" office:value-type="percentage" office:value="0.494480017783608" calcext:value-type="percentage">
            <text:p>49.45%</text:p>
          </table:table-cell>
          <table:table-cell/>
          <table:table-cell table:formula="of:=1000000000/[.N389]" office:value-type="float" office:value="45.1635729769723" calcext:value-type="float">
            <text:p>45.1635729769723</text:p>
          </table:table-cell>
          <table:table-cell table:formula="of:=IF([.A389]=1;1000000000/[.N389];&quot;&quot;)" office:value-type="float" office:value="45.1635729769723" calcext:value-type="float">
            <text:p>45.1635729769723</text:p>
          </table:table-cell>
          <table:table-cell table:formula="of:=IF([.A389]=1;[.P389];&quot;&quot;)" office:value-type="string" office:string-value="TimeWaitKey" calcext:value-type="string">
            <text:p>TimeWaitKey</text:p>
          </table:table-cell>
          <table:table-cell table:style-name="ce1" table:formula="of:=IF(ISBLANK([.T389]);&quot;&quot;;[.Q389])" office:value-type="percentage" office:value="0.494480017783608" calcext:value-type="percentage">
            <text:p>49.45%</text:p>
          </table:table-cell>
          <table:table-cell table:formula="of:=IF([.A389]=1;[.V389]*[.N389]/1000000;&quot;&quot;)" office:value-type="float" office:value="10.948647" calcext:value-type="float">
            <text:p>10.9486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8017" calcext:value-type="float">
            <text:p>798017</text:p>
          </table:table-cell>
          <table:table-cell office:value-type="float" office:value="733127" calcext:value-type="float">
            <text:p>733127</text:p>
          </table:table-cell>
          <table:table-cell office:value-type="float" office:value="964448" calcext:value-type="float">
            <text:p>964448</text:p>
          </table:table-cell>
          <table:table-cell office:value-type="float" office:value="100" calcext:value-type="float">
            <text:p>100</text:p>
          </table:table-cell>
          <table:table-cell office:value-type="float" office:value="5280021" calcext:value-type="float">
            <text:p>5280021</text:p>
          </table:table-cell>
          <table:table-cell office:value-type="float" office:value="744708" calcext:value-type="float">
            <text:p>744708</text:p>
          </table:table-cell>
          <table:table-cell office:value-type="float" office:value="70" calcext:value-type="float">
            <text:p>70</text:p>
          </table:table-cell>
          <table:table-cell office:value-type="float" office:value="156335572" calcext:value-type="float">
            <text:p>156335572</text:p>
          </table:table-cell>
          <table:table-cell office:value-type="float" office:value="820148" calcext:value-type="float">
            <text:p>820148</text:p>
          </table:table-cell>
          <table:table-cell office:value-type="float" office:value="750539" calcext:value-type="float">
            <text:p>750539</text:p>
          </table:table-cell>
          <table:table-cell office:value-type="float" office:value="10655019" calcext:value-type="float">
            <text:p>10655019</text:p>
          </table:table-cell>
          <table:table-cell/>
          <table:table-cell table:formula="of:=SUM([.B390:.L390])" office:value-type="float" office:value="177081769" calcext:value-type="float">
            <text:p>177081769</text:p>
          </table:table-cell>
          <table:table-cell table:formula="of:=MAX([.B390:.L390])" office:value-type="float" office:value="156335572" calcext:value-type="float">
            <text:p>156335572</text:p>
          </table:table-cell>
          <table:table-cell table:formula="of:=INDEX([.$B$1:.$L$1];0;MATCH(MAX([.$B390:.$L390]);[.$B390:.$L390];0))" office:value-type="string" office:string-value="Facendi" calcext:value-type="string">
            <text:p>Facendi</text:p>
          </table:table-cell>
          <table:table-cell table:formula="of:=[.O390]/[.N390]" office:value-type="percentage" office:value="0.882843970233887" calcext:value-type="percentage">
            <text:p>88.28%</text:p>
          </table:table-cell>
          <table:table-cell/>
          <table:table-cell table:formula="of:=1000000000/[.N390]" office:value-type="float" office:value="5.64710870942339" calcext:value-type="float">
            <text:p>5.64710870942339</text:p>
          </table:table-cell>
          <table:table-cell table:formula="of:=IF([.A390]=1;1000000000/[.N390];&quot;&quot;)" office:value-type="float" office:value="5.64710870942339" calcext:value-type="float">
            <text:p>5.64710870942339</text:p>
          </table:table-cell>
          <table:table-cell table:formula="of:=IF([.A390]=1;[.P390];&quot;&quot;)" office:value-type="string" office:string-value="Facendi" calcext:value-type="string">
            <text:p>Facendi</text:p>
          </table:table-cell>
          <table:table-cell table:style-name="ce1" table:formula="of:=IF(ISBLANK([.T390]);&quot;&quot;;[.Q390])" office:value-type="percentage" office:value="0.882843970233887" calcext:value-type="percentage">
            <text:p>88.28%</text:p>
          </table:table-cell>
          <table:table-cell table:formula="of:=IF([.A390]=1;[.V390]*[.N390]/1000000;&quot;&quot;)" office:value-type="float" office:value="156.335572" calcext:value-type="float">
            <text:p>156.3355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6149" calcext:value-type="float">
            <text:p>756149</text:p>
          </table:table-cell>
          <table:table-cell office:value-type="float" office:value="739889" calcext:value-type="float">
            <text:p>739889</text:p>
          </table:table-cell>
          <table:table-cell office:value-type="float" office:value="967013" calcext:value-type="float">
            <text:p>967013</text:p>
          </table:table-cell>
          <table:table-cell office:value-type="float" office:value="100" calcext:value-type="float">
            <text:p>100</text:p>
          </table:table-cell>
          <table:table-cell office:value-type="float" office:value="5220290" calcext:value-type="float">
            <text:p>5220290</text:p>
          </table:table-cell>
          <table:table-cell office:value-type="float" office:value="719722" calcext:value-type="float">
            <text:p>719722</text:p>
          </table:table-cell>
          <table:table-cell office:value-type="float" office:value="80" calcext:value-type="float">
            <text:p>80</text:p>
          </table:table-cell>
          <table:table-cell office:value-type="float" office:value="411697" calcext:value-type="float">
            <text:p>411697</text:p>
          </table:table-cell>
          <table:table-cell office:value-type="float" office:value="775485" calcext:value-type="float">
            <text:p>775485</text:p>
          </table:table-cell>
          <table:table-cell office:value-type="float" office:value="717527" calcext:value-type="float">
            <text:p>717527</text:p>
          </table:table-cell>
          <table:table-cell office:value-type="float" office:value="10834564" calcext:value-type="float">
            <text:p>10834564</text:p>
          </table:table-cell>
          <table:table-cell/>
          <table:table-cell table:formula="of:=SUM([.B391:.L391])" office:value-type="float" office:value="21142516" calcext:value-type="float">
            <text:p>21142516</text:p>
          </table:table-cell>
          <table:table-cell table:formula="of:=MAX([.B391:.L391])" office:value-type="float" office:value="10834564" calcext:value-type="float">
            <text:p>10834564</text:p>
          </table:table-cell>
          <table:table-cell table:formula="of:=INDEX([.$B$1:.$L$1];0;MATCH(MAX([.$B391:.$L391]);[.$B391:.$L391];0))" office:value-type="string" office:string-value="TimeWaitKey" calcext:value-type="string">
            <text:p>TimeWaitKey</text:p>
          </table:table-cell>
          <table:table-cell table:formula="of:=[.O391]/[.N391]" office:value-type="percentage" office:value="0.512453863106926" calcext:value-type="percentage">
            <text:p>51.25%</text:p>
          </table:table-cell>
          <table:table-cell/>
          <table:table-cell table:formula="of:=1000000000/[.N391]" office:value-type="float" office:value="47.2980604578944" calcext:value-type="float">
            <text:p>47.2980604578944</text:p>
          </table:table-cell>
          <table:table-cell table:formula="of:=IF([.A391]=1;1000000000/[.N391];&quot;&quot;)" office:value-type="float" office:value="47.2980604578944" calcext:value-type="float">
            <text:p>47.2980604578944</text:p>
          </table:table-cell>
          <table:table-cell table:formula="of:=IF([.A391]=1;[.P391];&quot;&quot;)" office:value-type="string" office:string-value="TimeWaitKey" calcext:value-type="string">
            <text:p>TimeWaitKey</text:p>
          </table:table-cell>
          <table:table-cell table:style-name="ce1" table:formula="of:=IF(ISBLANK([.T391]);&quot;&quot;;[.Q391])" office:value-type="percentage" office:value="0.512453863106926" calcext:value-type="percentage">
            <text:p>51.25%</text:p>
          </table:table-cell>
          <table:table-cell table:formula="of:=IF([.A391]=1;[.V391]*[.N391]/1000000;&quot;&quot;)" office:value-type="float" office:value="10.834564" calcext:value-type="float">
            <text:p>10.8345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7672" calcext:value-type="float">
            <text:p>757672</text:p>
          </table:table-cell>
          <table:table-cell office:value-type="float" office:value="775064" calcext:value-type="float">
            <text:p>775064</text:p>
          </table:table-cell>
          <table:table-cell office:value-type="float" office:value="964658" calcext:value-type="float">
            <text:p>964658</text:p>
          </table:table-cell>
          <table:table-cell office:value-type="float" office:value="101" calcext:value-type="float">
            <text:p>101</text:p>
          </table:table-cell>
          <table:table-cell office:value-type="float" office:value="5192828" calcext:value-type="float">
            <text:p>5192828</text:p>
          </table:table-cell>
          <table:table-cell office:value-type="float" office:value="716295" calcext:value-type="float">
            <text:p>716295</text:p>
          </table:table-cell>
          <table:table-cell office:value-type="float" office:value="70" calcext:value-type="float">
            <text:p>70</text:p>
          </table:table-cell>
          <table:table-cell office:value-type="float" office:value="251759" calcext:value-type="float">
            <text:p>251759</text:p>
          </table:table-cell>
          <table:table-cell office:value-type="float" office:value="772300" calcext:value-type="float">
            <text:p>772300</text:p>
          </table:table-cell>
          <table:table-cell office:value-type="float" office:value="780084" calcext:value-type="float">
            <text:p>780084</text:p>
          </table:table-cell>
          <table:table-cell office:value-type="float" office:value="10687801" calcext:value-type="float">
            <text:p>10687801</text:p>
          </table:table-cell>
          <table:table-cell/>
          <table:table-cell table:formula="of:=SUM([.B392:.L392])" office:value-type="float" office:value="20898632" calcext:value-type="float">
            <text:p>20898632</text:p>
          </table:table-cell>
          <table:table-cell table:formula="of:=MAX([.B392:.L392])" office:value-type="float" office:value="10687801" calcext:value-type="float">
            <text:p>10687801</text:p>
          </table:table-cell>
          <table:table-cell table:formula="of:=INDEX([.$B$1:.$L$1];0;MATCH(MAX([.$B392:.$L392]);[.$B392:.$L392];0))" office:value-type="string" office:string-value="TimeWaitKey" calcext:value-type="string">
            <text:p>TimeWaitKey</text:p>
          </table:table-cell>
          <table:table-cell table:formula="of:=[.O392]/[.N392]" office:value-type="percentage" office:value="0.511411512485602" calcext:value-type="percentage">
            <text:p>51.14%</text:p>
          </table:table-cell>
          <table:table-cell/>
          <table:table-cell table:formula="of:=1000000000/[.N392]" office:value-type="float" office:value="47.8500219535901" calcext:value-type="float">
            <text:p>47.8500219535901</text:p>
          </table:table-cell>
          <table:table-cell table:formula="of:=IF([.A392]=1;1000000000/[.N392];&quot;&quot;)" office:value-type="float" office:value="47.8500219535901" calcext:value-type="float">
            <text:p>47.8500219535901</text:p>
          </table:table-cell>
          <table:table-cell table:formula="of:=IF([.A392]=1;[.P392];&quot;&quot;)" office:value-type="string" office:string-value="TimeWaitKey" calcext:value-type="string">
            <text:p>TimeWaitKey</text:p>
          </table:table-cell>
          <table:table-cell table:style-name="ce1" table:formula="of:=IF(ISBLANK([.T392]);&quot;&quot;;[.Q392])" office:value-type="percentage" office:value="0.511411512485602" calcext:value-type="percentage">
            <text:p>51.14%</text:p>
          </table:table-cell>
          <table:table-cell table:formula="of:=IF([.A392]=1;[.V392]*[.N392]/1000000;&quot;&quot;)" office:value-type="float" office:value="10.687801" calcext:value-type="float">
            <text:p>10.6878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7613" calcext:value-type="float">
            <text:p>827613</text:p>
          </table:table-cell>
          <table:table-cell office:value-type="float" office:value="724811" calcext:value-type="float">
            <text:p>724811</text:p>
          </table:table-cell>
          <table:table-cell office:value-type="float" office:value="998071" calcext:value-type="float">
            <text:p>998071</text:p>
          </table:table-cell>
          <table:table-cell office:value-type="float" office:value="81" calcext:value-type="float">
            <text:p>81</text:p>
          </table:table-cell>
          <table:table-cell office:value-type="float" office:value="5149979" calcext:value-type="float">
            <text:p>5149979</text:p>
          </table:table-cell>
          <table:table-cell office:value-type="float" office:value="734509" calcext:value-type="float">
            <text:p>734509</text:p>
          </table:table-cell>
          <table:table-cell office:value-type="float" office:value="70" calcext:value-type="float">
            <text:p>70</text:p>
          </table:table-cell>
          <table:table-cell office:value-type="float" office:value="267218" calcext:value-type="float">
            <text:p>267218</text:p>
          </table:table-cell>
          <table:table-cell office:value-type="float" office:value="752282" calcext:value-type="float">
            <text:p>752282</text:p>
          </table:table-cell>
          <table:table-cell office:value-type="float" office:value="722477" calcext:value-type="float">
            <text:p>722477</text:p>
          </table:table-cell>
          <table:table-cell office:value-type="float" office:value="10596100" calcext:value-type="float">
            <text:p>10596100</text:p>
          </table:table-cell>
          <table:table-cell/>
          <table:table-cell table:formula="of:=SUM([.B393:.L393])" office:value-type="float" office:value="20773211" calcext:value-type="float">
            <text:p>20773211</text:p>
          </table:table-cell>
          <table:table-cell table:formula="of:=MAX([.B393:.L393])" office:value-type="float" office:value="10596100" calcext:value-type="float">
            <text:p>10596100</text:p>
          </table:table-cell>
          <table:table-cell table:formula="of:=INDEX([.$B$1:.$L$1];0;MATCH(MAX([.$B393:.$L393]);[.$B393:.$L393];0))" office:value-type="string" office:string-value="TimeWaitKey" calcext:value-type="string">
            <text:p>TimeWaitKey</text:p>
          </table:table-cell>
          <table:table-cell table:formula="of:=[.O393]/[.N393]" office:value-type="percentage" office:value="0.510084839556099" calcext:value-type="percentage">
            <text:p>51.01%</text:p>
          </table:table-cell>
          <table:table-cell/>
          <table:table-cell table:formula="of:=1000000000/[.N393]" office:value-type="float" office:value="48.1389227693302" calcext:value-type="float">
            <text:p>48.1389227693302</text:p>
          </table:table-cell>
          <table:table-cell table:formula="of:=IF([.A393]=1;1000000000/[.N393];&quot;&quot;)" office:value-type="float" office:value="48.1389227693302" calcext:value-type="float">
            <text:p>48.1389227693302</text:p>
          </table:table-cell>
          <table:table-cell table:formula="of:=IF([.A393]=1;[.P393];&quot;&quot;)" office:value-type="string" office:string-value="TimeWaitKey" calcext:value-type="string">
            <text:p>TimeWaitKey</text:p>
          </table:table-cell>
          <table:table-cell table:style-name="ce1" table:formula="of:=IF(ISBLANK([.T393]);&quot;&quot;;[.Q393])" office:value-type="percentage" office:value="0.510084839556099" calcext:value-type="percentage">
            <text:p>51.01%</text:p>
          </table:table-cell>
          <table:table-cell table:formula="of:=IF([.A393]=1;[.V393]*[.N393]/1000000;&quot;&quot;)" office:value-type="float" office:value="10.5961" calcext:value-type="float">
            <text:p>10.59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7820" calcext:value-type="float">
            <text:p>1217820</text:p>
          </table:table-cell>
          <table:table-cell office:value-type="float" office:value="1017596" calcext:value-type="float">
            <text:p>1017596</text:p>
          </table:table-cell>
          <table:table-cell office:value-type="float" office:value="966201" calcext:value-type="float">
            <text:p>966201</text:p>
          </table:table-cell>
          <table:table-cell office:value-type="float" office:value="70" calcext:value-type="float">
            <text:p>70</text:p>
          </table:table-cell>
          <table:table-cell office:value-type="float" office:value="5220259" calcext:value-type="float">
            <text:p>5220259</text:p>
          </table:table-cell>
          <table:table-cell office:value-type="float" office:value="729159" calcext:value-type="float">
            <text:p>729159</text:p>
          </table:table-cell>
          <table:table-cell office:value-type="float" office:value="81" calcext:value-type="float">
            <text:p>81</text:p>
          </table:table-cell>
          <table:table-cell office:value-type="float" office:value="151845603" calcext:value-type="float">
            <text:p>151845603</text:p>
          </table:table-cell>
          <table:table-cell office:value-type="float" office:value="746471" calcext:value-type="float">
            <text:p>746471</text:p>
          </table:table-cell>
          <table:table-cell office:value-type="float" office:value="744057" calcext:value-type="float">
            <text:p>744057</text:p>
          </table:table-cell>
          <table:table-cell office:value-type="float" office:value="10407809" calcext:value-type="float">
            <text:p>10407809</text:p>
          </table:table-cell>
          <table:table-cell/>
          <table:table-cell table:formula="of:=SUM([.B394:.L394])" office:value-type="float" office:value="172895126" calcext:value-type="float">
            <text:p>172895126</text:p>
          </table:table-cell>
          <table:table-cell table:formula="of:=MAX([.B394:.L394])" office:value-type="float" office:value="151845603" calcext:value-type="float">
            <text:p>151845603</text:p>
          </table:table-cell>
          <table:table-cell table:formula="of:=INDEX([.$B$1:.$L$1];0;MATCH(MAX([.$B394:.$L394]);[.$B394:.$L394];0))" office:value-type="string" office:string-value="Facendi" calcext:value-type="string">
            <text:p>Facendi</text:p>
          </table:table-cell>
          <table:table-cell table:formula="of:=[.O394]/[.N394]" office:value-type="percentage" office:value="0.878252652420057" calcext:value-type="percentage">
            <text:p>87.83%</text:p>
          </table:table-cell>
          <table:table-cell/>
          <table:table-cell table:formula="of:=1000000000/[.N394]" office:value-type="float" office:value="5.78385303932744" calcext:value-type="float">
            <text:p>5.78385303932744</text:p>
          </table:table-cell>
          <table:table-cell table:formula="of:=IF([.A394]=1;1000000000/[.N394];&quot;&quot;)" office:value-type="float" office:value="5.78385303932744" calcext:value-type="float">
            <text:p>5.78385303932744</text:p>
          </table:table-cell>
          <table:table-cell table:formula="of:=IF([.A394]=1;[.P394];&quot;&quot;)" office:value-type="string" office:string-value="Facendi" calcext:value-type="string">
            <text:p>Facendi</text:p>
          </table:table-cell>
          <table:table-cell table:style-name="ce1" table:formula="of:=IF(ISBLANK([.T394]);&quot;&quot;;[.Q394])" office:value-type="percentage" office:value="0.878252652420057" calcext:value-type="percentage">
            <text:p>87.83%</text:p>
          </table:table-cell>
          <table:table-cell table:formula="of:=IF([.A394]=1;[.V394]*[.N394]/1000000;&quot;&quot;)" office:value-type="float" office:value="151.845603" calcext:value-type="float">
            <text:p>151.8456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3321" calcext:value-type="float">
            <text:p>923321</text:p>
          </table:table-cell>
          <table:table-cell office:value-type="float" office:value="1213081" calcext:value-type="float">
            <text:p>1213081</text:p>
          </table:table-cell>
          <table:table-cell office:value-type="float" office:value="985257" calcext:value-type="float">
            <text:p>985257</text:p>
          </table:table-cell>
          <table:table-cell office:value-type="float" office:value="90" calcext:value-type="float">
            <text:p>90</text:p>
          </table:table-cell>
          <table:table-cell office:value-type="float" office:value="5153836" calcext:value-type="float">
            <text:p>5153836</text:p>
          </table:table-cell>
          <table:table-cell office:value-type="float" office:value="702569" calcext:value-type="float">
            <text:p>702569</text:p>
          </table:table-cell>
          <table:table-cell office:value-type="float" office:value="81" calcext:value-type="float">
            <text:p>81</text:p>
          </table:table-cell>
          <table:table-cell office:value-type="float" office:value="228466" calcext:value-type="float">
            <text:p>228466</text:p>
          </table:table-cell>
          <table:table-cell office:value-type="float" office:value="746442" calcext:value-type="float">
            <text:p>746442</text:p>
          </table:table-cell>
          <table:table-cell office:value-type="float" office:value="811672" calcext:value-type="float">
            <text:p>811672</text:p>
          </table:table-cell>
          <table:table-cell office:value-type="float" office:value="10957844" calcext:value-type="float">
            <text:p>10957844</text:p>
          </table:table-cell>
          <table:table-cell/>
          <table:table-cell table:formula="of:=SUM([.B395:.L395])" office:value-type="float" office:value="21722659" calcext:value-type="float">
            <text:p>21722659</text:p>
          </table:table-cell>
          <table:table-cell table:formula="of:=MAX([.B395:.L395])" office:value-type="float" office:value="10957844" calcext:value-type="float">
            <text:p>10957844</text:p>
          </table:table-cell>
          <table:table-cell table:formula="of:=INDEX([.$B$1:.$L$1];0;MATCH(MAX([.$B395:.$L395]);[.$B395:.$L395];0))" office:value-type="string" office:string-value="TimeWaitKey" calcext:value-type="string">
            <text:p>TimeWaitKey</text:p>
          </table:table-cell>
          <table:table-cell table:formula="of:=[.O395]/[.N395]" office:value-type="percentage" office:value="0.504443033424223" calcext:value-type="percentage">
            <text:p>50.44%</text:p>
          </table:table-cell>
          <table:table-cell/>
          <table:table-cell table:formula="of:=1000000000/[.N395]" office:value-type="float" office:value="46.0348799840756" calcext:value-type="float">
            <text:p>46.0348799840756</text:p>
          </table:table-cell>
          <table:table-cell table:formula="of:=IF([.A395]=1;1000000000/[.N395];&quot;&quot;)" office:value-type="float" office:value="46.0348799840756" calcext:value-type="float">
            <text:p>46.0348799840756</text:p>
          </table:table-cell>
          <table:table-cell table:formula="of:=IF([.A395]=1;[.P395];&quot;&quot;)" office:value-type="string" office:string-value="TimeWaitKey" calcext:value-type="string">
            <text:p>TimeWaitKey</text:p>
          </table:table-cell>
          <table:table-cell table:style-name="ce1" table:formula="of:=IF(ISBLANK([.T395]);&quot;&quot;;[.Q395])" office:value-type="percentage" office:value="0.504443033424223" calcext:value-type="percentage">
            <text:p>50.44%</text:p>
          </table:table-cell>
          <table:table-cell table:formula="of:=IF([.A395]=1;[.V395]*[.N395]/1000000;&quot;&quot;)" office:value-type="float" office:value="10.957844" calcext:value-type="float">
            <text:p>10.9578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8670" calcext:value-type="float">
            <text:p>1528670</text:p>
          </table:table-cell>
          <table:table-cell office:value-type="float" office:value="1604070" calcext:value-type="float">
            <text:p>1604070</text:p>
          </table:table-cell>
          <table:table-cell office:value-type="float" office:value="1145355" calcext:value-type="float">
            <text:p>1145355</text:p>
          </table:table-cell>
          <table:table-cell office:value-type="float" office:value="80" calcext:value-type="float">
            <text:p>80</text:p>
          </table:table-cell>
          <table:table-cell office:value-type="float" office:value="5619804" calcext:value-type="float">
            <text:p>5619804</text:p>
          </table:table-cell>
          <table:table-cell office:value-type="float" office:value="745289" calcext:value-type="float">
            <text:p>745289</text:p>
          </table:table-cell>
          <table:table-cell office:value-type="float" office:value="70" calcext:value-type="float">
            <text:p>70</text:p>
          </table:table-cell>
          <table:table-cell office:value-type="float" office:value="231601" calcext:value-type="float">
            <text:p>231601</text:p>
          </table:table-cell>
          <table:table-cell office:value-type="float" office:value="746171" calcext:value-type="float">
            <text:p>746171</text:p>
          </table:table-cell>
          <table:table-cell office:value-type="float" office:value="812865" calcext:value-type="float">
            <text:p>812865</text:p>
          </table:table-cell>
          <table:table-cell office:value-type="float" office:value="10245156" calcext:value-type="float">
            <text:p>10245156</text:p>
          </table:table-cell>
          <table:table-cell/>
          <table:table-cell table:formula="of:=SUM([.B396:.L396])" office:value-type="float" office:value="22679131" calcext:value-type="float">
            <text:p>22679131</text:p>
          </table:table-cell>
          <table:table-cell table:formula="of:=MAX([.B396:.L396])" office:value-type="float" office:value="10245156" calcext:value-type="float">
            <text:p>10245156</text:p>
          </table:table-cell>
          <table:table-cell table:formula="of:=INDEX([.$B$1:.$L$1];0;MATCH(MAX([.$B396:.$L396]);[.$B396:.$L396];0))" office:value-type="string" office:string-value="TimeWaitKey" calcext:value-type="string">
            <text:p>TimeWaitKey</text:p>
          </table:table-cell>
          <table:table-cell table:formula="of:=[.O396]/[.N396]" office:value-type="percentage" office:value="0.451743763903476" calcext:value-type="percentage">
            <text:p>45.17%</text:p>
          </table:table-cell>
          <table:table-cell/>
          <table:table-cell table:formula="of:=1000000000/[.N396]" office:value-type="float" office:value="44.0934002277248" calcext:value-type="float">
            <text:p>44.0934002277248</text:p>
          </table:table-cell>
          <table:table-cell table:formula="of:=IF([.A396]=1;1000000000/[.N396];&quot;&quot;)" office:value-type="float" office:value="44.0934002277248" calcext:value-type="float">
            <text:p>44.0934002277248</text:p>
          </table:table-cell>
          <table:table-cell table:formula="of:=IF([.A396]=1;[.P396];&quot;&quot;)" office:value-type="string" office:string-value="TimeWaitKey" calcext:value-type="string">
            <text:p>TimeWaitKey</text:p>
          </table:table-cell>
          <table:table-cell table:style-name="ce1" table:formula="of:=IF(ISBLANK([.T396]);&quot;&quot;;[.Q396])" office:value-type="percentage" office:value="0.451743763903476" calcext:value-type="percentage">
            <text:p>45.17%</text:p>
          </table:table-cell>
          <table:table-cell table:formula="of:=IF([.A396]=1;[.V396]*[.N396]/1000000;&quot;&quot;)" office:value-type="float" office:value="10.245156" calcext:value-type="float">
            <text:p>10.2451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0209" calcext:value-type="float">
            <text:p>1260209</text:p>
          </table:table-cell>
          <table:table-cell office:value-type="float" office:value="1258686" calcext:value-type="float">
            <text:p>1258686</text:p>
          </table:table-cell>
          <table:table-cell office:value-type="float" office:value="966722" calcext:value-type="float">
            <text:p>966722</text:p>
          </table:table-cell>
          <table:table-cell office:value-type="float" office:value="70" calcext:value-type="float">
            <text:p>70</text:p>
          </table:table-cell>
          <table:table-cell office:value-type="float" office:value="5284259" calcext:value-type="float">
            <text:p>5284259</text:p>
          </table:table-cell>
          <table:table-cell office:value-type="float" office:value="731824" calcext:value-type="float">
            <text:p>731824</text:p>
          </table:table-cell>
          <table:table-cell office:value-type="float" office:value="80" calcext:value-type="float">
            <text:p>80</text:p>
          </table:table-cell>
          <table:table-cell office:value-type="float" office:value="224639" calcext:value-type="float">
            <text:p>224639</text:p>
          </table:table-cell>
          <table:table-cell office:value-type="float" office:value="771458" calcext:value-type="float">
            <text:p>771458</text:p>
          </table:table-cell>
          <table:table-cell office:value-type="float" office:value="750218" calcext:value-type="float">
            <text:p>750218</text:p>
          </table:table-cell>
          <table:table-cell office:value-type="float" office:value="10968785" calcext:value-type="float">
            <text:p>10968785</text:p>
          </table:table-cell>
          <table:table-cell/>
          <table:table-cell table:formula="of:=SUM([.B397:.L397])" office:value-type="float" office:value="22216950" calcext:value-type="float">
            <text:p>22216950</text:p>
          </table:table-cell>
          <table:table-cell table:formula="of:=MAX([.B397:.L397])" office:value-type="float" office:value="10968785" calcext:value-type="float">
            <text:p>10968785</text:p>
          </table:table-cell>
          <table:table-cell table:formula="of:=INDEX([.$B$1:.$L$1];0;MATCH(MAX([.$B397:.$L397]);[.$B397:.$L397];0))" office:value-type="string" office:string-value="TimeWaitKey" calcext:value-type="string">
            <text:p>TimeWaitKey</text:p>
          </table:table-cell>
          <table:table-cell table:formula="of:=[.O397]/[.N397]" office:value-type="percentage" office:value="0.493712458280727" calcext:value-type="percentage">
            <text:p>49.37%</text:p>
          </table:table-cell>
          <table:table-cell/>
          <table:table-cell table:formula="of:=1000000000/[.N397]" office:value-type="float" office:value="45.0106787835414" calcext:value-type="float">
            <text:p>45.0106787835414</text:p>
          </table:table-cell>
          <table:table-cell table:formula="of:=IF([.A397]=1;1000000000/[.N397];&quot;&quot;)" office:value-type="float" office:value="45.0106787835414" calcext:value-type="float">
            <text:p>45.0106787835414</text:p>
          </table:table-cell>
          <table:table-cell table:formula="of:=IF([.A397]=1;[.P397];&quot;&quot;)" office:value-type="string" office:string-value="TimeWaitKey" calcext:value-type="string">
            <text:p>TimeWaitKey</text:p>
          </table:table-cell>
          <table:table-cell table:style-name="ce1" table:formula="of:=IF(ISBLANK([.T397]);&quot;&quot;;[.Q397])" office:value-type="percentage" office:value="0.493712458280727" calcext:value-type="percentage">
            <text:p>49.37%</text:p>
          </table:table-cell>
          <table:table-cell table:formula="of:=IF([.A397]=1;[.V397]*[.N397]/1000000;&quot;&quot;)" office:value-type="float" office:value="10.968785" calcext:value-type="float">
            <text:p>10.9687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7099" calcext:value-type="float">
            <text:p>917099</text:p>
          </table:table-cell>
          <table:table-cell office:value-type="float" office:value="1606104" calcext:value-type="float">
            <text:p>1606104</text:p>
          </table:table-cell>
          <table:table-cell office:value-type="float" office:value="1144854" calcext:value-type="float">
            <text:p>1144854</text:p>
          </table:table-cell>
          <table:table-cell office:value-type="float" office:value="160" calcext:value-type="float">
            <text:p>160</text:p>
          </table:table-cell>
          <table:table-cell office:value-type="float" office:value="5675088" calcext:value-type="float">
            <text:p>5675088</text:p>
          </table:table-cell>
          <table:table-cell office:value-type="float" office:value="750188" calcext:value-type="float">
            <text:p>750188</text:p>
          </table:table-cell>
          <table:table-cell office:value-type="float" office:value="80" calcext:value-type="float">
            <text:p>80</text:p>
          </table:table-cell>
          <table:table-cell office:value-type="float" office:value="152926437" calcext:value-type="float">
            <text:p>152926437</text:p>
          </table:table-cell>
          <table:table-cell office:value-type="float" office:value="744618" calcext:value-type="float">
            <text:p>744618</text:p>
          </table:table-cell>
          <table:table-cell office:value-type="float" office:value="772520" calcext:value-type="float">
            <text:p>772520</text:p>
          </table:table-cell>
          <table:table-cell office:value-type="float" office:value="10412818" calcext:value-type="float">
            <text:p>10412818</text:p>
          </table:table-cell>
          <table:table-cell/>
          <table:table-cell table:formula="of:=SUM([.B398:.L398])" office:value-type="float" office:value="174949966" calcext:value-type="float">
            <text:p>174949966</text:p>
          </table:table-cell>
          <table:table-cell table:formula="of:=MAX([.B398:.L398])" office:value-type="float" office:value="152926437" calcext:value-type="float">
            <text:p>152926437</text:p>
          </table:table-cell>
          <table:table-cell table:formula="of:=INDEX([.$B$1:.$L$1];0;MATCH(MAX([.$B398:.$L398]);[.$B398:.$L398];0))" office:value-type="string" office:string-value="Facendi" calcext:value-type="string">
            <text:p>Facendi</text:p>
          </table:table-cell>
          <table:table-cell table:formula="of:=[.O398]/[.N398]" office:value-type="percentage" office:value="0.874115271334205" calcext:value-type="percentage">
            <text:p>87.41%</text:p>
          </table:table-cell>
          <table:table-cell/>
          <table:table-cell table:formula="of:=1000000000/[.N398]" office:value-type="float" office:value="5.71591994479153" calcext:value-type="float">
            <text:p>5.71591994479153</text:p>
          </table:table-cell>
          <table:table-cell table:formula="of:=IF([.A398]=1;1000000000/[.N398];&quot;&quot;)" office:value-type="float" office:value="5.71591994479153" calcext:value-type="float">
            <text:p>5.71591994479153</text:p>
          </table:table-cell>
          <table:table-cell table:formula="of:=IF([.A398]=1;[.P398];&quot;&quot;)" office:value-type="string" office:string-value="Facendi" calcext:value-type="string">
            <text:p>Facendi</text:p>
          </table:table-cell>
          <table:table-cell table:style-name="ce1" table:formula="of:=IF(ISBLANK([.T398]);&quot;&quot;;[.Q398])" office:value-type="percentage" office:value="0.874115271334205" calcext:value-type="percentage">
            <text:p>87.41%</text:p>
          </table:table-cell>
          <table:table-cell table:formula="of:=IF([.A398]=1;[.V398]*[.N398]/1000000;&quot;&quot;)" office:value-type="float" office:value="152.926437" calcext:value-type="float">
            <text:p>152.9264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3013" calcext:value-type="float">
            <text:p>833013</text:p>
          </table:table-cell>
          <table:table-cell office:value-type="float" office:value="2047556" calcext:value-type="float">
            <text:p>2047556</text:p>
          </table:table-cell>
          <table:table-cell office:value-type="float" office:value="970148" calcext:value-type="float">
            <text:p>970148</text:p>
          </table:table-cell>
          <table:table-cell office:value-type="float" office:value="80" calcext:value-type="float">
            <text:p>80</text:p>
          </table:table-cell>
          <table:table-cell office:value-type="float" office:value="5143376" calcext:value-type="float">
            <text:p>5143376</text:p>
          </table:table-cell>
          <table:table-cell office:value-type="float" office:value="723919" calcext:value-type="float">
            <text:p>723919</text:p>
          </table:table-cell>
          <table:table-cell office:value-type="float" office:value="70" calcext:value-type="float">
            <text:p>70</text:p>
          </table:table-cell>
          <table:table-cell office:value-type="float" office:value="244746" calcext:value-type="float">
            <text:p>244746</text:p>
          </table:table-cell>
          <table:table-cell office:value-type="float" office:value="736863" calcext:value-type="float">
            <text:p>736863</text:p>
          </table:table-cell>
          <table:table-cell office:value-type="float" office:value="746401" calcext:value-type="float">
            <text:p>746401</text:p>
          </table:table-cell>
          <table:table-cell office:value-type="float" office:value="10383784" calcext:value-type="float">
            <text:p>10383784</text:p>
          </table:table-cell>
          <table:table-cell/>
          <table:table-cell table:formula="of:=SUM([.B399:.L399])" office:value-type="float" office:value="21829956" calcext:value-type="float">
            <text:p>21829956</text:p>
          </table:table-cell>
          <table:table-cell table:formula="of:=MAX([.B399:.L399])" office:value-type="float" office:value="10383784" calcext:value-type="float">
            <text:p>10383784</text:p>
          </table:table-cell>
          <table:table-cell table:formula="of:=INDEX([.$B$1:.$L$1];0;MATCH(MAX([.$B399:.$L399]);[.$B399:.$L399];0))" office:value-type="string" office:string-value="TimeWaitKey" calcext:value-type="string">
            <text:p>TimeWaitKey</text:p>
          </table:table-cell>
          <table:table-cell table:formula="of:=[.O399]/[.N399]" office:value-type="percentage" office:value="0.475666739777213" calcext:value-type="percentage">
            <text:p>47.57%</text:p>
          </table:table-cell>
          <table:table-cell/>
          <table:table-cell table:formula="of:=1000000000/[.N399]" office:value-type="float" office:value="45.8086127154814" calcext:value-type="float">
            <text:p>45.8086127154814</text:p>
          </table:table-cell>
          <table:table-cell table:formula="of:=IF([.A399]=1;1000000000/[.N399];&quot;&quot;)" office:value-type="float" office:value="45.8086127154814" calcext:value-type="float">
            <text:p>45.8086127154814</text:p>
          </table:table-cell>
          <table:table-cell table:formula="of:=IF([.A399]=1;[.P399];&quot;&quot;)" office:value-type="string" office:string-value="TimeWaitKey" calcext:value-type="string">
            <text:p>TimeWaitKey</text:p>
          </table:table-cell>
          <table:table-cell table:style-name="ce1" table:formula="of:=IF(ISBLANK([.T399]);&quot;&quot;;[.Q399])" office:value-type="percentage" office:value="0.475666739777213" calcext:value-type="percentage">
            <text:p>47.57%</text:p>
          </table:table-cell>
          <table:table-cell table:formula="of:=IF([.A399]=1;[.V399]*[.N399]/1000000;&quot;&quot;)" office:value-type="float" office:value="10.383784" calcext:value-type="float">
            <text:p>10.3837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9172" calcext:value-type="float">
            <text:p>929172</text:p>
          </table:table-cell>
          <table:table-cell office:value-type="float" office:value="1217029" calcext:value-type="float">
            <text:p>1217029</text:p>
          </table:table-cell>
          <table:table-cell office:value-type="float" office:value="977833" calcext:value-type="float">
            <text:p>977833</text:p>
          </table:table-cell>
          <table:table-cell office:value-type="float" office:value="90" calcext:value-type="float">
            <text:p>90</text:p>
          </table:table-cell>
          <table:table-cell office:value-type="float" office:value="5196094" calcext:value-type="float">
            <text:p>5196094</text:p>
          </table:table-cell>
          <table:table-cell office:value-type="float" office:value="726384" calcext:value-type="float">
            <text:p>726384</text:p>
          </table:table-cell>
          <table:table-cell office:value-type="float" office:value="80" calcext:value-type="float">
            <text:p>80</text:p>
          </table:table-cell>
          <table:table-cell office:value-type="float" office:value="235128" calcext:value-type="float">
            <text:p>235128</text:p>
          </table:table-cell>
          <table:table-cell office:value-type="float" office:value="739679" calcext:value-type="float">
            <text:p>739679</text:p>
          </table:table-cell>
          <table:table-cell office:value-type="float" office:value="739959" calcext:value-type="float">
            <text:p>739959</text:p>
          </table:table-cell>
          <table:table-cell office:value-type="float" office:value="10588716" calcext:value-type="float">
            <text:p>10588716</text:p>
          </table:table-cell>
          <table:table-cell/>
          <table:table-cell table:formula="of:=SUM([.B400:.L400])" office:value-type="float" office:value="21350164" calcext:value-type="float">
            <text:p>21350164</text:p>
          </table:table-cell>
          <table:table-cell table:formula="of:=MAX([.B400:.L400])" office:value-type="float" office:value="10588716" calcext:value-type="float">
            <text:p>10588716</text:p>
          </table:table-cell>
          <table:table-cell table:formula="of:=INDEX([.$B$1:.$L$1];0;MATCH(MAX([.$B400:.$L400]);[.$B400:.$L400];0))" office:value-type="string" office:string-value="TimeWaitKey" calcext:value-type="string">
            <text:p>TimeWaitKey</text:p>
          </table:table-cell>
          <table:table-cell table:formula="of:=[.O400]/[.N400]" office:value-type="percentage" office:value="0.495954785171674" calcext:value-type="percentage">
            <text:p>49.60%</text:p>
          </table:table-cell>
          <table:table-cell/>
          <table:table-cell table:formula="of:=1000000000/[.N400]" office:value-type="float" office:value="46.8380477077366" calcext:value-type="float">
            <text:p>46.8380477077366</text:p>
          </table:table-cell>
          <table:table-cell table:formula="of:=IF([.A400]=1;1000000000/[.N400];&quot;&quot;)" office:value-type="float" office:value="46.8380477077366" calcext:value-type="float">
            <text:p>46.8380477077366</text:p>
          </table:table-cell>
          <table:table-cell table:formula="of:=IF([.A400]=1;[.P400];&quot;&quot;)" office:value-type="string" office:string-value="TimeWaitKey" calcext:value-type="string">
            <text:p>TimeWaitKey</text:p>
          </table:table-cell>
          <table:table-cell table:style-name="ce1" table:formula="of:=IF(ISBLANK([.T400]);&quot;&quot;;[.Q400])" office:value-type="percentage" office:value="0.495954785171674" calcext:value-type="percentage">
            <text:p>49.60%</text:p>
          </table:table-cell>
          <table:table-cell table:formula="of:=IF([.A400]=1;[.V400]*[.N400]/1000000;&quot;&quot;)" office:value-type="float" office:value="10.588716" calcext:value-type="float">
            <text:p>10.5887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8572" calcext:value-type="float">
            <text:p>918572</text:p>
          </table:table-cell>
          <table:table-cell office:value-type="float" office:value="1233338" calcext:value-type="float">
            <text:p>1233338</text:p>
          </table:table-cell>
          <table:table-cell office:value-type="float" office:value="965359" calcext:value-type="float">
            <text:p>965359</text:p>
          </table:table-cell>
          <table:table-cell office:value-type="float" office:value="90" calcext:value-type="float">
            <text:p>90</text:p>
          </table:table-cell>
          <table:table-cell office:value-type="float" office:value="5136774" calcext:value-type="float">
            <text:p>5136774</text:p>
          </table:table-cell>
          <table:table-cell office:value-type="float" office:value="728297" calcext:value-type="float">
            <text:p>728297</text:p>
          </table:table-cell>
          <table:table-cell office:value-type="float" office:value="70" calcext:value-type="float">
            <text:p>70</text:p>
          </table:table-cell>
          <table:table-cell office:value-type="float" office:value="244265" calcext:value-type="float">
            <text:p>244265</text:p>
          </table:table-cell>
          <table:table-cell office:value-type="float" office:value="766990" calcext:value-type="float">
            <text:p>766990</text:p>
          </table:table-cell>
          <table:table-cell office:value-type="float" office:value="788570" calcext:value-type="float">
            <text:p>788570</text:p>
          </table:table-cell>
          <table:table-cell office:value-type="float" office:value="10599146" calcext:value-type="float">
            <text:p>10599146</text:p>
          </table:table-cell>
          <table:table-cell/>
          <table:table-cell table:formula="of:=SUM([.B401:.L401])" office:value-type="float" office:value="21381471" calcext:value-type="float">
            <text:p>21381471</text:p>
          </table:table-cell>
          <table:table-cell table:formula="of:=MAX([.B401:.L401])" office:value-type="float" office:value="10599146" calcext:value-type="float">
            <text:p>10599146</text:p>
          </table:table-cell>
          <table:table-cell table:formula="of:=INDEX([.$B$1:.$L$1];0;MATCH(MAX([.$B401:.$L401]);[.$B401:.$L401];0))" office:value-type="string" office:string-value="TimeWaitKey" calcext:value-type="string">
            <text:p>TimeWaitKey</text:p>
          </table:table-cell>
          <table:table-cell table:formula="of:=[.O401]/[.N401]" office:value-type="percentage" office:value="0.495716407912253" calcext:value-type="percentage">
            <text:p>49.57%</text:p>
          </table:table-cell>
          <table:table-cell/>
          <table:table-cell table:formula="of:=1000000000/[.N401]" office:value-type="float" office:value="46.7694668902808" calcext:value-type="float">
            <text:p>46.7694668902808</text:p>
          </table:table-cell>
          <table:table-cell table:formula="of:=IF([.A401]=1;1000000000/[.N401];&quot;&quot;)" office:value-type="float" office:value="46.7694668902808" calcext:value-type="float">
            <text:p>46.7694668902808</text:p>
          </table:table-cell>
          <table:table-cell table:formula="of:=IF([.A401]=1;[.P401];&quot;&quot;)" office:value-type="string" office:string-value="TimeWaitKey" calcext:value-type="string">
            <text:p>TimeWaitKey</text:p>
          </table:table-cell>
          <table:table-cell table:style-name="ce1" table:formula="of:=IF(ISBLANK([.T401]);&quot;&quot;;[.Q401])" office:value-type="percentage" office:value="0.495716407912253" calcext:value-type="percentage">
            <text:p>49.57%</text:p>
          </table:table-cell>
          <table:table-cell table:formula="of:=IF([.A401]=1;[.V401]*[.N401]/1000000;&quot;&quot;)" office:value-type="float" office:value="10.599146" calcext:value-type="float">
            <text:p>10.5991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0710" calcext:value-type="float">
            <text:p>820710</text:p>
          </table:table-cell>
          <table:table-cell office:value-type="float" office:value="708681" calcext:value-type="float">
            <text:p>708681</text:p>
          </table:table-cell>
          <table:table-cell office:value-type="float" office:value="968766" calcext:value-type="float">
            <text:p>968766</text:p>
          </table:table-cell>
          <table:table-cell office:value-type="float" office:value="70" calcext:value-type="float">
            <text:p>70</text:p>
          </table:table-cell>
          <table:table-cell office:value-type="float" office:value="5106037" calcext:value-type="float">
            <text:p>5106037</text:p>
          </table:table-cell>
          <table:table-cell office:value-type="float" office:value="722677" calcext:value-type="float">
            <text:p>722677</text:p>
          </table:table-cell>
          <table:table-cell office:value-type="float" office:value="70" calcext:value-type="float">
            <text:p>70</text:p>
          </table:table-cell>
          <table:table-cell office:value-type="float" office:value="151892249" calcext:value-type="float">
            <text:p>151892249</text:p>
          </table:table-cell>
          <table:table-cell office:value-type="float" office:value="770556" calcext:value-type="float">
            <text:p>770556</text:p>
          </table:table-cell>
          <table:table-cell office:value-type="float" office:value="741181" calcext:value-type="float">
            <text:p>741181</text:p>
          </table:table-cell>
          <table:table-cell office:value-type="float" office:value="10345072" calcext:value-type="float">
            <text:p>10345072</text:p>
          </table:table-cell>
          <table:table-cell/>
          <table:table-cell table:formula="of:=SUM([.B402:.L402])" office:value-type="float" office:value="172076069" calcext:value-type="float">
            <text:p>172076069</text:p>
          </table:table-cell>
          <table:table-cell table:formula="of:=MAX([.B402:.L402])" office:value-type="float" office:value="151892249" calcext:value-type="float">
            <text:p>151892249</text:p>
          </table:table-cell>
          <table:table-cell table:formula="of:=INDEX([.$B$1:.$L$1];0;MATCH(MAX([.$B402:.$L402]);[.$B402:.$L402];0))" office:value-type="string" office:string-value="Facendi" calcext:value-type="string">
            <text:p>Facendi</text:p>
          </table:table-cell>
          <table:table-cell table:formula="of:=[.O402]/[.N402]" office:value-type="percentage" office:value="0.882704084784736" calcext:value-type="percentage">
            <text:p>88.27%</text:p>
          </table:table-cell>
          <table:table-cell/>
          <table:table-cell table:formula="of:=1000000000/[.N402]" office:value-type="float" office:value="5.81138333651729" calcext:value-type="float">
            <text:p>5.81138333651729</text:p>
          </table:table-cell>
          <table:table-cell table:formula="of:=IF([.A402]=1;1000000000/[.N402];&quot;&quot;)" office:value-type="float" office:value="5.81138333651729" calcext:value-type="float">
            <text:p>5.81138333651729</text:p>
          </table:table-cell>
          <table:table-cell table:formula="of:=IF([.A402]=1;[.P402];&quot;&quot;)" office:value-type="string" office:string-value="Facendi" calcext:value-type="string">
            <text:p>Facendi</text:p>
          </table:table-cell>
          <table:table-cell table:style-name="ce1" table:formula="of:=IF(ISBLANK([.T402]);&quot;&quot;;[.Q402])" office:value-type="percentage" office:value="0.882704084784736" calcext:value-type="percentage">
            <text:p>88.27%</text:p>
          </table:table-cell>
          <table:table-cell table:formula="of:=IF([.A402]=1;[.V402]*[.N402]/1000000;&quot;&quot;)" office:value-type="float" office:value="151.892249" calcext:value-type="float">
            <text:p>151.8922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3205" calcext:value-type="float">
            <text:p>813205</text:p>
          </table:table-cell>
          <table:table-cell office:value-type="float" office:value="715995" calcext:value-type="float">
            <text:p>715995</text:p>
          </table:table-cell>
          <table:table-cell office:value-type="float" office:value="964577" calcext:value-type="float">
            <text:p>964577</text:p>
          </table:table-cell>
          <table:table-cell office:value-type="float" office:value="80" calcext:value-type="float">
            <text:p>80</text:p>
          </table:table-cell>
          <table:table-cell office:value-type="float" office:value="5279711" calcext:value-type="float">
            <text:p>5279711</text:p>
          </table:table-cell>
          <table:table-cell office:value-type="float" office:value="727326" calcext:value-type="float">
            <text:p>727326</text:p>
          </table:table-cell>
          <table:table-cell office:value-type="float" office:value="80" calcext:value-type="float">
            <text:p>80</text:p>
          </table:table-cell>
          <table:table-cell office:value-type="float" office:value="244065" calcext:value-type="float">
            <text:p>244065</text:p>
          </table:table-cell>
          <table:table-cell office:value-type="float" office:value="762171" calcext:value-type="float">
            <text:p>762171</text:p>
          </table:table-cell>
          <table:table-cell office:value-type="float" office:value="734890" calcext:value-type="float">
            <text:p>734890</text:p>
          </table:table-cell>
          <table:table-cell office:value-type="float" office:value="11090080" calcext:value-type="float">
            <text:p>11090080</text:p>
          </table:table-cell>
          <table:table-cell/>
          <table:table-cell table:formula="of:=SUM([.B403:.L403])" office:value-type="float" office:value="21332180" calcext:value-type="float">
            <text:p>21332180</text:p>
          </table:table-cell>
          <table:table-cell table:formula="of:=MAX([.B403:.L403])" office:value-type="float" office:value="11090080" calcext:value-type="float">
            <text:p>11090080</text:p>
          </table:table-cell>
          <table:table-cell table:formula="of:=INDEX([.$B$1:.$L$1];0;MATCH(MAX([.$B403:.$L403]);[.$B403:.$L403];0))" office:value-type="string" office:string-value="TimeWaitKey" calcext:value-type="string">
            <text:p>TimeWaitKey</text:p>
          </table:table-cell>
          <table:table-cell table:formula="of:=[.O403]/[.N403]" office:value-type="percentage" office:value="0.519875605774937" calcext:value-type="percentage">
            <text:p>51.99%</text:p>
          </table:table-cell>
          <table:table-cell/>
          <table:table-cell table:formula="of:=1000000000/[.N403]" office:value-type="float" office:value="46.877534316699" calcext:value-type="float">
            <text:p>46.877534316699</text:p>
          </table:table-cell>
          <table:table-cell table:formula="of:=IF([.A403]=1;1000000000/[.N403];&quot;&quot;)" office:value-type="float" office:value="46.877534316699" calcext:value-type="float">
            <text:p>46.877534316699</text:p>
          </table:table-cell>
          <table:table-cell table:formula="of:=IF([.A403]=1;[.P403];&quot;&quot;)" office:value-type="string" office:string-value="TimeWaitKey" calcext:value-type="string">
            <text:p>TimeWaitKey</text:p>
          </table:table-cell>
          <table:table-cell table:style-name="ce1" table:formula="of:=IF(ISBLANK([.T403]);&quot;&quot;;[.Q403])" office:value-type="percentage" office:value="0.519875605774937" calcext:value-type="percentage">
            <text:p>51.99%</text:p>
          </table:table-cell>
          <table:table-cell table:formula="of:=IF([.A403]=1;[.V403]*[.N403]/1000000;&quot;&quot;)" office:value-type="float" office:value="11.09008" calcext:value-type="float">
            <text:p>11.090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3752" calcext:value-type="float">
            <text:p>843752</text:p>
          </table:table-cell>
          <table:table-cell office:value-type="float" office:value="742684" calcext:value-type="float">
            <text:p>742684</text:p>
          </table:table-cell>
          <table:table-cell office:value-type="float" office:value="965039" calcext:value-type="float">
            <text:p>965039</text:p>
          </table:table-cell>
          <table:table-cell office:value-type="float" office:value="80" calcext:value-type="float">
            <text:p>80</text:p>
          </table:table-cell>
          <table:table-cell office:value-type="float" office:value="5889818" calcext:value-type="float">
            <text:p>5889818</text:p>
          </table:table-cell>
          <table:table-cell office:value-type="float" office:value="755168" calcext:value-type="float">
            <text:p>755168</text:p>
          </table:table-cell>
          <table:table-cell office:value-type="float" office:value="70" calcext:value-type="float">
            <text:p>70</text:p>
          </table:table-cell>
          <table:table-cell office:value-type="float" office:value="251378" calcext:value-type="float">
            <text:p>251378</text:p>
          </table:table-cell>
          <table:table-cell office:value-type="float" office:value="769314" calcext:value-type="float">
            <text:p>769314</text:p>
          </table:table-cell>
          <table:table-cell office:value-type="float" office:value="778972" calcext:value-type="float">
            <text:p>778972</text:p>
          </table:table-cell>
          <table:table-cell office:value-type="float" office:value="10541689" calcext:value-type="float">
            <text:p>10541689</text:p>
          </table:table-cell>
          <table:table-cell/>
          <table:table-cell table:formula="of:=SUM([.B404:.L404])" office:value-type="float" office:value="21537964" calcext:value-type="float">
            <text:p>21537964</text:p>
          </table:table-cell>
          <table:table-cell table:formula="of:=MAX([.B404:.L404])" office:value-type="float" office:value="10541689" calcext:value-type="float">
            <text:p>10541689</text:p>
          </table:table-cell>
          <table:table-cell table:formula="of:=INDEX([.$B$1:.$L$1];0;MATCH(MAX([.$B404:.$L404]);[.$B404:.$L404];0))" office:value-type="string" office:string-value="TimeWaitKey" calcext:value-type="string">
            <text:p>TimeWaitKey</text:p>
          </table:table-cell>
          <table:table-cell table:formula="of:=[.O404]/[.N404]" office:value-type="percentage" office:value="0.489446866936912" calcext:value-type="percentage">
            <text:p>48.94%</text:p>
          </table:table-cell>
          <table:table-cell/>
          <table:table-cell table:formula="of:=1000000000/[.N404]" office:value-type="float" office:value="46.4296439533467" calcext:value-type="float">
            <text:p>46.4296439533467</text:p>
          </table:table-cell>
          <table:table-cell table:formula="of:=IF([.A404]=1;1000000000/[.N404];&quot;&quot;)" office:value-type="float" office:value="46.4296439533467" calcext:value-type="float">
            <text:p>46.4296439533467</text:p>
          </table:table-cell>
          <table:table-cell table:formula="of:=IF([.A404]=1;[.P404];&quot;&quot;)" office:value-type="string" office:string-value="TimeWaitKey" calcext:value-type="string">
            <text:p>TimeWaitKey</text:p>
          </table:table-cell>
          <table:table-cell table:style-name="ce1" table:formula="of:=IF(ISBLANK([.T404]);&quot;&quot;;[.Q404])" office:value-type="percentage" office:value="0.489446866936912" calcext:value-type="percentage">
            <text:p>48.94%</text:p>
          </table:table-cell>
          <table:table-cell table:formula="of:=IF([.A404]=1;[.V404]*[.N404]/1000000;&quot;&quot;)" office:value-type="float" office:value="10.541689" calcext:value-type="float">
            <text:p>10.5416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1357" calcext:value-type="float">
            <text:p>921357</text:p>
          </table:table-cell>
          <table:table-cell office:value-type="float" office:value="1240191" calcext:value-type="float">
            <text:p>1240191</text:p>
          </table:table-cell>
          <table:table-cell office:value-type="float" office:value="965270" calcext:value-type="float">
            <text:p>965270</text:p>
          </table:table-cell>
          <table:table-cell office:value-type="float" office:value="80" calcext:value-type="float">
            <text:p>80</text:p>
          </table:table-cell>
          <table:table-cell office:value-type="float" office:value="5166269" calcext:value-type="float">
            <text:p>5166269</text:p>
          </table:table-cell>
          <table:table-cell office:value-type="float" office:value="758374" calcext:value-type="float">
            <text:p>758374</text:p>
          </table:table-cell>
          <table:table-cell office:value-type="float" office:value="70" calcext:value-type="float">
            <text:p>70</text:p>
          </table:table-cell>
          <table:table-cell office:value-type="float" office:value="275333" calcext:value-type="float">
            <text:p>275333</text:p>
          </table:table-cell>
          <table:table-cell office:value-type="float" office:value="755368" calcext:value-type="float">
            <text:p>755368</text:p>
          </table:table-cell>
          <table:table-cell office:value-type="float" office:value="729890" calcext:value-type="float">
            <text:p>729890</text:p>
          </table:table-cell>
          <table:table-cell office:value-type="float" office:value="10573888" calcext:value-type="float">
            <text:p>10573888</text:p>
          </table:table-cell>
          <table:table-cell/>
          <table:table-cell table:formula="of:=SUM([.B405:.L405])" office:value-type="float" office:value="21386090" calcext:value-type="float">
            <text:p>21386090</text:p>
          </table:table-cell>
          <table:table-cell table:formula="of:=MAX([.B405:.L405])" office:value-type="float" office:value="10573888" calcext:value-type="float">
            <text:p>10573888</text:p>
          </table:table-cell>
          <table:table-cell table:formula="of:=INDEX([.$B$1:.$L$1];0;MATCH(MAX([.$B405:.$L405]);[.$B405:.$L405];0))" office:value-type="string" office:string-value="TimeWaitKey" calcext:value-type="string">
            <text:p>TimeWaitKey</text:p>
          </table:table-cell>
          <table:table-cell table:formula="of:=[.O405]/[.N405]" office:value-type="percentage" office:value="0.494428294279132" calcext:value-type="percentage">
            <text:p>49.44%</text:p>
          </table:table-cell>
          <table:table-cell/>
          <table:table-cell table:formula="of:=1000000000/[.N405]" office:value-type="float" office:value="46.7593655502245" calcext:value-type="float">
            <text:p>46.7593655502245</text:p>
          </table:table-cell>
          <table:table-cell table:formula="of:=IF([.A405]=1;1000000000/[.N405];&quot;&quot;)" office:value-type="float" office:value="46.7593655502245" calcext:value-type="float">
            <text:p>46.7593655502245</text:p>
          </table:table-cell>
          <table:table-cell table:formula="of:=IF([.A405]=1;[.P405];&quot;&quot;)" office:value-type="string" office:string-value="TimeWaitKey" calcext:value-type="string">
            <text:p>TimeWaitKey</text:p>
          </table:table-cell>
          <table:table-cell table:style-name="ce1" table:formula="of:=IF(ISBLANK([.T405]);&quot;&quot;;[.Q405])" office:value-type="percentage" office:value="0.494428294279132" calcext:value-type="percentage">
            <text:p>49.44%</text:p>
          </table:table-cell>
          <table:table-cell table:formula="of:=IF([.A405]=1;[.V405]*[.N405]/1000000;&quot;&quot;)" office:value-type="float" office:value="10.573888" calcext:value-type="float">
            <text:p>10.5738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4680" calcext:value-type="float">
            <text:p>944680</text:p>
          </table:table-cell>
          <table:table-cell office:value-type="float" office:value="1233569" calcext:value-type="float">
            <text:p>1233569</text:p>
          </table:table-cell>
          <table:table-cell office:value-type="float" office:value="1136037" calcext:value-type="float">
            <text:p>1136037</text:p>
          </table:table-cell>
          <table:table-cell office:value-type="float" office:value="171" calcext:value-type="float">
            <text:p>171</text:p>
          </table:table-cell>
          <table:table-cell office:value-type="float" office:value="5167231" calcext:value-type="float">
            <text:p>5167231</text:p>
          </table:table-cell>
          <table:table-cell office:value-type="float" office:value="753224" calcext:value-type="float">
            <text:p>753224</text:p>
          </table:table-cell>
          <table:table-cell office:value-type="float" office:value="70" calcext:value-type="float">
            <text:p>70</text:p>
          </table:table-cell>
          <table:table-cell office:value-type="float" office:value="152745440" calcext:value-type="float">
            <text:p>152745440</text:p>
          </table:table-cell>
          <table:table-cell office:value-type="float" office:value="735361" calcext:value-type="float">
            <text:p>735361</text:p>
          </table:table-cell>
          <table:table-cell office:value-type="float" office:value="1247195" calcext:value-type="float">
            <text:p>1247195</text:p>
          </table:table-cell>
          <table:table-cell office:value-type="float" office:value="10343830" calcext:value-type="float">
            <text:p>10343830</text:p>
          </table:table-cell>
          <table:table-cell/>
          <table:table-cell table:formula="of:=SUM([.B406:.L406])" office:value-type="float" office:value="174306808" calcext:value-type="float">
            <text:p>174306808</text:p>
          </table:table-cell>
          <table:table-cell table:formula="of:=MAX([.B406:.L406])" office:value-type="float" office:value="152745440" calcext:value-type="float">
            <text:p>152745440</text:p>
          </table:table-cell>
          <table:table-cell table:formula="of:=INDEX([.$B$1:.$L$1];0;MATCH(MAX([.$B406:.$L406]);[.$B406:.$L406];0))" office:value-type="string" office:string-value="Facendi" calcext:value-type="string">
            <text:p>Facendi</text:p>
          </table:table-cell>
          <table:table-cell table:formula="of:=[.O406]/[.N406]" office:value-type="percentage" office:value="0.876302203870316" calcext:value-type="percentage">
            <text:p>87.63%</text:p>
          </table:table-cell>
          <table:table-cell/>
          <table:table-cell table:formula="of:=1000000000/[.N406]" office:value-type="float" office:value="5.73701057046492" calcext:value-type="float">
            <text:p>5.73701057046492</text:p>
          </table:table-cell>
          <table:table-cell table:formula="of:=IF([.A406]=1;1000000000/[.N406];&quot;&quot;)" office:value-type="float" office:value="5.73701057046492" calcext:value-type="float">
            <text:p>5.73701057046492</text:p>
          </table:table-cell>
          <table:table-cell table:formula="of:=IF([.A406]=1;[.P406];&quot;&quot;)" office:value-type="string" office:string-value="Facendi" calcext:value-type="string">
            <text:p>Facendi</text:p>
          </table:table-cell>
          <table:table-cell table:style-name="ce1" table:formula="of:=IF(ISBLANK([.T406]);&quot;&quot;;[.Q406])" office:value-type="percentage" office:value="0.876302203870316" calcext:value-type="percentage">
            <text:p>87.63%</text:p>
          </table:table-cell>
          <table:table-cell table:formula="of:=IF([.A406]=1;[.V406]*[.N406]/1000000;&quot;&quot;)" office:value-type="float" office:value="152.74544" calcext:value-type="float">
            <text:p>152.745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3562" calcext:value-type="float">
            <text:p>773562</text:p>
          </table:table-cell>
          <table:table-cell office:value-type="float" office:value="757312" calcext:value-type="float">
            <text:p>757312</text:p>
          </table:table-cell>
          <table:table-cell office:value-type="float" office:value="983924" calcext:value-type="float">
            <text:p>983924</text:p>
          </table:table-cell>
          <table:table-cell office:value-type="float" office:value="100" calcext:value-type="float">
            <text:p>100</text:p>
          </table:table-cell>
          <table:table-cell office:value-type="float" office:value="5345253" calcext:value-type="float">
            <text:p>5345253</text:p>
          </table:table-cell>
          <table:table-cell office:value-type="float" office:value="773772" calcext:value-type="float">
            <text:p>773772</text:p>
          </table:table-cell>
          <table:table-cell office:value-type="float" office:value="80" calcext:value-type="float">
            <text:p>80</text:p>
          </table:table-cell>
          <table:table-cell office:value-type="float" office:value="239366" calcext:value-type="float">
            <text:p>239366</text:p>
          </table:table-cell>
          <table:table-cell office:value-type="float" office:value="791916" calcext:value-type="float">
            <text:p>791916</text:p>
          </table:table-cell>
          <table:table-cell office:value-type="float" office:value="757933" calcext:value-type="float">
            <text:p>757933</text:p>
          </table:table-cell>
          <table:table-cell office:value-type="float" office:value="10238073" calcext:value-type="float">
            <text:p>10238073</text:p>
          </table:table-cell>
          <table:table-cell/>
          <table:table-cell table:formula="of:=SUM([.B407:.L407])" office:value-type="float" office:value="20661291" calcext:value-type="float">
            <text:p>20661291</text:p>
          </table:table-cell>
          <table:table-cell table:formula="of:=MAX([.B407:.L407])" office:value-type="float" office:value="10238073" calcext:value-type="float">
            <text:p>10238073</text:p>
          </table:table-cell>
          <table:table-cell table:formula="of:=INDEX([.$B$1:.$L$1];0;MATCH(MAX([.$B407:.$L407]);[.$B407:.$L407];0))" office:value-type="string" office:string-value="TimeWaitKey" calcext:value-type="string">
            <text:p>TimeWaitKey</text:p>
          </table:table-cell>
          <table:table-cell table:formula="of:=[.O407]/[.N407]" office:value-type="percentage" office:value="0.495519520053224" calcext:value-type="percentage">
            <text:p>49.55%</text:p>
          </table:table-cell>
          <table:table-cell/>
          <table:table-cell table:formula="of:=1000000000/[.N407]" office:value-type="float" office:value="48.3996861570751" calcext:value-type="float">
            <text:p>48.3996861570751</text:p>
          </table:table-cell>
          <table:table-cell table:formula="of:=IF([.A407]=1;1000000000/[.N407];&quot;&quot;)" office:value-type="float" office:value="48.3996861570751" calcext:value-type="float">
            <text:p>48.3996861570751</text:p>
          </table:table-cell>
          <table:table-cell table:formula="of:=IF([.A407]=1;[.P407];&quot;&quot;)" office:value-type="string" office:string-value="TimeWaitKey" calcext:value-type="string">
            <text:p>TimeWaitKey</text:p>
          </table:table-cell>
          <table:table-cell table:style-name="ce1" table:formula="of:=IF(ISBLANK([.T407]);&quot;&quot;;[.Q407])" office:value-type="percentage" office:value="0.495519520053224" calcext:value-type="percentage">
            <text:p>49.55%</text:p>
          </table:table-cell>
          <table:table-cell table:formula="of:=IF([.A407]=1;[.V407]*[.N407]/1000000;&quot;&quot;)" office:value-type="float" office:value="10.238073" calcext:value-type="float">
            <text:p>10.2380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4691" calcext:value-type="float">
            <text:p>944691</text:p>
          </table:table-cell>
          <table:table-cell office:value-type="float" office:value="1232026" calcext:value-type="float">
            <text:p>1232026</text:p>
          </table:table-cell>
          <table:table-cell office:value-type="float" office:value="977642" calcext:value-type="float">
            <text:p>977642</text:p>
          </table:table-cell>
          <table:table-cell office:value-type="float" office:value="161" calcext:value-type="float">
            <text:p>161</text:p>
          </table:table-cell>
          <table:table-cell office:value-type="float" office:value="5523005" calcext:value-type="float">
            <text:p>5523005</text:p>
          </table:table-cell>
          <table:table-cell office:value-type="float" office:value="778010" calcext:value-type="float">
            <text:p>778010</text:p>
          </table:table-cell>
          <table:table-cell office:value-type="float" office:value="70" calcext:value-type="float">
            <text:p>70</text:p>
          </table:table-cell>
          <table:table-cell office:value-type="float" office:value="245026" calcext:value-type="float">
            <text:p>245026</text:p>
          </table:table-cell>
          <table:table-cell office:value-type="float" office:value="774484" calcext:value-type="float">
            <text:p>774484</text:p>
          </table:table-cell>
          <table:table-cell office:value-type="float" office:value="744758" calcext:value-type="float">
            <text:p>744758</text:p>
          </table:table-cell>
          <table:table-cell office:value-type="float" office:value="10735841" calcext:value-type="float">
            <text:p>10735841</text:p>
          </table:table-cell>
          <table:table-cell/>
          <table:table-cell table:formula="of:=SUM([.B408:.L408])" office:value-type="float" office:value="21955714" calcext:value-type="float">
            <text:p>21955714</text:p>
          </table:table-cell>
          <table:table-cell table:formula="of:=MAX([.B408:.L408])" office:value-type="float" office:value="10735841" calcext:value-type="float">
            <text:p>10735841</text:p>
          </table:table-cell>
          <table:table-cell table:formula="of:=INDEX([.$B$1:.$L$1];0;MATCH(MAX([.$B408:.$L408]);[.$B408:.$L408];0))" office:value-type="string" office:string-value="TimeWaitKey" calcext:value-type="string">
            <text:p>TimeWaitKey</text:p>
          </table:table-cell>
          <table:table-cell table:formula="of:=[.O408]/[.N408]" office:value-type="percentage" office:value="0.488977083596553" calcext:value-type="percentage">
            <text:p>48.90%</text:p>
          </table:table-cell>
          <table:table-cell/>
          <table:table-cell table:formula="of:=1000000000/[.N408]" office:value-type="float" office:value="45.5462300155668" calcext:value-type="float">
            <text:p>45.5462300155668</text:p>
          </table:table-cell>
          <table:table-cell table:formula="of:=IF([.A408]=1;1000000000/[.N408];&quot;&quot;)" office:value-type="float" office:value="45.5462300155668" calcext:value-type="float">
            <text:p>45.5462300155668</text:p>
          </table:table-cell>
          <table:table-cell table:formula="of:=IF([.A408]=1;[.P408];&quot;&quot;)" office:value-type="string" office:string-value="TimeWaitKey" calcext:value-type="string">
            <text:p>TimeWaitKey</text:p>
          </table:table-cell>
          <table:table-cell table:style-name="ce1" table:formula="of:=IF(ISBLANK([.T408]);&quot;&quot;;[.Q408])" office:value-type="percentage" office:value="0.488977083596553" calcext:value-type="percentage">
            <text:p>48.90%</text:p>
          </table:table-cell>
          <table:table-cell table:formula="of:=IF([.A408]=1;[.V408]*[.N408]/1000000;&quot;&quot;)" office:value-type="float" office:value="10.735841" calcext:value-type="float">
            <text:p>10.7358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5488" calcext:value-type="float">
            <text:p>905488</text:p>
          </table:table-cell>
          <table:table-cell office:value-type="float" office:value="1224211" calcext:value-type="float">
            <text:p>1224211</text:p>
          </table:table-cell>
          <table:table-cell office:value-type="float" office:value="995636" calcext:value-type="float">
            <text:p>995636</text:p>
          </table:table-cell>
          <table:table-cell office:value-type="float" office:value="91" calcext:value-type="float">
            <text:p>91</text:p>
          </table:table-cell>
          <table:table-cell office:value-type="float" office:value="5227905" calcext:value-type="float">
            <text:p>5227905</text:p>
          </table:table-cell>
          <table:table-cell office:value-type="float" office:value="727075" calcext:value-type="float">
            <text:p>727075</text:p>
          </table:table-cell>
          <table:table-cell office:value-type="float" office:value="80" calcext:value-type="float">
            <text:p>80</text:p>
          </table:table-cell>
          <table:table-cell office:value-type="float" office:value="256087" calcext:value-type="float">
            <text:p>256087</text:p>
          </table:table-cell>
          <table:table-cell office:value-type="float" office:value="747323" calcext:value-type="float">
            <text:p>747323</text:p>
          </table:table-cell>
          <table:table-cell office:value-type="float" office:value="741011" calcext:value-type="float">
            <text:p>741011</text:p>
          </table:table-cell>
          <table:table-cell office:value-type="float" office:value="10754315" calcext:value-type="float">
            <text:p>10754315</text:p>
          </table:table-cell>
          <table:table-cell/>
          <table:table-cell table:formula="of:=SUM([.B409:.L409])" office:value-type="float" office:value="21579222" calcext:value-type="float">
            <text:p>21579222</text:p>
          </table:table-cell>
          <table:table-cell table:formula="of:=MAX([.B409:.L409])" office:value-type="float" office:value="10754315" calcext:value-type="float">
            <text:p>10754315</text:p>
          </table:table-cell>
          <table:table-cell table:formula="of:=INDEX([.$B$1:.$L$1];0;MATCH(MAX([.$B409:.$L409]);[.$B409:.$L409];0))" office:value-type="string" office:string-value="TimeWaitKey" calcext:value-type="string">
            <text:p>TimeWaitKey</text:p>
          </table:table-cell>
          <table:table-cell table:formula="of:=[.O409]/[.N409]" office:value-type="percentage" office:value="0.498364352523923" calcext:value-type="percentage">
            <text:p>49.84%</text:p>
          </table:table-cell>
          <table:table-cell/>
          <table:table-cell table:formula="of:=1000000000/[.N409]" office:value-type="float" office:value="46.3408736422472" calcext:value-type="float">
            <text:p>46.3408736422472</text:p>
          </table:table-cell>
          <table:table-cell table:formula="of:=IF([.A409]=1;1000000000/[.N409];&quot;&quot;)" office:value-type="float" office:value="46.3408736422472" calcext:value-type="float">
            <text:p>46.3408736422472</text:p>
          </table:table-cell>
          <table:table-cell table:formula="of:=IF([.A409]=1;[.P409];&quot;&quot;)" office:value-type="string" office:string-value="TimeWaitKey" calcext:value-type="string">
            <text:p>TimeWaitKey</text:p>
          </table:table-cell>
          <table:table-cell table:style-name="ce1" table:formula="of:=IF(ISBLANK([.T409]);&quot;&quot;;[.Q409])" office:value-type="percentage" office:value="0.498364352523923" calcext:value-type="percentage">
            <text:p>49.84%</text:p>
          </table:table-cell>
          <table:table-cell table:formula="of:=IF([.A409]=1;[.V409]*[.N409]/1000000;&quot;&quot;)" office:value-type="float" office:value="10.754315" calcext:value-type="float">
            <text:p>10.7543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4681" calcext:value-type="float">
            <text:p>794681</text:p>
          </table:table-cell>
          <table:table-cell office:value-type="float" office:value="759495" calcext:value-type="float">
            <text:p>759495</text:p>
          </table:table-cell>
          <table:table-cell office:value-type="float" office:value="964308" calcext:value-type="float">
            <text:p>964308</text:p>
          </table:table-cell>
          <table:table-cell office:value-type="float" office:value="70" calcext:value-type="float">
            <text:p>70</text:p>
          </table:table-cell>
          <table:table-cell office:value-type="float" office:value="5315117" calcext:value-type="float">
            <text:p>5315117</text:p>
          </table:table-cell>
          <table:table-cell office:value-type="float" office:value="730682" calcext:value-type="float">
            <text:p>730682</text:p>
          </table:table-cell>
          <table:table-cell office:value-type="float" office:value="70" calcext:value-type="float">
            <text:p>70</text:p>
          </table:table-cell>
          <table:table-cell office:value-type="float" office:value="156346320" calcext:value-type="float">
            <text:p>156346320</text:p>
          </table:table-cell>
          <table:table-cell office:value-type="float" office:value="781597" calcext:value-type="float">
            <text:p>781597</text:p>
          </table:table-cell>
          <table:table-cell office:value-type="float" office:value="740460" calcext:value-type="float">
            <text:p>740460</text:p>
          </table:table-cell>
          <table:table-cell office:value-type="float" office:value="10647538" calcext:value-type="float">
            <text:p>10647538</text:p>
          </table:table-cell>
          <table:table-cell/>
          <table:table-cell table:formula="of:=SUM([.B410:.L410])" office:value-type="float" office:value="177080338" calcext:value-type="float">
            <text:p>177080338</text:p>
          </table:table-cell>
          <table:table-cell table:formula="of:=MAX([.B410:.L410])" office:value-type="float" office:value="156346320" calcext:value-type="float">
            <text:p>156346320</text:p>
          </table:table-cell>
          <table:table-cell table:formula="of:=INDEX([.$B$1:.$L$1];0;MATCH(MAX([.$B410:.$L410]);[.$B410:.$L410];0))" office:value-type="string" office:string-value="Facendi" calcext:value-type="string">
            <text:p>Facendi</text:p>
          </table:table-cell>
          <table:table-cell table:formula="of:=[.O410]/[.N410]" office:value-type="percentage" office:value="0.882911800179645" calcext:value-type="percentage">
            <text:p>88.29%</text:p>
          </table:table-cell>
          <table:table-cell/>
          <table:table-cell table:formula="of:=1000000000/[.N410]" office:value-type="float" office:value="5.64715434414859" calcext:value-type="float">
            <text:p>5.64715434414859</text:p>
          </table:table-cell>
          <table:table-cell table:formula="of:=IF([.A410]=1;1000000000/[.N410];&quot;&quot;)" office:value-type="float" office:value="5.64715434414859" calcext:value-type="float">
            <text:p>5.64715434414859</text:p>
          </table:table-cell>
          <table:table-cell table:formula="of:=IF([.A410]=1;[.P410];&quot;&quot;)" office:value-type="string" office:string-value="Facendi" calcext:value-type="string">
            <text:p>Facendi</text:p>
          </table:table-cell>
          <table:table-cell table:style-name="ce1" table:formula="of:=IF(ISBLANK([.T410]);&quot;&quot;;[.Q410])" office:value-type="percentage" office:value="0.882911800179645" calcext:value-type="percentage">
            <text:p>88.29%</text:p>
          </table:table-cell>
          <table:table-cell table:formula="of:=IF([.A410]=1;[.V410]*[.N410]/1000000;&quot;&quot;)" office:value-type="float" office:value="156.34632" calcext:value-type="float">
            <text:p>156.346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4179" calcext:value-type="float">
            <text:p>1314179</text:p>
          </table:table-cell>
          <table:table-cell office:value-type="float" office:value="1265388" calcext:value-type="float">
            <text:p>1265388</text:p>
          </table:table-cell>
          <table:table-cell office:value-type="float" office:value="969076" calcext:value-type="float">
            <text:p>969076</text:p>
          </table:table-cell>
          <table:table-cell office:value-type="float" office:value="80" calcext:value-type="float">
            <text:p>80</text:p>
          </table:table-cell>
          <table:table-cell office:value-type="float" office:value="5235809" calcext:value-type="float">
            <text:p>5235809</text:p>
          </table:table-cell>
          <table:table-cell office:value-type="float" office:value="728478" calcext:value-type="float">
            <text:p>728478</text:p>
          </table:table-cell>
          <table:table-cell office:value-type="float" office:value="81" calcext:value-type="float">
            <text:p>81</text:p>
          </table:table-cell>
          <table:table-cell office:value-type="float" office:value="253943" calcext:value-type="float">
            <text:p>253943</text:p>
          </table:table-cell>
          <table:table-cell office:value-type="float" office:value="765377" calcext:value-type="float">
            <text:p>765377</text:p>
          </table:table-cell>
          <table:table-cell office:value-type="float" office:value="741071" calcext:value-type="float">
            <text:p>741071</text:p>
          </table:table-cell>
          <table:table-cell office:value-type="float" office:value="10465857" calcext:value-type="float">
            <text:p>10465857</text:p>
          </table:table-cell>
          <table:table-cell/>
          <table:table-cell table:formula="of:=SUM([.B411:.L411])" office:value-type="float" office:value="21739339" calcext:value-type="float">
            <text:p>21739339</text:p>
          </table:table-cell>
          <table:table-cell table:formula="of:=MAX([.B411:.L411])" office:value-type="float" office:value="10465857" calcext:value-type="float">
            <text:p>10465857</text:p>
          </table:table-cell>
          <table:table-cell table:formula="of:=INDEX([.$B$1:.$L$1];0;MATCH(MAX([.$B411:.$L411]);[.$B411:.$L411];0))" office:value-type="string" office:string-value="TimeWaitKey" calcext:value-type="string">
            <text:p>TimeWaitKey</text:p>
          </table:table-cell>
          <table:table-cell table:formula="of:=[.O411]/[.N411]" office:value-type="percentage" office:value="0.481424803210438" calcext:value-type="percentage">
            <text:p>48.14%</text:p>
          </table:table-cell>
          <table:table-cell/>
          <table:table-cell table:formula="of:=1000000000/[.N411]" office:value-type="float" office:value="45.999558680234" calcext:value-type="float">
            <text:p>45.999558680234</text:p>
          </table:table-cell>
          <table:table-cell table:formula="of:=IF([.A411]=1;1000000000/[.N411];&quot;&quot;)" office:value-type="float" office:value="45.999558680234" calcext:value-type="float">
            <text:p>45.999558680234</text:p>
          </table:table-cell>
          <table:table-cell table:formula="of:=IF([.A411]=1;[.P411];&quot;&quot;)" office:value-type="string" office:string-value="TimeWaitKey" calcext:value-type="string">
            <text:p>TimeWaitKey</text:p>
          </table:table-cell>
          <table:table-cell table:style-name="ce1" table:formula="of:=IF(ISBLANK([.T411]);&quot;&quot;;[.Q411])" office:value-type="percentage" office:value="0.481424803210438" calcext:value-type="percentage">
            <text:p>48.14%</text:p>
          </table:table-cell>
          <table:table-cell table:formula="of:=IF([.A411]=1;[.V411]*[.N411]/1000000;&quot;&quot;)" office:value-type="float" office:value="10.465857" calcext:value-type="float">
            <text:p>10.4658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5739" calcext:value-type="float">
            <text:p>975739</text:p>
          </table:table-cell>
          <table:table-cell office:value-type="float" office:value="1321242" calcext:value-type="float">
            <text:p>1321242</text:p>
          </table:table-cell>
          <table:table-cell office:value-type="float" office:value="965400" calcext:value-type="float">
            <text:p>965400</text:p>
          </table:table-cell>
          <table:table-cell office:value-type="float" office:value="80" calcext:value-type="float">
            <text:p>80</text:p>
          </table:table-cell>
          <table:table-cell office:value-type="float" office:value="5970458" calcext:value-type="float">
            <text:p>5970458</text:p>
          </table:table-cell>
          <table:table-cell office:value-type="float" office:value="730812" calcext:value-type="float">
            <text:p>730812</text:p>
          </table:table-cell>
          <table:table-cell office:value-type="float" office:value="80" calcext:value-type="float">
            <text:p>80</text:p>
          </table:table-cell>
          <table:table-cell office:value-type="float" office:value="273801" calcext:value-type="float">
            <text:p>273801</text:p>
          </table:table-cell>
          <table:table-cell office:value-type="float" office:value="744437" calcext:value-type="float">
            <text:p>744437</text:p>
          </table:table-cell>
          <table:table-cell office:value-type="float" office:value="727416" calcext:value-type="float">
            <text:p>727416</text:p>
          </table:table-cell>
          <table:table-cell office:value-type="float" office:value="10863489" calcext:value-type="float">
            <text:p>10863489</text:p>
          </table:table-cell>
          <table:table-cell/>
          <table:table-cell table:formula="of:=SUM([.B412:.L412])" office:value-type="float" office:value="22572954" calcext:value-type="float">
            <text:p>22572954</text:p>
          </table:table-cell>
          <table:table-cell table:formula="of:=MAX([.B412:.L412])" office:value-type="float" office:value="10863489" calcext:value-type="float">
            <text:p>10863489</text:p>
          </table:table-cell>
          <table:table-cell table:formula="of:=INDEX([.$B$1:.$L$1];0;MATCH(MAX([.$B412:.$L412]);[.$B412:.$L412];0))" office:value-type="string" office:string-value="TimeWaitKey" calcext:value-type="string">
            <text:p>TimeWaitKey</text:p>
          </table:table-cell>
          <table:table-cell table:formula="of:=[.O412]/[.N412]" office:value-type="percentage" office:value="0.481261291721057" calcext:value-type="percentage">
            <text:p>48.13%</text:p>
          </table:table-cell>
          <table:table-cell/>
          <table:table-cell table:formula="of:=1000000000/[.N412]" office:value-type="float" office:value="44.3008035191141" calcext:value-type="float">
            <text:p>44.3008035191141</text:p>
          </table:table-cell>
          <table:table-cell table:formula="of:=IF([.A412]=1;1000000000/[.N412];&quot;&quot;)" office:value-type="float" office:value="44.3008035191141" calcext:value-type="float">
            <text:p>44.3008035191141</text:p>
          </table:table-cell>
          <table:table-cell table:formula="of:=IF([.A412]=1;[.P412];&quot;&quot;)" office:value-type="string" office:string-value="TimeWaitKey" calcext:value-type="string">
            <text:p>TimeWaitKey</text:p>
          </table:table-cell>
          <table:table-cell table:style-name="ce1" table:formula="of:=IF(ISBLANK([.T412]);&quot;&quot;;[.Q412])" office:value-type="percentage" office:value="0.481261291721057" calcext:value-type="percentage">
            <text:p>48.13%</text:p>
          </table:table-cell>
          <table:table-cell table:formula="of:=IF([.A412]=1;[.V412]*[.N412]/1000000;&quot;&quot;)" office:value-type="float" office:value="10.863489" calcext:value-type="float">
            <text:p>10.8634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6383" calcext:value-type="float">
            <text:p>736383</text:p>
          </table:table-cell>
          <table:table-cell office:value-type="float" office:value="736252" calcext:value-type="float">
            <text:p>736252</text:p>
          </table:table-cell>
          <table:table-cell office:value-type="float" office:value="967173" calcext:value-type="float">
            <text:p>967173</text:p>
          </table:table-cell>
          <table:table-cell office:value-type="float" office:value="100" calcext:value-type="float">
            <text:p>100</text:p>
          </table:table-cell>
          <table:table-cell office:value-type="float" office:value="5208508" calcext:value-type="float">
            <text:p>5208508</text:p>
          </table:table-cell>
          <table:table-cell office:value-type="float" office:value="749376" calcext:value-type="float">
            <text:p>749376</text:p>
          </table:table-cell>
          <table:table-cell office:value-type="float" office:value="81" calcext:value-type="float">
            <text:p>81</text:p>
          </table:table-cell>
          <table:table-cell office:value-type="float" office:value="243544" calcext:value-type="float">
            <text:p>243544</text:p>
          </table:table-cell>
          <table:table-cell office:value-type="float" office:value="813677" calcext:value-type="float">
            <text:p>813677</text:p>
          </table:table-cell>
          <table:table-cell office:value-type="float" office:value="752112" calcext:value-type="float">
            <text:p>752112</text:p>
          </table:table-cell>
          <table:table-cell office:value-type="float" office:value="11081755" calcext:value-type="float">
            <text:p>11081755</text:p>
          </table:table-cell>
          <table:table-cell/>
          <table:table-cell table:formula="of:=SUM([.B413:.L413])" office:value-type="float" office:value="21288961" calcext:value-type="float">
            <text:p>21288961</text:p>
          </table:table-cell>
          <table:table-cell table:formula="of:=MAX([.B413:.L413])" office:value-type="float" office:value="11081755" calcext:value-type="float">
            <text:p>11081755</text:p>
          </table:table-cell>
          <table:table-cell table:formula="of:=INDEX([.$B$1:.$L$1];0;MATCH(MAX([.$B413:.$L413]);[.$B413:.$L413];0))" office:value-type="string" office:string-value="TimeWaitKey" calcext:value-type="string">
            <text:p>TimeWaitKey</text:p>
          </table:table-cell>
          <table:table-cell table:formula="of:=[.O413]/[.N413]" office:value-type="percentage" office:value="0.520539964350538" calcext:value-type="percentage">
            <text:p>52.05%</text:p>
          </table:table-cell>
          <table:table-cell/>
          <table:table-cell table:formula="of:=1000000000/[.N413]" office:value-type="float" office:value="46.9727010162685" calcext:value-type="float">
            <text:p>46.9727010162685</text:p>
          </table:table-cell>
          <table:table-cell table:formula="of:=IF([.A413]=1;1000000000/[.N413];&quot;&quot;)" office:value-type="float" office:value="46.9727010162685" calcext:value-type="float">
            <text:p>46.9727010162685</text:p>
          </table:table-cell>
          <table:table-cell table:formula="of:=IF([.A413]=1;[.P413];&quot;&quot;)" office:value-type="string" office:string-value="TimeWaitKey" calcext:value-type="string">
            <text:p>TimeWaitKey</text:p>
          </table:table-cell>
          <table:table-cell table:style-name="ce1" table:formula="of:=IF(ISBLANK([.T413]);&quot;&quot;;[.Q413])" office:value-type="percentage" office:value="0.520539964350538" calcext:value-type="percentage">
            <text:p>52.05%</text:p>
          </table:table-cell>
          <table:table-cell table:formula="of:=IF([.A413]=1;[.V413]*[.N413]/1000000;&quot;&quot;)" office:value-type="float" office:value="11.081755" calcext:value-type="float">
            <text:p>11.0817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3597" calcext:value-type="float">
            <text:p>733597</text:p>
          </table:table-cell>
          <table:table-cell office:value-type="float" office:value="777669" calcext:value-type="float">
            <text:p>777669</text:p>
          </table:table-cell>
          <table:table-cell office:value-type="float" office:value="988292" calcext:value-type="float">
            <text:p>988292</text:p>
          </table:table-cell>
          <table:table-cell office:value-type="float" office:value="170" calcext:value-type="float">
            <text:p>170</text:p>
          </table:table-cell>
          <table:table-cell office:value-type="float" office:value="5090518" calcext:value-type="float">
            <text:p>5090518</text:p>
          </table:table-cell>
          <table:table-cell office:value-type="float" office:value="741793" calcext:value-type="float">
            <text:p>741793</text:p>
          </table:table-cell>
          <table:table-cell office:value-type="float" office:value="70" calcext:value-type="float">
            <text:p>70</text:p>
          </table:table-cell>
          <table:table-cell office:value-type="float" office:value="154966998" calcext:value-type="float">
            <text:p>154966998</text:p>
          </table:table-cell>
          <table:table-cell office:value-type="float" office:value="766268" calcext:value-type="float">
            <text:p>766268</text:p>
          </table:table-cell>
          <table:table-cell office:value-type="float" office:value="761760" calcext:value-type="float">
            <text:p>761760</text:p>
          </table:table-cell>
          <table:table-cell office:value-type="float" office:value="10670718" calcext:value-type="float">
            <text:p>10670718</text:p>
          </table:table-cell>
          <table:table-cell/>
          <table:table-cell table:formula="of:=SUM([.B414:.L414])" office:value-type="float" office:value="175497853" calcext:value-type="float">
            <text:p>175497853</text:p>
          </table:table-cell>
          <table:table-cell table:formula="of:=MAX([.B414:.L414])" office:value-type="float" office:value="154966998" calcext:value-type="float">
            <text:p>154966998</text:p>
          </table:table-cell>
          <table:table-cell table:formula="of:=INDEX([.$B$1:.$L$1];0;MATCH(MAX([.$B414:.$L414]);[.$B414:.$L414];0))" office:value-type="string" office:string-value="Facendi" calcext:value-type="string">
            <text:p>Facendi</text:p>
          </table:table-cell>
          <table:table-cell table:formula="of:=[.O414]/[.N414]" office:value-type="percentage" office:value="0.883013640058605" calcext:value-type="percentage">
            <text:p>88.30%</text:p>
          </table:table-cell>
          <table:table-cell/>
          <table:table-cell table:formula="of:=1000000000/[.N414]" office:value-type="float" office:value="5.69807540608488" calcext:value-type="float">
            <text:p>5.69807540608488</text:p>
          </table:table-cell>
          <table:table-cell table:formula="of:=IF([.A414]=1;1000000000/[.N414];&quot;&quot;)" office:value-type="float" office:value="5.69807540608488" calcext:value-type="float">
            <text:p>5.69807540608488</text:p>
          </table:table-cell>
          <table:table-cell table:formula="of:=IF([.A414]=1;[.P414];&quot;&quot;)" office:value-type="string" office:string-value="Facendi" calcext:value-type="string">
            <text:p>Facendi</text:p>
          </table:table-cell>
          <table:table-cell table:style-name="ce1" table:formula="of:=IF(ISBLANK([.T414]);&quot;&quot;;[.Q414])" office:value-type="percentage" office:value="0.883013640058605" calcext:value-type="percentage">
            <text:p>88.30%</text:p>
          </table:table-cell>
          <table:table-cell table:formula="of:=IF([.A414]=1;[.V414]*[.N414]/1000000;&quot;&quot;)" office:value-type="float" office:value="154.966998" calcext:value-type="float">
            <text:p>154.9669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3050" calcext:value-type="float">
            <text:p>1293050</text:p>
          </table:table-cell>
          <table:table-cell office:value-type="float" office:value="1248277" calcext:value-type="float">
            <text:p>1248277</text:p>
          </table:table-cell>
          <table:table-cell office:value-type="float" office:value="1663450" calcext:value-type="float">
            <text:p>1663450</text:p>
          </table:table-cell>
          <table:table-cell office:value-type="float" office:value="170" calcext:value-type="float">
            <text:p>170</text:p>
          </table:table-cell>
          <table:table-cell office:value-type="float" office:value="5232022" calcext:value-type="float">
            <text:p>5232022</text:p>
          </table:table-cell>
          <table:table-cell office:value-type="float" office:value="702399" calcext:value-type="float">
            <text:p>702399</text:p>
          </table:table-cell>
          <table:table-cell office:value-type="float" office:value="90" calcext:value-type="float">
            <text:p>90</text:p>
          </table:table-cell>
          <table:table-cell office:value-type="float" office:value="231742" calcext:value-type="float">
            <text:p>231742</text:p>
          </table:table-cell>
          <table:table-cell office:value-type="float" office:value="777529" calcext:value-type="float">
            <text:p>777529</text:p>
          </table:table-cell>
          <table:table-cell office:value-type="float" office:value="762512" calcext:value-type="float">
            <text:p>762512</text:p>
          </table:table-cell>
          <table:table-cell office:value-type="float" office:value="10517995" calcext:value-type="float">
            <text:p>10517995</text:p>
          </table:table-cell>
          <table:table-cell/>
          <table:table-cell table:formula="of:=SUM([.B415:.L415])" office:value-type="float" office:value="22429236" calcext:value-type="float">
            <text:p>22429236</text:p>
          </table:table-cell>
          <table:table-cell table:formula="of:=MAX([.B415:.L415])" office:value-type="float" office:value="10517995" calcext:value-type="float">
            <text:p>10517995</text:p>
          </table:table-cell>
          <table:table-cell table:formula="of:=INDEX([.$B$1:.$L$1];0;MATCH(MAX([.$B415:.$L415]);[.$B415:.$L415];0))" office:value-type="string" office:string-value="TimeWaitKey" calcext:value-type="string">
            <text:p>TimeWaitKey</text:p>
          </table:table-cell>
          <table:table-cell table:formula="of:=[.O415]/[.N415]" office:value-type="percentage" office:value="0.46894129608338" calcext:value-type="percentage">
            <text:p>46.89%</text:p>
          </table:table-cell>
          <table:table-cell/>
          <table:table-cell table:formula="of:=1000000000/[.N415]" office:value-type="float" office:value="44.5846661919291" calcext:value-type="float">
            <text:p>44.5846661919291</text:p>
          </table:table-cell>
          <table:table-cell table:formula="of:=IF([.A415]=1;1000000000/[.N415];&quot;&quot;)" office:value-type="float" office:value="44.5846661919291" calcext:value-type="float">
            <text:p>44.5846661919291</text:p>
          </table:table-cell>
          <table:table-cell table:formula="of:=IF([.A415]=1;[.P415];&quot;&quot;)" office:value-type="string" office:string-value="TimeWaitKey" calcext:value-type="string">
            <text:p>TimeWaitKey</text:p>
          </table:table-cell>
          <table:table-cell table:style-name="ce1" table:formula="of:=IF(ISBLANK([.T415]);&quot;&quot;;[.Q415])" office:value-type="percentage" office:value="0.46894129608338" calcext:value-type="percentage">
            <text:p>46.89%</text:p>
          </table:table-cell>
          <table:table-cell table:formula="of:=IF([.A415]=1;[.V415]*[.N415]/1000000;&quot;&quot;)" office:value-type="float" office:value="10.517995" calcext:value-type="float">
            <text:p>10.5179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3693" calcext:value-type="float">
            <text:p>913693</text:p>
          </table:table-cell>
          <table:table-cell office:value-type="float" office:value="732986" calcext:value-type="float">
            <text:p>732986</text:p>
          </table:table-cell>
          <table:table-cell office:value-type="float" office:value="963676" calcext:value-type="float">
            <text:p>963676</text:p>
          </table:table-cell>
          <table:table-cell office:value-type="float" office:value="160" calcext:value-type="float">
            <text:p>160</text:p>
          </table:table-cell>
          <table:table-cell office:value-type="float" office:value="5188310" calcext:value-type="float">
            <text:p>5188310</text:p>
          </table:table-cell>
          <table:table-cell office:value-type="float" office:value="756550" calcext:value-type="float">
            <text:p>756550</text:p>
          </table:table-cell>
          <table:table-cell office:value-type="float" office:value="90" calcext:value-type="float">
            <text:p>90</text:p>
          </table:table-cell>
          <table:table-cell office:value-type="float" office:value="244586" calcext:value-type="float">
            <text:p>244586</text:p>
          </table:table-cell>
          <table:table-cell office:value-type="float" office:value="766158" calcext:value-type="float">
            <text:p>766158</text:p>
          </table:table-cell>
          <table:table-cell office:value-type="float" office:value="760818" calcext:value-type="float">
            <text:p>760818</text:p>
          </table:table-cell>
          <table:table-cell office:value-type="float" office:value="10221953" calcext:value-type="float">
            <text:p>10221953</text:p>
          </table:table-cell>
          <table:table-cell/>
          <table:table-cell table:formula="of:=SUM([.B416:.L416])" office:value-type="float" office:value="20548980" calcext:value-type="float">
            <text:p>20548980</text:p>
          </table:table-cell>
          <table:table-cell table:formula="of:=MAX([.B416:.L416])" office:value-type="float" office:value="10221953" calcext:value-type="float">
            <text:p>10221953</text:p>
          </table:table-cell>
          <table:table-cell table:formula="of:=INDEX([.$B$1:.$L$1];0;MATCH(MAX([.$B416:.$L416]);[.$B416:.$L416];0))" office:value-type="string" office:string-value="TimeWaitKey" calcext:value-type="string">
            <text:p>TimeWaitKey</text:p>
          </table:table-cell>
          <table:table-cell table:formula="of:=[.O416]/[.N416]" office:value-type="percentage" office:value="0.497443328087331" calcext:value-type="percentage">
            <text:p>49.74%</text:p>
          </table:table-cell>
          <table:table-cell/>
          <table:table-cell table:formula="of:=1000000000/[.N416]" office:value-type="float" office:value="48.6642159367521" calcext:value-type="float">
            <text:p>48.6642159367521</text:p>
          </table:table-cell>
          <table:table-cell table:formula="of:=IF([.A416]=1;1000000000/[.N416];&quot;&quot;)" office:value-type="float" office:value="48.6642159367521" calcext:value-type="float">
            <text:p>48.6642159367521</text:p>
          </table:table-cell>
          <table:table-cell table:formula="of:=IF([.A416]=1;[.P416];&quot;&quot;)" office:value-type="string" office:string-value="TimeWaitKey" calcext:value-type="string">
            <text:p>TimeWaitKey</text:p>
          </table:table-cell>
          <table:table-cell table:style-name="ce1" table:formula="of:=IF(ISBLANK([.T416]);&quot;&quot;;[.Q416])" office:value-type="percentage" office:value="0.497443328087331" calcext:value-type="percentage">
            <text:p>49.74%</text:p>
          </table:table-cell>
          <table:table-cell table:formula="of:=IF([.A416]=1;[.V416]*[.N416]/1000000;&quot;&quot;)" office:value-type="float" office:value="10.221953" calcext:value-type="float">
            <text:p>10.2219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1637" calcext:value-type="float">
            <text:p>931637</text:p>
          </table:table-cell>
          <table:table-cell office:value-type="float" office:value="1210035" calcext:value-type="float">
            <text:p>1210035</text:p>
          </table:table-cell>
          <table:table-cell office:value-type="float" office:value="962284" calcext:value-type="float">
            <text:p>962284</text:p>
          </table:table-cell>
          <table:table-cell office:value-type="float" office:value="70" calcext:value-type="float">
            <text:p>70</text:p>
          </table:table-cell>
          <table:table-cell office:value-type="float" office:value="5158013" calcext:value-type="float">
            <text:p>5158013</text:p>
          </table:table-cell>
          <table:table-cell office:value-type="float" office:value="705435" calcext:value-type="float">
            <text:p>705435</text:p>
          </table:table-cell>
          <table:table-cell office:value-type="float" office:value="80" calcext:value-type="float">
            <text:p>80</text:p>
          </table:table-cell>
          <table:table-cell office:value-type="float" office:value="252210" calcext:value-type="float">
            <text:p>252210</text:p>
          </table:table-cell>
          <table:table-cell office:value-type="float" office:value="727606" calcext:value-type="float">
            <text:p>727606</text:p>
          </table:table-cell>
          <table:table-cell office:value-type="float" office:value="745550" calcext:value-type="float">
            <text:p>745550</text:p>
          </table:table-cell>
          <table:table-cell office:value-type="float" office:value="10591902" calcext:value-type="float">
            <text:p>10591902</text:p>
          </table:table-cell>
          <table:table-cell/>
          <table:table-cell table:formula="of:=SUM([.B417:.L417])" office:value-type="float" office:value="21284822" calcext:value-type="float">
            <text:p>21284822</text:p>
          </table:table-cell>
          <table:table-cell table:formula="of:=MAX([.B417:.L417])" office:value-type="float" office:value="10591902" calcext:value-type="float">
            <text:p>10591902</text:p>
          </table:table-cell>
          <table:table-cell table:formula="of:=INDEX([.$B$1:.$L$1];0;MATCH(MAX([.$B417:.$L417]);[.$B417:.$L417];0))" office:value-type="string" office:string-value="TimeWaitKey" calcext:value-type="string">
            <text:p>TimeWaitKey</text:p>
          </table:table-cell>
          <table:table-cell table:formula="of:=[.O417]/[.N417]" office:value-type="percentage" office:value="0.497626994484614" calcext:value-type="percentage">
            <text:p>49.76%</text:p>
          </table:table-cell>
          <table:table-cell/>
          <table:table-cell table:formula="of:=1000000000/[.N417]" office:value-type="float" office:value="46.9818352251196" calcext:value-type="float">
            <text:p>46.9818352251196</text:p>
          </table:table-cell>
          <table:table-cell table:formula="of:=IF([.A417]=1;1000000000/[.N417];&quot;&quot;)" office:value-type="float" office:value="46.9818352251196" calcext:value-type="float">
            <text:p>46.9818352251196</text:p>
          </table:table-cell>
          <table:table-cell table:formula="of:=IF([.A417]=1;[.P417];&quot;&quot;)" office:value-type="string" office:string-value="TimeWaitKey" calcext:value-type="string">
            <text:p>TimeWaitKey</text:p>
          </table:table-cell>
          <table:table-cell table:style-name="ce1" table:formula="of:=IF(ISBLANK([.T417]);&quot;&quot;;[.Q417])" office:value-type="percentage" office:value="0.497626994484614" calcext:value-type="percentage">
            <text:p>49.76%</text:p>
          </table:table-cell>
          <table:table-cell table:formula="of:=IF([.A417]=1;[.V417]*[.N417]/1000000;&quot;&quot;)" office:value-type="float" office:value="10.591902" calcext:value-type="float">
            <text:p>10.5919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5631" calcext:value-type="float">
            <text:p>735631</text:p>
          </table:table-cell>
          <table:table-cell office:value-type="float" office:value="708801" calcext:value-type="float">
            <text:p>708801</text:p>
          </table:table-cell>
          <table:table-cell office:value-type="float" office:value="977392" calcext:value-type="float">
            <text:p>977392</text:p>
          </table:table-cell>
          <table:table-cell office:value-type="float" office:value="90" calcext:value-type="float">
            <text:p>90</text:p>
          </table:table-cell>
          <table:table-cell office:value-type="float" office:value="5138497" calcext:value-type="float">
            <text:p>5138497</text:p>
          </table:table-cell>
          <table:table-cell office:value-type="float" office:value="702780" calcext:value-type="float">
            <text:p>702780</text:p>
          </table:table-cell>
          <table:table-cell office:value-type="float" office:value="80" calcext:value-type="float">
            <text:p>80</text:p>
          </table:table-cell>
          <table:table-cell office:value-type="float" office:value="155119533" calcext:value-type="float">
            <text:p>155119533</text:p>
          </table:table-cell>
          <table:table-cell office:value-type="float" office:value="734078" calcext:value-type="float">
            <text:p>734078</text:p>
          </table:table-cell>
          <table:table-cell office:value-type="float" office:value="749307" calcext:value-type="float">
            <text:p>749307</text:p>
          </table:table-cell>
          <table:table-cell office:value-type="float" office:value="10646684" calcext:value-type="float">
            <text:p>10646684</text:p>
          </table:table-cell>
          <table:table-cell/>
          <table:table-cell table:formula="of:=SUM([.B418:.L418])" office:value-type="float" office:value="175512873" calcext:value-type="float">
            <text:p>175512873</text:p>
          </table:table-cell>
          <table:table-cell table:formula="of:=MAX([.B418:.L418])" office:value-type="float" office:value="155119533" calcext:value-type="float">
            <text:p>155119533</text:p>
          </table:table-cell>
          <table:table-cell table:formula="of:=INDEX([.$B$1:.$L$1];0;MATCH(MAX([.$B418:.$L418]);[.$B418:.$L418];0))" office:value-type="string" office:string-value="Facendi" calcext:value-type="string">
            <text:p>Facendi</text:p>
          </table:table-cell>
          <table:table-cell table:formula="of:=[.O418]/[.N418]" office:value-type="percentage" office:value="0.883807155273448" calcext:value-type="percentage">
            <text:p>88.38%</text:p>
          </table:table-cell>
          <table:table-cell/>
          <table:table-cell table:formula="of:=1000000000/[.N418]" office:value-type="float" office:value="5.69758777750735" calcext:value-type="float">
            <text:p>5.69758777750735</text:p>
          </table:table-cell>
          <table:table-cell table:formula="of:=IF([.A418]=1;1000000000/[.N418];&quot;&quot;)" office:value-type="float" office:value="5.69758777750735" calcext:value-type="float">
            <text:p>5.69758777750735</text:p>
          </table:table-cell>
          <table:table-cell table:formula="of:=IF([.A418]=1;[.P418];&quot;&quot;)" office:value-type="string" office:string-value="Facendi" calcext:value-type="string">
            <text:p>Facendi</text:p>
          </table:table-cell>
          <table:table-cell table:style-name="ce1" table:formula="of:=IF(ISBLANK([.T418]);&quot;&quot;;[.Q418])" office:value-type="percentage" office:value="0.883807155273448" calcext:value-type="percentage">
            <text:p>88.38%</text:p>
          </table:table-cell>
          <table:table-cell table:formula="of:=IF([.A418]=1;[.V418]*[.N418]/1000000;&quot;&quot;)" office:value-type="float" office:value="155.119533" calcext:value-type="float">
            <text:p>155.1195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9226" calcext:value-type="float">
            <text:p>759226</text:p>
          </table:table-cell>
          <table:table-cell office:value-type="float" office:value="707489" calcext:value-type="float">
            <text:p>707489</text:p>
          </table:table-cell>
          <table:table-cell office:value-type="float" office:value="961411" calcext:value-type="float">
            <text:p>961411</text:p>
          </table:table-cell>
          <table:table-cell office:value-type="float" office:value="160" calcext:value-type="float">
            <text:p>160</text:p>
          </table:table-cell>
          <table:table-cell office:value-type="float" office:value="5131425" calcext:value-type="float">
            <text:p>5131425</text:p>
          </table:table-cell>
          <table:table-cell office:value-type="float" office:value="711647" calcext:value-type="float">
            <text:p>711647</text:p>
          </table:table-cell>
          <table:table-cell office:value-type="float" office:value="70" calcext:value-type="float">
            <text:p>70</text:p>
          </table:table-cell>
          <table:table-cell office:value-type="float" office:value="235259" calcext:value-type="float">
            <text:p>235259</text:p>
          </table:table-cell>
          <table:table-cell office:value-type="float" office:value="759535" calcext:value-type="float">
            <text:p>759535</text:p>
          </table:table-cell>
          <table:table-cell office:value-type="float" office:value="740260" calcext:value-type="float">
            <text:p>740260</text:p>
          </table:table-cell>
          <table:table-cell office:value-type="float" office:value="10443265" calcext:value-type="float">
            <text:p>10443265</text:p>
          </table:table-cell>
          <table:table-cell/>
          <table:table-cell table:formula="of:=SUM([.B419:.L419])" office:value-type="float" office:value="20449747" calcext:value-type="float">
            <text:p>20449747</text:p>
          </table:table-cell>
          <table:table-cell table:formula="of:=MAX([.B419:.L419])" office:value-type="float" office:value="10443265" calcext:value-type="float">
            <text:p>10443265</text:p>
          </table:table-cell>
          <table:table-cell table:formula="of:=INDEX([.$B$1:.$L$1];0;MATCH(MAX([.$B419:.$L419]);[.$B419:.$L419];0))" office:value-type="string" office:string-value="TimeWaitKey" calcext:value-type="string">
            <text:p>TimeWaitKey</text:p>
          </table:table-cell>
          <table:table-cell table:formula="of:=[.O419]/[.N419]" office:value-type="percentage" office:value="0.510679423075503" calcext:value-type="percentage">
            <text:p>51.07%</text:p>
          </table:table-cell>
          <table:table-cell/>
          <table:table-cell table:formula="of:=1000000000/[.N419]" office:value-type="float" office:value="48.9003604787873" calcext:value-type="float">
            <text:p>48.9003604787873</text:p>
          </table:table-cell>
          <table:table-cell table:formula="of:=IF([.A419]=1;1000000000/[.N419];&quot;&quot;)" office:value-type="float" office:value="48.9003604787873" calcext:value-type="float">
            <text:p>48.9003604787873</text:p>
          </table:table-cell>
          <table:table-cell table:formula="of:=IF([.A419]=1;[.P419];&quot;&quot;)" office:value-type="string" office:string-value="TimeWaitKey" calcext:value-type="string">
            <text:p>TimeWaitKey</text:p>
          </table:table-cell>
          <table:table-cell table:style-name="ce1" table:formula="of:=IF(ISBLANK([.T419]);&quot;&quot;;[.Q419])" office:value-type="percentage" office:value="0.510679423075503" calcext:value-type="percentage">
            <text:p>51.07%</text:p>
          </table:table-cell>
          <table:table-cell table:formula="of:=IF([.A419]=1;[.V419]*[.N419]/1000000;&quot;&quot;)" office:value-type="float" office:value="10.443265" calcext:value-type="float">
            <text:p>10.4432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1189" calcext:value-type="float">
            <text:p>981189</text:p>
          </table:table-cell>
          <table:table-cell office:value-type="float" office:value="1552293" calcext:value-type="float">
            <text:p>1552293</text:p>
          </table:table-cell>
          <table:table-cell office:value-type="float" office:value="967773" calcext:value-type="float">
            <text:p>967773</text:p>
          </table:table-cell>
          <table:table-cell office:value-type="float" office:value="80" calcext:value-type="float">
            <text:p>80</text:p>
          </table:table-cell>
          <table:table-cell office:value-type="float" office:value="5172251" calcext:value-type="float">
            <text:p>5172251</text:p>
          </table:table-cell>
          <table:table-cell office:value-type="float" office:value="727546" calcext:value-type="float">
            <text:p>727546</text:p>
          </table:table-cell>
          <table:table-cell office:value-type="float" office:value="81" calcext:value-type="float">
            <text:p>81</text:p>
          </table:table-cell>
          <table:table-cell office:value-type="float" office:value="233876" calcext:value-type="float">
            <text:p>233876</text:p>
          </table:table-cell>
          <table:table-cell office:value-type="float" office:value="758043" calcext:value-type="float">
            <text:p>758043</text:p>
          </table:table-cell>
          <table:table-cell office:value-type="float" office:value="720734" calcext:value-type="float">
            <text:p>720734</text:p>
          </table:table-cell>
          <table:table-cell office:value-type="float" office:value="10563760" calcext:value-type="float">
            <text:p>10563760</text:p>
          </table:table-cell>
          <table:table-cell/>
          <table:table-cell table:formula="of:=SUM([.B420:.L420])" office:value-type="float" office:value="21677626" calcext:value-type="float">
            <text:p>21677626</text:p>
          </table:table-cell>
          <table:table-cell table:formula="of:=MAX([.B420:.L420])" office:value-type="float" office:value="10563760" calcext:value-type="float">
            <text:p>10563760</text:p>
          </table:table-cell>
          <table:table-cell table:formula="of:=INDEX([.$B$1:.$L$1];0;MATCH(MAX([.$B420:.$L420]);[.$B420:.$L420];0))" office:value-type="string" office:string-value="TimeWaitKey" calcext:value-type="string">
            <text:p>TimeWaitKey</text:p>
          </table:table-cell>
          <table:table-cell table:formula="of:=[.O420]/[.N420]" office:value-type="percentage" office:value="0.487311664109345" calcext:value-type="percentage">
            <text:p>48.73%</text:p>
          </table:table-cell>
          <table:table-cell/>
          <table:table-cell table:formula="of:=1000000000/[.N420]" office:value-type="float" office:value="46.1305126308573" calcext:value-type="float">
            <text:p>46.1305126308573</text:p>
          </table:table-cell>
          <table:table-cell table:formula="of:=IF([.A420]=1;1000000000/[.N420];&quot;&quot;)" office:value-type="float" office:value="46.1305126308573" calcext:value-type="float">
            <text:p>46.1305126308573</text:p>
          </table:table-cell>
          <table:table-cell table:formula="of:=IF([.A420]=1;[.P420];&quot;&quot;)" office:value-type="string" office:string-value="TimeWaitKey" calcext:value-type="string">
            <text:p>TimeWaitKey</text:p>
          </table:table-cell>
          <table:table-cell table:style-name="ce1" table:formula="of:=IF(ISBLANK([.T420]);&quot;&quot;;[.Q420])" office:value-type="percentage" office:value="0.487311664109345" calcext:value-type="percentage">
            <text:p>48.73%</text:p>
          </table:table-cell>
          <table:table-cell table:formula="of:=IF([.A420]=1;[.V420]*[.N420]/1000000;&quot;&quot;)" office:value-type="float" office:value="10.56376" calcext:value-type="float">
            <text:p>10.563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8914" calcext:value-type="float">
            <text:p>758914</text:p>
          </table:table-cell>
          <table:table-cell office:value-type="float" office:value="708611" calcext:value-type="float">
            <text:p>708611</text:p>
          </table:table-cell>
          <table:table-cell office:value-type="float" office:value="964698" calcext:value-type="float">
            <text:p>964698</text:p>
          </table:table-cell>
          <table:table-cell office:value-type="float" office:value="80" calcext:value-type="float">
            <text:p>80</text:p>
          </table:table-cell>
          <table:table-cell office:value-type="float" office:value="5158575" calcext:value-type="float">
            <text:p>5158575</text:p>
          </table:table-cell>
          <table:table-cell office:value-type="float" office:value="710895" calcext:value-type="float">
            <text:p>710895</text:p>
          </table:table-cell>
          <table:table-cell office:value-type="float" office:value="110" calcext:value-type="float">
            <text:p>110</text:p>
          </table:table-cell>
          <table:table-cell office:value-type="float" office:value="272758" calcext:value-type="float">
            <text:p>272758</text:p>
          </table:table-cell>
          <table:table-cell office:value-type="float" office:value="758273" calcext:value-type="float">
            <text:p>758273</text:p>
          </table:table-cell>
          <table:table-cell office:value-type="float" office:value="705515" calcext:value-type="float">
            <text:p>705515</text:p>
          </table:table-cell>
          <table:table-cell office:value-type="float" office:value="10826549" calcext:value-type="float">
            <text:p>10826549</text:p>
          </table:table-cell>
          <table:table-cell/>
          <table:table-cell table:formula="of:=SUM([.B421:.L421])" office:value-type="float" office:value="20864978" calcext:value-type="float">
            <text:p>20864978</text:p>
          </table:table-cell>
          <table:table-cell table:formula="of:=MAX([.B421:.L421])" office:value-type="float" office:value="10826549" calcext:value-type="float">
            <text:p>10826549</text:p>
          </table:table-cell>
          <table:table-cell table:formula="of:=INDEX([.$B$1:.$L$1];0;MATCH(MAX([.$B421:.$L421]);[.$B421:.$L421];0))" office:value-type="string" office:string-value="TimeWaitKey" calcext:value-type="string">
            <text:p>TimeWaitKey</text:p>
          </table:table-cell>
          <table:table-cell table:formula="of:=[.O421]/[.N421]" office:value-type="percentage" office:value="0.518886192930565" calcext:value-type="percentage">
            <text:p>51.89%</text:p>
          </table:table-cell>
          <table:table-cell/>
          <table:table-cell table:formula="of:=1000000000/[.N421]" office:value-type="float" office:value="47.9272012652014" calcext:value-type="float">
            <text:p>47.9272012652014</text:p>
          </table:table-cell>
          <table:table-cell table:formula="of:=IF([.A421]=1;1000000000/[.N421];&quot;&quot;)" office:value-type="float" office:value="47.9272012652014" calcext:value-type="float">
            <text:p>47.9272012652014</text:p>
          </table:table-cell>
          <table:table-cell table:formula="of:=IF([.A421]=1;[.P421];&quot;&quot;)" office:value-type="string" office:string-value="TimeWaitKey" calcext:value-type="string">
            <text:p>TimeWaitKey</text:p>
          </table:table-cell>
          <table:table-cell table:style-name="ce1" table:formula="of:=IF(ISBLANK([.T421]);&quot;&quot;;[.Q421])" office:value-type="percentage" office:value="0.518886192930565" calcext:value-type="percentage">
            <text:p>51.89%</text:p>
          </table:table-cell>
          <table:table-cell table:formula="of:=IF([.A421]=1;[.V421]*[.N421]/1000000;&quot;&quot;)" office:value-type="float" office:value="10.826549" calcext:value-type="float">
            <text:p>10.8265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4830" calcext:value-type="float">
            <text:p>734830</text:p>
          </table:table-cell>
          <table:table-cell office:value-type="float" office:value="746702" calcext:value-type="float">
            <text:p>746702</text:p>
          </table:table-cell>
          <table:table-cell office:value-type="float" office:value="964728" calcext:value-type="float">
            <text:p>964728</text:p>
          </table:table-cell>
          <table:table-cell office:value-type="float" office:value="60" calcext:value-type="float">
            <text:p>60</text:p>
          </table:table-cell>
          <table:table-cell office:value-type="float" office:value="5104025" calcext:value-type="float">
            <text:p>5104025</text:p>
          </table:table-cell>
          <table:table-cell office:value-type="float" office:value="696519" calcext:value-type="float">
            <text:p>696519</text:p>
          </table:table-cell>
          <table:table-cell office:value-type="float" office:value="70" calcext:value-type="float">
            <text:p>70</text:p>
          </table:table-cell>
          <table:table-cell office:value-type="float" office:value="154857515" calcext:value-type="float">
            <text:p>154857515</text:p>
          </table:table-cell>
          <table:table-cell office:value-type="float" office:value="751431" calcext:value-type="float">
            <text:p>751431</text:p>
          </table:table-cell>
          <table:table-cell office:value-type="float" office:value="725462" calcext:value-type="float">
            <text:p>725462</text:p>
          </table:table-cell>
          <table:table-cell office:value-type="float" office:value="10103952" calcext:value-type="float">
            <text:p>10103952</text:p>
          </table:table-cell>
          <table:table-cell/>
          <table:table-cell table:formula="of:=SUM([.B422:.L422])" office:value-type="float" office:value="174685294" calcext:value-type="float">
            <text:p>174685294</text:p>
          </table:table-cell>
          <table:table-cell table:formula="of:=MAX([.B422:.L422])" office:value-type="float" office:value="154857515" calcext:value-type="float">
            <text:p>154857515</text:p>
          </table:table-cell>
          <table:table-cell table:formula="of:=INDEX([.$B$1:.$L$1];0;MATCH(MAX([.$B422:.$L422]);[.$B422:.$L422];0))" office:value-type="string" office:string-value="Facendi" calcext:value-type="string">
            <text:p>Facendi</text:p>
          </table:table-cell>
          <table:table-cell table:formula="of:=[.O422]/[.N422]" office:value-type="percentage" office:value="0.886494286118899" calcext:value-type="percentage">
            <text:p>88.65%</text:p>
          </table:table-cell>
          <table:table-cell/>
          <table:table-cell table:formula="of:=1000000000/[.N422]" office:value-type="float" office:value="5.72458034160563" calcext:value-type="float">
            <text:p>5.72458034160563</text:p>
          </table:table-cell>
          <table:table-cell table:formula="of:=IF([.A422]=1;1000000000/[.N422];&quot;&quot;)" office:value-type="float" office:value="5.72458034160563" calcext:value-type="float">
            <text:p>5.72458034160563</text:p>
          </table:table-cell>
          <table:table-cell table:formula="of:=IF([.A422]=1;[.P422];&quot;&quot;)" office:value-type="string" office:string-value="Facendi" calcext:value-type="string">
            <text:p>Facendi</text:p>
          </table:table-cell>
          <table:table-cell table:style-name="ce1" table:formula="of:=IF(ISBLANK([.T422]);&quot;&quot;;[.Q422])" office:value-type="percentage" office:value="0.886494286118899" calcext:value-type="percentage">
            <text:p>88.65%</text:p>
          </table:table-cell>
          <table:table-cell table:formula="of:=IF([.A422]=1;[.V422]*[.N422]/1000000;&quot;&quot;)" office:value-type="float" office:value="154.857515" calcext:value-type="float">
            <text:p>154.8575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6667" calcext:value-type="float">
            <text:p>1366667</text:p>
          </table:table-cell>
          <table:table-cell office:value-type="float" office:value="1308058" calcext:value-type="float">
            <text:p>1308058</text:p>
          </table:table-cell>
          <table:table-cell office:value-type="float" office:value="966631" calcext:value-type="float">
            <text:p>966631</text:p>
          </table:table-cell>
          <table:table-cell office:value-type="float" office:value="90" calcext:value-type="float">
            <text:p>90</text:p>
          </table:table-cell>
          <table:table-cell office:value-type="float" office:value="5178883" calcext:value-type="float">
            <text:p>5178883</text:p>
          </table:table-cell>
          <table:table-cell office:value-type="float" office:value="716716" calcext:value-type="float">
            <text:p>716716</text:p>
          </table:table-cell>
          <table:table-cell office:value-type="float" office:value="80" calcext:value-type="float">
            <text:p>80</text:p>
          </table:table-cell>
          <table:table-cell office:value-type="float" office:value="234918" calcext:value-type="float">
            <text:p>234918</text:p>
          </table:table-cell>
          <table:table-cell office:value-type="float" office:value="734990" calcext:value-type="float">
            <text:p>734990</text:p>
          </table:table-cell>
          <table:table-cell office:value-type="float" office:value="1512499" calcext:value-type="float">
            <text:p>1512499</text:p>
          </table:table-cell>
          <table:table-cell office:value-type="float" office:value="10118440" calcext:value-type="float">
            <text:p>10118440</text:p>
          </table:table-cell>
          <table:table-cell/>
          <table:table-cell table:formula="of:=SUM([.B423:.L423])" office:value-type="float" office:value="22137972" calcext:value-type="float">
            <text:p>22137972</text:p>
          </table:table-cell>
          <table:table-cell table:formula="of:=MAX([.B423:.L423])" office:value-type="float" office:value="10118440" calcext:value-type="float">
            <text:p>10118440</text:p>
          </table:table-cell>
          <table:table-cell table:formula="of:=INDEX([.$B$1:.$L$1];0;MATCH(MAX([.$B423:.$L423]);[.$B423:.$L423];0))" office:value-type="string" office:string-value="TimeWaitKey" calcext:value-type="string">
            <text:p>TimeWaitKey</text:p>
          </table:table-cell>
          <table:table-cell table:formula="of:=[.O423]/[.N423]" office:value-type="percentage" office:value="0.457062643317102" calcext:value-type="percentage">
            <text:p>45.71%</text:p>
          </table:table-cell>
          <table:table-cell/>
          <table:table-cell table:formula="of:=1000000000/[.N423]" office:value-type="float" office:value="45.1712559759313" calcext:value-type="float">
            <text:p>45.1712559759313</text:p>
          </table:table-cell>
          <table:table-cell table:formula="of:=IF([.A423]=1;1000000000/[.N423];&quot;&quot;)" office:value-type="float" office:value="45.1712559759313" calcext:value-type="float">
            <text:p>45.1712559759313</text:p>
          </table:table-cell>
          <table:table-cell table:formula="of:=IF([.A423]=1;[.P423];&quot;&quot;)" office:value-type="string" office:string-value="TimeWaitKey" calcext:value-type="string">
            <text:p>TimeWaitKey</text:p>
          </table:table-cell>
          <table:table-cell table:style-name="ce1" table:formula="of:=IF(ISBLANK([.T423]);&quot;&quot;;[.Q423])" office:value-type="percentage" office:value="0.457062643317102" calcext:value-type="percentage">
            <text:p>45.71%</text:p>
          </table:table-cell>
          <table:table-cell table:formula="of:=IF([.A423]=1;[.V423]*[.N423]/1000000;&quot;&quot;)" office:value-type="float" office:value="10.11844" calcext:value-type="float">
            <text:p>10.118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6381" calcext:value-type="float">
            <text:p>746381</text:p>
          </table:table-cell>
          <table:table-cell office:value-type="float" office:value="714832" calcext:value-type="float">
            <text:p>714832</text:p>
          </table:table-cell>
          <table:table-cell office:value-type="float" office:value="965169" calcext:value-type="float">
            <text:p>965169</text:p>
          </table:table-cell>
          <table:table-cell office:value-type="float" office:value="70" calcext:value-type="float">
            <text:p>70</text:p>
          </table:table-cell>
          <table:table-cell office:value-type="float" office:value="5224958" calcext:value-type="float">
            <text:p>5224958</text:p>
          </table:table-cell>
          <table:table-cell office:value-type="float" office:value="744898" calcext:value-type="float">
            <text:p>744898</text:p>
          </table:table-cell>
          <table:table-cell office:value-type="float" office:value="70" calcext:value-type="float">
            <text:p>70</text:p>
          </table:table-cell>
          <table:table-cell office:value-type="float" office:value="246900" calcext:value-type="float">
            <text:p>246900</text:p>
          </table:table-cell>
          <table:table-cell office:value-type="float" office:value="728518" calcext:value-type="float">
            <text:p>728518</text:p>
          </table:table-cell>
          <table:table-cell office:value-type="float" office:value="724260" calcext:value-type="float">
            <text:p>724260</text:p>
          </table:table-cell>
          <table:table-cell office:value-type="float" office:value="10598384" calcext:value-type="float">
            <text:p>10598384</text:p>
          </table:table-cell>
          <table:table-cell/>
          <table:table-cell table:formula="of:=SUM([.B424:.L424])" office:value-type="float" office:value="20694440" calcext:value-type="float">
            <text:p>20694440</text:p>
          </table:table-cell>
          <table:table-cell table:formula="of:=MAX([.B424:.L424])" office:value-type="float" office:value="10598384" calcext:value-type="float">
            <text:p>10598384</text:p>
          </table:table-cell>
          <table:table-cell table:formula="of:=INDEX([.$B$1:.$L$1];0;MATCH(MAX([.$B424:.$L424]);[.$B424:.$L424];0))" office:value-type="string" office:string-value="TimeWaitKey" calcext:value-type="string">
            <text:p>TimeWaitKey</text:p>
          </table:table-cell>
          <table:table-cell table:formula="of:=[.O424]/[.N424]" office:value-type="percentage" office:value="0.512136786499176" calcext:value-type="percentage">
            <text:p>51.21%</text:p>
          </table:table-cell>
          <table:table-cell/>
          <table:table-cell table:formula="of:=1000000000/[.N424]" office:value-type="float" office:value="48.3221580289198" calcext:value-type="float">
            <text:p>48.3221580289198</text:p>
          </table:table-cell>
          <table:table-cell table:formula="of:=IF([.A424]=1;1000000000/[.N424];&quot;&quot;)" office:value-type="float" office:value="48.3221580289198" calcext:value-type="float">
            <text:p>48.3221580289198</text:p>
          </table:table-cell>
          <table:table-cell table:formula="of:=IF([.A424]=1;[.P424];&quot;&quot;)" office:value-type="string" office:string-value="TimeWaitKey" calcext:value-type="string">
            <text:p>TimeWaitKey</text:p>
          </table:table-cell>
          <table:table-cell table:style-name="ce1" table:formula="of:=IF(ISBLANK([.T424]);&quot;&quot;;[.Q424])" office:value-type="percentage" office:value="0.512136786499176" calcext:value-type="percentage">
            <text:p>51.21%</text:p>
          </table:table-cell>
          <table:table-cell table:formula="of:=IF([.A424]=1;[.V424]*[.N424]/1000000;&quot;&quot;)" office:value-type="float" office:value="10.598384" calcext:value-type="float">
            <text:p>10.5983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3586" calcext:value-type="float">
            <text:p>743586</text:p>
          </table:table-cell>
          <table:table-cell office:value-type="float" office:value="714312" calcext:value-type="float">
            <text:p>714312</text:p>
          </table:table-cell>
          <table:table-cell office:value-type="float" office:value="1057621" calcext:value-type="float">
            <text:p>1057621</text:p>
          </table:table-cell>
          <table:table-cell office:value-type="float" office:value="90" calcext:value-type="float">
            <text:p>90</text:p>
          </table:table-cell>
          <table:table-cell office:value-type="float" office:value="5172120" calcext:value-type="float">
            <text:p>5172120</text:p>
          </table:table-cell>
          <table:table-cell office:value-type="float" office:value="715684" calcext:value-type="float">
            <text:p>715684</text:p>
          </table:table-cell>
          <table:table-cell office:value-type="float" office:value="100" calcext:value-type="float">
            <text:p>100</text:p>
          </table:table-cell>
          <table:table-cell office:value-type="float" office:value="226171" calcext:value-type="float">
            <text:p>226171</text:p>
          </table:table-cell>
          <table:table-cell office:value-type="float" office:value="740631" calcext:value-type="float">
            <text:p>740631</text:p>
          </table:table-cell>
          <table:table-cell office:value-type="float" office:value="734699" calcext:value-type="float">
            <text:p>734699</text:p>
          </table:table-cell>
          <table:table-cell office:value-type="float" office:value="10710503" calcext:value-type="float">
            <text:p>10710503</text:p>
          </table:table-cell>
          <table:table-cell/>
          <table:table-cell table:formula="of:=SUM([.B425:.L425])" office:value-type="float" office:value="20815517" calcext:value-type="float">
            <text:p>20815517</text:p>
          </table:table-cell>
          <table:table-cell table:formula="of:=MAX([.B425:.L425])" office:value-type="float" office:value="10710503" calcext:value-type="float">
            <text:p>10710503</text:p>
          </table:table-cell>
          <table:table-cell table:formula="of:=INDEX([.$B$1:.$L$1];0;MATCH(MAX([.$B425:.$L425]);[.$B425:.$L425];0))" office:value-type="string" office:string-value="TimeWaitKey" calcext:value-type="string">
            <text:p>TimeWaitKey</text:p>
          </table:table-cell>
          <table:table-cell table:formula="of:=[.O425]/[.N425]" office:value-type="percentage" office:value="0.514544173944851" calcext:value-type="percentage">
            <text:p>51.45%</text:p>
          </table:table-cell>
          <table:table-cell/>
          <table:table-cell table:formula="of:=1000000000/[.N425]" office:value-type="float" office:value="48.0410839663507" calcext:value-type="float">
            <text:p>48.0410839663507</text:p>
          </table:table-cell>
          <table:table-cell table:formula="of:=IF([.A425]=1;1000000000/[.N425];&quot;&quot;)" office:value-type="float" office:value="48.0410839663507" calcext:value-type="float">
            <text:p>48.0410839663507</text:p>
          </table:table-cell>
          <table:table-cell table:formula="of:=IF([.A425]=1;[.P425];&quot;&quot;)" office:value-type="string" office:string-value="TimeWaitKey" calcext:value-type="string">
            <text:p>TimeWaitKey</text:p>
          </table:table-cell>
          <table:table-cell table:style-name="ce1" table:formula="of:=IF(ISBLANK([.T425]);&quot;&quot;;[.Q425])" office:value-type="percentage" office:value="0.514544173944851" calcext:value-type="percentage">
            <text:p>51.45%</text:p>
          </table:table-cell>
          <table:table-cell table:formula="of:=IF([.A425]=1;[.V425]*[.N425]/1000000;&quot;&quot;)" office:value-type="float" office:value="10.710503" calcext:value-type="float">
            <text:p>10.7105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1239" calcext:value-type="float">
            <text:p>761239</text:p>
          </table:table-cell>
          <table:table-cell office:value-type="float" office:value="1524261" calcext:value-type="float">
            <text:p>1524261</text:p>
          </table:table-cell>
          <table:table-cell office:value-type="float" office:value="1031282" calcext:value-type="float">
            <text:p>1031282</text:p>
          </table:table-cell>
          <table:table-cell office:value-type="float" office:value="90" calcext:value-type="float">
            <text:p>90</text:p>
          </table:table-cell>
          <table:table-cell office:value-type="float" office:value="5160579" calcext:value-type="float">
            <text:p>5160579</text:p>
          </table:table-cell>
          <table:table-cell office:value-type="float" office:value="728257" calcext:value-type="float">
            <text:p>728257</text:p>
          </table:table-cell>
          <table:table-cell office:value-type="float" office:value="70" calcext:value-type="float">
            <text:p>70</text:p>
          </table:table-cell>
          <table:table-cell office:value-type="float" office:value="151901917" calcext:value-type="float">
            <text:p>151901917</text:p>
          </table:table-cell>
          <table:table-cell office:value-type="float" office:value="733517" calcext:value-type="float">
            <text:p>733517</text:p>
          </table:table-cell>
          <table:table-cell office:value-type="float" office:value="757862" calcext:value-type="float">
            <text:p>757862</text:p>
          </table:table-cell>
          <table:table-cell office:value-type="float" office:value="10726663" calcext:value-type="float">
            <text:p>10726663</text:p>
          </table:table-cell>
          <table:table-cell/>
          <table:table-cell table:formula="of:=SUM([.B426:.L426])" office:value-type="float" office:value="173325737" calcext:value-type="float">
            <text:p>173325737</text:p>
          </table:table-cell>
          <table:table-cell table:formula="of:=MAX([.B426:.L426])" office:value-type="float" office:value="151901917" calcext:value-type="float">
            <text:p>151901917</text:p>
          </table:table-cell>
          <table:table-cell table:formula="of:=INDEX([.$B$1:.$L$1];0;MATCH(MAX([.$B426:.$L426]);[.$B426:.$L426];0))" office:value-type="string" office:string-value="Facendi" calcext:value-type="string">
            <text:p>Facendi</text:p>
          </table:table-cell>
          <table:table-cell table:formula="of:=[.O426]/[.N426]" office:value-type="percentage" office:value="0.876395621499651" calcext:value-type="percentage">
            <text:p>87.64%</text:p>
          </table:table-cell>
          <table:table-cell/>
          <table:table-cell table:formula="of:=1000000000/[.N426]" office:value-type="float" office:value="5.76948361685028" calcext:value-type="float">
            <text:p>5.76948361685028</text:p>
          </table:table-cell>
          <table:table-cell table:formula="of:=IF([.A426]=1;1000000000/[.N426];&quot;&quot;)" office:value-type="float" office:value="5.76948361685028" calcext:value-type="float">
            <text:p>5.76948361685028</text:p>
          </table:table-cell>
          <table:table-cell table:formula="of:=IF([.A426]=1;[.P426];&quot;&quot;)" office:value-type="string" office:string-value="Facendi" calcext:value-type="string">
            <text:p>Facendi</text:p>
          </table:table-cell>
          <table:table-cell table:style-name="ce1" table:formula="of:=IF(ISBLANK([.T426]);&quot;&quot;;[.Q426])" office:value-type="percentage" office:value="0.876395621499651" calcext:value-type="percentage">
            <text:p>87.64%</text:p>
          </table:table-cell>
          <table:table-cell table:formula="of:=IF([.A426]=1;[.V426]*[.N426]/1000000;&quot;&quot;)" office:value-type="float" office:value="151.901917" calcext:value-type="float">
            <text:p>151.9019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5438" calcext:value-type="float">
            <text:p>755438</text:p>
          </table:table-cell>
          <table:table-cell office:value-type="float" office:value="727185" calcext:value-type="float">
            <text:p>727185</text:p>
          </table:table-cell>
          <table:table-cell office:value-type="float" office:value="963295" calcext:value-type="float">
            <text:p>963295</text:p>
          </table:table-cell>
          <table:table-cell office:value-type="float" office:value="80" calcext:value-type="float">
            <text:p>80</text:p>
          </table:table-cell>
          <table:table-cell office:value-type="float" office:value="5272357" calcext:value-type="float">
            <text:p>5272357</text:p>
          </table:table-cell>
          <table:table-cell office:value-type="float" office:value="721284" calcext:value-type="float">
            <text:p>721284</text:p>
          </table:table-cell>
          <table:table-cell office:value-type="float" office:value="71" calcext:value-type="float">
            <text:p>71</text:p>
          </table:table-cell>
          <table:table-cell office:value-type="float" office:value="235449" calcext:value-type="float">
            <text:p>235449</text:p>
          </table:table-cell>
          <table:table-cell office:value-type="float" office:value="728228" calcext:value-type="float">
            <text:p>728228</text:p>
          </table:table-cell>
          <table:table-cell office:value-type="float" office:value="715413" calcext:value-type="float">
            <text:p>715413</text:p>
          </table:table-cell>
          <table:table-cell office:value-type="float" office:value="10937496" calcext:value-type="float">
            <text:p>10937496</text:p>
          </table:table-cell>
          <table:table-cell/>
          <table:table-cell table:formula="of:=SUM([.B427:.L427])" office:value-type="float" office:value="21056296" calcext:value-type="float">
            <text:p>21056296</text:p>
          </table:table-cell>
          <table:table-cell table:formula="of:=MAX([.B427:.L427])" office:value-type="float" office:value="10937496" calcext:value-type="float">
            <text:p>10937496</text:p>
          </table:table-cell>
          <table:table-cell table:formula="of:=INDEX([.$B$1:.$L$1];0;MATCH(MAX([.$B427:.$L427]);[.$B427:.$L427];0))" office:value-type="string" office:string-value="TimeWaitKey" calcext:value-type="string">
            <text:p>TimeWaitKey</text:p>
          </table:table-cell>
          <table:table-cell table:formula="of:=[.O427]/[.N427]" office:value-type="percentage" office:value="0.519440646161129" calcext:value-type="percentage">
            <text:p>51.94%</text:p>
          </table:table-cell>
          <table:table-cell/>
          <table:table-cell table:formula="of:=1000000000/[.N427]" office:value-type="float" office:value="47.4917335888515" calcext:value-type="float">
            <text:p>47.4917335888515</text:p>
          </table:table-cell>
          <table:table-cell table:formula="of:=IF([.A427]=1;1000000000/[.N427];&quot;&quot;)" office:value-type="float" office:value="47.4917335888515" calcext:value-type="float">
            <text:p>47.4917335888515</text:p>
          </table:table-cell>
          <table:table-cell table:formula="of:=IF([.A427]=1;[.P427];&quot;&quot;)" office:value-type="string" office:string-value="TimeWaitKey" calcext:value-type="string">
            <text:p>TimeWaitKey</text:p>
          </table:table-cell>
          <table:table-cell table:style-name="ce1" table:formula="of:=IF(ISBLANK([.T427]);&quot;&quot;;[.Q427])" office:value-type="percentage" office:value="0.519440646161129" calcext:value-type="percentage">
            <text:p>51.94%</text:p>
          </table:table-cell>
          <table:table-cell table:formula="of:=IF([.A427]=1;[.V427]*[.N427]/1000000;&quot;&quot;)" office:value-type="float" office:value="10.937496" calcext:value-type="float">
            <text:p>10.9374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7638" calcext:value-type="float">
            <text:p>787638</text:p>
          </table:table-cell>
          <table:table-cell office:value-type="float" office:value="705385" calcext:value-type="float">
            <text:p>705385</text:p>
          </table:table-cell>
          <table:table-cell office:value-type="float" office:value="989253" calcext:value-type="float">
            <text:p>989253</text:p>
          </table:table-cell>
          <table:table-cell office:value-type="float" office:value="90" calcext:value-type="float">
            <text:p>90</text:p>
          </table:table-cell>
          <table:table-cell office:value-type="float" office:value="5162502" calcext:value-type="float">
            <text:p>5162502</text:p>
          </table:table-cell>
          <table:table-cell office:value-type="float" office:value="741953" calcext:value-type="float">
            <text:p>741953</text:p>
          </table:table-cell>
          <table:table-cell office:value-type="float" office:value="70" calcext:value-type="float">
            <text:p>70</text:p>
          </table:table-cell>
          <table:table-cell office:value-type="float" office:value="228917" calcext:value-type="float">
            <text:p>228917</text:p>
          </table:table-cell>
          <table:table-cell office:value-type="float" office:value="729440" calcext:value-type="float">
            <text:p>729440</text:p>
          </table:table-cell>
          <table:table-cell office:value-type="float" office:value="894667" calcext:value-type="float">
            <text:p>894667</text:p>
          </table:table-cell>
          <table:table-cell office:value-type="float" office:value="10700925" calcext:value-type="float">
            <text:p>10700925</text:p>
          </table:table-cell>
          <table:table-cell/>
          <table:table-cell table:formula="of:=SUM([.B428:.L428])" office:value-type="float" office:value="20940840" calcext:value-type="float">
            <text:p>20940840</text:p>
          </table:table-cell>
          <table:table-cell table:formula="of:=MAX([.B428:.L428])" office:value-type="float" office:value="10700925" calcext:value-type="float">
            <text:p>10700925</text:p>
          </table:table-cell>
          <table:table-cell table:formula="of:=INDEX([.$B$1:.$L$1];0;MATCH(MAX([.$B428:.$L428]);[.$B428:.$L428];0))" office:value-type="string" office:string-value="TimeWaitKey" calcext:value-type="string">
            <text:p>TimeWaitKey</text:p>
          </table:table-cell>
          <table:table-cell table:formula="of:=[.O428]/[.N428]" office:value-type="percentage" office:value="0.511007438097039" calcext:value-type="percentage">
            <text:p>51.10%</text:p>
          </table:table-cell>
          <table:table-cell/>
          <table:table-cell table:formula="of:=1000000000/[.N428]" office:value-type="float" office:value="47.7535762653265" calcext:value-type="float">
            <text:p>47.7535762653265</text:p>
          </table:table-cell>
          <table:table-cell table:formula="of:=IF([.A428]=1;1000000000/[.N428];&quot;&quot;)" office:value-type="float" office:value="47.7535762653265" calcext:value-type="float">
            <text:p>47.7535762653265</text:p>
          </table:table-cell>
          <table:table-cell table:formula="of:=IF([.A428]=1;[.P428];&quot;&quot;)" office:value-type="string" office:string-value="TimeWaitKey" calcext:value-type="string">
            <text:p>TimeWaitKey</text:p>
          </table:table-cell>
          <table:table-cell table:style-name="ce1" table:formula="of:=IF(ISBLANK([.T428]);&quot;&quot;;[.Q428])" office:value-type="percentage" office:value="0.511007438097039" calcext:value-type="percentage">
            <text:p>51.10%</text:p>
          </table:table-cell>
          <table:table-cell table:formula="of:=IF([.A428]=1;[.V428]*[.N428]/1000000;&quot;&quot;)" office:value-type="float" office:value="10.700925" calcext:value-type="float">
            <text:p>10.700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1664" calcext:value-type="float">
            <text:p>951664</text:p>
          </table:table-cell>
          <table:table-cell office:value-type="float" office:value="1234801" calcext:value-type="float">
            <text:p>1234801</text:p>
          </table:table-cell>
          <table:table-cell office:value-type="float" office:value="2239694" calcext:value-type="float">
            <text:p>2239694</text:p>
          </table:table-cell>
          <table:table-cell office:value-type="float" office:value="170" calcext:value-type="float">
            <text:p>170</text:p>
          </table:table-cell>
          <table:table-cell office:value-type="float" office:value="5225911" calcext:value-type="float">
            <text:p>5225911</text:p>
          </table:table-cell>
          <table:table-cell office:value-type="float" office:value="732435" calcext:value-type="float">
            <text:p>732435</text:p>
          </table:table-cell>
          <table:table-cell office:value-type="float" office:value="70" calcext:value-type="float">
            <text:p>70</text:p>
          </table:table-cell>
          <table:table-cell office:value-type="float" office:value="241711" calcext:value-type="float">
            <text:p>241711</text:p>
          </table:table-cell>
          <table:table-cell office:value-type="float" office:value="737895" calcext:value-type="float">
            <text:p>737895</text:p>
          </table:table-cell>
          <table:table-cell office:value-type="float" office:value="716716" calcext:value-type="float">
            <text:p>716716</text:p>
          </table:table-cell>
          <table:table-cell office:value-type="float" office:value="10673815" calcext:value-type="float">
            <text:p>10673815</text:p>
          </table:table-cell>
          <table:table-cell/>
          <table:table-cell table:formula="of:=SUM([.B429:.L429])" office:value-type="float" office:value="22754882" calcext:value-type="float">
            <text:p>22754882</text:p>
          </table:table-cell>
          <table:table-cell table:formula="of:=MAX([.B429:.L429])" office:value-type="float" office:value="10673815" calcext:value-type="float">
            <text:p>10673815</text:p>
          </table:table-cell>
          <table:table-cell table:formula="of:=INDEX([.$B$1:.$L$1];0;MATCH(MAX([.$B429:.$L429]);[.$B429:.$L429];0))" office:value-type="string" office:string-value="TimeWaitKey" calcext:value-type="string">
            <text:p>TimeWaitKey</text:p>
          </table:table-cell>
          <table:table-cell table:formula="of:=[.O429]/[.N429]" office:value-type="percentage" office:value="0.469078020268354" calcext:value-type="percentage">
            <text:p>46.91%</text:p>
          </table:table-cell>
          <table:table-cell/>
          <table:table-cell table:formula="of:=1000000000/[.N429]" office:value-type="float" office:value="43.9466133025871" calcext:value-type="float">
            <text:p>43.9466133025871</text:p>
          </table:table-cell>
          <table:table-cell table:formula="of:=IF([.A429]=1;1000000000/[.N429];&quot;&quot;)" office:value-type="float" office:value="43.9466133025871" calcext:value-type="float">
            <text:p>43.9466133025871</text:p>
          </table:table-cell>
          <table:table-cell table:formula="of:=IF([.A429]=1;[.P429];&quot;&quot;)" office:value-type="string" office:string-value="TimeWaitKey" calcext:value-type="string">
            <text:p>TimeWaitKey</text:p>
          </table:table-cell>
          <table:table-cell table:style-name="ce1" table:formula="of:=IF(ISBLANK([.T429]);&quot;&quot;;[.Q429])" office:value-type="percentage" office:value="0.469078020268354" calcext:value-type="percentage">
            <text:p>46.91%</text:p>
          </table:table-cell>
          <table:table-cell table:formula="of:=IF([.A429]=1;[.V429]*[.N429]/1000000;&quot;&quot;)" office:value-type="float" office:value="10.673815" calcext:value-type="float">
            <text:p>10.6738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4763" calcext:value-type="float">
            <text:p>784763</text:p>
          </table:table-cell>
          <table:table-cell office:value-type="float" office:value="711286" calcext:value-type="float">
            <text:p>711286</text:p>
          </table:table-cell>
          <table:table-cell office:value-type="float" office:value="964268" calcext:value-type="float">
            <text:p>964268</text:p>
          </table:table-cell>
          <table:table-cell office:value-type="float" office:value="80" calcext:value-type="float">
            <text:p>80</text:p>
          </table:table-cell>
          <table:table-cell office:value-type="float" office:value="5182861" calcext:value-type="float">
            <text:p>5182861</text:p>
          </table:table-cell>
          <table:table-cell office:value-type="float" office:value="733287" calcext:value-type="float">
            <text:p>733287</text:p>
          </table:table-cell>
          <table:table-cell office:value-type="float" office:value="70" calcext:value-type="float">
            <text:p>70</text:p>
          </table:table-cell>
          <table:table-cell office:value-type="float" office:value="151927074" calcext:value-type="float">
            <text:p>151927074</text:p>
          </table:table-cell>
          <table:table-cell office:value-type="float" office:value="737534" calcext:value-type="float">
            <text:p>737534</text:p>
          </table:table-cell>
          <table:table-cell office:value-type="float" office:value="738016" calcext:value-type="float">
            <text:p>738016</text:p>
          </table:table-cell>
          <table:table-cell office:value-type="float" office:value="10594467" calcext:value-type="float">
            <text:p>10594467</text:p>
          </table:table-cell>
          <table:table-cell/>
          <table:table-cell table:formula="of:=SUM([.B430:.L430])" office:value-type="float" office:value="172373706" calcext:value-type="float">
            <text:p>172373706</text:p>
          </table:table-cell>
          <table:table-cell table:formula="of:=MAX([.B430:.L430])" office:value-type="float" office:value="151927074" calcext:value-type="float">
            <text:p>151927074</text:p>
          </table:table-cell>
          <table:table-cell table:formula="of:=INDEX([.$B$1:.$L$1];0;MATCH(MAX([.$B430:.$L430]);[.$B430:.$L430];0))" office:value-type="string" office:string-value="Facendi" calcext:value-type="string">
            <text:p>Facendi</text:p>
          </table:table-cell>
          <table:table-cell table:formula="of:=[.O430]/[.N430]" office:value-type="percentage" office:value="0.881381955087744" calcext:value-type="percentage">
            <text:p>88.14%</text:p>
          </table:table-cell>
          <table:table-cell/>
          <table:table-cell table:formula="of:=1000000000/[.N430]" office:value-type="float" office:value="5.80134884377319" calcext:value-type="float">
            <text:p>5.80134884377319</text:p>
          </table:table-cell>
          <table:table-cell table:formula="of:=IF([.A430]=1;1000000000/[.N430];&quot;&quot;)" office:value-type="float" office:value="5.80134884377319" calcext:value-type="float">
            <text:p>5.80134884377319</text:p>
          </table:table-cell>
          <table:table-cell table:formula="of:=IF([.A430]=1;[.P430];&quot;&quot;)" office:value-type="string" office:string-value="Facendi" calcext:value-type="string">
            <text:p>Facendi</text:p>
          </table:table-cell>
          <table:table-cell table:style-name="ce1" table:formula="of:=IF(ISBLANK([.T430]);&quot;&quot;;[.Q430])" office:value-type="percentage" office:value="0.881381955087744" calcext:value-type="percentage">
            <text:p>88.14%</text:p>
          </table:table-cell>
          <table:table-cell table:formula="of:=IF([.A430]=1;[.V430]*[.N430]/1000000;&quot;&quot;)" office:value-type="float" office:value="151.927074" calcext:value-type="float">
            <text:p>151.9270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538" calcext:value-type="float">
            <text:p>771538</text:p>
          </table:table-cell>
          <table:table-cell office:value-type="float" office:value="1050317" calcext:value-type="float">
            <text:p>1050317</text:p>
          </table:table-cell>
          <table:table-cell office:value-type="float" office:value="975188" calcext:value-type="float">
            <text:p>975188</text:p>
          </table:table-cell>
          <table:table-cell office:value-type="float" office:value="140" calcext:value-type="float">
            <text:p>140</text:p>
          </table:table-cell>
          <table:table-cell office:value-type="float" office:value="5126555" calcext:value-type="float">
            <text:p>5126555</text:p>
          </table:table-cell>
          <table:table-cell office:value-type="float" office:value="727175" calcext:value-type="float">
            <text:p>727175</text:p>
          </table:table-cell>
          <table:table-cell office:value-type="float" office:value="70" calcext:value-type="float">
            <text:p>70</text:p>
          </table:table-cell>
          <table:table-cell office:value-type="float" office:value="241840" calcext:value-type="float">
            <text:p>241840</text:p>
          </table:table-cell>
          <table:table-cell office:value-type="float" office:value="732486" calcext:value-type="float">
            <text:p>732486</text:p>
          </table:table-cell>
          <table:table-cell office:value-type="float" office:value="831710" calcext:value-type="float">
            <text:p>831710</text:p>
          </table:table-cell>
          <table:table-cell office:value-type="float" office:value="10949728" calcext:value-type="float">
            <text:p>10949728</text:p>
          </table:table-cell>
          <table:table-cell/>
          <table:table-cell table:formula="of:=SUM([.B431:.L431])" office:value-type="float" office:value="21406747" calcext:value-type="float">
            <text:p>21406747</text:p>
          </table:table-cell>
          <table:table-cell table:formula="of:=MAX([.B431:.L431])" office:value-type="float" office:value="10949728" calcext:value-type="float">
            <text:p>10949728</text:p>
          </table:table-cell>
          <table:table-cell table:formula="of:=INDEX([.$B$1:.$L$1];0;MATCH(MAX([.$B431:.$L431]);[.$B431:.$L431];0))" office:value-type="string" office:string-value="TimeWaitKey" calcext:value-type="string">
            <text:p>TimeWaitKey</text:p>
          </table:table-cell>
          <table:table-cell table:formula="of:=[.O431]/[.N431]" office:value-type="percentage" office:value="0.511508264193527" calcext:value-type="percentage">
            <text:p>51.15%</text:p>
          </table:table-cell>
          <table:table-cell/>
          <table:table-cell table:formula="of:=1000000000/[.N431]" office:value-type="float" office:value="46.7142438783436" calcext:value-type="float">
            <text:p>46.7142438783436</text:p>
          </table:table-cell>
          <table:table-cell table:formula="of:=IF([.A431]=1;1000000000/[.N431];&quot;&quot;)" office:value-type="float" office:value="46.7142438783436" calcext:value-type="float">
            <text:p>46.7142438783436</text:p>
          </table:table-cell>
          <table:table-cell table:formula="of:=IF([.A431]=1;[.P431];&quot;&quot;)" office:value-type="string" office:string-value="TimeWaitKey" calcext:value-type="string">
            <text:p>TimeWaitKey</text:p>
          </table:table-cell>
          <table:table-cell table:style-name="ce1" table:formula="of:=IF(ISBLANK([.T431]);&quot;&quot;;[.Q431])" office:value-type="percentage" office:value="0.511508264193527" calcext:value-type="percentage">
            <text:p>51.15%</text:p>
          </table:table-cell>
          <table:table-cell table:formula="of:=IF([.A431]=1;[.V431]*[.N431]/1000000;&quot;&quot;)" office:value-type="float" office:value="10.949728" calcext:value-type="float">
            <text:p>10.9497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0393" calcext:value-type="float">
            <text:p>940393</text:p>
          </table:table-cell>
          <table:table-cell office:value-type="float" office:value="1212570" calcext:value-type="float">
            <text:p>1212570</text:p>
          </table:table-cell>
          <table:table-cell office:value-type="float" office:value="970619" calcext:value-type="float">
            <text:p>970619</text:p>
          </table:table-cell>
          <table:table-cell office:value-type="float" office:value="90" calcext:value-type="float">
            <text:p>90</text:p>
          </table:table-cell>
          <table:table-cell office:value-type="float" office:value="5083395" calcext:value-type="float">
            <text:p>5083395</text:p>
          </table:table-cell>
          <table:table-cell office:value-type="float" office:value="758323" calcext:value-type="float">
            <text:p>758323</text:p>
          </table:table-cell>
          <table:table-cell office:value-type="float" office:value="80" calcext:value-type="float">
            <text:p>80</text:p>
          </table:table-cell>
          <table:table-cell office:value-type="float" office:value="255607" calcext:value-type="float">
            <text:p>255607</text:p>
          </table:table-cell>
          <table:table-cell office:value-type="float" office:value="726664" calcext:value-type="float">
            <text:p>726664</text:p>
          </table:table-cell>
          <table:table-cell office:value-type="float" office:value="737525" calcext:value-type="float">
            <text:p>737525</text:p>
          </table:table-cell>
          <table:table-cell office:value-type="float" office:value="10611118" calcext:value-type="float">
            <text:p>10611118</text:p>
          </table:table-cell>
          <table:table-cell/>
          <table:table-cell table:formula="of:=SUM([.B432:.L432])" office:value-type="float" office:value="21296384" calcext:value-type="float">
            <text:p>21296384</text:p>
          </table:table-cell>
          <table:table-cell table:formula="of:=MAX([.B432:.L432])" office:value-type="float" office:value="10611118" calcext:value-type="float">
            <text:p>10611118</text:p>
          </table:table-cell>
          <table:table-cell table:formula="of:=INDEX([.$B$1:.$L$1];0;MATCH(MAX([.$B432:.$L432]);[.$B432:.$L432];0))" office:value-type="string" office:string-value="TimeWaitKey" calcext:value-type="string">
            <text:p>TimeWaitKey</text:p>
          </table:table-cell>
          <table:table-cell table:formula="of:=[.O432]/[.N432]" office:value-type="percentage" office:value="0.498259141082355" calcext:value-type="percentage">
            <text:p>49.83%</text:p>
          </table:table-cell>
          <table:table-cell/>
          <table:table-cell table:formula="of:=1000000000/[.N432]" office:value-type="float" office:value="46.9563283607208" calcext:value-type="float">
            <text:p>46.9563283607208</text:p>
          </table:table-cell>
          <table:table-cell table:formula="of:=IF([.A432]=1;1000000000/[.N432];&quot;&quot;)" office:value-type="float" office:value="46.9563283607208" calcext:value-type="float">
            <text:p>46.9563283607208</text:p>
          </table:table-cell>
          <table:table-cell table:formula="of:=IF([.A432]=1;[.P432];&quot;&quot;)" office:value-type="string" office:string-value="TimeWaitKey" calcext:value-type="string">
            <text:p>TimeWaitKey</text:p>
          </table:table-cell>
          <table:table-cell table:style-name="ce1" table:formula="of:=IF(ISBLANK([.T432]);&quot;&quot;;[.Q432])" office:value-type="percentage" office:value="0.498259141082355" calcext:value-type="percentage">
            <text:p>49.83%</text:p>
          </table:table-cell>
          <table:table-cell table:formula="of:=IF([.A432]=1;[.V432]*[.N432]/1000000;&quot;&quot;)" office:value-type="float" office:value="10.611118" calcext:value-type="float">
            <text:p>10.6111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3041" calcext:value-type="float">
            <text:p>1143041</text:p>
          </table:table-cell>
          <table:table-cell office:value-type="float" office:value="731153" calcext:value-type="float">
            <text:p>731153</text:p>
          </table:table-cell>
          <table:table-cell office:value-type="float" office:value="964197" calcext:value-type="float">
            <text:p>964197</text:p>
          </table:table-cell>
          <table:table-cell office:value-type="float" office:value="70" calcext:value-type="float">
            <text:p>70</text:p>
          </table:table-cell>
          <table:table-cell office:value-type="float" office:value="5338721" calcext:value-type="float">
            <text:p>5338721</text:p>
          </table:table-cell>
          <table:table-cell office:value-type="float" office:value="714923" calcext:value-type="float">
            <text:p>714923</text:p>
          </table:table-cell>
          <table:table-cell office:value-type="float" office:value="70" calcext:value-type="float">
            <text:p>70</text:p>
          </table:table-cell>
          <table:table-cell office:value-type="float" office:value="259885" calcext:value-type="float">
            <text:p>259885</text:p>
          </table:table-cell>
          <table:table-cell office:value-type="float" office:value="776207" calcext:value-type="float">
            <text:p>776207</text:p>
          </table:table-cell>
          <table:table-cell office:value-type="float" office:value="710314" calcext:value-type="float">
            <text:p>710314</text:p>
          </table:table-cell>
          <table:table-cell office:value-type="float" office:value="10579419" calcext:value-type="float">
            <text:p>10579419</text:p>
          </table:table-cell>
          <table:table-cell/>
          <table:table-cell table:formula="of:=SUM([.B433:.L433])" office:value-type="float" office:value="21218000" calcext:value-type="float">
            <text:p>21218000</text:p>
          </table:table-cell>
          <table:table-cell table:formula="of:=MAX([.B433:.L433])" office:value-type="float" office:value="10579419" calcext:value-type="float">
            <text:p>10579419</text:p>
          </table:table-cell>
          <table:table-cell table:formula="of:=INDEX([.$B$1:.$L$1];0;MATCH(MAX([.$B433:.$L433]);[.$B433:.$L433];0))" office:value-type="string" office:string-value="TimeWaitKey" calcext:value-type="string">
            <text:p>TimeWaitKey</text:p>
          </table:table-cell>
          <table:table-cell table:formula="of:=[.O433]/[.N433]" office:value-type="percentage" office:value="0.498605853520596" calcext:value-type="percentage">
            <text:p>49.86%</text:p>
          </table:table-cell>
          <table:table-cell/>
          <table:table-cell table:formula="of:=1000000000/[.N433]" office:value-type="float" office:value="47.1297954566877" calcext:value-type="float">
            <text:p>47.1297954566877</text:p>
          </table:table-cell>
          <table:table-cell table:formula="of:=IF([.A433]=1;1000000000/[.N433];&quot;&quot;)" office:value-type="float" office:value="47.1297954566877" calcext:value-type="float">
            <text:p>47.1297954566877</text:p>
          </table:table-cell>
          <table:table-cell table:formula="of:=IF([.A433]=1;[.P433];&quot;&quot;)" office:value-type="string" office:string-value="TimeWaitKey" calcext:value-type="string">
            <text:p>TimeWaitKey</text:p>
          </table:table-cell>
          <table:table-cell table:style-name="ce1" table:formula="of:=IF(ISBLANK([.T433]);&quot;&quot;;[.Q433])" office:value-type="percentage" office:value="0.498605853520596" calcext:value-type="percentage">
            <text:p>49.86%</text:p>
          </table:table-cell>
          <table:table-cell table:formula="of:=IF([.A433]=1;[.V433]*[.N433]/1000000;&quot;&quot;)" office:value-type="float" office:value="10.579419" calcext:value-type="float">
            <text:p>10.5794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4655" calcext:value-type="float">
            <text:p>764655</text:p>
          </table:table-cell>
          <table:table-cell office:value-type="float" office:value="737114" calcext:value-type="float">
            <text:p>737114</text:p>
          </table:table-cell>
          <table:table-cell office:value-type="float" office:value="986448" calcext:value-type="float">
            <text:p>986448</text:p>
          </table:table-cell>
          <table:table-cell office:value-type="float" office:value="70" calcext:value-type="float">
            <text:p>70</text:p>
          </table:table-cell>
          <table:table-cell office:value-type="float" office:value="5276886" calcext:value-type="float">
            <text:p>5276886</text:p>
          </table:table-cell>
          <table:table-cell office:value-type="float" office:value="756219" calcext:value-type="float">
            <text:p>756219</text:p>
          </table:table-cell>
          <table:table-cell office:value-type="float" office:value="120" calcext:value-type="float">
            <text:p>120</text:p>
          </table:table-cell>
          <table:table-cell office:value-type="float" office:value="152129973" calcext:value-type="float">
            <text:p>152129973</text:p>
          </table:table-cell>
          <table:table-cell office:value-type="float" office:value="784483" calcext:value-type="float">
            <text:p>784483</text:p>
          </table:table-cell>
          <table:table-cell office:value-type="float" office:value="751270" calcext:value-type="float">
            <text:p>751270</text:p>
          </table:table-cell>
          <table:table-cell office:value-type="float" office:value="10271054" calcext:value-type="float">
            <text:p>10271054</text:p>
          </table:table-cell>
          <table:table-cell/>
          <table:table-cell table:formula="of:=SUM([.B434:.L434])" office:value-type="float" office:value="172458292" calcext:value-type="float">
            <text:p>172458292</text:p>
          </table:table-cell>
          <table:table-cell table:formula="of:=MAX([.B434:.L434])" office:value-type="float" office:value="152129973" calcext:value-type="float">
            <text:p>152129973</text:p>
          </table:table-cell>
          <table:table-cell table:formula="of:=INDEX([.$B$1:.$L$1];0;MATCH(MAX([.$B434:.$L434]);[.$B434:.$L434];0))" office:value-type="string" office:string-value="Facendi" calcext:value-type="string">
            <text:p>Facendi</text:p>
          </table:table-cell>
          <table:table-cell table:formula="of:=[.O434]/[.N434]" office:value-type="percentage" office:value="0.882126172280542" calcext:value-type="percentage">
            <text:p>88.21%</text:p>
          </table:table-cell>
          <table:table-cell/>
          <table:table-cell table:formula="of:=1000000000/[.N434]" office:value-type="float" office:value="5.79850344337169" calcext:value-type="float">
            <text:p>5.79850344337169</text:p>
          </table:table-cell>
          <table:table-cell table:formula="of:=IF([.A434]=1;1000000000/[.N434];&quot;&quot;)" office:value-type="float" office:value="5.79850344337169" calcext:value-type="float">
            <text:p>5.79850344337169</text:p>
          </table:table-cell>
          <table:table-cell table:formula="of:=IF([.A434]=1;[.P434];&quot;&quot;)" office:value-type="string" office:string-value="Facendi" calcext:value-type="string">
            <text:p>Facendi</text:p>
          </table:table-cell>
          <table:table-cell table:style-name="ce1" table:formula="of:=IF(ISBLANK([.T434]);&quot;&quot;;[.Q434])" office:value-type="percentage" office:value="0.882126172280542" calcext:value-type="percentage">
            <text:p>88.21%</text:p>
          </table:table-cell>
          <table:table-cell table:formula="of:=IF([.A434]=1;[.V434]*[.N434]/1000000;&quot;&quot;)" office:value-type="float" office:value="152.129973" calcext:value-type="float">
            <text:p>152.1299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8110" calcext:value-type="float">
            <text:p>928110</text:p>
          </table:table-cell>
          <table:table-cell office:value-type="float" office:value="1229141" calcext:value-type="float">
            <text:p>1229141</text:p>
          </table:table-cell>
          <table:table-cell office:value-type="float" office:value="978754" calcext:value-type="float">
            <text:p>978754</text:p>
          </table:table-cell>
          <table:table-cell office:value-type="float" office:value="90" calcext:value-type="float">
            <text:p>90</text:p>
          </table:table-cell>
          <table:table-cell office:value-type="float" office:value="5299247" calcext:value-type="float">
            <text:p>5299247</text:p>
          </table:table-cell>
          <table:table-cell office:value-type="float" office:value="706687" calcext:value-type="float">
            <text:p>706687</text:p>
          </table:table-cell>
          <table:table-cell office:value-type="float" office:value="121" calcext:value-type="float">
            <text:p>121</text:p>
          </table:table-cell>
          <table:table-cell office:value-type="float" office:value="228646" calcext:value-type="float">
            <text:p>228646</text:p>
          </table:table-cell>
          <table:table-cell office:value-type="float" office:value="792767" calcext:value-type="float">
            <text:p>792767</text:p>
          </table:table-cell>
          <table:table-cell office:value-type="float" office:value="799491" calcext:value-type="float">
            <text:p>799491</text:p>
          </table:table-cell>
          <table:table-cell office:value-type="float" office:value="10396248" calcext:value-type="float">
            <text:p>10396248</text:p>
          </table:table-cell>
          <table:table-cell/>
          <table:table-cell table:formula="of:=SUM([.B435:.L435])" office:value-type="float" office:value="21359302" calcext:value-type="float">
            <text:p>21359302</text:p>
          </table:table-cell>
          <table:table-cell table:formula="of:=MAX([.B435:.L435])" office:value-type="float" office:value="10396248" calcext:value-type="float">
            <text:p>10396248</text:p>
          </table:table-cell>
          <table:table-cell table:formula="of:=INDEX([.$B$1:.$L$1];0;MATCH(MAX([.$B435:.$L435]);[.$B435:.$L435];0))" office:value-type="string" office:string-value="TimeWaitKey" calcext:value-type="string">
            <text:p>TimeWaitKey</text:p>
          </table:table-cell>
          <table:table-cell table:formula="of:=[.O435]/[.N435]" office:value-type="percentage" office:value="0.486731635706073" calcext:value-type="percentage">
            <text:p>48.67%</text:p>
          </table:table-cell>
          <table:table-cell/>
          <table:table-cell table:formula="of:=1000000000/[.N435]" office:value-type="float" office:value="46.8180093150984" calcext:value-type="float">
            <text:p>46.8180093150984</text:p>
          </table:table-cell>
          <table:table-cell table:formula="of:=IF([.A435]=1;1000000000/[.N435];&quot;&quot;)" office:value-type="float" office:value="46.8180093150984" calcext:value-type="float">
            <text:p>46.8180093150984</text:p>
          </table:table-cell>
          <table:table-cell table:formula="of:=IF([.A435]=1;[.P435];&quot;&quot;)" office:value-type="string" office:string-value="TimeWaitKey" calcext:value-type="string">
            <text:p>TimeWaitKey</text:p>
          </table:table-cell>
          <table:table-cell table:style-name="ce1" table:formula="of:=IF(ISBLANK([.T435]);&quot;&quot;;[.Q435])" office:value-type="percentage" office:value="0.486731635706073" calcext:value-type="percentage">
            <text:p>48.67%</text:p>
          </table:table-cell>
          <table:table-cell table:formula="of:=IF([.A435]=1;[.V435]*[.N435]/1000000;&quot;&quot;)" office:value-type="float" office:value="10.396248" calcext:value-type="float">
            <text:p>10.3962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0432" calcext:value-type="float">
            <text:p>1390432</text:p>
          </table:table-cell>
          <table:table-cell office:value-type="float" office:value="1544569" calcext:value-type="float">
            <text:p>1544569</text:p>
          </table:table-cell>
          <table:table-cell office:value-type="float" office:value="987650" calcext:value-type="float">
            <text:p>987650</text:p>
          </table:table-cell>
          <table:table-cell office:value-type="float" office:value="90" calcext:value-type="float">
            <text:p>90</text:p>
          </table:table-cell>
          <table:table-cell office:value-type="float" office:value="5180436" calcext:value-type="float">
            <text:p>5180436</text:p>
          </table:table-cell>
          <table:table-cell office:value-type="float" office:value="746151" calcext:value-type="float">
            <text:p>746151</text:p>
          </table:table-cell>
          <table:table-cell office:value-type="float" office:value="70" calcext:value-type="float">
            <text:p>70</text:p>
          </table:table-cell>
          <table:table-cell office:value-type="float" office:value="248654" calcext:value-type="float">
            <text:p>248654</text:p>
          </table:table-cell>
          <table:table-cell office:value-type="float" office:value="787548" calcext:value-type="float">
            <text:p>787548</text:p>
          </table:table-cell>
          <table:table-cell office:value-type="float" office:value="715904" calcext:value-type="float">
            <text:p>715904</text:p>
          </table:table-cell>
          <table:table-cell office:value-type="float" office:value="10661352" calcext:value-type="float">
            <text:p>10661352</text:p>
          </table:table-cell>
          <table:table-cell/>
          <table:table-cell table:formula="of:=SUM([.B436:.L436])" office:value-type="float" office:value="22262856" calcext:value-type="float">
            <text:p>22262856</text:p>
          </table:table-cell>
          <table:table-cell table:formula="of:=MAX([.B436:.L436])" office:value-type="float" office:value="10661352" calcext:value-type="float">
            <text:p>10661352</text:p>
          </table:table-cell>
          <table:table-cell table:formula="of:=INDEX([.$B$1:.$L$1];0;MATCH(MAX([.$B436:.$L436]);[.$B436:.$L436];0))" office:value-type="string" office:string-value="TimeWaitKey" calcext:value-type="string">
            <text:p>TimeWaitKey</text:p>
          </table:table-cell>
          <table:table-cell table:formula="of:=[.O436]/[.N436]" office:value-type="percentage" office:value="0.478885188854476" calcext:value-type="percentage">
            <text:p>47.89%</text:p>
          </table:table-cell>
          <table:table-cell/>
          <table:table-cell table:formula="of:=1000000000/[.N436]" office:value-type="float" office:value="44.9178667822314" calcext:value-type="float">
            <text:p>44.9178667822314</text:p>
          </table:table-cell>
          <table:table-cell table:formula="of:=IF([.A436]=1;1000000000/[.N436];&quot;&quot;)" office:value-type="float" office:value="44.9178667822314" calcext:value-type="float">
            <text:p>44.9178667822314</text:p>
          </table:table-cell>
          <table:table-cell table:formula="of:=IF([.A436]=1;[.P436];&quot;&quot;)" office:value-type="string" office:string-value="TimeWaitKey" calcext:value-type="string">
            <text:p>TimeWaitKey</text:p>
          </table:table-cell>
          <table:table-cell table:style-name="ce1" table:formula="of:=IF(ISBLANK([.T436]);&quot;&quot;;[.Q436])" office:value-type="percentage" office:value="0.478885188854476" calcext:value-type="percentage">
            <text:p>47.89%</text:p>
          </table:table-cell>
          <table:table-cell table:formula="of:=IF([.A436]=1;[.V436]*[.N436]/1000000;&quot;&quot;)" office:value-type="float" office:value="10.661352" calcext:value-type="float">
            <text:p>10.6613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3968" calcext:value-type="float">
            <text:p>733968</text:p>
          </table:table-cell>
          <table:table-cell office:value-type="float" office:value="710895" calcext:value-type="float">
            <text:p>710895</text:p>
          </table:table-cell>
          <table:table-cell office:value-type="float" office:value="975829" calcext:value-type="float">
            <text:p>975829</text:p>
          </table:table-cell>
          <table:table-cell office:value-type="float" office:value="80" calcext:value-type="float">
            <text:p>80</text:p>
          </table:table-cell>
          <table:table-cell office:value-type="float" office:value="5247230" calcext:value-type="float">
            <text:p>5247230</text:p>
          </table:table-cell>
          <table:table-cell office:value-type="float" office:value="713389" calcext:value-type="float">
            <text:p>713389</text:p>
          </table:table-cell>
          <table:table-cell office:value-type="float" office:value="200" calcext:value-type="float">
            <text:p>200</text:p>
          </table:table-cell>
          <table:table-cell office:value-type="float" office:value="237332" calcext:value-type="float">
            <text:p>237332</text:p>
          </table:table-cell>
          <table:table-cell office:value-type="float" office:value="755498" calcext:value-type="float">
            <text:p>755498</text:p>
          </table:table-cell>
          <table:table-cell office:value-type="float" office:value="743596" calcext:value-type="float">
            <text:p>743596</text:p>
          </table:table-cell>
          <table:table-cell office:value-type="float" office:value="10594597" calcext:value-type="float">
            <text:p>10594597</text:p>
          </table:table-cell>
          <table:table-cell/>
          <table:table-cell table:formula="of:=SUM([.B437:.L437])" office:value-type="float" office:value="20712614" calcext:value-type="float">
            <text:p>20712614</text:p>
          </table:table-cell>
          <table:table-cell table:formula="of:=MAX([.B437:.L437])" office:value-type="float" office:value="10594597" calcext:value-type="float">
            <text:p>10594597</text:p>
          </table:table-cell>
          <table:table-cell table:formula="of:=INDEX([.$B$1:.$L$1];0;MATCH(MAX([.$B437:.$L437]);[.$B437:.$L437];0))" office:value-type="string" office:string-value="TimeWaitKey" calcext:value-type="string">
            <text:p>TimeWaitKey</text:p>
          </table:table-cell>
          <table:table-cell table:formula="of:=[.O437]/[.N437]" office:value-type="percentage" office:value="0.511504583631984" calcext:value-type="percentage">
            <text:p>51.15%</text:p>
          </table:table-cell>
          <table:table-cell/>
          <table:table-cell table:formula="of:=1000000000/[.N437]" office:value-type="float" office:value="48.2797584119513" calcext:value-type="float">
            <text:p>48.2797584119513</text:p>
          </table:table-cell>
          <table:table-cell table:formula="of:=IF([.A437]=1;1000000000/[.N437];&quot;&quot;)" office:value-type="float" office:value="48.2797584119513" calcext:value-type="float">
            <text:p>48.2797584119513</text:p>
          </table:table-cell>
          <table:table-cell table:formula="of:=IF([.A437]=1;[.P437];&quot;&quot;)" office:value-type="string" office:string-value="TimeWaitKey" calcext:value-type="string">
            <text:p>TimeWaitKey</text:p>
          </table:table-cell>
          <table:table-cell table:style-name="ce1" table:formula="of:=IF(ISBLANK([.T437]);&quot;&quot;;[.Q437])" office:value-type="percentage" office:value="0.511504583631984" calcext:value-type="percentage">
            <text:p>51.15%</text:p>
          </table:table-cell>
          <table:table-cell table:formula="of:=IF([.A437]=1;[.V437]*[.N437]/1000000;&quot;&quot;)" office:value-type="float" office:value="10.594597" calcext:value-type="float">
            <text:p>10.5945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5518" calcext:value-type="float">
            <text:p>975518</text:p>
          </table:table-cell>
          <table:table-cell office:value-type="float" office:value="767751" calcext:value-type="float">
            <text:p>767751</text:p>
          </table:table-cell>
          <table:table-cell office:value-type="float" office:value="965510" calcext:value-type="float">
            <text:p>965510</text:p>
          </table:table-cell>
          <table:table-cell office:value-type="float" office:value="81" calcext:value-type="float">
            <text:p>81</text:p>
          </table:table-cell>
          <table:table-cell office:value-type="float" office:value="5260866" calcext:value-type="float">
            <text:p>5260866</text:p>
          </table:table-cell>
          <table:table-cell office:value-type="float" office:value="713610" calcext:value-type="float">
            <text:p>713610</text:p>
          </table:table-cell>
          <table:table-cell office:value-type="float" office:value="70" calcext:value-type="float">
            <text:p>70</text:p>
          </table:table-cell>
          <table:table-cell office:value-type="float" office:value="152231470" calcext:value-type="float">
            <text:p>152231470</text:p>
          </table:table-cell>
          <table:table-cell office:value-type="float" office:value="770126" calcext:value-type="float">
            <text:p>770126</text:p>
          </table:table-cell>
          <table:table-cell office:value-type="float" office:value="745860" calcext:value-type="float">
            <text:p>745860</text:p>
          </table:table-cell>
          <table:table-cell office:value-type="float" office:value="10577936" calcext:value-type="float">
            <text:p>10577936</text:p>
          </table:table-cell>
          <table:table-cell/>
          <table:table-cell table:formula="of:=SUM([.B438:.L438])" office:value-type="float" office:value="173008798" calcext:value-type="float">
            <text:p>173008798</text:p>
          </table:table-cell>
          <table:table-cell table:formula="of:=MAX([.B438:.L438])" office:value-type="float" office:value="152231470" calcext:value-type="float">
            <text:p>152231470</text:p>
          </table:table-cell>
          <table:table-cell table:formula="of:=INDEX([.$B$1:.$L$1];0;MATCH(MAX([.$B438:.$L438]);[.$B438:.$L438];0))" office:value-type="string" office:string-value="Facendi" calcext:value-type="string">
            <text:p>Facendi</text:p>
          </table:table-cell>
          <table:table-cell table:formula="of:=[.O438]/[.N438]" office:value-type="percentage" office:value="0.879905945592432" calcext:value-type="percentage">
            <text:p>87.99%</text:p>
          </table:table-cell>
          <table:table-cell/>
          <table:table-cell table:formula="of:=1000000000/[.N438]" office:value-type="float" office:value="5.78005287338046" calcext:value-type="float">
            <text:p>5.78005287338046</text:p>
          </table:table-cell>
          <table:table-cell table:formula="of:=IF([.A438]=1;1000000000/[.N438];&quot;&quot;)" office:value-type="float" office:value="5.78005287338046" calcext:value-type="float">
            <text:p>5.78005287338046</text:p>
          </table:table-cell>
          <table:table-cell table:formula="of:=IF([.A438]=1;[.P438];&quot;&quot;)" office:value-type="string" office:string-value="Facendi" calcext:value-type="string">
            <text:p>Facendi</text:p>
          </table:table-cell>
          <table:table-cell table:style-name="ce1" table:formula="of:=IF(ISBLANK([.T438]);&quot;&quot;;[.Q438])" office:value-type="percentage" office:value="0.879905945592432" calcext:value-type="percentage">
            <text:p>87.99%</text:p>
          </table:table-cell>
          <table:table-cell table:formula="of:=IF([.A438]=1;[.V438]*[.N438]/1000000;&quot;&quot;)" office:value-type="float" office:value="152.23147" calcext:value-type="float">
            <text:p>152.231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2404" calcext:value-type="float">
            <text:p>1402404</text:p>
          </table:table-cell>
          <table:table-cell office:value-type="float" office:value="1265669" calcext:value-type="float">
            <text:p>1265669</text:p>
          </table:table-cell>
          <table:table-cell office:value-type="float" office:value="1036051" calcext:value-type="float">
            <text:p>1036051</text:p>
          </table:table-cell>
          <table:table-cell office:value-type="float" office:value="90" calcext:value-type="float">
            <text:p>90</text:p>
          </table:table-cell>
          <table:table-cell office:value-type="float" office:value="5101569" calcext:value-type="float">
            <text:p>5101569</text:p>
          </table:table-cell>
          <table:table-cell office:value-type="float" office:value="714883" calcext:value-type="float">
            <text:p>714883</text:p>
          </table:table-cell>
          <table:table-cell office:value-type="float" office:value="80" calcext:value-type="float">
            <text:p>80</text:p>
          </table:table-cell>
          <table:table-cell office:value-type="float" office:value="251118" calcext:value-type="float">
            <text:p>251118</text:p>
          </table:table-cell>
          <table:table-cell office:value-type="float" office:value="752302" calcext:value-type="float">
            <text:p>752302</text:p>
          </table:table-cell>
          <table:table-cell office:value-type="float" office:value="801644" calcext:value-type="float">
            <text:p>801644</text:p>
          </table:table-cell>
          <table:table-cell office:value-type="float" office:value="10738125" calcext:value-type="float">
            <text:p>10738125</text:p>
          </table:table-cell>
          <table:table-cell/>
          <table:table-cell table:formula="of:=SUM([.B439:.L439])" office:value-type="float" office:value="22063935" calcext:value-type="float">
            <text:p>22063935</text:p>
          </table:table-cell>
          <table:table-cell table:formula="of:=MAX([.B439:.L439])" office:value-type="float" office:value="10738125" calcext:value-type="float">
            <text:p>10738125</text:p>
          </table:table-cell>
          <table:table-cell table:formula="of:=INDEX([.$B$1:.$L$1];0;MATCH(MAX([.$B439:.$L439]);[.$B439:.$L439];0))" office:value-type="string" office:string-value="TimeWaitKey" calcext:value-type="string">
            <text:p>TimeWaitKey</text:p>
          </table:table-cell>
          <table:table-cell table:formula="of:=[.O439]/[.N439]" office:value-type="percentage" office:value="0.486682225994593" calcext:value-type="percentage">
            <text:p>48.67%</text:p>
          </table:table-cell>
          <table:table-cell/>
          <table:table-cell table:formula="of:=1000000000/[.N439]" office:value-type="float" office:value="45.3228311269046" calcext:value-type="float">
            <text:p>45.3228311269046</text:p>
          </table:table-cell>
          <table:table-cell table:formula="of:=IF([.A439]=1;1000000000/[.N439];&quot;&quot;)" office:value-type="float" office:value="45.3228311269046" calcext:value-type="float">
            <text:p>45.3228311269046</text:p>
          </table:table-cell>
          <table:table-cell table:formula="of:=IF([.A439]=1;[.P439];&quot;&quot;)" office:value-type="string" office:string-value="TimeWaitKey" calcext:value-type="string">
            <text:p>TimeWaitKey</text:p>
          </table:table-cell>
          <table:table-cell table:style-name="ce1" table:formula="of:=IF(ISBLANK([.T439]);&quot;&quot;;[.Q439])" office:value-type="percentage" office:value="0.486682225994593" calcext:value-type="percentage">
            <text:p>48.67%</text:p>
          </table:table-cell>
          <table:table-cell table:formula="of:=IF([.A439]=1;[.V439]*[.N439]/1000000;&quot;&quot;)" office:value-type="float" office:value="10.738125" calcext:value-type="float">
            <text:p>10.738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9178" calcext:value-type="float">
            <text:p>739178</text:p>
          </table:table-cell>
          <table:table-cell office:value-type="float" office:value="715143" calcext:value-type="float">
            <text:p>715143</text:p>
          </table:table-cell>
          <table:table-cell office:value-type="float" office:value="978955" calcext:value-type="float">
            <text:p>978955</text:p>
          </table:table-cell>
          <table:table-cell office:value-type="float" office:value="70" calcext:value-type="float">
            <text:p>70</text:p>
          </table:table-cell>
          <table:table-cell office:value-type="float" office:value="5156040" calcext:value-type="float">
            <text:p>5156040</text:p>
          </table:table-cell>
          <table:table-cell office:value-type="float" office:value="827052" calcext:value-type="float">
            <text:p>827052</text:p>
          </table:table-cell>
          <table:table-cell office:value-type="float" office:value="81" calcext:value-type="float">
            <text:p>81</text:p>
          </table:table-cell>
          <table:table-cell office:value-type="float" office:value="248052" calcext:value-type="float">
            <text:p>248052</text:p>
          </table:table-cell>
          <table:table-cell office:value-type="float" office:value="750599" calcext:value-type="float">
            <text:p>750599</text:p>
          </table:table-cell>
          <table:table-cell office:value-type="float" office:value="736062" calcext:value-type="float">
            <text:p>736062</text:p>
          </table:table-cell>
          <table:table-cell office:value-type="float" office:value="10586382" calcext:value-type="float">
            <text:p>10586382</text:p>
          </table:table-cell>
          <table:table-cell/>
          <table:table-cell table:formula="of:=SUM([.B440:.L440])" office:value-type="float" office:value="20737614" calcext:value-type="float">
            <text:p>20737614</text:p>
          </table:table-cell>
          <table:table-cell table:formula="of:=MAX([.B440:.L440])" office:value-type="float" office:value="10586382" calcext:value-type="float">
            <text:p>10586382</text:p>
          </table:table-cell>
          <table:table-cell table:formula="of:=INDEX([.$B$1:.$L$1];0;MATCH(MAX([.$B440:.$L440]);[.$B440:.$L440];0))" office:value-type="string" office:string-value="TimeWaitKey" calcext:value-type="string">
            <text:p>TimeWaitKey</text:p>
          </table:table-cell>
          <table:table-cell table:formula="of:=[.O440]/[.N440]" office:value-type="percentage" office:value="0.510491804891344" calcext:value-type="percentage">
            <text:p>51.05%</text:p>
          </table:table-cell>
          <table:table-cell/>
          <table:table-cell table:formula="of:=1000000000/[.N440]" office:value-type="float" office:value="48.2215552859649" calcext:value-type="float">
            <text:p>48.2215552859649</text:p>
          </table:table-cell>
          <table:table-cell table:formula="of:=IF([.A440]=1;1000000000/[.N440];&quot;&quot;)" office:value-type="float" office:value="48.2215552859649" calcext:value-type="float">
            <text:p>48.2215552859649</text:p>
          </table:table-cell>
          <table:table-cell table:formula="of:=IF([.A440]=1;[.P440];&quot;&quot;)" office:value-type="string" office:string-value="TimeWaitKey" calcext:value-type="string">
            <text:p>TimeWaitKey</text:p>
          </table:table-cell>
          <table:table-cell table:style-name="ce1" table:formula="of:=IF(ISBLANK([.T440]);&quot;&quot;;[.Q440])" office:value-type="percentage" office:value="0.510491804891344" calcext:value-type="percentage">
            <text:p>51.05%</text:p>
          </table:table-cell>
          <table:table-cell table:formula="of:=IF([.A440]=1;[.V440]*[.N440]/1000000;&quot;&quot;)" office:value-type="float" office:value="10.586382" calcext:value-type="float">
            <text:p>10.5863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589" calcext:value-type="float">
            <text:p>750589</text:p>
          </table:table-cell>
          <table:table-cell office:value-type="float" office:value="731253" calcext:value-type="float">
            <text:p>731253</text:p>
          </table:table-cell>
          <table:table-cell office:value-type="float" office:value="965028" calcext:value-type="float">
            <text:p>965028</text:p>
          </table:table-cell>
          <table:table-cell office:value-type="float" office:value="70" calcext:value-type="float">
            <text:p>70</text:p>
          </table:table-cell>
          <table:table-cell office:value-type="float" office:value="5226441" calcext:value-type="float">
            <text:p>5226441</text:p>
          </table:table-cell>
          <table:table-cell office:value-type="float" office:value="715273" calcext:value-type="float">
            <text:p>715273</text:p>
          </table:table-cell>
          <table:table-cell office:value-type="float" office:value="70" calcext:value-type="float">
            <text:p>70</text:p>
          </table:table-cell>
          <table:table-cell office:value-type="float" office:value="242452" calcext:value-type="float">
            <text:p>242452</text:p>
          </table:table-cell>
          <table:table-cell office:value-type="float" office:value="754917" calcext:value-type="float">
            <text:p>754917</text:p>
          </table:table-cell>
          <table:table-cell office:value-type="float" office:value="758254" calcext:value-type="float">
            <text:p>758254</text:p>
          </table:table-cell>
          <table:table-cell office:value-type="float" office:value="10531159" calcext:value-type="float">
            <text:p>10531159</text:p>
          </table:table-cell>
          <table:table-cell/>
          <table:table-cell table:formula="of:=SUM([.B441:.L441])" office:value-type="float" office:value="20675506" calcext:value-type="float">
            <text:p>20675506</text:p>
          </table:table-cell>
          <table:table-cell table:formula="of:=MAX([.B441:.L441])" office:value-type="float" office:value="10531159" calcext:value-type="float">
            <text:p>10531159</text:p>
          </table:table-cell>
          <table:table-cell table:formula="of:=INDEX([.$B$1:.$L$1];0;MATCH(MAX([.$B441:.$L441]);[.$B441:.$L441];0))" office:value-type="string" office:string-value="TimeWaitKey" calcext:value-type="string">
            <text:p>TimeWaitKey</text:p>
          </table:table-cell>
          <table:table-cell table:formula="of:=[.O441]/[.N441]" office:value-type="percentage" office:value="0.509354353891024" calcext:value-type="percentage">
            <text:p>50.94%</text:p>
          </table:table-cell>
          <table:table-cell/>
          <table:table-cell table:formula="of:=1000000000/[.N441]" office:value-type="float" office:value="48.3664099925777" calcext:value-type="float">
            <text:p>48.3664099925777</text:p>
          </table:table-cell>
          <table:table-cell table:formula="of:=IF([.A441]=1;1000000000/[.N441];&quot;&quot;)" office:value-type="float" office:value="48.3664099925777" calcext:value-type="float">
            <text:p>48.3664099925777</text:p>
          </table:table-cell>
          <table:table-cell table:formula="of:=IF([.A441]=1;[.P441];&quot;&quot;)" office:value-type="string" office:string-value="TimeWaitKey" calcext:value-type="string">
            <text:p>TimeWaitKey</text:p>
          </table:table-cell>
          <table:table-cell table:style-name="ce1" table:formula="of:=IF(ISBLANK([.T441]);&quot;&quot;;[.Q441])" office:value-type="percentage" office:value="0.509354353891024" calcext:value-type="percentage">
            <text:p>50.94%</text:p>
          </table:table-cell>
          <table:table-cell table:formula="of:=IF([.A441]=1;[.V441]*[.N441]/1000000;&quot;&quot;)" office:value-type="float" office:value="10.531159" calcext:value-type="float">
            <text:p>10.5311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5996" calcext:value-type="float">
            <text:p>775996</text:p>
          </table:table-cell>
          <table:table-cell office:value-type="float" office:value="853591" calcext:value-type="float">
            <text:p>853591</text:p>
          </table:table-cell>
          <table:table-cell office:value-type="float" office:value="962474" calcext:value-type="float">
            <text:p>962474</text:p>
          </table:table-cell>
          <table:table-cell office:value-type="float" office:value="80" calcext:value-type="float">
            <text:p>80</text:p>
          </table:table-cell>
          <table:table-cell office:value-type="float" office:value="5119372" calcext:value-type="float">
            <text:p>5119372</text:p>
          </table:table-cell>
          <table:table-cell office:value-type="float" office:value="718018" calcext:value-type="float">
            <text:p>718018</text:p>
          </table:table-cell>
          <table:table-cell office:value-type="float" office:value="100" calcext:value-type="float">
            <text:p>100</text:p>
          </table:table-cell>
          <table:table-cell office:value-type="float" office:value="156114478" calcext:value-type="float">
            <text:p>156114478</text:p>
          </table:table-cell>
          <table:table-cell office:value-type="float" office:value="737074" calcext:value-type="float">
            <text:p>737074</text:p>
          </table:table-cell>
          <table:table-cell office:value-type="float" office:value="744447" calcext:value-type="float">
            <text:p>744447</text:p>
          </table:table-cell>
          <table:table-cell office:value-type="float" office:value="10555293" calcext:value-type="float">
            <text:p>10555293</text:p>
          </table:table-cell>
          <table:table-cell/>
          <table:table-cell table:formula="of:=SUM([.B442:.L442])" office:value-type="float" office:value="176580923" calcext:value-type="float">
            <text:p>176580923</text:p>
          </table:table-cell>
          <table:table-cell table:formula="of:=MAX([.B442:.L442])" office:value-type="float" office:value="156114478" calcext:value-type="float">
            <text:p>156114478</text:p>
          </table:table-cell>
          <table:table-cell table:formula="of:=INDEX([.$B$1:.$L$1];0;MATCH(MAX([.$B442:.$L442]);[.$B442:.$L442];0))" office:value-type="string" office:string-value="Facendi" calcext:value-type="string">
            <text:p>Facendi</text:p>
          </table:table-cell>
          <table:table-cell table:formula="of:=[.O442]/[.N442]" office:value-type="percentage" office:value="0.884095945064236" calcext:value-type="percentage">
            <text:p>88.41%</text:p>
          </table:table-cell>
          <table:table-cell/>
          <table:table-cell table:formula="of:=1000000000/[.N442]" office:value-type="float" office:value="5.66312590856714" calcext:value-type="float">
            <text:p>5.66312590856714</text:p>
          </table:table-cell>
          <table:table-cell table:formula="of:=IF([.A442]=1;1000000000/[.N442];&quot;&quot;)" office:value-type="float" office:value="5.66312590856714" calcext:value-type="float">
            <text:p>5.66312590856714</text:p>
          </table:table-cell>
          <table:table-cell table:formula="of:=IF([.A442]=1;[.P442];&quot;&quot;)" office:value-type="string" office:string-value="Facendi" calcext:value-type="string">
            <text:p>Facendi</text:p>
          </table:table-cell>
          <table:table-cell table:style-name="ce1" table:formula="of:=IF(ISBLANK([.T442]);&quot;&quot;;[.Q442])" office:value-type="percentage" office:value="0.884095945064236" calcext:value-type="percentage">
            <text:p>88.41%</text:p>
          </table:table-cell>
          <table:table-cell table:formula="of:=IF([.A442]=1;[.V442]*[.N442]/1000000;&quot;&quot;)" office:value-type="float" office:value="156.114478" calcext:value-type="float">
            <text:p>156.1144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7937" calcext:value-type="float">
            <text:p>727937</text:p>
          </table:table-cell>
          <table:table-cell office:value-type="float" office:value="704303" calcext:value-type="float">
            <text:p>704303</text:p>
          </table:table-cell>
          <table:table-cell office:value-type="float" office:value="962614" calcext:value-type="float">
            <text:p>962614</text:p>
          </table:table-cell>
          <table:table-cell office:value-type="float" office:value="101" calcext:value-type="float">
            <text:p>101</text:p>
          </table:table-cell>
          <table:table-cell office:value-type="float" office:value="5160849" calcext:value-type="float">
            <text:p>5160849</text:p>
          </table:table-cell>
          <table:table-cell office:value-type="float" office:value="727376" calcext:value-type="float">
            <text:p>727376</text:p>
          </table:table-cell>
          <table:table-cell office:value-type="float" office:value="80" calcext:value-type="float">
            <text:p>80</text:p>
          </table:table-cell>
          <table:table-cell office:value-type="float" office:value="247802" calcext:value-type="float">
            <text:p>247802</text:p>
          </table:table-cell>
          <table:table-cell office:value-type="float" office:value="770576" calcext:value-type="float">
            <text:p>770576</text:p>
          </table:table-cell>
          <table:table-cell office:value-type="float" office:value="718569" calcext:value-type="float">
            <text:p>718569</text:p>
          </table:table-cell>
          <table:table-cell office:value-type="float" office:value="10651703" calcext:value-type="float">
            <text:p>10651703</text:p>
          </table:table-cell>
          <table:table-cell/>
          <table:table-cell table:formula="of:=SUM([.B443:.L443])" office:value-type="float" office:value="20671910" calcext:value-type="float">
            <text:p>20671910</text:p>
          </table:table-cell>
          <table:table-cell table:formula="of:=MAX([.B443:.L443])" office:value-type="float" office:value="10651703" calcext:value-type="float">
            <text:p>10651703</text:p>
          </table:table-cell>
          <table:table-cell table:formula="of:=INDEX([.$B$1:.$L$1];0;MATCH(MAX([.$B443:.$L443]);[.$B443:.$L443];0))" office:value-type="string" office:string-value="TimeWaitKey" calcext:value-type="string">
            <text:p>TimeWaitKey</text:p>
          </table:table-cell>
          <table:table-cell table:formula="of:=[.O443]/[.N443]" office:value-type="percentage" office:value="0.515274253806252" calcext:value-type="percentage">
            <text:p>51.53%</text:p>
          </table:table-cell>
          <table:table-cell/>
          <table:table-cell table:formula="of:=1000000000/[.N443]" office:value-type="float" office:value="48.3748236132994" calcext:value-type="float">
            <text:p>48.3748236132994</text:p>
          </table:table-cell>
          <table:table-cell table:formula="of:=IF([.A443]=1;1000000000/[.N443];&quot;&quot;)" office:value-type="float" office:value="48.3748236132994" calcext:value-type="float">
            <text:p>48.3748236132994</text:p>
          </table:table-cell>
          <table:table-cell table:formula="of:=IF([.A443]=1;[.P443];&quot;&quot;)" office:value-type="string" office:string-value="TimeWaitKey" calcext:value-type="string">
            <text:p>TimeWaitKey</text:p>
          </table:table-cell>
          <table:table-cell table:style-name="ce1" table:formula="of:=IF(ISBLANK([.T443]);&quot;&quot;;[.Q443])" office:value-type="percentage" office:value="0.515274253806252" calcext:value-type="percentage">
            <text:p>51.53%</text:p>
          </table:table-cell>
          <table:table-cell table:formula="of:=IF([.A443]=1;[.V443]*[.N443]/1000000;&quot;&quot;)" office:value-type="float" office:value="10.651703" calcext:value-type="float">
            <text:p>10.6517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9750" calcext:value-type="float">
            <text:p>799750</text:p>
          </table:table-cell>
          <table:table-cell office:value-type="float" office:value="766459" calcext:value-type="float">
            <text:p>766459</text:p>
          </table:table-cell>
          <table:table-cell office:value-type="float" office:value="964929" calcext:value-type="float">
            <text:p>964929</text:p>
          </table:table-cell>
          <table:table-cell office:value-type="float" office:value="90" calcext:value-type="float">
            <text:p>90</text:p>
          </table:table-cell>
          <table:table-cell office:value-type="float" office:value="5316148" calcext:value-type="float">
            <text:p>5316148</text:p>
          </table:table-cell>
          <table:table-cell office:value-type="float" office:value="716135" calcext:value-type="float">
            <text:p>716135</text:p>
          </table:table-cell>
          <table:table-cell office:value-type="float" office:value="80" calcext:value-type="float">
            <text:p>80</text:p>
          </table:table-cell>
          <table:table-cell office:value-type="float" office:value="234948" calcext:value-type="float">
            <text:p>234948</text:p>
          </table:table-cell>
          <table:table-cell office:value-type="float" office:value="776798" calcext:value-type="float">
            <text:p>776798</text:p>
          </table:table-cell>
          <table:table-cell office:value-type="float" office:value="727767" calcext:value-type="float">
            <text:p>727767</text:p>
          </table:table-cell>
          <table:table-cell office:value-type="float" office:value="10267197" calcext:value-type="float">
            <text:p>10267197</text:p>
          </table:table-cell>
          <table:table-cell/>
          <table:table-cell table:formula="of:=SUM([.B444:.L444])" office:value-type="float" office:value="20570301" calcext:value-type="float">
            <text:p>20570301</text:p>
          </table:table-cell>
          <table:table-cell table:formula="of:=MAX([.B444:.L444])" office:value-type="float" office:value="10267197" calcext:value-type="float">
            <text:p>10267197</text:p>
          </table:table-cell>
          <table:table-cell table:formula="of:=INDEX([.$B$1:.$L$1];0;MATCH(MAX([.$B444:.$L444]);[.$B444:.$L444];0))" office:value-type="string" office:string-value="TimeWaitKey" calcext:value-type="string">
            <text:p>TimeWaitKey</text:p>
          </table:table-cell>
          <table:table-cell table:formula="of:=[.O444]/[.N444]" office:value-type="percentage" office:value="0.499127212577006" calcext:value-type="percentage">
            <text:p>49.91%</text:p>
          </table:table-cell>
          <table:table-cell/>
          <table:table-cell table:formula="of:=1000000000/[.N444]" office:value-type="float" office:value="48.6137757536946" calcext:value-type="float">
            <text:p>48.6137757536946</text:p>
          </table:table-cell>
          <table:table-cell table:formula="of:=IF([.A444]=1;1000000000/[.N444];&quot;&quot;)" office:value-type="float" office:value="48.6137757536946" calcext:value-type="float">
            <text:p>48.6137757536946</text:p>
          </table:table-cell>
          <table:table-cell table:formula="of:=IF([.A444]=1;[.P444];&quot;&quot;)" office:value-type="string" office:string-value="TimeWaitKey" calcext:value-type="string">
            <text:p>TimeWaitKey</text:p>
          </table:table-cell>
          <table:table-cell table:style-name="ce1" table:formula="of:=IF(ISBLANK([.T444]);&quot;&quot;;[.Q444])" office:value-type="percentage" office:value="0.499127212577006" calcext:value-type="percentage">
            <text:p>49.91%</text:p>
          </table:table-cell>
          <table:table-cell table:formula="of:=IF([.A444]=1;[.V444]*[.N444]/1000000;&quot;&quot;)" office:value-type="float" office:value="10.267197" calcext:value-type="float">
            <text:p>10.2671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5941" calcext:value-type="float">
            <text:p>745941</text:p>
          </table:table-cell>
          <table:table-cell office:value-type="float" office:value="1357861" calcext:value-type="float">
            <text:p>1357861</text:p>
          </table:table-cell>
          <table:table-cell office:value-type="float" office:value="1136448" calcext:value-type="float">
            <text:p>1136448</text:p>
          </table:table-cell>
          <table:table-cell office:value-type="float" office:value="160" calcext:value-type="float">
            <text:p>160</text:p>
          </table:table-cell>
          <table:table-cell office:value-type="float" office:value="5191276" calcext:value-type="float">
            <text:p>5191276</text:p>
          </table:table-cell>
          <table:table-cell office:value-type="float" office:value="758033" calcext:value-type="float">
            <text:p>758033</text:p>
          </table:table-cell>
          <table:table-cell office:value-type="float" office:value="70" calcext:value-type="float">
            <text:p>70</text:p>
          </table:table-cell>
          <table:table-cell office:value-type="float" office:value="258572" calcext:value-type="float">
            <text:p>258572</text:p>
          </table:table-cell>
          <table:table-cell office:value-type="float" office:value="760577" calcext:value-type="float">
            <text:p>760577</text:p>
          </table:table-cell>
          <table:table-cell office:value-type="float" office:value="782859" calcext:value-type="float">
            <text:p>782859</text:p>
          </table:table-cell>
          <table:table-cell office:value-type="float" office:value="10777448" calcext:value-type="float">
            <text:p>10777448</text:p>
          </table:table-cell>
          <table:table-cell/>
          <table:table-cell table:formula="of:=SUM([.B445:.L445])" office:value-type="float" office:value="21769245" calcext:value-type="float">
            <text:p>21769245</text:p>
          </table:table-cell>
          <table:table-cell table:formula="of:=MAX([.B445:.L445])" office:value-type="float" office:value="10777448" calcext:value-type="float">
            <text:p>10777448</text:p>
          </table:table-cell>
          <table:table-cell table:formula="of:=INDEX([.$B$1:.$L$1];0;MATCH(MAX([.$B445:.$L445]);[.$B445:.$L445];0))" office:value-type="string" office:string-value="TimeWaitKey" calcext:value-type="string">
            <text:p>TimeWaitKey</text:p>
          </table:table-cell>
          <table:table-cell table:formula="of:=[.O445]/[.N445]" office:value-type="percentage" office:value="0.495076792971001" calcext:value-type="percentage">
            <text:p>49.51%</text:p>
          </table:table-cell>
          <table:table-cell/>
          <table:table-cell table:formula="of:=1000000000/[.N445]" office:value-type="float" office:value="45.9363657306443" calcext:value-type="float">
            <text:p>45.9363657306443</text:p>
          </table:table-cell>
          <table:table-cell table:formula="of:=IF([.A445]=1;1000000000/[.N445];&quot;&quot;)" office:value-type="float" office:value="45.9363657306443" calcext:value-type="float">
            <text:p>45.9363657306443</text:p>
          </table:table-cell>
          <table:table-cell table:formula="of:=IF([.A445]=1;[.P445];&quot;&quot;)" office:value-type="string" office:string-value="TimeWaitKey" calcext:value-type="string">
            <text:p>TimeWaitKey</text:p>
          </table:table-cell>
          <table:table-cell table:style-name="ce1" table:formula="of:=IF(ISBLANK([.T445]);&quot;&quot;;[.Q445])" office:value-type="percentage" office:value="0.495076792971001" calcext:value-type="percentage">
            <text:p>49.51%</text:p>
          </table:table-cell>
          <table:table-cell table:formula="of:=IF([.A445]=1;[.V445]*[.N445]/1000000;&quot;&quot;)" office:value-type="float" office:value="10.777448" calcext:value-type="float">
            <text:p>10.7774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834" calcext:value-type="float">
            <text:p>999834</text:p>
          </table:table-cell>
          <table:table-cell office:value-type="float" office:value="1249689" calcext:value-type="float">
            <text:p>1249689</text:p>
          </table:table-cell>
          <table:table-cell office:value-type="float" office:value="974877" calcext:value-type="float">
            <text:p>974877</text:p>
          </table:table-cell>
          <table:table-cell office:value-type="float" office:value="70" calcext:value-type="float">
            <text:p>70</text:p>
          </table:table-cell>
          <table:table-cell office:value-type="float" office:value="5219939" calcext:value-type="float">
            <text:p>5219939</text:p>
          </table:table-cell>
          <table:table-cell office:value-type="float" office:value="746312" calcext:value-type="float">
            <text:p>746312</text:p>
          </table:table-cell>
          <table:table-cell office:value-type="float" office:value="70" calcext:value-type="float">
            <text:p>70</text:p>
          </table:table-cell>
          <table:table-cell office:value-type="float" office:value="155286526" calcext:value-type="float">
            <text:p>155286526</text:p>
          </table:table-cell>
          <table:table-cell office:value-type="float" office:value="756681" calcext:value-type="float">
            <text:p>756681</text:p>
          </table:table-cell>
          <table:table-cell office:value-type="float" office:value="758394" calcext:value-type="float">
            <text:p>758394</text:p>
          </table:table-cell>
          <table:table-cell office:value-type="float" office:value="10648638" calcext:value-type="float">
            <text:p>10648638</text:p>
          </table:table-cell>
          <table:table-cell/>
          <table:table-cell table:formula="of:=SUM([.B446:.L446])" office:value-type="float" office:value="176641030" calcext:value-type="float">
            <text:p>176641030</text:p>
          </table:table-cell>
          <table:table-cell table:formula="of:=MAX([.B446:.L446])" office:value-type="float" office:value="155286526" calcext:value-type="float">
            <text:p>155286526</text:p>
          </table:table-cell>
          <table:table-cell table:formula="of:=INDEX([.$B$1:.$L$1];0;MATCH(MAX([.$B446:.$L446]);[.$B446:.$L446];0))" office:value-type="string" office:string-value="Facendi" calcext:value-type="string">
            <text:p>Facendi</text:p>
          </table:table-cell>
          <table:table-cell table:formula="of:=[.O446]/[.N446]" office:value-type="percentage" office:value="0.879107906017079" calcext:value-type="percentage">
            <text:p>87.91%</text:p>
          </table:table-cell>
          <table:table-cell/>
          <table:table-cell table:formula="of:=1000000000/[.N446]" office:value-type="float" office:value="5.66119887321762" calcext:value-type="float">
            <text:p>5.66119887321762</text:p>
          </table:table-cell>
          <table:table-cell table:formula="of:=IF([.A446]=1;1000000000/[.N446];&quot;&quot;)" office:value-type="float" office:value="5.66119887321762" calcext:value-type="float">
            <text:p>5.66119887321762</text:p>
          </table:table-cell>
          <table:table-cell table:formula="of:=IF([.A446]=1;[.P446];&quot;&quot;)" office:value-type="string" office:string-value="Facendi" calcext:value-type="string">
            <text:p>Facendi</text:p>
          </table:table-cell>
          <table:table-cell table:style-name="ce1" table:formula="of:=IF(ISBLANK([.T446]);&quot;&quot;;[.Q446])" office:value-type="percentage" office:value="0.879107906017079" calcext:value-type="percentage">
            <text:p>87.91%</text:p>
          </table:table-cell>
          <table:table-cell table:formula="of:=IF([.A446]=1;[.V446]*[.N446]/1000000;&quot;&quot;)" office:value-type="float" office:value="155.286526" calcext:value-type="float">
            <text:p>155.2865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8028" calcext:value-type="float">
            <text:p>798028</text:p>
          </table:table-cell>
          <table:table-cell office:value-type="float" office:value="705374" calcext:value-type="float">
            <text:p>705374</text:p>
          </table:table-cell>
          <table:table-cell office:value-type="float" office:value="964307" calcext:value-type="float">
            <text:p>964307</text:p>
          </table:table-cell>
          <table:table-cell office:value-type="float" office:value="80" calcext:value-type="float">
            <text:p>80</text:p>
          </table:table-cell>
          <table:table-cell office:value-type="float" office:value="5165979" calcext:value-type="float">
            <text:p>5165979</text:p>
          </table:table-cell>
          <table:table-cell office:value-type="float" office:value="755578" calcext:value-type="float">
            <text:p>755578</text:p>
          </table:table-cell>
          <table:table-cell office:value-type="float" office:value="81" calcext:value-type="float">
            <text:p>81</text:p>
          </table:table-cell>
          <table:table-cell office:value-type="float" office:value="254624" calcext:value-type="float">
            <text:p>254624</text:p>
          </table:table-cell>
          <table:table-cell office:value-type="float" office:value="726284" calcext:value-type="float">
            <text:p>726284</text:p>
          </table:table-cell>
          <table:table-cell office:value-type="float" office:value="727817" calcext:value-type="float">
            <text:p>727817</text:p>
          </table:table-cell>
          <table:table-cell office:value-type="float" office:value="10770925" calcext:value-type="float">
            <text:p>10770925</text:p>
          </table:table-cell>
          <table:table-cell/>
          <table:table-cell table:formula="of:=SUM([.B447:.L447])" office:value-type="float" office:value="20869077" calcext:value-type="float">
            <text:p>20869077</text:p>
          </table:table-cell>
          <table:table-cell table:formula="of:=MAX([.B447:.L447])" office:value-type="float" office:value="10770925" calcext:value-type="float">
            <text:p>10770925</text:p>
          </table:table-cell>
          <table:table-cell table:formula="of:=INDEX([.$B$1:.$L$1];0;MATCH(MAX([.$B447:.$L447]);[.$B447:.$L447];0))" office:value-type="string" office:string-value="TimeWaitKey" calcext:value-type="string">
            <text:p>TimeWaitKey</text:p>
          </table:table-cell>
          <table:table-cell table:formula="of:=[.O447]/[.N447]" office:value-type="percentage" office:value="0.51611889687311" calcext:value-type="percentage">
            <text:p>51.61%</text:p>
          </table:table-cell>
          <table:table-cell/>
          <table:table-cell table:formula="of:=1000000000/[.N447]" office:value-type="float" office:value="47.9177876434114" calcext:value-type="float">
            <text:p>47.9177876434114</text:p>
          </table:table-cell>
          <table:table-cell table:formula="of:=IF([.A447]=1;1000000000/[.N447];&quot;&quot;)" office:value-type="float" office:value="47.9177876434114" calcext:value-type="float">
            <text:p>47.9177876434114</text:p>
          </table:table-cell>
          <table:table-cell table:formula="of:=IF([.A447]=1;[.P447];&quot;&quot;)" office:value-type="string" office:string-value="TimeWaitKey" calcext:value-type="string">
            <text:p>TimeWaitKey</text:p>
          </table:table-cell>
          <table:table-cell table:style-name="ce1" table:formula="of:=IF(ISBLANK([.T447]);&quot;&quot;;[.Q447])" office:value-type="percentage" office:value="0.51611889687311" calcext:value-type="percentage">
            <text:p>51.61%</text:p>
          </table:table-cell>
          <table:table-cell table:formula="of:=IF([.A447]=1;[.V447]*[.N447]/1000000;&quot;&quot;)" office:value-type="float" office:value="10.770925" calcext:value-type="float">
            <text:p>10.7709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8940" calcext:value-type="float">
            <text:p>938940</text:p>
          </table:table-cell>
          <table:table-cell office:value-type="float" office:value="1221988" calcext:value-type="float">
            <text:p>1221988</text:p>
          </table:table-cell>
          <table:table-cell office:value-type="float" office:value="968675" calcext:value-type="float">
            <text:p>968675</text:p>
          </table:table-cell>
          <table:table-cell office:value-type="float" office:value="80" calcext:value-type="float">
            <text:p>80</text:p>
          </table:table-cell>
          <table:table-cell office:value-type="float" office:value="5099114" calcext:value-type="float">
            <text:p>5099114</text:p>
          </table:table-cell>
          <table:table-cell office:value-type="float" office:value="743225" calcext:value-type="float">
            <text:p>743225</text:p>
          </table:table-cell>
          <table:table-cell office:value-type="float" office:value="100" calcext:value-type="float">
            <text:p>100</text:p>
          </table:table-cell>
          <table:table-cell office:value-type="float" office:value="245718" calcext:value-type="float">
            <text:p>245718</text:p>
          </table:table-cell>
          <table:table-cell office:value-type="float" office:value="754586" calcext:value-type="float">
            <text:p>754586</text:p>
          </table:table-cell>
          <table:table-cell office:value-type="float" office:value="722407" calcext:value-type="float">
            <text:p>722407</text:p>
          </table:table-cell>
          <table:table-cell office:value-type="float" office:value="10794069" calcext:value-type="float">
            <text:p>10794069</text:p>
          </table:table-cell>
          <table:table-cell/>
          <table:table-cell table:formula="of:=SUM([.B448:.L448])" office:value-type="float" office:value="21488902" calcext:value-type="float">
            <text:p>21488902</text:p>
          </table:table-cell>
          <table:table-cell table:formula="of:=MAX([.B448:.L448])" office:value-type="float" office:value="10794069" calcext:value-type="float">
            <text:p>10794069</text:p>
          </table:table-cell>
          <table:table-cell table:formula="of:=INDEX([.$B$1:.$L$1];0;MATCH(MAX([.$B448:.$L448]);[.$B448:.$L448];0))" office:value-type="string" office:string-value="TimeWaitKey" calcext:value-type="string">
            <text:p>TimeWaitKey</text:p>
          </table:table-cell>
          <table:table-cell table:formula="of:=[.O448]/[.N448]" office:value-type="percentage" office:value="0.502309005830079" calcext:value-type="percentage">
            <text:p>50.23%</text:p>
          </table:table-cell>
          <table:table-cell/>
          <table:table-cell table:formula="of:=1000000000/[.N448]" office:value-type="float" office:value="46.5356489596351" calcext:value-type="float">
            <text:p>46.5356489596351</text:p>
          </table:table-cell>
          <table:table-cell table:formula="of:=IF([.A448]=1;1000000000/[.N448];&quot;&quot;)" office:value-type="float" office:value="46.5356489596351" calcext:value-type="float">
            <text:p>46.5356489596351</text:p>
          </table:table-cell>
          <table:table-cell table:formula="of:=IF([.A448]=1;[.P448];&quot;&quot;)" office:value-type="string" office:string-value="TimeWaitKey" calcext:value-type="string">
            <text:p>TimeWaitKey</text:p>
          </table:table-cell>
          <table:table-cell table:style-name="ce1" table:formula="of:=IF(ISBLANK([.T448]);&quot;&quot;;[.Q448])" office:value-type="percentage" office:value="0.502309005830079" calcext:value-type="percentage">
            <text:p>50.23%</text:p>
          </table:table-cell>
          <table:table-cell table:formula="of:=IF([.A448]=1;[.V448]*[.N448]/1000000;&quot;&quot;)" office:value-type="float" office:value="10.794069" calcext:value-type="float">
            <text:p>10.7940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9562" calcext:value-type="float">
            <text:p>789562</text:p>
          </table:table-cell>
          <table:table-cell office:value-type="float" office:value="737635" calcext:value-type="float">
            <text:p>737635</text:p>
          </table:table-cell>
          <table:table-cell office:value-type="float" office:value="975027" calcext:value-type="float">
            <text:p>975027</text:p>
          </table:table-cell>
          <table:table-cell office:value-type="float" office:value="70" calcext:value-type="float">
            <text:p>70</text:p>
          </table:table-cell>
          <table:table-cell office:value-type="float" office:value="5268029" calcext:value-type="float">
            <text:p>5268029</text:p>
          </table:table-cell>
          <table:table-cell office:value-type="float" office:value="723929" calcext:value-type="float">
            <text:p>723929</text:p>
          </table:table-cell>
          <table:table-cell office:value-type="float" office:value="70" calcext:value-type="float">
            <text:p>70</text:p>
          </table:table-cell>
          <table:table-cell office:value-type="float" office:value="254264" calcext:value-type="float">
            <text:p>254264</text:p>
          </table:table-cell>
          <table:table-cell office:value-type="float" office:value="756680" calcext:value-type="float">
            <text:p>756680</text:p>
          </table:table-cell>
          <table:table-cell office:value-type="float" office:value="745370" calcext:value-type="float">
            <text:p>745370</text:p>
          </table:table-cell>
          <table:table-cell office:value-type="float" office:value="10995114" calcext:value-type="float">
            <text:p>10995114</text:p>
          </table:table-cell>
          <table:table-cell/>
          <table:table-cell table:formula="of:=SUM([.B449:.L449])" office:value-type="float" office:value="21245750" calcext:value-type="float">
            <text:p>21245750</text:p>
          </table:table-cell>
          <table:table-cell table:formula="of:=MAX([.B449:.L449])" office:value-type="float" office:value="10995114" calcext:value-type="float">
            <text:p>10995114</text:p>
          </table:table-cell>
          <table:table-cell table:formula="of:=INDEX([.$B$1:.$L$1];0;MATCH(MAX([.$B449:.$L449]);[.$B449:.$L449];0))" office:value-type="string" office:string-value="TimeWaitKey" calcext:value-type="string">
            <text:p>TimeWaitKey</text:p>
          </table:table-cell>
          <table:table-cell table:formula="of:=[.O449]/[.N449]" office:value-type="percentage" office:value="0.517520633538472" calcext:value-type="percentage">
            <text:p>51.75%</text:p>
          </table:table-cell>
          <table:table-cell/>
          <table:table-cell table:formula="of:=1000000000/[.N449]" office:value-type="float" office:value="47.0682371768471" calcext:value-type="float">
            <text:p>47.0682371768471</text:p>
          </table:table-cell>
          <table:table-cell table:formula="of:=IF([.A449]=1;1000000000/[.N449];&quot;&quot;)" office:value-type="float" office:value="47.0682371768471" calcext:value-type="float">
            <text:p>47.0682371768471</text:p>
          </table:table-cell>
          <table:table-cell table:formula="of:=IF([.A449]=1;[.P449];&quot;&quot;)" office:value-type="string" office:string-value="TimeWaitKey" calcext:value-type="string">
            <text:p>TimeWaitKey</text:p>
          </table:table-cell>
          <table:table-cell table:style-name="ce1" table:formula="of:=IF(ISBLANK([.T449]);&quot;&quot;;[.Q449])" office:value-type="percentage" office:value="0.517520633538472" calcext:value-type="percentage">
            <text:p>51.75%</text:p>
          </table:table-cell>
          <table:table-cell table:formula="of:=IF([.A449]=1;[.V449]*[.N449]/1000000;&quot;&quot;)" office:value-type="float" office:value="10.995114" calcext:value-type="float">
            <text:p>10.9951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2931" calcext:value-type="float">
            <text:p>772931</text:p>
          </table:table-cell>
          <table:table-cell office:value-type="float" office:value="710184" calcext:value-type="float">
            <text:p>710184</text:p>
          </table:table-cell>
          <table:table-cell office:value-type="float" office:value="963977" calcext:value-type="float">
            <text:p>963977</text:p>
          </table:table-cell>
          <table:table-cell office:value-type="float" office:value="90" calcext:value-type="float">
            <text:p>90</text:p>
          </table:table-cell>
          <table:table-cell office:value-type="float" office:value="5063828" calcext:value-type="float">
            <text:p>5063828</text:p>
          </table:table-cell>
          <table:table-cell office:value-type="float" office:value="727446" calcext:value-type="float">
            <text:p>727446</text:p>
          </table:table-cell>
          <table:table-cell office:value-type="float" office:value="80" calcext:value-type="float">
            <text:p>80</text:p>
          </table:table-cell>
          <table:table-cell office:value-type="float" office:value="154890258" calcext:value-type="float">
            <text:p>154890258</text:p>
          </table:table-cell>
          <table:table-cell office:value-type="float" office:value="729449" calcext:value-type="float">
            <text:p>729449</text:p>
          </table:table-cell>
          <table:table-cell office:value-type="float" office:value="780706" calcext:value-type="float">
            <text:p>780706</text:p>
          </table:table-cell>
          <table:table-cell office:value-type="float" office:value="10405885" calcext:value-type="float">
            <text:p>10405885</text:p>
          </table:table-cell>
          <table:table-cell/>
          <table:table-cell table:formula="of:=SUM([.B450:.L450])" office:value-type="float" office:value="175044834" calcext:value-type="float">
            <text:p>175044834</text:p>
          </table:table-cell>
          <table:table-cell table:formula="of:=MAX([.B450:.L450])" office:value-type="float" office:value="154890258" calcext:value-type="float">
            <text:p>154890258</text:p>
          </table:table-cell>
          <table:table-cell table:formula="of:=INDEX([.$B$1:.$L$1];0;MATCH(MAX([.$B450:.$L450]);[.$B450:.$L450];0))" office:value-type="string" office:string-value="Facendi" calcext:value-type="string">
            <text:p>Facendi</text:p>
          </table:table-cell>
          <table:table-cell table:formula="of:=[.O450]/[.N450]" office:value-type="percentage" office:value="0.884860492369629" calcext:value-type="percentage">
            <text:p>88.49%</text:p>
          </table:table-cell>
          <table:table-cell/>
          <table:table-cell table:formula="of:=1000000000/[.N450]" office:value-type="float" office:value="5.71282212190278" calcext:value-type="float">
            <text:p>5.71282212190278</text:p>
          </table:table-cell>
          <table:table-cell table:formula="of:=IF([.A450]=1;1000000000/[.N450];&quot;&quot;)" office:value-type="float" office:value="5.71282212190278" calcext:value-type="float">
            <text:p>5.71282212190278</text:p>
          </table:table-cell>
          <table:table-cell table:formula="of:=IF([.A450]=1;[.P450];&quot;&quot;)" office:value-type="string" office:string-value="Facendi" calcext:value-type="string">
            <text:p>Facendi</text:p>
          </table:table-cell>
          <table:table-cell table:style-name="ce1" table:formula="of:=IF(ISBLANK([.T450]);&quot;&quot;;[.Q450])" office:value-type="percentage" office:value="0.884860492369629" calcext:value-type="percentage">
            <text:p>88.49%</text:p>
          </table:table-cell>
          <table:table-cell table:formula="of:=IF([.A450]=1;[.V450]*[.N450]/1000000;&quot;&quot;)" office:value-type="float" office:value="154.890258" calcext:value-type="float">
            <text:p>154.8902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5046" calcext:value-type="float">
            <text:p>1205046</text:p>
          </table:table-cell>
          <table:table-cell office:value-type="float" office:value="1233940" calcext:value-type="float">
            <text:p>1233940</text:p>
          </table:table-cell>
          <table:table-cell office:value-type="float" office:value="984966" calcext:value-type="float">
            <text:p>984966</text:p>
          </table:table-cell>
          <table:table-cell office:value-type="float" office:value="150" calcext:value-type="float">
            <text:p>150</text:p>
          </table:table-cell>
          <table:table-cell office:value-type="float" office:value="5121506" calcext:value-type="float">
            <text:p>5121506</text:p>
          </table:table-cell>
          <table:table-cell office:value-type="float" office:value="763984" calcext:value-type="float">
            <text:p>763984</text:p>
          </table:table-cell>
          <table:table-cell office:value-type="float" office:value="70" calcext:value-type="float">
            <text:p>70</text:p>
          </table:table-cell>
          <table:table-cell office:value-type="float" office:value="237402" calcext:value-type="float">
            <text:p>237402</text:p>
          </table:table-cell>
          <table:table-cell office:value-type="float" office:value="1867461" calcext:value-type="float">
            <text:p>1867461</text:p>
          </table:table-cell>
          <table:table-cell office:value-type="float" office:value="839584" calcext:value-type="float">
            <text:p>839584</text:p>
          </table:table-cell>
          <table:table-cell office:value-type="float" office:value="10886711" calcext:value-type="float">
            <text:p>10886711</text:p>
          </table:table-cell>
          <table:table-cell/>
          <table:table-cell table:formula="of:=SUM([.B451:.L451])" office:value-type="float" office:value="23140820" calcext:value-type="float">
            <text:p>23140820</text:p>
          </table:table-cell>
          <table:table-cell table:formula="of:=MAX([.B451:.L451])" office:value-type="float" office:value="10886711" calcext:value-type="float">
            <text:p>10886711</text:p>
          </table:table-cell>
          <table:table-cell table:formula="of:=INDEX([.$B$1:.$L$1];0;MATCH(MAX([.$B451:.$L451]);[.$B451:.$L451];0))" office:value-type="string" office:string-value="TimeWaitKey" calcext:value-type="string">
            <text:p>TimeWaitKey</text:p>
          </table:table-cell>
          <table:table-cell table:formula="of:=[.O451]/[.N451]" office:value-type="percentage" office:value="0.470454849914567" calcext:value-type="percentage">
            <text:p>47.05%</text:p>
          </table:table-cell>
          <table:table-cell/>
          <table:table-cell table:formula="of:=1000000000/[.N451]" office:value-type="float" office:value="43.2136804140908" calcext:value-type="float">
            <text:p>43.2136804140908</text:p>
          </table:table-cell>
          <table:table-cell table:formula="of:=IF([.A451]=1;1000000000/[.N451];&quot;&quot;)" office:value-type="float" office:value="43.2136804140908" calcext:value-type="float">
            <text:p>43.2136804140908</text:p>
          </table:table-cell>
          <table:table-cell table:formula="of:=IF([.A451]=1;[.P451];&quot;&quot;)" office:value-type="string" office:string-value="TimeWaitKey" calcext:value-type="string">
            <text:p>TimeWaitKey</text:p>
          </table:table-cell>
          <table:table-cell table:style-name="ce1" table:formula="of:=IF(ISBLANK([.T451]);&quot;&quot;;[.Q451])" office:value-type="percentage" office:value="0.470454849914567" calcext:value-type="percentage">
            <text:p>47.05%</text:p>
          </table:table-cell>
          <table:table-cell table:formula="of:=IF([.A451]=1;[.V451]*[.N451]/1000000;&quot;&quot;)" office:value-type="float" office:value="10.886711" calcext:value-type="float">
            <text:p>10.8867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9326" calcext:value-type="float">
            <text:p>899326</text:p>
          </table:table-cell>
          <table:table-cell office:value-type="float" office:value="1229892" calcext:value-type="float">
            <text:p>1229892</text:p>
          </table:table-cell>
          <table:table-cell office:value-type="float" office:value="1307397" calcext:value-type="float">
            <text:p>1307397</text:p>
          </table:table-cell>
          <table:table-cell office:value-type="float" office:value="70" calcext:value-type="float">
            <text:p>70</text:p>
          </table:table-cell>
          <table:table-cell office:value-type="float" office:value="5256157" calcext:value-type="float">
            <text:p>5256157</text:p>
          </table:table-cell>
          <table:table-cell office:value-type="float" office:value="731364" calcext:value-type="float">
            <text:p>731364</text:p>
          </table:table-cell>
          <table:table-cell office:value-type="float" office:value="70" calcext:value-type="float">
            <text:p>70</text:p>
          </table:table-cell>
          <table:table-cell office:value-type="float" office:value="238555" calcext:value-type="float">
            <text:p>238555</text:p>
          </table:table-cell>
          <table:table-cell office:value-type="float" office:value="747323" calcext:value-type="float">
            <text:p>747323</text:p>
          </table:table-cell>
          <table:table-cell office:value-type="float" office:value="745098" calcext:value-type="float">
            <text:p>745098</text:p>
          </table:table-cell>
          <table:table-cell office:value-type="float" office:value="10430020" calcext:value-type="float">
            <text:p>10430020</text:p>
          </table:table-cell>
          <table:table-cell/>
          <table:table-cell table:formula="of:=SUM([.B452:.L452])" office:value-type="float" office:value="21585272" calcext:value-type="float">
            <text:p>21585272</text:p>
          </table:table-cell>
          <table:table-cell table:formula="of:=MAX([.B452:.L452])" office:value-type="float" office:value="10430020" calcext:value-type="float">
            <text:p>10430020</text:p>
          </table:table-cell>
          <table:table-cell table:formula="of:=INDEX([.$B$1:.$L$1];0;MATCH(MAX([.$B452:.$L452]);[.$B452:.$L452];0))" office:value-type="string" office:string-value="TimeWaitKey" calcext:value-type="string">
            <text:p>TimeWaitKey</text:p>
          </table:table-cell>
          <table:table-cell table:formula="of:=[.O452]/[.N452]" office:value-type="percentage" office:value="0.483200767634524" calcext:value-type="percentage">
            <text:p>48.32%</text:p>
          </table:table-cell>
          <table:table-cell/>
          <table:table-cell table:formula="of:=1000000000/[.N452]" office:value-type="float" office:value="46.3278850505104" calcext:value-type="float">
            <text:p>46.3278850505104</text:p>
          </table:table-cell>
          <table:table-cell table:formula="of:=IF([.A452]=1;1000000000/[.N452];&quot;&quot;)" office:value-type="float" office:value="46.3278850505104" calcext:value-type="float">
            <text:p>46.3278850505104</text:p>
          </table:table-cell>
          <table:table-cell table:formula="of:=IF([.A452]=1;[.P452];&quot;&quot;)" office:value-type="string" office:string-value="TimeWaitKey" calcext:value-type="string">
            <text:p>TimeWaitKey</text:p>
          </table:table-cell>
          <table:table-cell table:style-name="ce1" table:formula="of:=IF(ISBLANK([.T452]);&quot;&quot;;[.Q452])" office:value-type="percentage" office:value="0.483200767634524" calcext:value-type="percentage">
            <text:p>48.32%</text:p>
          </table:table-cell>
          <table:table-cell table:formula="of:=IF([.A452]=1;[.V452]*[.N452]/1000000;&quot;&quot;)" office:value-type="float" office:value="10.43002" calcext:value-type="float">
            <text:p>10.430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9688" calcext:value-type="float">
            <text:p>889688</text:p>
          </table:table-cell>
          <table:table-cell office:value-type="float" office:value="1218051" calcext:value-type="float">
            <text:p>1218051</text:p>
          </table:table-cell>
          <table:table-cell office:value-type="float" office:value="965961" calcext:value-type="float">
            <text:p>965961</text:p>
          </table:table-cell>
          <table:table-cell office:value-type="float" office:value="70" calcext:value-type="float">
            <text:p>70</text:p>
          </table:table-cell>
          <table:table-cell office:value-type="float" office:value="5147234" calcext:value-type="float">
            <text:p>5147234</text:p>
          </table:table-cell>
          <table:table-cell office:value-type="float" office:value="746161" calcext:value-type="float">
            <text:p>746161</text:p>
          </table:table-cell>
          <table:table-cell office:value-type="float" office:value="71" calcext:value-type="float">
            <text:p>71</text:p>
          </table:table-cell>
          <table:table-cell office:value-type="float" office:value="249114" calcext:value-type="float">
            <text:p>249114</text:p>
          </table:table-cell>
          <table:table-cell office:value-type="float" office:value="746421" calcext:value-type="float">
            <text:p>746421</text:p>
          </table:table-cell>
          <table:table-cell office:value-type="float" office:value="722687" calcext:value-type="float">
            <text:p>722687</text:p>
          </table:table-cell>
          <table:table-cell office:value-type="float" office:value="11000664" calcext:value-type="float">
            <text:p>11000664</text:p>
          </table:table-cell>
          <table:table-cell/>
          <table:table-cell table:formula="of:=SUM([.B453:.L453])" office:value-type="float" office:value="21686122" calcext:value-type="float">
            <text:p>21686122</text:p>
          </table:table-cell>
          <table:table-cell table:formula="of:=MAX([.B453:.L453])" office:value-type="float" office:value="11000664" calcext:value-type="float">
            <text:p>11000664</text:p>
          </table:table-cell>
          <table:table-cell table:formula="of:=INDEX([.$B$1:.$L$1];0;MATCH(MAX([.$B453:.$L453]);[.$B453:.$L453];0))" office:value-type="string" office:string-value="TimeWaitKey" calcext:value-type="string">
            <text:p>TimeWaitKey</text:p>
          </table:table-cell>
          <table:table-cell table:formula="of:=[.O453]/[.N453]" office:value-type="percentage" office:value="0.507267458884535" calcext:value-type="percentage">
            <text:p>50.73%</text:p>
          </table:table-cell>
          <table:table-cell/>
          <table:table-cell table:formula="of:=1000000000/[.N453]" office:value-type="float" office:value="46.1124400203965" calcext:value-type="float">
            <text:p>46.1124400203965</text:p>
          </table:table-cell>
          <table:table-cell table:formula="of:=IF([.A453]=1;1000000000/[.N453];&quot;&quot;)" office:value-type="float" office:value="46.1124400203965" calcext:value-type="float">
            <text:p>46.1124400203965</text:p>
          </table:table-cell>
          <table:table-cell table:formula="of:=IF([.A453]=1;[.P453];&quot;&quot;)" office:value-type="string" office:string-value="TimeWaitKey" calcext:value-type="string">
            <text:p>TimeWaitKey</text:p>
          </table:table-cell>
          <table:table-cell table:style-name="ce1" table:formula="of:=IF(ISBLANK([.T453]);&quot;&quot;;[.Q453])" office:value-type="percentage" office:value="0.507267458884535" calcext:value-type="percentage">
            <text:p>50.73%</text:p>
          </table:table-cell>
          <table:table-cell table:formula="of:=IF([.A453]=1;[.V453]*[.N453]/1000000;&quot;&quot;)" office:value-type="float" office:value="11.000664" calcext:value-type="float">
            <text:p>11.0006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9275" calcext:value-type="float">
            <text:p>1419275</text:p>
          </table:table-cell>
          <table:table-cell office:value-type="float" office:value="1990901" calcext:value-type="float">
            <text:p>1990901</text:p>
          </table:table-cell>
          <table:table-cell office:value-type="float" office:value="967905" calcext:value-type="float">
            <text:p>967905</text:p>
          </table:table-cell>
          <table:table-cell office:value-type="float" office:value="80" calcext:value-type="float">
            <text:p>80</text:p>
          </table:table-cell>
          <table:table-cell office:value-type="float" office:value="5146292" calcext:value-type="float">
            <text:p>5146292</text:p>
          </table:table-cell>
          <table:table-cell office:value-type="float" office:value="731253" calcext:value-type="float">
            <text:p>731253</text:p>
          </table:table-cell>
          <table:table-cell office:value-type="float" office:value="70" calcext:value-type="float">
            <text:p>70</text:p>
          </table:table-cell>
          <table:table-cell office:value-type="float" office:value="155154420" calcext:value-type="float">
            <text:p>155154420</text:p>
          </table:table-cell>
          <table:table-cell office:value-type="float" office:value="738146" calcext:value-type="float">
            <text:p>738146</text:p>
          </table:table-cell>
          <table:table-cell office:value-type="float" office:value="758894" calcext:value-type="float">
            <text:p>758894</text:p>
          </table:table-cell>
          <table:table-cell office:value-type="float" office:value="10578778" calcext:value-type="float">
            <text:p>10578778</text:p>
          </table:table-cell>
          <table:table-cell/>
          <table:table-cell table:formula="of:=SUM([.B454:.L454])" office:value-type="float" office:value="177486014" calcext:value-type="float">
            <text:p>177486014</text:p>
          </table:table-cell>
          <table:table-cell table:formula="of:=MAX([.B454:.L454])" office:value-type="float" office:value="155154420" calcext:value-type="float">
            <text:p>155154420</text:p>
          </table:table-cell>
          <table:table-cell table:formula="of:=INDEX([.$B$1:.$L$1];0;MATCH(MAX([.$B454:.$L454]);[.$B454:.$L454];0))" office:value-type="string" office:string-value="Facendi" calcext:value-type="string">
            <text:p>Facendi</text:p>
          </table:table-cell>
          <table:table-cell table:formula="of:=[.O454]/[.N454]" office:value-type="percentage" office:value="0.874178288774912" calcext:value-type="percentage">
            <text:p>87.42%</text:p>
          </table:table-cell>
          <table:table-cell/>
          <table:table-cell table:formula="of:=1000000000/[.N454]" office:value-type="float" office:value="5.63424676380416" calcext:value-type="float">
            <text:p>5.63424676380416</text:p>
          </table:table-cell>
          <table:table-cell table:formula="of:=IF([.A454]=1;1000000000/[.N454];&quot;&quot;)" office:value-type="float" office:value="5.63424676380416" calcext:value-type="float">
            <text:p>5.63424676380416</text:p>
          </table:table-cell>
          <table:table-cell table:formula="of:=IF([.A454]=1;[.P454];&quot;&quot;)" office:value-type="string" office:string-value="Facendi" calcext:value-type="string">
            <text:p>Facendi</text:p>
          </table:table-cell>
          <table:table-cell table:style-name="ce1" table:formula="of:=IF(ISBLANK([.T454]);&quot;&quot;;[.Q454])" office:value-type="percentage" office:value="0.874178288774912" calcext:value-type="percentage">
            <text:p>87.42%</text:p>
          </table:table-cell>
          <table:table-cell table:formula="of:=IF([.A454]=1;[.V454]*[.N454]/1000000;&quot;&quot;)" office:value-type="float" office:value="155.15442" calcext:value-type="float">
            <text:p>155.154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9224" calcext:value-type="float">
            <text:p>769224</text:p>
          </table:table-cell>
          <table:table-cell office:value-type="float" office:value="726324" calcext:value-type="float">
            <text:p>726324</text:p>
          </table:table-cell>
          <table:table-cell office:value-type="float" office:value="961813" calcext:value-type="float">
            <text:p>961813</text:p>
          </table:table-cell>
          <table:table-cell office:value-type="float" office:value="71" calcext:value-type="float">
            <text:p>71</text:p>
          </table:table-cell>
          <table:table-cell office:value-type="float" office:value="5327410" calcext:value-type="float">
            <text:p>5327410</text:p>
          </table:table-cell>
          <table:table-cell office:value-type="float" office:value="741823" calcext:value-type="float">
            <text:p>741823</text:p>
          </table:table-cell>
          <table:table-cell office:value-type="float" office:value="121" calcext:value-type="float">
            <text:p>121</text:p>
          </table:table-cell>
          <table:table-cell office:value-type="float" office:value="248974" calcext:value-type="float">
            <text:p>248974</text:p>
          </table:table-cell>
          <table:table-cell office:value-type="float" office:value="800842" calcext:value-type="float">
            <text:p>800842</text:p>
          </table:table-cell>
          <table:table-cell office:value-type="float" office:value="708591" calcext:value-type="float">
            <text:p>708591</text:p>
          </table:table-cell>
          <table:table-cell office:value-type="float" office:value="10253681" calcext:value-type="float">
            <text:p>10253681</text:p>
          </table:table-cell>
          <table:table-cell/>
          <table:table-cell table:formula="of:=SUM([.B455:.L455])" office:value-type="float" office:value="20538874" calcext:value-type="float">
            <text:p>20538874</text:p>
          </table:table-cell>
          <table:table-cell table:formula="of:=MAX([.B455:.L455])" office:value-type="float" office:value="10253681" calcext:value-type="float">
            <text:p>10253681</text:p>
          </table:table-cell>
          <table:table-cell table:formula="of:=INDEX([.$B$1:.$L$1];0;MATCH(MAX([.$B455:.$L455]);[.$B455:.$L455];0))" office:value-type="string" office:string-value="TimeWaitKey" calcext:value-type="string">
            <text:p>TimeWaitKey</text:p>
          </table:table-cell>
          <table:table-cell table:formula="of:=[.O455]/[.N455]" office:value-type="percentage" office:value="0.499232869338407" calcext:value-type="percentage">
            <text:p>49.92%</text:p>
          </table:table-cell>
          <table:table-cell/>
          <table:table-cell table:formula="of:=1000000000/[.N455]" office:value-type="float" office:value="48.6881608018044" calcext:value-type="float">
            <text:p>48.6881608018044</text:p>
          </table:table-cell>
          <table:table-cell table:formula="of:=IF([.A455]=1;1000000000/[.N455];&quot;&quot;)" office:value-type="float" office:value="48.6881608018044" calcext:value-type="float">
            <text:p>48.6881608018044</text:p>
          </table:table-cell>
          <table:table-cell table:formula="of:=IF([.A455]=1;[.P455];&quot;&quot;)" office:value-type="string" office:string-value="TimeWaitKey" calcext:value-type="string">
            <text:p>TimeWaitKey</text:p>
          </table:table-cell>
          <table:table-cell table:style-name="ce1" table:formula="of:=IF(ISBLANK([.T455]);&quot;&quot;;[.Q455])" office:value-type="percentage" office:value="0.499232869338407" calcext:value-type="percentage">
            <text:p>49.92%</text:p>
          </table:table-cell>
          <table:table-cell table:formula="of:=IF([.A455]=1;[.V455]*[.N455]/1000000;&quot;&quot;)" office:value-type="float" office:value="10.253681" calcext:value-type="float">
            <text:p>10.2536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1521" calcext:value-type="float">
            <text:p>971521</text:p>
          </table:table-cell>
          <table:table-cell office:value-type="float" office:value="1263274" calcext:value-type="float">
            <text:p>1263274</text:p>
          </table:table-cell>
          <table:table-cell office:value-type="float" office:value="1218801" calcext:value-type="float">
            <text:p>1218801</text:p>
          </table:table-cell>
          <table:table-cell office:value-type="float" office:value="100" calcext:value-type="float">
            <text:p>100</text:p>
          </table:table-cell>
          <table:table-cell office:value-type="float" office:value="5094907" calcext:value-type="float">
            <text:p>5094907</text:p>
          </table:table-cell>
          <table:table-cell office:value-type="float" office:value="756319" calcext:value-type="float">
            <text:p>756319</text:p>
          </table:table-cell>
          <table:table-cell office:value-type="float" office:value="70" calcext:value-type="float">
            <text:p>70</text:p>
          </table:table-cell>
          <table:table-cell office:value-type="float" office:value="244606" calcext:value-type="float">
            <text:p>244606</text:p>
          </table:table-cell>
          <table:table-cell office:value-type="float" office:value="744247" calcext:value-type="float">
            <text:p>744247</text:p>
          </table:table-cell>
          <table:table-cell office:value-type="float" office:value="730422" calcext:value-type="float">
            <text:p>730422</text:p>
          </table:table-cell>
          <table:table-cell office:value-type="float" office:value="10955039" calcext:value-type="float">
            <text:p>10955039</text:p>
          </table:table-cell>
          <table:table-cell/>
          <table:table-cell table:formula="of:=SUM([.B456:.L456])" office:value-type="float" office:value="21979306" calcext:value-type="float">
            <text:p>21979306</text:p>
          </table:table-cell>
          <table:table-cell table:formula="of:=MAX([.B456:.L456])" office:value-type="float" office:value="10955039" calcext:value-type="float">
            <text:p>10955039</text:p>
          </table:table-cell>
          <table:table-cell table:formula="of:=INDEX([.$B$1:.$L$1];0;MATCH(MAX([.$B456:.$L456]);[.$B456:.$L456];0))" office:value-type="string" office:string-value="TimeWaitKey" calcext:value-type="string">
            <text:p>TimeWaitKey</text:p>
          </table:table-cell>
          <table:table-cell table:formula="of:=[.O456]/[.N456]" office:value-type="percentage" office:value="0.498425155007169" calcext:value-type="percentage">
            <text:p>49.84%</text:p>
          </table:table-cell>
          <table:table-cell/>
          <table:table-cell table:formula="of:=1000000000/[.N456]" office:value-type="float" office:value="45.4973419087937" calcext:value-type="float">
            <text:p>45.4973419087937</text:p>
          </table:table-cell>
          <table:table-cell table:formula="of:=IF([.A456]=1;1000000000/[.N456];&quot;&quot;)" office:value-type="float" office:value="45.4973419087937" calcext:value-type="float">
            <text:p>45.4973419087937</text:p>
          </table:table-cell>
          <table:table-cell table:formula="of:=IF([.A456]=1;[.P456];&quot;&quot;)" office:value-type="string" office:string-value="TimeWaitKey" calcext:value-type="string">
            <text:p>TimeWaitKey</text:p>
          </table:table-cell>
          <table:table-cell table:style-name="ce1" table:formula="of:=IF(ISBLANK([.T456]);&quot;&quot;;[.Q456])" office:value-type="percentage" office:value="0.498425155007169" calcext:value-type="percentage">
            <text:p>49.84%</text:p>
          </table:table-cell>
          <table:table-cell table:formula="of:=IF([.A456]=1;[.V456]*[.N456]/1000000;&quot;&quot;)" office:value-type="float" office:value="10.955039" calcext:value-type="float">
            <text:p>10.9550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1046" calcext:value-type="float">
            <text:p>781046</text:p>
          </table:table-cell>
          <table:table-cell office:value-type="float" office:value="736393" calcext:value-type="float">
            <text:p>736393</text:p>
          </table:table-cell>
          <table:table-cell office:value-type="float" office:value="964086" calcext:value-type="float">
            <text:p>964086</text:p>
          </table:table-cell>
          <table:table-cell office:value-type="float" office:value="80" calcext:value-type="float">
            <text:p>80</text:p>
          </table:table-cell>
          <table:table-cell office:value-type="float" office:value="5302293" calcext:value-type="float">
            <text:p>5302293</text:p>
          </table:table-cell>
          <table:table-cell office:value-type="float" office:value="1005674" calcext:value-type="float">
            <text:p>1005674</text:p>
          </table:table-cell>
          <table:table-cell office:value-type="float" office:value="90" calcext:value-type="float">
            <text:p>90</text:p>
          </table:table-cell>
          <table:table-cell office:value-type="float" office:value="244676" calcext:value-type="float">
            <text:p>244676</text:p>
          </table:table-cell>
          <table:table-cell office:value-type="float" office:value="730021" calcext:value-type="float">
            <text:p>730021</text:p>
          </table:table-cell>
          <table:table-cell office:value-type="float" office:value="724591" calcext:value-type="float">
            <text:p>724591</text:p>
          </table:table-cell>
          <table:table-cell office:value-type="float" office:value="10603914" calcext:value-type="float">
            <text:p>10603914</text:p>
          </table:table-cell>
          <table:table-cell/>
          <table:table-cell table:formula="of:=SUM([.B457:.L457])" office:value-type="float" office:value="21092864" calcext:value-type="float">
            <text:p>21092864</text:p>
          </table:table-cell>
          <table:table-cell table:formula="of:=MAX([.B457:.L457])" office:value-type="float" office:value="10603914" calcext:value-type="float">
            <text:p>10603914</text:p>
          </table:table-cell>
          <table:table-cell table:formula="of:=INDEX([.$B$1:.$L$1];0;MATCH(MAX([.$B457:.$L457]);[.$B457:.$L457];0))" office:value-type="string" office:string-value="TimeWaitKey" calcext:value-type="string">
            <text:p>TimeWaitKey</text:p>
          </table:table-cell>
          <table:table-cell table:formula="of:=[.O457]/[.N457]" office:value-type="percentage" office:value="0.502725187058524" calcext:value-type="percentage">
            <text:p>50.27%</text:p>
          </table:table-cell>
          <table:table-cell/>
          <table:table-cell table:formula="of:=1000000000/[.N457]" office:value-type="float" office:value="47.4093987426269" calcext:value-type="float">
            <text:p>47.4093987426269</text:p>
          </table:table-cell>
          <table:table-cell table:formula="of:=IF([.A457]=1;1000000000/[.N457];&quot;&quot;)" office:value-type="float" office:value="47.4093987426269" calcext:value-type="float">
            <text:p>47.4093987426269</text:p>
          </table:table-cell>
          <table:table-cell table:formula="of:=IF([.A457]=1;[.P457];&quot;&quot;)" office:value-type="string" office:string-value="TimeWaitKey" calcext:value-type="string">
            <text:p>TimeWaitKey</text:p>
          </table:table-cell>
          <table:table-cell table:style-name="ce1" table:formula="of:=IF(ISBLANK([.T457]);&quot;&quot;;[.Q457])" office:value-type="percentage" office:value="0.502725187058524" calcext:value-type="percentage">
            <text:p>50.27%</text:p>
          </table:table-cell>
          <table:table-cell table:formula="of:=IF([.A457]=1;[.V457]*[.N457]/1000000;&quot;&quot;)" office:value-type="float" office:value="10.603914" calcext:value-type="float">
            <text:p>10.6039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1699" calcext:value-type="float">
            <text:p>911699</text:p>
          </table:table-cell>
          <table:table-cell office:value-type="float" office:value="1518400" calcext:value-type="float">
            <text:p>1518400</text:p>
          </table:table-cell>
          <table:table-cell office:value-type="float" office:value="964057" calcext:value-type="float">
            <text:p>964057</text:p>
          </table:table-cell>
          <table:table-cell office:value-type="float" office:value="70" calcext:value-type="float">
            <text:p>70</text:p>
          </table:table-cell>
          <table:table-cell office:value-type="float" office:value="5230118" calcext:value-type="float">
            <text:p>5230118</text:p>
          </table:table-cell>
          <table:table-cell office:value-type="float" office:value="743867" calcext:value-type="float">
            <text:p>743867</text:p>
          </table:table-cell>
          <table:table-cell office:value-type="float" office:value="70" calcext:value-type="float">
            <text:p>70</text:p>
          </table:table-cell>
          <table:table-cell office:value-type="float" office:value="152238423" calcext:value-type="float">
            <text:p>152238423</text:p>
          </table:table-cell>
          <table:table-cell office:value-type="float" office:value="750709" calcext:value-type="float">
            <text:p>750709</text:p>
          </table:table-cell>
          <table:table-cell office:value-type="float" office:value="750839" calcext:value-type="float">
            <text:p>750839</text:p>
          </table:table-cell>
          <table:table-cell office:value-type="float" office:value="10361753" calcext:value-type="float">
            <text:p>10361753</text:p>
          </table:table-cell>
          <table:table-cell/>
          <table:table-cell table:formula="of:=SUM([.B458:.L458])" office:value-type="float" office:value="173470005" calcext:value-type="float">
            <text:p>173470005</text:p>
          </table:table-cell>
          <table:table-cell table:formula="of:=MAX([.B458:.L458])" office:value-type="float" office:value="152238423" calcext:value-type="float">
            <text:p>152238423</text:p>
          </table:table-cell>
          <table:table-cell table:formula="of:=INDEX([.$B$1:.$L$1];0;MATCH(MAX([.$B458:.$L458]);[.$B458:.$L458];0))" office:value-type="string" office:string-value="Facendi" calcext:value-type="string">
            <text:p>Facendi</text:p>
          </table:table-cell>
          <table:table-cell table:formula="of:=[.O458]/[.N458]" office:value-type="percentage" office:value="0.877606609857422" calcext:value-type="percentage">
            <text:p>87.76%</text:p>
          </table:table-cell>
          <table:table-cell/>
          <table:table-cell table:formula="of:=1000000000/[.N458]" office:value-type="float" office:value="5.764685370246" calcext:value-type="float">
            <text:p>5.764685370246</text:p>
          </table:table-cell>
          <table:table-cell table:formula="of:=IF([.A458]=1;1000000000/[.N458];&quot;&quot;)" office:value-type="float" office:value="5.764685370246" calcext:value-type="float">
            <text:p>5.764685370246</text:p>
          </table:table-cell>
          <table:table-cell table:formula="of:=IF([.A458]=1;[.P458];&quot;&quot;)" office:value-type="string" office:string-value="Facendi" calcext:value-type="string">
            <text:p>Facendi</text:p>
          </table:table-cell>
          <table:table-cell table:style-name="ce1" table:formula="of:=IF(ISBLANK([.T458]);&quot;&quot;;[.Q458])" office:value-type="percentage" office:value="0.877606609857422" calcext:value-type="percentage">
            <text:p>87.76%</text:p>
          </table:table-cell>
          <table:table-cell table:formula="of:=IF([.A458]=1;[.V458]*[.N458]/1000000;&quot;&quot;)" office:value-type="float" office:value="152.238423" calcext:value-type="float">
            <text:p>152.2384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5317" calcext:value-type="float">
            <text:p>1285317</text:p>
          </table:table-cell>
          <table:table-cell office:value-type="float" office:value="2316599" calcext:value-type="float">
            <text:p>2316599</text:p>
          </table:table-cell>
          <table:table-cell office:value-type="float" office:value="983694" calcext:value-type="float">
            <text:p>983694</text:p>
          </table:table-cell>
          <table:table-cell office:value-type="float" office:value="160" calcext:value-type="float">
            <text:p>160</text:p>
          </table:table-cell>
          <table:table-cell office:value-type="float" office:value="5154077" calcext:value-type="float">
            <text:p>5154077</text:p>
          </table:table-cell>
          <table:table-cell office:value-type="float" office:value="721284" calcext:value-type="float">
            <text:p>721284</text:p>
          </table:table-cell>
          <table:table-cell office:value-type="float" office:value="80" calcext:value-type="float">
            <text:p>80</text:p>
          </table:table-cell>
          <table:table-cell office:value-type="float" office:value="244075" calcext:value-type="float">
            <text:p>244075</text:p>
          </table:table-cell>
          <table:table-cell office:value-type="float" office:value="843432" calcext:value-type="float">
            <text:p>843432</text:p>
          </table:table-cell>
          <table:table-cell office:value-type="float" office:value="752333" calcext:value-type="float">
            <text:p>752333</text:p>
          </table:table-cell>
          <table:table-cell office:value-type="float" office:value="10681158" calcext:value-type="float">
            <text:p>10681158</text:p>
          </table:table-cell>
          <table:table-cell/>
          <table:table-cell table:formula="of:=SUM([.B459:.L459])" office:value-type="float" office:value="22982209" calcext:value-type="float">
            <text:p>22982209</text:p>
          </table:table-cell>
          <table:table-cell table:formula="of:=MAX([.B459:.L459])" office:value-type="float" office:value="10681158" calcext:value-type="float">
            <text:p>10681158</text:p>
          </table:table-cell>
          <table:table-cell table:formula="of:=INDEX([.$B$1:.$L$1];0;MATCH(MAX([.$B459:.$L459]);[.$B459:.$L459];0))" office:value-type="string" office:string-value="TimeWaitKey" calcext:value-type="string">
            <text:p>TimeWaitKey</text:p>
          </table:table-cell>
          <table:table-cell table:formula="of:=[.O459]/[.N459]" office:value-type="percentage" office:value="0.46475767407737" calcext:value-type="percentage">
            <text:p>46.48%</text:p>
          </table:table-cell>
          <table:table-cell/>
          <table:table-cell table:formula="of:=1000000000/[.N459]" office:value-type="float" office:value="43.5119182842694" calcext:value-type="float">
            <text:p>43.5119182842694</text:p>
          </table:table-cell>
          <table:table-cell table:formula="of:=IF([.A459]=1;1000000000/[.N459];&quot;&quot;)" office:value-type="float" office:value="43.5119182842694" calcext:value-type="float">
            <text:p>43.5119182842694</text:p>
          </table:table-cell>
          <table:table-cell table:formula="of:=IF([.A459]=1;[.P459];&quot;&quot;)" office:value-type="string" office:string-value="TimeWaitKey" calcext:value-type="string">
            <text:p>TimeWaitKey</text:p>
          </table:table-cell>
          <table:table-cell table:style-name="ce1" table:formula="of:=IF(ISBLANK([.T459]);&quot;&quot;;[.Q459])" office:value-type="percentage" office:value="0.46475767407737" calcext:value-type="percentage">
            <text:p>46.48%</text:p>
          </table:table-cell>
          <table:table-cell table:formula="of:=IF([.A459]=1;[.V459]*[.N459]/1000000;&quot;&quot;)" office:value-type="float" office:value="10.681158" calcext:value-type="float">
            <text:p>10.6811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3867" calcext:value-type="float">
            <text:p>743867</text:p>
          </table:table-cell>
          <table:table-cell office:value-type="float" office:value="724510" calcext:value-type="float">
            <text:p>724510</text:p>
          </table:table-cell>
          <table:table-cell office:value-type="float" office:value="963997" calcext:value-type="float">
            <text:p>963997</text:p>
          </table:table-cell>
          <table:table-cell office:value-type="float" office:value="341" calcext:value-type="float">
            <text:p>341</text:p>
          </table:table-cell>
          <table:table-cell office:value-type="float" office:value="5174695" calcext:value-type="float">
            <text:p>5174695</text:p>
          </table:table-cell>
          <table:table-cell office:value-type="float" office:value="727566" calcext:value-type="float">
            <text:p>727566</text:p>
          </table:table-cell>
          <table:table-cell office:value-type="float" office:value="80" calcext:value-type="float">
            <text:p>80</text:p>
          </table:table-cell>
          <table:table-cell office:value-type="float" office:value="238454" calcext:value-type="float">
            <text:p>238454</text:p>
          </table:table-cell>
          <table:table-cell office:value-type="float" office:value="780345" calcext:value-type="float">
            <text:p>780345</text:p>
          </table:table-cell>
          <table:table-cell office:value-type="float" office:value="735090" calcext:value-type="float">
            <text:p>735090</text:p>
          </table:table-cell>
          <table:table-cell office:value-type="float" office:value="10598064" calcext:value-type="float">
            <text:p>10598064</text:p>
          </table:table-cell>
          <table:table-cell/>
          <table:table-cell table:formula="of:=SUM([.B460:.L460])" office:value-type="float" office:value="20687009" calcext:value-type="float">
            <text:p>20687009</text:p>
          </table:table-cell>
          <table:table-cell table:formula="of:=MAX([.B460:.L460])" office:value-type="float" office:value="10598064" calcext:value-type="float">
            <text:p>10598064</text:p>
          </table:table-cell>
          <table:table-cell table:formula="of:=INDEX([.$B$1:.$L$1];0;MATCH(MAX([.$B460:.$L460]);[.$B460:.$L460];0))" office:value-type="string" office:string-value="TimeWaitKey" calcext:value-type="string">
            <text:p>TimeWaitKey</text:p>
          </table:table-cell>
          <table:table-cell table:formula="of:=[.O460]/[.N460]" office:value-type="percentage" office:value="0.512305282991852" calcext:value-type="percentage">
            <text:p>51.23%</text:p>
          </table:table-cell>
          <table:table-cell/>
          <table:table-cell table:formula="of:=1000000000/[.N460]" office:value-type="float" office:value="48.3395158768481" calcext:value-type="float">
            <text:p>48.3395158768481</text:p>
          </table:table-cell>
          <table:table-cell table:formula="of:=IF([.A460]=1;1000000000/[.N460];&quot;&quot;)" office:value-type="float" office:value="48.3395158768481" calcext:value-type="float">
            <text:p>48.3395158768481</text:p>
          </table:table-cell>
          <table:table-cell table:formula="of:=IF([.A460]=1;[.P460];&quot;&quot;)" office:value-type="string" office:string-value="TimeWaitKey" calcext:value-type="string">
            <text:p>TimeWaitKey</text:p>
          </table:table-cell>
          <table:table-cell table:style-name="ce1" table:formula="of:=IF(ISBLANK([.T460]);&quot;&quot;;[.Q460])" office:value-type="percentage" office:value="0.512305282991852" calcext:value-type="percentage">
            <text:p>51.23%</text:p>
          </table:table-cell>
          <table:table-cell table:formula="of:=IF([.A460]=1;[.V460]*[.N460]/1000000;&quot;&quot;)" office:value-type="float" office:value="10.598064" calcext:value-type="float">
            <text:p>10.5980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3842" calcext:value-type="float">
            <text:p>773842</text:p>
          </table:table-cell>
          <table:table-cell office:value-type="float" office:value="712037" calcext:value-type="float">
            <text:p>712037</text:p>
          </table:table-cell>
          <table:table-cell office:value-type="float" office:value="965029" calcext:value-type="float">
            <text:p>965029</text:p>
          </table:table-cell>
          <table:table-cell office:value-type="float" office:value="110" calcext:value-type="float">
            <text:p>110</text:p>
          </table:table-cell>
          <table:table-cell office:value-type="float" office:value="5194642" calcext:value-type="float">
            <text:p>5194642</text:p>
          </table:table-cell>
          <table:table-cell office:value-type="float" office:value="723809" calcext:value-type="float">
            <text:p>723809</text:p>
          </table:table-cell>
          <table:table-cell office:value-type="float" office:value="111" calcext:value-type="float">
            <text:p>111</text:p>
          </table:table-cell>
          <table:table-cell office:value-type="float" office:value="238224" calcext:value-type="float">
            <text:p>238224</text:p>
          </table:table-cell>
          <table:table-cell office:value-type="float" office:value="735712" calcext:value-type="float">
            <text:p>735712</text:p>
          </table:table-cell>
          <table:table-cell office:value-type="float" office:value="786225" calcext:value-type="float">
            <text:p>786225</text:p>
          </table:table-cell>
          <table:table-cell office:value-type="float" office:value="10574951" calcext:value-type="float">
            <text:p>10574951</text:p>
          </table:table-cell>
          <table:table-cell/>
          <table:table-cell table:formula="of:=SUM([.B461:.L461])" office:value-type="float" office:value="20704692" calcext:value-type="float">
            <text:p>20704692</text:p>
          </table:table-cell>
          <table:table-cell table:formula="of:=MAX([.B461:.L461])" office:value-type="float" office:value="10574951" calcext:value-type="float">
            <text:p>10574951</text:p>
          </table:table-cell>
          <table:table-cell table:formula="of:=INDEX([.$B$1:.$L$1];0;MATCH(MAX([.$B461:.$L461]);[.$B461:.$L461];0))" office:value-type="string" office:string-value="TimeWaitKey" calcext:value-type="string">
            <text:p>TimeWaitKey</text:p>
          </table:table-cell>
          <table:table-cell table:formula="of:=[.O461]/[.N461]" office:value-type="percentage" office:value="0.510751427744011" calcext:value-type="percentage">
            <text:p>51.08%</text:p>
          </table:table-cell>
          <table:table-cell/>
          <table:table-cell table:formula="of:=1000000000/[.N461]" office:value-type="float" office:value="48.2982311449018" calcext:value-type="float">
            <text:p>48.2982311449018</text:p>
          </table:table-cell>
          <table:table-cell table:formula="of:=IF([.A461]=1;1000000000/[.N461];&quot;&quot;)" office:value-type="float" office:value="48.2982311449018" calcext:value-type="float">
            <text:p>48.2982311449018</text:p>
          </table:table-cell>
          <table:table-cell table:formula="of:=IF([.A461]=1;[.P461];&quot;&quot;)" office:value-type="string" office:string-value="TimeWaitKey" calcext:value-type="string">
            <text:p>TimeWaitKey</text:p>
          </table:table-cell>
          <table:table-cell table:style-name="ce1" table:formula="of:=IF(ISBLANK([.T461]);&quot;&quot;;[.Q461])" office:value-type="percentage" office:value="0.510751427744011" calcext:value-type="percentage">
            <text:p>51.08%</text:p>
          </table:table-cell>
          <table:table-cell table:formula="of:=IF([.A461]=1;[.V461]*[.N461]/1000000;&quot;&quot;)" office:value-type="float" office:value="10.574951" calcext:value-type="float">
            <text:p>10.5749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3145" calcext:value-type="float">
            <text:p>743145</text:p>
          </table:table-cell>
          <table:table-cell office:value-type="float" office:value="726164" calcext:value-type="float">
            <text:p>726164</text:p>
          </table:table-cell>
          <table:table-cell office:value-type="float" office:value="961743" calcext:value-type="float">
            <text:p>961743</text:p>
          </table:table-cell>
          <table:table-cell office:value-type="float" office:value="90" calcext:value-type="float">
            <text:p>90</text:p>
          </table:table-cell>
          <table:table-cell office:value-type="float" office:value="5136033" calcext:value-type="float">
            <text:p>5136033</text:p>
          </table:table-cell>
          <table:table-cell office:value-type="float" office:value="709553" calcext:value-type="float">
            <text:p>709553</text:p>
          </table:table-cell>
          <table:table-cell office:value-type="float" office:value="70" calcext:value-type="float">
            <text:p>70</text:p>
          </table:table-cell>
          <table:table-cell office:value-type="float" office:value="151868464" calcext:value-type="float">
            <text:p>151868464</text:p>
          </table:table-cell>
          <table:table-cell office:value-type="float" office:value="760096" calcext:value-type="float">
            <text:p>760096</text:p>
          </table:table-cell>
          <table:table-cell office:value-type="float" office:value="738958" calcext:value-type="float">
            <text:p>738958</text:p>
          </table:table-cell>
          <table:table-cell office:value-type="float" office:value="10385106" calcext:value-type="float">
            <text:p>10385106</text:p>
          </table:table-cell>
          <table:table-cell/>
          <table:table-cell table:formula="of:=SUM([.B462:.L462])" office:value-type="float" office:value="172029422" calcext:value-type="float">
            <text:p>172029422</text:p>
          </table:table-cell>
          <table:table-cell table:formula="of:=MAX([.B462:.L462])" office:value-type="float" office:value="151868464" calcext:value-type="float">
            <text:p>151868464</text:p>
          </table:table-cell>
          <table:table-cell table:formula="of:=INDEX([.$B$1:.$L$1];0;MATCH(MAX([.$B462:.$L462]);[.$B462:.$L462];0))" office:value-type="string" office:string-value="Facendi" calcext:value-type="string">
            <text:p>Facendi</text:p>
          </table:table-cell>
          <table:table-cell table:formula="of:=[.O462]/[.N462]" office:value-type="percentage" office:value="0.882805175035698" calcext:value-type="percentage">
            <text:p>88.28%</text:p>
          </table:table-cell>
          <table:table-cell/>
          <table:table-cell table:formula="of:=1000000000/[.N462]" office:value-type="float" office:value="5.81295913439737" calcext:value-type="float">
            <text:p>5.81295913439737</text:p>
          </table:table-cell>
          <table:table-cell table:formula="of:=IF([.A462]=1;1000000000/[.N462];&quot;&quot;)" office:value-type="float" office:value="5.81295913439737" calcext:value-type="float">
            <text:p>5.81295913439737</text:p>
          </table:table-cell>
          <table:table-cell table:formula="of:=IF([.A462]=1;[.P462];&quot;&quot;)" office:value-type="string" office:string-value="Facendi" calcext:value-type="string">
            <text:p>Facendi</text:p>
          </table:table-cell>
          <table:table-cell table:style-name="ce1" table:formula="of:=IF(ISBLANK([.T462]);&quot;&quot;;[.Q462])" office:value-type="percentage" office:value="0.882805175035698" calcext:value-type="percentage">
            <text:p>88.28%</text:p>
          </table:table-cell>
          <table:table-cell table:formula="of:=IF([.A462]=1;[.V462]*[.N462]/1000000;&quot;&quot;)" office:value-type="float" office:value="151.868464" calcext:value-type="float">
            <text:p>151.8684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4735" calcext:value-type="float">
            <text:p>984735</text:p>
          </table:table-cell>
          <table:table-cell office:value-type="float" office:value="1212831" calcext:value-type="float">
            <text:p>1212831</text:p>
          </table:table-cell>
          <table:table-cell office:value-type="float" office:value="963556" calcext:value-type="float">
            <text:p>963556</text:p>
          </table:table-cell>
          <table:table-cell office:value-type="float" office:value="60" calcext:value-type="float">
            <text:p>60</text:p>
          </table:table-cell>
          <table:table-cell office:value-type="float" office:value="5115204" calcext:value-type="float">
            <text:p>5115204</text:p>
          </table:table-cell>
          <table:table-cell office:value-type="float" office:value="726224" calcext:value-type="float">
            <text:p>726224</text:p>
          </table:table-cell>
          <table:table-cell office:value-type="float" office:value="190" calcext:value-type="float">
            <text:p>190</text:p>
          </table:table-cell>
          <table:table-cell office:value-type="float" office:value="251729" calcext:value-type="float">
            <text:p>251729</text:p>
          </table:table-cell>
          <table:table-cell office:value-type="float" office:value="793099" calcext:value-type="float">
            <text:p>793099</text:p>
          </table:table-cell>
          <table:table-cell office:value-type="float" office:value="2045141" calcext:value-type="float">
            <text:p>2045141</text:p>
          </table:table-cell>
          <table:table-cell office:value-type="float" office:value="10867496" calcext:value-type="float">
            <text:p>10867496</text:p>
          </table:table-cell>
          <table:table-cell/>
          <table:table-cell table:formula="of:=SUM([.B463:.L463])" office:value-type="float" office:value="22960265" calcext:value-type="float">
            <text:p>22960265</text:p>
          </table:table-cell>
          <table:table-cell table:formula="of:=MAX([.B463:.L463])" office:value-type="float" office:value="10867496" calcext:value-type="float">
            <text:p>10867496</text:p>
          </table:table-cell>
          <table:table-cell table:formula="of:=INDEX([.$B$1:.$L$1];0;MATCH(MAX([.$B463:.$L463]);[.$B463:.$L463];0))" office:value-type="string" office:string-value="TimeWaitKey" calcext:value-type="string">
            <text:p>TimeWaitKey</text:p>
          </table:table-cell>
          <table:table-cell table:formula="of:=[.O463]/[.N463]" office:value-type="percentage" office:value="0.473317533573763" calcext:value-type="percentage">
            <text:p>47.33%</text:p>
          </table:table-cell>
          <table:table-cell/>
          <table:table-cell table:formula="of:=1000000000/[.N463]" office:value-type="float" office:value="43.5535042822894" calcext:value-type="float">
            <text:p>43.5535042822894</text:p>
          </table:table-cell>
          <table:table-cell table:formula="of:=IF([.A463]=1;1000000000/[.N463];&quot;&quot;)" office:value-type="float" office:value="43.5535042822894" calcext:value-type="float">
            <text:p>43.5535042822894</text:p>
          </table:table-cell>
          <table:table-cell table:formula="of:=IF([.A463]=1;[.P463];&quot;&quot;)" office:value-type="string" office:string-value="TimeWaitKey" calcext:value-type="string">
            <text:p>TimeWaitKey</text:p>
          </table:table-cell>
          <table:table-cell table:style-name="ce1" table:formula="of:=IF(ISBLANK([.T463]);&quot;&quot;;[.Q463])" office:value-type="percentage" office:value="0.473317533573763" calcext:value-type="percentage">
            <text:p>47.33%</text:p>
          </table:table-cell>
          <table:table-cell table:formula="of:=IF([.A463]=1;[.V463]*[.N463]/1000000;&quot;&quot;)" office:value-type="float" office:value="10.867496" calcext:value-type="float">
            <text:p>10.8674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4309" calcext:value-type="float">
            <text:p>804309</text:p>
          </table:table-cell>
          <table:table-cell office:value-type="float" office:value="728888" calcext:value-type="float">
            <text:p>728888</text:p>
          </table:table-cell>
          <table:table-cell office:value-type="float" office:value="965359" calcext:value-type="float">
            <text:p>965359</text:p>
          </table:table-cell>
          <table:table-cell office:value-type="float" office:value="130" calcext:value-type="float">
            <text:p>130</text:p>
          </table:table-cell>
          <table:table-cell office:value-type="float" office:value="5415203" calcext:value-type="float">
            <text:p>5415203</text:p>
          </table:table-cell>
          <table:table-cell office:value-type="float" office:value="756640" calcext:value-type="float">
            <text:p>756640</text:p>
          </table:table-cell>
          <table:table-cell office:value-type="float" office:value="70" calcext:value-type="float">
            <text:p>70</text:p>
          </table:table-cell>
          <table:table-cell office:value-type="float" office:value="228556" calcext:value-type="float">
            <text:p>228556</text:p>
          </table:table-cell>
          <table:table-cell office:value-type="float" office:value="792196" calcext:value-type="float">
            <text:p>792196</text:p>
          </table:table-cell>
          <table:table-cell office:value-type="float" office:value="814879" calcext:value-type="float">
            <text:p>814879</text:p>
          </table:table-cell>
          <table:table-cell office:value-type="float" office:value="10304897" calcext:value-type="float">
            <text:p>10304897</text:p>
          </table:table-cell>
          <table:table-cell/>
          <table:table-cell table:formula="of:=SUM([.B464:.L464])" office:value-type="float" office:value="20811127" calcext:value-type="float">
            <text:p>20811127</text:p>
          </table:table-cell>
          <table:table-cell table:formula="of:=MAX([.B464:.L464])" office:value-type="float" office:value="10304897" calcext:value-type="float">
            <text:p>10304897</text:p>
          </table:table-cell>
          <table:table-cell table:formula="of:=INDEX([.$B$1:.$L$1];0;MATCH(MAX([.$B464:.$L464]);[.$B464:.$L464];0))" office:value-type="string" office:string-value="TimeWaitKey" calcext:value-type="string">
            <text:p>TimeWaitKey</text:p>
          </table:table-cell>
          <table:table-cell table:formula="of:=[.O464]/[.N464]" office:value-type="percentage" office:value="0.495162852064667" calcext:value-type="percentage">
            <text:p>49.52%</text:p>
          </table:table-cell>
          <table:table-cell/>
          <table:table-cell table:formula="of:=1000000000/[.N464]" office:value-type="float" office:value="48.0512179854556" calcext:value-type="float">
            <text:p>48.0512179854556</text:p>
          </table:table-cell>
          <table:table-cell table:formula="of:=IF([.A464]=1;1000000000/[.N464];&quot;&quot;)" office:value-type="float" office:value="48.0512179854556" calcext:value-type="float">
            <text:p>48.0512179854556</text:p>
          </table:table-cell>
          <table:table-cell table:formula="of:=IF([.A464]=1;[.P464];&quot;&quot;)" office:value-type="string" office:string-value="TimeWaitKey" calcext:value-type="string">
            <text:p>TimeWaitKey</text:p>
          </table:table-cell>
          <table:table-cell table:style-name="ce1" table:formula="of:=IF(ISBLANK([.T464]);&quot;&quot;;[.Q464])" office:value-type="percentage" office:value="0.495162852064667" calcext:value-type="percentage">
            <text:p>49.52%</text:p>
          </table:table-cell>
          <table:table-cell table:formula="of:=IF([.A464]=1;[.V464]*[.N464]/1000000;&quot;&quot;)" office:value-type="float" office:value="10.304897" calcext:value-type="float">
            <text:p>10.3048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527" calcext:value-type="float">
            <text:p>749527</text:p>
          </table:table-cell>
          <table:table-cell office:value-type="float" office:value="706567" calcext:value-type="float">
            <text:p>706567</text:p>
          </table:table-cell>
          <table:table-cell office:value-type="float" office:value="965369" calcext:value-type="float">
            <text:p>965369</text:p>
          </table:table-cell>
          <table:table-cell office:value-type="float" office:value="80" calcext:value-type="float">
            <text:p>80</text:p>
          </table:table-cell>
          <table:table-cell office:value-type="float" office:value="5261606" calcext:value-type="float">
            <text:p>5261606</text:p>
          </table:table-cell>
          <table:table-cell office:value-type="float" office:value="761058" calcext:value-type="float">
            <text:p>761058</text:p>
          </table:table-cell>
          <table:table-cell office:value-type="float" office:value="70" calcext:value-type="float">
            <text:p>70</text:p>
          </table:table-cell>
          <table:table-cell office:value-type="float" office:value="246048" calcext:value-type="float">
            <text:p>246048</text:p>
          </table:table-cell>
          <table:table-cell office:value-type="float" office:value="772641" calcext:value-type="float">
            <text:p>772641</text:p>
          </table:table-cell>
          <table:table-cell office:value-type="float" office:value="734208" calcext:value-type="float">
            <text:p>734208</text:p>
          </table:table-cell>
          <table:table-cell office:value-type="float" office:value="10553932" calcext:value-type="float">
            <text:p>10553932</text:p>
          </table:table-cell>
          <table:table-cell/>
          <table:table-cell table:formula="of:=SUM([.B465:.L465])" office:value-type="float" office:value="20751106" calcext:value-type="float">
            <text:p>20751106</text:p>
          </table:table-cell>
          <table:table-cell table:formula="of:=MAX([.B465:.L465])" office:value-type="float" office:value="10553932" calcext:value-type="float">
            <text:p>10553932</text:p>
          </table:table-cell>
          <table:table-cell table:formula="of:=INDEX([.$B$1:.$L$1];0;MATCH(MAX([.$B465:.$L465]);[.$B465:.$L465];0))" office:value-type="string" office:string-value="TimeWaitKey" calcext:value-type="string">
            <text:p>TimeWaitKey</text:p>
          </table:table-cell>
          <table:table-cell table:formula="of:=[.O465]/[.N465]" office:value-type="percentage" office:value="0.508596120129693" calcext:value-type="percentage">
            <text:p>50.86%</text:p>
          </table:table-cell>
          <table:table-cell/>
          <table:table-cell table:formula="of:=1000000000/[.N465]" office:value-type="float" office:value="48.1902024884842" calcext:value-type="float">
            <text:p>48.1902024884842</text:p>
          </table:table-cell>
          <table:table-cell table:formula="of:=IF([.A465]=1;1000000000/[.N465];&quot;&quot;)" office:value-type="float" office:value="48.1902024884842" calcext:value-type="float">
            <text:p>48.1902024884842</text:p>
          </table:table-cell>
          <table:table-cell table:formula="of:=IF([.A465]=1;[.P465];&quot;&quot;)" office:value-type="string" office:string-value="TimeWaitKey" calcext:value-type="string">
            <text:p>TimeWaitKey</text:p>
          </table:table-cell>
          <table:table-cell table:style-name="ce1" table:formula="of:=IF(ISBLANK([.T465]);&quot;&quot;;[.Q465])" office:value-type="percentage" office:value="0.508596120129693" calcext:value-type="percentage">
            <text:p>50.86%</text:p>
          </table:table-cell>
          <table:table-cell table:formula="of:=IF([.A465]=1;[.V465]*[.N465]/1000000;&quot;&quot;)" office:value-type="float" office:value="10.553932" calcext:value-type="float">
            <text:p>10.5539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1908" calcext:value-type="float">
            <text:p>1071908</text:p>
          </table:table-cell>
          <table:table-cell office:value-type="float" office:value="1250030" calcext:value-type="float">
            <text:p>1250030</text:p>
          </table:table-cell>
          <table:table-cell office:value-type="float" office:value="1001347" calcext:value-type="float">
            <text:p>1001347</text:p>
          </table:table-cell>
          <table:table-cell office:value-type="float" office:value="80" calcext:value-type="float">
            <text:p>80</text:p>
          </table:table-cell>
          <table:table-cell office:value-type="float" office:value="5197397" calcext:value-type="float">
            <text:p>5197397</text:p>
          </table:table-cell>
          <table:table-cell office:value-type="float" office:value="751611" calcext:value-type="float">
            <text:p>751611</text:p>
          </table:table-cell>
          <table:table-cell office:value-type="float" office:value="70" calcext:value-type="float">
            <text:p>70</text:p>
          </table:table-cell>
          <table:table-cell office:value-type="float" office:value="152618241" calcext:value-type="float">
            <text:p>152618241</text:p>
          </table:table-cell>
          <table:table-cell office:value-type="float" office:value="743015" calcext:value-type="float">
            <text:p>743015</text:p>
          </table:table-cell>
          <table:table-cell office:value-type="float" office:value="762632" calcext:value-type="float">
            <text:p>762632</text:p>
          </table:table-cell>
          <table:table-cell office:value-type="float" office:value="10603383" calcext:value-type="float">
            <text:p>10603383</text:p>
          </table:table-cell>
          <table:table-cell/>
          <table:table-cell table:formula="of:=SUM([.B466:.L466])" office:value-type="float" office:value="173999714" calcext:value-type="float">
            <text:p>173999714</text:p>
          </table:table-cell>
          <table:table-cell table:formula="of:=MAX([.B466:.L466])" office:value-type="float" office:value="152618241" calcext:value-type="float">
            <text:p>152618241</text:p>
          </table:table-cell>
          <table:table-cell table:formula="of:=INDEX([.$B$1:.$L$1];0;MATCH(MAX([.$B466:.$L466]);[.$B466:.$L466];0))" office:value-type="string" office:string-value="Facendi" calcext:value-type="string">
            <text:p>Facendi</text:p>
          </table:table-cell>
          <table:table-cell table:formula="of:=[.O466]/[.N466]" office:value-type="percentage" office:value="0.877117769285529" calcext:value-type="percentage">
            <text:p>87.71%</text:p>
          </table:table-cell>
          <table:table-cell/>
          <table:table-cell table:formula="of:=1000000000/[.N466]" office:value-type="float" office:value="5.74713588322335" calcext:value-type="float">
            <text:p>5.74713588322335</text:p>
          </table:table-cell>
          <table:table-cell table:formula="of:=IF([.A466]=1;1000000000/[.N466];&quot;&quot;)" office:value-type="float" office:value="5.74713588322335" calcext:value-type="float">
            <text:p>5.74713588322335</text:p>
          </table:table-cell>
          <table:table-cell table:formula="of:=IF([.A466]=1;[.P466];&quot;&quot;)" office:value-type="string" office:string-value="Facendi" calcext:value-type="string">
            <text:p>Facendi</text:p>
          </table:table-cell>
          <table:table-cell table:style-name="ce1" table:formula="of:=IF(ISBLANK([.T466]);&quot;&quot;;[.Q466])" office:value-type="percentage" office:value="0.877117769285529" calcext:value-type="percentage">
            <text:p>87.71%</text:p>
          </table:table-cell>
          <table:table-cell table:formula="of:=IF([.A466]=1;[.V466]*[.N466]/1000000;&quot;&quot;)" office:value-type="float" office:value="152.618241" calcext:value-type="float">
            <text:p>152.6182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476" calcext:value-type="float">
            <text:p>920476</text:p>
          </table:table-cell>
          <table:table-cell office:value-type="float" office:value="704793" calcext:value-type="float">
            <text:p>704793</text:p>
          </table:table-cell>
          <table:table-cell office:value-type="float" office:value="965299" calcext:value-type="float">
            <text:p>965299</text:p>
          </table:table-cell>
          <table:table-cell office:value-type="float" office:value="100" calcext:value-type="float">
            <text:p>100</text:p>
          </table:table-cell>
          <table:table-cell office:value-type="float" office:value="5162762" calcext:value-type="float">
            <text:p>5162762</text:p>
          </table:table-cell>
          <table:table-cell office:value-type="float" office:value="2494489" calcext:value-type="float">
            <text:p>2494489</text:p>
          </table:table-cell>
          <table:table-cell office:value-type="float" office:value="90" calcext:value-type="float">
            <text:p>90</text:p>
          </table:table-cell>
          <table:table-cell office:value-type="float" office:value="239366" calcext:value-type="float">
            <text:p>239366</text:p>
          </table:table-cell>
          <table:table-cell office:value-type="float" office:value="798468" calcext:value-type="float">
            <text:p>798468</text:p>
          </table:table-cell>
          <table:table-cell office:value-type="float" office:value="952646" calcext:value-type="float">
            <text:p>952646</text:p>
          </table:table-cell>
          <table:table-cell office:value-type="float" office:value="10257999" calcext:value-type="float">
            <text:p>10257999</text:p>
          </table:table-cell>
          <table:table-cell/>
          <table:table-cell table:formula="of:=SUM([.B467:.L467])" office:value-type="float" office:value="22496488" calcext:value-type="float">
            <text:p>22496488</text:p>
          </table:table-cell>
          <table:table-cell table:formula="of:=MAX([.B467:.L467])" office:value-type="float" office:value="10257999" calcext:value-type="float">
            <text:p>10257999</text:p>
          </table:table-cell>
          <table:table-cell table:formula="of:=INDEX([.$B$1:.$L$1];0;MATCH(MAX([.$B467:.$L467]);[.$B467:.$L467];0))" office:value-type="string" office:string-value="TimeWaitKey" calcext:value-type="string">
            <text:p>TimeWaitKey</text:p>
          </table:table-cell>
          <table:table-cell table:formula="of:=[.O467]/[.N467]" office:value-type="percentage" office:value="0.455982240427928" calcext:value-type="percentage">
            <text:p>45.60%</text:p>
          </table:table-cell>
          <table:table-cell/>
          <table:table-cell table:formula="of:=1000000000/[.N467]" office:value-type="float" office:value="44.4513828113971" calcext:value-type="float">
            <text:p>44.4513828113971</text:p>
          </table:table-cell>
          <table:table-cell table:formula="of:=IF([.A467]=1;1000000000/[.N467];&quot;&quot;)" office:value-type="float" office:value="44.4513828113971" calcext:value-type="float">
            <text:p>44.4513828113971</text:p>
          </table:table-cell>
          <table:table-cell table:formula="of:=IF([.A467]=1;[.P467];&quot;&quot;)" office:value-type="string" office:string-value="TimeWaitKey" calcext:value-type="string">
            <text:p>TimeWaitKey</text:p>
          </table:table-cell>
          <table:table-cell table:style-name="ce1" table:formula="of:=IF(ISBLANK([.T467]);&quot;&quot;;[.Q467])" office:value-type="percentage" office:value="0.455982240427928" calcext:value-type="percentage">
            <text:p>45.60%</text:p>
          </table:table-cell>
          <table:table-cell table:formula="of:=IF([.A467]=1;[.V467]*[.N467]/1000000;&quot;&quot;)" office:value-type="float" office:value="10.257999" calcext:value-type="float">
            <text:p>10.2579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9510" calcext:value-type="float">
            <text:p>949510</text:p>
          </table:table-cell>
          <table:table-cell office:value-type="float" office:value="1242706" calcext:value-type="float">
            <text:p>1242706</text:p>
          </table:table-cell>
          <table:table-cell office:value-type="float" office:value="978514" calcext:value-type="float">
            <text:p>978514</text:p>
          </table:table-cell>
          <table:table-cell office:value-type="float" office:value="70" calcext:value-type="float">
            <text:p>70</text:p>
          </table:table-cell>
          <table:table-cell office:value-type="float" office:value="5227503" calcext:value-type="float">
            <text:p>5227503</text:p>
          </table:table-cell>
          <table:table-cell office:value-type="float" office:value="731593" calcext:value-type="float">
            <text:p>731593</text:p>
          </table:table-cell>
          <table:table-cell office:value-type="float" office:value="70" calcext:value-type="float">
            <text:p>70</text:p>
          </table:table-cell>
          <table:table-cell office:value-type="float" office:value="241270" calcext:value-type="float">
            <text:p>241270</text:p>
          </table:table-cell>
          <table:table-cell office:value-type="float" office:value="786586" calcext:value-type="float">
            <text:p>786586</text:p>
          </table:table-cell>
          <table:table-cell office:value-type="float" office:value="717417" calcext:value-type="float">
            <text:p>717417</text:p>
          </table:table-cell>
          <table:table-cell office:value-type="float" office:value="10554913" calcext:value-type="float">
            <text:p>10554913</text:p>
          </table:table-cell>
          <table:table-cell/>
          <table:table-cell table:formula="of:=SUM([.B468:.L468])" office:value-type="float" office:value="21430152" calcext:value-type="float">
            <text:p>21430152</text:p>
          </table:table-cell>
          <table:table-cell table:formula="of:=MAX([.B468:.L468])" office:value-type="float" office:value="10554913" calcext:value-type="float">
            <text:p>10554913</text:p>
          </table:table-cell>
          <table:table-cell table:formula="of:=INDEX([.$B$1:.$L$1];0;MATCH(MAX([.$B468:.$L468]);[.$B468:.$L468];0))" office:value-type="string" office:string-value="TimeWaitKey" calcext:value-type="string">
            <text:p>TimeWaitKey</text:p>
          </table:table-cell>
          <table:table-cell table:formula="of:=[.O468]/[.N468]" office:value-type="percentage" office:value="0.492526277928407" calcext:value-type="percentage">
            <text:p>49.25%</text:p>
          </table:table-cell>
          <table:table-cell/>
          <table:table-cell table:formula="of:=1000000000/[.N468]" office:value-type="float" office:value="46.6632247872064" calcext:value-type="float">
            <text:p>46.6632247872064</text:p>
          </table:table-cell>
          <table:table-cell table:formula="of:=IF([.A468]=1;1000000000/[.N468];&quot;&quot;)" office:value-type="float" office:value="46.6632247872064" calcext:value-type="float">
            <text:p>46.6632247872064</text:p>
          </table:table-cell>
          <table:table-cell table:formula="of:=IF([.A468]=1;[.P468];&quot;&quot;)" office:value-type="string" office:string-value="TimeWaitKey" calcext:value-type="string">
            <text:p>TimeWaitKey</text:p>
          </table:table-cell>
          <table:table-cell table:style-name="ce1" table:formula="of:=IF(ISBLANK([.T468]);&quot;&quot;;[.Q468])" office:value-type="percentage" office:value="0.492526277928407" calcext:value-type="percentage">
            <text:p>49.25%</text:p>
          </table:table-cell>
          <table:table-cell table:formula="of:=IF([.A468]=1;[.V468]*[.N468]/1000000;&quot;&quot;)" office:value-type="float" office:value="10.554913" calcext:value-type="float">
            <text:p>10.5549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6397" calcext:value-type="float">
            <text:p>996397</text:p>
          </table:table-cell>
          <table:table-cell office:value-type="float" office:value="715494" calcext:value-type="float">
            <text:p>715494</text:p>
          </table:table-cell>
          <table:table-cell office:value-type="float" office:value="965379" calcext:value-type="float">
            <text:p>965379</text:p>
          </table:table-cell>
          <table:table-cell office:value-type="float" office:value="190" calcext:value-type="float">
            <text:p>190</text:p>
          </table:table-cell>
          <table:table-cell office:value-type="float" office:value="5209239" calcext:value-type="float">
            <text:p>5209239</text:p>
          </table:table-cell>
          <table:table-cell office:value-type="float" office:value="732255" calcext:value-type="float">
            <text:p>732255</text:p>
          </table:table-cell>
          <table:table-cell office:value-type="float" office:value="80" calcext:value-type="float">
            <text:p>80</text:p>
          </table:table-cell>
          <table:table-cell office:value-type="float" office:value="255276" calcext:value-type="float">
            <text:p>255276</text:p>
          </table:table-cell>
          <table:table-cell office:value-type="float" office:value="763573" calcext:value-type="float">
            <text:p>763573</text:p>
          </table:table-cell>
          <table:table-cell office:value-type="float" office:value="730151" calcext:value-type="float">
            <text:p>730151</text:p>
          </table:table-cell>
          <table:table-cell office:value-type="float" office:value="10917699" calcext:value-type="float">
            <text:p>10917699</text:p>
          </table:table-cell>
          <table:table-cell/>
          <table:table-cell table:formula="of:=SUM([.B469:.L469])" office:value-type="float" office:value="21285733" calcext:value-type="float">
            <text:p>21285733</text:p>
          </table:table-cell>
          <table:table-cell table:formula="of:=MAX([.B469:.L469])" office:value-type="float" office:value="10917699" calcext:value-type="float">
            <text:p>10917699</text:p>
          </table:table-cell>
          <table:table-cell table:formula="of:=INDEX([.$B$1:.$L$1];0;MATCH(MAX([.$B469:.$L469]);[.$B469:.$L469];0))" office:value-type="string" office:string-value="TimeWaitKey" calcext:value-type="string">
            <text:p>TimeWaitKey</text:p>
          </table:table-cell>
          <table:table-cell table:formula="of:=[.O469]/[.N469]" office:value-type="percentage" office:value="0.512911582607937" calcext:value-type="percentage">
            <text:p>51.29%</text:p>
          </table:table-cell>
          <table:table-cell/>
          <table:table-cell table:formula="of:=1000000000/[.N469]" office:value-type="float" office:value="46.9798244674027" calcext:value-type="float">
            <text:p>46.9798244674027</text:p>
          </table:table-cell>
          <table:table-cell table:formula="of:=IF([.A469]=1;1000000000/[.N469];&quot;&quot;)" office:value-type="float" office:value="46.9798244674027" calcext:value-type="float">
            <text:p>46.9798244674027</text:p>
          </table:table-cell>
          <table:table-cell table:formula="of:=IF([.A469]=1;[.P469];&quot;&quot;)" office:value-type="string" office:string-value="TimeWaitKey" calcext:value-type="string">
            <text:p>TimeWaitKey</text:p>
          </table:table-cell>
          <table:table-cell table:style-name="ce1" table:formula="of:=IF(ISBLANK([.T469]);&quot;&quot;;[.Q469])" office:value-type="percentage" office:value="0.512911582607937" calcext:value-type="percentage">
            <text:p>51.29%</text:p>
          </table:table-cell>
          <table:table-cell table:formula="of:=IF([.A469]=1;[.V469]*[.N469]/1000000;&quot;&quot;)" office:value-type="float" office:value="10.917699" calcext:value-type="float">
            <text:p>10.9176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8394" calcext:value-type="float">
            <text:p>758394</text:p>
          </table:table-cell>
          <table:table-cell office:value-type="float" office:value="747884" calcext:value-type="float">
            <text:p>747884</text:p>
          </table:table-cell>
          <table:table-cell office:value-type="float" office:value="963686" calcext:value-type="float">
            <text:p>963686</text:p>
          </table:table-cell>
          <table:table-cell office:value-type="float" office:value="80" calcext:value-type="float">
            <text:p>80</text:p>
          </table:table-cell>
          <table:table-cell office:value-type="float" office:value="5144529" calcext:value-type="float">
            <text:p>5144529</text:p>
          </table:table-cell>
          <table:table-cell office:value-type="float" office:value="724250" calcext:value-type="float">
            <text:p>724250</text:p>
          </table:table-cell>
          <table:table-cell office:value-type="float" office:value="80" calcext:value-type="float">
            <text:p>80</text:p>
          </table:table-cell>
          <table:table-cell office:value-type="float" office:value="151957562" calcext:value-type="float">
            <text:p>151957562</text:p>
          </table:table-cell>
          <table:table-cell office:value-type="float" office:value="763944" calcext:value-type="float">
            <text:p>763944</text:p>
          </table:table-cell>
          <table:table-cell office:value-type="float" office:value="743596" calcext:value-type="float">
            <text:p>743596</text:p>
          </table:table-cell>
          <table:table-cell office:value-type="float" office:value="10315878" calcext:value-type="float">
            <text:p>10315878</text:p>
          </table:table-cell>
          <table:table-cell/>
          <table:table-cell table:formula="of:=SUM([.B470:.L470])" office:value-type="float" office:value="172119883" calcext:value-type="float">
            <text:p>172119883</text:p>
          </table:table-cell>
          <table:table-cell table:formula="of:=MAX([.B470:.L470])" office:value-type="float" office:value="151957562" calcext:value-type="float">
            <text:p>151957562</text:p>
          </table:table-cell>
          <table:table-cell table:formula="of:=INDEX([.$B$1:.$L$1];0;MATCH(MAX([.$B470:.$L470]);[.$B470:.$L470];0))" office:value-type="string" office:string-value="Facendi" calcext:value-type="string">
            <text:p>Facendi</text:p>
          </table:table-cell>
          <table:table-cell table:formula="of:=[.O470]/[.N470]" office:value-type="percentage" office:value="0.882858850188737" calcext:value-type="percentage">
            <text:p>88.29%</text:p>
          </table:table-cell>
          <table:table-cell/>
          <table:table-cell table:formula="of:=1000000000/[.N470]" office:value-type="float" office:value="5.80990401904933" calcext:value-type="float">
            <text:p>5.80990401904933</text:p>
          </table:table-cell>
          <table:table-cell table:formula="of:=IF([.A470]=1;1000000000/[.N470];&quot;&quot;)" office:value-type="float" office:value="5.80990401904933" calcext:value-type="float">
            <text:p>5.80990401904933</text:p>
          </table:table-cell>
          <table:table-cell table:formula="of:=IF([.A470]=1;[.P470];&quot;&quot;)" office:value-type="string" office:string-value="Facendi" calcext:value-type="string">
            <text:p>Facendi</text:p>
          </table:table-cell>
          <table:table-cell table:style-name="ce1" table:formula="of:=IF(ISBLANK([.T470]);&quot;&quot;;[.Q470])" office:value-type="percentage" office:value="0.882858850188737" calcext:value-type="percentage">
            <text:p>88.29%</text:p>
          </table:table-cell>
          <table:table-cell table:formula="of:=IF([.A470]=1;[.V470]*[.N470]/1000000;&quot;&quot;)" office:value-type="float" office:value="151.957562" calcext:value-type="float">
            <text:p>151.9575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0771" calcext:value-type="float">
            <text:p>890771</text:p>
          </table:table-cell>
          <table:table-cell office:value-type="float" office:value="1025922" calcext:value-type="float">
            <text:p>1025922</text:p>
          </table:table-cell>
          <table:table-cell office:value-type="float" office:value="965670" calcext:value-type="float">
            <text:p>965670</text:p>
          </table:table-cell>
          <table:table-cell office:value-type="float" office:value="71" calcext:value-type="float">
            <text:p>71</text:p>
          </table:table-cell>
          <table:table-cell office:value-type="float" office:value="5227223" calcext:value-type="float">
            <text:p>5227223</text:p>
          </table:table-cell>
          <table:table-cell office:value-type="float" office:value="761409" calcext:value-type="float">
            <text:p>761409</text:p>
          </table:table-cell>
          <table:table-cell office:value-type="float" office:value="70" calcext:value-type="float">
            <text:p>70</text:p>
          </table:table-cell>
          <table:table-cell office:value-type="float" office:value="235699" calcext:value-type="float">
            <text:p>235699</text:p>
          </table:table-cell>
          <table:table-cell office:value-type="float" office:value="760287" calcext:value-type="float">
            <text:p>760287</text:p>
          </table:table-cell>
          <table:table-cell office:value-type="float" office:value="2589867" calcext:value-type="float">
            <text:p>2589867</text:p>
          </table:table-cell>
          <table:table-cell office:value-type="float" office:value="10280432" calcext:value-type="float">
            <text:p>10280432</text:p>
          </table:table-cell>
          <table:table-cell/>
          <table:table-cell table:formula="of:=SUM([.B471:.L471])" office:value-type="float" office:value="22737421" calcext:value-type="float">
            <text:p>22737421</text:p>
          </table:table-cell>
          <table:table-cell table:formula="of:=MAX([.B471:.L471])" office:value-type="float" office:value="10280432" calcext:value-type="float">
            <text:p>10280432</text:p>
          </table:table-cell>
          <table:table-cell table:formula="of:=INDEX([.$B$1:.$L$1];0;MATCH(MAX([.$B471:.$L471]);[.$B471:.$L471];0))" office:value-type="string" office:string-value="TimeWaitKey" calcext:value-type="string">
            <text:p>TimeWaitKey</text:p>
          </table:table-cell>
          <table:table-cell table:formula="of:=[.O471]/[.N471]" office:value-type="percentage" office:value="0.452137117925555" calcext:value-type="percentage">
            <text:p>45.21%</text:p>
          </table:table-cell>
          <table:table-cell/>
          <table:table-cell table:formula="of:=1000000000/[.N471]" office:value-type="float" office:value="43.9803617129665" calcext:value-type="float">
            <text:p>43.9803617129665</text:p>
          </table:table-cell>
          <table:table-cell table:formula="of:=IF([.A471]=1;1000000000/[.N471];&quot;&quot;)" office:value-type="float" office:value="43.9803617129665" calcext:value-type="float">
            <text:p>43.9803617129665</text:p>
          </table:table-cell>
          <table:table-cell table:formula="of:=IF([.A471]=1;[.P471];&quot;&quot;)" office:value-type="string" office:string-value="TimeWaitKey" calcext:value-type="string">
            <text:p>TimeWaitKey</text:p>
          </table:table-cell>
          <table:table-cell table:style-name="ce1" table:formula="of:=IF(ISBLANK([.T471]);&quot;&quot;;[.Q471])" office:value-type="percentage" office:value="0.452137117925555" calcext:value-type="percentage">
            <text:p>45.21%</text:p>
          </table:table-cell>
          <table:table-cell table:formula="of:=IF([.A471]=1;[.V471]*[.N471]/1000000;&quot;&quot;)" office:value-type="float" office:value="10.280432" calcext:value-type="float">
            <text:p>10.2804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6190" calcext:value-type="float">
            <text:p>1266190</text:p>
          </table:table-cell>
          <table:table-cell office:value-type="float" office:value="1220424" calcext:value-type="float">
            <text:p>1220424</text:p>
          </table:table-cell>
          <table:table-cell office:value-type="float" office:value="964919" calcext:value-type="float">
            <text:p>964919</text:p>
          </table:table-cell>
          <table:table-cell office:value-type="float" office:value="70" calcext:value-type="float">
            <text:p>70</text:p>
          </table:table-cell>
          <table:table-cell office:value-type="float" office:value="5192649" calcext:value-type="float">
            <text:p>5192649</text:p>
          </table:table-cell>
          <table:table-cell office:value-type="float" office:value="707448" calcext:value-type="float">
            <text:p>707448</text:p>
          </table:table-cell>
          <table:table-cell office:value-type="float" office:value="80" calcext:value-type="float">
            <text:p>80</text:p>
          </table:table-cell>
          <table:table-cell office:value-type="float" office:value="224047" calcext:value-type="float">
            <text:p>224047</text:p>
          </table:table-cell>
          <table:table-cell office:value-type="float" office:value="755819" calcext:value-type="float">
            <text:p>755819</text:p>
          </table:table-cell>
          <table:table-cell office:value-type="float" office:value="710434" calcext:value-type="float">
            <text:p>710434</text:p>
          </table:table-cell>
          <table:table-cell office:value-type="float" office:value="11093056" calcext:value-type="float">
            <text:p>11093056</text:p>
          </table:table-cell>
          <table:table-cell/>
          <table:table-cell table:formula="of:=SUM([.B472:.L472])" office:value-type="float" office:value="22135136" calcext:value-type="float">
            <text:p>22135136</text:p>
          </table:table-cell>
          <table:table-cell table:formula="of:=MAX([.B472:.L472])" office:value-type="float" office:value="11093056" calcext:value-type="float">
            <text:p>11093056</text:p>
          </table:table-cell>
          <table:table-cell table:formula="of:=INDEX([.$B$1:.$L$1];0;MATCH(MAX([.$B472:.$L472]);[.$B472:.$L472];0))" office:value-type="string" office:string-value="TimeWaitKey" calcext:value-type="string">
            <text:p>TimeWaitKey</text:p>
          </table:table-cell>
          <table:table-cell table:formula="of:=[.O472]/[.N472]" office:value-type="percentage" office:value="0.501151472482482" calcext:value-type="percentage">
            <text:p>50.12%</text:p>
          </table:table-cell>
          <table:table-cell/>
          <table:table-cell table:formula="of:=1000000000/[.N472]" office:value-type="float" office:value="45.177043411886" calcext:value-type="float">
            <text:p>45.177043411886</text:p>
          </table:table-cell>
          <table:table-cell table:formula="of:=IF([.A472]=1;1000000000/[.N472];&quot;&quot;)" office:value-type="float" office:value="45.177043411886" calcext:value-type="float">
            <text:p>45.177043411886</text:p>
          </table:table-cell>
          <table:table-cell table:formula="of:=IF([.A472]=1;[.P472];&quot;&quot;)" office:value-type="string" office:string-value="TimeWaitKey" calcext:value-type="string">
            <text:p>TimeWaitKey</text:p>
          </table:table-cell>
          <table:table-cell table:style-name="ce1" table:formula="of:=IF(ISBLANK([.T472]);&quot;&quot;;[.Q472])" office:value-type="percentage" office:value="0.501151472482482" calcext:value-type="percentage">
            <text:p>50.12%</text:p>
          </table:table-cell>
          <table:table-cell table:formula="of:=IF([.A472]=1;[.V472]*[.N472]/1000000;&quot;&quot;)" office:value-type="float" office:value="11.093056" calcext:value-type="float">
            <text:p>11.0930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1820" calcext:value-type="float">
            <text:p>901820</text:p>
          </table:table-cell>
          <table:table-cell office:value-type="float" office:value="1234140" calcext:value-type="float">
            <text:p>1234140</text:p>
          </table:table-cell>
          <table:table-cell office:value-type="float" office:value="974176" calcext:value-type="float">
            <text:p>974176</text:p>
          </table:table-cell>
          <table:table-cell office:value-type="float" office:value="70" calcext:value-type="float">
            <text:p>70</text:p>
          </table:table-cell>
          <table:table-cell office:value-type="float" office:value="5459285" calcext:value-type="float">
            <text:p>5459285</text:p>
          </table:table-cell>
          <table:table-cell office:value-type="float" office:value="764104" calcext:value-type="float">
            <text:p>764104</text:p>
          </table:table-cell>
          <table:table-cell office:value-type="float" office:value="70" calcext:value-type="float">
            <text:p>70</text:p>
          </table:table-cell>
          <table:table-cell office:value-type="float" office:value="248794" calcext:value-type="float">
            <text:p>248794</text:p>
          </table:table-cell>
          <table:table-cell office:value-type="float" office:value="760357" calcext:value-type="float">
            <text:p>760357</text:p>
          </table:table-cell>
          <table:table-cell office:value-type="float" office:value="747233" calcext:value-type="float">
            <text:p>747233</text:p>
          </table:table-cell>
          <table:table-cell office:value-type="float" office:value="10935703" calcext:value-type="float">
            <text:p>10935703</text:p>
          </table:table-cell>
          <table:table-cell/>
          <table:table-cell table:formula="of:=SUM([.B473:.L473])" office:value-type="float" office:value="22025752" calcext:value-type="float">
            <text:p>22025752</text:p>
          </table:table-cell>
          <table:table-cell table:formula="of:=MAX([.B473:.L473])" office:value-type="float" office:value="10935703" calcext:value-type="float">
            <text:p>10935703</text:p>
          </table:table-cell>
          <table:table-cell table:formula="of:=INDEX([.$B$1:.$L$1];0;MATCH(MAX([.$B473:.$L473]);[.$B473:.$L473];0))" office:value-type="string" office:string-value="TimeWaitKey" calcext:value-type="string">
            <text:p>TimeWaitKey</text:p>
          </table:table-cell>
          <table:table-cell table:formula="of:=[.O473]/[.N473]" office:value-type="percentage" office:value="0.496496237676698" calcext:value-type="percentage">
            <text:p>49.65%</text:p>
          </table:table-cell>
          <table:table-cell/>
          <table:table-cell table:formula="of:=1000000000/[.N473]" office:value-type="float" office:value="45.4014010509153" calcext:value-type="float">
            <text:p>45.4014010509153</text:p>
          </table:table-cell>
          <table:table-cell table:formula="of:=IF([.A473]=1;1000000000/[.N473];&quot;&quot;)" office:value-type="float" office:value="45.4014010509153" calcext:value-type="float">
            <text:p>45.4014010509153</text:p>
          </table:table-cell>
          <table:table-cell table:formula="of:=IF([.A473]=1;[.P473];&quot;&quot;)" office:value-type="string" office:string-value="TimeWaitKey" calcext:value-type="string">
            <text:p>TimeWaitKey</text:p>
          </table:table-cell>
          <table:table-cell table:style-name="ce1" table:formula="of:=IF(ISBLANK([.T473]);&quot;&quot;;[.Q473])" office:value-type="percentage" office:value="0.496496237676698" calcext:value-type="percentage">
            <text:p>49.65%</text:p>
          </table:table-cell>
          <table:table-cell table:formula="of:=IF([.A473]=1;[.V473]*[.N473]/1000000;&quot;&quot;)" office:value-type="float" office:value="10.935703" calcext:value-type="float">
            <text:p>10.9357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6161" calcext:value-type="float">
            <text:p>746161</text:p>
          </table:table-cell>
          <table:table-cell office:value-type="float" office:value="740290" calcext:value-type="float">
            <text:p>740290</text:p>
          </table:table-cell>
          <table:table-cell office:value-type="float" office:value="965029" calcext:value-type="float">
            <text:p>965029</text:p>
          </table:table-cell>
          <table:table-cell office:value-type="float" office:value="80" calcext:value-type="float">
            <text:p>80</text:p>
          </table:table-cell>
          <table:table-cell office:value-type="float" office:value="5133979" calcext:value-type="float">
            <text:p>5133979</text:p>
          </table:table-cell>
          <table:table-cell office:value-type="float" office:value="720172" calcext:value-type="float">
            <text:p>720172</text:p>
          </table:table-cell>
          <table:table-cell office:value-type="float" office:value="81" calcext:value-type="float">
            <text:p>81</text:p>
          </table:table-cell>
          <table:table-cell office:value-type="float" office:value="155036951" calcext:value-type="float">
            <text:p>155036951</text:p>
          </table:table-cell>
          <table:table-cell office:value-type="float" office:value="742844" calcext:value-type="float">
            <text:p>742844</text:p>
          </table:table-cell>
          <table:table-cell office:value-type="float" office:value="727766" calcext:value-type="float">
            <text:p>727766</text:p>
          </table:table-cell>
          <table:table-cell office:value-type="float" office:value="11099589" calcext:value-type="float">
            <text:p>11099589</text:p>
          </table:table-cell>
          <table:table-cell/>
          <table:table-cell table:formula="of:=SUM([.B474:.L474])" office:value-type="float" office:value="175912942" calcext:value-type="float">
            <text:p>175912942</text:p>
          </table:table-cell>
          <table:table-cell table:formula="of:=MAX([.B474:.L474])" office:value-type="float" office:value="155036951" calcext:value-type="float">
            <text:p>155036951</text:p>
          </table:table-cell>
          <table:table-cell table:formula="of:=INDEX([.$B$1:.$L$1];0;MATCH(MAX([.$B474:.$L474]);[.$B474:.$L474];0))" office:value-type="string" office:string-value="Facendi" calcext:value-type="string">
            <text:p>Facendi</text:p>
          </table:table-cell>
          <table:table-cell table:formula="of:=[.O474]/[.N474]" office:value-type="percentage" office:value="0.881327713796066" calcext:value-type="percentage">
            <text:p>88.13%</text:p>
          </table:table-cell>
          <table:table-cell/>
          <table:table-cell table:formula="of:=1000000000/[.N474]" office:value-type="float" office:value="5.68463007116327" calcext:value-type="float">
            <text:p>5.68463007116327</text:p>
          </table:table-cell>
          <table:table-cell table:formula="of:=IF([.A474]=1;1000000000/[.N474];&quot;&quot;)" office:value-type="float" office:value="5.68463007116327" calcext:value-type="float">
            <text:p>5.68463007116327</text:p>
          </table:table-cell>
          <table:table-cell table:formula="of:=IF([.A474]=1;[.P474];&quot;&quot;)" office:value-type="string" office:string-value="Facendi" calcext:value-type="string">
            <text:p>Facendi</text:p>
          </table:table-cell>
          <table:table-cell table:style-name="ce1" table:formula="of:=IF(ISBLANK([.T474]);&quot;&quot;;[.Q474])" office:value-type="percentage" office:value="0.881327713796066" calcext:value-type="percentage">
            <text:p>88.13%</text:p>
          </table:table-cell>
          <table:table-cell table:formula="of:=IF([.A474]=1;[.V474]*[.N474]/1000000;&quot;&quot;)" office:value-type="float" office:value="155.036951" calcext:value-type="float">
            <text:p>155.0369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3606" calcext:value-type="float">
            <text:p>893606</text:p>
          </table:table-cell>
          <table:table-cell office:value-type="float" office:value="1214974" calcext:value-type="float">
            <text:p>1214974</text:p>
          </table:table-cell>
          <table:table-cell office:value-type="float" office:value="965399" calcext:value-type="float">
            <text:p>965399</text:p>
          </table:table-cell>
          <table:table-cell office:value-type="float" office:value="71" calcext:value-type="float">
            <text:p>71</text:p>
          </table:table-cell>
          <table:table-cell office:value-type="float" office:value="5256979" calcext:value-type="float">
            <text:p>5256979</text:p>
          </table:table-cell>
          <table:table-cell office:value-type="float" office:value="711697" calcext:value-type="float">
            <text:p>711697</text:p>
          </table:table-cell>
          <table:table-cell office:value-type="float" office:value="70" calcext:value-type="float">
            <text:p>70</text:p>
          </table:table-cell>
          <table:table-cell office:value-type="float" office:value="236832" calcext:value-type="float">
            <text:p>236832</text:p>
          </table:table-cell>
          <table:table-cell office:value-type="float" office:value="702940" calcext:value-type="float">
            <text:p>702940</text:p>
          </table:table-cell>
          <table:table-cell office:value-type="float" office:value="759756" calcext:value-type="float">
            <text:p>759756</text:p>
          </table:table-cell>
          <table:table-cell office:value-type="float" office:value="10589888" calcext:value-type="float">
            <text:p>10589888</text:p>
          </table:table-cell>
          <table:table-cell/>
          <table:table-cell table:formula="of:=SUM([.B475:.L475])" office:value-type="float" office:value="21332212" calcext:value-type="float">
            <text:p>21332212</text:p>
          </table:table-cell>
          <table:table-cell table:formula="of:=MAX([.B475:.L475])" office:value-type="float" office:value="10589888" calcext:value-type="float">
            <text:p>10589888</text:p>
          </table:table-cell>
          <table:table-cell table:formula="of:=INDEX([.$B$1:.$L$1];0;MATCH(MAX([.$B475:.$L475]);[.$B475:.$L475];0))" office:value-type="string" office:string-value="TimeWaitKey" calcext:value-type="string">
            <text:p>TimeWaitKey</text:p>
          </table:table-cell>
          <table:table-cell table:formula="of:=[.O475]/[.N475]" office:value-type="percentage" office:value="0.496427093449099" calcext:value-type="percentage">
            <text:p>49.64%</text:p>
          </table:table-cell>
          <table:table-cell/>
          <table:table-cell table:formula="of:=1000000000/[.N475]" office:value-type="float" office:value="46.8774639967013" calcext:value-type="float">
            <text:p>46.8774639967013</text:p>
          </table:table-cell>
          <table:table-cell table:formula="of:=IF([.A475]=1;1000000000/[.N475];&quot;&quot;)" office:value-type="float" office:value="46.8774639967013" calcext:value-type="float">
            <text:p>46.8774639967013</text:p>
          </table:table-cell>
          <table:table-cell table:formula="of:=IF([.A475]=1;[.P475];&quot;&quot;)" office:value-type="string" office:string-value="TimeWaitKey" calcext:value-type="string">
            <text:p>TimeWaitKey</text:p>
          </table:table-cell>
          <table:table-cell table:style-name="ce1" table:formula="of:=IF(ISBLANK([.T475]);&quot;&quot;;[.Q475])" office:value-type="percentage" office:value="0.496427093449099" calcext:value-type="percentage">
            <text:p>49.64%</text:p>
          </table:table-cell>
          <table:table-cell table:formula="of:=IF([.A475]=1;[.V475]*[.N475]/1000000;&quot;&quot;)" office:value-type="float" office:value="10.589888" calcext:value-type="float">
            <text:p>10.5898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4960" calcext:value-type="float">
            <text:p>734960</text:p>
          </table:table-cell>
          <table:table-cell office:value-type="float" office:value="706637" calcext:value-type="float">
            <text:p>706637</text:p>
          </table:table-cell>
          <table:table-cell office:value-type="float" office:value="962334" calcext:value-type="float">
            <text:p>962334</text:p>
          </table:table-cell>
          <table:table-cell office:value-type="float" office:value="70" calcext:value-type="float">
            <text:p>70</text:p>
          </table:table-cell>
          <table:table-cell office:value-type="float" office:value="5204210" calcext:value-type="float">
            <text:p>5204210</text:p>
          </table:table-cell>
          <table:table-cell office:value-type="float" office:value="720202" calcext:value-type="float">
            <text:p>720202</text:p>
          </table:table-cell>
          <table:table-cell office:value-type="float" office:value="70" calcext:value-type="float">
            <text:p>70</text:p>
          </table:table-cell>
          <table:table-cell office:value-type="float" office:value="240869" calcext:value-type="float">
            <text:p>240869</text:p>
          </table:table-cell>
          <table:table-cell office:value-type="float" office:value="746201" calcext:value-type="float">
            <text:p>746201</text:p>
          </table:table-cell>
          <table:table-cell office:value-type="float" office:value="802706" calcext:value-type="float">
            <text:p>802706</text:p>
          </table:table-cell>
          <table:table-cell office:value-type="float" office:value="10552379" calcext:value-type="float">
            <text:p>10552379</text:p>
          </table:table-cell>
          <table:table-cell/>
          <table:table-cell table:formula="of:=SUM([.B476:.L476])" office:value-type="float" office:value="20670638" calcext:value-type="float">
            <text:p>20670638</text:p>
          </table:table-cell>
          <table:table-cell table:formula="of:=MAX([.B476:.L476])" office:value-type="float" office:value="10552379" calcext:value-type="float">
            <text:p>10552379</text:p>
          </table:table-cell>
          <table:table-cell table:formula="of:=INDEX([.$B$1:.$L$1];0;MATCH(MAX([.$B476:.$L476]);[.$B476:.$L476];0))" office:value-type="string" office:string-value="TimeWaitKey" calcext:value-type="string">
            <text:p>TimeWaitKey</text:p>
          </table:table-cell>
          <table:table-cell table:formula="of:=[.O476]/[.N476]" office:value-type="percentage" office:value="0.510500885362126" calcext:value-type="percentage">
            <text:p>51.05%</text:p>
          </table:table-cell>
          <table:table-cell/>
          <table:table-cell table:formula="of:=1000000000/[.N476]" office:value-type="float" office:value="48.3778004336393" calcext:value-type="float">
            <text:p>48.3778004336393</text:p>
          </table:table-cell>
          <table:table-cell table:formula="of:=IF([.A476]=1;1000000000/[.N476];&quot;&quot;)" office:value-type="float" office:value="48.3778004336393" calcext:value-type="float">
            <text:p>48.3778004336393</text:p>
          </table:table-cell>
          <table:table-cell table:formula="of:=IF([.A476]=1;[.P476];&quot;&quot;)" office:value-type="string" office:string-value="TimeWaitKey" calcext:value-type="string">
            <text:p>TimeWaitKey</text:p>
          </table:table-cell>
          <table:table-cell table:style-name="ce1" table:formula="of:=IF(ISBLANK([.T476]);&quot;&quot;;[.Q476])" office:value-type="percentage" office:value="0.510500885362126" calcext:value-type="percentage">
            <text:p>51.05%</text:p>
          </table:table-cell>
          <table:table-cell table:formula="of:=IF([.A476]=1;[.V476]*[.N476]/1000000;&quot;&quot;)" office:value-type="float" office:value="10.552379" calcext:value-type="float">
            <text:p>10.5523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928" calcext:value-type="float">
            <text:p>749928</text:p>
          </table:table-cell>
          <table:table-cell office:value-type="float" office:value="711556" calcext:value-type="float">
            <text:p>711556</text:p>
          </table:table-cell>
          <table:table-cell office:value-type="float" office:value="973274" calcext:value-type="float">
            <text:p>973274</text:p>
          </table:table-cell>
          <table:table-cell office:value-type="float" office:value="70" calcext:value-type="float">
            <text:p>70</text:p>
          </table:table-cell>
          <table:table-cell office:value-type="float" office:value="5174895" calcext:value-type="float">
            <text:p>5174895</text:p>
          </table:table-cell>
          <table:table-cell office:value-type="float" office:value="726103" calcext:value-type="float">
            <text:p>726103</text:p>
          </table:table-cell>
          <table:table-cell office:value-type="float" office:value="70" calcext:value-type="float">
            <text:p>70</text:p>
          </table:table-cell>
          <table:table-cell office:value-type="float" office:value="238184" calcext:value-type="float">
            <text:p>238184</text:p>
          </table:table-cell>
          <table:table-cell office:value-type="float" office:value="737034" calcext:value-type="float">
            <text:p>737034</text:p>
          </table:table-cell>
          <table:table-cell office:value-type="float" office:value="749687" calcext:value-type="float">
            <text:p>749687</text:p>
          </table:table-cell>
          <table:table-cell office:value-type="float" office:value="10659498" calcext:value-type="float">
            <text:p>10659498</text:p>
          </table:table-cell>
          <table:table-cell/>
          <table:table-cell table:formula="of:=SUM([.B477:.L477])" office:value-type="float" office:value="20720299" calcext:value-type="float">
            <text:p>20720299</text:p>
          </table:table-cell>
          <table:table-cell table:formula="of:=MAX([.B477:.L477])" office:value-type="float" office:value="10659498" calcext:value-type="float">
            <text:p>10659498</text:p>
          </table:table-cell>
          <table:table-cell table:formula="of:=INDEX([.$B$1:.$L$1];0;MATCH(MAX([.$B477:.$L477]);[.$B477:.$L477];0))" office:value-type="string" office:string-value="TimeWaitKey" calcext:value-type="string">
            <text:p>TimeWaitKey</text:p>
          </table:table-cell>
          <table:table-cell table:formula="of:=[.O477]/[.N477]" office:value-type="percentage" office:value="0.51444711294948" calcext:value-type="percentage">
            <text:p>51.44%</text:p>
          </table:table-cell>
          <table:table-cell/>
          <table:table-cell table:formula="of:=1000000000/[.N477]" office:value-type="float" office:value="48.2618518198024" calcext:value-type="float">
            <text:p>48.2618518198024</text:p>
          </table:table-cell>
          <table:table-cell table:formula="of:=IF([.A477]=1;1000000000/[.N477];&quot;&quot;)" office:value-type="float" office:value="48.2618518198024" calcext:value-type="float">
            <text:p>48.2618518198024</text:p>
          </table:table-cell>
          <table:table-cell table:formula="of:=IF([.A477]=1;[.P477];&quot;&quot;)" office:value-type="string" office:string-value="TimeWaitKey" calcext:value-type="string">
            <text:p>TimeWaitKey</text:p>
          </table:table-cell>
          <table:table-cell table:style-name="ce1" table:formula="of:=IF(ISBLANK([.T477]);&quot;&quot;;[.Q477])" office:value-type="percentage" office:value="0.51444711294948" calcext:value-type="percentage">
            <text:p>51.44%</text:p>
          </table:table-cell>
          <table:table-cell table:formula="of:=IF([.A477]=1;[.V477]*[.N477]/1000000;&quot;&quot;)" office:value-type="float" office:value="10.659498" calcext:value-type="float">
            <text:p>10.6594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6118" calcext:value-type="float">
            <text:p>906118</text:p>
          </table:table-cell>
          <table:table-cell office:value-type="float" office:value="1247986" calcext:value-type="float">
            <text:p>1247986</text:p>
          </table:table-cell>
          <table:table-cell office:value-type="float" office:value="967523" calcext:value-type="float">
            <text:p>967523</text:p>
          </table:table-cell>
          <table:table-cell office:value-type="float" office:value="160" calcext:value-type="float">
            <text:p>160</text:p>
          </table:table-cell>
          <table:table-cell office:value-type="float" office:value="5176499" calcext:value-type="float">
            <text:p>5176499</text:p>
          </table:table-cell>
          <table:table-cell office:value-type="float" office:value="712118" calcext:value-type="float">
            <text:p>712118</text:p>
          </table:table-cell>
          <table:table-cell office:value-type="float" office:value="220" calcext:value-type="float">
            <text:p>220</text:p>
          </table:table-cell>
          <table:table-cell office:value-type="float" office:value="154977969" calcext:value-type="float">
            <text:p>154977969</text:p>
          </table:table-cell>
          <table:table-cell office:value-type="float" office:value="743796" calcext:value-type="float">
            <text:p>743796</text:p>
          </table:table-cell>
          <table:table-cell office:value-type="float" office:value="756070" calcext:value-type="float">
            <text:p>756070</text:p>
          </table:table-cell>
          <table:table-cell office:value-type="float" office:value="10615967" calcext:value-type="float">
            <text:p>10615967</text:p>
          </table:table-cell>
          <table:table-cell/>
          <table:table-cell table:formula="of:=SUM([.B478:.L478])" office:value-type="float" office:value="176104426" calcext:value-type="float">
            <text:p>176104426</text:p>
          </table:table-cell>
          <table:table-cell table:formula="of:=MAX([.B478:.L478])" office:value-type="float" office:value="154977969" calcext:value-type="float">
            <text:p>154977969</text:p>
          </table:table-cell>
          <table:table-cell table:formula="of:=INDEX([.$B$1:.$L$1];0;MATCH(MAX([.$B478:.$L478]);[.$B478:.$L478];0))" office:value-type="string" office:string-value="Facendi" calcext:value-type="string">
            <text:p>Facendi</text:p>
          </table:table-cell>
          <table:table-cell table:formula="of:=[.O478]/[.N478]" office:value-type="percentage" office:value="0.880034491580581" calcext:value-type="percentage">
            <text:p>88.00%</text:p>
          </table:table-cell>
          <table:table-cell/>
          <table:table-cell table:formula="of:=1000000000/[.N478]" office:value-type="float" office:value="5.6784489902599" calcext:value-type="float">
            <text:p>5.6784489902599</text:p>
          </table:table-cell>
          <table:table-cell table:formula="of:=IF([.A478]=1;1000000000/[.N478];&quot;&quot;)" office:value-type="float" office:value="5.6784489902599" calcext:value-type="float">
            <text:p>5.6784489902599</text:p>
          </table:table-cell>
          <table:table-cell table:formula="of:=IF([.A478]=1;[.P478];&quot;&quot;)" office:value-type="string" office:string-value="Facendi" calcext:value-type="string">
            <text:p>Facendi</text:p>
          </table:table-cell>
          <table:table-cell table:style-name="ce1" table:formula="of:=IF(ISBLANK([.T478]);&quot;&quot;;[.Q478])" office:value-type="percentage" office:value="0.880034491580581" calcext:value-type="percentage">
            <text:p>88.00%</text:p>
          </table:table-cell>
          <table:table-cell table:formula="of:=IF([.A478]=1;[.V478]*[.N478]/1000000;&quot;&quot;)" office:value-type="float" office:value="154.977969" calcext:value-type="float">
            <text:p>154.9779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0516" calcext:value-type="float">
            <text:p>770516</text:p>
          </table:table-cell>
          <table:table-cell office:value-type="float" office:value="720783" calcext:value-type="float">
            <text:p>720783</text:p>
          </table:table-cell>
          <table:table-cell office:value-type="float" office:value="965239" calcext:value-type="float">
            <text:p>965239</text:p>
          </table:table-cell>
          <table:table-cell office:value-type="float" office:value="90" calcext:value-type="float">
            <text:p>90</text:p>
          </table:table-cell>
          <table:table-cell office:value-type="float" office:value="5339382" calcext:value-type="float">
            <text:p>5339382</text:p>
          </table:table-cell>
          <table:table-cell office:value-type="float" office:value="769885" calcext:value-type="float">
            <text:p>769885</text:p>
          </table:table-cell>
          <table:table-cell office:value-type="float" office:value="120" calcext:value-type="float">
            <text:p>120</text:p>
          </table:table-cell>
          <table:table-cell office:value-type="float" office:value="239887" calcext:value-type="float">
            <text:p>239887</text:p>
          </table:table-cell>
          <table:table-cell office:value-type="float" office:value="762011" calcext:value-type="float">
            <text:p>762011</text:p>
          </table:table-cell>
          <table:table-cell office:value-type="float" office:value="724841" calcext:value-type="float">
            <text:p>724841</text:p>
          </table:table-cell>
          <table:table-cell office:value-type="float" office:value="11049905" calcext:value-type="float">
            <text:p>11049905</text:p>
          </table:table-cell>
          <table:table-cell/>
          <table:table-cell table:formula="of:=SUM([.B479:.L479])" office:value-type="float" office:value="21342659" calcext:value-type="float">
            <text:p>21342659</text:p>
          </table:table-cell>
          <table:table-cell table:formula="of:=MAX([.B479:.L479])" office:value-type="float" office:value="11049905" calcext:value-type="float">
            <text:p>11049905</text:p>
          </table:table-cell>
          <table:table-cell table:formula="of:=INDEX([.$B$1:.$L$1];0;MATCH(MAX([.$B479:.$L479]);[.$B479:.$L479];0))" office:value-type="string" office:string-value="TimeWaitKey" calcext:value-type="string">
            <text:p>TimeWaitKey</text:p>
          </table:table-cell>
          <table:table-cell table:formula="of:=[.O479]/[.N479]" office:value-type="percentage" office:value="0.517737972574083" calcext:value-type="percentage">
            <text:p>51.77%</text:p>
          </table:table-cell>
          <table:table-cell/>
          <table:table-cell table:formula="of:=1000000000/[.N479]" office:value-type="float" office:value="46.8545179867232" calcext:value-type="float">
            <text:p>46.8545179867232</text:p>
          </table:table-cell>
          <table:table-cell table:formula="of:=IF([.A479]=1;1000000000/[.N479];&quot;&quot;)" office:value-type="float" office:value="46.8545179867232" calcext:value-type="float">
            <text:p>46.8545179867232</text:p>
          </table:table-cell>
          <table:table-cell table:formula="of:=IF([.A479]=1;[.P479];&quot;&quot;)" office:value-type="string" office:string-value="TimeWaitKey" calcext:value-type="string">
            <text:p>TimeWaitKey</text:p>
          </table:table-cell>
          <table:table-cell table:style-name="ce1" table:formula="of:=IF(ISBLANK([.T479]);&quot;&quot;;[.Q479])" office:value-type="percentage" office:value="0.517737972574083" calcext:value-type="percentage">
            <text:p>51.77%</text:p>
          </table:table-cell>
          <table:table-cell table:formula="of:=IF([.A479]=1;[.V479]*[.N479]/1000000;&quot;&quot;)" office:value-type="float" office:value="11.049905" calcext:value-type="float">
            <text:p>11.0499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4281" calcext:value-type="float">
            <text:p>864281</text:p>
          </table:table-cell>
          <table:table-cell office:value-type="float" office:value="1272181" calcext:value-type="float">
            <text:p>1272181</text:p>
          </table:table-cell>
          <table:table-cell office:value-type="float" office:value="1115840" calcext:value-type="float">
            <text:p>1115840</text:p>
          </table:table-cell>
          <table:table-cell office:value-type="float" office:value="90" calcext:value-type="float">
            <text:p>90</text:p>
          </table:table-cell>
          <table:table-cell office:value-type="float" office:value="5312603" calcext:value-type="float">
            <text:p>5312603</text:p>
          </table:table-cell>
          <table:table-cell office:value-type="float" office:value="735581" calcext:value-type="float">
            <text:p>735581</text:p>
          </table:table-cell>
          <table:table-cell office:value-type="float" office:value="110" calcext:value-type="float">
            <text:p>110</text:p>
          </table:table-cell>
          <table:table-cell office:value-type="float" office:value="256558" calcext:value-type="float">
            <text:p>256558</text:p>
          </table:table-cell>
          <table:table-cell office:value-type="float" office:value="743166" calcext:value-type="float">
            <text:p>743166</text:p>
          </table:table-cell>
          <table:table-cell office:value-type="float" office:value="725953" calcext:value-type="float">
            <text:p>725953</text:p>
          </table:table-cell>
          <table:table-cell office:value-type="float" office:value="10635072" calcext:value-type="float">
            <text:p>10635072</text:p>
          </table:table-cell>
          <table:table-cell/>
          <table:table-cell table:formula="of:=SUM([.B480:.L480])" office:value-type="float" office:value="21661435" calcext:value-type="float">
            <text:p>21661435</text:p>
          </table:table-cell>
          <table:table-cell table:formula="of:=MAX([.B480:.L480])" office:value-type="float" office:value="10635072" calcext:value-type="float">
            <text:p>10635072</text:p>
          </table:table-cell>
          <table:table-cell table:formula="of:=INDEX([.$B$1:.$L$1];0;MATCH(MAX([.$B480:.$L480]);[.$B480:.$L480];0))" office:value-type="string" office:string-value="TimeWaitKey" calcext:value-type="string">
            <text:p>TimeWaitKey</text:p>
          </table:table-cell>
          <table:table-cell table:formula="of:=[.O480]/[.N480]" office:value-type="percentage" office:value="0.490968026818168" calcext:value-type="percentage">
            <text:p>49.10%</text:p>
          </table:table-cell>
          <table:table-cell/>
          <table:table-cell table:formula="of:=1000000000/[.N480]" office:value-type="float" office:value="46.1649932241331" calcext:value-type="float">
            <text:p>46.1649932241331</text:p>
          </table:table-cell>
          <table:table-cell table:formula="of:=IF([.A480]=1;1000000000/[.N480];&quot;&quot;)" office:value-type="float" office:value="46.1649932241331" calcext:value-type="float">
            <text:p>46.1649932241331</text:p>
          </table:table-cell>
          <table:table-cell table:formula="of:=IF([.A480]=1;[.P480];&quot;&quot;)" office:value-type="string" office:string-value="TimeWaitKey" calcext:value-type="string">
            <text:p>TimeWaitKey</text:p>
          </table:table-cell>
          <table:table-cell table:style-name="ce1" table:formula="of:=IF(ISBLANK([.T480]);&quot;&quot;;[.Q480])" office:value-type="percentage" office:value="0.490968026818168" calcext:value-type="percentage">
            <text:p>49.10%</text:p>
          </table:table-cell>
          <table:table-cell table:formula="of:=IF([.A480]=1;[.V480]*[.N480]/1000000;&quot;&quot;)" office:value-type="float" office:value="10.635072" calcext:value-type="float">
            <text:p>10.6350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9719" calcext:value-type="float">
            <text:p>959719</text:p>
          </table:table-cell>
          <table:table-cell office:value-type="float" office:value="1250511" calcext:value-type="float">
            <text:p>1250511</text:p>
          </table:table-cell>
          <table:table-cell office:value-type="float" office:value="969286" calcext:value-type="float">
            <text:p>969286</text:p>
          </table:table-cell>
          <table:table-cell office:value-type="float" office:value="70" calcext:value-type="float">
            <text:p>70</text:p>
          </table:table-cell>
          <table:table-cell office:value-type="float" office:value="5291082" calcext:value-type="float">
            <text:p>5291082</text:p>
          </table:table-cell>
          <table:table-cell office:value-type="float" office:value="823505" calcext:value-type="float">
            <text:p>823505</text:p>
          </table:table-cell>
          <table:table-cell office:value-type="float" office:value="80" calcext:value-type="float">
            <text:p>80</text:p>
          </table:table-cell>
          <table:table-cell office:value-type="float" office:value="232934" calcext:value-type="float">
            <text:p>232934</text:p>
          </table:table-cell>
          <table:table-cell office:value-type="float" office:value="780995" calcext:value-type="float">
            <text:p>780995</text:p>
          </table:table-cell>
          <table:table-cell office:value-type="float" office:value="734810" calcext:value-type="float">
            <text:p>734810</text:p>
          </table:table-cell>
          <table:table-cell office:value-type="float" office:value="10686278" calcext:value-type="float">
            <text:p>10686278</text:p>
          </table:table-cell>
          <table:table-cell/>
          <table:table-cell table:formula="of:=SUM([.B481:.L481])" office:value-type="float" office:value="21729270" calcext:value-type="float">
            <text:p>21729270</text:p>
          </table:table-cell>
          <table:table-cell table:formula="of:=MAX([.B481:.L481])" office:value-type="float" office:value="10686278" calcext:value-type="float">
            <text:p>10686278</text:p>
          </table:table-cell>
          <table:table-cell table:formula="of:=INDEX([.$B$1:.$L$1];0;MATCH(MAX([.$B481:.$L481]);[.$B481:.$L481];0))" office:value-type="string" office:string-value="TimeWaitKey" calcext:value-type="string">
            <text:p>TimeWaitKey</text:p>
          </table:table-cell>
          <table:table-cell table:formula="of:=[.O481]/[.N481]" office:value-type="percentage" office:value="0.491791854949568" calcext:value-type="percentage">
            <text:p>49.18%</text:p>
          </table:table-cell>
          <table:table-cell/>
          <table:table-cell table:formula="of:=1000000000/[.N481]" office:value-type="float" office:value="46.0208741480961" calcext:value-type="float">
            <text:p>46.0208741480961</text:p>
          </table:table-cell>
          <table:table-cell table:formula="of:=IF([.A481]=1;1000000000/[.N481];&quot;&quot;)" office:value-type="float" office:value="46.0208741480961" calcext:value-type="float">
            <text:p>46.0208741480961</text:p>
          </table:table-cell>
          <table:table-cell table:formula="of:=IF([.A481]=1;[.P481];&quot;&quot;)" office:value-type="string" office:string-value="TimeWaitKey" calcext:value-type="string">
            <text:p>TimeWaitKey</text:p>
          </table:table-cell>
          <table:table-cell table:style-name="ce1" table:formula="of:=IF(ISBLANK([.T481]);&quot;&quot;;[.Q481])" office:value-type="percentage" office:value="0.491791854949568" calcext:value-type="percentage">
            <text:p>49.18%</text:p>
          </table:table-cell>
          <table:table-cell table:formula="of:=IF([.A481]=1;[.V481]*[.N481]/1000000;&quot;&quot;)" office:value-type="float" office:value="10.686278" calcext:value-type="float">
            <text:p>10.6862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1170" calcext:value-type="float">
            <text:p>831170</text:p>
          </table:table-cell>
          <table:table-cell office:value-type="float" office:value="754376" calcext:value-type="float">
            <text:p>754376</text:p>
          </table:table-cell>
          <table:table-cell office:value-type="float" office:value="966201" calcext:value-type="float">
            <text:p>966201</text:p>
          </table:table-cell>
          <table:table-cell office:value-type="float" office:value="70" calcext:value-type="float">
            <text:p>70</text:p>
          </table:table-cell>
          <table:table-cell office:value-type="float" office:value="5471318" calcext:value-type="float">
            <text:p>5471318</text:p>
          </table:table-cell>
          <table:table-cell office:value-type="float" office:value="754397" calcext:value-type="float">
            <text:p>754397</text:p>
          </table:table-cell>
          <table:table-cell office:value-type="float" office:value="70" calcext:value-type="float">
            <text:p>70</text:p>
          </table:table-cell>
          <table:table-cell office:value-type="float" office:value="154989020" calcext:value-type="float">
            <text:p>154989020</text:p>
          </table:table-cell>
          <table:table-cell office:value-type="float" office:value="753966" calcext:value-type="float">
            <text:p>753966</text:p>
          </table:table-cell>
          <table:table-cell office:value-type="float" office:value="758584" calcext:value-type="float">
            <text:p>758584</text:p>
          </table:table-cell>
          <table:table-cell office:value-type="float" office:value="10486616" calcext:value-type="float">
            <text:p>10486616</text:p>
          </table:table-cell>
          <table:table-cell/>
          <table:table-cell table:formula="of:=SUM([.B482:.L482])" office:value-type="float" office:value="175765788" calcext:value-type="float">
            <text:p>175765788</text:p>
          </table:table-cell>
          <table:table-cell table:formula="of:=MAX([.B482:.L482])" office:value-type="float" office:value="154989020" calcext:value-type="float">
            <text:p>154989020</text:p>
          </table:table-cell>
          <table:table-cell table:formula="of:=INDEX([.$B$1:.$L$1];0;MATCH(MAX([.$B482:.$L482]);[.$B482:.$L482];0))" office:value-type="string" office:string-value="Facendi" calcext:value-type="string">
            <text:p>Facendi</text:p>
          </table:table-cell>
          <table:table-cell table:formula="of:=[.O482]/[.N482]" office:value-type="percentage" office:value="0.881792877690168" calcext:value-type="percentage">
            <text:p>88.18%</text:p>
          </table:table-cell>
          <table:table-cell/>
          <table:table-cell table:formula="of:=1000000000/[.N482]" office:value-type="float" office:value="5.68938933667797" calcext:value-type="float">
            <text:p>5.68938933667797</text:p>
          </table:table-cell>
          <table:table-cell table:formula="of:=IF([.A482]=1;1000000000/[.N482];&quot;&quot;)" office:value-type="float" office:value="5.68938933667797" calcext:value-type="float">
            <text:p>5.68938933667797</text:p>
          </table:table-cell>
          <table:table-cell table:formula="of:=IF([.A482]=1;[.P482];&quot;&quot;)" office:value-type="string" office:string-value="Facendi" calcext:value-type="string">
            <text:p>Facendi</text:p>
          </table:table-cell>
          <table:table-cell table:style-name="ce1" table:formula="of:=IF(ISBLANK([.T482]);&quot;&quot;;[.Q482])" office:value-type="percentage" office:value="0.881792877690168" calcext:value-type="percentage">
            <text:p>88.18%</text:p>
          </table:table-cell>
          <table:table-cell table:formula="of:=IF([.A482]=1;[.V482]*[.N482]/1000000;&quot;&quot;)" office:value-type="float" office:value="154.98902" calcext:value-type="float">
            <text:p>154.989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9532" calcext:value-type="float">
            <text:p>939532</text:p>
          </table:table-cell>
          <table:table-cell office:value-type="float" office:value="1110550" calcext:value-type="float">
            <text:p>1110550</text:p>
          </table:table-cell>
          <table:table-cell office:value-type="float" office:value="966862" calcext:value-type="float">
            <text:p>966862</text:p>
          </table:table-cell>
          <table:table-cell office:value-type="float" office:value="160" calcext:value-type="float">
            <text:p>160</text:p>
          </table:table-cell>
          <table:table-cell office:value-type="float" office:value="5146011" calcext:value-type="float">
            <text:p>5146011</text:p>
          </table:table-cell>
          <table:table-cell office:value-type="float" office:value="757983" calcext:value-type="float">
            <text:p>757983</text:p>
          </table:table-cell>
          <table:table-cell office:value-type="float" office:value="70" calcext:value-type="float">
            <text:p>70</text:p>
          </table:table-cell>
          <table:table-cell office:value-type="float" office:value="249856" calcext:value-type="float">
            <text:p>249856</text:p>
          </table:table-cell>
          <table:table-cell office:value-type="float" office:value="774313" calcext:value-type="float">
            <text:p>774313</text:p>
          </table:table-cell>
          <table:table-cell office:value-type="float" office:value="718730" calcext:value-type="float">
            <text:p>718730</text:p>
          </table:table-cell>
          <table:table-cell office:value-type="float" office:value="10623581" calcext:value-type="float">
            <text:p>10623581</text:p>
          </table:table-cell>
          <table:table-cell/>
          <table:table-cell table:formula="of:=SUM([.B483:.L483])" office:value-type="float" office:value="21287648" calcext:value-type="float">
            <text:p>21287648</text:p>
          </table:table-cell>
          <table:table-cell table:formula="of:=MAX([.B483:.L483])" office:value-type="float" office:value="10623581" calcext:value-type="float">
            <text:p>10623581</text:p>
          </table:table-cell>
          <table:table-cell table:formula="of:=INDEX([.$B$1:.$L$1];0;MATCH(MAX([.$B483:.$L483]);[.$B483:.$L483];0))" office:value-type="string" office:string-value="TimeWaitKey" calcext:value-type="string">
            <text:p>TimeWaitKey</text:p>
          </table:table-cell>
          <table:table-cell table:formula="of:=[.O483]/[.N483]" office:value-type="percentage" office:value="0.499049072964754" calcext:value-type="percentage">
            <text:p>49.90%</text:p>
          </table:table-cell>
          <table:table-cell/>
          <table:table-cell table:formula="of:=1000000000/[.N483]" office:value-type="float" office:value="46.9755982436388" calcext:value-type="float">
            <text:p>46.9755982436388</text:p>
          </table:table-cell>
          <table:table-cell table:formula="of:=IF([.A483]=1;1000000000/[.N483];&quot;&quot;)" office:value-type="float" office:value="46.9755982436388" calcext:value-type="float">
            <text:p>46.9755982436388</text:p>
          </table:table-cell>
          <table:table-cell table:formula="of:=IF([.A483]=1;[.P483];&quot;&quot;)" office:value-type="string" office:string-value="TimeWaitKey" calcext:value-type="string">
            <text:p>TimeWaitKey</text:p>
          </table:table-cell>
          <table:table-cell table:style-name="ce1" table:formula="of:=IF(ISBLANK([.T483]);&quot;&quot;;[.Q483])" office:value-type="percentage" office:value="0.499049072964754" calcext:value-type="percentage">
            <text:p>49.90%</text:p>
          </table:table-cell>
          <table:table-cell table:formula="of:=IF([.A483]=1;[.V483]*[.N483]/1000000;&quot;&quot;)" office:value-type="float" office:value="10.623581" calcext:value-type="float">
            <text:p>10.6235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3539" calcext:value-type="float">
            <text:p>793539</text:p>
          </table:table-cell>
          <table:table-cell office:value-type="float" office:value="775055" calcext:value-type="float">
            <text:p>775055</text:p>
          </table:table-cell>
          <table:table-cell office:value-type="float" office:value="963196" calcext:value-type="float">
            <text:p>963196</text:p>
          </table:table-cell>
          <table:table-cell office:value-type="float" office:value="291" calcext:value-type="float">
            <text:p>291</text:p>
          </table:table-cell>
          <table:table-cell office:value-type="float" office:value="5272427" calcext:value-type="float">
            <text:p>5272427</text:p>
          </table:table-cell>
          <table:table-cell office:value-type="float" office:value="731483" calcext:value-type="float">
            <text:p>731483</text:p>
          </table:table-cell>
          <table:table-cell office:value-type="float" office:value="70" calcext:value-type="float">
            <text:p>70</text:p>
          </table:table-cell>
          <table:table-cell office:value-type="float" office:value="224238" calcext:value-type="float">
            <text:p>224238</text:p>
          </table:table-cell>
          <table:table-cell office:value-type="float" office:value="733036" calcext:value-type="float">
            <text:p>733036</text:p>
          </table:table-cell>
          <table:table-cell office:value-type="float" office:value="713470" calcext:value-type="float">
            <text:p>713470</text:p>
          </table:table-cell>
          <table:table-cell office:value-type="float" office:value="10303344" calcext:value-type="float">
            <text:p>10303344</text:p>
          </table:table-cell>
          <table:table-cell/>
          <table:table-cell table:formula="of:=SUM([.B484:.L484])" office:value-type="float" office:value="20510149" calcext:value-type="float">
            <text:p>20510149</text:p>
          </table:table-cell>
          <table:table-cell table:formula="of:=MAX([.B484:.L484])" office:value-type="float" office:value="10303344" calcext:value-type="float">
            <text:p>10303344</text:p>
          </table:table-cell>
          <table:table-cell table:formula="of:=INDEX([.$B$1:.$L$1];0;MATCH(MAX([.$B484:.$L484]);[.$B484:.$L484];0))" office:value-type="string" office:string-value="TimeWaitKey" calcext:value-type="string">
            <text:p>TimeWaitKey</text:p>
          </table:table-cell>
          <table:table-cell table:formula="of:=[.O484]/[.N484]" office:value-type="percentage" office:value="0.502353444628803" calcext:value-type="percentage">
            <text:p>50.24%</text:p>
          </table:table-cell>
          <table:table-cell/>
          <table:table-cell table:formula="of:=1000000000/[.N484]" office:value-type="float" office:value="48.7563498441674" calcext:value-type="float">
            <text:p>48.7563498441674</text:p>
          </table:table-cell>
          <table:table-cell table:formula="of:=IF([.A484]=1;1000000000/[.N484];&quot;&quot;)" office:value-type="float" office:value="48.7563498441674" calcext:value-type="float">
            <text:p>48.7563498441674</text:p>
          </table:table-cell>
          <table:table-cell table:formula="of:=IF([.A484]=1;[.P484];&quot;&quot;)" office:value-type="string" office:string-value="TimeWaitKey" calcext:value-type="string">
            <text:p>TimeWaitKey</text:p>
          </table:table-cell>
          <table:table-cell table:style-name="ce1" table:formula="of:=IF(ISBLANK([.T484]);&quot;&quot;;[.Q484])" office:value-type="percentage" office:value="0.502353444628803" calcext:value-type="percentage">
            <text:p>50.24%</text:p>
          </table:table-cell>
          <table:table-cell table:formula="of:=IF([.A484]=1;[.V484]*[.N484]/1000000;&quot;&quot;)" office:value-type="float" office:value="10.303344" calcext:value-type="float">
            <text:p>10.3033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3744" calcext:value-type="float">
            <text:p>903744</text:p>
          </table:table-cell>
          <table:table-cell office:value-type="float" office:value="1211198" calcext:value-type="float">
            <text:p>1211198</text:p>
          </table:table-cell>
          <table:table-cell office:value-type="float" office:value="1070064" calcext:value-type="float">
            <text:p>1070064</text:p>
          </table:table-cell>
          <table:table-cell office:value-type="float" office:value="70" calcext:value-type="float">
            <text:p>70</text:p>
          </table:table-cell>
          <table:table-cell office:value-type="float" office:value="5154197" calcext:value-type="float">
            <text:p>5154197</text:p>
          </table:table-cell>
          <table:table-cell office:value-type="float" office:value="712768" calcext:value-type="float">
            <text:p>712768</text:p>
          </table:table-cell>
          <table:table-cell office:value-type="float" office:value="80" calcext:value-type="float">
            <text:p>80</text:p>
          </table:table-cell>
          <table:table-cell office:value-type="float" office:value="251839" calcext:value-type="float">
            <text:p>251839</text:p>
          </table:table-cell>
          <table:table-cell office:value-type="float" office:value="728969" calcext:value-type="float">
            <text:p>728969</text:p>
          </table:table-cell>
          <table:table-cell office:value-type="float" office:value="716585" calcext:value-type="float">
            <text:p>716585</text:p>
          </table:table-cell>
          <table:table-cell office:value-type="float" office:value="10345363" calcext:value-type="float">
            <text:p>10345363</text:p>
          </table:table-cell>
          <table:table-cell/>
          <table:table-cell table:formula="of:=SUM([.B485:.L485])" office:value-type="float" office:value="21094877" calcext:value-type="float">
            <text:p>21094877</text:p>
          </table:table-cell>
          <table:table-cell table:formula="of:=MAX([.B485:.L485])" office:value-type="float" office:value="10345363" calcext:value-type="float">
            <text:p>10345363</text:p>
          </table:table-cell>
          <table:table-cell table:formula="of:=INDEX([.$B$1:.$L$1];0;MATCH(MAX([.$B485:.$L485]);[.$B485:.$L485];0))" office:value-type="string" office:string-value="TimeWaitKey" calcext:value-type="string">
            <text:p>TimeWaitKey</text:p>
          </table:table-cell>
          <table:table-cell table:formula="of:=[.O485]/[.N485]" office:value-type="percentage" office:value="0.49042063625211" calcext:value-type="percentage">
            <text:p>49.04%</text:p>
          </table:table-cell>
          <table:table-cell/>
          <table:table-cell table:formula="of:=1000000000/[.N485]" office:value-type="float" office:value="47.4048746527415" calcext:value-type="float">
            <text:p>47.4048746527415</text:p>
          </table:table-cell>
          <table:table-cell table:formula="of:=IF([.A485]=1;1000000000/[.N485];&quot;&quot;)" office:value-type="float" office:value="47.4048746527415" calcext:value-type="float">
            <text:p>47.4048746527415</text:p>
          </table:table-cell>
          <table:table-cell table:formula="of:=IF([.A485]=1;[.P485];&quot;&quot;)" office:value-type="string" office:string-value="TimeWaitKey" calcext:value-type="string">
            <text:p>TimeWaitKey</text:p>
          </table:table-cell>
          <table:table-cell table:style-name="ce1" table:formula="of:=IF(ISBLANK([.T485]);&quot;&quot;;[.Q485])" office:value-type="percentage" office:value="0.49042063625211" calcext:value-type="percentage">
            <text:p>49.04%</text:p>
          </table:table-cell>
          <table:table-cell table:formula="of:=IF([.A485]=1;[.V485]*[.N485]/1000000;&quot;&quot;)" office:value-type="float" office:value="10.345363" calcext:value-type="float">
            <text:p>10.3453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8733" calcext:value-type="float">
            <text:p>768733</text:p>
          </table:table-cell>
          <table:table-cell office:value-type="float" office:value="725131" calcext:value-type="float">
            <text:p>725131</text:p>
          </table:table-cell>
          <table:table-cell office:value-type="float" office:value="2865541" calcext:value-type="float">
            <text:p>2865541</text:p>
          </table:table-cell>
          <table:table-cell office:value-type="float" office:value="160" calcext:value-type="float">
            <text:p>160</text:p>
          </table:table-cell>
          <table:table-cell office:value-type="float" office:value="5329604" calcext:value-type="float">
            <text:p>5329604</text:p>
          </table:table-cell>
          <table:table-cell office:value-type="float" office:value="709543" calcext:value-type="float">
            <text:p>709543</text:p>
          </table:table-cell>
          <table:table-cell office:value-type="float" office:value="70" calcext:value-type="float">
            <text:p>70</text:p>
          </table:table-cell>
          <table:table-cell office:value-type="float" office:value="154721583" calcext:value-type="float">
            <text:p>154721583</text:p>
          </table:table-cell>
          <table:table-cell office:value-type="float" office:value="753003" calcext:value-type="float">
            <text:p>753003</text:p>
          </table:table-cell>
          <table:table-cell office:value-type="float" office:value="736062" calcext:value-type="float">
            <text:p>736062</text:p>
          </table:table-cell>
          <table:table-cell office:value-type="float" office:value="10417767" calcext:value-type="float">
            <text:p>10417767</text:p>
          </table:table-cell>
          <table:table-cell/>
          <table:table-cell table:formula="of:=SUM([.B486:.L486])" office:value-type="float" office:value="177027197" calcext:value-type="float">
            <text:p>177027197</text:p>
          </table:table-cell>
          <table:table-cell table:formula="of:=MAX([.B486:.L486])" office:value-type="float" office:value="154721583" calcext:value-type="float">
            <text:p>154721583</text:p>
          </table:table-cell>
          <table:table-cell table:formula="of:=INDEX([.$B$1:.$L$1];0;MATCH(MAX([.$B486:.$L486]);[.$B486:.$L486];0))" office:value-type="string" office:string-value="Facendi" calcext:value-type="string">
            <text:p>Facendi</text:p>
          </table:table-cell>
          <table:table-cell table:formula="of:=[.O486]/[.N486]" office:value-type="percentage" office:value="0.873998942659641" calcext:value-type="percentage">
            <text:p>87.40%</text:p>
          </table:table-cell>
          <table:table-cell/>
          <table:table-cell table:formula="of:=1000000000/[.N486]" office:value-type="float" office:value="5.64884953807409" calcext:value-type="float">
            <text:p>5.64884953807409</text:p>
          </table:table-cell>
          <table:table-cell table:formula="of:=IF([.A486]=1;1000000000/[.N486];&quot;&quot;)" office:value-type="float" office:value="5.64884953807409" calcext:value-type="float">
            <text:p>5.64884953807409</text:p>
          </table:table-cell>
          <table:table-cell table:formula="of:=IF([.A486]=1;[.P486];&quot;&quot;)" office:value-type="string" office:string-value="Facendi" calcext:value-type="string">
            <text:p>Facendi</text:p>
          </table:table-cell>
          <table:table-cell table:style-name="ce1" table:formula="of:=IF(ISBLANK([.T486]);&quot;&quot;;[.Q486])" office:value-type="percentage" office:value="0.873998942659641" calcext:value-type="percentage">
            <text:p>87.40%</text:p>
          </table:table-cell>
          <table:table-cell table:formula="of:=IF([.A486]=1;[.V486]*[.N486]/1000000;&quot;&quot;)" office:value-type="float" office:value="154.721583" calcext:value-type="float">
            <text:p>154.7215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5340" calcext:value-type="float">
            <text:p>815340</text:p>
          </table:table-cell>
          <table:table-cell office:value-type="float" office:value="716305" calcext:value-type="float">
            <text:p>716305</text:p>
          </table:table-cell>
          <table:table-cell office:value-type="float" office:value="963436" calcext:value-type="float">
            <text:p>963436</text:p>
          </table:table-cell>
          <table:table-cell office:value-type="float" office:value="91" calcext:value-type="float">
            <text:p>91</text:p>
          </table:table-cell>
          <table:table-cell office:value-type="float" office:value="5216824" calcext:value-type="float">
            <text:p>5216824</text:p>
          </table:table-cell>
          <table:table-cell office:value-type="float" office:value="713269" calcext:value-type="float">
            <text:p>713269</text:p>
          </table:table-cell>
          <table:table-cell office:value-type="float" office:value="70" calcext:value-type="float">
            <text:p>70</text:p>
          </table:table-cell>
          <table:table-cell office:value-type="float" office:value="248292" calcext:value-type="float">
            <text:p>248292</text:p>
          </table:table-cell>
          <table:table-cell office:value-type="float" office:value="751160" calcext:value-type="float">
            <text:p>751160</text:p>
          </table:table-cell>
          <table:table-cell office:value-type="float" office:value="714602" calcext:value-type="float">
            <text:p>714602</text:p>
          </table:table-cell>
          <table:table-cell office:value-type="float" office:value="10880259" calcext:value-type="float">
            <text:p>10880259</text:p>
          </table:table-cell>
          <table:table-cell/>
          <table:table-cell table:formula="of:=SUM([.B487:.L487])" office:value-type="float" office:value="21019648" calcext:value-type="float">
            <text:p>21019648</text:p>
          </table:table-cell>
          <table:table-cell table:formula="of:=MAX([.B487:.L487])" office:value-type="float" office:value="10880259" calcext:value-type="float">
            <text:p>10880259</text:p>
          </table:table-cell>
          <table:table-cell table:formula="of:=INDEX([.$B$1:.$L$1];0;MATCH(MAX([.$B487:.$L487]);[.$B487:.$L487];0))" office:value-type="string" office:string-value="TimeWaitKey" calcext:value-type="string">
            <text:p>TimeWaitKey</text:p>
          </table:table-cell>
          <table:table-cell table:formula="of:=[.O487]/[.N487]" office:value-type="percentage" office:value="0.517623273234642" calcext:value-type="percentage">
            <text:p>51.76%</text:p>
          </table:table-cell>
          <table:table-cell/>
          <table:table-cell table:formula="of:=1000000000/[.N487]" office:value-type="float" office:value="47.5745359770059" calcext:value-type="float">
            <text:p>47.5745359770059</text:p>
          </table:table-cell>
          <table:table-cell table:formula="of:=IF([.A487]=1;1000000000/[.N487];&quot;&quot;)" office:value-type="float" office:value="47.5745359770059" calcext:value-type="float">
            <text:p>47.5745359770059</text:p>
          </table:table-cell>
          <table:table-cell table:formula="of:=IF([.A487]=1;[.P487];&quot;&quot;)" office:value-type="string" office:string-value="TimeWaitKey" calcext:value-type="string">
            <text:p>TimeWaitKey</text:p>
          </table:table-cell>
          <table:table-cell table:style-name="ce1" table:formula="of:=IF(ISBLANK([.T487]);&quot;&quot;;[.Q487])" office:value-type="percentage" office:value="0.517623273234642" calcext:value-type="percentage">
            <text:p>51.76%</text:p>
          </table:table-cell>
          <table:table-cell table:formula="of:=IF([.A487]=1;[.V487]*[.N487]/1000000;&quot;&quot;)" office:value-type="float" office:value="10.880259" calcext:value-type="float">
            <text:p>10.8802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8805" calcext:value-type="float">
            <text:p>828805</text:p>
          </table:table-cell>
          <table:table-cell office:value-type="float" office:value="738056" calcext:value-type="float">
            <text:p>738056</text:p>
          </table:table-cell>
          <table:table-cell office:value-type="float" office:value="964498" calcext:value-type="float">
            <text:p>964498</text:p>
          </table:table-cell>
          <table:table-cell office:value-type="float" office:value="170" calcext:value-type="float">
            <text:p>170</text:p>
          </table:table-cell>
          <table:table-cell office:value-type="float" office:value="5269101" calcext:value-type="float">
            <text:p>5269101</text:p>
          </table:table-cell>
          <table:table-cell office:value-type="float" office:value="731022" calcext:value-type="float">
            <text:p>731022</text:p>
          </table:table-cell>
          <table:table-cell office:value-type="float" office:value="70" calcext:value-type="float">
            <text:p>70</text:p>
          </table:table-cell>
          <table:table-cell office:value-type="float" office:value="237182" calcext:value-type="float">
            <text:p>237182</text:p>
          </table:table-cell>
          <table:table-cell office:value-type="float" office:value="732856" calcext:value-type="float">
            <text:p>732856</text:p>
          </table:table-cell>
          <table:table-cell office:value-type="float" office:value="728117" calcext:value-type="float">
            <text:p>728117</text:p>
          </table:table-cell>
          <table:table-cell office:value-type="float" office:value="10566204" calcext:value-type="float">
            <text:p>10566204</text:p>
          </table:table-cell>
          <table:table-cell/>
          <table:table-cell table:formula="of:=SUM([.B488:.L488])" office:value-type="float" office:value="20796081" calcext:value-type="float">
            <text:p>20796081</text:p>
          </table:table-cell>
          <table:table-cell table:formula="of:=MAX([.B488:.L488])" office:value-type="float" office:value="10566204" calcext:value-type="float">
            <text:p>10566204</text:p>
          </table:table-cell>
          <table:table-cell table:formula="of:=INDEX([.$B$1:.$L$1];0;MATCH(MAX([.$B488:.$L488]);[.$B488:.$L488];0))" office:value-type="string" office:string-value="TimeWaitKey" calcext:value-type="string">
            <text:p>TimeWaitKey</text:p>
          </table:table-cell>
          <table:table-cell table:formula="of:=[.O488]/[.N488]" office:value-type="percentage" office:value="0.508086307222981" calcext:value-type="percentage">
            <text:p>50.81%</text:p>
          </table:table-cell>
          <table:table-cell/>
          <table:table-cell table:formula="of:=1000000000/[.N488]" office:value-type="float" office:value="48.0859831234548" calcext:value-type="float">
            <text:p>48.0859831234548</text:p>
          </table:table-cell>
          <table:table-cell table:formula="of:=IF([.A488]=1;1000000000/[.N488];&quot;&quot;)" office:value-type="float" office:value="48.0859831234548" calcext:value-type="float">
            <text:p>48.0859831234548</text:p>
          </table:table-cell>
          <table:table-cell table:formula="of:=IF([.A488]=1;[.P488];&quot;&quot;)" office:value-type="string" office:string-value="TimeWaitKey" calcext:value-type="string">
            <text:p>TimeWaitKey</text:p>
          </table:table-cell>
          <table:table-cell table:style-name="ce1" table:formula="of:=IF(ISBLANK([.T488]);&quot;&quot;;[.Q488])" office:value-type="percentage" office:value="0.508086307222981" calcext:value-type="percentage">
            <text:p>50.81%</text:p>
          </table:table-cell>
          <table:table-cell table:formula="of:=IF([.A488]=1;[.V488]*[.N488]/1000000;&quot;&quot;)" office:value-type="float" office:value="10.566204" calcext:value-type="float">
            <text:p>10.5662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1213" calcext:value-type="float">
            <text:p>1391213</text:p>
          </table:table-cell>
          <table:table-cell office:value-type="float" office:value="1231656" calcext:value-type="float">
            <text:p>1231656</text:p>
          </table:table-cell>
          <table:table-cell office:value-type="float" office:value="982832" calcext:value-type="float">
            <text:p>982832</text:p>
          </table:table-cell>
          <table:table-cell office:value-type="float" office:value="80" calcext:value-type="float">
            <text:p>80</text:p>
          </table:table-cell>
          <table:table-cell office:value-type="float" office:value="5120023" calcext:value-type="float">
            <text:p>5120023</text:p>
          </table:table-cell>
          <table:table-cell office:value-type="float" office:value="705615" calcext:value-type="float">
            <text:p>705615</text:p>
          </table:table-cell>
          <table:table-cell office:value-type="float" office:value="80" calcext:value-type="float">
            <text:p>80</text:p>
          </table:table-cell>
          <table:table-cell office:value-type="float" office:value="255957" calcext:value-type="float">
            <text:p>255957</text:p>
          </table:table-cell>
          <table:table-cell office:value-type="float" office:value="730081" calcext:value-type="float">
            <text:p>730081</text:p>
          </table:table-cell>
          <table:table-cell office:value-type="float" office:value="715244" calcext:value-type="float">
            <text:p>715244</text:p>
          </table:table-cell>
          <table:table-cell office:value-type="float" office:value="10633840" calcext:value-type="float">
            <text:p>10633840</text:p>
          </table:table-cell>
          <table:table-cell/>
          <table:table-cell table:formula="of:=SUM([.B489:.L489])" office:value-type="float" office:value="21766621" calcext:value-type="float">
            <text:p>21766621</text:p>
          </table:table-cell>
          <table:table-cell table:formula="of:=MAX([.B489:.L489])" office:value-type="float" office:value="10633840" calcext:value-type="float">
            <text:p>10633840</text:p>
          </table:table-cell>
          <table:table-cell table:formula="of:=INDEX([.$B$1:.$L$1];0;MATCH(MAX([.$B489:.$L489]);[.$B489:.$L489];0))" office:value-type="string" office:string-value="TimeWaitKey" calcext:value-type="string">
            <text:p>TimeWaitKey</text:p>
          </table:table-cell>
          <table:table-cell table:formula="of:=[.O489]/[.N489]" office:value-type="percentage" office:value="0.48853885038013" calcext:value-type="percentage">
            <text:p>48.85%</text:p>
          </table:table-cell>
          <table:table-cell/>
          <table:table-cell table:formula="of:=1000000000/[.N489]" office:value-type="float" office:value="45.9419034309459" calcext:value-type="float">
            <text:p>45.9419034309459</text:p>
          </table:table-cell>
          <table:table-cell table:formula="of:=IF([.A489]=1;1000000000/[.N489];&quot;&quot;)" office:value-type="float" office:value="45.9419034309459" calcext:value-type="float">
            <text:p>45.9419034309459</text:p>
          </table:table-cell>
          <table:table-cell table:formula="of:=IF([.A489]=1;[.P489];&quot;&quot;)" office:value-type="string" office:string-value="TimeWaitKey" calcext:value-type="string">
            <text:p>TimeWaitKey</text:p>
          </table:table-cell>
          <table:table-cell table:style-name="ce1" table:formula="of:=IF(ISBLANK([.T489]);&quot;&quot;;[.Q489])" office:value-type="percentage" office:value="0.48853885038013" calcext:value-type="percentage">
            <text:p>48.85%</text:p>
          </table:table-cell>
          <table:table-cell table:formula="of:=IF([.A489]=1;[.V489]*[.N489]/1000000;&quot;&quot;)" office:value-type="float" office:value="10.63384" calcext:value-type="float">
            <text:p>10.633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127" calcext:value-type="float">
            <text:p>760127</text:p>
          </table:table-cell>
          <table:table-cell office:value-type="float" office:value="714612" calcext:value-type="float">
            <text:p>714612</text:p>
          </table:table-cell>
          <table:table-cell office:value-type="float" office:value="964387" calcext:value-type="float">
            <text:p>964387</text:p>
          </table:table-cell>
          <table:table-cell office:value-type="float" office:value="70" calcext:value-type="float">
            <text:p>70</text:p>
          </table:table-cell>
          <table:table-cell office:value-type="float" office:value="5172390" calcext:value-type="float">
            <text:p>5172390</text:p>
          </table:table-cell>
          <table:table-cell office:value-type="float" office:value="806743" calcext:value-type="float">
            <text:p>806743</text:p>
          </table:table-cell>
          <table:table-cell office:value-type="float" office:value="70" calcext:value-type="float">
            <text:p>70</text:p>
          </table:table-cell>
          <table:table-cell office:value-type="float" office:value="152806404" calcext:value-type="float">
            <text:p>152806404</text:p>
          </table:table-cell>
          <table:table-cell office:value-type="float" office:value="716175" calcext:value-type="float">
            <text:p>716175</text:p>
          </table:table-cell>
          <table:table-cell office:value-type="float" office:value="742304" calcext:value-type="float">
            <text:p>742304</text:p>
          </table:table-cell>
          <table:table-cell office:value-type="float" office:value="10601029" calcext:value-type="float">
            <text:p>10601029</text:p>
          </table:table-cell>
          <table:table-cell/>
          <table:table-cell table:formula="of:=SUM([.B490:.L490])" office:value-type="float" office:value="173284311" calcext:value-type="float">
            <text:p>173284311</text:p>
          </table:table-cell>
          <table:table-cell table:formula="of:=MAX([.B490:.L490])" office:value-type="float" office:value="152806404" calcext:value-type="float">
            <text:p>152806404</text:p>
          </table:table-cell>
          <table:table-cell table:formula="of:=INDEX([.$B$1:.$L$1];0;MATCH(MAX([.$B490:.$L490]);[.$B490:.$L490];0))" office:value-type="string" office:string-value="Facendi" calcext:value-type="string">
            <text:p>Facendi</text:p>
          </table:table-cell>
          <table:table-cell table:formula="of:=[.O490]/[.N490]" office:value-type="percentage" office:value="0.881824806401544" calcext:value-type="percentage">
            <text:p>88.18%</text:p>
          </table:table-cell>
          <table:table-cell/>
          <table:table-cell table:formula="of:=1000000000/[.N490]" office:value-type="float" office:value="5.77086289133238" calcext:value-type="float">
            <text:p>5.77086289133238</text:p>
          </table:table-cell>
          <table:table-cell table:formula="of:=IF([.A490]=1;1000000000/[.N490];&quot;&quot;)" office:value-type="float" office:value="5.77086289133238" calcext:value-type="float">
            <text:p>5.77086289133238</text:p>
          </table:table-cell>
          <table:table-cell table:formula="of:=IF([.A490]=1;[.P490];&quot;&quot;)" office:value-type="string" office:string-value="Facendi" calcext:value-type="string">
            <text:p>Facendi</text:p>
          </table:table-cell>
          <table:table-cell table:style-name="ce1" table:formula="of:=IF(ISBLANK([.T490]);&quot;&quot;;[.Q490])" office:value-type="percentage" office:value="0.881824806401544" calcext:value-type="percentage">
            <text:p>88.18%</text:p>
          </table:table-cell>
          <table:table-cell table:formula="of:=IF([.A490]=1;[.V490]*[.N490]/1000000;&quot;&quot;)" office:value-type="float" office:value="152.806404" calcext:value-type="float">
            <text:p>152.8064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6888" calcext:value-type="float">
            <text:p>776888</text:p>
          </table:table-cell>
          <table:table-cell office:value-type="float" office:value="754807" calcext:value-type="float">
            <text:p>754807</text:p>
          </table:table-cell>
          <table:table-cell office:value-type="float" office:value="964137" calcext:value-type="float">
            <text:p>964137</text:p>
          </table:table-cell>
          <table:table-cell office:value-type="float" office:value="80" calcext:value-type="float">
            <text:p>80</text:p>
          </table:table-cell>
          <table:table-cell office:value-type="float" office:value="5377513" calcext:value-type="float">
            <text:p>5377513</text:p>
          </table:table-cell>
          <table:table-cell office:value-type="float" office:value="701468" calcext:value-type="float">
            <text:p>701468</text:p>
          </table:table-cell>
          <table:table-cell office:value-type="float" office:value="70" calcext:value-type="float">
            <text:p>70</text:p>
          </table:table-cell>
          <table:table-cell office:value-type="float" office:value="237032" calcext:value-type="float">
            <text:p>237032</text:p>
          </table:table-cell>
          <table:table-cell office:value-type="float" office:value="725883" calcext:value-type="float">
            <text:p>725883</text:p>
          </table:table-cell>
          <table:table-cell office:value-type="float" office:value="716926" calcext:value-type="float">
            <text:p>716926</text:p>
          </table:table-cell>
          <table:table-cell office:value-type="float" office:value="11020721" calcext:value-type="float">
            <text:p>11020721</text:p>
          </table:table-cell>
          <table:table-cell/>
          <table:table-cell table:formula="of:=SUM([.B491:.L491])" office:value-type="float" office:value="21275525" calcext:value-type="float">
            <text:p>21275525</text:p>
          </table:table-cell>
          <table:table-cell table:formula="of:=MAX([.B491:.L491])" office:value-type="float" office:value="11020721" calcext:value-type="float">
            <text:p>11020721</text:p>
          </table:table-cell>
          <table:table-cell table:formula="of:=INDEX([.$B$1:.$L$1];0;MATCH(MAX([.$B491:.$L491]);[.$B491:.$L491];0))" office:value-type="string" office:string-value="TimeWaitKey" calcext:value-type="string">
            <text:p>TimeWaitKey</text:p>
          </table:table-cell>
          <table:table-cell table:formula="of:=[.O491]/[.N491]" office:value-type="percentage" office:value="0.517999955347753" calcext:value-type="percentage">
            <text:p>51.80%</text:p>
          </table:table-cell>
          <table:table-cell/>
          <table:table-cell table:formula="of:=1000000000/[.N491]" office:value-type="float" office:value="47.0023653940385" calcext:value-type="float">
            <text:p>47.0023653940385</text:p>
          </table:table-cell>
          <table:table-cell table:formula="of:=IF([.A491]=1;1000000000/[.N491];&quot;&quot;)" office:value-type="float" office:value="47.0023653940385" calcext:value-type="float">
            <text:p>47.0023653940385</text:p>
          </table:table-cell>
          <table:table-cell table:formula="of:=IF([.A491]=1;[.P491];&quot;&quot;)" office:value-type="string" office:string-value="TimeWaitKey" calcext:value-type="string">
            <text:p>TimeWaitKey</text:p>
          </table:table-cell>
          <table:table-cell table:style-name="ce1" table:formula="of:=IF(ISBLANK([.T491]);&quot;&quot;;[.Q491])" office:value-type="percentage" office:value="0.517999955347753" calcext:value-type="percentage">
            <text:p>51.80%</text:p>
          </table:table-cell>
          <table:table-cell table:formula="of:=IF([.A491]=1;[.V491]*[.N491]/1000000;&quot;&quot;)" office:value-type="float" office:value="11.020721" calcext:value-type="float">
            <text:p>11.0207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3067" calcext:value-type="float">
            <text:p>1023067</text:p>
          </table:table-cell>
          <table:table-cell office:value-type="float" office:value="1337473" calcext:value-type="float">
            <text:p>1337473</text:p>
          </table:table-cell>
          <table:table-cell office:value-type="float" office:value="1131620" calcext:value-type="float">
            <text:p>1131620</text:p>
          </table:table-cell>
          <table:table-cell office:value-type="float" office:value="91" calcext:value-type="float">
            <text:p>91</text:p>
          </table:table-cell>
          <table:table-cell office:value-type="float" office:value="5190044" calcext:value-type="float">
            <text:p>5190044</text:p>
          </table:table-cell>
          <table:table-cell office:value-type="float" office:value="745831" calcext:value-type="float">
            <text:p>745831</text:p>
          </table:table-cell>
          <table:table-cell office:value-type="float" office:value="70" calcext:value-type="float">
            <text:p>70</text:p>
          </table:table-cell>
          <table:table-cell office:value-type="float" office:value="254905" calcext:value-type="float">
            <text:p>254905</text:p>
          </table:table-cell>
          <table:table-cell office:value-type="float" office:value="735171" calcext:value-type="float">
            <text:p>735171</text:p>
          </table:table-cell>
          <table:table-cell office:value-type="float" office:value="710895" calcext:value-type="float">
            <text:p>710895</text:p>
          </table:table-cell>
          <table:table-cell office:value-type="float" office:value="10761859" calcext:value-type="float">
            <text:p>10761859</text:p>
          </table:table-cell>
          <table:table-cell/>
          <table:table-cell table:formula="of:=SUM([.B492:.L492])" office:value-type="float" office:value="21891026" calcext:value-type="float">
            <text:p>21891026</text:p>
          </table:table-cell>
          <table:table-cell table:formula="of:=MAX([.B492:.L492])" office:value-type="float" office:value="10761859" calcext:value-type="float">
            <text:p>10761859</text:p>
          </table:table-cell>
          <table:table-cell table:formula="of:=INDEX([.$B$1:.$L$1];0;MATCH(MAX([.$B492:.$L492]);[.$B492:.$L492];0))" office:value-type="string" office:string-value="TimeWaitKey" calcext:value-type="string">
            <text:p>TimeWaitKey</text:p>
          </table:table-cell>
          <table:table-cell table:formula="of:=[.O492]/[.N492]" office:value-type="percentage" office:value="0.491610534837426" calcext:value-type="percentage">
            <text:p>49.16%</text:p>
          </table:table-cell>
          <table:table-cell/>
          <table:table-cell table:formula="of:=1000000000/[.N492]" office:value-type="float" office:value="45.6808191630671" calcext:value-type="float">
            <text:p>45.6808191630671</text:p>
          </table:table-cell>
          <table:table-cell table:formula="of:=IF([.A492]=1;1000000000/[.N492];&quot;&quot;)" office:value-type="float" office:value="45.6808191630671" calcext:value-type="float">
            <text:p>45.6808191630671</text:p>
          </table:table-cell>
          <table:table-cell table:formula="of:=IF([.A492]=1;[.P492];&quot;&quot;)" office:value-type="string" office:string-value="TimeWaitKey" calcext:value-type="string">
            <text:p>TimeWaitKey</text:p>
          </table:table-cell>
          <table:table-cell table:style-name="ce1" table:formula="of:=IF(ISBLANK([.T492]);&quot;&quot;;[.Q492])" office:value-type="percentage" office:value="0.491610534837426" calcext:value-type="percentage">
            <text:p>49.16%</text:p>
          </table:table-cell>
          <table:table-cell table:formula="of:=IF([.A492]=1;[.V492]*[.N492]/1000000;&quot;&quot;)" office:value-type="float" office:value="10.761859" calcext:value-type="float">
            <text:p>10.7618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7935" calcext:value-type="float">
            <text:p>737935</text:p>
          </table:table-cell>
          <table:table-cell office:value-type="float" office:value="718719" calcext:value-type="float">
            <text:p>718719</text:p>
          </table:table-cell>
          <table:table-cell office:value-type="float" office:value="1007357" calcext:value-type="float">
            <text:p>1007357</text:p>
          </table:table-cell>
          <table:table-cell office:value-type="float" office:value="90" calcext:value-type="float">
            <text:p>90</text:p>
          </table:table-cell>
          <table:table-cell office:value-type="float" office:value="5200694" calcext:value-type="float">
            <text:p>5200694</text:p>
          </table:table-cell>
          <table:table-cell office:value-type="float" office:value="800171" calcext:value-type="float">
            <text:p>800171</text:p>
          </table:table-cell>
          <table:table-cell office:value-type="float" office:value="81" calcext:value-type="float">
            <text:p>81</text:p>
          </table:table-cell>
          <table:table-cell office:value-type="float" office:value="259745" calcext:value-type="float">
            <text:p>259745</text:p>
          </table:table-cell>
          <table:table-cell office:value-type="float" office:value="765056" calcext:value-type="float">
            <text:p>765056</text:p>
          </table:table-cell>
          <table:table-cell office:value-type="float" office:value="725692" calcext:value-type="float">
            <text:p>725692</text:p>
          </table:table-cell>
          <table:table-cell office:value-type="float" office:value="11073781" calcext:value-type="float">
            <text:p>11073781</text:p>
          </table:table-cell>
          <table:table-cell/>
          <table:table-cell table:formula="of:=SUM([.B493:.L493])" office:value-type="float" office:value="21289321" calcext:value-type="float">
            <text:p>21289321</text:p>
          </table:table-cell>
          <table:table-cell table:formula="of:=MAX([.B493:.L493])" office:value-type="float" office:value="11073781" calcext:value-type="float">
            <text:p>11073781</text:p>
          </table:table-cell>
          <table:table-cell table:formula="of:=INDEX([.$B$1:.$L$1];0;MATCH(MAX([.$B493:.$L493]);[.$B493:.$L493];0))" office:value-type="string" office:string-value="TimeWaitKey" calcext:value-type="string">
            <text:p>TimeWaitKey</text:p>
          </table:table-cell>
          <table:table-cell table:formula="of:=[.O493]/[.N493]" office:value-type="percentage" office:value="0.520156608094734" calcext:value-type="percentage">
            <text:p>52.02%</text:p>
          </table:table-cell>
          <table:table-cell/>
          <table:table-cell table:formula="of:=1000000000/[.N493]" office:value-type="float" office:value="46.9719067132296" calcext:value-type="float">
            <text:p>46.9719067132296</text:p>
          </table:table-cell>
          <table:table-cell table:formula="of:=IF([.A493]=1;1000000000/[.N493];&quot;&quot;)" office:value-type="float" office:value="46.9719067132296" calcext:value-type="float">
            <text:p>46.9719067132296</text:p>
          </table:table-cell>
          <table:table-cell table:formula="of:=IF([.A493]=1;[.P493];&quot;&quot;)" office:value-type="string" office:string-value="TimeWaitKey" calcext:value-type="string">
            <text:p>TimeWaitKey</text:p>
          </table:table-cell>
          <table:table-cell table:style-name="ce1" table:formula="of:=IF(ISBLANK([.T493]);&quot;&quot;;[.Q493])" office:value-type="percentage" office:value="0.520156608094734" calcext:value-type="percentage">
            <text:p>52.02%</text:p>
          </table:table-cell>
          <table:table-cell table:formula="of:=IF([.A493]=1;[.V493]*[.N493]/1000000;&quot;&quot;)" office:value-type="float" office:value="11.073781" calcext:value-type="float">
            <text:p>11.0737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914" calcext:value-type="float">
            <text:p>747914</text:p>
          </table:table-cell>
          <table:table-cell office:value-type="float" office:value="705345" calcext:value-type="float">
            <text:p>705345</text:p>
          </table:table-cell>
          <table:table-cell office:value-type="float" office:value="963736" calcext:value-type="float">
            <text:p>963736</text:p>
          </table:table-cell>
          <table:table-cell office:value-type="float" office:value="100" calcext:value-type="float">
            <text:p>100</text:p>
          </table:table-cell>
          <table:table-cell office:value-type="float" office:value="5234717" calcext:value-type="float">
            <text:p>5234717</text:p>
          </table:table-cell>
          <table:table-cell office:value-type="float" office:value="700716" calcext:value-type="float">
            <text:p>700716</text:p>
          </table:table-cell>
          <table:table-cell office:value-type="float" office:value="70" calcext:value-type="float">
            <text:p>70</text:p>
          </table:table-cell>
          <table:table-cell office:value-type="float" office:value="152464945" calcext:value-type="float">
            <text:p>152464945</text:p>
          </table:table-cell>
          <table:table-cell office:value-type="float" office:value="770125" calcext:value-type="float">
            <text:p>770125</text:p>
          </table:table-cell>
          <table:table-cell office:value-type="float" office:value="747223" calcext:value-type="float">
            <text:p>747223</text:p>
          </table:table-cell>
          <table:table-cell office:value-type="float" office:value="10600157" calcext:value-type="float">
            <text:p>10600157</text:p>
          </table:table-cell>
          <table:table-cell/>
          <table:table-cell table:formula="of:=SUM([.B494:.L494])" office:value-type="float" office:value="172935048" calcext:value-type="float">
            <text:p>172935048</text:p>
          </table:table-cell>
          <table:table-cell table:formula="of:=MAX([.B494:.L494])" office:value-type="float" office:value="152464945" calcext:value-type="float">
            <text:p>152464945</text:p>
          </table:table-cell>
          <table:table-cell table:formula="of:=INDEX([.$B$1:.$L$1];0;MATCH(MAX([.$B494:.$L494]);[.$B494:.$L494];0))" office:value-type="string" office:string-value="Facendi" calcext:value-type="string">
            <text:p>Facendi</text:p>
          </table:table-cell>
          <table:table-cell table:formula="of:=[.O494]/[.N494]" office:value-type="percentage" office:value="0.881631264242052" calcext:value-type="percentage">
            <text:p>88.16%</text:p>
          </table:table-cell>
          <table:table-cell/>
          <table:table-cell table:formula="of:=1000000000/[.N494]" office:value-type="float" office:value="5.78251783872058" calcext:value-type="float">
            <text:p>5.78251783872058</text:p>
          </table:table-cell>
          <table:table-cell table:formula="of:=IF([.A494]=1;1000000000/[.N494];&quot;&quot;)" office:value-type="float" office:value="5.78251783872058" calcext:value-type="float">
            <text:p>5.78251783872058</text:p>
          </table:table-cell>
          <table:table-cell table:formula="of:=IF([.A494]=1;[.P494];&quot;&quot;)" office:value-type="string" office:string-value="Facendi" calcext:value-type="string">
            <text:p>Facendi</text:p>
          </table:table-cell>
          <table:table-cell table:style-name="ce1" table:formula="of:=IF(ISBLANK([.T494]);&quot;&quot;;[.Q494])" office:value-type="percentage" office:value="0.881631264242052" calcext:value-type="percentage">
            <text:p>88.16%</text:p>
          </table:table-cell>
          <table:table-cell table:formula="of:=IF([.A494]=1;[.V494]*[.N494]/1000000;&quot;&quot;)" office:value-type="float" office:value="152.464945" calcext:value-type="float">
            <text:p>152.4649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0158" calcext:value-type="float">
            <text:p>1340158</text:p>
          </table:table-cell>
          <table:table-cell office:value-type="float" office:value="1237477" calcext:value-type="float">
            <text:p>1237477</text:p>
          </table:table-cell>
          <table:table-cell office:value-type="float" office:value="1162147" calcext:value-type="float">
            <text:p>1162147</text:p>
          </table:table-cell>
          <table:table-cell office:value-type="float" office:value="71" calcext:value-type="float">
            <text:p>71</text:p>
          </table:table-cell>
          <table:table-cell office:value-type="float" office:value="5184493" calcext:value-type="float">
            <text:p>5184493</text:p>
          </table:table-cell>
          <table:table-cell office:value-type="float" office:value="730762" calcext:value-type="float">
            <text:p>730762</text:p>
          </table:table-cell>
          <table:table-cell office:value-type="float" office:value="70" calcext:value-type="float">
            <text:p>70</text:p>
          </table:table-cell>
          <table:table-cell office:value-type="float" office:value="229428" calcext:value-type="float">
            <text:p>229428</text:p>
          </table:table-cell>
          <table:table-cell office:value-type="float" office:value="793279" calcext:value-type="float">
            <text:p>793279</text:p>
          </table:table-cell>
          <table:table-cell office:value-type="float" office:value="972482" calcext:value-type="float">
            <text:p>972482</text:p>
          </table:table-cell>
          <table:table-cell office:value-type="float" office:value="10564822" calcext:value-type="float">
            <text:p>10564822</text:p>
          </table:table-cell>
          <table:table-cell/>
          <table:table-cell table:formula="of:=SUM([.B495:.L495])" office:value-type="float" office:value="22215189" calcext:value-type="float">
            <text:p>22215189</text:p>
          </table:table-cell>
          <table:table-cell table:formula="of:=MAX([.B495:.L495])" office:value-type="float" office:value="10564822" calcext:value-type="float">
            <text:p>10564822</text:p>
          </table:table-cell>
          <table:table-cell table:formula="of:=INDEX([.$B$1:.$L$1];0;MATCH(MAX([.$B495:.$L495]);[.$B495:.$L495];0))" office:value-type="string" office:string-value="TimeWaitKey" calcext:value-type="string">
            <text:p>TimeWaitKey</text:p>
          </table:table-cell>
          <table:table-cell table:formula="of:=[.O495]/[.N495]" office:value-type="percentage" office:value="0.475567504737412" calcext:value-type="percentage">
            <text:p>47.56%</text:p>
          </table:table-cell>
          <table:table-cell/>
          <table:table-cell table:formula="of:=1000000000/[.N495]" office:value-type="float" office:value="45.0142467840359" calcext:value-type="float">
            <text:p>45.0142467840359</text:p>
          </table:table-cell>
          <table:table-cell table:formula="of:=IF([.A495]=1;1000000000/[.N495];&quot;&quot;)" office:value-type="float" office:value="45.0142467840359" calcext:value-type="float">
            <text:p>45.0142467840359</text:p>
          </table:table-cell>
          <table:table-cell table:formula="of:=IF([.A495]=1;[.P495];&quot;&quot;)" office:value-type="string" office:string-value="TimeWaitKey" calcext:value-type="string">
            <text:p>TimeWaitKey</text:p>
          </table:table-cell>
          <table:table-cell table:style-name="ce1" table:formula="of:=IF(ISBLANK([.T495]);&quot;&quot;;[.Q495])" office:value-type="percentage" office:value="0.475567504737412" calcext:value-type="percentage">
            <text:p>47.56%</text:p>
          </table:table-cell>
          <table:table-cell table:formula="of:=IF([.A495]=1;[.V495]*[.N495]/1000000;&quot;&quot;)" office:value-type="float" office:value="10.564822" calcext:value-type="float">
            <text:p>10.5648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327" calcext:value-type="float">
            <text:p>749327</text:p>
          </table:table-cell>
          <table:table-cell office:value-type="float" office:value="709152" calcext:value-type="float">
            <text:p>709152</text:p>
          </table:table-cell>
          <table:table-cell office:value-type="float" office:value="963156" calcext:value-type="float">
            <text:p>963156</text:p>
          </table:table-cell>
          <table:table-cell office:value-type="float" office:value="90" calcext:value-type="float">
            <text:p>90</text:p>
          </table:table-cell>
          <table:table-cell office:value-type="float" office:value="5281825" calcext:value-type="float">
            <text:p>5281825</text:p>
          </table:table-cell>
          <table:table-cell office:value-type="float" office:value="811763" calcext:value-type="float">
            <text:p>811763</text:p>
          </table:table-cell>
          <table:table-cell office:value-type="float" office:value="70" calcext:value-type="float">
            <text:p>70</text:p>
          </table:table-cell>
          <table:table-cell office:value-type="float" office:value="261297" calcext:value-type="float">
            <text:p>261297</text:p>
          </table:table-cell>
          <table:table-cell office:value-type="float" office:value="791415" calcext:value-type="float">
            <text:p>791415</text:p>
          </table:table-cell>
          <table:table-cell office:value-type="float" office:value="731062" calcext:value-type="float">
            <text:p>731062</text:p>
          </table:table-cell>
          <table:table-cell office:value-type="float" office:value="10989874" calcext:value-type="float">
            <text:p>10989874</text:p>
          </table:table-cell>
          <table:table-cell/>
          <table:table-cell table:formula="of:=SUM([.B496:.L496])" office:value-type="float" office:value="21289031" calcext:value-type="float">
            <text:p>21289031</text:p>
          </table:table-cell>
          <table:table-cell table:formula="of:=MAX([.B496:.L496])" office:value-type="float" office:value="10989874" calcext:value-type="float">
            <text:p>10989874</text:p>
          </table:table-cell>
          <table:table-cell table:formula="of:=INDEX([.$B$1:.$L$1];0;MATCH(MAX([.$B496:.$L496]);[.$B496:.$L496];0))" office:value-type="string" office:string-value="TimeWaitKey" calcext:value-type="string">
            <text:p>TimeWaitKey</text:p>
          </table:table-cell>
          <table:table-cell table:formula="of:=[.O496]/[.N496]" office:value-type="percentage" office:value="0.516222368223335" calcext:value-type="percentage">
            <text:p>51.62%</text:p>
          </table:table-cell>
          <table:table-cell/>
          <table:table-cell table:formula="of:=1000000000/[.N496]" office:value-type="float" office:value="46.9725465663515" calcext:value-type="float">
            <text:p>46.9725465663515</text:p>
          </table:table-cell>
          <table:table-cell table:formula="of:=IF([.A496]=1;1000000000/[.N496];&quot;&quot;)" office:value-type="float" office:value="46.9725465663515" calcext:value-type="float">
            <text:p>46.9725465663515</text:p>
          </table:table-cell>
          <table:table-cell table:formula="of:=IF([.A496]=1;[.P496];&quot;&quot;)" office:value-type="string" office:string-value="TimeWaitKey" calcext:value-type="string">
            <text:p>TimeWaitKey</text:p>
          </table:table-cell>
          <table:table-cell table:style-name="ce1" table:formula="of:=IF(ISBLANK([.T496]);&quot;&quot;;[.Q496])" office:value-type="percentage" office:value="0.516222368223335" calcext:value-type="percentage">
            <text:p>51.62%</text:p>
          </table:table-cell>
          <table:table-cell table:formula="of:=IF([.A496]=1;[.V496]*[.N496]/1000000;&quot;&quot;)" office:value-type="float" office:value="10.989874" calcext:value-type="float">
            <text:p>10.9898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4745" calcext:value-type="float">
            <text:p>764745</text:p>
          </table:table-cell>
          <table:table-cell office:value-type="float" office:value="707919" calcext:value-type="float">
            <text:p>707919</text:p>
          </table:table-cell>
          <table:table-cell office:value-type="float" office:value="1004592" calcext:value-type="float">
            <text:p>1004592</text:p>
          </table:table-cell>
          <table:table-cell office:value-type="float" office:value="70" calcext:value-type="float">
            <text:p>70</text:p>
          </table:table-cell>
          <table:table-cell office:value-type="float" office:value="5214750" calcext:value-type="float">
            <text:p>5214750</text:p>
          </table:table-cell>
          <table:table-cell office:value-type="float" office:value="738536" calcext:value-type="float">
            <text:p>738536</text:p>
          </table:table-cell>
          <table:table-cell office:value-type="float" office:value="80" calcext:value-type="float">
            <text:p>80</text:p>
          </table:table-cell>
          <table:table-cell office:value-type="float" office:value="231011" calcext:value-type="float">
            <text:p>231011</text:p>
          </table:table-cell>
          <table:table-cell office:value-type="float" office:value="743846" calcext:value-type="float">
            <text:p>743846</text:p>
          </table:table-cell>
          <table:table-cell office:value-type="float" office:value="814959" calcext:value-type="float">
            <text:p>814959</text:p>
          </table:table-cell>
          <table:table-cell office:value-type="float" office:value="10775104" calcext:value-type="float">
            <text:p>10775104</text:p>
          </table:table-cell>
          <table:table-cell/>
          <table:table-cell table:formula="of:=SUM([.B497:.L497])" office:value-type="float" office:value="20995612" calcext:value-type="float">
            <text:p>20995612</text:p>
          </table:table-cell>
          <table:table-cell table:formula="of:=MAX([.B497:.L497])" office:value-type="float" office:value="10775104" calcext:value-type="float">
            <text:p>10775104</text:p>
          </table:table-cell>
          <table:table-cell table:formula="of:=INDEX([.$B$1:.$L$1];0;MATCH(MAX([.$B497:.$L497]);[.$B497:.$L497];0))" office:value-type="string" office:string-value="TimeWaitKey" calcext:value-type="string">
            <text:p>TimeWaitKey</text:p>
          </table:table-cell>
          <table:table-cell table:formula="of:=[.O497]/[.N497]" office:value-type="percentage" office:value="0.513207426389857" calcext:value-type="percentage">
            <text:p>51.32%</text:p>
          </table:table-cell>
          <table:table-cell/>
          <table:table-cell table:formula="of:=1000000000/[.N497]" office:value-type="float" office:value="47.6289998119607" calcext:value-type="float">
            <text:p>47.6289998119607</text:p>
          </table:table-cell>
          <table:table-cell table:formula="of:=IF([.A497]=1;1000000000/[.N497];&quot;&quot;)" office:value-type="float" office:value="47.6289998119607" calcext:value-type="float">
            <text:p>47.6289998119607</text:p>
          </table:table-cell>
          <table:table-cell table:formula="of:=IF([.A497]=1;[.P497];&quot;&quot;)" office:value-type="string" office:string-value="TimeWaitKey" calcext:value-type="string">
            <text:p>TimeWaitKey</text:p>
          </table:table-cell>
          <table:table-cell table:style-name="ce1" table:formula="of:=IF(ISBLANK([.T497]);&quot;&quot;;[.Q497])" office:value-type="percentage" office:value="0.513207426389857" calcext:value-type="percentage">
            <text:p>51.32%</text:p>
          </table:table-cell>
          <table:table-cell table:formula="of:=IF([.A497]=1;[.V497]*[.N497]/1000000;&quot;&quot;)" office:value-type="float" office:value="10.775104" calcext:value-type="float">
            <text:p>10.7751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1966" calcext:value-type="float">
            <text:p>791966</text:p>
          </table:table-cell>
          <table:table-cell office:value-type="float" office:value="780866" calcext:value-type="float">
            <text:p>780866</text:p>
          </table:table-cell>
          <table:table-cell office:value-type="float" office:value="1046882" calcext:value-type="float">
            <text:p>1046882</text:p>
          </table:table-cell>
          <table:table-cell office:value-type="float" office:value="70" calcext:value-type="float">
            <text:p>70</text:p>
          </table:table-cell>
          <table:table-cell office:value-type="float" office:value="5263501" calcext:value-type="float">
            <text:p>5263501</text:p>
          </table:table-cell>
          <table:table-cell office:value-type="float" office:value="719441" calcext:value-type="float">
            <text:p>719441</text:p>
          </table:table-cell>
          <table:table-cell office:value-type="float" office:value="70" calcext:value-type="float">
            <text:p>70</text:p>
          </table:table-cell>
          <table:table-cell office:value-type="float" office:value="152074568" calcext:value-type="float">
            <text:p>152074568</text:p>
          </table:table-cell>
          <table:table-cell office:value-type="float" office:value="760227" calcext:value-type="float">
            <text:p>760227</text:p>
          </table:table-cell>
          <table:table-cell office:value-type="float" office:value="755237" calcext:value-type="float">
            <text:p>755237</text:p>
          </table:table-cell>
          <table:table-cell office:value-type="float" office:value="10350572" calcext:value-type="float">
            <text:p>10350572</text:p>
          </table:table-cell>
          <table:table-cell/>
          <table:table-cell table:formula="of:=SUM([.B498:.L498])" office:value-type="float" office:value="172543400" calcext:value-type="float">
            <text:p>172543400</text:p>
          </table:table-cell>
          <table:table-cell table:formula="of:=MAX([.B498:.L498])" office:value-type="float" office:value="152074568" calcext:value-type="float">
            <text:p>152074568</text:p>
          </table:table-cell>
          <table:table-cell table:formula="of:=INDEX([.$B$1:.$L$1];0;MATCH(MAX([.$B498:.$L498]);[.$B498:.$L498];0))" office:value-type="string" office:string-value="Facendi" calcext:value-type="string">
            <text:p>Facendi</text:p>
          </table:table-cell>
          <table:table-cell table:formula="of:=[.O498]/[.N498]" office:value-type="percentage" office:value="0.881369950980449" calcext:value-type="percentage">
            <text:p>88.14%</text:p>
          </table:table-cell>
          <table:table-cell/>
          <table:table-cell table:formula="of:=1000000000/[.N498]" office:value-type="float" office:value="5.79564329901926" calcext:value-type="float">
            <text:p>5.79564329901926</text:p>
          </table:table-cell>
          <table:table-cell table:formula="of:=IF([.A498]=1;1000000000/[.N498];&quot;&quot;)" office:value-type="float" office:value="5.79564329901926" calcext:value-type="float">
            <text:p>5.79564329901926</text:p>
          </table:table-cell>
          <table:table-cell table:formula="of:=IF([.A498]=1;[.P498];&quot;&quot;)" office:value-type="string" office:string-value="Facendi" calcext:value-type="string">
            <text:p>Facendi</text:p>
          </table:table-cell>
          <table:table-cell table:style-name="ce1" table:formula="of:=IF(ISBLANK([.T498]);&quot;&quot;;[.Q498])" office:value-type="percentage" office:value="0.881369950980449" calcext:value-type="percentage">
            <text:p>88.14%</text:p>
          </table:table-cell>
          <table:table-cell table:formula="of:=IF([.A498]=1;[.V498]*[.N498]/1000000;&quot;&quot;)" office:value-type="float" office:value="152.074568" calcext:value-type="float">
            <text:p>152.0745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053" calcext:value-type="float">
            <text:p>978053</text:p>
          </table:table-cell>
          <table:table-cell office:value-type="float" office:value="1215025" calcext:value-type="float">
            <text:p>1215025</text:p>
          </table:table-cell>
          <table:table-cell office:value-type="float" office:value="982402" calcext:value-type="float">
            <text:p>982402</text:p>
          </table:table-cell>
          <table:table-cell office:value-type="float" office:value="100" calcext:value-type="float">
            <text:p>100</text:p>
          </table:table-cell>
          <table:table-cell office:value-type="float" office:value="5246659" calcext:value-type="float">
            <text:p>5246659</text:p>
          </table:table-cell>
          <table:table-cell office:value-type="float" office:value="718048" calcext:value-type="float">
            <text:p>718048</text:p>
          </table:table-cell>
          <table:table-cell office:value-type="float" office:value="131" calcext:value-type="float">
            <text:p>131</text:p>
          </table:table-cell>
          <table:table-cell office:value-type="float" office:value="251900" calcext:value-type="float">
            <text:p>251900</text:p>
          </table:table-cell>
          <table:table-cell office:value-type="float" office:value="752933" calcext:value-type="float">
            <text:p>752933</text:p>
          </table:table-cell>
          <table:table-cell office:value-type="float" office:value="784683" calcext:value-type="float">
            <text:p>784683</text:p>
          </table:table-cell>
          <table:table-cell office:value-type="float" office:value="10484752" calcext:value-type="float">
            <text:p>10484752</text:p>
          </table:table-cell>
          <table:table-cell/>
          <table:table-cell table:formula="of:=SUM([.B499:.L499])" office:value-type="float" office:value="21414686" calcext:value-type="float">
            <text:p>21414686</text:p>
          </table:table-cell>
          <table:table-cell table:formula="of:=MAX([.B499:.L499])" office:value-type="float" office:value="10484752" calcext:value-type="float">
            <text:p>10484752</text:p>
          </table:table-cell>
          <table:table-cell table:formula="of:=INDEX([.$B$1:.$L$1];0;MATCH(MAX([.$B499:.$L499]);[.$B499:.$L499];0))" office:value-type="string" office:string-value="TimeWaitKey" calcext:value-type="string">
            <text:p>TimeWaitKey</text:p>
          </table:table-cell>
          <table:table-cell table:formula="of:=[.O499]/[.N499]" office:value-type="percentage" office:value="0.489605684622226" calcext:value-type="percentage">
            <text:p>48.96%</text:p>
          </table:table-cell>
          <table:table-cell/>
          <table:table-cell table:formula="of:=1000000000/[.N499]" office:value-type="float" office:value="46.6969256518634" calcext:value-type="float">
            <text:p>46.6969256518634</text:p>
          </table:table-cell>
          <table:table-cell table:formula="of:=IF([.A499]=1;1000000000/[.N499];&quot;&quot;)" office:value-type="float" office:value="46.6969256518634" calcext:value-type="float">
            <text:p>46.6969256518634</text:p>
          </table:table-cell>
          <table:table-cell table:formula="of:=IF([.A499]=1;[.P499];&quot;&quot;)" office:value-type="string" office:string-value="TimeWaitKey" calcext:value-type="string">
            <text:p>TimeWaitKey</text:p>
          </table:table-cell>
          <table:table-cell table:style-name="ce1" table:formula="of:=IF(ISBLANK([.T499]);&quot;&quot;;[.Q499])" office:value-type="percentage" office:value="0.489605684622226" calcext:value-type="percentage">
            <text:p>48.96%</text:p>
          </table:table-cell>
          <table:table-cell table:formula="of:=IF([.A499]=1;[.V499]*[.N499]/1000000;&quot;&quot;)" office:value-type="float" office:value="10.484752" calcext:value-type="float">
            <text:p>10.4847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9766" calcext:value-type="float">
            <text:p>829766</text:p>
          </table:table-cell>
          <table:table-cell office:value-type="float" office:value="753815" calcext:value-type="float">
            <text:p>753815</text:p>
          </table:table-cell>
          <table:table-cell office:value-type="float" office:value="964408" calcext:value-type="float">
            <text:p>964408</text:p>
          </table:table-cell>
          <table:table-cell office:value-type="float" office:value="70" calcext:value-type="float">
            <text:p>70</text:p>
          </table:table-cell>
          <table:table-cell office:value-type="float" office:value="5493910" calcext:value-type="float">
            <text:p>5493910</text:p>
          </table:table-cell>
          <table:table-cell office:value-type="float" office:value="739429" calcext:value-type="float">
            <text:p>739429</text:p>
          </table:table-cell>
          <table:table-cell office:value-type="float" office:value="70" calcext:value-type="float">
            <text:p>70</text:p>
          </table:table-cell>
          <table:table-cell office:value-type="float" office:value="238675" calcext:value-type="float">
            <text:p>238675</text:p>
          </table:table-cell>
          <table:table-cell office:value-type="float" office:value="1411311" calcext:value-type="float">
            <text:p>1411311</text:p>
          </table:table-cell>
          <table:table-cell office:value-type="float" office:value="1040560" calcext:value-type="float">
            <text:p>1040560</text:p>
          </table:table-cell>
          <table:table-cell office:value-type="float" office:value="10408600" calcext:value-type="float">
            <text:p>10408600</text:p>
          </table:table-cell>
          <table:table-cell/>
          <table:table-cell table:formula="of:=SUM([.B500:.L500])" office:value-type="float" office:value="21880614" calcext:value-type="float">
            <text:p>21880614</text:p>
          </table:table-cell>
          <table:table-cell table:formula="of:=MAX([.B500:.L500])" office:value-type="float" office:value="10408600" calcext:value-type="float">
            <text:p>10408600</text:p>
          </table:table-cell>
          <table:table-cell table:formula="of:=INDEX([.$B$1:.$L$1];0;MATCH(MAX([.$B500:.$L500]);[.$B500:.$L500];0))" office:value-type="string" office:string-value="TimeWaitKey" calcext:value-type="string">
            <text:p>TimeWaitKey</text:p>
          </table:table-cell>
          <table:table-cell table:formula="of:=[.O500]/[.N500]" office:value-type="percentage" office:value="0.475699630732483" calcext:value-type="percentage">
            <text:p>47.57%</text:p>
          </table:table-cell>
          <table:table-cell/>
          <table:table-cell table:formula="of:=1000000000/[.N500]" office:value-type="float" office:value="45.7025566101573" calcext:value-type="float">
            <text:p>45.7025566101573</text:p>
          </table:table-cell>
          <table:table-cell table:formula="of:=IF([.A500]=1;1000000000/[.N500];&quot;&quot;)" office:value-type="float" office:value="45.7025566101573" calcext:value-type="float">
            <text:p>45.7025566101573</text:p>
          </table:table-cell>
          <table:table-cell table:formula="of:=IF([.A500]=1;[.P500];&quot;&quot;)" office:value-type="string" office:string-value="TimeWaitKey" calcext:value-type="string">
            <text:p>TimeWaitKey</text:p>
          </table:table-cell>
          <table:table-cell table:style-name="ce1" table:formula="of:=IF(ISBLANK([.T500]);&quot;&quot;;[.Q500])" office:value-type="percentage" office:value="0.475699630732483" calcext:value-type="percentage">
            <text:p>47.57%</text:p>
          </table:table-cell>
          <table:table-cell table:formula="of:=IF([.A500]=1;[.V500]*[.N500]/1000000;&quot;&quot;)" office:value-type="float" office:value="10.4086" calcext:value-type="float">
            <text:p>10.40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5861" calcext:value-type="float">
            <text:p>815861</text:p>
          </table:table-cell>
          <table:table-cell office:value-type="float" office:value="718990" calcext:value-type="float">
            <text:p>718990</text:p>
          </table:table-cell>
          <table:table-cell office:value-type="float" office:value="962313" calcext:value-type="float">
            <text:p>962313</text:p>
          </table:table-cell>
          <table:table-cell office:value-type="float" office:value="210" calcext:value-type="float">
            <text:p>210</text:p>
          </table:table-cell>
          <table:table-cell office:value-type="float" office:value="5193621" calcext:value-type="float">
            <text:p>5193621</text:p>
          </table:table-cell>
          <table:table-cell office:value-type="float" office:value="737715" calcext:value-type="float">
            <text:p>737715</text:p>
          </table:table-cell>
          <table:table-cell office:value-type="float" office:value="81" calcext:value-type="float">
            <text:p>81</text:p>
          </table:table-cell>
          <table:table-cell office:value-type="float" office:value="233936" calcext:value-type="float">
            <text:p>233936</text:p>
          </table:table-cell>
          <table:table-cell office:value-type="float" office:value="790423" calcext:value-type="float">
            <text:p>790423</text:p>
          </table:table-cell>
          <table:table-cell office:value-type="float" office:value="723108" calcext:value-type="float">
            <text:p>723108</text:p>
          </table:table-cell>
          <table:table-cell office:value-type="float" office:value="10727996" calcext:value-type="float">
            <text:p>10727996</text:p>
          </table:table-cell>
          <table:table-cell/>
          <table:table-cell table:formula="of:=SUM([.B501:.L501])" office:value-type="float" office:value="20904254" calcext:value-type="float">
            <text:p>20904254</text:p>
          </table:table-cell>
          <table:table-cell table:formula="of:=MAX([.B501:.L501])" office:value-type="float" office:value="10727996" calcext:value-type="float">
            <text:p>10727996</text:p>
          </table:table-cell>
          <table:table-cell table:formula="of:=INDEX([.$B$1:.$L$1];0;MATCH(MAX([.$B501:.$L501]);[.$B501:.$L501];0))" office:value-type="string" office:string-value="TimeWaitKey" calcext:value-type="string">
            <text:p>TimeWaitKey</text:p>
          </table:table-cell>
          <table:table-cell table:formula="of:=[.O501]/[.N501]" office:value-type="percentage" office:value="0.513196787601222" calcext:value-type="percentage">
            <text:p>51.32%</text:p>
          </table:table-cell>
          <table:table-cell/>
          <table:table-cell table:formula="of:=1000000000/[.N501]" office:value-type="float" office:value="47.8371531459578" calcext:value-type="float">
            <text:p>47.8371531459578</text:p>
          </table:table-cell>
          <table:table-cell table:formula="of:=IF([.A501]=1;1000000000/[.N501];&quot;&quot;)" office:value-type="float" office:value="47.8371531459578" calcext:value-type="float">
            <text:p>47.8371531459578</text:p>
          </table:table-cell>
          <table:table-cell table:formula="of:=IF([.A501]=1;[.P501];&quot;&quot;)" office:value-type="string" office:string-value="TimeWaitKey" calcext:value-type="string">
            <text:p>TimeWaitKey</text:p>
          </table:table-cell>
          <table:table-cell table:style-name="ce1" table:formula="of:=IF(ISBLANK([.T501]);&quot;&quot;;[.Q501])" office:value-type="percentage" office:value="0.513196787601222" calcext:value-type="percentage">
            <text:p>51.32%</text:p>
          </table:table-cell>
          <table:table-cell table:formula="of:=IF([.A501]=1;[.V501]*[.N501]/1000000;&quot;&quot;)" office:value-type="float" office:value="10.727996" calcext:value-type="float">
            <text:p>10.7279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4742" calcext:value-type="float">
            <text:p>1234742</text:p>
          </table:table-cell>
          <table:table-cell office:value-type="float" office:value="1191050" calcext:value-type="float">
            <text:p>1191050</text:p>
          </table:table-cell>
          <table:table-cell office:value-type="float" office:value="964678" calcext:value-type="float">
            <text:p>964678</text:p>
          </table:table-cell>
          <table:table-cell office:value-type="float" office:value="91" calcext:value-type="float">
            <text:p>91</text:p>
          </table:table-cell>
          <table:table-cell office:value-type="float" office:value="5333921" calcext:value-type="float">
            <text:p>5333921</text:p>
          </table:table-cell>
          <table:table-cell office:value-type="float" office:value="726214" calcext:value-type="float">
            <text:p>726214</text:p>
          </table:table-cell>
          <table:table-cell office:value-type="float" office:value="80" calcext:value-type="float">
            <text:p>80</text:p>
          </table:table-cell>
          <table:table-cell office:value-type="float" office:value="152215822" calcext:value-type="float">
            <text:p>152215822</text:p>
          </table:table-cell>
          <table:table-cell office:value-type="float" office:value="776247" calcext:value-type="float">
            <text:p>776247</text:p>
          </table:table-cell>
          <table:table-cell office:value-type="float" office:value="740040" calcext:value-type="float">
            <text:p>740040</text:p>
          </table:table-cell>
          <table:table-cell office:value-type="float" office:value="10367022" calcext:value-type="float">
            <text:p>10367022</text:p>
          </table:table-cell>
          <table:table-cell/>
          <table:table-cell table:formula="of:=SUM([.B502:.L502])" office:value-type="float" office:value="173549907" calcext:value-type="float">
            <text:p>173549907</text:p>
          </table:table-cell>
          <table:table-cell table:formula="of:=MAX([.B502:.L502])" office:value-type="float" office:value="152215822" calcext:value-type="float">
            <text:p>152215822</text:p>
          </table:table-cell>
          <table:table-cell table:formula="of:=INDEX([.$B$1:.$L$1];0;MATCH(MAX([.$B502:.$L502]);[.$B502:.$L502];0))" office:value-type="string" office:string-value="Facendi" calcext:value-type="string">
            <text:p>Facendi</text:p>
          </table:table-cell>
          <table:table-cell table:formula="of:=[.O502]/[.N502]" office:value-type="percentage" office:value="0.87707233401168" calcext:value-type="percentage">
            <text:p>87.71%</text:p>
          </table:table-cell>
          <table:table-cell/>
          <table:table-cell table:formula="of:=1000000000/[.N502]" office:value-type="float" office:value="5.76203132163015" calcext:value-type="float">
            <text:p>5.76203132163015</text:p>
          </table:table-cell>
          <table:table-cell table:formula="of:=IF([.A502]=1;1000000000/[.N502];&quot;&quot;)" office:value-type="float" office:value="5.76203132163015" calcext:value-type="float">
            <text:p>5.76203132163015</text:p>
          </table:table-cell>
          <table:table-cell table:formula="of:=IF([.A502]=1;[.P502];&quot;&quot;)" office:value-type="string" office:string-value="Facendi" calcext:value-type="string">
            <text:p>Facendi</text:p>
          </table:table-cell>
          <table:table-cell table:style-name="ce1" table:formula="of:=IF(ISBLANK([.T502]);&quot;&quot;;[.Q502])" office:value-type="percentage" office:value="0.87707233401168" calcext:value-type="percentage">
            <text:p>87.71%</text:p>
          </table:table-cell>
          <table:table-cell table:formula="of:=IF([.A502]=1;[.V502]*[.N502]/1000000;&quot;&quot;)" office:value-type="float" office:value="152.215822" calcext:value-type="float">
            <text:p>152.2158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8112" calcext:value-type="float">
            <text:p>918112</text:p>
          </table:table-cell>
          <table:table-cell office:value-type="float" office:value="1219413" calcext:value-type="float">
            <text:p>1219413</text:p>
          </table:table-cell>
          <table:table-cell office:value-type="float" office:value="988883" calcext:value-type="float">
            <text:p>988883</text:p>
          </table:table-cell>
          <table:table-cell office:value-type="float" office:value="80" calcext:value-type="float">
            <text:p>80</text:p>
          </table:table-cell>
          <table:table-cell office:value-type="float" office:value="5203929" calcext:value-type="float">
            <text:p>5203929</text:p>
          </table:table-cell>
          <table:table-cell office:value-type="float" office:value="732114" calcext:value-type="float">
            <text:p>732114</text:p>
          </table:table-cell>
          <table:table-cell office:value-type="float" office:value="70" calcext:value-type="float">
            <text:p>70</text:p>
          </table:table-cell>
          <table:table-cell office:value-type="float" office:value="235980" calcext:value-type="float">
            <text:p>235980</text:p>
          </table:table-cell>
          <table:table-cell office:value-type="float" office:value="767831" calcext:value-type="float">
            <text:p>767831</text:p>
          </table:table-cell>
          <table:table-cell office:value-type="float" office:value="839124" calcext:value-type="float">
            <text:p>839124</text:p>
          </table:table-cell>
          <table:table-cell office:value-type="float" office:value="11095099" calcext:value-type="float">
            <text:p>11095099</text:p>
          </table:table-cell>
          <table:table-cell/>
          <table:table-cell table:formula="of:=SUM([.B503:.L503])" office:value-type="float" office:value="22000635" calcext:value-type="float">
            <text:p>22000635</text:p>
          </table:table-cell>
          <table:table-cell table:formula="of:=MAX([.B503:.L503])" office:value-type="float" office:value="11095099" calcext:value-type="float">
            <text:p>11095099</text:p>
          </table:table-cell>
          <table:table-cell table:formula="of:=INDEX([.$B$1:.$L$1];0;MATCH(MAX([.$B503:.$L503]);[.$B503:.$L503];0))" office:value-type="string" office:string-value="TimeWaitKey" calcext:value-type="string">
            <text:p>TimeWaitKey</text:p>
          </table:table-cell>
          <table:table-cell table:formula="of:=[.O503]/[.N503]" office:value-type="percentage" office:value="0.504308125651828" calcext:value-type="percentage">
            <text:p>50.43%</text:p>
          </table:table-cell>
          <table:table-cell/>
          <table:table-cell table:formula="of:=1000000000/[.N503]" office:value-type="float" office:value="45.4532335089419" calcext:value-type="float">
            <text:p>45.4532335089419</text:p>
          </table:table-cell>
          <table:table-cell table:formula="of:=IF([.A503]=1;1000000000/[.N503];&quot;&quot;)" office:value-type="float" office:value="45.4532335089419" calcext:value-type="float">
            <text:p>45.4532335089419</text:p>
          </table:table-cell>
          <table:table-cell table:formula="of:=IF([.A503]=1;[.P503];&quot;&quot;)" office:value-type="string" office:string-value="TimeWaitKey" calcext:value-type="string">
            <text:p>TimeWaitKey</text:p>
          </table:table-cell>
          <table:table-cell table:style-name="ce1" table:formula="of:=IF(ISBLANK([.T503]);&quot;&quot;;[.Q503])" office:value-type="percentage" office:value="0.504308125651828" calcext:value-type="percentage">
            <text:p>50.43%</text:p>
          </table:table-cell>
          <table:table-cell table:formula="of:=IF([.A503]=1;[.V503]*[.N503]/1000000;&quot;&quot;)" office:value-type="float" office:value="11.095099" calcext:value-type="float">
            <text:p>11.0950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2915" calcext:value-type="float">
            <text:p>812915</text:p>
          </table:table-cell>
          <table:table-cell office:value-type="float" office:value="706958" calcext:value-type="float">
            <text:p>706958</text:p>
          </table:table-cell>
          <table:table-cell office:value-type="float" office:value="962745" calcext:value-type="float">
            <text:p>962745</text:p>
          </table:table-cell>
          <table:table-cell office:value-type="float" office:value="71" calcext:value-type="float">
            <text:p>71</text:p>
          </table:table-cell>
          <table:table-cell office:value-type="float" office:value="5150661" calcext:value-type="float">
            <text:p>5150661</text:p>
          </table:table-cell>
          <table:table-cell office:value-type="float" office:value="734128" calcext:value-type="float">
            <text:p>734128</text:p>
          </table:table-cell>
          <table:table-cell office:value-type="float" office:value="80" calcext:value-type="float">
            <text:p>80</text:p>
          </table:table-cell>
          <table:table-cell office:value-type="float" office:value="232874" calcext:value-type="float">
            <text:p>232874</text:p>
          </table:table-cell>
          <table:table-cell office:value-type="float" office:value="771147" calcext:value-type="float">
            <text:p>771147</text:p>
          </table:table-cell>
          <table:table-cell office:value-type="float" office:value="723659" calcext:value-type="float">
            <text:p>723659</text:p>
          </table:table-cell>
          <table:table-cell office:value-type="float" office:value="10575802" calcext:value-type="float">
            <text:p>10575802</text:p>
          </table:table-cell>
          <table:table-cell/>
          <table:table-cell table:formula="of:=SUM([.B504:.L504])" office:value-type="float" office:value="20671040" calcext:value-type="float">
            <text:p>20671040</text:p>
          </table:table-cell>
          <table:table-cell table:formula="of:=MAX([.B504:.L504])" office:value-type="float" office:value="10575802" calcext:value-type="float">
            <text:p>10575802</text:p>
          </table:table-cell>
          <table:table-cell table:formula="of:=INDEX([.$B$1:.$L$1];0;MATCH(MAX([.$B504:.$L504]);[.$B504:.$L504];0))" office:value-type="string" office:string-value="TimeWaitKey" calcext:value-type="string">
            <text:p>TimeWaitKey</text:p>
          </table:table-cell>
          <table:table-cell table:formula="of:=[.O504]/[.N504]" office:value-type="percentage" office:value="0.511624088579965" calcext:value-type="percentage">
            <text:p>51.16%</text:p>
          </table:table-cell>
          <table:table-cell/>
          <table:table-cell table:formula="of:=1000000000/[.N504]" office:value-type="float" office:value="48.3768596064833" calcext:value-type="float">
            <text:p>48.3768596064833</text:p>
          </table:table-cell>
          <table:table-cell table:formula="of:=IF([.A504]=1;1000000000/[.N504];&quot;&quot;)" office:value-type="float" office:value="48.3768596064833" calcext:value-type="float">
            <text:p>48.3768596064833</text:p>
          </table:table-cell>
          <table:table-cell table:formula="of:=IF([.A504]=1;[.P504];&quot;&quot;)" office:value-type="string" office:string-value="TimeWaitKey" calcext:value-type="string">
            <text:p>TimeWaitKey</text:p>
          </table:table-cell>
          <table:table-cell table:style-name="ce1" table:formula="of:=IF(ISBLANK([.T504]);&quot;&quot;;[.Q504])" office:value-type="percentage" office:value="0.511624088579965" calcext:value-type="percentage">
            <text:p>51.16%</text:p>
          </table:table-cell>
          <table:table-cell table:formula="of:=IF([.A504]=1;[.V504]*[.N504]/1000000;&quot;&quot;)" office:value-type="float" office:value="10.575802" calcext:value-type="float">
            <text:p>10.5758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2292" calcext:value-type="float">
            <text:p>1562292</text:p>
          </table:table-cell>
          <table:table-cell office:value-type="float" office:value="1269166" calcext:value-type="float">
            <text:p>1269166</text:p>
          </table:table-cell>
          <table:table-cell office:value-type="float" office:value="982732" calcext:value-type="float">
            <text:p>982732</text:p>
          </table:table-cell>
          <table:table-cell office:value-type="float" office:value="80" calcext:value-type="float">
            <text:p>80</text:p>
          </table:table-cell>
          <table:table-cell office:value-type="float" office:value="5165488" calcext:value-type="float">
            <text:p>5165488</text:p>
          </table:table-cell>
          <table:table-cell office:value-type="float" office:value="730271" calcext:value-type="float">
            <text:p>730271</text:p>
          </table:table-cell>
          <table:table-cell office:value-type="float" office:value="90" calcext:value-type="float">
            <text:p>90</text:p>
          </table:table-cell>
          <table:table-cell office:value-type="float" office:value="235739" calcext:value-type="float">
            <text:p>235739</text:p>
          </table:table-cell>
          <table:table-cell office:value-type="float" office:value="728227" calcext:value-type="float">
            <text:p>728227</text:p>
          </table:table-cell>
          <table:table-cell office:value-type="float" office:value="734129" calcext:value-type="float">
            <text:p>734129</text:p>
          </table:table-cell>
          <table:table-cell office:value-type="float" office:value="10851806" calcext:value-type="float">
            <text:p>10851806</text:p>
          </table:table-cell>
          <table:table-cell/>
          <table:table-cell table:formula="of:=SUM([.B505:.L505])" office:value-type="float" office:value="22260020" calcext:value-type="float">
            <text:p>22260020</text:p>
          </table:table-cell>
          <table:table-cell table:formula="of:=MAX([.B505:.L505])" office:value-type="float" office:value="10851806" calcext:value-type="float">
            <text:p>10851806</text:p>
          </table:table-cell>
          <table:table-cell table:formula="of:=INDEX([.$B$1:.$L$1];0;MATCH(MAX([.$B505:.$L505]);[.$B505:.$L505];0))" office:value-type="string" office:string-value="TimeWaitKey" calcext:value-type="string">
            <text:p>TimeWaitKey</text:p>
          </table:table-cell>
          <table:table-cell table:formula="of:=[.O505]/[.N505]" office:value-type="percentage" office:value="0.487502077716013" calcext:value-type="percentage">
            <text:p>48.75%</text:p>
          </table:table-cell>
          <table:table-cell/>
          <table:table-cell table:formula="of:=1000000000/[.N505]" office:value-type="float" office:value="44.9235894666761" calcext:value-type="float">
            <text:p>44.9235894666761</text:p>
          </table:table-cell>
          <table:table-cell table:formula="of:=IF([.A505]=1;1000000000/[.N505];&quot;&quot;)" office:value-type="float" office:value="44.9235894666761" calcext:value-type="float">
            <text:p>44.9235894666761</text:p>
          </table:table-cell>
          <table:table-cell table:formula="of:=IF([.A505]=1;[.P505];&quot;&quot;)" office:value-type="string" office:string-value="TimeWaitKey" calcext:value-type="string">
            <text:p>TimeWaitKey</text:p>
          </table:table-cell>
          <table:table-cell table:style-name="ce1" table:formula="of:=IF(ISBLANK([.T505]);&quot;&quot;;[.Q505])" office:value-type="percentage" office:value="0.487502077716013" calcext:value-type="percentage">
            <text:p>48.75%</text:p>
          </table:table-cell>
          <table:table-cell table:formula="of:=IF([.A505]=1;[.V505]*[.N505]/1000000;&quot;&quot;)" office:value-type="float" office:value="10.851806" calcext:value-type="float">
            <text:p>10.8518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5089" calcext:value-type="float">
            <text:p>745089</text:p>
          </table:table-cell>
          <table:table-cell office:value-type="float" office:value="728728" calcext:value-type="float">
            <text:p>728728</text:p>
          </table:table-cell>
          <table:table-cell office:value-type="float" office:value="962003" calcext:value-type="float">
            <text:p>962003</text:p>
          </table:table-cell>
          <table:table-cell office:value-type="float" office:value="90" calcext:value-type="float">
            <text:p>90</text:p>
          </table:table-cell>
          <table:table-cell office:value-type="float" office:value="5241610" calcext:value-type="float">
            <text:p>5241610</text:p>
          </table:table-cell>
          <table:table-cell office:value-type="float" office:value="699704" calcext:value-type="float">
            <text:p>699704</text:p>
          </table:table-cell>
          <table:table-cell office:value-type="float" office:value="70" calcext:value-type="float">
            <text:p>70</text:p>
          </table:table-cell>
          <table:table-cell office:value-type="float" office:value="155157246" calcext:value-type="float">
            <text:p>155157246</text:p>
          </table:table-cell>
          <table:table-cell office:value-type="float" office:value="728679" calcext:value-type="float">
            <text:p>728679</text:p>
          </table:table-cell>
          <table:table-cell office:value-type="float" office:value="752693" calcext:value-type="float">
            <text:p>752693</text:p>
          </table:table-cell>
          <table:table-cell office:value-type="float" office:value="10671230" calcext:value-type="float">
            <text:p>10671230</text:p>
          </table:table-cell>
          <table:table-cell/>
          <table:table-cell table:formula="of:=SUM([.B506:.L506])" office:value-type="float" office:value="175687142" calcext:value-type="float">
            <text:p>175687142</text:p>
          </table:table-cell>
          <table:table-cell table:formula="of:=MAX([.B506:.L506])" office:value-type="float" office:value="155157246" calcext:value-type="float">
            <text:p>155157246</text:p>
          </table:table-cell>
          <table:table-cell table:formula="of:=INDEX([.$B$1:.$L$1];0;MATCH(MAX([.$B506:.$L506]);[.$B506:.$L506];0))" office:value-type="string" office:string-value="Facendi" calcext:value-type="string">
            <text:p>Facendi</text:p>
          </table:table-cell>
          <table:table-cell table:formula="of:=[.O506]/[.N506]" office:value-type="percentage" office:value="0.883145142175516" calcext:value-type="percentage">
            <text:p>88.31%</text:p>
          </table:table-cell>
          <table:table-cell/>
          <table:table-cell table:formula="of:=1000000000/[.N506]" office:value-type="float" office:value="5.69193618050887" calcext:value-type="float">
            <text:p>5.69193618050887</text:p>
          </table:table-cell>
          <table:table-cell table:formula="of:=IF([.A506]=1;1000000000/[.N506];&quot;&quot;)" office:value-type="float" office:value="5.69193618050887" calcext:value-type="float">
            <text:p>5.69193618050887</text:p>
          </table:table-cell>
          <table:table-cell table:formula="of:=IF([.A506]=1;[.P506];&quot;&quot;)" office:value-type="string" office:string-value="Facendi" calcext:value-type="string">
            <text:p>Facendi</text:p>
          </table:table-cell>
          <table:table-cell table:style-name="ce1" table:formula="of:=IF(ISBLANK([.T506]);&quot;&quot;;[.Q506])" office:value-type="percentage" office:value="0.883145142175516" calcext:value-type="percentage">
            <text:p>88.31%</text:p>
          </table:table-cell>
          <table:table-cell table:formula="of:=IF([.A506]=1;[.V506]*[.N506]/1000000;&quot;&quot;)" office:value-type="float" office:value="155.157246" calcext:value-type="float">
            <text:p>155.1572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100" calcext:value-type="float">
            <text:p>740100</text:p>
          </table:table-cell>
          <table:table-cell office:value-type="float" office:value="1544229" calcext:value-type="float">
            <text:p>1544229</text:p>
          </table:table-cell>
          <table:table-cell office:value-type="float" office:value="1425306" calcext:value-type="float">
            <text:p>1425306</text:p>
          </table:table-cell>
          <table:table-cell office:value-type="float" office:value="100" calcext:value-type="float">
            <text:p>100</text:p>
          </table:table-cell>
          <table:table-cell office:value-type="float" office:value="5230218" calcext:value-type="float">
            <text:p>5230218</text:p>
          </table:table-cell>
          <table:table-cell office:value-type="float" office:value="725953" calcext:value-type="float">
            <text:p>725953</text:p>
          </table:table-cell>
          <table:table-cell office:value-type="float" office:value="80" calcext:value-type="float">
            <text:p>80</text:p>
          </table:table-cell>
          <table:table-cell office:value-type="float" office:value="236601" calcext:value-type="float">
            <text:p>236601</text:p>
          </table:table-cell>
          <table:table-cell office:value-type="float" office:value="749277" calcext:value-type="float">
            <text:p>749277</text:p>
          </table:table-cell>
          <table:table-cell office:value-type="float" office:value="919073" calcext:value-type="float">
            <text:p>919073</text:p>
          </table:table-cell>
          <table:table-cell office:value-type="float" office:value="10561896" calcext:value-type="float">
            <text:p>10561896</text:p>
          </table:table-cell>
          <table:table-cell/>
          <table:table-cell table:formula="of:=SUM([.B507:.L507])" office:value-type="float" office:value="22132833" calcext:value-type="float">
            <text:p>22132833</text:p>
          </table:table-cell>
          <table:table-cell table:formula="of:=MAX([.B507:.L507])" office:value-type="float" office:value="10561896" calcext:value-type="float">
            <text:p>10561896</text:p>
          </table:table-cell>
          <table:table-cell table:formula="of:=INDEX([.$B$1:.$L$1];0;MATCH(MAX([.$B507:.$L507]);[.$B507:.$L507];0))" office:value-type="string" office:string-value="TimeWaitKey" calcext:value-type="string">
            <text:p>TimeWaitKey</text:p>
          </table:table-cell>
          <table:table-cell table:formula="of:=[.O507]/[.N507]" office:value-type="percentage" office:value="0.477204883803172" calcext:value-type="percentage">
            <text:p>47.72%</text:p>
          </table:table-cell>
          <table:table-cell/>
          <table:table-cell table:formula="of:=1000000000/[.N507]" office:value-type="float" office:value="45.1817442439474" calcext:value-type="float">
            <text:p>45.1817442439474</text:p>
          </table:table-cell>
          <table:table-cell table:formula="of:=IF([.A507]=1;1000000000/[.N507];&quot;&quot;)" office:value-type="float" office:value="45.1817442439474" calcext:value-type="float">
            <text:p>45.1817442439474</text:p>
          </table:table-cell>
          <table:table-cell table:formula="of:=IF([.A507]=1;[.P507];&quot;&quot;)" office:value-type="string" office:string-value="TimeWaitKey" calcext:value-type="string">
            <text:p>TimeWaitKey</text:p>
          </table:table-cell>
          <table:table-cell table:style-name="ce1" table:formula="of:=IF(ISBLANK([.T507]);&quot;&quot;;[.Q507])" office:value-type="percentage" office:value="0.477204883803172" calcext:value-type="percentage">
            <text:p>47.72%</text:p>
          </table:table-cell>
          <table:table-cell table:formula="of:=IF([.A507]=1;[.V507]*[.N507]/1000000;&quot;&quot;)" office:value-type="float" office:value="10.561896" calcext:value-type="float">
            <text:p>10.5618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3779" calcext:value-type="float">
            <text:p>1243779</text:p>
          </table:table-cell>
          <table:table-cell office:value-type="float" office:value="1238328" calcext:value-type="float">
            <text:p>1238328</text:p>
          </table:table-cell>
          <table:table-cell office:value-type="float" office:value="1400421" calcext:value-type="float">
            <text:p>1400421</text:p>
          </table:table-cell>
          <table:table-cell office:value-type="float" office:value="101" calcext:value-type="float">
            <text:p>101</text:p>
          </table:table-cell>
          <table:table-cell office:value-type="float" office:value="5374056" calcext:value-type="float">
            <text:p>5374056</text:p>
          </table:table-cell>
          <table:table-cell office:value-type="float" office:value="740040" calcext:value-type="float">
            <text:p>740040</text:p>
          </table:table-cell>
          <table:table-cell office:value-type="float" office:value="70" calcext:value-type="float">
            <text:p>70</text:p>
          </table:table-cell>
          <table:table-cell office:value-type="float" office:value="260406" calcext:value-type="float">
            <text:p>260406</text:p>
          </table:table-cell>
          <table:table-cell office:value-type="float" office:value="705415" calcext:value-type="float">
            <text:p>705415</text:p>
          </table:table-cell>
          <table:table-cell office:value-type="float" office:value="731202" calcext:value-type="float">
            <text:p>731202</text:p>
          </table:table-cell>
          <table:table-cell office:value-type="float" office:value="10734989" calcext:value-type="float">
            <text:p>10734989</text:p>
          </table:table-cell>
          <table:table-cell/>
          <table:table-cell table:formula="of:=SUM([.B508:.L508])" office:value-type="float" office:value="22428807" calcext:value-type="float">
            <text:p>22428807</text:p>
          </table:table-cell>
          <table:table-cell table:formula="of:=MAX([.B508:.L508])" office:value-type="float" office:value="10734989" calcext:value-type="float">
            <text:p>10734989</text:p>
          </table:table-cell>
          <table:table-cell table:formula="of:=INDEX([.$B$1:.$L$1];0;MATCH(MAX([.$B508:.$L508]);[.$B508:.$L508];0))" office:value-type="string" office:string-value="TimeWaitKey" calcext:value-type="string">
            <text:p>TimeWaitKey</text:p>
          </table:table-cell>
          <table:table-cell table:formula="of:=[.O508]/[.N508]" office:value-type="percentage" office:value="0.478625055715179" calcext:value-type="percentage">
            <text:p>47.86%</text:p>
          </table:table-cell>
          <table:table-cell/>
          <table:table-cell table:formula="of:=1000000000/[.N508]" office:value-type="float" office:value="44.5855189712052" calcext:value-type="float">
            <text:p>44.5855189712052</text:p>
          </table:table-cell>
          <table:table-cell table:formula="of:=IF([.A508]=1;1000000000/[.N508];&quot;&quot;)" office:value-type="float" office:value="44.5855189712052" calcext:value-type="float">
            <text:p>44.5855189712052</text:p>
          </table:table-cell>
          <table:table-cell table:formula="of:=IF([.A508]=1;[.P508];&quot;&quot;)" office:value-type="string" office:string-value="TimeWaitKey" calcext:value-type="string">
            <text:p>TimeWaitKey</text:p>
          </table:table-cell>
          <table:table-cell table:style-name="ce1" table:formula="of:=IF(ISBLANK([.T508]);&quot;&quot;;[.Q508])" office:value-type="percentage" office:value="0.478625055715179" calcext:value-type="percentage">
            <text:p>47.86%</text:p>
          </table:table-cell>
          <table:table-cell table:formula="of:=IF([.A508]=1;[.V508]*[.N508]/1000000;&quot;&quot;)" office:value-type="float" office:value="10.734989" calcext:value-type="float">
            <text:p>10.7349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778" calcext:value-type="float">
            <text:p>749778</text:p>
          </table:table-cell>
          <table:table-cell office:value-type="float" office:value="716285" calcext:value-type="float">
            <text:p>716285</text:p>
          </table:table-cell>
          <table:table-cell office:value-type="float" office:value="963225" calcext:value-type="float">
            <text:p>963225</text:p>
          </table:table-cell>
          <table:table-cell office:value-type="float" office:value="70" calcext:value-type="float">
            <text:p>70</text:p>
          </table:table-cell>
          <table:table-cell office:value-type="float" office:value="5265194" calcext:value-type="float">
            <text:p>5265194</text:p>
          </table:table-cell>
          <table:table-cell office:value-type="float" office:value="708260" calcext:value-type="float">
            <text:p>708260</text:p>
          </table:table-cell>
          <table:table-cell office:value-type="float" office:value="70" calcext:value-type="float">
            <text:p>70</text:p>
          </table:table-cell>
          <table:table-cell office:value-type="float" office:value="231090" calcext:value-type="float">
            <text:p>231090</text:p>
          </table:table-cell>
          <table:table-cell office:value-type="float" office:value="773182" calcext:value-type="float">
            <text:p>773182</text:p>
          </table:table-cell>
          <table:table-cell office:value-type="float" office:value="720703" calcext:value-type="float">
            <text:p>720703</text:p>
          </table:table-cell>
          <table:table-cell office:value-type="float" office:value="10210592" calcext:value-type="float">
            <text:p>10210592</text:p>
          </table:table-cell>
          <table:table-cell/>
          <table:table-cell table:formula="of:=SUM([.B509:.L509])" office:value-type="float" office:value="20338449" calcext:value-type="float">
            <text:p>20338449</text:p>
          </table:table-cell>
          <table:table-cell table:formula="of:=MAX([.B509:.L509])" office:value-type="float" office:value="10210592" calcext:value-type="float">
            <text:p>10210592</text:p>
          </table:table-cell>
          <table:table-cell table:formula="of:=INDEX([.$B$1:.$L$1];0;MATCH(MAX([.$B509:.$L509]);[.$B509:.$L509];0))" office:value-type="string" office:string-value="TimeWaitKey" calcext:value-type="string">
            <text:p>TimeWaitKey</text:p>
          </table:table-cell>
          <table:table-cell table:formula="of:=[.O509]/[.N509]" office:value-type="percentage" office:value="0.50203395548992" calcext:value-type="percentage">
            <text:p>50.20%</text:p>
          </table:table-cell>
          <table:table-cell/>
          <table:table-cell table:formula="of:=1000000000/[.N509]" office:value-type="float" office:value="49.1679576943158" calcext:value-type="float">
            <text:p>49.1679576943158</text:p>
          </table:table-cell>
          <table:table-cell table:formula="of:=IF([.A509]=1;1000000000/[.N509];&quot;&quot;)" office:value-type="float" office:value="49.1679576943158" calcext:value-type="float">
            <text:p>49.1679576943158</text:p>
          </table:table-cell>
          <table:table-cell table:formula="of:=IF([.A509]=1;[.P509];&quot;&quot;)" office:value-type="string" office:string-value="TimeWaitKey" calcext:value-type="string">
            <text:p>TimeWaitKey</text:p>
          </table:table-cell>
          <table:table-cell table:style-name="ce1" table:formula="of:=IF(ISBLANK([.T509]);&quot;&quot;;[.Q509])" office:value-type="percentage" office:value="0.50203395548992" calcext:value-type="percentage">
            <text:p>50.20%</text:p>
          </table:table-cell>
          <table:table-cell table:formula="of:=IF([.A509]=1;[.V509]*[.N509]/1000000;&quot;&quot;)" office:value-type="float" office:value="10.210592" calcext:value-type="float">
            <text:p>10.2105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4432" calcext:value-type="float">
            <text:p>784432</text:p>
          </table:table-cell>
          <table:table-cell office:value-type="float" office:value="715103" calcext:value-type="float">
            <text:p>715103</text:p>
          </table:table-cell>
          <table:table-cell office:value-type="float" office:value="962374" calcext:value-type="float">
            <text:p>962374</text:p>
          </table:table-cell>
          <table:table-cell office:value-type="float" office:value="70" calcext:value-type="float">
            <text:p>70</text:p>
          </table:table-cell>
          <table:table-cell office:value-type="float" office:value="5214148" calcext:value-type="float">
            <text:p>5214148</text:p>
          </table:table-cell>
          <table:table-cell office:value-type="float" office:value="715704" calcext:value-type="float">
            <text:p>715704</text:p>
          </table:table-cell>
          <table:table-cell office:value-type="float" office:value="70" calcext:value-type="float">
            <text:p>70</text:p>
          </table:table-cell>
          <table:table-cell office:value-type="float" office:value="157807373" calcext:value-type="float">
            <text:p>157807373</text:p>
          </table:table-cell>
          <table:table-cell office:value-type="float" office:value="712949" calcext:value-type="float">
            <text:p>712949</text:p>
          </table:table-cell>
          <table:table-cell office:value-type="float" office:value="739358" calcext:value-type="float">
            <text:p>739358</text:p>
          </table:table-cell>
          <table:table-cell office:value-type="float" office:value="10790602" calcext:value-type="float">
            <text:p>10790602</text:p>
          </table:table-cell>
          <table:table-cell/>
          <table:table-cell table:formula="of:=SUM([.B510:.L510])" office:value-type="float" office:value="178442183" calcext:value-type="float">
            <text:p>178442183</text:p>
          </table:table-cell>
          <table:table-cell table:formula="of:=MAX([.B510:.L510])" office:value-type="float" office:value="157807373" calcext:value-type="float">
            <text:p>157807373</text:p>
          </table:table-cell>
          <table:table-cell table:formula="of:=INDEX([.$B$1:.$L$1];0;MATCH(MAX([.$B510:.$L510]);[.$B510:.$L510];0))" office:value-type="string" office:string-value="Facendi" calcext:value-type="string">
            <text:p>Facendi</text:p>
          </table:table-cell>
          <table:table-cell table:formula="of:=[.O510]/[.N510]" office:value-type="percentage" office:value="0.884361367625726" calcext:value-type="percentage">
            <text:p>88.44%</text:p>
          </table:table-cell>
          <table:table-cell/>
          <table:table-cell table:formula="of:=1000000000/[.N510]" office:value-type="float" office:value="5.6040560768078" calcext:value-type="float">
            <text:p>5.6040560768078</text:p>
          </table:table-cell>
          <table:table-cell table:formula="of:=IF([.A510]=1;1000000000/[.N510];&quot;&quot;)" office:value-type="float" office:value="5.6040560768078" calcext:value-type="float">
            <text:p>5.6040560768078</text:p>
          </table:table-cell>
          <table:table-cell table:formula="of:=IF([.A510]=1;[.P510];&quot;&quot;)" office:value-type="string" office:string-value="Facendi" calcext:value-type="string">
            <text:p>Facendi</text:p>
          </table:table-cell>
          <table:table-cell table:style-name="ce1" table:formula="of:=IF(ISBLANK([.T510]);&quot;&quot;;[.Q510])" office:value-type="percentage" office:value="0.884361367625726" calcext:value-type="percentage">
            <text:p>88.44%</text:p>
          </table:table-cell>
          <table:table-cell table:formula="of:=IF([.A510]=1;[.V510]*[.N510]/1000000;&quot;&quot;)" office:value-type="float" office:value="157.807373" calcext:value-type="float">
            <text:p>157.8073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4096" calcext:value-type="float">
            <text:p>824096</text:p>
          </table:table-cell>
          <table:table-cell office:value-type="float" office:value="710464" calcext:value-type="float">
            <text:p>710464</text:p>
          </table:table-cell>
          <table:table-cell office:value-type="float" office:value="975207" calcext:value-type="float">
            <text:p>975207</text:p>
          </table:table-cell>
          <table:table-cell office:value-type="float" office:value="70" calcext:value-type="float">
            <text:p>70</text:p>
          </table:table-cell>
          <table:table-cell office:value-type="float" office:value="5155499" calcext:value-type="float">
            <text:p>5155499</text:p>
          </table:table-cell>
          <table:table-cell office:value-type="float" office:value="715413" calcext:value-type="float">
            <text:p>715413</text:p>
          </table:table-cell>
          <table:table-cell office:value-type="float" office:value="70" calcext:value-type="float">
            <text:p>70</text:p>
          </table:table-cell>
          <table:table-cell office:value-type="float" office:value="238885" calcext:value-type="float">
            <text:p>238885</text:p>
          </table:table-cell>
          <table:table-cell office:value-type="float" office:value="704363" calcext:value-type="float">
            <text:p>704363</text:p>
          </table:table-cell>
          <table:table-cell office:value-type="float" office:value="761980" calcext:value-type="float">
            <text:p>761980</text:p>
          </table:table-cell>
          <table:table-cell office:value-type="float" office:value="10477829" calcext:value-type="float">
            <text:p>10477829</text:p>
          </table:table-cell>
          <table:table-cell/>
          <table:table-cell table:formula="of:=SUM([.B511:.L511])" office:value-type="float" office:value="20563876" calcext:value-type="float">
            <text:p>20563876</text:p>
          </table:table-cell>
          <table:table-cell table:formula="of:=MAX([.B511:.L511])" office:value-type="float" office:value="10477829" calcext:value-type="float">
            <text:p>10477829</text:p>
          </table:table-cell>
          <table:table-cell table:formula="of:=INDEX([.$B$1:.$L$1];0;MATCH(MAX([.$B511:.$L511]);[.$B511:.$L511];0))" office:value-type="string" office:string-value="TimeWaitKey" calcext:value-type="string">
            <text:p>TimeWaitKey</text:p>
          </table:table-cell>
          <table:table-cell table:formula="of:=[.O511]/[.N511]" office:value-type="percentage" office:value="0.509525976523103" calcext:value-type="percentage">
            <text:p>50.95%</text:p>
          </table:table-cell>
          <table:table-cell/>
          <table:table-cell table:formula="of:=1000000000/[.N511]" office:value-type="float" office:value="48.6289646951771" calcext:value-type="float">
            <text:p>48.6289646951771</text:p>
          </table:table-cell>
          <table:table-cell table:formula="of:=IF([.A511]=1;1000000000/[.N511];&quot;&quot;)" office:value-type="float" office:value="48.6289646951771" calcext:value-type="float">
            <text:p>48.6289646951771</text:p>
          </table:table-cell>
          <table:table-cell table:formula="of:=IF([.A511]=1;[.P511];&quot;&quot;)" office:value-type="string" office:string-value="TimeWaitKey" calcext:value-type="string">
            <text:p>TimeWaitKey</text:p>
          </table:table-cell>
          <table:table-cell table:style-name="ce1" table:formula="of:=IF(ISBLANK([.T511]);&quot;&quot;;[.Q511])" office:value-type="percentage" office:value="0.509525976523103" calcext:value-type="percentage">
            <text:p>50.95%</text:p>
          </table:table-cell>
          <table:table-cell table:formula="of:=IF([.A511]=1;[.V511]*[.N511]/1000000;&quot;&quot;)" office:value-type="float" office:value="10.477829" calcext:value-type="float">
            <text:p>10.4778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4842" calcext:value-type="float">
            <text:p>864842</text:p>
          </table:table-cell>
          <table:table-cell office:value-type="float" office:value="728618" calcext:value-type="float">
            <text:p>728618</text:p>
          </table:table-cell>
          <table:table-cell office:value-type="float" office:value="964208" calcext:value-type="float">
            <text:p>964208</text:p>
          </table:table-cell>
          <table:table-cell office:value-type="float" office:value="170" calcext:value-type="float">
            <text:p>170</text:p>
          </table:table-cell>
          <table:table-cell office:value-type="float" office:value="5524187" calcext:value-type="float">
            <text:p>5524187</text:p>
          </table:table-cell>
          <table:table-cell office:value-type="float" office:value="730682" calcext:value-type="float">
            <text:p>730682</text:p>
          </table:table-cell>
          <table:table-cell office:value-type="float" office:value="70" calcext:value-type="float">
            <text:p>70</text:p>
          </table:table-cell>
          <table:table-cell office:value-type="float" office:value="242362" calcext:value-type="float">
            <text:p>242362</text:p>
          </table:table-cell>
          <table:table-cell office:value-type="float" office:value="740420" calcext:value-type="float">
            <text:p>740420</text:p>
          </table:table-cell>
          <table:table-cell office:value-type="float" office:value="709092" calcext:value-type="float">
            <text:p>709092</text:p>
          </table:table-cell>
          <table:table-cell office:value-type="float" office:value="10385889" calcext:value-type="float">
            <text:p>10385889</text:p>
          </table:table-cell>
          <table:table-cell/>
          <table:table-cell table:formula="of:=SUM([.B512:.L512])" office:value-type="float" office:value="20890540" calcext:value-type="float">
            <text:p>20890540</text:p>
          </table:table-cell>
          <table:table-cell table:formula="of:=MAX([.B512:.L512])" office:value-type="float" office:value="10385889" calcext:value-type="float">
            <text:p>10385889</text:p>
          </table:table-cell>
          <table:table-cell table:formula="of:=INDEX([.$B$1:.$L$1];0;MATCH(MAX([.$B512:.$L512]);[.$B512:.$L512];0))" office:value-type="string" office:string-value="TimeWaitKey" calcext:value-type="string">
            <text:p>TimeWaitKey</text:p>
          </table:table-cell>
          <table:table-cell table:formula="of:=[.O512]/[.N512]" office:value-type="percentage" office:value="0.497157517230287" calcext:value-type="percentage">
            <text:p>49.72%</text:p>
          </table:table-cell>
          <table:table-cell/>
          <table:table-cell table:formula="of:=1000000000/[.N512]" office:value-type="float" office:value="47.868556772587" calcext:value-type="float">
            <text:p>47.868556772587</text:p>
          </table:table-cell>
          <table:table-cell table:formula="of:=IF([.A512]=1;1000000000/[.N512];&quot;&quot;)" office:value-type="float" office:value="47.868556772587" calcext:value-type="float">
            <text:p>47.868556772587</text:p>
          </table:table-cell>
          <table:table-cell table:formula="of:=IF([.A512]=1;[.P512];&quot;&quot;)" office:value-type="string" office:string-value="TimeWaitKey" calcext:value-type="string">
            <text:p>TimeWaitKey</text:p>
          </table:table-cell>
          <table:table-cell table:style-name="ce1" table:formula="of:=IF(ISBLANK([.T512]);&quot;&quot;;[.Q512])" office:value-type="percentage" office:value="0.497157517230287" calcext:value-type="percentage">
            <text:p>49.72%</text:p>
          </table:table-cell>
          <table:table-cell table:formula="of:=IF([.A512]=1;[.V512]*[.N512]/1000000;&quot;&quot;)" office:value-type="float" office:value="10.385889" calcext:value-type="float">
            <text:p>10.3858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697" calcext:value-type="float">
            <text:p>1441697</text:p>
          </table:table-cell>
          <table:table-cell office:value-type="float" office:value="1225123" calcext:value-type="float">
            <text:p>1225123</text:p>
          </table:table-cell>
          <table:table-cell office:value-type="float" office:value="965950" calcext:value-type="float">
            <text:p>965950</text:p>
          </table:table-cell>
          <table:table-cell office:value-type="float" office:value="70" calcext:value-type="float">
            <text:p>70</text:p>
          </table:table-cell>
          <table:table-cell office:value-type="float" office:value="5218286" calcext:value-type="float">
            <text:p>5218286</text:p>
          </table:table-cell>
          <table:table-cell office:value-type="float" office:value="713370" calcext:value-type="float">
            <text:p>713370</text:p>
          </table:table-cell>
          <table:table-cell office:value-type="float" office:value="70" calcext:value-type="float">
            <text:p>70</text:p>
          </table:table-cell>
          <table:table-cell office:value-type="float" office:value="232554" calcext:value-type="float">
            <text:p>232554</text:p>
          </table:table-cell>
          <table:table-cell office:value-type="float" office:value="793749" calcext:value-type="float">
            <text:p>793749</text:p>
          </table:table-cell>
          <table:table-cell office:value-type="float" office:value="755669" calcext:value-type="float">
            <text:p>755669</text:p>
          </table:table-cell>
          <table:table-cell office:value-type="float" office:value="10780794" calcext:value-type="float">
            <text:p>10780794</text:p>
          </table:table-cell>
          <table:table-cell/>
          <table:table-cell table:formula="of:=SUM([.B513:.L513])" office:value-type="float" office:value="22127332" calcext:value-type="float">
            <text:p>22127332</text:p>
          </table:table-cell>
          <table:table-cell table:formula="of:=MAX([.B513:.L513])" office:value-type="float" office:value="10780794" calcext:value-type="float">
            <text:p>10780794</text:p>
          </table:table-cell>
          <table:table-cell table:formula="of:=INDEX([.$B$1:.$L$1];0;MATCH(MAX([.$B513:.$L513]);[.$B513:.$L513];0))" office:value-type="string" office:string-value="TimeWaitKey" calcext:value-type="string">
            <text:p>TimeWaitKey</text:p>
          </table:table-cell>
          <table:table-cell table:formula="of:=[.O513]/[.N513]" office:value-type="percentage" office:value="0.487216172288643" calcext:value-type="percentage">
            <text:p>48.72%</text:p>
          </table:table-cell>
          <table:table-cell/>
          <table:table-cell table:formula="of:=1000000000/[.N513]" office:value-type="float" office:value="45.1929767221823" calcext:value-type="float">
            <text:p>45.1929767221823</text:p>
          </table:table-cell>
          <table:table-cell table:formula="of:=IF([.A513]=1;1000000000/[.N513];&quot;&quot;)" office:value-type="float" office:value="45.1929767221823" calcext:value-type="float">
            <text:p>45.1929767221823</text:p>
          </table:table-cell>
          <table:table-cell table:formula="of:=IF([.A513]=1;[.P513];&quot;&quot;)" office:value-type="string" office:string-value="TimeWaitKey" calcext:value-type="string">
            <text:p>TimeWaitKey</text:p>
          </table:table-cell>
          <table:table-cell table:style-name="ce1" table:formula="of:=IF(ISBLANK([.T513]);&quot;&quot;;[.Q513])" office:value-type="percentage" office:value="0.487216172288643" calcext:value-type="percentage">
            <text:p>48.72%</text:p>
          </table:table-cell>
          <table:table-cell table:formula="of:=IF([.A513]=1;[.V513]*[.N513]/1000000;&quot;&quot;)" office:value-type="float" office:value="10.780794" calcext:value-type="float">
            <text:p>10.7807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0254" calcext:value-type="float">
            <text:p>780254</text:p>
          </table:table-cell>
          <table:table-cell office:value-type="float" office:value="715915" calcext:value-type="float">
            <text:p>715915</text:p>
          </table:table-cell>
          <table:table-cell office:value-type="float" office:value="1001026" calcext:value-type="float">
            <text:p>1001026</text:p>
          </table:table-cell>
          <table:table-cell office:value-type="float" office:value="80" calcext:value-type="float">
            <text:p>80</text:p>
          </table:table-cell>
          <table:table-cell office:value-type="float" office:value="5195985" calcext:value-type="float">
            <text:p>5195985</text:p>
          </table:table-cell>
          <table:table-cell office:value-type="float" office:value="725472" calcext:value-type="float">
            <text:p>725472</text:p>
          </table:table-cell>
          <table:table-cell office:value-type="float" office:value="70" calcext:value-type="float">
            <text:p>70</text:p>
          </table:table-cell>
          <table:table-cell office:value-type="float" office:value="156052642" calcext:value-type="float">
            <text:p>156052642</text:p>
          </table:table-cell>
          <table:table-cell office:value-type="float" office:value="781898" calcext:value-type="float">
            <text:p>781898</text:p>
          </table:table-cell>
          <table:table-cell office:value-type="float" office:value="748796" calcext:value-type="float">
            <text:p>748796</text:p>
          </table:table-cell>
          <table:table-cell office:value-type="float" office:value="10814317" calcext:value-type="float">
            <text:p>10814317</text:p>
          </table:table-cell>
          <table:table-cell/>
          <table:table-cell table:formula="of:=SUM([.B514:.L514])" office:value-type="float" office:value="176816455" calcext:value-type="float">
            <text:p>176816455</text:p>
          </table:table-cell>
          <table:table-cell table:formula="of:=MAX([.B514:.L514])" office:value-type="float" office:value="156052642" calcext:value-type="float">
            <text:p>156052642</text:p>
          </table:table-cell>
          <table:table-cell table:formula="of:=INDEX([.$B$1:.$L$1];0;MATCH(MAX([.$B514:.$L514]);[.$B514:.$L514];0))" office:value-type="string" office:string-value="Facendi" calcext:value-type="string">
            <text:p>Facendi</text:p>
          </table:table-cell>
          <table:table-cell table:formula="of:=[.O514]/[.N514]" office:value-type="percentage" office:value="0.882568548272275" calcext:value-type="percentage">
            <text:p>88.26%</text:p>
          </table:table-cell>
          <table:table-cell/>
          <table:table-cell table:formula="of:=1000000000/[.N514]" office:value-type="float" office:value="5.65558222508194" calcext:value-type="float">
            <text:p>5.65558222508194</text:p>
          </table:table-cell>
          <table:table-cell table:formula="of:=IF([.A514]=1;1000000000/[.N514];&quot;&quot;)" office:value-type="float" office:value="5.65558222508194" calcext:value-type="float">
            <text:p>5.65558222508194</text:p>
          </table:table-cell>
          <table:table-cell table:formula="of:=IF([.A514]=1;[.P514];&quot;&quot;)" office:value-type="string" office:string-value="Facendi" calcext:value-type="string">
            <text:p>Facendi</text:p>
          </table:table-cell>
          <table:table-cell table:style-name="ce1" table:formula="of:=IF(ISBLANK([.T514]);&quot;&quot;;[.Q514])" office:value-type="percentage" office:value="0.882568548272275" calcext:value-type="percentage">
            <text:p>88.26%</text:p>
          </table:table-cell>
          <table:table-cell table:formula="of:=IF([.A514]=1;[.V514]*[.N514]/1000000;&quot;&quot;)" office:value-type="float" office:value="156.052642" calcext:value-type="float">
            <text:p>156.0526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4410" calcext:value-type="float">
            <text:p>1314410</text:p>
          </table:table-cell>
          <table:table-cell office:value-type="float" office:value="1414907" calcext:value-type="float">
            <text:p>1414907</text:p>
          </table:table-cell>
          <table:table-cell office:value-type="float" office:value="979666" calcext:value-type="float">
            <text:p>979666</text:p>
          </table:table-cell>
          <table:table-cell office:value-type="float" office:value="90" calcext:value-type="float">
            <text:p>90</text:p>
          </table:table-cell>
          <table:table-cell office:value-type="float" office:value="5190074" calcext:value-type="float">
            <text:p>5190074</text:p>
          </table:table-cell>
          <table:table-cell office:value-type="float" office:value="733968" calcext:value-type="float">
            <text:p>733968</text:p>
          </table:table-cell>
          <table:table-cell office:value-type="float" office:value="100" calcext:value-type="float">
            <text:p>100</text:p>
          </table:table-cell>
          <table:table-cell office:value-type="float" office:value="252982" calcext:value-type="float">
            <text:p>252982</text:p>
          </table:table-cell>
          <table:table-cell office:value-type="float" office:value="750539" calcext:value-type="float">
            <text:p>750539</text:p>
          </table:table-cell>
          <table:table-cell office:value-type="float" office:value="894537" calcext:value-type="float">
            <text:p>894537</text:p>
          </table:table-cell>
          <table:table-cell office:value-type="float" office:value="10766939" calcext:value-type="float">
            <text:p>10766939</text:p>
          </table:table-cell>
          <table:table-cell/>
          <table:table-cell table:formula="of:=SUM([.B515:.L515])" office:value-type="float" office:value="22298212" calcext:value-type="float">
            <text:p>22298212</text:p>
          </table:table-cell>
          <table:table-cell table:formula="of:=MAX([.B515:.L515])" office:value-type="float" office:value="10766939" calcext:value-type="float">
            <text:p>10766939</text:p>
          </table:table-cell>
          <table:table-cell table:formula="of:=INDEX([.$B$1:.$L$1];0;MATCH(MAX([.$B515:.$L515]);[.$B515:.$L515];0))" office:value-type="string" office:string-value="TimeWaitKey" calcext:value-type="string">
            <text:p>TimeWaitKey</text:p>
          </table:table-cell>
          <table:table-cell table:formula="of:=[.O515]/[.N515]" office:value-type="percentage" office:value="0.482861092180844" calcext:value-type="percentage">
            <text:p>48.29%</text:p>
          </table:table-cell>
          <table:table-cell/>
          <table:table-cell table:formula="of:=1000000000/[.N515]" office:value-type="float" office:value="44.8466451032038" calcext:value-type="float">
            <text:p>44.8466451032038</text:p>
          </table:table-cell>
          <table:table-cell table:formula="of:=IF([.A515]=1;1000000000/[.N515];&quot;&quot;)" office:value-type="float" office:value="44.8466451032038" calcext:value-type="float">
            <text:p>44.8466451032038</text:p>
          </table:table-cell>
          <table:table-cell table:formula="of:=IF([.A515]=1;[.P515];&quot;&quot;)" office:value-type="string" office:string-value="TimeWaitKey" calcext:value-type="string">
            <text:p>TimeWaitKey</text:p>
          </table:table-cell>
          <table:table-cell table:style-name="ce1" table:formula="of:=IF(ISBLANK([.T515]);&quot;&quot;;[.Q515])" office:value-type="percentage" office:value="0.482861092180844" calcext:value-type="percentage">
            <text:p>48.29%</text:p>
          </table:table-cell>
          <table:table-cell table:formula="of:=IF([.A515]=1;[.V515]*[.N515]/1000000;&quot;&quot;)" office:value-type="float" office:value="10.766939" calcext:value-type="float">
            <text:p>10.7669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9604" calcext:value-type="float">
            <text:p>769604</text:p>
          </table:table-cell>
          <table:table-cell office:value-type="float" office:value="755849" calcext:value-type="float">
            <text:p>755849</text:p>
          </table:table-cell>
          <table:table-cell office:value-type="float" office:value="963966" calcext:value-type="float">
            <text:p>963966</text:p>
          </table:table-cell>
          <table:table-cell office:value-type="float" office:value="70" calcext:value-type="float">
            <text:p>70</text:p>
          </table:table-cell>
          <table:table-cell office:value-type="float" office:value="5370830" calcext:value-type="float">
            <text:p>5370830</text:p>
          </table:table-cell>
          <table:table-cell office:value-type="float" office:value="739879" calcext:value-type="float">
            <text:p>739879</text:p>
          </table:table-cell>
          <table:table-cell office:value-type="float" office:value="90" calcext:value-type="float">
            <text:p>90</text:p>
          </table:table-cell>
          <table:table-cell office:value-type="float" office:value="240819" calcext:value-type="float">
            <text:p>240819</text:p>
          </table:table-cell>
          <table:table-cell office:value-type="float" office:value="816742" calcext:value-type="float">
            <text:p>816742</text:p>
          </table:table-cell>
          <table:table-cell office:value-type="float" office:value="724220" calcext:value-type="float">
            <text:p>724220</text:p>
          </table:table-cell>
          <table:table-cell office:value-type="float" office:value="10851306" calcext:value-type="float">
            <text:p>10851306</text:p>
          </table:table-cell>
          <table:table-cell/>
          <table:table-cell table:formula="of:=SUM([.B516:.L516])" office:value-type="float" office:value="21233375" calcext:value-type="float">
            <text:p>21233375</text:p>
          </table:table-cell>
          <table:table-cell table:formula="of:=MAX([.B516:.L516])" office:value-type="float" office:value="10851306" calcext:value-type="float">
            <text:p>10851306</text:p>
          </table:table-cell>
          <table:table-cell table:formula="of:=INDEX([.$B$1:.$L$1];0;MATCH(MAX([.$B516:.$L516]);[.$B516:.$L516];0))" office:value-type="string" office:string-value="TimeWaitKey" calcext:value-type="string">
            <text:p>TimeWaitKey</text:p>
          </table:table-cell>
          <table:table-cell table:formula="of:=[.O516]/[.N516]" office:value-type="percentage" office:value="0.511049515208958" calcext:value-type="percentage">
            <text:p>51.10%</text:p>
          </table:table-cell>
          <table:table-cell/>
          <table:table-cell table:formula="of:=1000000000/[.N516]" office:value-type="float" office:value="47.0956689645429" calcext:value-type="float">
            <text:p>47.0956689645429</text:p>
          </table:table-cell>
          <table:table-cell table:formula="of:=IF([.A516]=1;1000000000/[.N516];&quot;&quot;)" office:value-type="float" office:value="47.0956689645429" calcext:value-type="float">
            <text:p>47.0956689645429</text:p>
          </table:table-cell>
          <table:table-cell table:formula="of:=IF([.A516]=1;[.P516];&quot;&quot;)" office:value-type="string" office:string-value="TimeWaitKey" calcext:value-type="string">
            <text:p>TimeWaitKey</text:p>
          </table:table-cell>
          <table:table-cell table:style-name="ce1" table:formula="of:=IF(ISBLANK([.T516]);&quot;&quot;;[.Q516])" office:value-type="percentage" office:value="0.511049515208958" calcext:value-type="percentage">
            <text:p>51.10%</text:p>
          </table:table-cell>
          <table:table-cell table:formula="of:=IF([.A516]=1;[.V516]*[.N516]/1000000;&quot;&quot;)" office:value-type="float" office:value="10.851306" calcext:value-type="float">
            <text:p>10.8513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2248" calcext:value-type="float">
            <text:p>782248</text:p>
          </table:table-cell>
          <table:table-cell office:value-type="float" office:value="733447" calcext:value-type="float">
            <text:p>733447</text:p>
          </table:table-cell>
          <table:table-cell office:value-type="float" office:value="976440" calcext:value-type="float">
            <text:p>976440</text:p>
          </table:table-cell>
          <table:table-cell office:value-type="float" office:value="161" calcext:value-type="float">
            <text:p>161</text:p>
          </table:table-cell>
          <table:table-cell office:value-type="float" office:value="5124601" calcext:value-type="float">
            <text:p>5124601</text:p>
          </table:table-cell>
          <table:table-cell office:value-type="float" office:value="767861" calcext:value-type="float">
            <text:p>767861</text:p>
          </table:table-cell>
          <table:table-cell office:value-type="float" office:value="80" calcext:value-type="float">
            <text:p>80</text:p>
          </table:table-cell>
          <table:table-cell office:value-type="float" office:value="236491" calcext:value-type="float">
            <text:p>236491</text:p>
          </table:table-cell>
          <table:table-cell office:value-type="float" office:value="775305" calcext:value-type="float">
            <text:p>775305</text:p>
          </table:table-cell>
          <table:table-cell office:value-type="float" office:value="767791" calcext:value-type="float">
            <text:p>767791</text:p>
          </table:table-cell>
          <table:table-cell office:value-type="float" office:value="10534445" calcext:value-type="float">
            <text:p>10534445</text:p>
          </table:table-cell>
          <table:table-cell/>
          <table:table-cell table:formula="of:=SUM([.B517:.L517])" office:value-type="float" office:value="20698870" calcext:value-type="float">
            <text:p>20698870</text:p>
          </table:table-cell>
          <table:table-cell table:formula="of:=MAX([.B517:.L517])" office:value-type="float" office:value="10534445" calcext:value-type="float">
            <text:p>10534445</text:p>
          </table:table-cell>
          <table:table-cell table:formula="of:=INDEX([.$B$1:.$L$1];0;MATCH(MAX([.$B517:.$L517]);[.$B517:.$L517];0))" office:value-type="string" office:string-value="TimeWaitKey" calcext:value-type="string">
            <text:p>TimeWaitKey</text:p>
          </table:table-cell>
          <table:table-cell table:formula="of:=[.O517]/[.N517]" office:value-type="percentage" office:value="0.508938169088457" calcext:value-type="percentage">
            <text:p>50.89%</text:p>
          </table:table-cell>
          <table:table-cell/>
          <table:table-cell table:formula="of:=1000000000/[.N517]" office:value-type="float" office:value="48.3118160556591" calcext:value-type="float">
            <text:p>48.3118160556591</text:p>
          </table:table-cell>
          <table:table-cell table:formula="of:=IF([.A517]=1;1000000000/[.N517];&quot;&quot;)" office:value-type="float" office:value="48.3118160556591" calcext:value-type="float">
            <text:p>48.3118160556591</text:p>
          </table:table-cell>
          <table:table-cell table:formula="of:=IF([.A517]=1;[.P517];&quot;&quot;)" office:value-type="string" office:string-value="TimeWaitKey" calcext:value-type="string">
            <text:p>TimeWaitKey</text:p>
          </table:table-cell>
          <table:table-cell table:style-name="ce1" table:formula="of:=IF(ISBLANK([.T517]);&quot;&quot;;[.Q517])" office:value-type="percentage" office:value="0.508938169088457" calcext:value-type="percentage">
            <text:p>50.89%</text:p>
          </table:table-cell>
          <table:table-cell table:formula="of:=IF([.A517]=1;[.V517]*[.N517]/1000000;&quot;&quot;)" office:value-type="float" office:value="10.534445" calcext:value-type="float">
            <text:p>10.5344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2034" calcext:value-type="float">
            <text:p>952034</text:p>
          </table:table-cell>
          <table:table-cell office:value-type="float" office:value="1247415" calcext:value-type="float">
            <text:p>1247415</text:p>
          </table:table-cell>
          <table:table-cell office:value-type="float" office:value="970489" calcext:value-type="float">
            <text:p>970489</text:p>
          </table:table-cell>
          <table:table-cell office:value-type="float" office:value="70" calcext:value-type="float">
            <text:p>70</text:p>
          </table:table-cell>
          <table:table-cell office:value-type="float" office:value="5328532" calcext:value-type="float">
            <text:p>5328532</text:p>
          </table:table-cell>
          <table:table-cell office:value-type="float" office:value="770296" calcext:value-type="float">
            <text:p>770296</text:p>
          </table:table-cell>
          <table:table-cell office:value-type="float" office:value="71" calcext:value-type="float">
            <text:p>71</text:p>
          </table:table-cell>
          <table:table-cell office:value-type="float" office:value="155895391" calcext:value-type="float">
            <text:p>155895391</text:p>
          </table:table-cell>
          <table:table-cell office:value-type="float" office:value="753585" calcext:value-type="float">
            <text:p>753585</text:p>
          </table:table-cell>
          <table:table-cell office:value-type="float" office:value="762882" calcext:value-type="float">
            <text:p>762882</text:p>
          </table:table-cell>
          <table:table-cell office:value-type="float" office:value="10562437" calcext:value-type="float">
            <text:p>10562437</text:p>
          </table:table-cell>
          <table:table-cell/>
          <table:table-cell table:formula="of:=SUM([.B518:.L518])" office:value-type="float" office:value="177243202" calcext:value-type="float">
            <text:p>177243202</text:p>
          </table:table-cell>
          <table:table-cell table:formula="of:=MAX([.B518:.L518])" office:value-type="float" office:value="155895391" calcext:value-type="float">
            <text:p>155895391</text:p>
          </table:table-cell>
          <table:table-cell table:formula="of:=INDEX([.$B$1:.$L$1];0;MATCH(MAX([.$B518:.$L518]);[.$B518:.$L518];0))" office:value-type="string" office:string-value="Facendi" calcext:value-type="string">
            <text:p>Facendi</text:p>
          </table:table-cell>
          <table:table-cell table:formula="of:=[.O518]/[.N518]" office:value-type="percentage" office:value="0.879556390546363" calcext:value-type="percentage">
            <text:p>87.96%</text:p>
          </table:table-cell>
          <table:table-cell/>
          <table:table-cell table:formula="of:=1000000000/[.N518]" office:value-type="float" office:value="5.64196532626397" calcext:value-type="float">
            <text:p>5.64196532626397</text:p>
          </table:table-cell>
          <table:table-cell table:formula="of:=IF([.A518]=1;1000000000/[.N518];&quot;&quot;)" office:value-type="float" office:value="5.64196532626397" calcext:value-type="float">
            <text:p>5.64196532626397</text:p>
          </table:table-cell>
          <table:table-cell table:formula="of:=IF([.A518]=1;[.P518];&quot;&quot;)" office:value-type="string" office:string-value="Facendi" calcext:value-type="string">
            <text:p>Facendi</text:p>
          </table:table-cell>
          <table:table-cell table:style-name="ce1" table:formula="of:=IF(ISBLANK([.T518]);&quot;&quot;;[.Q518])" office:value-type="percentage" office:value="0.879556390546363" calcext:value-type="percentage">
            <text:p>87.96%</text:p>
          </table:table-cell>
          <table:table-cell table:formula="of:=IF([.A518]=1;[.V518]*[.N518]/1000000;&quot;&quot;)" office:value-type="float" office:value="155.895391" calcext:value-type="float">
            <text:p>155.8953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2268" calcext:value-type="float">
            <text:p>932268</text:p>
          </table:table-cell>
          <table:table-cell office:value-type="float" office:value="1219513" calcext:value-type="float">
            <text:p>1219513</text:p>
          </table:table-cell>
          <table:table-cell office:value-type="float" office:value="964648" calcext:value-type="float">
            <text:p>964648</text:p>
          </table:table-cell>
          <table:table-cell office:value-type="float" office:value="90" calcext:value-type="float">
            <text:p>90</text:p>
          </table:table-cell>
          <table:table-cell office:value-type="float" office:value="5218767" calcext:value-type="float">
            <text:p>5218767</text:p>
          </table:table-cell>
          <table:table-cell office:value-type="float" office:value="728267" calcext:value-type="float">
            <text:p>728267</text:p>
          </table:table-cell>
          <table:table-cell office:value-type="float" office:value="81" calcext:value-type="float">
            <text:p>81</text:p>
          </table:table-cell>
          <table:table-cell office:value-type="float" office:value="241380" calcext:value-type="float">
            <text:p>241380</text:p>
          </table:table-cell>
          <table:table-cell office:value-type="float" office:value="767561" calcext:value-type="float">
            <text:p>767561</text:p>
          </table:table-cell>
          <table:table-cell office:value-type="float" office:value="794641" calcext:value-type="float">
            <text:p>794641</text:p>
          </table:table-cell>
          <table:table-cell office:value-type="float" office:value="10384355" calcext:value-type="float">
            <text:p>10384355</text:p>
          </table:table-cell>
          <table:table-cell/>
          <table:table-cell table:formula="of:=SUM([.B519:.L519])" office:value-type="float" office:value="21251571" calcext:value-type="float">
            <text:p>21251571</text:p>
          </table:table-cell>
          <table:table-cell table:formula="of:=MAX([.B519:.L519])" office:value-type="float" office:value="10384355" calcext:value-type="float">
            <text:p>10384355</text:p>
          </table:table-cell>
          <table:table-cell table:formula="of:=INDEX([.$B$1:.$L$1];0;MATCH(MAX([.$B519:.$L519]);[.$B519:.$L519];0))" office:value-type="string" office:string-value="TimeWaitKey" calcext:value-type="string">
            <text:p>TimeWaitKey</text:p>
          </table:table-cell>
          <table:table-cell table:formula="of:=[.O519]/[.N519]" office:value-type="percentage" office:value="0.488639404588018" calcext:value-type="percentage">
            <text:p>48.86%</text:p>
          </table:table-cell>
          <table:table-cell/>
          <table:table-cell table:formula="of:=1000000000/[.N519]" office:value-type="float" office:value="47.0553447554536" calcext:value-type="float">
            <text:p>47.0553447554536</text:p>
          </table:table-cell>
          <table:table-cell table:formula="of:=IF([.A519]=1;1000000000/[.N519];&quot;&quot;)" office:value-type="float" office:value="47.0553447554536" calcext:value-type="float">
            <text:p>47.0553447554536</text:p>
          </table:table-cell>
          <table:table-cell table:formula="of:=IF([.A519]=1;[.P519];&quot;&quot;)" office:value-type="string" office:string-value="TimeWaitKey" calcext:value-type="string">
            <text:p>TimeWaitKey</text:p>
          </table:table-cell>
          <table:table-cell table:style-name="ce1" table:formula="of:=IF(ISBLANK([.T519]);&quot;&quot;;[.Q519])" office:value-type="percentage" office:value="0.488639404588018" calcext:value-type="percentage">
            <text:p>48.86%</text:p>
          </table:table-cell>
          <table:table-cell table:formula="of:=IF([.A519]=1;[.V519]*[.N519]/1000000;&quot;&quot;)" office:value-type="float" office:value="10.384355" calcext:value-type="float">
            <text:p>10.3843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2169" calcext:value-type="float">
            <text:p>922169</text:p>
          </table:table-cell>
          <table:table-cell office:value-type="float" office:value="1495598" calcext:value-type="float">
            <text:p>1495598</text:p>
          </table:table-cell>
          <table:table-cell office:value-type="float" office:value="981189" calcext:value-type="float">
            <text:p>981189</text:p>
          </table:table-cell>
          <table:table-cell office:value-type="float" office:value="251" calcext:value-type="float">
            <text:p>251</text:p>
          </table:table-cell>
          <table:table-cell office:value-type="float" office:value="5190013" calcext:value-type="float">
            <text:p>5190013</text:p>
          </table:table-cell>
          <table:table-cell office:value-type="float" office:value="745970" calcext:value-type="float">
            <text:p>745970</text:p>
          </table:table-cell>
          <table:table-cell office:value-type="float" office:value="80" calcext:value-type="float">
            <text:p>80</text:p>
          </table:table-cell>
          <table:table-cell office:value-type="float" office:value="238294" calcext:value-type="float">
            <text:p>238294</text:p>
          </table:table-cell>
          <table:table-cell office:value-type="float" office:value="769324" calcext:value-type="float">
            <text:p>769324</text:p>
          </table:table-cell>
          <table:table-cell office:value-type="float" office:value="763192" calcext:value-type="float">
            <text:p>763192</text:p>
          </table:table-cell>
          <table:table-cell office:value-type="float" office:value="10461900" calcext:value-type="float">
            <text:p>10461900</text:p>
          </table:table-cell>
          <table:table-cell/>
          <table:table-cell table:formula="of:=SUM([.B520:.L520])" office:value-type="float" office:value="21567980" calcext:value-type="float">
            <text:p>21567980</text:p>
          </table:table-cell>
          <table:table-cell table:formula="of:=MAX([.B520:.L520])" office:value-type="float" office:value="10461900" calcext:value-type="float">
            <text:p>10461900</text:p>
          </table:table-cell>
          <table:table-cell table:formula="of:=INDEX([.$B$1:.$L$1];0;MATCH(MAX([.$B520:.$L520]);[.$B520:.$L520];0))" office:value-type="string" office:string-value="TimeWaitKey" calcext:value-type="string">
            <text:p>TimeWaitKey</text:p>
          </table:table-cell>
          <table:table-cell table:formula="of:=[.O520]/[.N520]" office:value-type="percentage" office:value="0.485066288080757" calcext:value-type="percentage">
            <text:p>48.51%</text:p>
          </table:table-cell>
          <table:table-cell/>
          <table:table-cell table:formula="of:=1000000000/[.N520]" office:value-type="float" office:value="46.3650281574816" calcext:value-type="float">
            <text:p>46.3650281574816</text:p>
          </table:table-cell>
          <table:table-cell table:formula="of:=IF([.A520]=1;1000000000/[.N520];&quot;&quot;)" office:value-type="float" office:value="46.3650281574816" calcext:value-type="float">
            <text:p>46.3650281574816</text:p>
          </table:table-cell>
          <table:table-cell table:formula="of:=IF([.A520]=1;[.P520];&quot;&quot;)" office:value-type="string" office:string-value="TimeWaitKey" calcext:value-type="string">
            <text:p>TimeWaitKey</text:p>
          </table:table-cell>
          <table:table-cell table:style-name="ce1" table:formula="of:=IF(ISBLANK([.T520]);&quot;&quot;;[.Q520])" office:value-type="percentage" office:value="0.485066288080757" calcext:value-type="percentage">
            <text:p>48.51%</text:p>
          </table:table-cell>
          <table:table-cell table:formula="of:=IF([.A520]=1;[.V520]*[.N520]/1000000;&quot;&quot;)" office:value-type="float" office:value="10.4619" calcext:value-type="float">
            <text:p>10.46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2991" calcext:value-type="float">
            <text:p>842991</text:p>
          </table:table-cell>
          <table:table-cell office:value-type="float" office:value="1228429" calcext:value-type="float">
            <text:p>1228429</text:p>
          </table:table-cell>
          <table:table-cell office:value-type="float" office:value="1132791" calcext:value-type="float">
            <text:p>1132791</text:p>
          </table:table-cell>
          <table:table-cell office:value-type="float" office:value="70" calcext:value-type="float">
            <text:p>70</text:p>
          </table:table-cell>
          <table:table-cell office:value-type="float" office:value="5128499" calcext:value-type="float">
            <text:p>5128499</text:p>
          </table:table-cell>
          <table:table-cell office:value-type="float" office:value="735671" calcext:value-type="float">
            <text:p>735671</text:p>
          </table:table-cell>
          <table:table-cell office:value-type="float" office:value="71" calcext:value-type="float">
            <text:p>71</text:p>
          </table:table-cell>
          <table:table-cell office:value-type="float" office:value="233836" calcext:value-type="float">
            <text:p>233836</text:p>
          </table:table-cell>
          <table:table-cell office:value-type="float" office:value="754226" calcext:value-type="float">
            <text:p>754226</text:p>
          </table:table-cell>
          <table:table-cell office:value-type="float" office:value="728308" calcext:value-type="float">
            <text:p>728308</text:p>
          </table:table-cell>
          <table:table-cell office:value-type="float" office:value="10761037" calcext:value-type="float">
            <text:p>10761037</text:p>
          </table:table-cell>
          <table:table-cell/>
          <table:table-cell table:formula="of:=SUM([.B521:.L521])" office:value-type="float" office:value="21545929" calcext:value-type="float">
            <text:p>21545929</text:p>
          </table:table-cell>
          <table:table-cell table:formula="of:=MAX([.B521:.L521])" office:value-type="float" office:value="10761037" calcext:value-type="float">
            <text:p>10761037</text:p>
          </table:table-cell>
          <table:table-cell table:formula="of:=INDEX([.$B$1:.$L$1];0;MATCH(MAX([.$B521:.$L521]);[.$B521:.$L521];0))" office:value-type="string" office:string-value="TimeWaitKey" calcext:value-type="string">
            <text:p>TimeWaitKey</text:p>
          </table:table-cell>
          <table:table-cell table:formula="of:=[.O521]/[.N521]" office:value-type="percentage" office:value="0.499446415144132" calcext:value-type="percentage">
            <text:p>49.94%</text:p>
          </table:table-cell>
          <table:table-cell/>
          <table:table-cell table:formula="of:=1000000000/[.N521]" office:value-type="float" office:value="46.4124800559772" calcext:value-type="float">
            <text:p>46.4124800559772</text:p>
          </table:table-cell>
          <table:table-cell table:formula="of:=IF([.A521]=1;1000000000/[.N521];&quot;&quot;)" office:value-type="float" office:value="46.4124800559772" calcext:value-type="float">
            <text:p>46.4124800559772</text:p>
          </table:table-cell>
          <table:table-cell table:formula="of:=IF([.A521]=1;[.P521];&quot;&quot;)" office:value-type="string" office:string-value="TimeWaitKey" calcext:value-type="string">
            <text:p>TimeWaitKey</text:p>
          </table:table-cell>
          <table:table-cell table:style-name="ce1" table:formula="of:=IF(ISBLANK([.T521]);&quot;&quot;;[.Q521])" office:value-type="percentage" office:value="0.499446415144132" calcext:value-type="percentage">
            <text:p>49.94%</text:p>
          </table:table-cell>
          <table:table-cell table:formula="of:=IF([.A521]=1;[.V521]*[.N521]/1000000;&quot;&quot;)" office:value-type="float" office:value="10.761037" calcext:value-type="float">
            <text:p>10.7610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1152" calcext:value-type="float">
            <text:p>731152</text:p>
          </table:table-cell>
          <table:table-cell office:value-type="float" office:value="712057" calcext:value-type="float">
            <text:p>712057</text:p>
          </table:table-cell>
          <table:table-cell office:value-type="float" office:value="962093" calcext:value-type="float">
            <text:p>962093</text:p>
          </table:table-cell>
          <table:table-cell office:value-type="float" office:value="80" calcext:value-type="float">
            <text:p>80</text:p>
          </table:table-cell>
          <table:table-cell office:value-type="float" office:value="5185756" calcext:value-type="float">
            <text:p>5185756</text:p>
          </table:table-cell>
          <table:table-cell office:value-type="float" office:value="725292" calcext:value-type="float">
            <text:p>725292</text:p>
          </table:table-cell>
          <table:table-cell office:value-type="float" office:value="71" calcext:value-type="float">
            <text:p>71</text:p>
          </table:table-cell>
          <table:table-cell office:value-type="float" office:value="255586" calcext:value-type="float">
            <text:p>255586</text:p>
          </table:table-cell>
          <table:table-cell office:value-type="float" office:value="738957" calcext:value-type="float">
            <text:p>738957</text:p>
          </table:table-cell>
          <table:table-cell office:value-type="float" office:value="733538" calcext:value-type="float">
            <text:p>733538</text:p>
          </table:table-cell>
          <table:table-cell office:value-type="float" office:value="10588896" calcext:value-type="float">
            <text:p>10588896</text:p>
          </table:table-cell>
          <table:table-cell/>
          <table:table-cell table:formula="of:=SUM([.B522:.L522])" office:value-type="float" office:value="20633478" calcext:value-type="float">
            <text:p>20633478</text:p>
          </table:table-cell>
          <table:table-cell table:formula="of:=MAX([.B522:.L522])" office:value-type="float" office:value="10588896" calcext:value-type="float">
            <text:p>10588896</text:p>
          </table:table-cell>
          <table:table-cell table:formula="of:=INDEX([.$B$1:.$L$1];0;MATCH(MAX([.$B522:.$L522]);[.$B522:.$L522];0))" office:value-type="string" office:string-value="TimeWaitKey" calcext:value-type="string">
            <text:p>TimeWaitKey</text:p>
          </table:table-cell>
          <table:table-cell table:formula="of:=[.O522]/[.N522]" office:value-type="percentage" office:value="0.513190069071244" calcext:value-type="percentage">
            <text:p>51.32%</text:p>
          </table:table-cell>
          <table:table-cell/>
          <table:table-cell table:formula="of:=1000000000/[.N522]" office:value-type="float" office:value="48.4649267564102" calcext:value-type="float">
            <text:p>48.4649267564102</text:p>
          </table:table-cell>
          <table:table-cell table:formula="of:=IF([.A522]=1;1000000000/[.N522];&quot;&quot;)" office:value-type="float" office:value="48.4649267564102" calcext:value-type="float">
            <text:p>48.4649267564102</text:p>
          </table:table-cell>
          <table:table-cell table:formula="of:=IF([.A522]=1;[.P522];&quot;&quot;)" office:value-type="string" office:string-value="TimeWaitKey" calcext:value-type="string">
            <text:p>TimeWaitKey</text:p>
          </table:table-cell>
          <table:table-cell table:style-name="ce1" table:formula="of:=IF(ISBLANK([.T522]);&quot;&quot;;[.Q522])" office:value-type="percentage" office:value="0.513190069071244" calcext:value-type="percentage">
            <text:p>51.32%</text:p>
          </table:table-cell>
          <table:table-cell table:formula="of:=IF([.A522]=1;[.V522]*[.N522]/1000000;&quot;&quot;)" office:value-type="float" office:value="10.588896" calcext:value-type="float">
            <text:p>10.5888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6737" calcext:value-type="float">
            <text:p>786737</text:p>
          </table:table-cell>
          <table:table-cell office:value-type="float" office:value="819958" calcext:value-type="float">
            <text:p>819958</text:p>
          </table:table-cell>
          <table:table-cell office:value-type="float" office:value="963977" calcext:value-type="float">
            <text:p>963977</text:p>
          </table:table-cell>
          <table:table-cell office:value-type="float" office:value="60" calcext:value-type="float">
            <text:p>60</text:p>
          </table:table-cell>
          <table:table-cell office:value-type="float" office:value="5289479" calcext:value-type="float">
            <text:p>5289479</text:p>
          </table:table-cell>
          <table:table-cell office:value-type="float" office:value="701508" calcext:value-type="float">
            <text:p>701508</text:p>
          </table:table-cell>
          <table:table-cell office:value-type="float" office:value="80" calcext:value-type="float">
            <text:p>80</text:p>
          </table:table-cell>
          <table:table-cell office:value-type="float" office:value="233064" calcext:value-type="float">
            <text:p>233064</text:p>
          </table:table-cell>
          <table:table-cell office:value-type="float" office:value="757051" calcext:value-type="float">
            <text:p>757051</text:p>
          </table:table-cell>
          <table:table-cell office:value-type="float" office:value="779303" calcext:value-type="float">
            <text:p>779303</text:p>
          </table:table-cell>
          <table:table-cell office:value-type="float" office:value="10530908" calcext:value-type="float">
            <text:p>10530908</text:p>
          </table:table-cell>
          <table:table-cell/>
          <table:table-cell table:formula="of:=SUM([.B523:.L523])" office:value-type="float" office:value="20862125" calcext:value-type="float">
            <text:p>20862125</text:p>
          </table:table-cell>
          <table:table-cell table:formula="of:=MAX([.B523:.L523])" office:value-type="float" office:value="10530908" calcext:value-type="float">
            <text:p>10530908</text:p>
          </table:table-cell>
          <table:table-cell table:formula="of:=INDEX([.$B$1:.$L$1];0;MATCH(MAX([.$B523:.$L523]);[.$B523:.$L523];0))" office:value-type="string" office:string-value="TimeWaitKey" calcext:value-type="string">
            <text:p>TimeWaitKey</text:p>
          </table:table-cell>
          <table:table-cell table:formula="of:=[.O523]/[.N523]" office:value-type="percentage" office:value="0.504785969789751" calcext:value-type="percentage">
            <text:p>50.48%</text:p>
          </table:table-cell>
          <table:table-cell/>
          <table:table-cell table:formula="of:=1000000000/[.N523]" office:value-type="float" office:value="47.9337555498301" calcext:value-type="float">
            <text:p>47.9337555498301</text:p>
          </table:table-cell>
          <table:table-cell table:formula="of:=IF([.A523]=1;1000000000/[.N523];&quot;&quot;)" office:value-type="float" office:value="47.9337555498301" calcext:value-type="float">
            <text:p>47.9337555498301</text:p>
          </table:table-cell>
          <table:table-cell table:formula="of:=IF([.A523]=1;[.P523];&quot;&quot;)" office:value-type="string" office:string-value="TimeWaitKey" calcext:value-type="string">
            <text:p>TimeWaitKey</text:p>
          </table:table-cell>
          <table:table-cell table:style-name="ce1" table:formula="of:=IF(ISBLANK([.T523]);&quot;&quot;;[.Q523])" office:value-type="percentage" office:value="0.504785969789751" calcext:value-type="percentage">
            <text:p>50.48%</text:p>
          </table:table-cell>
          <table:table-cell table:formula="of:=IF([.A523]=1;[.V523]*[.N523]/1000000;&quot;&quot;)" office:value-type="float" office:value="10.530908" calcext:value-type="float">
            <text:p>10.5309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0968" calcext:value-type="float">
            <text:p>910968</text:p>
          </table:table-cell>
          <table:table-cell office:value-type="float" office:value="1236024" calcext:value-type="float">
            <text:p>1236024</text:p>
          </table:table-cell>
          <table:table-cell office:value-type="float" office:value="1005324" calcext:value-type="float">
            <text:p>1005324</text:p>
          </table:table-cell>
          <table:table-cell office:value-type="float" office:value="101" calcext:value-type="float">
            <text:p>101</text:p>
          </table:table-cell>
          <table:table-cell office:value-type="float" office:value="5213678" calcext:value-type="float">
            <text:p>5213678</text:p>
          </table:table-cell>
          <table:table-cell office:value-type="float" office:value="715183" calcext:value-type="float">
            <text:p>715183</text:p>
          </table:table-cell>
          <table:table-cell office:value-type="float" office:value="231" calcext:value-type="float">
            <text:p>231</text:p>
          </table:table-cell>
          <table:table-cell office:value-type="float" office:value="227785" calcext:value-type="float">
            <text:p>227785</text:p>
          </table:table-cell>
          <table:table-cell office:value-type="float" office:value="760137" calcext:value-type="float">
            <text:p>760137</text:p>
          </table:table-cell>
          <table:table-cell office:value-type="float" office:value="713930" calcext:value-type="float">
            <text:p>713930</text:p>
          </table:table-cell>
          <table:table-cell office:value-type="float" office:value="10576844" calcext:value-type="float">
            <text:p>10576844</text:p>
          </table:table-cell>
          <table:table-cell/>
          <table:table-cell table:formula="of:=SUM([.B524:.L524])" office:value-type="float" office:value="21360205" calcext:value-type="float">
            <text:p>21360205</text:p>
          </table:table-cell>
          <table:table-cell table:formula="of:=MAX([.B524:.L524])" office:value-type="float" office:value="10576844" calcext:value-type="float">
            <text:p>10576844</text:p>
          </table:table-cell>
          <table:table-cell table:formula="of:=INDEX([.$B$1:.$L$1];0;MATCH(MAX([.$B524:.$L524]);[.$B524:.$L524];0))" office:value-type="string" office:string-value="TimeWaitKey" calcext:value-type="string">
            <text:p>TimeWaitKey</text:p>
          </table:table-cell>
          <table:table-cell table:formula="of:=[.O524]/[.N524]" office:value-type="percentage" office:value="0.495165846956993" calcext:value-type="percentage">
            <text:p>49.52%</text:p>
          </table:table-cell>
          <table:table-cell/>
          <table:table-cell table:formula="of:=1000000000/[.N524]" office:value-type="float" office:value="46.8160300895989" calcext:value-type="float">
            <text:p>46.8160300895989</text:p>
          </table:table-cell>
          <table:table-cell table:formula="of:=IF([.A524]=1;1000000000/[.N524];&quot;&quot;)" office:value-type="float" office:value="46.8160300895989" calcext:value-type="float">
            <text:p>46.8160300895989</text:p>
          </table:table-cell>
          <table:table-cell table:formula="of:=IF([.A524]=1;[.P524];&quot;&quot;)" office:value-type="string" office:string-value="TimeWaitKey" calcext:value-type="string">
            <text:p>TimeWaitKey</text:p>
          </table:table-cell>
          <table:table-cell table:style-name="ce1" table:formula="of:=IF(ISBLANK([.T524]);&quot;&quot;;[.Q524])" office:value-type="percentage" office:value="0.495165846956993" calcext:value-type="percentage">
            <text:p>49.52%</text:p>
          </table:table-cell>
          <table:table-cell table:formula="of:=IF([.A524]=1;[.V524]*[.N524]/1000000;&quot;&quot;)" office:value-type="float" office:value="10.576844" calcext:value-type="float">
            <text:p>10.5768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80367" calcext:value-type="float">
            <text:p>3480367</text:p>
          </table:table-cell>
          <table:table-cell office:value-type="float" office:value="712027" calcext:value-type="float">
            <text:p>712027</text:p>
          </table:table-cell>
          <table:table-cell office:value-type="float" office:value="976720" calcext:value-type="float">
            <text:p>976720</text:p>
          </table:table-cell>
          <table:table-cell office:value-type="float" office:value="71" calcext:value-type="float">
            <text:p>71</text:p>
          </table:table-cell>
          <table:table-cell office:value-type="float" office:value="5168915" calcext:value-type="float">
            <text:p>5168915</text:p>
          </table:table-cell>
          <table:table-cell office:value-type="float" office:value="716846" calcext:value-type="float">
            <text:p>716846</text:p>
          </table:table-cell>
          <table:table-cell office:value-type="float" office:value="71" calcext:value-type="float">
            <text:p>71</text:p>
          </table:table-cell>
          <table:table-cell office:value-type="float" office:value="231853" calcext:value-type="float">
            <text:p>231853</text:p>
          </table:table-cell>
          <table:table-cell office:value-type="float" office:value="752542" calcext:value-type="float">
            <text:p>752542</text:p>
          </table:table-cell>
          <table:table-cell office:value-type="float" office:value="730562" calcext:value-type="float">
            <text:p>730562</text:p>
          </table:table-cell>
          <table:table-cell office:value-type="float" office:value="10517954" calcext:value-type="float">
            <text:p>10517954</text:p>
          </table:table-cell>
          <table:table-cell/>
          <table:table-cell table:formula="of:=SUM([.B525:.L525])" office:value-type="float" office:value="23287928" calcext:value-type="float">
            <text:p>23287928</text:p>
          </table:table-cell>
          <table:table-cell table:formula="of:=MAX([.B525:.L525])" office:value-type="float" office:value="10517954" calcext:value-type="float">
            <text:p>10517954</text:p>
          </table:table-cell>
          <table:table-cell table:formula="of:=INDEX([.$B$1:.$L$1];0;MATCH(MAX([.$B525:.$L525]);[.$B525:.$L525];0))" office:value-type="string" office:string-value="TimeWaitKey" calcext:value-type="string">
            <text:p>TimeWaitKey</text:p>
          </table:table-cell>
          <table:table-cell table:formula="of:=[.O525]/[.N525]" office:value-type="percentage" office:value="0.451648339002079" calcext:value-type="percentage">
            <text:p>45.16%</text:p>
          </table:table-cell>
          <table:table-cell/>
          <table:table-cell table:formula="of:=1000000000/[.N525]" office:value-type="float" office:value="42.9407030114487" calcext:value-type="float">
            <text:p>42.9407030114487</text:p>
          </table:table-cell>
          <table:table-cell table:formula="of:=IF([.A525]=1;1000000000/[.N525];&quot;&quot;)" office:value-type="float" office:value="42.9407030114487" calcext:value-type="float">
            <text:p>42.9407030114487</text:p>
          </table:table-cell>
          <table:table-cell table:formula="of:=IF([.A525]=1;[.P525];&quot;&quot;)" office:value-type="string" office:string-value="TimeWaitKey" calcext:value-type="string">
            <text:p>TimeWaitKey</text:p>
          </table:table-cell>
          <table:table-cell table:style-name="ce1" table:formula="of:=IF(ISBLANK([.T525]);&quot;&quot;;[.Q525])" office:value-type="percentage" office:value="0.451648339002079" calcext:value-type="percentage">
            <text:p>45.16%</text:p>
          </table:table-cell>
          <table:table-cell table:formula="of:=IF([.A525]=1;[.V525]*[.N525]/1000000;&quot;&quot;)" office:value-type="float" office:value="10.517954" calcext:value-type="float">
            <text:p>10.5179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64179" calcext:value-type="float">
            <text:p>24164179</text:p>
          </table:table-cell>
          <table:table-cell office:value-type="float" office:value="701798" calcext:value-type="float">
            <text:p>701798</text:p>
          </table:table-cell>
          <table:table-cell office:value-type="float" office:value="976851" calcext:value-type="float">
            <text:p>976851</text:p>
          </table:table-cell>
          <table:table-cell office:value-type="float" office:value="70" calcext:value-type="float">
            <text:p>70</text:p>
          </table:table-cell>
          <table:table-cell office:value-type="float" office:value="5129711" calcext:value-type="float">
            <text:p>5129711</text:p>
          </table:table-cell>
          <table:table-cell office:value-type="float" office:value="730922" calcext:value-type="float">
            <text:p>730922</text:p>
          </table:table-cell>
          <table:table-cell office:value-type="float" office:value="70" calcext:value-type="float">
            <text:p>70</text:p>
          </table:table-cell>
          <table:table-cell office:value-type="float" office:value="250277" calcext:value-type="float">
            <text:p>250277</text:p>
          </table:table-cell>
          <table:table-cell office:value-type="float" office:value="740420" calcext:value-type="float">
            <text:p>740420</text:p>
          </table:table-cell>
          <table:table-cell office:value-type="float" office:value="751771" calcext:value-type="float">
            <text:p>751771</text:p>
          </table:table-cell>
          <table:table-cell office:value-type="float" office:value="10605227" calcext:value-type="float">
            <text:p>10605227</text:p>
          </table:table-cell>
          <table:table-cell/>
          <table:table-cell table:formula="of:=SUM([.B526:.L526])" office:value-type="float" office:value="44051296" calcext:value-type="float">
            <text:p>44051296</text:p>
          </table:table-cell>
          <table:table-cell table:formula="of:=MAX([.B526:.L526])" office:value-type="float" office:value="24164179" calcext:value-type="float">
            <text:p>24164179</text:p>
          </table:table-cell>
          <table:table-cell table:formula="of:=INDEX([.$B$1:.$L$1];0;MATCH(MAX([.$B526:.$L526]);[.$B526:.$L526];0))" office:value-type="string" office:string-value="WebcamRead" calcext:value-type="string">
            <text:p>WebcamRead</text:p>
          </table:table-cell>
          <table:table-cell table:formula="of:=[.O526]/[.N526]" office:value-type="percentage" office:value="0.548546381019074" calcext:value-type="percentage">
            <text:p>54.85%</text:p>
          </table:table-cell>
          <table:table-cell/>
          <table:table-cell table:formula="of:=1000000000/[.N526]" office:value-type="float" office:value="22.7008077128991" calcext:value-type="float">
            <text:p>22.7008077128991</text:p>
          </table:table-cell>
          <table:table-cell table:formula="of:=IF([.A526]=1;1000000000/[.N526];&quot;&quot;)" office:value-type="float" office:value="22.7008077128991" calcext:value-type="float">
            <text:p>22.7008077128991</text:p>
          </table:table-cell>
          <table:table-cell table:formula="of:=IF([.A526]=1;[.P526];&quot;&quot;)" office:value-type="string" office:string-value="WebcamRead" calcext:value-type="string">
            <text:p>WebcamRead</text:p>
          </table:table-cell>
          <table:table-cell table:style-name="ce1" table:formula="of:=IF(ISBLANK([.T526]);&quot;&quot;;[.Q526])" office:value-type="percentage" office:value="0.548546381019074" calcext:value-type="percentage">
            <text:p>54.85%</text:p>
          </table:table-cell>
          <table:table-cell table:formula="of:=IF([.A526]=1;[.V526]*[.N526]/1000000;&quot;&quot;)" office:value-type="float" office:value="24.164179" calcext:value-type="float">
            <text:p>24.1641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91538" calcext:value-type="float">
            <text:p>20091538</text:p>
          </table:table-cell>
          <table:table-cell office:value-type="float" office:value="741422" calcext:value-type="float">
            <text:p>741422</text:p>
          </table:table-cell>
          <table:table-cell office:value-type="float" office:value="974767" calcext:value-type="float">
            <text:p>974767</text:p>
          </table:table-cell>
          <table:table-cell office:value-type="float" office:value="70" calcext:value-type="float">
            <text:p>70</text:p>
          </table:table-cell>
          <table:table-cell office:value-type="float" office:value="5129240" calcext:value-type="float">
            <text:p>5129240</text:p>
          </table:table-cell>
          <table:table-cell office:value-type="float" office:value="723409" calcext:value-type="float">
            <text:p>723409</text:p>
          </table:table-cell>
          <table:table-cell office:value-type="float" office:value="70" calcext:value-type="float">
            <text:p>70</text:p>
          </table:table-cell>
          <table:table-cell office:value-type="float" office:value="247531" calcext:value-type="float">
            <text:p>247531</text:p>
          </table:table-cell>
          <table:table-cell office:value-type="float" office:value="758584" calcext:value-type="float">
            <text:p>758584</text:p>
          </table:table-cell>
          <table:table-cell office:value-type="float" office:value="734529" calcext:value-type="float">
            <text:p>734529</text:p>
          </table:table-cell>
          <table:table-cell office:value-type="float" office:value="10692411" calcext:value-type="float">
            <text:p>10692411</text:p>
          </table:table-cell>
          <table:table-cell/>
          <table:table-cell table:formula="of:=SUM([.B527:.L527])" office:value-type="float" office:value="40093571" calcext:value-type="float">
            <text:p>40093571</text:p>
          </table:table-cell>
          <table:table-cell table:formula="of:=MAX([.B527:.L527])" office:value-type="float" office:value="20091538" calcext:value-type="float">
            <text:p>20091538</text:p>
          </table:table-cell>
          <table:table-cell table:formula="of:=INDEX([.$B$1:.$L$1];0;MATCH(MAX([.$B527:.$L527]);[.$B527:.$L527];0))" office:value-type="string" office:string-value="WebcamRead" calcext:value-type="string">
            <text:p>WebcamRead</text:p>
          </table:table-cell>
          <table:table-cell table:formula="of:=[.O527]/[.N527]" office:value-type="percentage" office:value="0.501116201397975" calcext:value-type="percentage">
            <text:p>50.11%</text:p>
          </table:table-cell>
          <table:table-cell/>
          <table:table-cell table:formula="of:=1000000000/[.N527]" office:value-type="float" office:value="24.9416546109101" calcext:value-type="float">
            <text:p>24.9416546109101</text:p>
          </table:table-cell>
          <table:table-cell table:formula="of:=IF([.A527]=1;1000000000/[.N527];&quot;&quot;)" office:value-type="float" office:value="24.9416546109101" calcext:value-type="float">
            <text:p>24.9416546109101</text:p>
          </table:table-cell>
          <table:table-cell table:formula="of:=IF([.A527]=1;[.P527];&quot;&quot;)" office:value-type="string" office:string-value="WebcamRead" calcext:value-type="string">
            <text:p>WebcamRead</text:p>
          </table:table-cell>
          <table:table-cell table:style-name="ce1" table:formula="of:=IF(ISBLANK([.T527]);&quot;&quot;;[.Q527])" office:value-type="percentage" office:value="0.501116201397975" calcext:value-type="percentage">
            <text:p>50.11%</text:p>
          </table:table-cell>
          <table:table-cell table:formula="of:=IF([.A527]=1;[.V527]*[.N527]/1000000;&quot;&quot;)" office:value-type="float" office:value="20.091538" calcext:value-type="float">
            <text:p>20.0915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59929" calcext:value-type="float">
            <text:p>23959929</text:p>
          </table:table-cell>
          <table:table-cell office:value-type="float" office:value="1898479" calcext:value-type="float">
            <text:p>1898479</text:p>
          </table:table-cell>
          <table:table-cell office:value-type="float" office:value="1097836" calcext:value-type="float">
            <text:p>1097836</text:p>
          </table:table-cell>
          <table:table-cell office:value-type="float" office:value="60" calcext:value-type="float">
            <text:p>60</text:p>
          </table:table-cell>
          <table:table-cell office:value-type="float" office:value="5126836" calcext:value-type="float">
            <text:p>5126836</text:p>
          </table:table-cell>
          <table:table-cell office:value-type="float" office:value="724119" calcext:value-type="float">
            <text:p>724119</text:p>
          </table:table-cell>
          <table:table-cell office:value-type="float" office:value="70" calcext:value-type="float">
            <text:p>70</text:p>
          </table:table-cell>
          <table:table-cell office:value-type="float" office:value="221783" calcext:value-type="float">
            <text:p>221783</text:p>
          </table:table-cell>
          <table:table-cell office:value-type="float" office:value="735771" calcext:value-type="float">
            <text:p>735771</text:p>
          </table:table-cell>
          <table:table-cell office:value-type="float" office:value="703130" calcext:value-type="float">
            <text:p>703130</text:p>
          </table:table-cell>
          <table:table-cell office:value-type="float" office:value="10212515" calcext:value-type="float">
            <text:p>10212515</text:p>
          </table:table-cell>
          <table:table-cell/>
          <table:table-cell table:formula="of:=SUM([.B528:.L528])" office:value-type="float" office:value="44680528" calcext:value-type="float">
            <text:p>44680528</text:p>
          </table:table-cell>
          <table:table-cell table:formula="of:=MAX([.B528:.L528])" office:value-type="float" office:value="23959929" calcext:value-type="float">
            <text:p>23959929</text:p>
          </table:table-cell>
          <table:table-cell table:formula="of:=INDEX([.$B$1:.$L$1];0;MATCH(MAX([.$B528:.$L528]);[.$B528:.$L528];0))" office:value-type="string" office:string-value="WebcamRead" calcext:value-type="string">
            <text:p>WebcamRead</text:p>
          </table:table-cell>
          <table:table-cell table:formula="of:=[.O528]/[.N528]" office:value-type="percentage" office:value="0.536249907342187" calcext:value-type="percentage">
            <text:p>53.62%</text:p>
          </table:table-cell>
          <table:table-cell/>
          <table:table-cell table:formula="of:=1000000000/[.N528]" office:value-type="float" office:value="22.3811142070658" calcext:value-type="float">
            <text:p>22.3811142070658</text:p>
          </table:table-cell>
          <table:table-cell table:formula="of:=IF([.A528]=1;1000000000/[.N528];&quot;&quot;)" office:value-type="float" office:value="22.3811142070658" calcext:value-type="float">
            <text:p>22.3811142070658</text:p>
          </table:table-cell>
          <table:table-cell table:formula="of:=IF([.A528]=1;[.P528];&quot;&quot;)" office:value-type="string" office:string-value="WebcamRead" calcext:value-type="string">
            <text:p>WebcamRead</text:p>
          </table:table-cell>
          <table:table-cell table:style-name="ce1" table:formula="of:=IF(ISBLANK([.T528]);&quot;&quot;;[.Q528])" office:value-type="percentage" office:value="0.536249907342187" calcext:value-type="percentage">
            <text:p>53.62%</text:p>
          </table:table-cell>
          <table:table-cell table:formula="of:=IF([.A528]=1;[.V528]*[.N528]/1000000;&quot;&quot;)" office:value-type="float" office:value="23.959929" calcext:value-type="float">
            <text:p>23.9599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57364" calcext:value-type="float">
            <text:p>19257364</text:p>
          </table:table-cell>
          <table:table-cell office:value-type="float" office:value="1217189" calcext:value-type="float">
            <text:p>1217189</text:p>
          </table:table-cell>
          <table:table-cell office:value-type="float" office:value="967844" calcext:value-type="float">
            <text:p>967844</text:p>
          </table:table-cell>
          <table:table-cell office:value-type="float" office:value="160" calcext:value-type="float">
            <text:p>160</text:p>
          </table:table-cell>
          <table:table-cell office:value-type="float" office:value="5146833" calcext:value-type="float">
            <text:p>5146833</text:p>
          </table:table-cell>
          <table:table-cell office:value-type="float" office:value="717517" calcext:value-type="float">
            <text:p>717517</text:p>
          </table:table-cell>
          <table:table-cell office:value-type="float" office:value="70" calcext:value-type="float">
            <text:p>70</text:p>
          </table:table-cell>
          <table:table-cell office:value-type="float" office:value="248673" calcext:value-type="float">
            <text:p>248673</text:p>
          </table:table-cell>
          <table:table-cell office:value-type="float" office:value="749267" calcext:value-type="float">
            <text:p>749267</text:p>
          </table:table-cell>
          <table:table-cell office:value-type="float" office:value="724250" calcext:value-type="float">
            <text:p>724250</text:p>
          </table:table-cell>
          <table:table-cell office:value-type="float" office:value="10536238" calcext:value-type="float">
            <text:p>10536238</text:p>
          </table:table-cell>
          <table:table-cell/>
          <table:table-cell table:formula="of:=SUM([.B529:.L529])" office:value-type="float" office:value="39565405" calcext:value-type="float">
            <text:p>39565405</text:p>
          </table:table-cell>
          <table:table-cell table:formula="of:=MAX([.B529:.L529])" office:value-type="float" office:value="19257364" calcext:value-type="float">
            <text:p>19257364</text:p>
          </table:table-cell>
          <table:table-cell table:formula="of:=INDEX([.$B$1:.$L$1];0;MATCH(MAX([.$B529:.$L529]);[.$B529:.$L529];0))" office:value-type="string" office:string-value="WebcamRead" calcext:value-type="string">
            <text:p>WebcamRead</text:p>
          </table:table-cell>
          <table:table-cell table:formula="of:=[.O529]/[.N529]" office:value-type="percentage" office:value="0.486722276696018" calcext:value-type="percentage">
            <text:p>48.67%</text:p>
          </table:table-cell>
          <table:table-cell/>
          <table:table-cell table:formula="of:=1000000000/[.N529]" office:value-type="float" office:value="25.2746054286567" calcext:value-type="float">
            <text:p>25.2746054286567</text:p>
          </table:table-cell>
          <table:table-cell table:formula="of:=IF([.A529]=1;1000000000/[.N529];&quot;&quot;)" office:value-type="float" office:value="25.2746054286567" calcext:value-type="float">
            <text:p>25.2746054286567</text:p>
          </table:table-cell>
          <table:table-cell table:formula="of:=IF([.A529]=1;[.P529];&quot;&quot;)" office:value-type="string" office:string-value="WebcamRead" calcext:value-type="string">
            <text:p>WebcamRead</text:p>
          </table:table-cell>
          <table:table-cell table:style-name="ce1" table:formula="of:=IF(ISBLANK([.T529]);&quot;&quot;;[.Q529])" office:value-type="percentage" office:value="0.486722276696018" calcext:value-type="percentage">
            <text:p>48.67%</text:p>
          </table:table-cell>
          <table:table-cell table:formula="of:=IF([.A529]=1;[.V529]*[.N529]/1000000;&quot;&quot;)" office:value-type="float" office:value="19.257364" calcext:value-type="float">
            <text:p>19.2573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95933" calcext:value-type="float">
            <text:p>23495933</text:p>
          </table:table-cell>
          <table:table-cell office:value-type="float" office:value="1012638" calcext:value-type="float">
            <text:p>1012638</text:p>
          </table:table-cell>
          <table:table-cell office:value-type="float" office:value="997008" calcext:value-type="float">
            <text:p>997008</text:p>
          </table:table-cell>
          <table:table-cell office:value-type="float" office:value="160" calcext:value-type="float">
            <text:p>160</text:p>
          </table:table-cell>
          <table:table-cell office:value-type="float" office:value="5115164" calcext:value-type="float">
            <text:p>5115164</text:p>
          </table:table-cell>
          <table:table-cell office:value-type="float" office:value="698993" calcext:value-type="float">
            <text:p>698993</text:p>
          </table:table-cell>
          <table:table-cell office:value-type="float" office:value="71" calcext:value-type="float">
            <text:p>71</text:p>
          </table:table-cell>
          <table:table-cell office:value-type="float" office:value="227254" calcext:value-type="float">
            <text:p>227254</text:p>
          </table:table-cell>
          <table:table-cell office:value-type="float" office:value="745309" calcext:value-type="float">
            <text:p>745309</text:p>
          </table:table-cell>
          <table:table-cell office:value-type="float" office:value="722526" calcext:value-type="float">
            <text:p>722526</text:p>
          </table:table-cell>
          <table:table-cell office:value-type="float" office:value="10736491" calcext:value-type="float">
            <text:p>10736491</text:p>
          </table:table-cell>
          <table:table-cell/>
          <table:table-cell table:formula="of:=SUM([.B530:.L530])" office:value-type="float" office:value="43751547" calcext:value-type="float">
            <text:p>43751547</text:p>
          </table:table-cell>
          <table:table-cell table:formula="of:=MAX([.B530:.L530])" office:value-type="float" office:value="23495933" calcext:value-type="float">
            <text:p>23495933</text:p>
          </table:table-cell>
          <table:table-cell table:formula="of:=INDEX([.$B$1:.$L$1];0;MATCH(MAX([.$B530:.$L530]);[.$B530:.$L530];0))" office:value-type="string" office:string-value="WebcamRead" calcext:value-type="string">
            <text:p>WebcamRead</text:p>
          </table:table-cell>
          <table:table-cell table:formula="of:=[.O530]/[.N530]" office:value-type="percentage" office:value="0.53703090772996" calcext:value-type="percentage">
            <text:p>53.70%</text:p>
          </table:table-cell>
          <table:table-cell/>
          <table:table-cell table:formula="of:=1000000000/[.N530]" office:value-type="float" office:value="22.8563346571494" calcext:value-type="float">
            <text:p>22.8563346571494</text:p>
          </table:table-cell>
          <table:table-cell table:formula="of:=IF([.A530]=1;1000000000/[.N530];&quot;&quot;)" office:value-type="float" office:value="22.8563346571494" calcext:value-type="float">
            <text:p>22.8563346571494</text:p>
          </table:table-cell>
          <table:table-cell table:formula="of:=IF([.A530]=1;[.P530];&quot;&quot;)" office:value-type="string" office:string-value="WebcamRead" calcext:value-type="string">
            <text:p>WebcamRead</text:p>
          </table:table-cell>
          <table:table-cell table:style-name="ce1" table:formula="of:=IF(ISBLANK([.T530]);&quot;&quot;;[.Q530])" office:value-type="percentage" office:value="0.53703090772996" calcext:value-type="percentage">
            <text:p>53.70%</text:p>
          </table:table-cell>
          <table:table-cell table:formula="of:=IF([.A530]=1;[.V530]*[.N530]/1000000;&quot;&quot;)" office:value-type="float" office:value="23.495933" calcext:value-type="float">
            <text:p>23.4959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79510" calcext:value-type="float">
            <text:p>19679510</text:p>
          </table:table-cell>
          <table:table-cell office:value-type="float" office:value="704924" calcext:value-type="float">
            <text:p>704924</text:p>
          </table:table-cell>
          <table:table-cell office:value-type="float" office:value="976110" calcext:value-type="float">
            <text:p>976110</text:p>
          </table:table-cell>
          <table:table-cell office:value-type="float" office:value="70" calcext:value-type="float">
            <text:p>70</text:p>
          </table:table-cell>
          <table:table-cell office:value-type="float" office:value="5159186" calcext:value-type="float">
            <text:p>5159186</text:p>
          </table:table-cell>
          <table:table-cell office:value-type="float" office:value="720122" calcext:value-type="float">
            <text:p>720122</text:p>
          </table:table-cell>
          <table:table-cell office:value-type="float" office:value="70" calcext:value-type="float">
            <text:p>70</text:p>
          </table:table-cell>
          <table:table-cell office:value-type="float" office:value="246689" calcext:value-type="float">
            <text:p>246689</text:p>
          </table:table-cell>
          <table:table-cell office:value-type="float" office:value="740910" calcext:value-type="float">
            <text:p>740910</text:p>
          </table:table-cell>
          <table:table-cell office:value-type="float" office:value="738457" calcext:value-type="float">
            <text:p>738457</text:p>
          </table:table-cell>
          <table:table-cell office:value-type="float" office:value="10765215" calcext:value-type="float">
            <text:p>10765215</text:p>
          </table:table-cell>
          <table:table-cell/>
          <table:table-cell table:formula="of:=SUM([.B531:.L531])" office:value-type="float" office:value="39731263" calcext:value-type="float">
            <text:p>39731263</text:p>
          </table:table-cell>
          <table:table-cell table:formula="of:=MAX([.B531:.L531])" office:value-type="float" office:value="19679510" calcext:value-type="float">
            <text:p>19679510</text:p>
          </table:table-cell>
          <table:table-cell table:formula="of:=INDEX([.$B$1:.$L$1];0;MATCH(MAX([.$B531:.$L531]);[.$B531:.$L531];0))" office:value-type="string" office:string-value="WebcamRead" calcext:value-type="string">
            <text:p>WebcamRead</text:p>
          </table:table-cell>
          <table:table-cell table:formula="of:=[.O531]/[.N531]" office:value-type="percentage" office:value="0.495315489970706" calcext:value-type="percentage">
            <text:p>49.53%</text:p>
          </table:table-cell>
          <table:table-cell/>
          <table:table-cell table:formula="of:=1000000000/[.N531]" office:value-type="float" office:value="25.1690966884189" calcext:value-type="float">
            <text:p>25.1690966884189</text:p>
          </table:table-cell>
          <table:table-cell table:formula="of:=IF([.A531]=1;1000000000/[.N531];&quot;&quot;)" office:value-type="float" office:value="25.1690966884189" calcext:value-type="float">
            <text:p>25.1690966884189</text:p>
          </table:table-cell>
          <table:table-cell table:formula="of:=IF([.A531]=1;[.P531];&quot;&quot;)" office:value-type="string" office:string-value="WebcamRead" calcext:value-type="string">
            <text:p>WebcamRead</text:p>
          </table:table-cell>
          <table:table-cell table:style-name="ce1" table:formula="of:=IF(ISBLANK([.T531]);&quot;&quot;;[.Q531])" office:value-type="percentage" office:value="0.495315489970706" calcext:value-type="percentage">
            <text:p>49.53%</text:p>
          </table:table-cell>
          <table:table-cell table:formula="of:=IF([.A531]=1;[.V531]*[.N531]/1000000;&quot;&quot;)" office:value-type="float" office:value="19.67951" calcext:value-type="float">
            <text:p>19.679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7381" calcext:value-type="float">
            <text:p>20007381</text:p>
          </table:table-cell>
          <table:table-cell office:value-type="float" office:value="738216" calcext:value-type="float">
            <text:p>738216</text:p>
          </table:table-cell>
          <table:table-cell office:value-type="float" office:value="963586" calcext:value-type="float">
            <text:p>963586</text:p>
          </table:table-cell>
          <table:table-cell office:value-type="float" office:value="150" calcext:value-type="float">
            <text:p>150</text:p>
          </table:table-cell>
          <table:table-cell office:value-type="float" office:value="5205372" calcext:value-type="float">
            <text:p>5205372</text:p>
          </table:table-cell>
          <table:table-cell office:value-type="float" office:value="754557" calcext:value-type="float">
            <text:p>754557</text:p>
          </table:table-cell>
          <table:table-cell office:value-type="float" office:value="70" calcext:value-type="float">
            <text:p>70</text:p>
          </table:table-cell>
          <table:table-cell office:value-type="float" office:value="234016" calcext:value-type="float">
            <text:p>234016</text:p>
          </table:table-cell>
          <table:table-cell office:value-type="float" office:value="766148" calcext:value-type="float">
            <text:p>766148</text:p>
          </table:table-cell>
          <table:table-cell office:value-type="float" office:value="725873" calcext:value-type="float">
            <text:p>725873</text:p>
          </table:table-cell>
          <table:table-cell office:value-type="float" office:value="10723708" calcext:value-type="float">
            <text:p>10723708</text:p>
          </table:table-cell>
          <table:table-cell/>
          <table:table-cell table:formula="of:=SUM([.B532:.L532])" office:value-type="float" office:value="40119077" calcext:value-type="float">
            <text:p>40119077</text:p>
          </table:table-cell>
          <table:table-cell table:formula="of:=MAX([.B532:.L532])" office:value-type="float" office:value="20007381" calcext:value-type="float">
            <text:p>20007381</text:p>
          </table:table-cell>
          <table:table-cell table:formula="of:=INDEX([.$B$1:.$L$1];0;MATCH(MAX([.$B532:.$L532]);[.$B532:.$L532];0))" office:value-type="string" office:string-value="WebcamRead" calcext:value-type="string">
            <text:p>WebcamRead</text:p>
          </table:table-cell>
          <table:table-cell table:formula="of:=[.O532]/[.N532]" office:value-type="percentage" office:value="0.498699932702839" calcext:value-type="percentage">
            <text:p>49.87%</text:p>
          </table:table-cell>
          <table:table-cell/>
          <table:table-cell table:formula="of:=1000000000/[.N532]" office:value-type="float" office:value="24.9257977694751" calcext:value-type="float">
            <text:p>24.9257977694751</text:p>
          </table:table-cell>
          <table:table-cell table:formula="of:=IF([.A532]=1;1000000000/[.N532];&quot;&quot;)" office:value-type="float" office:value="24.9257977694751" calcext:value-type="float">
            <text:p>24.9257977694751</text:p>
          </table:table-cell>
          <table:table-cell table:formula="of:=IF([.A532]=1;[.P532];&quot;&quot;)" office:value-type="string" office:string-value="WebcamRead" calcext:value-type="string">
            <text:p>WebcamRead</text:p>
          </table:table-cell>
          <table:table-cell table:style-name="ce1" table:formula="of:=IF(ISBLANK([.T532]);&quot;&quot;;[.Q532])" office:value-type="percentage" office:value="0.498699932702839" calcext:value-type="percentage">
            <text:p>49.87%</text:p>
          </table:table-cell>
          <table:table-cell table:formula="of:=IF([.A532]=1;[.V532]*[.N532]/1000000;&quot;&quot;)" office:value-type="float" office:value="20.007381" calcext:value-type="float">
            <text:p>20.0073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46340" calcext:value-type="float">
            <text:p>23746340</text:p>
          </table:table-cell>
          <table:table-cell office:value-type="float" office:value="704833" calcext:value-type="float">
            <text:p>704833</text:p>
          </table:table-cell>
          <table:table-cell office:value-type="float" office:value="975338" calcext:value-type="float">
            <text:p>975338</text:p>
          </table:table-cell>
          <table:table-cell office:value-type="float" office:value="80" calcext:value-type="float">
            <text:p>80</text:p>
          </table:table-cell>
          <table:table-cell office:value-type="float" office:value="5060141" calcext:value-type="float">
            <text:p>5060141</text:p>
          </table:table-cell>
          <table:table-cell office:value-type="float" office:value="724571" calcext:value-type="float">
            <text:p>724571</text:p>
          </table:table-cell>
          <table:table-cell office:value-type="float" office:value="70" calcext:value-type="float">
            <text:p>70</text:p>
          </table:table-cell>
          <table:table-cell office:value-type="float" office:value="244456" calcext:value-type="float">
            <text:p>244456</text:p>
          </table:table-cell>
          <table:table-cell office:value-type="float" office:value="762932" calcext:value-type="float">
            <text:p>762932</text:p>
          </table:table-cell>
          <table:table-cell office:value-type="float" office:value="738656" calcext:value-type="float">
            <text:p>738656</text:p>
          </table:table-cell>
          <table:table-cell office:value-type="float" office:value="10835957" calcext:value-type="float">
            <text:p>10835957</text:p>
          </table:table-cell>
          <table:table-cell/>
          <table:table-cell table:formula="of:=SUM([.B533:.L533])" office:value-type="float" office:value="43793374" calcext:value-type="float">
            <text:p>43793374</text:p>
          </table:table-cell>
          <table:table-cell table:formula="of:=MAX([.B533:.L533])" office:value-type="float" office:value="23746340" calcext:value-type="float">
            <text:p>23746340</text:p>
          </table:table-cell>
          <table:table-cell table:formula="of:=INDEX([.$B$1:.$L$1];0;MATCH(MAX([.$B533:.$L533]);[.$B533:.$L533];0))" office:value-type="string" office:string-value="WebcamRead" calcext:value-type="string">
            <text:p>WebcamRead</text:p>
          </table:table-cell>
          <table:table-cell table:formula="of:=[.O533]/[.N533]" office:value-type="percentage" office:value="0.542235909934685" calcext:value-type="percentage">
            <text:p>54.22%</text:p>
          </table:table-cell>
          <table:table-cell/>
          <table:table-cell table:formula="of:=1000000000/[.N533]" office:value-type="float" office:value="22.8345045988007" calcext:value-type="float">
            <text:p>22.8345045988007</text:p>
          </table:table-cell>
          <table:table-cell table:formula="of:=IF([.A533]=1;1000000000/[.N533];&quot;&quot;)" office:value-type="float" office:value="22.8345045988007" calcext:value-type="float">
            <text:p>22.8345045988007</text:p>
          </table:table-cell>
          <table:table-cell table:formula="of:=IF([.A533]=1;[.P533];&quot;&quot;)" office:value-type="string" office:string-value="WebcamRead" calcext:value-type="string">
            <text:p>WebcamRead</text:p>
          </table:table-cell>
          <table:table-cell table:style-name="ce1" table:formula="of:=IF(ISBLANK([.T533]);&quot;&quot;;[.Q533])" office:value-type="percentage" office:value="0.542235909934685" calcext:value-type="percentage">
            <text:p>54.22%</text:p>
          </table:table-cell>
          <table:table-cell table:formula="of:=IF([.A533]=1;[.V533]*[.N533]/1000000;&quot;&quot;)" office:value-type="float" office:value="23.74634" calcext:value-type="float">
            <text:p>23.746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16108" calcext:value-type="float">
            <text:p>20016108</text:p>
          </table:table-cell>
          <table:table-cell office:value-type="float" office:value="1239711" calcext:value-type="float">
            <text:p>1239711</text:p>
          </table:table-cell>
          <table:table-cell office:value-type="float" office:value="966962" calcext:value-type="float">
            <text:p>966962</text:p>
          </table:table-cell>
          <table:table-cell office:value-type="float" office:value="170" calcext:value-type="float">
            <text:p>170</text:p>
          </table:table-cell>
          <table:table-cell office:value-type="float" office:value="5936234" calcext:value-type="float">
            <text:p>5936234</text:p>
          </table:table-cell>
          <table:table-cell office:value-type="float" office:value="749377" calcext:value-type="float">
            <text:p>749377</text:p>
          </table:table-cell>
          <table:table-cell office:value-type="float" office:value="70" calcext:value-type="float">
            <text:p>70</text:p>
          </table:table-cell>
          <table:table-cell office:value-type="float" office:value="153189197" calcext:value-type="float">
            <text:p>153189197</text:p>
          </table:table-cell>
          <table:table-cell office:value-type="float" office:value="757312" calcext:value-type="float">
            <text:p>757312</text:p>
          </table:table-cell>
          <table:table-cell office:value-type="float" office:value="799210" calcext:value-type="float">
            <text:p>799210</text:p>
          </table:table-cell>
          <table:table-cell office:value-type="float" office:value="10559873" calcext:value-type="float">
            <text:p>10559873</text:p>
          </table:table-cell>
          <table:table-cell/>
          <table:table-cell table:formula="of:=SUM([.B534:.L534])" office:value-type="float" office:value="194214224" calcext:value-type="float">
            <text:p>194214224</text:p>
          </table:table-cell>
          <table:table-cell table:formula="of:=MAX([.B534:.L534])" office:value-type="float" office:value="153189197" calcext:value-type="float">
            <text:p>153189197</text:p>
          </table:table-cell>
          <table:table-cell table:formula="of:=INDEX([.$B$1:.$L$1];0;MATCH(MAX([.$B534:.$L534]);[.$B534:.$L534];0))" office:value-type="string" office:string-value="Facendi" calcext:value-type="string">
            <text:p>Facendi</text:p>
          </table:table-cell>
          <table:table-cell table:formula="of:=[.O534]/[.N534]" office:value-type="percentage" office:value="0.788764045418218" calcext:value-type="percentage">
            <text:p>78.88%</text:p>
          </table:table-cell>
          <table:table-cell/>
          <table:table-cell table:formula="of:=1000000000/[.N534]" office:value-type="float" office:value="5.1489534566737" calcext:value-type="float">
            <text:p>5.1489534566737</text:p>
          </table:table-cell>
          <table:table-cell table:formula="of:=IF([.A534]=1;1000000000/[.N534];&quot;&quot;)" office:value-type="float" office:value="5.1489534566737" calcext:value-type="float">
            <text:p>5.1489534566737</text:p>
          </table:table-cell>
          <table:table-cell table:formula="of:=IF([.A534]=1;[.P534];&quot;&quot;)" office:value-type="string" office:string-value="Facendi" calcext:value-type="string">
            <text:p>Facendi</text:p>
          </table:table-cell>
          <table:table-cell table:style-name="ce1" table:formula="of:=IF(ISBLANK([.T534]);&quot;&quot;;[.Q534])" office:value-type="percentage" office:value="0.788764045418218" calcext:value-type="percentage">
            <text:p>78.88%</text:p>
          </table:table-cell>
          <table:table-cell table:formula="of:=IF([.A534]=1;[.V534]*[.N534]/1000000;&quot;&quot;)" office:value-type="float" office:value="153.189197" calcext:value-type="float">
            <text:p>153.1891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8683" calcext:value-type="float">
            <text:p>908683</text:p>
          </table:table-cell>
          <table:table-cell office:value-type="float" office:value="1217490" calcext:value-type="float">
            <text:p>1217490</text:p>
          </table:table-cell>
          <table:table-cell office:value-type="float" office:value="988102" calcext:value-type="float">
            <text:p>988102</text:p>
          </table:table-cell>
          <table:table-cell office:value-type="float" office:value="80" calcext:value-type="float">
            <text:p>80</text:p>
          </table:table-cell>
          <table:table-cell office:value-type="float" office:value="5134229" calcext:value-type="float">
            <text:p>5134229</text:p>
          </table:table-cell>
          <table:table-cell office:value-type="float" office:value="753414" calcext:value-type="float">
            <text:p>753414</text:p>
          </table:table-cell>
          <table:table-cell office:value-type="float" office:value="371" calcext:value-type="float">
            <text:p>371</text:p>
          </table:table-cell>
          <table:table-cell office:value-type="float" office:value="246239" calcext:value-type="float">
            <text:p>246239</text:p>
          </table:table-cell>
          <table:table-cell office:value-type="float" office:value="743956" calcext:value-type="float">
            <text:p>743956</text:p>
          </table:table-cell>
          <table:table-cell office:value-type="float" office:value="775887" calcext:value-type="float">
            <text:p>775887</text:p>
          </table:table-cell>
          <table:table-cell office:value-type="float" office:value="10912089" calcext:value-type="float">
            <text:p>10912089</text:p>
          </table:table-cell>
          <table:table-cell/>
          <table:table-cell table:formula="of:=SUM([.B535:.L535])" office:value-type="float" office:value="21680540" calcext:value-type="float">
            <text:p>21680540</text:p>
          </table:table-cell>
          <table:table-cell table:formula="of:=MAX([.B535:.L535])" office:value-type="float" office:value="10912089" calcext:value-type="float">
            <text:p>10912089</text:p>
          </table:table-cell>
          <table:table-cell table:formula="of:=INDEX([.$B$1:.$L$1];0;MATCH(MAX([.$B535:.$L535]);[.$B535:.$L535];0))" office:value-type="string" office:string-value="TimeWaitKey" calcext:value-type="string">
            <text:p>TimeWaitKey</text:p>
          </table:table-cell>
          <table:table-cell table:formula="of:=[.O535]/[.N535]" office:value-type="percentage" office:value="0.503312601992386" calcext:value-type="percentage">
            <text:p>50.33%</text:p>
          </table:table-cell>
          <table:table-cell/>
          <table:table-cell table:formula="of:=1000000000/[.N535]" office:value-type="float" office:value="46.1243124018129" calcext:value-type="float">
            <text:p>46.1243124018129</text:p>
          </table:table-cell>
          <table:table-cell table:formula="of:=IF([.A535]=1;1000000000/[.N535];&quot;&quot;)" office:value-type="float" office:value="46.1243124018129" calcext:value-type="float">
            <text:p>46.1243124018129</text:p>
          </table:table-cell>
          <table:table-cell table:formula="of:=IF([.A535]=1;[.P535];&quot;&quot;)" office:value-type="string" office:string-value="TimeWaitKey" calcext:value-type="string">
            <text:p>TimeWaitKey</text:p>
          </table:table-cell>
          <table:table-cell table:style-name="ce1" table:formula="of:=IF(ISBLANK([.T535]);&quot;&quot;;[.Q535])" office:value-type="percentage" office:value="0.503312601992386" calcext:value-type="percentage">
            <text:p>50.33%</text:p>
          </table:table-cell>
          <table:table-cell table:formula="of:=IF([.A535]=1;[.V535]*[.N535]/1000000;&quot;&quot;)" office:value-type="float" office:value="10.912089" calcext:value-type="float">
            <text:p>10.9120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8574" calcext:value-type="float">
            <text:p>758574</text:p>
          </table:table-cell>
          <table:table-cell office:value-type="float" office:value="707869" calcext:value-type="float">
            <text:p>707869</text:p>
          </table:table-cell>
          <table:table-cell office:value-type="float" office:value="962083" calcext:value-type="float">
            <text:p>962083</text:p>
          </table:table-cell>
          <table:table-cell office:value-type="float" office:value="60" calcext:value-type="float">
            <text:p>60</text:p>
          </table:table-cell>
          <table:table-cell office:value-type="float" office:value="5146532" calcext:value-type="float">
            <text:p>5146532</text:p>
          </table:table-cell>
          <table:table-cell office:value-type="float" office:value="753233" calcext:value-type="float">
            <text:p>753233</text:p>
          </table:table-cell>
          <table:table-cell office:value-type="float" office:value="70" calcext:value-type="float">
            <text:p>70</text:p>
          </table:table-cell>
          <table:table-cell office:value-type="float" office:value="243104" calcext:value-type="float">
            <text:p>243104</text:p>
          </table:table-cell>
          <table:table-cell office:value-type="float" office:value="765668" calcext:value-type="float">
            <text:p>765668</text:p>
          </table:table-cell>
          <table:table-cell office:value-type="float" office:value="804910" calcext:value-type="float">
            <text:p>804910</text:p>
          </table:table-cell>
          <table:table-cell office:value-type="float" office:value="10663545" calcext:value-type="float">
            <text:p>10663545</text:p>
          </table:table-cell>
          <table:table-cell/>
          <table:table-cell table:formula="of:=SUM([.B536:.L536])" office:value-type="float" office:value="20805648" calcext:value-type="float">
            <text:p>20805648</text:p>
          </table:table-cell>
          <table:table-cell table:formula="of:=MAX([.B536:.L536])" office:value-type="float" office:value="10663545" calcext:value-type="float">
            <text:p>10663545</text:p>
          </table:table-cell>
          <table:table-cell table:formula="of:=INDEX([.$B$1:.$L$1];0;MATCH(MAX([.$B536:.$L536]);[.$B536:.$L536];0))" office:value-type="string" office:string-value="TimeWaitKey" calcext:value-type="string">
            <text:p>TimeWaitKey</text:p>
          </table:table-cell>
          <table:table-cell table:formula="of:=[.O536]/[.N536]" office:value-type="percentage" office:value="0.512531260742275" calcext:value-type="percentage">
            <text:p>51.25%</text:p>
          </table:table-cell>
          <table:table-cell/>
          <table:table-cell table:formula="of:=1000000000/[.N536]" office:value-type="float" office:value="48.0638718870953" calcext:value-type="float">
            <text:p>48.0638718870953</text:p>
          </table:table-cell>
          <table:table-cell table:formula="of:=IF([.A536]=1;1000000000/[.N536];&quot;&quot;)" office:value-type="float" office:value="48.0638718870953" calcext:value-type="float">
            <text:p>48.0638718870953</text:p>
          </table:table-cell>
          <table:table-cell table:formula="of:=IF([.A536]=1;[.P536];&quot;&quot;)" office:value-type="string" office:string-value="TimeWaitKey" calcext:value-type="string">
            <text:p>TimeWaitKey</text:p>
          </table:table-cell>
          <table:table-cell table:style-name="ce1" table:formula="of:=IF(ISBLANK([.T536]);&quot;&quot;;[.Q536])" office:value-type="percentage" office:value="0.512531260742275" calcext:value-type="percentage">
            <text:p>51.25%</text:p>
          </table:table-cell>
          <table:table-cell table:formula="of:=IF([.A536]=1;[.V536]*[.N536]/1000000;&quot;&quot;)" office:value-type="float" office:value="10.663545" calcext:value-type="float">
            <text:p>10.6635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8314" calcext:value-type="float">
            <text:p>898314</text:p>
          </table:table-cell>
          <table:table-cell office:value-type="float" office:value="1221217" calcext:value-type="float">
            <text:p>1221217</text:p>
          </table:table-cell>
          <table:table-cell office:value-type="float" office:value="968375" calcext:value-type="float">
            <text:p>968375</text:p>
          </table:table-cell>
          <table:table-cell office:value-type="float" office:value="70" calcext:value-type="float">
            <text:p>70</text:p>
          </table:table-cell>
          <table:table-cell office:value-type="float" office:value="5221693" calcext:value-type="float">
            <text:p>5221693</text:p>
          </table:table-cell>
          <table:table-cell office:value-type="float" office:value="747202" calcext:value-type="float">
            <text:p>747202</text:p>
          </table:table-cell>
          <table:table-cell office:value-type="float" office:value="80" calcext:value-type="float">
            <text:p>80</text:p>
          </table:table-cell>
          <table:table-cell office:value-type="float" office:value="251048" calcext:value-type="float">
            <text:p>251048</text:p>
          </table:table-cell>
          <table:table-cell office:value-type="float" office:value="759355" calcext:value-type="float">
            <text:p>759355</text:p>
          </table:table-cell>
          <table:table-cell office:value-type="float" office:value="727937" calcext:value-type="float">
            <text:p>727937</text:p>
          </table:table-cell>
          <table:table-cell office:value-type="float" office:value="10450839" calcext:value-type="float">
            <text:p>10450839</text:p>
          </table:table-cell>
          <table:table-cell/>
          <table:table-cell table:formula="of:=SUM([.B537:.L537])" office:value-type="float" office:value="21246130" calcext:value-type="float">
            <text:p>21246130</text:p>
          </table:table-cell>
          <table:table-cell table:formula="of:=MAX([.B537:.L537])" office:value-type="float" office:value="10450839" calcext:value-type="float">
            <text:p>10450839</text:p>
          </table:table-cell>
          <table:table-cell table:formula="of:=INDEX([.$B$1:.$L$1];0;MATCH(MAX([.$B537:.$L537]);[.$B537:.$L537];0))" office:value-type="string" office:string-value="TimeWaitKey" calcext:value-type="string">
            <text:p>TimeWaitKey</text:p>
          </table:table-cell>
          <table:table-cell table:formula="of:=[.O537]/[.N537]" office:value-type="percentage" office:value="0.49189377077143" calcext:value-type="percentage">
            <text:p>49.19%</text:p>
          </table:table-cell>
          <table:table-cell/>
          <table:table-cell table:formula="of:=1000000000/[.N537]" office:value-type="float" office:value="47.0673953327029" calcext:value-type="float">
            <text:p>47.0673953327029</text:p>
          </table:table-cell>
          <table:table-cell table:formula="of:=IF([.A537]=1;1000000000/[.N537];&quot;&quot;)" office:value-type="float" office:value="47.0673953327029" calcext:value-type="float">
            <text:p>47.0673953327029</text:p>
          </table:table-cell>
          <table:table-cell table:formula="of:=IF([.A537]=1;[.P537];&quot;&quot;)" office:value-type="string" office:string-value="TimeWaitKey" calcext:value-type="string">
            <text:p>TimeWaitKey</text:p>
          </table:table-cell>
          <table:table-cell table:style-name="ce1" table:formula="of:=IF(ISBLANK([.T537]);&quot;&quot;;[.Q537])" office:value-type="percentage" office:value="0.49189377077143" calcext:value-type="percentage">
            <text:p>49.19%</text:p>
          </table:table-cell>
          <table:table-cell table:formula="of:=IF([.A537]=1;[.V537]*[.N537]/1000000;&quot;&quot;)" office:value-type="float" office:value="10.450839" calcext:value-type="float">
            <text:p>10.4508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3818" calcext:value-type="float">
            <text:p>953818</text:p>
          </table:table-cell>
          <table:table-cell office:value-type="float" office:value="1217479" calcext:value-type="float">
            <text:p>1217479</text:p>
          </table:table-cell>
          <table:table-cell office:value-type="float" office:value="1007959" calcext:value-type="float">
            <text:p>1007959</text:p>
          </table:table-cell>
          <table:table-cell office:value-type="float" office:value="80" calcext:value-type="float">
            <text:p>80</text:p>
          </table:table-cell>
          <table:table-cell office:value-type="float" office:value="5617290" calcext:value-type="float">
            <text:p>5617290</text:p>
          </table:table-cell>
          <table:table-cell office:value-type="float" office:value="736873" calcext:value-type="float">
            <text:p>736873</text:p>
          </table:table-cell>
          <table:table-cell office:value-type="float" office:value="71" calcext:value-type="float">
            <text:p>71</text:p>
          </table:table-cell>
          <table:table-cell office:value-type="float" office:value="155357847" calcext:value-type="float">
            <text:p>155357847</text:p>
          </table:table-cell>
          <table:table-cell office:value-type="float" office:value="753244" calcext:value-type="float">
            <text:p>753244</text:p>
          </table:table-cell>
          <table:table-cell office:value-type="float" office:value="720964" calcext:value-type="float">
            <text:p>720964</text:p>
          </table:table-cell>
          <table:table-cell office:value-type="float" office:value="10946184" calcext:value-type="float">
            <text:p>10946184</text:p>
          </table:table-cell>
          <table:table-cell/>
          <table:table-cell table:formula="of:=SUM([.B538:.L538])" office:value-type="float" office:value="177311809" calcext:value-type="float">
            <text:p>177311809</text:p>
          </table:table-cell>
          <table:table-cell table:formula="of:=MAX([.B538:.L538])" office:value-type="float" office:value="155357847" calcext:value-type="float">
            <text:p>155357847</text:p>
          </table:table-cell>
          <table:table-cell table:formula="of:=INDEX([.$B$1:.$L$1];0;MATCH(MAX([.$B538:.$L538]);[.$B538:.$L538];0))" office:value-type="string" office:string-value="Facendi" calcext:value-type="string">
            <text:p>Facendi</text:p>
          </table:table-cell>
          <table:table-cell table:formula="of:=[.O538]/[.N538]" office:value-type="percentage" office:value="0.876184433942581" calcext:value-type="percentage">
            <text:p>87.62%</text:p>
          </table:table-cell>
          <table:table-cell/>
          <table:table-cell table:formula="of:=1000000000/[.N538]" office:value-type="float" office:value="5.63978228883785" calcext:value-type="float">
            <text:p>5.63978228883785</text:p>
          </table:table-cell>
          <table:table-cell table:formula="of:=IF([.A538]=1;1000000000/[.N538];&quot;&quot;)" office:value-type="float" office:value="5.63978228883785" calcext:value-type="float">
            <text:p>5.63978228883785</text:p>
          </table:table-cell>
          <table:table-cell table:formula="of:=IF([.A538]=1;[.P538];&quot;&quot;)" office:value-type="string" office:string-value="Facendi" calcext:value-type="string">
            <text:p>Facendi</text:p>
          </table:table-cell>
          <table:table-cell table:style-name="ce1" table:formula="of:=IF(ISBLANK([.T538]);&quot;&quot;;[.Q538])" office:value-type="percentage" office:value="0.876184433942581" calcext:value-type="percentage">
            <text:p>87.62%</text:p>
          </table:table-cell>
          <table:table-cell table:formula="of:=IF([.A538]=1;[.V538]*[.N538]/1000000;&quot;&quot;)" office:value-type="float" office:value="155.357847" calcext:value-type="float">
            <text:p>155.3578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5036" calcext:value-type="float">
            <text:p>915036</text:p>
          </table:table-cell>
          <table:table-cell office:value-type="float" office:value="1228018" calcext:value-type="float">
            <text:p>1228018</text:p>
          </table:table-cell>
          <table:table-cell office:value-type="float" office:value="975839" calcext:value-type="float">
            <text:p>975839</text:p>
          </table:table-cell>
          <table:table-cell office:value-type="float" office:value="171" calcext:value-type="float">
            <text:p>171</text:p>
          </table:table-cell>
          <table:table-cell office:value-type="float" office:value="5308324" calcext:value-type="float">
            <text:p>5308324</text:p>
          </table:table-cell>
          <table:table-cell office:value-type="float" office:value="757902" calcext:value-type="float">
            <text:p>757902</text:p>
          </table:table-cell>
          <table:table-cell office:value-type="float" office:value="80" calcext:value-type="float">
            <text:p>80</text:p>
          </table:table-cell>
          <table:table-cell office:value-type="float" office:value="248503" calcext:value-type="float">
            <text:p>248503</text:p>
          </table:table-cell>
          <table:table-cell office:value-type="float" office:value="758444" calcext:value-type="float">
            <text:p>758444</text:p>
          </table:table-cell>
          <table:table-cell office:value-type="float" office:value="755167" calcext:value-type="float">
            <text:p>755167</text:p>
          </table:table-cell>
          <table:table-cell office:value-type="float" office:value="10668615" calcext:value-type="float">
            <text:p>10668615</text:p>
          </table:table-cell>
          <table:table-cell/>
          <table:table-cell table:formula="of:=SUM([.B539:.L539])" office:value-type="float" office:value="21616099" calcext:value-type="float">
            <text:p>21616099</text:p>
          </table:table-cell>
          <table:table-cell table:formula="of:=MAX([.B539:.L539])" office:value-type="float" office:value="10668615" calcext:value-type="float">
            <text:p>10668615</text:p>
          </table:table-cell>
          <table:table-cell table:formula="of:=INDEX([.$B$1:.$L$1];0;MATCH(MAX([.$B539:.$L539]);[.$B539:.$L539];0))" office:value-type="string" office:string-value="TimeWaitKey" calcext:value-type="string">
            <text:p>TimeWaitKey</text:p>
          </table:table-cell>
          <table:table-cell table:formula="of:=[.O539]/[.N539]" office:value-type="percentage" office:value="0.493549506781959" calcext:value-type="percentage">
            <text:p>49.35%</text:p>
          </table:table-cell>
          <table:table-cell/>
          <table:table-cell table:formula="of:=1000000000/[.N539]" office:value-type="float" office:value="46.2618162509341" calcext:value-type="float">
            <text:p>46.2618162509341</text:p>
          </table:table-cell>
          <table:table-cell table:formula="of:=IF([.A539]=1;1000000000/[.N539];&quot;&quot;)" office:value-type="float" office:value="46.2618162509341" calcext:value-type="float">
            <text:p>46.2618162509341</text:p>
          </table:table-cell>
          <table:table-cell table:formula="of:=IF([.A539]=1;[.P539];&quot;&quot;)" office:value-type="string" office:string-value="TimeWaitKey" calcext:value-type="string">
            <text:p>TimeWaitKey</text:p>
          </table:table-cell>
          <table:table-cell table:style-name="ce1" table:formula="of:=IF(ISBLANK([.T539]);&quot;&quot;;[.Q539])" office:value-type="percentage" office:value="0.493549506781959" calcext:value-type="percentage">
            <text:p>49.35%</text:p>
          </table:table-cell>
          <table:table-cell table:formula="of:=IF([.A539]=1;[.V539]*[.N539]/1000000;&quot;&quot;)" office:value-type="float" office:value="10.668615" calcext:value-type="float">
            <text:p>10.6686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3690" calcext:value-type="float">
            <text:p>1013690</text:p>
          </table:table-cell>
          <table:table-cell office:value-type="float" office:value="890740" calcext:value-type="float">
            <text:p>890740</text:p>
          </table:table-cell>
          <table:table-cell office:value-type="float" office:value="964007" calcext:value-type="float">
            <text:p>964007</text:p>
          </table:table-cell>
          <table:table-cell office:value-type="float" office:value="70" calcext:value-type="float">
            <text:p>70</text:p>
          </table:table-cell>
          <table:table-cell office:value-type="float" office:value="5368877" calcext:value-type="float">
            <text:p>5368877</text:p>
          </table:table-cell>
          <table:table-cell office:value-type="float" office:value="736102" calcext:value-type="float">
            <text:p>736102</text:p>
          </table:table-cell>
          <table:table-cell office:value-type="float" office:value="80" calcext:value-type="float">
            <text:p>80</text:p>
          </table:table-cell>
          <table:table-cell office:value-type="float" office:value="221482" calcext:value-type="float">
            <text:p>221482</text:p>
          </table:table-cell>
          <table:table-cell office:value-type="float" office:value="762501" calcext:value-type="float">
            <text:p>762501</text:p>
          </table:table-cell>
          <table:table-cell office:value-type="float" office:value="759465" calcext:value-type="float">
            <text:p>759465</text:p>
          </table:table-cell>
          <table:table-cell office:value-type="float" office:value="10610216" calcext:value-type="float">
            <text:p>10610216</text:p>
          </table:table-cell>
          <table:table-cell/>
          <table:table-cell table:formula="of:=SUM([.B540:.L540])" office:value-type="float" office:value="21327230" calcext:value-type="float">
            <text:p>21327230</text:p>
          </table:table-cell>
          <table:table-cell table:formula="of:=MAX([.B540:.L540])" office:value-type="float" office:value="10610216" calcext:value-type="float">
            <text:p>10610216</text:p>
          </table:table-cell>
          <table:table-cell table:formula="of:=INDEX([.$B$1:.$L$1];0;MATCH(MAX([.$B540:.$L540]);[.$B540:.$L540];0))" office:value-type="string" office:string-value="TimeWaitKey" calcext:value-type="string">
            <text:p>TimeWaitKey</text:p>
          </table:table-cell>
          <table:table-cell table:formula="of:=[.O540]/[.N540]" office:value-type="percentage" office:value="0.497496205555058" calcext:value-type="percentage">
            <text:p>49.75%</text:p>
          </table:table-cell>
          <table:table-cell/>
          <table:table-cell table:formula="of:=1000000000/[.N540]" office:value-type="float" office:value="46.8884144823308" calcext:value-type="float">
            <text:p>46.8884144823308</text:p>
          </table:table-cell>
          <table:table-cell table:formula="of:=IF([.A540]=1;1000000000/[.N540];&quot;&quot;)" office:value-type="float" office:value="46.8884144823308" calcext:value-type="float">
            <text:p>46.8884144823308</text:p>
          </table:table-cell>
          <table:table-cell table:formula="of:=IF([.A540]=1;[.P540];&quot;&quot;)" office:value-type="string" office:string-value="TimeWaitKey" calcext:value-type="string">
            <text:p>TimeWaitKey</text:p>
          </table:table-cell>
          <table:table-cell table:style-name="ce1" table:formula="of:=IF(ISBLANK([.T540]);&quot;&quot;;[.Q540])" office:value-type="percentage" office:value="0.497496205555058" calcext:value-type="percentage">
            <text:p>49.75%</text:p>
          </table:table-cell>
          <table:table-cell table:formula="of:=IF([.A540]=1;[.V540]*[.N540]/1000000;&quot;&quot;)" office:value-type="float" office:value="10.610216" calcext:value-type="float">
            <text:p>10.6102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6448" calcext:value-type="float">
            <text:p>766448</text:p>
          </table:table-cell>
          <table:table-cell office:value-type="float" office:value="745249" calcext:value-type="float">
            <text:p>745249</text:p>
          </table:table-cell>
          <table:table-cell office:value-type="float" office:value="984004" calcext:value-type="float">
            <text:p>984004</text:p>
          </table:table-cell>
          <table:table-cell office:value-type="float" office:value="90" calcext:value-type="float">
            <text:p>90</text:p>
          </table:table-cell>
          <table:table-cell office:value-type="float" office:value="5283237" calcext:value-type="float">
            <text:p>5283237</text:p>
          </table:table-cell>
          <table:table-cell office:value-type="float" office:value="713680" calcext:value-type="float">
            <text:p>713680</text:p>
          </table:table-cell>
          <table:table-cell office:value-type="float" office:value="80" calcext:value-type="float">
            <text:p>80</text:p>
          </table:table-cell>
          <table:table-cell office:value-type="float" office:value="258281" calcext:value-type="float">
            <text:p>258281</text:p>
          </table:table-cell>
          <table:table-cell office:value-type="float" office:value="735200" calcext:value-type="float">
            <text:p>735200</text:p>
          </table:table-cell>
          <table:table-cell office:value-type="float" office:value="739919" calcext:value-type="float">
            <text:p>739919</text:p>
          </table:table-cell>
          <table:table-cell office:value-type="float" office:value="10830176" calcext:value-type="float">
            <text:p>10830176</text:p>
          </table:table-cell>
          <table:table-cell/>
          <table:table-cell table:formula="of:=SUM([.B541:.L541])" office:value-type="float" office:value="21056364" calcext:value-type="float">
            <text:p>21056364</text:p>
          </table:table-cell>
          <table:table-cell table:formula="of:=MAX([.B541:.L541])" office:value-type="float" office:value="10830176" calcext:value-type="float">
            <text:p>10830176</text:p>
          </table:table-cell>
          <table:table-cell table:formula="of:=INDEX([.$B$1:.$L$1];0;MATCH(MAX([.$B541:.$L541]);[.$B541:.$L541];0))" office:value-type="string" office:string-value="TimeWaitKey" calcext:value-type="string">
            <text:p>TimeWaitKey</text:p>
          </table:table-cell>
          <table:table-cell table:formula="of:=[.O541]/[.N541]" office:value-type="percentage" office:value="0.514342172276277" calcext:value-type="percentage">
            <text:p>51.43%</text:p>
          </table:table-cell>
          <table:table-cell/>
          <table:table-cell table:formula="of:=1000000000/[.N541]" office:value-type="float" office:value="47.4915802177432" calcext:value-type="float">
            <text:p>47.4915802177432</text:p>
          </table:table-cell>
          <table:table-cell table:formula="of:=IF([.A541]=1;1000000000/[.N541];&quot;&quot;)" office:value-type="float" office:value="47.4915802177432" calcext:value-type="float">
            <text:p>47.4915802177432</text:p>
          </table:table-cell>
          <table:table-cell table:formula="of:=IF([.A541]=1;[.P541];&quot;&quot;)" office:value-type="string" office:string-value="TimeWaitKey" calcext:value-type="string">
            <text:p>TimeWaitKey</text:p>
          </table:table-cell>
          <table:table-cell table:style-name="ce1" table:formula="of:=IF(ISBLANK([.T541]);&quot;&quot;;[.Q541])" office:value-type="percentage" office:value="0.514342172276277" calcext:value-type="percentage">
            <text:p>51.43%</text:p>
          </table:table-cell>
          <table:table-cell table:formula="of:=IF([.A541]=1;[.V541]*[.N541]/1000000;&quot;&quot;)" office:value-type="float" office:value="10.830176" calcext:value-type="float">
            <text:p>10.8301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1421" calcext:value-type="float">
            <text:p>751421</text:p>
          </table:table-cell>
          <table:table-cell office:value-type="float" office:value="716305" calcext:value-type="float">
            <text:p>716305</text:p>
          </table:table-cell>
          <table:table-cell office:value-type="float" office:value="964768" calcext:value-type="float">
            <text:p>964768</text:p>
          </table:table-cell>
          <table:table-cell office:value-type="float" office:value="170" calcext:value-type="float">
            <text:p>170</text:p>
          </table:table-cell>
          <table:table-cell office:value-type="float" office:value="5182650" calcext:value-type="float">
            <text:p>5182650</text:p>
          </table:table-cell>
          <table:table-cell office:value-type="float" office:value="752222" calcext:value-type="float">
            <text:p>752222</text:p>
          </table:table-cell>
          <table:table-cell office:value-type="float" office:value="80" calcext:value-type="float">
            <text:p>80</text:p>
          </table:table-cell>
          <table:table-cell office:value-type="float" office:value="254885" calcext:value-type="float">
            <text:p>254885</text:p>
          </table:table-cell>
          <table:table-cell office:value-type="float" office:value="776247" calcext:value-type="float">
            <text:p>776247</text:p>
          </table:table-cell>
          <table:table-cell office:value-type="float" office:value="702068" calcext:value-type="float">
            <text:p>702068</text:p>
          </table:table-cell>
          <table:table-cell office:value-type="float" office:value="10534104" calcext:value-type="float">
            <text:p>10534104</text:p>
          </table:table-cell>
          <table:table-cell/>
          <table:table-cell table:formula="of:=SUM([.B542:.L542])" office:value-type="float" office:value="20634920" calcext:value-type="float">
            <text:p>20634920</text:p>
          </table:table-cell>
          <table:table-cell table:formula="of:=MAX([.B542:.L542])" office:value-type="float" office:value="10534104" calcext:value-type="float">
            <text:p>10534104</text:p>
          </table:table-cell>
          <table:table-cell table:formula="of:=INDEX([.$B$1:.$L$1];0;MATCH(MAX([.$B542:.$L542]);[.$B542:.$L542];0))" office:value-type="string" office:string-value="TimeWaitKey" calcext:value-type="string">
            <text:p>TimeWaitKey</text:p>
          </table:table-cell>
          <table:table-cell table:formula="of:=[.O542]/[.N542]" office:value-type="percentage" office:value="0.510498901861505" calcext:value-type="percentage">
            <text:p>51.05%</text:p>
          </table:table-cell>
          <table:table-cell/>
          <table:table-cell table:formula="of:=1000000000/[.N542]" office:value-type="float" office:value="48.4615399526628" calcext:value-type="float">
            <text:p>48.4615399526628</text:p>
          </table:table-cell>
          <table:table-cell table:formula="of:=IF([.A542]=1;1000000000/[.N542];&quot;&quot;)" office:value-type="float" office:value="48.4615399526628" calcext:value-type="float">
            <text:p>48.4615399526628</text:p>
          </table:table-cell>
          <table:table-cell table:formula="of:=IF([.A542]=1;[.P542];&quot;&quot;)" office:value-type="string" office:string-value="TimeWaitKey" calcext:value-type="string">
            <text:p>TimeWaitKey</text:p>
          </table:table-cell>
          <table:table-cell table:style-name="ce1" table:formula="of:=IF(ISBLANK([.T542]);&quot;&quot;;[.Q542])" office:value-type="percentage" office:value="0.510498901861505" calcext:value-type="percentage">
            <text:p>51.05%</text:p>
          </table:table-cell>
          <table:table-cell table:formula="of:=IF([.A542]=1;[.V542]*[.N542]/1000000;&quot;&quot;)" office:value-type="float" office:value="10.534104" calcext:value-type="float">
            <text:p>10.5341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9630" calcext:value-type="float">
            <text:p>799630</text:p>
          </table:table-cell>
          <table:table-cell office:value-type="float" office:value="768312" calcext:value-type="float">
            <text:p>768312</text:p>
          </table:table-cell>
          <table:table-cell office:value-type="float" office:value="2059038" calcext:value-type="float">
            <text:p>2059038</text:p>
          </table:table-cell>
          <table:table-cell office:value-type="float" office:value="60" calcext:value-type="float">
            <text:p>60</text:p>
          </table:table-cell>
          <table:table-cell office:value-type="float" office:value="5188891" calcext:value-type="float">
            <text:p>5188891</text:p>
          </table:table-cell>
          <table:table-cell office:value-type="float" office:value="739899" calcext:value-type="float">
            <text:p>739899</text:p>
          </table:table-cell>
          <table:table-cell office:value-type="float" office:value="70" calcext:value-type="float">
            <text:p>70</text:p>
          </table:table-cell>
          <table:table-cell office:value-type="float" office:value="243975" calcext:value-type="float">
            <text:p>243975</text:p>
          </table:table-cell>
          <table:table-cell office:value-type="float" office:value="745099" calcext:value-type="float">
            <text:p>745099</text:p>
          </table:table-cell>
          <table:table-cell office:value-type="float" office:value="730692" calcext:value-type="float">
            <text:p>730692</text:p>
          </table:table-cell>
          <table:table-cell office:value-type="float" office:value="10626466" calcext:value-type="float">
            <text:p>10626466</text:p>
          </table:table-cell>
          <table:table-cell/>
          <table:table-cell table:formula="of:=SUM([.B543:.L543])" office:value-type="float" office:value="21902132" calcext:value-type="float">
            <text:p>21902132</text:p>
          </table:table-cell>
          <table:table-cell table:formula="of:=MAX([.B543:.L543])" office:value-type="float" office:value="10626466" calcext:value-type="float">
            <text:p>10626466</text:p>
          </table:table-cell>
          <table:table-cell table:formula="of:=INDEX([.$B$1:.$L$1];0;MATCH(MAX([.$B543:.$L543]);[.$B543:.$L543];0))" office:value-type="string" office:string-value="TimeWaitKey" calcext:value-type="string">
            <text:p>TimeWaitKey</text:p>
          </table:table-cell>
          <table:table-cell table:formula="of:=[.O543]/[.N543]" office:value-type="percentage" office:value="0.485179524988709" calcext:value-type="percentage">
            <text:p>48.52%</text:p>
          </table:table-cell>
          <table:table-cell/>
          <table:table-cell table:formula="of:=1000000000/[.N543]" office:value-type="float" office:value="45.6576556108784" calcext:value-type="float">
            <text:p>45.6576556108784</text:p>
          </table:table-cell>
          <table:table-cell table:formula="of:=IF([.A543]=1;1000000000/[.N543];&quot;&quot;)" office:value-type="float" office:value="45.6576556108784" calcext:value-type="float">
            <text:p>45.6576556108784</text:p>
          </table:table-cell>
          <table:table-cell table:formula="of:=IF([.A543]=1;[.P543];&quot;&quot;)" office:value-type="string" office:string-value="TimeWaitKey" calcext:value-type="string">
            <text:p>TimeWaitKey</text:p>
          </table:table-cell>
          <table:table-cell table:style-name="ce1" table:formula="of:=IF(ISBLANK([.T543]);&quot;&quot;;[.Q543])" office:value-type="percentage" office:value="0.485179524988709" calcext:value-type="percentage">
            <text:p>48.52%</text:p>
          </table:table-cell>
          <table:table-cell table:formula="of:=IF([.A543]=1;[.V543]*[.N543]/1000000;&quot;&quot;)" office:value-type="float" office:value="10.626466" calcext:value-type="float">
            <text:p>10.6264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0661" calcext:value-type="float">
            <text:p>950661</text:p>
          </table:table-cell>
          <table:table-cell office:value-type="float" office:value="1228910" calcext:value-type="float">
            <text:p>1228910</text:p>
          </table:table-cell>
          <table:table-cell office:value-type="float" office:value="977562" calcext:value-type="float">
            <text:p>977562</text:p>
          </table:table-cell>
          <table:table-cell office:value-type="float" office:value="90" calcext:value-type="float">
            <text:p>90</text:p>
          </table:table-cell>
          <table:table-cell office:value-type="float" office:value="5298245" calcext:value-type="float">
            <text:p>5298245</text:p>
          </table:table-cell>
          <table:table-cell office:value-type="float" office:value="746000" calcext:value-type="float">
            <text:p>746000</text:p>
          </table:table-cell>
          <table:table-cell office:value-type="float" office:value="70" calcext:value-type="float">
            <text:p>70</text:p>
          </table:table-cell>
          <table:table-cell office:value-type="float" office:value="247491" calcext:value-type="float">
            <text:p>247491</text:p>
          </table:table-cell>
          <table:table-cell office:value-type="float" office:value="955781" calcext:value-type="float">
            <text:p>955781</text:p>
          </table:table-cell>
          <table:table-cell office:value-type="float" office:value="733908" calcext:value-type="float">
            <text:p>733908</text:p>
          </table:table-cell>
          <table:table-cell office:value-type="float" office:value="10751659" calcext:value-type="float">
            <text:p>10751659</text:p>
          </table:table-cell>
          <table:table-cell/>
          <table:table-cell table:formula="of:=SUM([.B544:.L544])" office:value-type="float" office:value="21890377" calcext:value-type="float">
            <text:p>21890377</text:p>
          </table:table-cell>
          <table:table-cell table:formula="of:=MAX([.B544:.L544])" office:value-type="float" office:value="10751659" calcext:value-type="float">
            <text:p>10751659</text:p>
          </table:table-cell>
          <table:table-cell table:formula="of:=INDEX([.$B$1:.$L$1];0;MATCH(MAX([.$B544:.$L544]);[.$B544:.$L544];0))" office:value-type="string" office:string-value="TimeWaitKey" calcext:value-type="string">
            <text:p>TimeWaitKey</text:p>
          </table:table-cell>
          <table:table-cell table:formula="of:=[.O544]/[.N544]" office:value-type="percentage" office:value="0.491159151804466" calcext:value-type="percentage">
            <text:p>49.12%</text:p>
          </table:table-cell>
          <table:table-cell/>
          <table:table-cell table:formula="of:=1000000000/[.N544]" office:value-type="float" office:value="45.6821734956872" calcext:value-type="float">
            <text:p>45.6821734956872</text:p>
          </table:table-cell>
          <table:table-cell table:formula="of:=IF([.A544]=1;1000000000/[.N544];&quot;&quot;)" office:value-type="float" office:value="45.6821734956872" calcext:value-type="float">
            <text:p>45.6821734956872</text:p>
          </table:table-cell>
          <table:table-cell table:formula="of:=IF([.A544]=1;[.P544];&quot;&quot;)" office:value-type="string" office:string-value="TimeWaitKey" calcext:value-type="string">
            <text:p>TimeWaitKey</text:p>
          </table:table-cell>
          <table:table-cell table:style-name="ce1" table:formula="of:=IF(ISBLANK([.T544]);&quot;&quot;;[.Q544])" office:value-type="percentage" office:value="0.491159151804466" calcext:value-type="percentage">
            <text:p>49.12%</text:p>
          </table:table-cell>
          <table:table-cell table:formula="of:=IF([.A544]=1;[.V544]*[.N544]/1000000;&quot;&quot;)" office:value-type="float" office:value="10.751659" calcext:value-type="float">
            <text:p>10.7516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3329" calcext:value-type="float">
            <text:p>863329</text:p>
          </table:table-cell>
          <table:table-cell office:value-type="float" office:value="708030" calcext:value-type="float">
            <text:p>708030</text:p>
          </table:table-cell>
          <table:table-cell office:value-type="float" office:value="964919" calcext:value-type="float">
            <text:p>964919</text:p>
          </table:table-cell>
          <table:table-cell office:value-type="float" office:value="80" calcext:value-type="float">
            <text:p>80</text:p>
          </table:table-cell>
          <table:table-cell office:value-type="float" office:value="5163404" calcext:value-type="float">
            <text:p>5163404</text:p>
          </table:table-cell>
          <table:table-cell office:value-type="float" office:value="725743" calcext:value-type="float">
            <text:p>725743</text:p>
          </table:table-cell>
          <table:table-cell office:value-type="float" office:value="70" calcext:value-type="float">
            <text:p>70</text:p>
          </table:table-cell>
          <table:table-cell office:value-type="float" office:value="281835" calcext:value-type="float">
            <text:p>281835</text:p>
          </table:table-cell>
          <table:table-cell office:value-type="float" office:value="763112" calcext:value-type="float">
            <text:p>763112</text:p>
          </table:table-cell>
          <table:table-cell office:value-type="float" office:value="796765" calcext:value-type="float">
            <text:p>796765</text:p>
          </table:table-cell>
          <table:table-cell office:value-type="float" office:value="10518475" calcext:value-type="float">
            <text:p>10518475</text:p>
          </table:table-cell>
          <table:table-cell/>
          <table:table-cell table:formula="of:=SUM([.B545:.L545])" office:value-type="float" office:value="20785762" calcext:value-type="float">
            <text:p>20785762</text:p>
          </table:table-cell>
          <table:table-cell table:formula="of:=MAX([.B545:.L545])" office:value-type="float" office:value="10518475" calcext:value-type="float">
            <text:p>10518475</text:p>
          </table:table-cell>
          <table:table-cell table:formula="of:=INDEX([.$B$1:.$L$1];0;MATCH(MAX([.$B545:.$L545]);[.$B545:.$L545];0))" office:value-type="string" office:string-value="TimeWaitKey" calcext:value-type="string">
            <text:p>TimeWaitKey</text:p>
          </table:table-cell>
          <table:table-cell table:formula="of:=[.O545]/[.N545]" office:value-type="percentage" office:value="0.506042309153737" calcext:value-type="percentage">
            <text:p>50.60%</text:p>
          </table:table-cell>
          <table:table-cell/>
          <table:table-cell table:formula="of:=1000000000/[.N545]" office:value-type="float" office:value="48.1098551979956" calcext:value-type="float">
            <text:p>48.1098551979956</text:p>
          </table:table-cell>
          <table:table-cell table:formula="of:=IF([.A545]=1;1000000000/[.N545];&quot;&quot;)" office:value-type="float" office:value="48.1098551979956" calcext:value-type="float">
            <text:p>48.1098551979956</text:p>
          </table:table-cell>
          <table:table-cell table:formula="of:=IF([.A545]=1;[.P545];&quot;&quot;)" office:value-type="string" office:string-value="TimeWaitKey" calcext:value-type="string">
            <text:p>TimeWaitKey</text:p>
          </table:table-cell>
          <table:table-cell table:style-name="ce1" table:formula="of:=IF(ISBLANK([.T545]);&quot;&quot;;[.Q545])" office:value-type="percentage" office:value="0.506042309153737" calcext:value-type="percentage">
            <text:p>50.60%</text:p>
          </table:table-cell>
          <table:table-cell table:formula="of:=IF([.A545]=1;[.V545]*[.N545]/1000000;&quot;&quot;)" office:value-type="float" office:value="10.518475" calcext:value-type="float">
            <text:p>10.518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71176" calcext:value-type="float">
            <text:p>19071176</text:p>
          </table:table-cell>
          <table:table-cell office:value-type="float" office:value="1231315" calcext:value-type="float">
            <text:p>1231315</text:p>
          </table:table-cell>
          <table:table-cell office:value-type="float" office:value="974497" calcext:value-type="float">
            <text:p>974497</text:p>
          </table:table-cell>
          <table:table-cell office:value-type="float" office:value="70" calcext:value-type="float">
            <text:p>70</text:p>
          </table:table-cell>
          <table:table-cell office:value-type="float" office:value="5172261" calcext:value-type="float">
            <text:p>5172261</text:p>
          </table:table-cell>
          <table:table-cell office:value-type="float" office:value="732936" calcext:value-type="float">
            <text:p>732936</text:p>
          </table:table-cell>
          <table:table-cell office:value-type="float" office:value="80" calcext:value-type="float">
            <text:p>80</text:p>
          </table:table-cell>
          <table:table-cell office:value-type="float" office:value="155137366" calcext:value-type="float">
            <text:p>155137366</text:p>
          </table:table-cell>
          <table:table-cell office:value-type="float" office:value="765247" calcext:value-type="float">
            <text:p>765247</text:p>
          </table:table-cell>
          <table:table-cell office:value-type="float" office:value="771348" calcext:value-type="float">
            <text:p>771348</text:p>
          </table:table-cell>
          <table:table-cell office:value-type="float" office:value="10608094" calcext:value-type="float">
            <text:p>10608094</text:p>
          </table:table-cell>
          <table:table-cell/>
          <table:table-cell table:formula="of:=SUM([.B546:.L546])" office:value-type="float" office:value="194464390" calcext:value-type="float">
            <text:p>194464390</text:p>
          </table:table-cell>
          <table:table-cell table:formula="of:=MAX([.B546:.L546])" office:value-type="float" office:value="155137366" calcext:value-type="float">
            <text:p>155137366</text:p>
          </table:table-cell>
          <table:table-cell table:formula="of:=INDEX([.$B$1:.$L$1];0;MATCH(MAX([.$B546:.$L546]);[.$B546:.$L546];0))" office:value-type="string" office:string-value="Facendi" calcext:value-type="string">
            <text:p>Facendi</text:p>
          </table:table-cell>
          <table:table-cell table:formula="of:=[.O546]/[.N546]" office:value-type="percentage" office:value="0.79776747814857" calcext:value-type="percentage">
            <text:p>79.78%</text:p>
          </table:table-cell>
          <table:table-cell/>
          <table:table-cell table:formula="of:=1000000000/[.N546]" office:value-type="float" office:value="5.14232965737326" calcext:value-type="float">
            <text:p>5.14232965737326</text:p>
          </table:table-cell>
          <table:table-cell table:formula="of:=IF([.A546]=1;1000000000/[.N546];&quot;&quot;)" office:value-type="float" office:value="5.14232965737326" calcext:value-type="float">
            <text:p>5.14232965737326</text:p>
          </table:table-cell>
          <table:table-cell table:formula="of:=IF([.A546]=1;[.P546];&quot;&quot;)" office:value-type="string" office:string-value="Facendi" calcext:value-type="string">
            <text:p>Facendi</text:p>
          </table:table-cell>
          <table:table-cell table:style-name="ce1" table:formula="of:=IF(ISBLANK([.T546]);&quot;&quot;;[.Q546])" office:value-type="percentage" office:value="0.79776747814857" calcext:value-type="percentage">
            <text:p>79.78%</text:p>
          </table:table-cell>
          <table:table-cell table:formula="of:=IF([.A546]=1;[.V546]*[.N546]/1000000;&quot;&quot;)" office:value-type="float" office:value="155.137366" calcext:value-type="float">
            <text:p>155.1373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1990" calcext:value-type="float">
            <text:p>761990</text:p>
          </table:table-cell>
          <table:table-cell office:value-type="float" office:value="752302" calcext:value-type="float">
            <text:p>752302</text:p>
          </table:table-cell>
          <table:table-cell office:value-type="float" office:value="964267" calcext:value-type="float">
            <text:p>964267</text:p>
          </table:table-cell>
          <table:table-cell office:value-type="float" office:value="100" calcext:value-type="float">
            <text:p>100</text:p>
          </table:table-cell>
          <table:table-cell office:value-type="float" office:value="5420984" calcext:value-type="float">
            <text:p>5420984</text:p>
          </table:table-cell>
          <table:table-cell office:value-type="float" office:value="724170" calcext:value-type="float">
            <text:p>724170</text:p>
          </table:table-cell>
          <table:table-cell office:value-type="float" office:value="70" calcext:value-type="float">
            <text:p>70</text:p>
          </table:table-cell>
          <table:table-cell office:value-type="float" office:value="246780" calcext:value-type="float">
            <text:p>246780</text:p>
          </table:table-cell>
          <table:table-cell office:value-type="float" office:value="758143" calcext:value-type="float">
            <text:p>758143</text:p>
          </table:table-cell>
          <table:table-cell office:value-type="float" office:value="710714" calcext:value-type="float">
            <text:p>710714</text:p>
          </table:table-cell>
          <table:table-cell office:value-type="float" office:value="11009260" calcext:value-type="float">
            <text:p>11009260</text:p>
          </table:table-cell>
          <table:table-cell/>
          <table:table-cell table:formula="of:=SUM([.B547:.L547])" office:value-type="float" office:value="21348780" calcext:value-type="float">
            <text:p>21348780</text:p>
          </table:table-cell>
          <table:table-cell table:formula="of:=MAX([.B547:.L547])" office:value-type="float" office:value="11009260" calcext:value-type="float">
            <text:p>11009260</text:p>
          </table:table-cell>
          <table:table-cell table:formula="of:=INDEX([.$B$1:.$L$1];0;MATCH(MAX([.$B547:.$L547]);[.$B547:.$L547];0))" office:value-type="string" office:string-value="TimeWaitKey" calcext:value-type="string">
            <text:p>TimeWaitKey</text:p>
          </table:table-cell>
          <table:table-cell table:formula="of:=[.O547]/[.N547]" office:value-type="percentage" office:value="0.515685673841784" calcext:value-type="percentage">
            <text:p>51.57%</text:p>
          </table:table-cell>
          <table:table-cell/>
          <table:table-cell table:formula="of:=1000000000/[.N547]" office:value-type="float" office:value="46.8410841275239" calcext:value-type="float">
            <text:p>46.8410841275239</text:p>
          </table:table-cell>
          <table:table-cell table:formula="of:=IF([.A547]=1;1000000000/[.N547];&quot;&quot;)" office:value-type="float" office:value="46.8410841275239" calcext:value-type="float">
            <text:p>46.8410841275239</text:p>
          </table:table-cell>
          <table:table-cell table:formula="of:=IF([.A547]=1;[.P547];&quot;&quot;)" office:value-type="string" office:string-value="TimeWaitKey" calcext:value-type="string">
            <text:p>TimeWaitKey</text:p>
          </table:table-cell>
          <table:table-cell table:style-name="ce1" table:formula="of:=IF(ISBLANK([.T547]);&quot;&quot;;[.Q547])" office:value-type="percentage" office:value="0.515685673841784" calcext:value-type="percentage">
            <text:p>51.57%</text:p>
          </table:table-cell>
          <table:table-cell table:formula="of:=IF([.A547]=1;[.V547]*[.N547]/1000000;&quot;&quot;)" office:value-type="float" office:value="11.00926" calcext:value-type="float">
            <text:p>11.009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5792" calcext:value-type="float">
            <text:p>735792</text:p>
          </table:table-cell>
          <table:table-cell office:value-type="float" office:value="760808" calcext:value-type="float">
            <text:p>760808</text:p>
          </table:table-cell>
          <table:table-cell office:value-type="float" office:value="963847" calcext:value-type="float">
            <text:p>963847</text:p>
          </table:table-cell>
          <table:table-cell office:value-type="float" office:value="100" calcext:value-type="float">
            <text:p>100</text:p>
          </table:table-cell>
          <table:table-cell office:value-type="float" office:value="6906242" calcext:value-type="float">
            <text:p>6906242</text:p>
          </table:table-cell>
          <table:table-cell office:value-type="float" office:value="737545" calcext:value-type="float">
            <text:p>737545</text:p>
          </table:table-cell>
          <table:table-cell office:value-type="float" office:value="80" calcext:value-type="float">
            <text:p>80</text:p>
          </table:table-cell>
          <table:table-cell office:value-type="float" office:value="240498" calcext:value-type="float">
            <text:p>240498</text:p>
          </table:table-cell>
          <table:table-cell office:value-type="float" office:value="753134" calcext:value-type="float">
            <text:p>753134</text:p>
          </table:table-cell>
          <table:table-cell office:value-type="float" office:value="747634" calcext:value-type="float">
            <text:p>747634</text:p>
          </table:table-cell>
          <table:table-cell office:value-type="float" office:value="10548831" calcext:value-type="float">
            <text:p>10548831</text:p>
          </table:table-cell>
          <table:table-cell/>
          <table:table-cell table:formula="of:=SUM([.B548:.L548])" office:value-type="float" office:value="22394511" calcext:value-type="float">
            <text:p>22394511</text:p>
          </table:table-cell>
          <table:table-cell table:formula="of:=MAX([.B548:.L548])" office:value-type="float" office:value="10548831" calcext:value-type="float">
            <text:p>10548831</text:p>
          </table:table-cell>
          <table:table-cell table:formula="of:=INDEX([.$B$1:.$L$1];0;MATCH(MAX([.$B548:.$L548]);[.$B548:.$L548];0))" office:value-type="string" office:string-value="TimeWaitKey" calcext:value-type="string">
            <text:p>TimeWaitKey</text:p>
          </table:table-cell>
          <table:table-cell table:formula="of:=[.O548]/[.N548]" office:value-type="percentage" office:value="0.471045382504668" calcext:value-type="percentage">
            <text:p>47.10%</text:p>
          </table:table-cell>
          <table:table-cell/>
          <table:table-cell table:formula="of:=1000000000/[.N548]" office:value-type="float" office:value="44.653799317163" calcext:value-type="float">
            <text:p>44.653799317163</text:p>
          </table:table-cell>
          <table:table-cell table:formula="of:=IF([.A548]=1;1000000000/[.N548];&quot;&quot;)" office:value-type="float" office:value="44.653799317163" calcext:value-type="float">
            <text:p>44.653799317163</text:p>
          </table:table-cell>
          <table:table-cell table:formula="of:=IF([.A548]=1;[.P548];&quot;&quot;)" office:value-type="string" office:string-value="TimeWaitKey" calcext:value-type="string">
            <text:p>TimeWaitKey</text:p>
          </table:table-cell>
          <table:table-cell table:style-name="ce1" table:formula="of:=IF(ISBLANK([.T548]);&quot;&quot;;[.Q548])" office:value-type="percentage" office:value="0.471045382504668" calcext:value-type="percentage">
            <text:p>47.10%</text:p>
          </table:table-cell>
          <table:table-cell table:formula="of:=IF([.A548]=1;[.V548]*[.N548]/1000000;&quot;&quot;)" office:value-type="float" office:value="10.548831" calcext:value-type="float">
            <text:p>10.5488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9749" calcext:value-type="float">
            <text:p>1029749</text:p>
          </table:table-cell>
          <table:table-cell office:value-type="float" office:value="954189" calcext:value-type="float">
            <text:p>954189</text:p>
          </table:table-cell>
          <table:table-cell office:value-type="float" office:value="964658" calcext:value-type="float">
            <text:p>964658</text:p>
          </table:table-cell>
          <table:table-cell office:value-type="float" office:value="80" calcext:value-type="float">
            <text:p>80</text:p>
          </table:table-cell>
          <table:table-cell office:value-type="float" office:value="5059080" calcext:value-type="float">
            <text:p>5059080</text:p>
          </table:table-cell>
          <table:table-cell office:value-type="float" office:value="720433" calcext:value-type="float">
            <text:p>720433</text:p>
          </table:table-cell>
          <table:table-cell office:value-type="float" office:value="70" calcext:value-type="float">
            <text:p>70</text:p>
          </table:table-cell>
          <table:table-cell office:value-type="float" office:value="243825" calcext:value-type="float">
            <text:p>243825</text:p>
          </table:table-cell>
          <table:table-cell office:value-type="float" office:value="759485" calcext:value-type="float">
            <text:p>759485</text:p>
          </table:table-cell>
          <table:table-cell office:value-type="float" office:value="706137" calcext:value-type="float">
            <text:p>706137</text:p>
          </table:table-cell>
          <table:table-cell office:value-type="float" office:value="10205461" calcext:value-type="float">
            <text:p>10205461</text:p>
          </table:table-cell>
          <table:table-cell/>
          <table:table-cell table:formula="of:=SUM([.B549:.L549])" office:value-type="float" office:value="20643167" calcext:value-type="float">
            <text:p>20643167</text:p>
          </table:table-cell>
          <table:table-cell table:formula="of:=MAX([.B549:.L549])" office:value-type="float" office:value="10205461" calcext:value-type="float">
            <text:p>10205461</text:p>
          </table:table-cell>
          <table:table-cell table:formula="of:=INDEX([.$B$1:.$L$1];0;MATCH(MAX([.$B549:.$L549]);[.$B549:.$L549];0))" office:value-type="string" office:string-value="TimeWaitKey" calcext:value-type="string">
            <text:p>TimeWaitKey</text:p>
          </table:table-cell>
          <table:table-cell table:formula="of:=[.O549]/[.N549]" office:value-type="percentage" office:value="0.494374773018113" calcext:value-type="percentage">
            <text:p>49.44%</text:p>
          </table:table-cell>
          <table:table-cell/>
          <table:table-cell table:formula="of:=1000000000/[.N549]" office:value-type="float" office:value="48.4421794388429" calcext:value-type="float">
            <text:p>48.4421794388429</text:p>
          </table:table-cell>
          <table:table-cell table:formula="of:=IF([.A549]=1;1000000000/[.N549];&quot;&quot;)" office:value-type="float" office:value="48.4421794388429" calcext:value-type="float">
            <text:p>48.4421794388429</text:p>
          </table:table-cell>
          <table:table-cell table:formula="of:=IF([.A549]=1;[.P549];&quot;&quot;)" office:value-type="string" office:string-value="TimeWaitKey" calcext:value-type="string">
            <text:p>TimeWaitKey</text:p>
          </table:table-cell>
          <table:table-cell table:style-name="ce1" table:formula="of:=IF(ISBLANK([.T549]);&quot;&quot;;[.Q549])" office:value-type="percentage" office:value="0.494374773018113" calcext:value-type="percentage">
            <text:p>49.44%</text:p>
          </table:table-cell>
          <table:table-cell table:formula="of:=IF([.A549]=1;[.V549]*[.N549]/1000000;&quot;&quot;)" office:value-type="float" office:value="10.205461" calcext:value-type="float">
            <text:p>10.2054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849" calcext:value-type="float">
            <text:p>760849</text:p>
          </table:table-cell>
          <table:table-cell office:value-type="float" office:value="724360" calcext:value-type="float">
            <text:p>724360</text:p>
          </table:table-cell>
          <table:table-cell office:value-type="float" office:value="964228" calcext:value-type="float">
            <text:p>964228</text:p>
          </table:table-cell>
          <table:table-cell office:value-type="float" office:value="70" calcext:value-type="float">
            <text:p>70</text:p>
          </table:table-cell>
          <table:table-cell office:value-type="float" office:value="5166520" calcext:value-type="float">
            <text:p>5166520</text:p>
          </table:table-cell>
          <table:table-cell office:value-type="float" office:value="712719" calcext:value-type="float">
            <text:p>712719</text:p>
          </table:table-cell>
          <table:table-cell office:value-type="float" office:value="70" calcext:value-type="float">
            <text:p>70</text:p>
          </table:table-cell>
          <table:table-cell office:value-type="float" office:value="271676" calcext:value-type="float">
            <text:p>271676</text:p>
          </table:table-cell>
          <table:table-cell office:value-type="float" office:value="747363" calcext:value-type="float">
            <text:p>747363</text:p>
          </table:table-cell>
          <table:table-cell office:value-type="float" office:value="723498" calcext:value-type="float">
            <text:p>723498</text:p>
          </table:table-cell>
          <table:table-cell office:value-type="float" office:value="10598284" calcext:value-type="float">
            <text:p>10598284</text:p>
          </table:table-cell>
          <table:table-cell/>
          <table:table-cell table:formula="of:=SUM([.B550:.L550])" office:value-type="float" office:value="20669637" calcext:value-type="float">
            <text:p>20669637</text:p>
          </table:table-cell>
          <table:table-cell table:formula="of:=MAX([.B550:.L550])" office:value-type="float" office:value="10598284" calcext:value-type="float">
            <text:p>10598284</text:p>
          </table:table-cell>
          <table:table-cell table:formula="of:=INDEX([.$B$1:.$L$1];0;MATCH(MAX([.$B550:.$L550]);[.$B550:.$L550];0))" office:value-type="string" office:string-value="TimeWaitKey" calcext:value-type="string">
            <text:p>TimeWaitKey</text:p>
          </table:table-cell>
          <table:table-cell table:formula="of:=[.O550]/[.N550]" office:value-type="percentage" office:value="0.512746498644364" calcext:value-type="percentage">
            <text:p>51.27%</text:p>
          </table:table-cell>
          <table:table-cell/>
          <table:table-cell table:formula="of:=1000000000/[.N550]" office:value-type="float" office:value="48.3801432990816" calcext:value-type="float">
            <text:p>48.3801432990816</text:p>
          </table:table-cell>
          <table:table-cell table:formula="of:=IF([.A550]=1;1000000000/[.N550];&quot;&quot;)" office:value-type="float" office:value="48.3801432990816" calcext:value-type="float">
            <text:p>48.3801432990816</text:p>
          </table:table-cell>
          <table:table-cell table:formula="of:=IF([.A550]=1;[.P550];&quot;&quot;)" office:value-type="string" office:string-value="TimeWaitKey" calcext:value-type="string">
            <text:p>TimeWaitKey</text:p>
          </table:table-cell>
          <table:table-cell table:style-name="ce1" table:formula="of:=IF(ISBLANK([.T550]);&quot;&quot;;[.Q550])" office:value-type="percentage" office:value="0.512746498644364" calcext:value-type="percentage">
            <text:p>51.27%</text:p>
          </table:table-cell>
          <table:table-cell table:formula="of:=IF([.A550]=1;[.V550]*[.N550]/1000000;&quot;&quot;)" office:value-type="float" office:value="10.598284" calcext:value-type="float">
            <text:p>10.5982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9279" calcext:value-type="float">
            <text:p>729279</text:p>
          </table:table-cell>
          <table:table-cell office:value-type="float" office:value="705515" calcext:value-type="float">
            <text:p>705515</text:p>
          </table:table-cell>
          <table:table-cell office:value-type="float" office:value="2341213" calcext:value-type="float">
            <text:p>2341213</text:p>
          </table:table-cell>
          <table:table-cell office:value-type="float" office:value="90" calcext:value-type="float">
            <text:p>90</text:p>
          </table:table-cell>
          <table:table-cell office:value-type="float" office:value="5191706" calcext:value-type="float">
            <text:p>5191706</text:p>
          </table:table-cell>
          <table:table-cell office:value-type="float" office:value="707118" calcext:value-type="float">
            <text:p>707118</text:p>
          </table:table-cell>
          <table:table-cell office:value-type="float" office:value="70" calcext:value-type="float">
            <text:p>70</text:p>
          </table:table-cell>
          <table:table-cell office:value-type="float" office:value="230389" calcext:value-type="float">
            <text:p>230389</text:p>
          </table:table-cell>
          <table:table-cell office:value-type="float" office:value="752493" calcext:value-type="float">
            <text:p>752493</text:p>
          </table:table-cell>
          <table:table-cell office:value-type="float" office:value="779763" calcext:value-type="float">
            <text:p>779763</text:p>
          </table:table-cell>
          <table:table-cell office:value-type="float" office:value="10763692" calcext:value-type="float">
            <text:p>10763692</text:p>
          </table:table-cell>
          <table:table-cell/>
          <table:table-cell table:formula="of:=SUM([.B551:.L551])" office:value-type="float" office:value="22201328" calcext:value-type="float">
            <text:p>22201328</text:p>
          </table:table-cell>
          <table:table-cell table:formula="of:=MAX([.B551:.L551])" office:value-type="float" office:value="10763692" calcext:value-type="float">
            <text:p>10763692</text:p>
          </table:table-cell>
          <table:table-cell table:formula="of:=INDEX([.$B$1:.$L$1];0;MATCH(MAX([.$B551:.$L551]);[.$B551:.$L551];0))" office:value-type="string" office:string-value="TimeWaitKey" calcext:value-type="string">
            <text:p>TimeWaitKey</text:p>
          </table:table-cell>
          <table:table-cell table:formula="of:=[.O551]/[.N551]" office:value-type="percentage" office:value="0.484821989026963" calcext:value-type="percentage">
            <text:p>48.48%</text:p>
          </table:table-cell>
          <table:table-cell/>
          <table:table-cell table:formula="of:=1000000000/[.N551]" office:value-type="float" office:value="45.0423506197467" calcext:value-type="float">
            <text:p>45.0423506197467</text:p>
          </table:table-cell>
          <table:table-cell table:formula="of:=IF([.A551]=1;1000000000/[.N551];&quot;&quot;)" office:value-type="float" office:value="45.0423506197467" calcext:value-type="float">
            <text:p>45.0423506197467</text:p>
          </table:table-cell>
          <table:table-cell table:formula="of:=IF([.A551]=1;[.P551];&quot;&quot;)" office:value-type="string" office:string-value="TimeWaitKey" calcext:value-type="string">
            <text:p>TimeWaitKey</text:p>
          </table:table-cell>
          <table:table-cell table:style-name="ce1" table:formula="of:=IF(ISBLANK([.T551]);&quot;&quot;;[.Q551])" office:value-type="percentage" office:value="0.484821989026963" calcext:value-type="percentage">
            <text:p>48.48%</text:p>
          </table:table-cell>
          <table:table-cell table:formula="of:=IF([.A551]=1;[.V551]*[.N551]/1000000;&quot;&quot;)" office:value-type="float" office:value="10.763692" calcext:value-type="float">
            <text:p>10.7636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3330" calcext:value-type="float">
            <text:p>783330</text:p>
          </table:table-cell>
          <table:table-cell office:value-type="float" office:value="714622" calcext:value-type="float">
            <text:p>714622</text:p>
          </table:table-cell>
          <table:table-cell office:value-type="float" office:value="1209915" calcext:value-type="float">
            <text:p>1209915</text:p>
          </table:table-cell>
          <table:table-cell office:value-type="float" office:value="90" calcext:value-type="float">
            <text:p>90</text:p>
          </table:table-cell>
          <table:table-cell office:value-type="float" office:value="5178702" calcext:value-type="float">
            <text:p>5178702</text:p>
          </table:table-cell>
          <table:table-cell office:value-type="float" office:value="693182" calcext:value-type="float">
            <text:p>693182</text:p>
          </table:table-cell>
          <table:table-cell office:value-type="float" office:value="81" calcext:value-type="float">
            <text:p>81</text:p>
          </table:table-cell>
          <table:table-cell office:value-type="float" office:value="223696" calcext:value-type="float">
            <text:p>223696</text:p>
          </table:table-cell>
          <table:table-cell office:value-type="float" office:value="763944" calcext:value-type="float">
            <text:p>763944</text:p>
          </table:table-cell>
          <table:table-cell office:value-type="float" office:value="707569" calcext:value-type="float">
            <text:p>707569</text:p>
          </table:table-cell>
          <table:table-cell office:value-type="float" office:value="10858298" calcext:value-type="float">
            <text:p>10858298</text:p>
          </table:table-cell>
          <table:table-cell/>
          <table:table-cell table:formula="of:=SUM([.B552:.L552])" office:value-type="float" office:value="21133429" calcext:value-type="float">
            <text:p>21133429</text:p>
          </table:table-cell>
          <table:table-cell table:formula="of:=MAX([.B552:.L552])" office:value-type="float" office:value="10858298" calcext:value-type="float">
            <text:p>10858298</text:p>
          </table:table-cell>
          <table:table-cell table:formula="of:=INDEX([.$B$1:.$L$1];0;MATCH(MAX([.$B552:.$L552]);[.$B552:.$L552];0))" office:value-type="string" office:string-value="TimeWaitKey" calcext:value-type="string">
            <text:p>TimeWaitKey</text:p>
          </table:table-cell>
          <table:table-cell table:formula="of:=[.O552]/[.N552]" office:value-type="percentage" office:value="0.513797264040776" calcext:value-type="percentage">
            <text:p>51.38%</text:p>
          </table:table-cell>
          <table:table-cell/>
          <table:table-cell table:formula="of:=1000000000/[.N552]" office:value-type="float" office:value="47.3183977858018" calcext:value-type="float">
            <text:p>47.3183977858018</text:p>
          </table:table-cell>
          <table:table-cell table:formula="of:=IF([.A552]=1;1000000000/[.N552];&quot;&quot;)" office:value-type="float" office:value="47.3183977858018" calcext:value-type="float">
            <text:p>47.3183977858018</text:p>
          </table:table-cell>
          <table:table-cell table:formula="of:=IF([.A552]=1;[.P552];&quot;&quot;)" office:value-type="string" office:string-value="TimeWaitKey" calcext:value-type="string">
            <text:p>TimeWaitKey</text:p>
          </table:table-cell>
          <table:table-cell table:style-name="ce1" table:formula="of:=IF(ISBLANK([.T552]);&quot;&quot;;[.Q552])" office:value-type="percentage" office:value="0.513797264040776" calcext:value-type="percentage">
            <text:p>51.38%</text:p>
          </table:table-cell>
          <table:table-cell table:formula="of:=IF([.A552]=1;[.V552]*[.N552]/1000000;&quot;&quot;)" office:value-type="float" office:value="10.858298" calcext:value-type="float">
            <text:p>10.8582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5258" calcext:value-type="float">
            <text:p>1345258</text:p>
          </table:table-cell>
          <table:table-cell office:value-type="float" office:value="1218942" calcext:value-type="float">
            <text:p>1218942</text:p>
          </table:table-cell>
          <table:table-cell office:value-type="float" office:value="965199" calcext:value-type="float">
            <text:p>965199</text:p>
          </table:table-cell>
          <table:table-cell office:value-type="float" office:value="160" calcext:value-type="float">
            <text:p>160</text:p>
          </table:table-cell>
          <table:table-cell office:value-type="float" office:value="5168884" calcext:value-type="float">
            <text:p>5168884</text:p>
          </table:table-cell>
          <table:table-cell office:value-type="float" office:value="722587" calcext:value-type="float">
            <text:p>722587</text:p>
          </table:table-cell>
          <table:table-cell office:value-type="float" office:value="70" calcext:value-type="float">
            <text:p>70</text:p>
          </table:table-cell>
          <table:table-cell office:value-type="float" office:value="232684" calcext:value-type="float">
            <text:p>232684</text:p>
          </table:table-cell>
          <table:table-cell office:value-type="float" office:value="752062" calcext:value-type="float">
            <text:p>752062</text:p>
          </table:table-cell>
          <table:table-cell office:value-type="float" office:value="933369" calcext:value-type="float">
            <text:p>933369</text:p>
          </table:table-cell>
          <table:table-cell office:value-type="float" office:value="10972572" calcext:value-type="float">
            <text:p>10972572</text:p>
          </table:table-cell>
          <table:table-cell/>
          <table:table-cell table:formula="of:=SUM([.B553:.L553])" office:value-type="float" office:value="22311787" calcext:value-type="float">
            <text:p>22311787</text:p>
          </table:table-cell>
          <table:table-cell table:formula="of:=MAX([.B553:.L553])" office:value-type="float" office:value="10972572" calcext:value-type="float">
            <text:p>10972572</text:p>
          </table:table-cell>
          <table:table-cell table:formula="of:=INDEX([.$B$1:.$L$1];0;MATCH(MAX([.$B553:.$L553]);[.$B553:.$L553];0))" office:value-type="string" office:string-value="TimeWaitKey" calcext:value-type="string">
            <text:p>TimeWaitKey</text:p>
          </table:table-cell>
          <table:table-cell table:formula="of:=[.O553]/[.N553]" office:value-type="percentage" office:value="0.491783647809115" calcext:value-type="percentage">
            <text:p>49.18%</text:p>
          </table:table-cell>
          <table:table-cell/>
          <table:table-cell table:formula="of:=1000000000/[.N553]" office:value-type="float" office:value="44.8193593816578" calcext:value-type="float">
            <text:p>44.8193593816578</text:p>
          </table:table-cell>
          <table:table-cell table:formula="of:=IF([.A553]=1;1000000000/[.N553];&quot;&quot;)" office:value-type="float" office:value="44.8193593816578" calcext:value-type="float">
            <text:p>44.8193593816578</text:p>
          </table:table-cell>
          <table:table-cell table:formula="of:=IF([.A553]=1;[.P553];&quot;&quot;)" office:value-type="string" office:string-value="TimeWaitKey" calcext:value-type="string">
            <text:p>TimeWaitKey</text:p>
          </table:table-cell>
          <table:table-cell table:style-name="ce1" table:formula="of:=IF(ISBLANK([.T553]);&quot;&quot;;[.Q553])" office:value-type="percentage" office:value="0.491783647809115" calcext:value-type="percentage">
            <text:p>49.18%</text:p>
          </table:table-cell>
          <table:table-cell table:formula="of:=IF([.A553]=1;[.V553]*[.N553]/1000000;&quot;&quot;)" office:value-type="float" office:value="10.972572" calcext:value-type="float">
            <text:p>10.9725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8503" calcext:value-type="float">
            <text:p>5468503</text:p>
          </table:table-cell>
          <table:table-cell office:value-type="float" office:value="1234481" calcext:value-type="float">
            <text:p>1234481</text:p>
          </table:table-cell>
          <table:table-cell office:value-type="float" office:value="989515" calcext:value-type="float">
            <text:p>989515</text:p>
          </table:table-cell>
          <table:table-cell office:value-type="float" office:value="161" calcext:value-type="float">
            <text:p>161</text:p>
          </table:table-cell>
          <table:table-cell office:value-type="float" office:value="5149818" calcext:value-type="float">
            <text:p>5149818</text:p>
          </table:table-cell>
          <table:table-cell office:value-type="float" office:value="707449" calcext:value-type="float">
            <text:p>707449</text:p>
          </table:table-cell>
          <table:table-cell office:value-type="float" office:value="70" calcext:value-type="float">
            <text:p>70</text:p>
          </table:table-cell>
          <table:table-cell office:value-type="float" office:value="225851" calcext:value-type="float">
            <text:p>225851</text:p>
          </table:table-cell>
          <table:table-cell office:value-type="float" office:value="771869" calcext:value-type="float">
            <text:p>771869</text:p>
          </table:table-cell>
          <table:table-cell office:value-type="float" office:value="719481" calcext:value-type="float">
            <text:p>719481</text:p>
          </table:table-cell>
          <table:table-cell office:value-type="float" office:value="10333951" calcext:value-type="float">
            <text:p>10333951</text:p>
          </table:table-cell>
          <table:table-cell/>
          <table:table-cell table:formula="of:=SUM([.B554:.L554])" office:value-type="float" office:value="25601149" calcext:value-type="float">
            <text:p>25601149</text:p>
          </table:table-cell>
          <table:table-cell table:formula="of:=MAX([.B554:.L554])" office:value-type="float" office:value="10333951" calcext:value-type="float">
            <text:p>10333951</text:p>
          </table:table-cell>
          <table:table-cell table:formula="of:=INDEX([.$B$1:.$L$1];0;MATCH(MAX([.$B554:.$L554]);[.$B554:.$L554];0))" office:value-type="string" office:string-value="TimeWaitKey" calcext:value-type="string">
            <text:p>TimeWaitKey</text:p>
          </table:table-cell>
          <table:table-cell table:formula="of:=[.O554]/[.N554]" office:value-type="percentage" office:value="0.403651843907475" calcext:value-type="percentage">
            <text:p>40.37%</text:p>
          </table:table-cell>
          <table:table-cell/>
          <table:table-cell table:formula="of:=1000000000/[.N554]" office:value-type="float" office:value="39.0607468438233" calcext:value-type="float">
            <text:p>39.0607468438233</text:p>
          </table:table-cell>
          <table:table-cell table:formula="of:=IF([.A554]=1;1000000000/[.N554];&quot;&quot;)" office:value-type="float" office:value="39.0607468438233" calcext:value-type="float">
            <text:p>39.0607468438233</text:p>
          </table:table-cell>
          <table:table-cell table:formula="of:=IF([.A554]=1;[.P554];&quot;&quot;)" office:value-type="string" office:string-value="TimeWaitKey" calcext:value-type="string">
            <text:p>TimeWaitKey</text:p>
          </table:table-cell>
          <table:table-cell table:style-name="ce1" table:formula="of:=IF(ISBLANK([.T554]);&quot;&quot;;[.Q554])" office:value-type="percentage" office:value="0.403651843907475" calcext:value-type="percentage">
            <text:p>40.37%</text:p>
          </table:table-cell>
          <table:table-cell table:formula="of:=IF([.A554]=1;[.V554]*[.N554]/1000000;&quot;&quot;)" office:value-type="float" office:value="10.333951" calcext:value-type="float">
            <text:p>10.3339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87597" calcext:value-type="float">
            <text:p>23787597</text:p>
          </table:table-cell>
          <table:table-cell office:value-type="float" office:value="1112083" calcext:value-type="float">
            <text:p>1112083</text:p>
          </table:table-cell>
          <table:table-cell office:value-type="float" office:value="962935" calcext:value-type="float">
            <text:p>962935</text:p>
          </table:table-cell>
          <table:table-cell office:value-type="float" office:value="90" calcext:value-type="float">
            <text:p>90</text:p>
          </table:table-cell>
          <table:table-cell office:value-type="float" office:value="5146873" calcext:value-type="float">
            <text:p>5146873</text:p>
          </table:table-cell>
          <table:table-cell office:value-type="float" office:value="710774" calcext:value-type="float">
            <text:p>710774</text:p>
          </table:table-cell>
          <table:table-cell office:value-type="float" office:value="70" calcext:value-type="float">
            <text:p>70</text:p>
          </table:table-cell>
          <table:table-cell office:value-type="float" office:value="241610" calcext:value-type="float">
            <text:p>241610</text:p>
          </table:table-cell>
          <table:table-cell office:value-type="float" office:value="799901" calcext:value-type="float">
            <text:p>799901</text:p>
          </table:table-cell>
          <table:table-cell office:value-type="float" office:value="732596" calcext:value-type="float">
            <text:p>732596</text:p>
          </table:table-cell>
          <table:table-cell office:value-type="float" office:value="10639099" calcext:value-type="float">
            <text:p>10639099</text:p>
          </table:table-cell>
          <table:table-cell/>
          <table:table-cell table:formula="of:=SUM([.B555:.L555])" office:value-type="float" office:value="44133628" calcext:value-type="float">
            <text:p>44133628</text:p>
          </table:table-cell>
          <table:table-cell table:formula="of:=MAX([.B555:.L555])" office:value-type="float" office:value="23787597" calcext:value-type="float">
            <text:p>23787597</text:p>
          </table:table-cell>
          <table:table-cell table:formula="of:=INDEX([.$B$1:.$L$1];0;MATCH(MAX([.$B555:.$L555]);[.$B555:.$L555];0))" office:value-type="string" office:string-value="WebcamRead" calcext:value-type="string">
            <text:p>WebcamRead</text:p>
          </table:table-cell>
          <table:table-cell table:formula="of:=[.O555]/[.N555]" office:value-type="percentage" office:value="0.538990291031592" calcext:value-type="percentage">
            <text:p>53.90%</text:p>
          </table:table-cell>
          <table:table-cell/>
          <table:table-cell table:formula="of:=1000000000/[.N555]" office:value-type="float" office:value="22.6584589873282" calcext:value-type="float">
            <text:p>22.6584589873282</text:p>
          </table:table-cell>
          <table:table-cell table:formula="of:=IF([.A555]=1;1000000000/[.N555];&quot;&quot;)" office:value-type="float" office:value="22.6584589873282" calcext:value-type="float">
            <text:p>22.6584589873282</text:p>
          </table:table-cell>
          <table:table-cell table:formula="of:=IF([.A555]=1;[.P555];&quot;&quot;)" office:value-type="string" office:string-value="WebcamRead" calcext:value-type="string">
            <text:p>WebcamRead</text:p>
          </table:table-cell>
          <table:table-cell table:style-name="ce1" table:formula="of:=IF(ISBLANK([.T555]);&quot;&quot;;[.Q555])" office:value-type="percentage" office:value="0.538990291031592" calcext:value-type="percentage">
            <text:p>53.90%</text:p>
          </table:table-cell>
          <table:table-cell table:formula="of:=IF([.A555]=1;[.V555]*[.N555]/1000000;&quot;&quot;)" office:value-type="float" office:value="23.787597" calcext:value-type="float">
            <text:p>23.7875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08165" calcext:value-type="float">
            <text:p>19408165</text:p>
          </table:table-cell>
          <table:table-cell office:value-type="float" office:value="1257474" calcext:value-type="float">
            <text:p>1257474</text:p>
          </table:table-cell>
          <table:table-cell office:value-type="float" office:value="2386659" calcext:value-type="float">
            <text:p>2386659</text:p>
          </table:table-cell>
          <table:table-cell office:value-type="float" office:value="70" calcext:value-type="float">
            <text:p>70</text:p>
          </table:table-cell>
          <table:table-cell office:value-type="float" office:value="5239767" calcext:value-type="float">
            <text:p>5239767</text:p>
          </table:table-cell>
          <table:table-cell office:value-type="float" office:value="730201" calcext:value-type="float">
            <text:p>730201</text:p>
          </table:table-cell>
          <table:table-cell office:value-type="float" office:value="81" calcext:value-type="float">
            <text:p>81</text:p>
          </table:table-cell>
          <table:table-cell office:value-type="float" office:value="241059" calcext:value-type="float">
            <text:p>241059</text:p>
          </table:table-cell>
          <table:table-cell office:value-type="float" office:value="747413" calcext:value-type="float">
            <text:p>747413</text:p>
          </table:table-cell>
          <table:table-cell office:value-type="float" office:value="734199" calcext:value-type="float">
            <text:p>734199</text:p>
          </table:table-cell>
          <table:table-cell office:value-type="float" office:value="10409833" calcext:value-type="float">
            <text:p>10409833</text:p>
          </table:table-cell>
          <table:table-cell/>
          <table:table-cell table:formula="of:=SUM([.B556:.L556])" office:value-type="float" office:value="41154921" calcext:value-type="float">
            <text:p>41154921</text:p>
          </table:table-cell>
          <table:table-cell table:formula="of:=MAX([.B556:.L556])" office:value-type="float" office:value="19408165" calcext:value-type="float">
            <text:p>19408165</text:p>
          </table:table-cell>
          <table:table-cell table:formula="of:=INDEX([.$B$1:.$L$1];0;MATCH(MAX([.$B556:.$L556]);[.$B556:.$L556];0))" office:value-type="string" office:string-value="WebcamRead" calcext:value-type="string">
            <text:p>WebcamRead</text:p>
          </table:table-cell>
          <table:table-cell table:formula="of:=[.O556]/[.N556]" office:value-type="percentage" office:value="0.471587954208441" calcext:value-type="percentage">
            <text:p>47.16%</text:p>
          </table:table-cell>
          <table:table-cell/>
          <table:table-cell table:formula="of:=1000000000/[.N556]" office:value-type="float" office:value="24.2984308000494" calcext:value-type="float">
            <text:p>24.2984308000494</text:p>
          </table:table-cell>
          <table:table-cell table:formula="of:=IF([.A556]=1;1000000000/[.N556];&quot;&quot;)" office:value-type="float" office:value="24.2984308000494" calcext:value-type="float">
            <text:p>24.2984308000494</text:p>
          </table:table-cell>
          <table:table-cell table:formula="of:=IF([.A556]=1;[.P556];&quot;&quot;)" office:value-type="string" office:string-value="WebcamRead" calcext:value-type="string">
            <text:p>WebcamRead</text:p>
          </table:table-cell>
          <table:table-cell table:style-name="ce1" table:formula="of:=IF(ISBLANK([.T556]);&quot;&quot;;[.Q556])" office:value-type="percentage" office:value="0.471587954208441" calcext:value-type="percentage">
            <text:p>47.16%</text:p>
          </table:table-cell>
          <table:table-cell table:formula="of:=IF([.A556]=1;[.V556]*[.N556]/1000000;&quot;&quot;)" office:value-type="float" office:value="19.408165" calcext:value-type="float">
            <text:p>19.4081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69708" calcext:value-type="float">
            <text:p>18669708</text:p>
          </table:table-cell>
          <table:table-cell office:value-type="float" office:value="1231034" calcext:value-type="float">
            <text:p>1231034</text:p>
          </table:table-cell>
          <table:table-cell office:value-type="float" office:value="1440215" calcext:value-type="float">
            <text:p>1440215</text:p>
          </table:table-cell>
          <table:table-cell office:value-type="float" office:value="160" calcext:value-type="float">
            <text:p>160</text:p>
          </table:table-cell>
          <table:table-cell office:value-type="float" office:value="5126655" calcext:value-type="float">
            <text:p>5126655</text:p>
          </table:table-cell>
          <table:table-cell office:value-type="float" office:value="703461" calcext:value-type="float">
            <text:p>703461</text:p>
          </table:table-cell>
          <table:table-cell office:value-type="float" office:value="80" calcext:value-type="float">
            <text:p>80</text:p>
          </table:table-cell>
          <table:table-cell office:value-type="float" office:value="226162" calcext:value-type="float">
            <text:p>226162</text:p>
          </table:table-cell>
          <table:table-cell office:value-type="float" office:value="735501" calcext:value-type="float">
            <text:p>735501</text:p>
          </table:table-cell>
          <table:table-cell office:value-type="float" office:value="702750" calcext:value-type="float">
            <text:p>702750</text:p>
          </table:table-cell>
          <table:table-cell office:value-type="float" office:value="10691919" calcext:value-type="float">
            <text:p>10691919</text:p>
          </table:table-cell>
          <table:table-cell/>
          <table:table-cell table:formula="of:=SUM([.B557:.L557])" office:value-type="float" office:value="39527645" calcext:value-type="float">
            <text:p>39527645</text:p>
          </table:table-cell>
          <table:table-cell table:formula="of:=MAX([.B557:.L557])" office:value-type="float" office:value="18669708" calcext:value-type="float">
            <text:p>18669708</text:p>
          </table:table-cell>
          <table:table-cell table:formula="of:=INDEX([.$B$1:.$L$1];0;MATCH(MAX([.$B557:.$L557]);[.$B557:.$L557];0))" office:value-type="string" office:string-value="WebcamRead" calcext:value-type="string">
            <text:p>WebcamRead</text:p>
          </table:table-cell>
          <table:table-cell table:formula="of:=[.O557]/[.N557]" office:value-type="percentage" office:value="0.472320271040686" calcext:value-type="percentage">
            <text:p>47.23%</text:p>
          </table:table-cell>
          <table:table-cell/>
          <table:table-cell table:formula="of:=1000000000/[.N557]" office:value-type="float" office:value="25.2987497737343" calcext:value-type="float">
            <text:p>25.2987497737343</text:p>
          </table:table-cell>
          <table:table-cell table:formula="of:=IF([.A557]=1;1000000000/[.N557];&quot;&quot;)" office:value-type="float" office:value="25.2987497737343" calcext:value-type="float">
            <text:p>25.2987497737343</text:p>
          </table:table-cell>
          <table:table-cell table:formula="of:=IF([.A557]=1;[.P557];&quot;&quot;)" office:value-type="string" office:string-value="WebcamRead" calcext:value-type="string">
            <text:p>WebcamRead</text:p>
          </table:table-cell>
          <table:table-cell table:style-name="ce1" table:formula="of:=IF(ISBLANK([.T557]);&quot;&quot;;[.Q557])" office:value-type="percentage" office:value="0.472320271040686" calcext:value-type="percentage">
            <text:p>47.23%</text:p>
          </table:table-cell>
          <table:table-cell table:formula="of:=IF([.A557]=1;[.V557]*[.N557]/1000000;&quot;&quot;)" office:value-type="float" office:value="18.669708" calcext:value-type="float">
            <text:p>18.6697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05594" calcext:value-type="float">
            <text:p>22605594</text:p>
          </table:table-cell>
          <table:table-cell office:value-type="float" office:value="724060" calcext:value-type="float">
            <text:p>724060</text:p>
          </table:table-cell>
          <table:table-cell office:value-type="float" office:value="1032785" calcext:value-type="float">
            <text:p>1032785</text:p>
          </table:table-cell>
          <table:table-cell office:value-type="float" office:value="160" calcext:value-type="float">
            <text:p>160</text:p>
          </table:table-cell>
          <table:table-cell office:value-type="float" office:value="5232513" calcext:value-type="float">
            <text:p>5232513</text:p>
          </table:table-cell>
          <table:table-cell office:value-type="float" office:value="716495" calcext:value-type="float">
            <text:p>716495</text:p>
          </table:table-cell>
          <table:table-cell office:value-type="float" office:value="80" calcext:value-type="float">
            <text:p>80</text:p>
          </table:table-cell>
          <table:table-cell office:value-type="float" office:value="152087333" calcext:value-type="float">
            <text:p>152087333</text:p>
          </table:table-cell>
          <table:table-cell office:value-type="float" office:value="742254" calcext:value-type="float">
            <text:p>742254</text:p>
          </table:table-cell>
          <table:table-cell office:value-type="float" office:value="756400" calcext:value-type="float">
            <text:p>756400</text:p>
          </table:table-cell>
          <table:table-cell office:value-type="float" office:value="10525147" calcext:value-type="float">
            <text:p>10525147</text:p>
          </table:table-cell>
          <table:table-cell/>
          <table:table-cell table:formula="of:=SUM([.B558:.L558])" office:value-type="float" office:value="194422821" calcext:value-type="float">
            <text:p>194422821</text:p>
          </table:table-cell>
          <table:table-cell table:formula="of:=MAX([.B558:.L558])" office:value-type="float" office:value="152087333" calcext:value-type="float">
            <text:p>152087333</text:p>
          </table:table-cell>
          <table:table-cell table:formula="of:=INDEX([.$B$1:.$L$1];0;MATCH(MAX([.$B558:.$L558]);[.$B558:.$L558];0))" office:value-type="string" office:string-value="Facendi" calcext:value-type="string">
            <text:p>Facendi</text:p>
          </table:table-cell>
          <table:table-cell table:formula="of:=[.O558]/[.N558]" office:value-type="percentage" office:value="0.782250418020629" calcext:value-type="percentage">
            <text:p>78.23%</text:p>
          </table:table-cell>
          <table:table-cell/>
          <table:table-cell table:formula="of:=1000000000/[.N558]" office:value-type="float" office:value="5.14342912450591" calcext:value-type="float">
            <text:p>5.14342912450591</text:p>
          </table:table-cell>
          <table:table-cell table:formula="of:=IF([.A558]=1;1000000000/[.N558];&quot;&quot;)" office:value-type="float" office:value="5.14342912450591" calcext:value-type="float">
            <text:p>5.14342912450591</text:p>
          </table:table-cell>
          <table:table-cell table:formula="of:=IF([.A558]=1;[.P558];&quot;&quot;)" office:value-type="string" office:string-value="Facendi" calcext:value-type="string">
            <text:p>Facendi</text:p>
          </table:table-cell>
          <table:table-cell table:style-name="ce1" table:formula="of:=IF(ISBLANK([.T558]);&quot;&quot;;[.Q558])" office:value-type="percentage" office:value="0.782250418020629" calcext:value-type="percentage">
            <text:p>78.23%</text:p>
          </table:table-cell>
          <table:table-cell table:formula="of:=IF([.A558]=1;[.V558]*[.N558]/1000000;&quot;&quot;)" office:value-type="float" office:value="152.087333" calcext:value-type="float">
            <text:p>152.0873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6708" calcext:value-type="float">
            <text:p>776708</text:p>
          </table:table-cell>
          <table:table-cell office:value-type="float" office:value="715474" calcext:value-type="float">
            <text:p>715474</text:p>
          </table:table-cell>
          <table:table-cell office:value-type="float" office:value="964327" calcext:value-type="float">
            <text:p>964327</text:p>
          </table:table-cell>
          <table:table-cell office:value-type="float" office:value="100" calcext:value-type="float">
            <text:p>100</text:p>
          </table:table-cell>
          <table:table-cell office:value-type="float" office:value="5216453" calcext:value-type="float">
            <text:p>5216453</text:p>
          </table:table-cell>
          <table:table-cell office:value-type="float" office:value="707178" calcext:value-type="float">
            <text:p>707178</text:p>
          </table:table-cell>
          <table:table-cell office:value-type="float" office:value="70" calcext:value-type="float">
            <text:p>70</text:p>
          </table:table-cell>
          <table:table-cell office:value-type="float" office:value="248263" calcext:value-type="float">
            <text:p>248263</text:p>
          </table:table-cell>
          <table:table-cell office:value-type="float" office:value="764685" calcext:value-type="float">
            <text:p>764685</text:p>
          </table:table-cell>
          <table:table-cell office:value-type="float" office:value="915867" calcext:value-type="float">
            <text:p>915867</text:p>
          </table:table-cell>
          <table:table-cell office:value-type="float" office:value="10929692" calcext:value-type="float">
            <text:p>10929692</text:p>
          </table:table-cell>
          <table:table-cell/>
          <table:table-cell table:formula="of:=SUM([.B559:.L559])" office:value-type="float" office:value="21238817" calcext:value-type="float">
            <text:p>21238817</text:p>
          </table:table-cell>
          <table:table-cell table:formula="of:=MAX([.B559:.L559])" office:value-type="float" office:value="10929692" calcext:value-type="float">
            <text:p>10929692</text:p>
          </table:table-cell>
          <table:table-cell table:formula="of:=INDEX([.$B$1:.$L$1];0;MATCH(MAX([.$B559:.$L559]);[.$B559:.$L559];0))" office:value-type="string" office:string-value="TimeWaitKey" calcext:value-type="string">
            <text:p>TimeWaitKey</text:p>
          </table:table-cell>
          <table:table-cell table:formula="of:=[.O559]/[.N559]" office:value-type="percentage" office:value="0.514609264725055" calcext:value-type="percentage">
            <text:p>51.46%</text:p>
          </table:table-cell>
          <table:table-cell/>
          <table:table-cell table:formula="of:=1000000000/[.N559]" office:value-type="float" office:value="47.0836016902448" calcext:value-type="float">
            <text:p>47.0836016902448</text:p>
          </table:table-cell>
          <table:table-cell table:formula="of:=IF([.A559]=1;1000000000/[.N559];&quot;&quot;)" office:value-type="float" office:value="47.0836016902448" calcext:value-type="float">
            <text:p>47.0836016902448</text:p>
          </table:table-cell>
          <table:table-cell table:formula="of:=IF([.A559]=1;[.P559];&quot;&quot;)" office:value-type="string" office:string-value="TimeWaitKey" calcext:value-type="string">
            <text:p>TimeWaitKey</text:p>
          </table:table-cell>
          <table:table-cell table:style-name="ce1" table:formula="of:=IF(ISBLANK([.T559]);&quot;&quot;;[.Q559])" office:value-type="percentage" office:value="0.514609264725055" calcext:value-type="percentage">
            <text:p>51.46%</text:p>
          </table:table-cell>
          <table:table-cell table:formula="of:=IF([.A559]=1;[.V559]*[.N559]/1000000;&quot;&quot;)" office:value-type="float" office:value="10.929692" calcext:value-type="float">
            <text:p>10.9296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4303" calcext:value-type="float">
            <text:p>774303</text:p>
          </table:table-cell>
          <table:table-cell office:value-type="float" office:value="776888" calcext:value-type="float">
            <text:p>776888</text:p>
          </table:table-cell>
          <table:table-cell office:value-type="float" office:value="962364" calcext:value-type="float">
            <text:p>962364</text:p>
          </table:table-cell>
          <table:table-cell office:value-type="float" office:value="81" calcext:value-type="float">
            <text:p>81</text:p>
          </table:table-cell>
          <table:table-cell office:value-type="float" office:value="5323172" calcext:value-type="float">
            <text:p>5323172</text:p>
          </table:table-cell>
          <table:table-cell office:value-type="float" office:value="717397" calcext:value-type="float">
            <text:p>717397</text:p>
          </table:table-cell>
          <table:table-cell office:value-type="float" office:value="80" calcext:value-type="float">
            <text:p>80</text:p>
          </table:table-cell>
          <table:table-cell office:value-type="float" office:value="248083" calcext:value-type="float">
            <text:p>248083</text:p>
          </table:table-cell>
          <table:table-cell office:value-type="float" office:value="744437" calcext:value-type="float">
            <text:p>744437</text:p>
          </table:table-cell>
          <table:table-cell office:value-type="float" office:value="812655" calcext:value-type="float">
            <text:p>812655</text:p>
          </table:table-cell>
          <table:table-cell office:value-type="float" office:value="10544553" calcext:value-type="float">
            <text:p>10544553</text:p>
          </table:table-cell>
          <table:table-cell/>
          <table:table-cell table:formula="of:=SUM([.B560:.L560])" office:value-type="float" office:value="20904013" calcext:value-type="float">
            <text:p>20904013</text:p>
          </table:table-cell>
          <table:table-cell table:formula="of:=MAX([.B560:.L560])" office:value-type="float" office:value="10544553" calcext:value-type="float">
            <text:p>10544553</text:p>
          </table:table-cell>
          <table:table-cell table:formula="of:=INDEX([.$B$1:.$L$1];0;MATCH(MAX([.$B560:.$L560]);[.$B560:.$L560];0))" office:value-type="string" office:string-value="TimeWaitKey" calcext:value-type="string">
            <text:p>TimeWaitKey</text:p>
          </table:table-cell>
          <table:table-cell table:formula="of:=[.O560]/[.N560]" office:value-type="percentage" office:value="0.504427212133862" calcext:value-type="percentage">
            <text:p>50.44%</text:p>
          </table:table-cell>
          <table:table-cell/>
          <table:table-cell table:formula="of:=1000000000/[.N560]" office:value-type="float" office:value="47.8377046550823" calcext:value-type="float">
            <text:p>47.8377046550823</text:p>
          </table:table-cell>
          <table:table-cell table:formula="of:=IF([.A560]=1;1000000000/[.N560];&quot;&quot;)" office:value-type="float" office:value="47.8377046550823" calcext:value-type="float">
            <text:p>47.8377046550823</text:p>
          </table:table-cell>
          <table:table-cell table:formula="of:=IF([.A560]=1;[.P560];&quot;&quot;)" office:value-type="string" office:string-value="TimeWaitKey" calcext:value-type="string">
            <text:p>TimeWaitKey</text:p>
          </table:table-cell>
          <table:table-cell table:style-name="ce1" table:formula="of:=IF(ISBLANK([.T560]);&quot;&quot;;[.Q560])" office:value-type="percentage" office:value="0.504427212133862" calcext:value-type="percentage">
            <text:p>50.44%</text:p>
          </table:table-cell>
          <table:table-cell table:formula="of:=IF([.A560]=1;[.V560]*[.N560]/1000000;&quot;&quot;)" office:value-type="float" office:value="10.544553" calcext:value-type="float">
            <text:p>10.5445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7346" calcext:value-type="float">
            <text:p>797346</text:p>
          </table:table-cell>
          <table:table-cell office:value-type="float" office:value="989464" calcext:value-type="float">
            <text:p>989464</text:p>
          </table:table-cell>
          <table:table-cell office:value-type="float" office:value="976981" calcext:value-type="float">
            <text:p>976981</text:p>
          </table:table-cell>
          <table:table-cell office:value-type="float" office:value="90" calcext:value-type="float">
            <text:p>90</text:p>
          </table:table-cell>
          <table:table-cell office:value-type="float" office:value="5302093" calcext:value-type="float">
            <text:p>5302093</text:p>
          </table:table-cell>
          <table:table-cell office:value-type="float" office:value="739379" calcext:value-type="float">
            <text:p>739379</text:p>
          </table:table-cell>
          <table:table-cell office:value-type="float" office:value="100" calcext:value-type="float">
            <text:p>100</text:p>
          </table:table-cell>
          <table:table-cell office:value-type="float" office:value="244095" calcext:value-type="float">
            <text:p>244095</text:p>
          </table:table-cell>
          <table:table-cell office:value-type="float" office:value="743025" calcext:value-type="float">
            <text:p>743025</text:p>
          </table:table-cell>
          <table:table-cell office:value-type="float" office:value="722527" calcext:value-type="float">
            <text:p>722527</text:p>
          </table:table-cell>
          <table:table-cell office:value-type="float" office:value="10593465" calcext:value-type="float">
            <text:p>10593465</text:p>
          </table:table-cell>
          <table:table-cell/>
          <table:table-cell table:formula="of:=SUM([.B561:.L561])" office:value-type="float" office:value="21108565" calcext:value-type="float">
            <text:p>21108565</text:p>
          </table:table-cell>
          <table:table-cell table:formula="of:=MAX([.B561:.L561])" office:value-type="float" office:value="10593465" calcext:value-type="float">
            <text:p>10593465</text:p>
          </table:table-cell>
          <table:table-cell table:formula="of:=INDEX([.$B$1:.$L$1];0;MATCH(MAX([.$B561:.$L561]);[.$B561:.$L561];0))" office:value-type="string" office:string-value="TimeWaitKey" calcext:value-type="string">
            <text:p>TimeWaitKey</text:p>
          </table:table-cell>
          <table:table-cell table:formula="of:=[.O561]/[.N561]" office:value-type="percentage" office:value="0.50185623702985" calcext:value-type="percentage">
            <text:p>50.19%</text:p>
          </table:table-cell>
          <table:table-cell/>
          <table:table-cell table:formula="of:=1000000000/[.N561]" office:value-type="float" office:value="47.3741346226046" calcext:value-type="float">
            <text:p>47.3741346226046</text:p>
          </table:table-cell>
          <table:table-cell table:formula="of:=IF([.A561]=1;1000000000/[.N561];&quot;&quot;)" office:value-type="float" office:value="47.3741346226046" calcext:value-type="float">
            <text:p>47.3741346226046</text:p>
          </table:table-cell>
          <table:table-cell table:formula="of:=IF([.A561]=1;[.P561];&quot;&quot;)" office:value-type="string" office:string-value="TimeWaitKey" calcext:value-type="string">
            <text:p>TimeWaitKey</text:p>
          </table:table-cell>
          <table:table-cell table:style-name="ce1" table:formula="of:=IF(ISBLANK([.T561]);&quot;&quot;;[.Q561])" office:value-type="percentage" office:value="0.50185623702985" calcext:value-type="percentage">
            <text:p>50.19%</text:p>
          </table:table-cell>
          <table:table-cell table:formula="of:=IF([.A561]=1;[.V561]*[.N561]/1000000;&quot;&quot;)" office:value-type="float" office:value="10.593465" calcext:value-type="float">
            <text:p>10.5934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0119" calcext:value-type="float">
            <text:p>960119</text:p>
          </table:table-cell>
          <table:table-cell office:value-type="float" office:value="1280386" calcext:value-type="float">
            <text:p>1280386</text:p>
          </table:table-cell>
          <table:table-cell office:value-type="float" office:value="1303520" calcext:value-type="float">
            <text:p>1303520</text:p>
          </table:table-cell>
          <table:table-cell office:value-type="float" office:value="91" calcext:value-type="float">
            <text:p>91</text:p>
          </table:table-cell>
          <table:table-cell office:value-type="float" office:value="5282717" calcext:value-type="float">
            <text:p>5282717</text:p>
          </table:table-cell>
          <table:table-cell office:value-type="float" office:value="727005" calcext:value-type="float">
            <text:p>727005</text:p>
          </table:table-cell>
          <table:table-cell office:value-type="float" office:value="70" calcext:value-type="float">
            <text:p>70</text:p>
          </table:table-cell>
          <table:table-cell office:value-type="float" office:value="151842718" calcext:value-type="float">
            <text:p>151842718</text:p>
          </table:table-cell>
          <table:table-cell office:value-type="float" office:value="745710" calcext:value-type="float">
            <text:p>745710</text:p>
          </table:table-cell>
          <table:table-cell office:value-type="float" office:value="732285" calcext:value-type="float">
            <text:p>732285</text:p>
          </table:table-cell>
          <table:table-cell office:value-type="float" office:value="10566464" calcext:value-type="float">
            <text:p>10566464</text:p>
          </table:table-cell>
          <table:table-cell/>
          <table:table-cell table:formula="of:=SUM([.B562:.L562])" office:value-type="float" office:value="173441085" calcext:value-type="float">
            <text:p>173441085</text:p>
          </table:table-cell>
          <table:table-cell table:formula="of:=MAX([.B562:.L562])" office:value-type="float" office:value="151842718" calcext:value-type="float">
            <text:p>151842718</text:p>
          </table:table-cell>
          <table:table-cell table:formula="of:=INDEX([.$B$1:.$L$1];0;MATCH(MAX([.$B562:.$L562]);[.$B562:.$L562];0))" office:value-type="string" office:string-value="Facendi" calcext:value-type="string">
            <text:p>Facendi</text:p>
          </table:table-cell>
          <table:table-cell table:formula="of:=[.O562]/[.N562]" office:value-type="percentage" office:value="0.875471448993761" calcext:value-type="percentage">
            <text:p>87.55%</text:p>
          </table:table-cell>
          <table:table-cell/>
          <table:table-cell table:formula="of:=1000000000/[.N562]" office:value-type="float" office:value="5.7656465882925" calcext:value-type="float">
            <text:p>5.7656465882925</text:p>
          </table:table-cell>
          <table:table-cell table:formula="of:=IF([.A562]=1;1000000000/[.N562];&quot;&quot;)" office:value-type="float" office:value="5.7656465882925" calcext:value-type="float">
            <text:p>5.7656465882925</text:p>
          </table:table-cell>
          <table:table-cell table:formula="of:=IF([.A562]=1;[.P562];&quot;&quot;)" office:value-type="string" office:string-value="Facendi" calcext:value-type="string">
            <text:p>Facendi</text:p>
          </table:table-cell>
          <table:table-cell table:style-name="ce1" table:formula="of:=IF(ISBLANK([.T562]);&quot;&quot;;[.Q562])" office:value-type="percentage" office:value="0.875471448993761" calcext:value-type="percentage">
            <text:p>87.55%</text:p>
          </table:table-cell>
          <table:table-cell table:formula="of:=IF([.A562]=1;[.V562]*[.N562]/1000000;&quot;&quot;)" office:value-type="float" office:value="151.842718" calcext:value-type="float">
            <text:p>151.8427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9408" calcext:value-type="float">
            <text:p>739408</text:p>
          </table:table-cell>
          <table:table-cell office:value-type="float" office:value="709071" calcext:value-type="float">
            <text:p>709071</text:p>
          </table:table-cell>
          <table:table-cell office:value-type="float" office:value="965469" calcext:value-type="float">
            <text:p>965469</text:p>
          </table:table-cell>
          <table:table-cell office:value-type="float" office:value="80" calcext:value-type="float">
            <text:p>80</text:p>
          </table:table-cell>
          <table:table-cell office:value-type="float" office:value="5256387" calcext:value-type="float">
            <text:p>5256387</text:p>
          </table:table-cell>
          <table:table-cell office:value-type="float" office:value="712458" calcext:value-type="float">
            <text:p>712458</text:p>
          </table:table-cell>
          <table:table-cell office:value-type="float" office:value="130" calcext:value-type="float">
            <text:p>130</text:p>
          </table:table-cell>
          <table:table-cell office:value-type="float" office:value="247151" calcext:value-type="float">
            <text:p>247151</text:p>
          </table:table-cell>
          <table:table-cell office:value-type="float" office:value="735671" calcext:value-type="float">
            <text:p>735671</text:p>
          </table:table-cell>
          <table:table-cell office:value-type="float" office:value="721335" calcext:value-type="float">
            <text:p>721335</text:p>
          </table:table-cell>
          <table:table-cell office:value-type="float" office:value="10888545" calcext:value-type="float">
            <text:p>10888545</text:p>
          </table:table-cell>
          <table:table-cell/>
          <table:table-cell table:formula="of:=SUM([.B563:.L563])" office:value-type="float" office:value="20975705" calcext:value-type="float">
            <text:p>20975705</text:p>
          </table:table-cell>
          <table:table-cell table:formula="of:=MAX([.B563:.L563])" office:value-type="float" office:value="10888545" calcext:value-type="float">
            <text:p>10888545</text:p>
          </table:table-cell>
          <table:table-cell table:formula="of:=INDEX([.$B$1:.$L$1];0;MATCH(MAX([.$B563:.$L563]);[.$B563:.$L563];0))" office:value-type="string" office:string-value="TimeWaitKey" calcext:value-type="string">
            <text:p>TimeWaitKey</text:p>
          </table:table-cell>
          <table:table-cell table:formula="of:=[.O563]/[.N563]" office:value-type="percentage" office:value="0.51910269523718" calcext:value-type="percentage">
            <text:p>51.91%</text:p>
          </table:table-cell>
          <table:table-cell/>
          <table:table-cell table:formula="of:=1000000000/[.N563]" office:value-type="float" office:value="47.6742021305124" calcext:value-type="float">
            <text:p>47.6742021305124</text:p>
          </table:table-cell>
          <table:table-cell table:formula="of:=IF([.A563]=1;1000000000/[.N563];&quot;&quot;)" office:value-type="float" office:value="47.6742021305124" calcext:value-type="float">
            <text:p>47.6742021305124</text:p>
          </table:table-cell>
          <table:table-cell table:formula="of:=IF([.A563]=1;[.P563];&quot;&quot;)" office:value-type="string" office:string-value="TimeWaitKey" calcext:value-type="string">
            <text:p>TimeWaitKey</text:p>
          </table:table-cell>
          <table:table-cell table:style-name="ce1" table:formula="of:=IF(ISBLANK([.T563]);&quot;&quot;;[.Q563])" office:value-type="percentage" office:value="0.51910269523718" calcext:value-type="percentage">
            <text:p>51.91%</text:p>
          </table:table-cell>
          <table:table-cell table:formula="of:=IF([.A563]=1;[.V563]*[.N563]/1000000;&quot;&quot;)" office:value-type="float" office:value="10.888545" calcext:value-type="float">
            <text:p>10.8885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4950" calcext:value-type="float">
            <text:p>734950</text:p>
          </table:table-cell>
          <table:table-cell office:value-type="float" office:value="703070" calcext:value-type="float">
            <text:p>703070</text:p>
          </table:table-cell>
          <table:table-cell office:value-type="float" office:value="961622" calcext:value-type="float">
            <text:p>961622</text:p>
          </table:table-cell>
          <table:table-cell office:value-type="float" office:value="70" calcext:value-type="float">
            <text:p>70</text:p>
          </table:table-cell>
          <table:table-cell office:value-type="float" office:value="5187218" calcext:value-type="float">
            <text:p>5187218</text:p>
          </table:table-cell>
          <table:table-cell office:value-type="float" office:value="734038" calcext:value-type="float">
            <text:p>734038</text:p>
          </table:table-cell>
          <table:table-cell office:value-type="float" office:value="90" calcext:value-type="float">
            <text:p>90</text:p>
          </table:table-cell>
          <table:table-cell office:value-type="float" office:value="241610" calcext:value-type="float">
            <text:p>241610</text:p>
          </table:table-cell>
          <table:table-cell office:value-type="float" office:value="739929" calcext:value-type="float">
            <text:p>739929</text:p>
          </table:table-cell>
          <table:table-cell office:value-type="float" office:value="721575" calcext:value-type="float">
            <text:p>721575</text:p>
          </table:table-cell>
          <table:table-cell office:value-type="float" office:value="10257659" calcext:value-type="float">
            <text:p>10257659</text:p>
          </table:table-cell>
          <table:table-cell/>
          <table:table-cell table:formula="of:=SUM([.B564:.L564])" office:value-type="float" office:value="20281831" calcext:value-type="float">
            <text:p>20281831</text:p>
          </table:table-cell>
          <table:table-cell table:formula="of:=MAX([.B564:.L564])" office:value-type="float" office:value="10257659" calcext:value-type="float">
            <text:p>10257659</text:p>
          </table:table-cell>
          <table:table-cell table:formula="of:=INDEX([.$B$1:.$L$1];0;MATCH(MAX([.$B564:.$L564]);[.$B564:.$L564];0))" office:value-type="string" office:string-value="TimeWaitKey" calcext:value-type="string">
            <text:p>TimeWaitKey</text:p>
          </table:table-cell>
          <table:table-cell table:formula="of:=[.O564]/[.N564]" office:value-type="percentage" office:value="0.505756063148342" calcext:value-type="percentage">
            <text:p>50.58%</text:p>
          </table:table-cell>
          <table:table-cell/>
          <table:table-cell table:formula="of:=1000000000/[.N564]" office:value-type="float" office:value="49.3052131240025" calcext:value-type="float">
            <text:p>49.3052131240025</text:p>
          </table:table-cell>
          <table:table-cell table:formula="of:=IF([.A564]=1;1000000000/[.N564];&quot;&quot;)" office:value-type="float" office:value="49.3052131240025" calcext:value-type="float">
            <text:p>49.3052131240025</text:p>
          </table:table-cell>
          <table:table-cell table:formula="of:=IF([.A564]=1;[.P564];&quot;&quot;)" office:value-type="string" office:string-value="TimeWaitKey" calcext:value-type="string">
            <text:p>TimeWaitKey</text:p>
          </table:table-cell>
          <table:table-cell table:style-name="ce1" table:formula="of:=IF(ISBLANK([.T564]);&quot;&quot;;[.Q564])" office:value-type="percentage" office:value="0.505756063148342" calcext:value-type="percentage">
            <text:p>50.58%</text:p>
          </table:table-cell>
          <table:table-cell table:formula="of:=IF([.A564]=1;[.V564]*[.N564]/1000000;&quot;&quot;)" office:value-type="float" office:value="10.257659" calcext:value-type="float">
            <text:p>10.2576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5369" calcext:value-type="float">
            <text:p>895369</text:p>
          </table:table-cell>
          <table:table-cell office:value-type="float" office:value="1656027" calcext:value-type="float">
            <text:p>1656027</text:p>
          </table:table-cell>
          <table:table-cell office:value-type="float" office:value="1305854" calcext:value-type="float">
            <text:p>1305854</text:p>
          </table:table-cell>
          <table:table-cell office:value-type="float" office:value="70" calcext:value-type="float">
            <text:p>70</text:p>
          </table:table-cell>
          <table:table-cell office:value-type="float" office:value="5185335" calcext:value-type="float">
            <text:p>5185335</text:p>
          </table:table-cell>
          <table:table-cell office:value-type="float" office:value="737404" calcext:value-type="float">
            <text:p>737404</text:p>
          </table:table-cell>
          <table:table-cell office:value-type="float" office:value="70" calcext:value-type="float">
            <text:p>70</text:p>
          </table:table-cell>
          <table:table-cell office:value-type="float" office:value="239767" calcext:value-type="float">
            <text:p>239767</text:p>
          </table:table-cell>
          <table:table-cell office:value-type="float" office:value="798408" calcext:value-type="float">
            <text:p>798408</text:p>
          </table:table-cell>
          <table:table-cell office:value-type="float" office:value="721285" calcext:value-type="float">
            <text:p>721285</text:p>
          </table:table-cell>
          <table:table-cell office:value-type="float" office:value="10723217" calcext:value-type="float">
            <text:p>10723217</text:p>
          </table:table-cell>
          <table:table-cell/>
          <table:table-cell table:formula="of:=SUM([.B565:.L565])" office:value-type="float" office:value="22262806" calcext:value-type="float">
            <text:p>22262806</text:p>
          </table:table-cell>
          <table:table-cell table:formula="of:=MAX([.B565:.L565])" office:value-type="float" office:value="10723217" calcext:value-type="float">
            <text:p>10723217</text:p>
          </table:table-cell>
          <table:table-cell table:formula="of:=INDEX([.$B$1:.$L$1];0;MATCH(MAX([.$B565:.$L565]);[.$B565:.$L565];0))" office:value-type="string" office:string-value="TimeWaitKey" calcext:value-type="string">
            <text:p>TimeWaitKey</text:p>
          </table:table-cell>
          <table:table-cell table:formula="of:=[.O565]/[.N565]" office:value-type="percentage" office:value="0.481665114451431" calcext:value-type="percentage">
            <text:p>48.17%</text:p>
          </table:table-cell>
          <table:table-cell/>
          <table:table-cell table:formula="of:=1000000000/[.N565]" office:value-type="float" office:value="44.9179676631957" calcext:value-type="float">
            <text:p>44.9179676631957</text:p>
          </table:table-cell>
          <table:table-cell table:formula="of:=IF([.A565]=1;1000000000/[.N565];&quot;&quot;)" office:value-type="float" office:value="44.9179676631957" calcext:value-type="float">
            <text:p>44.9179676631957</text:p>
          </table:table-cell>
          <table:table-cell table:formula="of:=IF([.A565]=1;[.P565];&quot;&quot;)" office:value-type="string" office:string-value="TimeWaitKey" calcext:value-type="string">
            <text:p>TimeWaitKey</text:p>
          </table:table-cell>
          <table:table-cell table:style-name="ce1" table:formula="of:=IF(ISBLANK([.T565]);&quot;&quot;;[.Q565])" office:value-type="percentage" office:value="0.481665114451431" calcext:value-type="percentage">
            <text:p>48.17%</text:p>
          </table:table-cell>
          <table:table-cell table:formula="of:=IF([.A565]=1;[.V565]*[.N565]/1000000;&quot;&quot;)" office:value-type="float" office:value="10.723217" calcext:value-type="float">
            <text:p>10.7232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4404" calcext:value-type="float">
            <text:p>774404</text:p>
          </table:table-cell>
          <table:table-cell office:value-type="float" office:value="724510" calcext:value-type="float">
            <text:p>724510</text:p>
          </table:table-cell>
          <table:table-cell office:value-type="float" office:value="963716" calcext:value-type="float">
            <text:p>963716</text:p>
          </table:table-cell>
          <table:table-cell office:value-type="float" office:value="90" calcext:value-type="float">
            <text:p>90</text:p>
          </table:table-cell>
          <table:table-cell office:value-type="float" office:value="5262368" calcext:value-type="float">
            <text:p>5262368</text:p>
          </table:table-cell>
          <table:table-cell office:value-type="float" office:value="759235" calcext:value-type="float">
            <text:p>759235</text:p>
          </table:table-cell>
          <table:table-cell office:value-type="float" office:value="70" calcext:value-type="float">
            <text:p>70</text:p>
          </table:table-cell>
          <table:table-cell office:value-type="float" office:value="153086654" calcext:value-type="float">
            <text:p>153086654</text:p>
          </table:table-cell>
          <table:table-cell office:value-type="float" office:value="760467" calcext:value-type="float">
            <text:p>760467</text:p>
          </table:table-cell>
          <table:table-cell office:value-type="float" office:value="798489" calcext:value-type="float">
            <text:p>798489</text:p>
          </table:table-cell>
          <table:table-cell office:value-type="float" office:value="10568318" calcext:value-type="float">
            <text:p>10568318</text:p>
          </table:table-cell>
          <table:table-cell/>
          <table:table-cell table:formula="of:=SUM([.B566:.L566])" office:value-type="float" office:value="173698321" calcext:value-type="float">
            <text:p>173698321</text:p>
          </table:table-cell>
          <table:table-cell table:formula="of:=MAX([.B566:.L566])" office:value-type="float" office:value="153086654" calcext:value-type="float">
            <text:p>153086654</text:p>
          </table:table-cell>
          <table:table-cell table:formula="of:=INDEX([.$B$1:.$L$1];0;MATCH(MAX([.$B566:.$L566]);[.$B566:.$L566];0))" office:value-type="string" office:string-value="Facendi" calcext:value-type="string">
            <text:p>Facendi</text:p>
          </table:table-cell>
          <table:table-cell table:formula="of:=[.O566]/[.N566]" office:value-type="percentage" office:value="0.881336406239643" calcext:value-type="percentage">
            <text:p>88.13%</text:p>
          </table:table-cell>
          <table:table-cell/>
          <table:table-cell table:formula="of:=1000000000/[.N566]" office:value-type="float" office:value="5.75710803790671" calcext:value-type="float">
            <text:p>5.75710803790671</text:p>
          </table:table-cell>
          <table:table-cell table:formula="of:=IF([.A566]=1;1000000000/[.N566];&quot;&quot;)" office:value-type="float" office:value="5.75710803790671" calcext:value-type="float">
            <text:p>5.75710803790671</text:p>
          </table:table-cell>
          <table:table-cell table:formula="of:=IF([.A566]=1;[.P566];&quot;&quot;)" office:value-type="string" office:string-value="Facendi" calcext:value-type="string">
            <text:p>Facendi</text:p>
          </table:table-cell>
          <table:table-cell table:style-name="ce1" table:formula="of:=IF(ISBLANK([.T566]);&quot;&quot;;[.Q566])" office:value-type="percentage" office:value="0.881336406239643" calcext:value-type="percentage">
            <text:p>88.13%</text:p>
          </table:table-cell>
          <table:table-cell table:formula="of:=IF([.A566]=1;[.V566]*[.N566]/1000000;&quot;&quot;)" office:value-type="float" office:value="153.086654" calcext:value-type="float">
            <text:p>153.0866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3701" calcext:value-type="float">
            <text:p>923701</text:p>
          </table:table-cell>
          <table:table-cell office:value-type="float" office:value="764785" calcext:value-type="float">
            <text:p>764785</text:p>
          </table:table-cell>
          <table:table-cell office:value-type="float" office:value="977742" calcext:value-type="float">
            <text:p>977742</text:p>
          </table:table-cell>
          <table:table-cell office:value-type="float" office:value="201" calcext:value-type="float">
            <text:p>201</text:p>
          </table:table-cell>
          <table:table-cell office:value-type="float" office:value="5343630" calcext:value-type="float">
            <text:p>5343630</text:p>
          </table:table-cell>
          <table:table-cell office:value-type="float" office:value="718850" calcext:value-type="float">
            <text:p>718850</text:p>
          </table:table-cell>
          <table:table-cell office:value-type="float" office:value="70" calcext:value-type="float">
            <text:p>70</text:p>
          </table:table-cell>
          <table:table-cell office:value-type="float" office:value="243724" calcext:value-type="float">
            <text:p>243724</text:p>
          </table:table-cell>
          <table:table-cell office:value-type="float" office:value="768142" calcext:value-type="float">
            <text:p>768142</text:p>
          </table:table-cell>
          <table:table-cell office:value-type="float" office:value="1344616" calcext:value-type="float">
            <text:p>1344616</text:p>
          </table:table-cell>
          <table:table-cell office:value-type="float" office:value="10385087" calcext:value-type="float">
            <text:p>10385087</text:p>
          </table:table-cell>
          <table:table-cell/>
          <table:table-cell table:formula="of:=SUM([.B567:.L567])" office:value-type="float" office:value="21470548" calcext:value-type="float">
            <text:p>21470548</text:p>
          </table:table-cell>
          <table:table-cell table:formula="of:=MAX([.B567:.L567])" office:value-type="float" office:value="10385087" calcext:value-type="float">
            <text:p>10385087</text:p>
          </table:table-cell>
          <table:table-cell table:formula="of:=INDEX([.$B$1:.$L$1];0;MATCH(MAX([.$B567:.$L567]);[.$B567:.$L567];0))" office:value-type="string" office:string-value="TimeWaitKey" calcext:value-type="string">
            <text:p>TimeWaitKey</text:p>
          </table:table-cell>
          <table:table-cell table:formula="of:=[.O567]/[.N567]" office:value-type="percentage" office:value="0.483689889983246" calcext:value-type="percentage">
            <text:p>48.37%</text:p>
          </table:table-cell>
          <table:table-cell/>
          <table:table-cell table:formula="of:=1000000000/[.N567]" office:value-type="float" office:value="46.5754297468327" calcext:value-type="float">
            <text:p>46.5754297468327</text:p>
          </table:table-cell>
          <table:table-cell table:formula="of:=IF([.A567]=1;1000000000/[.N567];&quot;&quot;)" office:value-type="float" office:value="46.5754297468327" calcext:value-type="float">
            <text:p>46.5754297468327</text:p>
          </table:table-cell>
          <table:table-cell table:formula="of:=IF([.A567]=1;[.P567];&quot;&quot;)" office:value-type="string" office:string-value="TimeWaitKey" calcext:value-type="string">
            <text:p>TimeWaitKey</text:p>
          </table:table-cell>
          <table:table-cell table:style-name="ce1" table:formula="of:=IF(ISBLANK([.T567]);&quot;&quot;;[.Q567])" office:value-type="percentage" office:value="0.483689889983246" calcext:value-type="percentage">
            <text:p>48.37%</text:p>
          </table:table-cell>
          <table:table-cell table:formula="of:=IF([.A567]=1;[.V567]*[.N567]/1000000;&quot;&quot;)" office:value-type="float" office:value="10.385087" calcext:value-type="float">
            <text:p>10.3850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4365" calcext:value-type="float">
            <text:p>764365</text:p>
          </table:table-cell>
          <table:table-cell office:value-type="float" office:value="1888329" calcext:value-type="float">
            <text:p>1888329</text:p>
          </table:table-cell>
          <table:table-cell office:value-type="float" office:value="1218391" calcext:value-type="float">
            <text:p>1218391</text:p>
          </table:table-cell>
          <table:table-cell office:value-type="float" office:value="100" calcext:value-type="float">
            <text:p>100</text:p>
          </table:table-cell>
          <table:table-cell office:value-type="float" office:value="5119733" calcext:value-type="float">
            <text:p>5119733</text:p>
          </table:table-cell>
          <table:table-cell office:value-type="float" office:value="763053" calcext:value-type="float">
            <text:p>763053</text:p>
          </table:table-cell>
          <table:table-cell office:value-type="float" office:value="70" calcext:value-type="float">
            <text:p>70</text:p>
          </table:table-cell>
          <table:table-cell office:value-type="float" office:value="243394" calcext:value-type="float">
            <text:p>243394</text:p>
          </table:table-cell>
          <table:table-cell office:value-type="float" office:value="764555" calcext:value-type="float">
            <text:p>764555</text:p>
          </table:table-cell>
          <table:table-cell office:value-type="float" office:value="726073" calcext:value-type="float">
            <text:p>726073</text:p>
          </table:table-cell>
          <table:table-cell office:value-type="float" office:value="10633029" calcext:value-type="float">
            <text:p>10633029</text:p>
          </table:table-cell>
          <table:table-cell/>
          <table:table-cell table:formula="of:=SUM([.B568:.L568])" office:value-type="float" office:value="22121092" calcext:value-type="float">
            <text:p>22121092</text:p>
          </table:table-cell>
          <table:table-cell table:formula="of:=MAX([.B568:.L568])" office:value-type="float" office:value="10633029" calcext:value-type="float">
            <text:p>10633029</text:p>
          </table:table-cell>
          <table:table-cell table:formula="of:=INDEX([.$B$1:.$L$1];0;MATCH(MAX([.$B568:.$L568]);[.$B568:.$L568];0))" office:value-type="string" office:string-value="TimeWaitKey" calcext:value-type="string">
            <text:p>TimeWaitKey</text:p>
          </table:table-cell>
          <table:table-cell table:formula="of:=[.O568]/[.N568]" office:value-type="percentage" office:value="0.480673784097096" calcext:value-type="percentage">
            <text:p>48.07%</text:p>
          </table:table-cell>
          <table:table-cell/>
          <table:table-cell table:formula="of:=1000000000/[.N568]" office:value-type="float" office:value="45.2057249253337" calcext:value-type="float">
            <text:p>45.2057249253337</text:p>
          </table:table-cell>
          <table:table-cell table:formula="of:=IF([.A568]=1;1000000000/[.N568];&quot;&quot;)" office:value-type="float" office:value="45.2057249253337" calcext:value-type="float">
            <text:p>45.2057249253337</text:p>
          </table:table-cell>
          <table:table-cell table:formula="of:=IF([.A568]=1;[.P568];&quot;&quot;)" office:value-type="string" office:string-value="TimeWaitKey" calcext:value-type="string">
            <text:p>TimeWaitKey</text:p>
          </table:table-cell>
          <table:table-cell table:style-name="ce1" table:formula="of:=IF(ISBLANK([.T568]);&quot;&quot;;[.Q568])" office:value-type="percentage" office:value="0.480673784097096" calcext:value-type="percentage">
            <text:p>48.07%</text:p>
          </table:table-cell>
          <table:table-cell table:formula="of:=IF([.A568]=1;[.V568]*[.N568]/1000000;&quot;&quot;)" office:value-type="float" office:value="10.633029" calcext:value-type="float">
            <text:p>10.6330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6519" calcext:value-type="float">
            <text:p>906519</text:p>
          </table:table-cell>
          <table:table-cell office:value-type="float" office:value="1219624" calcext:value-type="float">
            <text:p>1219624</text:p>
          </table:table-cell>
          <table:table-cell office:value-type="float" office:value="989705" calcext:value-type="float">
            <text:p>989705</text:p>
          </table:table-cell>
          <table:table-cell office:value-type="float" office:value="90" calcext:value-type="float">
            <text:p>90</text:p>
          </table:table-cell>
          <table:table-cell office:value-type="float" office:value="5203008" calcext:value-type="float">
            <text:p>5203008</text:p>
          </table:table-cell>
          <table:table-cell office:value-type="float" office:value="714011" calcext:value-type="float">
            <text:p>714011</text:p>
          </table:table-cell>
          <table:table-cell office:value-type="float" office:value="71" calcext:value-type="float">
            <text:p>71</text:p>
          </table:table-cell>
          <table:table-cell office:value-type="float" office:value="235539" calcext:value-type="float">
            <text:p>235539</text:p>
          </table:table-cell>
          <table:table-cell office:value-type="float" office:value="810019" calcext:value-type="float">
            <text:p>810019</text:p>
          </table:table-cell>
          <table:table-cell office:value-type="float" office:value="715514" calcext:value-type="float">
            <text:p>715514</text:p>
          </table:table-cell>
          <table:table-cell office:value-type="float" office:value="10583566" calcext:value-type="float">
            <text:p>10583566</text:p>
          </table:table-cell>
          <table:table-cell/>
          <table:table-cell table:formula="of:=SUM([.B569:.L569])" office:value-type="float" office:value="21377666" calcext:value-type="float">
            <text:p>21377666</text:p>
          </table:table-cell>
          <table:table-cell table:formula="of:=MAX([.B569:.L569])" office:value-type="float" office:value="10583566" calcext:value-type="float">
            <text:p>10583566</text:p>
          </table:table-cell>
          <table:table-cell table:formula="of:=INDEX([.$B$1:.$L$1];0;MATCH(MAX([.$B569:.$L569]);[.$B569:.$L569];0))" office:value-type="string" office:string-value="TimeWaitKey" calcext:value-type="string">
            <text:p>TimeWaitKey</text:p>
          </table:table-cell>
          <table:table-cell table:formula="of:=[.O569]/[.N569]" office:value-type="percentage" office:value="0.495075842236472" calcext:value-type="percentage">
            <text:p>49.51%</text:p>
          </table:table-cell>
          <table:table-cell/>
          <table:table-cell table:formula="of:=1000000000/[.N569]" office:value-type="float" office:value="46.7777913641274" calcext:value-type="float">
            <text:p>46.7777913641274</text:p>
          </table:table-cell>
          <table:table-cell table:formula="of:=IF([.A569]=1;1000000000/[.N569];&quot;&quot;)" office:value-type="float" office:value="46.7777913641274" calcext:value-type="float">
            <text:p>46.7777913641274</text:p>
          </table:table-cell>
          <table:table-cell table:formula="of:=IF([.A569]=1;[.P569];&quot;&quot;)" office:value-type="string" office:string-value="TimeWaitKey" calcext:value-type="string">
            <text:p>TimeWaitKey</text:p>
          </table:table-cell>
          <table:table-cell table:style-name="ce1" table:formula="of:=IF(ISBLANK([.T569]);&quot;&quot;;[.Q569])" office:value-type="percentage" office:value="0.495075842236472" calcext:value-type="percentage">
            <text:p>49.51%</text:p>
          </table:table-cell>
          <table:table-cell table:formula="of:=IF([.A569]=1;[.V569]*[.N569]/1000000;&quot;&quot;)" office:value-type="float" office:value="10.583566" calcext:value-type="float">
            <text:p>10.5835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7860" calcext:value-type="float">
            <text:p>927860</text:p>
          </table:table-cell>
          <table:table-cell office:value-type="float" office:value="1237587" calcext:value-type="float">
            <text:p>1237587</text:p>
          </table:table-cell>
          <table:table-cell office:value-type="float" office:value="965379" calcext:value-type="float">
            <text:p>965379</text:p>
          </table:table-cell>
          <table:table-cell office:value-type="float" office:value="71" calcext:value-type="float">
            <text:p>71</text:p>
          </table:table-cell>
          <table:table-cell office:value-type="float" office:value="5214640" calcext:value-type="float">
            <text:p>5214640</text:p>
          </table:table-cell>
          <table:table-cell office:value-type="float" office:value="701197" calcext:value-type="float">
            <text:p>701197</text:p>
          </table:table-cell>
          <table:table-cell office:value-type="float" office:value="80" calcext:value-type="float">
            <text:p>80</text:p>
          </table:table-cell>
          <table:table-cell office:value-type="float" office:value="260095" calcext:value-type="float">
            <text:p>260095</text:p>
          </table:table-cell>
          <table:table-cell office:value-type="float" office:value="795983" calcext:value-type="float">
            <text:p>795983</text:p>
          </table:table-cell>
          <table:table-cell office:value-type="float" office:value="726905" calcext:value-type="float">
            <text:p>726905</text:p>
          </table:table-cell>
          <table:table-cell office:value-type="float" office:value="10622369" calcext:value-type="float">
            <text:p>10622369</text:p>
          </table:table-cell>
          <table:table-cell/>
          <table:table-cell table:formula="of:=SUM([.B570:.L570])" office:value-type="float" office:value="21452166" calcext:value-type="float">
            <text:p>21452166</text:p>
          </table:table-cell>
          <table:table-cell table:formula="of:=MAX([.B570:.L570])" office:value-type="float" office:value="10622369" calcext:value-type="float">
            <text:p>10622369</text:p>
          </table:table-cell>
          <table:table-cell table:formula="of:=INDEX([.$B$1:.$L$1];0;MATCH(MAX([.$B570:.$L570]);[.$B570:.$L570];0))" office:value-type="string" office:string-value="TimeWaitKey" calcext:value-type="string">
            <text:p>TimeWaitKey</text:p>
          </table:table-cell>
          <table:table-cell table:formula="of:=[.O570]/[.N570]" office:value-type="percentage" office:value="0.495165336684417" calcext:value-type="percentage">
            <text:p>49.52%</text:p>
          </table:table-cell>
          <table:table-cell/>
          <table:table-cell table:formula="of:=1000000000/[.N570]" office:value-type="float" office:value="46.6153394487065" calcext:value-type="float">
            <text:p>46.6153394487065</text:p>
          </table:table-cell>
          <table:table-cell table:formula="of:=IF([.A570]=1;1000000000/[.N570];&quot;&quot;)" office:value-type="float" office:value="46.6153394487065" calcext:value-type="float">
            <text:p>46.6153394487065</text:p>
          </table:table-cell>
          <table:table-cell table:formula="of:=IF([.A570]=1;[.P570];&quot;&quot;)" office:value-type="string" office:string-value="TimeWaitKey" calcext:value-type="string">
            <text:p>TimeWaitKey</text:p>
          </table:table-cell>
          <table:table-cell table:style-name="ce1" table:formula="of:=IF(ISBLANK([.T570]);&quot;&quot;;[.Q570])" office:value-type="percentage" office:value="0.495165336684417" calcext:value-type="percentage">
            <text:p>49.52%</text:p>
          </table:table-cell>
          <table:table-cell table:formula="of:=IF([.A570]=1;[.V570]*[.N570]/1000000;&quot;&quot;)" office:value-type="float" office:value="10.622369" calcext:value-type="float">
            <text:p>10.6223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3509" calcext:value-type="float">
            <text:p>713509</text:p>
          </table:table-cell>
          <table:table-cell office:value-type="float" office:value="1545962" calcext:value-type="float">
            <text:p>1545962</text:p>
          </table:table-cell>
          <table:table-cell office:value-type="float" office:value="2195382" calcext:value-type="float">
            <text:p>2195382</text:p>
          </table:table-cell>
          <table:table-cell office:value-type="float" office:value="70" calcext:value-type="float">
            <text:p>70</text:p>
          </table:table-cell>
          <table:table-cell office:value-type="float" office:value="5178382" calcext:value-type="float">
            <text:p>5178382</text:p>
          </table:table-cell>
          <table:table-cell office:value-type="float" office:value="708600" calcext:value-type="float">
            <text:p>708600</text:p>
          </table:table-cell>
          <table:table-cell office:value-type="float" office:value="70" calcext:value-type="float">
            <text:p>70</text:p>
          </table:table-cell>
          <table:table-cell office:value-type="float" office:value="225861" calcext:value-type="float">
            <text:p>225861</text:p>
          </table:table-cell>
          <table:table-cell office:value-type="float" office:value="826761" calcext:value-type="float">
            <text:p>826761</text:p>
          </table:table-cell>
          <table:table-cell office:value-type="float" office:value="736192" calcext:value-type="float">
            <text:p>736192</text:p>
          </table:table-cell>
          <table:table-cell office:value-type="float" office:value="10605429" calcext:value-type="float">
            <text:p>10605429</text:p>
          </table:table-cell>
          <table:table-cell/>
          <table:table-cell table:formula="of:=SUM([.B571:.L571])" office:value-type="float" office:value="22736218" calcext:value-type="float">
            <text:p>22736218</text:p>
          </table:table-cell>
          <table:table-cell table:formula="of:=MAX([.B571:.L571])" office:value-type="float" office:value="10605429" calcext:value-type="float">
            <text:p>10605429</text:p>
          </table:table-cell>
          <table:table-cell table:formula="of:=INDEX([.$B$1:.$L$1];0;MATCH(MAX([.$B571:.$L571]);[.$B571:.$L571];0))" office:value-type="string" office:string-value="TimeWaitKey" calcext:value-type="string">
            <text:p>TimeWaitKey</text:p>
          </table:table-cell>
          <table:table-cell table:formula="of:=[.O571]/[.N571]" office:value-type="percentage" office:value="0.46645528293228" calcext:value-type="percentage">
            <text:p>46.65%</text:p>
          </table:table-cell>
          <table:table-cell/>
          <table:table-cell table:formula="of:=1000000000/[.N571]" office:value-type="float" office:value="43.9826887655634" calcext:value-type="float">
            <text:p>43.9826887655634</text:p>
          </table:table-cell>
          <table:table-cell table:formula="of:=IF([.A571]=1;1000000000/[.N571];&quot;&quot;)" office:value-type="float" office:value="43.9826887655634" calcext:value-type="float">
            <text:p>43.9826887655634</text:p>
          </table:table-cell>
          <table:table-cell table:formula="of:=IF([.A571]=1;[.P571];&quot;&quot;)" office:value-type="string" office:string-value="TimeWaitKey" calcext:value-type="string">
            <text:p>TimeWaitKey</text:p>
          </table:table-cell>
          <table:table-cell table:style-name="ce1" table:formula="of:=IF(ISBLANK([.T571]);&quot;&quot;;[.Q571])" office:value-type="percentage" office:value="0.46645528293228" calcext:value-type="percentage">
            <text:p>46.65%</text:p>
          </table:table-cell>
          <table:table-cell table:formula="of:=IF([.A571]=1;[.V571]*[.N571]/1000000;&quot;&quot;)" office:value-type="float" office:value="10.605429" calcext:value-type="float">
            <text:p>10.6054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3094" calcext:value-type="float">
            <text:p>893094</text:p>
          </table:table-cell>
          <table:table-cell office:value-type="float" office:value="1232326" calcext:value-type="float">
            <text:p>1232326</text:p>
          </table:table-cell>
          <table:table-cell office:value-type="float" office:value="976720" calcext:value-type="float">
            <text:p>976720</text:p>
          </table:table-cell>
          <table:table-cell office:value-type="float" office:value="90" calcext:value-type="float">
            <text:p>90</text:p>
          </table:table-cell>
          <table:table-cell office:value-type="float" office:value="5206755" calcext:value-type="float">
            <text:p>5206755</text:p>
          </table:table-cell>
          <table:table-cell office:value-type="float" office:value="728388" calcext:value-type="float">
            <text:p>728388</text:p>
          </table:table-cell>
          <table:table-cell office:value-type="float" office:value="101" calcext:value-type="float">
            <text:p>101</text:p>
          </table:table-cell>
          <table:table-cell office:value-type="float" office:value="257671" calcext:value-type="float">
            <text:p>257671</text:p>
          </table:table-cell>
          <table:table-cell office:value-type="float" office:value="783971" calcext:value-type="float">
            <text:p>783971</text:p>
          </table:table-cell>
          <table:table-cell office:value-type="float" office:value="737986" calcext:value-type="float">
            <text:p>737986</text:p>
          </table:table-cell>
          <table:table-cell office:value-type="float" office:value="10376761" calcext:value-type="float">
            <text:p>10376761</text:p>
          </table:table-cell>
          <table:table-cell/>
          <table:table-cell table:formula="of:=SUM([.B572:.L572])" office:value-type="float" office:value="21193863" calcext:value-type="float">
            <text:p>21193863</text:p>
          </table:table-cell>
          <table:table-cell table:formula="of:=MAX([.B572:.L572])" office:value-type="float" office:value="10376761" calcext:value-type="float">
            <text:p>10376761</text:p>
          </table:table-cell>
          <table:table-cell table:formula="of:=INDEX([.$B$1:.$L$1];0;MATCH(MAX([.$B572:.$L572]);[.$B572:.$L572];0))" office:value-type="string" office:string-value="TimeWaitKey" calcext:value-type="string">
            <text:p>TimeWaitKey</text:p>
          </table:table-cell>
          <table:table-cell table:formula="of:=[.O572]/[.N572]" office:value-type="percentage" office:value="0.48961159180844" calcext:value-type="percentage">
            <text:p>48.96%</text:p>
          </table:table-cell>
          <table:table-cell/>
          <table:table-cell table:formula="of:=1000000000/[.N572]" office:value-type="float" office:value="47.1834700450786" calcext:value-type="float">
            <text:p>47.1834700450786</text:p>
          </table:table-cell>
          <table:table-cell table:formula="of:=IF([.A572]=1;1000000000/[.N572];&quot;&quot;)" office:value-type="float" office:value="47.1834700450786" calcext:value-type="float">
            <text:p>47.1834700450786</text:p>
          </table:table-cell>
          <table:table-cell table:formula="of:=IF([.A572]=1;[.P572];&quot;&quot;)" office:value-type="string" office:string-value="TimeWaitKey" calcext:value-type="string">
            <text:p>TimeWaitKey</text:p>
          </table:table-cell>
          <table:table-cell table:style-name="ce1" table:formula="of:=IF(ISBLANK([.T572]);&quot;&quot;;[.Q572])" office:value-type="percentage" office:value="0.48961159180844" calcext:value-type="percentage">
            <text:p>48.96%</text:p>
          </table:table-cell>
          <table:table-cell table:formula="of:=IF([.A572]=1;[.V572]*[.N572]/1000000;&quot;&quot;)" office:value-type="float" office:value="10.376761" calcext:value-type="float">
            <text:p>10.3767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41187" calcext:value-type="float">
            <text:p>15541187</text:p>
          </table:table-cell>
          <table:table-cell office:value-type="float" office:value="1232828" calcext:value-type="float">
            <text:p>1232828</text:p>
          </table:table-cell>
          <table:table-cell office:value-type="float" office:value="963997" calcext:value-type="float">
            <text:p>963997</text:p>
          </table:table-cell>
          <table:table-cell office:value-type="float" office:value="160" calcext:value-type="float">
            <text:p>160</text:p>
          </table:table-cell>
          <table:table-cell office:value-type="float" office:value="5152244" calcext:value-type="float">
            <text:p>5152244</text:p>
          </table:table-cell>
          <table:table-cell office:value-type="float" office:value="708831" calcext:value-type="float">
            <text:p>708831</text:p>
          </table:table-cell>
          <table:table-cell office:value-type="float" office:value="70" calcext:value-type="float">
            <text:p>70</text:p>
          </table:table-cell>
          <table:table-cell office:value-type="float" office:value="231702" calcext:value-type="float">
            <text:p>231702</text:p>
          </table:table-cell>
          <table:table-cell office:value-type="float" office:value="743195" calcext:value-type="float">
            <text:p>743195</text:p>
          </table:table-cell>
          <table:table-cell office:value-type="float" office:value="1242155" calcext:value-type="float">
            <text:p>1242155</text:p>
          </table:table-cell>
          <table:table-cell office:value-type="float" office:value="10829044" calcext:value-type="float">
            <text:p>10829044</text:p>
          </table:table-cell>
          <table:table-cell/>
          <table:table-cell table:formula="of:=SUM([.B573:.L573])" office:value-type="float" office:value="36645413" calcext:value-type="float">
            <text:p>36645413</text:p>
          </table:table-cell>
          <table:table-cell table:formula="of:=MAX([.B573:.L573])" office:value-type="float" office:value="15541187" calcext:value-type="float">
            <text:p>15541187</text:p>
          </table:table-cell>
          <table:table-cell table:formula="of:=INDEX([.$B$1:.$L$1];0;MATCH(MAX([.$B573:.$L573]);[.$B573:.$L573];0))" office:value-type="string" office:string-value="WebcamRead" calcext:value-type="string">
            <text:p>WebcamRead</text:p>
          </table:table-cell>
          <table:table-cell table:formula="of:=[.O573]/[.N573]" office:value-type="percentage" office:value="0.42409638008446" calcext:value-type="percentage">
            <text:p>42.41%</text:p>
          </table:table-cell>
          <table:table-cell/>
          <table:table-cell table:formula="of:=1000000000/[.N573]" office:value-type="float" office:value="27.2885449537709" calcext:value-type="float">
            <text:p>27.2885449537709</text:p>
          </table:table-cell>
          <table:table-cell table:formula="of:=IF([.A573]=1;1000000000/[.N573];&quot;&quot;)" office:value-type="float" office:value="27.2885449537709" calcext:value-type="float">
            <text:p>27.2885449537709</text:p>
          </table:table-cell>
          <table:table-cell table:formula="of:=IF([.A573]=1;[.P573];&quot;&quot;)" office:value-type="string" office:string-value="WebcamRead" calcext:value-type="string">
            <text:p>WebcamRead</text:p>
          </table:table-cell>
          <table:table-cell table:style-name="ce1" table:formula="of:=IF(ISBLANK([.T573]);&quot;&quot;;[.Q573])" office:value-type="percentage" office:value="0.42409638008446" calcext:value-type="percentage">
            <text:p>42.41%</text:p>
          </table:table-cell>
          <table:table-cell table:formula="of:=IF([.A573]=1;[.V573]*[.N573]/1000000;&quot;&quot;)" office:value-type="float" office:value="15.541187" calcext:value-type="float">
            <text:p>15.5411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43306" calcext:value-type="float">
            <text:p>18743306</text:p>
          </table:table-cell>
          <table:table-cell office:value-type="float" office:value="719781" calcext:value-type="float">
            <text:p>719781</text:p>
          </table:table-cell>
          <table:table-cell office:value-type="float" office:value="963486" calcext:value-type="float">
            <text:p>963486</text:p>
          </table:table-cell>
          <table:table-cell office:value-type="float" office:value="160" calcext:value-type="float">
            <text:p>160</text:p>
          </table:table-cell>
          <table:table-cell office:value-type="float" office:value="5140231" calcext:value-type="float">
            <text:p>5140231</text:p>
          </table:table-cell>
          <table:table-cell office:value-type="float" office:value="715925" calcext:value-type="float">
            <text:p>715925</text:p>
          </table:table-cell>
          <table:table-cell office:value-type="float" office:value="70" calcext:value-type="float">
            <text:p>70</text:p>
          </table:table-cell>
          <table:table-cell office:value-type="float" office:value="243804" calcext:value-type="float">
            <text:p>243804</text:p>
          </table:table-cell>
          <table:table-cell office:value-type="float" office:value="753805" calcext:value-type="float">
            <text:p>753805</text:p>
          </table:table-cell>
          <table:table-cell office:value-type="float" office:value="722236" calcext:value-type="float">
            <text:p>722236</text:p>
          </table:table-cell>
          <table:table-cell office:value-type="float" office:value="10558700" calcext:value-type="float">
            <text:p>10558700</text:p>
          </table:table-cell>
          <table:table-cell/>
          <table:table-cell table:formula="of:=SUM([.B574:.L574])" office:value-type="float" office:value="38561504" calcext:value-type="float">
            <text:p>38561504</text:p>
          </table:table-cell>
          <table:table-cell table:formula="of:=MAX([.B574:.L574])" office:value-type="float" office:value="18743306" calcext:value-type="float">
            <text:p>18743306</text:p>
          </table:table-cell>
          <table:table-cell table:formula="of:=INDEX([.$B$1:.$L$1];0;MATCH(MAX([.$B574:.$L574]);[.$B574:.$L574];0))" office:value-type="string" office:string-value="WebcamRead" calcext:value-type="string">
            <text:p>WebcamRead</text:p>
          </table:table-cell>
          <table:table-cell table:formula="of:=[.O574]/[.N574]" office:value-type="percentage" office:value="0.486062628677554" calcext:value-type="percentage">
            <text:p>48.61%</text:p>
          </table:table-cell>
          <table:table-cell/>
          <table:table-cell table:formula="of:=1000000000/[.N574]" office:value-type="float" office:value="25.9325984795614" calcext:value-type="float">
            <text:p>25.9325984795614</text:p>
          </table:table-cell>
          <table:table-cell table:formula="of:=IF([.A574]=1;1000000000/[.N574];&quot;&quot;)" office:value-type="float" office:value="25.9325984795614" calcext:value-type="float">
            <text:p>25.9325984795614</text:p>
          </table:table-cell>
          <table:table-cell table:formula="of:=IF([.A574]=1;[.P574];&quot;&quot;)" office:value-type="string" office:string-value="WebcamRead" calcext:value-type="string">
            <text:p>WebcamRead</text:p>
          </table:table-cell>
          <table:table-cell table:style-name="ce1" table:formula="of:=IF(ISBLANK([.T574]);&quot;&quot;;[.Q574])" office:value-type="percentage" office:value="0.486062628677554" calcext:value-type="percentage">
            <text:p>48.61%</text:p>
          </table:table-cell>
          <table:table-cell table:formula="of:=IF([.A574]=1;[.V574]*[.N574]/1000000;&quot;&quot;)" office:value-type="float" office:value="18.743306" calcext:value-type="float">
            <text:p>18.7433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63581" calcext:value-type="float">
            <text:p>24063581</text:p>
          </table:table-cell>
          <table:table-cell office:value-type="float" office:value="721074" calcext:value-type="float">
            <text:p>721074</text:p>
          </table:table-cell>
          <table:table-cell office:value-type="float" office:value="965680" calcext:value-type="float">
            <text:p>965680</text:p>
          </table:table-cell>
          <table:table-cell office:value-type="float" office:value="70" calcext:value-type="float">
            <text:p>70</text:p>
          </table:table-cell>
          <table:table-cell office:value-type="float" office:value="5129520" calcext:value-type="float">
            <text:p>5129520</text:p>
          </table:table-cell>
          <table:table-cell office:value-type="float" office:value="700335" calcext:value-type="float">
            <text:p>700335</text:p>
          </table:table-cell>
          <table:table-cell office:value-type="float" office:value="71" calcext:value-type="float">
            <text:p>71</text:p>
          </table:table-cell>
          <table:table-cell office:value-type="float" office:value="242051" calcext:value-type="float">
            <text:p>242051</text:p>
          </table:table-cell>
          <table:table-cell office:value-type="float" office:value="742183" calcext:value-type="float">
            <text:p>742183</text:p>
          </table:table-cell>
          <table:table-cell office:value-type="float" office:value="748104" calcext:value-type="float">
            <text:p>748104</text:p>
          </table:table-cell>
          <table:table-cell office:value-type="float" office:value="10645221" calcext:value-type="float">
            <text:p>10645221</text:p>
          </table:table-cell>
          <table:table-cell/>
          <table:table-cell table:formula="of:=SUM([.B575:.L575])" office:value-type="float" office:value="43957890" calcext:value-type="float">
            <text:p>43957890</text:p>
          </table:table-cell>
          <table:table-cell table:formula="of:=MAX([.B575:.L575])" office:value-type="float" office:value="24063581" calcext:value-type="float">
            <text:p>24063581</text:p>
          </table:table-cell>
          <table:table-cell table:formula="of:=INDEX([.$B$1:.$L$1];0;MATCH(MAX([.$B575:.$L575]);[.$B575:.$L575];0))" office:value-type="string" office:string-value="WebcamRead" calcext:value-type="string">
            <text:p>WebcamRead</text:p>
          </table:table-cell>
          <table:table-cell table:formula="of:=[.O575]/[.N575]" office:value-type="percentage" office:value="0.547423477332511" calcext:value-type="percentage">
            <text:p>54.74%</text:p>
          </table:table-cell>
          <table:table-cell/>
          <table:table-cell table:formula="of:=1000000000/[.N575]" office:value-type="float" office:value="22.7490445969995" calcext:value-type="float">
            <text:p>22.7490445969995</text:p>
          </table:table-cell>
          <table:table-cell table:formula="of:=IF([.A575]=1;1000000000/[.N575];&quot;&quot;)" office:value-type="float" office:value="22.7490445969995" calcext:value-type="float">
            <text:p>22.7490445969995</text:p>
          </table:table-cell>
          <table:table-cell table:formula="of:=IF([.A575]=1;[.P575];&quot;&quot;)" office:value-type="string" office:string-value="WebcamRead" calcext:value-type="string">
            <text:p>WebcamRead</text:p>
          </table:table-cell>
          <table:table-cell table:style-name="ce1" table:formula="of:=IF(ISBLANK([.T575]);&quot;&quot;;[.Q575])" office:value-type="percentage" office:value="0.547423477332511" calcext:value-type="percentage">
            <text:p>54.74%</text:p>
          </table:table-cell>
          <table:table-cell table:formula="of:=IF([.A575]=1;[.V575]*[.N575]/1000000;&quot;&quot;)" office:value-type="float" office:value="24.063581" calcext:value-type="float">
            <text:p>24.0635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77643" calcext:value-type="float">
            <text:p>20077643</text:p>
          </table:table-cell>
          <table:table-cell office:value-type="float" office:value="727336" calcext:value-type="float">
            <text:p>727336</text:p>
          </table:table-cell>
          <table:table-cell office:value-type="float" office:value="964738" calcext:value-type="float">
            <text:p>964738</text:p>
          </table:table-cell>
          <table:table-cell office:value-type="float" office:value="230" calcext:value-type="float">
            <text:p>230</text:p>
          </table:table-cell>
          <table:table-cell office:value-type="float" office:value="5261237" calcext:value-type="float">
            <text:p>5261237</text:p>
          </table:table-cell>
          <table:table-cell office:value-type="float" office:value="728338" calcext:value-type="float">
            <text:p>728338</text:p>
          </table:table-cell>
          <table:table-cell office:value-type="float" office:value="70" calcext:value-type="float">
            <text:p>70</text:p>
          </table:table-cell>
          <table:table-cell office:value-type="float" office:value="245989" calcext:value-type="float">
            <text:p>245989</text:p>
          </table:table-cell>
          <table:table-cell office:value-type="float" office:value="742133" calcext:value-type="float">
            <text:p>742133</text:p>
          </table:table-cell>
          <table:table-cell office:value-type="float" office:value="718559" calcext:value-type="float">
            <text:p>718559</text:p>
          </table:table-cell>
          <table:table-cell office:value-type="float" office:value="10563419" calcext:value-type="float">
            <text:p>10563419</text:p>
          </table:table-cell>
          <table:table-cell/>
          <table:table-cell table:formula="of:=SUM([.B576:.L576])" office:value-type="float" office:value="40029692" calcext:value-type="float">
            <text:p>40029692</text:p>
          </table:table-cell>
          <table:table-cell table:formula="of:=MAX([.B576:.L576])" office:value-type="float" office:value="20077643" calcext:value-type="float">
            <text:p>20077643</text:p>
          </table:table-cell>
          <table:table-cell table:formula="of:=INDEX([.$B$1:.$L$1];0;MATCH(MAX([.$B576:.$L576]);[.$B576:.$L576];0))" office:value-type="string" office:string-value="WebcamRead" calcext:value-type="string">
            <text:p>WebcamRead</text:p>
          </table:table-cell>
          <table:table-cell table:formula="of:=[.O576]/[.N576]" office:value-type="percentage" office:value="0.501568760509074" calcext:value-type="percentage">
            <text:p>50.16%</text:p>
          </table:table-cell>
          <table:table-cell/>
          <table:table-cell table:formula="of:=1000000000/[.N576]" office:value-type="float" office:value="24.9814562650145" calcext:value-type="float">
            <text:p>24.9814562650145</text:p>
          </table:table-cell>
          <table:table-cell table:formula="of:=IF([.A576]=1;1000000000/[.N576];&quot;&quot;)" office:value-type="float" office:value="24.9814562650145" calcext:value-type="float">
            <text:p>24.9814562650145</text:p>
          </table:table-cell>
          <table:table-cell table:formula="of:=IF([.A576]=1;[.P576];&quot;&quot;)" office:value-type="string" office:string-value="WebcamRead" calcext:value-type="string">
            <text:p>WebcamRead</text:p>
          </table:table-cell>
          <table:table-cell table:style-name="ce1" table:formula="of:=IF(ISBLANK([.T576]);&quot;&quot;;[.Q576])" office:value-type="percentage" office:value="0.501568760509074" calcext:value-type="percentage">
            <text:p>50.16%</text:p>
          </table:table-cell>
          <table:table-cell table:formula="of:=IF([.A576]=1;[.V576]*[.N576]/1000000;&quot;&quot;)" office:value-type="float" office:value="20.077643" calcext:value-type="float">
            <text:p>20.0776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81082" calcext:value-type="float">
            <text:p>19981082</text:p>
          </table:table-cell>
          <table:table-cell office:value-type="float" office:value="724230" calcext:value-type="float">
            <text:p>724230</text:p>
          </table:table-cell>
          <table:table-cell office:value-type="float" office:value="964297" calcext:value-type="float">
            <text:p>964297</text:p>
          </table:table-cell>
          <table:table-cell office:value-type="float" office:value="300" calcext:value-type="float">
            <text:p>300</text:p>
          </table:table-cell>
          <table:table-cell office:value-type="float" office:value="5180977" calcext:value-type="float">
            <text:p>5180977</text:p>
          </table:table-cell>
          <table:table-cell office:value-type="float" office:value="701007" calcext:value-type="float">
            <text:p>701007</text:p>
          </table:table-cell>
          <table:table-cell office:value-type="float" office:value="70" calcext:value-type="float">
            <text:p>70</text:p>
          </table:table-cell>
          <table:table-cell office:value-type="float" office:value="254094" calcext:value-type="float">
            <text:p>254094</text:p>
          </table:table-cell>
          <table:table-cell office:value-type="float" office:value="738547" calcext:value-type="float">
            <text:p>738547</text:p>
          </table:table-cell>
          <table:table-cell office:value-type="float" office:value="719120" calcext:value-type="float">
            <text:p>719120</text:p>
          </table:table-cell>
          <table:table-cell office:value-type="float" office:value="10593976" calcext:value-type="float">
            <text:p>10593976</text:p>
          </table:table-cell>
          <table:table-cell/>
          <table:table-cell table:formula="of:=SUM([.B577:.L577])" office:value-type="float" office:value="39857700" calcext:value-type="float">
            <text:p>39857700</text:p>
          </table:table-cell>
          <table:table-cell table:formula="of:=MAX([.B577:.L577])" office:value-type="float" office:value="19981082" calcext:value-type="float">
            <text:p>19981082</text:p>
          </table:table-cell>
          <table:table-cell table:formula="of:=INDEX([.$B$1:.$L$1];0;MATCH(MAX([.$B577:.$L577]);[.$B577:.$L577];0))" office:value-type="string" office:string-value="WebcamRead" calcext:value-type="string">
            <text:p>WebcamRead</text:p>
          </table:table-cell>
          <table:table-cell table:formula="of:=[.O577]/[.N577]" office:value-type="percentage" office:value="0.501310461968453" calcext:value-type="percentage">
            <text:p>50.13%</text:p>
          </table:table-cell>
          <table:table-cell/>
          <table:table-cell table:formula="of:=1000000000/[.N577]" office:value-type="float" office:value="25.0892550247505" calcext:value-type="float">
            <text:p>25.0892550247505</text:p>
          </table:table-cell>
          <table:table-cell table:formula="of:=IF([.A577]=1;1000000000/[.N577];&quot;&quot;)" office:value-type="float" office:value="25.0892550247505" calcext:value-type="float">
            <text:p>25.0892550247505</text:p>
          </table:table-cell>
          <table:table-cell table:formula="of:=IF([.A577]=1;[.P577];&quot;&quot;)" office:value-type="string" office:string-value="WebcamRead" calcext:value-type="string">
            <text:p>WebcamRead</text:p>
          </table:table-cell>
          <table:table-cell table:style-name="ce1" table:formula="of:=IF(ISBLANK([.T577]);&quot;&quot;;[.Q577])" office:value-type="percentage" office:value="0.501310461968453" calcext:value-type="percentage">
            <text:p>50.13%</text:p>
          </table:table-cell>
          <table:table-cell table:formula="of:=IF([.A577]=1;[.V577]*[.N577]/1000000;&quot;&quot;)" office:value-type="float" office:value="19.981082" calcext:value-type="float">
            <text:p>19.9810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39052" calcext:value-type="float">
            <text:p>24139052</text:p>
          </table:table-cell>
          <table:table-cell office:value-type="float" office:value="717197" calcext:value-type="float">
            <text:p>717197</text:p>
          </table:table-cell>
          <table:table-cell office:value-type="float" office:value="1135577" calcext:value-type="float">
            <text:p>1135577</text:p>
          </table:table-cell>
          <table:table-cell office:value-type="float" office:value="171" calcext:value-type="float">
            <text:p>171</text:p>
          </table:table-cell>
          <table:table-cell office:value-type="float" office:value="5204942" calcext:value-type="float">
            <text:p>5204942</text:p>
          </table:table-cell>
          <table:table-cell office:value-type="float" office:value="1172626" calcext:value-type="float">
            <text:p>1172626</text:p>
          </table:table-cell>
          <table:table-cell office:value-type="float" office:value="100" calcext:value-type="float">
            <text:p>100</text:p>
          </table:table-cell>
          <table:table-cell office:value-type="float" office:value="158684359" calcext:value-type="float">
            <text:p>158684359</text:p>
          </table:table-cell>
          <table:table-cell office:value-type="float" office:value="744728" calcext:value-type="float">
            <text:p>744728</text:p>
          </table:table-cell>
          <table:table-cell office:value-type="float" office:value="1242245" calcext:value-type="float">
            <text:p>1242245</text:p>
          </table:table-cell>
          <table:table-cell office:value-type="float" office:value="10529435" calcext:value-type="float">
            <text:p>10529435</text:p>
          </table:table-cell>
          <table:table-cell/>
          <table:table-cell table:formula="of:=SUM([.B578:.L578])" office:value-type="float" office:value="203570432" calcext:value-type="float">
            <text:p>203570432</text:p>
          </table:table-cell>
          <table:table-cell table:formula="of:=MAX([.B578:.L578])" office:value-type="float" office:value="158684359" calcext:value-type="float">
            <text:p>158684359</text:p>
          </table:table-cell>
          <table:table-cell table:formula="of:=INDEX([.$B$1:.$L$1];0;MATCH(MAX([.$B578:.$L578]);[.$B578:.$L578];0))" office:value-type="string" office:string-value="Facendi" calcext:value-type="string">
            <text:p>Facendi</text:p>
          </table:table-cell>
          <table:table-cell table:formula="of:=[.O578]/[.N578]" office:value-type="percentage" office:value="0.779505930409383" calcext:value-type="percentage">
            <text:p>77.95%</text:p>
          </table:table-cell>
          <table:table-cell/>
          <table:table-cell table:formula="of:=1000000000/[.N578]" office:value-type="float" office:value="4.91230474964066" calcext:value-type="float">
            <text:p>4.91230474964066</text:p>
          </table:table-cell>
          <table:table-cell table:formula="of:=IF([.A578]=1;1000000000/[.N578];&quot;&quot;)" office:value-type="float" office:value="4.91230474964066" calcext:value-type="float">
            <text:p>4.91230474964066</text:p>
          </table:table-cell>
          <table:table-cell table:formula="of:=IF([.A578]=1;[.P578];&quot;&quot;)" office:value-type="string" office:string-value="Facendi" calcext:value-type="string">
            <text:p>Facendi</text:p>
          </table:table-cell>
          <table:table-cell table:style-name="ce1" table:formula="of:=IF(ISBLANK([.T578]);&quot;&quot;;[.Q578])" office:value-type="percentage" office:value="0.779505930409383" calcext:value-type="percentage">
            <text:p>77.95%</text:p>
          </table:table-cell>
          <table:table-cell table:formula="of:=IF([.A578]=1;[.V578]*[.N578]/1000000;&quot;&quot;)" office:value-type="float" office:value="158.684359" calcext:value-type="float">
            <text:p>158.6843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7747" calcext:value-type="float">
            <text:p>797747</text:p>
          </table:table-cell>
          <table:table-cell office:value-type="float" office:value="721334" calcext:value-type="float">
            <text:p>721334</text:p>
          </table:table-cell>
          <table:table-cell office:value-type="float" office:value="1050007" calcext:value-type="float">
            <text:p>1050007</text:p>
          </table:table-cell>
          <table:table-cell office:value-type="float" office:value="80" calcext:value-type="float">
            <text:p>80</text:p>
          </table:table-cell>
          <table:table-cell office:value-type="float" office:value="5231420" calcext:value-type="float">
            <text:p>5231420</text:p>
          </table:table-cell>
          <table:table-cell office:value-type="float" office:value="739809" calcext:value-type="float">
            <text:p>739809</text:p>
          </table:table-cell>
          <table:table-cell office:value-type="float" office:value="70" calcext:value-type="float">
            <text:p>70</text:p>
          </table:table-cell>
          <table:table-cell office:value-type="float" office:value="252090" calcext:value-type="float">
            <text:p>252090</text:p>
          </table:table-cell>
          <table:table-cell office:value-type="float" office:value="774453" calcext:value-type="float">
            <text:p>774453</text:p>
          </table:table-cell>
          <table:table-cell office:value-type="float" office:value="736703" calcext:value-type="float">
            <text:p>736703</text:p>
          </table:table-cell>
          <table:table-cell office:value-type="float" office:value="10977410" calcext:value-type="float">
            <text:p>10977410</text:p>
          </table:table-cell>
          <table:table-cell/>
          <table:table-cell table:formula="of:=SUM([.B579:.L579])" office:value-type="float" office:value="21281123" calcext:value-type="float">
            <text:p>21281123</text:p>
          </table:table-cell>
          <table:table-cell table:formula="of:=MAX([.B579:.L579])" office:value-type="float" office:value="10977410" calcext:value-type="float">
            <text:p>10977410</text:p>
          </table:table-cell>
          <table:table-cell table:formula="of:=INDEX([.$B$1:.$L$1];0;MATCH(MAX([.$B579:.$L579]);[.$B579:.$L579];0))" office:value-type="string" office:string-value="TimeWaitKey" calcext:value-type="string">
            <text:p>TimeWaitKey</text:p>
          </table:table-cell>
          <table:table-cell table:formula="of:=[.O579]/[.N579]" office:value-type="percentage" office:value="0.515828511493496" calcext:value-type="percentage">
            <text:p>51.58%</text:p>
          </table:table-cell>
          <table:table-cell/>
          <table:table-cell table:formula="of:=1000000000/[.N579]" office:value-type="float" office:value="46.9900014205077" calcext:value-type="float">
            <text:p>46.9900014205077</text:p>
          </table:table-cell>
          <table:table-cell table:formula="of:=IF([.A579]=1;1000000000/[.N579];&quot;&quot;)" office:value-type="float" office:value="46.9900014205077" calcext:value-type="float">
            <text:p>46.9900014205077</text:p>
          </table:table-cell>
          <table:table-cell table:formula="of:=IF([.A579]=1;[.P579];&quot;&quot;)" office:value-type="string" office:string-value="TimeWaitKey" calcext:value-type="string">
            <text:p>TimeWaitKey</text:p>
          </table:table-cell>
          <table:table-cell table:style-name="ce1" table:formula="of:=IF(ISBLANK([.T579]);&quot;&quot;;[.Q579])" office:value-type="percentage" office:value="0.515828511493496" calcext:value-type="percentage">
            <text:p>51.58%</text:p>
          </table:table-cell>
          <table:table-cell table:formula="of:=IF([.A579]=1;[.V579]*[.N579]/1000000;&quot;&quot;)" office:value-type="float" office:value="10.97741" calcext:value-type="float">
            <text:p>10.977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3748" calcext:value-type="float">
            <text:p>803748</text:p>
          </table:table-cell>
          <table:table-cell office:value-type="float" office:value="1362459" calcext:value-type="float">
            <text:p>1362459</text:p>
          </table:table-cell>
          <table:table-cell office:value-type="float" office:value="1551622" calcext:value-type="float">
            <text:p>1551622</text:p>
          </table:table-cell>
          <table:table-cell office:value-type="float" office:value="170" calcext:value-type="float">
            <text:p>170</text:p>
          </table:table-cell>
          <table:table-cell office:value-type="float" office:value="5347627" calcext:value-type="float">
            <text:p>5347627</text:p>
          </table:table-cell>
          <table:table-cell office:value-type="float" office:value="745700" calcext:value-type="float">
            <text:p>745700</text:p>
          </table:table-cell>
          <table:table-cell office:value-type="float" office:value="70" calcext:value-type="float">
            <text:p>70</text:p>
          </table:table-cell>
          <table:table-cell office:value-type="float" office:value="230219" calcext:value-type="float">
            <text:p>230219</text:p>
          </table:table-cell>
          <table:table-cell office:value-type="float" office:value="758574" calcext:value-type="float">
            <text:p>758574</text:p>
          </table:table-cell>
          <table:table-cell office:value-type="float" office:value="725542" calcext:value-type="float">
            <text:p>725542</text:p>
          </table:table-cell>
          <table:table-cell office:value-type="float" office:value="10580501" calcext:value-type="float">
            <text:p>10580501</text:p>
          </table:table-cell>
          <table:table-cell/>
          <table:table-cell table:formula="of:=SUM([.B580:.L580])" office:value-type="float" office:value="22106232" calcext:value-type="float">
            <text:p>22106232</text:p>
          </table:table-cell>
          <table:table-cell table:formula="of:=MAX([.B580:.L580])" office:value-type="float" office:value="10580501" calcext:value-type="float">
            <text:p>10580501</text:p>
          </table:table-cell>
          <table:table-cell table:formula="of:=INDEX([.$B$1:.$L$1];0;MATCH(MAX([.$B580:.$L580]);[.$B580:.$L580];0))" office:value-type="string" office:string-value="TimeWaitKey" calcext:value-type="string">
            <text:p>TimeWaitKey</text:p>
          </table:table-cell>
          <table:table-cell table:formula="of:=[.O580]/[.N580]" office:value-type="percentage" office:value="0.478620734641706" calcext:value-type="percentage">
            <text:p>47.86%</text:p>
          </table:table-cell>
          <table:table-cell/>
          <table:table-cell table:formula="of:=1000000000/[.N580]" office:value-type="float" office:value="45.2361126039028" calcext:value-type="float">
            <text:p>45.2361126039028</text:p>
          </table:table-cell>
          <table:table-cell table:formula="of:=IF([.A580]=1;1000000000/[.N580];&quot;&quot;)" office:value-type="float" office:value="45.2361126039028" calcext:value-type="float">
            <text:p>45.2361126039028</text:p>
          </table:table-cell>
          <table:table-cell table:formula="of:=IF([.A580]=1;[.P580];&quot;&quot;)" office:value-type="string" office:string-value="TimeWaitKey" calcext:value-type="string">
            <text:p>TimeWaitKey</text:p>
          </table:table-cell>
          <table:table-cell table:style-name="ce1" table:formula="of:=IF(ISBLANK([.T580]);&quot;&quot;;[.Q580])" office:value-type="percentage" office:value="0.478620734641706" calcext:value-type="percentage">
            <text:p>47.86%</text:p>
          </table:table-cell>
          <table:table-cell table:formula="of:=IF([.A580]=1;[.V580]*[.N580]/1000000;&quot;&quot;)" office:value-type="float" office:value="10.580501" calcext:value-type="float">
            <text:p>10.5805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6253" calcext:value-type="float">
            <text:p>806253</text:p>
          </table:table-cell>
          <table:table-cell office:value-type="float" office:value="792297" calcext:value-type="float">
            <text:p>792297</text:p>
          </table:table-cell>
          <table:table-cell office:value-type="float" office:value="964998" calcext:value-type="float">
            <text:p>964998</text:p>
          </table:table-cell>
          <table:table-cell office:value-type="float" office:value="90" calcext:value-type="float">
            <text:p>90</text:p>
          </table:table-cell>
          <table:table-cell office:value-type="float" office:value="5330395" calcext:value-type="float">
            <text:p>5330395</text:p>
          </table:table-cell>
          <table:table-cell office:value-type="float" office:value="707770" calcext:value-type="float">
            <text:p>707770</text:p>
          </table:table-cell>
          <table:table-cell office:value-type="float" office:value="70" calcext:value-type="float">
            <text:p>70</text:p>
          </table:table-cell>
          <table:table-cell office:value-type="float" office:value="252130" calcext:value-type="float">
            <text:p>252130</text:p>
          </table:table-cell>
          <table:table-cell office:value-type="float" office:value="749236" calcext:value-type="float">
            <text:p>749236</text:p>
          </table:table-cell>
          <table:table-cell office:value-type="float" office:value="737756" calcext:value-type="float">
            <text:p>737756</text:p>
          </table:table-cell>
          <table:table-cell office:value-type="float" office:value="10563750" calcext:value-type="float">
            <text:p>10563750</text:p>
          </table:table-cell>
          <table:table-cell/>
          <table:table-cell table:formula="of:=SUM([.B581:.L581])" office:value-type="float" office:value="20904745" calcext:value-type="float">
            <text:p>20904745</text:p>
          </table:table-cell>
          <table:table-cell table:formula="of:=MAX([.B581:.L581])" office:value-type="float" office:value="10563750" calcext:value-type="float">
            <text:p>10563750</text:p>
          </table:table-cell>
          <table:table-cell table:formula="of:=INDEX([.$B$1:.$L$1];0;MATCH(MAX([.$B581:.$L581]);[.$B581:.$L581];0))" office:value-type="string" office:string-value="TimeWaitKey" calcext:value-type="string">
            <text:p>TimeWaitKey</text:p>
          </table:table-cell>
          <table:table-cell table:formula="of:=[.O581]/[.N581]" office:value-type="percentage" office:value="0.505327857383575" calcext:value-type="percentage">
            <text:p>50.53%</text:p>
          </table:table-cell>
          <table:table-cell/>
          <table:table-cell table:formula="of:=1000000000/[.N581]" office:value-type="float" office:value="47.8360295712768" calcext:value-type="float">
            <text:p>47.8360295712768</text:p>
          </table:table-cell>
          <table:table-cell table:formula="of:=IF([.A581]=1;1000000000/[.N581];&quot;&quot;)" office:value-type="float" office:value="47.8360295712768" calcext:value-type="float">
            <text:p>47.8360295712768</text:p>
          </table:table-cell>
          <table:table-cell table:formula="of:=IF([.A581]=1;[.P581];&quot;&quot;)" office:value-type="string" office:string-value="TimeWaitKey" calcext:value-type="string">
            <text:p>TimeWaitKey</text:p>
          </table:table-cell>
          <table:table-cell table:style-name="ce1" table:formula="of:=IF(ISBLANK([.T581]);&quot;&quot;;[.Q581])" office:value-type="percentage" office:value="0.505327857383575" calcext:value-type="percentage">
            <text:p>50.53%</text:p>
          </table:table-cell>
          <table:table-cell table:formula="of:=IF([.A581]=1;[.V581]*[.N581]/1000000;&quot;&quot;)" office:value-type="float" office:value="10.56375" calcext:value-type="float">
            <text:p>10.56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1910" calcext:value-type="float">
            <text:p>761910</text:p>
          </table:table-cell>
          <table:table-cell office:value-type="float" office:value="708941" calcext:value-type="float">
            <text:p>708941</text:p>
          </table:table-cell>
          <table:table-cell office:value-type="float" office:value="964738" calcext:value-type="float">
            <text:p>964738</text:p>
          </table:table-cell>
          <table:table-cell office:value-type="float" office:value="90" calcext:value-type="float">
            <text:p>90</text:p>
          </table:table-cell>
          <table:table-cell office:value-type="float" office:value="5197006" calcext:value-type="float">
            <text:p>5197006</text:p>
          </table:table-cell>
          <table:table-cell office:value-type="float" office:value="714652" calcext:value-type="float">
            <text:p>714652</text:p>
          </table:table-cell>
          <table:table-cell office:value-type="float" office:value="80" calcext:value-type="float">
            <text:p>80</text:p>
          </table:table-cell>
          <table:table-cell office:value-type="float" office:value="157518965" calcext:value-type="float">
            <text:p>157518965</text:p>
          </table:table-cell>
          <table:table-cell office:value-type="float" office:value="737665" calcext:value-type="float">
            <text:p>737665</text:p>
          </table:table-cell>
          <table:table-cell office:value-type="float" office:value="753815" calcext:value-type="float">
            <text:p>753815</text:p>
          </table:table-cell>
          <table:table-cell office:value-type="float" office:value="10576984" calcext:value-type="float">
            <text:p>10576984</text:p>
          </table:table-cell>
          <table:table-cell/>
          <table:table-cell table:formula="of:=SUM([.B582:.L582])" office:value-type="float" office:value="177934846" calcext:value-type="float">
            <text:p>177934846</text:p>
          </table:table-cell>
          <table:table-cell table:formula="of:=MAX([.B582:.L582])" office:value-type="float" office:value="157518965" calcext:value-type="float">
            <text:p>157518965</text:p>
          </table:table-cell>
          <table:table-cell table:formula="of:=INDEX([.$B$1:.$L$1];0;MATCH(MAX([.$B582:.$L582]);[.$B582:.$L582];0))" office:value-type="string" office:string-value="Facendi" calcext:value-type="string">
            <text:p>Facendi</text:p>
          </table:table-cell>
          <table:table-cell table:formula="of:=[.O582]/[.N582]" office:value-type="percentage" office:value="0.885262041365411" calcext:value-type="percentage">
            <text:p>88.53%</text:p>
          </table:table-cell>
          <table:table-cell/>
          <table:table-cell table:formula="of:=1000000000/[.N582]" office:value-type="float" office:value="5.62003465021124" calcext:value-type="float">
            <text:p>5.62003465021124</text:p>
          </table:table-cell>
          <table:table-cell table:formula="of:=IF([.A582]=1;1000000000/[.N582];&quot;&quot;)" office:value-type="float" office:value="5.62003465021124" calcext:value-type="float">
            <text:p>5.62003465021124</text:p>
          </table:table-cell>
          <table:table-cell table:formula="of:=IF([.A582]=1;[.P582];&quot;&quot;)" office:value-type="string" office:string-value="Facendi" calcext:value-type="string">
            <text:p>Facendi</text:p>
          </table:table-cell>
          <table:table-cell table:style-name="ce1" table:formula="of:=IF(ISBLANK([.T582]);&quot;&quot;;[.Q582])" office:value-type="percentage" office:value="0.885262041365411" calcext:value-type="percentage">
            <text:p>88.53%</text:p>
          </table:table-cell>
          <table:table-cell table:formula="of:=IF([.A582]=1;[.V582]*[.N582]/1000000;&quot;&quot;)" office:value-type="float" office:value="157.518965" calcext:value-type="float">
            <text:p>157.5189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7592" calcext:value-type="float">
            <text:p>757592</text:p>
          </table:table-cell>
          <table:table-cell office:value-type="float" office:value="730461" calcext:value-type="float">
            <text:p>730461</text:p>
          </table:table-cell>
          <table:table-cell office:value-type="float" office:value="964277" calcext:value-type="float">
            <text:p>964277</text:p>
          </table:table-cell>
          <table:table-cell office:value-type="float" office:value="100" calcext:value-type="float">
            <text:p>100</text:p>
          </table:table-cell>
          <table:table-cell office:value-type="float" office:value="5176198" calcext:value-type="float">
            <text:p>5176198</text:p>
          </table:table-cell>
          <table:table-cell office:value-type="float" office:value="742594" calcext:value-type="float">
            <text:p>742594</text:p>
          </table:table-cell>
          <table:table-cell office:value-type="float" office:value="80" calcext:value-type="float">
            <text:p>80</text:p>
          </table:table-cell>
          <table:table-cell office:value-type="float" office:value="256177" calcext:value-type="float">
            <text:p>256177</text:p>
          </table:table-cell>
          <table:table-cell office:value-type="float" office:value="754677" calcext:value-type="float">
            <text:p>754677</text:p>
          </table:table-cell>
          <table:table-cell office:value-type="float" office:value="719802" calcext:value-type="float">
            <text:p>719802</text:p>
          </table:table-cell>
          <table:table-cell office:value-type="float" office:value="10952214" calcext:value-type="float">
            <text:p>10952214</text:p>
          </table:table-cell>
          <table:table-cell/>
          <table:table-cell table:formula="of:=SUM([.B583:.L583])" office:value-type="float" office:value="21054172" calcext:value-type="float">
            <text:p>21054172</text:p>
          </table:table-cell>
          <table:table-cell table:formula="of:=MAX([.B583:.L583])" office:value-type="float" office:value="10952214" calcext:value-type="float">
            <text:p>10952214</text:p>
          </table:table-cell>
          <table:table-cell table:formula="of:=INDEX([.$B$1:.$L$1];0;MATCH(MAX([.$B583:.$L583]);[.$B583:.$L583];0))" office:value-type="string" office:string-value="TimeWaitKey" calcext:value-type="string">
            <text:p>TimeWaitKey</text:p>
          </table:table-cell>
          <table:table-cell table:formula="of:=[.O583]/[.N583]" office:value-type="percentage" office:value="0.520192102543857" calcext:value-type="percentage">
            <text:p>52.02%</text:p>
          </table:table-cell>
          <table:table-cell/>
          <table:table-cell table:formula="of:=1000000000/[.N583]" office:value-type="float" office:value="47.4965246792892" calcext:value-type="float">
            <text:p>47.4965246792892</text:p>
          </table:table-cell>
          <table:table-cell table:formula="of:=IF([.A583]=1;1000000000/[.N583];&quot;&quot;)" office:value-type="float" office:value="47.4965246792892" calcext:value-type="float">
            <text:p>47.4965246792892</text:p>
          </table:table-cell>
          <table:table-cell table:formula="of:=IF([.A583]=1;[.P583];&quot;&quot;)" office:value-type="string" office:string-value="TimeWaitKey" calcext:value-type="string">
            <text:p>TimeWaitKey</text:p>
          </table:table-cell>
          <table:table-cell table:style-name="ce1" table:formula="of:=IF(ISBLANK([.T583]);&quot;&quot;;[.Q583])" office:value-type="percentage" office:value="0.520192102543857" calcext:value-type="percentage">
            <text:p>52.02%</text:p>
          </table:table-cell>
          <table:table-cell table:formula="of:=IF([.A583]=1;[.V583]*[.N583]/1000000;&quot;&quot;)" office:value-type="float" office:value="10.952214" calcext:value-type="float">
            <text:p>10.9522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8158" calcext:value-type="float">
            <text:p>798158</text:p>
          </table:table-cell>
          <table:table-cell office:value-type="float" office:value="820069" calcext:value-type="float">
            <text:p>820069</text:p>
          </table:table-cell>
          <table:table-cell office:value-type="float" office:value="964488" calcext:value-type="float">
            <text:p>964488</text:p>
          </table:table-cell>
          <table:table-cell office:value-type="float" office:value="90" calcext:value-type="float">
            <text:p>90</text:p>
          </table:table-cell>
          <table:table-cell office:value-type="float" office:value="5940762" calcext:value-type="float">
            <text:p>5940762</text:p>
          </table:table-cell>
          <table:table-cell office:value-type="float" office:value="767420" calcext:value-type="float">
            <text:p>767420</text:p>
          </table:table-cell>
          <table:table-cell office:value-type="float" office:value="70" calcext:value-type="float">
            <text:p>70</text:p>
          </table:table-cell>
          <table:table-cell office:value-type="float" office:value="277116" calcext:value-type="float">
            <text:p>277116</text:p>
          </table:table-cell>
          <table:table-cell office:value-type="float" office:value="792367" calcext:value-type="float">
            <text:p>792367</text:p>
          </table:table-cell>
          <table:table-cell office:value-type="float" office:value="1191191" calcext:value-type="float">
            <text:p>1191191</text:p>
          </table:table-cell>
          <table:table-cell office:value-type="float" office:value="10548751" calcext:value-type="float">
            <text:p>10548751</text:p>
          </table:table-cell>
          <table:table-cell/>
          <table:table-cell table:formula="of:=SUM([.B584:.L584])" office:value-type="float" office:value="22100482" calcext:value-type="float">
            <text:p>22100482</text:p>
          </table:table-cell>
          <table:table-cell table:formula="of:=MAX([.B584:.L584])" office:value-type="float" office:value="10548751" calcext:value-type="float">
            <text:p>10548751</text:p>
          </table:table-cell>
          <table:table-cell table:formula="of:=INDEX([.$B$1:.$L$1];0;MATCH(MAX([.$B584:.$L584]);[.$B584:.$L584];0))" office:value-type="string" office:string-value="TimeWaitKey" calcext:value-type="string">
            <text:p>TimeWaitKey</text:p>
          </table:table-cell>
          <table:table-cell table:formula="of:=[.O584]/[.N584]" office:value-type="percentage" office:value="0.477308639693922" calcext:value-type="percentage">
            <text:p>47.73%</text:p>
          </table:table-cell>
          <table:table-cell/>
          <table:table-cell table:formula="of:=1000000000/[.N584]" office:value-type="float" office:value="45.2478819240232" calcext:value-type="float">
            <text:p>45.2478819240232</text:p>
          </table:table-cell>
          <table:table-cell table:formula="of:=IF([.A584]=1;1000000000/[.N584];&quot;&quot;)" office:value-type="float" office:value="45.2478819240232" calcext:value-type="float">
            <text:p>45.2478819240232</text:p>
          </table:table-cell>
          <table:table-cell table:formula="of:=IF([.A584]=1;[.P584];&quot;&quot;)" office:value-type="string" office:string-value="TimeWaitKey" calcext:value-type="string">
            <text:p>TimeWaitKey</text:p>
          </table:table-cell>
          <table:table-cell table:style-name="ce1" table:formula="of:=IF(ISBLANK([.T584]);&quot;&quot;;[.Q584])" office:value-type="percentage" office:value="0.477308639693922" calcext:value-type="percentage">
            <text:p>47.73%</text:p>
          </table:table-cell>
          <table:table-cell table:formula="of:=IF([.A584]=1;[.V584]*[.N584]/1000000;&quot;&quot;)" office:value-type="float" office:value="10.548751" calcext:value-type="float">
            <text:p>10.5487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6656" calcext:value-type="float">
            <text:p>1006656</text:p>
          </table:table-cell>
          <table:table-cell office:value-type="float" office:value="718359" calcext:value-type="float">
            <text:p>718359</text:p>
          </table:table-cell>
          <table:table-cell office:value-type="float" office:value="962715" calcext:value-type="float">
            <text:p>962715</text:p>
          </table:table-cell>
          <table:table-cell office:value-type="float" office:value="70" calcext:value-type="float">
            <text:p>70</text:p>
          </table:table-cell>
          <table:table-cell office:value-type="float" office:value="5179584" calcext:value-type="float">
            <text:p>5179584</text:p>
          </table:table-cell>
          <table:table-cell office:value-type="float" office:value="725022" calcext:value-type="float">
            <text:p>725022</text:p>
          </table:table-cell>
          <table:table-cell office:value-type="float" office:value="80" calcext:value-type="float">
            <text:p>80</text:p>
          </table:table-cell>
          <table:table-cell office:value-type="float" office:value="245518" calcext:value-type="float">
            <text:p>245518</text:p>
          </table:table-cell>
          <table:table-cell office:value-type="float" office:value="743335" calcext:value-type="float">
            <text:p>743335</text:p>
          </table:table-cell>
          <table:table-cell office:value-type="float" office:value="719762" calcext:value-type="float">
            <text:p>719762</text:p>
          </table:table-cell>
          <table:table-cell office:value-type="float" office:value="10602992" calcext:value-type="float">
            <text:p>10602992</text:p>
          </table:table-cell>
          <table:table-cell/>
          <table:table-cell table:formula="of:=SUM([.B585:.L585])" office:value-type="float" office:value="20904093" calcext:value-type="float">
            <text:p>20904093</text:p>
          </table:table-cell>
          <table:table-cell table:formula="of:=MAX([.B585:.L585])" office:value-type="float" office:value="10602992" calcext:value-type="float">
            <text:p>10602992</text:p>
          </table:table-cell>
          <table:table-cell table:formula="of:=INDEX([.$B$1:.$L$1];0;MATCH(MAX([.$B585:.$L585]);[.$B585:.$L585];0))" office:value-type="string" office:string-value="TimeWaitKey" calcext:value-type="string">
            <text:p>TimeWaitKey</text:p>
          </table:table-cell>
          <table:table-cell table:formula="of:=[.O585]/[.N585]" office:value-type="percentage" office:value="0.50722085861367" calcext:value-type="percentage">
            <text:p>50.72%</text:p>
          </table:table-cell>
          <table:table-cell/>
          <table:table-cell table:formula="of:=1000000000/[.N585]" office:value-type="float" office:value="47.837521580104" calcext:value-type="float">
            <text:p>47.837521580104</text:p>
          </table:table-cell>
          <table:table-cell table:formula="of:=IF([.A585]=1;1000000000/[.N585];&quot;&quot;)" office:value-type="float" office:value="47.837521580104" calcext:value-type="float">
            <text:p>47.837521580104</text:p>
          </table:table-cell>
          <table:table-cell table:formula="of:=IF([.A585]=1;[.P585];&quot;&quot;)" office:value-type="string" office:string-value="TimeWaitKey" calcext:value-type="string">
            <text:p>TimeWaitKey</text:p>
          </table:table-cell>
          <table:table-cell table:style-name="ce1" table:formula="of:=IF(ISBLANK([.T585]);&quot;&quot;;[.Q585])" office:value-type="percentage" office:value="0.50722085861367" calcext:value-type="percentage">
            <text:p>50.72%</text:p>
          </table:table-cell>
          <table:table-cell table:formula="of:=IF([.A585]=1;[.V585]*[.N585]/1000000;&quot;&quot;)" office:value-type="float" office:value="10.602992" calcext:value-type="float">
            <text:p>10.6029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1816" calcext:value-type="float">
            <text:p>1081816</text:p>
          </table:table-cell>
          <table:table-cell office:value-type="float" office:value="1276820" calcext:value-type="float">
            <text:p>1276820</text:p>
          </table:table-cell>
          <table:table-cell office:value-type="float" office:value="982923" calcext:value-type="float">
            <text:p>982923</text:p>
          </table:table-cell>
          <table:table-cell office:value-type="float" office:value="160" calcext:value-type="float">
            <text:p>160</text:p>
          </table:table-cell>
          <table:table-cell office:value-type="float" office:value="5269513" calcext:value-type="float">
            <text:p>5269513</text:p>
          </table:table-cell>
          <table:table-cell office:value-type="float" office:value="735962" calcext:value-type="float">
            <text:p>735962</text:p>
          </table:table-cell>
          <table:table-cell office:value-type="float" office:value="120" calcext:value-type="float">
            <text:p>120</text:p>
          </table:table-cell>
          <table:table-cell office:value-type="float" office:value="151966386" calcext:value-type="float">
            <text:p>151966386</text:p>
          </table:table-cell>
          <table:table-cell office:value-type="float" office:value="745420" calcext:value-type="float">
            <text:p>745420</text:p>
          </table:table-cell>
          <table:table-cell office:value-type="float" office:value="756340" calcext:value-type="float">
            <text:p>756340</text:p>
          </table:table-cell>
          <table:table-cell office:value-type="float" office:value="10638529" calcext:value-type="float">
            <text:p>10638529</text:p>
          </table:table-cell>
          <table:table-cell/>
          <table:table-cell table:formula="of:=SUM([.B586:.L586])" office:value-type="float" office:value="173453989" calcext:value-type="float">
            <text:p>173453989</text:p>
          </table:table-cell>
          <table:table-cell table:formula="of:=MAX([.B586:.L586])" office:value-type="float" office:value="151966386" calcext:value-type="float">
            <text:p>151966386</text:p>
          </table:table-cell>
          <table:table-cell table:formula="of:=INDEX([.$B$1:.$L$1];0;MATCH(MAX([.$B586:.$L586]);[.$B586:.$L586];0))" office:value-type="string" office:string-value="Facendi" calcext:value-type="string">
            <text:p>Facendi</text:p>
          </table:table-cell>
          <table:table-cell table:formula="of:=[.O586]/[.N586]" office:value-type="percentage" office:value="0.876119291785212" calcext:value-type="percentage">
            <text:p>87.61%</text:p>
          </table:table-cell>
          <table:table-cell/>
          <table:table-cell table:formula="of:=1000000000/[.N586]" office:value-type="float" office:value="5.76521765665476" calcext:value-type="float">
            <text:p>5.76521765665476</text:p>
          </table:table-cell>
          <table:table-cell table:formula="of:=IF([.A586]=1;1000000000/[.N586];&quot;&quot;)" office:value-type="float" office:value="5.76521765665476" calcext:value-type="float">
            <text:p>5.76521765665476</text:p>
          </table:table-cell>
          <table:table-cell table:formula="of:=IF([.A586]=1;[.P586];&quot;&quot;)" office:value-type="string" office:string-value="Facendi" calcext:value-type="string">
            <text:p>Facendi</text:p>
          </table:table-cell>
          <table:table-cell table:style-name="ce1" table:formula="of:=IF(ISBLANK([.T586]);&quot;&quot;;[.Q586])" office:value-type="percentage" office:value="0.876119291785212" calcext:value-type="percentage">
            <text:p>87.61%</text:p>
          </table:table-cell>
          <table:table-cell table:formula="of:=IF([.A586]=1;[.V586]*[.N586]/1000000;&quot;&quot;)" office:value-type="float" office:value="151.966386" calcext:value-type="float">
            <text:p>151.9663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3247" calcext:value-type="float">
            <text:p>953247</text:p>
          </table:table-cell>
          <table:table-cell office:value-type="float" office:value="1256912" calcext:value-type="float">
            <text:p>1256912</text:p>
          </table:table-cell>
          <table:table-cell office:value-type="float" office:value="971050" calcext:value-type="float">
            <text:p>971050</text:p>
          </table:table-cell>
          <table:table-cell office:value-type="float" office:value="90" calcext:value-type="float">
            <text:p>90</text:p>
          </table:table-cell>
          <table:table-cell office:value-type="float" office:value="5064239" calcext:value-type="float">
            <text:p>5064239</text:p>
          </table:table-cell>
          <table:table-cell office:value-type="float" office:value="756881" calcext:value-type="float">
            <text:p>756881</text:p>
          </table:table-cell>
          <table:table-cell office:value-type="float" office:value="81" calcext:value-type="float">
            <text:p>81</text:p>
          </table:table-cell>
          <table:table-cell office:value-type="float" office:value="227124" calcext:value-type="float">
            <text:p>227124</text:p>
          </table:table-cell>
          <table:table-cell office:value-type="float" office:value="734078" calcext:value-type="float">
            <text:p>734078</text:p>
          </table:table-cell>
          <table:table-cell office:value-type="float" office:value="782779" calcext:value-type="float">
            <text:p>782779</text:p>
          </table:table-cell>
          <table:table-cell office:value-type="float" office:value="10733065" calcext:value-type="float">
            <text:p>10733065</text:p>
          </table:table-cell>
          <table:table-cell/>
          <table:table-cell table:formula="of:=SUM([.B587:.L587])" office:value-type="float" office:value="21479546" calcext:value-type="float">
            <text:p>21479546</text:p>
          </table:table-cell>
          <table:table-cell table:formula="of:=MAX([.B587:.L587])" office:value-type="float" office:value="10733065" calcext:value-type="float">
            <text:p>10733065</text:p>
          </table:table-cell>
          <table:table-cell table:formula="of:=INDEX([.$B$1:.$L$1];0;MATCH(MAX([.$B587:.$L587]);[.$B587:.$L587];0))" office:value-type="string" office:string-value="TimeWaitKey" calcext:value-type="string">
            <text:p>TimeWaitKey</text:p>
          </table:table-cell>
          <table:table-cell table:formula="of:=[.O587]/[.N587]" office:value-type="percentage" office:value="0.499687702896514" calcext:value-type="percentage">
            <text:p>49.97%</text:p>
          </table:table-cell>
          <table:table-cell/>
          <table:table-cell table:formula="of:=1000000000/[.N587]" office:value-type="float" office:value="46.5559188262173" calcext:value-type="float">
            <text:p>46.5559188262173</text:p>
          </table:table-cell>
          <table:table-cell table:formula="of:=IF([.A587]=1;1000000000/[.N587];&quot;&quot;)" office:value-type="float" office:value="46.5559188262173" calcext:value-type="float">
            <text:p>46.5559188262173</text:p>
          </table:table-cell>
          <table:table-cell table:formula="of:=IF([.A587]=1;[.P587];&quot;&quot;)" office:value-type="string" office:string-value="TimeWaitKey" calcext:value-type="string">
            <text:p>TimeWaitKey</text:p>
          </table:table-cell>
          <table:table-cell table:style-name="ce1" table:formula="of:=IF(ISBLANK([.T587]);&quot;&quot;;[.Q587])" office:value-type="percentage" office:value="0.499687702896514" calcext:value-type="percentage">
            <text:p>49.97%</text:p>
          </table:table-cell>
          <table:table-cell table:formula="of:=IF([.A587]=1;[.V587]*[.N587]/1000000;&quot;&quot;)" office:value-type="float" office:value="10.733065" calcext:value-type="float">
            <text:p>10.7330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747" calcext:value-type="float">
            <text:p>749747</text:p>
          </table:table-cell>
          <table:table-cell office:value-type="float" office:value="885801" calcext:value-type="float">
            <text:p>885801</text:p>
          </table:table-cell>
          <table:table-cell office:value-type="float" office:value="966782" calcext:value-type="float">
            <text:p>966782</text:p>
          </table:table-cell>
          <table:table-cell office:value-type="float" office:value="91" calcext:value-type="float">
            <text:p>91</text:p>
          </table:table-cell>
          <table:table-cell office:value-type="float" office:value="5152133" calcext:value-type="float">
            <text:p>5152133</text:p>
          </table:table-cell>
          <table:table-cell office:value-type="float" office:value="711826" calcext:value-type="float">
            <text:p>711826</text:p>
          </table:table-cell>
          <table:table-cell office:value-type="float" office:value="80" calcext:value-type="float">
            <text:p>80</text:p>
          </table:table-cell>
          <table:table-cell office:value-type="float" office:value="230059" calcext:value-type="float">
            <text:p>230059</text:p>
          </table:table-cell>
          <table:table-cell office:value-type="float" office:value="730572" calcext:value-type="float">
            <text:p>730572</text:p>
          </table:table-cell>
          <table:table-cell office:value-type="float" office:value="774934" calcext:value-type="float">
            <text:p>774934</text:p>
          </table:table-cell>
          <table:table-cell office:value-type="float" office:value="10252810" calcext:value-type="float">
            <text:p>10252810</text:p>
          </table:table-cell>
          <table:table-cell/>
          <table:table-cell table:formula="of:=SUM([.B588:.L588])" office:value-type="float" office:value="20454835" calcext:value-type="float">
            <text:p>20454835</text:p>
          </table:table-cell>
          <table:table-cell table:formula="of:=MAX([.B588:.L588])" office:value-type="float" office:value="10252810" calcext:value-type="float">
            <text:p>10252810</text:p>
          </table:table-cell>
          <table:table-cell table:formula="of:=INDEX([.$B$1:.$L$1];0;MATCH(MAX([.$B588:.$L588]);[.$B588:.$L588];0))" office:value-type="string" office:string-value="TimeWaitKey" calcext:value-type="string">
            <text:p>TimeWaitKey</text:p>
          </table:table-cell>
          <table:table-cell table:formula="of:=[.O588]/[.N588]" office:value-type="percentage" office:value="0.501241393538496" calcext:value-type="percentage">
            <text:p>50.12%</text:p>
          </table:table-cell>
          <table:table-cell/>
          <table:table-cell table:formula="of:=1000000000/[.N588]" office:value-type="float" office:value="48.8881968493024" calcext:value-type="float">
            <text:p>48.8881968493024</text:p>
          </table:table-cell>
          <table:table-cell table:formula="of:=IF([.A588]=1;1000000000/[.N588];&quot;&quot;)" office:value-type="float" office:value="48.8881968493024" calcext:value-type="float">
            <text:p>48.8881968493024</text:p>
          </table:table-cell>
          <table:table-cell table:formula="of:=IF([.A588]=1;[.P588];&quot;&quot;)" office:value-type="string" office:string-value="TimeWaitKey" calcext:value-type="string">
            <text:p>TimeWaitKey</text:p>
          </table:table-cell>
          <table:table-cell table:style-name="ce1" table:formula="of:=IF(ISBLANK([.T588]);&quot;&quot;;[.Q588])" office:value-type="percentage" office:value="0.501241393538496" calcext:value-type="percentage">
            <text:p>50.12%</text:p>
          </table:table-cell>
          <table:table-cell table:formula="of:=IF([.A588]=1;[.V588]*[.N588]/1000000;&quot;&quot;)" office:value-type="float" office:value="10.25281" calcext:value-type="float">
            <text:p>10.252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8736" calcext:value-type="float">
            <text:p>2138736</text:p>
          </table:table-cell>
          <table:table-cell office:value-type="float" office:value="1188706" calcext:value-type="float">
            <text:p>1188706</text:p>
          </table:table-cell>
          <table:table-cell office:value-type="float" office:value="966932" calcext:value-type="float">
            <text:p>966932</text:p>
          </table:table-cell>
          <table:table-cell office:value-type="float" office:value="160" calcext:value-type="float">
            <text:p>160</text:p>
          </table:table-cell>
          <table:table-cell office:value-type="float" office:value="5181829" calcext:value-type="float">
            <text:p>5181829</text:p>
          </table:table-cell>
          <table:table-cell office:value-type="float" office:value="733938" calcext:value-type="float">
            <text:p>733938</text:p>
          </table:table-cell>
          <table:table-cell office:value-type="float" office:value="70" calcext:value-type="float">
            <text:p>70</text:p>
          </table:table-cell>
          <table:table-cell office:value-type="float" office:value="234818" calcext:value-type="float">
            <text:p>234818</text:p>
          </table:table-cell>
          <table:table-cell office:value-type="float" office:value="735000" calcext:value-type="float">
            <text:p>735000</text:p>
          </table:table-cell>
          <table:table-cell office:value-type="float" office:value="719962" calcext:value-type="float">
            <text:p>719962</text:p>
          </table:table-cell>
          <table:table-cell office:value-type="float" office:value="11078569" calcext:value-type="float">
            <text:p>11078569</text:p>
          </table:table-cell>
          <table:table-cell/>
          <table:table-cell table:formula="of:=SUM([.B589:.L589])" office:value-type="float" office:value="22978720" calcext:value-type="float">
            <text:p>22978720</text:p>
          </table:table-cell>
          <table:table-cell table:formula="of:=MAX([.B589:.L589])" office:value-type="float" office:value="11078569" calcext:value-type="float">
            <text:p>11078569</text:p>
          </table:table-cell>
          <table:table-cell table:formula="of:=INDEX([.$B$1:.$L$1];0;MATCH(MAX([.$B589:.$L589]);[.$B589:.$L589];0))" office:value-type="string" office:string-value="TimeWaitKey" calcext:value-type="string">
            <text:p>TimeWaitKey</text:p>
          </table:table-cell>
          <table:table-cell table:formula="of:=[.O589]/[.N589]" office:value-type="percentage" office:value="0.482122981610812" calcext:value-type="percentage">
            <text:p>48.21%</text:p>
          </table:table-cell>
          <table:table-cell/>
          <table:table-cell table:formula="of:=1000000000/[.N589]" office:value-type="float" office:value="43.5185249657074" calcext:value-type="float">
            <text:p>43.5185249657074</text:p>
          </table:table-cell>
          <table:table-cell table:formula="of:=IF([.A589]=1;1000000000/[.N589];&quot;&quot;)" office:value-type="float" office:value="43.5185249657074" calcext:value-type="float">
            <text:p>43.5185249657074</text:p>
          </table:table-cell>
          <table:table-cell table:formula="of:=IF([.A589]=1;[.P589];&quot;&quot;)" office:value-type="string" office:string-value="TimeWaitKey" calcext:value-type="string">
            <text:p>TimeWaitKey</text:p>
          </table:table-cell>
          <table:table-cell table:style-name="ce1" table:formula="of:=IF(ISBLANK([.T589]);&quot;&quot;;[.Q589])" office:value-type="percentage" office:value="0.482122981610812" calcext:value-type="percentage">
            <text:p>48.21%</text:p>
          </table:table-cell>
          <table:table-cell table:formula="of:=IF([.A589]=1;[.V589]*[.N589]/1000000;&quot;&quot;)" office:value-type="float" office:value="11.078569" calcext:value-type="float">
            <text:p>11.0785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3048" calcext:value-type="float">
            <text:p>723048</text:p>
          </table:table-cell>
          <table:table-cell office:value-type="float" office:value="711537" calcext:value-type="float">
            <text:p>711537</text:p>
          </table:table-cell>
          <table:table-cell office:value-type="float" office:value="963937" calcext:value-type="float">
            <text:p>963937</text:p>
          </table:table-cell>
          <table:table-cell office:value-type="float" office:value="101" calcext:value-type="float">
            <text:p>101</text:p>
          </table:table-cell>
          <table:table-cell office:value-type="float" office:value="5262168" calcext:value-type="float">
            <text:p>5262168</text:p>
          </table:table-cell>
          <table:table-cell office:value-type="float" office:value="732806" calcext:value-type="float">
            <text:p>732806</text:p>
          </table:table-cell>
          <table:table-cell office:value-type="float" office:value="81" calcext:value-type="float">
            <text:p>81</text:p>
          </table:table-cell>
          <table:table-cell office:value-type="float" office:value="152491768" calcext:value-type="float">
            <text:p>152491768</text:p>
          </table:table-cell>
          <table:table-cell office:value-type="float" office:value="742444" calcext:value-type="float">
            <text:p>742444</text:p>
          </table:table-cell>
          <table:table-cell office:value-type="float" office:value="745369" calcext:value-type="float">
            <text:p>745369</text:p>
          </table:table-cell>
          <table:table-cell office:value-type="float" office:value="10680968" calcext:value-type="float">
            <text:p>10680968</text:p>
          </table:table-cell>
          <table:table-cell/>
          <table:table-cell table:formula="of:=SUM([.B590:.L590])" office:value-type="float" office:value="173054227" calcext:value-type="float">
            <text:p>173054227</text:p>
          </table:table-cell>
          <table:table-cell table:formula="of:=MAX([.B590:.L590])" office:value-type="float" office:value="152491768" calcext:value-type="float">
            <text:p>152491768</text:p>
          </table:table-cell>
          <table:table-cell table:formula="of:=INDEX([.$B$1:.$L$1];0;MATCH(MAX([.$B590:.$L590]);[.$B590:.$L590];0))" office:value-type="string" office:string-value="Facendi" calcext:value-type="string">
            <text:p>Facendi</text:p>
          </table:table-cell>
          <table:table-cell table:formula="of:=[.O590]/[.N590]" office:value-type="percentage" office:value="0.881179100005457" calcext:value-type="percentage">
            <text:p>88.12%</text:p>
          </table:table-cell>
          <table:table-cell/>
          <table:table-cell table:formula="of:=1000000000/[.N590]" office:value-type="float" office:value="5.77853553383588" calcext:value-type="float">
            <text:p>5.77853553383588</text:p>
          </table:table-cell>
          <table:table-cell table:formula="of:=IF([.A590]=1;1000000000/[.N590];&quot;&quot;)" office:value-type="float" office:value="5.77853553383588" calcext:value-type="float">
            <text:p>5.77853553383588</text:p>
          </table:table-cell>
          <table:table-cell table:formula="of:=IF([.A590]=1;[.P590];&quot;&quot;)" office:value-type="string" office:string-value="Facendi" calcext:value-type="string">
            <text:p>Facendi</text:p>
          </table:table-cell>
          <table:table-cell table:style-name="ce1" table:formula="of:=IF(ISBLANK([.T590]);&quot;&quot;;[.Q590])" office:value-type="percentage" office:value="0.881179100005457" calcext:value-type="percentage">
            <text:p>88.12%</text:p>
          </table:table-cell>
          <table:table-cell table:formula="of:=IF([.A590]=1;[.V590]*[.N590]/1000000;&quot;&quot;)" office:value-type="float" office:value="152.491768" calcext:value-type="float">
            <text:p>152.4917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5568" calcext:value-type="float">
            <text:p>755568</text:p>
          </table:table-cell>
          <table:table-cell office:value-type="float" office:value="716976" calcext:value-type="float">
            <text:p>716976</text:p>
          </table:table-cell>
          <table:table-cell office:value-type="float" office:value="962915" calcext:value-type="float">
            <text:p>962915</text:p>
          </table:table-cell>
          <table:table-cell office:value-type="float" office:value="90" calcext:value-type="float">
            <text:p>90</text:p>
          </table:table-cell>
          <table:table-cell office:value-type="float" office:value="5231702" calcext:value-type="float">
            <text:p>5231702</text:p>
          </table:table-cell>
          <table:table-cell office:value-type="float" office:value="708992" calcext:value-type="float">
            <text:p>708992</text:p>
          </table:table-cell>
          <table:table-cell office:value-type="float" office:value="80" calcext:value-type="float">
            <text:p>80</text:p>
          </table:table-cell>
          <table:table-cell office:value-type="float" office:value="250527" calcext:value-type="float">
            <text:p>250527</text:p>
          </table:table-cell>
          <table:table-cell office:value-type="float" office:value="734169" calcext:value-type="float">
            <text:p>734169</text:p>
          </table:table-cell>
          <table:table-cell office:value-type="float" office:value="730090" calcext:value-type="float">
            <text:p>730090</text:p>
          </table:table-cell>
          <table:table-cell office:value-type="float" office:value="10719610" calcext:value-type="float">
            <text:p>10719610</text:p>
          </table:table-cell>
          <table:table-cell/>
          <table:table-cell table:formula="of:=SUM([.B591:.L591])" office:value-type="float" office:value="20810719" calcext:value-type="float">
            <text:p>20810719</text:p>
          </table:table-cell>
          <table:table-cell table:formula="of:=MAX([.B591:.L591])" office:value-type="float" office:value="10719610" calcext:value-type="float">
            <text:p>10719610</text:p>
          </table:table-cell>
          <table:table-cell table:formula="of:=INDEX([.$B$1:.$L$1];0;MATCH(MAX([.$B591:.$L591]);[.$B591:.$L591];0))" office:value-type="string" office:string-value="TimeWaitKey" calcext:value-type="string">
            <text:p>TimeWaitKey</text:p>
          </table:table-cell>
          <table:table-cell table:formula="of:=[.O591]/[.N591]" office:value-type="percentage" office:value="0.515100415319624" calcext:value-type="percentage">
            <text:p>51.51%</text:p>
          </table:table-cell>
          <table:table-cell/>
          <table:table-cell table:formula="of:=1000000000/[.N591]" office:value-type="float" office:value="48.0521600431009" calcext:value-type="float">
            <text:p>48.0521600431009</text:p>
          </table:table-cell>
          <table:table-cell table:formula="of:=IF([.A591]=1;1000000000/[.N591];&quot;&quot;)" office:value-type="float" office:value="48.0521600431009" calcext:value-type="float">
            <text:p>48.0521600431009</text:p>
          </table:table-cell>
          <table:table-cell table:formula="of:=IF([.A591]=1;[.P591];&quot;&quot;)" office:value-type="string" office:string-value="TimeWaitKey" calcext:value-type="string">
            <text:p>TimeWaitKey</text:p>
          </table:table-cell>
          <table:table-cell table:style-name="ce1" table:formula="of:=IF(ISBLANK([.T591]);&quot;&quot;;[.Q591])" office:value-type="percentage" office:value="0.515100415319624" calcext:value-type="percentage">
            <text:p>51.51%</text:p>
          </table:table-cell>
          <table:table-cell table:formula="of:=IF([.A591]=1;[.V591]*[.N591]/1000000;&quot;&quot;)" office:value-type="float" office:value="10.71961" calcext:value-type="float">
            <text:p>10.719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4542" calcext:value-type="float">
            <text:p>934542</text:p>
          </table:table-cell>
          <table:table-cell office:value-type="float" office:value="1237527" calcext:value-type="float">
            <text:p>1237527</text:p>
          </table:table-cell>
          <table:table-cell office:value-type="float" office:value="967553" calcext:value-type="float">
            <text:p>967553</text:p>
          </table:table-cell>
          <table:table-cell office:value-type="float" office:value="80" calcext:value-type="float">
            <text:p>80</text:p>
          </table:table-cell>
          <table:table-cell office:value-type="float" office:value="5311470" calcext:value-type="float">
            <text:p>5311470</text:p>
          </table:table-cell>
          <table:table-cell office:value-type="float" office:value="741542" calcext:value-type="float">
            <text:p>741542</text:p>
          </table:table-cell>
          <table:table-cell office:value-type="float" office:value="80" calcext:value-type="float">
            <text:p>80</text:p>
          </table:table-cell>
          <table:table-cell office:value-type="float" office:value="238635" calcext:value-type="float">
            <text:p>238635</text:p>
          </table:table-cell>
          <table:table-cell office:value-type="float" office:value="767611" calcext:value-type="float">
            <text:p>767611</text:p>
          </table:table-cell>
          <table:table-cell office:value-type="float" office:value="745569" calcext:value-type="float">
            <text:p>745569</text:p>
          </table:table-cell>
          <table:table-cell office:value-type="float" office:value="10760707" calcext:value-type="float">
            <text:p>10760707</text:p>
          </table:table-cell>
          <table:table-cell/>
          <table:table-cell table:formula="of:=SUM([.B592:.L592])" office:value-type="float" office:value="21705316" calcext:value-type="float">
            <text:p>21705316</text:p>
          </table:table-cell>
          <table:table-cell table:formula="of:=MAX([.B592:.L592])" office:value-type="float" office:value="10760707" calcext:value-type="float">
            <text:p>10760707</text:p>
          </table:table-cell>
          <table:table-cell table:formula="of:=INDEX([.$B$1:.$L$1];0;MATCH(MAX([.$B592:.$L592]);[.$B592:.$L592];0))" office:value-type="string" office:string-value="TimeWaitKey" calcext:value-type="string">
            <text:p>TimeWaitKey</text:p>
          </table:table-cell>
          <table:table-cell table:formula="of:=[.O592]/[.N592]" office:value-type="percentage" office:value="0.495763664532689" calcext:value-type="percentage">
            <text:p>49.58%</text:p>
          </table:table-cell>
          <table:table-cell/>
          <table:table-cell table:formula="of:=1000000000/[.N592]" office:value-type="float" office:value="46.0716628129256" calcext:value-type="float">
            <text:p>46.0716628129256</text:p>
          </table:table-cell>
          <table:table-cell table:formula="of:=IF([.A592]=1;1000000000/[.N592];&quot;&quot;)" office:value-type="float" office:value="46.0716628129256" calcext:value-type="float">
            <text:p>46.0716628129256</text:p>
          </table:table-cell>
          <table:table-cell table:formula="of:=IF([.A592]=1;[.P592];&quot;&quot;)" office:value-type="string" office:string-value="TimeWaitKey" calcext:value-type="string">
            <text:p>TimeWaitKey</text:p>
          </table:table-cell>
          <table:table-cell table:style-name="ce1" table:formula="of:=IF(ISBLANK([.T592]);&quot;&quot;;[.Q592])" office:value-type="percentage" office:value="0.495763664532689" calcext:value-type="percentage">
            <text:p>49.58%</text:p>
          </table:table-cell>
          <table:table-cell table:formula="of:=IF([.A592]=1;[.V592]*[.N592]/1000000;&quot;&quot;)" office:value-type="float" office:value="10.760707" calcext:value-type="float">
            <text:p>10.7607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828" calcext:value-type="float">
            <text:p>760828</text:p>
          </table:table-cell>
          <table:table-cell office:value-type="float" office:value="728678" calcext:value-type="float">
            <text:p>728678</text:p>
          </table:table-cell>
          <table:table-cell office:value-type="float" office:value="962364" calcext:value-type="float">
            <text:p>962364</text:p>
          </table:table-cell>
          <table:table-cell office:value-type="float" office:value="81" calcext:value-type="float">
            <text:p>81</text:p>
          </table:table-cell>
          <table:table-cell office:value-type="float" office:value="5156852" calcext:value-type="float">
            <text:p>5156852</text:p>
          </table:table-cell>
          <table:table-cell office:value-type="float" office:value="819097" calcext:value-type="float">
            <text:p>819097</text:p>
          </table:table-cell>
          <table:table-cell office:value-type="float" office:value="70" calcext:value-type="float">
            <text:p>70</text:p>
          </table:table-cell>
          <table:table-cell office:value-type="float" office:value="250837" calcext:value-type="float">
            <text:p>250837</text:p>
          </table:table-cell>
          <table:table-cell office:value-type="float" office:value="748806" calcext:value-type="float">
            <text:p>748806</text:p>
          </table:table-cell>
          <table:table-cell office:value-type="float" office:value="728508" calcext:value-type="float">
            <text:p>728508</text:p>
          </table:table-cell>
          <table:table-cell office:value-type="float" office:value="10836658" calcext:value-type="float">
            <text:p>10836658</text:p>
          </table:table-cell>
          <table:table-cell/>
          <table:table-cell table:formula="of:=SUM([.B593:.L593])" office:value-type="float" office:value="20992779" calcext:value-type="float">
            <text:p>20992779</text:p>
          </table:table-cell>
          <table:table-cell table:formula="of:=MAX([.B593:.L593])" office:value-type="float" office:value="10836658" calcext:value-type="float">
            <text:p>10836658</text:p>
          </table:table-cell>
          <table:table-cell table:formula="of:=INDEX([.$B$1:.$L$1];0;MATCH(MAX([.$B593:.$L593]);[.$B593:.$L593];0))" office:value-type="string" office:string-value="TimeWaitKey" calcext:value-type="string">
            <text:p>TimeWaitKey</text:p>
          </table:table-cell>
          <table:table-cell table:formula="of:=[.O593]/[.N593]" office:value-type="percentage" office:value="0.516208835428601" calcext:value-type="percentage">
            <text:p>51.62%</text:p>
          </table:table-cell>
          <table:table-cell/>
          <table:table-cell table:formula="of:=1000000000/[.N593]" office:value-type="float" office:value="47.6354274010125" calcext:value-type="float">
            <text:p>47.6354274010125</text:p>
          </table:table-cell>
          <table:table-cell table:formula="of:=IF([.A593]=1;1000000000/[.N593];&quot;&quot;)" office:value-type="float" office:value="47.6354274010125" calcext:value-type="float">
            <text:p>47.6354274010125</text:p>
          </table:table-cell>
          <table:table-cell table:formula="of:=IF([.A593]=1;[.P593];&quot;&quot;)" office:value-type="string" office:string-value="TimeWaitKey" calcext:value-type="string">
            <text:p>TimeWaitKey</text:p>
          </table:table-cell>
          <table:table-cell table:style-name="ce1" table:formula="of:=IF(ISBLANK([.T593]);&quot;&quot;;[.Q593])" office:value-type="percentage" office:value="0.516208835428601" calcext:value-type="percentage">
            <text:p>51.62%</text:p>
          </table:table-cell>
          <table:table-cell table:formula="of:=IF([.A593]=1;[.V593]*[.N593]/1000000;&quot;&quot;)" office:value-type="float" office:value="10.836658" calcext:value-type="float">
            <text:p>10.8366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7367" calcext:value-type="float">
            <text:p>787367</text:p>
          </table:table-cell>
          <table:table-cell office:value-type="float" office:value="753484" calcext:value-type="float">
            <text:p>753484</text:p>
          </table:table-cell>
          <table:table-cell office:value-type="float" office:value="964097" calcext:value-type="float">
            <text:p>964097</text:p>
          </table:table-cell>
          <table:table-cell office:value-type="float" office:value="90" calcext:value-type="float">
            <text:p>90</text:p>
          </table:table-cell>
          <table:table-cell office:value-type="float" office:value="5325486" calcext:value-type="float">
            <text:p>5325486</text:p>
          </table:table-cell>
          <table:table-cell office:value-type="float" office:value="717116" calcext:value-type="float">
            <text:p>717116</text:p>
          </table:table-cell>
          <table:table-cell office:value-type="float" office:value="70" calcext:value-type="float">
            <text:p>70</text:p>
          </table:table-cell>
          <table:table-cell office:value-type="float" office:value="250687" calcext:value-type="float">
            <text:p>250687</text:p>
          </table:table-cell>
          <table:table-cell office:value-type="float" office:value="743866" calcext:value-type="float">
            <text:p>743866</text:p>
          </table:table-cell>
          <table:table-cell office:value-type="float" office:value="744378" calcext:value-type="float">
            <text:p>744378</text:p>
          </table:table-cell>
          <table:table-cell office:value-type="float" office:value="10629812" calcext:value-type="float">
            <text:p>10629812</text:p>
          </table:table-cell>
          <table:table-cell/>
          <table:table-cell table:formula="of:=SUM([.B594:.L594])" office:value-type="float" office:value="20916453" calcext:value-type="float">
            <text:p>20916453</text:p>
          </table:table-cell>
          <table:table-cell table:formula="of:=MAX([.B594:.L594])" office:value-type="float" office:value="10629812" calcext:value-type="float">
            <text:p>10629812</text:p>
          </table:table-cell>
          <table:table-cell table:formula="of:=INDEX([.$B$1:.$L$1];0;MATCH(MAX([.$B594:.$L594]);[.$B594:.$L594];0))" office:value-type="string" office:string-value="TimeWaitKey" calcext:value-type="string">
            <text:p>TimeWaitKey</text:p>
          </table:table-cell>
          <table:table-cell table:formula="of:=[.O594]/[.N594]" office:value-type="percentage" office:value="0.508203374635269" calcext:value-type="percentage">
            <text:p>50.82%</text:p>
          </table:table-cell>
          <table:table-cell/>
          <table:table-cell table:formula="of:=1000000000/[.N594]" office:value-type="float" office:value="47.8092533184283" calcext:value-type="float">
            <text:p>47.8092533184283</text:p>
          </table:table-cell>
          <table:table-cell table:formula="of:=IF([.A594]=1;1000000000/[.N594];&quot;&quot;)" office:value-type="float" office:value="47.8092533184283" calcext:value-type="float">
            <text:p>47.8092533184283</text:p>
          </table:table-cell>
          <table:table-cell table:formula="of:=IF([.A594]=1;[.P594];&quot;&quot;)" office:value-type="string" office:string-value="TimeWaitKey" calcext:value-type="string">
            <text:p>TimeWaitKey</text:p>
          </table:table-cell>
          <table:table-cell table:style-name="ce1" table:formula="of:=IF(ISBLANK([.T594]);&quot;&quot;;[.Q594])" office:value-type="percentage" office:value="0.508203374635269" calcext:value-type="percentage">
            <text:p>50.82%</text:p>
          </table:table-cell>
          <table:table-cell table:formula="of:=IF([.A594]=1;[.V594]*[.N594]/1000000;&quot;&quot;)" office:value-type="float" office:value="10.629812" calcext:value-type="float">
            <text:p>10.6298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7436" calcext:value-type="float">
            <text:p>947436</text:p>
          </table:table-cell>
          <table:table-cell office:value-type="float" office:value="1295335" calcext:value-type="float">
            <text:p>1295335</text:p>
          </table:table-cell>
          <table:table-cell office:value-type="float" office:value="1630058" calcext:value-type="float">
            <text:p>1630058</text:p>
          </table:table-cell>
          <table:table-cell office:value-type="float" office:value="160" calcext:value-type="float">
            <text:p>160</text:p>
          </table:table-cell>
          <table:table-cell office:value-type="float" office:value="5260685" calcext:value-type="float">
            <text:p>5260685</text:p>
          </table:table-cell>
          <table:table-cell office:value-type="float" office:value="729099" calcext:value-type="float">
            <text:p>729099</text:p>
          </table:table-cell>
          <table:table-cell office:value-type="float" office:value="80" calcext:value-type="float">
            <text:p>80</text:p>
          </table:table-cell>
          <table:table-cell office:value-type="float" office:value="232162" calcext:value-type="float">
            <text:p>232162</text:p>
          </table:table-cell>
          <table:table-cell office:value-type="float" office:value="800702" calcext:value-type="float">
            <text:p>800702</text:p>
          </table:table-cell>
          <table:table-cell office:value-type="float" office:value="726494" calcext:value-type="float">
            <text:p>726494</text:p>
          </table:table-cell>
          <table:table-cell office:value-type="float" office:value="10647866" calcext:value-type="float">
            <text:p>10647866</text:p>
          </table:table-cell>
          <table:table-cell/>
          <table:table-cell table:formula="of:=SUM([.B595:.L595])" office:value-type="float" office:value="22270077" calcext:value-type="float">
            <text:p>22270077</text:p>
          </table:table-cell>
          <table:table-cell table:formula="of:=MAX([.B595:.L595])" office:value-type="float" office:value="10647866" calcext:value-type="float">
            <text:p>10647866</text:p>
          </table:table-cell>
          <table:table-cell table:formula="of:=INDEX([.$B$1:.$L$1];0;MATCH(MAX([.$B595:.$L595]);[.$B595:.$L595];0))" office:value-type="string" office:string-value="TimeWaitKey" calcext:value-type="string">
            <text:p>TimeWaitKey</text:p>
          </table:table-cell>
          <table:table-cell table:formula="of:=[.O595]/[.N595]" office:value-type="percentage" office:value="0.478124345955337" calcext:value-type="percentage">
            <text:p>47.81%</text:p>
          </table:table-cell>
          <table:table-cell/>
          <table:table-cell table:formula="of:=1000000000/[.N595]" office:value-type="float" office:value="44.9033023100908" calcext:value-type="float">
            <text:p>44.9033023100908</text:p>
          </table:table-cell>
          <table:table-cell table:formula="of:=IF([.A595]=1;1000000000/[.N595];&quot;&quot;)" office:value-type="float" office:value="44.9033023100908" calcext:value-type="float">
            <text:p>44.9033023100908</text:p>
          </table:table-cell>
          <table:table-cell table:formula="of:=IF([.A595]=1;[.P595];&quot;&quot;)" office:value-type="string" office:string-value="TimeWaitKey" calcext:value-type="string">
            <text:p>TimeWaitKey</text:p>
          </table:table-cell>
          <table:table-cell table:style-name="ce1" table:formula="of:=IF(ISBLANK([.T595]);&quot;&quot;;[.Q595])" office:value-type="percentage" office:value="0.478124345955337" calcext:value-type="percentage">
            <text:p>47.81%</text:p>
          </table:table-cell>
          <table:table-cell table:formula="of:=IF([.A595]=1;[.V595]*[.N595]/1000000;&quot;&quot;)" office:value-type="float" office:value="10.647866" calcext:value-type="float">
            <text:p>10.6478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0038" calcext:value-type="float">
            <text:p>820038</text:p>
          </table:table-cell>
          <table:table-cell office:value-type="float" office:value="709843" calcext:value-type="float">
            <text:p>709843</text:p>
          </table:table-cell>
          <table:table-cell office:value-type="float" office:value="962615" calcext:value-type="float">
            <text:p>962615</text:p>
          </table:table-cell>
          <table:table-cell office:value-type="float" office:value="80" calcext:value-type="float">
            <text:p>80</text:p>
          </table:table-cell>
          <table:table-cell office:value-type="float" office:value="5168724" calcext:value-type="float">
            <text:p>5168724</text:p>
          </table:table-cell>
          <table:table-cell office:value-type="float" office:value="734569" calcext:value-type="float">
            <text:p>734569</text:p>
          </table:table-cell>
          <table:table-cell office:value-type="float" office:value="80" calcext:value-type="float">
            <text:p>80</text:p>
          </table:table-cell>
          <table:table-cell office:value-type="float" office:value="223126" calcext:value-type="float">
            <text:p>223126</text:p>
          </table:table-cell>
          <table:table-cell office:value-type="float" office:value="727967" calcext:value-type="float">
            <text:p>727967</text:p>
          </table:table-cell>
          <table:table-cell office:value-type="float" office:value="724029" calcext:value-type="float">
            <text:p>724029</text:p>
          </table:table-cell>
          <table:table-cell office:value-type="float" office:value="10576623" calcext:value-type="float">
            <text:p>10576623</text:p>
          </table:table-cell>
          <table:table-cell/>
          <table:table-cell table:formula="of:=SUM([.B596:.L596])" office:value-type="float" office:value="20647694" calcext:value-type="float">
            <text:p>20647694</text:p>
          </table:table-cell>
          <table:table-cell table:formula="of:=MAX([.B596:.L596])" office:value-type="float" office:value="10576623" calcext:value-type="float">
            <text:p>10576623</text:p>
          </table:table-cell>
          <table:table-cell table:formula="of:=INDEX([.$B$1:.$L$1];0;MATCH(MAX([.$B596:.$L596]);[.$B596:.$L596];0))" office:value-type="string" office:string-value="TimeWaitKey" calcext:value-type="string">
            <text:p>TimeWaitKey</text:p>
          </table:table-cell>
          <table:table-cell table:formula="of:=[.O596]/[.N596]" office:value-type="percentage" office:value="0.512242335633219" calcext:value-type="percentage">
            <text:p>51.22%</text:p>
          </table:table-cell>
          <table:table-cell/>
          <table:table-cell table:formula="of:=1000000000/[.N596]" office:value-type="float" office:value="48.4315585072115" calcext:value-type="float">
            <text:p>48.4315585072115</text:p>
          </table:table-cell>
          <table:table-cell table:formula="of:=IF([.A596]=1;1000000000/[.N596];&quot;&quot;)" office:value-type="float" office:value="48.4315585072115" calcext:value-type="float">
            <text:p>48.4315585072115</text:p>
          </table:table-cell>
          <table:table-cell table:formula="of:=IF([.A596]=1;[.P596];&quot;&quot;)" office:value-type="string" office:string-value="TimeWaitKey" calcext:value-type="string">
            <text:p>TimeWaitKey</text:p>
          </table:table-cell>
          <table:table-cell table:style-name="ce1" table:formula="of:=IF(ISBLANK([.T596]);&quot;&quot;;[.Q596])" office:value-type="percentage" office:value="0.512242335633219" calcext:value-type="percentage">
            <text:p>51.22%</text:p>
          </table:table-cell>
          <table:table-cell table:formula="of:=IF([.A596]=1;[.V596]*[.N596]/1000000;&quot;&quot;)" office:value-type="float" office:value="10.576623" calcext:value-type="float">
            <text:p>10.5766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37218" calcext:value-type="float">
            <text:p>14737218</text:p>
          </table:table-cell>
          <table:table-cell office:value-type="float" office:value="731784" calcext:value-type="float">
            <text:p>731784</text:p>
          </table:table-cell>
          <table:table-cell office:value-type="float" office:value="965169" calcext:value-type="float">
            <text:p>965169</text:p>
          </table:table-cell>
          <table:table-cell office:value-type="float" office:value="160" calcext:value-type="float">
            <text:p>160</text:p>
          </table:table-cell>
          <table:table-cell office:value-type="float" office:value="5196416" calcext:value-type="float">
            <text:p>5196416</text:p>
          </table:table-cell>
          <table:table-cell office:value-type="float" office:value="739288" calcext:value-type="float">
            <text:p>739288</text:p>
          </table:table-cell>
          <table:table-cell office:value-type="float" office:value="70" calcext:value-type="float">
            <text:p>70</text:p>
          </table:table-cell>
          <table:table-cell office:value-type="float" office:value="244535" calcext:value-type="float">
            <text:p>244535</text:p>
          </table:table-cell>
          <table:table-cell office:value-type="float" office:value="865894" calcext:value-type="float">
            <text:p>865894</text:p>
          </table:table-cell>
          <table:table-cell office:value-type="float" office:value="741001" calcext:value-type="float">
            <text:p>741001</text:p>
          </table:table-cell>
          <table:table-cell office:value-type="float" office:value="10729508" calcext:value-type="float">
            <text:p>10729508</text:p>
          </table:table-cell>
          <table:table-cell/>
          <table:table-cell table:formula="of:=SUM([.B597:.L597])" office:value-type="float" office:value="34951043" calcext:value-type="float">
            <text:p>34951043</text:p>
          </table:table-cell>
          <table:table-cell table:formula="of:=MAX([.B597:.L597])" office:value-type="float" office:value="14737218" calcext:value-type="float">
            <text:p>14737218</text:p>
          </table:table-cell>
          <table:table-cell table:formula="of:=INDEX([.$B$1:.$L$1];0;MATCH(MAX([.$B597:.$L597]);[.$B597:.$L597];0))" office:value-type="string" office:string-value="WebcamRead" calcext:value-type="string">
            <text:p>WebcamRead</text:p>
          </table:table-cell>
          <table:table-cell table:formula="of:=[.O597]/[.N597]" office:value-type="percentage" office:value="0.421653167832502" calcext:value-type="percentage">
            <text:p>42.17%</text:p>
          </table:table-cell>
          <table:table-cell/>
          <table:table-cell table:formula="of:=1000000000/[.N597]" office:value-type="float" office:value="28.6114494494485" calcext:value-type="float">
            <text:p>28.6114494494485</text:p>
          </table:table-cell>
          <table:table-cell table:formula="of:=IF([.A597]=1;1000000000/[.N597];&quot;&quot;)" office:value-type="float" office:value="28.6114494494485" calcext:value-type="float">
            <text:p>28.6114494494485</text:p>
          </table:table-cell>
          <table:table-cell table:formula="of:=IF([.A597]=1;[.P597];&quot;&quot;)" office:value-type="string" office:string-value="WebcamRead" calcext:value-type="string">
            <text:p>WebcamRead</text:p>
          </table:table-cell>
          <table:table-cell table:style-name="ce1" table:formula="of:=IF(ISBLANK([.T597]);&quot;&quot;;[.Q597])" office:value-type="percentage" office:value="0.421653167832502" calcext:value-type="percentage">
            <text:p>42.17%</text:p>
          </table:table-cell>
          <table:table-cell table:formula="of:=IF([.A597]=1;[.V597]*[.N597]/1000000;&quot;&quot;)" office:value-type="float" office:value="14.737218" calcext:value-type="float">
            <text:p>14.7372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02351" calcext:value-type="float">
            <text:p>23902351</text:p>
          </table:table-cell>
          <table:table-cell office:value-type="float" office:value="1236345" calcext:value-type="float">
            <text:p>1236345</text:p>
          </table:table-cell>
          <table:table-cell office:value-type="float" office:value="2361471" calcext:value-type="float">
            <text:p>2361471</text:p>
          </table:table-cell>
          <table:table-cell office:value-type="float" office:value="180" calcext:value-type="float">
            <text:p>180</text:p>
          </table:table-cell>
          <table:table-cell office:value-type="float" office:value="5196936" calcext:value-type="float">
            <text:p>5196936</text:p>
          </table:table-cell>
          <table:table-cell office:value-type="float" office:value="723639" calcext:value-type="float">
            <text:p>723639</text:p>
          </table:table-cell>
          <table:table-cell office:value-type="float" office:value="70" calcext:value-type="float">
            <text:p>70</text:p>
          </table:table-cell>
          <table:table-cell office:value-type="float" office:value="154056272" calcext:value-type="float">
            <text:p>154056272</text:p>
          </table:table-cell>
          <table:table-cell office:value-type="float" office:value="742334" calcext:value-type="float">
            <text:p>742334</text:p>
          </table:table-cell>
          <table:table-cell office:value-type="float" office:value="758463" calcext:value-type="float">
            <text:p>758463</text:p>
          </table:table-cell>
          <table:table-cell office:value-type="float" office:value="10751752" calcext:value-type="float">
            <text:p>10751752</text:p>
          </table:table-cell>
          <table:table-cell/>
          <table:table-cell table:formula="of:=SUM([.B598:.L598])" office:value-type="float" office:value="199729813" calcext:value-type="float">
            <text:p>199729813</text:p>
          </table:table-cell>
          <table:table-cell table:formula="of:=MAX([.B598:.L598])" office:value-type="float" office:value="154056272" calcext:value-type="float">
            <text:p>154056272</text:p>
          </table:table-cell>
          <table:table-cell table:formula="of:=INDEX([.$B$1:.$L$1];0;MATCH(MAX([.$B598:.$L598]);[.$B598:.$L598];0))" office:value-type="string" office:string-value="Facendi" calcext:value-type="string">
            <text:p>Facendi</text:p>
          </table:table-cell>
          <table:table-cell table:formula="of:=[.O598]/[.N598]" office:value-type="percentage" office:value="0.771323367733789" calcext:value-type="percentage">
            <text:p>77.13%</text:p>
          </table:table-cell>
          <table:table-cell/>
          <table:table-cell table:formula="of:=1000000000/[.N598]" office:value-type="float" office:value="5.006763812471" calcext:value-type="float">
            <text:p>5.006763812471</text:p>
          </table:table-cell>
          <table:table-cell table:formula="of:=IF([.A598]=1;1000000000/[.N598];&quot;&quot;)" office:value-type="float" office:value="5.006763812471" calcext:value-type="float">
            <text:p>5.006763812471</text:p>
          </table:table-cell>
          <table:table-cell table:formula="of:=IF([.A598]=1;[.P598];&quot;&quot;)" office:value-type="string" office:string-value="Facendi" calcext:value-type="string">
            <text:p>Facendi</text:p>
          </table:table-cell>
          <table:table-cell table:style-name="ce1" table:formula="of:=IF(ISBLANK([.T598]);&quot;&quot;;[.Q598])" office:value-type="percentage" office:value="0.771323367733789" calcext:value-type="percentage">
            <text:p>77.13%</text:p>
          </table:table-cell>
          <table:table-cell table:formula="of:=IF([.A598]=1;[.V598]*[.N598]/1000000;&quot;&quot;)" office:value-type="float" office:value="154.056272" calcext:value-type="float">
            <text:p>154.0562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9718" calcext:value-type="float">
            <text:p>819718</text:p>
          </table:table-cell>
          <table:table-cell office:value-type="float" office:value="724360" calcext:value-type="float">
            <text:p>724360</text:p>
          </table:table-cell>
          <table:table-cell office:value-type="float" office:value="963836" calcext:value-type="float">
            <text:p>963836</text:p>
          </table:table-cell>
          <table:table-cell office:value-type="float" office:value="80" calcext:value-type="float">
            <text:p>80</text:p>
          </table:table-cell>
          <table:table-cell office:value-type="float" office:value="5628841" calcext:value-type="float">
            <text:p>5628841</text:p>
          </table:table-cell>
          <table:table-cell office:value-type="float" office:value="757291" calcext:value-type="float">
            <text:p>757291</text:p>
          </table:table-cell>
          <table:table-cell office:value-type="float" office:value="70" calcext:value-type="float">
            <text:p>70</text:p>
          </table:table-cell>
          <table:table-cell office:value-type="float" office:value="258852" calcext:value-type="float">
            <text:p>258852</text:p>
          </table:table-cell>
          <table:table-cell office:value-type="float" office:value="738978" calcext:value-type="float">
            <text:p>738978</text:p>
          </table:table-cell>
          <table:table-cell office:value-type="float" office:value="742293" calcext:value-type="float">
            <text:p>742293</text:p>
          </table:table-cell>
          <table:table-cell office:value-type="float" office:value="10846316" calcext:value-type="float">
            <text:p>10846316</text:p>
          </table:table-cell>
          <table:table-cell/>
          <table:table-cell table:formula="of:=SUM([.B599:.L599])" office:value-type="float" office:value="21480635" calcext:value-type="float">
            <text:p>21480635</text:p>
          </table:table-cell>
          <table:table-cell table:formula="of:=MAX([.B599:.L599])" office:value-type="float" office:value="10846316" calcext:value-type="float">
            <text:p>10846316</text:p>
          </table:table-cell>
          <table:table-cell table:formula="of:=INDEX([.$B$1:.$L$1];0;MATCH(MAX([.$B599:.$L599]);[.$B599:.$L599];0))" office:value-type="string" office:string-value="TimeWaitKey" calcext:value-type="string">
            <text:p>TimeWaitKey</text:p>
          </table:table-cell>
          <table:table-cell table:formula="of:=[.O599]/[.N599]" office:value-type="percentage" office:value="0.504934607380089" calcext:value-type="percentage">
            <text:p>50.49%</text:p>
          </table:table-cell>
          <table:table-cell/>
          <table:table-cell table:formula="of:=1000000000/[.N599]" office:value-type="float" office:value="46.5535585889337" calcext:value-type="float">
            <text:p>46.5535585889337</text:p>
          </table:table-cell>
          <table:table-cell table:formula="of:=IF([.A599]=1;1000000000/[.N599];&quot;&quot;)" office:value-type="float" office:value="46.5535585889337" calcext:value-type="float">
            <text:p>46.5535585889337</text:p>
          </table:table-cell>
          <table:table-cell table:formula="of:=IF([.A599]=1;[.P599];&quot;&quot;)" office:value-type="string" office:string-value="TimeWaitKey" calcext:value-type="string">
            <text:p>TimeWaitKey</text:p>
          </table:table-cell>
          <table:table-cell table:style-name="ce1" table:formula="of:=IF(ISBLANK([.T599]);&quot;&quot;;[.Q599])" office:value-type="percentage" office:value="0.504934607380089" calcext:value-type="percentage">
            <text:p>50.49%</text:p>
          </table:table-cell>
          <table:table-cell table:formula="of:=IF([.A599]=1;[.V599]*[.N599]/1000000;&quot;&quot;)" office:value-type="float" office:value="10.846316" calcext:value-type="float">
            <text:p>10.8463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5587" calcext:value-type="float">
            <text:p>835587</text:p>
          </table:table-cell>
          <table:table-cell office:value-type="float" office:value="707830" calcext:value-type="float">
            <text:p>707830</text:p>
          </table:table-cell>
          <table:table-cell office:value-type="float" office:value="965129" calcext:value-type="float">
            <text:p>965129</text:p>
          </table:table-cell>
          <table:table-cell office:value-type="float" office:value="80" calcext:value-type="float">
            <text:p>80</text:p>
          </table:table-cell>
          <table:table-cell office:value-type="float" office:value="5188530" calcext:value-type="float">
            <text:p>5188530</text:p>
          </table:table-cell>
          <table:table-cell office:value-type="float" office:value="858009" calcext:value-type="float">
            <text:p>858009</text:p>
          </table:table-cell>
          <table:table-cell office:value-type="float" office:value="70" calcext:value-type="float">
            <text:p>70</text:p>
          </table:table-cell>
          <table:table-cell office:value-type="float" office:value="264022" calcext:value-type="float">
            <text:p>264022</text:p>
          </table:table-cell>
          <table:table-cell office:value-type="float" office:value="723379" calcext:value-type="float">
            <text:p>723379</text:p>
          </table:table-cell>
          <table:table-cell office:value-type="float" office:value="771568" calcext:value-type="float">
            <text:p>771568</text:p>
          </table:table-cell>
          <table:table-cell office:value-type="float" office:value="10793928" calcext:value-type="float">
            <text:p>10793928</text:p>
          </table:table-cell>
          <table:table-cell/>
          <table:table-cell table:formula="of:=SUM([.B600:.L600])" office:value-type="float" office:value="21108132" calcext:value-type="float">
            <text:p>21108132</text:p>
          </table:table-cell>
          <table:table-cell table:formula="of:=MAX([.B600:.L600])" office:value-type="float" office:value="10793928" calcext:value-type="float">
            <text:p>10793928</text:p>
          </table:table-cell>
          <table:table-cell table:formula="of:=INDEX([.$B$1:.$L$1];0;MATCH(MAX([.$B600:.$L600]);[.$B600:.$L600];0))" office:value-type="string" office:string-value="TimeWaitKey" calcext:value-type="string">
            <text:p>TimeWaitKey</text:p>
          </table:table-cell>
          <table:table-cell table:formula="of:=[.O600]/[.N600]" office:value-type="percentage" office:value="0.511363487778075" calcext:value-type="percentage">
            <text:p>51.14%</text:p>
          </table:table-cell>
          <table:table-cell/>
          <table:table-cell table:formula="of:=1000000000/[.N600]" office:value-type="float" office:value="47.3751064281766" calcext:value-type="float">
            <text:p>47.3751064281766</text:p>
          </table:table-cell>
          <table:table-cell table:formula="of:=IF([.A600]=1;1000000000/[.N600];&quot;&quot;)" office:value-type="float" office:value="47.3751064281766" calcext:value-type="float">
            <text:p>47.3751064281766</text:p>
          </table:table-cell>
          <table:table-cell table:formula="of:=IF([.A600]=1;[.P600];&quot;&quot;)" office:value-type="string" office:string-value="TimeWaitKey" calcext:value-type="string">
            <text:p>TimeWaitKey</text:p>
          </table:table-cell>
          <table:table-cell table:style-name="ce1" table:formula="of:=IF(ISBLANK([.T600]);&quot;&quot;;[.Q600])" office:value-type="percentage" office:value="0.511363487778075" calcext:value-type="percentage">
            <text:p>51.14%</text:p>
          </table:table-cell>
          <table:table-cell table:formula="of:=IF([.A600]=1;[.V600]*[.N600]/1000000;&quot;&quot;)" office:value-type="float" office:value="10.793928" calcext:value-type="float">
            <text:p>10.7939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4340" calcext:value-type="float">
            <text:p>1244340</text:p>
          </table:table-cell>
          <table:table-cell office:value-type="float" office:value="1292529" calcext:value-type="float">
            <text:p>1292529</text:p>
          </table:table-cell>
          <table:table-cell office:value-type="float" office:value="967624" calcext:value-type="float">
            <text:p>967624</text:p>
          </table:table-cell>
          <table:table-cell office:value-type="float" office:value="160" calcext:value-type="float">
            <text:p>160</text:p>
          </table:table-cell>
          <table:table-cell office:value-type="float" office:value="5455989" calcext:value-type="float">
            <text:p>5455989</text:p>
          </table:table-cell>
          <table:table-cell office:value-type="float" office:value="737575" calcext:value-type="float">
            <text:p>737575</text:p>
          </table:table-cell>
          <table:table-cell office:value-type="float" office:value="70" calcext:value-type="float">
            <text:p>70</text:p>
          </table:table-cell>
          <table:table-cell office:value-type="float" office:value="237903" calcext:value-type="float">
            <text:p>237903</text:p>
          </table:table-cell>
          <table:table-cell office:value-type="float" office:value="742915" calcext:value-type="float">
            <text:p>742915</text:p>
          </table:table-cell>
          <table:table-cell office:value-type="float" office:value="721976" calcext:value-type="float">
            <text:p>721976</text:p>
          </table:table-cell>
          <table:table-cell office:value-type="float" office:value="10854682" calcext:value-type="float">
            <text:p>10854682</text:p>
          </table:table-cell>
          <table:table-cell/>
          <table:table-cell table:formula="of:=SUM([.B601:.L601])" office:value-type="float" office:value="22255763" calcext:value-type="float">
            <text:p>22255763</text:p>
          </table:table-cell>
          <table:table-cell table:formula="of:=MAX([.B601:.L601])" office:value-type="float" office:value="10854682" calcext:value-type="float">
            <text:p>10854682</text:p>
          </table:table-cell>
          <table:table-cell table:formula="of:=INDEX([.$B$1:.$L$1];0;MATCH(MAX([.$B601:.$L601]);[.$B601:.$L601];0))" office:value-type="string" office:string-value="TimeWaitKey" calcext:value-type="string">
            <text:p>TimeWaitKey</text:p>
          </table:table-cell>
          <table:table-cell table:formula="of:=[.O601]/[.N601]" office:value-type="percentage" office:value="0.487724550265924" calcext:value-type="percentage">
            <text:p>48.77%</text:p>
          </table:table-cell>
          <table:table-cell/>
          <table:table-cell table:formula="of:=1000000000/[.N601]" office:value-type="float" office:value="44.9321822846514" calcext:value-type="float">
            <text:p>44.9321822846514</text:p>
          </table:table-cell>
          <table:table-cell table:formula="of:=IF([.A601]=1;1000000000/[.N601];&quot;&quot;)" office:value-type="float" office:value="44.9321822846514" calcext:value-type="float">
            <text:p>44.9321822846514</text:p>
          </table:table-cell>
          <table:table-cell table:formula="of:=IF([.A601]=1;[.P601];&quot;&quot;)" office:value-type="string" office:string-value="TimeWaitKey" calcext:value-type="string">
            <text:p>TimeWaitKey</text:p>
          </table:table-cell>
          <table:table-cell table:style-name="ce1" table:formula="of:=IF(ISBLANK([.T601]);&quot;&quot;;[.Q601])" office:value-type="percentage" office:value="0.487724550265924" calcext:value-type="percentage">
            <text:p>48.77%</text:p>
          </table:table-cell>
          <table:table-cell table:formula="of:=IF([.A601]=1;[.V601]*[.N601]/1000000;&quot;&quot;)" office:value-type="float" office:value="10.854682" calcext:value-type="float">
            <text:p>10.8546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9650" calcext:value-type="float">
            <text:p>799650</text:p>
          </table:table-cell>
          <table:table-cell office:value-type="float" office:value="799811" calcext:value-type="float">
            <text:p>799811</text:p>
          </table:table-cell>
          <table:table-cell office:value-type="float" office:value="1018638" calcext:value-type="float">
            <text:p>1018638</text:p>
          </table:table-cell>
          <table:table-cell office:value-type="float" office:value="70" calcext:value-type="float">
            <text:p>70</text:p>
          </table:table-cell>
          <table:table-cell office:value-type="float" office:value="5444668" calcext:value-type="float">
            <text:p>5444668</text:p>
          </table:table-cell>
          <table:table-cell office:value-type="float" office:value="743936" calcext:value-type="float">
            <text:p>743936</text:p>
          </table:table-cell>
          <table:table-cell office:value-type="float" office:value="80" calcext:value-type="float">
            <text:p>80</text:p>
          </table:table-cell>
          <table:table-cell office:value-type="float" office:value="158269794" calcext:value-type="float">
            <text:p>158269794</text:p>
          </table:table-cell>
          <table:table-cell office:value-type="float" office:value="731503" calcext:value-type="float">
            <text:p>731503</text:p>
          </table:table-cell>
          <table:table-cell office:value-type="float" office:value="743345" calcext:value-type="float">
            <text:p>743345</text:p>
          </table:table-cell>
          <table:table-cell office:value-type="float" office:value="10997918" calcext:value-type="float">
            <text:p>10997918</text:p>
          </table:table-cell>
          <table:table-cell/>
          <table:table-cell table:formula="of:=SUM([.B602:.L602])" office:value-type="float" office:value="179549413" calcext:value-type="float">
            <text:p>179549413</text:p>
          </table:table-cell>
          <table:table-cell table:formula="of:=MAX([.B602:.L602])" office:value-type="float" office:value="158269794" calcext:value-type="float">
            <text:p>158269794</text:p>
          </table:table-cell>
          <table:table-cell table:formula="of:=INDEX([.$B$1:.$L$1];0;MATCH(MAX([.$B602:.$L602]);[.$B602:.$L602];0))" office:value-type="string" office:string-value="Facendi" calcext:value-type="string">
            <text:p>Facendi</text:p>
          </table:table-cell>
          <table:table-cell table:formula="of:=[.O602]/[.N602]" office:value-type="percentage" office:value="0.881483215988013" calcext:value-type="percentage">
            <text:p>88.15%</text:p>
          </table:table-cell>
          <table:table-cell/>
          <table:table-cell table:formula="of:=1000000000/[.N602]" office:value-type="float" office:value="5.56949746196051" calcext:value-type="float">
            <text:p>5.56949746196051</text:p>
          </table:table-cell>
          <table:table-cell table:formula="of:=IF([.A602]=1;1000000000/[.N602];&quot;&quot;)" office:value-type="float" office:value="5.56949746196051" calcext:value-type="float">
            <text:p>5.56949746196051</text:p>
          </table:table-cell>
          <table:table-cell table:formula="of:=IF([.A602]=1;[.P602];&quot;&quot;)" office:value-type="string" office:string-value="Facendi" calcext:value-type="string">
            <text:p>Facendi</text:p>
          </table:table-cell>
          <table:table-cell table:style-name="ce1" table:formula="of:=IF(ISBLANK([.T602]);&quot;&quot;;[.Q602])" office:value-type="percentage" office:value="0.881483215988013" calcext:value-type="percentage">
            <text:p>88.15%</text:p>
          </table:table-cell>
          <table:table-cell table:formula="of:=IF([.A602]=1;[.V602]*[.N602]/1000000;&quot;&quot;)" office:value-type="float" office:value="158.269794" calcext:value-type="float">
            <text:p>158.2697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0028" calcext:value-type="float">
            <text:p>820028</text:p>
          </table:table-cell>
          <table:table-cell office:value-type="float" office:value="716145" calcext:value-type="float">
            <text:p>716145</text:p>
          </table:table-cell>
          <table:table-cell office:value-type="float" office:value="962354" calcext:value-type="float">
            <text:p>962354</text:p>
          </table:table-cell>
          <table:table-cell office:value-type="float" office:value="80" calcext:value-type="float">
            <text:p>80</text:p>
          </table:table-cell>
          <table:table-cell office:value-type="float" office:value="5342868" calcext:value-type="float">
            <text:p>5342868</text:p>
          </table:table-cell>
          <table:table-cell office:value-type="float" office:value="716946" calcext:value-type="float">
            <text:p>716946</text:p>
          </table:table-cell>
          <table:table-cell office:value-type="float" office:value="80" calcext:value-type="float">
            <text:p>80</text:p>
          </table:table-cell>
          <table:table-cell office:value-type="float" office:value="252941" calcext:value-type="float">
            <text:p>252941</text:p>
          </table:table-cell>
          <table:table-cell office:value-type="float" office:value="770997" calcext:value-type="float">
            <text:p>770997</text:p>
          </table:table-cell>
          <table:table-cell office:value-type="float" office:value="729740" calcext:value-type="float">
            <text:p>729740</text:p>
          </table:table-cell>
          <table:table-cell office:value-type="float" office:value="10211493" calcext:value-type="float">
            <text:p>10211493</text:p>
          </table:table-cell>
          <table:table-cell/>
          <table:table-cell table:formula="of:=SUM([.B603:.L603])" office:value-type="float" office:value="20523672" calcext:value-type="float">
            <text:p>20523672</text:p>
          </table:table-cell>
          <table:table-cell table:formula="of:=MAX([.B603:.L603])" office:value-type="float" office:value="10211493" calcext:value-type="float">
            <text:p>10211493</text:p>
          </table:table-cell>
          <table:table-cell table:formula="of:=INDEX([.$B$1:.$L$1];0;MATCH(MAX([.$B603:.$L603]);[.$B603:.$L603];0))" office:value-type="string" office:string-value="TimeWaitKey" calcext:value-type="string">
            <text:p>TimeWaitKey</text:p>
          </table:table-cell>
          <table:table-cell table:formula="of:=[.O603]/[.N603]" office:value-type="percentage" office:value="0.497547076371129" calcext:value-type="percentage">
            <text:p>49.75%</text:p>
          </table:table-cell>
          <table:table-cell/>
          <table:table-cell table:formula="of:=1000000000/[.N603]" office:value-type="float" office:value="48.7242243980512" calcext:value-type="float">
            <text:p>48.7242243980512</text:p>
          </table:table-cell>
          <table:table-cell table:formula="of:=IF([.A603]=1;1000000000/[.N603];&quot;&quot;)" office:value-type="float" office:value="48.7242243980512" calcext:value-type="float">
            <text:p>48.7242243980512</text:p>
          </table:table-cell>
          <table:table-cell table:formula="of:=IF([.A603]=1;[.P603];&quot;&quot;)" office:value-type="string" office:string-value="TimeWaitKey" calcext:value-type="string">
            <text:p>TimeWaitKey</text:p>
          </table:table-cell>
          <table:table-cell table:style-name="ce1" table:formula="of:=IF(ISBLANK([.T603]);&quot;&quot;;[.Q603])" office:value-type="percentage" office:value="0.497547076371129" calcext:value-type="percentage">
            <text:p>49.75%</text:p>
          </table:table-cell>
          <table:table-cell table:formula="of:=IF([.A603]=1;[.V603]*[.N603]/1000000;&quot;&quot;)" office:value-type="float" office:value="10.211493" calcext:value-type="float">
            <text:p>10.2114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6373" calcext:value-type="float">
            <text:p>806373</text:p>
          </table:table-cell>
          <table:table-cell office:value-type="float" office:value="764745" calcext:value-type="float">
            <text:p>764745</text:p>
          </table:table-cell>
          <table:table-cell office:value-type="float" office:value="963646" calcext:value-type="float">
            <text:p>963646</text:p>
          </table:table-cell>
          <table:table-cell office:value-type="float" office:value="80" calcext:value-type="float">
            <text:p>80</text:p>
          </table:table-cell>
          <table:table-cell office:value-type="float" office:value="5478561" calcext:value-type="float">
            <text:p>5478561</text:p>
          </table:table-cell>
          <table:table-cell office:value-type="float" office:value="744197" calcext:value-type="float">
            <text:p>744197</text:p>
          </table:table-cell>
          <table:table-cell office:value-type="float" office:value="70" calcext:value-type="float">
            <text:p>70</text:p>
          </table:table-cell>
          <table:table-cell office:value-type="float" office:value="254354" calcext:value-type="float">
            <text:p>254354</text:p>
          </table:table-cell>
          <table:table-cell office:value-type="float" office:value="774083" calcext:value-type="float">
            <text:p>774083</text:p>
          </table:table-cell>
          <table:table-cell office:value-type="float" office:value="2356742" calcext:value-type="float">
            <text:p>2356742</text:p>
          </table:table-cell>
          <table:table-cell office:value-type="float" office:value="10735199" calcext:value-type="float">
            <text:p>10735199</text:p>
          </table:table-cell>
          <table:table-cell/>
          <table:table-cell table:formula="of:=SUM([.B604:.L604])" office:value-type="float" office:value="22878050" calcext:value-type="float">
            <text:p>22878050</text:p>
          </table:table-cell>
          <table:table-cell table:formula="of:=MAX([.B604:.L604])" office:value-type="float" office:value="10735199" calcext:value-type="float">
            <text:p>10735199</text:p>
          </table:table-cell>
          <table:table-cell table:formula="of:=INDEX([.$B$1:.$L$1];0;MATCH(MAX([.$B604:.$L604]);[.$B604:.$L604];0))" office:value-type="string" office:string-value="TimeWaitKey" calcext:value-type="string">
            <text:p>TimeWaitKey</text:p>
          </table:table-cell>
          <table:table-cell table:formula="of:=[.O604]/[.N604]" office:value-type="percentage" office:value="0.469235752172934" calcext:value-type="percentage">
            <text:p>46.92%</text:p>
          </table:table-cell>
          <table:table-cell/>
          <table:table-cell table:formula="of:=1000000000/[.N604]" office:value-type="float" office:value="43.7100189920032" calcext:value-type="float">
            <text:p>43.7100189920032</text:p>
          </table:table-cell>
          <table:table-cell table:formula="of:=IF([.A604]=1;1000000000/[.N604];&quot;&quot;)" office:value-type="float" office:value="43.7100189920032" calcext:value-type="float">
            <text:p>43.7100189920032</text:p>
          </table:table-cell>
          <table:table-cell table:formula="of:=IF([.A604]=1;[.P604];&quot;&quot;)" office:value-type="string" office:string-value="TimeWaitKey" calcext:value-type="string">
            <text:p>TimeWaitKey</text:p>
          </table:table-cell>
          <table:table-cell table:style-name="ce1" table:formula="of:=IF(ISBLANK([.T604]);&quot;&quot;;[.Q604])" office:value-type="percentage" office:value="0.469235752172934" calcext:value-type="percentage">
            <text:p>46.92%</text:p>
          </table:table-cell>
          <table:table-cell table:formula="of:=IF([.A604]=1;[.V604]*[.N604]/1000000;&quot;&quot;)" office:value-type="float" office:value="10.735199" calcext:value-type="float">
            <text:p>10.7351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7938" calcext:value-type="float">
            <text:p>937938</text:p>
          </table:table-cell>
          <table:table-cell office:value-type="float" office:value="716866" calcext:value-type="float">
            <text:p>716866</text:p>
          </table:table-cell>
          <table:table-cell office:value-type="float" office:value="965059" calcext:value-type="float">
            <text:p>965059</text:p>
          </table:table-cell>
          <table:table-cell office:value-type="float" office:value="61" calcext:value-type="float">
            <text:p>61</text:p>
          </table:table-cell>
          <table:table-cell office:value-type="float" office:value="5177240" calcext:value-type="float">
            <text:p>5177240</text:p>
          </table:table-cell>
          <table:table-cell office:value-type="float" office:value="748235" calcext:value-type="float">
            <text:p>748235</text:p>
          </table:table-cell>
          <table:table-cell office:value-type="float" office:value="80" calcext:value-type="float">
            <text:p>80</text:p>
          </table:table-cell>
          <table:table-cell office:value-type="float" office:value="253152" calcext:value-type="float">
            <text:p>253152</text:p>
          </table:table-cell>
          <table:table-cell office:value-type="float" office:value="751501" calcext:value-type="float">
            <text:p>751501</text:p>
          </table:table-cell>
          <table:table-cell office:value-type="float" office:value="737374" calcext:value-type="float">
            <text:p>737374</text:p>
          </table:table-cell>
          <table:table-cell office:value-type="float" office:value="10832560" calcext:value-type="float">
            <text:p>10832560</text:p>
          </table:table-cell>
          <table:table-cell/>
          <table:table-cell table:formula="of:=SUM([.B605:.L605])" office:value-type="float" office:value="21120066" calcext:value-type="float">
            <text:p>21120066</text:p>
          </table:table-cell>
          <table:table-cell table:formula="of:=MAX([.B605:.L605])" office:value-type="float" office:value="10832560" calcext:value-type="float">
            <text:p>10832560</text:p>
          </table:table-cell>
          <table:table-cell table:formula="of:=INDEX([.$B$1:.$L$1];0;MATCH(MAX([.$B605:.$L605]);[.$B605:.$L605];0))" office:value-type="string" office:string-value="TimeWaitKey" calcext:value-type="string">
            <text:p>TimeWaitKey</text:p>
          </table:table-cell>
          <table:table-cell table:formula="of:=[.O605]/[.N605]" office:value-type="percentage" office:value="0.51290370020624" calcext:value-type="percentage">
            <text:p>51.29%</text:p>
          </table:table-cell>
          <table:table-cell/>
          <table:table-cell table:formula="of:=1000000000/[.N605]" office:value-type="float" office:value="47.3483368849321" calcext:value-type="float">
            <text:p>47.3483368849321</text:p>
          </table:table-cell>
          <table:table-cell table:formula="of:=IF([.A605]=1;1000000000/[.N605];&quot;&quot;)" office:value-type="float" office:value="47.3483368849321" calcext:value-type="float">
            <text:p>47.3483368849321</text:p>
          </table:table-cell>
          <table:table-cell table:formula="of:=IF([.A605]=1;[.P605];&quot;&quot;)" office:value-type="string" office:string-value="TimeWaitKey" calcext:value-type="string">
            <text:p>TimeWaitKey</text:p>
          </table:table-cell>
          <table:table-cell table:style-name="ce1" table:formula="of:=IF(ISBLANK([.T605]);&quot;&quot;;[.Q605])" office:value-type="percentage" office:value="0.51290370020624" calcext:value-type="percentage">
            <text:p>51.29%</text:p>
          </table:table-cell>
          <table:table-cell table:formula="of:=IF([.A605]=1;[.V605]*[.N605]/1000000;&quot;&quot;)" office:value-type="float" office:value="10.83256" calcext:value-type="float">
            <text:p>10.832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9825" calcext:value-type="float">
            <text:p>1209825</text:p>
          </table:table-cell>
          <table:table-cell office:value-type="float" office:value="1234030" calcext:value-type="float">
            <text:p>1234030</text:p>
          </table:table-cell>
          <table:table-cell office:value-type="float" office:value="989605" calcext:value-type="float">
            <text:p>989605</text:p>
          </table:table-cell>
          <table:table-cell office:value-type="float" office:value="80" calcext:value-type="float">
            <text:p>80</text:p>
          </table:table-cell>
          <table:table-cell office:value-type="float" office:value="5179864" calcext:value-type="float">
            <text:p>5179864</text:p>
          </table:table-cell>
          <table:table-cell office:value-type="float" office:value="737244" calcext:value-type="float">
            <text:p>737244</text:p>
          </table:table-cell>
          <table:table-cell office:value-type="float" office:value="250" calcext:value-type="float">
            <text:p>250</text:p>
          </table:table-cell>
          <table:table-cell office:value-type="float" office:value="251940" calcext:value-type="float">
            <text:p>251940</text:p>
          </table:table-cell>
          <table:table-cell office:value-type="float" office:value="791205" calcext:value-type="float">
            <text:p>791205</text:p>
          </table:table-cell>
          <table:table-cell office:value-type="float" office:value="726694" calcext:value-type="float">
            <text:p>726694</text:p>
          </table:table-cell>
          <table:table-cell office:value-type="float" office:value="10802805" calcext:value-type="float">
            <text:p>10802805</text:p>
          </table:table-cell>
          <table:table-cell/>
          <table:table-cell table:formula="of:=SUM([.B606:.L606])" office:value-type="float" office:value="21923542" calcext:value-type="float">
            <text:p>21923542</text:p>
          </table:table-cell>
          <table:table-cell table:formula="of:=MAX([.B606:.L606])" office:value-type="float" office:value="10802805" calcext:value-type="float">
            <text:p>10802805</text:p>
          </table:table-cell>
          <table:table-cell table:formula="of:=INDEX([.$B$1:.$L$1];0;MATCH(MAX([.$B606:.$L606]);[.$B606:.$L606];0))" office:value-type="string" office:string-value="TimeWaitKey" calcext:value-type="string">
            <text:p>TimeWaitKey</text:p>
          </table:table-cell>
          <table:table-cell table:formula="of:=[.O606]/[.N606]" office:value-type="percentage" office:value="0.492749073119663" calcext:value-type="percentage">
            <text:p>49.27%</text:p>
          </table:table-cell>
          <table:table-cell/>
          <table:table-cell table:formula="of:=1000000000/[.N606]" office:value-type="float" office:value="45.6130674505059" calcext:value-type="float">
            <text:p>45.6130674505059</text:p>
          </table:table-cell>
          <table:table-cell table:formula="of:=IF([.A606]=1;1000000000/[.N606];&quot;&quot;)" office:value-type="float" office:value="45.6130674505059" calcext:value-type="float">
            <text:p>45.6130674505059</text:p>
          </table:table-cell>
          <table:table-cell table:formula="of:=IF([.A606]=1;[.P606];&quot;&quot;)" office:value-type="string" office:string-value="TimeWaitKey" calcext:value-type="string">
            <text:p>TimeWaitKey</text:p>
          </table:table-cell>
          <table:table-cell table:style-name="ce1" table:formula="of:=IF(ISBLANK([.T606]);&quot;&quot;;[.Q606])" office:value-type="percentage" office:value="0.492749073119663" calcext:value-type="percentage">
            <text:p>49.27%</text:p>
          </table:table-cell>
          <table:table-cell table:formula="of:=IF([.A606]=1;[.V606]*[.N606]/1000000;&quot;&quot;)" office:value-type="float" office:value="10.802805" calcext:value-type="float">
            <text:p>10.8028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8801" calcext:value-type="float">
            <text:p>1148801</text:p>
          </table:table-cell>
          <table:table-cell office:value-type="float" office:value="1002559" calcext:value-type="float">
            <text:p>1002559</text:p>
          </table:table-cell>
          <table:table-cell office:value-type="float" office:value="966822" calcext:value-type="float">
            <text:p>966822</text:p>
          </table:table-cell>
          <table:table-cell office:value-type="float" office:value="80" calcext:value-type="float">
            <text:p>80</text:p>
          </table:table-cell>
          <table:table-cell office:value-type="float" office:value="5276174" calcext:value-type="float">
            <text:p>5276174</text:p>
          </table:table-cell>
          <table:table-cell office:value-type="float" office:value="725042" calcext:value-type="float">
            <text:p>725042</text:p>
          </table:table-cell>
          <table:table-cell office:value-type="float" office:value="70" calcext:value-type="float">
            <text:p>70</text:p>
          </table:table-cell>
          <table:table-cell office:value-type="float" office:value="247862" calcext:value-type="float">
            <text:p>247862</text:p>
          </table:table-cell>
          <table:table-cell office:value-type="float" office:value="744488" calcext:value-type="float">
            <text:p>744488</text:p>
          </table:table-cell>
          <table:table-cell office:value-type="float" office:value="738817" calcext:value-type="float">
            <text:p>738817</text:p>
          </table:table-cell>
          <table:table-cell office:value-type="float" office:value="10780734" calcext:value-type="float">
            <text:p>10780734</text:p>
          </table:table-cell>
          <table:table-cell/>
          <table:table-cell table:formula="of:=SUM([.B607:.L607])" office:value-type="float" office:value="21631449" calcext:value-type="float">
            <text:p>21631449</text:p>
          </table:table-cell>
          <table:table-cell table:formula="of:=MAX([.B607:.L607])" office:value-type="float" office:value="10780734" calcext:value-type="float">
            <text:p>10780734</text:p>
          </table:table-cell>
          <table:table-cell table:formula="of:=INDEX([.$B$1:.$L$1];0;MATCH(MAX([.$B607:.$L607]);[.$B607:.$L607];0))" office:value-type="string" office:string-value="TimeWaitKey" calcext:value-type="string">
            <text:p>TimeWaitKey</text:p>
          </table:table-cell>
          <table:table-cell table:formula="of:=[.O607]/[.N607]" office:value-type="percentage" office:value="0.49838242458931" calcext:value-type="percentage">
            <text:p>49.84%</text:p>
          </table:table-cell>
          <table:table-cell/>
          <table:table-cell table:formula="of:=1000000000/[.N607]" office:value-type="float" office:value="46.228988173654" calcext:value-type="float">
            <text:p>46.228988173654</text:p>
          </table:table-cell>
          <table:table-cell table:formula="of:=IF([.A607]=1;1000000000/[.N607];&quot;&quot;)" office:value-type="float" office:value="46.228988173654" calcext:value-type="float">
            <text:p>46.228988173654</text:p>
          </table:table-cell>
          <table:table-cell table:formula="of:=IF([.A607]=1;[.P607];&quot;&quot;)" office:value-type="string" office:string-value="TimeWaitKey" calcext:value-type="string">
            <text:p>TimeWaitKey</text:p>
          </table:table-cell>
          <table:table-cell table:style-name="ce1" table:formula="of:=IF(ISBLANK([.T607]);&quot;&quot;;[.Q607])" office:value-type="percentage" office:value="0.49838242458931" calcext:value-type="percentage">
            <text:p>49.84%</text:p>
          </table:table-cell>
          <table:table-cell table:formula="of:=IF([.A607]=1;[.V607]*[.N607]/1000000;&quot;&quot;)" office:value-type="float" office:value="10.780734" calcext:value-type="float">
            <text:p>10.7807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1545" calcext:value-type="float">
            <text:p>721545</text:p>
          </table:table-cell>
          <table:table-cell office:value-type="float" office:value="707749" calcext:value-type="float">
            <text:p>707749</text:p>
          </table:table-cell>
          <table:table-cell office:value-type="float" office:value="1050888" calcext:value-type="float">
            <text:p>1050888</text:p>
          </table:table-cell>
          <table:table-cell office:value-type="float" office:value="90" calcext:value-type="float">
            <text:p>90</text:p>
          </table:table-cell>
          <table:table-cell office:value-type="float" office:value="5185264" calcext:value-type="float">
            <text:p>5185264</text:p>
          </table:table-cell>
          <table:table-cell office:value-type="float" office:value="710264" calcext:value-type="float">
            <text:p>710264</text:p>
          </table:table-cell>
          <table:table-cell office:value-type="float" office:value="81" calcext:value-type="float">
            <text:p>81</text:p>
          </table:table-cell>
          <table:table-cell office:value-type="float" office:value="240018" calcext:value-type="float">
            <text:p>240018</text:p>
          </table:table-cell>
          <table:table-cell office:value-type="float" office:value="756981" calcext:value-type="float">
            <text:p>756981</text:p>
          </table:table-cell>
          <table:table-cell office:value-type="float" office:value="783049" calcext:value-type="float">
            <text:p>783049</text:p>
          </table:table-cell>
          <table:table-cell office:value-type="float" office:value="10705524" calcext:value-type="float">
            <text:p>10705524</text:p>
          </table:table-cell>
          <table:table-cell/>
          <table:table-cell table:formula="of:=SUM([.B608:.L608])" office:value-type="float" office:value="20861453" calcext:value-type="float">
            <text:p>20861453</text:p>
          </table:table-cell>
          <table:table-cell table:formula="of:=MAX([.B608:.L608])" office:value-type="float" office:value="10705524" calcext:value-type="float">
            <text:p>10705524</text:p>
          </table:table-cell>
          <table:table-cell table:formula="of:=INDEX([.$B$1:.$L$1];0;MATCH(MAX([.$B608:.$L608]);[.$B608:.$L608];0))" office:value-type="string" office:string-value="TimeWaitKey" calcext:value-type="string">
            <text:p>TimeWaitKey</text:p>
          </table:table-cell>
          <table:table-cell table:formula="of:=[.O608]/[.N608]" office:value-type="percentage" office:value="0.51317250049649" calcext:value-type="percentage">
            <text:p>51.32%</text:p>
          </table:table-cell>
          <table:table-cell/>
          <table:table-cell table:formula="of:=1000000000/[.N608]" office:value-type="float" office:value="47.9352996169538" calcext:value-type="float">
            <text:p>47.9352996169538</text:p>
          </table:table-cell>
          <table:table-cell table:formula="of:=IF([.A608]=1;1000000000/[.N608];&quot;&quot;)" office:value-type="float" office:value="47.9352996169538" calcext:value-type="float">
            <text:p>47.9352996169538</text:p>
          </table:table-cell>
          <table:table-cell table:formula="of:=IF([.A608]=1;[.P608];&quot;&quot;)" office:value-type="string" office:string-value="TimeWaitKey" calcext:value-type="string">
            <text:p>TimeWaitKey</text:p>
          </table:table-cell>
          <table:table-cell table:style-name="ce1" table:formula="of:=IF(ISBLANK([.T608]);&quot;&quot;;[.Q608])" office:value-type="percentage" office:value="0.51317250049649" calcext:value-type="percentage">
            <text:p>51.32%</text:p>
          </table:table-cell>
          <table:table-cell table:formula="of:=IF([.A608]=1;[.V608]*[.N608]/1000000;&quot;&quot;)" office:value-type="float" office:value="10.705524" calcext:value-type="float">
            <text:p>10.7055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5842" calcext:value-type="float">
            <text:p>735842</text:p>
          </table:table-cell>
          <table:table-cell office:value-type="float" office:value="707117" calcext:value-type="float">
            <text:p>707117</text:p>
          </table:table-cell>
          <table:table-cell office:value-type="float" office:value="1380102" calcext:value-type="float">
            <text:p>1380102</text:p>
          </table:table-cell>
          <table:table-cell office:value-type="float" office:value="170" calcext:value-type="float">
            <text:p>170</text:p>
          </table:table-cell>
          <table:table-cell office:value-type="float" office:value="5103733" calcext:value-type="float">
            <text:p>5103733</text:p>
          </table:table-cell>
          <table:table-cell office:value-type="float" office:value="720392" calcext:value-type="float">
            <text:p>720392</text:p>
          </table:table-cell>
          <table:table-cell office:value-type="float" office:value="70" calcext:value-type="float">
            <text:p>70</text:p>
          </table:table-cell>
          <table:table-cell office:value-type="float" office:value="238294" calcext:value-type="float">
            <text:p>238294</text:p>
          </table:table-cell>
          <table:table-cell office:value-type="float" office:value="747393" calcext:value-type="float">
            <text:p>747393</text:p>
          </table:table-cell>
          <table:table-cell office:value-type="float" office:value="731263" calcext:value-type="float">
            <text:p>731263</text:p>
          </table:table-cell>
          <table:table-cell office:value-type="float" office:value="10669047" calcext:value-type="float">
            <text:p>10669047</text:p>
          </table:table-cell>
          <table:table-cell/>
          <table:table-cell table:formula="of:=SUM([.B609:.L609])" office:value-type="float" office:value="21033423" calcext:value-type="float">
            <text:p>21033423</text:p>
          </table:table-cell>
          <table:table-cell table:formula="of:=MAX([.B609:.L609])" office:value-type="float" office:value="10669047" calcext:value-type="float">
            <text:p>10669047</text:p>
          </table:table-cell>
          <table:table-cell table:formula="of:=INDEX([.$B$1:.$L$1];0;MATCH(MAX([.$B609:.$L609]);[.$B609:.$L609];0))" office:value-type="string" office:string-value="TimeWaitKey" calcext:value-type="string">
            <text:p>TimeWaitKey</text:p>
          </table:table-cell>
          <table:table-cell table:formula="of:=[.O609]/[.N609]" office:value-type="percentage" office:value="0.507242544401831" calcext:value-type="percentage">
            <text:p>50.72%</text:p>
          </table:table-cell>
          <table:table-cell/>
          <table:table-cell table:formula="of:=1000000000/[.N609]" office:value-type="float" office:value="47.5433789355161" calcext:value-type="float">
            <text:p>47.5433789355161</text:p>
          </table:table-cell>
          <table:table-cell table:formula="of:=IF([.A609]=1;1000000000/[.N609];&quot;&quot;)" office:value-type="float" office:value="47.5433789355161" calcext:value-type="float">
            <text:p>47.5433789355161</text:p>
          </table:table-cell>
          <table:table-cell table:formula="of:=IF([.A609]=1;[.P609];&quot;&quot;)" office:value-type="string" office:string-value="TimeWaitKey" calcext:value-type="string">
            <text:p>TimeWaitKey</text:p>
          </table:table-cell>
          <table:table-cell table:style-name="ce1" table:formula="of:=IF(ISBLANK([.T609]);&quot;&quot;;[.Q609])" office:value-type="percentage" office:value="0.507242544401831" calcext:value-type="percentage">
            <text:p>50.72%</text:p>
          </table:table-cell>
          <table:table-cell table:formula="of:=IF([.A609]=1;[.V609]*[.N609]/1000000;&quot;&quot;)" office:value-type="float" office:value="10.669047" calcext:value-type="float">
            <text:p>10.6690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43251" calcext:value-type="float">
            <text:p>13043251</text:p>
          </table:table-cell>
          <table:table-cell office:value-type="float" office:value="913462" calcext:value-type="float">
            <text:p>913462</text:p>
          </table:table-cell>
          <table:table-cell office:value-type="float" office:value="1564115" calcext:value-type="float">
            <text:p>1564115</text:p>
          </table:table-cell>
          <table:table-cell office:value-type="float" office:value="150" calcext:value-type="float">
            <text:p>150</text:p>
          </table:table-cell>
          <table:table-cell office:value-type="float" office:value="5196846" calcext:value-type="float">
            <text:p>5196846</text:p>
          </table:table-cell>
          <table:table-cell office:value-type="float" office:value="711697" calcext:value-type="float">
            <text:p>711697</text:p>
          </table:table-cell>
          <table:table-cell office:value-type="float" office:value="80" calcext:value-type="float">
            <text:p>80</text:p>
          </table:table-cell>
          <table:table-cell office:value-type="float" office:value="154927815" calcext:value-type="float">
            <text:p>154927815</text:p>
          </table:table-cell>
          <table:table-cell office:value-type="float" office:value="736833" calcext:value-type="float">
            <text:p>736833</text:p>
          </table:table-cell>
          <table:table-cell office:value-type="float" office:value="755899" calcext:value-type="float">
            <text:p>755899</text:p>
          </table:table-cell>
          <table:table-cell office:value-type="float" office:value="10754515" calcext:value-type="float">
            <text:p>10754515</text:p>
          </table:table-cell>
          <table:table-cell/>
          <table:table-cell table:formula="of:=SUM([.B610:.L610])" office:value-type="float" office:value="188604663" calcext:value-type="float">
            <text:p>188604663</text:p>
          </table:table-cell>
          <table:table-cell table:formula="of:=MAX([.B610:.L610])" office:value-type="float" office:value="154927815" calcext:value-type="float">
            <text:p>154927815</text:p>
          </table:table-cell>
          <table:table-cell table:formula="of:=INDEX([.$B$1:.$L$1];0;MATCH(MAX([.$B610:.$L610]);[.$B610:.$L610];0))" office:value-type="string" office:string-value="Facendi" calcext:value-type="string">
            <text:p>Facendi</text:p>
          </table:table-cell>
          <table:table-cell table:formula="of:=[.O610]/[.N610]" office:value-type="percentage" office:value="0.821442124153632" calcext:value-type="percentage">
            <text:p>82.14%</text:p>
          </table:table-cell>
          <table:table-cell/>
          <table:table-cell table:formula="of:=1000000000/[.N610]" office:value-type="float" office:value="5.30209584478831" calcext:value-type="float">
            <text:p>5.30209584478831</text:p>
          </table:table-cell>
          <table:table-cell table:formula="of:=IF([.A610]=1;1000000000/[.N610];&quot;&quot;)" office:value-type="float" office:value="5.30209584478831" calcext:value-type="float">
            <text:p>5.30209584478831</text:p>
          </table:table-cell>
          <table:table-cell table:formula="of:=IF([.A610]=1;[.P610];&quot;&quot;)" office:value-type="string" office:string-value="Facendi" calcext:value-type="string">
            <text:p>Facendi</text:p>
          </table:table-cell>
          <table:table-cell table:style-name="ce1" table:formula="of:=IF(ISBLANK([.T610]);&quot;&quot;;[.Q610])" office:value-type="percentage" office:value="0.821442124153632" calcext:value-type="percentage">
            <text:p>82.14%</text:p>
          </table:table-cell>
          <table:table-cell table:formula="of:=IF([.A610]=1;[.V610]*[.N610]/1000000;&quot;&quot;)" office:value-type="float" office:value="154.927815" calcext:value-type="float">
            <text:p>154.9278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373" calcext:value-type="float">
            <text:p>747373</text:p>
          </table:table-cell>
          <table:table-cell office:value-type="float" office:value="715303" calcext:value-type="float">
            <text:p>715303</text:p>
          </table:table-cell>
          <table:table-cell office:value-type="float" office:value="964788" calcext:value-type="float">
            <text:p>964788</text:p>
          </table:table-cell>
          <table:table-cell office:value-type="float" office:value="70" calcext:value-type="float">
            <text:p>70</text:p>
          </table:table-cell>
          <table:table-cell office:value-type="float" office:value="5211273" calcext:value-type="float">
            <text:p>5211273</text:p>
          </table:table-cell>
          <table:table-cell office:value-type="float" office:value="693082" calcext:value-type="float">
            <text:p>693082</text:p>
          </table:table-cell>
          <table:table-cell office:value-type="float" office:value="80" calcext:value-type="float">
            <text:p>80</text:p>
          </table:table-cell>
          <table:table-cell office:value-type="float" office:value="250807" calcext:value-type="float">
            <text:p>250807</text:p>
          </table:table-cell>
          <table:table-cell office:value-type="float" office:value="755839" calcext:value-type="float">
            <text:p>755839</text:p>
          </table:table-cell>
          <table:table-cell office:value-type="float" office:value="707779" calcext:value-type="float">
            <text:p>707779</text:p>
          </table:table-cell>
          <table:table-cell office:value-type="float" office:value="10242160" calcext:value-type="float">
            <text:p>10242160</text:p>
          </table:table-cell>
          <table:table-cell/>
          <table:table-cell table:formula="of:=SUM([.B611:.L611])" office:value-type="float" office:value="20288554" calcext:value-type="float">
            <text:p>20288554</text:p>
          </table:table-cell>
          <table:table-cell table:formula="of:=MAX([.B611:.L611])" office:value-type="float" office:value="10242160" calcext:value-type="float">
            <text:p>10242160</text:p>
          </table:table-cell>
          <table:table-cell table:formula="of:=INDEX([.$B$1:.$L$1];0;MATCH(MAX([.$B611:.$L611]);[.$B611:.$L611];0))" office:value-type="string" office:string-value="TimeWaitKey" calcext:value-type="string">
            <text:p>TimeWaitKey</text:p>
          </table:table-cell>
          <table:table-cell table:formula="of:=[.O611]/[.N611]" office:value-type="percentage" office:value="0.504824542941799" calcext:value-type="percentage">
            <text:p>50.48%</text:p>
          </table:table-cell>
          <table:table-cell/>
          <table:table-cell table:formula="of:=1000000000/[.N611]" office:value-type="float" office:value="49.2888748996109" calcext:value-type="float">
            <text:p>49.2888748996109</text:p>
          </table:table-cell>
          <table:table-cell table:formula="of:=IF([.A611]=1;1000000000/[.N611];&quot;&quot;)" office:value-type="float" office:value="49.2888748996109" calcext:value-type="float">
            <text:p>49.2888748996109</text:p>
          </table:table-cell>
          <table:table-cell table:formula="of:=IF([.A611]=1;[.P611];&quot;&quot;)" office:value-type="string" office:string-value="TimeWaitKey" calcext:value-type="string">
            <text:p>TimeWaitKey</text:p>
          </table:table-cell>
          <table:table-cell table:style-name="ce1" table:formula="of:=IF(ISBLANK([.T611]);&quot;&quot;;[.Q611])" office:value-type="percentage" office:value="0.504824542941799" calcext:value-type="percentage">
            <text:p>50.48%</text:p>
          </table:table-cell>
          <table:table-cell table:formula="of:=IF([.A611]=1;[.V611]*[.N611]/1000000;&quot;&quot;)" office:value-type="float" office:value="10.24216" calcext:value-type="float">
            <text:p>10.242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2503" calcext:value-type="float">
            <text:p>752503</text:p>
          </table:table-cell>
          <table:table-cell office:value-type="float" office:value="774353" calcext:value-type="float">
            <text:p>774353</text:p>
          </table:table-cell>
          <table:table-cell office:value-type="float" office:value="966071" calcext:value-type="float">
            <text:p>966071</text:p>
          </table:table-cell>
          <table:table-cell office:value-type="float" office:value="70" calcext:value-type="float">
            <text:p>70</text:p>
          </table:table-cell>
          <table:table-cell office:value-type="float" office:value="5284550" calcext:value-type="float">
            <text:p>5284550</text:p>
          </table:table-cell>
          <table:table-cell office:value-type="float" office:value="738948" calcext:value-type="float">
            <text:p>738948</text:p>
          </table:table-cell>
          <table:table-cell office:value-type="float" office:value="70" calcext:value-type="float">
            <text:p>70</text:p>
          </table:table-cell>
          <table:table-cell office:value-type="float" office:value="235729" calcext:value-type="float">
            <text:p>235729</text:p>
          </table:table-cell>
          <table:table-cell office:value-type="float" office:value="752843" calcext:value-type="float">
            <text:p>752843</text:p>
          </table:table-cell>
          <table:table-cell office:value-type="float" office:value="740551" calcext:value-type="float">
            <text:p>740551</text:p>
          </table:table-cell>
          <table:table-cell office:value-type="float" office:value="10719570" calcext:value-type="float">
            <text:p>10719570</text:p>
          </table:table-cell>
          <table:table-cell/>
          <table:table-cell table:formula="of:=SUM([.B612:.L612])" office:value-type="float" office:value="20965258" calcext:value-type="float">
            <text:p>20965258</text:p>
          </table:table-cell>
          <table:table-cell table:formula="of:=MAX([.B612:.L612])" office:value-type="float" office:value="10719570" calcext:value-type="float">
            <text:p>10719570</text:p>
          </table:table-cell>
          <table:table-cell table:formula="of:=INDEX([.$B$1:.$L$1];0;MATCH(MAX([.$B612:.$L612]);[.$B612:.$L612];0))" office:value-type="string" office:string-value="TimeWaitKey" calcext:value-type="string">
            <text:p>TimeWaitKey</text:p>
          </table:table-cell>
          <table:table-cell table:formula="of:=[.O612]/[.N612]" office:value-type="percentage" office:value="0.511301601916847" calcext:value-type="percentage">
            <text:p>51.13%</text:p>
          </table:table-cell>
          <table:table-cell/>
          <table:table-cell table:formula="of:=1000000000/[.N612]" office:value-type="float" office:value="47.697958212582" calcext:value-type="float">
            <text:p>47.697958212582</text:p>
          </table:table-cell>
          <table:table-cell table:formula="of:=IF([.A612]=1;1000000000/[.N612];&quot;&quot;)" office:value-type="float" office:value="47.697958212582" calcext:value-type="float">
            <text:p>47.697958212582</text:p>
          </table:table-cell>
          <table:table-cell table:formula="of:=IF([.A612]=1;[.P612];&quot;&quot;)" office:value-type="string" office:string-value="TimeWaitKey" calcext:value-type="string">
            <text:p>TimeWaitKey</text:p>
          </table:table-cell>
          <table:table-cell table:style-name="ce1" table:formula="of:=IF(ISBLANK([.T612]);&quot;&quot;;[.Q612])" office:value-type="percentage" office:value="0.511301601916847" calcext:value-type="percentage">
            <text:p>51.13%</text:p>
          </table:table-cell>
          <table:table-cell table:formula="of:=IF([.A612]=1;[.V612]*[.N612]/1000000;&quot;&quot;)" office:value-type="float" office:value="10.71957" calcext:value-type="float">
            <text:p>10.719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9816" calcext:value-type="float">
            <text:p>1269816</text:p>
          </table:table-cell>
          <table:table-cell office:value-type="float" office:value="1221847" calcext:value-type="float">
            <text:p>1221847</text:p>
          </table:table-cell>
          <table:table-cell office:value-type="float" office:value="1134775" calcext:value-type="float">
            <text:p>1134775</text:p>
          </table:table-cell>
          <table:table-cell office:value-type="float" office:value="100" calcext:value-type="float">
            <text:p>100</text:p>
          </table:table-cell>
          <table:table-cell office:value-type="float" office:value="5134039" calcext:value-type="float">
            <text:p>5134039</text:p>
          </table:table-cell>
          <table:table-cell office:value-type="float" office:value="709903" calcext:value-type="float">
            <text:p>709903</text:p>
          </table:table-cell>
          <table:table-cell office:value-type="float" office:value="70" calcext:value-type="float">
            <text:p>70</text:p>
          </table:table-cell>
          <table:table-cell office:value-type="float" office:value="232283" calcext:value-type="float">
            <text:p>232283</text:p>
          </table:table-cell>
          <table:table-cell office:value-type="float" office:value="739308" calcext:value-type="float">
            <text:p>739308</text:p>
          </table:table-cell>
          <table:table-cell office:value-type="float" office:value="728939" calcext:value-type="float">
            <text:p>728939</text:p>
          </table:table-cell>
          <table:table-cell office:value-type="float" office:value="10754765" calcext:value-type="float">
            <text:p>10754765</text:p>
          </table:table-cell>
          <table:table-cell/>
          <table:table-cell table:formula="of:=SUM([.B613:.L613])" office:value-type="float" office:value="21925845" calcext:value-type="float">
            <text:p>21925845</text:p>
          </table:table-cell>
          <table:table-cell table:formula="of:=MAX([.B613:.L613])" office:value-type="float" office:value="10754765" calcext:value-type="float">
            <text:p>10754765</text:p>
          </table:table-cell>
          <table:table-cell table:formula="of:=INDEX([.$B$1:.$L$1];0;MATCH(MAX([.$B613:.$L613]);[.$B613:.$L613];0))" office:value-type="string" office:string-value="TimeWaitKey" calcext:value-type="string">
            <text:p>TimeWaitKey</text:p>
          </table:table-cell>
          <table:table-cell table:formula="of:=[.O613]/[.N613]" office:value-type="percentage" office:value="0.490506295196377" calcext:value-type="percentage">
            <text:p>49.05%</text:p>
          </table:table-cell>
          <table:table-cell/>
          <table:table-cell table:formula="of:=1000000000/[.N613]" office:value-type="float" office:value="45.6082764427095" calcext:value-type="float">
            <text:p>45.6082764427095</text:p>
          </table:table-cell>
          <table:table-cell table:formula="of:=IF([.A613]=1;1000000000/[.N613];&quot;&quot;)" office:value-type="float" office:value="45.6082764427095" calcext:value-type="float">
            <text:p>45.6082764427095</text:p>
          </table:table-cell>
          <table:table-cell table:formula="of:=IF([.A613]=1;[.P613];&quot;&quot;)" office:value-type="string" office:string-value="TimeWaitKey" calcext:value-type="string">
            <text:p>TimeWaitKey</text:p>
          </table:table-cell>
          <table:table-cell table:style-name="ce1" table:formula="of:=IF(ISBLANK([.T613]);&quot;&quot;;[.Q613])" office:value-type="percentage" office:value="0.490506295196377" calcext:value-type="percentage">
            <text:p>49.05%</text:p>
          </table:table-cell>
          <table:table-cell table:formula="of:=IF([.A613]=1;[.V613]*[.N613]/1000000;&quot;&quot;)" office:value-type="float" office:value="10.754765" calcext:value-type="float">
            <text:p>10.7547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5338" calcext:value-type="float">
            <text:p>895338</text:p>
          </table:table-cell>
          <table:table-cell office:value-type="float" office:value="1230354" calcext:value-type="float">
            <text:p>1230354</text:p>
          </table:table-cell>
          <table:table-cell office:value-type="float" office:value="966902" calcext:value-type="float">
            <text:p>966902</text:p>
          </table:table-cell>
          <table:table-cell office:value-type="float" office:value="120" calcext:value-type="float">
            <text:p>120</text:p>
          </table:table-cell>
          <table:table-cell office:value-type="float" office:value="5180325" calcext:value-type="float">
            <text:p>5180325</text:p>
          </table:table-cell>
          <table:table-cell office:value-type="float" office:value="797436" calcext:value-type="float">
            <text:p>797436</text:p>
          </table:table-cell>
          <table:table-cell office:value-type="float" office:value="80" calcext:value-type="float">
            <text:p>80</text:p>
          </table:table-cell>
          <table:table-cell office:value-type="float" office:value="252360" calcext:value-type="float">
            <text:p>252360</text:p>
          </table:table-cell>
          <table:table-cell office:value-type="float" office:value="761029" calcext:value-type="float">
            <text:p>761029</text:p>
          </table:table-cell>
          <table:table-cell office:value-type="float" office:value="727917" calcext:value-type="float">
            <text:p>727917</text:p>
          </table:table-cell>
          <table:table-cell office:value-type="float" office:value="10645642" calcext:value-type="float">
            <text:p>10645642</text:p>
          </table:table-cell>
          <table:table-cell/>
          <table:table-cell table:formula="of:=SUM([.B614:.L614])" office:value-type="float" office:value="21457503" calcext:value-type="float">
            <text:p>21457503</text:p>
          </table:table-cell>
          <table:table-cell table:formula="of:=MAX([.B614:.L614])" office:value-type="float" office:value="10645642" calcext:value-type="float">
            <text:p>10645642</text:p>
          </table:table-cell>
          <table:table-cell table:formula="of:=INDEX([.$B$1:.$L$1];0;MATCH(MAX([.$B614:.$L614]);[.$B614:.$L614];0))" office:value-type="string" office:string-value="TimeWaitKey" calcext:value-type="string">
            <text:p>TimeWaitKey</text:p>
          </table:table-cell>
          <table:table-cell table:formula="of:=[.O614]/[.N614]" office:value-type="percentage" office:value="0.496126786047752" calcext:value-type="percentage">
            <text:p>49.61%</text:p>
          </table:table-cell>
          <table:table-cell/>
          <table:table-cell table:formula="of:=1000000000/[.N614]" office:value-type="float" office:value="46.6037450862759" calcext:value-type="float">
            <text:p>46.6037450862759</text:p>
          </table:table-cell>
          <table:table-cell table:formula="of:=IF([.A614]=1;1000000000/[.N614];&quot;&quot;)" office:value-type="float" office:value="46.6037450862759" calcext:value-type="float">
            <text:p>46.6037450862759</text:p>
          </table:table-cell>
          <table:table-cell table:formula="of:=IF([.A614]=1;[.P614];&quot;&quot;)" office:value-type="string" office:string-value="TimeWaitKey" calcext:value-type="string">
            <text:p>TimeWaitKey</text:p>
          </table:table-cell>
          <table:table-cell table:style-name="ce1" table:formula="of:=IF(ISBLANK([.T614]);&quot;&quot;;[.Q614])" office:value-type="percentage" office:value="0.496126786047752" calcext:value-type="percentage">
            <text:p>49.61%</text:p>
          </table:table-cell>
          <table:table-cell table:formula="of:=IF([.A614]=1;[.V614]*[.N614]/1000000;&quot;&quot;)" office:value-type="float" office:value="10.645642" calcext:value-type="float">
            <text:p>10.6456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1515" calcext:value-type="float">
            <text:p>721515</text:p>
          </table:table-cell>
          <table:table-cell office:value-type="float" office:value="705735" calcext:value-type="float">
            <text:p>705735</text:p>
          </table:table-cell>
          <table:table-cell office:value-type="float" office:value="964698" calcext:value-type="float">
            <text:p>964698</text:p>
          </table:table-cell>
          <table:table-cell office:value-type="float" office:value="90" calcext:value-type="float">
            <text:p>90</text:p>
          </table:table-cell>
          <table:table-cell office:value-type="float" office:value="5374196" calcext:value-type="float">
            <text:p>5374196</text:p>
          </table:table-cell>
          <table:table-cell office:value-type="float" office:value="732486" calcext:value-type="float">
            <text:p>732486</text:p>
          </table:table-cell>
          <table:table-cell office:value-type="float" office:value="70" calcext:value-type="float">
            <text:p>70</text:p>
          </table:table-cell>
          <table:table-cell office:value-type="float" office:value="241380" calcext:value-type="float">
            <text:p>241380</text:p>
          </table:table-cell>
          <table:table-cell office:value-type="float" office:value="740480" calcext:value-type="float">
            <text:p>740480</text:p>
          </table:table-cell>
          <table:table-cell office:value-type="float" office:value="913924" calcext:value-type="float">
            <text:p>913924</text:p>
          </table:table-cell>
          <table:table-cell office:value-type="float" office:value="10819637" calcext:value-type="float">
            <text:p>10819637</text:p>
          </table:table-cell>
          <table:table-cell/>
          <table:table-cell table:formula="of:=SUM([.B615:.L615])" office:value-type="float" office:value="21214211" calcext:value-type="float">
            <text:p>21214211</text:p>
          </table:table-cell>
          <table:table-cell table:formula="of:=MAX([.B615:.L615])" office:value-type="float" office:value="10819637" calcext:value-type="float">
            <text:p>10819637</text:p>
          </table:table-cell>
          <table:table-cell table:formula="of:=INDEX([.$B$1:.$L$1];0;MATCH(MAX([.$B615:.$L615]);[.$B615:.$L615];0))" office:value-type="string" office:string-value="TimeWaitKey" calcext:value-type="string">
            <text:p>TimeWaitKey</text:p>
          </table:table-cell>
          <table:table-cell table:formula="of:=[.O615]/[.N615]" office:value-type="percentage" office:value="0.51001835514882" calcext:value-type="percentage">
            <text:p>51.00%</text:p>
          </table:table-cell>
          <table:table-cell/>
          <table:table-cell table:formula="of:=1000000000/[.N615]" office:value-type="float" office:value="47.1382131534376" calcext:value-type="float">
            <text:p>47.1382131534376</text:p>
          </table:table-cell>
          <table:table-cell table:formula="of:=IF([.A615]=1;1000000000/[.N615];&quot;&quot;)" office:value-type="float" office:value="47.1382131534376" calcext:value-type="float">
            <text:p>47.1382131534376</text:p>
          </table:table-cell>
          <table:table-cell table:formula="of:=IF([.A615]=1;[.P615];&quot;&quot;)" office:value-type="string" office:string-value="TimeWaitKey" calcext:value-type="string">
            <text:p>TimeWaitKey</text:p>
          </table:table-cell>
          <table:table-cell table:style-name="ce1" table:formula="of:=IF(ISBLANK([.T615]);&quot;&quot;;[.Q615])" office:value-type="percentage" office:value="0.51001835514882" calcext:value-type="percentage">
            <text:p>51.00%</text:p>
          </table:table-cell>
          <table:table-cell table:formula="of:=IF([.A615]=1;[.V615]*[.N615]/1000000;&quot;&quot;)" office:value-type="float" office:value="10.819637" calcext:value-type="float">
            <text:p>10.8196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40619" calcext:value-type="float">
            <text:p>6340619</text:p>
          </table:table-cell>
          <table:table-cell office:value-type="float" office:value="723308" calcext:value-type="float">
            <text:p>723308</text:p>
          </table:table-cell>
          <table:table-cell office:value-type="float" office:value="964869" calcext:value-type="float">
            <text:p>964869</text:p>
          </table:table-cell>
          <table:table-cell office:value-type="float" office:value="100" calcext:value-type="float">
            <text:p>100</text:p>
          </table:table-cell>
          <table:table-cell office:value-type="float" office:value="5166921" calcext:value-type="float">
            <text:p>5166921</text:p>
          </table:table-cell>
          <table:table-cell office:value-type="float" office:value="718018" calcext:value-type="float">
            <text:p>718018</text:p>
          </table:table-cell>
          <table:table-cell office:value-type="float" office:value="70" calcext:value-type="float">
            <text:p>70</text:p>
          </table:table-cell>
          <table:table-cell office:value-type="float" office:value="248734" calcext:value-type="float">
            <text:p>248734</text:p>
          </table:table-cell>
          <table:table-cell office:value-type="float" office:value="851728" calcext:value-type="float">
            <text:p>851728</text:p>
          </table:table-cell>
          <table:table-cell office:value-type="float" office:value="796785" calcext:value-type="float">
            <text:p>796785</text:p>
          </table:table-cell>
          <table:table-cell office:value-type="float" office:value="10653277" calcext:value-type="float">
            <text:p>10653277</text:p>
          </table:table-cell>
          <table:table-cell/>
          <table:table-cell table:formula="of:=SUM([.B616:.L616])" office:value-type="float" office:value="26464429" calcext:value-type="float">
            <text:p>26464429</text:p>
          </table:table-cell>
          <table:table-cell table:formula="of:=MAX([.B616:.L616])" office:value-type="float" office:value="10653277" calcext:value-type="float">
            <text:p>10653277</text:p>
          </table:table-cell>
          <table:table-cell table:formula="of:=INDEX([.$B$1:.$L$1];0;MATCH(MAX([.$B616:.$L616]);[.$B616:.$L616];0))" office:value-type="string" office:string-value="TimeWaitKey" calcext:value-type="string">
            <text:p>TimeWaitKey</text:p>
          </table:table-cell>
          <table:table-cell table:formula="of:=[.O616]/[.N616]" office:value-type="percentage" office:value="0.402550797525237" calcext:value-type="percentage">
            <text:p>40.26%</text:p>
          </table:table-cell>
          <table:table-cell/>
          <table:table-cell table:formula="of:=1000000000/[.N616]" office:value-type="float" office:value="37.786570040865" calcext:value-type="float">
            <text:p>37.786570040865</text:p>
          </table:table-cell>
          <table:table-cell table:formula="of:=IF([.A616]=1;1000000000/[.N616];&quot;&quot;)" office:value-type="float" office:value="37.786570040865" calcext:value-type="float">
            <text:p>37.786570040865</text:p>
          </table:table-cell>
          <table:table-cell table:formula="of:=IF([.A616]=1;[.P616];&quot;&quot;)" office:value-type="string" office:string-value="TimeWaitKey" calcext:value-type="string">
            <text:p>TimeWaitKey</text:p>
          </table:table-cell>
          <table:table-cell table:style-name="ce1" table:formula="of:=IF(ISBLANK([.T616]);&quot;&quot;;[.Q616])" office:value-type="percentage" office:value="0.402550797525237" calcext:value-type="percentage">
            <text:p>40.26%</text:p>
          </table:table-cell>
          <table:table-cell table:formula="of:=IF([.A616]=1;[.V616]*[.N616]/1000000;&quot;&quot;)" office:value-type="float" office:value="10.653277" calcext:value-type="float">
            <text:p>10.6532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47659" calcext:value-type="float">
            <text:p>23847659</text:p>
          </table:table-cell>
          <table:table-cell office:value-type="float" office:value="723419" calcext:value-type="float">
            <text:p>723419</text:p>
          </table:table-cell>
          <table:table-cell office:value-type="float" office:value="1035791" calcext:value-type="float">
            <text:p>1035791</text:p>
          </table:table-cell>
          <table:table-cell office:value-type="float" office:value="70" calcext:value-type="float">
            <text:p>70</text:p>
          </table:table-cell>
          <table:table-cell office:value-type="float" office:value="5199521" calcext:value-type="float">
            <text:p>5199521</text:p>
          </table:table-cell>
          <table:table-cell office:value-type="float" office:value="713821" calcext:value-type="float">
            <text:p>713821</text:p>
          </table:table-cell>
          <table:table-cell office:value-type="float" office:value="80" calcext:value-type="float">
            <text:p>80</text:p>
          </table:table-cell>
          <table:table-cell office:value-type="float" office:value="242732" calcext:value-type="float">
            <text:p>242732</text:p>
          </table:table-cell>
          <table:table-cell office:value-type="float" office:value="755448" calcext:value-type="float">
            <text:p>755448</text:p>
          </table:table-cell>
          <table:table-cell office:value-type="float" office:value="722687" calcext:value-type="float">
            <text:p>722687</text:p>
          </table:table-cell>
          <table:table-cell office:value-type="float" office:value="10791524" calcext:value-type="float">
            <text:p>10791524</text:p>
          </table:table-cell>
          <table:table-cell/>
          <table:table-cell table:formula="of:=SUM([.B617:.L617])" office:value-type="float" office:value="44032752" calcext:value-type="float">
            <text:p>44032752</text:p>
          </table:table-cell>
          <table:table-cell table:formula="of:=MAX([.B617:.L617])" office:value-type="float" office:value="23847659" calcext:value-type="float">
            <text:p>23847659</text:p>
          </table:table-cell>
          <table:table-cell table:formula="of:=INDEX([.$B$1:.$L$1];0;MATCH(MAX([.$B617:.$L617]);[.$B617:.$L617];0))" office:value-type="string" office:string-value="WebcamRead" calcext:value-type="string">
            <text:p>WebcamRead</text:p>
          </table:table-cell>
          <table:table-cell table:formula="of:=[.O617]/[.N617]" office:value-type="percentage" office:value="0.5415891107601" calcext:value-type="percentage">
            <text:p>54.16%</text:p>
          </table:table-cell>
          <table:table-cell/>
          <table:table-cell table:formula="of:=1000000000/[.N617]" office:value-type="float" office:value="22.7103679551984" calcext:value-type="float">
            <text:p>22.7103679551984</text:p>
          </table:table-cell>
          <table:table-cell table:formula="of:=IF([.A617]=1;1000000000/[.N617];&quot;&quot;)" office:value-type="float" office:value="22.7103679551984" calcext:value-type="float">
            <text:p>22.7103679551984</text:p>
          </table:table-cell>
          <table:table-cell table:formula="of:=IF([.A617]=1;[.P617];&quot;&quot;)" office:value-type="string" office:string-value="WebcamRead" calcext:value-type="string">
            <text:p>WebcamRead</text:p>
          </table:table-cell>
          <table:table-cell table:style-name="ce1" table:formula="of:=IF(ISBLANK([.T617]);&quot;&quot;;[.Q617])" office:value-type="percentage" office:value="0.5415891107601" calcext:value-type="percentage">
            <text:p>54.16%</text:p>
          </table:table-cell>
          <table:table-cell table:formula="of:=IF([.A617]=1;[.V617]*[.N617]/1000000;&quot;&quot;)" office:value-type="float" office:value="23.847659" calcext:value-type="float">
            <text:p>23.8476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81319" calcext:value-type="float">
            <text:p>19781319</text:p>
          </table:table-cell>
          <table:table-cell office:value-type="float" office:value="722306" calcext:value-type="float">
            <text:p>722306</text:p>
          </table:table-cell>
          <table:table-cell office:value-type="float" office:value="964438" calcext:value-type="float">
            <text:p>964438</text:p>
          </table:table-cell>
          <table:table-cell office:value-type="float" office:value="161" calcext:value-type="float">
            <text:p>161</text:p>
          </table:table-cell>
          <table:table-cell office:value-type="float" office:value="5178082" calcext:value-type="float">
            <text:p>5178082</text:p>
          </table:table-cell>
          <table:table-cell office:value-type="float" office:value="717187" calcext:value-type="float">
            <text:p>717187</text:p>
          </table:table-cell>
          <table:table-cell office:value-type="float" office:value="160" calcext:value-type="float">
            <text:p>160</text:p>
          </table:table-cell>
          <table:table-cell office:value-type="float" office:value="245517" calcext:value-type="float">
            <text:p>245517</text:p>
          </table:table-cell>
          <table:table-cell office:value-type="float" office:value="808156" calcext:value-type="float">
            <text:p>808156</text:p>
          </table:table-cell>
          <table:table-cell office:value-type="float" office:value="810170" calcext:value-type="float">
            <text:p>810170</text:p>
          </table:table-cell>
          <table:table-cell office:value-type="float" office:value="10729057" calcext:value-type="float">
            <text:p>10729057</text:p>
          </table:table-cell>
          <table:table-cell/>
          <table:table-cell table:formula="of:=SUM([.B618:.L618])" office:value-type="float" office:value="39956553" calcext:value-type="float">
            <text:p>39956553</text:p>
          </table:table-cell>
          <table:table-cell table:formula="of:=MAX([.B618:.L618])" office:value-type="float" office:value="19781319" calcext:value-type="float">
            <text:p>19781319</text:p>
          </table:table-cell>
          <table:table-cell table:formula="of:=INDEX([.$B$1:.$L$1];0;MATCH(MAX([.$B618:.$L618]);[.$B618:.$L618];0))" office:value-type="string" office:string-value="WebcamRead" calcext:value-type="string">
            <text:p>WebcamRead</text:p>
          </table:table-cell>
          <table:table-cell table:formula="of:=[.O618]/[.N618]" office:value-type="percentage" office:value="0.495070708426725" calcext:value-type="percentage">
            <text:p>49.51%</text:p>
          </table:table-cell>
          <table:table-cell/>
          <table:table-cell table:formula="of:=1000000000/[.N618]" office:value-type="float" office:value="25.0271839014742" calcext:value-type="float">
            <text:p>25.0271839014742</text:p>
          </table:table-cell>
          <table:table-cell table:formula="of:=IF([.A618]=1;1000000000/[.N618];&quot;&quot;)" office:value-type="float" office:value="25.0271839014742" calcext:value-type="float">
            <text:p>25.0271839014742</text:p>
          </table:table-cell>
          <table:table-cell table:formula="of:=IF([.A618]=1;[.P618];&quot;&quot;)" office:value-type="string" office:string-value="WebcamRead" calcext:value-type="string">
            <text:p>WebcamRead</text:p>
          </table:table-cell>
          <table:table-cell table:style-name="ce1" table:formula="of:=IF(ISBLANK([.T618]);&quot;&quot;;[.Q618])" office:value-type="percentage" office:value="0.495070708426725" calcext:value-type="percentage">
            <text:p>49.51%</text:p>
          </table:table-cell>
          <table:table-cell table:formula="of:=IF([.A618]=1;[.V618]*[.N618]/1000000;&quot;&quot;)" office:value-type="float" office:value="19.781319" calcext:value-type="float">
            <text:p>19.7813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86295" calcext:value-type="float">
            <text:p>23786295</text:p>
          </table:table-cell>
          <table:table-cell office:value-type="float" office:value="718890" calcext:value-type="float">
            <text:p>718890</text:p>
          </table:table-cell>
          <table:table-cell office:value-type="float" office:value="1020452" calcext:value-type="float">
            <text:p>1020452</text:p>
          </table:table-cell>
          <table:table-cell office:value-type="float" office:value="70" calcext:value-type="float">
            <text:p>70</text:p>
          </table:table-cell>
          <table:table-cell office:value-type="float" office:value="5323322" calcext:value-type="float">
            <text:p>5323322</text:p>
          </table:table-cell>
          <table:table-cell office:value-type="float" office:value="741613" calcext:value-type="float">
            <text:p>741613</text:p>
          </table:table-cell>
          <table:table-cell office:value-type="float" office:value="80" calcext:value-type="float">
            <text:p>80</text:p>
          </table:table-cell>
          <table:table-cell office:value-type="float" office:value="242452" calcext:value-type="float">
            <text:p>242452</text:p>
          </table:table-cell>
          <table:table-cell office:value-type="float" office:value="768763" calcext:value-type="float">
            <text:p>768763</text:p>
          </table:table-cell>
          <table:table-cell office:value-type="float" office:value="718550" calcext:value-type="float">
            <text:p>718550</text:p>
          </table:table-cell>
          <table:table-cell office:value-type="float" office:value="10699202" calcext:value-type="float">
            <text:p>10699202</text:p>
          </table:table-cell>
          <table:table-cell/>
          <table:table-cell table:formula="of:=SUM([.B619:.L619])" office:value-type="float" office:value="44019689" calcext:value-type="float">
            <text:p>44019689</text:p>
          </table:table-cell>
          <table:table-cell table:formula="of:=MAX([.B619:.L619])" office:value-type="float" office:value="23786295" calcext:value-type="float">
            <text:p>23786295</text:p>
          </table:table-cell>
          <table:table-cell table:formula="of:=INDEX([.$B$1:.$L$1];0;MATCH(MAX([.$B619:.$L619]);[.$B619:.$L619];0))" office:value-type="string" office:string-value="WebcamRead" calcext:value-type="string">
            <text:p>WebcamRead</text:p>
          </table:table-cell>
          <table:table-cell table:formula="of:=[.O619]/[.N619]" office:value-type="percentage" office:value="0.540355816689209" calcext:value-type="percentage">
            <text:p>54.04%</text:p>
          </table:table-cell>
          <table:table-cell/>
          <table:table-cell table:formula="of:=1000000000/[.N619]" office:value-type="float" office:value="22.7171073380368" calcext:value-type="float">
            <text:p>22.7171073380368</text:p>
          </table:table-cell>
          <table:table-cell table:formula="of:=IF([.A619]=1;1000000000/[.N619];&quot;&quot;)" office:value-type="float" office:value="22.7171073380368" calcext:value-type="float">
            <text:p>22.7171073380368</text:p>
          </table:table-cell>
          <table:table-cell table:formula="of:=IF([.A619]=1;[.P619];&quot;&quot;)" office:value-type="string" office:string-value="WebcamRead" calcext:value-type="string">
            <text:p>WebcamRead</text:p>
          </table:table-cell>
          <table:table-cell table:style-name="ce1" table:formula="of:=IF(ISBLANK([.T619]);&quot;&quot;;[.Q619])" office:value-type="percentage" office:value="0.540355816689209" calcext:value-type="percentage">
            <text:p>54.04%</text:p>
          </table:table-cell>
          <table:table-cell table:formula="of:=IF([.A619]=1;[.V619]*[.N619]/1000000;&quot;&quot;)" office:value-type="float" office:value="23.786295" calcext:value-type="float">
            <text:p>23.7862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12382" calcext:value-type="float">
            <text:p>19712382</text:p>
          </table:table-cell>
          <table:table-cell office:value-type="float" office:value="722586" calcext:value-type="float">
            <text:p>722586</text:p>
          </table:table-cell>
          <table:table-cell office:value-type="float" office:value="962965" calcext:value-type="float">
            <text:p>962965</text:p>
          </table:table-cell>
          <table:table-cell office:value-type="float" office:value="81" calcext:value-type="float">
            <text:p>81</text:p>
          </table:table-cell>
          <table:table-cell office:value-type="float" office:value="5149038" calcext:value-type="float">
            <text:p>5149038</text:p>
          </table:table-cell>
          <table:table-cell office:value-type="float" office:value="714582" calcext:value-type="float">
            <text:p>714582</text:p>
          </table:table-cell>
          <table:table-cell office:value-type="float" office:value="120" calcext:value-type="float">
            <text:p>120</text:p>
          </table:table-cell>
          <table:table-cell office:value-type="float" office:value="240779" calcext:value-type="float">
            <text:p>240779</text:p>
          </table:table-cell>
          <table:table-cell office:value-type="float" office:value="824246" calcext:value-type="float">
            <text:p>824246</text:p>
          </table:table-cell>
          <table:table-cell office:value-type="float" office:value="720924" calcext:value-type="float">
            <text:p>720924</text:p>
          </table:table-cell>
          <table:table-cell office:value-type="float" office:value="10760396" calcext:value-type="float">
            <text:p>10760396</text:p>
          </table:table-cell>
          <table:table-cell/>
          <table:table-cell table:formula="of:=SUM([.B620:.L620])" office:value-type="float" office:value="39808099" calcext:value-type="float">
            <text:p>39808099</text:p>
          </table:table-cell>
          <table:table-cell table:formula="of:=MAX([.B620:.L620])" office:value-type="float" office:value="19712382" calcext:value-type="float">
            <text:p>19712382</text:p>
          </table:table-cell>
          <table:table-cell table:formula="of:=INDEX([.$B$1:.$L$1];0;MATCH(MAX([.$B620:.$L620]);[.$B620:.$L620];0))" office:value-type="string" office:string-value="WebcamRead" calcext:value-type="string">
            <text:p>WebcamRead</text:p>
          </table:table-cell>
          <table:table-cell table:formula="of:=[.O620]/[.N620]" office:value-type="percentage" office:value="0.495185213441114" calcext:value-type="percentage">
            <text:p>49.52%</text:p>
          </table:table-cell>
          <table:table-cell/>
          <table:table-cell table:formula="of:=1000000000/[.N620]" office:value-type="float" office:value="25.1205163049861" calcext:value-type="float">
            <text:p>25.1205163049861</text:p>
          </table:table-cell>
          <table:table-cell table:formula="of:=IF([.A620]=1;1000000000/[.N620];&quot;&quot;)" office:value-type="float" office:value="25.1205163049861" calcext:value-type="float">
            <text:p>25.1205163049861</text:p>
          </table:table-cell>
          <table:table-cell table:formula="of:=IF([.A620]=1;[.P620];&quot;&quot;)" office:value-type="string" office:string-value="WebcamRead" calcext:value-type="string">
            <text:p>WebcamRead</text:p>
          </table:table-cell>
          <table:table-cell table:style-name="ce1" table:formula="of:=IF(ISBLANK([.T620]);&quot;&quot;;[.Q620])" office:value-type="percentage" office:value="0.495185213441114" calcext:value-type="percentage">
            <text:p>49.52%</text:p>
          </table:table-cell>
          <table:table-cell table:formula="of:=IF([.A620]=1;[.V620]*[.N620]/1000000;&quot;&quot;)" office:value-type="float" office:value="19.712382" calcext:value-type="float">
            <text:p>19.7123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43391" calcext:value-type="float">
            <text:p>23843391</text:p>
          </table:table-cell>
          <table:table-cell office:value-type="float" office:value="718970" calcext:value-type="float">
            <text:p>718970</text:p>
          </table:table-cell>
          <table:table-cell office:value-type="float" office:value="964839" calcext:value-type="float">
            <text:p>964839</text:p>
          </table:table-cell>
          <table:table-cell office:value-type="float" office:value="281" calcext:value-type="float">
            <text:p>281</text:p>
          </table:table-cell>
          <table:table-cell office:value-type="float" office:value="5158996" calcext:value-type="float">
            <text:p>5158996</text:p>
          </table:table-cell>
          <table:table-cell office:value-type="float" office:value="722407" calcext:value-type="float">
            <text:p>722407</text:p>
          </table:table-cell>
          <table:table-cell office:value-type="float" office:value="90" calcext:value-type="float">
            <text:p>90</text:p>
          </table:table-cell>
          <table:table-cell office:value-type="float" office:value="249946" calcext:value-type="float">
            <text:p>249946</text:p>
          </table:table-cell>
          <table:table-cell office:value-type="float" office:value="744608" calcext:value-type="float">
            <text:p>744608</text:p>
          </table:table-cell>
          <table:table-cell office:value-type="float" office:value="712959" calcext:value-type="float">
            <text:p>712959</text:p>
          </table:table-cell>
          <table:table-cell office:value-type="float" office:value="10812603" calcext:value-type="float">
            <text:p>10812603</text:p>
          </table:table-cell>
          <table:table-cell/>
          <table:table-cell table:formula="of:=SUM([.B621:.L621])" office:value-type="float" office:value="43929090" calcext:value-type="float">
            <text:p>43929090</text:p>
          </table:table-cell>
          <table:table-cell table:formula="of:=MAX([.B621:.L621])" office:value-type="float" office:value="23843391" calcext:value-type="float">
            <text:p>23843391</text:p>
          </table:table-cell>
          <table:table-cell table:formula="of:=INDEX([.$B$1:.$L$1];0;MATCH(MAX([.$B621:.$L621]);[.$B621:.$L621];0))" office:value-type="string" office:string-value="WebcamRead" calcext:value-type="string">
            <text:p>WebcamRead</text:p>
          </table:table-cell>
          <table:table-cell table:formula="of:=[.O621]/[.N621]" office:value-type="percentage" office:value="0.542769973154463" calcext:value-type="percentage">
            <text:p>54.28%</text:p>
          </table:table-cell>
          <table:table-cell/>
          <table:table-cell table:formula="of:=1000000000/[.N621]" office:value-type="float" office:value="22.7639589165175" calcext:value-type="float">
            <text:p>22.7639589165175</text:p>
          </table:table-cell>
          <table:table-cell table:formula="of:=IF([.A621]=1;1000000000/[.N621];&quot;&quot;)" office:value-type="float" office:value="22.7639589165175" calcext:value-type="float">
            <text:p>22.7639589165175</text:p>
          </table:table-cell>
          <table:table-cell table:formula="of:=IF([.A621]=1;[.P621];&quot;&quot;)" office:value-type="string" office:string-value="WebcamRead" calcext:value-type="string">
            <text:p>WebcamRead</text:p>
          </table:table-cell>
          <table:table-cell table:style-name="ce1" table:formula="of:=IF(ISBLANK([.T621]);&quot;&quot;;[.Q621])" office:value-type="percentage" office:value="0.542769973154463" calcext:value-type="percentage">
            <text:p>54.28%</text:p>
          </table:table-cell>
          <table:table-cell table:formula="of:=IF([.A621]=1;[.V621]*[.N621]/1000000;&quot;&quot;)" office:value-type="float" office:value="23.843391" calcext:value-type="float">
            <text:p>23.8433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74013" calcext:value-type="float">
            <text:p>19874013</text:p>
          </table:table-cell>
          <table:table-cell office:value-type="float" office:value="719190" calcext:value-type="float">
            <text:p>719190</text:p>
          </table:table-cell>
          <table:table-cell office:value-type="float" office:value="964768" calcext:value-type="float">
            <text:p>964768</text:p>
          </table:table-cell>
          <table:table-cell office:value-type="float" office:value="151" calcext:value-type="float">
            <text:p>151</text:p>
          </table:table-cell>
          <table:table-cell office:value-type="float" office:value="5659418" calcext:value-type="float">
            <text:p>5659418</text:p>
          </table:table-cell>
          <table:table-cell office:value-type="float" office:value="825178" calcext:value-type="float">
            <text:p>825178</text:p>
          </table:table-cell>
          <table:table-cell office:value-type="float" office:value="70" calcext:value-type="float">
            <text:p>70</text:p>
          </table:table-cell>
          <table:table-cell office:value-type="float" office:value="260736" calcext:value-type="float">
            <text:p>260736</text:p>
          </table:table-cell>
          <table:table-cell office:value-type="float" office:value="732315" calcext:value-type="float">
            <text:p>732315</text:p>
          </table:table-cell>
          <table:table-cell office:value-type="float" office:value="720714" calcext:value-type="float">
            <text:p>720714</text:p>
          </table:table-cell>
          <table:table-cell office:value-type="float" office:value="10617440" calcext:value-type="float">
            <text:p>10617440</text:p>
          </table:table-cell>
          <table:table-cell/>
          <table:table-cell table:formula="of:=SUM([.B622:.L622])" office:value-type="float" office:value="40373993" calcext:value-type="float">
            <text:p>40373993</text:p>
          </table:table-cell>
          <table:table-cell table:formula="of:=MAX([.B622:.L622])" office:value-type="float" office:value="19874013" calcext:value-type="float">
            <text:p>19874013</text:p>
          </table:table-cell>
          <table:table-cell table:formula="of:=INDEX([.$B$1:.$L$1];0;MATCH(MAX([.$B622:.$L622]);[.$B622:.$L622];0))" office:value-type="string" office:string-value="WebcamRead" calcext:value-type="string">
            <text:p>WebcamRead</text:p>
          </table:table-cell>
          <table:table-cell table:formula="of:=[.O622]/[.N622]" office:value-type="percentage" office:value="0.492247893340646" calcext:value-type="percentage">
            <text:p>49.22%</text:p>
          </table:table-cell>
          <table:table-cell/>
          <table:table-cell table:formula="of:=1000000000/[.N622]" office:value-type="float" office:value="24.7684196111096" calcext:value-type="float">
            <text:p>24.7684196111096</text:p>
          </table:table-cell>
          <table:table-cell table:formula="of:=IF([.A622]=1;1000000000/[.N622];&quot;&quot;)" office:value-type="float" office:value="24.7684196111096" calcext:value-type="float">
            <text:p>24.7684196111096</text:p>
          </table:table-cell>
          <table:table-cell table:formula="of:=IF([.A622]=1;[.P622];&quot;&quot;)" office:value-type="string" office:string-value="WebcamRead" calcext:value-type="string">
            <text:p>WebcamRead</text:p>
          </table:table-cell>
          <table:table-cell table:style-name="ce1" table:formula="of:=IF(ISBLANK([.T622]);&quot;&quot;;[.Q622])" office:value-type="percentage" office:value="0.492247893340646" calcext:value-type="percentage">
            <text:p>49.22%</text:p>
          </table:table-cell>
          <table:table-cell table:formula="of:=IF([.A622]=1;[.V622]*[.N622]/1000000;&quot;&quot;)" office:value-type="float" office:value="19.874013" calcext:value-type="float">
            <text:p>19.8740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2817" calcext:value-type="float">
            <text:p>19462817</text:p>
          </table:table-cell>
          <table:table-cell office:value-type="float" office:value="719070" calcext:value-type="float">
            <text:p>719070</text:p>
          </table:table-cell>
          <table:table-cell office:value-type="float" office:value="990837" calcext:value-type="float">
            <text:p>990837</text:p>
          </table:table-cell>
          <table:table-cell office:value-type="float" office:value="60" calcext:value-type="float">
            <text:p>60</text:p>
          </table:table-cell>
          <table:table-cell office:value-type="float" office:value="5155168" calcext:value-type="float">
            <text:p>5155168</text:p>
          </table:table-cell>
          <table:table-cell office:value-type="float" office:value="733668" calcext:value-type="float">
            <text:p>733668</text:p>
          </table:table-cell>
          <table:table-cell office:value-type="float" office:value="70" calcext:value-type="float">
            <text:p>70</text:p>
          </table:table-cell>
          <table:table-cell office:value-type="float" office:value="243554" calcext:value-type="float">
            <text:p>243554</text:p>
          </table:table-cell>
          <table:table-cell office:value-type="float" office:value="792167" calcext:value-type="float">
            <text:p>792167</text:p>
          </table:table-cell>
          <table:table-cell office:value-type="float" office:value="702269" calcext:value-type="float">
            <text:p>702269</text:p>
          </table:table-cell>
          <table:table-cell office:value-type="float" office:value="10401768" calcext:value-type="float">
            <text:p>10401768</text:p>
          </table:table-cell>
          <table:table-cell/>
          <table:table-cell table:formula="of:=SUM([.B623:.L623])" office:value-type="float" office:value="39201448" calcext:value-type="float">
            <text:p>39201448</text:p>
          </table:table-cell>
          <table:table-cell table:formula="of:=MAX([.B623:.L623])" office:value-type="float" office:value="19462817" calcext:value-type="float">
            <text:p>19462817</text:p>
          </table:table-cell>
          <table:table-cell table:formula="of:=INDEX([.$B$1:.$L$1];0;MATCH(MAX([.$B623:.$L623]);[.$B623:.$L623];0))" office:value-type="string" office:string-value="WebcamRead" calcext:value-type="string">
            <text:p>WebcamRead</text:p>
          </table:table-cell>
          <table:table-cell table:formula="of:=[.O623]/[.N623]" office:value-type="percentage" office:value="0.496482094232846" calcext:value-type="percentage">
            <text:p>49.65%</text:p>
          </table:table-cell>
          <table:table-cell/>
          <table:table-cell table:formula="of:=1000000000/[.N623]" office:value-type="float" office:value="25.5092618007376" calcext:value-type="float">
            <text:p>25.5092618007376</text:p>
          </table:table-cell>
          <table:table-cell table:formula="of:=IF([.A623]=1;1000000000/[.N623];&quot;&quot;)" office:value-type="float" office:value="25.5092618007376" calcext:value-type="float">
            <text:p>25.5092618007376</text:p>
          </table:table-cell>
          <table:table-cell table:formula="of:=IF([.A623]=1;[.P623];&quot;&quot;)" office:value-type="string" office:string-value="WebcamRead" calcext:value-type="string">
            <text:p>WebcamRead</text:p>
          </table:table-cell>
          <table:table-cell table:style-name="ce1" table:formula="of:=IF(ISBLANK([.T623]);&quot;&quot;;[.Q623])" office:value-type="percentage" office:value="0.496482094232846" calcext:value-type="percentage">
            <text:p>49.65%</text:p>
          </table:table-cell>
          <table:table-cell table:formula="of:=IF([.A623]=1;[.V623]*[.N623]/1000000;&quot;&quot;)" office:value-type="float" office:value="19.462817" calcext:value-type="float">
            <text:p>19.4628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82746" calcext:value-type="float">
            <text:p>24382746</text:p>
          </table:table-cell>
          <table:table-cell office:value-type="float" office:value="1230494" calcext:value-type="float">
            <text:p>1230494</text:p>
          </table:table-cell>
          <table:table-cell office:value-type="float" office:value="969417" calcext:value-type="float">
            <text:p>969417</text:p>
          </table:table-cell>
          <table:table-cell office:value-type="float" office:value="60" calcext:value-type="float">
            <text:p>60</text:p>
          </table:table-cell>
          <table:table-cell office:value-type="float" office:value="5219899" calcext:value-type="float">
            <text:p>5219899</text:p>
          </table:table-cell>
          <table:table-cell office:value-type="float" office:value="723549" calcext:value-type="float">
            <text:p>723549</text:p>
          </table:table-cell>
          <table:table-cell office:value-type="float" office:value="80" calcext:value-type="float">
            <text:p>80</text:p>
          </table:table-cell>
          <table:table-cell office:value-type="float" office:value="229849" calcext:value-type="float">
            <text:p>229849</text:p>
          </table:table-cell>
          <table:table-cell office:value-type="float" office:value="723438" calcext:value-type="float">
            <text:p>723438</text:p>
          </table:table-cell>
          <table:table-cell office:value-type="float" office:value="731303" calcext:value-type="float">
            <text:p>731303</text:p>
          </table:table-cell>
          <table:table-cell office:value-type="float" office:value="10562377" calcext:value-type="float">
            <text:p>10562377</text:p>
          </table:table-cell>
          <table:table-cell/>
          <table:table-cell table:formula="of:=SUM([.B624:.L624])" office:value-type="float" office:value="44773212" calcext:value-type="float">
            <text:p>44773212</text:p>
          </table:table-cell>
          <table:table-cell table:formula="of:=MAX([.B624:.L624])" office:value-type="float" office:value="24382746" calcext:value-type="float">
            <text:p>24382746</text:p>
          </table:table-cell>
          <table:table-cell table:formula="of:=INDEX([.$B$1:.$L$1];0;MATCH(MAX([.$B624:.$L624]);[.$B624:.$L624];0))" office:value-type="string" office:string-value="WebcamRead" calcext:value-type="string">
            <text:p>WebcamRead</text:p>
          </table:table-cell>
          <table:table-cell table:formula="of:=[.O624]/[.N624]" office:value-type="percentage" office:value="0.544583354886399" calcext:value-type="percentage">
            <text:p>54.46%</text:p>
          </table:table-cell>
          <table:table-cell/>
          <table:table-cell table:formula="of:=1000000000/[.N624]" office:value-type="float" office:value="22.3347835755005" calcext:value-type="float">
            <text:p>22.3347835755005</text:p>
          </table:table-cell>
          <table:table-cell table:formula="of:=IF([.A624]=1;1000000000/[.N624];&quot;&quot;)" office:value-type="float" office:value="22.3347835755005" calcext:value-type="float">
            <text:p>22.3347835755005</text:p>
          </table:table-cell>
          <table:table-cell table:formula="of:=IF([.A624]=1;[.P624];&quot;&quot;)" office:value-type="string" office:string-value="WebcamRead" calcext:value-type="string">
            <text:p>WebcamRead</text:p>
          </table:table-cell>
          <table:table-cell table:style-name="ce1" table:formula="of:=IF(ISBLANK([.T624]);&quot;&quot;;[.Q624])" office:value-type="percentage" office:value="0.544583354886399" calcext:value-type="percentage">
            <text:p>54.46%</text:p>
          </table:table-cell>
          <table:table-cell table:formula="of:=IF([.A624]=1;[.V624]*[.N624]/1000000;&quot;&quot;)" office:value-type="float" office:value="24.382746" calcext:value-type="float">
            <text:p>24.3827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06652" calcext:value-type="float">
            <text:p>19406652</text:p>
          </table:table-cell>
          <table:table-cell office:value-type="float" office:value="855745" calcext:value-type="float">
            <text:p>855745</text:p>
          </table:table-cell>
          <table:table-cell office:value-type="float" office:value="970950" calcext:value-type="float">
            <text:p>970950</text:p>
          </table:table-cell>
          <table:table-cell office:value-type="float" office:value="170" calcext:value-type="float">
            <text:p>170</text:p>
          </table:table-cell>
          <table:table-cell office:value-type="float" office:value="5448515" calcext:value-type="float">
            <text:p>5448515</text:p>
          </table:table-cell>
          <table:table-cell office:value-type="float" office:value="715244" calcext:value-type="float">
            <text:p>715244</text:p>
          </table:table-cell>
          <table:table-cell office:value-type="float" office:value="80" calcext:value-type="float">
            <text:p>80</text:p>
          </table:table-cell>
          <table:table-cell office:value-type="float" office:value="261808" calcext:value-type="float">
            <text:p>261808</text:p>
          </table:table-cell>
          <table:table-cell office:value-type="float" office:value="729429" calcext:value-type="float">
            <text:p>729429</text:p>
          </table:table-cell>
          <table:table-cell office:value-type="float" office:value="721054" calcext:value-type="float">
            <text:p>721054</text:p>
          </table:table-cell>
          <table:table-cell office:value-type="float" office:value="10878055" calcext:value-type="float">
            <text:p>10878055</text:p>
          </table:table-cell>
          <table:table-cell/>
          <table:table-cell table:formula="of:=SUM([.B625:.L625])" office:value-type="float" office:value="39987702" calcext:value-type="float">
            <text:p>39987702</text:p>
          </table:table-cell>
          <table:table-cell table:formula="of:=MAX([.B625:.L625])" office:value-type="float" office:value="19406652" calcext:value-type="float">
            <text:p>19406652</text:p>
          </table:table-cell>
          <table:table-cell table:formula="of:=INDEX([.$B$1:.$L$1];0;MATCH(MAX([.$B625:.$L625]);[.$B625:.$L625];0))" office:value-type="string" office:string-value="WebcamRead" calcext:value-type="string">
            <text:p>WebcamRead</text:p>
          </table:table-cell>
          <table:table-cell table:formula="of:=[.O625]/[.N625]" office:value-type="percentage" office:value="0.485315510253628" calcext:value-type="percentage">
            <text:p>48.53%</text:p>
          </table:table-cell>
          <table:table-cell/>
          <table:table-cell table:formula="of:=1000000000/[.N625]" office:value-type="float" office:value="25.0076886138643" calcext:value-type="float">
            <text:p>25.0076886138643</text:p>
          </table:table-cell>
          <table:table-cell table:formula="of:=IF([.A625]=1;1000000000/[.N625];&quot;&quot;)" office:value-type="float" office:value="25.0076886138643" calcext:value-type="float">
            <text:p>25.0076886138643</text:p>
          </table:table-cell>
          <table:table-cell table:formula="of:=IF([.A625]=1;[.P625];&quot;&quot;)" office:value-type="string" office:string-value="WebcamRead" calcext:value-type="string">
            <text:p>WebcamRead</text:p>
          </table:table-cell>
          <table:table-cell table:style-name="ce1" table:formula="of:=IF(ISBLANK([.T625]);&quot;&quot;;[.Q625])" office:value-type="percentage" office:value="0.485315510253628" calcext:value-type="percentage">
            <text:p>48.53%</text:p>
          </table:table-cell>
          <table:table-cell table:formula="of:=IF([.A625]=1;[.V625]*[.N625]/1000000;&quot;&quot;)" office:value-type="float" office:value="19.406652" calcext:value-type="float">
            <text:p>19.4066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02867" calcext:value-type="float">
            <text:p>23502867</text:p>
          </table:table-cell>
          <table:table-cell office:value-type="float" office:value="1226827" calcext:value-type="float">
            <text:p>1226827</text:p>
          </table:table-cell>
          <table:table-cell office:value-type="float" office:value="976149" calcext:value-type="float">
            <text:p>976149</text:p>
          </table:table-cell>
          <table:table-cell office:value-type="float" office:value="161" calcext:value-type="float">
            <text:p>161</text:p>
          </table:table-cell>
          <table:table-cell office:value-type="float" office:value="5203269" calcext:value-type="float">
            <text:p>5203269</text:p>
          </table:table-cell>
          <table:table-cell office:value-type="float" office:value="713029" calcext:value-type="float">
            <text:p>713029</text:p>
          </table:table-cell>
          <table:table-cell office:value-type="float" office:value="70" calcext:value-type="float">
            <text:p>70</text:p>
          </table:table-cell>
          <table:table-cell office:value-type="float" office:value="152048681" calcext:value-type="float">
            <text:p>152048681</text:p>
          </table:table-cell>
          <table:table-cell office:value-type="float" office:value="727536" calcext:value-type="float">
            <text:p>727536</text:p>
          </table:table-cell>
          <table:table-cell office:value-type="float" office:value="1077919" calcext:value-type="float">
            <text:p>1077919</text:p>
          </table:table-cell>
          <table:table-cell office:value-type="float" office:value="10615616" calcext:value-type="float">
            <text:p>10615616</text:p>
          </table:table-cell>
          <table:table-cell/>
          <table:table-cell table:formula="of:=SUM([.B626:.L626])" office:value-type="float" office:value="196092124" calcext:value-type="float">
            <text:p>196092124</text:p>
          </table:table-cell>
          <table:table-cell table:formula="of:=MAX([.B626:.L626])" office:value-type="float" office:value="152048681" calcext:value-type="float">
            <text:p>152048681</text:p>
          </table:table-cell>
          <table:table-cell table:formula="of:=INDEX([.$B$1:.$L$1];0;MATCH(MAX([.$B626:.$L626]);[.$B626:.$L626];0))" office:value-type="string" office:string-value="Facendi" calcext:value-type="string">
            <text:p>Facendi</text:p>
          </table:table-cell>
          <table:table-cell table:formula="of:=[.O626]/[.N626]" office:value-type="percentage" office:value="0.775394125467273" calcext:value-type="percentage">
            <text:p>77.54%</text:p>
          </table:table-cell>
          <table:table-cell/>
          <table:table-cell table:formula="of:=1000000000/[.N626]" office:value-type="float" office:value="5.09964387962874" calcext:value-type="float">
            <text:p>5.09964387962874</text:p>
          </table:table-cell>
          <table:table-cell table:formula="of:=IF([.A626]=1;1000000000/[.N626];&quot;&quot;)" office:value-type="float" office:value="5.09964387962874" calcext:value-type="float">
            <text:p>5.09964387962874</text:p>
          </table:table-cell>
          <table:table-cell table:formula="of:=IF([.A626]=1;[.P626];&quot;&quot;)" office:value-type="string" office:string-value="Facendi" calcext:value-type="string">
            <text:p>Facendi</text:p>
          </table:table-cell>
          <table:table-cell table:style-name="ce1" table:formula="of:=IF(ISBLANK([.T626]);&quot;&quot;;[.Q626])" office:value-type="percentage" office:value="0.775394125467273" calcext:value-type="percentage">
            <text:p>77.54%</text:p>
          </table:table-cell>
          <table:table-cell table:formula="of:=IF([.A626]=1;[.V626]*[.N626]/1000000;&quot;&quot;)" office:value-type="float" office:value="152.048681" calcext:value-type="float">
            <text:p>152.0486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2325" calcext:value-type="float">
            <text:p>952325</text:p>
          </table:table-cell>
          <table:table-cell office:value-type="float" office:value="709081" calcext:value-type="float">
            <text:p>709081</text:p>
          </table:table-cell>
          <table:table-cell office:value-type="float" office:value="964718" calcext:value-type="float">
            <text:p>964718</text:p>
          </table:table-cell>
          <table:table-cell office:value-type="float" office:value="80" calcext:value-type="float">
            <text:p>80</text:p>
          </table:table-cell>
          <table:table-cell office:value-type="float" office:value="5240898" calcext:value-type="float">
            <text:p>5240898</text:p>
          </table:table-cell>
          <table:table-cell office:value-type="float" office:value="725272" calcext:value-type="float">
            <text:p>725272</text:p>
          </table:table-cell>
          <table:table-cell office:value-type="float" office:value="70" calcext:value-type="float">
            <text:p>70</text:p>
          </table:table-cell>
          <table:table-cell office:value-type="float" office:value="246179" calcext:value-type="float">
            <text:p>246179</text:p>
          </table:table-cell>
          <table:table-cell office:value-type="float" office:value="733336" calcext:value-type="float">
            <text:p>733336</text:p>
          </table:table-cell>
          <table:table-cell office:value-type="float" office:value="721916" calcext:value-type="float">
            <text:p>721916</text:p>
          </table:table-cell>
          <table:table-cell office:value-type="float" office:value="10189041" calcext:value-type="float">
            <text:p>10189041</text:p>
          </table:table-cell>
          <table:table-cell/>
          <table:table-cell table:formula="of:=SUM([.B627:.L627])" office:value-type="float" office:value="20482916" calcext:value-type="float">
            <text:p>20482916</text:p>
          </table:table-cell>
          <table:table-cell table:formula="of:=MAX([.B627:.L627])" office:value-type="float" office:value="10189041" calcext:value-type="float">
            <text:p>10189041</text:p>
          </table:table-cell>
          <table:table-cell table:formula="of:=INDEX([.$B$1:.$L$1];0;MATCH(MAX([.$B627:.$L627]);[.$B627:.$L627];0))" office:value-type="string" office:string-value="TimeWaitKey" calcext:value-type="string">
            <text:p>TimeWaitKey</text:p>
          </table:table-cell>
          <table:table-cell table:formula="of:=[.O627]/[.N627]" office:value-type="percentage" office:value="0.497440940537959" calcext:value-type="percentage">
            <text:p>49.74%</text:p>
          </table:table-cell>
          <table:table-cell/>
          <table:table-cell table:formula="of:=1000000000/[.N627]" office:value-type="float" office:value="48.8211737039785" calcext:value-type="float">
            <text:p>48.8211737039785</text:p>
          </table:table-cell>
          <table:table-cell table:formula="of:=IF([.A627]=1;1000000000/[.N627];&quot;&quot;)" office:value-type="float" office:value="48.8211737039785" calcext:value-type="float">
            <text:p>48.8211737039785</text:p>
          </table:table-cell>
          <table:table-cell table:formula="of:=IF([.A627]=1;[.P627];&quot;&quot;)" office:value-type="string" office:string-value="TimeWaitKey" calcext:value-type="string">
            <text:p>TimeWaitKey</text:p>
          </table:table-cell>
          <table:table-cell table:style-name="ce1" table:formula="of:=IF(ISBLANK([.T627]);&quot;&quot;;[.Q627])" office:value-type="percentage" office:value="0.497440940537959" calcext:value-type="percentage">
            <text:p>49.74%</text:p>
          </table:table-cell>
          <table:table-cell table:formula="of:=IF([.A627]=1;[.V627]*[.N627]/1000000;&quot;&quot;)" office:value-type="float" office:value="10.189041" calcext:value-type="float">
            <text:p>10.1890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0447" calcext:value-type="float">
            <text:p>1650447</text:p>
          </table:table-cell>
          <table:table-cell office:value-type="float" office:value="851658" calcext:value-type="float">
            <text:p>851658</text:p>
          </table:table-cell>
          <table:table-cell office:value-type="float" office:value="977171" calcext:value-type="float">
            <text:p>977171</text:p>
          </table:table-cell>
          <table:table-cell office:value-type="float" office:value="80" calcext:value-type="float">
            <text:p>80</text:p>
          </table:table-cell>
          <table:table-cell office:value-type="float" office:value="5748534" calcext:value-type="float">
            <text:p>5748534</text:p>
          </table:table-cell>
          <table:table-cell office:value-type="float" office:value="803007" calcext:value-type="float">
            <text:p>803007</text:p>
          </table:table-cell>
          <table:table-cell office:value-type="float" office:value="80" calcext:value-type="float">
            <text:p>80</text:p>
          </table:table-cell>
          <table:table-cell office:value-type="float" office:value="252891" calcext:value-type="float">
            <text:p>252891</text:p>
          </table:table-cell>
          <table:table-cell office:value-type="float" office:value="738216" calcext:value-type="float">
            <text:p>738216</text:p>
          </table:table-cell>
          <table:table-cell office:value-type="float" office:value="716867" calcext:value-type="float">
            <text:p>716867</text:p>
          </table:table-cell>
          <table:table-cell office:value-type="float" office:value="10702808" calcext:value-type="float">
            <text:p>10702808</text:p>
          </table:table-cell>
          <table:table-cell/>
          <table:table-cell table:formula="of:=SUM([.B628:.L628])" office:value-type="float" office:value="22441759" calcext:value-type="float">
            <text:p>22441759</text:p>
          </table:table-cell>
          <table:table-cell table:formula="of:=MAX([.B628:.L628])" office:value-type="float" office:value="10702808" calcext:value-type="float">
            <text:p>10702808</text:p>
          </table:table-cell>
          <table:table-cell table:formula="of:=INDEX([.$B$1:.$L$1];0;MATCH(MAX([.$B628:.$L628]);[.$B628:.$L628];0))" office:value-type="string" office:string-value="TimeWaitKey" calcext:value-type="string">
            <text:p>TimeWaitKey</text:p>
          </table:table-cell>
          <table:table-cell table:formula="of:=[.O628]/[.N628]" office:value-type="percentage" office:value="0.476914844331053" calcext:value-type="percentage">
            <text:p>47.69%</text:p>
          </table:table-cell>
          <table:table-cell/>
          <table:table-cell table:formula="of:=1000000000/[.N628]" office:value-type="float" office:value="44.5597869578762" calcext:value-type="float">
            <text:p>44.5597869578762</text:p>
          </table:table-cell>
          <table:table-cell table:formula="of:=IF([.A628]=1;1000000000/[.N628];&quot;&quot;)" office:value-type="float" office:value="44.5597869578762" calcext:value-type="float">
            <text:p>44.5597869578762</text:p>
          </table:table-cell>
          <table:table-cell table:formula="of:=IF([.A628]=1;[.P628];&quot;&quot;)" office:value-type="string" office:string-value="TimeWaitKey" calcext:value-type="string">
            <text:p>TimeWaitKey</text:p>
          </table:table-cell>
          <table:table-cell table:style-name="ce1" table:formula="of:=IF(ISBLANK([.T628]);&quot;&quot;;[.Q628])" office:value-type="percentage" office:value="0.476914844331053" calcext:value-type="percentage">
            <text:p>47.69%</text:p>
          </table:table-cell>
          <table:table-cell table:formula="of:=IF([.A628]=1;[.V628]*[.N628]/1000000;&quot;&quot;)" office:value-type="float" office:value="10.702808" calcext:value-type="float">
            <text:p>10.7028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6966" calcext:value-type="float">
            <text:p>796966</text:p>
          </table:table-cell>
          <table:table-cell office:value-type="float" office:value="805812" calcext:value-type="float">
            <text:p>805812</text:p>
          </table:table-cell>
          <table:table-cell office:value-type="float" office:value="970419" calcext:value-type="float">
            <text:p>970419</text:p>
          </table:table-cell>
          <table:table-cell office:value-type="float" office:value="61" calcext:value-type="float">
            <text:p>61</text:p>
          </table:table-cell>
          <table:table-cell office:value-type="float" office:value="5476448" calcext:value-type="float">
            <text:p>5476448</text:p>
          </table:table-cell>
          <table:table-cell office:value-type="float" office:value="735341" calcext:value-type="float">
            <text:p>735341</text:p>
          </table:table-cell>
          <table:table-cell office:value-type="float" office:value="80" calcext:value-type="float">
            <text:p>80</text:p>
          </table:table-cell>
          <table:table-cell office:value-type="float" office:value="244185" calcext:value-type="float">
            <text:p>244185</text:p>
          </table:table-cell>
          <table:table-cell office:value-type="float" office:value="768472" calcext:value-type="float">
            <text:p>768472</text:p>
          </table:table-cell>
          <table:table-cell office:value-type="float" office:value="732686" calcext:value-type="float">
            <text:p>732686</text:p>
          </table:table-cell>
          <table:table-cell office:value-type="float" office:value="10814417" calcext:value-type="float">
            <text:p>10814417</text:p>
          </table:table-cell>
          <table:table-cell/>
          <table:table-cell table:formula="of:=SUM([.B629:.L629])" office:value-type="float" office:value="21344887" calcext:value-type="float">
            <text:p>21344887</text:p>
          </table:table-cell>
          <table:table-cell table:formula="of:=MAX([.B629:.L629])" office:value-type="float" office:value="10814417" calcext:value-type="float">
            <text:p>10814417</text:p>
          </table:table-cell>
          <table:table-cell table:formula="of:=INDEX([.$B$1:.$L$1];0;MATCH(MAX([.$B629:.$L629]);[.$B629:.$L629];0))" office:value-type="string" office:string-value="TimeWaitKey" calcext:value-type="string">
            <text:p>TimeWaitKey</text:p>
          </table:table-cell>
          <table:table-cell table:formula="of:=[.O629]/[.N629]" office:value-type="percentage" office:value="0.50665140555675" calcext:value-type="percentage">
            <text:p>50.67%</text:p>
          </table:table-cell>
          <table:table-cell/>
          <table:table-cell table:formula="of:=1000000000/[.N629]" office:value-type="float" office:value="46.849627266708" calcext:value-type="float">
            <text:p>46.849627266708</text:p>
          </table:table-cell>
          <table:table-cell table:formula="of:=IF([.A629]=1;1000000000/[.N629];&quot;&quot;)" office:value-type="float" office:value="46.849627266708" calcext:value-type="float">
            <text:p>46.849627266708</text:p>
          </table:table-cell>
          <table:table-cell table:formula="of:=IF([.A629]=1;[.P629];&quot;&quot;)" office:value-type="string" office:string-value="TimeWaitKey" calcext:value-type="string">
            <text:p>TimeWaitKey</text:p>
          </table:table-cell>
          <table:table-cell table:style-name="ce1" table:formula="of:=IF(ISBLANK([.T629]);&quot;&quot;;[.Q629])" office:value-type="percentage" office:value="0.50665140555675" calcext:value-type="percentage">
            <text:p>50.67%</text:p>
          </table:table-cell>
          <table:table-cell table:formula="of:=IF([.A629]=1;[.V629]*[.N629]/1000000;&quot;&quot;)" office:value-type="float" office:value="10.814417" calcext:value-type="float">
            <text:p>10.8144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4760" calcext:value-type="float">
            <text:p>804760</text:p>
          </table:table-cell>
          <table:table-cell office:value-type="float" office:value="771848" calcext:value-type="float">
            <text:p>771848</text:p>
          </table:table-cell>
          <table:table-cell office:value-type="float" office:value="963346" calcext:value-type="float">
            <text:p>963346</text:p>
          </table:table-cell>
          <table:table-cell office:value-type="float" office:value="90" calcext:value-type="float">
            <text:p>90</text:p>
          </table:table-cell>
          <table:table-cell office:value-type="float" office:value="5451491" calcext:value-type="float">
            <text:p>5451491</text:p>
          </table:table-cell>
          <table:table-cell office:value-type="float" office:value="742043" calcext:value-type="float">
            <text:p>742043</text:p>
          </table:table-cell>
          <table:table-cell office:value-type="float" office:value="80" calcext:value-type="float">
            <text:p>80</text:p>
          </table:table-cell>
          <table:table-cell office:value-type="float" office:value="154111263" calcext:value-type="float">
            <text:p>154111263</text:p>
          </table:table-cell>
          <table:table-cell office:value-type="float" office:value="759807" calcext:value-type="float">
            <text:p>759807</text:p>
          </table:table-cell>
          <table:table-cell office:value-type="float" office:value="748285" calcext:value-type="float">
            <text:p>748285</text:p>
          </table:table-cell>
          <table:table-cell office:value-type="float" office:value="10362124" calcext:value-type="float">
            <text:p>10362124</text:p>
          </table:table-cell>
          <table:table-cell/>
          <table:table-cell table:formula="of:=SUM([.B630:.L630])" office:value-type="float" office:value="174715137" calcext:value-type="float">
            <text:p>174715137</text:p>
          </table:table-cell>
          <table:table-cell table:formula="of:=MAX([.B630:.L630])" office:value-type="float" office:value="154111263" calcext:value-type="float">
            <text:p>154111263</text:p>
          </table:table-cell>
          <table:table-cell table:formula="of:=INDEX([.$B$1:.$L$1];0;MATCH(MAX([.$B630:.$L630]);[.$B630:.$L630];0))" office:value-type="string" office:string-value="Facendi" calcext:value-type="string">
            <text:p>Facendi</text:p>
          </table:table-cell>
          <table:table-cell table:formula="of:=[.O630]/[.N630]" office:value-type="percentage" office:value="0.882071614664962" calcext:value-type="percentage">
            <text:p>88.21%</text:p>
          </table:table-cell>
          <table:table-cell/>
          <table:table-cell table:formula="of:=1000000000/[.N630]" office:value-type="float" office:value="5.72360252906993" calcext:value-type="float">
            <text:p>5.72360252906993</text:p>
          </table:table-cell>
          <table:table-cell table:formula="of:=IF([.A630]=1;1000000000/[.N630];&quot;&quot;)" office:value-type="float" office:value="5.72360252906993" calcext:value-type="float">
            <text:p>5.72360252906993</text:p>
          </table:table-cell>
          <table:table-cell table:formula="of:=IF([.A630]=1;[.P630];&quot;&quot;)" office:value-type="string" office:string-value="Facendi" calcext:value-type="string">
            <text:p>Facendi</text:p>
          </table:table-cell>
          <table:table-cell table:style-name="ce1" table:formula="of:=IF(ISBLANK([.T630]);&quot;&quot;;[.Q630])" office:value-type="percentage" office:value="0.882071614664962" calcext:value-type="percentage">
            <text:p>88.21%</text:p>
          </table:table-cell>
          <table:table-cell table:formula="of:=IF([.A630]=1;[.V630]*[.N630]/1000000;&quot;&quot;)" office:value-type="float" office:value="154.111263" calcext:value-type="float">
            <text:p>154.1112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9006" calcext:value-type="float">
            <text:p>1039006</text:p>
          </table:table-cell>
          <table:table-cell office:value-type="float" office:value="1216418" calcext:value-type="float">
            <text:p>1216418</text:p>
          </table:table-cell>
          <table:table-cell office:value-type="float" office:value="964548" calcext:value-type="float">
            <text:p>964548</text:p>
          </table:table-cell>
          <table:table-cell office:value-type="float" office:value="70" calcext:value-type="float">
            <text:p>70</text:p>
          </table:table-cell>
          <table:table-cell office:value-type="float" office:value="5181137" calcext:value-type="float">
            <text:p>5181137</text:p>
          </table:table-cell>
          <table:table-cell office:value-type="float" office:value="715273" calcext:value-type="float">
            <text:p>715273</text:p>
          </table:table-cell>
          <table:table-cell office:value-type="float" office:value="70" calcext:value-type="float">
            <text:p>70</text:p>
          </table:table-cell>
          <table:table-cell office:value-type="float" office:value="237854" calcext:value-type="float">
            <text:p>237854</text:p>
          </table:table-cell>
          <table:table-cell office:value-type="float" office:value="747864" calcext:value-type="float">
            <text:p>747864</text:p>
          </table:table-cell>
          <table:table-cell office:value-type="float" office:value="1411200" calcext:value-type="float">
            <text:p>1411200</text:p>
          </table:table-cell>
          <table:table-cell office:value-type="float" office:value="10431493" calcext:value-type="float">
            <text:p>10431493</text:p>
          </table:table-cell>
          <table:table-cell/>
          <table:table-cell table:formula="of:=SUM([.B631:.L631])" office:value-type="float" office:value="21944933" calcext:value-type="float">
            <text:p>21944933</text:p>
          </table:table-cell>
          <table:table-cell table:formula="of:=MAX([.B631:.L631])" office:value-type="float" office:value="10431493" calcext:value-type="float">
            <text:p>10431493</text:p>
          </table:table-cell>
          <table:table-cell table:formula="of:=INDEX([.$B$1:.$L$1];0;MATCH(MAX([.$B631:.$L631]);[.$B631:.$L631];0))" office:value-type="string" office:string-value="TimeWaitKey" calcext:value-type="string">
            <text:p>TimeWaitKey</text:p>
          </table:table-cell>
          <table:table-cell table:formula="of:=[.O631]/[.N631]" office:value-type="percentage" office:value="0.475348591859451" calcext:value-type="percentage">
            <text:p>47.53%</text:p>
          </table:table-cell>
          <table:table-cell/>
          <table:table-cell table:formula="of:=1000000000/[.N631]" office:value-type="float" office:value="45.568605746028" calcext:value-type="float">
            <text:p>45.568605746028</text:p>
          </table:table-cell>
          <table:table-cell table:formula="of:=IF([.A631]=1;1000000000/[.N631];&quot;&quot;)" office:value-type="float" office:value="45.568605746028" calcext:value-type="float">
            <text:p>45.568605746028</text:p>
          </table:table-cell>
          <table:table-cell table:formula="of:=IF([.A631]=1;[.P631];&quot;&quot;)" office:value-type="string" office:string-value="TimeWaitKey" calcext:value-type="string">
            <text:p>TimeWaitKey</text:p>
          </table:table-cell>
          <table:table-cell table:style-name="ce1" table:formula="of:=IF(ISBLANK([.T631]);&quot;&quot;;[.Q631])" office:value-type="percentage" office:value="0.475348591859451" calcext:value-type="percentage">
            <text:p>47.53%</text:p>
          </table:table-cell>
          <table:table-cell table:formula="of:=IF([.A631]=1;[.V631]*[.N631]/1000000;&quot;&quot;)" office:value-type="float" office:value="10.431493" calcext:value-type="float">
            <text:p>10.4314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1562" calcext:value-type="float">
            <text:p>741562</text:p>
          </table:table-cell>
          <table:table-cell office:value-type="float" office:value="749897" calcext:value-type="float">
            <text:p>749897</text:p>
          </table:table-cell>
          <table:table-cell office:value-type="float" office:value="993111" calcext:value-type="float">
            <text:p>993111</text:p>
          </table:table-cell>
          <table:table-cell office:value-type="float" office:value="100" calcext:value-type="float">
            <text:p>100</text:p>
          </table:table-cell>
          <table:table-cell office:value-type="float" office:value="5160989" calcext:value-type="float">
            <text:p>5160989</text:p>
          </table:table-cell>
          <table:table-cell office:value-type="float" office:value="715794" calcext:value-type="float">
            <text:p>715794</text:p>
          </table:table-cell>
          <table:table-cell office:value-type="float" office:value="70" calcext:value-type="float">
            <text:p>70</text:p>
          </table:table-cell>
          <table:table-cell office:value-type="float" office:value="243384" calcext:value-type="float">
            <text:p>243384</text:p>
          </table:table-cell>
          <table:table-cell office:value-type="float" office:value="737003" calcext:value-type="float">
            <text:p>737003</text:p>
          </table:table-cell>
          <table:table-cell office:value-type="float" office:value="820329" calcext:value-type="float">
            <text:p>820329</text:p>
          </table:table-cell>
          <table:table-cell office:value-type="float" office:value="10638900" calcext:value-type="float">
            <text:p>10638900</text:p>
          </table:table-cell>
          <table:table-cell/>
          <table:table-cell table:formula="of:=SUM([.B632:.L632])" office:value-type="float" office:value="20801139" calcext:value-type="float">
            <text:p>20801139</text:p>
          </table:table-cell>
          <table:table-cell table:formula="of:=MAX([.B632:.L632])" office:value-type="float" office:value="10638900" calcext:value-type="float">
            <text:p>10638900</text:p>
          </table:table-cell>
          <table:table-cell table:formula="of:=INDEX([.$B$1:.$L$1];0;MATCH(MAX([.$B632:.$L632]);[.$B632:.$L632];0))" office:value-type="string" office:string-value="TimeWaitKey" calcext:value-type="string">
            <text:p>TimeWaitKey</text:p>
          </table:table-cell>
          <table:table-cell table:formula="of:=[.O632]/[.N632]" office:value-type="percentage" office:value="0.511457569703274" calcext:value-type="percentage">
            <text:p>51.15%</text:p>
          </table:table-cell>
          <table:table-cell/>
          <table:table-cell table:formula="of:=1000000000/[.N632]" office:value-type="float" office:value="48.0742905472628" calcext:value-type="float">
            <text:p>48.0742905472628</text:p>
          </table:table-cell>
          <table:table-cell table:formula="of:=IF([.A632]=1;1000000000/[.N632];&quot;&quot;)" office:value-type="float" office:value="48.0742905472628" calcext:value-type="float">
            <text:p>48.0742905472628</text:p>
          </table:table-cell>
          <table:table-cell table:formula="of:=IF([.A632]=1;[.P632];&quot;&quot;)" office:value-type="string" office:string-value="TimeWaitKey" calcext:value-type="string">
            <text:p>TimeWaitKey</text:p>
          </table:table-cell>
          <table:table-cell table:style-name="ce1" table:formula="of:=IF(ISBLANK([.T632]);&quot;&quot;;[.Q632])" office:value-type="percentage" office:value="0.511457569703274" calcext:value-type="percentage">
            <text:p>51.15%</text:p>
          </table:table-cell>
          <table:table-cell table:formula="of:=IF([.A632]=1;[.V632]*[.N632]/1000000;&quot;&quot;)" office:value-type="float" office:value="10.6389" calcext:value-type="float">
            <text:p>10.63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4356" calcext:value-type="float">
            <text:p>974356</text:p>
          </table:table-cell>
          <table:table-cell office:value-type="float" office:value="1256582" calcext:value-type="float">
            <text:p>1256582</text:p>
          </table:table-cell>
          <table:table-cell office:value-type="float" office:value="965459" calcext:value-type="float">
            <text:p>965459</text:p>
          </table:table-cell>
          <table:table-cell office:value-type="float" office:value="150" calcext:value-type="float">
            <text:p>150</text:p>
          </table:table-cell>
          <table:table-cell office:value-type="float" office:value="5950551" calcext:value-type="float">
            <text:p>5950551</text:p>
          </table:table-cell>
          <table:table-cell office:value-type="float" office:value="738747" calcext:value-type="float">
            <text:p>738747</text:p>
          </table:table-cell>
          <table:table-cell office:value-type="float" office:value="70" calcext:value-type="float">
            <text:p>70</text:p>
          </table:table-cell>
          <table:table-cell office:value-type="float" office:value="245066" calcext:value-type="float">
            <text:p>245066</text:p>
          </table:table-cell>
          <table:table-cell office:value-type="float" office:value="730282" calcext:value-type="float">
            <text:p>730282</text:p>
          </table:table-cell>
          <table:table-cell office:value-type="float" office:value="724951" calcext:value-type="float">
            <text:p>724951</text:p>
          </table:table-cell>
          <table:table-cell office:value-type="float" office:value="10499931" calcext:value-type="float">
            <text:p>10499931</text:p>
          </table:table-cell>
          <table:table-cell/>
          <table:table-cell table:formula="of:=SUM([.B633:.L633])" office:value-type="float" office:value="22086145" calcext:value-type="float">
            <text:p>22086145</text:p>
          </table:table-cell>
          <table:table-cell table:formula="of:=MAX([.B633:.L633])" office:value-type="float" office:value="10499931" calcext:value-type="float">
            <text:p>10499931</text:p>
          </table:table-cell>
          <table:table-cell table:formula="of:=INDEX([.$B$1:.$L$1];0;MATCH(MAX([.$B633:.$L633]);[.$B633:.$L633];0))" office:value-type="string" office:string-value="TimeWaitKey" calcext:value-type="string">
            <text:p>TimeWaitKey</text:p>
          </table:table-cell>
          <table:table-cell table:formula="of:=[.O633]/[.N633]" office:value-type="percentage" office:value="0.47540804427391" calcext:value-type="percentage">
            <text:p>47.54%</text:p>
          </table:table-cell>
          <table:table-cell/>
          <table:table-cell table:formula="of:=1000000000/[.N633]" office:value-type="float" office:value="45.2772541337567" calcext:value-type="float">
            <text:p>45.2772541337567</text:p>
          </table:table-cell>
          <table:table-cell table:formula="of:=IF([.A633]=1;1000000000/[.N633];&quot;&quot;)" office:value-type="float" office:value="45.2772541337567" calcext:value-type="float">
            <text:p>45.2772541337567</text:p>
          </table:table-cell>
          <table:table-cell table:formula="of:=IF([.A633]=1;[.P633];&quot;&quot;)" office:value-type="string" office:string-value="TimeWaitKey" calcext:value-type="string">
            <text:p>TimeWaitKey</text:p>
          </table:table-cell>
          <table:table-cell table:style-name="ce1" table:formula="of:=IF(ISBLANK([.T633]);&quot;&quot;;[.Q633])" office:value-type="percentage" office:value="0.47540804427391" calcext:value-type="percentage">
            <text:p>47.54%</text:p>
          </table:table-cell>
          <table:table-cell table:formula="of:=IF([.A633]=1;[.V633]*[.N633]/1000000;&quot;&quot;)" office:value-type="float" office:value="10.499931" calcext:value-type="float">
            <text:p>10.4999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1504" calcext:value-type="float">
            <text:p>1241504</text:p>
          </table:table-cell>
          <table:table-cell office:value-type="float" office:value="1272672" calcext:value-type="float">
            <text:p>1272672</text:p>
          </table:table-cell>
          <table:table-cell office:value-type="float" office:value="986438" calcext:value-type="float">
            <text:p>986438</text:p>
          </table:table-cell>
          <table:table-cell office:value-type="float" office:value="70" calcext:value-type="float">
            <text:p>70</text:p>
          </table:table-cell>
          <table:table-cell office:value-type="float" office:value="5235590" calcext:value-type="float">
            <text:p>5235590</text:p>
          </table:table-cell>
          <table:table-cell office:value-type="float" office:value="737224" calcext:value-type="float">
            <text:p>737224</text:p>
          </table:table-cell>
          <table:table-cell office:value-type="float" office:value="80" calcext:value-type="float">
            <text:p>80</text:p>
          </table:table-cell>
          <table:table-cell office:value-type="float" office:value="251619" calcext:value-type="float">
            <text:p>251619</text:p>
          </table:table-cell>
          <table:table-cell office:value-type="float" office:value="744698" calcext:value-type="float">
            <text:p>744698</text:p>
          </table:table-cell>
          <table:table-cell office:value-type="float" office:value="746201" calcext:value-type="float">
            <text:p>746201</text:p>
          </table:table-cell>
          <table:table-cell office:value-type="float" office:value="10704241" calcext:value-type="float">
            <text:p>10704241</text:p>
          </table:table-cell>
          <table:table-cell/>
          <table:table-cell table:formula="of:=SUM([.B634:.L634])" office:value-type="float" office:value="21920337" calcext:value-type="float">
            <text:p>21920337</text:p>
          </table:table-cell>
          <table:table-cell table:formula="of:=MAX([.B634:.L634])" office:value-type="float" office:value="10704241" calcext:value-type="float">
            <text:p>10704241</text:p>
          </table:table-cell>
          <table:table-cell table:formula="of:=INDEX([.$B$1:.$L$1];0;MATCH(MAX([.$B634:.$L634]);[.$B634:.$L634];0))" office:value-type="string" office:string-value="TimeWaitKey" calcext:value-type="string">
            <text:p>TimeWaitKey</text:p>
          </table:table-cell>
          <table:table-cell table:formula="of:=[.O634]/[.N634]" office:value-type="percentage" office:value="0.488324654862742" calcext:value-type="percentage">
            <text:p>48.83%</text:p>
          </table:table-cell>
          <table:table-cell/>
          <table:table-cell table:formula="of:=1000000000/[.N634]" office:value-type="float" office:value="45.6197365943781" calcext:value-type="float">
            <text:p>45.6197365943781</text:p>
          </table:table-cell>
          <table:table-cell table:formula="of:=IF([.A634]=1;1000000000/[.N634];&quot;&quot;)" office:value-type="float" office:value="45.6197365943781" calcext:value-type="float">
            <text:p>45.6197365943781</text:p>
          </table:table-cell>
          <table:table-cell table:formula="of:=IF([.A634]=1;[.P634];&quot;&quot;)" office:value-type="string" office:string-value="TimeWaitKey" calcext:value-type="string">
            <text:p>TimeWaitKey</text:p>
          </table:table-cell>
          <table:table-cell table:style-name="ce1" table:formula="of:=IF(ISBLANK([.T634]);&quot;&quot;;[.Q634])" office:value-type="percentage" office:value="0.488324654862742" calcext:value-type="percentage">
            <text:p>48.83%</text:p>
          </table:table-cell>
          <table:table-cell table:formula="of:=IF([.A634]=1;[.V634]*[.N634]/1000000;&quot;&quot;)" office:value-type="float" office:value="10.704241" calcext:value-type="float">
            <text:p>10.7042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3463" calcext:value-type="float">
            <text:p>913463</text:p>
          </table:table-cell>
          <table:table-cell office:value-type="float" office:value="1266310" calcext:value-type="float">
            <text:p>1266310</text:p>
          </table:table-cell>
          <table:table-cell office:value-type="float" office:value="965840" calcext:value-type="float">
            <text:p>965840</text:p>
          </table:table-cell>
          <table:table-cell office:value-type="float" office:value="150" calcext:value-type="float">
            <text:p>150</text:p>
          </table:table-cell>
          <table:table-cell office:value-type="float" office:value="5259753" calcext:value-type="float">
            <text:p>5259753</text:p>
          </table:table-cell>
          <table:table-cell office:value-type="float" office:value="726404" calcext:value-type="float">
            <text:p>726404</text:p>
          </table:table-cell>
          <table:table-cell office:value-type="float" office:value="81" calcext:value-type="float">
            <text:p>81</text:p>
          </table:table-cell>
          <table:table-cell office:value-type="float" office:value="234617" calcext:value-type="float">
            <text:p>234617</text:p>
          </table:table-cell>
          <table:table-cell office:value-type="float" office:value="736262" calcext:value-type="float">
            <text:p>736262</text:p>
          </table:table-cell>
          <table:table-cell office:value-type="float" office:value="1218141" calcext:value-type="float">
            <text:p>1218141</text:p>
          </table:table-cell>
          <table:table-cell office:value-type="float" office:value="10791624" calcext:value-type="float">
            <text:p>10791624</text:p>
          </table:table-cell>
          <table:table-cell/>
          <table:table-cell table:formula="of:=SUM([.B635:.L635])" office:value-type="float" office:value="22112645" calcext:value-type="float">
            <text:p>22112645</text:p>
          </table:table-cell>
          <table:table-cell table:formula="of:=MAX([.B635:.L635])" office:value-type="float" office:value="10791624" calcext:value-type="float">
            <text:p>10791624</text:p>
          </table:table-cell>
          <table:table-cell table:formula="of:=INDEX([.$B$1:.$L$1];0;MATCH(MAX([.$B635:.$L635]);[.$B635:.$L635];0))" office:value-type="string" office:string-value="TimeWaitKey" calcext:value-type="string">
            <text:p>TimeWaitKey</text:p>
          </table:table-cell>
          <table:table-cell table:formula="of:=[.O635]/[.N635]" office:value-type="percentage" office:value="0.488029541468241" calcext:value-type="percentage">
            <text:p>48.80%</text:p>
          </table:table-cell>
          <table:table-cell/>
          <table:table-cell table:formula="of:=1000000000/[.N635]" office:value-type="float" office:value="45.2229934501277" calcext:value-type="float">
            <text:p>45.2229934501277</text:p>
          </table:table-cell>
          <table:table-cell table:formula="of:=IF([.A635]=1;1000000000/[.N635];&quot;&quot;)" office:value-type="float" office:value="45.2229934501277" calcext:value-type="float">
            <text:p>45.2229934501277</text:p>
          </table:table-cell>
          <table:table-cell table:formula="of:=IF([.A635]=1;[.P635];&quot;&quot;)" office:value-type="string" office:string-value="TimeWaitKey" calcext:value-type="string">
            <text:p>TimeWaitKey</text:p>
          </table:table-cell>
          <table:table-cell table:style-name="ce1" table:formula="of:=IF(ISBLANK([.T635]);&quot;&quot;;[.Q635])" office:value-type="percentage" office:value="0.488029541468241" calcext:value-type="percentage">
            <text:p>48.80%</text:p>
          </table:table-cell>
          <table:table-cell table:formula="of:=IF([.A635]=1;[.V635]*[.N635]/1000000;&quot;&quot;)" office:value-type="float" office:value="10.791624" calcext:value-type="float">
            <text:p>10.7916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798" calcext:value-type="float">
            <text:p>749798</text:p>
          </table:table-cell>
          <table:table-cell office:value-type="float" office:value="839455" calcext:value-type="float">
            <text:p>839455</text:p>
          </table:table-cell>
          <table:table-cell office:value-type="float" office:value="980417" calcext:value-type="float">
            <text:p>980417</text:p>
          </table:table-cell>
          <table:table-cell office:value-type="float" office:value="81" calcext:value-type="float">
            <text:p>81</text:p>
          </table:table-cell>
          <table:table-cell office:value-type="float" office:value="5166901" calcext:value-type="float">
            <text:p>5166901</text:p>
          </table:table-cell>
          <table:table-cell office:value-type="float" office:value="698913" calcext:value-type="float">
            <text:p>698913</text:p>
          </table:table-cell>
          <table:table-cell office:value-type="float" office:value="70" calcext:value-type="float">
            <text:p>70</text:p>
          </table:table-cell>
          <table:table-cell office:value-type="float" office:value="249776" calcext:value-type="float">
            <text:p>249776</text:p>
          </table:table-cell>
          <table:table-cell office:value-type="float" office:value="744778" calcext:value-type="float">
            <text:p>744778</text:p>
          </table:table-cell>
          <table:table-cell office:value-type="float" office:value="870122" calcext:value-type="float">
            <text:p>870122</text:p>
          </table:table-cell>
          <table:table-cell office:value-type="float" office:value="10635894" calcext:value-type="float">
            <text:p>10635894</text:p>
          </table:table-cell>
          <table:table-cell/>
          <table:table-cell table:formula="of:=SUM([.B636:.L636])" office:value-type="float" office:value="20936205" calcext:value-type="float">
            <text:p>20936205</text:p>
          </table:table-cell>
          <table:table-cell table:formula="of:=MAX([.B636:.L636])" office:value-type="float" office:value="10635894" calcext:value-type="float">
            <text:p>10635894</text:p>
          </table:table-cell>
          <table:table-cell table:formula="of:=INDEX([.$B$1:.$L$1];0;MATCH(MAX([.$B636:.$L636]);[.$B636:.$L636];0))" office:value-type="string" office:string-value="TimeWaitKey" calcext:value-type="string">
            <text:p>TimeWaitKey</text:p>
          </table:table-cell>
          <table:table-cell table:formula="of:=[.O636]/[.N636]" office:value-type="percentage" office:value="0.508014418085799" calcext:value-type="percentage">
            <text:p>50.80%</text:p>
          </table:table-cell>
          <table:table-cell/>
          <table:table-cell table:formula="of:=1000000000/[.N636]" office:value-type="float" office:value="47.7641482780666" calcext:value-type="float">
            <text:p>47.7641482780666</text:p>
          </table:table-cell>
          <table:table-cell table:formula="of:=IF([.A636]=1;1000000000/[.N636];&quot;&quot;)" office:value-type="float" office:value="47.7641482780666" calcext:value-type="float">
            <text:p>47.7641482780666</text:p>
          </table:table-cell>
          <table:table-cell table:formula="of:=IF([.A636]=1;[.P636];&quot;&quot;)" office:value-type="string" office:string-value="TimeWaitKey" calcext:value-type="string">
            <text:p>TimeWaitKey</text:p>
          </table:table-cell>
          <table:table-cell table:style-name="ce1" table:formula="of:=IF(ISBLANK([.T636]);&quot;&quot;;[.Q636])" office:value-type="percentage" office:value="0.508014418085799" calcext:value-type="percentage">
            <text:p>50.80%</text:p>
          </table:table-cell>
          <table:table-cell table:formula="of:=IF([.A636]=1;[.V636]*[.N636]/1000000;&quot;&quot;)" office:value-type="float" office:value="10.635894" calcext:value-type="float">
            <text:p>10.6358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2582" calcext:value-type="float">
            <text:p>762582</text:p>
          </table:table-cell>
          <table:table-cell office:value-type="float" office:value="1782182" calcext:value-type="float">
            <text:p>1782182</text:p>
          </table:table-cell>
          <table:table-cell office:value-type="float" office:value="1136308" calcext:value-type="float">
            <text:p>1136308</text:p>
          </table:table-cell>
          <table:table-cell office:value-type="float" office:value="281" calcext:value-type="float">
            <text:p>281</text:p>
          </table:table-cell>
          <table:table-cell office:value-type="float" office:value="5140150" calcext:value-type="float">
            <text:p>5140150</text:p>
          </table:table-cell>
          <table:table-cell office:value-type="float" office:value="719431" calcext:value-type="float">
            <text:p>719431</text:p>
          </table:table-cell>
          <table:table-cell office:value-type="float" office:value="140" calcext:value-type="float">
            <text:p>140</text:p>
          </table:table-cell>
          <table:table-cell office:value-type="float" office:value="231221" calcext:value-type="float">
            <text:p>231221</text:p>
          </table:table-cell>
          <table:table-cell office:value-type="float" office:value="757742" calcext:value-type="float">
            <text:p>757742</text:p>
          </table:table-cell>
          <table:table-cell office:value-type="float" office:value="695176" calcext:value-type="float">
            <text:p>695176</text:p>
          </table:table-cell>
          <table:table-cell office:value-type="float" office:value="10321037" calcext:value-type="float">
            <text:p>10321037</text:p>
          </table:table-cell>
          <table:table-cell/>
          <table:table-cell table:formula="of:=SUM([.B637:.L637])" office:value-type="float" office:value="21546250" calcext:value-type="float">
            <text:p>21546250</text:p>
          </table:table-cell>
          <table:table-cell table:formula="of:=MAX([.B637:.L637])" office:value-type="float" office:value="10321037" calcext:value-type="float">
            <text:p>10321037</text:p>
          </table:table-cell>
          <table:table-cell table:formula="of:=INDEX([.$B$1:.$L$1];0;MATCH(MAX([.$B637:.$L637]);[.$B637:.$L637];0))" office:value-type="string" office:string-value="TimeWaitKey" calcext:value-type="string">
            <text:p>TimeWaitKey</text:p>
          </table:table-cell>
          <table:table-cell table:formula="of:=[.O637]/[.N637]" office:value-type="percentage" office:value="0.479017787317979" calcext:value-type="percentage">
            <text:p>47.90%</text:p>
          </table:table-cell>
          <table:table-cell/>
          <table:table-cell table:formula="of:=1000000000/[.N637]" office:value-type="float" office:value="46.411788594303" calcext:value-type="float">
            <text:p>46.411788594303</text:p>
          </table:table-cell>
          <table:table-cell table:formula="of:=IF([.A637]=1;1000000000/[.N637];&quot;&quot;)" office:value-type="float" office:value="46.411788594303" calcext:value-type="float">
            <text:p>46.411788594303</text:p>
          </table:table-cell>
          <table:table-cell table:formula="of:=IF([.A637]=1;[.P637];&quot;&quot;)" office:value-type="string" office:string-value="TimeWaitKey" calcext:value-type="string">
            <text:p>TimeWaitKey</text:p>
          </table:table-cell>
          <table:table-cell table:style-name="ce1" table:formula="of:=IF(ISBLANK([.T637]);&quot;&quot;;[.Q637])" office:value-type="percentage" office:value="0.479017787317979" calcext:value-type="percentage">
            <text:p>47.90%</text:p>
          </table:table-cell>
          <table:table-cell table:formula="of:=IF([.A637]=1;[.V637]*[.N637]/1000000;&quot;&quot;)" office:value-type="float" office:value="10.321037" calcext:value-type="float">
            <text:p>10.3210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76043" calcext:value-type="float">
            <text:p>16376043</text:p>
          </table:table-cell>
          <table:table-cell office:value-type="float" office:value="1222037" calcext:value-type="float">
            <text:p>1222037</text:p>
          </table:table-cell>
          <table:table-cell office:value-type="float" office:value="976991" calcext:value-type="float">
            <text:p>976991</text:p>
          </table:table-cell>
          <table:table-cell office:value-type="float" office:value="70" calcext:value-type="float">
            <text:p>70</text:p>
          </table:table-cell>
          <table:table-cell office:value-type="float" office:value="5137215" calcext:value-type="float">
            <text:p>5137215</text:p>
          </table:table-cell>
          <table:table-cell office:value-type="float" office:value="704914" calcext:value-type="float">
            <text:p>704914</text:p>
          </table:table-cell>
          <table:table-cell office:value-type="float" office:value="70" calcext:value-type="float">
            <text:p>70</text:p>
          </table:table-cell>
          <table:table-cell office:value-type="float" office:value="155124873" calcext:value-type="float">
            <text:p>155124873</text:p>
          </table:table-cell>
          <table:table-cell office:value-type="float" office:value="733968" calcext:value-type="float">
            <text:p>733968</text:p>
          </table:table-cell>
          <table:table-cell office:value-type="float" office:value="770026" calcext:value-type="float">
            <text:p>770026</text:p>
          </table:table-cell>
          <table:table-cell office:value-type="float" office:value="10552418" calcext:value-type="float">
            <text:p>10552418</text:p>
          </table:table-cell>
          <table:table-cell/>
          <table:table-cell table:formula="of:=SUM([.B638:.L638])" office:value-type="float" office:value="191598625" calcext:value-type="float">
            <text:p>191598625</text:p>
          </table:table-cell>
          <table:table-cell table:formula="of:=MAX([.B638:.L638])" office:value-type="float" office:value="155124873" calcext:value-type="float">
            <text:p>155124873</text:p>
          </table:table-cell>
          <table:table-cell table:formula="of:=INDEX([.$B$1:.$L$1];0;MATCH(MAX([.$B638:.$L638]);[.$B638:.$L638];0))" office:value-type="string" office:string-value="Facendi" calcext:value-type="string">
            <text:p>Facendi</text:p>
          </table:table-cell>
          <table:table-cell table:formula="of:=[.O638]/[.N638]" office:value-type="percentage" office:value="0.809634583755494" calcext:value-type="percentage">
            <text:p>80.96%</text:p>
          </table:table-cell>
          <table:table-cell/>
          <table:table-cell table:formula="of:=1000000000/[.N638]" office:value-type="float" office:value="5.21924413601611" calcext:value-type="float">
            <text:p>5.21924413601611</text:p>
          </table:table-cell>
          <table:table-cell table:formula="of:=IF([.A638]=1;1000000000/[.N638];&quot;&quot;)" office:value-type="float" office:value="5.21924413601611" calcext:value-type="float">
            <text:p>5.21924413601611</text:p>
          </table:table-cell>
          <table:table-cell table:formula="of:=IF([.A638]=1;[.P638];&quot;&quot;)" office:value-type="string" office:string-value="Facendi" calcext:value-type="string">
            <text:p>Facendi</text:p>
          </table:table-cell>
          <table:table-cell table:style-name="ce1" table:formula="of:=IF(ISBLANK([.T638]);&quot;&quot;;[.Q638])" office:value-type="percentage" office:value="0.809634583755494" calcext:value-type="percentage">
            <text:p>80.96%</text:p>
          </table:table-cell>
          <table:table-cell table:formula="of:=IF([.A638]=1;[.V638]*[.N638]/1000000;&quot;&quot;)" office:value-type="float" office:value="155.124873" calcext:value-type="float">
            <text:p>155.1248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417" calcext:value-type="float">
            <text:p>744417</text:p>
          </table:table-cell>
          <table:table-cell office:value-type="float" office:value="729059" calcext:value-type="float">
            <text:p>729059</text:p>
          </table:table-cell>
          <table:table-cell office:value-type="float" office:value="963987" calcext:value-type="float">
            <text:p>963987</text:p>
          </table:table-cell>
          <table:table-cell office:value-type="float" office:value="90" calcext:value-type="float">
            <text:p>90</text:p>
          </table:table-cell>
          <table:table-cell office:value-type="float" office:value="5351515" calcext:value-type="float">
            <text:p>5351515</text:p>
          </table:table-cell>
          <table:table-cell office:value-type="float" office:value="714642" calcext:value-type="float">
            <text:p>714642</text:p>
          </table:table-cell>
          <table:table-cell office:value-type="float" office:value="81" calcext:value-type="float">
            <text:p>81</text:p>
          </table:table-cell>
          <table:table-cell office:value-type="float" office:value="230540" calcext:value-type="float">
            <text:p>230540</text:p>
          </table:table-cell>
          <table:table-cell office:value-type="float" office:value="759205" calcext:value-type="float">
            <text:p>759205</text:p>
          </table:table-cell>
          <table:table-cell office:value-type="float" office:value="732205" calcext:value-type="float">
            <text:p>732205</text:p>
          </table:table-cell>
          <table:table-cell office:value-type="float" office:value="10186086" calcext:value-type="float">
            <text:p>10186086</text:p>
          </table:table-cell>
          <table:table-cell/>
          <table:table-cell table:formula="of:=SUM([.B639:.L639])" office:value-type="float" office:value="20411827" calcext:value-type="float">
            <text:p>20411827</text:p>
          </table:table-cell>
          <table:table-cell table:formula="of:=MAX([.B639:.L639])" office:value-type="float" office:value="10186086" calcext:value-type="float">
            <text:p>10186086</text:p>
          </table:table-cell>
          <table:table-cell table:formula="of:=INDEX([.$B$1:.$L$1];0;MATCH(MAX([.$B639:.$L639]);[.$B639:.$L639];0))" office:value-type="string" office:string-value="TimeWaitKey" calcext:value-type="string">
            <text:p>TimeWaitKey</text:p>
          </table:table-cell>
          <table:table-cell table:formula="of:=[.O639]/[.N639]" office:value-type="percentage" office:value="0.499028626883816" calcext:value-type="percentage">
            <text:p>49.90%</text:p>
          </table:table-cell>
          <table:table-cell/>
          <table:table-cell table:formula="of:=1000000000/[.N639]" office:value-type="float" office:value="48.9912049519134" calcext:value-type="float">
            <text:p>48.9912049519134</text:p>
          </table:table-cell>
          <table:table-cell table:formula="of:=IF([.A639]=1;1000000000/[.N639];&quot;&quot;)" office:value-type="float" office:value="48.9912049519134" calcext:value-type="float">
            <text:p>48.9912049519134</text:p>
          </table:table-cell>
          <table:table-cell table:formula="of:=IF([.A639]=1;[.P639];&quot;&quot;)" office:value-type="string" office:string-value="TimeWaitKey" calcext:value-type="string">
            <text:p>TimeWaitKey</text:p>
          </table:table-cell>
          <table:table-cell table:style-name="ce1" table:formula="of:=IF(ISBLANK([.T639]);&quot;&quot;;[.Q639])" office:value-type="percentage" office:value="0.499028626883816" calcext:value-type="percentage">
            <text:p>49.90%</text:p>
          </table:table-cell>
          <table:table-cell table:formula="of:=IF([.A639]=1;[.V639]*[.N639]/1000000;&quot;&quot;)" office:value-type="float" office:value="10.186086" calcext:value-type="float">
            <text:p>10.1860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9004" calcext:value-type="float">
            <text:p>1349004</text:p>
          </table:table-cell>
          <table:table-cell office:value-type="float" office:value="1541313" calcext:value-type="float">
            <text:p>1541313</text:p>
          </table:table-cell>
          <table:table-cell office:value-type="float" office:value="968996" calcext:value-type="float">
            <text:p>968996</text:p>
          </table:table-cell>
          <table:table-cell office:value-type="float" office:value="60" calcext:value-type="float">
            <text:p>60</text:p>
          </table:table-cell>
          <table:table-cell office:value-type="float" office:value="5305619" calcext:value-type="float">
            <text:p>5305619</text:p>
          </table:table-cell>
          <table:table-cell office:value-type="float" office:value="733717" calcext:value-type="float">
            <text:p>733717</text:p>
          </table:table-cell>
          <table:table-cell office:value-type="float" office:value="70" calcext:value-type="float">
            <text:p>70</text:p>
          </table:table-cell>
          <table:table-cell office:value-type="float" office:value="248603" calcext:value-type="float">
            <text:p>248603</text:p>
          </table:table-cell>
          <table:table-cell office:value-type="float" office:value="723589" calcext:value-type="float">
            <text:p>723589</text:p>
          </table:table-cell>
          <table:table-cell office:value-type="float" office:value="723578" calcext:value-type="float">
            <text:p>723578</text:p>
          </table:table-cell>
          <table:table-cell office:value-type="float" office:value="10795432" calcext:value-type="float">
            <text:p>10795432</text:p>
          </table:table-cell>
          <table:table-cell/>
          <table:table-cell table:formula="of:=SUM([.B640:.L640])" office:value-type="float" office:value="22389981" calcext:value-type="float">
            <text:p>22389981</text:p>
          </table:table-cell>
          <table:table-cell table:formula="of:=MAX([.B640:.L640])" office:value-type="float" office:value="10795432" calcext:value-type="float">
            <text:p>10795432</text:p>
          </table:table-cell>
          <table:table-cell table:formula="of:=INDEX([.$B$1:.$L$1];0;MATCH(MAX([.$B640:.$L640]);[.$B640:.$L640];0))" office:value-type="string" office:string-value="TimeWaitKey" calcext:value-type="string">
            <text:p>TimeWaitKey</text:p>
          </table:table-cell>
          <table:table-cell table:formula="of:=[.O640]/[.N640]" office:value-type="percentage" office:value="0.48215458512448" calcext:value-type="percentage">
            <text:p>48.22%</text:p>
          </table:table-cell>
          <table:table-cell/>
          <table:table-cell table:formula="of:=1000000000/[.N640]" office:value-type="float" office:value="44.6628337915963" calcext:value-type="float">
            <text:p>44.6628337915963</text:p>
          </table:table-cell>
          <table:table-cell table:formula="of:=IF([.A640]=1;1000000000/[.N640];&quot;&quot;)" office:value-type="float" office:value="44.6628337915963" calcext:value-type="float">
            <text:p>44.6628337915963</text:p>
          </table:table-cell>
          <table:table-cell table:formula="of:=IF([.A640]=1;[.P640];&quot;&quot;)" office:value-type="string" office:string-value="TimeWaitKey" calcext:value-type="string">
            <text:p>TimeWaitKey</text:p>
          </table:table-cell>
          <table:table-cell table:style-name="ce1" table:formula="of:=IF(ISBLANK([.T640]);&quot;&quot;;[.Q640])" office:value-type="percentage" office:value="0.48215458512448" calcext:value-type="percentage">
            <text:p>48.22%</text:p>
          </table:table-cell>
          <table:table-cell table:formula="of:=IF([.A640]=1;[.V640]*[.N640]/1000000;&quot;&quot;)" office:value-type="float" office:value="10.795432" calcext:value-type="float">
            <text:p>10.7954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7244" calcext:value-type="float">
            <text:p>887244</text:p>
          </table:table-cell>
          <table:table-cell office:value-type="float" office:value="1232908" calcext:value-type="float">
            <text:p>1232908</text:p>
          </table:table-cell>
          <table:table-cell office:value-type="float" office:value="967523" calcext:value-type="float">
            <text:p>967523</text:p>
          </table:table-cell>
          <table:table-cell office:value-type="float" office:value="100" calcext:value-type="float">
            <text:p>100</text:p>
          </table:table-cell>
          <table:table-cell office:value-type="float" office:value="5275443" calcext:value-type="float">
            <text:p>5275443</text:p>
          </table:table-cell>
          <table:table-cell office:value-type="float" office:value="715594" calcext:value-type="float">
            <text:p>715594</text:p>
          </table:table-cell>
          <table:table-cell office:value-type="float" office:value="70" calcext:value-type="float">
            <text:p>70</text:p>
          </table:table-cell>
          <table:table-cell office:value-type="float" office:value="234387" calcext:value-type="float">
            <text:p>234387</text:p>
          </table:table-cell>
          <table:table-cell office:value-type="float" office:value="755568" calcext:value-type="float">
            <text:p>755568</text:p>
          </table:table-cell>
          <table:table-cell office:value-type="float" office:value="724230" calcext:value-type="float">
            <text:p>724230</text:p>
          </table:table-cell>
          <table:table-cell office:value-type="float" office:value="10775684" calcext:value-type="float">
            <text:p>10775684</text:p>
          </table:table-cell>
          <table:table-cell/>
          <table:table-cell table:formula="of:=SUM([.B641:.L641])" office:value-type="float" office:value="21568751" calcext:value-type="float">
            <text:p>21568751</text:p>
          </table:table-cell>
          <table:table-cell table:formula="of:=MAX([.B641:.L641])" office:value-type="float" office:value="10775684" calcext:value-type="float">
            <text:p>10775684</text:p>
          </table:table-cell>
          <table:table-cell table:formula="of:=INDEX([.$B$1:.$L$1];0;MATCH(MAX([.$B641:.$L641]);[.$B641:.$L641];0))" office:value-type="string" office:string-value="TimeWaitKey" calcext:value-type="string">
            <text:p>TimeWaitKey</text:p>
          </table:table-cell>
          <table:table-cell table:formula="of:=[.O641]/[.N641]" office:value-type="percentage" office:value="0.499597032762815" calcext:value-type="percentage">
            <text:p>49.96%</text:p>
          </table:table-cell>
          <table:table-cell/>
          <table:table-cell table:formula="of:=1000000000/[.N641]" office:value-type="float" office:value="46.3633707858188" calcext:value-type="float">
            <text:p>46.3633707858188</text:p>
          </table:table-cell>
          <table:table-cell table:formula="of:=IF([.A641]=1;1000000000/[.N641];&quot;&quot;)" office:value-type="float" office:value="46.3633707858188" calcext:value-type="float">
            <text:p>46.3633707858188</text:p>
          </table:table-cell>
          <table:table-cell table:formula="of:=IF([.A641]=1;[.P641];&quot;&quot;)" office:value-type="string" office:string-value="TimeWaitKey" calcext:value-type="string">
            <text:p>TimeWaitKey</text:p>
          </table:table-cell>
          <table:table-cell table:style-name="ce1" table:formula="of:=IF(ISBLANK([.T641]);&quot;&quot;;[.Q641])" office:value-type="percentage" office:value="0.499597032762815" calcext:value-type="percentage">
            <text:p>49.96%</text:p>
          </table:table-cell>
          <table:table-cell table:formula="of:=IF([.A641]=1;[.V641]*[.N641]/1000000;&quot;&quot;)" office:value-type="float" office:value="10.775684" calcext:value-type="float">
            <text:p>10.7756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6650" calcext:value-type="float">
            <text:p>756650</text:p>
          </table:table-cell>
          <table:table-cell office:value-type="float" office:value="708881" calcext:value-type="float">
            <text:p>708881</text:p>
          </table:table-cell>
          <table:table-cell office:value-type="float" office:value="964348" calcext:value-type="float">
            <text:p>964348</text:p>
          </table:table-cell>
          <table:table-cell office:value-type="float" office:value="70" calcext:value-type="float">
            <text:p>70</text:p>
          </table:table-cell>
          <table:table-cell office:value-type="float" office:value="5228235" calcext:value-type="float">
            <text:p>5228235</text:p>
          </table:table-cell>
          <table:table-cell office:value-type="float" office:value="727536" calcext:value-type="float">
            <text:p>727536</text:p>
          </table:table-cell>
          <table:table-cell office:value-type="float" office:value="80" calcext:value-type="float">
            <text:p>80</text:p>
          </table:table-cell>
          <table:table-cell office:value-type="float" office:value="158430536" calcext:value-type="float">
            <text:p>158430536</text:p>
          </table:table-cell>
          <table:table-cell office:value-type="float" office:value="726534" calcext:value-type="float">
            <text:p>726534</text:p>
          </table:table-cell>
          <table:table-cell office:value-type="float" office:value="755067" calcext:value-type="float">
            <text:p>755067</text:p>
          </table:table-cell>
          <table:table-cell office:value-type="float" office:value="10726082" calcext:value-type="float">
            <text:p>10726082</text:p>
          </table:table-cell>
          <table:table-cell/>
          <table:table-cell table:formula="of:=SUM([.B642:.L642])" office:value-type="float" office:value="179024019" calcext:value-type="float">
            <text:p>179024019</text:p>
          </table:table-cell>
          <table:table-cell table:formula="of:=MAX([.B642:.L642])" office:value-type="float" office:value="158430536" calcext:value-type="float">
            <text:p>158430536</text:p>
          </table:table-cell>
          <table:table-cell table:formula="of:=INDEX([.$B$1:.$L$1];0;MATCH(MAX([.$B642:.$L642]);[.$B642:.$L642];0))" office:value-type="string" office:string-value="Facendi" calcext:value-type="string">
            <text:p>Facendi</text:p>
          </table:table-cell>
          <table:table-cell table:formula="of:=[.O642]/[.N642]" office:value-type="percentage" office:value="0.884968044427603" calcext:value-type="percentage">
            <text:p>88.50%</text:p>
          </table:table-cell>
          <table:table-cell/>
          <table:table-cell table:formula="of:=1000000000/[.N642]" office:value-type="float" office:value="5.58584264606416" calcext:value-type="float">
            <text:p>5.58584264606416</text:p>
          </table:table-cell>
          <table:table-cell table:formula="of:=IF([.A642]=1;1000000000/[.N642];&quot;&quot;)" office:value-type="float" office:value="5.58584264606416" calcext:value-type="float">
            <text:p>5.58584264606416</text:p>
          </table:table-cell>
          <table:table-cell table:formula="of:=IF([.A642]=1;[.P642];&quot;&quot;)" office:value-type="string" office:string-value="Facendi" calcext:value-type="string">
            <text:p>Facendi</text:p>
          </table:table-cell>
          <table:table-cell table:style-name="ce1" table:formula="of:=IF(ISBLANK([.T642]);&quot;&quot;;[.Q642])" office:value-type="percentage" office:value="0.884968044427603" calcext:value-type="percentage">
            <text:p>88.50%</text:p>
          </table:table-cell>
          <table:table-cell table:formula="of:=IF([.A642]=1;[.V642]*[.N642]/1000000;&quot;&quot;)" office:value-type="float" office:value="158.430536" calcext:value-type="float">
            <text:p>158.4305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7797" calcext:value-type="float">
            <text:p>727797</text:p>
          </table:table-cell>
          <table:table-cell office:value-type="float" office:value="734889" calcext:value-type="float">
            <text:p>734889</text:p>
          </table:table-cell>
          <table:table-cell office:value-type="float" office:value="963366" calcext:value-type="float">
            <text:p>963366</text:p>
          </table:table-cell>
          <table:table-cell office:value-type="float" office:value="80" calcext:value-type="float">
            <text:p>80</text:p>
          </table:table-cell>
          <table:table-cell office:value-type="float" office:value="5245668" calcext:value-type="float">
            <text:p>5245668</text:p>
          </table:table-cell>
          <table:table-cell office:value-type="float" office:value="724129" calcext:value-type="float">
            <text:p>724129</text:p>
          </table:table-cell>
          <table:table-cell office:value-type="float" office:value="101" calcext:value-type="float">
            <text:p>101</text:p>
          </table:table-cell>
          <table:table-cell office:value-type="float" office:value="250026" calcext:value-type="float">
            <text:p>250026</text:p>
          </table:table-cell>
          <table:table-cell office:value-type="float" office:value="770006" calcext:value-type="float">
            <text:p>770006</text:p>
          </table:table-cell>
          <table:table-cell office:value-type="float" office:value="712658" calcext:value-type="float">
            <text:p>712658</text:p>
          </table:table-cell>
          <table:table-cell office:value-type="float" office:value="10892162" calcext:value-type="float">
            <text:p>10892162</text:p>
          </table:table-cell>
          <table:table-cell/>
          <table:table-cell table:formula="of:=SUM([.B643:.L643])" office:value-type="float" office:value="21020882" calcext:value-type="float">
            <text:p>21020882</text:p>
          </table:table-cell>
          <table:table-cell table:formula="of:=MAX([.B643:.L643])" office:value-type="float" office:value="10892162" calcext:value-type="float">
            <text:p>10892162</text:p>
          </table:table-cell>
          <table:table-cell table:formula="of:=INDEX([.$B$1:.$L$1];0;MATCH(MAX([.$B643:.$L643]);[.$B643:.$L643];0))" office:value-type="string" office:string-value="TimeWaitKey" calcext:value-type="string">
            <text:p>TimeWaitKey</text:p>
          </table:table-cell>
          <table:table-cell table:formula="of:=[.O643]/[.N643]" office:value-type="percentage" office:value="0.518159133379846" calcext:value-type="percentage">
            <text:p>51.82%</text:p>
          </table:table-cell>
          <table:table-cell/>
          <table:table-cell table:formula="of:=1000000000/[.N643]" office:value-type="float" office:value="47.5717431837541" calcext:value-type="float">
            <text:p>47.5717431837541</text:p>
          </table:table-cell>
          <table:table-cell table:formula="of:=IF([.A643]=1;1000000000/[.N643];&quot;&quot;)" office:value-type="float" office:value="47.5717431837541" calcext:value-type="float">
            <text:p>47.5717431837541</text:p>
          </table:table-cell>
          <table:table-cell table:formula="of:=IF([.A643]=1;[.P643];&quot;&quot;)" office:value-type="string" office:string-value="TimeWaitKey" calcext:value-type="string">
            <text:p>TimeWaitKey</text:p>
          </table:table-cell>
          <table:table-cell table:style-name="ce1" table:formula="of:=IF(ISBLANK([.T643]);&quot;&quot;;[.Q643])" office:value-type="percentage" office:value="0.518159133379846" calcext:value-type="percentage">
            <text:p>51.82%</text:p>
          </table:table-cell>
          <table:table-cell table:formula="of:=IF([.A643]=1;[.V643]*[.N643]/1000000;&quot;&quot;)" office:value-type="float" office:value="10.892162" calcext:value-type="float">
            <text:p>10.8921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3060" calcext:value-type="float">
            <text:p>783060</text:p>
          </table:table-cell>
          <table:table-cell office:value-type="float" office:value="719311" calcext:value-type="float">
            <text:p>719311</text:p>
          </table:table-cell>
          <table:table-cell office:value-type="float" office:value="965099" calcext:value-type="float">
            <text:p>965099</text:p>
          </table:table-cell>
          <table:table-cell office:value-type="float" office:value="80" calcext:value-type="float">
            <text:p>80</text:p>
          </table:table-cell>
          <table:table-cell office:value-type="float" office:value="5181027" calcext:value-type="float">
            <text:p>5181027</text:p>
          </table:table-cell>
          <table:table-cell office:value-type="float" office:value="765968" calcext:value-type="float">
            <text:p>765968</text:p>
          </table:table-cell>
          <table:table-cell office:value-type="float" office:value="70" calcext:value-type="float">
            <text:p>70</text:p>
          </table:table-cell>
          <table:table-cell office:value-type="float" office:value="253532" calcext:value-type="float">
            <text:p>253532</text:p>
          </table:table-cell>
          <table:table-cell office:value-type="float" office:value="726034" calcext:value-type="float">
            <text:p>726034</text:p>
          </table:table-cell>
          <table:table-cell office:value-type="float" office:value="960650" calcext:value-type="float">
            <text:p>960650</text:p>
          </table:table-cell>
          <table:table-cell office:value-type="float" office:value="10434709" calcext:value-type="float">
            <text:p>10434709</text:p>
          </table:table-cell>
          <table:table-cell/>
          <table:table-cell table:formula="of:=SUM([.B644:.L644])" office:value-type="float" office:value="20789540" calcext:value-type="float">
            <text:p>20789540</text:p>
          </table:table-cell>
          <table:table-cell table:formula="of:=MAX([.B644:.L644])" office:value-type="float" office:value="10434709" calcext:value-type="float">
            <text:p>10434709</text:p>
          </table:table-cell>
          <table:table-cell table:formula="of:=INDEX([.$B$1:.$L$1];0;MATCH(MAX([.$B644:.$L644]);[.$B644:.$L644];0))" office:value-type="string" office:string-value="TimeWaitKey" calcext:value-type="string">
            <text:p>TimeWaitKey</text:p>
          </table:table-cell>
          <table:table-cell table:formula="of:=[.O644]/[.N644]" office:value-type="percentage" office:value="0.501921110327597" calcext:value-type="percentage">
            <text:p>50.19%</text:p>
          </table:table-cell>
          <table:table-cell/>
          <table:table-cell table:formula="of:=1000000000/[.N644]" office:value-type="float" office:value="48.1011123863251" calcext:value-type="float">
            <text:p>48.1011123863251</text:p>
          </table:table-cell>
          <table:table-cell table:formula="of:=IF([.A644]=1;1000000000/[.N644];&quot;&quot;)" office:value-type="float" office:value="48.1011123863251" calcext:value-type="float">
            <text:p>48.1011123863251</text:p>
          </table:table-cell>
          <table:table-cell table:formula="of:=IF([.A644]=1;[.P644];&quot;&quot;)" office:value-type="string" office:string-value="TimeWaitKey" calcext:value-type="string">
            <text:p>TimeWaitKey</text:p>
          </table:table-cell>
          <table:table-cell table:style-name="ce1" table:formula="of:=IF(ISBLANK([.T644]);&quot;&quot;;[.Q644])" office:value-type="percentage" office:value="0.501921110327597" calcext:value-type="percentage">
            <text:p>50.19%</text:p>
          </table:table-cell>
          <table:table-cell table:formula="of:=IF([.A644]=1;[.V644]*[.N644]/1000000;&quot;&quot;)" office:value-type="float" office:value="10.434709" calcext:value-type="float">
            <text:p>10.4347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4831" calcext:value-type="float">
            <text:p>724831</text:p>
          </table:table-cell>
          <table:table-cell office:value-type="float" office:value="708501" calcext:value-type="float">
            <text:p>708501</text:p>
          </table:table-cell>
          <table:table-cell office:value-type="float" office:value="2034322" calcext:value-type="float">
            <text:p>2034322</text:p>
          </table:table-cell>
          <table:table-cell office:value-type="float" office:value="161" calcext:value-type="float">
            <text:p>161</text:p>
          </table:table-cell>
          <table:table-cell office:value-type="float" office:value="5184152" calcext:value-type="float">
            <text:p>5184152</text:p>
          </table:table-cell>
          <table:table-cell office:value-type="float" office:value="748354" calcext:value-type="float">
            <text:p>748354</text:p>
          </table:table-cell>
          <table:table-cell office:value-type="float" office:value="70" calcext:value-type="float">
            <text:p>70</text:p>
          </table:table-cell>
          <table:table-cell office:value-type="float" office:value="256478" calcext:value-type="float">
            <text:p>256478</text:p>
          </table:table-cell>
          <table:table-cell office:value-type="float" office:value="755548" calcext:value-type="float">
            <text:p>755548</text:p>
          </table:table-cell>
          <table:table-cell office:value-type="float" office:value="725533" calcext:value-type="float">
            <text:p>725533</text:p>
          </table:table-cell>
          <table:table-cell office:value-type="float" office:value="10606559" calcext:value-type="float">
            <text:p>10606559</text:p>
          </table:table-cell>
          <table:table-cell/>
          <table:table-cell table:formula="of:=SUM([.B645:.L645])" office:value-type="float" office:value="21744509" calcext:value-type="float">
            <text:p>21744509</text:p>
          </table:table-cell>
          <table:table-cell table:formula="of:=MAX([.B645:.L645])" office:value-type="float" office:value="10606559" calcext:value-type="float">
            <text:p>10606559</text:p>
          </table:table-cell>
          <table:table-cell table:formula="of:=INDEX([.$B$1:.$L$1];0;MATCH(MAX([.$B645:.$L645]);[.$B645:.$L645];0))" office:value-type="string" office:string-value="TimeWaitKey" calcext:value-type="string">
            <text:p>TimeWaitKey</text:p>
          </table:table-cell>
          <table:table-cell table:formula="of:=[.O645]/[.N645]" office:value-type="percentage" office:value="0.487781030144208" calcext:value-type="percentage">
            <text:p>48.78%</text:p>
          </table:table-cell>
          <table:table-cell/>
          <table:table-cell table:formula="of:=1000000000/[.N645]" office:value-type="float" office:value="45.9886217711331" calcext:value-type="float">
            <text:p>45.9886217711331</text:p>
          </table:table-cell>
          <table:table-cell table:formula="of:=IF([.A645]=1;1000000000/[.N645];&quot;&quot;)" office:value-type="float" office:value="45.9886217711331" calcext:value-type="float">
            <text:p>45.9886217711331</text:p>
          </table:table-cell>
          <table:table-cell table:formula="of:=IF([.A645]=1;[.P645];&quot;&quot;)" office:value-type="string" office:string-value="TimeWaitKey" calcext:value-type="string">
            <text:p>TimeWaitKey</text:p>
          </table:table-cell>
          <table:table-cell table:style-name="ce1" table:formula="of:=IF(ISBLANK([.T645]);&quot;&quot;;[.Q645])" office:value-type="percentage" office:value="0.487781030144208" calcext:value-type="percentage">
            <text:p>48.78%</text:p>
          </table:table-cell>
          <table:table-cell table:formula="of:=IF([.A645]=1;[.V645]*[.N645]/1000000;&quot;&quot;)" office:value-type="float" office:value="10.606559" calcext:value-type="float">
            <text:p>10.6065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5158" calcext:value-type="float">
            <text:p>975158</text:p>
          </table:table-cell>
          <table:table-cell office:value-type="float" office:value="1263705" calcext:value-type="float">
            <text:p>1263705</text:p>
          </table:table-cell>
          <table:table-cell office:value-type="float" office:value="968405" calcext:value-type="float">
            <text:p>968405</text:p>
          </table:table-cell>
          <table:table-cell office:value-type="float" office:value="80" calcext:value-type="float">
            <text:p>80</text:p>
          </table:table-cell>
          <table:table-cell office:value-type="float" office:value="5223446" calcext:value-type="float">
            <text:p>5223446</text:p>
          </table:table-cell>
          <table:table-cell office:value-type="float" office:value="702179" calcext:value-type="float">
            <text:p>702179</text:p>
          </table:table-cell>
          <table:table-cell office:value-type="float" office:value="80" calcext:value-type="float">
            <text:p>80</text:p>
          </table:table-cell>
          <table:table-cell office:value-type="float" office:value="237703" calcext:value-type="float">
            <text:p>237703</text:p>
          </table:table-cell>
          <table:table-cell office:value-type="float" office:value="797196" calcext:value-type="float">
            <text:p>797196</text:p>
          </table:table-cell>
          <table:table-cell office:value-type="float" office:value="731403" calcext:value-type="float">
            <text:p>731403</text:p>
          </table:table-cell>
          <table:table-cell office:value-type="float" office:value="10536880" calcext:value-type="float">
            <text:p>10536880</text:p>
          </table:table-cell>
          <table:table-cell/>
          <table:table-cell table:formula="of:=SUM([.B646:.L646])" office:value-type="float" office:value="21436235" calcext:value-type="float">
            <text:p>21436235</text:p>
          </table:table-cell>
          <table:table-cell table:formula="of:=MAX([.B646:.L646])" office:value-type="float" office:value="10536880" calcext:value-type="float">
            <text:p>10536880</text:p>
          </table:table-cell>
          <table:table-cell table:formula="of:=INDEX([.$B$1:.$L$1];0;MATCH(MAX([.$B646:.$L646]);[.$B646:.$L646];0))" office:value-type="string" office:string-value="TimeWaitKey" calcext:value-type="string">
            <text:p>TimeWaitKey</text:p>
          </table:table-cell>
          <table:table-cell table:formula="of:=[.O646]/[.N646]" office:value-type="percentage" office:value="0.491545273691952" calcext:value-type="percentage">
            <text:p>49.15%</text:p>
          </table:table-cell>
          <table:table-cell/>
          <table:table-cell table:formula="of:=1000000000/[.N646]" office:value-type="float" office:value="46.6499830777186" calcext:value-type="float">
            <text:p>46.6499830777186</text:p>
          </table:table-cell>
          <table:table-cell table:formula="of:=IF([.A646]=1;1000000000/[.N646];&quot;&quot;)" office:value-type="float" office:value="46.6499830777186" calcext:value-type="float">
            <text:p>46.6499830777186</text:p>
          </table:table-cell>
          <table:table-cell table:formula="of:=IF([.A646]=1;[.P646];&quot;&quot;)" office:value-type="string" office:string-value="TimeWaitKey" calcext:value-type="string">
            <text:p>TimeWaitKey</text:p>
          </table:table-cell>
          <table:table-cell table:style-name="ce1" table:formula="of:=IF(ISBLANK([.T646]);&quot;&quot;;[.Q646])" office:value-type="percentage" office:value="0.491545273691952" calcext:value-type="percentage">
            <text:p>49.15%</text:p>
          </table:table-cell>
          <table:table-cell table:formula="of:=IF([.A646]=1;[.V646]*[.N646]/1000000;&quot;&quot;)" office:value-type="float" office:value="10.53688" calcext:value-type="float">
            <text:p>10.536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4117" calcext:value-type="float">
            <text:p>964117</text:p>
          </table:table-cell>
          <table:table-cell office:value-type="float" office:value="1527658" calcext:value-type="float">
            <text:p>1527658</text:p>
          </table:table-cell>
          <table:table-cell office:value-type="float" office:value="1105420" calcext:value-type="float">
            <text:p>1105420</text:p>
          </table:table-cell>
          <table:table-cell office:value-type="float" office:value="80" calcext:value-type="float">
            <text:p>80</text:p>
          </table:table-cell>
          <table:table-cell office:value-type="float" office:value="5245196" calcext:value-type="float">
            <text:p>5245196</text:p>
          </table:table-cell>
          <table:table-cell office:value-type="float" office:value="728508" calcext:value-type="float">
            <text:p>728508</text:p>
          </table:table-cell>
          <table:table-cell office:value-type="float" office:value="101" calcext:value-type="float">
            <text:p>101</text:p>
          </table:table-cell>
          <table:table-cell office:value-type="float" office:value="250387" calcext:value-type="float">
            <text:p>250387</text:p>
          </table:table-cell>
          <table:table-cell office:value-type="float" office:value="752863" calcext:value-type="float">
            <text:p>752863</text:p>
          </table:table-cell>
          <table:table-cell office:value-type="float" office:value="761019" calcext:value-type="float">
            <text:p>761019</text:p>
          </table:table-cell>
          <table:table-cell office:value-type="float" office:value="10786304" calcext:value-type="float">
            <text:p>10786304</text:p>
          </table:table-cell>
          <table:table-cell/>
          <table:table-cell table:formula="of:=SUM([.B647:.L647])" office:value-type="float" office:value="22121653" calcext:value-type="float">
            <text:p>22121653</text:p>
          </table:table-cell>
          <table:table-cell table:formula="of:=MAX([.B647:.L647])" office:value-type="float" office:value="10786304" calcext:value-type="float">
            <text:p>10786304</text:p>
          </table:table-cell>
          <table:table-cell table:formula="of:=INDEX([.$B$1:.$L$1];0;MATCH(MAX([.$B647:.$L647]);[.$B647:.$L647];0))" office:value-type="string" office:string-value="TimeWaitKey" calcext:value-type="string">
            <text:p>TimeWaitKey</text:p>
          </table:table-cell>
          <table:table-cell table:formula="of:=[.O647]/[.N647]" office:value-type="percentage" office:value="0.487590326093624" calcext:value-type="percentage">
            <text:p>48.76%</text:p>
          </table:table-cell>
          <table:table-cell/>
          <table:table-cell table:formula="of:=1000000000/[.N647]" office:value-type="float" office:value="45.2045785186125" calcext:value-type="float">
            <text:p>45.2045785186125</text:p>
          </table:table-cell>
          <table:table-cell table:formula="of:=IF([.A647]=1;1000000000/[.N647];&quot;&quot;)" office:value-type="float" office:value="45.2045785186125" calcext:value-type="float">
            <text:p>45.2045785186125</text:p>
          </table:table-cell>
          <table:table-cell table:formula="of:=IF([.A647]=1;[.P647];&quot;&quot;)" office:value-type="string" office:string-value="TimeWaitKey" calcext:value-type="string">
            <text:p>TimeWaitKey</text:p>
          </table:table-cell>
          <table:table-cell table:style-name="ce1" table:formula="of:=IF(ISBLANK([.T647]);&quot;&quot;;[.Q647])" office:value-type="percentage" office:value="0.487590326093624" calcext:value-type="percentage">
            <text:p>48.76%</text:p>
          </table:table-cell>
          <table:table-cell table:formula="of:=IF([.A647]=1;[.V647]*[.N647]/1000000;&quot;&quot;)" office:value-type="float" office:value="10.786304" calcext:value-type="float">
            <text:p>10.7863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8286" calcext:value-type="float">
            <text:p>888286</text:p>
          </table:table-cell>
          <table:table-cell office:value-type="float" office:value="764044" calcext:value-type="float">
            <text:p>764044</text:p>
          </table:table-cell>
          <table:table-cell office:value-type="float" office:value="976399" calcext:value-type="float">
            <text:p>976399</text:p>
          </table:table-cell>
          <table:table-cell office:value-type="float" office:value="80" calcext:value-type="float">
            <text:p>80</text:p>
          </table:table-cell>
          <table:table-cell office:value-type="float" office:value="5727005" calcext:value-type="float">
            <text:p>5727005</text:p>
          </table:table-cell>
          <table:table-cell office:value-type="float" office:value="760358" calcext:value-type="float">
            <text:p>760358</text:p>
          </table:table-cell>
          <table:table-cell office:value-type="float" office:value="80" calcext:value-type="float">
            <text:p>80</text:p>
          </table:table-cell>
          <table:table-cell office:value-type="float" office:value="246610" calcext:value-type="float">
            <text:p>246610</text:p>
          </table:table-cell>
          <table:table-cell office:value-type="float" office:value="809459" calcext:value-type="float">
            <text:p>809459</text:p>
          </table:table-cell>
          <table:table-cell office:value-type="float" office:value="747032" calcext:value-type="float">
            <text:p>747032</text:p>
          </table:table-cell>
          <table:table-cell office:value-type="float" office:value="10404803" calcext:value-type="float">
            <text:p>10404803</text:p>
          </table:table-cell>
          <table:table-cell/>
          <table:table-cell table:formula="of:=SUM([.B648:.L648])" office:value-type="float" office:value="21324156" calcext:value-type="float">
            <text:p>21324156</text:p>
          </table:table-cell>
          <table:table-cell table:formula="of:=MAX([.B648:.L648])" office:value-type="float" office:value="10404803" calcext:value-type="float">
            <text:p>10404803</text:p>
          </table:table-cell>
          <table:table-cell table:formula="of:=INDEX([.$B$1:.$L$1];0;MATCH(MAX([.$B648:.$L648]);[.$B648:.$L648];0))" office:value-type="string" office:string-value="TimeWaitKey" calcext:value-type="string">
            <text:p>TimeWaitKey</text:p>
          </table:table-cell>
          <table:table-cell table:formula="of:=[.O648]/[.N648]" office:value-type="percentage" office:value="0.487935044181819" calcext:value-type="percentage">
            <text:p>48.79%</text:p>
          </table:table-cell>
          <table:table-cell/>
          <table:table-cell table:formula="of:=1000000000/[.N648]" office:value-type="float" office:value="46.8951737175436" calcext:value-type="float">
            <text:p>46.8951737175436</text:p>
          </table:table-cell>
          <table:table-cell table:formula="of:=IF([.A648]=1;1000000000/[.N648];&quot;&quot;)" office:value-type="float" office:value="46.8951737175436" calcext:value-type="float">
            <text:p>46.8951737175436</text:p>
          </table:table-cell>
          <table:table-cell table:formula="of:=IF([.A648]=1;[.P648];&quot;&quot;)" office:value-type="string" office:string-value="TimeWaitKey" calcext:value-type="string">
            <text:p>TimeWaitKey</text:p>
          </table:table-cell>
          <table:table-cell table:style-name="ce1" table:formula="of:=IF(ISBLANK([.T648]);&quot;&quot;;[.Q648])" office:value-type="percentage" office:value="0.487935044181819" calcext:value-type="percentage">
            <text:p>48.79%</text:p>
          </table:table-cell>
          <table:table-cell table:formula="of:=IF([.A648]=1;[.V648]*[.N648]/1000000;&quot;&quot;)" office:value-type="float" office:value="10.404803" calcext:value-type="float">
            <text:p>10.4048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1443" calcext:value-type="float">
            <text:p>1321443</text:p>
          </table:table-cell>
          <table:table-cell office:value-type="float" office:value="1112674" calcext:value-type="float">
            <text:p>1112674</text:p>
          </table:table-cell>
          <table:table-cell office:value-type="float" office:value="966592" calcext:value-type="float">
            <text:p>966592</text:p>
          </table:table-cell>
          <table:table-cell office:value-type="float" office:value="60" calcext:value-type="float">
            <text:p>60</text:p>
          </table:table-cell>
          <table:table-cell office:value-type="float" office:value="5173442" calcext:value-type="float">
            <text:p>5173442</text:p>
          </table:table-cell>
          <table:table-cell office:value-type="float" office:value="721875" calcext:value-type="float">
            <text:p>721875</text:p>
          </table:table-cell>
          <table:table-cell office:value-type="float" office:value="80" calcext:value-type="float">
            <text:p>80</text:p>
          </table:table-cell>
          <table:table-cell office:value-type="float" office:value="236230" calcext:value-type="float">
            <text:p>236230</text:p>
          </table:table-cell>
          <table:table-cell office:value-type="float" office:value="750529" calcext:value-type="float">
            <text:p>750529</text:p>
          </table:table-cell>
          <table:table-cell office:value-type="float" office:value="737174" calcext:value-type="float">
            <text:p>737174</text:p>
          </table:table-cell>
          <table:table-cell office:value-type="float" office:value="10596561" calcext:value-type="float">
            <text:p>10596561</text:p>
          </table:table-cell>
          <table:table-cell/>
          <table:table-cell table:formula="of:=SUM([.B649:.L649])" office:value-type="float" office:value="21616660" calcext:value-type="float">
            <text:p>21616660</text:p>
          </table:table-cell>
          <table:table-cell table:formula="of:=MAX([.B649:.L649])" office:value-type="float" office:value="10596561" calcext:value-type="float">
            <text:p>10596561</text:p>
          </table:table-cell>
          <table:table-cell table:formula="of:=INDEX([.$B$1:.$L$1];0;MATCH(MAX([.$B649:.$L649]);[.$B649:.$L649];0))" office:value-type="string" office:string-value="TimeWaitKey" calcext:value-type="string">
            <text:p>TimeWaitKey</text:p>
          </table:table-cell>
          <table:table-cell table:formula="of:=[.O649]/[.N649]" office:value-type="percentage" office:value="0.490203435683404" calcext:value-type="percentage">
            <text:p>49.02%</text:p>
          </table:table-cell>
          <table:table-cell/>
          <table:table-cell table:formula="of:=1000000000/[.N649]" office:value-type="float" office:value="46.2606156547774" calcext:value-type="float">
            <text:p>46.2606156547774</text:p>
          </table:table-cell>
          <table:table-cell table:formula="of:=IF([.A649]=1;1000000000/[.N649];&quot;&quot;)" office:value-type="float" office:value="46.2606156547774" calcext:value-type="float">
            <text:p>46.2606156547774</text:p>
          </table:table-cell>
          <table:table-cell table:formula="of:=IF([.A649]=1;[.P649];&quot;&quot;)" office:value-type="string" office:string-value="TimeWaitKey" calcext:value-type="string">
            <text:p>TimeWaitKey</text:p>
          </table:table-cell>
          <table:table-cell table:style-name="ce1" table:formula="of:=IF(ISBLANK([.T649]);&quot;&quot;;[.Q649])" office:value-type="percentage" office:value="0.490203435683404" calcext:value-type="percentage">
            <text:p>49.02%</text:p>
          </table:table-cell>
          <table:table-cell table:formula="of:=IF([.A649]=1;[.V649]*[.N649]/1000000;&quot;&quot;)" office:value-type="float" office:value="10.596561" calcext:value-type="float">
            <text:p>10.5965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67057" calcext:value-type="float">
            <text:p>14667057</text:p>
          </table:table-cell>
          <table:table-cell office:value-type="float" office:value="722025" calcext:value-type="float">
            <text:p>722025</text:p>
          </table:table-cell>
          <table:table-cell office:value-type="float" office:value="962214" calcext:value-type="float">
            <text:p>962214</text:p>
          </table:table-cell>
          <table:table-cell office:value-type="float" office:value="150" calcext:value-type="float">
            <text:p>150</text:p>
          </table:table-cell>
          <table:table-cell office:value-type="float" office:value="5159647" calcext:value-type="float">
            <text:p>5159647</text:p>
          </table:table-cell>
          <table:table-cell office:value-type="float" office:value="717868" calcext:value-type="float">
            <text:p>717868</text:p>
          </table:table-cell>
          <table:table-cell office:value-type="float" office:value="70" calcext:value-type="float">
            <text:p>70</text:p>
          </table:table-cell>
          <table:table-cell office:value-type="float" office:value="153397155" calcext:value-type="float">
            <text:p>153397155</text:p>
          </table:table-cell>
          <table:table-cell office:value-type="float" office:value="734700" calcext:value-type="float">
            <text:p>734700</text:p>
          </table:table-cell>
          <table:table-cell office:value-type="float" office:value="753544" calcext:value-type="float">
            <text:p>753544</text:p>
          </table:table-cell>
          <table:table-cell office:value-type="float" office:value="10617079" calcext:value-type="float">
            <text:p>10617079</text:p>
          </table:table-cell>
          <table:table-cell/>
          <table:table-cell table:formula="of:=SUM([.B650:.L650])" office:value-type="float" office:value="187731509" calcext:value-type="float">
            <text:p>187731509</text:p>
          </table:table-cell>
          <table:table-cell table:formula="of:=MAX([.B650:.L650])" office:value-type="float" office:value="153397155" calcext:value-type="float">
            <text:p>153397155</text:p>
          </table:table-cell>
          <table:table-cell table:formula="of:=INDEX([.$B$1:.$L$1];0;MATCH(MAX([.$B650:.$L650]);[.$B650:.$L650];0))" office:value-type="string" office:string-value="Facendi" calcext:value-type="string">
            <text:p>Facendi</text:p>
          </table:table-cell>
          <table:table-cell table:formula="of:=[.O650]/[.N650]" office:value-type="percentage" office:value="0.817109263208447" calcext:value-type="percentage">
            <text:p>81.71%</text:p>
          </table:table-cell>
          <table:table-cell/>
          <table:table-cell table:formula="of:=1000000000/[.N650]" office:value-type="float" office:value="5.32675630919261" calcext:value-type="float">
            <text:p>5.32675630919261</text:p>
          </table:table-cell>
          <table:table-cell table:formula="of:=IF([.A650]=1;1000000000/[.N650];&quot;&quot;)" office:value-type="float" office:value="5.32675630919261" calcext:value-type="float">
            <text:p>5.32675630919261</text:p>
          </table:table-cell>
          <table:table-cell table:formula="of:=IF([.A650]=1;[.P650];&quot;&quot;)" office:value-type="string" office:string-value="Facendi" calcext:value-type="string">
            <text:p>Facendi</text:p>
          </table:table-cell>
          <table:table-cell table:style-name="ce1" table:formula="of:=IF(ISBLANK([.T650]);&quot;&quot;;[.Q650])" office:value-type="percentage" office:value="0.817109263208447" calcext:value-type="percentage">
            <text:p>81.71%</text:p>
          </table:table-cell>
          <table:table-cell table:formula="of:=IF([.A650]=1;[.V650]*[.N650]/1000000;&quot;&quot;)" office:value-type="float" office:value="153.397155" calcext:value-type="float">
            <text:p>153.3971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5886" calcext:value-type="float">
            <text:p>775886</text:p>
          </table:table-cell>
          <table:table-cell office:value-type="float" office:value="752642" calcext:value-type="float">
            <text:p>752642</text:p>
          </table:table-cell>
          <table:table-cell office:value-type="float" office:value="981119" calcext:value-type="float">
            <text:p>981119</text:p>
          </table:table-cell>
          <table:table-cell office:value-type="float" office:value="91" calcext:value-type="float">
            <text:p>91</text:p>
          </table:table-cell>
          <table:table-cell office:value-type="float" office:value="5343199" calcext:value-type="float">
            <text:p>5343199</text:p>
          </table:table-cell>
          <table:table-cell office:value-type="float" office:value="738787" calcext:value-type="float">
            <text:p>738787</text:p>
          </table:table-cell>
          <table:table-cell office:value-type="float" office:value="80" calcext:value-type="float">
            <text:p>80</text:p>
          </table:table-cell>
          <table:table-cell office:value-type="float" office:value="235699" calcext:value-type="float">
            <text:p>235699</text:p>
          </table:table-cell>
          <table:table-cell office:value-type="float" office:value="762552" calcext:value-type="float">
            <text:p>762552</text:p>
          </table:table-cell>
          <table:table-cell office:value-type="float" office:value="745730" calcext:value-type="float">
            <text:p>745730</text:p>
          </table:table-cell>
          <table:table-cell office:value-type="float" office:value="10969346" calcext:value-type="float">
            <text:p>10969346</text:p>
          </table:table-cell>
          <table:table-cell/>
          <table:table-cell table:formula="of:=SUM([.B651:.L651])" office:value-type="float" office:value="21305131" calcext:value-type="float">
            <text:p>21305131</text:p>
          </table:table-cell>
          <table:table-cell table:formula="of:=MAX([.B651:.L651])" office:value-type="float" office:value="10969346" calcext:value-type="float">
            <text:p>10969346</text:p>
          </table:table-cell>
          <table:table-cell table:formula="of:=INDEX([.$B$1:.$L$1];0;MATCH(MAX([.$B651:.$L651]);[.$B651:.$L651];0))" office:value-type="string" office:string-value="TimeWaitKey" calcext:value-type="string">
            <text:p>TimeWaitKey</text:p>
          </table:table-cell>
          <table:table-cell table:formula="of:=[.O651]/[.N651]" office:value-type="percentage" office:value="0.514868742182341" calcext:value-type="percentage">
            <text:p>51.49%</text:p>
          </table:table-cell>
          <table:table-cell/>
          <table:table-cell table:formula="of:=1000000000/[.N651]" office:value-type="float" office:value="46.9370500467704" calcext:value-type="float">
            <text:p>46.9370500467704</text:p>
          </table:table-cell>
          <table:table-cell table:formula="of:=IF([.A651]=1;1000000000/[.N651];&quot;&quot;)" office:value-type="float" office:value="46.9370500467704" calcext:value-type="float">
            <text:p>46.9370500467704</text:p>
          </table:table-cell>
          <table:table-cell table:formula="of:=IF([.A651]=1;[.P651];&quot;&quot;)" office:value-type="string" office:string-value="TimeWaitKey" calcext:value-type="string">
            <text:p>TimeWaitKey</text:p>
          </table:table-cell>
          <table:table-cell table:style-name="ce1" table:formula="of:=IF(ISBLANK([.T651]);&quot;&quot;;[.Q651])" office:value-type="percentage" office:value="0.514868742182341" calcext:value-type="percentage">
            <text:p>51.49%</text:p>
          </table:table-cell>
          <table:table-cell table:formula="of:=IF([.A651]=1;[.V651]*[.N651]/1000000;&quot;&quot;)" office:value-type="float" office:value="10.969346" calcext:value-type="float">
            <text:p>10.9693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0700" calcext:value-type="float">
            <text:p>820700</text:p>
          </table:table-cell>
          <table:table-cell office:value-type="float" office:value="2162470" calcext:value-type="float">
            <text:p>2162470</text:p>
          </table:table-cell>
          <table:table-cell office:value-type="float" office:value="1089931" calcext:value-type="float">
            <text:p>1089931</text:p>
          </table:table-cell>
          <table:table-cell office:value-type="float" office:value="90" calcext:value-type="float">
            <text:p>90</text:p>
          </table:table-cell>
          <table:table-cell office:value-type="float" office:value="5998360" calcext:value-type="float">
            <text:p>5998360</text:p>
          </table:table-cell>
          <table:table-cell office:value-type="float" office:value="730843" calcext:value-type="float">
            <text:p>730843</text:p>
          </table:table-cell>
          <table:table-cell office:value-type="float" office:value="80" calcext:value-type="float">
            <text:p>80</text:p>
          </table:table-cell>
          <table:table-cell office:value-type="float" office:value="239627" calcext:value-type="float">
            <text:p>239627</text:p>
          </table:table-cell>
          <table:table-cell office:value-type="float" office:value="763563" calcext:value-type="float">
            <text:p>763563</text:p>
          </table:table-cell>
          <table:table-cell office:value-type="float" office:value="715985" calcext:value-type="float">
            <text:p>715985</text:p>
          </table:table-cell>
          <table:table-cell office:value-type="float" office:value="10605096" calcext:value-type="float">
            <text:p>10605096</text:p>
          </table:table-cell>
          <table:table-cell/>
          <table:table-cell table:formula="of:=SUM([.B652:.L652])" office:value-type="float" office:value="23126745" calcext:value-type="float">
            <text:p>23126745</text:p>
          </table:table-cell>
          <table:table-cell table:formula="of:=MAX([.B652:.L652])" office:value-type="float" office:value="10605096" calcext:value-type="float">
            <text:p>10605096</text:p>
          </table:table-cell>
          <table:table-cell table:formula="of:=INDEX([.$B$1:.$L$1];0;MATCH(MAX([.$B652:.$L652]);[.$B652:.$L652];0))" office:value-type="string" office:string-value="TimeWaitKey" calcext:value-type="string">
            <text:p>TimeWaitKey</text:p>
          </table:table-cell>
          <table:table-cell table:formula="of:=[.O652]/[.N652]" office:value-type="percentage" office:value="0.458564142943592" calcext:value-type="percentage">
            <text:p>45.86%</text:p>
          </table:table-cell>
          <table:table-cell/>
          <table:table-cell table:formula="of:=1000000000/[.N652]" office:value-type="float" office:value="43.2399803776969" calcext:value-type="float">
            <text:p>43.2399803776969</text:p>
          </table:table-cell>
          <table:table-cell table:formula="of:=IF([.A652]=1;1000000000/[.N652];&quot;&quot;)" office:value-type="float" office:value="43.2399803776969" calcext:value-type="float">
            <text:p>43.2399803776969</text:p>
          </table:table-cell>
          <table:table-cell table:formula="of:=IF([.A652]=1;[.P652];&quot;&quot;)" office:value-type="string" office:string-value="TimeWaitKey" calcext:value-type="string">
            <text:p>TimeWaitKey</text:p>
          </table:table-cell>
          <table:table-cell table:style-name="ce1" table:formula="of:=IF(ISBLANK([.T652]);&quot;&quot;;[.Q652])" office:value-type="percentage" office:value="0.458564142943592" calcext:value-type="percentage">
            <text:p>45.86%</text:p>
          </table:table-cell>
          <table:table-cell table:formula="of:=IF([.A652]=1;[.V652]*[.N652]/1000000;&quot;&quot;)" office:value-type="float" office:value="10.605096" calcext:value-type="float">
            <text:p>10.6050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1643" calcext:value-type="float">
            <text:p>961643</text:p>
          </table:table-cell>
          <table:table-cell office:value-type="float" office:value="1263515" calcext:value-type="float">
            <text:p>1263515</text:p>
          </table:table-cell>
          <table:table-cell office:value-type="float" office:value="974416" calcext:value-type="float">
            <text:p>974416</text:p>
          </table:table-cell>
          <table:table-cell office:value-type="float" office:value="70" calcext:value-type="float">
            <text:p>70</text:p>
          </table:table-cell>
          <table:table-cell office:value-type="float" office:value="5273409" calcext:value-type="float">
            <text:p>5273409</text:p>
          </table:table-cell>
          <table:table-cell office:value-type="float" office:value="742775" calcext:value-type="float">
            <text:p>742775</text:p>
          </table:table-cell>
          <table:table-cell office:value-type="float" office:value="70" calcext:value-type="float">
            <text:p>70</text:p>
          </table:table-cell>
          <table:table-cell office:value-type="float" office:value="255817" calcext:value-type="float">
            <text:p>255817</text:p>
          </table:table-cell>
          <table:table-cell office:value-type="float" office:value="748074" calcext:value-type="float">
            <text:p>748074</text:p>
          </table:table-cell>
          <table:table-cell office:value-type="float" office:value="785394" calcext:value-type="float">
            <text:p>785394</text:p>
          </table:table-cell>
          <table:table-cell office:value-type="float" office:value="10941784" calcext:value-type="float">
            <text:p>10941784</text:p>
          </table:table-cell>
          <table:table-cell/>
          <table:table-cell table:formula="of:=SUM([.B653:.L653])" office:value-type="float" office:value="21946967" calcext:value-type="float">
            <text:p>21946967</text:p>
          </table:table-cell>
          <table:table-cell table:formula="of:=MAX([.B653:.L653])" office:value-type="float" office:value="10941784" calcext:value-type="float">
            <text:p>10941784</text:p>
          </table:table-cell>
          <table:table-cell table:formula="of:=INDEX([.$B$1:.$L$1];0;MATCH(MAX([.$B653:.$L653]);[.$B653:.$L653];0))" office:value-type="string" office:string-value="TimeWaitKey" calcext:value-type="string">
            <text:p>TimeWaitKey</text:p>
          </table:table-cell>
          <table:table-cell table:formula="of:=[.O653]/[.N653]" office:value-type="percentage" office:value="0.498555631855646" calcext:value-type="percentage">
            <text:p>49.86%</text:p>
          </table:table-cell>
          <table:table-cell/>
          <table:table-cell table:formula="of:=1000000000/[.N653]" office:value-type="float" office:value="45.5643825408768" calcext:value-type="float">
            <text:p>45.5643825408768</text:p>
          </table:table-cell>
          <table:table-cell table:formula="of:=IF([.A653]=1;1000000000/[.N653];&quot;&quot;)" office:value-type="float" office:value="45.5643825408768" calcext:value-type="float">
            <text:p>45.5643825408768</text:p>
          </table:table-cell>
          <table:table-cell table:formula="of:=IF([.A653]=1;[.P653];&quot;&quot;)" office:value-type="string" office:string-value="TimeWaitKey" calcext:value-type="string">
            <text:p>TimeWaitKey</text:p>
          </table:table-cell>
          <table:table-cell table:style-name="ce1" table:formula="of:=IF(ISBLANK([.T653]);&quot;&quot;;[.Q653])" office:value-type="percentage" office:value="0.498555631855646" calcext:value-type="percentage">
            <text:p>49.86%</text:p>
          </table:table-cell>
          <table:table-cell table:formula="of:=IF([.A653]=1;[.V653]*[.N653]/1000000;&quot;&quot;)" office:value-type="float" office:value="10.941784" calcext:value-type="float">
            <text:p>10.9417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147" calcext:value-type="float">
            <text:p>771147</text:p>
          </table:table-cell>
          <table:table-cell office:value-type="float" office:value="707368" calcext:value-type="float">
            <text:p>707368</text:p>
          </table:table-cell>
          <table:table-cell office:value-type="float" office:value="965540" calcext:value-type="float">
            <text:p>965540</text:p>
          </table:table-cell>
          <table:table-cell office:value-type="float" office:value="80" calcext:value-type="float">
            <text:p>80</text:p>
          </table:table-cell>
          <table:table-cell office:value-type="float" office:value="5353338" calcext:value-type="float">
            <text:p>5353338</text:p>
          </table:table-cell>
          <table:table-cell office:value-type="float" office:value="760307" calcext:value-type="float">
            <text:p>760307</text:p>
          </table:table-cell>
          <table:table-cell office:value-type="float" office:value="70" calcext:value-type="float">
            <text:p>70</text:p>
          </table:table-cell>
          <table:table-cell office:value-type="float" office:value="229869" calcext:value-type="float">
            <text:p>229869</text:p>
          </table:table-cell>
          <table:table-cell office:value-type="float" office:value="950762" calcext:value-type="float">
            <text:p>950762</text:p>
          </table:table-cell>
          <table:table-cell office:value-type="float" office:value="807415" calcext:value-type="float">
            <text:p>807415</text:p>
          </table:table-cell>
          <table:table-cell office:value-type="float" office:value="10548421" calcext:value-type="float">
            <text:p>10548421</text:p>
          </table:table-cell>
          <table:table-cell/>
          <table:table-cell table:formula="of:=SUM([.B654:.L654])" office:value-type="float" office:value="21094317" calcext:value-type="float">
            <text:p>21094317</text:p>
          </table:table-cell>
          <table:table-cell table:formula="of:=MAX([.B654:.L654])" office:value-type="float" office:value="10548421" calcext:value-type="float">
            <text:p>10548421</text:p>
          </table:table-cell>
          <table:table-cell table:formula="of:=INDEX([.$B$1:.$L$1];0;MATCH(MAX([.$B654:.$L654]);[.$B654:.$L654];0))" office:value-type="string" office:string-value="TimeWaitKey" calcext:value-type="string">
            <text:p>TimeWaitKey</text:p>
          </table:table-cell>
          <table:table-cell table:formula="of:=[.O654]/[.N654]" office:value-type="percentage" office:value="0.500059850243077" calcext:value-type="percentage">
            <text:p>50.01%</text:p>
          </table:table-cell>
          <table:table-cell/>
          <table:table-cell table:formula="of:=1000000000/[.N654]" office:value-type="float" office:value="47.4061331305489" calcext:value-type="float">
            <text:p>47.4061331305489</text:p>
          </table:table-cell>
          <table:table-cell table:formula="of:=IF([.A654]=1;1000000000/[.N654];&quot;&quot;)" office:value-type="float" office:value="47.4061331305489" calcext:value-type="float">
            <text:p>47.4061331305489</text:p>
          </table:table-cell>
          <table:table-cell table:formula="of:=IF([.A654]=1;[.P654];&quot;&quot;)" office:value-type="string" office:string-value="TimeWaitKey" calcext:value-type="string">
            <text:p>TimeWaitKey</text:p>
          </table:table-cell>
          <table:table-cell table:style-name="ce1" table:formula="of:=IF(ISBLANK([.T654]);&quot;&quot;;[.Q654])" office:value-type="percentage" office:value="0.500059850243077" calcext:value-type="percentage">
            <text:p>50.01%</text:p>
          </table:table-cell>
          <table:table-cell table:formula="of:=IF([.A654]=1;[.V654]*[.N654]/1000000;&quot;&quot;)" office:value-type="float" office:value="10.548421" calcext:value-type="float">
            <text:p>10.5484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973" calcext:value-type="float">
            <text:p>902973</text:p>
          </table:table-cell>
          <table:table-cell office:value-type="float" office:value="2377892" calcext:value-type="float">
            <text:p>2377892</text:p>
          </table:table-cell>
          <table:table-cell office:value-type="float" office:value="991088" calcext:value-type="float">
            <text:p>991088</text:p>
          </table:table-cell>
          <table:table-cell office:value-type="float" office:value="60" calcext:value-type="float">
            <text:p>60</text:p>
          </table:table-cell>
          <table:table-cell office:value-type="float" office:value="5220911" calcext:value-type="float">
            <text:p>5220911</text:p>
          </table:table-cell>
          <table:table-cell office:value-type="float" office:value="755448" calcext:value-type="float">
            <text:p>755448</text:p>
          </table:table-cell>
          <table:table-cell office:value-type="float" office:value="80" calcext:value-type="float">
            <text:p>80</text:p>
          </table:table-cell>
          <table:table-cell office:value-type="float" office:value="273410" calcext:value-type="float">
            <text:p>273410</text:p>
          </table:table-cell>
          <table:table-cell office:value-type="float" office:value="755418" calcext:value-type="float">
            <text:p>755418</text:p>
          </table:table-cell>
          <table:table-cell office:value-type="float" office:value="743396" calcext:value-type="float">
            <text:p>743396</text:p>
          </table:table-cell>
          <table:table-cell office:value-type="float" office:value="10595057" calcext:value-type="float">
            <text:p>10595057</text:p>
          </table:table-cell>
          <table:table-cell/>
          <table:table-cell table:formula="of:=SUM([.B655:.L655])" office:value-type="float" office:value="22615733" calcext:value-type="float">
            <text:p>22615733</text:p>
          </table:table-cell>
          <table:table-cell table:formula="of:=MAX([.B655:.L655])" office:value-type="float" office:value="10595057" calcext:value-type="float">
            <text:p>10595057</text:p>
          </table:table-cell>
          <table:table-cell table:formula="of:=INDEX([.$B$1:.$L$1];0;MATCH(MAX([.$B655:.$L655]);[.$B655:.$L655];0))" office:value-type="string" office:string-value="TimeWaitKey" calcext:value-type="string">
            <text:p>TimeWaitKey</text:p>
          </table:table-cell>
          <table:table-cell table:formula="of:=[.O655]/[.N655]" office:value-type="percentage" office:value="0.46848169811697" calcext:value-type="percentage">
            <text:p>46.85%</text:p>
          </table:table-cell>
          <table:table-cell/>
          <table:table-cell table:formula="of:=1000000000/[.N655]" office:value-type="float" office:value="44.2170059223816" calcext:value-type="float">
            <text:p>44.2170059223816</text:p>
          </table:table-cell>
          <table:table-cell table:formula="of:=IF([.A655]=1;1000000000/[.N655];&quot;&quot;)" office:value-type="float" office:value="44.2170059223816" calcext:value-type="float">
            <text:p>44.2170059223816</text:p>
          </table:table-cell>
          <table:table-cell table:formula="of:=IF([.A655]=1;[.P655];&quot;&quot;)" office:value-type="string" office:string-value="TimeWaitKey" calcext:value-type="string">
            <text:p>TimeWaitKey</text:p>
          </table:table-cell>
          <table:table-cell table:style-name="ce1" table:formula="of:=IF(ISBLANK([.T655]);&quot;&quot;;[.Q655])" office:value-type="percentage" office:value="0.46848169811697" calcext:value-type="percentage">
            <text:p>46.85%</text:p>
          </table:table-cell>
          <table:table-cell table:formula="of:=IF([.A655]=1;[.V655]*[.N655]/1000000;&quot;&quot;)" office:value-type="float" office:value="10.595057" calcext:value-type="float">
            <text:p>10.5950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6439" calcext:value-type="float">
            <text:p>986439</text:p>
          </table:table-cell>
          <table:table-cell office:value-type="float" office:value="1309611" calcext:value-type="float">
            <text:p>1309611</text:p>
          </table:table-cell>
          <table:table-cell office:value-type="float" office:value="966922" calcext:value-type="float">
            <text:p>966922</text:p>
          </table:table-cell>
          <table:table-cell office:value-type="float" office:value="101" calcext:value-type="float">
            <text:p>101</text:p>
          </table:table-cell>
          <table:table-cell office:value-type="float" office:value="5342969" calcext:value-type="float">
            <text:p>5342969</text:p>
          </table:table-cell>
          <table:table-cell office:value-type="float" office:value="1258566" calcext:value-type="float">
            <text:p>1258566</text:p>
          </table:table-cell>
          <table:table-cell office:value-type="float" office:value="90" calcext:value-type="float">
            <text:p>90</text:p>
          </table:table-cell>
          <table:table-cell office:value-type="float" office:value="252210" calcext:value-type="float">
            <text:p>252210</text:p>
          </table:table-cell>
          <table:table-cell office:value-type="float" office:value="763704" calcext:value-type="float">
            <text:p>763704</text:p>
          </table:table-cell>
          <table:table-cell office:value-type="float" office:value="742794" calcext:value-type="float">
            <text:p>742794</text:p>
          </table:table-cell>
          <table:table-cell office:value-type="float" office:value="11265687" calcext:value-type="float">
            <text:p>11265687</text:p>
          </table:table-cell>
          <table:table-cell/>
          <table:table-cell table:formula="of:=SUM([.B656:.L656])" office:value-type="float" office:value="22889093" calcext:value-type="float">
            <text:p>22889093</text:p>
          </table:table-cell>
          <table:table-cell table:formula="of:=MAX([.B656:.L656])" office:value-type="float" office:value="11265687" calcext:value-type="float">
            <text:p>11265687</text:p>
          </table:table-cell>
          <table:table-cell table:formula="of:=INDEX([.$B$1:.$L$1];0;MATCH(MAX([.$B656:.$L656]);[.$B656:.$L656];0))" office:value-type="string" office:string-value="TimeWaitKey" calcext:value-type="string">
            <text:p>TimeWaitKey</text:p>
          </table:table-cell>
          <table:table-cell table:formula="of:=[.O656]/[.N656]" office:value-type="percentage" office:value="0.492185819682763" calcext:value-type="percentage">
            <text:p>49.22%</text:p>
          </table:table-cell>
          <table:table-cell/>
          <table:table-cell table:formula="of:=1000000000/[.N656]" office:value-type="float" office:value="43.6889307933696" calcext:value-type="float">
            <text:p>43.6889307933696</text:p>
          </table:table-cell>
          <table:table-cell table:formula="of:=IF([.A656]=1;1000000000/[.N656];&quot;&quot;)" office:value-type="float" office:value="43.6889307933696" calcext:value-type="float">
            <text:p>43.6889307933696</text:p>
          </table:table-cell>
          <table:table-cell table:formula="of:=IF([.A656]=1;[.P656];&quot;&quot;)" office:value-type="string" office:string-value="TimeWaitKey" calcext:value-type="string">
            <text:p>TimeWaitKey</text:p>
          </table:table-cell>
          <table:table-cell table:style-name="ce1" table:formula="of:=IF(ISBLANK([.T656]);&quot;&quot;;[.Q656])" office:value-type="percentage" office:value="0.492185819682763" calcext:value-type="percentage">
            <text:p>49.22%</text:p>
          </table:table-cell>
          <table:table-cell table:formula="of:=IF([.A656]=1;[.V656]*[.N656]/1000000;&quot;&quot;)" office:value-type="float" office:value="11.265687" calcext:value-type="float">
            <text:p>11.2656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7551" calcext:value-type="float">
            <text:p>767551</text:p>
          </table:table-cell>
          <table:table-cell office:value-type="float" office:value="740770" calcext:value-type="float">
            <text:p>740770</text:p>
          </table:table-cell>
          <table:table-cell office:value-type="float" office:value="979225" calcext:value-type="float">
            <text:p>979225</text:p>
          </table:table-cell>
          <table:table-cell office:value-type="float" office:value="70" calcext:value-type="float">
            <text:p>70</text:p>
          </table:table-cell>
          <table:table-cell office:value-type="float" office:value="5198960" calcext:value-type="float">
            <text:p>5198960</text:p>
          </table:table-cell>
          <table:table-cell office:value-type="float" office:value="769645" calcext:value-type="float">
            <text:p>769645</text:p>
          </table:table-cell>
          <table:table-cell office:value-type="float" office:value="71" calcext:value-type="float">
            <text:p>71</text:p>
          </table:table-cell>
          <table:table-cell office:value-type="float" office:value="237954" calcext:value-type="float">
            <text:p>237954</text:p>
          </table:table-cell>
          <table:table-cell office:value-type="float" office:value="764705" calcext:value-type="float">
            <text:p>764705</text:p>
          </table:table-cell>
          <table:table-cell office:value-type="float" office:value="778692" calcext:value-type="float">
            <text:p>778692</text:p>
          </table:table-cell>
          <table:table-cell office:value-type="float" office:value="10581403" calcext:value-type="float">
            <text:p>10581403</text:p>
          </table:table-cell>
          <table:table-cell/>
          <table:table-cell table:formula="of:=SUM([.B657:.L657])" office:value-type="float" office:value="20819046" calcext:value-type="float">
            <text:p>20819046</text:p>
          </table:table-cell>
          <table:table-cell table:formula="of:=MAX([.B657:.L657])" office:value-type="float" office:value="10581403" calcext:value-type="float">
            <text:p>10581403</text:p>
          </table:table-cell>
          <table:table-cell table:formula="of:=INDEX([.$B$1:.$L$1];0;MATCH(MAX([.$B657:.$L657]);[.$B657:.$L657];0))" office:value-type="string" office:string-value="TimeWaitKey" calcext:value-type="string">
            <text:p>TimeWaitKey</text:p>
          </table:table-cell>
          <table:table-cell table:formula="of:=[.O657]/[.N657]" office:value-type="percentage" office:value="0.508255901831429" calcext:value-type="percentage">
            <text:p>50.83%</text:p>
          </table:table-cell>
          <table:table-cell/>
          <table:table-cell table:formula="of:=1000000000/[.N657]" office:value-type="float" office:value="48.0329406064043" calcext:value-type="float">
            <text:p>48.0329406064043</text:p>
          </table:table-cell>
          <table:table-cell table:formula="of:=IF([.A657]=1;1000000000/[.N657];&quot;&quot;)" office:value-type="float" office:value="48.0329406064043" calcext:value-type="float">
            <text:p>48.0329406064043</text:p>
          </table:table-cell>
          <table:table-cell table:formula="of:=IF([.A657]=1;[.P657];&quot;&quot;)" office:value-type="string" office:string-value="TimeWaitKey" calcext:value-type="string">
            <text:p>TimeWaitKey</text:p>
          </table:table-cell>
          <table:table-cell table:style-name="ce1" table:formula="of:=IF(ISBLANK([.T657]);&quot;&quot;;[.Q657])" office:value-type="percentage" office:value="0.508255901831429" calcext:value-type="percentage">
            <text:p>50.83%</text:p>
          </table:table-cell>
          <table:table-cell table:formula="of:=IF([.A657]=1;[.V657]*[.N657]/1000000;&quot;&quot;)" office:value-type="float" office:value="10.581403" calcext:value-type="float">
            <text:p>10.5814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65441" calcext:value-type="float">
            <text:p>8965441</text:p>
          </table:table-cell>
          <table:table-cell office:value-type="float" office:value="1216337" calcext:value-type="float">
            <text:p>1216337</text:p>
          </table:table-cell>
          <table:table-cell office:value-type="float" office:value="973193" calcext:value-type="float">
            <text:p>973193</text:p>
          </table:table-cell>
          <table:table-cell office:value-type="float" office:value="160" calcext:value-type="float">
            <text:p>160</text:p>
          </table:table-cell>
          <table:table-cell office:value-type="float" office:value="5301411" calcext:value-type="float">
            <text:p>5301411</text:p>
          </table:table-cell>
          <table:table-cell office:value-type="float" office:value="785524" calcext:value-type="float">
            <text:p>785524</text:p>
          </table:table-cell>
          <table:table-cell office:value-type="float" office:value="70" calcext:value-type="float">
            <text:p>70</text:p>
          </table:table-cell>
          <table:table-cell office:value-type="float" office:value="152174985" calcext:value-type="float">
            <text:p>152174985</text:p>
          </table:table-cell>
          <table:table-cell office:value-type="float" office:value="746862" calcext:value-type="float">
            <text:p>746862</text:p>
          </table:table-cell>
          <table:table-cell office:value-type="float" office:value="768382" calcext:value-type="float">
            <text:p>768382</text:p>
          </table:table-cell>
          <table:table-cell office:value-type="float" office:value="10878917" calcext:value-type="float">
            <text:p>10878917</text:p>
          </table:table-cell>
          <table:table-cell/>
          <table:table-cell table:formula="of:=SUM([.B658:.L658])" office:value-type="float" office:value="181811282" calcext:value-type="float">
            <text:p>181811282</text:p>
          </table:table-cell>
          <table:table-cell table:formula="of:=MAX([.B658:.L658])" office:value-type="float" office:value="152174985" calcext:value-type="float">
            <text:p>152174985</text:p>
          </table:table-cell>
          <table:table-cell table:formula="of:=INDEX([.$B$1:.$L$1];0;MATCH(MAX([.$B658:.$L658]);[.$B658:.$L658];0))" office:value-type="string" office:string-value="Facendi" calcext:value-type="string">
            <text:p>Facendi</text:p>
          </table:table-cell>
          <table:table-cell table:formula="of:=[.O658]/[.N658]" office:value-type="percentage" office:value="0.836994180592159" calcext:value-type="percentage">
            <text:p>83.70%</text:p>
          </table:table-cell>
          <table:table-cell/>
          <table:table-cell table:formula="of:=1000000000/[.N658]" office:value-type="float" office:value="5.500208727421" calcext:value-type="float">
            <text:p>5.500208727421</text:p>
          </table:table-cell>
          <table:table-cell table:formula="of:=IF([.A658]=1;1000000000/[.N658];&quot;&quot;)" office:value-type="float" office:value="5.500208727421" calcext:value-type="float">
            <text:p>5.500208727421</text:p>
          </table:table-cell>
          <table:table-cell table:formula="of:=IF([.A658]=1;[.P658];&quot;&quot;)" office:value-type="string" office:string-value="Facendi" calcext:value-type="string">
            <text:p>Facendi</text:p>
          </table:table-cell>
          <table:table-cell table:style-name="ce1" table:formula="of:=IF(ISBLANK([.T658]);&quot;&quot;;[.Q658])" office:value-type="percentage" office:value="0.836994180592159" calcext:value-type="percentage">
            <text:p>83.70%</text:p>
          </table:table-cell>
          <table:table-cell table:formula="of:=IF([.A658]=1;[.V658]*[.N658]/1000000;&quot;&quot;)" office:value-type="float" office:value="152.174985" calcext:value-type="float">
            <text:p>152.1749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0675" calcext:value-type="float">
            <text:p>780675</text:p>
          </table:table-cell>
          <table:table-cell office:value-type="float" office:value="739478" calcext:value-type="float">
            <text:p>739478</text:p>
          </table:table-cell>
          <table:table-cell office:value-type="float" office:value="966712" calcext:value-type="float">
            <text:p>966712</text:p>
          </table:table-cell>
          <table:table-cell office:value-type="float" office:value="90" calcext:value-type="float">
            <text:p>90</text:p>
          </table:table-cell>
          <table:table-cell office:value-type="float" office:value="5445340" calcext:value-type="float">
            <text:p>5445340</text:p>
          </table:table-cell>
          <table:table-cell office:value-type="float" office:value="736533" calcext:value-type="float">
            <text:p>736533</text:p>
          </table:table-cell>
          <table:table-cell office:value-type="float" office:value="80" calcext:value-type="float">
            <text:p>80</text:p>
          </table:table-cell>
          <table:table-cell office:value-type="float" office:value="249044" calcext:value-type="float">
            <text:p>249044</text:p>
          </table:table-cell>
          <table:table-cell office:value-type="float" office:value="718008" calcext:value-type="float">
            <text:p>718008</text:p>
          </table:table-cell>
          <table:table-cell office:value-type="float" office:value="720834" calcext:value-type="float">
            <text:p>720834</text:p>
          </table:table-cell>
          <table:table-cell office:value-type="float" office:value="11023997" calcext:value-type="float">
            <text:p>11023997</text:p>
          </table:table-cell>
          <table:table-cell/>
          <table:table-cell table:formula="of:=SUM([.B659:.L659])" office:value-type="float" office:value="21380791" calcext:value-type="float">
            <text:p>21380791</text:p>
          </table:table-cell>
          <table:table-cell table:formula="of:=MAX([.B659:.L659])" office:value-type="float" office:value="11023997" calcext:value-type="float">
            <text:p>11023997</text:p>
          </table:table-cell>
          <table:table-cell table:formula="of:=INDEX([.$B$1:.$L$1];0;MATCH(MAX([.$B659:.$L659]);[.$B659:.$L659];0))" office:value-type="string" office:string-value="TimeWaitKey" calcext:value-type="string">
            <text:p>TimeWaitKey</text:p>
          </table:table-cell>
          <table:table-cell table:formula="of:=[.O659]/[.N659]" office:value-type="percentage" office:value="0.515602860530277" calcext:value-type="percentage">
            <text:p>51.56%</text:p>
          </table:table-cell>
          <table:table-cell/>
          <table:table-cell table:formula="of:=1000000000/[.N659]" office:value-type="float" office:value="46.7709543580497" calcext:value-type="float">
            <text:p>46.7709543580497</text:p>
          </table:table-cell>
          <table:table-cell table:formula="of:=IF([.A659]=1;1000000000/[.N659];&quot;&quot;)" office:value-type="float" office:value="46.7709543580497" calcext:value-type="float">
            <text:p>46.7709543580497</text:p>
          </table:table-cell>
          <table:table-cell table:formula="of:=IF([.A659]=1;[.P659];&quot;&quot;)" office:value-type="string" office:string-value="TimeWaitKey" calcext:value-type="string">
            <text:p>TimeWaitKey</text:p>
          </table:table-cell>
          <table:table-cell table:style-name="ce1" table:formula="of:=IF(ISBLANK([.T659]);&quot;&quot;;[.Q659])" office:value-type="percentage" office:value="0.515602860530277" calcext:value-type="percentage">
            <text:p>51.56%</text:p>
          </table:table-cell>
          <table:table-cell table:formula="of:=IF([.A659]=1;[.V659]*[.N659]/1000000;&quot;&quot;)" office:value-type="float" office:value="11.023997" calcext:value-type="float">
            <text:p>11.0239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5857" calcext:value-type="float">
            <text:p>985857</text:p>
          </table:table-cell>
          <table:table-cell office:value-type="float" office:value="1309340" calcext:value-type="float">
            <text:p>1309340</text:p>
          </table:table-cell>
          <table:table-cell office:value-type="float" office:value="964358" calcext:value-type="float">
            <text:p>964358</text:p>
          </table:table-cell>
          <table:table-cell office:value-type="float" office:value="70" calcext:value-type="float">
            <text:p>70</text:p>
          </table:table-cell>
          <table:table-cell office:value-type="float" office:value="5293196" calcext:value-type="float">
            <text:p>5293196</text:p>
          </table:table-cell>
          <table:table-cell office:value-type="float" office:value="755317" calcext:value-type="float">
            <text:p>755317</text:p>
          </table:table-cell>
          <table:table-cell office:value-type="float" office:value="70" calcext:value-type="float">
            <text:p>70</text:p>
          </table:table-cell>
          <table:table-cell office:value-type="float" office:value="284611" calcext:value-type="float">
            <text:p>284611</text:p>
          </table:table-cell>
          <table:table-cell office:value-type="float" office:value="736222" calcext:value-type="float">
            <text:p>736222</text:p>
          </table:table-cell>
          <table:table-cell office:value-type="float" office:value="715393" calcext:value-type="float">
            <text:p>715393</text:p>
          </table:table-cell>
          <table:table-cell office:value-type="float" office:value="10575982" calcext:value-type="float">
            <text:p>10575982</text:p>
          </table:table-cell>
          <table:table-cell/>
          <table:table-cell table:formula="of:=SUM([.B660:.L660])" office:value-type="float" office:value="21620416" calcext:value-type="float">
            <text:p>21620416</text:p>
          </table:table-cell>
          <table:table-cell table:formula="of:=MAX([.B660:.L660])" office:value-type="float" office:value="10575982" calcext:value-type="float">
            <text:p>10575982</text:p>
          </table:table-cell>
          <table:table-cell table:formula="of:=INDEX([.$B$1:.$L$1];0;MATCH(MAX([.$B660:.$L660]);[.$B660:.$L660];0))" office:value-type="string" office:string-value="TimeWaitKey" calcext:value-type="string">
            <text:p>TimeWaitKey</text:p>
          </table:table-cell>
          <table:table-cell table:formula="of:=[.O660]/[.N660]" office:value-type="percentage" office:value="0.489166443420885" calcext:value-type="percentage">
            <text:p>48.92%</text:p>
          </table:table-cell>
          <table:table-cell/>
          <table:table-cell table:formula="of:=1000000000/[.N660]" office:value-type="float" office:value="46.2525790438075" calcext:value-type="float">
            <text:p>46.2525790438075</text:p>
          </table:table-cell>
          <table:table-cell table:formula="of:=IF([.A660]=1;1000000000/[.N660];&quot;&quot;)" office:value-type="float" office:value="46.2525790438075" calcext:value-type="float">
            <text:p>46.2525790438075</text:p>
          </table:table-cell>
          <table:table-cell table:formula="of:=IF([.A660]=1;[.P660];&quot;&quot;)" office:value-type="string" office:string-value="TimeWaitKey" calcext:value-type="string">
            <text:p>TimeWaitKey</text:p>
          </table:table-cell>
          <table:table-cell table:style-name="ce1" table:formula="of:=IF(ISBLANK([.T660]);&quot;&quot;;[.Q660])" office:value-type="percentage" office:value="0.489166443420885" calcext:value-type="percentage">
            <text:p>48.92%</text:p>
          </table:table-cell>
          <table:table-cell table:formula="of:=IF([.A660]=1;[.V660]*[.N660]/1000000;&quot;&quot;)" office:value-type="float" office:value="10.575982" calcext:value-type="float">
            <text:p>10.5759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6302" calcext:value-type="float">
            <text:p>736302</text:p>
          </table:table-cell>
          <table:table-cell office:value-type="float" office:value="711095" calcext:value-type="float">
            <text:p>711095</text:p>
          </table:table-cell>
          <table:table-cell office:value-type="float" office:value="965760" calcext:value-type="float">
            <text:p>965760</text:p>
          </table:table-cell>
          <table:table-cell office:value-type="float" office:value="90" calcext:value-type="float">
            <text:p>90</text:p>
          </table:table-cell>
          <table:table-cell office:value-type="float" office:value="5176358" calcext:value-type="float">
            <text:p>5176358</text:p>
          </table:table-cell>
          <table:table-cell office:value-type="float" office:value="728388" calcext:value-type="float">
            <text:p>728388</text:p>
          </table:table-cell>
          <table:table-cell office:value-type="float" office:value="70" calcext:value-type="float">
            <text:p>70</text:p>
          </table:table-cell>
          <table:table-cell office:value-type="float" office:value="249365" calcext:value-type="float">
            <text:p>249365</text:p>
          </table:table-cell>
          <table:table-cell office:value-type="float" office:value="754496" calcext:value-type="float">
            <text:p>754496</text:p>
          </table:table-cell>
          <table:table-cell office:value-type="float" office:value="736343" calcext:value-type="float">
            <text:p>736343</text:p>
          </table:table-cell>
          <table:table-cell office:value-type="float" office:value="10595068" calcext:value-type="float">
            <text:p>10595068</text:p>
          </table:table-cell>
          <table:table-cell/>
          <table:table-cell table:formula="of:=SUM([.B661:.L661])" office:value-type="float" office:value="20653335" calcext:value-type="float">
            <text:p>20653335</text:p>
          </table:table-cell>
          <table:table-cell table:formula="of:=MAX([.B661:.L661])" office:value-type="float" office:value="10595068" calcext:value-type="float">
            <text:p>10595068</text:p>
          </table:table-cell>
          <table:table-cell table:formula="of:=INDEX([.$B$1:.$L$1];0;MATCH(MAX([.$B661:.$L661]);[.$B661:.$L661];0))" office:value-type="string" office:string-value="TimeWaitKey" calcext:value-type="string">
            <text:p>TimeWaitKey</text:p>
          </table:table-cell>
          <table:table-cell table:formula="of:=[.O661]/[.N661]" office:value-type="percentage" office:value="0.512995504115921" calcext:value-type="percentage">
            <text:p>51.30%</text:p>
          </table:table-cell>
          <table:table-cell/>
          <table:table-cell table:formula="of:=1000000000/[.N661]" office:value-type="float" office:value="48.4183305020715" calcext:value-type="float">
            <text:p>48.4183305020715</text:p>
          </table:table-cell>
          <table:table-cell table:formula="of:=IF([.A661]=1;1000000000/[.N661];&quot;&quot;)" office:value-type="float" office:value="48.4183305020715" calcext:value-type="float">
            <text:p>48.4183305020715</text:p>
          </table:table-cell>
          <table:table-cell table:formula="of:=IF([.A661]=1;[.P661];&quot;&quot;)" office:value-type="string" office:string-value="TimeWaitKey" calcext:value-type="string">
            <text:p>TimeWaitKey</text:p>
          </table:table-cell>
          <table:table-cell table:style-name="ce1" table:formula="of:=IF(ISBLANK([.T661]);&quot;&quot;;[.Q661])" office:value-type="percentage" office:value="0.512995504115921" calcext:value-type="percentage">
            <text:p>51.30%</text:p>
          </table:table-cell>
          <table:table-cell table:formula="of:=IF([.A661]=1;[.V661]*[.N661]/1000000;&quot;&quot;)" office:value-type="float" office:value="10.595068" calcext:value-type="float">
            <text:p>10.5950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4870" calcext:value-type="float">
            <text:p>804870</text:p>
          </table:table-cell>
          <table:table-cell office:value-type="float" office:value="757572" calcext:value-type="float">
            <text:p>757572</text:p>
          </table:table-cell>
          <table:table-cell office:value-type="float" office:value="964568" calcext:value-type="float">
            <text:p>964568</text:p>
          </table:table-cell>
          <table:table-cell office:value-type="float" office:value="71" calcext:value-type="float">
            <text:p>71</text:p>
          </table:table-cell>
          <table:table-cell office:value-type="float" office:value="5571434" calcext:value-type="float">
            <text:p>5571434</text:p>
          </table:table-cell>
          <table:table-cell office:value-type="float" office:value="949489" calcext:value-type="float">
            <text:p>949489</text:p>
          </table:table-cell>
          <table:table-cell office:value-type="float" office:value="80" calcext:value-type="float">
            <text:p>80</text:p>
          </table:table-cell>
          <table:table-cell office:value-type="float" office:value="231632" calcext:value-type="float">
            <text:p>231632</text:p>
          </table:table-cell>
          <table:table-cell office:value-type="float" office:value="782158" calcext:value-type="float">
            <text:p>782158</text:p>
          </table:table-cell>
          <table:table-cell office:value-type="float" office:value="719181" calcext:value-type="float">
            <text:p>719181</text:p>
          </table:table-cell>
          <table:table-cell office:value-type="float" office:value="10548853" calcext:value-type="float">
            <text:p>10548853</text:p>
          </table:table-cell>
          <table:table-cell/>
          <table:table-cell table:formula="of:=SUM([.B662:.L662])" office:value-type="float" office:value="21329908" calcext:value-type="float">
            <text:p>21329908</text:p>
          </table:table-cell>
          <table:table-cell table:formula="of:=MAX([.B662:.L662])" office:value-type="float" office:value="10548853" calcext:value-type="float">
            <text:p>10548853</text:p>
          </table:table-cell>
          <table:table-cell table:formula="of:=INDEX([.$B$1:.$L$1];0;MATCH(MAX([.$B662:.$L662]);[.$B662:.$L662];0))" office:value-type="string" office:string-value="TimeWaitKey" calcext:value-type="string">
            <text:p>TimeWaitKey</text:p>
          </table:table-cell>
          <table:table-cell table:formula="of:=[.O662]/[.N662]" office:value-type="percentage" office:value="0.494556891665918" calcext:value-type="percentage">
            <text:p>49.46%</text:p>
          </table:table-cell>
          <table:table-cell/>
          <table:table-cell table:formula="of:=1000000000/[.N662]" office:value-type="float" office:value="46.8825275758339" calcext:value-type="float">
            <text:p>46.8825275758339</text:p>
          </table:table-cell>
          <table:table-cell table:formula="of:=IF([.A662]=1;1000000000/[.N662];&quot;&quot;)" office:value-type="float" office:value="46.8825275758339" calcext:value-type="float">
            <text:p>46.8825275758339</text:p>
          </table:table-cell>
          <table:table-cell table:formula="of:=IF([.A662]=1;[.P662];&quot;&quot;)" office:value-type="string" office:string-value="TimeWaitKey" calcext:value-type="string">
            <text:p>TimeWaitKey</text:p>
          </table:table-cell>
          <table:table-cell table:style-name="ce1" table:formula="of:=IF(ISBLANK([.T662]);&quot;&quot;;[.Q662])" office:value-type="percentage" office:value="0.494556891665918" calcext:value-type="percentage">
            <text:p>49.46%</text:p>
          </table:table-cell>
          <table:table-cell table:formula="of:=IF([.A662]=1;[.V662]*[.N662]/1000000;&quot;&quot;)" office:value-type="float" office:value="10.548853" calcext:value-type="float">
            <text:p>10.5488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372" calcext:value-type="float">
            <text:p>800372</text:p>
          </table:table-cell>
          <table:table-cell office:value-type="float" office:value="1365646" calcext:value-type="float">
            <text:p>1365646</text:p>
          </table:table-cell>
          <table:table-cell office:value-type="float" office:value="1604721" calcext:value-type="float">
            <text:p>1604721</text:p>
          </table:table-cell>
          <table:table-cell office:value-type="float" office:value="170" calcext:value-type="float">
            <text:p>170</text:p>
          </table:table-cell>
          <table:table-cell office:value-type="float" office:value="5156892" calcext:value-type="float">
            <text:p>5156892</text:p>
          </table:table-cell>
          <table:table-cell office:value-type="float" office:value="719050" calcext:value-type="float">
            <text:p>719050</text:p>
          </table:table-cell>
          <table:table-cell office:value-type="float" office:value="70" calcext:value-type="float">
            <text:p>70</text:p>
          </table:table-cell>
          <table:table-cell office:value-type="float" office:value="271305" calcext:value-type="float">
            <text:p>271305</text:p>
          </table:table-cell>
          <table:table-cell office:value-type="float" office:value="735641" calcext:value-type="float">
            <text:p>735641</text:p>
          </table:table-cell>
          <table:table-cell office:value-type="float" office:value="724330" calcext:value-type="float">
            <text:p>724330</text:p>
          </table:table-cell>
          <table:table-cell office:value-type="float" office:value="10438666" calcext:value-type="float">
            <text:p>10438666</text:p>
          </table:table-cell>
          <table:table-cell/>
          <table:table-cell table:formula="of:=SUM([.B663:.L663])" office:value-type="float" office:value="21816863" calcext:value-type="float">
            <text:p>21816863</text:p>
          </table:table-cell>
          <table:table-cell table:formula="of:=MAX([.B663:.L663])" office:value-type="float" office:value="10438666" calcext:value-type="float">
            <text:p>10438666</text:p>
          </table:table-cell>
          <table:table-cell table:formula="of:=INDEX([.$B$1:.$L$1];0;MATCH(MAX([.$B663:.$L663]);[.$B663:.$L663];0))" office:value-type="string" office:string-value="TimeWaitKey" calcext:value-type="string">
            <text:p>TimeWaitKey</text:p>
          </table:table-cell>
          <table:table-cell table:formula="of:=[.O663]/[.N663]" office:value-type="percentage" office:value="0.478467779717002" calcext:value-type="percentage">
            <text:p>47.85%</text:p>
          </table:table-cell>
          <table:table-cell/>
          <table:table-cell table:formula="of:=1000000000/[.N663]" office:value-type="float" office:value="45.8361039348324" calcext:value-type="float">
            <text:p>45.8361039348324</text:p>
          </table:table-cell>
          <table:table-cell table:formula="of:=IF([.A663]=1;1000000000/[.N663];&quot;&quot;)" office:value-type="float" office:value="45.8361039348324" calcext:value-type="float">
            <text:p>45.8361039348324</text:p>
          </table:table-cell>
          <table:table-cell table:formula="of:=IF([.A663]=1;[.P663];&quot;&quot;)" office:value-type="string" office:string-value="TimeWaitKey" calcext:value-type="string">
            <text:p>TimeWaitKey</text:p>
          </table:table-cell>
          <table:table-cell table:style-name="ce1" table:formula="of:=IF(ISBLANK([.T663]);&quot;&quot;;[.Q663])" office:value-type="percentage" office:value="0.478467779717002" calcext:value-type="percentage">
            <text:p>47.85%</text:p>
          </table:table-cell>
          <table:table-cell table:formula="of:=IF([.A663]=1;[.V663]*[.N663]/1000000;&quot;&quot;)" office:value-type="float" office:value="10.438666" calcext:value-type="float">
            <text:p>10.4386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8925" calcext:value-type="float">
            <text:p>758925</text:p>
          </table:table-cell>
          <table:table-cell office:value-type="float" office:value="713049" calcext:value-type="float">
            <text:p>713049</text:p>
          </table:table-cell>
          <table:table-cell office:value-type="float" office:value="966701" calcext:value-type="float">
            <text:p>966701</text:p>
          </table:table-cell>
          <table:table-cell office:value-type="float" office:value="80" calcext:value-type="float">
            <text:p>80</text:p>
          </table:table-cell>
          <table:table-cell office:value-type="float" office:value="5188952" calcext:value-type="float">
            <text:p>5188952</text:p>
          </table:table-cell>
          <table:table-cell office:value-type="float" office:value="756169" calcext:value-type="float">
            <text:p>756169</text:p>
          </table:table-cell>
          <table:table-cell office:value-type="float" office:value="80" calcext:value-type="float">
            <text:p>80</text:p>
          </table:table-cell>
          <table:table-cell office:value-type="float" office:value="258893" calcext:value-type="float">
            <text:p>258893</text:p>
          </table:table-cell>
          <table:table-cell office:value-type="float" office:value="730071" calcext:value-type="float">
            <text:p>730071</text:p>
          </table:table-cell>
          <table:table-cell office:value-type="float" office:value="870522" calcext:value-type="float">
            <text:p>870522</text:p>
          </table:table-cell>
          <table:table-cell office:value-type="float" office:value="10428507" calcext:value-type="float">
            <text:p>10428507</text:p>
          </table:table-cell>
          <table:table-cell/>
          <table:table-cell table:formula="of:=SUM([.B664:.L664])" office:value-type="float" office:value="20671949" calcext:value-type="float">
            <text:p>20671949</text:p>
          </table:table-cell>
          <table:table-cell table:formula="of:=MAX([.B664:.L664])" office:value-type="float" office:value="10428507" calcext:value-type="float">
            <text:p>10428507</text:p>
          </table:table-cell>
          <table:table-cell table:formula="of:=INDEX([.$B$1:.$L$1];0;MATCH(MAX([.$B664:.$L664]);[.$B664:.$L664];0))" office:value-type="string" office:string-value="TimeWaitKey" calcext:value-type="string">
            <text:p>TimeWaitKey</text:p>
          </table:table-cell>
          <table:table-cell table:formula="of:=[.O664]/[.N664]" office:value-type="percentage" office:value="0.504476234921052" calcext:value-type="percentage">
            <text:p>50.45%</text:p>
          </table:table-cell>
          <table:table-cell/>
          <table:table-cell table:formula="of:=1000000000/[.N664]" office:value-type="float" office:value="48.3747323486528" calcext:value-type="float">
            <text:p>48.3747323486528</text:p>
          </table:table-cell>
          <table:table-cell table:formula="of:=IF([.A664]=1;1000000000/[.N664];&quot;&quot;)" office:value-type="float" office:value="48.3747323486528" calcext:value-type="float">
            <text:p>48.3747323486528</text:p>
          </table:table-cell>
          <table:table-cell table:formula="of:=IF([.A664]=1;[.P664];&quot;&quot;)" office:value-type="string" office:string-value="TimeWaitKey" calcext:value-type="string">
            <text:p>TimeWaitKey</text:p>
          </table:table-cell>
          <table:table-cell table:style-name="ce1" table:formula="of:=IF(ISBLANK([.T664]);&quot;&quot;;[.Q664])" office:value-type="percentage" office:value="0.504476234921052" calcext:value-type="percentage">
            <text:p>50.45%</text:p>
          </table:table-cell>
          <table:table-cell table:formula="of:=IF([.A664]=1;[.V664]*[.N664]/1000000;&quot;&quot;)" office:value-type="float" office:value="10.428507" calcext:value-type="float">
            <text:p>10.4285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0346" calcext:value-type="float">
            <text:p>770346</text:p>
          </table:table-cell>
          <table:table-cell office:value-type="float" office:value="1209113" calcext:value-type="float">
            <text:p>1209113</text:p>
          </table:table-cell>
          <table:table-cell office:value-type="float" office:value="965149" calcext:value-type="float">
            <text:p>965149</text:p>
          </table:table-cell>
          <table:table-cell office:value-type="float" office:value="80" calcext:value-type="float">
            <text:p>80</text:p>
          </table:table-cell>
          <table:table-cell office:value-type="float" office:value="5230629" calcext:value-type="float">
            <text:p>5230629</text:p>
          </table:table-cell>
          <table:table-cell office:value-type="float" office:value="2178360" calcext:value-type="float">
            <text:p>2178360</text:p>
          </table:table-cell>
          <table:table-cell office:value-type="float" office:value="90" calcext:value-type="float">
            <text:p>90</text:p>
          </table:table-cell>
          <table:table-cell office:value-type="float" office:value="239847" calcext:value-type="float">
            <text:p>239847</text:p>
          </table:table-cell>
          <table:table-cell office:value-type="float" office:value="743225" calcext:value-type="float">
            <text:p>743225</text:p>
          </table:table-cell>
          <table:table-cell office:value-type="float" office:value="726504" calcext:value-type="float">
            <text:p>726504</text:p>
          </table:table-cell>
          <table:table-cell office:value-type="float" office:value="10459686" calcext:value-type="float">
            <text:p>10459686</text:p>
          </table:table-cell>
          <table:table-cell/>
          <table:table-cell table:formula="of:=SUM([.B665:.L665])" office:value-type="float" office:value="22523029" calcext:value-type="float">
            <text:p>22523029</text:p>
          </table:table-cell>
          <table:table-cell table:formula="of:=MAX([.B665:.L665])" office:value-type="float" office:value="10459686" calcext:value-type="float">
            <text:p>10459686</text:p>
          </table:table-cell>
          <table:table-cell table:formula="of:=INDEX([.$B$1:.$L$1];0;MATCH(MAX([.$B665:.$L665]);[.$B665:.$L665];0))" office:value-type="string" office:string-value="TimeWaitKey" calcext:value-type="string">
            <text:p>TimeWaitKey</text:p>
          </table:table-cell>
          <table:table-cell table:formula="of:=[.O665]/[.N665]" office:value-type="percentage" office:value="0.464399615167214" calcext:value-type="percentage">
            <text:p>46.44%</text:p>
          </table:table-cell>
          <table:table-cell/>
          <table:table-cell table:formula="of:=1000000000/[.N665]" office:value-type="float" office:value="44.3990015730122" calcext:value-type="float">
            <text:p>44.3990015730122</text:p>
          </table:table-cell>
          <table:table-cell table:formula="of:=IF([.A665]=1;1000000000/[.N665];&quot;&quot;)" office:value-type="float" office:value="44.3990015730122" calcext:value-type="float">
            <text:p>44.3990015730122</text:p>
          </table:table-cell>
          <table:table-cell table:formula="of:=IF([.A665]=1;[.P665];&quot;&quot;)" office:value-type="string" office:string-value="TimeWaitKey" calcext:value-type="string">
            <text:p>TimeWaitKey</text:p>
          </table:table-cell>
          <table:table-cell table:style-name="ce1" table:formula="of:=IF(ISBLANK([.T665]);&quot;&quot;;[.Q665])" office:value-type="percentage" office:value="0.464399615167214" calcext:value-type="percentage">
            <text:p>46.44%</text:p>
          </table:table-cell>
          <table:table-cell table:formula="of:=IF([.A665]=1;[.V665]*[.N665]/1000000;&quot;&quot;)" office:value-type="float" office:value="10.459686" calcext:value-type="float">
            <text:p>10.4596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05153" calcext:value-type="float">
            <text:p>8505153</text:p>
          </table:table-cell>
          <table:table-cell office:value-type="float" office:value="718008" calcext:value-type="float">
            <text:p>718008</text:p>
          </table:table-cell>
          <table:table-cell office:value-type="float" office:value="963907" calcext:value-type="float">
            <text:p>963907</text:p>
          </table:table-cell>
          <table:table-cell office:value-type="float" office:value="80" calcext:value-type="float">
            <text:p>80</text:p>
          </table:table-cell>
          <table:table-cell office:value-type="float" office:value="5169515" calcext:value-type="float">
            <text:p>5169515</text:p>
          </table:table-cell>
          <table:table-cell office:value-type="float" office:value="697339" calcext:value-type="float">
            <text:p>697339</text:p>
          </table:table-cell>
          <table:table-cell office:value-type="float" office:value="70" calcext:value-type="float">
            <text:p>70</text:p>
          </table:table-cell>
          <table:table-cell office:value-type="float" office:value="155084928" calcext:value-type="float">
            <text:p>155084928</text:p>
          </table:table-cell>
          <table:table-cell office:value-type="float" office:value="740610" calcext:value-type="float">
            <text:p>740610</text:p>
          </table:table-cell>
          <table:table-cell office:value-type="float" office:value="761349" calcext:value-type="float">
            <text:p>761349</text:p>
          </table:table-cell>
          <table:table-cell office:value-type="float" office:value="10595359" calcext:value-type="float">
            <text:p>10595359</text:p>
          </table:table-cell>
          <table:table-cell/>
          <table:table-cell table:formula="of:=SUM([.B666:.L666])" office:value-type="float" office:value="183236318" calcext:value-type="float">
            <text:p>183236318</text:p>
          </table:table-cell>
          <table:table-cell table:formula="of:=MAX([.B666:.L666])" office:value-type="float" office:value="155084928" calcext:value-type="float">
            <text:p>155084928</text:p>
          </table:table-cell>
          <table:table-cell table:formula="of:=INDEX([.$B$1:.$L$1];0;MATCH(MAX([.$B666:.$L666]);[.$B666:.$L666];0))" office:value-type="string" office:string-value="Facendi" calcext:value-type="string">
            <text:p>Facendi</text:p>
          </table:table-cell>
          <table:table-cell table:formula="of:=[.O666]/[.N666]" office:value-type="percentage" office:value="0.84636566425658" calcext:value-type="percentage">
            <text:p>84.64%</text:p>
          </table:table-cell>
          <table:table-cell/>
          <table:table-cell table:formula="of:=1000000000/[.N666]" office:value-type="float" office:value="5.45743338937863" calcext:value-type="float">
            <text:p>5.45743338937863</text:p>
          </table:table-cell>
          <table:table-cell table:formula="of:=IF([.A666]=1;1000000000/[.N666];&quot;&quot;)" office:value-type="float" office:value="5.45743338937863" calcext:value-type="float">
            <text:p>5.45743338937863</text:p>
          </table:table-cell>
          <table:table-cell table:formula="of:=IF([.A666]=1;[.P666];&quot;&quot;)" office:value-type="string" office:string-value="Facendi" calcext:value-type="string">
            <text:p>Facendi</text:p>
          </table:table-cell>
          <table:table-cell table:style-name="ce1" table:formula="of:=IF(ISBLANK([.T666]);&quot;&quot;;[.Q666])" office:value-type="percentage" office:value="0.84636566425658" calcext:value-type="percentage">
            <text:p>84.64%</text:p>
          </table:table-cell>
          <table:table-cell table:formula="of:=IF([.A666]=1;[.V666]*[.N666]/1000000;&quot;&quot;)" office:value-type="float" office:value="155.084928" calcext:value-type="float">
            <text:p>155.0849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629" calcext:value-type="float">
            <text:p>750629</text:p>
          </table:table-cell>
          <table:table-cell office:value-type="float" office:value="741051" calcext:value-type="float">
            <text:p>741051</text:p>
          </table:table-cell>
          <table:table-cell office:value-type="float" office:value="1104559" calcext:value-type="float">
            <text:p>1104559</text:p>
          </table:table-cell>
          <table:table-cell office:value-type="float" office:value="201" calcext:value-type="float">
            <text:p>201</text:p>
          </table:table-cell>
          <table:table-cell office:value-type="float" office:value="5180015" calcext:value-type="float">
            <text:p>5180015</text:p>
          </table:table-cell>
          <table:table-cell office:value-type="float" office:value="733548" calcext:value-type="float">
            <text:p>733548</text:p>
          </table:table-cell>
          <table:table-cell office:value-type="float" office:value="100" calcext:value-type="float">
            <text:p>100</text:p>
          </table:table-cell>
          <table:table-cell office:value-type="float" office:value="260826" calcext:value-type="float">
            <text:p>260826</text:p>
          </table:table-cell>
          <table:table-cell office:value-type="float" office:value="760798" calcext:value-type="float">
            <text:p>760798</text:p>
          </table:table-cell>
          <table:table-cell office:value-type="float" office:value="719481" calcext:value-type="float">
            <text:p>719481</text:p>
          </table:table-cell>
          <table:table-cell office:value-type="float" office:value="10120113" calcext:value-type="float">
            <text:p>10120113</text:p>
          </table:table-cell>
          <table:table-cell/>
          <table:table-cell table:formula="of:=SUM([.B667:.L667])" office:value-type="float" office:value="20371321" calcext:value-type="float">
            <text:p>20371321</text:p>
          </table:table-cell>
          <table:table-cell table:formula="of:=MAX([.B667:.L667])" office:value-type="float" office:value="10120113" calcext:value-type="float">
            <text:p>10120113</text:p>
          </table:table-cell>
          <table:table-cell table:formula="of:=INDEX([.$B$1:.$L$1];0;MATCH(MAX([.$B667:.$L667]);[.$B667:.$L667];0))" office:value-type="string" office:string-value="TimeWaitKey" calcext:value-type="string">
            <text:p>TimeWaitKey</text:p>
          </table:table-cell>
          <table:table-cell table:formula="of:=[.O667]/[.N667]" office:value-type="percentage" office:value="0.49678236379467" calcext:value-type="percentage">
            <text:p>49.68%</text:p>
          </table:table-cell>
          <table:table-cell/>
          <table:table-cell table:formula="of:=1000000000/[.N667]" office:value-type="float" office:value="49.088618258973" calcext:value-type="float">
            <text:p>49.088618258973</text:p>
          </table:table-cell>
          <table:table-cell table:formula="of:=IF([.A667]=1;1000000000/[.N667];&quot;&quot;)" office:value-type="float" office:value="49.088618258973" calcext:value-type="float">
            <text:p>49.088618258973</text:p>
          </table:table-cell>
          <table:table-cell table:formula="of:=IF([.A667]=1;[.P667];&quot;&quot;)" office:value-type="string" office:string-value="TimeWaitKey" calcext:value-type="string">
            <text:p>TimeWaitKey</text:p>
          </table:table-cell>
          <table:table-cell table:style-name="ce1" table:formula="of:=IF(ISBLANK([.T667]);&quot;&quot;;[.Q667])" office:value-type="percentage" office:value="0.49678236379467" calcext:value-type="percentage">
            <text:p>49.68%</text:p>
          </table:table-cell>
          <table:table-cell table:formula="of:=IF([.A667]=1;[.V667]*[.N667]/1000000;&quot;&quot;)" office:value-type="float" office:value="10.120113" calcext:value-type="float">
            <text:p>10.1201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4329" calcext:value-type="float">
            <text:p>954329</text:p>
          </table:table-cell>
          <table:table-cell office:value-type="float" office:value="1592277" calcext:value-type="float">
            <text:p>1592277</text:p>
          </table:table-cell>
          <table:table-cell office:value-type="float" office:value="971681" calcext:value-type="float">
            <text:p>971681</text:p>
          </table:table-cell>
          <table:table-cell office:value-type="float" office:value="171" calcext:value-type="float">
            <text:p>171</text:p>
          </table:table-cell>
          <table:table-cell office:value-type="float" office:value="5254374" calcext:value-type="float">
            <text:p>5254374</text:p>
          </table:table-cell>
          <table:table-cell office:value-type="float" office:value="748245" calcext:value-type="float">
            <text:p>748245</text:p>
          </table:table-cell>
          <table:table-cell office:value-type="float" office:value="100" calcext:value-type="float">
            <text:p>100</text:p>
          </table:table-cell>
          <table:table-cell office:value-type="float" office:value="242051" calcext:value-type="float">
            <text:p>242051</text:p>
          </table:table-cell>
          <table:table-cell office:value-type="float" office:value="731895" calcext:value-type="float">
            <text:p>731895</text:p>
          </table:table-cell>
          <table:table-cell office:value-type="float" office:value="732585" calcext:value-type="float">
            <text:p>732585</text:p>
          </table:table-cell>
          <table:table-cell office:value-type="float" office:value="10593095" calcext:value-type="float">
            <text:p>10593095</text:p>
          </table:table-cell>
          <table:table-cell/>
          <table:table-cell table:formula="of:=SUM([.B668:.L668])" office:value-type="float" office:value="21820803" calcext:value-type="float">
            <text:p>21820803</text:p>
          </table:table-cell>
          <table:table-cell table:formula="of:=MAX([.B668:.L668])" office:value-type="float" office:value="10593095" calcext:value-type="float">
            <text:p>10593095</text:p>
          </table:table-cell>
          <table:table-cell table:formula="of:=INDEX([.$B$1:.$L$1];0;MATCH(MAX([.$B668:.$L668]);[.$B668:.$L668];0))" office:value-type="string" office:string-value="TimeWaitKey" calcext:value-type="string">
            <text:p>TimeWaitKey</text:p>
          </table:table-cell>
          <table:table-cell table:formula="of:=[.O668]/[.N668]" office:value-type="percentage" office:value="0.485458532392231" calcext:value-type="percentage">
            <text:p>48.55%</text:p>
          </table:table-cell>
          <table:table-cell/>
          <table:table-cell table:formula="of:=1000000000/[.N668]" office:value-type="float" office:value="45.8278276926839" calcext:value-type="float">
            <text:p>45.8278276926839</text:p>
          </table:table-cell>
          <table:table-cell table:formula="of:=IF([.A668]=1;1000000000/[.N668];&quot;&quot;)" office:value-type="float" office:value="45.8278276926839" calcext:value-type="float">
            <text:p>45.8278276926839</text:p>
          </table:table-cell>
          <table:table-cell table:formula="of:=IF([.A668]=1;[.P668];&quot;&quot;)" office:value-type="string" office:string-value="TimeWaitKey" calcext:value-type="string">
            <text:p>TimeWaitKey</text:p>
          </table:table-cell>
          <table:table-cell table:style-name="ce1" table:formula="of:=IF(ISBLANK([.T668]);&quot;&quot;;[.Q668])" office:value-type="percentage" office:value="0.485458532392231" calcext:value-type="percentage">
            <text:p>48.55%</text:p>
          </table:table-cell>
          <table:table-cell table:formula="of:=IF([.A668]=1;[.V668]*[.N668]/1000000;&quot;&quot;)" office:value-type="float" office:value="10.593095" calcext:value-type="float">
            <text:p>10.5930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6477" calcext:value-type="float">
            <text:p>776477</text:p>
          </table:table-cell>
          <table:table-cell office:value-type="float" office:value="741442" calcext:value-type="float">
            <text:p>741442</text:p>
          </table:table-cell>
          <table:table-cell office:value-type="float" office:value="964578" calcext:value-type="float">
            <text:p>964578</text:p>
          </table:table-cell>
          <table:table-cell office:value-type="float" office:value="90" calcext:value-type="float">
            <text:p>90</text:p>
          </table:table-cell>
          <table:table-cell office:value-type="float" office:value="5354660" calcext:value-type="float">
            <text:p>5354660</text:p>
          </table:table-cell>
          <table:table-cell office:value-type="float" office:value="706597" calcext:value-type="float">
            <text:p>706597</text:p>
          </table:table-cell>
          <table:table-cell office:value-type="float" office:value="70" calcext:value-type="float">
            <text:p>70</text:p>
          </table:table-cell>
          <table:table-cell office:value-type="float" office:value="251148" calcext:value-type="float">
            <text:p>251148</text:p>
          </table:table-cell>
          <table:table-cell office:value-type="float" office:value="712668" calcext:value-type="float">
            <text:p>712668</text:p>
          </table:table-cell>
          <table:table-cell office:value-type="float" office:value="740851" calcext:value-type="float">
            <text:p>740851</text:p>
          </table:table-cell>
          <table:table-cell office:value-type="float" office:value="10850414" calcext:value-type="float">
            <text:p>10850414</text:p>
          </table:table-cell>
          <table:table-cell/>
          <table:table-cell table:formula="of:=SUM([.B669:.L669])" office:value-type="float" office:value="21098995" calcext:value-type="float">
            <text:p>21098995</text:p>
          </table:table-cell>
          <table:table-cell table:formula="of:=MAX([.B669:.L669])" office:value-type="float" office:value="10850414" calcext:value-type="float">
            <text:p>10850414</text:p>
          </table:table-cell>
          <table:table-cell table:formula="of:=INDEX([.$B$1:.$L$1];0;MATCH(MAX([.$B669:.$L669]);[.$B669:.$L669];0))" office:value-type="string" office:string-value="TimeWaitKey" calcext:value-type="string">
            <text:p>TimeWaitKey</text:p>
          </table:table-cell>
          <table:table-cell table:formula="of:=[.O669]/[.N669]" office:value-type="percentage" office:value="0.514262124807366" calcext:value-type="percentage">
            <text:p>51.43%</text:p>
          </table:table-cell>
          <table:table-cell/>
          <table:table-cell table:formula="of:=1000000000/[.N669]" office:value-type="float" office:value="47.3956223981284" calcext:value-type="float">
            <text:p>47.3956223981284</text:p>
          </table:table-cell>
          <table:table-cell table:formula="of:=IF([.A669]=1;1000000000/[.N669];&quot;&quot;)" office:value-type="float" office:value="47.3956223981284" calcext:value-type="float">
            <text:p>47.3956223981284</text:p>
          </table:table-cell>
          <table:table-cell table:formula="of:=IF([.A669]=1;[.P669];&quot;&quot;)" office:value-type="string" office:string-value="TimeWaitKey" calcext:value-type="string">
            <text:p>TimeWaitKey</text:p>
          </table:table-cell>
          <table:table-cell table:style-name="ce1" table:formula="of:=IF(ISBLANK([.T669]);&quot;&quot;;[.Q669])" office:value-type="percentage" office:value="0.514262124807366" calcext:value-type="percentage">
            <text:p>51.43%</text:p>
          </table:table-cell>
          <table:table-cell table:formula="of:=IF([.A669]=1;[.V669]*[.N669]/1000000;&quot;&quot;)" office:value-type="float" office:value="10.850414" calcext:value-type="float">
            <text:p>10.8504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6165" calcext:value-type="float">
            <text:p>786165</text:p>
          </table:table-cell>
          <table:table-cell office:value-type="float" office:value="871504" calcext:value-type="float">
            <text:p>871504</text:p>
          </table:table-cell>
          <table:table-cell office:value-type="float" office:value="974386" calcext:value-type="float">
            <text:p>974386</text:p>
          </table:table-cell>
          <table:table-cell office:value-type="float" office:value="71" calcext:value-type="float">
            <text:p>71</text:p>
          </table:table-cell>
          <table:table-cell office:value-type="float" office:value="5154468" calcext:value-type="float">
            <text:p>5154468</text:p>
          </table:table-cell>
          <table:table-cell office:value-type="float" office:value="1666476" calcext:value-type="float">
            <text:p>1666476</text:p>
          </table:table-cell>
          <table:table-cell office:value-type="float" office:value="101" calcext:value-type="float">
            <text:p>101</text:p>
          </table:table-cell>
          <table:table-cell office:value-type="float" office:value="157918112" calcext:value-type="float">
            <text:p>157918112</text:p>
          </table:table-cell>
          <table:table-cell office:value-type="float" office:value="747784" calcext:value-type="float">
            <text:p>747784</text:p>
          </table:table-cell>
          <table:table-cell office:value-type="float" office:value="740521" calcext:value-type="float">
            <text:p>740521</text:p>
          </table:table-cell>
          <table:table-cell office:value-type="float" office:value="10557558" calcext:value-type="float">
            <text:p>10557558</text:p>
          </table:table-cell>
          <table:table-cell/>
          <table:table-cell table:formula="of:=SUM([.B670:.L670])" office:value-type="float" office:value="179417146" calcext:value-type="float">
            <text:p>179417146</text:p>
          </table:table-cell>
          <table:table-cell table:formula="of:=MAX([.B670:.L670])" office:value-type="float" office:value="157918112" calcext:value-type="float">
            <text:p>157918112</text:p>
          </table:table-cell>
          <table:table-cell table:formula="of:=INDEX([.$B$1:.$L$1];0;MATCH(MAX([.$B670:.$L670]);[.$B670:.$L670];0))" office:value-type="string" office:string-value="Facendi" calcext:value-type="string">
            <text:p>Facendi</text:p>
          </table:table-cell>
          <table:table-cell table:formula="of:=[.O670]/[.N670]" office:value-type="percentage" office:value="0.880172912793964" calcext:value-type="percentage">
            <text:p>88.02%</text:p>
          </table:table-cell>
          <table:table-cell/>
          <table:table-cell table:formula="of:=1000000000/[.N670]" office:value-type="float" office:value="5.57360331659718" calcext:value-type="float">
            <text:p>5.57360331659718</text:p>
          </table:table-cell>
          <table:table-cell table:formula="of:=IF([.A670]=1;1000000000/[.N670];&quot;&quot;)" office:value-type="float" office:value="5.57360331659718" calcext:value-type="float">
            <text:p>5.57360331659718</text:p>
          </table:table-cell>
          <table:table-cell table:formula="of:=IF([.A670]=1;[.P670];&quot;&quot;)" office:value-type="string" office:string-value="Facendi" calcext:value-type="string">
            <text:p>Facendi</text:p>
          </table:table-cell>
          <table:table-cell table:style-name="ce1" table:formula="of:=IF(ISBLANK([.T670]);&quot;&quot;;[.Q670])" office:value-type="percentage" office:value="0.880172912793964" calcext:value-type="percentage">
            <text:p>88.02%</text:p>
          </table:table-cell>
          <table:table-cell table:formula="of:=IF([.A670]=1;[.V670]*[.N670]/1000000;&quot;&quot;)" office:value-type="float" office:value="157.918112" calcext:value-type="float">
            <text:p>157.9181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0917" calcext:value-type="float">
            <text:p>770917</text:p>
          </table:table-cell>
          <table:table-cell office:value-type="float" office:value="744758" calcext:value-type="float">
            <text:p>744758</text:p>
          </table:table-cell>
          <table:table-cell office:value-type="float" office:value="975448" calcext:value-type="float">
            <text:p>975448</text:p>
          </table:table-cell>
          <table:table-cell office:value-type="float" office:value="90" calcext:value-type="float">
            <text:p>90</text:p>
          </table:table-cell>
          <table:table-cell office:value-type="float" office:value="5310909" calcext:value-type="float">
            <text:p>5310909</text:p>
          </table:table-cell>
          <table:table-cell office:value-type="float" office:value="712748" calcext:value-type="float">
            <text:p>712748</text:p>
          </table:table-cell>
          <table:table-cell office:value-type="float" office:value="80" calcext:value-type="float">
            <text:p>80</text:p>
          </table:table-cell>
          <table:table-cell office:value-type="float" office:value="248173" calcext:value-type="float">
            <text:p>248173</text:p>
          </table:table-cell>
          <table:table-cell office:value-type="float" office:value="718229" calcext:value-type="float">
            <text:p>718229</text:p>
          </table:table-cell>
          <table:table-cell office:value-type="float" office:value="736082" calcext:value-type="float">
            <text:p>736082</text:p>
          </table:table-cell>
          <table:table-cell office:value-type="float" office:value="11347901" calcext:value-type="float">
            <text:p>11347901</text:p>
          </table:table-cell>
          <table:table-cell/>
          <table:table-cell table:formula="of:=SUM([.B671:.L671])" office:value-type="float" office:value="21565335" calcext:value-type="float">
            <text:p>21565335</text:p>
          </table:table-cell>
          <table:table-cell table:formula="of:=MAX([.B671:.L671])" office:value-type="float" office:value="11347901" calcext:value-type="float">
            <text:p>11347901</text:p>
          </table:table-cell>
          <table:table-cell table:formula="of:=INDEX([.$B$1:.$L$1];0;MATCH(MAX([.$B671:.$L671]);[.$B671:.$L671];0))" office:value-type="string" office:string-value="TimeWaitKey" calcext:value-type="string">
            <text:p>TimeWaitKey</text:p>
          </table:table-cell>
          <table:table-cell table:formula="of:=[.O671]/[.N671]" office:value-type="percentage" office:value="0.526210281454009" calcext:value-type="percentage">
            <text:p>52.62%</text:p>
          </table:table-cell>
          <table:table-cell/>
          <table:table-cell table:formula="of:=1000000000/[.N671]" office:value-type="float" office:value="46.3707148532587" calcext:value-type="float">
            <text:p>46.3707148532587</text:p>
          </table:table-cell>
          <table:table-cell table:formula="of:=IF([.A671]=1;1000000000/[.N671];&quot;&quot;)" office:value-type="float" office:value="46.3707148532587" calcext:value-type="float">
            <text:p>46.3707148532587</text:p>
          </table:table-cell>
          <table:table-cell table:formula="of:=IF([.A671]=1;[.P671];&quot;&quot;)" office:value-type="string" office:string-value="TimeWaitKey" calcext:value-type="string">
            <text:p>TimeWaitKey</text:p>
          </table:table-cell>
          <table:table-cell table:style-name="ce1" table:formula="of:=IF(ISBLANK([.T671]);&quot;&quot;;[.Q671])" office:value-type="percentage" office:value="0.526210281454009" calcext:value-type="percentage">
            <text:p>52.62%</text:p>
          </table:table-cell>
          <table:table-cell table:formula="of:=IF([.A671]=1;[.V671]*[.N671]/1000000;&quot;&quot;)" office:value-type="float" office:value="11.347901" calcext:value-type="float">
            <text:p>11.3479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8730" calcext:value-type="float">
            <text:p>858730</text:p>
          </table:table-cell>
          <table:table-cell office:value-type="float" office:value="710454" calcext:value-type="float">
            <text:p>710454</text:p>
          </table:table-cell>
          <table:table-cell office:value-type="float" office:value="962645" calcext:value-type="float">
            <text:p>962645</text:p>
          </table:table-cell>
          <table:table-cell office:value-type="float" office:value="70" calcext:value-type="float">
            <text:p>70</text:p>
          </table:table-cell>
          <table:table-cell office:value-type="float" office:value="5183782" calcext:value-type="float">
            <text:p>5183782</text:p>
          </table:table-cell>
          <table:table-cell office:value-type="float" office:value="719632" calcext:value-type="float">
            <text:p>719632</text:p>
          </table:table-cell>
          <table:table-cell office:value-type="float" office:value="80" calcext:value-type="float">
            <text:p>80</text:p>
          </table:table-cell>
          <table:table-cell office:value-type="float" office:value="235409" calcext:value-type="float">
            <text:p>235409</text:p>
          </table:table-cell>
          <table:table-cell office:value-type="float" office:value="730782" calcext:value-type="float">
            <text:p>730782</text:p>
          </table:table-cell>
          <table:table-cell office:value-type="float" office:value="733818" calcext:value-type="float">
            <text:p>733818</text:p>
          </table:table-cell>
          <table:table-cell office:value-type="float" office:value="10359178" calcext:value-type="float">
            <text:p>10359178</text:p>
          </table:table-cell>
          <table:table-cell/>
          <table:table-cell table:formula="of:=SUM([.B672:.L672])" office:value-type="float" office:value="20494580" calcext:value-type="float">
            <text:p>20494580</text:p>
          </table:table-cell>
          <table:table-cell table:formula="of:=MAX([.B672:.L672])" office:value-type="float" office:value="10359178" calcext:value-type="float">
            <text:p>10359178</text:p>
          </table:table-cell>
          <table:table-cell table:formula="of:=INDEX([.$B$1:.$L$1];0;MATCH(MAX([.$B672:.$L672]);[.$B672:.$L672];0))" office:value-type="string" office:string-value="TimeWaitKey" calcext:value-type="string">
            <text:p>TimeWaitKey</text:p>
          </table:table-cell>
          <table:table-cell table:formula="of:=[.O672]/[.N672]" office:value-type="percentage" office:value="0.50545939463019" calcext:value-type="percentage">
            <text:p>50.55%</text:p>
          </table:table-cell>
          <table:table-cell/>
          <table:table-cell table:formula="of:=1000000000/[.N672]" office:value-type="float" office:value="48.7933883007117" calcext:value-type="float">
            <text:p>48.7933883007117</text:p>
          </table:table-cell>
          <table:table-cell table:formula="of:=IF([.A672]=1;1000000000/[.N672];&quot;&quot;)" office:value-type="float" office:value="48.7933883007117" calcext:value-type="float">
            <text:p>48.7933883007117</text:p>
          </table:table-cell>
          <table:table-cell table:formula="of:=IF([.A672]=1;[.P672];&quot;&quot;)" office:value-type="string" office:string-value="TimeWaitKey" calcext:value-type="string">
            <text:p>TimeWaitKey</text:p>
          </table:table-cell>
          <table:table-cell table:style-name="ce1" table:formula="of:=IF(ISBLANK([.T672]);&quot;&quot;;[.Q672])" office:value-type="percentage" office:value="0.50545939463019" calcext:value-type="percentage">
            <text:p>50.55%</text:p>
          </table:table-cell>
          <table:table-cell table:formula="of:=IF([.A672]=1;[.V672]*[.N672]/1000000;&quot;&quot;)" office:value-type="float" office:value="10.359178" calcext:value-type="float">
            <text:p>10.3591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5555" calcext:value-type="float">
            <text:p>775555</text:p>
          </table:table-cell>
          <table:table-cell office:value-type="float" office:value="2117396" calcext:value-type="float">
            <text:p>2117396</text:p>
          </table:table-cell>
          <table:table-cell office:value-type="float" office:value="988893" calcext:value-type="float">
            <text:p>988893</text:p>
          </table:table-cell>
          <table:table-cell office:value-type="float" office:value="70" calcext:value-type="float">
            <text:p>70</text:p>
          </table:table-cell>
          <table:table-cell office:value-type="float" office:value="5343850" calcext:value-type="float">
            <text:p>5343850</text:p>
          </table:table-cell>
          <table:table-cell office:value-type="float" office:value="764685" calcext:value-type="float">
            <text:p>764685</text:p>
          </table:table-cell>
          <table:table-cell office:value-type="float" office:value="80" calcext:value-type="float">
            <text:p>80</text:p>
          </table:table-cell>
          <table:table-cell office:value-type="float" office:value="256328" calcext:value-type="float">
            <text:p>256328</text:p>
          </table:table-cell>
          <table:table-cell office:value-type="float" office:value="763894" calcext:value-type="float">
            <text:p>763894</text:p>
          </table:table-cell>
          <table:table-cell office:value-type="float" office:value="796204" calcext:value-type="float">
            <text:p>796204</text:p>
          </table:table-cell>
          <table:table-cell office:value-type="float" office:value="10816160" calcext:value-type="float">
            <text:p>10816160</text:p>
          </table:table-cell>
          <table:table-cell/>
          <table:table-cell table:formula="of:=SUM([.B673:.L673])" office:value-type="float" office:value="22623115" calcext:value-type="float">
            <text:p>22623115</text:p>
          </table:table-cell>
          <table:table-cell table:formula="of:=MAX([.B673:.L673])" office:value-type="float" office:value="10816160" calcext:value-type="float">
            <text:p>10816160</text:p>
          </table:table-cell>
          <table:table-cell table:formula="of:=INDEX([.$B$1:.$L$1];0;MATCH(MAX([.$B673:.$L673]);[.$B673:.$L673];0))" office:value-type="string" office:string-value="TimeWaitKey" calcext:value-type="string">
            <text:p>TimeWaitKey</text:p>
          </table:table-cell>
          <table:table-cell table:formula="of:=[.O673]/[.N673]" office:value-type="percentage" office:value="0.478102153483285" calcext:value-type="percentage">
            <text:p>47.81%</text:p>
          </table:table-cell>
          <table:table-cell/>
          <table:table-cell table:formula="of:=1000000000/[.N673]" office:value-type="float" office:value="44.2025777617273" calcext:value-type="float">
            <text:p>44.2025777617273</text:p>
          </table:table-cell>
          <table:table-cell table:formula="of:=IF([.A673]=1;1000000000/[.N673];&quot;&quot;)" office:value-type="float" office:value="44.2025777617273" calcext:value-type="float">
            <text:p>44.2025777617273</text:p>
          </table:table-cell>
          <table:table-cell table:formula="of:=IF([.A673]=1;[.P673];&quot;&quot;)" office:value-type="string" office:string-value="TimeWaitKey" calcext:value-type="string">
            <text:p>TimeWaitKey</text:p>
          </table:table-cell>
          <table:table-cell table:style-name="ce1" table:formula="of:=IF(ISBLANK([.T673]);&quot;&quot;;[.Q673])" office:value-type="percentage" office:value="0.478102153483285" calcext:value-type="percentage">
            <text:p>47.81%</text:p>
          </table:table-cell>
          <table:table-cell table:formula="of:=IF([.A673]=1;[.V673]*[.N673]/1000000;&quot;&quot;)" office:value-type="float" office:value="10.81616" calcext:value-type="float">
            <text:p>10.816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4783" calcext:value-type="float">
            <text:p>1004783</text:p>
          </table:table-cell>
          <table:table-cell office:value-type="float" office:value="1252475" calcext:value-type="float">
            <text:p>1252475</text:p>
          </table:table-cell>
          <table:table-cell office:value-type="float" office:value="968034" calcext:value-type="float">
            <text:p>968034</text:p>
          </table:table-cell>
          <table:table-cell office:value-type="float" office:value="70" calcext:value-type="float">
            <text:p>70</text:p>
          </table:table-cell>
          <table:table-cell office:value-type="float" office:value="5276264" calcext:value-type="float">
            <text:p>5276264</text:p>
          </table:table-cell>
          <table:table-cell office:value-type="float" office:value="760829" calcext:value-type="float">
            <text:p>760829</text:p>
          </table:table-cell>
          <table:table-cell office:value-type="float" office:value="70" calcext:value-type="float">
            <text:p>70</text:p>
          </table:table-cell>
          <table:table-cell office:value-type="float" office:value="156148161" calcext:value-type="float">
            <text:p>156148161</text:p>
          </table:table-cell>
          <table:table-cell office:value-type="float" office:value="754285" calcext:value-type="float">
            <text:p>754285</text:p>
          </table:table-cell>
          <table:table-cell office:value-type="float" office:value="771147" calcext:value-type="float">
            <text:p>771147</text:p>
          </table:table-cell>
          <table:table-cell office:value-type="float" office:value="10841387" calcext:value-type="float">
            <text:p>10841387</text:p>
          </table:table-cell>
          <table:table-cell/>
          <table:table-cell table:formula="of:=SUM([.B674:.L674])" office:value-type="float" office:value="177777505" calcext:value-type="float">
            <text:p>177777505</text:p>
          </table:table-cell>
          <table:table-cell table:formula="of:=MAX([.B674:.L674])" office:value-type="float" office:value="156148161" calcext:value-type="float">
            <text:p>156148161</text:p>
          </table:table-cell>
          <table:table-cell table:formula="of:=INDEX([.$B$1:.$L$1];0;MATCH(MAX([.$B674:.$L674]);[.$B674:.$L674];0))" office:value-type="string" office:string-value="Facendi" calcext:value-type="string">
            <text:p>Facendi</text:p>
          </table:table-cell>
          <table:table-cell table:formula="of:=[.O674]/[.N674]" office:value-type="percentage" office:value="0.878334753319887" calcext:value-type="percentage">
            <text:p>87.83%</text:p>
          </table:table-cell>
          <table:table-cell/>
          <table:table-cell table:formula="of:=1000000000/[.N674]" office:value-type="float" office:value="5.62500863087262" calcext:value-type="float">
            <text:p>5.62500863087262</text:p>
          </table:table-cell>
          <table:table-cell table:formula="of:=IF([.A674]=1;1000000000/[.N674];&quot;&quot;)" office:value-type="float" office:value="5.62500863087262" calcext:value-type="float">
            <text:p>5.62500863087262</text:p>
          </table:table-cell>
          <table:table-cell table:formula="of:=IF([.A674]=1;[.P674];&quot;&quot;)" office:value-type="string" office:string-value="Facendi" calcext:value-type="string">
            <text:p>Facendi</text:p>
          </table:table-cell>
          <table:table-cell table:style-name="ce1" table:formula="of:=IF(ISBLANK([.T674]);&quot;&quot;;[.Q674])" office:value-type="percentage" office:value="0.878334753319887" calcext:value-type="percentage">
            <text:p>87.83%</text:p>
          </table:table-cell>
          <table:table-cell table:formula="of:=IF([.A674]=1;[.V674]*[.N674]/1000000;&quot;&quot;)" office:value-type="float" office:value="156.148161" calcext:value-type="float">
            <text:p>156.1481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2216" calcext:value-type="float">
            <text:p>942216</text:p>
          </table:table-cell>
          <table:table-cell office:value-type="float" office:value="1214083" calcext:value-type="float">
            <text:p>1214083</text:p>
          </table:table-cell>
          <table:table-cell office:value-type="float" office:value="999192" calcext:value-type="float">
            <text:p>999192</text:p>
          </table:table-cell>
          <table:table-cell office:value-type="float" office:value="60" calcext:value-type="float">
            <text:p>60</text:p>
          </table:table-cell>
          <table:table-cell office:value-type="float" office:value="5202286" calcext:value-type="float">
            <text:p>5202286</text:p>
          </table:table-cell>
          <table:table-cell office:value-type="float" office:value="728067" calcext:value-type="float">
            <text:p>728067</text:p>
          </table:table-cell>
          <table:table-cell office:value-type="float" office:value="70" calcext:value-type="float">
            <text:p>70</text:p>
          </table:table-cell>
          <table:table-cell office:value-type="float" office:value="240128" calcext:value-type="float">
            <text:p>240128</text:p>
          </table:table-cell>
          <table:table-cell office:value-type="float" office:value="784752" calcext:value-type="float">
            <text:p>784752</text:p>
          </table:table-cell>
          <table:table-cell office:value-type="float" office:value="769333" calcext:value-type="float">
            <text:p>769333</text:p>
          </table:table-cell>
          <table:table-cell office:value-type="float" office:value="10890699" calcext:value-type="float">
            <text:p>10890699</text:p>
          </table:table-cell>
          <table:table-cell/>
          <table:table-cell table:formula="of:=SUM([.B675:.L675])" office:value-type="float" office:value="21770886" calcext:value-type="float">
            <text:p>21770886</text:p>
          </table:table-cell>
          <table:table-cell table:formula="of:=MAX([.B675:.L675])" office:value-type="float" office:value="10890699" calcext:value-type="float">
            <text:p>10890699</text:p>
          </table:table-cell>
          <table:table-cell table:formula="of:=INDEX([.$B$1:.$L$1];0;MATCH(MAX([.$B675:.$L675]);[.$B675:.$L675];0))" office:value-type="string" office:string-value="TimeWaitKey" calcext:value-type="string">
            <text:p>TimeWaitKey</text:p>
          </table:table-cell>
          <table:table-cell table:formula="of:=[.O675]/[.N675]" office:value-type="percentage" office:value="0.500241423339408" calcext:value-type="percentage">
            <text:p>50.02%</text:p>
          </table:table-cell>
          <table:table-cell/>
          <table:table-cell table:formula="of:=1000000000/[.N675]" office:value-type="float" office:value="45.9329032360006" calcext:value-type="float">
            <text:p>45.9329032360006</text:p>
          </table:table-cell>
          <table:table-cell table:formula="of:=IF([.A675]=1;1000000000/[.N675];&quot;&quot;)" office:value-type="float" office:value="45.9329032360006" calcext:value-type="float">
            <text:p>45.9329032360006</text:p>
          </table:table-cell>
          <table:table-cell table:formula="of:=IF([.A675]=1;[.P675];&quot;&quot;)" office:value-type="string" office:string-value="TimeWaitKey" calcext:value-type="string">
            <text:p>TimeWaitKey</text:p>
          </table:table-cell>
          <table:table-cell table:style-name="ce1" table:formula="of:=IF(ISBLANK([.T675]);&quot;&quot;;[.Q675])" office:value-type="percentage" office:value="0.500241423339408" calcext:value-type="percentage">
            <text:p>50.02%</text:p>
          </table:table-cell>
          <table:table-cell table:formula="of:=IF([.A675]=1;[.V675]*[.N675]/1000000;&quot;&quot;)" office:value-type="float" office:value="10.890699" calcext:value-type="float">
            <text:p>10.8906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3446" calcext:value-type="float">
            <text:p>963446</text:p>
          </table:table-cell>
          <table:table-cell office:value-type="float" office:value="1264837" calcext:value-type="float">
            <text:p>1264837</text:p>
          </table:table-cell>
          <table:table-cell office:value-type="float" office:value="965640" calcext:value-type="float">
            <text:p>965640</text:p>
          </table:table-cell>
          <table:table-cell office:value-type="float" office:value="90" calcext:value-type="float">
            <text:p>90</text:p>
          </table:table-cell>
          <table:table-cell office:value-type="float" office:value="5644370" calcext:value-type="float">
            <text:p>5644370</text:p>
          </table:table-cell>
          <table:table-cell office:value-type="float" office:value="917010" calcext:value-type="float">
            <text:p>917010</text:p>
          </table:table-cell>
          <table:table-cell office:value-type="float" office:value="80" calcext:value-type="float">
            <text:p>80</text:p>
          </table:table-cell>
          <table:table-cell office:value-type="float" office:value="254034" calcext:value-type="float">
            <text:p>254034</text:p>
          </table:table-cell>
          <table:table-cell office:value-type="float" office:value="780304" calcext:value-type="float">
            <text:p>780304</text:p>
          </table:table-cell>
          <table:table-cell office:value-type="float" office:value="737274" calcext:value-type="float">
            <text:p>737274</text:p>
          </table:table-cell>
          <table:table-cell office:value-type="float" office:value="11090511" calcext:value-type="float">
            <text:p>11090511</text:p>
          </table:table-cell>
          <table:table-cell/>
          <table:table-cell table:formula="of:=SUM([.B676:.L676])" office:value-type="float" office:value="22617596" calcext:value-type="float">
            <text:p>22617596</text:p>
          </table:table-cell>
          <table:table-cell table:formula="of:=MAX([.B676:.L676])" office:value-type="float" office:value="11090511" calcext:value-type="float">
            <text:p>11090511</text:p>
          </table:table-cell>
          <table:table-cell table:formula="of:=INDEX([.$B$1:.$L$1];0;MATCH(MAX([.$B676:.$L676]);[.$B676:.$L676];0))" office:value-type="string" office:string-value="TimeWaitKey" calcext:value-type="string">
            <text:p>TimeWaitKey</text:p>
          </table:table-cell>
          <table:table-cell table:formula="of:=[.O676]/[.N676]" office:value-type="percentage" office:value="0.490348797458404" calcext:value-type="percentage">
            <text:p>49.03%</text:p>
          </table:table-cell>
          <table:table-cell/>
          <table:table-cell table:formula="of:=1000000000/[.N676]" office:value-type="float" office:value="44.2133637898564" calcext:value-type="float">
            <text:p>44.2133637898564</text:p>
          </table:table-cell>
          <table:table-cell table:formula="of:=IF([.A676]=1;1000000000/[.N676];&quot;&quot;)" office:value-type="float" office:value="44.2133637898564" calcext:value-type="float">
            <text:p>44.2133637898564</text:p>
          </table:table-cell>
          <table:table-cell table:formula="of:=IF([.A676]=1;[.P676];&quot;&quot;)" office:value-type="string" office:string-value="TimeWaitKey" calcext:value-type="string">
            <text:p>TimeWaitKey</text:p>
          </table:table-cell>
          <table:table-cell table:style-name="ce1" table:formula="of:=IF(ISBLANK([.T676]);&quot;&quot;;[.Q676])" office:value-type="percentage" office:value="0.490348797458404" calcext:value-type="percentage">
            <text:p>49.03%</text:p>
          </table:table-cell>
          <table:table-cell table:formula="of:=IF([.A676]=1;[.V676]*[.N676]/1000000;&quot;&quot;)" office:value-type="float" office:value="11.090511" calcext:value-type="float">
            <text:p>11.0905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2402" calcext:value-type="float">
            <text:p>972402</text:p>
          </table:table-cell>
          <table:table-cell office:value-type="float" office:value="1263014" calcext:value-type="float">
            <text:p>1263014</text:p>
          </table:table-cell>
          <table:table-cell office:value-type="float" office:value="1064645" calcext:value-type="float">
            <text:p>1064645</text:p>
          </table:table-cell>
          <table:table-cell office:value-type="float" office:value="180" calcext:value-type="float">
            <text:p>180</text:p>
          </table:table-cell>
          <table:table-cell office:value-type="float" office:value="5278839" calcext:value-type="float">
            <text:p>5278839</text:p>
          </table:table-cell>
          <table:table-cell office:value-type="float" office:value="745369" calcext:value-type="float">
            <text:p>745369</text:p>
          </table:table-cell>
          <table:table-cell office:value-type="float" office:value="91" calcext:value-type="float">
            <text:p>91</text:p>
          </table:table-cell>
          <table:table-cell office:value-type="float" office:value="251568" calcext:value-type="float">
            <text:p>251568</text:p>
          </table:table-cell>
          <table:table-cell office:value-type="float" office:value="744647" calcext:value-type="float">
            <text:p>744647</text:p>
          </table:table-cell>
          <table:table-cell office:value-type="float" office:value="733898" calcext:value-type="float">
            <text:p>733898</text:p>
          </table:table-cell>
          <table:table-cell office:value-type="float" office:value="10635513" calcext:value-type="float">
            <text:p>10635513</text:p>
          </table:table-cell>
          <table:table-cell/>
          <table:table-cell table:formula="of:=SUM([.B677:.L677])" office:value-type="float" office:value="21690166" calcext:value-type="float">
            <text:p>21690166</text:p>
          </table:table-cell>
          <table:table-cell table:formula="of:=MAX([.B677:.L677])" office:value-type="float" office:value="10635513" calcext:value-type="float">
            <text:p>10635513</text:p>
          </table:table-cell>
          <table:table-cell table:formula="of:=INDEX([.$B$1:.$L$1];0;MATCH(MAX([.$B677:.$L677]);[.$B677:.$L677];0))" office:value-type="string" office:string-value="TimeWaitKey" calcext:value-type="string">
            <text:p>TimeWaitKey</text:p>
          </table:table-cell>
          <table:table-cell table:formula="of:=[.O677]/[.N677]" office:value-type="percentage" office:value="0.490338017698896" calcext:value-type="percentage">
            <text:p>49.03%</text:p>
          </table:table-cell>
          <table:table-cell/>
          <table:table-cell table:formula="of:=1000000000/[.N677]" office:value-type="float" office:value="46.1038426354137" calcext:value-type="float">
            <text:p>46.1038426354137</text:p>
          </table:table-cell>
          <table:table-cell table:formula="of:=IF([.A677]=1;1000000000/[.N677];&quot;&quot;)" office:value-type="float" office:value="46.1038426354137" calcext:value-type="float">
            <text:p>46.1038426354137</text:p>
          </table:table-cell>
          <table:table-cell table:formula="of:=IF([.A677]=1;[.P677];&quot;&quot;)" office:value-type="string" office:string-value="TimeWaitKey" calcext:value-type="string">
            <text:p>TimeWaitKey</text:p>
          </table:table-cell>
          <table:table-cell table:style-name="ce1" table:formula="of:=IF(ISBLANK([.T677]);&quot;&quot;;[.Q677])" office:value-type="percentage" office:value="0.490338017698896" calcext:value-type="percentage">
            <text:p>49.03%</text:p>
          </table:table-cell>
          <table:table-cell table:formula="of:=IF([.A677]=1;[.V677]*[.N677]/1000000;&quot;&quot;)" office:value-type="float" office:value="10.635513" calcext:value-type="float">
            <text:p>10.6355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4969" calcext:value-type="float">
            <text:p>964969</text:p>
          </table:table-cell>
          <table:table-cell office:value-type="float" office:value="1256643" calcext:value-type="float">
            <text:p>1256643</text:p>
          </table:table-cell>
          <table:table-cell office:value-type="float" office:value="968646" calcext:value-type="float">
            <text:p>968646</text:p>
          </table:table-cell>
          <table:table-cell office:value-type="float" office:value="91" calcext:value-type="float">
            <text:p>91</text:p>
          </table:table-cell>
          <table:table-cell office:value-type="float" office:value="5293276" calcext:value-type="float">
            <text:p>5293276</text:p>
          </table:table-cell>
          <table:table-cell office:value-type="float" office:value="725212" calcext:value-type="float">
            <text:p>725212</text:p>
          </table:table-cell>
          <table:table-cell office:value-type="float" office:value="110" calcext:value-type="float">
            <text:p>110</text:p>
          </table:table-cell>
          <table:table-cell office:value-type="float" office:value="158036462" calcext:value-type="float">
            <text:p>158036462</text:p>
          </table:table-cell>
          <table:table-cell office:value-type="float" office:value="744457" calcext:value-type="float">
            <text:p>744457</text:p>
          </table:table-cell>
          <table:table-cell office:value-type="float" office:value="760979" calcext:value-type="float">
            <text:p>760979</text:p>
          </table:table-cell>
          <table:table-cell office:value-type="float" office:value="10811261" calcext:value-type="float">
            <text:p>10811261</text:p>
          </table:table-cell>
          <table:table-cell/>
          <table:table-cell table:formula="of:=SUM([.B678:.L678])" office:value-type="float" office:value="179562106" calcext:value-type="float">
            <text:p>179562106</text:p>
          </table:table-cell>
          <table:table-cell table:formula="of:=MAX([.B678:.L678])" office:value-type="float" office:value="158036462" calcext:value-type="float">
            <text:p>158036462</text:p>
          </table:table-cell>
          <table:table-cell table:formula="of:=INDEX([.$B$1:.$L$1];0;MATCH(MAX([.$B678:.$L678]);[.$B678:.$L678];0))" office:value-type="string" office:string-value="Facendi" calcext:value-type="string">
            <text:p>Facendi</text:p>
          </table:table-cell>
          <table:table-cell table:formula="of:=[.O678]/[.N678]" office:value-type="percentage" office:value="0.880121455024592" calcext:value-type="percentage">
            <text:p>88.01%</text:p>
          </table:table-cell>
          <table:table-cell/>
          <table:table-cell table:formula="of:=1000000000/[.N678]" office:value-type="float" office:value="5.56910376179259" calcext:value-type="float">
            <text:p>5.56910376179259</text:p>
          </table:table-cell>
          <table:table-cell table:formula="of:=IF([.A678]=1;1000000000/[.N678];&quot;&quot;)" office:value-type="float" office:value="5.56910376179259" calcext:value-type="float">
            <text:p>5.56910376179259</text:p>
          </table:table-cell>
          <table:table-cell table:formula="of:=IF([.A678]=1;[.P678];&quot;&quot;)" office:value-type="string" office:string-value="Facendi" calcext:value-type="string">
            <text:p>Facendi</text:p>
          </table:table-cell>
          <table:table-cell table:style-name="ce1" table:formula="of:=IF(ISBLANK([.T678]);&quot;&quot;;[.Q678])" office:value-type="percentage" office:value="0.880121455024592" calcext:value-type="percentage">
            <text:p>88.01%</text:p>
          </table:table-cell>
          <table:table-cell table:formula="of:=IF([.A678]=1;[.V678]*[.N678]/1000000;&quot;&quot;)" office:value-type="float" office:value="158.036462" calcext:value-type="float">
            <text:p>158.0364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9241" calcext:value-type="float">
            <text:p>939241</text:p>
          </table:table-cell>
          <table:table-cell office:value-type="float" office:value="1227238" calcext:value-type="float">
            <text:p>1227238</text:p>
          </table:table-cell>
          <table:table-cell office:value-type="float" office:value="968725" calcext:value-type="float">
            <text:p>968725</text:p>
          </table:table-cell>
          <table:table-cell office:value-type="float" office:value="70" calcext:value-type="float">
            <text:p>70</text:p>
          </table:table-cell>
          <table:table-cell office:value-type="float" office:value="5263490" calcext:value-type="float">
            <text:p>5263490</text:p>
          </table:table-cell>
          <table:table-cell office:value-type="float" office:value="715062" calcext:value-type="float">
            <text:p>715062</text:p>
          </table:table-cell>
          <table:table-cell office:value-type="float" office:value="70" calcext:value-type="float">
            <text:p>70</text:p>
          </table:table-cell>
          <table:table-cell office:value-type="float" office:value="251168" calcext:value-type="float">
            <text:p>251168</text:p>
          </table:table-cell>
          <table:table-cell office:value-type="float" office:value="791826" calcext:value-type="float">
            <text:p>791826</text:p>
          </table:table-cell>
          <table:table-cell office:value-type="float" office:value="1476252" calcext:value-type="float">
            <text:p>1476252</text:p>
          </table:table-cell>
          <table:table-cell office:value-type="float" office:value="10746090" calcext:value-type="float">
            <text:p>10746090</text:p>
          </table:table-cell>
          <table:table-cell/>
          <table:table-cell table:formula="of:=SUM([.B679:.L679])" office:value-type="float" office:value="22379232" calcext:value-type="float">
            <text:p>22379232</text:p>
          </table:table-cell>
          <table:table-cell table:formula="of:=MAX([.B679:.L679])" office:value-type="float" office:value="10746090" calcext:value-type="float">
            <text:p>10746090</text:p>
          </table:table-cell>
          <table:table-cell table:formula="of:=INDEX([.$B$1:.$L$1];0;MATCH(MAX([.$B679:.$L679]);[.$B679:.$L679];0))" office:value-type="string" office:string-value="TimeWaitKey" calcext:value-type="string">
            <text:p>TimeWaitKey</text:p>
          </table:table-cell>
          <table:table-cell table:formula="of:=[.O679]/[.N679]" office:value-type="percentage" office:value="0.48018135742996" calcext:value-type="percentage">
            <text:p>48.02%</text:p>
          </table:table-cell>
          <table:table-cell/>
          <table:table-cell table:formula="of:=1000000000/[.N679]" office:value-type="float" office:value="44.6842858593181" calcext:value-type="float">
            <text:p>44.6842858593181</text:p>
          </table:table-cell>
          <table:table-cell table:formula="of:=IF([.A679]=1;1000000000/[.N679];&quot;&quot;)" office:value-type="float" office:value="44.6842858593181" calcext:value-type="float">
            <text:p>44.6842858593181</text:p>
          </table:table-cell>
          <table:table-cell table:formula="of:=IF([.A679]=1;[.P679];&quot;&quot;)" office:value-type="string" office:string-value="TimeWaitKey" calcext:value-type="string">
            <text:p>TimeWaitKey</text:p>
          </table:table-cell>
          <table:table-cell table:style-name="ce1" table:formula="of:=IF(ISBLANK([.T679]);&quot;&quot;;[.Q679])" office:value-type="percentage" office:value="0.48018135742996" calcext:value-type="percentage">
            <text:p>48.02%</text:p>
          </table:table-cell>
          <table:table-cell table:formula="of:=IF([.A679]=1;[.V679]*[.N679]/1000000;&quot;&quot;)" office:value-type="float" office:value="10.74609" calcext:value-type="float">
            <text:p>10.746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6426" calcext:value-type="float">
            <text:p>936426</text:p>
          </table:table-cell>
          <table:table-cell office:value-type="float" office:value="1220716" calcext:value-type="float">
            <text:p>1220716</text:p>
          </table:table-cell>
          <table:table-cell office:value-type="float" office:value="1011977" calcext:value-type="float">
            <text:p>1011977</text:p>
          </table:table-cell>
          <table:table-cell office:value-type="float" office:value="81" calcext:value-type="float">
            <text:p>81</text:p>
          </table:table-cell>
          <table:table-cell office:value-type="float" office:value="5205333" calcext:value-type="float">
            <text:p>5205333</text:p>
          </table:table-cell>
          <table:table-cell office:value-type="float" office:value="760217" calcext:value-type="float">
            <text:p>760217</text:p>
          </table:table-cell>
          <table:table-cell office:value-type="float" office:value="70" calcext:value-type="float">
            <text:p>70</text:p>
          </table:table-cell>
          <table:table-cell office:value-type="float" office:value="249455" calcext:value-type="float">
            <text:p>249455</text:p>
          </table:table-cell>
          <table:table-cell office:value-type="float" office:value="753454" calcext:value-type="float">
            <text:p>753454</text:p>
          </table:table-cell>
          <table:table-cell office:value-type="float" office:value="771829" calcext:value-type="float">
            <text:p>771829</text:p>
          </table:table-cell>
          <table:table-cell office:value-type="float" office:value="10796864" calcext:value-type="float">
            <text:p>10796864</text:p>
          </table:table-cell>
          <table:table-cell/>
          <table:table-cell table:formula="of:=SUM([.B680:.L680])" office:value-type="float" office:value="21706422" calcext:value-type="float">
            <text:p>21706422</text:p>
          </table:table-cell>
          <table:table-cell table:formula="of:=MAX([.B680:.L680])" office:value-type="float" office:value="10796864" calcext:value-type="float">
            <text:p>10796864</text:p>
          </table:table-cell>
          <table:table-cell table:formula="of:=INDEX([.$B$1:.$L$1];0;MATCH(MAX([.$B680:.$L680]);[.$B680:.$L680];0))" office:value-type="string" office:string-value="TimeWaitKey" calcext:value-type="string">
            <text:p>TimeWaitKey</text:p>
          </table:table-cell>
          <table:table-cell table:formula="of:=[.O680]/[.N680]" office:value-type="percentage" office:value="0.497404132288592" calcext:value-type="percentage">
            <text:p>49.74%</text:p>
          </table:table-cell>
          <table:table-cell/>
          <table:table-cell table:formula="of:=1000000000/[.N680]" office:value-type="float" office:value="46.0693153390273" calcext:value-type="float">
            <text:p>46.0693153390273</text:p>
          </table:table-cell>
          <table:table-cell table:formula="of:=IF([.A680]=1;1000000000/[.N680];&quot;&quot;)" office:value-type="float" office:value="46.0693153390273" calcext:value-type="float">
            <text:p>46.0693153390273</text:p>
          </table:table-cell>
          <table:table-cell table:formula="of:=IF([.A680]=1;[.P680];&quot;&quot;)" office:value-type="string" office:string-value="TimeWaitKey" calcext:value-type="string">
            <text:p>TimeWaitKey</text:p>
          </table:table-cell>
          <table:table-cell table:style-name="ce1" table:formula="of:=IF(ISBLANK([.T680]);&quot;&quot;;[.Q680])" office:value-type="percentage" office:value="0.497404132288592" calcext:value-type="percentage">
            <text:p>49.74%</text:p>
          </table:table-cell>
          <table:table-cell table:formula="of:=IF([.A680]=1;[.V680]*[.N680]/1000000;&quot;&quot;)" office:value-type="float" office:value="10.796864" calcext:value-type="float">
            <text:p>10.7968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832" calcext:value-type="float">
            <text:p>800832</text:p>
          </table:table-cell>
          <table:table-cell office:value-type="float" office:value="795453" calcext:value-type="float">
            <text:p>795453</text:p>
          </table:table-cell>
          <table:table-cell office:value-type="float" office:value="976150" calcext:value-type="float">
            <text:p>976150</text:p>
          </table:table-cell>
          <table:table-cell office:value-type="float" office:value="160" calcext:value-type="float">
            <text:p>160</text:p>
          </table:table-cell>
          <table:table-cell office:value-type="float" office:value="5368366" calcext:value-type="float">
            <text:p>5368366</text:p>
          </table:table-cell>
          <table:table-cell office:value-type="float" office:value="726004" calcext:value-type="float">
            <text:p>726004</text:p>
          </table:table-cell>
          <table:table-cell office:value-type="float" office:value="70" calcext:value-type="float">
            <text:p>70</text:p>
          </table:table-cell>
          <table:table-cell office:value-type="float" office:value="247962" calcext:value-type="float">
            <text:p>247962</text:p>
          </table:table-cell>
          <table:table-cell office:value-type="float" office:value="796965" calcext:value-type="float">
            <text:p>796965</text:p>
          </table:table-cell>
          <table:table-cell office:value-type="float" office:value="727155" calcext:value-type="float">
            <text:p>727155</text:p>
          </table:table-cell>
          <table:table-cell office:value-type="float" office:value="10961241" calcext:value-type="float">
            <text:p>10961241</text:p>
          </table:table-cell>
          <table:table-cell/>
          <table:table-cell table:formula="of:=SUM([.B681:.L681])" office:value-type="float" office:value="21400358" calcext:value-type="float">
            <text:p>21400358</text:p>
          </table:table-cell>
          <table:table-cell table:formula="of:=MAX([.B681:.L681])" office:value-type="float" office:value="10961241" calcext:value-type="float">
            <text:p>10961241</text:p>
          </table:table-cell>
          <table:table-cell table:formula="of:=INDEX([.$B$1:.$L$1];0;MATCH(MAX([.$B681:.$L681]);[.$B681:.$L681];0))" office:value-type="string" office:string-value="TimeWaitKey" calcext:value-type="string">
            <text:p>TimeWaitKey</text:p>
          </table:table-cell>
          <table:table-cell table:formula="of:=[.O681]/[.N681]" office:value-type="percentage" office:value="0.512198954802532" calcext:value-type="percentage">
            <text:p>51.22%</text:p>
          </table:table-cell>
          <table:table-cell/>
          <table:table-cell table:formula="of:=1000000000/[.N681]" office:value-type="float" office:value="46.7281902480323" calcext:value-type="float">
            <text:p>46.7281902480323</text:p>
          </table:table-cell>
          <table:table-cell table:formula="of:=IF([.A681]=1;1000000000/[.N681];&quot;&quot;)" office:value-type="float" office:value="46.7281902480323" calcext:value-type="float">
            <text:p>46.7281902480323</text:p>
          </table:table-cell>
          <table:table-cell table:formula="of:=IF([.A681]=1;[.P681];&quot;&quot;)" office:value-type="string" office:string-value="TimeWaitKey" calcext:value-type="string">
            <text:p>TimeWaitKey</text:p>
          </table:table-cell>
          <table:table-cell table:style-name="ce1" table:formula="of:=IF(ISBLANK([.T681]);&quot;&quot;;[.Q681])" office:value-type="percentage" office:value="0.512198954802532" calcext:value-type="percentage">
            <text:p>51.22%</text:p>
          </table:table-cell>
          <table:table-cell table:formula="of:=IF([.A681]=1;[.V681]*[.N681]/1000000;&quot;&quot;)" office:value-type="float" office:value="10.961241" calcext:value-type="float">
            <text:p>10.9612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2861" calcext:value-type="float">
            <text:p>772861</text:p>
          </table:table-cell>
          <table:table-cell office:value-type="float" office:value="710414" calcext:value-type="float">
            <text:p>710414</text:p>
          </table:table-cell>
          <table:table-cell office:value-type="float" office:value="963456" calcext:value-type="float">
            <text:p>963456</text:p>
          </table:table-cell>
          <table:table-cell office:value-type="float" office:value="71" calcext:value-type="float">
            <text:p>71</text:p>
          </table:table-cell>
          <table:table-cell office:value-type="float" office:value="5240899" calcext:value-type="float">
            <text:p>5240899</text:p>
          </table:table-cell>
          <table:table-cell office:value-type="float" office:value="768002" calcext:value-type="float">
            <text:p>768002</text:p>
          </table:table-cell>
          <table:table-cell office:value-type="float" office:value="70" calcext:value-type="float">
            <text:p>70</text:p>
          </table:table-cell>
          <table:table-cell office:value-type="float" office:value="153051268" calcext:value-type="float">
            <text:p>153051268</text:p>
          </table:table-cell>
          <table:table-cell office:value-type="float" office:value="751621" calcext:value-type="float">
            <text:p>751621</text:p>
          </table:table-cell>
          <table:table-cell office:value-type="float" office:value="782889" calcext:value-type="float">
            <text:p>782889</text:p>
          </table:table-cell>
          <table:table-cell office:value-type="float" office:value="11084801" calcext:value-type="float">
            <text:p>11084801</text:p>
          </table:table-cell>
          <table:table-cell/>
          <table:table-cell table:formula="of:=SUM([.B682:.L682])" office:value-type="float" office:value="174126352" calcext:value-type="float">
            <text:p>174126352</text:p>
          </table:table-cell>
          <table:table-cell table:formula="of:=MAX([.B682:.L682])" office:value-type="float" office:value="153051268" calcext:value-type="float">
            <text:p>153051268</text:p>
          </table:table-cell>
          <table:table-cell table:formula="of:=INDEX([.$B$1:.$L$1];0;MATCH(MAX([.$B682:.$L682]);[.$B682:.$L682];0))" office:value-type="string" office:string-value="Facendi" calcext:value-type="string">
            <text:p>Facendi</text:p>
          </table:table-cell>
          <table:table-cell table:formula="of:=[.O682]/[.N682]" office:value-type="percentage" office:value="0.878966717226121" calcext:value-type="percentage">
            <text:p>87.90%</text:p>
          </table:table-cell>
          <table:table-cell/>
          <table:table-cell table:formula="of:=1000000000/[.N682]" office:value-type="float" office:value="5.74295612647993" calcext:value-type="float">
            <text:p>5.74295612647993</text:p>
          </table:table-cell>
          <table:table-cell table:formula="of:=IF([.A682]=1;1000000000/[.N682];&quot;&quot;)" office:value-type="float" office:value="5.74295612647993" calcext:value-type="float">
            <text:p>5.74295612647993</text:p>
          </table:table-cell>
          <table:table-cell table:formula="of:=IF([.A682]=1;[.P682];&quot;&quot;)" office:value-type="string" office:string-value="Facendi" calcext:value-type="string">
            <text:p>Facendi</text:p>
          </table:table-cell>
          <table:table-cell table:style-name="ce1" table:formula="of:=IF(ISBLANK([.T682]);&quot;&quot;;[.Q682])" office:value-type="percentage" office:value="0.878966717226121" calcext:value-type="percentage">
            <text:p>87.90%</text:p>
          </table:table-cell>
          <table:table-cell table:formula="of:=IF([.A682]=1;[.V682]*[.N682]/1000000;&quot;&quot;)" office:value-type="float" office:value="153.051268" calcext:value-type="float">
            <text:p>153.0512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1495" calcext:value-type="float">
            <text:p>1231495</text:p>
          </table:table-cell>
          <table:table-cell office:value-type="float" office:value="965380" calcext:value-type="float">
            <text:p>965380</text:p>
          </table:table-cell>
          <table:table-cell office:value-type="float" office:value="964277" calcext:value-type="float">
            <text:p>964277</text:p>
          </table:table-cell>
          <table:table-cell office:value-type="float" office:value="171" calcext:value-type="float">
            <text:p>171</text:p>
          </table:table-cell>
          <table:table-cell office:value-type="float" office:value="5180295" calcext:value-type="float">
            <text:p>5180295</text:p>
          </table:table-cell>
          <table:table-cell office:value-type="float" office:value="723738" calcext:value-type="float">
            <text:p>723738</text:p>
          </table:table-cell>
          <table:table-cell office:value-type="float" office:value="70" calcext:value-type="float">
            <text:p>70</text:p>
          </table:table-cell>
          <table:table-cell office:value-type="float" office:value="252560" calcext:value-type="float">
            <text:p>252560</text:p>
          </table:table-cell>
          <table:table-cell office:value-type="float" office:value="774835" calcext:value-type="float">
            <text:p>774835</text:p>
          </table:table-cell>
          <table:table-cell office:value-type="float" office:value="1332023" calcext:value-type="float">
            <text:p>1332023</text:p>
          </table:table-cell>
          <table:table-cell office:value-type="float" office:value="10324233" calcext:value-type="float">
            <text:p>10324233</text:p>
          </table:table-cell>
          <table:table-cell/>
          <table:table-cell table:formula="of:=SUM([.B683:.L683])" office:value-type="float" office:value="21749077" calcext:value-type="float">
            <text:p>21749077</text:p>
          </table:table-cell>
          <table:table-cell table:formula="of:=MAX([.B683:.L683])" office:value-type="float" office:value="10324233" calcext:value-type="float">
            <text:p>10324233</text:p>
          </table:table-cell>
          <table:table-cell table:formula="of:=INDEX([.$B$1:.$L$1];0;MATCH(MAX([.$B683:.$L683]);[.$B683:.$L683];0))" office:value-type="string" office:string-value="TimeWaitKey" calcext:value-type="string">
            <text:p>TimeWaitKey</text:p>
          </table:table-cell>
          <table:table-cell table:formula="of:=[.O683]/[.N683]" office:value-type="percentage" office:value="0.474697523945499" calcext:value-type="percentage">
            <text:p>47.47%</text:p>
          </table:table-cell>
          <table:table-cell/>
          <table:table-cell table:formula="of:=1000000000/[.N683]" office:value-type="float" office:value="45.9789626934513" calcext:value-type="float">
            <text:p>45.9789626934513</text:p>
          </table:table-cell>
          <table:table-cell table:formula="of:=IF([.A683]=1;1000000000/[.N683];&quot;&quot;)" office:value-type="float" office:value="45.9789626934513" calcext:value-type="float">
            <text:p>45.9789626934513</text:p>
          </table:table-cell>
          <table:table-cell table:formula="of:=IF([.A683]=1;[.P683];&quot;&quot;)" office:value-type="string" office:string-value="TimeWaitKey" calcext:value-type="string">
            <text:p>TimeWaitKey</text:p>
          </table:table-cell>
          <table:table-cell table:style-name="ce1" table:formula="of:=IF(ISBLANK([.T683]);&quot;&quot;;[.Q683])" office:value-type="percentage" office:value="0.474697523945499" calcext:value-type="percentage">
            <text:p>47.47%</text:p>
          </table:table-cell>
          <table:table-cell table:formula="of:=IF([.A683]=1;[.V683]*[.N683]/1000000;&quot;&quot;)" office:value-type="float" office:value="10.324233" calcext:value-type="float">
            <text:p>10.3242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2889" calcext:value-type="float">
            <text:p>932889</text:p>
          </table:table-cell>
          <table:table-cell office:value-type="float" office:value="1227237" calcext:value-type="float">
            <text:p>1227237</text:p>
          </table:table-cell>
          <table:table-cell office:value-type="float" office:value="1864144" calcext:value-type="float">
            <text:p>1864144</text:p>
          </table:table-cell>
          <table:table-cell office:value-type="float" office:value="70" calcext:value-type="float">
            <text:p>70</text:p>
          </table:table-cell>
          <table:table-cell office:value-type="float" office:value="5203810" calcext:value-type="float">
            <text:p>5203810</text:p>
          </table:table-cell>
          <table:table-cell office:value-type="float" office:value="740931" calcext:value-type="float">
            <text:p>740931</text:p>
          </table:table-cell>
          <table:table-cell office:value-type="float" office:value="90" calcext:value-type="float">
            <text:p>90</text:p>
          </table:table-cell>
          <table:table-cell office:value-type="float" office:value="235208" calcext:value-type="float">
            <text:p>235208</text:p>
          </table:table-cell>
          <table:table-cell office:value-type="float" office:value="758404" calcext:value-type="float">
            <text:p>758404</text:p>
          </table:table-cell>
          <table:table-cell office:value-type="float" office:value="805972" calcext:value-type="float">
            <text:p>805972</text:p>
          </table:table-cell>
          <table:table-cell office:value-type="float" office:value="10826620" calcext:value-type="float">
            <text:p>10826620</text:p>
          </table:table-cell>
          <table:table-cell/>
          <table:table-cell table:formula="of:=SUM([.B684:.L684])" office:value-type="float" office:value="22595375" calcext:value-type="float">
            <text:p>22595375</text:p>
          </table:table-cell>
          <table:table-cell table:formula="of:=MAX([.B684:.L684])" office:value-type="float" office:value="10826620" calcext:value-type="float">
            <text:p>10826620</text:p>
          </table:table-cell>
          <table:table-cell table:formula="of:=INDEX([.$B$1:.$L$1];0;MATCH(MAX([.$B684:.$L684]);[.$B684:.$L684];0))" office:value-type="string" office:string-value="TimeWaitKey" calcext:value-type="string">
            <text:p>TimeWaitKey</text:p>
          </table:table-cell>
          <table:table-cell table:formula="of:=[.O684]/[.N684]" office:value-type="percentage" office:value="0.47915203885751" calcext:value-type="percentage">
            <text:p>47.92%</text:p>
          </table:table-cell>
          <table:table-cell/>
          <table:table-cell table:formula="of:=1000000000/[.N684]" office:value-type="float" office:value="44.2568445976223" calcext:value-type="float">
            <text:p>44.2568445976223</text:p>
          </table:table-cell>
          <table:table-cell table:formula="of:=IF([.A684]=1;1000000000/[.N684];&quot;&quot;)" office:value-type="float" office:value="44.2568445976223" calcext:value-type="float">
            <text:p>44.2568445976223</text:p>
          </table:table-cell>
          <table:table-cell table:formula="of:=IF([.A684]=1;[.P684];&quot;&quot;)" office:value-type="string" office:string-value="TimeWaitKey" calcext:value-type="string">
            <text:p>TimeWaitKey</text:p>
          </table:table-cell>
          <table:table-cell table:style-name="ce1" table:formula="of:=IF(ISBLANK([.T684]);&quot;&quot;;[.Q684])" office:value-type="percentage" office:value="0.47915203885751" calcext:value-type="percentage">
            <text:p>47.92%</text:p>
          </table:table-cell>
          <table:table-cell table:formula="of:=IF([.A684]=1;[.V684]*[.N684]/1000000;&quot;&quot;)" office:value-type="float" office:value="10.82662" calcext:value-type="float">
            <text:p>10.826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401" calcext:value-type="float">
            <text:p>902401</text:p>
          </table:table-cell>
          <table:table-cell office:value-type="float" office:value="1237316" calcext:value-type="float">
            <text:p>1237316</text:p>
          </table:table-cell>
          <table:table-cell office:value-type="float" office:value="964228" calcext:value-type="float">
            <text:p>964228</text:p>
          </table:table-cell>
          <table:table-cell office:value-type="float" office:value="91" calcext:value-type="float">
            <text:p>91</text:p>
          </table:table-cell>
          <table:table-cell office:value-type="float" office:value="5093204" calcext:value-type="float">
            <text:p>5093204</text:p>
          </table:table-cell>
          <table:table-cell office:value-type="float" office:value="725852" calcext:value-type="float">
            <text:p>725852</text:p>
          </table:table-cell>
          <table:table-cell office:value-type="float" office:value="80" calcext:value-type="float">
            <text:p>80</text:p>
          </table:table-cell>
          <table:table-cell office:value-type="float" office:value="237162" calcext:value-type="float">
            <text:p>237162</text:p>
          </table:table-cell>
          <table:table-cell office:value-type="float" office:value="766268" calcext:value-type="float">
            <text:p>766268</text:p>
          </table:table-cell>
          <table:table-cell office:value-type="float" office:value="733708" calcext:value-type="float">
            <text:p>733708</text:p>
          </table:table-cell>
          <table:table-cell office:value-type="float" office:value="10690576" calcext:value-type="float">
            <text:p>10690576</text:p>
          </table:table-cell>
          <table:table-cell/>
          <table:table-cell table:formula="of:=SUM([.B685:.L685])" office:value-type="float" office:value="21350886" calcext:value-type="float">
            <text:p>21350886</text:p>
          </table:table-cell>
          <table:table-cell table:formula="of:=MAX([.B685:.L685])" office:value-type="float" office:value="10690576" calcext:value-type="float">
            <text:p>10690576</text:p>
          </table:table-cell>
          <table:table-cell table:formula="of:=INDEX([.$B$1:.$L$1];0;MATCH(MAX([.$B685:.$L685]);[.$B685:.$L685];0))" office:value-type="string" office:string-value="TimeWaitKey" calcext:value-type="string">
            <text:p>TimeWaitKey</text:p>
          </table:table-cell>
          <table:table-cell table:formula="of:=[.O685]/[.N685]" office:value-type="percentage" office:value="0.500708776207226" calcext:value-type="percentage">
            <text:p>50.07%</text:p>
          </table:table-cell>
          <table:table-cell/>
          <table:table-cell table:formula="of:=1000000000/[.N685]" office:value-type="float" office:value="46.8364638357397" calcext:value-type="float">
            <text:p>46.8364638357397</text:p>
          </table:table-cell>
          <table:table-cell table:formula="of:=IF([.A685]=1;1000000000/[.N685];&quot;&quot;)" office:value-type="float" office:value="46.8364638357397" calcext:value-type="float">
            <text:p>46.8364638357397</text:p>
          </table:table-cell>
          <table:table-cell table:formula="of:=IF([.A685]=1;[.P685];&quot;&quot;)" office:value-type="string" office:string-value="TimeWaitKey" calcext:value-type="string">
            <text:p>TimeWaitKey</text:p>
          </table:table-cell>
          <table:table-cell table:style-name="ce1" table:formula="of:=IF(ISBLANK([.T685]);&quot;&quot;;[.Q685])" office:value-type="percentage" office:value="0.500708776207226" calcext:value-type="percentage">
            <text:p>50.07%</text:p>
          </table:table-cell>
          <table:table-cell table:formula="of:=IF([.A685]=1;[.V685]*[.N685]/1000000;&quot;&quot;)" office:value-type="float" office:value="10.690576" calcext:value-type="float">
            <text:p>10.6905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6578" calcext:value-type="float">
            <text:p>916578</text:p>
          </table:table-cell>
          <table:table-cell office:value-type="float" office:value="1223711" calcext:value-type="float">
            <text:p>1223711</text:p>
          </table:table-cell>
          <table:table-cell office:value-type="float" office:value="974657" calcext:value-type="float">
            <text:p>974657</text:p>
          </table:table-cell>
          <table:table-cell office:value-type="float" office:value="81" calcext:value-type="float">
            <text:p>81</text:p>
          </table:table-cell>
          <table:table-cell office:value-type="float" office:value="5191517" calcext:value-type="float">
            <text:p>5191517</text:p>
          </table:table-cell>
          <table:table-cell office:value-type="float" office:value="730732" calcext:value-type="float">
            <text:p>730732</text:p>
          </table:table-cell>
          <table:table-cell office:value-type="float" office:value="80" calcext:value-type="float">
            <text:p>80</text:p>
          </table:table-cell>
          <table:table-cell office:value-type="float" office:value="154848781" calcext:value-type="float">
            <text:p>154848781</text:p>
          </table:table-cell>
          <table:table-cell office:value-type="float" office:value="756741" calcext:value-type="float">
            <text:p>756741</text:p>
          </table:table-cell>
          <table:table-cell office:value-type="float" office:value="761920" calcext:value-type="float">
            <text:p>761920</text:p>
          </table:table-cell>
          <table:table-cell office:value-type="float" office:value="10484411" calcext:value-type="float">
            <text:p>10484411</text:p>
          </table:table-cell>
          <table:table-cell/>
          <table:table-cell table:formula="of:=SUM([.B686:.L686])" office:value-type="float" office:value="175889209" calcext:value-type="float">
            <text:p>175889209</text:p>
          </table:table-cell>
          <table:table-cell table:formula="of:=MAX([.B686:.L686])" office:value-type="float" office:value="154848781" calcext:value-type="float">
            <text:p>154848781</text:p>
          </table:table-cell>
          <table:table-cell table:formula="of:=INDEX([.$B$1:.$L$1];0;MATCH(MAX([.$B686:.$L686]);[.$B686:.$L686];0))" office:value-type="string" office:string-value="Facendi" calcext:value-type="string">
            <text:p>Facendi</text:p>
          </table:table-cell>
          <table:table-cell table:formula="of:=[.O686]/[.N686]" office:value-type="percentage" office:value="0.880376811518892" calcext:value-type="percentage">
            <text:p>88.04%</text:p>
          </table:table-cell>
          <table:table-cell/>
          <table:table-cell table:formula="of:=1000000000/[.N686]" office:value-type="float" office:value="5.68539710699364" calcext:value-type="float">
            <text:p>5.68539710699364</text:p>
          </table:table-cell>
          <table:table-cell table:formula="of:=IF([.A686]=1;1000000000/[.N686];&quot;&quot;)" office:value-type="float" office:value="5.68539710699364" calcext:value-type="float">
            <text:p>5.68539710699364</text:p>
          </table:table-cell>
          <table:table-cell table:formula="of:=IF([.A686]=1;[.P686];&quot;&quot;)" office:value-type="string" office:string-value="Facendi" calcext:value-type="string">
            <text:p>Facendi</text:p>
          </table:table-cell>
          <table:table-cell table:style-name="ce1" table:formula="of:=IF(ISBLANK([.T686]);&quot;&quot;;[.Q686])" office:value-type="percentage" office:value="0.880376811518892" calcext:value-type="percentage">
            <text:p>88.04%</text:p>
          </table:table-cell>
          <table:table-cell table:formula="of:=IF([.A686]=1;[.V686]*[.N686]/1000000;&quot;&quot;)" office:value-type="float" office:value="154.848781" calcext:value-type="float">
            <text:p>154.8487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6415" calcext:value-type="float">
            <text:p>936415</text:p>
          </table:table-cell>
          <table:table-cell office:value-type="float" office:value="1255671" calcext:value-type="float">
            <text:p>1255671</text:p>
          </table:table-cell>
          <table:table-cell office:value-type="float" office:value="964448" calcext:value-type="float">
            <text:p>964448</text:p>
          </table:table-cell>
          <table:table-cell office:value-type="float" office:value="71" calcext:value-type="float">
            <text:p>71</text:p>
          </table:table-cell>
          <table:table-cell office:value-type="float" office:value="5424912" calcext:value-type="float">
            <text:p>5424912</text:p>
          </table:table-cell>
          <table:table-cell office:value-type="float" office:value="746952" calcext:value-type="float">
            <text:p>746952</text:p>
          </table:table-cell>
          <table:table-cell office:value-type="float" office:value="70" calcext:value-type="float">
            <text:p>70</text:p>
          </table:table-cell>
          <table:table-cell office:value-type="float" office:value="237803" calcext:value-type="float">
            <text:p>237803</text:p>
          </table:table-cell>
          <table:table-cell office:value-type="float" office:value="729650" calcext:value-type="float">
            <text:p>729650</text:p>
          </table:table-cell>
          <table:table-cell office:value-type="float" office:value="802586" calcext:value-type="float">
            <text:p>802586</text:p>
          </table:table-cell>
          <table:table-cell office:value-type="float" office:value="10770855" calcext:value-type="float">
            <text:p>10770855</text:p>
          </table:table-cell>
          <table:table-cell/>
          <table:table-cell table:formula="of:=SUM([.B687:.L687])" office:value-type="float" office:value="21869433" calcext:value-type="float">
            <text:p>21869433</text:p>
          </table:table-cell>
          <table:table-cell table:formula="of:=MAX([.B687:.L687])" office:value-type="float" office:value="10770855" calcext:value-type="float">
            <text:p>10770855</text:p>
          </table:table-cell>
          <table:table-cell table:formula="of:=INDEX([.$B$1:.$L$1];0;MATCH(MAX([.$B687:.$L687]);[.$B687:.$L687];0))" office:value-type="string" office:string-value="TimeWaitKey" calcext:value-type="string">
            <text:p>TimeWaitKey</text:p>
          </table:table-cell>
          <table:table-cell table:formula="of:=[.O687]/[.N687]" office:value-type="percentage" office:value="0.492507281738854" calcext:value-type="percentage">
            <text:p>49.25%</text:p>
          </table:table-cell>
          <table:table-cell/>
          <table:table-cell table:formula="of:=1000000000/[.N687]" office:value-type="float" office:value="45.7259225696432" calcext:value-type="float">
            <text:p>45.7259225696432</text:p>
          </table:table-cell>
          <table:table-cell table:formula="of:=IF([.A687]=1;1000000000/[.N687];&quot;&quot;)" office:value-type="float" office:value="45.7259225696432" calcext:value-type="float">
            <text:p>45.7259225696432</text:p>
          </table:table-cell>
          <table:table-cell table:formula="of:=IF([.A687]=1;[.P687];&quot;&quot;)" office:value-type="string" office:string-value="TimeWaitKey" calcext:value-type="string">
            <text:p>TimeWaitKey</text:p>
          </table:table-cell>
          <table:table-cell table:style-name="ce1" table:formula="of:=IF(ISBLANK([.T687]);&quot;&quot;;[.Q687])" office:value-type="percentage" office:value="0.492507281738854" calcext:value-type="percentage">
            <text:p>49.25%</text:p>
          </table:table-cell>
          <table:table-cell table:formula="of:=IF([.A687]=1;[.V687]*[.N687]/1000000;&quot;&quot;)" office:value-type="float" office:value="10.770855" calcext:value-type="float">
            <text:p>10.7708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7829" calcext:value-type="float">
            <text:p>927829</text:p>
          </table:table-cell>
          <table:table-cell office:value-type="float" office:value="1253326" calcext:value-type="float">
            <text:p>1253326</text:p>
          </table:table-cell>
          <table:table-cell office:value-type="float" office:value="981930" calcext:value-type="float">
            <text:p>981930</text:p>
          </table:table-cell>
          <table:table-cell office:value-type="float" office:value="110" calcext:value-type="float">
            <text:p>110</text:p>
          </table:table-cell>
          <table:table-cell office:value-type="float" office:value="5312702" calcext:value-type="float">
            <text:p>5312702</text:p>
          </table:table-cell>
          <table:table-cell office:value-type="float" office:value="751571" calcext:value-type="float">
            <text:p>751571</text:p>
          </table:table-cell>
          <table:table-cell office:value-type="float" office:value="70" calcext:value-type="float">
            <text:p>70</text:p>
          </table:table-cell>
          <table:table-cell office:value-type="float" office:value="237252" calcext:value-type="float">
            <text:p>237252</text:p>
          </table:table-cell>
          <table:table-cell office:value-type="float" office:value="786256" calcext:value-type="float">
            <text:p>786256</text:p>
          </table:table-cell>
          <table:table-cell office:value-type="float" office:value="733878" calcext:value-type="float">
            <text:p>733878</text:p>
          </table:table-cell>
          <table:table-cell office:value-type="float" office:value="10601500" calcext:value-type="float">
            <text:p>10601500</text:p>
          </table:table-cell>
          <table:table-cell/>
          <table:table-cell table:formula="of:=SUM([.B688:.L688])" office:value-type="float" office:value="21586424" calcext:value-type="float">
            <text:p>21586424</text:p>
          </table:table-cell>
          <table:table-cell table:formula="of:=MAX([.B688:.L688])" office:value-type="float" office:value="10601500" calcext:value-type="float">
            <text:p>10601500</text:p>
          </table:table-cell>
          <table:table-cell table:formula="of:=INDEX([.$B$1:.$L$1];0;MATCH(MAX([.$B688:.$L688]);[.$B688:.$L688];0))" office:value-type="string" office:string-value="TimeWaitKey" calcext:value-type="string">
            <text:p>TimeWaitKey</text:p>
          </table:table-cell>
          <table:table-cell table:formula="of:=[.O688]/[.N688]" office:value-type="percentage" office:value="0.491118862485051" calcext:value-type="percentage">
            <text:p>49.11%</text:p>
          </table:table-cell>
          <table:table-cell/>
          <table:table-cell table:formula="of:=1000000000/[.N688]" office:value-type="float" office:value="46.3254126760412" calcext:value-type="float">
            <text:p>46.3254126760412</text:p>
          </table:table-cell>
          <table:table-cell table:formula="of:=IF([.A688]=1;1000000000/[.N688];&quot;&quot;)" office:value-type="float" office:value="46.3254126760412" calcext:value-type="float">
            <text:p>46.3254126760412</text:p>
          </table:table-cell>
          <table:table-cell table:formula="of:=IF([.A688]=1;[.P688];&quot;&quot;)" office:value-type="string" office:string-value="TimeWaitKey" calcext:value-type="string">
            <text:p>TimeWaitKey</text:p>
          </table:table-cell>
          <table:table-cell table:style-name="ce1" table:formula="of:=IF(ISBLANK([.T688]);&quot;&quot;;[.Q688])" office:value-type="percentage" office:value="0.491118862485051" calcext:value-type="percentage">
            <text:p>49.11%</text:p>
          </table:table-cell>
          <table:table-cell table:formula="of:=IF([.A688]=1;[.V688]*[.N688]/1000000;&quot;&quot;)" office:value-type="float" office:value="10.6015" calcext:value-type="float">
            <text:p>10.60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2995" calcext:value-type="float">
            <text:p>962995</text:p>
          </table:table-cell>
          <table:table-cell office:value-type="float" office:value="765256" calcext:value-type="float">
            <text:p>765256</text:p>
          </table:table-cell>
          <table:table-cell office:value-type="float" office:value="966261" calcext:value-type="float">
            <text:p>966261</text:p>
          </table:table-cell>
          <table:table-cell office:value-type="float" office:value="170" calcext:value-type="float">
            <text:p>170</text:p>
          </table:table-cell>
          <table:table-cell office:value-type="float" office:value="5450730" calcext:value-type="float">
            <text:p>5450730</text:p>
          </table:table-cell>
          <table:table-cell office:value-type="float" office:value="769113" calcext:value-type="float">
            <text:p>769113</text:p>
          </table:table-cell>
          <table:table-cell office:value-type="float" office:value="70" calcext:value-type="float">
            <text:p>70</text:p>
          </table:table-cell>
          <table:table-cell office:value-type="float" office:value="252841" calcext:value-type="float">
            <text:p>252841</text:p>
          </table:table-cell>
          <table:table-cell office:value-type="float" office:value="753434" calcext:value-type="float">
            <text:p>753434</text:p>
          </table:table-cell>
          <table:table-cell office:value-type="float" office:value="872757" calcext:value-type="float">
            <text:p>872757</text:p>
          </table:table-cell>
          <table:table-cell office:value-type="float" office:value="10655782" calcext:value-type="float">
            <text:p>10655782</text:p>
          </table:table-cell>
          <table:table-cell/>
          <table:table-cell table:formula="of:=SUM([.B689:.L689])" office:value-type="float" office:value="21449409" calcext:value-type="float">
            <text:p>21449409</text:p>
          </table:table-cell>
          <table:table-cell table:formula="of:=MAX([.B689:.L689])" office:value-type="float" office:value="10655782" calcext:value-type="float">
            <text:p>10655782</text:p>
          </table:table-cell>
          <table:table-cell table:formula="of:=INDEX([.$B$1:.$L$1];0;MATCH(MAX([.$B689:.$L689]);[.$B689:.$L689];0))" office:value-type="string" office:string-value="TimeWaitKey" calcext:value-type="string">
            <text:p>TimeWaitKey</text:p>
          </table:table-cell>
          <table:table-cell table:formula="of:=[.O689]/[.N689]" office:value-type="percentage" office:value="0.496786741303688" calcext:value-type="percentage">
            <text:p>49.68%</text:p>
          </table:table-cell>
          <table:table-cell/>
          <table:table-cell table:formula="of:=1000000000/[.N689]" office:value-type="float" office:value="46.621331151828" calcext:value-type="float">
            <text:p>46.621331151828</text:p>
          </table:table-cell>
          <table:table-cell table:formula="of:=IF([.A689]=1;1000000000/[.N689];&quot;&quot;)" office:value-type="float" office:value="46.621331151828" calcext:value-type="float">
            <text:p>46.621331151828</text:p>
          </table:table-cell>
          <table:table-cell table:formula="of:=IF([.A689]=1;[.P689];&quot;&quot;)" office:value-type="string" office:string-value="TimeWaitKey" calcext:value-type="string">
            <text:p>TimeWaitKey</text:p>
          </table:table-cell>
          <table:table-cell table:style-name="ce1" table:formula="of:=IF(ISBLANK([.T689]);&quot;&quot;;[.Q689])" office:value-type="percentage" office:value="0.496786741303688" calcext:value-type="percentage">
            <text:p>49.68%</text:p>
          </table:table-cell>
          <table:table-cell table:formula="of:=IF([.A689]=1;[.V689]*[.N689]/1000000;&quot;&quot;)" office:value-type="float" office:value="10.655782" calcext:value-type="float">
            <text:p>10.6557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82" calcext:value-type="float">
            <text:p>747082</text:p>
          </table:table-cell>
          <table:table-cell office:value-type="float" office:value="707018" calcext:value-type="float">
            <text:p>707018</text:p>
          </table:table-cell>
          <table:table-cell office:value-type="float" office:value="1004822" calcext:value-type="float">
            <text:p>1004822</text:p>
          </table:table-cell>
          <table:table-cell office:value-type="float" office:value="90" calcext:value-type="float">
            <text:p>90</text:p>
          </table:table-cell>
          <table:table-cell office:value-type="float" office:value="5179985" calcext:value-type="float">
            <text:p>5179985</text:p>
          </table:table-cell>
          <table:table-cell office:value-type="float" office:value="2252879" calcext:value-type="float">
            <text:p>2252879</text:p>
          </table:table-cell>
          <table:table-cell office:value-type="float" office:value="90" calcext:value-type="float">
            <text:p>90</text:p>
          </table:table-cell>
          <table:table-cell office:value-type="float" office:value="239877" calcext:value-type="float">
            <text:p>239877</text:p>
          </table:table-cell>
          <table:table-cell office:value-type="float" office:value="724040" calcext:value-type="float">
            <text:p>724040</text:p>
          </table:table-cell>
          <table:table-cell office:value-type="float" office:value="757362" calcext:value-type="float">
            <text:p>757362</text:p>
          </table:table-cell>
          <table:table-cell office:value-type="float" office:value="10595419" calcext:value-type="float">
            <text:p>10595419</text:p>
          </table:table-cell>
          <table:table-cell/>
          <table:table-cell table:formula="of:=SUM([.B690:.L690])" office:value-type="float" office:value="22208664" calcext:value-type="float">
            <text:p>22208664</text:p>
          </table:table-cell>
          <table:table-cell table:formula="of:=MAX([.B690:.L690])" office:value-type="float" office:value="10595419" calcext:value-type="float">
            <text:p>10595419</text:p>
          </table:table-cell>
          <table:table-cell table:formula="of:=INDEX([.$B$1:.$L$1];0;MATCH(MAX([.$B690:.$L690]);[.$B690:.$L690];0))" office:value-type="string" office:string-value="TimeWaitKey" calcext:value-type="string">
            <text:p>TimeWaitKey</text:p>
          </table:table-cell>
          <table:table-cell table:formula="of:=[.O690]/[.N690]" office:value-type="percentage" office:value="0.477084934059969" calcext:value-type="percentage">
            <text:p>47.71%</text:p>
          </table:table-cell>
          <table:table-cell/>
          <table:table-cell table:formula="of:=1000000000/[.N690]" office:value-type="float" office:value="45.0274721613151" calcext:value-type="float">
            <text:p>45.0274721613151</text:p>
          </table:table-cell>
          <table:table-cell table:formula="of:=IF([.A690]=1;1000000000/[.N690];&quot;&quot;)" office:value-type="float" office:value="45.0274721613151" calcext:value-type="float">
            <text:p>45.0274721613151</text:p>
          </table:table-cell>
          <table:table-cell table:formula="of:=IF([.A690]=1;[.P690];&quot;&quot;)" office:value-type="string" office:string-value="TimeWaitKey" calcext:value-type="string">
            <text:p>TimeWaitKey</text:p>
          </table:table-cell>
          <table:table-cell table:style-name="ce1" table:formula="of:=IF(ISBLANK([.T690]);&quot;&quot;;[.Q690])" office:value-type="percentage" office:value="0.477084934059969" calcext:value-type="percentage">
            <text:p>47.71%</text:p>
          </table:table-cell>
          <table:table-cell table:formula="of:=IF([.A690]=1;[.V690]*[.N690]/1000000;&quot;&quot;)" office:value-type="float" office:value="10.595419" calcext:value-type="float">
            <text:p>10.5954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2995" calcext:value-type="float">
            <text:p>882995</text:p>
          </table:table-cell>
          <table:table-cell office:value-type="float" office:value="1151706" calcext:value-type="float">
            <text:p>1151706</text:p>
          </table:table-cell>
          <table:table-cell office:value-type="float" office:value="1239570" calcext:value-type="float">
            <text:p>1239570</text:p>
          </table:table-cell>
          <table:table-cell office:value-type="float" office:value="160" calcext:value-type="float">
            <text:p>160</text:p>
          </table:table-cell>
          <table:table-cell office:value-type="float" office:value="5452904" calcext:value-type="float">
            <text:p>5452904</text:p>
          </table:table-cell>
          <table:table-cell office:value-type="float" office:value="754075" calcext:value-type="float">
            <text:p>754075</text:p>
          </table:table-cell>
          <table:table-cell office:value-type="float" office:value="80" calcext:value-type="float">
            <text:p>80</text:p>
          </table:table-cell>
          <table:table-cell office:value-type="float" office:value="254845" calcext:value-type="float">
            <text:p>254845</text:p>
          </table:table-cell>
          <table:table-cell office:value-type="float" office:value="742123" calcext:value-type="float">
            <text:p>742123</text:p>
          </table:table-cell>
          <table:table-cell office:value-type="float" office:value="723519" calcext:value-type="float">
            <text:p>723519</text:p>
          </table:table-cell>
          <table:table-cell office:value-type="float" office:value="10407127" calcext:value-type="float">
            <text:p>10407127</text:p>
          </table:table-cell>
          <table:table-cell/>
          <table:table-cell table:formula="of:=SUM([.B691:.L691])" office:value-type="float" office:value="21609104" calcext:value-type="float">
            <text:p>21609104</text:p>
          </table:table-cell>
          <table:table-cell table:formula="of:=MAX([.B691:.L691])" office:value-type="float" office:value="10407127" calcext:value-type="float">
            <text:p>10407127</text:p>
          </table:table-cell>
          <table:table-cell table:formula="of:=INDEX([.$B$1:.$L$1];0;MATCH(MAX([.$B691:.$L691]);[.$B691:.$L691];0))" office:value-type="string" office:string-value="TimeWaitKey" calcext:value-type="string">
            <text:p>TimeWaitKey</text:p>
          </table:table-cell>
          <table:table-cell table:formula="of:=[.O691]/[.N691]" office:value-type="percentage" office:value="0.48160844614381" calcext:value-type="percentage">
            <text:p>48.16%</text:p>
          </table:table-cell>
          <table:table-cell/>
          <table:table-cell table:formula="of:=1000000000/[.N691]" office:value-type="float" office:value="46.2767914856627" calcext:value-type="float">
            <text:p>46.2767914856627</text:p>
          </table:table-cell>
          <table:table-cell table:formula="of:=IF([.A691]=1;1000000000/[.N691];&quot;&quot;)" office:value-type="float" office:value="46.2767914856627" calcext:value-type="float">
            <text:p>46.2767914856627</text:p>
          </table:table-cell>
          <table:table-cell table:formula="of:=IF([.A691]=1;[.P691];&quot;&quot;)" office:value-type="string" office:string-value="TimeWaitKey" calcext:value-type="string">
            <text:p>TimeWaitKey</text:p>
          </table:table-cell>
          <table:table-cell table:style-name="ce1" table:formula="of:=IF(ISBLANK([.T691]);&quot;&quot;;[.Q691])" office:value-type="percentage" office:value="0.48160844614381" calcext:value-type="percentage">
            <text:p>48.16%</text:p>
          </table:table-cell>
          <table:table-cell table:formula="of:=IF([.A691]=1;[.V691]*[.N691]/1000000;&quot;&quot;)" office:value-type="float" office:value="10.407127" calcext:value-type="float">
            <text:p>10.4071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4796" calcext:value-type="float">
            <text:p>3474796</text:p>
          </table:table-cell>
          <table:table-cell office:value-type="float" office:value="1216087" calcext:value-type="float">
            <text:p>1216087</text:p>
          </table:table-cell>
          <table:table-cell office:value-type="float" office:value="970719" calcext:value-type="float">
            <text:p>970719</text:p>
          </table:table-cell>
          <table:table-cell office:value-type="float" office:value="70" calcext:value-type="float">
            <text:p>70</text:p>
          </table:table-cell>
          <table:table-cell office:value-type="float" office:value="5176959" calcext:value-type="float">
            <text:p>5176959</text:p>
          </table:table-cell>
          <table:table-cell office:value-type="float" office:value="748815" calcext:value-type="float">
            <text:p>748815</text:p>
          </table:table-cell>
          <table:table-cell office:value-type="float" office:value="90" calcext:value-type="float">
            <text:p>90</text:p>
          </table:table-cell>
          <table:table-cell office:value-type="float" office:value="234207" calcext:value-type="float">
            <text:p>234207</text:p>
          </table:table-cell>
          <table:table-cell office:value-type="float" office:value="742895" calcext:value-type="float">
            <text:p>742895</text:p>
          </table:table-cell>
          <table:table-cell office:value-type="float" office:value="694304" calcext:value-type="float">
            <text:p>694304</text:p>
          </table:table-cell>
          <table:table-cell office:value-type="float" office:value="10745829" calcext:value-type="float">
            <text:p>10745829</text:p>
          </table:table-cell>
          <table:table-cell/>
          <table:table-cell table:formula="of:=SUM([.B692:.L692])" office:value-type="float" office:value="24004771" calcext:value-type="float">
            <text:p>24004771</text:p>
          </table:table-cell>
          <table:table-cell table:formula="of:=MAX([.B692:.L692])" office:value-type="float" office:value="10745829" calcext:value-type="float">
            <text:p>10745829</text:p>
          </table:table-cell>
          <table:table-cell table:formula="of:=INDEX([.$B$1:.$L$1];0;MATCH(MAX([.$B692:.$L692]);[.$B692:.$L692];0))" office:value-type="string" office:string-value="TimeWaitKey" calcext:value-type="string">
            <text:p>TimeWaitKey</text:p>
          </table:table-cell>
          <table:table-cell table:formula="of:=[.O692]/[.N692]" office:value-type="percentage" office:value="0.447653885138084" calcext:value-type="percentage">
            <text:p>44.77%</text:p>
          </table:table-cell>
          <table:table-cell/>
          <table:table-cell table:formula="of:=1000000000/[.N692]" office:value-type="float" office:value="41.6583853268169" calcext:value-type="float">
            <text:p>41.6583853268169</text:p>
          </table:table-cell>
          <table:table-cell table:formula="of:=IF([.A692]=1;1000000000/[.N692];&quot;&quot;)" office:value-type="float" office:value="41.6583853268169" calcext:value-type="float">
            <text:p>41.6583853268169</text:p>
          </table:table-cell>
          <table:table-cell table:formula="of:=IF([.A692]=1;[.P692];&quot;&quot;)" office:value-type="string" office:string-value="TimeWaitKey" calcext:value-type="string">
            <text:p>TimeWaitKey</text:p>
          </table:table-cell>
          <table:table-cell table:style-name="ce1" table:formula="of:=IF(ISBLANK([.T692]);&quot;&quot;;[.Q692])" office:value-type="percentage" office:value="0.447653885138084" calcext:value-type="percentage">
            <text:p>44.77%</text:p>
          </table:table-cell>
          <table:table-cell table:formula="of:=IF([.A692]=1;[.V692]*[.N692]/1000000;&quot;&quot;)" office:value-type="float" office:value="10.745829" calcext:value-type="float">
            <text:p>10.7458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66711" calcext:value-type="float">
            <text:p>19266711</text:p>
          </table:table-cell>
          <table:table-cell office:value-type="float" office:value="710875" calcext:value-type="float">
            <text:p>710875</text:p>
          </table:table-cell>
          <table:table-cell office:value-type="float" office:value="1088449" calcext:value-type="float">
            <text:p>1088449</text:p>
          </table:table-cell>
          <table:table-cell office:value-type="float" office:value="180" calcext:value-type="float">
            <text:p>180</text:p>
          </table:table-cell>
          <table:table-cell office:value-type="float" office:value="5269091" calcext:value-type="float">
            <text:p>5269091</text:p>
          </table:table-cell>
          <table:table-cell office:value-type="float" office:value="815640" calcext:value-type="float">
            <text:p>815640</text:p>
          </table:table-cell>
          <table:table-cell office:value-type="float" office:value="70" calcext:value-type="float">
            <text:p>70</text:p>
          </table:table-cell>
          <table:table-cell office:value-type="float" office:value="252911" calcext:value-type="float">
            <text:p>252911</text:p>
          </table:table-cell>
          <table:table-cell office:value-type="float" office:value="794731" calcext:value-type="float">
            <text:p>794731</text:p>
          </table:table-cell>
          <table:table-cell office:value-type="float" office:value="746291" calcext:value-type="float">
            <text:p>746291</text:p>
          </table:table-cell>
          <table:table-cell office:value-type="float" office:value="10637667" calcext:value-type="float">
            <text:p>10637667</text:p>
          </table:table-cell>
          <table:table-cell/>
          <table:table-cell table:formula="of:=SUM([.B693:.L693])" office:value-type="float" office:value="39582616" calcext:value-type="float">
            <text:p>39582616</text:p>
          </table:table-cell>
          <table:table-cell table:formula="of:=MAX([.B693:.L693])" office:value-type="float" office:value="19266711" calcext:value-type="float">
            <text:p>19266711</text:p>
          </table:table-cell>
          <table:table-cell table:formula="of:=INDEX([.$B$1:.$L$1];0;MATCH(MAX([.$B693:.$L693]);[.$B693:.$L693];0))" office:value-type="string" office:string-value="WebcamRead" calcext:value-type="string">
            <text:p>WebcamRead</text:p>
          </table:table-cell>
          <table:table-cell table:formula="of:=[.O693]/[.N693]" office:value-type="percentage" office:value="0.486746782981701" calcext:value-type="percentage">
            <text:p>48.67%</text:p>
          </table:table-cell>
          <table:table-cell/>
          <table:table-cell table:formula="of:=1000000000/[.N693]" office:value-type="float" office:value="25.2636157246403" calcext:value-type="float">
            <text:p>25.2636157246403</text:p>
          </table:table-cell>
          <table:table-cell table:formula="of:=IF([.A693]=1;1000000000/[.N693];&quot;&quot;)" office:value-type="float" office:value="25.2636157246403" calcext:value-type="float">
            <text:p>25.2636157246403</text:p>
          </table:table-cell>
          <table:table-cell table:formula="of:=IF([.A693]=1;[.P693];&quot;&quot;)" office:value-type="string" office:string-value="WebcamRead" calcext:value-type="string">
            <text:p>WebcamRead</text:p>
          </table:table-cell>
          <table:table-cell table:style-name="ce1" table:formula="of:=IF(ISBLANK([.T693]);&quot;&quot;;[.Q693])" office:value-type="percentage" office:value="0.486746782981701" calcext:value-type="percentage">
            <text:p>48.67%</text:p>
          </table:table-cell>
          <table:table-cell table:formula="of:=IF([.A693]=1;[.V693]*[.N693]/1000000;&quot;&quot;)" office:value-type="float" office:value="19.266711" calcext:value-type="float">
            <text:p>19.2667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64284" calcext:value-type="float">
            <text:p>23764284</text:p>
          </table:table-cell>
          <table:table-cell office:value-type="float" office:value="708461" calcext:value-type="float">
            <text:p>708461</text:p>
          </table:table-cell>
          <table:table-cell office:value-type="float" office:value="965590" calcext:value-type="float">
            <text:p>965590</text:p>
          </table:table-cell>
          <table:table-cell office:value-type="float" office:value="221" calcext:value-type="float">
            <text:p>221</text:p>
          </table:table-cell>
          <table:table-cell office:value-type="float" office:value="5206063" calcext:value-type="float">
            <text:p>5206063</text:p>
          </table:table-cell>
          <table:table-cell office:value-type="float" office:value="954629" calcext:value-type="float">
            <text:p>954629</text:p>
          </table:table-cell>
          <table:table-cell office:value-type="float" office:value="81" calcext:value-type="float">
            <text:p>81</text:p>
          </table:table-cell>
          <table:table-cell office:value-type="float" office:value="153279685" calcext:value-type="float">
            <text:p>153279685</text:p>
          </table:table-cell>
          <table:table-cell office:value-type="float" office:value="780174" calcext:value-type="float">
            <text:p>780174</text:p>
          </table:table-cell>
          <table:table-cell office:value-type="float" office:value="766950" calcext:value-type="float">
            <text:p>766950</text:p>
          </table:table-cell>
          <table:table-cell office:value-type="float" office:value="10651553" calcext:value-type="float">
            <text:p>10651553</text:p>
          </table:table-cell>
          <table:table-cell/>
          <table:table-cell table:formula="of:=SUM([.B694:.L694])" office:value-type="float" office:value="197077691" calcext:value-type="float">
            <text:p>197077691</text:p>
          </table:table-cell>
          <table:table-cell table:formula="of:=MAX([.B694:.L694])" office:value-type="float" office:value="153279685" calcext:value-type="float">
            <text:p>153279685</text:p>
          </table:table-cell>
          <table:table-cell table:formula="of:=INDEX([.$B$1:.$L$1];0;MATCH(MAX([.$B694:.$L694]);[.$B694:.$L694];0))" office:value-type="string" office:string-value="Facendi" calcext:value-type="string">
            <text:p>Facendi</text:p>
          </table:table-cell>
          <table:table-cell table:formula="of:=[.O694]/[.N694]" office:value-type="percentage" office:value="0.777762740278909" calcext:value-type="percentage">
            <text:p>77.78%</text:p>
          </table:table-cell>
          <table:table-cell/>
          <table:table-cell table:formula="of:=1000000000/[.N694]" office:value-type="float" office:value="5.07414104014442" calcext:value-type="float">
            <text:p>5.07414104014442</text:p>
          </table:table-cell>
          <table:table-cell table:formula="of:=IF([.A694]=1;1000000000/[.N694];&quot;&quot;)" office:value-type="float" office:value="5.07414104014442" calcext:value-type="float">
            <text:p>5.07414104014442</text:p>
          </table:table-cell>
          <table:table-cell table:formula="of:=IF([.A694]=1;[.P694];&quot;&quot;)" office:value-type="string" office:string-value="Facendi" calcext:value-type="string">
            <text:p>Facendi</text:p>
          </table:table-cell>
          <table:table-cell table:style-name="ce1" table:formula="of:=IF(ISBLANK([.T694]);&quot;&quot;;[.Q694])" office:value-type="percentage" office:value="0.777762740278909" calcext:value-type="percentage">
            <text:p>77.78%</text:p>
          </table:table-cell>
          <table:table-cell table:formula="of:=IF([.A694]=1;[.V694]*[.N694]/1000000;&quot;&quot;)" office:value-type="float" office:value="153.279685" calcext:value-type="float">
            <text:p>153.2796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7563" calcext:value-type="float">
            <text:p>967563</text:p>
          </table:table-cell>
          <table:table-cell office:value-type="float" office:value="978334" calcext:value-type="float">
            <text:p>978334</text:p>
          </table:table-cell>
          <table:table-cell office:value-type="float" office:value="978744" calcext:value-type="float">
            <text:p>978744</text:p>
          </table:table-cell>
          <table:table-cell office:value-type="float" office:value="231" calcext:value-type="float">
            <text:p>231</text:p>
          </table:table-cell>
          <table:table-cell office:value-type="float" office:value="5646484" calcext:value-type="float">
            <text:p>5646484</text:p>
          </table:table-cell>
          <table:table-cell office:value-type="float" office:value="741663" calcext:value-type="float">
            <text:p>741663</text:p>
          </table:table-cell>
          <table:table-cell office:value-type="float" office:value="70" calcext:value-type="float">
            <text:p>70</text:p>
          </table:table-cell>
          <table:table-cell office:value-type="float" office:value="252401" calcext:value-type="float">
            <text:p>252401</text:p>
          </table:table-cell>
          <table:table-cell office:value-type="float" office:value="840587" calcext:value-type="float">
            <text:p>840587</text:p>
          </table:table-cell>
          <table:table-cell office:value-type="float" office:value="765587" calcext:value-type="float">
            <text:p>765587</text:p>
          </table:table-cell>
          <table:table-cell office:value-type="float" office:value="10456169" calcext:value-type="float">
            <text:p>10456169</text:p>
          </table:table-cell>
          <table:table-cell/>
          <table:table-cell table:formula="of:=SUM([.B695:.L695])" office:value-type="float" office:value="21627833" calcext:value-type="float">
            <text:p>21627833</text:p>
          </table:table-cell>
          <table:table-cell table:formula="of:=MAX([.B695:.L695])" office:value-type="float" office:value="10456169" calcext:value-type="float">
            <text:p>10456169</text:p>
          </table:table-cell>
          <table:table-cell table:formula="of:=INDEX([.$B$1:.$L$1];0;MATCH(MAX([.$B695:.$L695]);[.$B695:.$L695];0))" office:value-type="string" office:string-value="TimeWaitKey" calcext:value-type="string">
            <text:p>TimeWaitKey</text:p>
          </table:table-cell>
          <table:table-cell table:formula="of:=[.O695]/[.N695]" office:value-type="percentage" office:value="0.483458929981566" calcext:value-type="percentage">
            <text:p>48.35%</text:p>
          </table:table-cell>
          <table:table-cell/>
          <table:table-cell table:formula="of:=1000000000/[.N695]" office:value-type="float" office:value="46.2367172892448" calcext:value-type="float">
            <text:p>46.2367172892448</text:p>
          </table:table-cell>
          <table:table-cell table:formula="of:=IF([.A695]=1;1000000000/[.N695];&quot;&quot;)" office:value-type="float" office:value="46.2367172892448" calcext:value-type="float">
            <text:p>46.2367172892448</text:p>
          </table:table-cell>
          <table:table-cell table:formula="of:=IF([.A695]=1;[.P695];&quot;&quot;)" office:value-type="string" office:string-value="TimeWaitKey" calcext:value-type="string">
            <text:p>TimeWaitKey</text:p>
          </table:table-cell>
          <table:table-cell table:style-name="ce1" table:formula="of:=IF(ISBLANK([.T695]);&quot;&quot;;[.Q695])" office:value-type="percentage" office:value="0.483458929981566" calcext:value-type="percentage">
            <text:p>48.35%</text:p>
          </table:table-cell>
          <table:table-cell table:formula="of:=IF([.A695]=1;[.V695]*[.N695]/1000000;&quot;&quot;)" office:value-type="float" office:value="10.456169" calcext:value-type="float">
            <text:p>10.4561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4221" calcext:value-type="float">
            <text:p>1084221</text:p>
          </table:table-cell>
          <table:table-cell office:value-type="float" office:value="956693" calcext:value-type="float">
            <text:p>956693</text:p>
          </table:table-cell>
          <table:table-cell office:value-type="float" office:value="962905" calcext:value-type="float">
            <text:p>962905</text:p>
          </table:table-cell>
          <table:table-cell office:value-type="float" office:value="81" calcext:value-type="float">
            <text:p>81</text:p>
          </table:table-cell>
          <table:table-cell office:value-type="float" office:value="5258993" calcext:value-type="float">
            <text:p>5258993</text:p>
          </table:table-cell>
          <table:table-cell office:value-type="float" office:value="769274" calcext:value-type="float">
            <text:p>769274</text:p>
          </table:table-cell>
          <table:table-cell office:value-type="float" office:value="151" calcext:value-type="float">
            <text:p>151</text:p>
          </table:table-cell>
          <table:table-cell office:value-type="float" office:value="244476" calcext:value-type="float">
            <text:p>244476</text:p>
          </table:table-cell>
          <table:table-cell office:value-type="float" office:value="790734" calcext:value-type="float">
            <text:p>790734</text:p>
          </table:table-cell>
          <table:table-cell office:value-type="float" office:value="732445" calcext:value-type="float">
            <text:p>732445</text:p>
          </table:table-cell>
          <table:table-cell office:value-type="float" office:value="10668915" calcext:value-type="float">
            <text:p>10668915</text:p>
          </table:table-cell>
          <table:table-cell/>
          <table:table-cell table:formula="of:=SUM([.B696:.L696])" office:value-type="float" office:value="21468888" calcext:value-type="float">
            <text:p>21468888</text:p>
          </table:table-cell>
          <table:table-cell table:formula="of:=MAX([.B696:.L696])" office:value-type="float" office:value="10668915" calcext:value-type="float">
            <text:p>10668915</text:p>
          </table:table-cell>
          <table:table-cell table:formula="of:=INDEX([.$B$1:.$L$1];0;MATCH(MAX([.$B696:.$L696]);[.$B696:.$L696];0))" office:value-type="string" office:string-value="TimeWaitKey" calcext:value-type="string">
            <text:p>TimeWaitKey</text:p>
          </table:table-cell>
          <table:table-cell table:formula="of:=[.O696]/[.N696]" office:value-type="percentage" office:value="0.496947722676647" calcext:value-type="percentage">
            <text:p>49.69%</text:p>
          </table:table-cell>
          <table:table-cell/>
          <table:table-cell table:formula="of:=1000000000/[.N696]" office:value-type="float" office:value="46.5790310145546" calcext:value-type="float">
            <text:p>46.5790310145546</text:p>
          </table:table-cell>
          <table:table-cell table:formula="of:=IF([.A696]=1;1000000000/[.N696];&quot;&quot;)" office:value-type="float" office:value="46.5790310145546" calcext:value-type="float">
            <text:p>46.5790310145546</text:p>
          </table:table-cell>
          <table:table-cell table:formula="of:=IF([.A696]=1;[.P696];&quot;&quot;)" office:value-type="string" office:string-value="TimeWaitKey" calcext:value-type="string">
            <text:p>TimeWaitKey</text:p>
          </table:table-cell>
          <table:table-cell table:style-name="ce1" table:formula="of:=IF(ISBLANK([.T696]);&quot;&quot;;[.Q696])" office:value-type="percentage" office:value="0.496947722676647" calcext:value-type="percentage">
            <text:p>49.69%</text:p>
          </table:table-cell>
          <table:table-cell table:formula="of:=IF([.A696]=1;[.V696]*[.N696]/1000000;&quot;&quot;)" office:value-type="float" office:value="10.668915" calcext:value-type="float">
            <text:p>10.6689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419" calcext:value-type="float">
            <text:p>750419</text:p>
          </table:table-cell>
          <table:table-cell office:value-type="float" office:value="713109" calcext:value-type="float">
            <text:p>713109</text:p>
          </table:table-cell>
          <table:table-cell office:value-type="float" office:value="964488" calcext:value-type="float">
            <text:p>964488</text:p>
          </table:table-cell>
          <table:table-cell office:value-type="float" office:value="90" calcext:value-type="float">
            <text:p>90</text:p>
          </table:table-cell>
          <table:table-cell office:value-type="float" office:value="5211083" calcext:value-type="float">
            <text:p>5211083</text:p>
          </table:table-cell>
          <table:table-cell office:value-type="float" office:value="726263" calcext:value-type="float">
            <text:p>726263</text:p>
          </table:table-cell>
          <table:table-cell office:value-type="float" office:value="80" calcext:value-type="float">
            <text:p>80</text:p>
          </table:table-cell>
          <table:table-cell office:value-type="float" office:value="258121" calcext:value-type="float">
            <text:p>258121</text:p>
          </table:table-cell>
          <table:table-cell office:value-type="float" office:value="786115" calcext:value-type="float">
            <text:p>786115</text:p>
          </table:table-cell>
          <table:table-cell office:value-type="float" office:value="735150" calcext:value-type="float">
            <text:p>735150</text:p>
          </table:table-cell>
          <table:table-cell office:value-type="float" office:value="10688111" calcext:value-type="float">
            <text:p>10688111</text:p>
          </table:table-cell>
          <table:table-cell/>
          <table:table-cell table:formula="of:=SUM([.B697:.L697])" office:value-type="float" office:value="20833029" calcext:value-type="float">
            <text:p>20833029</text:p>
          </table:table-cell>
          <table:table-cell table:formula="of:=MAX([.B697:.L697])" office:value-type="float" office:value="10688111" calcext:value-type="float">
            <text:p>10688111</text:p>
          </table:table-cell>
          <table:table-cell table:formula="of:=INDEX([.$B$1:.$L$1];0;MATCH(MAX([.$B697:.$L697]);[.$B697:.$L697];0))" office:value-type="string" office:string-value="TimeWaitKey" calcext:value-type="string">
            <text:p>TimeWaitKey</text:p>
          </table:table-cell>
          <table:table-cell table:formula="of:=[.O697]/[.N697]" office:value-type="percentage" office:value="0.513036822441902" calcext:value-type="percentage">
            <text:p>51.30%</text:p>
          </table:table-cell>
          <table:table-cell/>
          <table:table-cell table:formula="of:=1000000000/[.N697]" office:value-type="float" office:value="48.000701194243" calcext:value-type="float">
            <text:p>48.000701194243</text:p>
          </table:table-cell>
          <table:table-cell table:formula="of:=IF([.A697]=1;1000000000/[.N697];&quot;&quot;)" office:value-type="float" office:value="48.000701194243" calcext:value-type="float">
            <text:p>48.000701194243</text:p>
          </table:table-cell>
          <table:table-cell table:formula="of:=IF([.A697]=1;[.P697];&quot;&quot;)" office:value-type="string" office:string-value="TimeWaitKey" calcext:value-type="string">
            <text:p>TimeWaitKey</text:p>
          </table:table-cell>
          <table:table-cell table:style-name="ce1" table:formula="of:=IF(ISBLANK([.T697]);&quot;&quot;;[.Q697])" office:value-type="percentage" office:value="0.513036822441902" calcext:value-type="percentage">
            <text:p>51.30%</text:p>
          </table:table-cell>
          <table:table-cell table:formula="of:=IF([.A697]=1;[.V697]*[.N697]/1000000;&quot;&quot;)" office:value-type="float" office:value="10.688111" calcext:value-type="float">
            <text:p>10.6881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1645" calcext:value-type="float">
            <text:p>791645</text:p>
          </table:table-cell>
          <table:table-cell office:value-type="float" office:value="753083" calcext:value-type="float">
            <text:p>753083</text:p>
          </table:table-cell>
          <table:table-cell office:value-type="float" office:value="973685" calcext:value-type="float">
            <text:p>973685</text:p>
          </table:table-cell>
          <table:table-cell office:value-type="float" office:value="91" calcext:value-type="float">
            <text:p>91</text:p>
          </table:table-cell>
          <table:table-cell office:value-type="float" office:value="5253813" calcext:value-type="float">
            <text:p>5253813</text:p>
          </table:table-cell>
          <table:table-cell office:value-type="float" office:value="716265" calcext:value-type="float">
            <text:p>716265</text:p>
          </table:table-cell>
          <table:table-cell office:value-type="float" office:value="80" calcext:value-type="float">
            <text:p>80</text:p>
          </table:table-cell>
          <table:table-cell office:value-type="float" office:value="155906850" calcext:value-type="float">
            <text:p>155906850</text:p>
          </table:table-cell>
          <table:table-cell office:value-type="float" office:value="758985" calcext:value-type="float">
            <text:p>758985</text:p>
          </table:table-cell>
          <table:table-cell office:value-type="float" office:value="784883" calcext:value-type="float">
            <text:p>784883</text:p>
          </table:table-cell>
          <table:table-cell office:value-type="float" office:value="10593414" calcext:value-type="float">
            <text:p>10593414</text:p>
          </table:table-cell>
          <table:table-cell/>
          <table:table-cell table:formula="of:=SUM([.B698:.L698])" office:value-type="float" office:value="176532794" calcext:value-type="float">
            <text:p>176532794</text:p>
          </table:table-cell>
          <table:table-cell table:formula="of:=MAX([.B698:.L698])" office:value-type="float" office:value="155906850" calcext:value-type="float">
            <text:p>155906850</text:p>
          </table:table-cell>
          <table:table-cell table:formula="of:=INDEX([.$B$1:.$L$1];0;MATCH(MAX([.$B698:.$L698]);[.$B698:.$L698];0))" office:value-type="string" office:string-value="Facendi" calcext:value-type="string">
            <text:p>Facendi</text:p>
          </table:table-cell>
          <table:table-cell table:formula="of:=[.O698]/[.N698]" office:value-type="percentage" office:value="0.883160836393945" calcext:value-type="percentage">
            <text:p>88.32%</text:p>
          </table:table-cell>
          <table:table-cell/>
          <table:table-cell table:formula="of:=1000000000/[.N698]" office:value-type="float" office:value="5.66466987431242" calcext:value-type="float">
            <text:p>5.66466987431242</text:p>
          </table:table-cell>
          <table:table-cell table:formula="of:=IF([.A698]=1;1000000000/[.N698];&quot;&quot;)" office:value-type="float" office:value="5.66466987431242" calcext:value-type="float">
            <text:p>5.66466987431242</text:p>
          </table:table-cell>
          <table:table-cell table:formula="of:=IF([.A698]=1;[.P698];&quot;&quot;)" office:value-type="string" office:string-value="Facendi" calcext:value-type="string">
            <text:p>Facendi</text:p>
          </table:table-cell>
          <table:table-cell table:style-name="ce1" table:formula="of:=IF(ISBLANK([.T698]);&quot;&quot;;[.Q698])" office:value-type="percentage" office:value="0.883160836393945" calcext:value-type="percentage">
            <text:p>88.32%</text:p>
          </table:table-cell>
          <table:table-cell table:formula="of:=IF([.A698]=1;[.V698]*[.N698]/1000000;&quot;&quot;)" office:value-type="float" office:value="155.90685" calcext:value-type="float">
            <text:p>155.906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3041" calcext:value-type="float">
            <text:p>923041</text:p>
          </table:table-cell>
          <table:table-cell office:value-type="float" office:value="1240071" calcext:value-type="float">
            <text:p>1240071</text:p>
          </table:table-cell>
          <table:table-cell office:value-type="float" office:value="964618" calcext:value-type="float">
            <text:p>964618</text:p>
          </table:table-cell>
          <table:table-cell office:value-type="float" office:value="70" calcext:value-type="float">
            <text:p>70</text:p>
          </table:table-cell>
          <table:table-cell office:value-type="float" office:value="5204431" calcext:value-type="float">
            <text:p>5204431</text:p>
          </table:table-cell>
          <table:table-cell office:value-type="float" office:value="716275" calcext:value-type="float">
            <text:p>716275</text:p>
          </table:table-cell>
          <table:table-cell office:value-type="float" office:value="80" calcext:value-type="float">
            <text:p>80</text:p>
          </table:table-cell>
          <table:table-cell office:value-type="float" office:value="241750" calcext:value-type="float">
            <text:p>241750</text:p>
          </table:table-cell>
          <table:table-cell office:value-type="float" office:value="779523" calcext:value-type="float">
            <text:p>779523</text:p>
          </table:table-cell>
          <table:table-cell office:value-type="float" office:value="708541" calcext:value-type="float">
            <text:p>708541</text:p>
          </table:table-cell>
          <table:table-cell office:value-type="float" office:value="10485033" calcext:value-type="float">
            <text:p>10485033</text:p>
          </table:table-cell>
          <table:table-cell/>
          <table:table-cell table:formula="of:=SUM([.B699:.L699])" office:value-type="float" office:value="21263433" calcext:value-type="float">
            <text:p>21263433</text:p>
          </table:table-cell>
          <table:table-cell table:formula="of:=MAX([.B699:.L699])" office:value-type="float" office:value="10485033" calcext:value-type="float">
            <text:p>10485033</text:p>
          </table:table-cell>
          <table:table-cell table:formula="of:=INDEX([.$B$1:.$L$1];0;MATCH(MAX([.$B699:.$L699]);[.$B699:.$L699];0))" office:value-type="string" office:string-value="TimeWaitKey" calcext:value-type="string">
            <text:p>TimeWaitKey</text:p>
          </table:table-cell>
          <table:table-cell table:formula="of:=[.O699]/[.N699]" office:value-type="percentage" office:value="0.493101607816574" calcext:value-type="percentage">
            <text:p>49.31%</text:p>
          </table:table-cell>
          <table:table-cell/>
          <table:table-cell table:formula="of:=1000000000/[.N699]" office:value-type="float" office:value="47.0290945022847" calcext:value-type="float">
            <text:p>47.0290945022847</text:p>
          </table:table-cell>
          <table:table-cell table:formula="of:=IF([.A699]=1;1000000000/[.N699];&quot;&quot;)" office:value-type="float" office:value="47.0290945022847" calcext:value-type="float">
            <text:p>47.0290945022847</text:p>
          </table:table-cell>
          <table:table-cell table:formula="of:=IF([.A699]=1;[.P699];&quot;&quot;)" office:value-type="string" office:string-value="TimeWaitKey" calcext:value-type="string">
            <text:p>TimeWaitKey</text:p>
          </table:table-cell>
          <table:table-cell table:style-name="ce1" table:formula="of:=IF(ISBLANK([.T699]);&quot;&quot;;[.Q699])" office:value-type="percentage" office:value="0.493101607816574" calcext:value-type="percentage">
            <text:p>49.31%</text:p>
          </table:table-cell>
          <table:table-cell table:formula="of:=IF([.A699]=1;[.V699]*[.N699]/1000000;&quot;&quot;)" office:value-type="float" office:value="10.485033" calcext:value-type="float">
            <text:p>10.4850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739" calcext:value-type="float">
            <text:p>750739</text:p>
          </table:table-cell>
          <table:table-cell office:value-type="float" office:value="719361" calcext:value-type="float">
            <text:p>719361</text:p>
          </table:table-cell>
          <table:table-cell office:value-type="float" office:value="962434" calcext:value-type="float">
            <text:p>962434</text:p>
          </table:table-cell>
          <table:table-cell office:value-type="float" office:value="80" calcext:value-type="float">
            <text:p>80</text:p>
          </table:table-cell>
          <table:table-cell office:value-type="float" office:value="5216774" calcext:value-type="float">
            <text:p>5216774</text:p>
          </table:table-cell>
          <table:table-cell office:value-type="float" office:value="791274" calcext:value-type="float">
            <text:p>791274</text:p>
          </table:table-cell>
          <table:table-cell office:value-type="float" office:value="100" calcext:value-type="float">
            <text:p>100</text:p>
          </table:table-cell>
          <table:table-cell office:value-type="float" office:value="244456" calcext:value-type="float">
            <text:p>244456</text:p>
          </table:table-cell>
          <table:table-cell office:value-type="float" office:value="775916" calcext:value-type="float">
            <text:p>775916</text:p>
          </table:table-cell>
          <table:table-cell office:value-type="float" office:value="793880" calcext:value-type="float">
            <text:p>793880</text:p>
          </table:table-cell>
          <table:table-cell office:value-type="float" office:value="10649269" calcext:value-type="float">
            <text:p>10649269</text:p>
          </table:table-cell>
          <table:table-cell/>
          <table:table-cell table:formula="of:=SUM([.B700:.L700])" office:value-type="float" office:value="20904283" calcext:value-type="float">
            <text:p>20904283</text:p>
          </table:table-cell>
          <table:table-cell table:formula="of:=MAX([.B700:.L700])" office:value-type="float" office:value="10649269" calcext:value-type="float">
            <text:p>10649269</text:p>
          </table:table-cell>
          <table:table-cell table:formula="of:=INDEX([.$B$1:.$L$1];0;MATCH(MAX([.$B700:.$L700]);[.$B700:.$L700];0))" office:value-type="string" office:string-value="TimeWaitKey" calcext:value-type="string">
            <text:p>TimeWaitKey</text:p>
          </table:table-cell>
          <table:table-cell table:formula="of:=[.O700]/[.N700]" office:value-type="percentage" office:value="0.509430005324746" calcext:value-type="percentage">
            <text:p>50.94%</text:p>
          </table:table-cell>
          <table:table-cell/>
          <table:table-cell table:formula="of:=1000000000/[.N700]" office:value-type="float" office:value="47.8370867826464" calcext:value-type="float">
            <text:p>47.8370867826464</text:p>
          </table:table-cell>
          <table:table-cell table:formula="of:=IF([.A700]=1;1000000000/[.N700];&quot;&quot;)" office:value-type="float" office:value="47.8370867826464" calcext:value-type="float">
            <text:p>47.8370867826464</text:p>
          </table:table-cell>
          <table:table-cell table:formula="of:=IF([.A700]=1;[.P700];&quot;&quot;)" office:value-type="string" office:string-value="TimeWaitKey" calcext:value-type="string">
            <text:p>TimeWaitKey</text:p>
          </table:table-cell>
          <table:table-cell table:style-name="ce1" table:formula="of:=IF(ISBLANK([.T700]);&quot;&quot;;[.Q700])" office:value-type="percentage" office:value="0.509430005324746" calcext:value-type="percentage">
            <text:p>50.94%</text:p>
          </table:table-cell>
          <table:table-cell table:formula="of:=IF([.A700]=1;[.V700]*[.N700]/1000000;&quot;&quot;)" office:value-type="float" office:value="10.649269" calcext:value-type="float">
            <text:p>10.6492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2254" calcext:value-type="float">
            <text:p>732254</text:p>
          </table:table-cell>
          <table:table-cell office:value-type="float" office:value="914415" calcext:value-type="float">
            <text:p>914415</text:p>
          </table:table-cell>
          <table:table-cell office:value-type="float" office:value="963576" calcext:value-type="float">
            <text:p>963576</text:p>
          </table:table-cell>
          <table:table-cell office:value-type="float" office:value="80" calcext:value-type="float">
            <text:p>80</text:p>
          </table:table-cell>
          <table:table-cell office:value-type="float" office:value="5240448" calcext:value-type="float">
            <text:p>5240448</text:p>
          </table:table-cell>
          <table:table-cell office:value-type="float" office:value="704423" calcext:value-type="float">
            <text:p>704423</text:p>
          </table:table-cell>
          <table:table-cell office:value-type="float" office:value="70" calcext:value-type="float">
            <text:p>70</text:p>
          </table:table-cell>
          <table:table-cell office:value-type="float" office:value="236030" calcext:value-type="float">
            <text:p>236030</text:p>
          </table:table-cell>
          <table:table-cell office:value-type="float" office:value="763112" calcext:value-type="float">
            <text:p>763112</text:p>
          </table:table-cell>
          <table:table-cell office:value-type="float" office:value="741011" calcext:value-type="float">
            <text:p>741011</text:p>
          </table:table-cell>
          <table:table-cell office:value-type="float" office:value="10659348" calcext:value-type="float">
            <text:p>10659348</text:p>
          </table:table-cell>
          <table:table-cell/>
          <table:table-cell table:formula="of:=SUM([.B701:.L701])" office:value-type="float" office:value="20954767" calcext:value-type="float">
            <text:p>20954767</text:p>
          </table:table-cell>
          <table:table-cell table:formula="of:=MAX([.B701:.L701])" office:value-type="float" office:value="10659348" calcext:value-type="float">
            <text:p>10659348</text:p>
          </table:table-cell>
          <table:table-cell table:formula="of:=INDEX([.$B$1:.$L$1];0;MATCH(MAX([.$B701:.$L701]);[.$B701:.$L701];0))" office:value-type="string" office:string-value="TimeWaitKey" calcext:value-type="string">
            <text:p>TimeWaitKey</text:p>
          </table:table-cell>
          <table:table-cell table:formula="of:=[.O701]/[.N701]" office:value-type="percentage" office:value="0.508683680424602" calcext:value-type="percentage">
            <text:p>50.87%</text:p>
          </table:table-cell>
          <table:table-cell/>
          <table:table-cell table:formula="of:=1000000000/[.N701]" office:value-type="float" office:value="47.7218381860318" calcext:value-type="float">
            <text:p>47.7218381860318</text:p>
          </table:table-cell>
          <table:table-cell table:formula="of:=IF([.A701]=1;1000000000/[.N701];&quot;&quot;)" office:value-type="float" office:value="47.7218381860318" calcext:value-type="float">
            <text:p>47.7218381860318</text:p>
          </table:table-cell>
          <table:table-cell table:formula="of:=IF([.A701]=1;[.P701];&quot;&quot;)" office:value-type="string" office:string-value="TimeWaitKey" calcext:value-type="string">
            <text:p>TimeWaitKey</text:p>
          </table:table-cell>
          <table:table-cell table:style-name="ce1" table:formula="of:=IF(ISBLANK([.T701]);&quot;&quot;;[.Q701])" office:value-type="percentage" office:value="0.508683680424602" calcext:value-type="percentage">
            <text:p>50.87%</text:p>
          </table:table-cell>
          <table:table-cell table:formula="of:=IF([.A701]=1;[.V701]*[.N701]/1000000;&quot;&quot;)" office:value-type="float" office:value="10.659348" calcext:value-type="float">
            <text:p>10.6593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1325" calcext:value-type="float">
            <text:p>941325</text:p>
          </table:table-cell>
          <table:table-cell office:value-type="float" office:value="1955615" calcext:value-type="float">
            <text:p>1955615</text:p>
          </table:table-cell>
          <table:table-cell office:value-type="float" office:value="970429" calcext:value-type="float">
            <text:p>970429</text:p>
          </table:table-cell>
          <table:table-cell office:value-type="float" office:value="171" calcext:value-type="float">
            <text:p>171</text:p>
          </table:table-cell>
          <table:table-cell office:value-type="float" office:value="5241669" calcext:value-type="float">
            <text:p>5241669</text:p>
          </table:table-cell>
          <table:table-cell office:value-type="float" office:value="728799" calcext:value-type="float">
            <text:p>728799</text:p>
          </table:table-cell>
          <table:table-cell office:value-type="float" office:value="70" calcext:value-type="float">
            <text:p>70</text:p>
          </table:table-cell>
          <table:table-cell office:value-type="float" office:value="271607" calcext:value-type="float">
            <text:p>271607</text:p>
          </table:table-cell>
          <table:table-cell office:value-type="float" office:value="803147" calcext:value-type="float">
            <text:p>803147</text:p>
          </table:table-cell>
          <table:table-cell office:value-type="float" office:value="726995" calcext:value-type="float">
            <text:p>726995</text:p>
          </table:table-cell>
          <table:table-cell office:value-type="float" office:value="10640142" calcext:value-type="float">
            <text:p>10640142</text:p>
          </table:table-cell>
          <table:table-cell/>
          <table:table-cell table:formula="of:=SUM([.B702:.L702])" office:value-type="float" office:value="22279969" calcext:value-type="float">
            <text:p>22279969</text:p>
          </table:table-cell>
          <table:table-cell table:formula="of:=MAX([.B702:.L702])" office:value-type="float" office:value="10640142" calcext:value-type="float">
            <text:p>10640142</text:p>
          </table:table-cell>
          <table:table-cell table:formula="of:=INDEX([.$B$1:.$L$1];0;MATCH(MAX([.$B702:.$L702]);[.$B702:.$L702];0))" office:value-type="string" office:string-value="TimeWaitKey" calcext:value-type="string">
            <text:p>TimeWaitKey</text:p>
          </table:table-cell>
          <table:table-cell table:formula="of:=[.O702]/[.N702]" office:value-type="percentage" office:value="0.477565386199595" calcext:value-type="percentage">
            <text:p>47.76%</text:p>
          </table:table-cell>
          <table:table-cell/>
          <table:table-cell table:formula="of:=1000000000/[.N702]" office:value-type="float" office:value="44.8833658610566" calcext:value-type="float">
            <text:p>44.8833658610566</text:p>
          </table:table-cell>
          <table:table-cell table:formula="of:=IF([.A702]=1;1000000000/[.N702];&quot;&quot;)" office:value-type="float" office:value="44.8833658610566" calcext:value-type="float">
            <text:p>44.8833658610566</text:p>
          </table:table-cell>
          <table:table-cell table:formula="of:=IF([.A702]=1;[.P702];&quot;&quot;)" office:value-type="string" office:string-value="TimeWaitKey" calcext:value-type="string">
            <text:p>TimeWaitKey</text:p>
          </table:table-cell>
          <table:table-cell table:style-name="ce1" table:formula="of:=IF(ISBLANK([.T702]);&quot;&quot;;[.Q702])" office:value-type="percentage" office:value="0.477565386199595" calcext:value-type="percentage">
            <text:p>47.76%</text:p>
          </table:table-cell>
          <table:table-cell table:formula="of:=IF([.A702]=1;[.V702]*[.N702]/1000000;&quot;&quot;)" office:value-type="float" office:value="10.640142" calcext:value-type="float">
            <text:p>10.6401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2311" calcext:value-type="float">
            <text:p>762311</text:p>
          </table:table-cell>
          <table:table-cell office:value-type="float" office:value="719832" calcext:value-type="float">
            <text:p>719832</text:p>
          </table:table-cell>
          <table:table-cell office:value-type="float" office:value="964798" calcext:value-type="float">
            <text:p>964798</text:p>
          </table:table-cell>
          <table:table-cell office:value-type="float" office:value="160" calcext:value-type="float">
            <text:p>160</text:p>
          </table:table-cell>
          <table:table-cell office:value-type="float" office:value="5208658" calcext:value-type="float">
            <text:p>5208658</text:p>
          </table:table-cell>
          <table:table-cell office:value-type="float" office:value="738506" calcext:value-type="float">
            <text:p>738506</text:p>
          </table:table-cell>
          <table:table-cell office:value-type="float" office:value="70" calcext:value-type="float">
            <text:p>70</text:p>
          </table:table-cell>
          <table:table-cell office:value-type="float" office:value="241220" calcext:value-type="float">
            <text:p>241220</text:p>
          </table:table-cell>
          <table:table-cell office:value-type="float" office:value="747283" calcext:value-type="float">
            <text:p>747283</text:p>
          </table:table-cell>
          <table:table-cell office:value-type="float" office:value="736122" calcext:value-type="float">
            <text:p>736122</text:p>
          </table:table-cell>
          <table:table-cell office:value-type="float" office:value="10611429" calcext:value-type="float">
            <text:p>10611429</text:p>
          </table:table-cell>
          <table:table-cell/>
          <table:table-cell table:formula="of:=SUM([.B703:.L703])" office:value-type="float" office:value="20730389" calcext:value-type="float">
            <text:p>20730389</text:p>
          </table:table-cell>
          <table:table-cell table:formula="of:=MAX([.B703:.L703])" office:value-type="float" office:value="10611429" calcext:value-type="float">
            <text:p>10611429</text:p>
          </table:table-cell>
          <table:table-cell table:formula="of:=INDEX([.$B$1:.$L$1];0;MATCH(MAX([.$B703:.$L703]);[.$B703:.$L703];0))" office:value-type="string" office:string-value="TimeWaitKey" calcext:value-type="string">
            <text:p>TimeWaitKey</text:p>
          </table:table-cell>
          <table:table-cell table:formula="of:=[.O703]/[.N703]" office:value-type="percentage" office:value="0.511877948841192" calcext:value-type="percentage">
            <text:p>51.19%</text:p>
          </table:table-cell>
          <table:table-cell/>
          <table:table-cell table:formula="of:=1000000000/[.N703]" office:value-type="float" office:value="48.2383615666836" calcext:value-type="float">
            <text:p>48.2383615666836</text:p>
          </table:table-cell>
          <table:table-cell table:formula="of:=IF([.A703]=1;1000000000/[.N703];&quot;&quot;)" office:value-type="float" office:value="48.2383615666836" calcext:value-type="float">
            <text:p>48.2383615666836</text:p>
          </table:table-cell>
          <table:table-cell table:formula="of:=IF([.A703]=1;[.P703];&quot;&quot;)" office:value-type="string" office:string-value="TimeWaitKey" calcext:value-type="string">
            <text:p>TimeWaitKey</text:p>
          </table:table-cell>
          <table:table-cell table:style-name="ce1" table:formula="of:=IF(ISBLANK([.T703]);&quot;&quot;;[.Q703])" office:value-type="percentage" office:value="0.511877948841192" calcext:value-type="percentage">
            <text:p>51.19%</text:p>
          </table:table-cell>
          <table:table-cell table:formula="of:=IF([.A703]=1;[.V703]*[.N703]/1000000;&quot;&quot;)" office:value-type="float" office:value="10.611429" calcext:value-type="float">
            <text:p>10.6114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8868" calcext:value-type="float">
            <text:p>738868</text:p>
          </table:table-cell>
          <table:table-cell office:value-type="float" office:value="716255" calcext:value-type="float">
            <text:p>716255</text:p>
          </table:table-cell>
          <table:table-cell office:value-type="float" office:value="965590" calcext:value-type="float">
            <text:p>965590</text:p>
          </table:table-cell>
          <table:table-cell office:value-type="float" office:value="91" calcext:value-type="float">
            <text:p>91</text:p>
          </table:table-cell>
          <table:table-cell office:value-type="float" office:value="5257389" calcext:value-type="float">
            <text:p>5257389</text:p>
          </table:table-cell>
          <table:table-cell office:value-type="float" office:value="716585" calcext:value-type="float">
            <text:p>716585</text:p>
          </table:table-cell>
          <table:table-cell office:value-type="float" office:value="81" calcext:value-type="float">
            <text:p>81</text:p>
          </table:table-cell>
          <table:table-cell office:value-type="float" office:value="228135" calcext:value-type="float">
            <text:p>228135</text:p>
          </table:table-cell>
          <table:table-cell office:value-type="float" office:value="769855" calcext:value-type="float">
            <text:p>769855</text:p>
          </table:table-cell>
          <table:table-cell office:value-type="float" office:value="779783" calcext:value-type="float">
            <text:p>779783</text:p>
          </table:table-cell>
          <table:table-cell office:value-type="float" office:value="10603163" calcext:value-type="float">
            <text:p>10603163</text:p>
          </table:table-cell>
          <table:table-cell/>
          <table:table-cell table:formula="of:=SUM([.B704:.L704])" office:value-type="float" office:value="20775795" calcext:value-type="float">
            <text:p>20775795</text:p>
          </table:table-cell>
          <table:table-cell table:formula="of:=MAX([.B704:.L704])" office:value-type="float" office:value="10603163" calcext:value-type="float">
            <text:p>10603163</text:p>
          </table:table-cell>
          <table:table-cell table:formula="of:=INDEX([.$B$1:.$L$1];0;MATCH(MAX([.$B704:.$L704]);[.$B704:.$L704];0))" office:value-type="string" office:string-value="TimeWaitKey" calcext:value-type="string">
            <text:p>TimeWaitKey</text:p>
          </table:table-cell>
          <table:table-cell table:formula="of:=[.O704]/[.N704]" office:value-type="percentage" office:value="0.510361360419661" calcext:value-type="percentage">
            <text:p>51.04%</text:p>
          </table:table-cell>
          <table:table-cell/>
          <table:table-cell table:formula="of:=1000000000/[.N704]" office:value-type="float" office:value="48.1329354664888" calcext:value-type="float">
            <text:p>48.1329354664888</text:p>
          </table:table-cell>
          <table:table-cell table:formula="of:=IF([.A704]=1;1000000000/[.N704];&quot;&quot;)" office:value-type="float" office:value="48.1329354664888" calcext:value-type="float">
            <text:p>48.1329354664888</text:p>
          </table:table-cell>
          <table:table-cell table:formula="of:=IF([.A704]=1;[.P704];&quot;&quot;)" office:value-type="string" office:string-value="TimeWaitKey" calcext:value-type="string">
            <text:p>TimeWaitKey</text:p>
          </table:table-cell>
          <table:table-cell table:style-name="ce1" table:formula="of:=IF(ISBLANK([.T704]);&quot;&quot;;[.Q704])" office:value-type="percentage" office:value="0.510361360419661" calcext:value-type="percentage">
            <text:p>51.04%</text:p>
          </table:table-cell>
          <table:table-cell table:formula="of:=IF([.A704]=1;[.V704]*[.N704]/1000000;&quot;&quot;)" office:value-type="float" office:value="10.603163" calcext:value-type="float">
            <text:p>10.6031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0564" calcext:value-type="float">
            <text:p>780564</text:p>
          </table:table-cell>
          <table:table-cell office:value-type="float" office:value="706708" calcext:value-type="float">
            <text:p>706708</text:p>
          </table:table-cell>
          <table:table-cell office:value-type="float" office:value="962394" calcext:value-type="float">
            <text:p>962394</text:p>
          </table:table-cell>
          <table:table-cell office:value-type="float" office:value="190" calcext:value-type="float">
            <text:p>190</text:p>
          </table:table-cell>
          <table:table-cell office:value-type="float" office:value="5303174" calcext:value-type="float">
            <text:p>5303174</text:p>
          </table:table-cell>
          <table:table-cell office:value-type="float" office:value="712878" calcext:value-type="float">
            <text:p>712878</text:p>
          </table:table-cell>
          <table:table-cell office:value-type="float" office:value="70" calcext:value-type="float">
            <text:p>70</text:p>
          </table:table-cell>
          <table:table-cell office:value-type="float" office:value="227845" calcext:value-type="float">
            <text:p>227845</text:p>
          </table:table-cell>
          <table:table-cell office:value-type="float" office:value="747092" calcext:value-type="float">
            <text:p>747092</text:p>
          </table:table-cell>
          <table:table-cell office:value-type="float" office:value="761930" calcext:value-type="float">
            <text:p>761930</text:p>
          </table:table-cell>
          <table:table-cell office:value-type="float" office:value="10570552" calcext:value-type="float">
            <text:p>10570552</text:p>
          </table:table-cell>
          <table:table-cell/>
          <table:table-cell table:formula="of:=SUM([.B705:.L705])" office:value-type="float" office:value="20773397" calcext:value-type="float">
            <text:p>20773397</text:p>
          </table:table-cell>
          <table:table-cell table:formula="of:=MAX([.B705:.L705])" office:value-type="float" office:value="10570552" calcext:value-type="float">
            <text:p>10570552</text:p>
          </table:table-cell>
          <table:table-cell table:formula="of:=INDEX([.$B$1:.$L$1];0;MATCH(MAX([.$B705:.$L705]);[.$B705:.$L705];0))" office:value-type="string" office:string-value="TimeWaitKey" calcext:value-type="string">
            <text:p>TimeWaitKey</text:p>
          </table:table-cell>
          <table:table-cell table:formula="of:=[.O705]/[.N705]" office:value-type="percentage" office:value="0.508850430192038" calcext:value-type="percentage">
            <text:p>50.89%</text:p>
          </table:table-cell>
          <table:table-cell/>
          <table:table-cell table:formula="of:=1000000000/[.N705]" office:value-type="float" office:value="48.1384917449948" calcext:value-type="float">
            <text:p>48.1384917449948</text:p>
          </table:table-cell>
          <table:table-cell table:formula="of:=IF([.A705]=1;1000000000/[.N705];&quot;&quot;)" office:value-type="float" office:value="48.1384917449948" calcext:value-type="float">
            <text:p>48.1384917449948</text:p>
          </table:table-cell>
          <table:table-cell table:formula="of:=IF([.A705]=1;[.P705];&quot;&quot;)" office:value-type="string" office:string-value="TimeWaitKey" calcext:value-type="string">
            <text:p>TimeWaitKey</text:p>
          </table:table-cell>
          <table:table-cell table:style-name="ce1" table:formula="of:=IF(ISBLANK([.T705]);&quot;&quot;;[.Q705])" office:value-type="percentage" office:value="0.508850430192038" calcext:value-type="percentage">
            <text:p>50.89%</text:p>
          </table:table-cell>
          <table:table-cell table:formula="of:=IF([.A705]=1;[.V705]*[.N705]/1000000;&quot;&quot;)" office:value-type="float" office:value="10.570552" calcext:value-type="float">
            <text:p>10.5705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42675" calcext:value-type="float">
            <text:p>18142675</text:p>
          </table:table-cell>
          <table:table-cell office:value-type="float" office:value="714612" calcext:value-type="float">
            <text:p>714612</text:p>
          </table:table-cell>
          <table:table-cell office:value-type="float" office:value="963136" calcext:value-type="float">
            <text:p>963136</text:p>
          </table:table-cell>
          <table:table-cell office:value-type="float" office:value="160" calcext:value-type="float">
            <text:p>160</text:p>
          </table:table-cell>
          <table:table-cell office:value-type="float" office:value="5093534" calcext:value-type="float">
            <text:p>5093534</text:p>
          </table:table-cell>
          <table:table-cell office:value-type="float" office:value="733437" calcext:value-type="float">
            <text:p>733437</text:p>
          </table:table-cell>
          <table:table-cell office:value-type="float" office:value="70" calcext:value-type="float">
            <text:p>70</text:p>
          </table:table-cell>
          <table:table-cell office:value-type="float" office:value="154695735" calcext:value-type="float">
            <text:p>154695735</text:p>
          </table:table-cell>
          <table:table-cell office:value-type="float" office:value="763924" calcext:value-type="float">
            <text:p>763924</text:p>
          </table:table-cell>
          <table:table-cell office:value-type="float" office:value="790213" calcext:value-type="float">
            <text:p>790213</text:p>
          </table:table-cell>
          <table:table-cell office:value-type="float" office:value="10546367" calcext:value-type="float">
            <text:p>10546367</text:p>
          </table:table-cell>
          <table:table-cell/>
          <table:table-cell table:formula="of:=SUM([.B706:.L706])" office:value-type="float" office:value="192443863" calcext:value-type="float">
            <text:p>192443863</text:p>
          </table:table-cell>
          <table:table-cell table:formula="of:=MAX([.B706:.L706])" office:value-type="float" office:value="154695735" calcext:value-type="float">
            <text:p>154695735</text:p>
          </table:table-cell>
          <table:table-cell table:formula="of:=INDEX([.$B$1:.$L$1];0;MATCH(MAX([.$B706:.$L706]);[.$B706:.$L706];0))" office:value-type="string" office:string-value="Facendi" calcext:value-type="string">
            <text:p>Facendi</text:p>
          </table:table-cell>
          <table:table-cell table:formula="of:=[.O706]/[.N706]" office:value-type="percentage" office:value="0.803848626755118" calcext:value-type="percentage">
            <text:p>80.38%</text:p>
          </table:table-cell>
          <table:table-cell/>
          <table:table-cell table:formula="of:=1000000000/[.N706]" office:value-type="float" office:value="5.19632054985302" calcext:value-type="float">
            <text:p>5.19632054985302</text:p>
          </table:table-cell>
          <table:table-cell table:formula="of:=IF([.A706]=1;1000000000/[.N706];&quot;&quot;)" office:value-type="float" office:value="5.19632054985302" calcext:value-type="float">
            <text:p>5.19632054985302</text:p>
          </table:table-cell>
          <table:table-cell table:formula="of:=IF([.A706]=1;[.P706];&quot;&quot;)" office:value-type="string" office:string-value="Facendi" calcext:value-type="string">
            <text:p>Facendi</text:p>
          </table:table-cell>
          <table:table-cell table:style-name="ce1" table:formula="of:=IF(ISBLANK([.T706]);&quot;&quot;;[.Q706])" office:value-type="percentage" office:value="0.803848626755118" calcext:value-type="percentage">
            <text:p>80.38%</text:p>
          </table:table-cell>
          <table:table-cell table:formula="of:=IF([.A706]=1;[.V706]*[.N706]/1000000;&quot;&quot;)" office:value-type="float" office:value="154.695735" calcext:value-type="float">
            <text:p>154.6957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868" calcext:value-type="float">
            <text:p>760868</text:p>
          </table:table-cell>
          <table:table-cell office:value-type="float" office:value="722978" calcext:value-type="float">
            <text:p>722978</text:p>
          </table:table-cell>
          <table:table-cell office:value-type="float" office:value="964698" calcext:value-type="float">
            <text:p>964698</text:p>
          </table:table-cell>
          <table:table-cell office:value-type="float" office:value="80" calcext:value-type="float">
            <text:p>80</text:p>
          </table:table-cell>
          <table:table-cell office:value-type="float" office:value="5652947" calcext:value-type="float">
            <text:p>5652947</text:p>
          </table:table-cell>
          <table:table-cell office:value-type="float" office:value="740801" calcext:value-type="float">
            <text:p>740801</text:p>
          </table:table-cell>
          <table:table-cell office:value-type="float" office:value="70" calcext:value-type="float">
            <text:p>70</text:p>
          </table:table-cell>
          <table:table-cell office:value-type="float" office:value="230690" calcext:value-type="float">
            <text:p>230690</text:p>
          </table:table-cell>
          <table:table-cell office:value-type="float" office:value="810150" calcext:value-type="float">
            <text:p>810150</text:p>
          </table:table-cell>
          <table:table-cell office:value-type="float" office:value="722376" calcext:value-type="float">
            <text:p>722376</text:p>
          </table:table-cell>
          <table:table-cell office:value-type="float" office:value="10768702" calcext:value-type="float">
            <text:p>10768702</text:p>
          </table:table-cell>
          <table:table-cell/>
          <table:table-cell table:formula="of:=SUM([.B707:.L707])" office:value-type="float" office:value="21374360" calcext:value-type="float">
            <text:p>21374360</text:p>
          </table:table-cell>
          <table:table-cell table:formula="of:=MAX([.B707:.L707])" office:value-type="float" office:value="10768702" calcext:value-type="float">
            <text:p>10768702</text:p>
          </table:table-cell>
          <table:table-cell table:formula="of:=INDEX([.$B$1:.$L$1];0;MATCH(MAX([.$B707:.$L707]);[.$B707:.$L707];0))" office:value-type="string" office:string-value="TimeWaitKey" calcext:value-type="string">
            <text:p>TimeWaitKey</text:p>
          </table:table-cell>
          <table:table-cell table:formula="of:=[.O707]/[.N707]" office:value-type="percentage" office:value="0.503814008934069" calcext:value-type="percentage">
            <text:p>50.38%</text:p>
          </table:table-cell>
          <table:table-cell/>
          <table:table-cell table:formula="of:=1000000000/[.N707]" office:value-type="float" office:value="46.7850265458241" calcext:value-type="float">
            <text:p>46.7850265458241</text:p>
          </table:table-cell>
          <table:table-cell table:formula="of:=IF([.A707]=1;1000000000/[.N707];&quot;&quot;)" office:value-type="float" office:value="46.7850265458241" calcext:value-type="float">
            <text:p>46.7850265458241</text:p>
          </table:table-cell>
          <table:table-cell table:formula="of:=IF([.A707]=1;[.P707];&quot;&quot;)" office:value-type="string" office:string-value="TimeWaitKey" calcext:value-type="string">
            <text:p>TimeWaitKey</text:p>
          </table:table-cell>
          <table:table-cell table:style-name="ce1" table:formula="of:=IF(ISBLANK([.T707]);&quot;&quot;;[.Q707])" office:value-type="percentage" office:value="0.503814008934069" calcext:value-type="percentage">
            <text:p>50.38%</text:p>
          </table:table-cell>
          <table:table-cell table:formula="of:=IF([.A707]=1;[.V707]*[.N707]/1000000;&quot;&quot;)" office:value-type="float" office:value="10.768702" calcext:value-type="float">
            <text:p>10.7687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0116" calcext:value-type="float">
            <text:p>840116</text:p>
          </table:table-cell>
          <table:table-cell office:value-type="float" office:value="1218171" calcext:value-type="float">
            <text:p>1218171</text:p>
          </table:table-cell>
          <table:table-cell office:value-type="float" office:value="1044737" calcext:value-type="float">
            <text:p>1044737</text:p>
          </table:table-cell>
          <table:table-cell office:value-type="float" office:value="150" calcext:value-type="float">
            <text:p>150</text:p>
          </table:table-cell>
          <table:table-cell office:value-type="float" office:value="5193430" calcext:value-type="float">
            <text:p>5193430</text:p>
          </table:table-cell>
          <table:table-cell office:value-type="float" office:value="725702" calcext:value-type="float">
            <text:p>725702</text:p>
          </table:table-cell>
          <table:table-cell office:value-type="float" office:value="100" calcext:value-type="float">
            <text:p>100</text:p>
          </table:table-cell>
          <table:table-cell office:value-type="float" office:value="248012" calcext:value-type="float">
            <text:p>248012</text:p>
          </table:table-cell>
          <table:table-cell office:value-type="float" office:value="756350" calcext:value-type="float">
            <text:p>756350</text:p>
          </table:table-cell>
          <table:table-cell office:value-type="float" office:value="736763" calcext:value-type="float">
            <text:p>736763</text:p>
          </table:table-cell>
          <table:table-cell office:value-type="float" office:value="10597613" calcext:value-type="float">
            <text:p>10597613</text:p>
          </table:table-cell>
          <table:table-cell/>
          <table:table-cell table:formula="of:=SUM([.B708:.L708])" office:value-type="float" office:value="21361144" calcext:value-type="float">
            <text:p>21361144</text:p>
          </table:table-cell>
          <table:table-cell table:formula="of:=MAX([.B708:.L708])" office:value-type="float" office:value="10597613" calcext:value-type="float">
            <text:p>10597613</text:p>
          </table:table-cell>
          <table:table-cell table:formula="of:=INDEX([.$B$1:.$L$1];0;MATCH(MAX([.$B708:.$L708]);[.$B708:.$L708];0))" office:value-type="string" office:string-value="TimeWaitKey" calcext:value-type="string">
            <text:p>TimeWaitKey</text:p>
          </table:table-cell>
          <table:table-cell table:formula="of:=[.O708]/[.N708]" office:value-type="percentage" office:value="0.496116359685605" calcext:value-type="percentage">
            <text:p>49.61%</text:p>
          </table:table-cell>
          <table:table-cell/>
          <table:table-cell table:formula="of:=1000000000/[.N708]" office:value-type="float" office:value="46.8139721355748" calcext:value-type="float">
            <text:p>46.8139721355748</text:p>
          </table:table-cell>
          <table:table-cell table:formula="of:=IF([.A708]=1;1000000000/[.N708];&quot;&quot;)" office:value-type="float" office:value="46.8139721355748" calcext:value-type="float">
            <text:p>46.8139721355748</text:p>
          </table:table-cell>
          <table:table-cell table:formula="of:=IF([.A708]=1;[.P708];&quot;&quot;)" office:value-type="string" office:string-value="TimeWaitKey" calcext:value-type="string">
            <text:p>TimeWaitKey</text:p>
          </table:table-cell>
          <table:table-cell table:style-name="ce1" table:formula="of:=IF(ISBLANK([.T708]);&quot;&quot;;[.Q708])" office:value-type="percentage" office:value="0.496116359685605" calcext:value-type="percentage">
            <text:p>49.61%</text:p>
          </table:table-cell>
          <table:table-cell table:formula="of:=IF([.A708]=1;[.V708]*[.N708]/1000000;&quot;&quot;)" office:value-type="float" office:value="10.597613" calcext:value-type="float">
            <text:p>10.5976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8031" calcext:value-type="float">
            <text:p>988031</text:p>
          </table:table-cell>
          <table:table-cell office:value-type="float" office:value="1290806" calcext:value-type="float">
            <text:p>1290806</text:p>
          </table:table-cell>
          <table:table-cell office:value-type="float" office:value="978444" calcext:value-type="float">
            <text:p>978444</text:p>
          </table:table-cell>
          <table:table-cell office:value-type="float" office:value="70" calcext:value-type="float">
            <text:p>70</text:p>
          </table:table-cell>
          <table:table-cell office:value-type="float" office:value="5221723" calcext:value-type="float">
            <text:p>5221723</text:p>
          </table:table-cell>
          <table:table-cell office:value-type="float" office:value="754176" calcext:value-type="float">
            <text:p>754176</text:p>
          </table:table-cell>
          <table:table-cell office:value-type="float" office:value="70" calcext:value-type="float">
            <text:p>70</text:p>
          </table:table-cell>
          <table:table-cell office:value-type="float" office:value="254484" calcext:value-type="float">
            <text:p>254484</text:p>
          </table:table-cell>
          <table:table-cell office:value-type="float" office:value="881973" calcext:value-type="float">
            <text:p>881973</text:p>
          </table:table-cell>
          <table:table-cell office:value-type="float" office:value="823645" calcext:value-type="float">
            <text:p>823645</text:p>
          </table:table-cell>
          <table:table-cell office:value-type="float" office:value="10856385" calcext:value-type="float">
            <text:p>10856385</text:p>
          </table:table-cell>
          <table:table-cell/>
          <table:table-cell table:formula="of:=SUM([.B709:.L709])" office:value-type="float" office:value="22049807" calcext:value-type="float">
            <text:p>22049807</text:p>
          </table:table-cell>
          <table:table-cell table:formula="of:=MAX([.B709:.L709])" office:value-type="float" office:value="10856385" calcext:value-type="float">
            <text:p>10856385</text:p>
          </table:table-cell>
          <table:table-cell table:formula="of:=INDEX([.$B$1:.$L$1];0;MATCH(MAX([.$B709:.$L709]);[.$B709:.$L709];0))" office:value-type="string" office:string-value="TimeWaitKey" calcext:value-type="string">
            <text:p>TimeWaitKey</text:p>
          </table:table-cell>
          <table:table-cell table:formula="of:=[.O709]/[.N709]" office:value-type="percentage" office:value="0.492357370747055" calcext:value-type="percentage">
            <text:p>49.24%</text:p>
          </table:table-cell>
          <table:table-cell/>
          <table:table-cell table:formula="of:=1000000000/[.N709]" office:value-type="float" office:value="45.3518708803211" calcext:value-type="float">
            <text:p>45.3518708803211</text:p>
          </table:table-cell>
          <table:table-cell table:formula="of:=IF([.A709]=1;1000000000/[.N709];&quot;&quot;)" office:value-type="float" office:value="45.3518708803211" calcext:value-type="float">
            <text:p>45.3518708803211</text:p>
          </table:table-cell>
          <table:table-cell table:formula="of:=IF([.A709]=1;[.P709];&quot;&quot;)" office:value-type="string" office:string-value="TimeWaitKey" calcext:value-type="string">
            <text:p>TimeWaitKey</text:p>
          </table:table-cell>
          <table:table-cell table:style-name="ce1" table:formula="of:=IF(ISBLANK([.T709]);&quot;&quot;;[.Q709])" office:value-type="percentage" office:value="0.492357370747055" calcext:value-type="percentage">
            <text:p>49.24%</text:p>
          </table:table-cell>
          <table:table-cell table:formula="of:=IF([.A709]=1;[.V709]*[.N709]/1000000;&quot;&quot;)" office:value-type="float" office:value="10.856385" calcext:value-type="float">
            <text:p>10.8563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7731" calcext:value-type="float">
            <text:p>837731</text:p>
          </table:table-cell>
          <table:table-cell office:value-type="float" office:value="706277" calcext:value-type="float">
            <text:p>706277</text:p>
          </table:table-cell>
          <table:table-cell office:value-type="float" office:value="964488" calcext:value-type="float">
            <text:p>964488</text:p>
          </table:table-cell>
          <table:table-cell office:value-type="float" office:value="80" calcext:value-type="float">
            <text:p>80</text:p>
          </table:table-cell>
          <table:table-cell office:value-type="float" office:value="5167030" calcext:value-type="float">
            <text:p>5167030</text:p>
          </table:table-cell>
          <table:table-cell office:value-type="float" office:value="874280" calcext:value-type="float">
            <text:p>874280</text:p>
          </table:table-cell>
          <table:table-cell office:value-type="float" office:value="80" calcext:value-type="float">
            <text:p>80</text:p>
          </table:table-cell>
          <table:table-cell office:value-type="float" office:value="155532352" calcext:value-type="float">
            <text:p>155532352</text:p>
          </table:table-cell>
          <table:table-cell office:value-type="float" office:value="780245" calcext:value-type="float">
            <text:p>780245</text:p>
          </table:table-cell>
          <table:table-cell office:value-type="float" office:value="747453" calcext:value-type="float">
            <text:p>747453</text:p>
          </table:table-cell>
          <table:table-cell office:value-type="float" office:value="10601400" calcext:value-type="float">
            <text:p>10601400</text:p>
          </table:table-cell>
          <table:table-cell/>
          <table:table-cell table:formula="of:=SUM([.B710:.L710])" office:value-type="float" office:value="176211416" calcext:value-type="float">
            <text:p>176211416</text:p>
          </table:table-cell>
          <table:table-cell table:formula="of:=MAX([.B710:.L710])" office:value-type="float" office:value="155532352" calcext:value-type="float">
            <text:p>155532352</text:p>
          </table:table-cell>
          <table:table-cell table:formula="of:=INDEX([.$B$1:.$L$1];0;MATCH(MAX([.$B710:.$L710]);[.$B710:.$L710];0))" office:value-type="string" office:string-value="Facendi" calcext:value-type="string">
            <text:p>Facendi</text:p>
          </table:table-cell>
          <table:table-cell table:formula="of:=[.O710]/[.N710]" office:value-type="percentage" office:value="0.882646286662835" calcext:value-type="percentage">
            <text:p>88.26%</text:p>
          </table:table-cell>
          <table:table-cell/>
          <table:table-cell table:formula="of:=1000000000/[.N710]" office:value-type="float" office:value="5.67500121558526" calcext:value-type="float">
            <text:p>5.67500121558526</text:p>
          </table:table-cell>
          <table:table-cell table:formula="of:=IF([.A710]=1;1000000000/[.N710];&quot;&quot;)" office:value-type="float" office:value="5.67500121558526" calcext:value-type="float">
            <text:p>5.67500121558526</text:p>
          </table:table-cell>
          <table:table-cell table:formula="of:=IF([.A710]=1;[.P710];&quot;&quot;)" office:value-type="string" office:string-value="Facendi" calcext:value-type="string">
            <text:p>Facendi</text:p>
          </table:table-cell>
          <table:table-cell table:style-name="ce1" table:formula="of:=IF(ISBLANK([.T710]);&quot;&quot;;[.Q710])" office:value-type="percentage" office:value="0.882646286662835" calcext:value-type="percentage">
            <text:p>88.26%</text:p>
          </table:table-cell>
          <table:table-cell table:formula="of:=IF([.A710]=1;[.V710]*[.N710]/1000000;&quot;&quot;)" office:value-type="float" office:value="155.532352" calcext:value-type="float">
            <text:p>155.5323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9061" calcext:value-type="float">
            <text:p>929061</text:p>
          </table:table-cell>
          <table:table-cell office:value-type="float" office:value="1215706" calcext:value-type="float">
            <text:p>1215706</text:p>
          </table:table-cell>
          <table:table-cell office:value-type="float" office:value="973314" calcext:value-type="float">
            <text:p>973314</text:p>
          </table:table-cell>
          <table:table-cell office:value-type="float" office:value="90" calcext:value-type="float">
            <text:p>90</text:p>
          </table:table-cell>
          <table:table-cell office:value-type="float" office:value="5231371" calcext:value-type="float">
            <text:p>5231371</text:p>
          </table:table-cell>
          <table:table-cell office:value-type="float" office:value="715383" calcext:value-type="float">
            <text:p>715383</text:p>
          </table:table-cell>
          <table:table-cell office:value-type="float" office:value="70" calcext:value-type="float">
            <text:p>70</text:p>
          </table:table-cell>
          <table:table-cell office:value-type="float" office:value="252501" calcext:value-type="float">
            <text:p>252501</text:p>
          </table:table-cell>
          <table:table-cell office:value-type="float" office:value="805140" calcext:value-type="float">
            <text:p>805140</text:p>
          </table:table-cell>
          <table:table-cell office:value-type="float" office:value="1407113" calcext:value-type="float">
            <text:p>1407113</text:p>
          </table:table-cell>
          <table:table-cell office:value-type="float" office:value="10710243" calcext:value-type="float">
            <text:p>10710243</text:p>
          </table:table-cell>
          <table:table-cell/>
          <table:table-cell table:formula="of:=SUM([.B711:.L711])" office:value-type="float" office:value="22239992" calcext:value-type="float">
            <text:p>22239992</text:p>
          </table:table-cell>
          <table:table-cell table:formula="of:=MAX([.B711:.L711])" office:value-type="float" office:value="10710243" calcext:value-type="float">
            <text:p>10710243</text:p>
          </table:table-cell>
          <table:table-cell table:formula="of:=INDEX([.$B$1:.$L$1];0;MATCH(MAX([.$B711:.$L711]);[.$B711:.$L711];0))" office:value-type="string" office:string-value="TimeWaitKey" calcext:value-type="string">
            <text:p>TimeWaitKey</text:p>
          </table:table-cell>
          <table:table-cell table:formula="of:=[.O711]/[.N711]" office:value-type="percentage" office:value="0.481575847689154" calcext:value-type="percentage">
            <text:p>48.16%</text:p>
          </table:table-cell>
          <table:table-cell/>
          <table:table-cell table:formula="of:=1000000000/[.N711]" office:value-type="float" office:value="44.9640449510953" calcext:value-type="float">
            <text:p>44.9640449510953</text:p>
          </table:table-cell>
          <table:table-cell table:formula="of:=IF([.A711]=1;1000000000/[.N711];&quot;&quot;)" office:value-type="float" office:value="44.9640449510953" calcext:value-type="float">
            <text:p>44.9640449510953</text:p>
          </table:table-cell>
          <table:table-cell table:formula="of:=IF([.A711]=1;[.P711];&quot;&quot;)" office:value-type="string" office:string-value="TimeWaitKey" calcext:value-type="string">
            <text:p>TimeWaitKey</text:p>
          </table:table-cell>
          <table:table-cell table:style-name="ce1" table:formula="of:=IF(ISBLANK([.T711]);&quot;&quot;;[.Q711])" office:value-type="percentage" office:value="0.481575847689154" calcext:value-type="percentage">
            <text:p>48.16%</text:p>
          </table:table-cell>
          <table:table-cell table:formula="of:=IF([.A711]=1;[.V711]*[.N711]/1000000;&quot;&quot;)" office:value-type="float" office:value="10.710243" calcext:value-type="float">
            <text:p>10.7102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5205" calcext:value-type="float">
            <text:p>995205</text:p>
          </table:table-cell>
          <table:table-cell office:value-type="float" office:value="1278062" calcext:value-type="float">
            <text:p>1278062</text:p>
          </table:table-cell>
          <table:table-cell office:value-type="float" office:value="964358" calcext:value-type="float">
            <text:p>964358</text:p>
          </table:table-cell>
          <table:table-cell office:value-type="float" office:value="161" calcext:value-type="float">
            <text:p>161</text:p>
          </table:table-cell>
          <table:table-cell office:value-type="float" office:value="5311750" calcext:value-type="float">
            <text:p>5311750</text:p>
          </table:table-cell>
          <table:table-cell office:value-type="float" office:value="768072" calcext:value-type="float">
            <text:p>768072</text:p>
          </table:table-cell>
          <table:table-cell office:value-type="float" office:value="70" calcext:value-type="float">
            <text:p>70</text:p>
          </table:table-cell>
          <table:table-cell office:value-type="float" office:value="236571" calcext:value-type="float">
            <text:p>236571</text:p>
          </table:table-cell>
          <table:table-cell office:value-type="float" office:value="834335" calcext:value-type="float">
            <text:p>834335</text:p>
          </table:table-cell>
          <table:table-cell office:value-type="float" office:value="750649" calcext:value-type="float">
            <text:p>750649</text:p>
          </table:table-cell>
          <table:table-cell office:value-type="float" office:value="10575602" calcext:value-type="float">
            <text:p>10575602</text:p>
          </table:table-cell>
          <table:table-cell/>
          <table:table-cell table:formula="of:=SUM([.B712:.L712])" office:value-type="float" office:value="21714835" calcext:value-type="float">
            <text:p>21714835</text:p>
          </table:table-cell>
          <table:table-cell table:formula="of:=MAX([.B712:.L712])" office:value-type="float" office:value="10575602" calcext:value-type="float">
            <text:p>10575602</text:p>
          </table:table-cell>
          <table:table-cell table:formula="of:=INDEX([.$B$1:.$L$1];0;MATCH(MAX([.$B712:.$L712]);[.$B712:.$L712];0))" office:value-type="string" office:string-value="TimeWaitKey" calcext:value-type="string">
            <text:p>TimeWaitKey</text:p>
          </table:table-cell>
          <table:table-cell table:formula="of:=[.O712]/[.N712]" office:value-type="percentage" office:value="0.487021982897867" calcext:value-type="percentage">
            <text:p>48.70%</text:p>
          </table:table-cell>
          <table:table-cell/>
          <table:table-cell table:formula="of:=1000000000/[.N712]" office:value-type="float" office:value="46.051466658623" calcext:value-type="float">
            <text:p>46.051466658623</text:p>
          </table:table-cell>
          <table:table-cell table:formula="of:=IF([.A712]=1;1000000000/[.N712];&quot;&quot;)" office:value-type="float" office:value="46.051466658623" calcext:value-type="float">
            <text:p>46.051466658623</text:p>
          </table:table-cell>
          <table:table-cell table:formula="of:=IF([.A712]=1;[.P712];&quot;&quot;)" office:value-type="string" office:string-value="TimeWaitKey" calcext:value-type="string">
            <text:p>TimeWaitKey</text:p>
          </table:table-cell>
          <table:table-cell table:style-name="ce1" table:formula="of:=IF(ISBLANK([.T712]);&quot;&quot;;[.Q712])" office:value-type="percentage" office:value="0.487021982897867" calcext:value-type="percentage">
            <text:p>48.70%</text:p>
          </table:table-cell>
          <table:table-cell table:formula="of:=IF([.A712]=1;[.V712]*[.N712]/1000000;&quot;&quot;)" office:value-type="float" office:value="10.575602" calcext:value-type="float">
            <text:p>10.5756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7038" calcext:value-type="float">
            <text:p>927038</text:p>
          </table:table-cell>
          <table:table-cell office:value-type="float" office:value="1229572" calcext:value-type="float">
            <text:p>1229572</text:p>
          </table:table-cell>
          <table:table-cell office:value-type="float" office:value="965920" calcext:value-type="float">
            <text:p>965920</text:p>
          </table:table-cell>
          <table:table-cell office:value-type="float" office:value="160" calcext:value-type="float">
            <text:p>160</text:p>
          </table:table-cell>
          <table:table-cell office:value-type="float" office:value="5192729" calcext:value-type="float">
            <text:p>5192729</text:p>
          </table:table-cell>
          <table:table-cell office:value-type="float" office:value="750038" calcext:value-type="float">
            <text:p>750038</text:p>
          </table:table-cell>
          <table:table-cell office:value-type="float" office:value="70" calcext:value-type="float">
            <text:p>70</text:p>
          </table:table-cell>
          <table:table-cell office:value-type="float" office:value="254404" calcext:value-type="float">
            <text:p>254404</text:p>
          </table:table-cell>
          <table:table-cell office:value-type="float" office:value="791215" calcext:value-type="float">
            <text:p>791215</text:p>
          </table:table-cell>
          <table:table-cell office:value-type="float" office:value="727225" calcext:value-type="float">
            <text:p>727225</text:p>
          </table:table-cell>
          <table:table-cell office:value-type="float" office:value="10974906" calcext:value-type="float">
            <text:p>10974906</text:p>
          </table:table-cell>
          <table:table-cell/>
          <table:table-cell table:formula="of:=SUM([.B713:.L713])" office:value-type="float" office:value="21813277" calcext:value-type="float">
            <text:p>21813277</text:p>
          </table:table-cell>
          <table:table-cell table:formula="of:=MAX([.B713:.L713])" office:value-type="float" office:value="10974906" calcext:value-type="float">
            <text:p>10974906</text:p>
          </table:table-cell>
          <table:table-cell table:formula="of:=INDEX([.$B$1:.$L$1];0;MATCH(MAX([.$B713:.$L713]);[.$B713:.$L713];0))" office:value-type="string" office:string-value="TimeWaitKey" calcext:value-type="string">
            <text:p>TimeWaitKey</text:p>
          </table:table-cell>
          <table:table-cell table:formula="of:=[.O713]/[.N713]" office:value-type="percentage" office:value="0.503129630637341" calcext:value-type="percentage">
            <text:p>50.31%</text:p>
          </table:table-cell>
          <table:table-cell/>
          <table:table-cell table:formula="of:=1000000000/[.N713]" office:value-type="float" office:value="45.8436391744349" calcext:value-type="float">
            <text:p>45.8436391744349</text:p>
          </table:table-cell>
          <table:table-cell table:formula="of:=IF([.A713]=1;1000000000/[.N713];&quot;&quot;)" office:value-type="float" office:value="45.8436391744349" calcext:value-type="float">
            <text:p>45.8436391744349</text:p>
          </table:table-cell>
          <table:table-cell table:formula="of:=IF([.A713]=1;[.P713];&quot;&quot;)" office:value-type="string" office:string-value="TimeWaitKey" calcext:value-type="string">
            <text:p>TimeWaitKey</text:p>
          </table:table-cell>
          <table:table-cell table:style-name="ce1" table:formula="of:=IF(ISBLANK([.T713]);&quot;&quot;;[.Q713])" office:value-type="percentage" office:value="0.503129630637341" calcext:value-type="percentage">
            <text:p>50.31%</text:p>
          </table:table-cell>
          <table:table-cell table:formula="of:=IF([.A713]=1;[.V713]*[.N713]/1000000;&quot;&quot;)" office:value-type="float" office:value="10.974906" calcext:value-type="float">
            <text:p>10.9749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9568" calcext:value-type="float">
            <text:p>1039568</text:p>
          </table:table-cell>
          <table:table-cell office:value-type="float" office:value="1311194" calcext:value-type="float">
            <text:p>1311194</text:p>
          </table:table-cell>
          <table:table-cell office:value-type="float" office:value="987871" calcext:value-type="float">
            <text:p>987871</text:p>
          </table:table-cell>
          <table:table-cell office:value-type="float" office:value="161" calcext:value-type="float">
            <text:p>161</text:p>
          </table:table-cell>
          <table:table-cell office:value-type="float" office:value="5378555" calcext:value-type="float">
            <text:p>5378555</text:p>
          </table:table-cell>
          <table:table-cell office:value-type="float" office:value="730833" calcext:value-type="float">
            <text:p>730833</text:p>
          </table:table-cell>
          <table:table-cell office:value-type="float" office:value="80" calcext:value-type="float">
            <text:p>80</text:p>
          </table:table-cell>
          <table:table-cell office:value-type="float" office:value="230971" calcext:value-type="float">
            <text:p>230971</text:p>
          </table:table-cell>
          <table:table-cell office:value-type="float" office:value="805872" calcext:value-type="float">
            <text:p>805872</text:p>
          </table:table-cell>
          <table:table-cell office:value-type="float" office:value="748104" calcext:value-type="float">
            <text:p>748104</text:p>
          </table:table-cell>
          <table:table-cell office:value-type="float" office:value="10799789" calcext:value-type="float">
            <text:p>10799789</text:p>
          </table:table-cell>
          <table:table-cell/>
          <table:table-cell table:formula="of:=SUM([.B714:.L714])" office:value-type="float" office:value="22032998" calcext:value-type="float">
            <text:p>22032998</text:p>
          </table:table-cell>
          <table:table-cell table:formula="of:=MAX([.B714:.L714])" office:value-type="float" office:value="10799789" calcext:value-type="float">
            <text:p>10799789</text:p>
          </table:table-cell>
          <table:table-cell table:formula="of:=INDEX([.$B$1:.$L$1];0;MATCH(MAX([.$B714:.$L714]);[.$B714:.$L714];0))" office:value-type="string" office:string-value="TimeWaitKey" calcext:value-type="string">
            <text:p>TimeWaitKey</text:p>
          </table:table-cell>
          <table:table-cell table:formula="of:=[.O714]/[.N714]" office:value-type="percentage" office:value="0.490164298113221" calcext:value-type="percentage">
            <text:p>49.02%</text:p>
          </table:table-cell>
          <table:table-cell/>
          <table:table-cell table:formula="of:=1000000000/[.N714]" office:value-type="float" office:value="45.3864698757745" calcext:value-type="float">
            <text:p>45.3864698757745</text:p>
          </table:table-cell>
          <table:table-cell table:formula="of:=IF([.A714]=1;1000000000/[.N714];&quot;&quot;)" office:value-type="float" office:value="45.3864698757745" calcext:value-type="float">
            <text:p>45.3864698757745</text:p>
          </table:table-cell>
          <table:table-cell table:formula="of:=IF([.A714]=1;[.P714];&quot;&quot;)" office:value-type="string" office:string-value="TimeWaitKey" calcext:value-type="string">
            <text:p>TimeWaitKey</text:p>
          </table:table-cell>
          <table:table-cell table:style-name="ce1" table:formula="of:=IF(ISBLANK([.T714]);&quot;&quot;;[.Q714])" office:value-type="percentage" office:value="0.490164298113221" calcext:value-type="percentage">
            <text:p>49.02%</text:p>
          </table:table-cell>
          <table:table-cell table:formula="of:=IF([.A714]=1;[.V714]*[.N714]/1000000;&quot;&quot;)" office:value-type="float" office:value="10.799789" calcext:value-type="float">
            <text:p>10.7997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2107" calcext:value-type="float">
            <text:p>1822107</text:p>
          </table:table-cell>
          <table:table-cell office:value-type="float" office:value="749487" calcext:value-type="float">
            <text:p>749487</text:p>
          </table:table-cell>
          <table:table-cell office:value-type="float" office:value="967373" calcext:value-type="float">
            <text:p>967373</text:p>
          </table:table-cell>
          <table:table-cell office:value-type="float" office:value="160" calcext:value-type="float">
            <text:p>160</text:p>
          </table:table-cell>
          <table:table-cell office:value-type="float" office:value="5312862" calcext:value-type="float">
            <text:p>5312862</text:p>
          </table:table-cell>
          <table:table-cell office:value-type="float" office:value="763823" calcext:value-type="float">
            <text:p>763823</text:p>
          </table:table-cell>
          <table:table-cell office:value-type="float" office:value="70" calcext:value-type="float">
            <text:p>70</text:p>
          </table:table-cell>
          <table:table-cell office:value-type="float" office:value="244015" calcext:value-type="float">
            <text:p>244015</text:p>
          </table:table-cell>
          <table:table-cell office:value-type="float" office:value="792597" calcext:value-type="float">
            <text:p>792597</text:p>
          </table:table-cell>
          <table:table-cell office:value-type="float" office:value="804009" calcext:value-type="float">
            <text:p>804009</text:p>
          </table:table-cell>
          <table:table-cell office:value-type="float" office:value="10769423" calcext:value-type="float">
            <text:p>10769423</text:p>
          </table:table-cell>
          <table:table-cell/>
          <table:table-cell table:formula="of:=SUM([.B715:.L715])" office:value-type="float" office:value="22225926" calcext:value-type="float">
            <text:p>22225926</text:p>
          </table:table-cell>
          <table:table-cell table:formula="of:=MAX([.B715:.L715])" office:value-type="float" office:value="10769423" calcext:value-type="float">
            <text:p>10769423</text:p>
          </table:table-cell>
          <table:table-cell table:formula="of:=INDEX([.$B$1:.$L$1];0;MATCH(MAX([.$B715:.$L715]);[.$B715:.$L715];0))" office:value-type="string" office:string-value="TimeWaitKey" calcext:value-type="string">
            <text:p>TimeWaitKey</text:p>
          </table:table-cell>
          <table:table-cell table:formula="of:=[.O715]/[.N715]" office:value-type="percentage" office:value="0.48454327617216" calcext:value-type="percentage">
            <text:p>48.45%</text:p>
          </table:table-cell>
          <table:table-cell/>
          <table:table-cell table:formula="of:=1000000000/[.N715]" office:value-type="float" office:value="44.9925010998417" calcext:value-type="float">
            <text:p>44.9925010998417</text:p>
          </table:table-cell>
          <table:table-cell table:formula="of:=IF([.A715]=1;1000000000/[.N715];&quot;&quot;)" office:value-type="float" office:value="44.9925010998417" calcext:value-type="float">
            <text:p>44.9925010998417</text:p>
          </table:table-cell>
          <table:table-cell table:formula="of:=IF([.A715]=1;[.P715];&quot;&quot;)" office:value-type="string" office:string-value="TimeWaitKey" calcext:value-type="string">
            <text:p>TimeWaitKey</text:p>
          </table:table-cell>
          <table:table-cell table:style-name="ce1" table:formula="of:=IF(ISBLANK([.T715]);&quot;&quot;;[.Q715])" office:value-type="percentage" office:value="0.48454327617216" calcext:value-type="percentage">
            <text:p>48.45%</text:p>
          </table:table-cell>
          <table:table-cell table:formula="of:=IF([.A715]=1;[.V715]*[.N715]/1000000;&quot;&quot;)" office:value-type="float" office:value="10.769423" calcext:value-type="float">
            <text:p>10.7694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2451" calcext:value-type="float">
            <text:p>762451</text:p>
          </table:table-cell>
          <table:table-cell office:value-type="float" office:value="754476" calcext:value-type="float">
            <text:p>754476</text:p>
          </table:table-cell>
          <table:table-cell office:value-type="float" office:value="986037" calcext:value-type="float">
            <text:p>986037</text:p>
          </table:table-cell>
          <table:table-cell office:value-type="float" office:value="60" calcext:value-type="float">
            <text:p>60</text:p>
          </table:table-cell>
          <table:table-cell office:value-type="float" office:value="5138177" calcext:value-type="float">
            <text:p>5138177</text:p>
          </table:table-cell>
          <table:table-cell office:value-type="float" office:value="760768" calcext:value-type="float">
            <text:p>760768</text:p>
          </table:table-cell>
          <table:table-cell office:value-type="float" office:value="80" calcext:value-type="float">
            <text:p>80</text:p>
          </table:table-cell>
          <table:table-cell office:value-type="float" office:value="244556" calcext:value-type="float">
            <text:p>244556</text:p>
          </table:table-cell>
          <table:table-cell office:value-type="float" office:value="792678" calcext:value-type="float">
            <text:p>792678</text:p>
          </table:table-cell>
          <table:table-cell office:value-type="float" office:value="759155" calcext:value-type="float">
            <text:p>759155</text:p>
          </table:table-cell>
          <table:table-cell office:value-type="float" office:value="10893656" calcext:value-type="float">
            <text:p>10893656</text:p>
          </table:table-cell>
          <table:table-cell/>
          <table:table-cell table:formula="of:=SUM([.B716:.L716])" office:value-type="float" office:value="21092094" calcext:value-type="float">
            <text:p>21092094</text:p>
          </table:table-cell>
          <table:table-cell table:formula="of:=MAX([.B716:.L716])" office:value-type="float" office:value="10893656" calcext:value-type="float">
            <text:p>10893656</text:p>
          </table:table-cell>
          <table:table-cell table:formula="of:=INDEX([.$B$1:.$L$1];0;MATCH(MAX([.$B716:.$L716]);[.$B716:.$L716];0))" office:value-type="string" office:string-value="TimeWaitKey" calcext:value-type="string">
            <text:p>TimeWaitKey</text:p>
          </table:table-cell>
          <table:table-cell table:formula="of:=[.O716]/[.N716]" office:value-type="percentage" office:value="0.516480535313374" calcext:value-type="percentage">
            <text:p>51.65%</text:p>
          </table:table-cell>
          <table:table-cell/>
          <table:table-cell table:formula="of:=1000000000/[.N716]" office:value-type="float" office:value="47.4111294971471" calcext:value-type="float">
            <text:p>47.4111294971471</text:p>
          </table:table-cell>
          <table:table-cell table:formula="of:=IF([.A716]=1;1000000000/[.N716];&quot;&quot;)" office:value-type="float" office:value="47.4111294971471" calcext:value-type="float">
            <text:p>47.4111294971471</text:p>
          </table:table-cell>
          <table:table-cell table:formula="of:=IF([.A716]=1;[.P716];&quot;&quot;)" office:value-type="string" office:string-value="TimeWaitKey" calcext:value-type="string">
            <text:p>TimeWaitKey</text:p>
          </table:table-cell>
          <table:table-cell table:style-name="ce1" table:formula="of:=IF(ISBLANK([.T716]);&quot;&quot;;[.Q716])" office:value-type="percentage" office:value="0.516480535313374" calcext:value-type="percentage">
            <text:p>51.65%</text:p>
          </table:table-cell>
          <table:table-cell table:formula="of:=IF([.A716]=1;[.V716]*[.N716]/1000000;&quot;&quot;)" office:value-type="float" office:value="10.893656" calcext:value-type="float">
            <text:p>10.8936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5473" calcext:value-type="float">
            <text:p>2115473</text:p>
          </table:table-cell>
          <table:table-cell office:value-type="float" office:value="1389871" calcext:value-type="float">
            <text:p>1389871</text:p>
          </table:table-cell>
          <table:table-cell office:value-type="float" office:value="975598" calcext:value-type="float">
            <text:p>975598</text:p>
          </table:table-cell>
          <table:table-cell office:value-type="float" office:value="160" calcext:value-type="float">
            <text:p>160</text:p>
          </table:table-cell>
          <table:table-cell office:value-type="float" office:value="5239837" calcext:value-type="float">
            <text:p>5239837</text:p>
          </table:table-cell>
          <table:table-cell office:value-type="float" office:value="739849" calcext:value-type="float">
            <text:p>739849</text:p>
          </table:table-cell>
          <table:table-cell office:value-type="float" office:value="80" calcext:value-type="float">
            <text:p>80</text:p>
          </table:table-cell>
          <table:table-cell office:value-type="float" office:value="247461" calcext:value-type="float">
            <text:p>247461</text:p>
          </table:table-cell>
          <table:table-cell office:value-type="float" office:value="793710" calcext:value-type="float">
            <text:p>793710</text:p>
          </table:table-cell>
          <table:table-cell office:value-type="float" office:value="760126" calcext:value-type="float">
            <text:p>760126</text:p>
          </table:table-cell>
          <table:table-cell office:value-type="float" office:value="10758292" calcext:value-type="float">
            <text:p>10758292</text:p>
          </table:table-cell>
          <table:table-cell/>
          <table:table-cell table:formula="of:=SUM([.B717:.L717])" office:value-type="float" office:value="23020457" calcext:value-type="float">
            <text:p>23020457</text:p>
          </table:table-cell>
          <table:table-cell table:formula="of:=MAX([.B717:.L717])" office:value-type="float" office:value="10758292" calcext:value-type="float">
            <text:p>10758292</text:p>
          </table:table-cell>
          <table:table-cell table:formula="of:=INDEX([.$B$1:.$L$1];0;MATCH(MAX([.$B717:.$L717]);[.$B717:.$L717];0))" office:value-type="string" office:string-value="TimeWaitKey" calcext:value-type="string">
            <text:p>TimeWaitKey</text:p>
          </table:table-cell>
          <table:table-cell table:formula="of:=[.O717]/[.N717]" office:value-type="percentage" office:value="0.467336161050148" calcext:value-type="percentage">
            <text:p>46.73%</text:p>
          </table:table-cell>
          <table:table-cell/>
          <table:table-cell table:formula="of:=1000000000/[.N717]" office:value-type="float" office:value="43.4396241568966" calcext:value-type="float">
            <text:p>43.4396241568966</text:p>
          </table:table-cell>
          <table:table-cell table:formula="of:=IF([.A717]=1;1000000000/[.N717];&quot;&quot;)" office:value-type="float" office:value="43.4396241568966" calcext:value-type="float">
            <text:p>43.4396241568966</text:p>
          </table:table-cell>
          <table:table-cell table:formula="of:=IF([.A717]=1;[.P717];&quot;&quot;)" office:value-type="string" office:string-value="TimeWaitKey" calcext:value-type="string">
            <text:p>TimeWaitKey</text:p>
          </table:table-cell>
          <table:table-cell table:style-name="ce1" table:formula="of:=IF(ISBLANK([.T717]);&quot;&quot;;[.Q717])" office:value-type="percentage" office:value="0.467336161050148" calcext:value-type="percentage">
            <text:p>46.73%</text:p>
          </table:table-cell>
          <table:table-cell table:formula="of:=IF([.A717]=1;[.V717]*[.N717]/1000000;&quot;&quot;)" office:value-type="float" office:value="10.758292" calcext:value-type="float">
            <text:p>10.7582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82101" calcext:value-type="float">
            <text:p>13982101</text:p>
          </table:table-cell>
          <table:table-cell office:value-type="float" office:value="1236715" calcext:value-type="float">
            <text:p>1236715</text:p>
          </table:table-cell>
          <table:table-cell office:value-type="float" office:value="970279" calcext:value-type="float">
            <text:p>970279</text:p>
          </table:table-cell>
          <table:table-cell office:value-type="float" office:value="160" calcext:value-type="float">
            <text:p>160</text:p>
          </table:table-cell>
          <table:table-cell office:value-type="float" office:value="5118530" calcext:value-type="float">
            <text:p>5118530</text:p>
          </table:table-cell>
          <table:table-cell office:value-type="float" office:value="768763" calcext:value-type="float">
            <text:p>768763</text:p>
          </table:table-cell>
          <table:table-cell office:value-type="float" office:value="70" calcext:value-type="float">
            <text:p>70</text:p>
          </table:table-cell>
          <table:table-cell office:value-type="float" office:value="254684" calcext:value-type="float">
            <text:p>254684</text:p>
          </table:table-cell>
          <table:table-cell office:value-type="float" office:value="766058" calcext:value-type="float">
            <text:p>766058</text:p>
          </table:table-cell>
          <table:table-cell office:value-type="float" office:value="717528" calcext:value-type="float">
            <text:p>717528</text:p>
          </table:table-cell>
          <table:table-cell office:value-type="float" office:value="10598955" calcext:value-type="float">
            <text:p>10598955</text:p>
          </table:table-cell>
          <table:table-cell/>
          <table:table-cell table:formula="of:=SUM([.B718:.L718])" office:value-type="float" office:value="34413843" calcext:value-type="float">
            <text:p>34413843</text:p>
          </table:table-cell>
          <table:table-cell table:formula="of:=MAX([.B718:.L718])" office:value-type="float" office:value="13982101" calcext:value-type="float">
            <text:p>13982101</text:p>
          </table:table-cell>
          <table:table-cell table:formula="of:=INDEX([.$B$1:.$L$1];0;MATCH(MAX([.$B718:.$L718]);[.$B718:.$L718];0))" office:value-type="string" office:string-value="WebcamRead" calcext:value-type="string">
            <text:p>WebcamRead</text:p>
          </table:table-cell>
          <table:table-cell table:formula="of:=[.O718]/[.N718]" office:value-type="percentage" office:value="0.406292926948031" calcext:value-type="percentage">
            <text:p>40.63%</text:p>
          </table:table-cell>
          <table:table-cell/>
          <table:table-cell table:formula="of:=1000000000/[.N718]" office:value-type="float" office:value="29.0580741011691" calcext:value-type="float">
            <text:p>29.0580741011691</text:p>
          </table:table-cell>
          <table:table-cell table:formula="of:=IF([.A718]=1;1000000000/[.N718];&quot;&quot;)" office:value-type="float" office:value="29.0580741011691" calcext:value-type="float">
            <text:p>29.0580741011691</text:p>
          </table:table-cell>
          <table:table-cell table:formula="of:=IF([.A718]=1;[.P718];&quot;&quot;)" office:value-type="string" office:string-value="WebcamRead" calcext:value-type="string">
            <text:p>WebcamRead</text:p>
          </table:table-cell>
          <table:table-cell table:style-name="ce1" table:formula="of:=IF(ISBLANK([.T718]);&quot;&quot;;[.Q718])" office:value-type="percentage" office:value="0.406292926948031" calcext:value-type="percentage">
            <text:p>40.63%</text:p>
          </table:table-cell>
          <table:table-cell table:formula="of:=IF([.A718]=1;[.V718]*[.N718]/1000000;&quot;&quot;)" office:value-type="float" office:value="13.982101" calcext:value-type="float">
            <text:p>13.9821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85843" calcext:value-type="float">
            <text:p>24085843</text:p>
          </table:table-cell>
          <table:table-cell office:value-type="float" office:value="1135156" calcext:value-type="float">
            <text:p>1135156</text:p>
          </table:table-cell>
          <table:table-cell office:value-type="float" office:value="965329" calcext:value-type="float">
            <text:p>965329</text:p>
          </table:table-cell>
          <table:table-cell office:value-type="float" office:value="70" calcext:value-type="float">
            <text:p>70</text:p>
          </table:table-cell>
          <table:table-cell office:value-type="float" office:value="5325135" calcext:value-type="float">
            <text:p>5325135</text:p>
          </table:table-cell>
          <table:table-cell office:value-type="float" office:value="761449" calcext:value-type="float">
            <text:p>761449</text:p>
          </table:table-cell>
          <table:table-cell office:value-type="float" office:value="110" calcext:value-type="float">
            <text:p>110</text:p>
          </table:table-cell>
          <table:table-cell office:value-type="float" office:value="240678" calcext:value-type="float">
            <text:p>240678</text:p>
          </table:table-cell>
          <table:table-cell office:value-type="float" office:value="798889" calcext:value-type="float">
            <text:p>798889</text:p>
          </table:table-cell>
          <table:table-cell office:value-type="float" office:value="728177" calcext:value-type="float">
            <text:p>728177</text:p>
          </table:table-cell>
          <table:table-cell office:value-type="float" office:value="10415012" calcext:value-type="float">
            <text:p>10415012</text:p>
          </table:table-cell>
          <table:table-cell/>
          <table:table-cell table:formula="of:=SUM([.B719:.L719])" office:value-type="float" office:value="44455848" calcext:value-type="float">
            <text:p>44455848</text:p>
          </table:table-cell>
          <table:table-cell table:formula="of:=MAX([.B719:.L719])" office:value-type="float" office:value="24085843" calcext:value-type="float">
            <text:p>24085843</text:p>
          </table:table-cell>
          <table:table-cell table:formula="of:=INDEX([.$B$1:.$L$1];0;MATCH(MAX([.$B719:.$L719]);[.$B719:.$L719];0))" office:value-type="string" office:string-value="WebcamRead" calcext:value-type="string">
            <text:p>WebcamRead</text:p>
          </table:table-cell>
          <table:table-cell table:formula="of:=[.O719]/[.N719]" office:value-type="percentage" office:value="0.541792454392052" calcext:value-type="percentage">
            <text:p>54.18%</text:p>
          </table:table-cell>
          <table:table-cell/>
          <table:table-cell table:formula="of:=1000000000/[.N719]" office:value-type="float" office:value="22.4942284308692" calcext:value-type="float">
            <text:p>22.4942284308692</text:p>
          </table:table-cell>
          <table:table-cell table:formula="of:=IF([.A719]=1;1000000000/[.N719];&quot;&quot;)" office:value-type="float" office:value="22.4942284308692" calcext:value-type="float">
            <text:p>22.4942284308692</text:p>
          </table:table-cell>
          <table:table-cell table:formula="of:=IF([.A719]=1;[.P719];&quot;&quot;)" office:value-type="string" office:string-value="WebcamRead" calcext:value-type="string">
            <text:p>WebcamRead</text:p>
          </table:table-cell>
          <table:table-cell table:style-name="ce1" table:formula="of:=IF(ISBLANK([.T719]);&quot;&quot;;[.Q719])" office:value-type="percentage" office:value="0.541792454392052" calcext:value-type="percentage">
            <text:p>54.18%</text:p>
          </table:table-cell>
          <table:table-cell table:formula="of:=IF([.A719]=1;[.V719]*[.N719]/1000000;&quot;&quot;)" office:value-type="float" office:value="24.085843" calcext:value-type="float">
            <text:p>24.0858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93661" calcext:value-type="float">
            <text:p>19293661</text:p>
          </table:table-cell>
          <table:table-cell office:value-type="float" office:value="1213862" calcext:value-type="float">
            <text:p>1213862</text:p>
          </table:table-cell>
          <table:table-cell office:value-type="float" office:value="1439753" calcext:value-type="float">
            <text:p>1439753</text:p>
          </table:table-cell>
          <table:table-cell office:value-type="float" office:value="90" calcext:value-type="float">
            <text:p>90</text:p>
          </table:table-cell>
          <table:table-cell office:value-type="float" office:value="5245537" calcext:value-type="float">
            <text:p>5245537</text:p>
          </table:table-cell>
          <table:table-cell office:value-type="float" office:value="1164150" calcext:value-type="float">
            <text:p>1164150</text:p>
          </table:table-cell>
          <table:table-cell office:value-type="float" office:value="111" calcext:value-type="float">
            <text:p>111</text:p>
          </table:table-cell>
          <table:table-cell office:value-type="float" office:value="236561" calcext:value-type="float">
            <text:p>236561</text:p>
          </table:table-cell>
          <table:table-cell office:value-type="float" office:value="762572" calcext:value-type="float">
            <text:p>762572</text:p>
          </table:table-cell>
          <table:table-cell office:value-type="float" office:value="1647490" calcext:value-type="float">
            <text:p>1647490</text:p>
          </table:table-cell>
          <table:table-cell office:value-type="float" office:value="11030820" calcext:value-type="float">
            <text:p>11030820</text:p>
          </table:table-cell>
          <table:table-cell/>
          <table:table-cell table:formula="of:=SUM([.B720:.L720])" office:value-type="float" office:value="42034607" calcext:value-type="float">
            <text:p>42034607</text:p>
          </table:table-cell>
          <table:table-cell table:formula="of:=MAX([.B720:.L720])" office:value-type="float" office:value="19293661" calcext:value-type="float">
            <text:p>19293661</text:p>
          </table:table-cell>
          <table:table-cell table:formula="of:=INDEX([.$B$1:.$L$1];0;MATCH(MAX([.$B720:.$L720]);[.$B720:.$L720];0))" office:value-type="string" office:string-value="WebcamRead" calcext:value-type="string">
            <text:p>WebcamRead</text:p>
          </table:table-cell>
          <table:table-cell table:formula="of:=[.O720]/[.N720]" office:value-type="percentage" office:value="0.458994680264288" calcext:value-type="percentage">
            <text:p>45.90%</text:p>
          </table:table-cell>
          <table:table-cell/>
          <table:table-cell table:formula="of:=1000000000/[.N720]" office:value-type="float" office:value="23.7899214806505" calcext:value-type="float">
            <text:p>23.7899214806505</text:p>
          </table:table-cell>
          <table:table-cell table:formula="of:=IF([.A720]=1;1000000000/[.N720];&quot;&quot;)" office:value-type="float" office:value="23.7899214806505" calcext:value-type="float">
            <text:p>23.7899214806505</text:p>
          </table:table-cell>
          <table:table-cell table:formula="of:=IF([.A720]=1;[.P720];&quot;&quot;)" office:value-type="string" office:string-value="WebcamRead" calcext:value-type="string">
            <text:p>WebcamRead</text:p>
          </table:table-cell>
          <table:table-cell table:style-name="ce1" table:formula="of:=IF(ISBLANK([.T720]);&quot;&quot;;[.Q720])" office:value-type="percentage" office:value="0.458994680264288" calcext:value-type="percentage">
            <text:p>45.90%</text:p>
          </table:table-cell>
          <table:table-cell table:formula="of:=IF([.A720]=1;[.V720]*[.N720]/1000000;&quot;&quot;)" office:value-type="float" office:value="19.293661" calcext:value-type="float">
            <text:p>19.2936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29254" calcext:value-type="float">
            <text:p>21629254</text:p>
          </table:table-cell>
          <table:table-cell office:value-type="float" office:value="1444653" calcext:value-type="float">
            <text:p>1444653</text:p>
          </table:table-cell>
          <table:table-cell office:value-type="float" office:value="1539780" calcext:value-type="float">
            <text:p>1539780</text:p>
          </table:table-cell>
          <table:table-cell office:value-type="float" office:value="160" calcext:value-type="float">
            <text:p>160</text:p>
          </table:table-cell>
          <table:table-cell office:value-type="float" office:value="5233856" calcext:value-type="float">
            <text:p>5233856</text:p>
          </table:table-cell>
          <table:table-cell office:value-type="float" office:value="738186" calcext:value-type="float">
            <text:p>738186</text:p>
          </table:table-cell>
          <table:table-cell office:value-type="float" office:value="70" calcext:value-type="float">
            <text:p>70</text:p>
          </table:table-cell>
          <table:table-cell office:value-type="float" office:value="241570" calcext:value-type="float">
            <text:p>241570</text:p>
          </table:table-cell>
          <table:table-cell office:value-type="float" office:value="786726" calcext:value-type="float">
            <text:p>786726</text:p>
          </table:table-cell>
          <table:table-cell office:value-type="float" office:value="745320" calcext:value-type="float">
            <text:p>745320</text:p>
          </table:table-cell>
          <table:table-cell office:value-type="float" office:value="10330595" calcext:value-type="float">
            <text:p>10330595</text:p>
          </table:table-cell>
          <table:table-cell/>
          <table:table-cell table:formula="of:=SUM([.B721:.L721])" office:value-type="float" office:value="42690170" calcext:value-type="float">
            <text:p>42690170</text:p>
          </table:table-cell>
          <table:table-cell table:formula="of:=MAX([.B721:.L721])" office:value-type="float" office:value="21629254" calcext:value-type="float">
            <text:p>21629254</text:p>
          </table:table-cell>
          <table:table-cell table:formula="of:=INDEX([.$B$1:.$L$1];0;MATCH(MAX([.$B721:.$L721]);[.$B721:.$L721];0))" office:value-type="string" office:string-value="WebcamRead" calcext:value-type="string">
            <text:p>WebcamRead</text:p>
          </table:table-cell>
          <table:table-cell table:formula="of:=[.O721]/[.N721]" office:value-type="percentage" office:value="0.506656544117768" calcext:value-type="percentage">
            <text:p>50.67%</text:p>
          </table:table-cell>
          <table:table-cell/>
          <table:table-cell table:formula="of:=1000000000/[.N721]" office:value-type="float" office:value="23.4245963414997" calcext:value-type="float">
            <text:p>23.4245963414997</text:p>
          </table:table-cell>
          <table:table-cell table:formula="of:=IF([.A721]=1;1000000000/[.N721];&quot;&quot;)" office:value-type="float" office:value="23.4245963414997" calcext:value-type="float">
            <text:p>23.4245963414997</text:p>
          </table:table-cell>
          <table:table-cell table:formula="of:=IF([.A721]=1;[.P721];&quot;&quot;)" office:value-type="string" office:string-value="WebcamRead" calcext:value-type="string">
            <text:p>WebcamRead</text:p>
          </table:table-cell>
          <table:table-cell table:style-name="ce1" table:formula="of:=IF(ISBLANK([.T721]);&quot;&quot;;[.Q721])" office:value-type="percentage" office:value="0.506656544117768" calcext:value-type="percentage">
            <text:p>50.67%</text:p>
          </table:table-cell>
          <table:table-cell table:formula="of:=IF([.A721]=1;[.V721]*[.N721]/1000000;&quot;&quot;)" office:value-type="float" office:value="21.629254" calcext:value-type="float">
            <text:p>21.6292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92726" calcext:value-type="float">
            <text:p>18292726</text:p>
          </table:table-cell>
          <table:table-cell office:value-type="float" office:value="1212981" calcext:value-type="float">
            <text:p>1212981</text:p>
          </table:table-cell>
          <table:table-cell office:value-type="float" office:value="971300" calcext:value-type="float">
            <text:p>971300</text:p>
          </table:table-cell>
          <table:table-cell office:value-type="float" office:value="160" calcext:value-type="float">
            <text:p>160</text:p>
          </table:table-cell>
          <table:table-cell office:value-type="float" office:value="5099675" calcext:value-type="float">
            <text:p>5099675</text:p>
          </table:table-cell>
          <table:table-cell office:value-type="float" office:value="708471" calcext:value-type="float">
            <text:p>708471</text:p>
          </table:table-cell>
          <table:table-cell office:value-type="float" office:value="70" calcext:value-type="float">
            <text:p>70</text:p>
          </table:table-cell>
          <table:table-cell office:value-type="float" office:value="151970133" calcext:value-type="float">
            <text:p>151970133</text:p>
          </table:table-cell>
          <table:table-cell office:value-type="float" office:value="778130" calcext:value-type="float">
            <text:p>778130</text:p>
          </table:table-cell>
          <table:table-cell office:value-type="float" office:value="742974" calcext:value-type="float">
            <text:p>742974</text:p>
          </table:table-cell>
          <table:table-cell office:value-type="float" office:value="10740970" calcext:value-type="float">
            <text:p>10740970</text:p>
          </table:table-cell>
          <table:table-cell/>
          <table:table-cell table:formula="of:=SUM([.B722:.L722])" office:value-type="float" office:value="190517590" calcext:value-type="float">
            <text:p>190517590</text:p>
          </table:table-cell>
          <table:table-cell table:formula="of:=MAX([.B722:.L722])" office:value-type="float" office:value="151970133" calcext:value-type="float">
            <text:p>151970133</text:p>
          </table:table-cell>
          <table:table-cell table:formula="of:=INDEX([.$B$1:.$L$1];0;MATCH(MAX([.$B722:.$L722]);[.$B722:.$L722];0))" office:value-type="string" office:string-value="Facendi" calcext:value-type="string">
            <text:p>Facendi</text:p>
          </table:table-cell>
          <table:table-cell table:formula="of:=[.O722]/[.N722]" office:value-type="percentage" office:value="0.79766982670734" calcext:value-type="percentage">
            <text:p>79.77%</text:p>
          </table:table-cell>
          <table:table-cell/>
          <table:table-cell table:formula="of:=1000000000/[.N722]" office:value-type="float" office:value="5.24885917358077" calcext:value-type="float">
            <text:p>5.24885917358077</text:p>
          </table:table-cell>
          <table:table-cell table:formula="of:=IF([.A722]=1;1000000000/[.N722];&quot;&quot;)" office:value-type="float" office:value="5.24885917358077" calcext:value-type="float">
            <text:p>5.24885917358077</text:p>
          </table:table-cell>
          <table:table-cell table:formula="of:=IF([.A722]=1;[.P722];&quot;&quot;)" office:value-type="string" office:string-value="Facendi" calcext:value-type="string">
            <text:p>Facendi</text:p>
          </table:table-cell>
          <table:table-cell table:style-name="ce1" table:formula="of:=IF(ISBLANK([.T722]);&quot;&quot;;[.Q722])" office:value-type="percentage" office:value="0.79766982670734" calcext:value-type="percentage">
            <text:p>79.77%</text:p>
          </table:table-cell>
          <table:table-cell table:formula="of:=IF([.A722]=1;[.V722]*[.N722]/1000000;&quot;&quot;)" office:value-type="float" office:value="151.970133" calcext:value-type="float">
            <text:p>151.9701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488" calcext:value-type="float">
            <text:p>744488</text:p>
          </table:table-cell>
          <table:table-cell office:value-type="float" office:value="708360" calcext:value-type="float">
            <text:p>708360</text:p>
          </table:table-cell>
          <table:table-cell office:value-type="float" office:value="964948" calcext:value-type="float">
            <text:p>964948</text:p>
          </table:table-cell>
          <table:table-cell office:value-type="float" office:value="70" calcext:value-type="float">
            <text:p>70</text:p>
          </table:table-cell>
          <table:table-cell office:value-type="float" office:value="5178622" calcext:value-type="float">
            <text:p>5178622</text:p>
          </table:table-cell>
          <table:table-cell office:value-type="float" office:value="747453" calcext:value-type="float">
            <text:p>747453</text:p>
          </table:table-cell>
          <table:table-cell office:value-type="float" office:value="70" calcext:value-type="float">
            <text:p>70</text:p>
          </table:table-cell>
          <table:table-cell office:value-type="float" office:value="259093" calcext:value-type="float">
            <text:p>259093</text:p>
          </table:table-cell>
          <table:table-cell office:value-type="float" office:value="775745" calcext:value-type="float">
            <text:p>775745</text:p>
          </table:table-cell>
          <table:table-cell office:value-type="float" office:value="763943" calcext:value-type="float">
            <text:p>763943</text:p>
          </table:table-cell>
          <table:table-cell office:value-type="float" office:value="10563889" calcext:value-type="float">
            <text:p>10563889</text:p>
          </table:table-cell>
          <table:table-cell/>
          <table:table-cell table:formula="of:=SUM([.B723:.L723])" office:value-type="float" office:value="20706681" calcext:value-type="float">
            <text:p>20706681</text:p>
          </table:table-cell>
          <table:table-cell table:formula="of:=MAX([.B723:.L723])" office:value-type="float" office:value="10563889" calcext:value-type="float">
            <text:p>10563889</text:p>
          </table:table-cell>
          <table:table-cell table:formula="of:=INDEX([.$B$1:.$L$1];0;MATCH(MAX([.$B723:.$L723]);[.$B723:.$L723];0))" office:value-type="string" office:string-value="TimeWaitKey" calcext:value-type="string">
            <text:p>TimeWaitKey</text:p>
          </table:table-cell>
          <table:table-cell table:formula="of:=[.O723]/[.N723]" office:value-type="percentage" office:value="0.510168143315677" calcext:value-type="percentage">
            <text:p>51.02%</text:p>
          </table:table-cell>
          <table:table-cell/>
          <table:table-cell table:formula="of:=1000000000/[.N723]" office:value-type="float" office:value="48.2935918122272" calcext:value-type="float">
            <text:p>48.2935918122272</text:p>
          </table:table-cell>
          <table:table-cell table:formula="of:=IF([.A723]=1;1000000000/[.N723];&quot;&quot;)" office:value-type="float" office:value="48.2935918122272" calcext:value-type="float">
            <text:p>48.2935918122272</text:p>
          </table:table-cell>
          <table:table-cell table:formula="of:=IF([.A723]=1;[.P723];&quot;&quot;)" office:value-type="string" office:string-value="TimeWaitKey" calcext:value-type="string">
            <text:p>TimeWaitKey</text:p>
          </table:table-cell>
          <table:table-cell table:style-name="ce1" table:formula="of:=IF(ISBLANK([.T723]);&quot;&quot;;[.Q723])" office:value-type="percentage" office:value="0.510168143315677" calcext:value-type="percentage">
            <text:p>51.02%</text:p>
          </table:table-cell>
          <table:table-cell table:formula="of:=IF([.A723]=1;[.V723]*[.N723]/1000000;&quot;&quot;)" office:value-type="float" office:value="10.563889" calcext:value-type="float">
            <text:p>10.5638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4375" calcext:value-type="float">
            <text:p>1054375</text:p>
          </table:table-cell>
          <table:table-cell office:value-type="float" office:value="1374332" calcext:value-type="float">
            <text:p>1374332</text:p>
          </table:table-cell>
          <table:table-cell office:value-type="float" office:value="966020" calcext:value-type="float">
            <text:p>966020</text:p>
          </table:table-cell>
          <table:table-cell office:value-type="float" office:value="70" calcext:value-type="float">
            <text:p>70</text:p>
          </table:table-cell>
          <table:table-cell office:value-type="float" office:value="5160419" calcext:value-type="float">
            <text:p>5160419</text:p>
          </table:table-cell>
          <table:table-cell office:value-type="float" office:value="754336" calcext:value-type="float">
            <text:p>754336</text:p>
          </table:table-cell>
          <table:table-cell office:value-type="float" office:value="70" calcext:value-type="float">
            <text:p>70</text:p>
          </table:table-cell>
          <table:table-cell office:value-type="float" office:value="262489" calcext:value-type="float">
            <text:p>262489</text:p>
          </table:table-cell>
          <table:table-cell office:value-type="float" office:value="776657" calcext:value-type="float">
            <text:p>776657</text:p>
          </table:table-cell>
          <table:table-cell office:value-type="float" office:value="717206" calcext:value-type="float">
            <text:p>717206</text:p>
          </table:table-cell>
          <table:table-cell office:value-type="float" office:value="10529666" calcext:value-type="float">
            <text:p>10529666</text:p>
          </table:table-cell>
          <table:table-cell/>
          <table:table-cell table:formula="of:=SUM([.B724:.L724])" office:value-type="float" office:value="21595640" calcext:value-type="float">
            <text:p>21595640</text:p>
          </table:table-cell>
          <table:table-cell table:formula="of:=MAX([.B724:.L724])" office:value-type="float" office:value="10529666" calcext:value-type="float">
            <text:p>10529666</text:p>
          </table:table-cell>
          <table:table-cell table:formula="of:=INDEX([.$B$1:.$L$1];0;MATCH(MAX([.$B724:.$L724]);[.$B724:.$L724];0))" office:value-type="string" office:string-value="TimeWaitKey" calcext:value-type="string">
            <text:p>TimeWaitKey</text:p>
          </table:table-cell>
          <table:table-cell table:formula="of:=[.O724]/[.N724]" office:value-type="percentage" office:value="0.48758295655975" calcext:value-type="percentage">
            <text:p>48.76%</text:p>
          </table:table-cell>
          <table:table-cell/>
          <table:table-cell table:formula="of:=1000000000/[.N724]" office:value-type="float" office:value="46.3056431761226" calcext:value-type="float">
            <text:p>46.3056431761226</text:p>
          </table:table-cell>
          <table:table-cell table:formula="of:=IF([.A724]=1;1000000000/[.N724];&quot;&quot;)" office:value-type="float" office:value="46.3056431761226" calcext:value-type="float">
            <text:p>46.3056431761226</text:p>
          </table:table-cell>
          <table:table-cell table:formula="of:=IF([.A724]=1;[.P724];&quot;&quot;)" office:value-type="string" office:string-value="TimeWaitKey" calcext:value-type="string">
            <text:p>TimeWaitKey</text:p>
          </table:table-cell>
          <table:table-cell table:style-name="ce1" table:formula="of:=IF(ISBLANK([.T724]);&quot;&quot;;[.Q724])" office:value-type="percentage" office:value="0.48758295655975" calcext:value-type="percentage">
            <text:p>48.76%</text:p>
          </table:table-cell>
          <table:table-cell table:formula="of:=IF([.A724]=1;[.V724]*[.N724]/1000000;&quot;&quot;)" office:value-type="float" office:value="10.529666" calcext:value-type="float">
            <text:p>10.5296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4576" calcext:value-type="float">
            <text:p>834576</text:p>
          </table:table-cell>
          <table:table-cell office:value-type="float" office:value="731624" calcext:value-type="float">
            <text:p>731624</text:p>
          </table:table-cell>
          <table:table-cell office:value-type="float" office:value="963977" calcext:value-type="float">
            <text:p>963977</text:p>
          </table:table-cell>
          <table:table-cell office:value-type="float" office:value="80" calcext:value-type="float">
            <text:p>80</text:p>
          </table:table-cell>
          <table:table-cell office:value-type="float" office:value="5208488" calcext:value-type="float">
            <text:p>5208488</text:p>
          </table:table-cell>
          <table:table-cell office:value-type="float" office:value="713189" calcext:value-type="float">
            <text:p>713189</text:p>
          </table:table-cell>
          <table:table-cell office:value-type="float" office:value="71" calcext:value-type="float">
            <text:p>71</text:p>
          </table:table-cell>
          <table:table-cell office:value-type="float" office:value="292916" calcext:value-type="float">
            <text:p>292916</text:p>
          </table:table-cell>
          <table:table-cell office:value-type="float" office:value="765757" calcext:value-type="float">
            <text:p>765757</text:p>
          </table:table-cell>
          <table:table-cell office:value-type="float" office:value="718990" calcext:value-type="float">
            <text:p>718990</text:p>
          </table:table-cell>
          <table:table-cell office:value-type="float" office:value="10501383" calcext:value-type="float">
            <text:p>10501383</text:p>
          </table:table-cell>
          <table:table-cell/>
          <table:table-cell table:formula="of:=SUM([.B725:.L725])" office:value-type="float" office:value="20731051" calcext:value-type="float">
            <text:p>20731051</text:p>
          </table:table-cell>
          <table:table-cell table:formula="of:=MAX([.B725:.L725])" office:value-type="float" office:value="10501383" calcext:value-type="float">
            <text:p>10501383</text:p>
          </table:table-cell>
          <table:table-cell table:formula="of:=INDEX([.$B$1:.$L$1];0;MATCH(MAX([.$B725:.$L725]);[.$B725:.$L725];0))" office:value-type="string" office:string-value="TimeWaitKey" calcext:value-type="string">
            <text:p>TimeWaitKey</text:p>
          </table:table-cell>
          <table:table-cell table:formula="of:=[.O725]/[.N725]" office:value-type="percentage" office:value="0.506553333933721" calcext:value-type="percentage">
            <text:p>50.66%</text:p>
          </table:table-cell>
          <table:table-cell/>
          <table:table-cell table:formula="of:=1000000000/[.N725]" office:value-type="float" office:value="48.2368211819073" calcext:value-type="float">
            <text:p>48.2368211819073</text:p>
          </table:table-cell>
          <table:table-cell table:formula="of:=IF([.A725]=1;1000000000/[.N725];&quot;&quot;)" office:value-type="float" office:value="48.2368211819073" calcext:value-type="float">
            <text:p>48.2368211819073</text:p>
          </table:table-cell>
          <table:table-cell table:formula="of:=IF([.A725]=1;[.P725];&quot;&quot;)" office:value-type="string" office:string-value="TimeWaitKey" calcext:value-type="string">
            <text:p>TimeWaitKey</text:p>
          </table:table-cell>
          <table:table-cell table:style-name="ce1" table:formula="of:=IF(ISBLANK([.T725]);&quot;&quot;;[.Q725])" office:value-type="percentage" office:value="0.506553333933721" calcext:value-type="percentage">
            <text:p>50.66%</text:p>
          </table:table-cell>
          <table:table-cell table:formula="of:=IF([.A725]=1;[.V725]*[.N725]/1000000;&quot;&quot;)" office:value-type="float" office:value="10.501383" calcext:value-type="float">
            <text:p>10.5013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3023" calcext:value-type="float">
            <text:p>753023</text:p>
          </table:table-cell>
          <table:table-cell office:value-type="float" office:value="745019" calcext:value-type="float">
            <text:p>745019</text:p>
          </table:table-cell>
          <table:table-cell office:value-type="float" office:value="963586" calcext:value-type="float">
            <text:p>963586</text:p>
          </table:table-cell>
          <table:table-cell office:value-type="float" office:value="90" calcext:value-type="float">
            <text:p>90</text:p>
          </table:table-cell>
          <table:table-cell office:value-type="float" office:value="5311460" calcext:value-type="float">
            <text:p>5311460</text:p>
          </table:table-cell>
          <table:table-cell office:value-type="float" office:value="751641" calcext:value-type="float">
            <text:p>751641</text:p>
          </table:table-cell>
          <table:table-cell office:value-type="float" office:value="80" calcext:value-type="float">
            <text:p>80</text:p>
          </table:table-cell>
          <table:table-cell office:value-type="float" office:value="252640" calcext:value-type="float">
            <text:p>252640</text:p>
          </table:table-cell>
          <table:table-cell office:value-type="float" office:value="762031" calcext:value-type="float">
            <text:p>762031</text:p>
          </table:table-cell>
          <table:table-cell office:value-type="float" office:value="2135861" calcext:value-type="float">
            <text:p>2135861</text:p>
          </table:table-cell>
          <table:table-cell office:value-type="float" office:value="11155022" calcext:value-type="float">
            <text:p>11155022</text:p>
          </table:table-cell>
          <table:table-cell/>
          <table:table-cell table:formula="of:=SUM([.B726:.L726])" office:value-type="float" office:value="22830453" calcext:value-type="float">
            <text:p>22830453</text:p>
          </table:table-cell>
          <table:table-cell table:formula="of:=MAX([.B726:.L726])" office:value-type="float" office:value="11155022" calcext:value-type="float">
            <text:p>11155022</text:p>
          </table:table-cell>
          <table:table-cell table:formula="of:=INDEX([.$B$1:.$L$1];0;MATCH(MAX([.$B726:.$L726]);[.$B726:.$L726];0))" office:value-type="string" office:string-value="TimeWaitKey" calcext:value-type="string">
            <text:p>TimeWaitKey</text:p>
          </table:table-cell>
          <table:table-cell table:formula="of:=[.O726]/[.N726]" office:value-type="percentage" office:value="0.488602744763759" calcext:value-type="percentage">
            <text:p>48.86%</text:p>
          </table:table-cell>
          <table:table-cell/>
          <table:table-cell table:formula="of:=1000000000/[.N726]" office:value-type="float" office:value="43.8011457766519" calcext:value-type="float">
            <text:p>43.8011457766519</text:p>
          </table:table-cell>
          <table:table-cell table:formula="of:=IF([.A726]=1;1000000000/[.N726];&quot;&quot;)" office:value-type="float" office:value="43.8011457766519" calcext:value-type="float">
            <text:p>43.8011457766519</text:p>
          </table:table-cell>
          <table:table-cell table:formula="of:=IF([.A726]=1;[.P726];&quot;&quot;)" office:value-type="string" office:string-value="TimeWaitKey" calcext:value-type="string">
            <text:p>TimeWaitKey</text:p>
          </table:table-cell>
          <table:table-cell table:style-name="ce1" table:formula="of:=IF(ISBLANK([.T726]);&quot;&quot;;[.Q726])" office:value-type="percentage" office:value="0.488602744763759" calcext:value-type="percentage">
            <text:p>48.86%</text:p>
          </table:table-cell>
          <table:table-cell table:formula="of:=IF([.A726]=1;[.V726]*[.N726]/1000000;&quot;&quot;)" office:value-type="float" office:value="11.155022" calcext:value-type="float">
            <text:p>11.1550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3675" calcext:value-type="float">
            <text:p>1043675</text:p>
          </table:table-cell>
          <table:table-cell office:value-type="float" office:value="1414747" calcext:value-type="float">
            <text:p>1414747</text:p>
          </table:table-cell>
          <table:table-cell office:value-type="float" office:value="1001868" calcext:value-type="float">
            <text:p>1001868</text:p>
          </table:table-cell>
          <table:table-cell office:value-type="float" office:value="160" calcext:value-type="float">
            <text:p>160</text:p>
          </table:table-cell>
          <table:table-cell office:value-type="float" office:value="6576809" calcext:value-type="float">
            <text:p>6576809</text:p>
          </table:table-cell>
          <table:table-cell office:value-type="float" office:value="1172556" calcext:value-type="float">
            <text:p>1172556</text:p>
          </table:table-cell>
          <table:table-cell office:value-type="float" office:value="70" calcext:value-type="float">
            <text:p>70</text:p>
          </table:table-cell>
          <table:table-cell office:value-type="float" office:value="220691" calcext:value-type="float">
            <text:p>220691</text:p>
          </table:table-cell>
          <table:table-cell office:value-type="float" office:value="762091" calcext:value-type="float">
            <text:p>762091</text:p>
          </table:table-cell>
          <table:table-cell office:value-type="float" office:value="1199636" calcext:value-type="float">
            <text:p>1199636</text:p>
          </table:table-cell>
          <table:table-cell office:value-type="float" office:value="10506182" calcext:value-type="float">
            <text:p>10506182</text:p>
          </table:table-cell>
          <table:table-cell/>
          <table:table-cell table:formula="of:=SUM([.B727:.L727])" office:value-type="float" office:value="23898485" calcext:value-type="float">
            <text:p>23898485</text:p>
          </table:table-cell>
          <table:table-cell table:formula="of:=MAX([.B727:.L727])" office:value-type="float" office:value="10506182" calcext:value-type="float">
            <text:p>10506182</text:p>
          </table:table-cell>
          <table:table-cell table:formula="of:=INDEX([.$B$1:.$L$1];0;MATCH(MAX([.$B727:.$L727]);[.$B727:.$L727];0))" office:value-type="string" office:string-value="TimeWaitKey" calcext:value-type="string">
            <text:p>TimeWaitKey</text:p>
          </table:table-cell>
          <table:table-cell table:formula="of:=[.O727]/[.N727]" office:value-type="percentage" office:value="0.439617071960838" calcext:value-type="percentage">
            <text:p>43.96%</text:p>
          </table:table-cell>
          <table:table-cell/>
          <table:table-cell table:formula="of:=1000000000/[.N727]" office:value-type="float" office:value="41.843656616727" calcext:value-type="float">
            <text:p>41.843656616727</text:p>
          </table:table-cell>
          <table:table-cell table:formula="of:=IF([.A727]=1;1000000000/[.N727];&quot;&quot;)" office:value-type="float" office:value="41.843656616727" calcext:value-type="float">
            <text:p>41.843656616727</text:p>
          </table:table-cell>
          <table:table-cell table:formula="of:=IF([.A727]=1;[.P727];&quot;&quot;)" office:value-type="string" office:string-value="TimeWaitKey" calcext:value-type="string">
            <text:p>TimeWaitKey</text:p>
          </table:table-cell>
          <table:table-cell table:style-name="ce1" table:formula="of:=IF(ISBLANK([.T727]);&quot;&quot;;[.Q727])" office:value-type="percentage" office:value="0.439617071960838" calcext:value-type="percentage">
            <text:p>43.96%</text:p>
          </table:table-cell>
          <table:table-cell table:formula="of:=IF([.A727]=1;[.V727]*[.N727]/1000000;&quot;&quot;)" office:value-type="float" office:value="10.506182" calcext:value-type="float">
            <text:p>10.5061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9806" calcext:value-type="float">
            <text:p>909806</text:p>
          </table:table-cell>
          <table:table-cell office:value-type="float" office:value="1230163" calcext:value-type="float">
            <text:p>1230163</text:p>
          </table:table-cell>
          <table:table-cell office:value-type="float" office:value="964508" calcext:value-type="float">
            <text:p>964508</text:p>
          </table:table-cell>
          <table:table-cell office:value-type="float" office:value="80" calcext:value-type="float">
            <text:p>80</text:p>
          </table:table-cell>
          <table:table-cell office:value-type="float" office:value="5203260" calcext:value-type="float">
            <text:p>5203260</text:p>
          </table:table-cell>
          <table:table-cell office:value-type="float" office:value="1243669" calcext:value-type="float">
            <text:p>1243669</text:p>
          </table:table-cell>
          <table:table-cell office:value-type="float" office:value="90" calcext:value-type="float">
            <text:p>90</text:p>
          </table:table-cell>
          <table:table-cell office:value-type="float" office:value="346005" calcext:value-type="float">
            <text:p>346005</text:p>
          </table:table-cell>
          <table:table-cell office:value-type="float" office:value="776347" calcext:value-type="float">
            <text:p>776347</text:p>
          </table:table-cell>
          <table:table-cell office:value-type="float" office:value="735180" calcext:value-type="float">
            <text:p>735180</text:p>
          </table:table-cell>
          <table:table-cell office:value-type="float" office:value="10105355" calcext:value-type="float">
            <text:p>10105355</text:p>
          </table:table-cell>
          <table:table-cell/>
          <table:table-cell table:formula="of:=SUM([.B728:.L728])" office:value-type="float" office:value="21514463" calcext:value-type="float">
            <text:p>21514463</text:p>
          </table:table-cell>
          <table:table-cell table:formula="of:=MAX([.B728:.L728])" office:value-type="float" office:value="10105355" calcext:value-type="float">
            <text:p>10105355</text:p>
          </table:table-cell>
          <table:table-cell table:formula="of:=INDEX([.$B$1:.$L$1];0;MATCH(MAX([.$B728:.$L728]);[.$B728:.$L728];0))" office:value-type="string" office:string-value="TimeWaitKey" calcext:value-type="string">
            <text:p>TimeWaitKey</text:p>
          </table:table-cell>
          <table:table-cell table:formula="of:=[.O728]/[.N728]" office:value-type="percentage" office:value="0.469700545163502" calcext:value-type="percentage">
            <text:p>46.97%</text:p>
          </table:table-cell>
          <table:table-cell/>
          <table:table-cell table:formula="of:=1000000000/[.N728]" office:value-type="float" office:value="46.4803606764436" calcext:value-type="float">
            <text:p>46.4803606764436</text:p>
          </table:table-cell>
          <table:table-cell table:formula="of:=IF([.A728]=1;1000000000/[.N728];&quot;&quot;)" office:value-type="float" office:value="46.4803606764436" calcext:value-type="float">
            <text:p>46.4803606764436</text:p>
          </table:table-cell>
          <table:table-cell table:formula="of:=IF([.A728]=1;[.P728];&quot;&quot;)" office:value-type="string" office:string-value="TimeWaitKey" calcext:value-type="string">
            <text:p>TimeWaitKey</text:p>
          </table:table-cell>
          <table:table-cell table:style-name="ce1" table:formula="of:=IF(ISBLANK([.T728]);&quot;&quot;;[.Q728])" office:value-type="percentage" office:value="0.469700545163502" calcext:value-type="percentage">
            <text:p>46.97%</text:p>
          </table:table-cell>
          <table:table-cell table:formula="of:=IF([.A728]=1;[.V728]*[.N728]/1000000;&quot;&quot;)" office:value-type="float" office:value="10.105355" calcext:value-type="float">
            <text:p>10.1053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5608" calcext:value-type="float">
            <text:p>755608</text:p>
          </table:table-cell>
          <table:table-cell office:value-type="float" office:value="728598" calcext:value-type="float">
            <text:p>728598</text:p>
          </table:table-cell>
          <table:table-cell office:value-type="float" office:value="965048" calcext:value-type="float">
            <text:p>965048</text:p>
          </table:table-cell>
          <table:table-cell office:value-type="float" office:value="70" calcext:value-type="float">
            <text:p>70</text:p>
          </table:table-cell>
          <table:table-cell office:value-type="float" office:value="5480214" calcext:value-type="float">
            <text:p>5480214</text:p>
          </table:table-cell>
          <table:table-cell office:value-type="float" office:value="2378323" calcext:value-type="float">
            <text:p>2378323</text:p>
          </table:table-cell>
          <table:table-cell office:value-type="float" office:value="90" calcext:value-type="float">
            <text:p>90</text:p>
          </table:table-cell>
          <table:table-cell office:value-type="float" office:value="235959" calcext:value-type="float">
            <text:p>235959</text:p>
          </table:table-cell>
          <table:table-cell office:value-type="float" office:value="763052" calcext:value-type="float">
            <text:p>763052</text:p>
          </table:table-cell>
          <table:table-cell office:value-type="float" office:value="738166" calcext:value-type="float">
            <text:p>738166</text:p>
          </table:table-cell>
          <table:table-cell office:value-type="float" office:value="10661853" calcext:value-type="float">
            <text:p>10661853</text:p>
          </table:table-cell>
          <table:table-cell/>
          <table:table-cell table:formula="of:=SUM([.B729:.L729])" office:value-type="float" office:value="22706981" calcext:value-type="float">
            <text:p>22706981</text:p>
          </table:table-cell>
          <table:table-cell table:formula="of:=MAX([.B729:.L729])" office:value-type="float" office:value="10661853" calcext:value-type="float">
            <text:p>10661853</text:p>
          </table:table-cell>
          <table:table-cell table:formula="of:=INDEX([.$B$1:.$L$1];0;MATCH(MAX([.$B729:.$L729]);[.$B729:.$L729];0))" office:value-type="string" office:string-value="TimeWaitKey" calcext:value-type="string">
            <text:p>TimeWaitKey</text:p>
          </table:table-cell>
          <table:table-cell table:formula="of:=[.O729]/[.N729]" office:value-type="percentage" office:value="0.469540754889432" calcext:value-type="percentage">
            <text:p>46.95%</text:p>
          </table:table-cell>
          <table:table-cell/>
          <table:table-cell table:formula="of:=1000000000/[.N729]" office:value-type="float" office:value="44.0393198902135" calcext:value-type="float">
            <text:p>44.0393198902135</text:p>
          </table:table-cell>
          <table:table-cell table:formula="of:=IF([.A729]=1;1000000000/[.N729];&quot;&quot;)" office:value-type="float" office:value="44.0393198902135" calcext:value-type="float">
            <text:p>44.0393198902135</text:p>
          </table:table-cell>
          <table:table-cell table:formula="of:=IF([.A729]=1;[.P729];&quot;&quot;)" office:value-type="string" office:string-value="TimeWaitKey" calcext:value-type="string">
            <text:p>TimeWaitKey</text:p>
          </table:table-cell>
          <table:table-cell table:style-name="ce1" table:formula="of:=IF(ISBLANK([.T729]);&quot;&quot;;[.Q729])" office:value-type="percentage" office:value="0.469540754889432" calcext:value-type="percentage">
            <text:p>46.95%</text:p>
          </table:table-cell>
          <table:table-cell table:formula="of:=IF([.A729]=1;[.V729]*[.N729]/1000000;&quot;&quot;)" office:value-type="float" office:value="10.661853" calcext:value-type="float">
            <text:p>10.6618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18930" calcext:value-type="float">
            <text:p>5418930</text:p>
          </table:table-cell>
          <table:table-cell office:value-type="float" office:value="710244" calcext:value-type="float">
            <text:p>710244</text:p>
          </table:table-cell>
          <table:table-cell office:value-type="float" office:value="962273" calcext:value-type="float">
            <text:p>962273</text:p>
          </table:table-cell>
          <table:table-cell office:value-type="float" office:value="70" calcext:value-type="float">
            <text:p>70</text:p>
          </table:table-cell>
          <table:table-cell office:value-type="float" office:value="5214800" calcext:value-type="float">
            <text:p>5214800</text:p>
          </table:table-cell>
          <table:table-cell office:value-type="float" office:value="718208" calcext:value-type="float">
            <text:p>718208</text:p>
          </table:table-cell>
          <table:table-cell office:value-type="float" office:value="90" calcext:value-type="float">
            <text:p>90</text:p>
          </table:table-cell>
          <table:table-cell office:value-type="float" office:value="235569" calcext:value-type="float">
            <text:p>235569</text:p>
          </table:table-cell>
          <table:table-cell office:value-type="float" office:value="756650" calcext:value-type="float">
            <text:p>756650</text:p>
          </table:table-cell>
          <table:table-cell office:value-type="float" office:value="710975" calcext:value-type="float">
            <text:p>710975</text:p>
          </table:table-cell>
          <table:table-cell office:value-type="float" office:value="10824576" calcext:value-type="float">
            <text:p>10824576</text:p>
          </table:table-cell>
          <table:table-cell/>
          <table:table-cell table:formula="of:=SUM([.B730:.L730])" office:value-type="float" office:value="25552385" calcext:value-type="float">
            <text:p>25552385</text:p>
          </table:table-cell>
          <table:table-cell table:formula="of:=MAX([.B730:.L730])" office:value-type="float" office:value="10824576" calcext:value-type="float">
            <text:p>10824576</text:p>
          </table:table-cell>
          <table:table-cell table:formula="of:=INDEX([.$B$1:.$L$1];0;MATCH(MAX([.$B730:.$L730]);[.$B730:.$L730];0))" office:value-type="string" office:string-value="TimeWaitKey" calcext:value-type="string">
            <text:p>TimeWaitKey</text:p>
          </table:table-cell>
          <table:table-cell table:formula="of:=[.O730]/[.N730]" office:value-type="percentage" office:value="0.423622922087312" calcext:value-type="percentage">
            <text:p>42.36%</text:p>
          </table:table-cell>
          <table:table-cell/>
          <table:table-cell table:formula="of:=1000000000/[.N730]" office:value-type="float" office:value="39.135290110884" calcext:value-type="float">
            <text:p>39.135290110884</text:p>
          </table:table-cell>
          <table:table-cell table:formula="of:=IF([.A730]=1;1000000000/[.N730];&quot;&quot;)" office:value-type="float" office:value="39.135290110884" calcext:value-type="float">
            <text:p>39.135290110884</text:p>
          </table:table-cell>
          <table:table-cell table:formula="of:=IF([.A730]=1;[.P730];&quot;&quot;)" office:value-type="string" office:string-value="TimeWaitKey" calcext:value-type="string">
            <text:p>TimeWaitKey</text:p>
          </table:table-cell>
          <table:table-cell table:style-name="ce1" table:formula="of:=IF(ISBLANK([.T730]);&quot;&quot;;[.Q730])" office:value-type="percentage" office:value="0.423622922087312" calcext:value-type="percentage">
            <text:p>42.36%</text:p>
          </table:table-cell>
          <table:table-cell table:formula="of:=IF([.A730]=1;[.V730]*[.N730]/1000000;&quot;&quot;)" office:value-type="float" office:value="10.824576" calcext:value-type="float">
            <text:p>10.8245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22910" calcext:value-type="float">
            <text:p>23622910</text:p>
          </table:table-cell>
          <table:table-cell office:value-type="float" office:value="708580" calcext:value-type="float">
            <text:p>708580</text:p>
          </table:table-cell>
          <table:table-cell office:value-type="float" office:value="964398" calcext:value-type="float">
            <text:p>964398</text:p>
          </table:table-cell>
          <table:table-cell office:value-type="float" office:value="161" calcext:value-type="float">
            <text:p>161</text:p>
          </table:table-cell>
          <table:table-cell office:value-type="float" office:value="5117498" calcext:value-type="float">
            <text:p>5117498</text:p>
          </table:table-cell>
          <table:table-cell office:value-type="float" office:value="1118294" calcext:value-type="float">
            <text:p>1118294</text:p>
          </table:table-cell>
          <table:table-cell office:value-type="float" office:value="90" calcext:value-type="float">
            <text:p>90</text:p>
          </table:table-cell>
          <table:table-cell office:value-type="float" office:value="237032" calcext:value-type="float">
            <text:p>237032</text:p>
          </table:table-cell>
          <table:table-cell office:value-type="float" office:value="762581" calcext:value-type="float">
            <text:p>762581</text:p>
          </table:table-cell>
          <table:table-cell office:value-type="float" office:value="731524" calcext:value-type="float">
            <text:p>731524</text:p>
          </table:table-cell>
          <table:table-cell office:value-type="float" office:value="10732284" calcext:value-type="float">
            <text:p>10732284</text:p>
          </table:table-cell>
          <table:table-cell/>
          <table:table-cell table:formula="of:=SUM([.B731:.L731])" office:value-type="float" office:value="43995352" calcext:value-type="float">
            <text:p>43995352</text:p>
          </table:table-cell>
          <table:table-cell table:formula="of:=MAX([.B731:.L731])" office:value-type="float" office:value="23622910" calcext:value-type="float">
            <text:p>23622910</text:p>
          </table:table-cell>
          <table:table-cell table:formula="of:=INDEX([.$B$1:.$L$1];0;MATCH(MAX([.$B731:.$L731]);[.$B731:.$L731];0))" office:value-type="string" office:string-value="WebcamRead" calcext:value-type="string">
            <text:p>WebcamRead</text:p>
          </table:table-cell>
          <table:table-cell table:formula="of:=[.O731]/[.N731]" office:value-type="percentage" office:value="0.536941038680632" calcext:value-type="percentage">
            <text:p>53.69%</text:p>
          </table:table-cell>
          <table:table-cell/>
          <table:table-cell table:formula="of:=1000000000/[.N731]" office:value-type="float" office:value="22.7296738073604" calcext:value-type="float">
            <text:p>22.7296738073604</text:p>
          </table:table-cell>
          <table:table-cell table:formula="of:=IF([.A731]=1;1000000000/[.N731];&quot;&quot;)" office:value-type="float" office:value="22.7296738073604" calcext:value-type="float">
            <text:p>22.7296738073604</text:p>
          </table:table-cell>
          <table:table-cell table:formula="of:=IF([.A731]=1;[.P731];&quot;&quot;)" office:value-type="string" office:string-value="WebcamRead" calcext:value-type="string">
            <text:p>WebcamRead</text:p>
          </table:table-cell>
          <table:table-cell table:style-name="ce1" table:formula="of:=IF(ISBLANK([.T731]);&quot;&quot;;[.Q731])" office:value-type="percentage" office:value="0.536941038680632" calcext:value-type="percentage">
            <text:p>53.69%</text:p>
          </table:table-cell>
          <table:table-cell table:formula="of:=IF([.A731]=1;[.V731]*[.N731]/1000000;&quot;&quot;)" office:value-type="float" office:value="23.62291" calcext:value-type="float">
            <text:p>23.622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47494" calcext:value-type="float">
            <text:p>19547494</text:p>
          </table:table-cell>
          <table:table-cell office:value-type="float" office:value="704102" calcext:value-type="float">
            <text:p>704102</text:p>
          </table:table-cell>
          <table:table-cell office:value-type="float" office:value="962925" calcext:value-type="float">
            <text:p>962925</text:p>
          </table:table-cell>
          <table:table-cell office:value-type="float" office:value="70" calcext:value-type="float">
            <text:p>70</text:p>
          </table:table-cell>
          <table:table-cell office:value-type="float" office:value="5062606" calcext:value-type="float">
            <text:p>5062606</text:p>
          </table:table-cell>
          <table:table-cell office:value-type="float" office:value="719090" calcext:value-type="float">
            <text:p>719090</text:p>
          </table:table-cell>
          <table:table-cell office:value-type="float" office:value="71" calcext:value-type="float">
            <text:p>71</text:p>
          </table:table-cell>
          <table:table-cell office:value-type="float" office:value="260906" calcext:value-type="float">
            <text:p>260906</text:p>
          </table:table-cell>
          <table:table-cell office:value-type="float" office:value="757743" calcext:value-type="float">
            <text:p>757743</text:p>
          </table:table-cell>
          <table:table-cell office:value-type="float" office:value="722977" calcext:value-type="float">
            <text:p>722977</text:p>
          </table:table-cell>
          <table:table-cell office:value-type="float" office:value="10623271" calcext:value-type="float">
            <text:p>10623271</text:p>
          </table:table-cell>
          <table:table-cell/>
          <table:table-cell table:formula="of:=SUM([.B732:.L732])" office:value-type="float" office:value="39361255" calcext:value-type="float">
            <text:p>39361255</text:p>
          </table:table-cell>
          <table:table-cell table:formula="of:=MAX([.B732:.L732])" office:value-type="float" office:value="19547494" calcext:value-type="float">
            <text:p>19547494</text:p>
          </table:table-cell>
          <table:table-cell table:formula="of:=INDEX([.$B$1:.$L$1];0;MATCH(MAX([.$B732:.$L732]);[.$B732:.$L732];0))" office:value-type="string" office:string-value="WebcamRead" calcext:value-type="string">
            <text:p>WebcamRead</text:p>
          </table:table-cell>
          <table:table-cell table:formula="of:=[.O732]/[.N732]" office:value-type="percentage" office:value="0.496617651037804" calcext:value-type="percentage">
            <text:p>49.66%</text:p>
          </table:table-cell>
          <table:table-cell/>
          <table:table-cell table:formula="of:=1000000000/[.N732]" office:value-type="float" office:value="25.4056940003564" calcext:value-type="float">
            <text:p>25.4056940003564</text:p>
          </table:table-cell>
          <table:table-cell table:formula="of:=IF([.A732]=1;1000000000/[.N732];&quot;&quot;)" office:value-type="float" office:value="25.4056940003564" calcext:value-type="float">
            <text:p>25.4056940003564</text:p>
          </table:table-cell>
          <table:table-cell table:formula="of:=IF([.A732]=1;[.P732];&quot;&quot;)" office:value-type="string" office:string-value="WebcamRead" calcext:value-type="string">
            <text:p>WebcamRead</text:p>
          </table:table-cell>
          <table:table-cell table:style-name="ce1" table:formula="of:=IF(ISBLANK([.T732]);&quot;&quot;;[.Q732])" office:value-type="percentage" office:value="0.496617651037804" calcext:value-type="percentage">
            <text:p>49.66%</text:p>
          </table:table-cell>
          <table:table-cell table:formula="of:=IF([.A732]=1;[.V732]*[.N732]/1000000;&quot;&quot;)" office:value-type="float" office:value="19.547494" calcext:value-type="float">
            <text:p>19.5474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11541" calcext:value-type="float">
            <text:p>24111541</text:p>
          </table:table-cell>
          <table:table-cell office:value-type="float" office:value="742323" calcext:value-type="float">
            <text:p>742323</text:p>
          </table:table-cell>
          <table:table-cell office:value-type="float" office:value="964227" calcext:value-type="float">
            <text:p>964227</text:p>
          </table:table-cell>
          <table:table-cell office:value-type="float" office:value="80" calcext:value-type="float">
            <text:p>80</text:p>
          </table:table-cell>
          <table:table-cell office:value-type="float" office:value="5154267" calcext:value-type="float">
            <text:p>5154267</text:p>
          </table:table-cell>
          <table:table-cell office:value-type="float" office:value="760107" calcext:value-type="float">
            <text:p>760107</text:p>
          </table:table-cell>
          <table:table-cell office:value-type="float" office:value="70" calcext:value-type="float">
            <text:p>70</text:p>
          </table:table-cell>
          <table:table-cell office:value-type="float" office:value="254845" calcext:value-type="float">
            <text:p>254845</text:p>
          </table:table-cell>
          <table:table-cell office:value-type="float" office:value="751751" calcext:value-type="float">
            <text:p>751751</text:p>
          </table:table-cell>
          <table:table-cell office:value-type="float" office:value="725021" calcext:value-type="float">
            <text:p>725021</text:p>
          </table:table-cell>
          <table:table-cell office:value-type="float" office:value="10275643" calcext:value-type="float">
            <text:p>10275643</text:p>
          </table:table-cell>
          <table:table-cell/>
          <table:table-cell table:formula="of:=SUM([.B733:.L733])" office:value-type="float" office:value="43739875" calcext:value-type="float">
            <text:p>43739875</text:p>
          </table:table-cell>
          <table:table-cell table:formula="of:=MAX([.B733:.L733])" office:value-type="float" office:value="24111541" calcext:value-type="float">
            <text:p>24111541</text:p>
          </table:table-cell>
          <table:table-cell table:formula="of:=INDEX([.$B$1:.$L$1];0;MATCH(MAX([.$B733:.$L733]);[.$B733:.$L733];0))" office:value-type="string" office:string-value="WebcamRead" calcext:value-type="string">
            <text:p>WebcamRead</text:p>
          </table:table-cell>
          <table:table-cell table:formula="of:=[.O733]/[.N733]" office:value-type="percentage" office:value="0.551248511798445" calcext:value-type="percentage">
            <text:p>55.12%</text:p>
          </table:table-cell>
          <table:table-cell/>
          <table:table-cell table:formula="of:=1000000000/[.N733]" office:value-type="float" office:value="22.8624338775545" calcext:value-type="float">
            <text:p>22.8624338775545</text:p>
          </table:table-cell>
          <table:table-cell table:formula="of:=IF([.A733]=1;1000000000/[.N733];&quot;&quot;)" office:value-type="float" office:value="22.8624338775545" calcext:value-type="float">
            <text:p>22.8624338775545</text:p>
          </table:table-cell>
          <table:table-cell table:formula="of:=IF([.A733]=1;[.P733];&quot;&quot;)" office:value-type="string" office:string-value="WebcamRead" calcext:value-type="string">
            <text:p>WebcamRead</text:p>
          </table:table-cell>
          <table:table-cell table:style-name="ce1" table:formula="of:=IF(ISBLANK([.T733]);&quot;&quot;;[.Q733])" office:value-type="percentage" office:value="0.551248511798445" calcext:value-type="percentage">
            <text:p>55.12%</text:p>
          </table:table-cell>
          <table:table-cell table:formula="of:=IF([.A733]=1;[.V733]*[.N733]/1000000;&quot;&quot;)" office:value-type="float" office:value="24.111541" calcext:value-type="float">
            <text:p>24.1115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47686" calcext:value-type="float">
            <text:p>20347686</text:p>
          </table:table-cell>
          <table:table-cell office:value-type="float" office:value="730652" calcext:value-type="float">
            <text:p>730652</text:p>
          </table:table-cell>
          <table:table-cell office:value-type="float" office:value="964318" calcext:value-type="float">
            <text:p>964318</text:p>
          </table:table-cell>
          <table:table-cell office:value-type="float" office:value="160" calcext:value-type="float">
            <text:p>160</text:p>
          </table:table-cell>
          <table:table-cell office:value-type="float" office:value="5593626" calcext:value-type="float">
            <text:p>5593626</text:p>
          </table:table-cell>
          <table:table-cell office:value-type="float" office:value="776868" calcext:value-type="float">
            <text:p>776868</text:p>
          </table:table-cell>
          <table:table-cell office:value-type="float" office:value="70" calcext:value-type="float">
            <text:p>70</text:p>
          </table:table-cell>
          <table:table-cell office:value-type="float" office:value="159519314" calcext:value-type="float">
            <text:p>159519314</text:p>
          </table:table-cell>
          <table:table-cell office:value-type="float" office:value="742243" calcext:value-type="float">
            <text:p>742243</text:p>
          </table:table-cell>
          <table:table-cell office:value-type="float" office:value="770526" calcext:value-type="float">
            <text:p>770526</text:p>
          </table:table-cell>
          <table:table-cell office:value-type="float" office:value="10829175" calcext:value-type="float">
            <text:p>10829175</text:p>
          </table:table-cell>
          <table:table-cell/>
          <table:table-cell table:formula="of:=SUM([.B734:.L734])" office:value-type="float" office:value="200274638" calcext:value-type="float">
            <text:p>200274638</text:p>
          </table:table-cell>
          <table:table-cell table:formula="of:=MAX([.B734:.L734])" office:value-type="float" office:value="159519314" calcext:value-type="float">
            <text:p>159519314</text:p>
          </table:table-cell>
          <table:table-cell table:formula="of:=INDEX([.$B$1:.$L$1];0;MATCH(MAX([.$B734:.$L734]);[.$B734:.$L734];0))" office:value-type="string" office:string-value="Facendi" calcext:value-type="string">
            <text:p>Facendi</text:p>
          </table:table-cell>
          <table:table-cell table:formula="of:=[.O734]/[.N734]" office:value-type="percentage" office:value="0.796502820292203" calcext:value-type="percentage">
            <text:p>79.65%</text:p>
          </table:table-cell>
          <table:table-cell/>
          <table:table-cell table:formula="of:=1000000000/[.N734]" office:value-type="float" office:value="4.99314346532485" calcext:value-type="float">
            <text:p>4.99314346532485</text:p>
          </table:table-cell>
          <table:table-cell table:formula="of:=IF([.A734]=1;1000000000/[.N734];&quot;&quot;)" office:value-type="float" office:value="4.99314346532485" calcext:value-type="float">
            <text:p>4.99314346532485</text:p>
          </table:table-cell>
          <table:table-cell table:formula="of:=IF([.A734]=1;[.P734];&quot;&quot;)" office:value-type="string" office:string-value="Facendi" calcext:value-type="string">
            <text:p>Facendi</text:p>
          </table:table-cell>
          <table:table-cell table:style-name="ce1" table:formula="of:=IF(ISBLANK([.T734]);&quot;&quot;;[.Q734])" office:value-type="percentage" office:value="0.796502820292203" calcext:value-type="percentage">
            <text:p>79.65%</text:p>
          </table:table-cell>
          <table:table-cell table:formula="of:=IF([.A734]=1;[.V734]*[.N734]/1000000;&quot;&quot;)" office:value-type="float" office:value="159.519314" calcext:value-type="float">
            <text:p>159.5193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9489" calcext:value-type="float">
            <text:p>879489</text:p>
          </table:table-cell>
          <table:table-cell office:value-type="float" office:value="1213512" calcext:value-type="float">
            <text:p>1213512</text:p>
          </table:table-cell>
          <table:table-cell office:value-type="float" office:value="1006245" calcext:value-type="float">
            <text:p>1006245</text:p>
          </table:table-cell>
          <table:table-cell office:value-type="float" office:value="100" calcext:value-type="float">
            <text:p>100</text:p>
          </table:table-cell>
          <table:table-cell office:value-type="float" office:value="5148336" calcext:value-type="float">
            <text:p>5148336</text:p>
          </table:table-cell>
          <table:table-cell office:value-type="float" office:value="712308" calcext:value-type="float">
            <text:p>712308</text:p>
          </table:table-cell>
          <table:table-cell office:value-type="float" office:value="150" calcext:value-type="float">
            <text:p>150</text:p>
          </table:table-cell>
          <table:table-cell office:value-type="float" office:value="234958" calcext:value-type="float">
            <text:p>234958</text:p>
          </table:table-cell>
          <table:table-cell office:value-type="float" office:value="749206" calcext:value-type="float">
            <text:p>749206</text:p>
          </table:table-cell>
          <table:table-cell office:value-type="float" office:value="729160" calcext:value-type="float">
            <text:p>729160</text:p>
          </table:table-cell>
          <table:table-cell office:value-type="float" office:value="10618772" calcext:value-type="float">
            <text:p>10618772</text:p>
          </table:table-cell>
          <table:table-cell/>
          <table:table-cell table:formula="of:=SUM([.B735:.L735])" office:value-type="float" office:value="21292236" calcext:value-type="float">
            <text:p>21292236</text:p>
          </table:table-cell>
          <table:table-cell table:formula="of:=MAX([.B735:.L735])" office:value-type="float" office:value="10618772" calcext:value-type="float">
            <text:p>10618772</text:p>
          </table:table-cell>
          <table:table-cell table:formula="of:=INDEX([.$B$1:.$L$1];0;MATCH(MAX([.$B735:.$L735]);[.$B735:.$L735];0))" office:value-type="string" office:string-value="TimeWaitKey" calcext:value-type="string">
            <text:p>TimeWaitKey</text:p>
          </table:table-cell>
          <table:table-cell table:formula="of:=[.O735]/[.N735]" office:value-type="percentage" office:value="0.49871568209182" calcext:value-type="percentage">
            <text:p>49.87%</text:p>
          </table:table-cell>
          <table:table-cell/>
          <table:table-cell table:formula="of:=1000000000/[.N735]" office:value-type="float" office:value="46.9654760542763" calcext:value-type="float">
            <text:p>46.9654760542763</text:p>
          </table:table-cell>
          <table:table-cell table:formula="of:=IF([.A735]=1;1000000000/[.N735];&quot;&quot;)" office:value-type="float" office:value="46.9654760542763" calcext:value-type="float">
            <text:p>46.9654760542763</text:p>
          </table:table-cell>
          <table:table-cell table:formula="of:=IF([.A735]=1;[.P735];&quot;&quot;)" office:value-type="string" office:string-value="TimeWaitKey" calcext:value-type="string">
            <text:p>TimeWaitKey</text:p>
          </table:table-cell>
          <table:table-cell table:style-name="ce1" table:formula="of:=IF(ISBLANK([.T735]);&quot;&quot;;[.Q735])" office:value-type="percentage" office:value="0.49871568209182" calcext:value-type="percentage">
            <text:p>49.87%</text:p>
          </table:table-cell>
          <table:table-cell table:formula="of:=IF([.A735]=1;[.V735]*[.N735]/1000000;&quot;&quot;)" office:value-type="float" office:value="10.618772" calcext:value-type="float">
            <text:p>10.6187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470" calcext:value-type="float">
            <text:p>740470</text:p>
          </table:table-cell>
          <table:table-cell office:value-type="float" office:value="713119" calcext:value-type="float">
            <text:p>713119</text:p>
          </table:table-cell>
          <table:table-cell office:value-type="float" office:value="993031" calcext:value-type="float">
            <text:p>993031</text:p>
          </table:table-cell>
          <table:table-cell office:value-type="float" office:value="180" calcext:value-type="float">
            <text:p>180</text:p>
          </table:table-cell>
          <table:table-cell office:value-type="float" office:value="5195083" calcext:value-type="float">
            <text:p>5195083</text:p>
          </table:table-cell>
          <table:table-cell office:value-type="float" office:value="760237" calcext:value-type="float">
            <text:p>760237</text:p>
          </table:table-cell>
          <table:table-cell office:value-type="float" office:value="80" calcext:value-type="float">
            <text:p>80</text:p>
          </table:table-cell>
          <table:table-cell office:value-type="float" office:value="245968" calcext:value-type="float">
            <text:p>245968</text:p>
          </table:table-cell>
          <table:table-cell office:value-type="float" office:value="754206" calcext:value-type="float">
            <text:p>754206</text:p>
          </table:table-cell>
          <table:table-cell office:value-type="float" office:value="714902" calcext:value-type="float">
            <text:p>714902</text:p>
          </table:table-cell>
          <table:table-cell office:value-type="float" office:value="11124014" calcext:value-type="float">
            <text:p>11124014</text:p>
          </table:table-cell>
          <table:table-cell/>
          <table:table-cell table:formula="of:=SUM([.B736:.L736])" office:value-type="float" office:value="21241290" calcext:value-type="float">
            <text:p>21241290</text:p>
          </table:table-cell>
          <table:table-cell table:formula="of:=MAX([.B736:.L736])" office:value-type="float" office:value="11124014" calcext:value-type="float">
            <text:p>11124014</text:p>
          </table:table-cell>
          <table:table-cell table:formula="of:=INDEX([.$B$1:.$L$1];0;MATCH(MAX([.$B736:.$L736]);[.$B736:.$L736];0))" office:value-type="string" office:string-value="TimeWaitKey" calcext:value-type="string">
            <text:p>TimeWaitKey</text:p>
          </table:table-cell>
          <table:table-cell table:formula="of:=[.O736]/[.N736]" office:value-type="percentage" office:value="0.523697666196356" calcext:value-type="percentage">
            <text:p>52.37%</text:p>
          </table:table-cell>
          <table:table-cell/>
          <table:table-cell table:formula="of:=1000000000/[.N736]" office:value-type="float" office:value="47.0781200200176" calcext:value-type="float">
            <text:p>47.0781200200176</text:p>
          </table:table-cell>
          <table:table-cell table:formula="of:=IF([.A736]=1;1000000000/[.N736];&quot;&quot;)" office:value-type="float" office:value="47.0781200200176" calcext:value-type="float">
            <text:p>47.0781200200176</text:p>
          </table:table-cell>
          <table:table-cell table:formula="of:=IF([.A736]=1;[.P736];&quot;&quot;)" office:value-type="string" office:string-value="TimeWaitKey" calcext:value-type="string">
            <text:p>TimeWaitKey</text:p>
          </table:table-cell>
          <table:table-cell table:style-name="ce1" table:formula="of:=IF(ISBLANK([.T736]);&quot;&quot;;[.Q736])" office:value-type="percentage" office:value="0.523697666196356" calcext:value-type="percentage">
            <text:p>52.37%</text:p>
          </table:table-cell>
          <table:table-cell table:formula="of:=IF([.A736]=1;[.V736]*[.N736]/1000000;&quot;&quot;)" office:value-type="float" office:value="11.124014" calcext:value-type="float">
            <text:p>11.1240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9711" calcext:value-type="float">
            <text:p>939711</text:p>
          </table:table-cell>
          <table:table-cell office:value-type="float" office:value="1240192" calcext:value-type="float">
            <text:p>1240192</text:p>
          </table:table-cell>
          <table:table-cell office:value-type="float" office:value="1233579" calcext:value-type="float">
            <text:p>1233579</text:p>
          </table:table-cell>
          <table:table-cell office:value-type="float" office:value="90" calcext:value-type="float">
            <text:p>90</text:p>
          </table:table-cell>
          <table:table-cell office:value-type="float" office:value="5176949" calcext:value-type="float">
            <text:p>5176949</text:p>
          </table:table-cell>
          <table:table-cell office:value-type="float" office:value="723007" calcext:value-type="float">
            <text:p>723007</text:p>
          </table:table-cell>
          <table:table-cell office:value-type="float" office:value="80" calcext:value-type="float">
            <text:p>80</text:p>
          </table:table-cell>
          <table:table-cell office:value-type="float" office:value="229417" calcext:value-type="float">
            <text:p>229417</text:p>
          </table:table-cell>
          <table:table-cell office:value-type="float" office:value="761470" calcext:value-type="float">
            <text:p>761470</text:p>
          </table:table-cell>
          <table:table-cell office:value-type="float" office:value="713720" calcext:value-type="float">
            <text:p>713720</text:p>
          </table:table-cell>
          <table:table-cell office:value-type="float" office:value="10583827" calcext:value-type="float">
            <text:p>10583827</text:p>
          </table:table-cell>
          <table:table-cell/>
          <table:table-cell table:formula="of:=SUM([.B737:.L737])" office:value-type="float" office:value="21602042" calcext:value-type="float">
            <text:p>21602042</text:p>
          </table:table-cell>
          <table:table-cell table:formula="of:=MAX([.B737:.L737])" office:value-type="float" office:value="10583827" calcext:value-type="float">
            <text:p>10583827</text:p>
          </table:table-cell>
          <table:table-cell table:formula="of:=INDEX([.$B$1:.$L$1];0;MATCH(MAX([.$B737:.$L737]);[.$B737:.$L737];0))" office:value-type="string" office:string-value="TimeWaitKey" calcext:value-type="string">
            <text:p>TimeWaitKey</text:p>
          </table:table-cell>
          <table:table-cell table:formula="of:=[.O737]/[.N737]" office:value-type="percentage" office:value="0.489945672728532" calcext:value-type="percentage">
            <text:p>48.99%</text:p>
          </table:table-cell>
          <table:table-cell/>
          <table:table-cell table:formula="of:=1000000000/[.N737]" office:value-type="float" office:value="46.2919199953412" calcext:value-type="float">
            <text:p>46.2919199953412</text:p>
          </table:table-cell>
          <table:table-cell table:formula="of:=IF([.A737]=1;1000000000/[.N737];&quot;&quot;)" office:value-type="float" office:value="46.2919199953412" calcext:value-type="float">
            <text:p>46.2919199953412</text:p>
          </table:table-cell>
          <table:table-cell table:formula="of:=IF([.A737]=1;[.P737];&quot;&quot;)" office:value-type="string" office:string-value="TimeWaitKey" calcext:value-type="string">
            <text:p>TimeWaitKey</text:p>
          </table:table-cell>
          <table:table-cell table:style-name="ce1" table:formula="of:=IF(ISBLANK([.T737]);&quot;&quot;;[.Q737])" office:value-type="percentage" office:value="0.489945672728532" calcext:value-type="percentage">
            <text:p>48.99%</text:p>
          </table:table-cell>
          <table:table-cell table:formula="of:=IF([.A737]=1;[.V737]*[.N737]/1000000;&quot;&quot;)" office:value-type="float" office:value="10.583827" calcext:value-type="float">
            <text:p>10.5838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6609" calcext:value-type="float">
            <text:p>766609</text:p>
          </table:table-cell>
          <table:table-cell office:value-type="float" office:value="1346810" calcext:value-type="float">
            <text:p>1346810</text:p>
          </table:table-cell>
          <table:table-cell office:value-type="float" office:value="1715898" calcext:value-type="float">
            <text:p>1715898</text:p>
          </table:table-cell>
          <table:table-cell office:value-type="float" office:value="70" calcext:value-type="float">
            <text:p>70</text:p>
          </table:table-cell>
          <table:table-cell office:value-type="float" office:value="5165387" calcext:value-type="float">
            <text:p>5165387</text:p>
          </table:table-cell>
          <table:table-cell office:value-type="float" office:value="727225" calcext:value-type="float">
            <text:p>727225</text:p>
          </table:table-cell>
          <table:table-cell office:value-type="float" office:value="81" calcext:value-type="float">
            <text:p>81</text:p>
          </table:table-cell>
          <table:table-cell office:value-type="float" office:value="154851746" calcext:value-type="float">
            <text:p>154851746</text:p>
          </table:table-cell>
          <table:table-cell office:value-type="float" office:value="751641" calcext:value-type="float">
            <text:p>751641</text:p>
          </table:table-cell>
          <table:table-cell office:value-type="float" office:value="753073" calcext:value-type="float">
            <text:p>753073</text:p>
          </table:table-cell>
          <table:table-cell office:value-type="float" office:value="10729999" calcext:value-type="float">
            <text:p>10729999</text:p>
          </table:table-cell>
          <table:table-cell/>
          <table:table-cell table:formula="of:=SUM([.B738:.L738])" office:value-type="float" office:value="176808539" calcext:value-type="float">
            <text:p>176808539</text:p>
          </table:table-cell>
          <table:table-cell table:formula="of:=MAX([.B738:.L738])" office:value-type="float" office:value="154851746" calcext:value-type="float">
            <text:p>154851746</text:p>
          </table:table-cell>
          <table:table-cell table:formula="of:=INDEX([.$B$1:.$L$1];0;MATCH(MAX([.$B738:.$L738]);[.$B738:.$L738];0))" office:value-type="string" office:string-value="Facendi" calcext:value-type="string">
            <text:p>Facendi</text:p>
          </table:table-cell>
          <table:table-cell table:formula="of:=[.O738]/[.N738]" office:value-type="percentage" office:value="0.875815992122417" calcext:value-type="percentage">
            <text:p>87.58%</text:p>
          </table:table-cell>
          <table:table-cell/>
          <table:table-cell table:formula="of:=1000000000/[.N738]" office:value-type="float" office:value="5.65583543450919" calcext:value-type="float">
            <text:p>5.65583543450919</text:p>
          </table:table-cell>
          <table:table-cell table:formula="of:=IF([.A738]=1;1000000000/[.N738];&quot;&quot;)" office:value-type="float" office:value="5.65583543450919" calcext:value-type="float">
            <text:p>5.65583543450919</text:p>
          </table:table-cell>
          <table:table-cell table:formula="of:=IF([.A738]=1;[.P738];&quot;&quot;)" office:value-type="string" office:string-value="Facendi" calcext:value-type="string">
            <text:p>Facendi</text:p>
          </table:table-cell>
          <table:table-cell table:style-name="ce1" table:formula="of:=IF(ISBLANK([.T738]);&quot;&quot;;[.Q738])" office:value-type="percentage" office:value="0.875815992122417" calcext:value-type="percentage">
            <text:p>87.58%</text:p>
          </table:table-cell>
          <table:table-cell table:formula="of:=IF([.A738]=1;[.V738]*[.N738]/1000000;&quot;&quot;)" office:value-type="float" office:value="154.851746" calcext:value-type="float">
            <text:p>154.8517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8426" calcext:value-type="float">
            <text:p>1258426</text:p>
          </table:table-cell>
          <table:table-cell office:value-type="float" office:value="1256843" calcext:value-type="float">
            <text:p>1256843</text:p>
          </table:table-cell>
          <table:table-cell office:value-type="float" office:value="1451756" calcext:value-type="float">
            <text:p>1451756</text:p>
          </table:table-cell>
          <table:table-cell office:value-type="float" office:value="80" calcext:value-type="float">
            <text:p>80</text:p>
          </table:table-cell>
          <table:table-cell office:value-type="float" office:value="5881061" calcext:value-type="float">
            <text:p>5881061</text:p>
          </table:table-cell>
          <table:table-cell office:value-type="float" office:value="743215" calcext:value-type="float">
            <text:p>743215</text:p>
          </table:table-cell>
          <table:table-cell office:value-type="float" office:value="70" calcext:value-type="float">
            <text:p>70</text:p>
          </table:table-cell>
          <table:table-cell office:value-type="float" office:value="224057" calcext:value-type="float">
            <text:p>224057</text:p>
          </table:table-cell>
          <table:table-cell office:value-type="float" office:value="779363" calcext:value-type="float">
            <text:p>779363</text:p>
          </table:table-cell>
          <table:table-cell office:value-type="float" office:value="962164" calcext:value-type="float">
            <text:p>962164</text:p>
          </table:table-cell>
          <table:table-cell office:value-type="float" office:value="10375138" calcext:value-type="float">
            <text:p>10375138</text:p>
          </table:table-cell>
          <table:table-cell/>
          <table:table-cell table:formula="of:=SUM([.B739:.L739])" office:value-type="float" office:value="22932173" calcext:value-type="float">
            <text:p>22932173</text:p>
          </table:table-cell>
          <table:table-cell table:formula="of:=MAX([.B739:.L739])" office:value-type="float" office:value="10375138" calcext:value-type="float">
            <text:p>10375138</text:p>
          </table:table-cell>
          <table:table-cell table:formula="of:=INDEX([.$B$1:.$L$1];0;MATCH(MAX([.$B739:.$L739]);[.$B739:.$L739];0))" office:value-type="string" office:string-value="TimeWaitKey" calcext:value-type="string">
            <text:p>TimeWaitKey</text:p>
          </table:table-cell>
          <table:table-cell table:formula="of:=[.O739]/[.N739]" office:value-type="percentage" office:value="0.452427164229051" calcext:value-type="percentage">
            <text:p>45.24%</text:p>
          </table:table-cell>
          <table:table-cell/>
          <table:table-cell table:formula="of:=1000000000/[.N739]" office:value-type="float" office:value="43.60685749231" calcext:value-type="float">
            <text:p>43.60685749231</text:p>
          </table:table-cell>
          <table:table-cell table:formula="of:=IF([.A739]=1;1000000000/[.N739];&quot;&quot;)" office:value-type="float" office:value="43.60685749231" calcext:value-type="float">
            <text:p>43.60685749231</text:p>
          </table:table-cell>
          <table:table-cell table:formula="of:=IF([.A739]=1;[.P739];&quot;&quot;)" office:value-type="string" office:string-value="TimeWaitKey" calcext:value-type="string">
            <text:p>TimeWaitKey</text:p>
          </table:table-cell>
          <table:table-cell table:style-name="ce1" table:formula="of:=IF(ISBLANK([.T739]);&quot;&quot;;[.Q739])" office:value-type="percentage" office:value="0.452427164229051" calcext:value-type="percentage">
            <text:p>45.24%</text:p>
          </table:table-cell>
          <table:table-cell table:formula="of:=IF([.A739]=1;[.V739]*[.N739]/1000000;&quot;&quot;)" office:value-type="float" office:value="10.375138" calcext:value-type="float">
            <text:p>10.3751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1833" calcext:value-type="float">
            <text:p>741833</text:p>
          </table:table-cell>
          <table:table-cell office:value-type="float" office:value="716175" calcext:value-type="float">
            <text:p>716175</text:p>
          </table:table-cell>
          <table:table-cell office:value-type="float" office:value="1317436" calcext:value-type="float">
            <text:p>1317436</text:p>
          </table:table-cell>
          <table:table-cell office:value-type="float" office:value="70" calcext:value-type="float">
            <text:p>70</text:p>
          </table:table-cell>
          <table:table-cell office:value-type="float" office:value="5198880" calcext:value-type="float">
            <text:p>5198880</text:p>
          </table:table-cell>
          <table:table-cell office:value-type="float" office:value="726033" calcext:value-type="float">
            <text:p>726033</text:p>
          </table:table-cell>
          <table:table-cell office:value-type="float" office:value="71" calcext:value-type="float">
            <text:p>71</text:p>
          </table:table-cell>
          <table:table-cell office:value-type="float" office:value="246659" calcext:value-type="float">
            <text:p>246659</text:p>
          </table:table-cell>
          <table:table-cell office:value-type="float" office:value="737054" calcext:value-type="float">
            <text:p>737054</text:p>
          </table:table-cell>
          <table:table-cell office:value-type="float" office:value="707729" calcext:value-type="float">
            <text:p>707729</text:p>
          </table:table-cell>
          <table:table-cell office:value-type="float" office:value="10562638" calcext:value-type="float">
            <text:p>10562638</text:p>
          </table:table-cell>
          <table:table-cell/>
          <table:table-cell table:formula="of:=SUM([.B740:.L740])" office:value-type="float" office:value="20954578" calcext:value-type="float">
            <text:p>20954578</text:p>
          </table:table-cell>
          <table:table-cell table:formula="of:=MAX([.B740:.L740])" office:value-type="float" office:value="10562638" calcext:value-type="float">
            <text:p>10562638</text:p>
          </table:table-cell>
          <table:table-cell table:formula="of:=INDEX([.$B$1:.$L$1];0;MATCH(MAX([.$B740:.$L740]);[.$B740:.$L740];0))" office:value-type="string" office:string-value="TimeWaitKey" calcext:value-type="string">
            <text:p>TimeWaitKey</text:p>
          </table:table-cell>
          <table:table-cell table:formula="of:=[.O740]/[.N740]" office:value-type="percentage" office:value="0.5040730479039" calcext:value-type="percentage">
            <text:p>50.41%</text:p>
          </table:table-cell>
          <table:table-cell/>
          <table:table-cell table:formula="of:=1000000000/[.N740]" office:value-type="float" office:value="47.7222686135698" calcext:value-type="float">
            <text:p>47.7222686135698</text:p>
          </table:table-cell>
          <table:table-cell table:formula="of:=IF([.A740]=1;1000000000/[.N740];&quot;&quot;)" office:value-type="float" office:value="47.7222686135698" calcext:value-type="float">
            <text:p>47.7222686135698</text:p>
          </table:table-cell>
          <table:table-cell table:formula="of:=IF([.A740]=1;[.P740];&quot;&quot;)" office:value-type="string" office:string-value="TimeWaitKey" calcext:value-type="string">
            <text:p>TimeWaitKey</text:p>
          </table:table-cell>
          <table:table-cell table:style-name="ce1" table:formula="of:=IF(ISBLANK([.T740]);&quot;&quot;;[.Q740])" office:value-type="percentage" office:value="0.5040730479039" calcext:value-type="percentage">
            <text:p>50.41%</text:p>
          </table:table-cell>
          <table:table-cell table:formula="of:=IF([.A740]=1;[.V740]*[.N740]/1000000;&quot;&quot;)" office:value-type="float" office:value="10.562638" calcext:value-type="float">
            <text:p>10.5626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8136" calcext:value-type="float">
            <text:p>1248136</text:p>
          </table:table-cell>
          <table:table-cell office:value-type="float" office:value="1241695" calcext:value-type="float">
            <text:p>1241695</text:p>
          </table:table-cell>
          <table:table-cell office:value-type="float" office:value="1437218" calcext:value-type="float">
            <text:p>1437218</text:p>
          </table:table-cell>
          <table:table-cell office:value-type="float" office:value="170" calcext:value-type="float">
            <text:p>170</text:p>
          </table:table-cell>
          <table:table-cell office:value-type="float" office:value="5185255" calcext:value-type="float">
            <text:p>5185255</text:p>
          </table:table-cell>
          <table:table-cell office:value-type="float" office:value="714932" calcext:value-type="float">
            <text:p>714932</text:p>
          </table:table-cell>
          <table:table-cell office:value-type="float" office:value="80" calcext:value-type="float">
            <text:p>80</text:p>
          </table:table-cell>
          <table:table-cell office:value-type="float" office:value="235799" calcext:value-type="float">
            <text:p>235799</text:p>
          </table:table-cell>
          <table:table-cell office:value-type="float" office:value="753315" calcext:value-type="float">
            <text:p>753315</text:p>
          </table:table-cell>
          <table:table-cell office:value-type="float" office:value="727025" calcext:value-type="float">
            <text:p>727025</text:p>
          </table:table-cell>
          <table:table-cell office:value-type="float" office:value="10615025" calcext:value-type="float">
            <text:p>10615025</text:p>
          </table:table-cell>
          <table:table-cell/>
          <table:table-cell table:formula="of:=SUM([.B741:.L741])" office:value-type="float" office:value="22158650" calcext:value-type="float">
            <text:p>22158650</text:p>
          </table:table-cell>
          <table:table-cell table:formula="of:=MAX([.B741:.L741])" office:value-type="float" office:value="10615025" calcext:value-type="float">
            <text:p>10615025</text:p>
          </table:table-cell>
          <table:table-cell table:formula="of:=INDEX([.$B$1:.$L$1];0;MATCH(MAX([.$B741:.$L741]);[.$B741:.$L741];0))" office:value-type="string" office:string-value="TimeWaitKey" calcext:value-type="string">
            <text:p>TimeWaitKey</text:p>
          </table:table-cell>
          <table:table-cell table:formula="of:=[.O741]/[.N741]" office:value-type="percentage" office:value="0.479046557439194" calcext:value-type="percentage">
            <text:p>47.90%</text:p>
          </table:table-cell>
          <table:table-cell/>
          <table:table-cell table:formula="of:=1000000000/[.N741]" office:value-type="float" office:value="45.1291030816408" calcext:value-type="float">
            <text:p>45.1291030816408</text:p>
          </table:table-cell>
          <table:table-cell table:formula="of:=IF([.A741]=1;1000000000/[.N741];&quot;&quot;)" office:value-type="float" office:value="45.1291030816408" calcext:value-type="float">
            <text:p>45.1291030816408</text:p>
          </table:table-cell>
          <table:table-cell table:formula="of:=IF([.A741]=1;[.P741];&quot;&quot;)" office:value-type="string" office:string-value="TimeWaitKey" calcext:value-type="string">
            <text:p>TimeWaitKey</text:p>
          </table:table-cell>
          <table:table-cell table:style-name="ce1" table:formula="of:=IF(ISBLANK([.T741]);&quot;&quot;;[.Q741])" office:value-type="percentage" office:value="0.479046557439194" calcext:value-type="percentage">
            <text:p>47.90%</text:p>
          </table:table-cell>
          <table:table-cell table:formula="of:=IF([.A741]=1;[.V741]*[.N741]/1000000;&quot;&quot;)" office:value-type="float" office:value="10.615025" calcext:value-type="float">
            <text:p>10.6150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6537" calcext:value-type="float">
            <text:p>926537</text:p>
          </table:table-cell>
          <table:table-cell office:value-type="float" office:value="1222658" calcext:value-type="float">
            <text:p>1222658</text:p>
          </table:table-cell>
          <table:table-cell office:value-type="float" office:value="964117" calcext:value-type="float">
            <text:p>964117</text:p>
          </table:table-cell>
          <table:table-cell office:value-type="float" office:value="70" calcext:value-type="float">
            <text:p>70</text:p>
          </table:table-cell>
          <table:table-cell office:value-type="float" office:value="5120734" calcext:value-type="float">
            <text:p>5120734</text:p>
          </table:table-cell>
          <table:table-cell office:value-type="float" office:value="699634" calcext:value-type="float">
            <text:p>699634</text:p>
          </table:table-cell>
          <table:table-cell office:value-type="float" office:value="70" calcext:value-type="float">
            <text:p>70</text:p>
          </table:table-cell>
          <table:table-cell office:value-type="float" office:value="239767" calcext:value-type="float">
            <text:p>239767</text:p>
          </table:table-cell>
          <table:table-cell office:value-type="float" office:value="787698" calcext:value-type="float">
            <text:p>787698</text:p>
          </table:table-cell>
          <table:table-cell office:value-type="float" office:value="800282" calcext:value-type="float">
            <text:p>800282</text:p>
          </table:table-cell>
          <table:table-cell office:value-type="float" office:value="10529044" calcext:value-type="float">
            <text:p>10529044</text:p>
          </table:table-cell>
          <table:table-cell/>
          <table:table-cell table:formula="of:=SUM([.B742:.L742])" office:value-type="float" office:value="21290611" calcext:value-type="float">
            <text:p>21290611</text:p>
          </table:table-cell>
          <table:table-cell table:formula="of:=MAX([.B742:.L742])" office:value-type="float" office:value="10529044" calcext:value-type="float">
            <text:p>10529044</text:p>
          </table:table-cell>
          <table:table-cell table:formula="of:=INDEX([.$B$1:.$L$1];0;MATCH(MAX([.$B742:.$L742]);[.$B742:.$L742];0))" office:value-type="string" office:string-value="TimeWaitKey" calcext:value-type="string">
            <text:p>TimeWaitKey</text:p>
          </table:table-cell>
          <table:table-cell table:formula="of:=[.O742]/[.N742]" office:value-type="percentage" office:value="0.494539306551606" calcext:value-type="percentage">
            <text:p>49.45%</text:p>
          </table:table-cell>
          <table:table-cell/>
          <table:table-cell table:formula="of:=1000000000/[.N742]" office:value-type="float" office:value="46.9690606812552" calcext:value-type="float">
            <text:p>46.9690606812552</text:p>
          </table:table-cell>
          <table:table-cell table:formula="of:=IF([.A742]=1;1000000000/[.N742];&quot;&quot;)" office:value-type="float" office:value="46.9690606812552" calcext:value-type="float">
            <text:p>46.9690606812552</text:p>
          </table:table-cell>
          <table:table-cell table:formula="of:=IF([.A742]=1;[.P742];&quot;&quot;)" office:value-type="string" office:string-value="TimeWaitKey" calcext:value-type="string">
            <text:p>TimeWaitKey</text:p>
          </table:table-cell>
          <table:table-cell table:style-name="ce1" table:formula="of:=IF(ISBLANK([.T742]);&quot;&quot;;[.Q742])" office:value-type="percentage" office:value="0.494539306551606" calcext:value-type="percentage">
            <text:p>49.45%</text:p>
          </table:table-cell>
          <table:table-cell table:formula="of:=IF([.A742]=1;[.V742]*[.N742]/1000000;&quot;&quot;)" office:value-type="float" office:value="10.529044" calcext:value-type="float">
            <text:p>10.5290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3367" calcext:value-type="float">
            <text:p>1243367</text:p>
          </table:table-cell>
          <table:table-cell office:value-type="float" office:value="1021765" calcext:value-type="float">
            <text:p>1021765</text:p>
          </table:table-cell>
          <table:table-cell office:value-type="float" office:value="980136" calcext:value-type="float">
            <text:p>980136</text:p>
          </table:table-cell>
          <table:table-cell office:value-type="float" office:value="70" calcext:value-type="float">
            <text:p>70</text:p>
          </table:table-cell>
          <table:table-cell office:value-type="float" office:value="5197869" calcext:value-type="float">
            <text:p>5197869</text:p>
          </table:table-cell>
          <table:table-cell office:value-type="float" office:value="721104" calcext:value-type="float">
            <text:p>721104</text:p>
          </table:table-cell>
          <table:table-cell office:value-type="float" office:value="70" calcext:value-type="float">
            <text:p>70</text:p>
          </table:table-cell>
          <table:table-cell office:value-type="float" office:value="239487" calcext:value-type="float">
            <text:p>239487</text:p>
          </table:table-cell>
          <table:table-cell office:value-type="float" office:value="752372" calcext:value-type="float">
            <text:p>752372</text:p>
          </table:table-cell>
          <table:table-cell office:value-type="float" office:value="742604" calcext:value-type="float">
            <text:p>742604</text:p>
          </table:table-cell>
          <table:table-cell office:value-type="float" office:value="10776957" calcext:value-type="float">
            <text:p>10776957</text:p>
          </table:table-cell>
          <table:table-cell/>
          <table:table-cell table:formula="of:=SUM([.B743:.L743])" office:value-type="float" office:value="21675801" calcext:value-type="float">
            <text:p>21675801</text:p>
          </table:table-cell>
          <table:table-cell table:formula="of:=MAX([.B743:.L743])" office:value-type="float" office:value="10776957" calcext:value-type="float">
            <text:p>10776957</text:p>
          </table:table-cell>
          <table:table-cell table:formula="of:=INDEX([.$B$1:.$L$1];0;MATCH(MAX([.$B743:.$L743]);[.$B743:.$L743];0))" office:value-type="string" office:string-value="TimeWaitKey" calcext:value-type="string">
            <text:p>TimeWaitKey</text:p>
          </table:table-cell>
          <table:table-cell table:formula="of:=[.O743]/[.N743]" office:value-type="percentage" office:value="0.497188408400686" calcext:value-type="percentage">
            <text:p>49.72%</text:p>
          </table:table-cell>
          <table:table-cell/>
          <table:table-cell table:formula="of:=1000000000/[.N743]" office:value-type="float" office:value="46.1343966019987" calcext:value-type="float">
            <text:p>46.1343966019987</text:p>
          </table:table-cell>
          <table:table-cell table:formula="of:=IF([.A743]=1;1000000000/[.N743];&quot;&quot;)" office:value-type="float" office:value="46.1343966019987" calcext:value-type="float">
            <text:p>46.1343966019987</text:p>
          </table:table-cell>
          <table:table-cell table:formula="of:=IF([.A743]=1;[.P743];&quot;&quot;)" office:value-type="string" office:string-value="TimeWaitKey" calcext:value-type="string">
            <text:p>TimeWaitKey</text:p>
          </table:table-cell>
          <table:table-cell table:style-name="ce1" table:formula="of:=IF(ISBLANK([.T743]);&quot;&quot;;[.Q743])" office:value-type="percentage" office:value="0.497188408400686" calcext:value-type="percentage">
            <text:p>49.72%</text:p>
          </table:table-cell>
          <table:table-cell table:formula="of:=IF([.A743]=1;[.V743]*[.N743]/1000000;&quot;&quot;)" office:value-type="float" office:value="10.776957" calcext:value-type="float">
            <text:p>10.7769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9243" calcext:value-type="float">
            <text:p>989243</text:p>
          </table:table-cell>
          <table:table-cell office:value-type="float" office:value="1237577" calcext:value-type="float">
            <text:p>1237577</text:p>
          </table:table-cell>
          <table:table-cell office:value-type="float" office:value="963977" calcext:value-type="float">
            <text:p>963977</text:p>
          </table:table-cell>
          <table:table-cell office:value-type="float" office:value="90" calcext:value-type="float">
            <text:p>90</text:p>
          </table:table-cell>
          <table:table-cell office:value-type="float" office:value="5178211" calcext:value-type="float">
            <text:p>5178211</text:p>
          </table:table-cell>
          <table:table-cell office:value-type="float" office:value="723769" calcext:value-type="float">
            <text:p>723769</text:p>
          </table:table-cell>
          <table:table-cell office:value-type="float" office:value="80" calcext:value-type="float">
            <text:p>80</text:p>
          </table:table-cell>
          <table:table-cell office:value-type="float" office:value="251399" calcext:value-type="float">
            <text:p>251399</text:p>
          </table:table-cell>
          <table:table-cell office:value-type="float" office:value="790834" calcext:value-type="float">
            <text:p>790834</text:p>
          </table:table-cell>
          <table:table-cell office:value-type="float" office:value="770396" calcext:value-type="float">
            <text:p>770396</text:p>
          </table:table-cell>
          <table:table-cell office:value-type="float" office:value="10444557" calcext:value-type="float">
            <text:p>10444557</text:p>
          </table:table-cell>
          <table:table-cell/>
          <table:table-cell table:formula="of:=SUM([.B744:.L744])" office:value-type="float" office:value="21350133" calcext:value-type="float">
            <text:p>21350133</text:p>
          </table:table-cell>
          <table:table-cell table:formula="of:=MAX([.B744:.L744])" office:value-type="float" office:value="10444557" calcext:value-type="float">
            <text:p>10444557</text:p>
          </table:table-cell>
          <table:table-cell table:formula="of:=INDEX([.$B$1:.$L$1];0;MATCH(MAX([.$B744:.$L744]);[.$B744:.$L744];0))" office:value-type="string" office:string-value="TimeWaitKey" calcext:value-type="string">
            <text:p>TimeWaitKey</text:p>
          </table:table-cell>
          <table:table-cell table:formula="of:=[.O744]/[.N744]" office:value-type="percentage" office:value="0.489203369365427" calcext:value-type="percentage">
            <text:p>48.92%</text:p>
          </table:table-cell>
          <table:table-cell/>
          <table:table-cell table:formula="of:=1000000000/[.N744]" office:value-type="float" office:value="46.8381157157194" calcext:value-type="float">
            <text:p>46.8381157157194</text:p>
          </table:table-cell>
          <table:table-cell table:formula="of:=IF([.A744]=1;1000000000/[.N744];&quot;&quot;)" office:value-type="float" office:value="46.8381157157194" calcext:value-type="float">
            <text:p>46.8381157157194</text:p>
          </table:table-cell>
          <table:table-cell table:formula="of:=IF([.A744]=1;[.P744];&quot;&quot;)" office:value-type="string" office:string-value="TimeWaitKey" calcext:value-type="string">
            <text:p>TimeWaitKey</text:p>
          </table:table-cell>
          <table:table-cell table:style-name="ce1" table:formula="of:=IF(ISBLANK([.T744]);&quot;&quot;;[.Q744])" office:value-type="percentage" office:value="0.489203369365427" calcext:value-type="percentage">
            <text:p>48.92%</text:p>
          </table:table-cell>
          <table:table-cell table:formula="of:=IF([.A744]=1;[.V744]*[.N744]/1000000;&quot;&quot;)" office:value-type="float" office:value="10.444557" calcext:value-type="float">
            <text:p>10.4445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1082" calcext:value-type="float">
            <text:p>731082</text:p>
          </table:table-cell>
          <table:table-cell office:value-type="float" office:value="712308" calcext:value-type="float">
            <text:p>712308</text:p>
          </table:table-cell>
          <table:table-cell office:value-type="float" office:value="964237" calcext:value-type="float">
            <text:p>964237</text:p>
          </table:table-cell>
          <table:table-cell office:value-type="float" office:value="91" calcext:value-type="float">
            <text:p>91</text:p>
          </table:table-cell>
          <table:table-cell office:value-type="float" office:value="5158104" calcext:value-type="float">
            <text:p>5158104</text:p>
          </table:table-cell>
          <table:table-cell office:value-type="float" office:value="749036" calcext:value-type="float">
            <text:p>749036</text:p>
          </table:table-cell>
          <table:table-cell office:value-type="float" office:value="80" calcext:value-type="float">
            <text:p>80</text:p>
          </table:table-cell>
          <table:table-cell office:value-type="float" office:value="252711" calcext:value-type="float">
            <text:p>252711</text:p>
          </table:table-cell>
          <table:table-cell office:value-type="float" office:value="755007" calcext:value-type="float">
            <text:p>755007</text:p>
          </table:table-cell>
          <table:table-cell office:value-type="float" office:value="723940" calcext:value-type="float">
            <text:p>723940</text:p>
          </table:table-cell>
          <table:table-cell office:value-type="float" office:value="10638268" calcext:value-type="float">
            <text:p>10638268</text:p>
          </table:table-cell>
          <table:table-cell/>
          <table:table-cell table:formula="of:=SUM([.B745:.L745])" office:value-type="float" office:value="20684864" calcext:value-type="float">
            <text:p>20684864</text:p>
          </table:table-cell>
          <table:table-cell table:formula="of:=MAX([.B745:.L745])" office:value-type="float" office:value="10638268" calcext:value-type="float">
            <text:p>10638268</text:p>
          </table:table-cell>
          <table:table-cell table:formula="of:=INDEX([.$B$1:.$L$1];0;MATCH(MAX([.$B745:.$L745]);[.$B745:.$L745];0))" office:value-type="string" office:string-value="TimeWaitKey" calcext:value-type="string">
            <text:p>TimeWaitKey</text:p>
          </table:table-cell>
          <table:table-cell table:formula="of:=[.O745]/[.N745]" office:value-type="percentage" office:value="0.514302051973849" calcext:value-type="percentage">
            <text:p>51.43%</text:p>
          </table:table-cell>
          <table:table-cell/>
          <table:table-cell table:formula="of:=1000000000/[.N745]" office:value-type="float" office:value="48.3445286369782" calcext:value-type="float">
            <text:p>48.3445286369782</text:p>
          </table:table-cell>
          <table:table-cell table:formula="of:=IF([.A745]=1;1000000000/[.N745];&quot;&quot;)" office:value-type="float" office:value="48.3445286369782" calcext:value-type="float">
            <text:p>48.3445286369782</text:p>
          </table:table-cell>
          <table:table-cell table:formula="of:=IF([.A745]=1;[.P745];&quot;&quot;)" office:value-type="string" office:string-value="TimeWaitKey" calcext:value-type="string">
            <text:p>TimeWaitKey</text:p>
          </table:table-cell>
          <table:table-cell table:style-name="ce1" table:formula="of:=IF(ISBLANK([.T745]);&quot;&quot;;[.Q745])" office:value-type="percentage" office:value="0.514302051973849" calcext:value-type="percentage">
            <text:p>51.43%</text:p>
          </table:table-cell>
          <table:table-cell table:formula="of:=IF([.A745]=1;[.V745]*[.N745]/1000000;&quot;&quot;)" office:value-type="float" office:value="10.638268" calcext:value-type="float">
            <text:p>10.6382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29493" calcext:value-type="float">
            <text:p>11429493</text:p>
          </table:table-cell>
          <table:table-cell office:value-type="float" office:value="727697" calcext:value-type="float">
            <text:p>727697</text:p>
          </table:table-cell>
          <table:table-cell office:value-type="float" office:value="967003" calcext:value-type="float">
            <text:p>967003</text:p>
          </table:table-cell>
          <table:table-cell office:value-type="float" office:value="161" calcext:value-type="float">
            <text:p>161</text:p>
          </table:table-cell>
          <table:table-cell office:value-type="float" office:value="5166149" calcext:value-type="float">
            <text:p>5166149</text:p>
          </table:table-cell>
          <table:table-cell office:value-type="float" office:value="746591" calcext:value-type="float">
            <text:p>746591</text:p>
          </table:table-cell>
          <table:table-cell office:value-type="float" office:value="70" calcext:value-type="float">
            <text:p>70</text:p>
          </table:table-cell>
          <table:table-cell office:value-type="float" office:value="151867863" calcext:value-type="float">
            <text:p>151867863</text:p>
          </table:table-cell>
          <table:table-cell office:value-type="float" office:value="776137" calcext:value-type="float">
            <text:p>776137</text:p>
          </table:table-cell>
          <table:table-cell office:value-type="float" office:value="754636" calcext:value-type="float">
            <text:p>754636</text:p>
          </table:table-cell>
          <table:table-cell office:value-type="float" office:value="10609635" calcext:value-type="float">
            <text:p>10609635</text:p>
          </table:table-cell>
          <table:table-cell/>
          <table:table-cell table:formula="of:=SUM([.B746:.L746])" office:value-type="float" office:value="183045435" calcext:value-type="float">
            <text:p>183045435</text:p>
          </table:table-cell>
          <table:table-cell table:formula="of:=MAX([.B746:.L746])" office:value-type="float" office:value="151867863" calcext:value-type="float">
            <text:p>151867863</text:p>
          </table:table-cell>
          <table:table-cell table:formula="of:=INDEX([.$B$1:.$L$1];0;MATCH(MAX([.$B746:.$L746]);[.$B746:.$L746];0))" office:value-type="string" office:string-value="Facendi" calcext:value-type="string">
            <text:p>Facendi</text:p>
          </table:table-cell>
          <table:table-cell table:formula="of:=[.O746]/[.N746]" office:value-type="percentage" office:value="0.829673042651951" calcext:value-type="percentage">
            <text:p>82.97%</text:p>
          </table:table-cell>
          <table:table-cell/>
          <table:table-cell table:formula="of:=1000000000/[.N746]" office:value-type="float" office:value="5.4631244969316" calcext:value-type="float">
            <text:p>5.4631244969316</text:p>
          </table:table-cell>
          <table:table-cell table:formula="of:=IF([.A746]=1;1000000000/[.N746];&quot;&quot;)" office:value-type="float" office:value="5.4631244969316" calcext:value-type="float">
            <text:p>5.4631244969316</text:p>
          </table:table-cell>
          <table:table-cell table:formula="of:=IF([.A746]=1;[.P746];&quot;&quot;)" office:value-type="string" office:string-value="Facendi" calcext:value-type="string">
            <text:p>Facendi</text:p>
          </table:table-cell>
          <table:table-cell table:style-name="ce1" table:formula="of:=IF(ISBLANK([.T746]);&quot;&quot;;[.Q746])" office:value-type="percentage" office:value="0.829673042651951" calcext:value-type="percentage">
            <text:p>82.97%</text:p>
          </table:table-cell>
          <table:table-cell table:formula="of:=IF([.A746]=1;[.V746]*[.N746]/1000000;&quot;&quot;)" office:value-type="float" office:value="151.867863" calcext:value-type="float">
            <text:p>151.8678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7405" calcext:value-type="float">
            <text:p>737405</text:p>
          </table:table-cell>
          <table:table-cell office:value-type="float" office:value="706266" calcext:value-type="float">
            <text:p>706266</text:p>
          </table:table-cell>
          <table:table-cell office:value-type="float" office:value="963826" calcext:value-type="float">
            <text:p>963826</text:p>
          </table:table-cell>
          <table:table-cell office:value-type="float" office:value="80" calcext:value-type="float">
            <text:p>80</text:p>
          </table:table-cell>
          <table:table-cell office:value-type="float" office:value="5156761" calcext:value-type="float">
            <text:p>5156761</text:p>
          </table:table-cell>
          <table:table-cell office:value-type="float" office:value="739578" calcext:value-type="float">
            <text:p>739578</text:p>
          </table:table-cell>
          <table:table-cell office:value-type="float" office:value="80" calcext:value-type="float">
            <text:p>80</text:p>
          </table:table-cell>
          <table:table-cell office:value-type="float" office:value="248002" calcext:value-type="float">
            <text:p>248002</text:p>
          </table:table-cell>
          <table:table-cell office:value-type="float" office:value="753204" calcext:value-type="float">
            <text:p>753204</text:p>
          </table:table-cell>
          <table:table-cell office:value-type="float" office:value="738707" calcext:value-type="float">
            <text:p>738707</text:p>
          </table:table-cell>
          <table:table-cell office:value-type="float" office:value="11029428" calcext:value-type="float">
            <text:p>11029428</text:p>
          </table:table-cell>
          <table:table-cell/>
          <table:table-cell table:formula="of:=SUM([.B747:.L747])" office:value-type="float" office:value="21073337" calcext:value-type="float">
            <text:p>21073337</text:p>
          </table:table-cell>
          <table:table-cell table:formula="of:=MAX([.B747:.L747])" office:value-type="float" office:value="11029428" calcext:value-type="float">
            <text:p>11029428</text:p>
          </table:table-cell>
          <table:table-cell table:formula="of:=INDEX([.$B$1:.$L$1];0;MATCH(MAX([.$B747:.$L747]);[.$B747:.$L747];0))" office:value-type="string" office:string-value="TimeWaitKey" calcext:value-type="string">
            <text:p>TimeWaitKey</text:p>
          </table:table-cell>
          <table:table-cell table:formula="of:=[.O747]/[.N747]" office:value-type="percentage" office:value="0.523383078816611" calcext:value-type="percentage">
            <text:p>52.34%</text:p>
          </table:table-cell>
          <table:table-cell/>
          <table:table-cell table:formula="of:=1000000000/[.N747]" office:value-type="float" office:value="47.4533292947387" calcext:value-type="float">
            <text:p>47.4533292947387</text:p>
          </table:table-cell>
          <table:table-cell table:formula="of:=IF([.A747]=1;1000000000/[.N747];&quot;&quot;)" office:value-type="float" office:value="47.4533292947387" calcext:value-type="float">
            <text:p>47.4533292947387</text:p>
          </table:table-cell>
          <table:table-cell table:formula="of:=IF([.A747]=1;[.P747];&quot;&quot;)" office:value-type="string" office:string-value="TimeWaitKey" calcext:value-type="string">
            <text:p>TimeWaitKey</text:p>
          </table:table-cell>
          <table:table-cell table:style-name="ce1" table:formula="of:=IF(ISBLANK([.T747]);&quot;&quot;;[.Q747])" office:value-type="percentage" office:value="0.523383078816611" calcext:value-type="percentage">
            <text:p>52.34%</text:p>
          </table:table-cell>
          <table:table-cell table:formula="of:=IF([.A747]=1;[.V747]*[.N747]/1000000;&quot;&quot;)" office:value-type="float" office:value="11.029428" calcext:value-type="float">
            <text:p>11.0294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9109" calcext:value-type="float">
            <text:p>729109</text:p>
          </table:table-cell>
          <table:table-cell office:value-type="float" office:value="708681" calcext:value-type="float">
            <text:p>708681</text:p>
          </table:table-cell>
          <table:table-cell office:value-type="float" office:value="1053824" calcext:value-type="float">
            <text:p>1053824</text:p>
          </table:table-cell>
          <table:table-cell office:value-type="float" office:value="70" calcext:value-type="float">
            <text:p>70</text:p>
          </table:table-cell>
          <table:table-cell office:value-type="float" office:value="5163824" calcext:value-type="float">
            <text:p>5163824</text:p>
          </table:table-cell>
          <table:table-cell office:value-type="float" office:value="722066" calcext:value-type="float">
            <text:p>722066</text:p>
          </table:table-cell>
          <table:table-cell office:value-type="float" office:value="71" calcext:value-type="float">
            <text:p>71</text:p>
          </table:table-cell>
          <table:table-cell office:value-type="float" office:value="235099" calcext:value-type="float">
            <text:p>235099</text:p>
          </table:table-cell>
          <table:table-cell office:value-type="float" office:value="759846" calcext:value-type="float">
            <text:p>759846</text:p>
          </table:table-cell>
          <table:table-cell office:value-type="float" office:value="727145" calcext:value-type="float">
            <text:p>727145</text:p>
          </table:table-cell>
          <table:table-cell office:value-type="float" office:value="10569961" calcext:value-type="float">
            <text:p>10569961</text:p>
          </table:table-cell>
          <table:table-cell/>
          <table:table-cell table:formula="of:=SUM([.B748:.L748])" office:value-type="float" office:value="20669696" calcext:value-type="float">
            <text:p>20669696</text:p>
          </table:table-cell>
          <table:table-cell table:formula="of:=MAX([.B748:.L748])" office:value-type="float" office:value="10569961" calcext:value-type="float">
            <text:p>10569961</text:p>
          </table:table-cell>
          <table:table-cell table:formula="of:=INDEX([.$B$1:.$L$1];0;MATCH(MAX([.$B748:.$L748]);[.$B748:.$L748];0))" office:value-type="string" office:string-value="TimeWaitKey" calcext:value-type="string">
            <text:p>TimeWaitKey</text:p>
          </table:table-cell>
          <table:table-cell table:formula="of:=[.O748]/[.N748]" office:value-type="percentage" office:value="0.511374768163015" calcext:value-type="percentage">
            <text:p>51.14%</text:p>
          </table:table-cell>
          <table:table-cell/>
          <table:table-cell table:formula="of:=1000000000/[.N748]" office:value-type="float" office:value="48.3800052018182" calcext:value-type="float">
            <text:p>48.3800052018182</text:p>
          </table:table-cell>
          <table:table-cell table:formula="of:=IF([.A748]=1;1000000000/[.N748];&quot;&quot;)" office:value-type="float" office:value="48.3800052018182" calcext:value-type="float">
            <text:p>48.3800052018182</text:p>
          </table:table-cell>
          <table:table-cell table:formula="of:=IF([.A748]=1;[.P748];&quot;&quot;)" office:value-type="string" office:string-value="TimeWaitKey" calcext:value-type="string">
            <text:p>TimeWaitKey</text:p>
          </table:table-cell>
          <table:table-cell table:style-name="ce1" table:formula="of:=IF(ISBLANK([.T748]);&quot;&quot;;[.Q748])" office:value-type="percentage" office:value="0.511374768163015" calcext:value-type="percentage">
            <text:p>51.14%</text:p>
          </table:table-cell>
          <table:table-cell table:formula="of:=IF([.A748]=1;[.V748]*[.N748]/1000000;&quot;&quot;)" office:value-type="float" office:value="10.569961" calcext:value-type="float">
            <text:p>10.5699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0057" calcext:value-type="float">
            <text:p>980057</text:p>
          </table:table-cell>
          <table:table-cell office:value-type="float" office:value="717097" calcext:value-type="float">
            <text:p>717097</text:p>
          </table:table-cell>
          <table:table-cell office:value-type="float" office:value="974998" calcext:value-type="float">
            <text:p>974998</text:p>
          </table:table-cell>
          <table:table-cell office:value-type="float" office:value="71" calcext:value-type="float">
            <text:p>71</text:p>
          </table:table-cell>
          <table:table-cell office:value-type="float" office:value="5172201" calcext:value-type="float">
            <text:p>5172201</text:p>
          </table:table-cell>
          <table:table-cell office:value-type="float" office:value="715634" calcext:value-type="float">
            <text:p>715634</text:p>
          </table:table-cell>
          <table:table-cell office:value-type="float" office:value="70" calcext:value-type="float">
            <text:p>70</text:p>
          </table:table-cell>
          <table:table-cell office:value-type="float" office:value="255646" calcext:value-type="float">
            <text:p>255646</text:p>
          </table:table-cell>
          <table:table-cell office:value-type="float" office:value="763323" calcext:value-type="float">
            <text:p>763323</text:p>
          </table:table-cell>
          <table:table-cell office:value-type="float" office:value="731544" calcext:value-type="float">
            <text:p>731544</text:p>
          </table:table-cell>
          <table:table-cell office:value-type="float" office:value="10587644" calcext:value-type="float">
            <text:p>10587644</text:p>
          </table:table-cell>
          <table:table-cell/>
          <table:table-cell table:formula="of:=SUM([.B749:.L749])" office:value-type="float" office:value="20898285" calcext:value-type="float">
            <text:p>20898285</text:p>
          </table:table-cell>
          <table:table-cell table:formula="of:=MAX([.B749:.L749])" office:value-type="float" office:value="10587644" calcext:value-type="float">
            <text:p>10587644</text:p>
          </table:table-cell>
          <table:table-cell table:formula="of:=INDEX([.$B$1:.$L$1];0;MATCH(MAX([.$B749:.$L749]);[.$B749:.$L749];0))" office:value-type="string" office:string-value="TimeWaitKey" calcext:value-type="string">
            <text:p>TimeWaitKey</text:p>
          </table:table-cell>
          <table:table-cell table:formula="of:=[.O749]/[.N749]" office:value-type="percentage" office:value="0.506627409856838" calcext:value-type="percentage">
            <text:p>50.66%</text:p>
          </table:table-cell>
          <table:table-cell/>
          <table:table-cell table:formula="of:=1000000000/[.N749]" office:value-type="float" office:value="47.8508164665187" calcext:value-type="float">
            <text:p>47.8508164665187</text:p>
          </table:table-cell>
          <table:table-cell table:formula="of:=IF([.A749]=1;1000000000/[.N749];&quot;&quot;)" office:value-type="float" office:value="47.8508164665187" calcext:value-type="float">
            <text:p>47.8508164665187</text:p>
          </table:table-cell>
          <table:table-cell table:formula="of:=IF([.A749]=1;[.P749];&quot;&quot;)" office:value-type="string" office:string-value="TimeWaitKey" calcext:value-type="string">
            <text:p>TimeWaitKey</text:p>
          </table:table-cell>
          <table:table-cell table:style-name="ce1" table:formula="of:=IF(ISBLANK([.T749]);&quot;&quot;;[.Q749])" office:value-type="percentage" office:value="0.506627409856838" calcext:value-type="percentage">
            <text:p>50.66%</text:p>
          </table:table-cell>
          <table:table-cell table:formula="of:=IF([.A749]=1;[.V749]*[.N749]/1000000;&quot;&quot;)" office:value-type="float" office:value="10.587644" calcext:value-type="float">
            <text:p>10.5876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6082" calcext:value-type="float">
            <text:p>736082</text:p>
          </table:table-cell>
          <table:table-cell office:value-type="float" office:value="749307" calcext:value-type="float">
            <text:p>749307</text:p>
          </table:table-cell>
          <table:table-cell office:value-type="float" office:value="964958" calcext:value-type="float">
            <text:p>964958</text:p>
          </table:table-cell>
          <table:table-cell office:value-type="float" office:value="70" calcext:value-type="float">
            <text:p>70</text:p>
          </table:table-cell>
          <table:table-cell office:value-type="float" office:value="5137616" calcext:value-type="float">
            <text:p>5137616</text:p>
          </table:table-cell>
          <table:table-cell office:value-type="float" office:value="725071" calcext:value-type="float">
            <text:p>725071</text:p>
          </table:table-cell>
          <table:table-cell office:value-type="float" office:value="70" calcext:value-type="float">
            <text:p>70</text:p>
          </table:table-cell>
          <table:table-cell office:value-type="float" office:value="151916214" calcext:value-type="float">
            <text:p>151916214</text:p>
          </table:table-cell>
          <table:table-cell office:value-type="float" office:value="773852" calcext:value-type="float">
            <text:p>773852</text:p>
          </table:table-cell>
          <table:table-cell office:value-type="float" office:value="759225" calcext:value-type="float">
            <text:p>759225</text:p>
          </table:table-cell>
          <table:table-cell office:value-type="float" office:value="10862546" calcext:value-type="float">
            <text:p>10862546</text:p>
          </table:table-cell>
          <table:table-cell/>
          <table:table-cell table:formula="of:=SUM([.B750:.L750])" office:value-type="float" office:value="172625011" calcext:value-type="float">
            <text:p>172625011</text:p>
          </table:table-cell>
          <table:table-cell table:formula="of:=MAX([.B750:.L750])" office:value-type="float" office:value="151916214" calcext:value-type="float">
            <text:p>151916214</text:p>
          </table:table-cell>
          <table:table-cell table:formula="of:=INDEX([.$B$1:.$L$1];0;MATCH(MAX([.$B750:.$L750]);[.$B750:.$L750];0))" office:value-type="string" office:string-value="Facendi" calcext:value-type="string">
            <text:p>Facendi</text:p>
          </table:table-cell>
          <table:table-cell table:formula="of:=[.O750]/[.N750]" office:value-type="percentage" office:value="0.88003594102595" calcext:value-type="percentage">
            <text:p>88.00%</text:p>
          </table:table-cell>
          <table:table-cell/>
          <table:table-cell table:formula="of:=1000000000/[.N750]" office:value-type="float" office:value="5.79290332384106" calcext:value-type="float">
            <text:p>5.79290332384106</text:p>
          </table:table-cell>
          <table:table-cell table:formula="of:=IF([.A750]=1;1000000000/[.N750];&quot;&quot;)" office:value-type="float" office:value="5.79290332384106" calcext:value-type="float">
            <text:p>5.79290332384106</text:p>
          </table:table-cell>
          <table:table-cell table:formula="of:=IF([.A750]=1;[.P750];&quot;&quot;)" office:value-type="string" office:string-value="Facendi" calcext:value-type="string">
            <text:p>Facendi</text:p>
          </table:table-cell>
          <table:table-cell table:style-name="ce1" table:formula="of:=IF(ISBLANK([.T750]);&quot;&quot;;[.Q750])" office:value-type="percentage" office:value="0.88003594102595" calcext:value-type="percentage">
            <text:p>88.00%</text:p>
          </table:table-cell>
          <table:table-cell table:formula="of:=IF([.A750]=1;[.V750]*[.N750]/1000000;&quot;&quot;)" office:value-type="float" office:value="151.916214" calcext:value-type="float">
            <text:p>151.9162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5224" calcext:value-type="float">
            <text:p>785224</text:p>
          </table:table-cell>
          <table:table-cell office:value-type="float" office:value="767611" calcext:value-type="float">
            <text:p>767611</text:p>
          </table:table-cell>
          <table:table-cell office:value-type="float" office:value="964297" calcext:value-type="float">
            <text:p>964297</text:p>
          </table:table-cell>
          <table:table-cell office:value-type="float" office:value="110" calcext:value-type="float">
            <text:p>110</text:p>
          </table:table-cell>
          <table:table-cell office:value-type="float" office:value="5057627" calcext:value-type="float">
            <text:p>5057627</text:p>
          </table:table-cell>
          <table:table-cell office:value-type="float" office:value="730672" calcext:value-type="float">
            <text:p>730672</text:p>
          </table:table-cell>
          <table:table-cell office:value-type="float" office:value="70" calcext:value-type="float">
            <text:p>70</text:p>
          </table:table-cell>
          <table:table-cell office:value-type="float" office:value="278028" calcext:value-type="float">
            <text:p>278028</text:p>
          </table:table-cell>
          <table:table-cell office:value-type="float" office:value="768733" calcext:value-type="float">
            <text:p>768733</text:p>
          </table:table-cell>
          <table:table-cell office:value-type="float" office:value="739198" calcext:value-type="float">
            <text:p>739198</text:p>
          </table:table-cell>
          <table:table-cell office:value-type="float" office:value="10632788" calcext:value-type="float">
            <text:p>10632788</text:p>
          </table:table-cell>
          <table:table-cell/>
          <table:table-cell table:formula="of:=SUM([.B751:.L751])" office:value-type="float" office:value="20724358" calcext:value-type="float">
            <text:p>20724358</text:p>
          </table:table-cell>
          <table:table-cell table:formula="of:=MAX([.B751:.L751])" office:value-type="float" office:value="10632788" calcext:value-type="float">
            <text:p>10632788</text:p>
          </table:table-cell>
          <table:table-cell table:formula="of:=INDEX([.$B$1:.$L$1];0;MATCH(MAX([.$B751:.$L751]);[.$B751:.$L751];0))" office:value-type="string" office:string-value="TimeWaitKey" calcext:value-type="string">
            <text:p>TimeWaitKey</text:p>
          </table:table-cell>
          <table:table-cell table:formula="of:=[.O751]/[.N751]" office:value-type="percentage" office:value="0.513057533555442" calcext:value-type="percentage">
            <text:p>51.31%</text:p>
          </table:table-cell>
          <table:table-cell/>
          <table:table-cell table:formula="of:=1000000000/[.N751]" office:value-type="float" office:value="48.2523994229399" calcext:value-type="float">
            <text:p>48.2523994229399</text:p>
          </table:table-cell>
          <table:table-cell table:formula="of:=IF([.A751]=1;1000000000/[.N751];&quot;&quot;)" office:value-type="float" office:value="48.2523994229399" calcext:value-type="float">
            <text:p>48.2523994229399</text:p>
          </table:table-cell>
          <table:table-cell table:formula="of:=IF([.A751]=1;[.P751];&quot;&quot;)" office:value-type="string" office:string-value="TimeWaitKey" calcext:value-type="string">
            <text:p>TimeWaitKey</text:p>
          </table:table-cell>
          <table:table-cell table:style-name="ce1" table:formula="of:=IF(ISBLANK([.T751]);&quot;&quot;;[.Q751])" office:value-type="percentage" office:value="0.513057533555442" calcext:value-type="percentage">
            <text:p>51.31%</text:p>
          </table:table-cell>
          <table:table-cell table:formula="of:=IF([.A751]=1;[.V751]*[.N751]/1000000;&quot;&quot;)" office:value-type="float" office:value="10.632788" calcext:value-type="float">
            <text:p>10.6327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9655" calcext:value-type="float">
            <text:p>839655</text:p>
          </table:table-cell>
          <table:table-cell office:value-type="float" office:value="1251473" calcext:value-type="float">
            <text:p>1251473</text:p>
          </table:table-cell>
          <table:table-cell office:value-type="float" office:value="2068686" calcext:value-type="float">
            <text:p>2068686</text:p>
          </table:table-cell>
          <table:table-cell office:value-type="float" office:value="100" calcext:value-type="float">
            <text:p>100</text:p>
          </table:table-cell>
          <table:table-cell office:value-type="float" office:value="5159507" calcext:value-type="float">
            <text:p>5159507</text:p>
          </table:table-cell>
          <table:table-cell office:value-type="float" office:value="726654" calcext:value-type="float">
            <text:p>726654</text:p>
          </table:table-cell>
          <table:table-cell office:value-type="float" office:value="71" calcext:value-type="float">
            <text:p>71</text:p>
          </table:table-cell>
          <table:table-cell office:value-type="float" office:value="243895" calcext:value-type="float">
            <text:p>243895</text:p>
          </table:table-cell>
          <table:table-cell office:value-type="float" office:value="776898" calcext:value-type="float">
            <text:p>776898</text:p>
          </table:table-cell>
          <table:table-cell office:value-type="float" office:value="748405" calcext:value-type="float">
            <text:p>748405</text:p>
          </table:table-cell>
          <table:table-cell office:value-type="float" office:value="10840495" calcext:value-type="float">
            <text:p>10840495</text:p>
          </table:table-cell>
          <table:table-cell/>
          <table:table-cell table:formula="of:=SUM([.B752:.L752])" office:value-type="float" office:value="22655839" calcext:value-type="float">
            <text:p>22655839</text:p>
          </table:table-cell>
          <table:table-cell table:formula="of:=MAX([.B752:.L752])" office:value-type="float" office:value="10840495" calcext:value-type="float">
            <text:p>10840495</text:p>
          </table:table-cell>
          <table:table-cell table:formula="of:=INDEX([.$B$1:.$L$1];0;MATCH(MAX([.$B752:.$L752]);[.$B752:.$L752];0))" office:value-type="string" office:string-value="TimeWaitKey" calcext:value-type="string">
            <text:p>TimeWaitKey</text:p>
          </table:table-cell>
          <table:table-cell table:formula="of:=[.O752]/[.N752]" office:value-type="percentage" office:value="0.478485700750257" calcext:value-type="percentage">
            <text:p>47.85%</text:p>
          </table:table-cell>
          <table:table-cell/>
          <table:table-cell table:formula="of:=1000000000/[.N752]" office:value-type="float" office:value="44.1387317415171" calcext:value-type="float">
            <text:p>44.1387317415171</text:p>
          </table:table-cell>
          <table:table-cell table:formula="of:=IF([.A752]=1;1000000000/[.N752];&quot;&quot;)" office:value-type="float" office:value="44.1387317415171" calcext:value-type="float">
            <text:p>44.1387317415171</text:p>
          </table:table-cell>
          <table:table-cell table:formula="of:=IF([.A752]=1;[.P752];&quot;&quot;)" office:value-type="string" office:string-value="TimeWaitKey" calcext:value-type="string">
            <text:p>TimeWaitKey</text:p>
          </table:table-cell>
          <table:table-cell table:style-name="ce1" table:formula="of:=IF(ISBLANK([.T752]);&quot;&quot;;[.Q752])" office:value-type="percentage" office:value="0.478485700750257" calcext:value-type="percentage">
            <text:p>47.85%</text:p>
          </table:table-cell>
          <table:table-cell table:formula="of:=IF([.A752]=1;[.V752]*[.N752]/1000000;&quot;&quot;)" office:value-type="float" office:value="10.840495" calcext:value-type="float">
            <text:p>10.8404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6200" calcext:value-type="float">
            <text:p>976200</text:p>
          </table:table-cell>
          <table:table-cell office:value-type="float" office:value="1229051" calcext:value-type="float">
            <text:p>1229051</text:p>
          </table:table-cell>
          <table:table-cell office:value-type="float" office:value="967373" calcext:value-type="float">
            <text:p>967373</text:p>
          </table:table-cell>
          <table:table-cell office:value-type="float" office:value="70" calcext:value-type="float">
            <text:p>70</text:p>
          </table:table-cell>
          <table:table-cell office:value-type="float" office:value="5320807" calcext:value-type="float">
            <text:p>5320807</text:p>
          </table:table-cell>
          <table:table-cell office:value-type="float" office:value="743566" calcext:value-type="float">
            <text:p>743566</text:p>
          </table:table-cell>
          <table:table-cell office:value-type="float" office:value="81" calcext:value-type="float">
            <text:p>81</text:p>
          </table:table-cell>
          <table:table-cell office:value-type="float" office:value="224458" calcext:value-type="float">
            <text:p>224458</text:p>
          </table:table-cell>
          <table:table-cell office:value-type="float" office:value="765316" calcext:value-type="float">
            <text:p>765316</text:p>
          </table:table-cell>
          <table:table-cell office:value-type="float" office:value="725763" calcext:value-type="float">
            <text:p>725763</text:p>
          </table:table-cell>
          <table:table-cell office:value-type="float" office:value="10650561" calcext:value-type="float">
            <text:p>10650561</text:p>
          </table:table-cell>
          <table:table-cell/>
          <table:table-cell table:formula="of:=SUM([.B753:.L753])" office:value-type="float" office:value="21603246" calcext:value-type="float">
            <text:p>21603246</text:p>
          </table:table-cell>
          <table:table-cell table:formula="of:=MAX([.B753:.L753])" office:value-type="float" office:value="10650561" calcext:value-type="float">
            <text:p>10650561</text:p>
          </table:table-cell>
          <table:table-cell table:formula="of:=INDEX([.$B$1:.$L$1];0;MATCH(MAX([.$B753:.$L753]);[.$B753:.$L753];0))" office:value-type="string" office:string-value="TimeWaitKey" calcext:value-type="string">
            <text:p>TimeWaitKey</text:p>
          </table:table-cell>
          <table:table-cell table:formula="of:=[.O753]/[.N753]" office:value-type="percentage" office:value="0.49300743971531" calcext:value-type="percentage">
            <text:p>49.30%</text:p>
          </table:table-cell>
          <table:table-cell/>
          <table:table-cell table:formula="of:=1000000000/[.N753]" office:value-type="float" office:value="46.2893400371407" calcext:value-type="float">
            <text:p>46.2893400371407</text:p>
          </table:table-cell>
          <table:table-cell table:formula="of:=IF([.A753]=1;1000000000/[.N753];&quot;&quot;)" office:value-type="float" office:value="46.2893400371407" calcext:value-type="float">
            <text:p>46.2893400371407</text:p>
          </table:table-cell>
          <table:table-cell table:formula="of:=IF([.A753]=1;[.P753];&quot;&quot;)" office:value-type="string" office:string-value="TimeWaitKey" calcext:value-type="string">
            <text:p>TimeWaitKey</text:p>
          </table:table-cell>
          <table:table-cell table:style-name="ce1" table:formula="of:=IF(ISBLANK([.T753]);&quot;&quot;;[.Q753])" office:value-type="percentage" office:value="0.49300743971531" calcext:value-type="percentage">
            <text:p>49.30%</text:p>
          </table:table-cell>
          <table:table-cell table:formula="of:=IF([.A753]=1;[.V753]*[.N753]/1000000;&quot;&quot;)" office:value-type="float" office:value="10.650561" calcext:value-type="float">
            <text:p>10.6505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6700" calcext:value-type="float">
            <text:p>906700</text:p>
          </table:table-cell>
          <table:table-cell office:value-type="float" office:value="1217229" calcext:value-type="float">
            <text:p>1217229</text:p>
          </table:table-cell>
          <table:table-cell office:value-type="float" office:value="999594" calcext:value-type="float">
            <text:p>999594</text:p>
          </table:table-cell>
          <table:table-cell office:value-type="float" office:value="90" calcext:value-type="float">
            <text:p>90</text:p>
          </table:table-cell>
          <table:table-cell office:value-type="float" office:value="5173683" calcext:value-type="float">
            <text:p>5173683</text:p>
          </table:table-cell>
          <table:table-cell office:value-type="float" office:value="734119" calcext:value-type="float">
            <text:p>734119</text:p>
          </table:table-cell>
          <table:table-cell office:value-type="float" office:value="80" calcext:value-type="float">
            <text:p>80</text:p>
          </table:table-cell>
          <table:table-cell office:value-type="float" office:value="252070" calcext:value-type="float">
            <text:p>252070</text:p>
          </table:table-cell>
          <table:table-cell office:value-type="float" office:value="745349" calcext:value-type="float">
            <text:p>745349</text:p>
          </table:table-cell>
          <table:table-cell office:value-type="float" office:value="738276" calcext:value-type="float">
            <text:p>738276</text:p>
          </table:table-cell>
          <table:table-cell office:value-type="float" office:value="10684866" calcext:value-type="float">
            <text:p>10684866</text:p>
          </table:table-cell>
          <table:table-cell/>
          <table:table-cell table:formula="of:=SUM([.B754:.L754])" office:value-type="float" office:value="21452056" calcext:value-type="float">
            <text:p>21452056</text:p>
          </table:table-cell>
          <table:table-cell table:formula="of:=MAX([.B754:.L754])" office:value-type="float" office:value="10684866" calcext:value-type="float">
            <text:p>10684866</text:p>
          </table:table-cell>
          <table:table-cell table:formula="of:=INDEX([.$B$1:.$L$1];0;MATCH(MAX([.$B754:.$L754]);[.$B754:.$L754];0))" office:value-type="string" office:string-value="TimeWaitKey" calcext:value-type="string">
            <text:p>TimeWaitKey</text:p>
          </table:table-cell>
          <table:table-cell table:formula="of:=[.O754]/[.N754]" office:value-type="percentage" office:value="0.498081209558655" calcext:value-type="percentage">
            <text:p>49.81%</text:p>
          </table:table-cell>
          <table:table-cell/>
          <table:table-cell table:formula="of:=1000000000/[.N754]" office:value-type="float" office:value="46.6155784788181" calcext:value-type="float">
            <text:p>46.6155784788181</text:p>
          </table:table-cell>
          <table:table-cell table:formula="of:=IF([.A754]=1;1000000000/[.N754];&quot;&quot;)" office:value-type="float" office:value="46.6155784788181" calcext:value-type="float">
            <text:p>46.6155784788181</text:p>
          </table:table-cell>
          <table:table-cell table:formula="of:=IF([.A754]=1;[.P754];&quot;&quot;)" office:value-type="string" office:string-value="TimeWaitKey" calcext:value-type="string">
            <text:p>TimeWaitKey</text:p>
          </table:table-cell>
          <table:table-cell table:style-name="ce1" table:formula="of:=IF(ISBLANK([.T754]);&quot;&quot;;[.Q754])" office:value-type="percentage" office:value="0.498081209558655" calcext:value-type="percentage">
            <text:p>49.81%</text:p>
          </table:table-cell>
          <table:table-cell table:formula="of:=IF([.A754]=1;[.V754]*[.N754]/1000000;&quot;&quot;)" office:value-type="float" office:value="10.684866" calcext:value-type="float">
            <text:p>10.6848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5303" calcext:value-type="float">
            <text:p>1235303</text:p>
          </table:table-cell>
          <table:table-cell office:value-type="float" office:value="1267523" calcext:value-type="float">
            <text:p>1267523</text:p>
          </table:table-cell>
          <table:table-cell office:value-type="float" office:value="966842" calcext:value-type="float">
            <text:p>966842</text:p>
          </table:table-cell>
          <table:table-cell office:value-type="float" office:value="70" calcext:value-type="float">
            <text:p>70</text:p>
          </table:table-cell>
          <table:table-cell office:value-type="float" office:value="5201164" calcext:value-type="float">
            <text:p>5201164</text:p>
          </table:table-cell>
          <table:table-cell office:value-type="float" office:value="714602" calcext:value-type="float">
            <text:p>714602</text:p>
          </table:table-cell>
          <table:table-cell office:value-type="float" office:value="70" calcext:value-type="float">
            <text:p>70</text:p>
          </table:table-cell>
          <table:table-cell office:value-type="float" office:value="230580" calcext:value-type="float">
            <text:p>230580</text:p>
          </table:table-cell>
          <table:table-cell office:value-type="float" office:value="756981" calcext:value-type="float">
            <text:p>756981</text:p>
          </table:table-cell>
          <table:table-cell office:value-type="float" office:value="694405" calcext:value-type="float">
            <text:p>694405</text:p>
          </table:table-cell>
          <table:table-cell office:value-type="float" office:value="10121695" calcext:value-type="float">
            <text:p>10121695</text:p>
          </table:table-cell>
          <table:table-cell/>
          <table:table-cell table:formula="of:=SUM([.B755:.L755])" office:value-type="float" office:value="21189235" calcext:value-type="float">
            <text:p>21189235</text:p>
          </table:table-cell>
          <table:table-cell table:formula="of:=MAX([.B755:.L755])" office:value-type="float" office:value="10121695" calcext:value-type="float">
            <text:p>10121695</text:p>
          </table:table-cell>
          <table:table-cell table:formula="of:=INDEX([.$B$1:.$L$1];0;MATCH(MAX([.$B755:.$L755]);[.$B755:.$L755];0))" office:value-type="string" office:string-value="TimeWaitKey" calcext:value-type="string">
            <text:p>TimeWaitKey</text:p>
          </table:table-cell>
          <table:table-cell table:formula="of:=[.O755]/[.N755]" office:value-type="percentage" office:value="0.477681001697324" calcext:value-type="percentage">
            <text:p>47.77%</text:p>
          </table:table-cell>
          <table:table-cell/>
          <table:table-cell table:formula="of:=1000000000/[.N755]" office:value-type="float" office:value="47.1937755185593" calcext:value-type="float">
            <text:p>47.1937755185593</text:p>
          </table:table-cell>
          <table:table-cell table:formula="of:=IF([.A755]=1;1000000000/[.N755];&quot;&quot;)" office:value-type="float" office:value="47.1937755185593" calcext:value-type="float">
            <text:p>47.1937755185593</text:p>
          </table:table-cell>
          <table:table-cell table:formula="of:=IF([.A755]=1;[.P755];&quot;&quot;)" office:value-type="string" office:string-value="TimeWaitKey" calcext:value-type="string">
            <text:p>TimeWaitKey</text:p>
          </table:table-cell>
          <table:table-cell table:style-name="ce1" table:formula="of:=IF(ISBLANK([.T755]);&quot;&quot;;[.Q755])" office:value-type="percentage" office:value="0.477681001697324" calcext:value-type="percentage">
            <text:p>47.77%</text:p>
          </table:table-cell>
          <table:table-cell table:formula="of:=IF([.A755]=1;[.V755]*[.N755]/1000000;&quot;&quot;)" office:value-type="float" office:value="10.121695" calcext:value-type="float">
            <text:p>10.1216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4505" calcext:value-type="float">
            <text:p>914505</text:p>
          </table:table-cell>
          <table:table-cell office:value-type="float" office:value="1217839" calcext:value-type="float">
            <text:p>1217839</text:p>
          </table:table-cell>
          <table:table-cell office:value-type="float" office:value="966432" calcext:value-type="float">
            <text:p>966432</text:p>
          </table:table-cell>
          <table:table-cell office:value-type="float" office:value="81" calcext:value-type="float">
            <text:p>81</text:p>
          </table:table-cell>
          <table:table-cell office:value-type="float" office:value="5166380" calcext:value-type="float">
            <text:p>5166380</text:p>
          </table:table-cell>
          <table:table-cell office:value-type="float" office:value="724771" calcext:value-type="float">
            <text:p>724771</text:p>
          </table:table-cell>
          <table:table-cell office:value-type="float" office:value="70" calcext:value-type="float">
            <text:p>70</text:p>
          </table:table-cell>
          <table:table-cell office:value-type="float" office:value="227294" calcext:value-type="float">
            <text:p>227294</text:p>
          </table:table-cell>
          <table:table-cell office:value-type="float" office:value="717748" calcext:value-type="float">
            <text:p>717748</text:p>
          </table:table-cell>
          <table:table-cell office:value-type="float" office:value="1005133" calcext:value-type="float">
            <text:p>1005133</text:p>
          </table:table-cell>
          <table:table-cell office:value-type="float" office:value="10464264" calcext:value-type="float">
            <text:p>10464264</text:p>
          </table:table-cell>
          <table:table-cell/>
          <table:table-cell table:formula="of:=SUM([.B756:.L756])" office:value-type="float" office:value="21404517" calcext:value-type="float">
            <text:p>21404517</text:p>
          </table:table-cell>
          <table:table-cell table:formula="of:=MAX([.B756:.L756])" office:value-type="float" office:value="10464264" calcext:value-type="float">
            <text:p>10464264</text:p>
          </table:table-cell>
          <table:table-cell table:formula="of:=INDEX([.$B$1:.$L$1];0;MATCH(MAX([.$B756:.$L756]);[.$B756:.$L756];0))" office:value-type="string" office:string-value="TimeWaitKey" calcext:value-type="string">
            <text:p>TimeWaitKey</text:p>
          </table:table-cell>
          <table:table-cell table:formula="of:=[.O756]/[.N756]" office:value-type="percentage" office:value="0.488881108599647" calcext:value-type="percentage">
            <text:p>48.89%</text:p>
          </table:table-cell>
          <table:table-cell/>
          <table:table-cell table:formula="of:=1000000000/[.N756]" office:value-type="float" office:value="46.7191107372336" calcext:value-type="float">
            <text:p>46.7191107372336</text:p>
          </table:table-cell>
          <table:table-cell table:formula="of:=IF([.A756]=1;1000000000/[.N756];&quot;&quot;)" office:value-type="float" office:value="46.7191107372336" calcext:value-type="float">
            <text:p>46.7191107372336</text:p>
          </table:table-cell>
          <table:table-cell table:formula="of:=IF([.A756]=1;[.P756];&quot;&quot;)" office:value-type="string" office:string-value="TimeWaitKey" calcext:value-type="string">
            <text:p>TimeWaitKey</text:p>
          </table:table-cell>
          <table:table-cell table:style-name="ce1" table:formula="of:=IF(ISBLANK([.T756]);&quot;&quot;;[.Q756])" office:value-type="percentage" office:value="0.488881108599647" calcext:value-type="percentage">
            <text:p>48.89%</text:p>
          </table:table-cell>
          <table:table-cell table:formula="of:=IF([.A756]=1;[.V756]*[.N756]/1000000;&quot;&quot;)" office:value-type="float" office:value="10.464264" calcext:value-type="float">
            <text:p>10.4642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27721" calcext:value-type="float">
            <text:p>3927721</text:p>
          </table:table-cell>
          <table:table-cell office:value-type="float" office:value="1210165" calcext:value-type="float">
            <text:p>1210165</text:p>
          </table:table-cell>
          <table:table-cell office:value-type="float" office:value="985307" calcext:value-type="float">
            <text:p>985307</text:p>
          </table:table-cell>
          <table:table-cell office:value-type="float" office:value="150" calcext:value-type="float">
            <text:p>150</text:p>
          </table:table-cell>
          <table:table-cell office:value-type="float" office:value="5103553" calcext:value-type="float">
            <text:p>5103553</text:p>
          </table:table-cell>
          <table:table-cell office:value-type="float" office:value="711015" calcext:value-type="float">
            <text:p>711015</text:p>
          </table:table-cell>
          <table:table-cell office:value-type="float" office:value="70" calcext:value-type="float">
            <text:p>70</text:p>
          </table:table-cell>
          <table:table-cell office:value-type="float" office:value="236150" calcext:value-type="float">
            <text:p>236150</text:p>
          </table:table-cell>
          <table:table-cell office:value-type="float" office:value="766559" calcext:value-type="float">
            <text:p>766559</text:p>
          </table:table-cell>
          <table:table-cell office:value-type="float" office:value="733527" calcext:value-type="float">
            <text:p>733527</text:p>
          </table:table-cell>
          <table:table-cell office:value-type="float" office:value="10595970" calcext:value-type="float">
            <text:p>10595970</text:p>
          </table:table-cell>
          <table:table-cell/>
          <table:table-cell table:formula="of:=SUM([.B757:.L757])" office:value-type="float" office:value="24270187" calcext:value-type="float">
            <text:p>24270187</text:p>
          </table:table-cell>
          <table:table-cell table:formula="of:=MAX([.B757:.L757])" office:value-type="float" office:value="10595970" calcext:value-type="float">
            <text:p>10595970</text:p>
          </table:table-cell>
          <table:table-cell table:formula="of:=INDEX([.$B$1:.$L$1];0;MATCH(MAX([.$B757:.$L757]);[.$B757:.$L757];0))" office:value-type="string" office:string-value="TimeWaitKey" calcext:value-type="string">
            <text:p>TimeWaitKey</text:p>
          </table:table-cell>
          <table:table-cell table:formula="of:=[.O757]/[.N757]" office:value-type="percentage" office:value="0.436583780751257" calcext:value-type="percentage">
            <text:p>43.66%</text:p>
          </table:table-cell>
          <table:table-cell/>
          <table:table-cell table:formula="of:=1000000000/[.N757]" office:value-type="float" office:value="41.2028139709018" calcext:value-type="float">
            <text:p>41.2028139709018</text:p>
          </table:table-cell>
          <table:table-cell table:formula="of:=IF([.A757]=1;1000000000/[.N757];&quot;&quot;)" office:value-type="float" office:value="41.2028139709018" calcext:value-type="float">
            <text:p>41.2028139709018</text:p>
          </table:table-cell>
          <table:table-cell table:formula="of:=IF([.A757]=1;[.P757];&quot;&quot;)" office:value-type="string" office:string-value="TimeWaitKey" calcext:value-type="string">
            <text:p>TimeWaitKey</text:p>
          </table:table-cell>
          <table:table-cell table:style-name="ce1" table:formula="of:=IF(ISBLANK([.T757]);&quot;&quot;;[.Q757])" office:value-type="percentage" office:value="0.436583780751257" calcext:value-type="percentage">
            <text:p>43.66%</text:p>
          </table:table-cell>
          <table:table-cell table:formula="of:=IF([.A757]=1;[.V757]*[.N757]/1000000;&quot;&quot;)" office:value-type="float" office:value="10.59597" calcext:value-type="float">
            <text:p>10.595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84425" calcext:value-type="float">
            <text:p>23384425</text:p>
          </table:table-cell>
          <table:table-cell office:value-type="float" office:value="707318" calcext:value-type="float">
            <text:p>707318</text:p>
          </table:table-cell>
          <table:table-cell office:value-type="float" office:value="1010263" calcext:value-type="float">
            <text:p>1010263</text:p>
          </table:table-cell>
          <table:table-cell office:value-type="float" office:value="160" calcext:value-type="float">
            <text:p>160</text:p>
          </table:table-cell>
          <table:table-cell office:value-type="float" office:value="5160889" calcext:value-type="float">
            <text:p>5160889</text:p>
          </table:table-cell>
          <table:table-cell office:value-type="float" office:value="753765" calcext:value-type="float">
            <text:p>753765</text:p>
          </table:table-cell>
          <table:table-cell office:value-type="float" office:value="80" calcext:value-type="float">
            <text:p>80</text:p>
          </table:table-cell>
          <table:table-cell office:value-type="float" office:value="256458" calcext:value-type="float">
            <text:p>256458</text:p>
          </table:table-cell>
          <table:table-cell office:value-type="float" office:value="784933" calcext:value-type="float">
            <text:p>784933</text:p>
          </table:table-cell>
          <table:table-cell office:value-type="float" office:value="737425" calcext:value-type="float">
            <text:p>737425</text:p>
          </table:table-cell>
          <table:table-cell office:value-type="float" office:value="10564451" calcext:value-type="float">
            <text:p>10564451</text:p>
          </table:table-cell>
          <table:table-cell/>
          <table:table-cell table:formula="of:=SUM([.B758:.L758])" office:value-type="float" office:value="43360167" calcext:value-type="float">
            <text:p>43360167</text:p>
          </table:table-cell>
          <table:table-cell table:formula="of:=MAX([.B758:.L758])" office:value-type="float" office:value="23384425" calcext:value-type="float">
            <text:p>23384425</text:p>
          </table:table-cell>
          <table:table-cell table:formula="of:=INDEX([.$B$1:.$L$1];0;MATCH(MAX([.$B758:.$L758]);[.$B758:.$L758];0))" office:value-type="string" office:string-value="WebcamRead" calcext:value-type="string">
            <text:p>WebcamRead</text:p>
          </table:table-cell>
          <table:table-cell table:formula="of:=[.O758]/[.N758]" office:value-type="percentage" office:value="0.539306617522944" calcext:value-type="percentage">
            <text:p>53.93%</text:p>
          </table:table-cell>
          <table:table-cell/>
          <table:table-cell table:formula="of:=1000000000/[.N758]" office:value-type="float" office:value="23.0626418020945" calcext:value-type="float">
            <text:p>23.0626418020945</text:p>
          </table:table-cell>
          <table:table-cell table:formula="of:=IF([.A758]=1;1000000000/[.N758];&quot;&quot;)" office:value-type="float" office:value="23.0626418020945" calcext:value-type="float">
            <text:p>23.0626418020945</text:p>
          </table:table-cell>
          <table:table-cell table:formula="of:=IF([.A758]=1;[.P758];&quot;&quot;)" office:value-type="string" office:string-value="WebcamRead" calcext:value-type="string">
            <text:p>WebcamRead</text:p>
          </table:table-cell>
          <table:table-cell table:style-name="ce1" table:formula="of:=IF(ISBLANK([.T758]);&quot;&quot;;[.Q758])" office:value-type="percentage" office:value="0.539306617522944" calcext:value-type="percentage">
            <text:p>53.93%</text:p>
          </table:table-cell>
          <table:table-cell table:formula="of:=IF([.A758]=1;[.V758]*[.N758]/1000000;&quot;&quot;)" office:value-type="float" office:value="23.384425" calcext:value-type="float">
            <text:p>23.3844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75602" calcext:value-type="float">
            <text:p>19975602</text:p>
          </table:table-cell>
          <table:table-cell office:value-type="float" office:value="709181" calcext:value-type="float">
            <text:p>709181</text:p>
          </table:table-cell>
          <table:table-cell office:value-type="float" office:value="963276" calcext:value-type="float">
            <text:p>963276</text:p>
          </table:table-cell>
          <table:table-cell office:value-type="float" office:value="80" calcext:value-type="float">
            <text:p>80</text:p>
          </table:table-cell>
          <table:table-cell office:value-type="float" office:value="5173603" calcext:value-type="float">
            <text:p>5173603</text:p>
          </table:table-cell>
          <table:table-cell office:value-type="float" office:value="732626" calcext:value-type="float">
            <text:p>732626</text:p>
          </table:table-cell>
          <table:table-cell office:value-type="float" office:value="70" calcext:value-type="float">
            <text:p>70</text:p>
          </table:table-cell>
          <table:table-cell office:value-type="float" office:value="241590" calcext:value-type="float">
            <text:p>241590</text:p>
          </table:table-cell>
          <table:table-cell office:value-type="float" office:value="751401" calcext:value-type="float">
            <text:p>751401</text:p>
          </table:table-cell>
          <table:table-cell office:value-type="float" office:value="722897" calcext:value-type="float">
            <text:p>722897</text:p>
          </table:table-cell>
          <table:table-cell office:value-type="float" office:value="10580170" calcext:value-type="float">
            <text:p>10580170</text:p>
          </table:table-cell>
          <table:table-cell/>
          <table:table-cell table:formula="of:=SUM([.B759:.L759])" office:value-type="float" office:value="39850496" calcext:value-type="float">
            <text:p>39850496</text:p>
          </table:table-cell>
          <table:table-cell table:formula="of:=MAX([.B759:.L759])" office:value-type="float" office:value="19975602" calcext:value-type="float">
            <text:p>19975602</text:p>
          </table:table-cell>
          <table:table-cell table:formula="of:=INDEX([.$B$1:.$L$1];0;MATCH(MAX([.$B759:.$L759]);[.$B759:.$L759];0))" office:value-type="string" office:string-value="WebcamRead" calcext:value-type="string">
            <text:p>WebcamRead</text:p>
          </table:table-cell>
          <table:table-cell table:formula="of:=[.O759]/[.N759]" office:value-type="percentage" office:value="0.501263572729434" calcext:value-type="percentage">
            <text:p>50.13%</text:p>
          </table:table-cell>
          <table:table-cell/>
          <table:table-cell table:formula="of:=1000000000/[.N759]" office:value-type="float" office:value="25.0937905515655" calcext:value-type="float">
            <text:p>25.0937905515655</text:p>
          </table:table-cell>
          <table:table-cell table:formula="of:=IF([.A759]=1;1000000000/[.N759];&quot;&quot;)" office:value-type="float" office:value="25.0937905515655" calcext:value-type="float">
            <text:p>25.0937905515655</text:p>
          </table:table-cell>
          <table:table-cell table:formula="of:=IF([.A759]=1;[.P759];&quot;&quot;)" office:value-type="string" office:string-value="WebcamRead" calcext:value-type="string">
            <text:p>WebcamRead</text:p>
          </table:table-cell>
          <table:table-cell table:style-name="ce1" table:formula="of:=IF(ISBLANK([.T759]);&quot;&quot;;[.Q759])" office:value-type="percentage" office:value="0.501263572729434" calcext:value-type="percentage">
            <text:p>50.13%</text:p>
          </table:table-cell>
          <table:table-cell table:formula="of:=IF([.A759]=1;[.V759]*[.N759]/1000000;&quot;&quot;)" office:value-type="float" office:value="19.975602" calcext:value-type="float">
            <text:p>19.9756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98752" calcext:value-type="float">
            <text:p>20098752</text:p>
          </table:table-cell>
          <table:table-cell office:value-type="float" office:value="867857" calcext:value-type="float">
            <text:p>867857</text:p>
          </table:table-cell>
          <table:table-cell office:value-type="float" office:value="965350" calcext:value-type="float">
            <text:p>965350</text:p>
          </table:table-cell>
          <table:table-cell office:value-type="float" office:value="161" calcext:value-type="float">
            <text:p>161</text:p>
          </table:table-cell>
          <table:table-cell office:value-type="float" office:value="5170787" calcext:value-type="float">
            <text:p>5170787</text:p>
          </table:table-cell>
          <table:table-cell office:value-type="float" office:value="724590" calcext:value-type="float">
            <text:p>724590</text:p>
          </table:table-cell>
          <table:table-cell office:value-type="float" office:value="70" calcext:value-type="float">
            <text:p>70</text:p>
          </table:table-cell>
          <table:table-cell office:value-type="float" office:value="245628" calcext:value-type="float">
            <text:p>245628</text:p>
          </table:table-cell>
          <table:table-cell office:value-type="float" office:value="748145" calcext:value-type="float">
            <text:p>748145</text:p>
          </table:table-cell>
          <table:table-cell office:value-type="float" office:value="728838" calcext:value-type="float">
            <text:p>728838</text:p>
          </table:table-cell>
          <table:table-cell office:value-type="float" office:value="10585810" calcext:value-type="float">
            <text:p>10585810</text:p>
          </table:table-cell>
          <table:table-cell/>
          <table:table-cell table:formula="of:=SUM([.B760:.L760])" office:value-type="float" office:value="40135988" calcext:value-type="float">
            <text:p>40135988</text:p>
          </table:table-cell>
          <table:table-cell table:formula="of:=MAX([.B760:.L760])" office:value-type="float" office:value="20098752" calcext:value-type="float">
            <text:p>20098752</text:p>
          </table:table-cell>
          <table:table-cell table:formula="of:=INDEX([.$B$1:.$L$1];0;MATCH(MAX([.$B760:.$L760]);[.$B760:.$L760];0))" office:value-type="string" office:string-value="WebcamRead" calcext:value-type="string">
            <text:p>WebcamRead</text:p>
          </table:table-cell>
          <table:table-cell table:formula="of:=[.O760]/[.N760]" office:value-type="percentage" office:value="0.500766344658066" calcext:value-type="percentage">
            <text:p>50.08%</text:p>
          </table:table-cell>
          <table:table-cell/>
          <table:table-cell table:formula="of:=1000000000/[.N760]" office:value-type="float" office:value="24.9152954699907" calcext:value-type="float">
            <text:p>24.9152954699907</text:p>
          </table:table-cell>
          <table:table-cell table:formula="of:=IF([.A760]=1;1000000000/[.N760];&quot;&quot;)" office:value-type="float" office:value="24.9152954699907" calcext:value-type="float">
            <text:p>24.9152954699907</text:p>
          </table:table-cell>
          <table:table-cell table:formula="of:=IF([.A760]=1;[.P760];&quot;&quot;)" office:value-type="string" office:string-value="WebcamRead" calcext:value-type="string">
            <text:p>WebcamRead</text:p>
          </table:table-cell>
          <table:table-cell table:style-name="ce1" table:formula="of:=IF(ISBLANK([.T760]);&quot;&quot;;[.Q760])" office:value-type="percentage" office:value="0.500766344658066" calcext:value-type="percentage">
            <text:p>50.08%</text:p>
          </table:table-cell>
          <table:table-cell table:formula="of:=IF([.A760]=1;[.V760]*[.N760]/1000000;&quot;&quot;)" office:value-type="float" office:value="20.098752" calcext:value-type="float">
            <text:p>20.0987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15436" calcext:value-type="float">
            <text:p>23915436</text:p>
          </table:table-cell>
          <table:table-cell office:value-type="float" office:value="1406151" calcext:value-type="float">
            <text:p>1406151</text:p>
          </table:table-cell>
          <table:table-cell office:value-type="float" office:value="1090793" calcext:value-type="float">
            <text:p>1090793</text:p>
          </table:table-cell>
          <table:table-cell office:value-type="float" office:value="60" calcext:value-type="float">
            <text:p>60</text:p>
          </table:table-cell>
          <table:table-cell office:value-type="float" office:value="5127487" calcext:value-type="float">
            <text:p>5127487</text:p>
          </table:table-cell>
          <table:table-cell office:value-type="float" office:value="714752" calcext:value-type="float">
            <text:p>714752</text:p>
          </table:table-cell>
          <table:table-cell office:value-type="float" office:value="71" calcext:value-type="float">
            <text:p>71</text:p>
          </table:table-cell>
          <table:table-cell office:value-type="float" office:value="237983" calcext:value-type="float">
            <text:p>237983</text:p>
          </table:table-cell>
          <table:table-cell office:value-type="float" office:value="743706" calcext:value-type="float">
            <text:p>743706</text:p>
          </table:table-cell>
          <table:table-cell office:value-type="float" office:value="726144" calcext:value-type="float">
            <text:p>726144</text:p>
          </table:table-cell>
          <table:table-cell office:value-type="float" office:value="10597282" calcext:value-type="float">
            <text:p>10597282</text:p>
          </table:table-cell>
          <table:table-cell/>
          <table:table-cell table:formula="of:=SUM([.B761:.L761])" office:value-type="float" office:value="44559865" calcext:value-type="float">
            <text:p>44559865</text:p>
          </table:table-cell>
          <table:table-cell table:formula="of:=MAX([.B761:.L761])" office:value-type="float" office:value="23915436" calcext:value-type="float">
            <text:p>23915436</text:p>
          </table:table-cell>
          <table:table-cell table:formula="of:=INDEX([.$B$1:.$L$1];0;MATCH(MAX([.$B761:.$L761]);[.$B761:.$L761];0))" office:value-type="string" office:string-value="WebcamRead" calcext:value-type="string">
            <text:p>WebcamRead</text:p>
          </table:table-cell>
          <table:table-cell table:formula="of:=[.O761]/[.N761]" office:value-type="percentage" office:value="0.536703511108034" calcext:value-type="percentage">
            <text:p>53.67%</text:p>
          </table:table-cell>
          <table:table-cell/>
          <table:table-cell table:formula="of:=1000000000/[.N761]" office:value-type="float" office:value="22.4417196955152" calcext:value-type="float">
            <text:p>22.4417196955152</text:p>
          </table:table-cell>
          <table:table-cell table:formula="of:=IF([.A761]=1;1000000000/[.N761];&quot;&quot;)" office:value-type="float" office:value="22.4417196955152" calcext:value-type="float">
            <text:p>22.4417196955152</text:p>
          </table:table-cell>
          <table:table-cell table:formula="of:=IF([.A761]=1;[.P761];&quot;&quot;)" office:value-type="string" office:string-value="WebcamRead" calcext:value-type="string">
            <text:p>WebcamRead</text:p>
          </table:table-cell>
          <table:table-cell table:style-name="ce1" table:formula="of:=IF(ISBLANK([.T761]);&quot;&quot;;[.Q761])" office:value-type="percentage" office:value="0.536703511108034" calcext:value-type="percentage">
            <text:p>53.67%</text:p>
          </table:table-cell>
          <table:table-cell table:formula="of:=IF([.A761]=1;[.V761]*[.N761]/1000000;&quot;&quot;)" office:value-type="float" office:value="23.915436" calcext:value-type="float">
            <text:p>23.9154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72368" calcext:value-type="float">
            <text:p>19372368</text:p>
          </table:table-cell>
          <table:table-cell office:value-type="float" office:value="729940" calcext:value-type="float">
            <text:p>729940</text:p>
          </table:table-cell>
          <table:table-cell office:value-type="float" office:value="962073" calcext:value-type="float">
            <text:p>962073</text:p>
          </table:table-cell>
          <table:table-cell office:value-type="float" office:value="160" calcext:value-type="float">
            <text:p>160</text:p>
          </table:table-cell>
          <table:table-cell office:value-type="float" office:value="5175356" calcext:value-type="float">
            <text:p>5175356</text:p>
          </table:table-cell>
          <table:table-cell office:value-type="float" office:value="722467" calcext:value-type="float">
            <text:p>722467</text:p>
          </table:table-cell>
          <table:table-cell office:value-type="float" office:value="80" calcext:value-type="float">
            <text:p>80</text:p>
          </table:table-cell>
          <table:table-cell office:value-type="float" office:value="240599" calcext:value-type="float">
            <text:p>240599</text:p>
          </table:table-cell>
          <table:table-cell office:value-type="float" office:value="755217" calcext:value-type="float">
            <text:p>755217</text:p>
          </table:table-cell>
          <table:table-cell office:value-type="float" office:value="720794" calcext:value-type="float">
            <text:p>720794</text:p>
          </table:table-cell>
          <table:table-cell office:value-type="float" office:value="10567015" calcext:value-type="float">
            <text:p>10567015</text:p>
          </table:table-cell>
          <table:table-cell/>
          <table:table-cell table:formula="of:=SUM([.B762:.L762])" office:value-type="float" office:value="39246069" calcext:value-type="float">
            <text:p>39246069</text:p>
          </table:table-cell>
          <table:table-cell table:formula="of:=MAX([.B762:.L762])" office:value-type="float" office:value="19372368" calcext:value-type="float">
            <text:p>19372368</text:p>
          </table:table-cell>
          <table:table-cell table:formula="of:=INDEX([.$B$1:.$L$1];0;MATCH(MAX([.$B762:.$L762]);[.$B762:.$L762];0))" office:value-type="string" office:string-value="WebcamRead" calcext:value-type="string">
            <text:p>WebcamRead</text:p>
          </table:table-cell>
          <table:table-cell table:formula="of:=[.O762]/[.N762]" office:value-type="percentage" office:value="0.493612952675591" calcext:value-type="percentage">
            <text:p>49.36%</text:p>
          </table:table-cell>
          <table:table-cell/>
          <table:table-cell table:formula="of:=1000000000/[.N762]" office:value-type="float" office:value="25.4802589273336" calcext:value-type="float">
            <text:p>25.4802589273336</text:p>
          </table:table-cell>
          <table:table-cell table:formula="of:=IF([.A762]=1;1000000000/[.N762];&quot;&quot;)" office:value-type="float" office:value="25.4802589273336" calcext:value-type="float">
            <text:p>25.4802589273336</text:p>
          </table:table-cell>
          <table:table-cell table:formula="of:=IF([.A762]=1;[.P762];&quot;&quot;)" office:value-type="string" office:string-value="WebcamRead" calcext:value-type="string">
            <text:p>WebcamRead</text:p>
          </table:table-cell>
          <table:table-cell table:style-name="ce1" table:formula="of:=IF(ISBLANK([.T762]);&quot;&quot;;[.Q762])" office:value-type="percentage" office:value="0.493612952675591" calcext:value-type="percentage">
            <text:p>49.36%</text:p>
          </table:table-cell>
          <table:table-cell table:formula="of:=IF([.A762]=1;[.V762]*[.N762]/1000000;&quot;&quot;)" office:value-type="float" office:value="19.372368" calcext:value-type="float">
            <text:p>19.3723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00837" calcext:value-type="float">
            <text:p>24200837</text:p>
          </table:table-cell>
          <table:table-cell office:value-type="float" office:value="725462" calcext:value-type="float">
            <text:p>725462</text:p>
          </table:table-cell>
          <table:table-cell office:value-type="float" office:value="962414" calcext:value-type="float">
            <text:p>962414</text:p>
          </table:table-cell>
          <table:table-cell office:value-type="float" office:value="81" calcext:value-type="float">
            <text:p>81</text:p>
          </table:table-cell>
          <table:table-cell office:value-type="float" office:value="5150412" calcext:value-type="float">
            <text:p>5150412</text:p>
          </table:table-cell>
          <table:table-cell office:value-type="float" office:value="717989" calcext:value-type="float">
            <text:p>717989</text:p>
          </table:table-cell>
          <table:table-cell office:value-type="float" office:value="70" calcext:value-type="float">
            <text:p>70</text:p>
          </table:table-cell>
          <table:table-cell office:value-type="float" office:value="245648" calcext:value-type="float">
            <text:p>245648</text:p>
          </table:table-cell>
          <table:table-cell office:value-type="float" office:value="753414" calcext:value-type="float">
            <text:p>753414</text:p>
          </table:table-cell>
          <table:table-cell office:value-type="float" office:value="735561" calcext:value-type="float">
            <text:p>735561</text:p>
          </table:table-cell>
          <table:table-cell office:value-type="float" office:value="10585350" calcext:value-type="float">
            <text:p>10585350</text:p>
          </table:table-cell>
          <table:table-cell/>
          <table:table-cell table:formula="of:=SUM([.B763:.L763])" office:value-type="float" office:value="44077238" calcext:value-type="float">
            <text:p>44077238</text:p>
          </table:table-cell>
          <table:table-cell table:formula="of:=MAX([.B763:.L763])" office:value-type="float" office:value="24200837" calcext:value-type="float">
            <text:p>24200837</text:p>
          </table:table-cell>
          <table:table-cell table:formula="of:=INDEX([.$B$1:.$L$1];0;MATCH(MAX([.$B763:.$L763]);[.$B763:.$L763];0))" office:value-type="string" office:string-value="WebcamRead" calcext:value-type="string">
            <text:p>WebcamRead</text:p>
          </table:table-cell>
          <table:table-cell table:formula="of:=[.O763]/[.N763]" office:value-type="percentage" office:value="0.549055206226851" calcext:value-type="percentage">
            <text:p>54.91%</text:p>
          </table:table-cell>
          <table:table-cell/>
          <table:table-cell table:formula="of:=1000000000/[.N763]" office:value-type="float" office:value="22.6874469766005" calcext:value-type="float">
            <text:p>22.6874469766005</text:p>
          </table:table-cell>
          <table:table-cell table:formula="of:=IF([.A763]=1;1000000000/[.N763];&quot;&quot;)" office:value-type="float" office:value="22.6874469766005" calcext:value-type="float">
            <text:p>22.6874469766005</text:p>
          </table:table-cell>
          <table:table-cell table:formula="of:=IF([.A763]=1;[.P763];&quot;&quot;)" office:value-type="string" office:string-value="WebcamRead" calcext:value-type="string">
            <text:p>WebcamRead</text:p>
          </table:table-cell>
          <table:table-cell table:style-name="ce1" table:formula="of:=IF(ISBLANK([.T763]);&quot;&quot;;[.Q763])" office:value-type="percentage" office:value="0.549055206226851" calcext:value-type="percentage">
            <text:p>54.91%</text:p>
          </table:table-cell>
          <table:table-cell table:formula="of:=IF([.A763]=1;[.V763]*[.N763]/1000000;&quot;&quot;)" office:value-type="float" office:value="24.200837" calcext:value-type="float">
            <text:p>24.2008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46101" calcext:value-type="float">
            <text:p>19846101</text:p>
          </table:table-cell>
          <table:table-cell office:value-type="float" office:value="706257" calcext:value-type="float">
            <text:p>706257</text:p>
          </table:table-cell>
          <table:table-cell office:value-type="float" office:value="963436" calcext:value-type="float">
            <text:p>963436</text:p>
          </table:table-cell>
          <table:table-cell office:value-type="float" office:value="160" calcext:value-type="float">
            <text:p>160</text:p>
          </table:table-cell>
          <table:table-cell office:value-type="float" office:value="5167562" calcext:value-type="float">
            <text:p>5167562</text:p>
          </table:table-cell>
          <table:table-cell office:value-type="float" office:value="721114" calcext:value-type="float">
            <text:p>721114</text:p>
          </table:table-cell>
          <table:table-cell office:value-type="float" office:value="70" calcext:value-type="float">
            <text:p>70</text:p>
          </table:table-cell>
          <table:table-cell office:value-type="float" office:value="251298" calcext:value-type="float">
            <text:p>251298</text:p>
          </table:table-cell>
          <table:table-cell office:value-type="float" office:value="747263" calcext:value-type="float">
            <text:p>747263</text:p>
          </table:table-cell>
          <table:table-cell office:value-type="float" office:value="732125" calcext:value-type="float">
            <text:p>732125</text:p>
          </table:table-cell>
          <table:table-cell office:value-type="float" office:value="10528754" calcext:value-type="float">
            <text:p>10528754</text:p>
          </table:table-cell>
          <table:table-cell/>
          <table:table-cell table:formula="of:=SUM([.B764:.L764])" office:value-type="float" office:value="39664140" calcext:value-type="float">
            <text:p>39664140</text:p>
          </table:table-cell>
          <table:table-cell table:formula="of:=MAX([.B764:.L764])" office:value-type="float" office:value="19846101" calcext:value-type="float">
            <text:p>19846101</text:p>
          </table:table-cell>
          <table:table-cell table:formula="of:=INDEX([.$B$1:.$L$1];0;MATCH(MAX([.$B764:.$L764]);[.$B764:.$L764];0))" office:value-type="string" office:string-value="WebcamRead" calcext:value-type="string">
            <text:p>WebcamRead</text:p>
          </table:table-cell>
          <table:table-cell table:formula="of:=[.O764]/[.N764]" office:value-type="percentage" office:value="0.500353745221754" calcext:value-type="percentage">
            <text:p>50.04%</text:p>
          </table:table-cell>
          <table:table-cell/>
          <table:table-cell table:formula="of:=1000000000/[.N764]" office:value-type="float" office:value="25.2116899547047" calcext:value-type="float">
            <text:p>25.2116899547047</text:p>
          </table:table-cell>
          <table:table-cell table:formula="of:=IF([.A764]=1;1000000000/[.N764];&quot;&quot;)" office:value-type="float" office:value="25.2116899547047" calcext:value-type="float">
            <text:p>25.2116899547047</text:p>
          </table:table-cell>
          <table:table-cell table:formula="of:=IF([.A764]=1;[.P764];&quot;&quot;)" office:value-type="string" office:string-value="WebcamRead" calcext:value-type="string">
            <text:p>WebcamRead</text:p>
          </table:table-cell>
          <table:table-cell table:style-name="ce1" table:formula="of:=IF(ISBLANK([.T764]);&quot;&quot;;[.Q764])" office:value-type="percentage" office:value="0.500353745221754" calcext:value-type="percentage">
            <text:p>50.04%</text:p>
          </table:table-cell>
          <table:table-cell table:formula="of:=IF([.A764]=1;[.V764]*[.N764]/1000000;&quot;&quot;)" office:value-type="float" office:value="19.846101" calcext:value-type="float">
            <text:p>19.8461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49391" calcext:value-type="float">
            <text:p>24149391</text:p>
          </table:table-cell>
          <table:table-cell office:value-type="float" office:value="711456" calcext:value-type="float">
            <text:p>711456</text:p>
          </table:table-cell>
          <table:table-cell office:value-type="float" office:value="964538" calcext:value-type="float">
            <text:p>964538</text:p>
          </table:table-cell>
          <table:table-cell office:value-type="float" office:value="161" calcext:value-type="float">
            <text:p>161</text:p>
          </table:table-cell>
          <table:table-cell office:value-type="float" office:value="5173623" calcext:value-type="float">
            <text:p>5173623</text:p>
          </table:table-cell>
          <table:table-cell office:value-type="float" office:value="714071" calcext:value-type="float">
            <text:p>714071</text:p>
          </table:table-cell>
          <table:table-cell office:value-type="float" office:value="70" calcext:value-type="float">
            <text:p>70</text:p>
          </table:table-cell>
          <table:table-cell office:value-type="float" office:value="244155" calcext:value-type="float">
            <text:p>244155</text:p>
          </table:table-cell>
          <table:table-cell office:value-type="float" office:value="725232" calcext:value-type="float">
            <text:p>725232</text:p>
          </table:table-cell>
          <table:table-cell office:value-type="float" office:value="726725" calcext:value-type="float">
            <text:p>726725</text:p>
          </table:table-cell>
          <table:table-cell office:value-type="float" office:value="10755898" calcext:value-type="float">
            <text:p>10755898</text:p>
          </table:table-cell>
          <table:table-cell/>
          <table:table-cell table:formula="of:=SUM([.B765:.L765])" office:value-type="float" office:value="44165320" calcext:value-type="float">
            <text:p>44165320</text:p>
          </table:table-cell>
          <table:table-cell table:formula="of:=MAX([.B765:.L765])" office:value-type="float" office:value="24149391" calcext:value-type="float">
            <text:p>24149391</text:p>
          </table:table-cell>
          <table:table-cell table:formula="of:=INDEX([.$B$1:.$L$1];0;MATCH(MAX([.$B765:.$L765]);[.$B765:.$L765];0))" office:value-type="string" office:string-value="WebcamRead" calcext:value-type="string">
            <text:p>WebcamRead</text:p>
          </table:table-cell>
          <table:table-cell table:formula="of:=[.O765]/[.N765]" office:value-type="percentage" office:value="0.546795336250252" calcext:value-type="percentage">
            <text:p>54.68%</text:p>
          </table:table-cell>
          <table:table-cell/>
          <table:table-cell table:formula="of:=1000000000/[.N765]" office:value-type="float" office:value="22.6421998074507" calcext:value-type="float">
            <text:p>22.6421998074507</text:p>
          </table:table-cell>
          <table:table-cell table:formula="of:=IF([.A765]=1;1000000000/[.N765];&quot;&quot;)" office:value-type="float" office:value="22.6421998074507" calcext:value-type="float">
            <text:p>22.6421998074507</text:p>
          </table:table-cell>
          <table:table-cell table:formula="of:=IF([.A765]=1;[.P765];&quot;&quot;)" office:value-type="string" office:string-value="WebcamRead" calcext:value-type="string">
            <text:p>WebcamRead</text:p>
          </table:table-cell>
          <table:table-cell table:style-name="ce1" table:formula="of:=IF(ISBLANK([.T765]);&quot;&quot;;[.Q765])" office:value-type="percentage" office:value="0.546795336250252" calcext:value-type="percentage">
            <text:p>54.68%</text:p>
          </table:table-cell>
          <table:table-cell table:formula="of:=IF([.A765]=1;[.V765]*[.N765]/1000000;&quot;&quot;)" office:value-type="float" office:value="24.149391" calcext:value-type="float">
            <text:p>24.1493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46808" calcext:value-type="float">
            <text:p>19946808</text:p>
          </table:table-cell>
          <table:table-cell office:value-type="float" office:value="705465" calcext:value-type="float">
            <text:p>705465</text:p>
          </table:table-cell>
          <table:table-cell office:value-type="float" office:value="962514" calcext:value-type="float">
            <text:p>962514</text:p>
          </table:table-cell>
          <table:table-cell office:value-type="float" office:value="70" calcext:value-type="float">
            <text:p>70</text:p>
          </table:table-cell>
          <table:table-cell office:value-type="float" office:value="5128519" calcext:value-type="float">
            <text:p>5128519</text:p>
          </table:table-cell>
          <table:table-cell office:value-type="float" office:value="705295" calcext:value-type="float">
            <text:p>705295</text:p>
          </table:table-cell>
          <table:table-cell office:value-type="float" office:value="120" calcext:value-type="float">
            <text:p>120</text:p>
          </table:table-cell>
          <table:table-cell office:value-type="float" office:value="157301540" calcext:value-type="float">
            <text:p>157301540</text:p>
          </table:table-cell>
          <table:table-cell office:value-type="float" office:value="727196" calcext:value-type="float">
            <text:p>727196</text:p>
          </table:table-cell>
          <table:table-cell office:value-type="float" office:value="747042" calcext:value-type="float">
            <text:p>747042</text:p>
          </table:table-cell>
          <table:table-cell office:value-type="float" office:value="10579459" calcext:value-type="float">
            <text:p>10579459</text:p>
          </table:table-cell>
          <table:table-cell/>
          <table:table-cell table:formula="of:=SUM([.B766:.L766])" office:value-type="float" office:value="196804028" calcext:value-type="float">
            <text:p>196804028</text:p>
          </table:table-cell>
          <table:table-cell table:formula="of:=MAX([.B766:.L766])" office:value-type="float" office:value="157301540" calcext:value-type="float">
            <text:p>157301540</text:p>
          </table:table-cell>
          <table:table-cell table:formula="of:=INDEX([.$B$1:.$L$1];0;MATCH(MAX([.$B766:.$L766]);[.$B766:.$L766];0))" office:value-type="string" office:string-value="Facendi" calcext:value-type="string">
            <text:p>Facendi</text:p>
          </table:table-cell>
          <table:table-cell table:formula="of:=[.O766]/[.N766]" office:value-type="percentage" office:value="0.79928008384056" calcext:value-type="percentage">
            <text:p>79.93%</text:p>
          </table:table-cell>
          <table:table-cell/>
          <table:table-cell table:formula="of:=1000000000/[.N766]" office:value-type="float" office:value="5.08119681371562" calcext:value-type="float">
            <text:p>5.08119681371562</text:p>
          </table:table-cell>
          <table:table-cell table:formula="of:=IF([.A766]=1;1000000000/[.N766];&quot;&quot;)" office:value-type="float" office:value="5.08119681371562" calcext:value-type="float">
            <text:p>5.08119681371562</text:p>
          </table:table-cell>
          <table:table-cell table:formula="of:=IF([.A766]=1;[.P766];&quot;&quot;)" office:value-type="string" office:string-value="Facendi" calcext:value-type="string">
            <text:p>Facendi</text:p>
          </table:table-cell>
          <table:table-cell table:style-name="ce1" table:formula="of:=IF(ISBLANK([.T766]);&quot;&quot;;[.Q766])" office:value-type="percentage" office:value="0.79928008384056" calcext:value-type="percentage">
            <text:p>79.93%</text:p>
          </table:table-cell>
          <table:table-cell table:formula="of:=IF([.A766]=1;[.V766]*[.N766]/1000000;&quot;&quot;)" office:value-type="float" office:value="157.30154" calcext:value-type="float">
            <text:p>157.301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0708" calcext:value-type="float">
            <text:p>1130708</text:p>
          </table:table-cell>
          <table:table-cell office:value-type="float" office:value="938259" calcext:value-type="float">
            <text:p>938259</text:p>
          </table:table-cell>
          <table:table-cell office:value-type="float" office:value="990146" calcext:value-type="float">
            <text:p>990146</text:p>
          </table:table-cell>
          <table:table-cell office:value-type="float" office:value="190" calcext:value-type="float">
            <text:p>190</text:p>
          </table:table-cell>
          <table:table-cell office:value-type="float" office:value="5143717" calcext:value-type="float">
            <text:p>5143717</text:p>
          </table:table-cell>
          <table:table-cell office:value-type="float" office:value="705384" calcext:value-type="float">
            <text:p>705384</text:p>
          </table:table-cell>
          <table:table-cell office:value-type="float" office:value="80" calcext:value-type="float">
            <text:p>80</text:p>
          </table:table-cell>
          <table:table-cell office:value-type="float" office:value="235949" calcext:value-type="float">
            <text:p>235949</text:p>
          </table:table-cell>
          <table:table-cell office:value-type="float" office:value="736813" calcext:value-type="float">
            <text:p>736813</text:p>
          </table:table-cell>
          <table:table-cell office:value-type="float" office:value="802315" calcext:value-type="float">
            <text:p>802315</text:p>
          </table:table-cell>
          <table:table-cell office:value-type="float" office:value="10932517" calcext:value-type="float">
            <text:p>10932517</text:p>
          </table:table-cell>
          <table:table-cell/>
          <table:table-cell table:formula="of:=SUM([.B767:.L767])" office:value-type="float" office:value="21616078" calcext:value-type="float">
            <text:p>21616078</text:p>
          </table:table-cell>
          <table:table-cell table:formula="of:=MAX([.B767:.L767])" office:value-type="float" office:value="10932517" calcext:value-type="float">
            <text:p>10932517</text:p>
          </table:table-cell>
          <table:table-cell table:formula="of:=INDEX([.$B$1:.$L$1];0;MATCH(MAX([.$B767:.$L767]);[.$B767:.$L767];0))" office:value-type="string" office:string-value="TimeWaitKey" calcext:value-type="string">
            <text:p>TimeWaitKey</text:p>
          </table:table-cell>
          <table:table-cell table:formula="of:=[.O767]/[.N767]" office:value-type="percentage" office:value="0.505758583957737" calcext:value-type="percentage">
            <text:p>50.58%</text:p>
          </table:table-cell>
          <table:table-cell/>
          <table:table-cell table:formula="of:=1000000000/[.N767]" office:value-type="float" office:value="46.2618611942462" calcext:value-type="float">
            <text:p>46.2618611942462</text:p>
          </table:table-cell>
          <table:table-cell table:formula="of:=IF([.A767]=1;1000000000/[.N767];&quot;&quot;)" office:value-type="float" office:value="46.2618611942462" calcext:value-type="float">
            <text:p>46.2618611942462</text:p>
          </table:table-cell>
          <table:table-cell table:formula="of:=IF([.A767]=1;[.P767];&quot;&quot;)" office:value-type="string" office:string-value="TimeWaitKey" calcext:value-type="string">
            <text:p>TimeWaitKey</text:p>
          </table:table-cell>
          <table:table-cell table:style-name="ce1" table:formula="of:=IF(ISBLANK([.T767]);&quot;&quot;;[.Q767])" office:value-type="percentage" office:value="0.505758583957737" calcext:value-type="percentage">
            <text:p>50.58%</text:p>
          </table:table-cell>
          <table:table-cell table:formula="of:=IF([.A767]=1;[.V767]*[.N767]/1000000;&quot;&quot;)" office:value-type="float" office:value="10.932517" calcext:value-type="float">
            <text:p>10.9325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9195" calcext:value-type="float">
            <text:p>909195</text:p>
          </table:table-cell>
          <table:table-cell office:value-type="float" office:value="1216537" calcext:value-type="float">
            <text:p>1216537</text:p>
          </table:table-cell>
          <table:table-cell office:value-type="float" office:value="969537" calcext:value-type="float">
            <text:p>969537</text:p>
          </table:table-cell>
          <table:table-cell office:value-type="float" office:value="90" calcext:value-type="float">
            <text:p>90</text:p>
          </table:table-cell>
          <table:table-cell office:value-type="float" office:value="5116065" calcext:value-type="float">
            <text:p>5116065</text:p>
          </table:table-cell>
          <table:table-cell office:value-type="float" office:value="743776" calcext:value-type="float">
            <text:p>743776</text:p>
          </table:table-cell>
          <table:table-cell office:value-type="float" office:value="70" calcext:value-type="float">
            <text:p>70</text:p>
          </table:table-cell>
          <table:table-cell office:value-type="float" office:value="238184" calcext:value-type="float">
            <text:p>238184</text:p>
          </table:table-cell>
          <table:table-cell office:value-type="float" office:value="739628" calcext:value-type="float">
            <text:p>739628</text:p>
          </table:table-cell>
          <table:table-cell office:value-type="float" office:value="729750" calcext:value-type="float">
            <text:p>729750</text:p>
          </table:table-cell>
          <table:table-cell office:value-type="float" office:value="10523204" calcext:value-type="float">
            <text:p>10523204</text:p>
          </table:table-cell>
          <table:table-cell/>
          <table:table-cell table:formula="of:=SUM([.B768:.L768])" office:value-type="float" office:value="21186036" calcext:value-type="float">
            <text:p>21186036</text:p>
          </table:table-cell>
          <table:table-cell table:formula="of:=MAX([.B768:.L768])" office:value-type="float" office:value="10523204" calcext:value-type="float">
            <text:p>10523204</text:p>
          </table:table-cell>
          <table:table-cell table:formula="of:=INDEX([.$B$1:.$L$1];0;MATCH(MAX([.$B768:.$L768]);[.$B768:.$L768];0))" office:value-type="string" office:string-value="TimeWaitKey" calcext:value-type="string">
            <text:p>TimeWaitKey</text:p>
          </table:table-cell>
          <table:table-cell table:formula="of:=[.O768]/[.N768]" office:value-type="percentage" office:value="0.496704716257444" calcext:value-type="percentage">
            <text:p>49.67%</text:p>
          </table:table-cell>
          <table:table-cell/>
          <table:table-cell table:formula="of:=1000000000/[.N768]" office:value-type="float" office:value="47.2009015749808" calcext:value-type="float">
            <text:p>47.2009015749808</text:p>
          </table:table-cell>
          <table:table-cell table:formula="of:=IF([.A768]=1;1000000000/[.N768];&quot;&quot;)" office:value-type="float" office:value="47.2009015749808" calcext:value-type="float">
            <text:p>47.2009015749808</text:p>
          </table:table-cell>
          <table:table-cell table:formula="of:=IF([.A768]=1;[.P768];&quot;&quot;)" office:value-type="string" office:string-value="TimeWaitKey" calcext:value-type="string">
            <text:p>TimeWaitKey</text:p>
          </table:table-cell>
          <table:table-cell table:style-name="ce1" table:formula="of:=IF(ISBLANK([.T768]);&quot;&quot;;[.Q768])" office:value-type="percentage" office:value="0.496704716257444" calcext:value-type="percentage">
            <text:p>49.67%</text:p>
          </table:table-cell>
          <table:table-cell table:formula="of:=IF([.A768]=1;[.V768]*[.N768]/1000000;&quot;&quot;)" office:value-type="float" office:value="10.523204" calcext:value-type="float">
            <text:p>10.5232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6046" calcext:value-type="float">
            <text:p>776046</text:p>
          </table:table-cell>
          <table:table-cell office:value-type="float" office:value="715574" calcext:value-type="float">
            <text:p>715574</text:p>
          </table:table-cell>
          <table:table-cell office:value-type="float" office:value="964277" calcext:value-type="float">
            <text:p>964277</text:p>
          </table:table-cell>
          <table:table-cell office:value-type="float" office:value="100" calcext:value-type="float">
            <text:p>100</text:p>
          </table:table-cell>
          <table:table-cell office:value-type="float" office:value="5125794" calcext:value-type="float">
            <text:p>5125794</text:p>
          </table:table-cell>
          <table:table-cell office:value-type="float" office:value="725512" calcext:value-type="float">
            <text:p>725512</text:p>
          </table:table-cell>
          <table:table-cell office:value-type="float" office:value="81" calcext:value-type="float">
            <text:p>81</text:p>
          </table:table-cell>
          <table:table-cell office:value-type="float" office:value="249355" calcext:value-type="float">
            <text:p>249355</text:p>
          </table:table-cell>
          <table:table-cell office:value-type="float" office:value="760758" calcext:value-type="float">
            <text:p>760758</text:p>
          </table:table-cell>
          <table:table-cell office:value-type="float" office:value="723408" calcext:value-type="float">
            <text:p>723408</text:p>
          </table:table-cell>
          <table:table-cell office:value-type="float" office:value="10632547" calcext:value-type="float">
            <text:p>10632547</text:p>
          </table:table-cell>
          <table:table-cell/>
          <table:table-cell table:formula="of:=SUM([.B769:.L769])" office:value-type="float" office:value="20673452" calcext:value-type="float">
            <text:p>20673452</text:p>
          </table:table-cell>
          <table:table-cell table:formula="of:=MAX([.B769:.L769])" office:value-type="float" office:value="10632547" calcext:value-type="float">
            <text:p>10632547</text:p>
          </table:table-cell>
          <table:table-cell table:formula="of:=INDEX([.$B$1:.$L$1];0;MATCH(MAX([.$B769:.$L769]);[.$B769:.$L769];0))" office:value-type="string" office:string-value="TimeWaitKey" calcext:value-type="string">
            <text:p>TimeWaitKey</text:p>
          </table:table-cell>
          <table:table-cell table:formula="of:=[.O769]/[.N769]" office:value-type="percentage" office:value="0.51430922131437" calcext:value-type="percentage">
            <text:p>51.43%</text:p>
          </table:table-cell>
          <table:table-cell/>
          <table:table-cell table:formula="of:=1000000000/[.N769]" office:value-type="float" office:value="48.3712154119206" calcext:value-type="float">
            <text:p>48.3712154119206</text:p>
          </table:table-cell>
          <table:table-cell table:formula="of:=IF([.A769]=1;1000000000/[.N769];&quot;&quot;)" office:value-type="float" office:value="48.3712154119206" calcext:value-type="float">
            <text:p>48.3712154119206</text:p>
          </table:table-cell>
          <table:table-cell table:formula="of:=IF([.A769]=1;[.P769];&quot;&quot;)" office:value-type="string" office:string-value="TimeWaitKey" calcext:value-type="string">
            <text:p>TimeWaitKey</text:p>
          </table:table-cell>
          <table:table-cell table:style-name="ce1" table:formula="of:=IF(ISBLANK([.T769]);&quot;&quot;;[.Q769])" office:value-type="percentage" office:value="0.51430922131437" calcext:value-type="percentage">
            <text:p>51.43%</text:p>
          </table:table-cell>
          <table:table-cell table:formula="of:=IF([.A769]=1;[.V769]*[.N769]/1000000;&quot;&quot;)" office:value-type="float" office:value="10.632547" calcext:value-type="float">
            <text:p>10.6325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6788" calcext:value-type="float">
            <text:p>776788</text:p>
          </table:table-cell>
          <table:table-cell office:value-type="float" office:value="750348" calcext:value-type="float">
            <text:p>750348</text:p>
          </table:table-cell>
          <table:table-cell office:value-type="float" office:value="963867" calcext:value-type="float">
            <text:p>963867</text:p>
          </table:table-cell>
          <table:table-cell office:value-type="float" office:value="90" calcext:value-type="float">
            <text:p>90</text:p>
          </table:table-cell>
          <table:table-cell office:value-type="float" office:value="5219158" calcext:value-type="float">
            <text:p>5219158</text:p>
          </table:table-cell>
          <table:table-cell office:value-type="float" office:value="710704" calcext:value-type="float">
            <text:p>710704</text:p>
          </table:table-cell>
          <table:table-cell office:value-type="float" office:value="70" calcext:value-type="float">
            <text:p>70</text:p>
          </table:table-cell>
          <table:table-cell office:value-type="float" office:value="154863486" calcext:value-type="float">
            <text:p>154863486</text:p>
          </table:table-cell>
          <table:table-cell office:value-type="float" office:value="769134" calcext:value-type="float">
            <text:p>769134</text:p>
          </table:table-cell>
          <table:table-cell office:value-type="float" office:value="748215" calcext:value-type="float">
            <text:p>748215</text:p>
          </table:table-cell>
          <table:table-cell office:value-type="float" office:value="10575972" calcext:value-type="float">
            <text:p>10575972</text:p>
          </table:table-cell>
          <table:table-cell/>
          <table:table-cell table:formula="of:=SUM([.B770:.L770])" office:value-type="float" office:value="175377832" calcext:value-type="float">
            <text:p>175377832</text:p>
          </table:table-cell>
          <table:table-cell table:formula="of:=MAX([.B770:.L770])" office:value-type="float" office:value="154863486" calcext:value-type="float">
            <text:p>154863486</text:p>
          </table:table-cell>
          <table:table-cell table:formula="of:=INDEX([.$B$1:.$L$1];0;MATCH(MAX([.$B770:.$L770]);[.$B770:.$L770];0))" office:value-type="string" office:string-value="Facendi" calcext:value-type="string">
            <text:p>Facendi</text:p>
          </table:table-cell>
          <table:table-cell table:formula="of:=[.O770]/[.N770]" office:value-type="percentage" office:value="0.883027713559602" calcext:value-type="percentage">
            <text:p>88.30%</text:p>
          </table:table-cell>
          <table:table-cell/>
          <table:table-cell table:formula="of:=1000000000/[.N770]" office:value-type="float" office:value="5.70197492234937" calcext:value-type="float">
            <text:p>5.70197492234937</text:p>
          </table:table-cell>
          <table:table-cell table:formula="of:=IF([.A770]=1;1000000000/[.N770];&quot;&quot;)" office:value-type="float" office:value="5.70197492234937" calcext:value-type="float">
            <text:p>5.70197492234937</text:p>
          </table:table-cell>
          <table:table-cell table:formula="of:=IF([.A770]=1;[.P770];&quot;&quot;)" office:value-type="string" office:string-value="Facendi" calcext:value-type="string">
            <text:p>Facendi</text:p>
          </table:table-cell>
          <table:table-cell table:style-name="ce1" table:formula="of:=IF(ISBLANK([.T770]);&quot;&quot;;[.Q770])" office:value-type="percentage" office:value="0.883027713559602" calcext:value-type="percentage">
            <text:p>88.30%</text:p>
          </table:table-cell>
          <table:table-cell table:formula="of:=IF([.A770]=1;[.V770]*[.N770]/1000000;&quot;&quot;)" office:value-type="float" office:value="154.863486" calcext:value-type="float">
            <text:p>154.8634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8177" calcext:value-type="float">
            <text:p>1098177</text:p>
          </table:table-cell>
          <table:table-cell office:value-type="float" office:value="1215325" calcext:value-type="float">
            <text:p>1215325</text:p>
          </table:table-cell>
          <table:table-cell office:value-type="float" office:value="965860" calcext:value-type="float">
            <text:p>965860</text:p>
          </table:table-cell>
          <table:table-cell office:value-type="float" office:value="70" calcext:value-type="float">
            <text:p>70</text:p>
          </table:table-cell>
          <table:table-cell office:value-type="float" office:value="5172731" calcext:value-type="float">
            <text:p>5172731</text:p>
          </table:table-cell>
          <table:table-cell office:value-type="float" office:value="717127" calcext:value-type="float">
            <text:p>717127</text:p>
          </table:table-cell>
          <table:table-cell office:value-type="float" office:value="70" calcext:value-type="float">
            <text:p>70</text:p>
          </table:table-cell>
          <table:table-cell office:value-type="float" office:value="229939" calcext:value-type="float">
            <text:p>229939</text:p>
          </table:table-cell>
          <table:table-cell office:value-type="float" office:value="762491" calcext:value-type="float">
            <text:p>762491</text:p>
          </table:table-cell>
          <table:table-cell office:value-type="float" office:value="778341" calcext:value-type="float">
            <text:p>778341</text:p>
          </table:table-cell>
          <table:table-cell office:value-type="float" office:value="10560935" calcext:value-type="float">
            <text:p>10560935</text:p>
          </table:table-cell>
          <table:table-cell/>
          <table:table-cell table:formula="of:=SUM([.B771:.L771])" office:value-type="float" office:value="21501066" calcext:value-type="float">
            <text:p>21501066</text:p>
          </table:table-cell>
          <table:table-cell table:formula="of:=MAX([.B771:.L771])" office:value-type="float" office:value="10560935" calcext:value-type="float">
            <text:p>10560935</text:p>
          </table:table-cell>
          <table:table-cell table:formula="of:=INDEX([.$B$1:.$L$1];0;MATCH(MAX([.$B771:.$L771]);[.$B771:.$L771];0))" office:value-type="string" office:string-value="TimeWaitKey" calcext:value-type="string">
            <text:p>TimeWaitKey</text:p>
          </table:table-cell>
          <table:table-cell table:formula="of:=[.O771]/[.N771]" office:value-type="percentage" office:value="0.491181925584527" calcext:value-type="percentage">
            <text:p>49.12%</text:p>
          </table:table-cell>
          <table:table-cell/>
          <table:table-cell table:formula="of:=1000000000/[.N771]" office:value-type="float" office:value="46.5093219098997" calcext:value-type="float">
            <text:p>46.5093219098997</text:p>
          </table:table-cell>
          <table:table-cell table:formula="of:=IF([.A771]=1;1000000000/[.N771];&quot;&quot;)" office:value-type="float" office:value="46.5093219098997" calcext:value-type="float">
            <text:p>46.5093219098997</text:p>
          </table:table-cell>
          <table:table-cell table:formula="of:=IF([.A771]=1;[.P771];&quot;&quot;)" office:value-type="string" office:string-value="TimeWaitKey" calcext:value-type="string">
            <text:p>TimeWaitKey</text:p>
          </table:table-cell>
          <table:table-cell table:style-name="ce1" table:formula="of:=IF(ISBLANK([.T771]);&quot;&quot;;[.Q771])" office:value-type="percentage" office:value="0.491181925584527" calcext:value-type="percentage">
            <text:p>49.12%</text:p>
          </table:table-cell>
          <table:table-cell table:formula="of:=IF([.A771]=1;[.V771]*[.N771]/1000000;&quot;&quot;)" office:value-type="float" office:value="10.560935" calcext:value-type="float">
            <text:p>10.5609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2886" calcext:value-type="float">
            <text:p>732886</text:p>
          </table:table-cell>
          <table:table-cell office:value-type="float" office:value="711947" calcext:value-type="float">
            <text:p>711947</text:p>
          </table:table-cell>
          <table:table-cell office:value-type="float" office:value="977051" calcext:value-type="float">
            <text:p>977051</text:p>
          </table:table-cell>
          <table:table-cell office:value-type="float" office:value="80" calcext:value-type="float">
            <text:p>80</text:p>
          </table:table-cell>
          <table:table-cell office:value-type="float" office:value="5193360" calcext:value-type="float">
            <text:p>5193360</text:p>
          </table:table-cell>
          <table:table-cell office:value-type="float" office:value="726334" calcext:value-type="float">
            <text:p>726334</text:p>
          </table:table-cell>
          <table:table-cell office:value-type="float" office:value="80" calcext:value-type="float">
            <text:p>80</text:p>
          </table:table-cell>
          <table:table-cell office:value-type="float" office:value="234457" calcext:value-type="float">
            <text:p>234457</text:p>
          </table:table-cell>
          <table:table-cell office:value-type="float" office:value="768241" calcext:value-type="float">
            <text:p>768241</text:p>
          </table:table-cell>
          <table:table-cell office:value-type="float" office:value="740260" calcext:value-type="float">
            <text:p>740260</text:p>
          </table:table-cell>
          <table:table-cell office:value-type="float" office:value="10581032" calcext:value-type="float">
            <text:p>10581032</text:p>
          </table:table-cell>
          <table:table-cell/>
          <table:table-cell table:formula="of:=SUM([.B772:.L772])" office:value-type="float" office:value="20665728" calcext:value-type="float">
            <text:p>20665728</text:p>
          </table:table-cell>
          <table:table-cell table:formula="of:=MAX([.B772:.L772])" office:value-type="float" office:value="10581032" calcext:value-type="float">
            <text:p>10581032</text:p>
          </table:table-cell>
          <table:table-cell table:formula="of:=INDEX([.$B$1:.$L$1];0;MATCH(MAX([.$B772:.$L772]);[.$B772:.$L772];0))" office:value-type="string" office:string-value="TimeWaitKey" calcext:value-type="string">
            <text:p>TimeWaitKey</text:p>
          </table:table-cell>
          <table:table-cell table:formula="of:=[.O772]/[.N772]" office:value-type="percentage" office:value="0.512008674458504" calcext:value-type="percentage">
            <text:p>51.20%</text:p>
          </table:table-cell>
          <table:table-cell/>
          <table:table-cell table:formula="of:=1000000000/[.N772]" office:value-type="float" office:value="48.3892945847347" calcext:value-type="float">
            <text:p>48.3892945847347</text:p>
          </table:table-cell>
          <table:table-cell table:formula="of:=IF([.A772]=1;1000000000/[.N772];&quot;&quot;)" office:value-type="float" office:value="48.3892945847347" calcext:value-type="float">
            <text:p>48.3892945847347</text:p>
          </table:table-cell>
          <table:table-cell table:formula="of:=IF([.A772]=1;[.P772];&quot;&quot;)" office:value-type="string" office:string-value="TimeWaitKey" calcext:value-type="string">
            <text:p>TimeWaitKey</text:p>
          </table:table-cell>
          <table:table-cell table:style-name="ce1" table:formula="of:=IF(ISBLANK([.T772]);&quot;&quot;;[.Q772])" office:value-type="percentage" office:value="0.512008674458504" calcext:value-type="percentage">
            <text:p>51.20%</text:p>
          </table:table-cell>
          <table:table-cell table:formula="of:=IF([.A772]=1;[.V772]*[.N772]/1000000;&quot;&quot;)" office:value-type="float" office:value="10.581032" calcext:value-type="float">
            <text:p>10.5810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8332" calcext:value-type="float">
            <text:p>768332</text:p>
          </table:table-cell>
          <table:table-cell office:value-type="float" office:value="871224" calcext:value-type="float">
            <text:p>871224</text:p>
          </table:table-cell>
          <table:table-cell office:value-type="float" office:value="967403" calcext:value-type="float">
            <text:p>967403</text:p>
          </table:table-cell>
          <table:table-cell office:value-type="float" office:value="80" calcext:value-type="float">
            <text:p>80</text:p>
          </table:table-cell>
          <table:table-cell office:value-type="float" office:value="5236079" calcext:value-type="float">
            <text:p>5236079</text:p>
          </table:table-cell>
          <table:table-cell office:value-type="float" office:value="724200" calcext:value-type="float">
            <text:p>724200</text:p>
          </table:table-cell>
          <table:table-cell office:value-type="float" office:value="80" calcext:value-type="float">
            <text:p>80</text:p>
          </table:table-cell>
          <table:table-cell office:value-type="float" office:value="249926" calcext:value-type="float">
            <text:p>249926</text:p>
          </table:table-cell>
          <table:table-cell office:value-type="float" office:value="763002" calcext:value-type="float">
            <text:p>763002</text:p>
          </table:table-cell>
          <table:table-cell office:value-type="float" office:value="711066" calcext:value-type="float">
            <text:p>711066</text:p>
          </table:table-cell>
          <table:table-cell office:value-type="float" office:value="10867375" calcext:value-type="float">
            <text:p>10867375</text:p>
          </table:table-cell>
          <table:table-cell/>
          <table:table-cell table:formula="of:=SUM([.B773:.L773])" office:value-type="float" office:value="21158767" calcext:value-type="float">
            <text:p>21158767</text:p>
          </table:table-cell>
          <table:table-cell table:formula="of:=MAX([.B773:.L773])" office:value-type="float" office:value="10867375" calcext:value-type="float">
            <text:p>10867375</text:p>
          </table:table-cell>
          <table:table-cell table:formula="of:=INDEX([.$B$1:.$L$1];0;MATCH(MAX([.$B773:.$L773]);[.$B773:.$L773];0))" office:value-type="string" office:string-value="TimeWaitKey" calcext:value-type="string">
            <text:p>TimeWaitKey</text:p>
          </table:table-cell>
          <table:table-cell table:formula="of:=[.O773]/[.N773]" office:value-type="percentage" office:value="0.513610977426048" calcext:value-type="percentage">
            <text:p>51.36%</text:p>
          </table:table-cell>
          <table:table-cell/>
          <table:table-cell table:formula="of:=1000000000/[.N773]" office:value-type="float" office:value="47.2617331624286" calcext:value-type="float">
            <text:p>47.2617331624286</text:p>
          </table:table-cell>
          <table:table-cell table:formula="of:=IF([.A773]=1;1000000000/[.N773];&quot;&quot;)" office:value-type="float" office:value="47.2617331624286" calcext:value-type="float">
            <text:p>47.2617331624286</text:p>
          </table:table-cell>
          <table:table-cell table:formula="of:=IF([.A773]=1;[.P773];&quot;&quot;)" office:value-type="string" office:string-value="TimeWaitKey" calcext:value-type="string">
            <text:p>TimeWaitKey</text:p>
          </table:table-cell>
          <table:table-cell table:style-name="ce1" table:formula="of:=IF(ISBLANK([.T773]);&quot;&quot;;[.Q773])" office:value-type="percentage" office:value="0.513610977426048" calcext:value-type="percentage">
            <text:p>51.36%</text:p>
          </table:table-cell>
          <table:table-cell table:formula="of:=IF([.A773]=1;[.V773]*[.N773]/1000000;&quot;&quot;)" office:value-type="float" office:value="10.867375" calcext:value-type="float">
            <text:p>10.867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7598" calcext:value-type="float">
            <text:p>787598</text:p>
          </table:table-cell>
          <table:table-cell office:value-type="float" office:value="1035450" calcext:value-type="float">
            <text:p>1035450</text:p>
          </table:table-cell>
          <table:table-cell office:value-type="float" office:value="1602837" calcext:value-type="float">
            <text:p>1602837</text:p>
          </table:table-cell>
          <table:table-cell office:value-type="float" office:value="170" calcext:value-type="float">
            <text:p>170</text:p>
          </table:table-cell>
          <table:table-cell office:value-type="float" office:value="5330455" calcext:value-type="float">
            <text:p>5330455</text:p>
          </table:table-cell>
          <table:table-cell office:value-type="float" office:value="743216" calcext:value-type="float">
            <text:p>743216</text:p>
          </table:table-cell>
          <table:table-cell office:value-type="float" office:value="70" calcext:value-type="float">
            <text:p>70</text:p>
          </table:table-cell>
          <table:table-cell office:value-type="float" office:value="253242" calcext:value-type="float">
            <text:p>253242</text:p>
          </table:table-cell>
          <table:table-cell office:value-type="float" office:value="781076" calcext:value-type="float">
            <text:p>781076</text:p>
          </table:table-cell>
          <table:table-cell office:value-type="float" office:value="736433" calcext:value-type="float">
            <text:p>736433</text:p>
          </table:table-cell>
          <table:table-cell office:value-type="float" office:value="10640352" calcext:value-type="float">
            <text:p>10640352</text:p>
          </table:table-cell>
          <table:table-cell/>
          <table:table-cell table:formula="of:=SUM([.B774:.L774])" office:value-type="float" office:value="21910899" calcext:value-type="float">
            <text:p>21910899</text:p>
          </table:table-cell>
          <table:table-cell table:formula="of:=MAX([.B774:.L774])" office:value-type="float" office:value="10640352" calcext:value-type="float">
            <text:p>10640352</text:p>
          </table:table-cell>
          <table:table-cell table:formula="of:=INDEX([.$B$1:.$L$1];0;MATCH(MAX([.$B774:.$L774]);[.$B774:.$L774];0))" office:value-type="string" office:string-value="TimeWaitKey" calcext:value-type="string">
            <text:p>TimeWaitKey</text:p>
          </table:table-cell>
          <table:table-cell table:formula="of:=[.O774]/[.N774]" office:value-type="percentage" office:value="0.485619143240083" calcext:value-type="percentage">
            <text:p>48.56%</text:p>
          </table:table-cell>
          <table:table-cell/>
          <table:table-cell table:formula="of:=1000000000/[.N774]" office:value-type="float" office:value="45.6393870466018" calcext:value-type="float">
            <text:p>45.6393870466018</text:p>
          </table:table-cell>
          <table:table-cell table:formula="of:=IF([.A774]=1;1000000000/[.N774];&quot;&quot;)" office:value-type="float" office:value="45.6393870466018" calcext:value-type="float">
            <text:p>45.6393870466018</text:p>
          </table:table-cell>
          <table:table-cell table:formula="of:=IF([.A774]=1;[.P774];&quot;&quot;)" office:value-type="string" office:string-value="TimeWaitKey" calcext:value-type="string">
            <text:p>TimeWaitKey</text:p>
          </table:table-cell>
          <table:table-cell table:style-name="ce1" table:formula="of:=IF(ISBLANK([.T774]);&quot;&quot;;[.Q774])" office:value-type="percentage" office:value="0.485619143240083" calcext:value-type="percentage">
            <text:p>48.56%</text:p>
          </table:table-cell>
          <table:table-cell table:formula="of:=IF([.A774]=1;[.V774]*[.N774]/1000000;&quot;&quot;)" office:value-type="float" office:value="10.640352" calcext:value-type="float">
            <text:p>10.6403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8055" calcext:value-type="float">
            <text:p>818055</text:p>
          </table:table-cell>
          <table:table-cell office:value-type="float" office:value="759245" calcext:value-type="float">
            <text:p>759245</text:p>
          </table:table-cell>
          <table:table-cell office:value-type="float" office:value="980468" calcext:value-type="float">
            <text:p>980468</text:p>
          </table:table-cell>
          <table:table-cell office:value-type="float" office:value="71" calcext:value-type="float">
            <text:p>71</text:p>
          </table:table-cell>
          <table:table-cell office:value-type="float" office:value="5469164" calcext:value-type="float">
            <text:p>5469164</text:p>
          </table:table-cell>
          <table:table-cell office:value-type="float" office:value="742263" calcext:value-type="float">
            <text:p>742263</text:p>
          </table:table-cell>
          <table:table-cell office:value-type="float" office:value="80" calcext:value-type="float">
            <text:p>80</text:p>
          </table:table-cell>
          <table:table-cell office:value-type="float" office:value="233345" calcext:value-type="float">
            <text:p>233345</text:p>
          </table:table-cell>
          <table:table-cell office:value-type="float" office:value="752312" calcext:value-type="float">
            <text:p>752312</text:p>
          </table:table-cell>
          <table:table-cell office:value-type="float" office:value="752112" calcext:value-type="float">
            <text:p>752112</text:p>
          </table:table-cell>
          <table:table-cell office:value-type="float" office:value="10504970" calcext:value-type="float">
            <text:p>10504970</text:p>
          </table:table-cell>
          <table:table-cell/>
          <table:table-cell table:formula="of:=SUM([.B775:.L775])" office:value-type="float" office:value="21012085" calcext:value-type="float">
            <text:p>21012085</text:p>
          </table:table-cell>
          <table:table-cell table:formula="of:=MAX([.B775:.L775])" office:value-type="float" office:value="10504970" calcext:value-type="float">
            <text:p>10504970</text:p>
          </table:table-cell>
          <table:table-cell table:formula="of:=INDEX([.$B$1:.$L$1];0;MATCH(MAX([.$B775:.$L775]);[.$B775:.$L775];0))" office:value-type="string" office:string-value="TimeWaitKey" calcext:value-type="string">
            <text:p>TimeWaitKey</text:p>
          </table:table-cell>
          <table:table-cell table:formula="of:=[.O775]/[.N775]" office:value-type="percentage" office:value="0.499948957944916" calcext:value-type="percentage">
            <text:p>49.99%</text:p>
          </table:table-cell>
          <table:table-cell/>
          <table:table-cell table:formula="of:=1000000000/[.N775]" office:value-type="float" office:value="47.5916597519951" calcext:value-type="float">
            <text:p>47.5916597519951</text:p>
          </table:table-cell>
          <table:table-cell table:formula="of:=IF([.A775]=1;1000000000/[.N775];&quot;&quot;)" office:value-type="float" office:value="47.5916597519951" calcext:value-type="float">
            <text:p>47.5916597519951</text:p>
          </table:table-cell>
          <table:table-cell table:formula="of:=IF([.A775]=1;[.P775];&quot;&quot;)" office:value-type="string" office:string-value="TimeWaitKey" calcext:value-type="string">
            <text:p>TimeWaitKey</text:p>
          </table:table-cell>
          <table:table-cell table:style-name="ce1" table:formula="of:=IF(ISBLANK([.T775]);&quot;&quot;;[.Q775])" office:value-type="percentage" office:value="0.499948957944916" calcext:value-type="percentage">
            <text:p>49.99%</text:p>
          </table:table-cell>
          <table:table-cell table:formula="of:=IF([.A775]=1;[.V775]*[.N775]/1000000;&quot;&quot;)" office:value-type="float" office:value="10.50497" calcext:value-type="float">
            <text:p>10.504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6700" calcext:value-type="float">
            <text:p>756700</text:p>
          </table:table-cell>
          <table:table-cell office:value-type="float" office:value="750198" calcext:value-type="float">
            <text:p>750198</text:p>
          </table:table-cell>
          <table:table-cell office:value-type="float" office:value="964588" calcext:value-type="float">
            <text:p>964588</text:p>
          </table:table-cell>
          <table:table-cell office:value-type="float" office:value="70" calcext:value-type="float">
            <text:p>70</text:p>
          </table:table-cell>
          <table:table-cell office:value-type="float" office:value="5144529" calcext:value-type="float">
            <text:p>5144529</text:p>
          </table:table-cell>
          <table:table-cell office:value-type="float" office:value="721334" calcext:value-type="float">
            <text:p>721334</text:p>
          </table:table-cell>
          <table:table-cell office:value-type="float" office:value="71" calcext:value-type="float">
            <text:p>71</text:p>
          </table:table-cell>
          <table:table-cell office:value-type="float" office:value="240619" calcext:value-type="float">
            <text:p>240619</text:p>
          </table:table-cell>
          <table:table-cell office:value-type="float" office:value="767661" calcext:value-type="float">
            <text:p>767661</text:p>
          </table:table-cell>
          <table:table-cell office:value-type="float" office:value="787398" calcext:value-type="float">
            <text:p>787398</text:p>
          </table:table-cell>
          <table:table-cell office:value-type="float" office:value="10492106" calcext:value-type="float">
            <text:p>10492106</text:p>
          </table:table-cell>
          <table:table-cell/>
          <table:table-cell table:formula="of:=SUM([.B776:.L776])" office:value-type="float" office:value="20625274" calcext:value-type="float">
            <text:p>20625274</text:p>
          </table:table-cell>
          <table:table-cell table:formula="of:=MAX([.B776:.L776])" office:value-type="float" office:value="10492106" calcext:value-type="float">
            <text:p>10492106</text:p>
          </table:table-cell>
          <table:table-cell table:formula="of:=INDEX([.$B$1:.$L$1];0;MATCH(MAX([.$B776:.$L776]);[.$B776:.$L776];0))" office:value-type="string" office:string-value="TimeWaitKey" calcext:value-type="string">
            <text:p>TimeWaitKey</text:p>
          </table:table-cell>
          <table:table-cell table:formula="of:=[.O776]/[.N776]" office:value-type="percentage" office:value="0.508701411675792" calcext:value-type="percentage">
            <text:p>50.87%</text:p>
          </table:table-cell>
          <table:table-cell/>
          <table:table-cell table:formula="of:=1000000000/[.N776]" office:value-type="float" office:value="48.4842043795394" calcext:value-type="float">
            <text:p>48.4842043795394</text:p>
          </table:table-cell>
          <table:table-cell table:formula="of:=IF([.A776]=1;1000000000/[.N776];&quot;&quot;)" office:value-type="float" office:value="48.4842043795394" calcext:value-type="float">
            <text:p>48.4842043795394</text:p>
          </table:table-cell>
          <table:table-cell table:formula="of:=IF([.A776]=1;[.P776];&quot;&quot;)" office:value-type="string" office:string-value="TimeWaitKey" calcext:value-type="string">
            <text:p>TimeWaitKey</text:p>
          </table:table-cell>
          <table:table-cell table:style-name="ce1" table:formula="of:=IF(ISBLANK([.T776]);&quot;&quot;;[.Q776])" office:value-type="percentage" office:value="0.508701411675792" calcext:value-type="percentage">
            <text:p>50.87%</text:p>
          </table:table-cell>
          <table:table-cell table:formula="of:=IF([.A776]=1;[.V776]*[.N776]/1000000;&quot;&quot;)" office:value-type="float" office:value="10.492106" calcext:value-type="float">
            <text:p>10.4921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1036" calcext:value-type="float">
            <text:p>851036</text:p>
          </table:table-cell>
          <table:table-cell office:value-type="float" office:value="744177" calcext:value-type="float">
            <text:p>744177</text:p>
          </table:table-cell>
          <table:table-cell office:value-type="float" office:value="966281" calcext:value-type="float">
            <text:p>966281</text:p>
          </table:table-cell>
          <table:table-cell office:value-type="float" office:value="170" calcext:value-type="float">
            <text:p>170</text:p>
          </table:table-cell>
          <table:table-cell office:value-type="float" office:value="5362676" calcext:value-type="float">
            <text:p>5362676</text:p>
          </table:table-cell>
          <table:table-cell office:value-type="float" office:value="755257" calcext:value-type="float">
            <text:p>755257</text:p>
          </table:table-cell>
          <table:table-cell office:value-type="float" office:value="80" calcext:value-type="float">
            <text:p>80</text:p>
          </table:table-cell>
          <table:table-cell office:value-type="float" office:value="230960" calcext:value-type="float">
            <text:p>230960</text:p>
          </table:table-cell>
          <table:table-cell office:value-type="float" office:value="807295" calcext:value-type="float">
            <text:p>807295</text:p>
          </table:table-cell>
          <table:table-cell office:value-type="float" office:value="739228" calcext:value-type="float">
            <text:p>739228</text:p>
          </table:table-cell>
          <table:table-cell office:value-type="float" office:value="10598154" calcext:value-type="float">
            <text:p>10598154</text:p>
          </table:table-cell>
          <table:table-cell/>
          <table:table-cell table:formula="of:=SUM([.B777:.L777])" office:value-type="float" office:value="21055314" calcext:value-type="float">
            <text:p>21055314</text:p>
          </table:table-cell>
          <table:table-cell table:formula="of:=MAX([.B777:.L777])" office:value-type="float" office:value="10598154" calcext:value-type="float">
            <text:p>10598154</text:p>
          </table:table-cell>
          <table:table-cell table:formula="of:=INDEX([.$B$1:.$L$1];0;MATCH(MAX([.$B777:.$L777]);[.$B777:.$L777];0))" office:value-type="string" office:string-value="TimeWaitKey" calcext:value-type="string">
            <text:p>TimeWaitKey</text:p>
          </table:table-cell>
          <table:table-cell table:formula="of:=[.O777]/[.N777]" office:value-type="percentage" office:value="0.503348180891532" calcext:value-type="percentage">
            <text:p>50.33%</text:p>
          </table:table-cell>
          <table:table-cell/>
          <table:table-cell table:formula="of:=1000000000/[.N777]" office:value-type="float" office:value="47.4939485585444" calcext:value-type="float">
            <text:p>47.4939485585444</text:p>
          </table:table-cell>
          <table:table-cell table:formula="of:=IF([.A777]=1;1000000000/[.N777];&quot;&quot;)" office:value-type="float" office:value="47.4939485585444" calcext:value-type="float">
            <text:p>47.4939485585444</text:p>
          </table:table-cell>
          <table:table-cell table:formula="of:=IF([.A777]=1;[.P777];&quot;&quot;)" office:value-type="string" office:string-value="TimeWaitKey" calcext:value-type="string">
            <text:p>TimeWaitKey</text:p>
          </table:table-cell>
          <table:table-cell table:style-name="ce1" table:formula="of:=IF(ISBLANK([.T777]);&quot;&quot;;[.Q777])" office:value-type="percentage" office:value="0.503348180891532" calcext:value-type="percentage">
            <text:p>50.33%</text:p>
          </table:table-cell>
          <table:table-cell table:formula="of:=IF([.A777]=1;[.V777]*[.N777]/1000000;&quot;&quot;)" office:value-type="float" office:value="10.598154" calcext:value-type="float">
            <text:p>10.5981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95202" calcext:value-type="float">
            <text:p>19895202</text:p>
          </table:table-cell>
          <table:table-cell office:value-type="float" office:value="709973" calcext:value-type="float">
            <text:p>709973</text:p>
          </table:table-cell>
          <table:table-cell office:value-type="float" office:value="962655" calcext:value-type="float">
            <text:p>962655</text:p>
          </table:table-cell>
          <table:table-cell office:value-type="float" office:value="70" calcext:value-type="float">
            <text:p>70</text:p>
          </table:table-cell>
          <table:table-cell office:value-type="float" office:value="5136574" calcext:value-type="float">
            <text:p>5136574</text:p>
          </table:table-cell>
          <table:table-cell office:value-type="float" office:value="748485" calcext:value-type="float">
            <text:p>748485</text:p>
          </table:table-cell>
          <table:table-cell office:value-type="float" office:value="70" calcext:value-type="float">
            <text:p>70</text:p>
          </table:table-cell>
          <table:table-cell office:value-type="float" office:value="222124" calcext:value-type="float">
            <text:p>222124</text:p>
          </table:table-cell>
          <table:table-cell office:value-type="float" office:value="776607" calcext:value-type="float">
            <text:p>776607</text:p>
          </table:table-cell>
          <table:table-cell office:value-type="float" office:value="754867" calcext:value-type="float">
            <text:p>754867</text:p>
          </table:table-cell>
          <table:table-cell office:value-type="float" office:value="10492466" calcext:value-type="float">
            <text:p>10492466</text:p>
          </table:table-cell>
          <table:table-cell/>
          <table:table-cell table:formula="of:=SUM([.B778:.L778])" office:value-type="float" office:value="39699093" calcext:value-type="float">
            <text:p>39699093</text:p>
          </table:table-cell>
          <table:table-cell table:formula="of:=MAX([.B778:.L778])" office:value-type="float" office:value="19895202" calcext:value-type="float">
            <text:p>19895202</text:p>
          </table:table-cell>
          <table:table-cell table:formula="of:=INDEX([.$B$1:.$L$1];0;MATCH(MAX([.$B778:.$L778]);[.$B778:.$L778];0))" office:value-type="string" office:string-value="WebcamRead" calcext:value-type="string">
            <text:p>WebcamRead</text:p>
          </table:table-cell>
          <table:table-cell table:formula="of:=[.O778]/[.N778]" office:value-type="percentage" office:value="0.501150038868646" calcext:value-type="percentage">
            <text:p>50.12%</text:p>
          </table:table-cell>
          <table:table-cell/>
          <table:table-cell table:formula="of:=1000000000/[.N778]" office:value-type="float" office:value="25.1894923644729" calcext:value-type="float">
            <text:p>25.1894923644729</text:p>
          </table:table-cell>
          <table:table-cell table:formula="of:=IF([.A778]=1;1000000000/[.N778];&quot;&quot;)" office:value-type="float" office:value="25.1894923644729" calcext:value-type="float">
            <text:p>25.1894923644729</text:p>
          </table:table-cell>
          <table:table-cell table:formula="of:=IF([.A778]=1;[.P778];&quot;&quot;)" office:value-type="string" office:string-value="WebcamRead" calcext:value-type="string">
            <text:p>WebcamRead</text:p>
          </table:table-cell>
          <table:table-cell table:style-name="ce1" table:formula="of:=IF(ISBLANK([.T778]);&quot;&quot;;[.Q778])" office:value-type="percentage" office:value="0.501150038868646" calcext:value-type="percentage">
            <text:p>50.12%</text:p>
          </table:table-cell>
          <table:table-cell table:formula="of:=IF([.A778]=1;[.V778]*[.N778]/1000000;&quot;&quot;)" office:value-type="float" office:value="19.895202" calcext:value-type="float">
            <text:p>19.8952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64945" calcext:value-type="float">
            <text:p>20164945</text:p>
          </table:table-cell>
          <table:table-cell office:value-type="float" office:value="703792" calcext:value-type="float">
            <text:p>703792</text:p>
          </table:table-cell>
          <table:table-cell office:value-type="float" office:value="964748" calcext:value-type="float">
            <text:p>964748</text:p>
          </table:table-cell>
          <table:table-cell office:value-type="float" office:value="161" calcext:value-type="float">
            <text:p>161</text:p>
          </table:table-cell>
          <table:table-cell office:value-type="float" office:value="5177520" calcext:value-type="float">
            <text:p>5177520</text:p>
          </table:table-cell>
          <table:table-cell office:value-type="float" office:value="776989" calcext:value-type="float">
            <text:p>776989</text:p>
          </table:table-cell>
          <table:table-cell office:value-type="float" office:value="71" calcext:value-type="float">
            <text:p>71</text:p>
          </table:table-cell>
          <table:table-cell office:value-type="float" office:value="228465" calcext:value-type="float">
            <text:p>228465</text:p>
          </table:table-cell>
          <table:table-cell office:value-type="float" office:value="777480" calcext:value-type="float">
            <text:p>777480</text:p>
          </table:table-cell>
          <table:table-cell office:value-type="float" office:value="987951" calcext:value-type="float">
            <text:p>987951</text:p>
          </table:table-cell>
          <table:table-cell office:value-type="float" office:value="10923610" calcext:value-type="float">
            <text:p>10923610</text:p>
          </table:table-cell>
          <table:table-cell/>
          <table:table-cell table:formula="of:=SUM([.B779:.L779])" office:value-type="float" office:value="40705732" calcext:value-type="float">
            <text:p>40705732</text:p>
          </table:table-cell>
          <table:table-cell table:formula="of:=MAX([.B779:.L779])" office:value-type="float" office:value="20164945" calcext:value-type="float">
            <text:p>20164945</text:p>
          </table:table-cell>
          <table:table-cell table:formula="of:=INDEX([.$B$1:.$L$1];0;MATCH(MAX([.$B779:.$L779]);[.$B779:.$L779];0))" office:value-type="string" office:string-value="WebcamRead" calcext:value-type="string">
            <text:p>WebcamRead</text:p>
          </table:table-cell>
          <table:table-cell table:formula="of:=[.O779]/[.N779]" office:value-type="percentage" office:value="0.495383426589651" calcext:value-type="percentage">
            <text:p>49.54%</text:p>
          </table:table-cell>
          <table:table-cell/>
          <table:table-cell table:formula="of:=1000000000/[.N779]" office:value-type="float" office:value="24.5665647285252" calcext:value-type="float">
            <text:p>24.5665647285252</text:p>
          </table:table-cell>
          <table:table-cell table:formula="of:=IF([.A779]=1;1000000000/[.N779];&quot;&quot;)" office:value-type="float" office:value="24.5665647285252" calcext:value-type="float">
            <text:p>24.5665647285252</text:p>
          </table:table-cell>
          <table:table-cell table:formula="of:=IF([.A779]=1;[.P779];&quot;&quot;)" office:value-type="string" office:string-value="WebcamRead" calcext:value-type="string">
            <text:p>WebcamRead</text:p>
          </table:table-cell>
          <table:table-cell table:style-name="ce1" table:formula="of:=IF(ISBLANK([.T779]);&quot;&quot;;[.Q779])" office:value-type="percentage" office:value="0.495383426589651" calcext:value-type="percentage">
            <text:p>49.54%</text:p>
          </table:table-cell>
          <table:table-cell table:formula="of:=IF([.A779]=1;[.V779]*[.N779]/1000000;&quot;&quot;)" office:value-type="float" office:value="20.164945" calcext:value-type="float">
            <text:p>20.1649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99684" calcext:value-type="float">
            <text:p>23399684</text:p>
          </table:table-cell>
          <table:table-cell office:value-type="float" office:value="703251" calcext:value-type="float">
            <text:p>703251</text:p>
          </table:table-cell>
          <table:table-cell office:value-type="float" office:value="963125" calcext:value-type="float">
            <text:p>963125</text:p>
          </table:table-cell>
          <table:table-cell office:value-type="float" office:value="70" calcext:value-type="float">
            <text:p>70</text:p>
          </table:table-cell>
          <table:table-cell office:value-type="float" office:value="5153836" calcext:value-type="float">
            <text:p>5153836</text:p>
          </table:table-cell>
          <table:table-cell office:value-type="float" office:value="741292" calcext:value-type="float">
            <text:p>741292</text:p>
          </table:table-cell>
          <table:table-cell office:value-type="float" office:value="70" calcext:value-type="float">
            <text:p>70</text:p>
          </table:table-cell>
          <table:table-cell office:value-type="float" office:value="232463" calcext:value-type="float">
            <text:p>232463</text:p>
          </table:table-cell>
          <table:table-cell office:value-type="float" office:value="761009" calcext:value-type="float">
            <text:p>761009</text:p>
          </table:table-cell>
          <table:table-cell office:value-type="float" office:value="716024" calcext:value-type="float">
            <text:p>716024</text:p>
          </table:table-cell>
          <table:table-cell office:value-type="float" office:value="10558540" calcext:value-type="float">
            <text:p>10558540</text:p>
          </table:table-cell>
          <table:table-cell/>
          <table:table-cell table:formula="of:=SUM([.B780:.L780])" office:value-type="float" office:value="43229364" calcext:value-type="float">
            <text:p>43229364</text:p>
          </table:table-cell>
          <table:table-cell table:formula="of:=MAX([.B780:.L780])" office:value-type="float" office:value="23399684" calcext:value-type="float">
            <text:p>23399684</text:p>
          </table:table-cell>
          <table:table-cell table:formula="of:=INDEX([.$B$1:.$L$1];0;MATCH(MAX([.$B780:.$L780]);[.$B780:.$L780];0))" office:value-type="string" office:string-value="WebcamRead" calcext:value-type="string">
            <text:p>WebcamRead</text:p>
          </table:table-cell>
          <table:table-cell table:formula="of:=[.O780]/[.N780]" office:value-type="percentage" office:value="0.541291424042232" calcext:value-type="percentage">
            <text:p>54.13%</text:p>
          </table:table-cell>
          <table:table-cell/>
          <table:table-cell table:formula="of:=1000000000/[.N780]" office:value-type="float" office:value="23.1324245251445" calcext:value-type="float">
            <text:p>23.1324245251445</text:p>
          </table:table-cell>
          <table:table-cell table:formula="of:=IF([.A780]=1;1000000000/[.N780];&quot;&quot;)" office:value-type="float" office:value="23.1324245251445" calcext:value-type="float">
            <text:p>23.1324245251445</text:p>
          </table:table-cell>
          <table:table-cell table:formula="of:=IF([.A780]=1;[.P780];&quot;&quot;)" office:value-type="string" office:string-value="WebcamRead" calcext:value-type="string">
            <text:p>WebcamRead</text:p>
          </table:table-cell>
          <table:table-cell table:style-name="ce1" table:formula="of:=IF(ISBLANK([.T780]);&quot;&quot;;[.Q780])" office:value-type="percentage" office:value="0.541291424042232" calcext:value-type="percentage">
            <text:p>54.13%</text:p>
          </table:table-cell>
          <table:table-cell table:formula="of:=IF([.A780]=1;[.V780]*[.N780]/1000000;&quot;&quot;)" office:value-type="float" office:value="23.399684" calcext:value-type="float">
            <text:p>23.3996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25893" calcext:value-type="float">
            <text:p>20125893</text:p>
          </table:table-cell>
          <table:table-cell office:value-type="float" office:value="707028" calcext:value-type="float">
            <text:p>707028</text:p>
          </table:table-cell>
          <table:table-cell office:value-type="float" office:value="962364" calcext:value-type="float">
            <text:p>962364</text:p>
          </table:table-cell>
          <table:table-cell office:value-type="float" office:value="71" calcext:value-type="float">
            <text:p>71</text:p>
          </table:table-cell>
          <table:table-cell office:value-type="float" office:value="5152914" calcext:value-type="float">
            <text:p>5152914</text:p>
          </table:table-cell>
          <table:table-cell office:value-type="float" office:value="738757" calcext:value-type="float">
            <text:p>738757</text:p>
          </table:table-cell>
          <table:table-cell office:value-type="float" office:value="70" calcext:value-type="float">
            <text:p>70</text:p>
          </table:table-cell>
          <table:table-cell office:value-type="float" office:value="213748" calcext:value-type="float">
            <text:p>213748</text:p>
          </table:table-cell>
          <table:table-cell office:value-type="float" office:value="732506" calcext:value-type="float">
            <text:p>732506</text:p>
          </table:table-cell>
          <table:table-cell office:value-type="float" office:value="725201" calcext:value-type="float">
            <text:p>725201</text:p>
          </table:table-cell>
          <table:table-cell office:value-type="float" office:value="10581523" calcext:value-type="float">
            <text:p>10581523</text:p>
          </table:table-cell>
          <table:table-cell/>
          <table:table-cell table:formula="of:=SUM([.B781:.L781])" office:value-type="float" office:value="39940075" calcext:value-type="float">
            <text:p>39940075</text:p>
          </table:table-cell>
          <table:table-cell table:formula="of:=MAX([.B781:.L781])" office:value-type="float" office:value="20125893" calcext:value-type="float">
            <text:p>20125893</text:p>
          </table:table-cell>
          <table:table-cell table:formula="of:=INDEX([.$B$1:.$L$1];0;MATCH(MAX([.$B781:.$L781]);[.$B781:.$L781];0))" office:value-type="string" office:string-value="WebcamRead" calcext:value-type="string">
            <text:p>WebcamRead</text:p>
          </table:table-cell>
          <table:table-cell table:formula="of:=[.O781]/[.N781]" office:value-type="percentage" office:value="0.503902233533613" calcext:value-type="percentage">
            <text:p>50.39%</text:p>
          </table:table-cell>
          <table:table-cell/>
          <table:table-cell table:formula="of:=1000000000/[.N781]" office:value-type="float" office:value="25.037509318648" calcext:value-type="float">
            <text:p>25.037509318648</text:p>
          </table:table-cell>
          <table:table-cell table:formula="of:=IF([.A781]=1;1000000000/[.N781];&quot;&quot;)" office:value-type="float" office:value="25.037509318648" calcext:value-type="float">
            <text:p>25.037509318648</text:p>
          </table:table-cell>
          <table:table-cell table:formula="of:=IF([.A781]=1;[.P781];&quot;&quot;)" office:value-type="string" office:string-value="WebcamRead" calcext:value-type="string">
            <text:p>WebcamRead</text:p>
          </table:table-cell>
          <table:table-cell table:style-name="ce1" table:formula="of:=IF(ISBLANK([.T781]);&quot;&quot;;[.Q781])" office:value-type="percentage" office:value="0.503902233533613" calcext:value-type="percentage">
            <text:p>50.39%</text:p>
          </table:table-cell>
          <table:table-cell table:formula="of:=IF([.A781]=1;[.V781]*[.N781]/1000000;&quot;&quot;)" office:value-type="float" office:value="20.125893" calcext:value-type="float">
            <text:p>20.1258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56655" calcext:value-type="float">
            <text:p>20556655</text:p>
          </table:table-cell>
          <table:table-cell office:value-type="float" office:value="1051389" calcext:value-type="float">
            <text:p>1051389</text:p>
          </table:table-cell>
          <table:table-cell office:value-type="float" office:value="978694" calcext:value-type="float">
            <text:p>978694</text:p>
          </table:table-cell>
          <table:table-cell office:value-type="float" office:value="161" calcext:value-type="float">
            <text:p>161</text:p>
          </table:table-cell>
          <table:table-cell office:value-type="float" office:value="5083434" calcext:value-type="float">
            <text:p>5083434</text:p>
          </table:table-cell>
          <table:table-cell office:value-type="float" office:value="734449" calcext:value-type="float">
            <text:p>734449</text:p>
          </table:table-cell>
          <table:table-cell office:value-type="float" office:value="70" calcext:value-type="float">
            <text:p>70</text:p>
          </table:table-cell>
          <table:table-cell office:value-type="float" office:value="151788144" calcext:value-type="float">
            <text:p>151788144</text:p>
          </table:table-cell>
          <table:table-cell office:value-type="float" office:value="734038" calcext:value-type="float">
            <text:p>734038</text:p>
          </table:table-cell>
          <table:table-cell office:value-type="float" office:value="747523" calcext:value-type="float">
            <text:p>747523</text:p>
          </table:table-cell>
          <table:table-cell office:value-type="float" office:value="10613472" calcext:value-type="float">
            <text:p>10613472</text:p>
          </table:table-cell>
          <table:table-cell/>
          <table:table-cell table:formula="of:=SUM([.B782:.L782])" office:value-type="float" office:value="192288029" calcext:value-type="float">
            <text:p>192288029</text:p>
          </table:table-cell>
          <table:table-cell table:formula="of:=MAX([.B782:.L782])" office:value-type="float" office:value="151788144" calcext:value-type="float">
            <text:p>151788144</text:p>
          </table:table-cell>
          <table:table-cell table:formula="of:=INDEX([.$B$1:.$L$1];0;MATCH(MAX([.$B782:.$L782]);[.$B782:.$L782];0))" office:value-type="string" office:string-value="Facendi" calcext:value-type="string">
            <text:p>Facendi</text:p>
          </table:table-cell>
          <table:table-cell table:formula="of:=[.O782]/[.N782]" office:value-type="percentage" office:value="0.789379062177604" calcext:value-type="percentage">
            <text:p>78.94%</text:p>
          </table:table-cell>
          <table:table-cell/>
          <table:table-cell table:formula="of:=1000000000/[.N782]" office:value-type="float" office:value="5.20053175021103" calcext:value-type="float">
            <text:p>5.20053175021103</text:p>
          </table:table-cell>
          <table:table-cell table:formula="of:=IF([.A782]=1;1000000000/[.N782];&quot;&quot;)" office:value-type="float" office:value="5.20053175021103" calcext:value-type="float">
            <text:p>5.20053175021103</text:p>
          </table:table-cell>
          <table:table-cell table:formula="of:=IF([.A782]=1;[.P782];&quot;&quot;)" office:value-type="string" office:string-value="Facendi" calcext:value-type="string">
            <text:p>Facendi</text:p>
          </table:table-cell>
          <table:table-cell table:style-name="ce1" table:formula="of:=IF(ISBLANK([.T782]);&quot;&quot;;[.Q782])" office:value-type="percentage" office:value="0.789379062177604" calcext:value-type="percentage">
            <text:p>78.94%</text:p>
          </table:table-cell>
          <table:table-cell table:formula="of:=IF([.A782]=1;[.V782]*[.N782]/1000000;&quot;&quot;)" office:value-type="float" office:value="151.788144" calcext:value-type="float">
            <text:p>151.7881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8433" calcext:value-type="float">
            <text:p>758433</text:p>
          </table:table-cell>
          <table:table-cell office:value-type="float" office:value="706367" calcext:value-type="float">
            <text:p>706367</text:p>
          </table:table-cell>
          <table:table-cell office:value-type="float" office:value="977441" calcext:value-type="float">
            <text:p>977441</text:p>
          </table:table-cell>
          <table:table-cell office:value-type="float" office:value="80" calcext:value-type="float">
            <text:p>80</text:p>
          </table:table-cell>
          <table:table-cell office:value-type="float" office:value="5166970" calcext:value-type="float">
            <text:p>5166970</text:p>
          </table:table-cell>
          <table:table-cell office:value-type="float" office:value="712919" calcext:value-type="float">
            <text:p>712919</text:p>
          </table:table-cell>
          <table:table-cell office:value-type="float" office:value="70" calcext:value-type="float">
            <text:p>70</text:p>
          </table:table-cell>
          <table:table-cell office:value-type="float" office:value="229959" calcext:value-type="float">
            <text:p>229959</text:p>
          </table:table-cell>
          <table:table-cell office:value-type="float" office:value="757692" calcext:value-type="float">
            <text:p>757692</text:p>
          </table:table-cell>
          <table:table-cell office:value-type="float" office:value="733758" calcext:value-type="float">
            <text:p>733758</text:p>
          </table:table-cell>
          <table:table-cell office:value-type="float" office:value="10633760" calcext:value-type="float">
            <text:p>10633760</text:p>
          </table:table-cell>
          <table:table-cell/>
          <table:table-cell table:formula="of:=SUM([.B783:.L783])" office:value-type="float" office:value="20677449" calcext:value-type="float">
            <text:p>20677449</text:p>
          </table:table-cell>
          <table:table-cell table:formula="of:=MAX([.B783:.L783])" office:value-type="float" office:value="10633760" calcext:value-type="float">
            <text:p>10633760</text:p>
          </table:table-cell>
          <table:table-cell table:formula="of:=INDEX([.$B$1:.$L$1];0;MATCH(MAX([.$B783:.$L783]);[.$B783:.$L783];0))" office:value-type="string" office:string-value="TimeWaitKey" calcext:value-type="string">
            <text:p>TimeWaitKey</text:p>
          </table:table-cell>
          <table:table-cell table:formula="of:=[.O783]/[.N783]" office:value-type="percentage" office:value="0.514268467062837" calcext:value-type="percentage">
            <text:p>51.43%</text:p>
          </table:table-cell>
          <table:table-cell/>
          <table:table-cell table:formula="of:=1000000000/[.N783]" office:value-type="float" office:value="48.3618651411013" calcext:value-type="float">
            <text:p>48.3618651411013</text:p>
          </table:table-cell>
          <table:table-cell table:formula="of:=IF([.A783]=1;1000000000/[.N783];&quot;&quot;)" office:value-type="float" office:value="48.3618651411013" calcext:value-type="float">
            <text:p>48.3618651411013</text:p>
          </table:table-cell>
          <table:table-cell table:formula="of:=IF([.A783]=1;[.P783];&quot;&quot;)" office:value-type="string" office:string-value="TimeWaitKey" calcext:value-type="string">
            <text:p>TimeWaitKey</text:p>
          </table:table-cell>
          <table:table-cell table:style-name="ce1" table:formula="of:=IF(ISBLANK([.T783]);&quot;&quot;;[.Q783])" office:value-type="percentage" office:value="0.514268467062837" calcext:value-type="percentage">
            <text:p>51.43%</text:p>
          </table:table-cell>
          <table:table-cell table:formula="of:=IF([.A783]=1;[.V783]*[.N783]/1000000;&quot;&quot;)" office:value-type="float" office:value="10.63376" calcext:value-type="float">
            <text:p>10.633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2921" calcext:value-type="float">
            <text:p>922921</text:p>
          </table:table-cell>
          <table:table-cell office:value-type="float" office:value="1214754" calcext:value-type="float">
            <text:p>1214754</text:p>
          </table:table-cell>
          <table:table-cell office:value-type="float" office:value="981961" calcext:value-type="float">
            <text:p>981961</text:p>
          </table:table-cell>
          <table:table-cell office:value-type="float" office:value="60" calcext:value-type="float">
            <text:p>60</text:p>
          </table:table-cell>
          <table:table-cell office:value-type="float" office:value="5171278" calcext:value-type="float">
            <text:p>5171278</text:p>
          </table:table-cell>
          <table:table-cell office:value-type="float" office:value="714201" calcext:value-type="float">
            <text:p>714201</text:p>
          </table:table-cell>
          <table:table-cell office:value-type="float" office:value="100" calcext:value-type="float">
            <text:p>100</text:p>
          </table:table-cell>
          <table:table-cell office:value-type="float" office:value="225440" calcext:value-type="float">
            <text:p>225440</text:p>
          </table:table-cell>
          <table:table-cell office:value-type="float" office:value="719270" calcext:value-type="float">
            <text:p>719270</text:p>
          </table:table-cell>
          <table:table-cell office:value-type="float" office:value="746411" calcext:value-type="float">
            <text:p>746411</text:p>
          </table:table-cell>
          <table:table-cell office:value-type="float" office:value="10474804" calcext:value-type="float">
            <text:p>10474804</text:p>
          </table:table-cell>
          <table:table-cell/>
          <table:table-cell table:formula="of:=SUM([.B784:.L784])" office:value-type="float" office:value="21171200" calcext:value-type="float">
            <text:p>21171200</text:p>
          </table:table-cell>
          <table:table-cell table:formula="of:=MAX([.B784:.L784])" office:value-type="float" office:value="10474804" calcext:value-type="float">
            <text:p>10474804</text:p>
          </table:table-cell>
          <table:table-cell table:formula="of:=INDEX([.$B$1:.$L$1];0;MATCH(MAX([.$B784:.$L784]);[.$B784:.$L784];0))" office:value-type="string" office:string-value="TimeWaitKey" calcext:value-type="string">
            <text:p>TimeWaitKey</text:p>
          </table:table-cell>
          <table:table-cell table:formula="of:=[.O784]/[.N784]" office:value-type="percentage" office:value="0.494766664147521" calcext:value-type="percentage">
            <text:p>49.48%</text:p>
          </table:table-cell>
          <table:table-cell/>
          <table:table-cell table:formula="of:=1000000000/[.N784]" office:value-type="float" office:value="47.2339782345828" calcext:value-type="float">
            <text:p>47.2339782345828</text:p>
          </table:table-cell>
          <table:table-cell table:formula="of:=IF([.A784]=1;1000000000/[.N784];&quot;&quot;)" office:value-type="float" office:value="47.2339782345828" calcext:value-type="float">
            <text:p>47.2339782345828</text:p>
          </table:table-cell>
          <table:table-cell table:formula="of:=IF([.A784]=1;[.P784];&quot;&quot;)" office:value-type="string" office:string-value="TimeWaitKey" calcext:value-type="string">
            <text:p>TimeWaitKey</text:p>
          </table:table-cell>
          <table:table-cell table:style-name="ce1" table:formula="of:=IF(ISBLANK([.T784]);&quot;&quot;;[.Q784])" office:value-type="percentage" office:value="0.494766664147521" calcext:value-type="percentage">
            <text:p>49.48%</text:p>
          </table:table-cell>
          <table:table-cell table:formula="of:=IF([.A784]=1;[.V784]*[.N784]/1000000;&quot;&quot;)" office:value-type="float" office:value="10.474804" calcext:value-type="float">
            <text:p>10.4748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2904" calcext:value-type="float">
            <text:p>2362904</text:p>
          </table:table-cell>
          <table:table-cell office:value-type="float" office:value="1224462" calcext:value-type="float">
            <text:p>1224462</text:p>
          </table:table-cell>
          <table:table-cell office:value-type="float" office:value="981850" calcext:value-type="float">
            <text:p>981850</text:p>
          </table:table-cell>
          <table:table-cell office:value-type="float" office:value="80" calcext:value-type="float">
            <text:p>80</text:p>
          </table:table-cell>
          <table:table-cell office:value-type="float" office:value="5354530" calcext:value-type="float">
            <text:p>5354530</text:p>
          </table:table-cell>
          <table:table-cell office:value-type="float" office:value="728207" calcext:value-type="float">
            <text:p>728207</text:p>
          </table:table-cell>
          <table:table-cell office:value-type="float" office:value="70" calcext:value-type="float">
            <text:p>70</text:p>
          </table:table-cell>
          <table:table-cell office:value-type="float" office:value="229037" calcext:value-type="float">
            <text:p>229037</text:p>
          </table:table-cell>
          <table:table-cell office:value-type="float" office:value="729770" calcext:value-type="float">
            <text:p>729770</text:p>
          </table:table-cell>
          <table:table-cell office:value-type="float" office:value="721084" calcext:value-type="float">
            <text:p>721084</text:p>
          </table:table-cell>
          <table:table-cell office:value-type="float" office:value="10668445" calcext:value-type="float">
            <text:p>10668445</text:p>
          </table:table-cell>
          <table:table-cell/>
          <table:table-cell table:formula="of:=SUM([.B785:.L785])" office:value-type="float" office:value="23000439" calcext:value-type="float">
            <text:p>23000439</text:p>
          </table:table-cell>
          <table:table-cell table:formula="of:=MAX([.B785:.L785])" office:value-type="float" office:value="10668445" calcext:value-type="float">
            <text:p>10668445</text:p>
          </table:table-cell>
          <table:table-cell table:formula="of:=INDEX([.$B$1:.$L$1];0;MATCH(MAX([.$B785:.$L785]);[.$B785:.$L785];0))" office:value-type="string" office:string-value="TimeWaitKey" calcext:value-type="string">
            <text:p>TimeWaitKey</text:p>
          </table:table-cell>
          <table:table-cell table:formula="of:=[.O785]/[.N785]" office:value-type="percentage" office:value="0.463836581553943" calcext:value-type="percentage">
            <text:p>46.38%</text:p>
          </table:table-cell>
          <table:table-cell/>
          <table:table-cell table:formula="of:=1000000000/[.N785]" office:value-type="float" office:value="43.4774310177297" calcext:value-type="float">
            <text:p>43.4774310177297</text:p>
          </table:table-cell>
          <table:table-cell table:formula="of:=IF([.A785]=1;1000000000/[.N785];&quot;&quot;)" office:value-type="float" office:value="43.4774310177297" calcext:value-type="float">
            <text:p>43.4774310177297</text:p>
          </table:table-cell>
          <table:table-cell table:formula="of:=IF([.A785]=1;[.P785];&quot;&quot;)" office:value-type="string" office:string-value="TimeWaitKey" calcext:value-type="string">
            <text:p>TimeWaitKey</text:p>
          </table:table-cell>
          <table:table-cell table:style-name="ce1" table:formula="of:=IF(ISBLANK([.T785]);&quot;&quot;;[.Q785])" office:value-type="percentage" office:value="0.463836581553943" calcext:value-type="percentage">
            <text:p>46.38%</text:p>
          </table:table-cell>
          <table:table-cell table:formula="of:=IF([.A785]=1;[.V785]*[.N785]/1000000;&quot;&quot;)" office:value-type="float" office:value="10.668445" calcext:value-type="float">
            <text:p>10.6684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9769" calcext:value-type="float">
            <text:p>739769</text:p>
          </table:table-cell>
          <table:table-cell office:value-type="float" office:value="714261" calcext:value-type="float">
            <text:p>714261</text:p>
          </table:table-cell>
          <table:table-cell office:value-type="float" office:value="976711" calcext:value-type="float">
            <text:p>976711</text:p>
          </table:table-cell>
          <table:table-cell office:value-type="float" office:value="90" calcext:value-type="float">
            <text:p>90</text:p>
          </table:table-cell>
          <table:table-cell office:value-type="float" office:value="5232292" calcext:value-type="float">
            <text:p>5232292</text:p>
          </table:table-cell>
          <table:table-cell office:value-type="float" office:value="729129" calcext:value-type="float">
            <text:p>729129</text:p>
          </table:table-cell>
          <table:table-cell office:value-type="float" office:value="70" calcext:value-type="float">
            <text:p>70</text:p>
          </table:table-cell>
          <table:table-cell office:value-type="float" office:value="153123655" calcext:value-type="float">
            <text:p>153123655</text:p>
          </table:table-cell>
          <table:table-cell office:value-type="float" office:value="777860" calcext:value-type="float">
            <text:p>777860</text:p>
          </table:table-cell>
          <table:table-cell office:value-type="float" office:value="753795" calcext:value-type="float">
            <text:p>753795</text:p>
          </table:table-cell>
          <table:table-cell office:value-type="float" office:value="11009760" calcext:value-type="float">
            <text:p>11009760</text:p>
          </table:table-cell>
          <table:table-cell/>
          <table:table-cell table:formula="of:=SUM([.B786:.L786])" office:value-type="float" office:value="174057392" calcext:value-type="float">
            <text:p>174057392</text:p>
          </table:table-cell>
          <table:table-cell table:formula="of:=MAX([.B786:.L786])" office:value-type="float" office:value="153123655" calcext:value-type="float">
            <text:p>153123655</text:p>
          </table:table-cell>
          <table:table-cell table:formula="of:=INDEX([.$B$1:.$L$1];0;MATCH(MAX([.$B786:.$L786]);[.$B786:.$L786];0))" office:value-type="string" office:string-value="Facendi" calcext:value-type="string">
            <text:p>Facendi</text:p>
          </table:table-cell>
          <table:table-cell table:formula="of:=[.O786]/[.N786]" office:value-type="percentage" office:value="0.879730836137083" calcext:value-type="percentage">
            <text:p>87.97%</text:p>
          </table:table-cell>
          <table:table-cell/>
          <table:table-cell table:formula="of:=1000000000/[.N786]" office:value-type="float" office:value="5.74523143492808" calcext:value-type="float">
            <text:p>5.74523143492808</text:p>
          </table:table-cell>
          <table:table-cell table:formula="of:=IF([.A786]=1;1000000000/[.N786];&quot;&quot;)" office:value-type="float" office:value="5.74523143492808" calcext:value-type="float">
            <text:p>5.74523143492808</text:p>
          </table:table-cell>
          <table:table-cell table:formula="of:=IF([.A786]=1;[.P786];&quot;&quot;)" office:value-type="string" office:string-value="Facendi" calcext:value-type="string">
            <text:p>Facendi</text:p>
          </table:table-cell>
          <table:table-cell table:style-name="ce1" table:formula="of:=IF(ISBLANK([.T786]);&quot;&quot;;[.Q786])" office:value-type="percentage" office:value="0.879730836137083" calcext:value-type="percentage">
            <text:p>87.97%</text:p>
          </table:table-cell>
          <table:table-cell table:formula="of:=IF([.A786]=1;[.V786]*[.N786]/1000000;&quot;&quot;)" office:value-type="float" office:value="153.123655" calcext:value-type="float">
            <text:p>153.1236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8844" calcext:value-type="float">
            <text:p>768844</text:p>
          </table:table-cell>
          <table:table-cell office:value-type="float" office:value="704633" calcext:value-type="float">
            <text:p>704633</text:p>
          </table:table-cell>
          <table:table-cell office:value-type="float" office:value="963887" calcext:value-type="float">
            <text:p>963887</text:p>
          </table:table-cell>
          <table:table-cell office:value-type="float" office:value="70" calcext:value-type="float">
            <text:p>70</text:p>
          </table:table-cell>
          <table:table-cell office:value-type="float" office:value="5187238" calcext:value-type="float">
            <text:p>5187238</text:p>
          </table:table-cell>
          <table:table-cell office:value-type="float" office:value="734328" calcext:value-type="float">
            <text:p>734328</text:p>
          </table:table-cell>
          <table:table-cell office:value-type="float" office:value="70" calcext:value-type="float">
            <text:p>70</text:p>
          </table:table-cell>
          <table:table-cell office:value-type="float" office:value="238174" calcext:value-type="float">
            <text:p>238174</text:p>
          </table:table-cell>
          <table:table-cell office:value-type="float" office:value="742904" calcext:value-type="float">
            <text:p>742904</text:p>
          </table:table-cell>
          <table:table-cell office:value-type="float" office:value="731363" calcext:value-type="float">
            <text:p>731363</text:p>
          </table:table-cell>
          <table:table-cell office:value-type="float" office:value="10935642" calcext:value-type="float">
            <text:p>10935642</text:p>
          </table:table-cell>
          <table:table-cell/>
          <table:table-cell table:formula="of:=SUM([.B787:.L787])" office:value-type="float" office:value="21007153" calcext:value-type="float">
            <text:p>21007153</text:p>
          </table:table-cell>
          <table:table-cell table:formula="of:=MAX([.B787:.L787])" office:value-type="float" office:value="10935642" calcext:value-type="float">
            <text:p>10935642</text:p>
          </table:table-cell>
          <table:table-cell table:formula="of:=INDEX([.$B$1:.$L$1];0;MATCH(MAX([.$B787:.$L787]);[.$B787:.$L787];0))" office:value-type="string" office:string-value="TimeWaitKey" calcext:value-type="string">
            <text:p>TimeWaitKey</text:p>
          </table:table-cell>
          <table:table-cell table:formula="of:=[.O787]/[.N787]" office:value-type="percentage" office:value="0.520567541922506" calcext:value-type="percentage">
            <text:p>52.06%</text:p>
          </table:table-cell>
          <table:table-cell/>
          <table:table-cell table:formula="of:=1000000000/[.N787]" office:value-type="float" office:value="47.6028331873434" calcext:value-type="float">
            <text:p>47.6028331873434</text:p>
          </table:table-cell>
          <table:table-cell table:formula="of:=IF([.A787]=1;1000000000/[.N787];&quot;&quot;)" office:value-type="float" office:value="47.6028331873434" calcext:value-type="float">
            <text:p>47.6028331873434</text:p>
          </table:table-cell>
          <table:table-cell table:formula="of:=IF([.A787]=1;[.P787];&quot;&quot;)" office:value-type="string" office:string-value="TimeWaitKey" calcext:value-type="string">
            <text:p>TimeWaitKey</text:p>
          </table:table-cell>
          <table:table-cell table:style-name="ce1" table:formula="of:=IF(ISBLANK([.T787]);&quot;&quot;;[.Q787])" office:value-type="percentage" office:value="0.520567541922506" calcext:value-type="percentage">
            <text:p>52.06%</text:p>
          </table:table-cell>
          <table:table-cell table:formula="of:=IF([.A787]=1;[.V787]*[.N787]/1000000;&quot;&quot;)" office:value-type="float" office:value="10.935642" calcext:value-type="float">
            <text:p>10.9356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5083" calcext:value-type="float">
            <text:p>1375083</text:p>
          </table:table-cell>
          <table:table-cell office:value-type="float" office:value="1191642" calcext:value-type="float">
            <text:p>1191642</text:p>
          </table:table-cell>
          <table:table-cell office:value-type="float" office:value="989695" calcext:value-type="float">
            <text:p>989695</text:p>
          </table:table-cell>
          <table:table-cell office:value-type="float" office:value="110" calcext:value-type="float">
            <text:p>110</text:p>
          </table:table-cell>
          <table:table-cell office:value-type="float" office:value="5204631" calcext:value-type="float">
            <text:p>5204631</text:p>
          </table:table-cell>
          <table:table-cell office:value-type="float" office:value="730001" calcext:value-type="float">
            <text:p>730001</text:p>
          </table:table-cell>
          <table:table-cell office:value-type="float" office:value="70" calcext:value-type="float">
            <text:p>70</text:p>
          </table:table-cell>
          <table:table-cell office:value-type="float" office:value="238575" calcext:value-type="float">
            <text:p>238575</text:p>
          </table:table-cell>
          <table:table-cell office:value-type="float" office:value="762211" calcext:value-type="float">
            <text:p>762211</text:p>
          </table:table-cell>
          <table:table-cell office:value-type="float" office:value="822573" calcext:value-type="float">
            <text:p>822573</text:p>
          </table:table-cell>
          <table:table-cell office:value-type="float" office:value="10417316" calcext:value-type="float">
            <text:p>10417316</text:p>
          </table:table-cell>
          <table:table-cell/>
          <table:table-cell table:formula="of:=SUM([.B788:.L788])" office:value-type="float" office:value="21731907" calcext:value-type="float">
            <text:p>21731907</text:p>
          </table:table-cell>
          <table:table-cell table:formula="of:=MAX([.B788:.L788])" office:value-type="float" office:value="10417316" calcext:value-type="float">
            <text:p>10417316</text:p>
          </table:table-cell>
          <table:table-cell table:formula="of:=INDEX([.$B$1:.$L$1];0;MATCH(MAX([.$B788:.$L788]);[.$B788:.$L788];0))" office:value-type="string" office:string-value="TimeWaitKey" calcext:value-type="string">
            <text:p>TimeWaitKey</text:p>
          </table:table-cell>
          <table:table-cell table:formula="of:=[.O788]/[.N788]" office:value-type="percentage" office:value="0.479355815391627" calcext:value-type="percentage">
            <text:p>47.94%</text:p>
          </table:table-cell>
          <table:table-cell/>
          <table:table-cell table:formula="of:=1000000000/[.N788]" office:value-type="float" office:value="46.0152898684869" calcext:value-type="float">
            <text:p>46.0152898684869</text:p>
          </table:table-cell>
          <table:table-cell table:formula="of:=IF([.A788]=1;1000000000/[.N788];&quot;&quot;)" office:value-type="float" office:value="46.0152898684869" calcext:value-type="float">
            <text:p>46.0152898684869</text:p>
          </table:table-cell>
          <table:table-cell table:formula="of:=IF([.A788]=1;[.P788];&quot;&quot;)" office:value-type="string" office:string-value="TimeWaitKey" calcext:value-type="string">
            <text:p>TimeWaitKey</text:p>
          </table:table-cell>
          <table:table-cell table:style-name="ce1" table:formula="of:=IF(ISBLANK([.T788]);&quot;&quot;;[.Q788])" office:value-type="percentage" office:value="0.479355815391627" calcext:value-type="percentage">
            <text:p>47.94%</text:p>
          </table:table-cell>
          <table:table-cell table:formula="of:=IF([.A788]=1;[.V788]*[.N788]/1000000;&quot;&quot;)" office:value-type="float" office:value="10.417316" calcext:value-type="float">
            <text:p>10.4173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2152" calcext:value-type="float">
            <text:p>752152</text:p>
          </table:table-cell>
          <table:table-cell office:value-type="float" office:value="771759" calcext:value-type="float">
            <text:p>771759</text:p>
          </table:table-cell>
          <table:table-cell office:value-type="float" office:value="962764" calcext:value-type="float">
            <text:p>962764</text:p>
          </table:table-cell>
          <table:table-cell office:value-type="float" office:value="120" calcext:value-type="float">
            <text:p>120</text:p>
          </table:table-cell>
          <table:table-cell office:value-type="float" office:value="5222253" calcext:value-type="float">
            <text:p>5222253</text:p>
          </table:table-cell>
          <table:table-cell office:value-type="float" office:value="720914" calcext:value-type="float">
            <text:p>720914</text:p>
          </table:table-cell>
          <table:table-cell office:value-type="float" office:value="70" calcext:value-type="float">
            <text:p>70</text:p>
          </table:table-cell>
          <table:table-cell office:value-type="float" office:value="245017" calcext:value-type="float">
            <text:p>245017</text:p>
          </table:table-cell>
          <table:table-cell office:value-type="float" office:value="802185" calcext:value-type="float">
            <text:p>802185</text:p>
          </table:table-cell>
          <table:table-cell office:value-type="float" office:value="730422" calcext:value-type="float">
            <text:p>730422</text:p>
          </table:table-cell>
          <table:table-cell office:value-type="float" office:value="10815118" calcext:value-type="float">
            <text:p>10815118</text:p>
          </table:table-cell>
          <table:table-cell/>
          <table:table-cell table:formula="of:=SUM([.B789:.L789])" office:value-type="float" office:value="21022774" calcext:value-type="float">
            <text:p>21022774</text:p>
          </table:table-cell>
          <table:table-cell table:formula="of:=MAX([.B789:.L789])" office:value-type="float" office:value="10815118" calcext:value-type="float">
            <text:p>10815118</text:p>
          </table:table-cell>
          <table:table-cell table:formula="of:=INDEX([.$B$1:.$L$1];0;MATCH(MAX([.$B789:.$L789]);[.$B789:.$L789];0))" office:value-type="string" office:string-value="TimeWaitKey" calcext:value-type="string">
            <text:p>TimeWaitKey</text:p>
          </table:table-cell>
          <table:table-cell table:formula="of:=[.O789]/[.N789]" office:value-type="percentage" office:value="0.514447712751895" calcext:value-type="percentage">
            <text:p>51.44%</text:p>
          </table:table-cell>
          <table:table-cell/>
          <table:table-cell table:formula="of:=1000000000/[.N789]" office:value-type="float" office:value="47.5674618392416" calcext:value-type="float">
            <text:p>47.5674618392416</text:p>
          </table:table-cell>
          <table:table-cell table:formula="of:=IF([.A789]=1;1000000000/[.N789];&quot;&quot;)" office:value-type="float" office:value="47.5674618392416" calcext:value-type="float">
            <text:p>47.5674618392416</text:p>
          </table:table-cell>
          <table:table-cell table:formula="of:=IF([.A789]=1;[.P789];&quot;&quot;)" office:value-type="string" office:string-value="TimeWaitKey" calcext:value-type="string">
            <text:p>TimeWaitKey</text:p>
          </table:table-cell>
          <table:table-cell table:style-name="ce1" table:formula="of:=IF(ISBLANK([.T789]);&quot;&quot;;[.Q789])" office:value-type="percentage" office:value="0.514447712751895" calcext:value-type="percentage">
            <text:p>51.44%</text:p>
          </table:table-cell>
          <table:table-cell table:formula="of:=IF([.A789]=1;[.V789]*[.N789]/1000000;&quot;&quot;)" office:value-type="float" office:value="10.815118" calcext:value-type="float">
            <text:p>10.8151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7659" calcext:value-type="float">
            <text:p>777659</text:p>
          </table:table-cell>
          <table:table-cell office:value-type="float" office:value="703221" calcext:value-type="float">
            <text:p>703221</text:p>
          </table:table-cell>
          <table:table-cell office:value-type="float" office:value="962604" calcext:value-type="float">
            <text:p>962604</text:p>
          </table:table-cell>
          <table:table-cell office:value-type="float" office:value="70" calcext:value-type="float">
            <text:p>70</text:p>
          </table:table-cell>
          <table:table-cell office:value-type="float" office:value="5151642" calcext:value-type="float">
            <text:p>5151642</text:p>
          </table:table-cell>
          <table:table-cell office:value-type="float" office:value="767741" calcext:value-type="float">
            <text:p>767741</text:p>
          </table:table-cell>
          <table:table-cell office:value-type="float" office:value="70" calcext:value-type="float">
            <text:p>70</text:p>
          </table:table-cell>
          <table:table-cell office:value-type="float" office:value="248884" calcext:value-type="float">
            <text:p>248884</text:p>
          </table:table-cell>
          <table:table-cell office:value-type="float" office:value="774173" calcext:value-type="float">
            <text:p>774173</text:p>
          </table:table-cell>
          <table:table-cell office:value-type="float" office:value="867747" calcext:value-type="float">
            <text:p>867747</text:p>
          </table:table-cell>
          <table:table-cell office:value-type="float" office:value="10522853" calcext:value-type="float">
            <text:p>10522853</text:p>
          </table:table-cell>
          <table:table-cell/>
          <table:table-cell table:formula="of:=SUM([.B790:.L790])" office:value-type="float" office:value="20776664" calcext:value-type="float">
            <text:p>20776664</text:p>
          </table:table-cell>
          <table:table-cell table:formula="of:=MAX([.B790:.L790])" office:value-type="float" office:value="10522853" calcext:value-type="float">
            <text:p>10522853</text:p>
          </table:table-cell>
          <table:table-cell table:formula="of:=INDEX([.$B$1:.$L$1];0;MATCH(MAX([.$B790:.$L790]);[.$B790:.$L790];0))" office:value-type="string" office:string-value="TimeWaitKey" calcext:value-type="string">
            <text:p>TimeWaitKey</text:p>
          </table:table-cell>
          <table:table-cell table:formula="of:=[.O790]/[.N790]" office:value-type="percentage" office:value="0.506474619794593" calcext:value-type="percentage">
            <text:p>50.65%</text:p>
          </table:table-cell>
          <table:table-cell/>
          <table:table-cell table:formula="of:=1000000000/[.N790]" office:value-type="float" office:value="48.1309222693306" calcext:value-type="float">
            <text:p>48.1309222693306</text:p>
          </table:table-cell>
          <table:table-cell table:formula="of:=IF([.A790]=1;1000000000/[.N790];&quot;&quot;)" office:value-type="float" office:value="48.1309222693306" calcext:value-type="float">
            <text:p>48.1309222693306</text:p>
          </table:table-cell>
          <table:table-cell table:formula="of:=IF([.A790]=1;[.P790];&quot;&quot;)" office:value-type="string" office:string-value="TimeWaitKey" calcext:value-type="string">
            <text:p>TimeWaitKey</text:p>
          </table:table-cell>
          <table:table-cell table:style-name="ce1" table:formula="of:=IF(ISBLANK([.T790]);&quot;&quot;;[.Q790])" office:value-type="percentage" office:value="0.506474619794593" calcext:value-type="percentage">
            <text:p>50.65%</text:p>
          </table:table-cell>
          <table:table-cell table:formula="of:=IF([.A790]=1;[.V790]*[.N790]/1000000;&quot;&quot;)" office:value-type="float" office:value="10.522853" calcext:value-type="float">
            <text:p>10.5228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8246" calcext:value-type="float">
            <text:p>888246</text:p>
          </table:table-cell>
          <table:table-cell office:value-type="float" office:value="1431138" calcext:value-type="float">
            <text:p>1431138</text:p>
          </table:table-cell>
          <table:table-cell office:value-type="float" office:value="1005654" calcext:value-type="float">
            <text:p>1005654</text:p>
          </table:table-cell>
          <table:table-cell office:value-type="float" office:value="80" calcext:value-type="float">
            <text:p>80</text:p>
          </table:table-cell>
          <table:table-cell office:value-type="float" office:value="5143727" calcext:value-type="float">
            <text:p>5143727</text:p>
          </table:table-cell>
          <table:table-cell office:value-type="float" office:value="722978" calcext:value-type="float">
            <text:p>722978</text:p>
          </table:table-cell>
          <table:table-cell office:value-type="float" office:value="110" calcext:value-type="float">
            <text:p>110</text:p>
          </table:table-cell>
          <table:table-cell office:value-type="float" office:value="234327" calcext:value-type="float">
            <text:p>234327</text:p>
          </table:table-cell>
          <table:table-cell office:value-type="float" office:value="767951" calcext:value-type="float">
            <text:p>767951</text:p>
          </table:table-cell>
          <table:table-cell office:value-type="float" office:value="737004" calcext:value-type="float">
            <text:p>737004</text:p>
          </table:table-cell>
          <table:table-cell office:value-type="float" office:value="10548391" calcext:value-type="float">
            <text:p>10548391</text:p>
          </table:table-cell>
          <table:table-cell/>
          <table:table-cell table:formula="of:=SUM([.B791:.L791])" office:value-type="float" office:value="21479606" calcext:value-type="float">
            <text:p>21479606</text:p>
          </table:table-cell>
          <table:table-cell table:formula="of:=MAX([.B791:.L791])" office:value-type="float" office:value="10548391" calcext:value-type="float">
            <text:p>10548391</text:p>
          </table:table-cell>
          <table:table-cell table:formula="of:=INDEX([.$B$1:.$L$1];0;MATCH(MAX([.$B791:.$L791]);[.$B791:.$L791];0))" office:value-type="string" office:string-value="TimeWaitKey" calcext:value-type="string">
            <text:p>TimeWaitKey</text:p>
          </table:table-cell>
          <table:table-cell table:formula="of:=[.O791]/[.N791]" office:value-type="percentage" office:value="0.491088663358164" calcext:value-type="percentage">
            <text:p>49.11%</text:p>
          </table:table-cell>
          <table:table-cell/>
          <table:table-cell table:formula="of:=1000000000/[.N791]" office:value-type="float" office:value="46.5557887793659" calcext:value-type="float">
            <text:p>46.5557887793659</text:p>
          </table:table-cell>
          <table:table-cell table:formula="of:=IF([.A791]=1;1000000000/[.N791];&quot;&quot;)" office:value-type="float" office:value="46.5557887793659" calcext:value-type="float">
            <text:p>46.5557887793659</text:p>
          </table:table-cell>
          <table:table-cell table:formula="of:=IF([.A791]=1;[.P791];&quot;&quot;)" office:value-type="string" office:string-value="TimeWaitKey" calcext:value-type="string">
            <text:p>TimeWaitKey</text:p>
          </table:table-cell>
          <table:table-cell table:style-name="ce1" table:formula="of:=IF(ISBLANK([.T791]);&quot;&quot;;[.Q791])" office:value-type="percentage" office:value="0.491088663358164" calcext:value-type="percentage">
            <text:p>49.11%</text:p>
          </table:table-cell>
          <table:table-cell table:formula="of:=IF([.A791]=1;[.V791]*[.N791]/1000000;&quot;&quot;)" office:value-type="float" office:value="10.548391" calcext:value-type="float">
            <text:p>10.5483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2457" calcext:value-type="float">
            <text:p>942457</text:p>
          </table:table-cell>
          <table:table-cell office:value-type="float" office:value="1235292" calcext:value-type="float">
            <text:p>1235292</text:p>
          </table:table-cell>
          <table:table-cell office:value-type="float" office:value="971190" calcext:value-type="float">
            <text:p>971190</text:p>
          </table:table-cell>
          <table:table-cell office:value-type="float" office:value="100" calcext:value-type="float">
            <text:p>100</text:p>
          </table:table-cell>
          <table:table-cell office:value-type="float" office:value="5175086" calcext:value-type="float">
            <text:p>5175086</text:p>
          </table:table-cell>
          <table:table-cell office:value-type="float" office:value="740621" calcext:value-type="float">
            <text:p>740621</text:p>
          </table:table-cell>
          <table:table-cell office:value-type="float" office:value="80" calcext:value-type="float">
            <text:p>80</text:p>
          </table:table-cell>
          <table:table-cell office:value-type="float" office:value="244596" calcext:value-type="float">
            <text:p>244596</text:p>
          </table:table-cell>
          <table:table-cell office:value-type="float" office:value="773662" calcext:value-type="float">
            <text:p>773662</text:p>
          </table:table-cell>
          <table:table-cell office:value-type="float" office:value="996327" calcext:value-type="float">
            <text:p>996327</text:p>
          </table:table-cell>
          <table:table-cell office:value-type="float" office:value="10889496" calcext:value-type="float">
            <text:p>10889496</text:p>
          </table:table-cell>
          <table:table-cell/>
          <table:table-cell table:formula="of:=SUM([.B792:.L792])" office:value-type="float" office:value="21968907" calcext:value-type="float">
            <text:p>21968907</text:p>
          </table:table-cell>
          <table:table-cell table:formula="of:=MAX([.B792:.L792])" office:value-type="float" office:value="10889496" calcext:value-type="float">
            <text:p>10889496</text:p>
          </table:table-cell>
          <table:table-cell table:formula="of:=INDEX([.$B$1:.$L$1];0;MATCH(MAX([.$B792:.$L792]);[.$B792:.$L792];0))" office:value-type="string" office:string-value="TimeWaitKey" calcext:value-type="string">
            <text:p>TimeWaitKey</text:p>
          </table:table-cell>
          <table:table-cell table:formula="of:=[.O792]/[.N792]" office:value-type="percentage" office:value="0.495677641131623" calcext:value-type="percentage">
            <text:p>49.57%</text:p>
          </table:table-cell>
          <table:table-cell/>
          <table:table-cell table:formula="of:=1000000000/[.N792]" office:value-type="float" office:value="45.518878112598" calcext:value-type="float">
            <text:p>45.518878112598</text:p>
          </table:table-cell>
          <table:table-cell table:formula="of:=IF([.A792]=1;1000000000/[.N792];&quot;&quot;)" office:value-type="float" office:value="45.518878112598" calcext:value-type="float">
            <text:p>45.518878112598</text:p>
          </table:table-cell>
          <table:table-cell table:formula="of:=IF([.A792]=1;[.P792];&quot;&quot;)" office:value-type="string" office:string-value="TimeWaitKey" calcext:value-type="string">
            <text:p>TimeWaitKey</text:p>
          </table:table-cell>
          <table:table-cell table:style-name="ce1" table:formula="of:=IF(ISBLANK([.T792]);&quot;&quot;;[.Q792])" office:value-type="percentage" office:value="0.495677641131623" calcext:value-type="percentage">
            <text:p>49.57%</text:p>
          </table:table-cell>
          <table:table-cell table:formula="of:=IF([.A792]=1;[.V792]*[.N792]/1000000;&quot;&quot;)" office:value-type="float" office:value="10.889496" calcext:value-type="float">
            <text:p>10.8894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48812" calcext:value-type="float">
            <text:p>4448812</text:p>
          </table:table-cell>
          <table:table-cell office:value-type="float" office:value="761179" calcext:value-type="float">
            <text:p>761179</text:p>
          </table:table-cell>
          <table:table-cell office:value-type="float" office:value="965579" calcext:value-type="float">
            <text:p>965579</text:p>
          </table:table-cell>
          <table:table-cell office:value-type="float" office:value="150" calcext:value-type="float">
            <text:p>150</text:p>
          </table:table-cell>
          <table:table-cell office:value-type="float" office:value="5140982" calcext:value-type="float">
            <text:p>5140982</text:p>
          </table:table-cell>
          <table:table-cell office:value-type="float" office:value="734209" calcext:value-type="float">
            <text:p>734209</text:p>
          </table:table-cell>
          <table:table-cell office:value-type="float" office:value="70" calcext:value-type="float">
            <text:p>70</text:p>
          </table:table-cell>
          <table:table-cell office:value-type="float" office:value="225761" calcext:value-type="float">
            <text:p>225761</text:p>
          </table:table-cell>
          <table:table-cell office:value-type="float" office:value="756039" calcext:value-type="float">
            <text:p>756039</text:p>
          </table:table-cell>
          <table:table-cell office:value-type="float" office:value="730051" calcext:value-type="float">
            <text:p>730051</text:p>
          </table:table-cell>
          <table:table-cell office:value-type="float" office:value="10535727" calcext:value-type="float">
            <text:p>10535727</text:p>
          </table:table-cell>
          <table:table-cell/>
          <table:table-cell table:formula="of:=SUM([.B793:.L793])" office:value-type="float" office:value="24298559" calcext:value-type="float">
            <text:p>24298559</text:p>
          </table:table-cell>
          <table:table-cell table:formula="of:=MAX([.B793:.L793])" office:value-type="float" office:value="10535727" calcext:value-type="float">
            <text:p>10535727</text:p>
          </table:table-cell>
          <table:table-cell table:formula="of:=INDEX([.$B$1:.$L$1];0;MATCH(MAX([.$B793:.$L793]);[.$B793:.$L793];0))" office:value-type="string" office:string-value="TimeWaitKey" calcext:value-type="string">
            <text:p>TimeWaitKey</text:p>
          </table:table-cell>
          <table:table-cell table:formula="of:=[.O793]/[.N793]" office:value-type="percentage" office:value="0.433594724691287" calcext:value-type="percentage">
            <text:p>43.36%</text:p>
          </table:table-cell>
          <table:table-cell/>
          <table:table-cell table:formula="of:=1000000000/[.N793]" office:value-type="float" office:value="41.1547038653609" calcext:value-type="float">
            <text:p>41.1547038653609</text:p>
          </table:table-cell>
          <table:table-cell table:formula="of:=IF([.A793]=1;1000000000/[.N793];&quot;&quot;)" office:value-type="float" office:value="41.1547038653609" calcext:value-type="float">
            <text:p>41.1547038653609</text:p>
          </table:table-cell>
          <table:table-cell table:formula="of:=IF([.A793]=1;[.P793];&quot;&quot;)" office:value-type="string" office:string-value="TimeWaitKey" calcext:value-type="string">
            <text:p>TimeWaitKey</text:p>
          </table:table-cell>
          <table:table-cell table:style-name="ce1" table:formula="of:=IF(ISBLANK([.T793]);&quot;&quot;;[.Q793])" office:value-type="percentage" office:value="0.433594724691287" calcext:value-type="percentage">
            <text:p>43.36%</text:p>
          </table:table-cell>
          <table:table-cell table:formula="of:=IF([.A793]=1;[.V793]*[.N793]/1000000;&quot;&quot;)" office:value-type="float" office:value="10.535727" calcext:value-type="float">
            <text:p>10.5357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22366" calcext:value-type="float">
            <text:p>20122366</text:p>
          </table:table-cell>
          <table:table-cell office:value-type="float" office:value="705875" calcext:value-type="float">
            <text:p>705875</text:p>
          </table:table-cell>
          <table:table-cell office:value-type="float" office:value="965159" calcext:value-type="float">
            <text:p>965159</text:p>
          </table:table-cell>
          <table:table-cell office:value-type="float" office:value="90" calcext:value-type="float">
            <text:p>90</text:p>
          </table:table-cell>
          <table:table-cell office:value-type="float" office:value="5122908" calcext:value-type="float">
            <text:p>5122908</text:p>
          </table:table-cell>
          <table:table-cell office:value-type="float" office:value="744237" calcext:value-type="float">
            <text:p>744237</text:p>
          </table:table-cell>
          <table:table-cell office:value-type="float" office:value="211" calcext:value-type="float">
            <text:p>211</text:p>
          </table:table-cell>
          <table:table-cell office:value-type="float" office:value="226863" calcext:value-type="float">
            <text:p>226863</text:p>
          </table:table-cell>
          <table:table-cell office:value-type="float" office:value="779574" calcext:value-type="float">
            <text:p>779574</text:p>
          </table:table-cell>
          <table:table-cell office:value-type="float" office:value="727405" calcext:value-type="float">
            <text:p>727405</text:p>
          </table:table-cell>
          <table:table-cell office:value-type="float" office:value="10504138" calcext:value-type="float">
            <text:p>10504138</text:p>
          </table:table-cell>
          <table:table-cell/>
          <table:table-cell table:formula="of:=SUM([.B794:.L794])" office:value-type="float" office:value="39898826" calcext:value-type="float">
            <text:p>39898826</text:p>
          </table:table-cell>
          <table:table-cell table:formula="of:=MAX([.B794:.L794])" office:value-type="float" office:value="20122366" calcext:value-type="float">
            <text:p>20122366</text:p>
          </table:table-cell>
          <table:table-cell table:formula="of:=INDEX([.$B$1:.$L$1];0;MATCH(MAX([.$B794:.$L794]);[.$B794:.$L794];0))" office:value-type="string" office:string-value="WebcamRead" calcext:value-type="string">
            <text:p>WebcamRead</text:p>
          </table:table-cell>
          <table:table-cell table:formula="of:=[.O794]/[.N794]" office:value-type="percentage" office:value="0.504334789199061" calcext:value-type="percentage">
            <text:p>50.43%</text:p>
          </table:table-cell>
          <table:table-cell/>
          <table:table-cell table:formula="of:=1000000000/[.N794]" office:value-type="float" office:value="25.0633940958564" calcext:value-type="float">
            <text:p>25.0633940958564</text:p>
          </table:table-cell>
          <table:table-cell table:formula="of:=IF([.A794]=1;1000000000/[.N794];&quot;&quot;)" office:value-type="float" office:value="25.0633940958564" calcext:value-type="float">
            <text:p>25.0633940958564</text:p>
          </table:table-cell>
          <table:table-cell table:formula="of:=IF([.A794]=1;[.P794];&quot;&quot;)" office:value-type="string" office:string-value="WebcamRead" calcext:value-type="string">
            <text:p>WebcamRead</text:p>
          </table:table-cell>
          <table:table-cell table:style-name="ce1" table:formula="of:=IF(ISBLANK([.T794]);&quot;&quot;;[.Q794])" office:value-type="percentage" office:value="0.504334789199061" calcext:value-type="percentage">
            <text:p>50.43%</text:p>
          </table:table-cell>
          <table:table-cell table:formula="of:=IF([.A794]=1;[.V794]*[.N794]/1000000;&quot;&quot;)" office:value-type="float" office:value="20.122366" calcext:value-type="float">
            <text:p>20.1223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56074" calcext:value-type="float">
            <text:p>24156074</text:p>
          </table:table-cell>
          <table:table-cell office:value-type="float" office:value="1189257" calcext:value-type="float">
            <text:p>1189257</text:p>
          </table:table-cell>
          <table:table-cell office:value-type="float" office:value="967694" calcext:value-type="float">
            <text:p>967694</text:p>
          </table:table-cell>
          <table:table-cell office:value-type="float" office:value="71" calcext:value-type="float">
            <text:p>71</text:p>
          </table:table-cell>
          <table:table-cell office:value-type="float" office:value="5186517" calcext:value-type="float">
            <text:p>5186517</text:p>
          </table:table-cell>
          <table:table-cell office:value-type="float" office:value="737104" calcext:value-type="float">
            <text:p>737104</text:p>
          </table:table-cell>
          <table:table-cell office:value-type="float" office:value="70" calcext:value-type="float">
            <text:p>70</text:p>
          </table:table-cell>
          <table:table-cell office:value-type="float" office:value="251188" calcext:value-type="float">
            <text:p>251188</text:p>
          </table:table-cell>
          <table:table-cell office:value-type="float" office:value="743005" calcext:value-type="float">
            <text:p>743005</text:p>
          </table:table-cell>
          <table:table-cell office:value-type="float" office:value="737154" calcext:value-type="float">
            <text:p>737154</text:p>
          </table:table-cell>
          <table:table-cell office:value-type="float" office:value="10599957" calcext:value-type="float">
            <text:p>10599957</text:p>
          </table:table-cell>
          <table:table-cell/>
          <table:table-cell table:formula="of:=SUM([.B795:.L795])" office:value-type="float" office:value="44568091" calcext:value-type="float">
            <text:p>44568091</text:p>
          </table:table-cell>
          <table:table-cell table:formula="of:=MAX([.B795:.L795])" office:value-type="float" office:value="24156074" calcext:value-type="float">
            <text:p>24156074</text:p>
          </table:table-cell>
          <table:table-cell table:formula="of:=INDEX([.$B$1:.$L$1];0;MATCH(MAX([.$B795:.$L795]);[.$B795:.$L795];0))" office:value-type="string" office:string-value="WebcamRead" calcext:value-type="string">
            <text:p>WebcamRead</text:p>
          </table:table-cell>
          <table:table-cell table:formula="of:=[.O795]/[.N795]" office:value-type="percentage" office:value="0.542003784725713" calcext:value-type="percentage">
            <text:p>54.20%</text:p>
          </table:table-cell>
          <table:table-cell/>
          <table:table-cell table:formula="of:=1000000000/[.N795]" office:value-type="float" office:value="22.4375775933504" calcext:value-type="float">
            <text:p>22.4375775933504</text:p>
          </table:table-cell>
          <table:table-cell table:formula="of:=IF([.A795]=1;1000000000/[.N795];&quot;&quot;)" office:value-type="float" office:value="22.4375775933504" calcext:value-type="float">
            <text:p>22.4375775933504</text:p>
          </table:table-cell>
          <table:table-cell table:formula="of:=IF([.A795]=1;[.P795];&quot;&quot;)" office:value-type="string" office:string-value="WebcamRead" calcext:value-type="string">
            <text:p>WebcamRead</text:p>
          </table:table-cell>
          <table:table-cell table:style-name="ce1" table:formula="of:=IF(ISBLANK([.T795]);&quot;&quot;;[.Q795])" office:value-type="percentage" office:value="0.542003784725713" calcext:value-type="percentage">
            <text:p>54.20%</text:p>
          </table:table-cell>
          <table:table-cell table:formula="of:=IF([.A795]=1;[.V795]*[.N795]/1000000;&quot;&quot;)" office:value-type="float" office:value="24.156074" calcext:value-type="float">
            <text:p>24.1560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86833" calcext:value-type="float">
            <text:p>19686833</text:p>
          </table:table-cell>
          <table:table-cell office:value-type="float" office:value="730131" calcext:value-type="float">
            <text:p>730131</text:p>
          </table:table-cell>
          <table:table-cell office:value-type="float" office:value="965068" calcext:value-type="float">
            <text:p>965068</text:p>
          </table:table-cell>
          <table:table-cell office:value-type="float" office:value="90" calcext:value-type="float">
            <text:p>90</text:p>
          </table:table-cell>
          <table:table-cell office:value-type="float" office:value="5155770" calcext:value-type="float">
            <text:p>5155770</text:p>
          </table:table-cell>
          <table:table-cell office:value-type="float" office:value="757091" calcext:value-type="float">
            <text:p>757091</text:p>
          </table:table-cell>
          <table:table-cell office:value-type="float" office:value="70" calcext:value-type="float">
            <text:p>70</text:p>
          </table:table-cell>
          <table:table-cell office:value-type="float" office:value="241270" calcext:value-type="float">
            <text:p>241270</text:p>
          </table:table-cell>
          <table:table-cell office:value-type="float" office:value="779142" calcext:value-type="float">
            <text:p>779142</text:p>
          </table:table-cell>
          <table:table-cell office:value-type="float" office:value="731463" calcext:value-type="float">
            <text:p>731463</text:p>
          </table:table-cell>
          <table:table-cell office:value-type="float" office:value="10548541" calcext:value-type="float">
            <text:p>10548541</text:p>
          </table:table-cell>
          <table:table-cell/>
          <table:table-cell table:formula="of:=SUM([.B796:.L796])" office:value-type="float" office:value="39595469" calcext:value-type="float">
            <text:p>39595469</text:p>
          </table:table-cell>
          <table:table-cell table:formula="of:=MAX([.B796:.L796])" office:value-type="float" office:value="19686833" calcext:value-type="float">
            <text:p>19686833</text:p>
          </table:table-cell>
          <table:table-cell table:formula="of:=INDEX([.$B$1:.$L$1];0;MATCH(MAX([.$B796:.$L796]);[.$B796:.$L796];0))" office:value-type="string" office:string-value="WebcamRead" calcext:value-type="string">
            <text:p>WebcamRead</text:p>
          </table:table-cell>
          <table:table-cell table:formula="of:=[.O796]/[.N796]" office:value-type="percentage" office:value="0.49719913659818" calcext:value-type="percentage">
            <text:p>49.72%</text:p>
          </table:table-cell>
          <table:table-cell/>
          <table:table-cell table:formula="of:=1000000000/[.N796]" office:value-type="float" office:value="25.2554149566962" calcext:value-type="float">
            <text:p>25.2554149566962</text:p>
          </table:table-cell>
          <table:table-cell table:formula="of:=IF([.A796]=1;1000000000/[.N796];&quot;&quot;)" office:value-type="float" office:value="25.2554149566962" calcext:value-type="float">
            <text:p>25.2554149566962</text:p>
          </table:table-cell>
          <table:table-cell table:formula="of:=IF([.A796]=1;[.P796];&quot;&quot;)" office:value-type="string" office:string-value="WebcamRead" calcext:value-type="string">
            <text:p>WebcamRead</text:p>
          </table:table-cell>
          <table:table-cell table:style-name="ce1" table:formula="of:=IF(ISBLANK([.T796]);&quot;&quot;;[.Q796])" office:value-type="percentage" office:value="0.49719913659818" calcext:value-type="percentage">
            <text:p>49.72%</text:p>
          </table:table-cell>
          <table:table-cell table:formula="of:=IF([.A796]=1;[.V796]*[.N796]/1000000;&quot;&quot;)" office:value-type="float" office:value="19.686833" calcext:value-type="float">
            <text:p>19.6868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98337" calcext:value-type="float">
            <text:p>20198337</text:p>
          </table:table-cell>
          <table:table-cell office:value-type="float" office:value="711165" calcext:value-type="float">
            <text:p>711165</text:p>
          </table:table-cell>
          <table:table-cell office:value-type="float" office:value="966131" calcext:value-type="float">
            <text:p>966131</text:p>
          </table:table-cell>
          <table:table-cell office:value-type="float" office:value="160" calcext:value-type="float">
            <text:p>160</text:p>
          </table:table-cell>
          <table:table-cell office:value-type="float" office:value="5142535" calcext:value-type="float">
            <text:p>5142535</text:p>
          </table:table-cell>
          <table:table-cell office:value-type="float" office:value="721345" calcext:value-type="float">
            <text:p>721345</text:p>
          </table:table-cell>
          <table:table-cell office:value-type="float" office:value="70" calcext:value-type="float">
            <text:p>70</text:p>
          </table:table-cell>
          <table:table-cell office:value-type="float" office:value="236481" calcext:value-type="float">
            <text:p>236481</text:p>
          </table:table-cell>
          <table:table-cell office:value-type="float" office:value="759525" calcext:value-type="float">
            <text:p>759525</text:p>
          </table:table-cell>
          <table:table-cell office:value-type="float" office:value="881634" calcext:value-type="float">
            <text:p>881634</text:p>
          </table:table-cell>
          <table:table-cell office:value-type="float" office:value="10474704" calcext:value-type="float">
            <text:p>10474704</text:p>
          </table:table-cell>
          <table:table-cell/>
          <table:table-cell table:formula="of:=SUM([.B797:.L797])" office:value-type="float" office:value="40092087" calcext:value-type="float">
            <text:p>40092087</text:p>
          </table:table-cell>
          <table:table-cell table:formula="of:=MAX([.B797:.L797])" office:value-type="float" office:value="20198337" calcext:value-type="float">
            <text:p>20198337</text:p>
          </table:table-cell>
          <table:table-cell table:formula="of:=INDEX([.$B$1:.$L$1];0;MATCH(MAX([.$B797:.$L797]);[.$B797:.$L797];0))" office:value-type="string" office:string-value="WebcamRead" calcext:value-type="string">
            <text:p>WebcamRead</text:p>
          </table:table-cell>
          <table:table-cell table:formula="of:=[.O797]/[.N797]" office:value-type="percentage" office:value="0.503798592475368" calcext:value-type="percentage">
            <text:p>50.38%</text:p>
          </table:table-cell>
          <table:table-cell/>
          <table:table-cell table:formula="of:=1000000000/[.N797]" office:value-type="float" office:value="24.9425778209052" calcext:value-type="float">
            <text:p>24.9425778209052</text:p>
          </table:table-cell>
          <table:table-cell table:formula="of:=IF([.A797]=1;1000000000/[.N797];&quot;&quot;)" office:value-type="float" office:value="24.9425778209052" calcext:value-type="float">
            <text:p>24.9425778209052</text:p>
          </table:table-cell>
          <table:table-cell table:formula="of:=IF([.A797]=1;[.P797];&quot;&quot;)" office:value-type="string" office:string-value="WebcamRead" calcext:value-type="string">
            <text:p>WebcamRead</text:p>
          </table:table-cell>
          <table:table-cell table:style-name="ce1" table:formula="of:=IF(ISBLANK([.T797]);&quot;&quot;;[.Q797])" office:value-type="percentage" office:value="0.503798592475368" calcext:value-type="percentage">
            <text:p>50.38%</text:p>
          </table:table-cell>
          <table:table-cell table:formula="of:=IF([.A797]=1;[.V797]*[.N797]/1000000;&quot;&quot;)" office:value-type="float" office:value="20.198337" calcext:value-type="float">
            <text:p>20.1983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43388" calcext:value-type="float">
            <text:p>23943388</text:p>
          </table:table-cell>
          <table:table-cell office:value-type="float" office:value="1258686" calcext:value-type="float">
            <text:p>1258686</text:p>
          </table:table-cell>
          <table:table-cell office:value-type="float" office:value="967383" calcext:value-type="float">
            <text:p>967383</text:p>
          </table:table-cell>
          <table:table-cell office:value-type="float" office:value="70" calcext:value-type="float">
            <text:p>70</text:p>
          </table:table-cell>
          <table:table-cell office:value-type="float" office:value="5168574" calcext:value-type="float">
            <text:p>5168574</text:p>
          </table:table-cell>
          <table:table-cell office:value-type="float" office:value="737154" calcext:value-type="float">
            <text:p>737154</text:p>
          </table:table-cell>
          <table:table-cell office:value-type="float" office:value="70" calcext:value-type="float">
            <text:p>70</text:p>
          </table:table-cell>
          <table:table-cell office:value-type="float" office:value="154941042" calcext:value-type="float">
            <text:p>154941042</text:p>
          </table:table-cell>
          <table:table-cell office:value-type="float" office:value="755167" calcext:value-type="float">
            <text:p>755167</text:p>
          </table:table-cell>
          <table:table-cell office:value-type="float" office:value="749156" calcext:value-type="float">
            <text:p>749156</text:p>
          </table:table-cell>
          <table:table-cell office:value-type="float" office:value="10584027" calcext:value-type="float">
            <text:p>10584027</text:p>
          </table:table-cell>
          <table:table-cell/>
          <table:table-cell table:formula="of:=SUM([.B798:.L798])" office:value-type="float" office:value="199104717" calcext:value-type="float">
            <text:p>199104717</text:p>
          </table:table-cell>
          <table:table-cell table:formula="of:=MAX([.B798:.L798])" office:value-type="float" office:value="154941042" calcext:value-type="float">
            <text:p>154941042</text:p>
          </table:table-cell>
          <table:table-cell table:formula="of:=INDEX([.$B$1:.$L$1];0;MATCH(MAX([.$B798:.$L798]);[.$B798:.$L798];0))" office:value-type="string" office:string-value="Facendi" calcext:value-type="string">
            <text:p>Facendi</text:p>
          </table:table-cell>
          <table:table-cell table:formula="of:=[.O798]/[.N798]" office:value-type="percentage" office:value="0.778188705594554" calcext:value-type="percentage">
            <text:p>77.82%</text:p>
          </table:table-cell>
          <table:table-cell/>
          <table:table-cell table:formula="of:=1000000000/[.N798]" office:value-type="float" office:value="5.02248271697149" calcext:value-type="float">
            <text:p>5.02248271697149</text:p>
          </table:table-cell>
          <table:table-cell table:formula="of:=IF([.A798]=1;1000000000/[.N798];&quot;&quot;)" office:value-type="float" office:value="5.02248271697149" calcext:value-type="float">
            <text:p>5.02248271697149</text:p>
          </table:table-cell>
          <table:table-cell table:formula="of:=IF([.A798]=1;[.P798];&quot;&quot;)" office:value-type="string" office:string-value="Facendi" calcext:value-type="string">
            <text:p>Facendi</text:p>
          </table:table-cell>
          <table:table-cell table:style-name="ce1" table:formula="of:=IF(ISBLANK([.T798]);&quot;&quot;;[.Q798])" office:value-type="percentage" office:value="0.778188705594554" calcext:value-type="percentage">
            <text:p>77.82%</text:p>
          </table:table-cell>
          <table:table-cell table:formula="of:=IF([.A798]=1;[.V798]*[.N798]/1000000;&quot;&quot;)" office:value-type="float" office:value="154.941042" calcext:value-type="float">
            <text:p>154.9410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9979" calcext:value-type="float">
            <text:p>2499979</text:p>
          </table:table-cell>
          <table:table-cell office:value-type="float" office:value="1242866" calcext:value-type="float">
            <text:p>1242866</text:p>
          </table:table-cell>
          <table:table-cell office:value-type="float" office:value="996037" calcext:value-type="float">
            <text:p>996037</text:p>
          </table:table-cell>
          <table:table-cell office:value-type="float" office:value="70" calcext:value-type="float">
            <text:p>70</text:p>
          </table:table-cell>
          <table:table-cell office:value-type="float" office:value="5277627" calcext:value-type="float">
            <text:p>5277627</text:p>
          </table:table-cell>
          <table:table-cell office:value-type="float" office:value="744096" calcext:value-type="float">
            <text:p>744096</text:p>
          </table:table-cell>
          <table:table-cell office:value-type="float" office:value="70" calcext:value-type="float">
            <text:p>70</text:p>
          </table:table-cell>
          <table:table-cell office:value-type="float" office:value="246129" calcext:value-type="float">
            <text:p>246129</text:p>
          </table:table-cell>
          <table:table-cell office:value-type="float" office:value="766018" calcext:value-type="float">
            <text:p>766018</text:p>
          </table:table-cell>
          <table:table-cell office:value-type="float" office:value="762020" calcext:value-type="float">
            <text:p>762020</text:p>
          </table:table-cell>
          <table:table-cell office:value-type="float" office:value="10485304" calcext:value-type="float">
            <text:p>10485304</text:p>
          </table:table-cell>
          <table:table-cell/>
          <table:table-cell table:formula="of:=SUM([.B799:.L799])" office:value-type="float" office:value="23020216" calcext:value-type="float">
            <text:p>23020216</text:p>
          </table:table-cell>
          <table:table-cell table:formula="of:=MAX([.B799:.L799])" office:value-type="float" office:value="10485304" calcext:value-type="float">
            <text:p>10485304</text:p>
          </table:table-cell>
          <table:table-cell table:formula="of:=INDEX([.$B$1:.$L$1];0;MATCH(MAX([.$B799:.$L799]);[.$B799:.$L799];0))" office:value-type="string" office:string-value="TimeWaitKey" calcext:value-type="string">
            <text:p>TimeWaitKey</text:p>
          </table:table-cell>
          <table:table-cell table:formula="of:=[.O799]/[.N799]" office:value-type="percentage" office:value="0.455482433353362" calcext:value-type="percentage">
            <text:p>45.55%</text:p>
          </table:table-cell>
          <table:table-cell/>
          <table:table-cell table:formula="of:=1000000000/[.N799]" office:value-type="float" office:value="43.4400789288858" calcext:value-type="float">
            <text:p>43.4400789288858</text:p>
          </table:table-cell>
          <table:table-cell table:formula="of:=IF([.A799]=1;1000000000/[.N799];&quot;&quot;)" office:value-type="float" office:value="43.4400789288858" calcext:value-type="float">
            <text:p>43.4400789288858</text:p>
          </table:table-cell>
          <table:table-cell table:formula="of:=IF([.A799]=1;[.P799];&quot;&quot;)" office:value-type="string" office:string-value="TimeWaitKey" calcext:value-type="string">
            <text:p>TimeWaitKey</text:p>
          </table:table-cell>
          <table:table-cell table:style-name="ce1" table:formula="of:=IF(ISBLANK([.T799]);&quot;&quot;;[.Q799])" office:value-type="percentage" office:value="0.455482433353362" calcext:value-type="percentage">
            <text:p>45.55%</text:p>
          </table:table-cell>
          <table:table-cell table:formula="of:=IF([.A799]=1;[.V799]*[.N799]/1000000;&quot;&quot;)" office:value-type="float" office:value="10.485304" calcext:value-type="float">
            <text:p>10.4853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1598" calcext:value-type="float">
            <text:p>921598</text:p>
          </table:table-cell>
          <table:table-cell office:value-type="float" office:value="723278" calcext:value-type="float">
            <text:p>723278</text:p>
          </table:table-cell>
          <table:table-cell office:value-type="float" office:value="965279" calcext:value-type="float">
            <text:p>965279</text:p>
          </table:table-cell>
          <table:table-cell office:value-type="float" office:value="90" calcext:value-type="float">
            <text:p>90</text:p>
          </table:table-cell>
          <table:table-cell office:value-type="float" office:value="5296492" calcext:value-type="float">
            <text:p>5296492</text:p>
          </table:table-cell>
          <table:table-cell office:value-type="float" office:value="733998" calcext:value-type="float">
            <text:p>733998</text:p>
          </table:table-cell>
          <table:table-cell office:value-type="float" office:value="160" calcext:value-type="float">
            <text:p>160</text:p>
          </table:table-cell>
          <table:table-cell office:value-type="float" office:value="267298" calcext:value-type="float">
            <text:p>267298</text:p>
          </table:table-cell>
          <table:table-cell office:value-type="float" office:value="782619" calcext:value-type="float">
            <text:p>782619</text:p>
          </table:table-cell>
          <table:table-cell office:value-type="float" office:value="731423" calcext:value-type="float">
            <text:p>731423</text:p>
          </table:table-cell>
          <table:table-cell office:value-type="float" office:value="10747913" calcext:value-type="float">
            <text:p>10747913</text:p>
          </table:table-cell>
          <table:table-cell/>
          <table:table-cell table:formula="of:=SUM([.B800:.L800])" office:value-type="float" office:value="21170148" calcext:value-type="float">
            <text:p>21170148</text:p>
          </table:table-cell>
          <table:table-cell table:formula="of:=MAX([.B800:.L800])" office:value-type="float" office:value="10747913" calcext:value-type="float">
            <text:p>10747913</text:p>
          </table:table-cell>
          <table:table-cell table:formula="of:=INDEX([.$B$1:.$L$1];0;MATCH(MAX([.$B800:.$L800]);[.$B800:.$L800];0))" office:value-type="string" office:string-value="TimeWaitKey" calcext:value-type="string">
            <text:p>TimeWaitKey</text:p>
          </table:table-cell>
          <table:table-cell table:formula="of:=[.O800]/[.N800]" office:value-type="percentage" office:value="0.507691915994163" calcext:value-type="percentage">
            <text:p>50.77%</text:p>
          </table:table-cell>
          <table:table-cell/>
          <table:table-cell table:formula="of:=1000000000/[.N800]" office:value-type="float" office:value="47.2363254144468" calcext:value-type="float">
            <text:p>47.2363254144468</text:p>
          </table:table-cell>
          <table:table-cell table:formula="of:=IF([.A800]=1;1000000000/[.N800];&quot;&quot;)" office:value-type="float" office:value="47.2363254144468" calcext:value-type="float">
            <text:p>47.2363254144468</text:p>
          </table:table-cell>
          <table:table-cell table:formula="of:=IF([.A800]=1;[.P800];&quot;&quot;)" office:value-type="string" office:string-value="TimeWaitKey" calcext:value-type="string">
            <text:p>TimeWaitKey</text:p>
          </table:table-cell>
          <table:table-cell table:style-name="ce1" table:formula="of:=IF(ISBLANK([.T800]);&quot;&quot;;[.Q800])" office:value-type="percentage" office:value="0.507691915994163" calcext:value-type="percentage">
            <text:p>50.77%</text:p>
          </table:table-cell>
          <table:table-cell table:formula="of:=IF([.A800]=1;[.V800]*[.N800]/1000000;&quot;&quot;)" office:value-type="float" office:value="10.747913" calcext:value-type="float">
            <text:p>10.7479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440" calcext:value-type="float">
            <text:p>740440</text:p>
          </table:table-cell>
          <table:table-cell office:value-type="float" office:value="703992" calcext:value-type="float">
            <text:p>703992</text:p>
          </table:table-cell>
          <table:table-cell office:value-type="float" office:value="964789" calcext:value-type="float">
            <text:p>964789</text:p>
          </table:table-cell>
          <table:table-cell office:value-type="float" office:value="81" calcext:value-type="float">
            <text:p>81</text:p>
          </table:table-cell>
          <table:table-cell office:value-type="float" office:value="5148026" calcext:value-type="float">
            <text:p>5148026</text:p>
          </table:table-cell>
          <table:table-cell office:value-type="float" office:value="734299" calcext:value-type="float">
            <text:p>734299</text:p>
          </table:table-cell>
          <table:table-cell office:value-type="float" office:value="70" calcext:value-type="float">
            <text:p>70</text:p>
          </table:table-cell>
          <table:table-cell office:value-type="float" office:value="230069" calcext:value-type="float">
            <text:p>230069</text:p>
          </table:table-cell>
          <table:table-cell office:value-type="float" office:value="807325" calcext:value-type="float">
            <text:p>807325</text:p>
          </table:table-cell>
          <table:table-cell office:value-type="float" office:value="734890" calcext:value-type="float">
            <text:p>734890</text:p>
          </table:table-cell>
          <table:table-cell office:value-type="float" office:value="10627779" calcext:value-type="float">
            <text:p>10627779</text:p>
          </table:table-cell>
          <table:table-cell/>
          <table:table-cell table:formula="of:=SUM([.B801:.L801])" office:value-type="float" office:value="20691760" calcext:value-type="float">
            <text:p>20691760</text:p>
          </table:table-cell>
          <table:table-cell table:formula="of:=MAX([.B801:.L801])" office:value-type="float" office:value="10627779" calcext:value-type="float">
            <text:p>10627779</text:p>
          </table:table-cell>
          <table:table-cell table:formula="of:=INDEX([.$B$1:.$L$1];0;MATCH(MAX([.$B801:.$L801]);[.$B801:.$L801];0))" office:value-type="string" office:string-value="TimeWaitKey" calcext:value-type="string">
            <text:p>TimeWaitKey</text:p>
          </table:table-cell>
          <table:table-cell table:formula="of:=[.O801]/[.N801]" office:value-type="percentage" office:value="0.513623732345629" calcext:value-type="percentage">
            <text:p>51.36%</text:p>
          </table:table-cell>
          <table:table-cell/>
          <table:table-cell table:formula="of:=1000000000/[.N801]" office:value-type="float" office:value="48.3284167224054" calcext:value-type="float">
            <text:p>48.3284167224054</text:p>
          </table:table-cell>
          <table:table-cell table:formula="of:=IF([.A801]=1;1000000000/[.N801];&quot;&quot;)" office:value-type="float" office:value="48.3284167224054" calcext:value-type="float">
            <text:p>48.3284167224054</text:p>
          </table:table-cell>
          <table:table-cell table:formula="of:=IF([.A801]=1;[.P801];&quot;&quot;)" office:value-type="string" office:string-value="TimeWaitKey" calcext:value-type="string">
            <text:p>TimeWaitKey</text:p>
          </table:table-cell>
          <table:table-cell table:style-name="ce1" table:formula="of:=IF(ISBLANK([.T801]);&quot;&quot;;[.Q801])" office:value-type="percentage" office:value="0.513623732345629" calcext:value-type="percentage">
            <text:p>51.36%</text:p>
          </table:table-cell>
          <table:table-cell table:formula="of:=IF([.A801]=1;[.V801]*[.N801]/1000000;&quot;&quot;)" office:value-type="float" office:value="10.627779" calcext:value-type="float">
            <text:p>10.6277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2777" calcext:value-type="float">
            <text:p>792777</text:p>
          </table:table-cell>
          <table:table-cell office:value-type="float" office:value="741533" calcext:value-type="float">
            <text:p>741533</text:p>
          </table:table-cell>
          <table:table-cell office:value-type="float" office:value="965560" calcext:value-type="float">
            <text:p>965560</text:p>
          </table:table-cell>
          <table:table-cell office:value-type="float" office:value="151" calcext:value-type="float">
            <text:p>151</text:p>
          </table:table-cell>
          <table:table-cell office:value-type="float" office:value="5259143" calcext:value-type="float">
            <text:p>5259143</text:p>
          </table:table-cell>
          <table:table-cell office:value-type="float" office:value="720092" calcext:value-type="float">
            <text:p>720092</text:p>
          </table:table-cell>
          <table:table-cell office:value-type="float" office:value="70" calcext:value-type="float">
            <text:p>70</text:p>
          </table:table-cell>
          <table:table-cell office:value-type="float" office:value="233996" calcext:value-type="float">
            <text:p>233996</text:p>
          </table:table-cell>
          <table:table-cell office:value-type="float" office:value="797677" calcext:value-type="float">
            <text:p>797677</text:p>
          </table:table-cell>
          <table:table-cell office:value-type="float" office:value="754076" calcext:value-type="float">
            <text:p>754076</text:p>
          </table:table-cell>
          <table:table-cell office:value-type="float" office:value="10698601" calcext:value-type="float">
            <text:p>10698601</text:p>
          </table:table-cell>
          <table:table-cell/>
          <table:table-cell table:formula="of:=SUM([.B802:.L802])" office:value-type="float" office:value="20963676" calcext:value-type="float">
            <text:p>20963676</text:p>
          </table:table-cell>
          <table:table-cell table:formula="of:=MAX([.B802:.L802])" office:value-type="float" office:value="10698601" calcext:value-type="float">
            <text:p>10698601</text:p>
          </table:table-cell>
          <table:table-cell table:formula="of:=INDEX([.$B$1:.$L$1];0;MATCH(MAX([.$B802:.$L802]);[.$B802:.$L802];0))" office:value-type="string" office:string-value="TimeWaitKey" calcext:value-type="string">
            <text:p>TimeWaitKey</text:p>
          </table:table-cell>
          <table:table-cell table:formula="of:=[.O802]/[.N802]" office:value-type="percentage" office:value="0.510339932748436" calcext:value-type="percentage">
            <text:p>51.03%</text:p>
          </table:table-cell>
          <table:table-cell/>
          <table:table-cell table:formula="of:=1000000000/[.N802]" office:value-type="float" office:value="47.7015576848259" calcext:value-type="float">
            <text:p>47.7015576848259</text:p>
          </table:table-cell>
          <table:table-cell table:formula="of:=IF([.A802]=1;1000000000/[.N802];&quot;&quot;)" office:value-type="float" office:value="47.7015576848259" calcext:value-type="float">
            <text:p>47.7015576848259</text:p>
          </table:table-cell>
          <table:table-cell table:formula="of:=IF([.A802]=1;[.P802];&quot;&quot;)" office:value-type="string" office:string-value="TimeWaitKey" calcext:value-type="string">
            <text:p>TimeWaitKey</text:p>
          </table:table-cell>
          <table:table-cell table:style-name="ce1" table:formula="of:=IF(ISBLANK([.T802]);&quot;&quot;;[.Q802])" office:value-type="percentage" office:value="0.510339932748436" calcext:value-type="percentage">
            <text:p>51.03%</text:p>
          </table:table-cell>
          <table:table-cell table:formula="of:=IF([.A802]=1;[.V802]*[.N802]/1000000;&quot;&quot;)" office:value-type="float" office:value="10.698601" calcext:value-type="float">
            <text:p>10.6986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3924" calcext:value-type="float">
            <text:p>983924</text:p>
          </table:table-cell>
          <table:table-cell office:value-type="float" office:value="2162902" calcext:value-type="float">
            <text:p>2162902</text:p>
          </table:table-cell>
          <table:table-cell office:value-type="float" office:value="967633" calcext:value-type="float">
            <text:p>967633</text:p>
          </table:table-cell>
          <table:table-cell office:value-type="float" office:value="70" calcext:value-type="float">
            <text:p>70</text:p>
          </table:table-cell>
          <table:table-cell office:value-type="float" office:value="5230419" calcext:value-type="float">
            <text:p>5230419</text:p>
          </table:table-cell>
          <table:table-cell office:value-type="float" office:value="763583" calcext:value-type="float">
            <text:p>763583</text:p>
          </table:table-cell>
          <table:table-cell office:value-type="float" office:value="70" calcext:value-type="float">
            <text:p>70</text:p>
          </table:table-cell>
          <table:table-cell office:value-type="float" office:value="243213" calcext:value-type="float">
            <text:p>243213</text:p>
          </table:table-cell>
          <table:table-cell office:value-type="float" office:value="780675" calcext:value-type="float">
            <text:p>780675</text:p>
          </table:table-cell>
          <table:table-cell office:value-type="float" office:value="722868" calcext:value-type="float">
            <text:p>722868</text:p>
          </table:table-cell>
          <table:table-cell office:value-type="float" office:value="10626736" calcext:value-type="float">
            <text:p>10626736</text:p>
          </table:table-cell>
          <table:table-cell/>
          <table:table-cell table:formula="of:=SUM([.B803:.L803])" office:value-type="float" office:value="22482093" calcext:value-type="float">
            <text:p>22482093</text:p>
          </table:table-cell>
          <table:table-cell table:formula="of:=MAX([.B803:.L803])" office:value-type="float" office:value="10626736" calcext:value-type="float">
            <text:p>10626736</text:p>
          </table:table-cell>
          <table:table-cell table:formula="of:=INDEX([.$B$1:.$L$1];0;MATCH(MAX([.$B803:.$L803]);[.$B803:.$L803];0))" office:value-type="string" office:string-value="TimeWaitKey" calcext:value-type="string">
            <text:p>TimeWaitKey</text:p>
          </table:table-cell>
          <table:table-cell table:formula="of:=[.O803]/[.N803]" office:value-type="percentage" office:value="0.472675564503714" calcext:value-type="percentage">
            <text:p>47.27%</text:p>
          </table:table-cell>
          <table:table-cell/>
          <table:table-cell table:formula="of:=1000000000/[.N803]" office:value-type="float" office:value="44.4798444699966" calcext:value-type="float">
            <text:p>44.4798444699966</text:p>
          </table:table-cell>
          <table:table-cell table:formula="of:=IF([.A803]=1;1000000000/[.N803];&quot;&quot;)" office:value-type="float" office:value="44.4798444699966" calcext:value-type="float">
            <text:p>44.4798444699966</text:p>
          </table:table-cell>
          <table:table-cell table:formula="of:=IF([.A803]=1;[.P803];&quot;&quot;)" office:value-type="string" office:string-value="TimeWaitKey" calcext:value-type="string">
            <text:p>TimeWaitKey</text:p>
          </table:table-cell>
          <table:table-cell table:style-name="ce1" table:formula="of:=IF(ISBLANK([.T803]);&quot;&quot;;[.Q803])" office:value-type="percentage" office:value="0.472675564503714" calcext:value-type="percentage">
            <text:p>47.27%</text:p>
          </table:table-cell>
          <table:table-cell table:formula="of:=IF([.A803]=1;[.V803]*[.N803]/1000000;&quot;&quot;)" office:value-type="float" office:value="10.626736" calcext:value-type="float">
            <text:p>10.6267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1624" calcext:value-type="float">
            <text:p>951624</text:p>
          </table:table-cell>
          <table:table-cell office:value-type="float" office:value="1235753" calcext:value-type="float">
            <text:p>1235753</text:p>
          </table:table-cell>
          <table:table-cell office:value-type="float" office:value="965319" calcext:value-type="float">
            <text:p>965319</text:p>
          </table:table-cell>
          <table:table-cell office:value-type="float" office:value="80" calcext:value-type="float">
            <text:p>80</text:p>
          </table:table-cell>
          <table:table-cell office:value-type="float" office:value="5262859" calcext:value-type="float">
            <text:p>5262859</text:p>
          </table:table-cell>
          <table:table-cell office:value-type="float" office:value="734389" calcext:value-type="float">
            <text:p>734389</text:p>
          </table:table-cell>
          <table:table-cell office:value-type="float" office:value="71" calcext:value-type="float">
            <text:p>71</text:p>
          </table:table-cell>
          <table:table-cell office:value-type="float" office:value="235979" calcext:value-type="float">
            <text:p>235979</text:p>
          </table:table-cell>
          <table:table-cell office:value-type="float" office:value="763022" calcext:value-type="float">
            <text:p>763022</text:p>
          </table:table-cell>
          <table:table-cell office:value-type="float" office:value="1346600" calcext:value-type="float">
            <text:p>1346600</text:p>
          </table:table-cell>
          <table:table-cell office:value-type="float" office:value="10493899" calcext:value-type="float">
            <text:p>10493899</text:p>
          </table:table-cell>
          <table:table-cell/>
          <table:table-cell table:formula="of:=SUM([.B804:.L804])" office:value-type="float" office:value="21989595" calcext:value-type="float">
            <text:p>21989595</text:p>
          </table:table-cell>
          <table:table-cell table:formula="of:=MAX([.B804:.L804])" office:value-type="float" office:value="10493899" calcext:value-type="float">
            <text:p>10493899</text:p>
          </table:table-cell>
          <table:table-cell table:formula="of:=INDEX([.$B$1:.$L$1];0;MATCH(MAX([.$B804:.$L804]);[.$B804:.$L804];0))" office:value-type="string" office:string-value="TimeWaitKey" calcext:value-type="string">
            <text:p>TimeWaitKey</text:p>
          </table:table-cell>
          <table:table-cell table:formula="of:=[.O804]/[.N804]" office:value-type="percentage" office:value="0.477221112985482" calcext:value-type="percentage">
            <text:p>47.72%</text:p>
          </table:table-cell>
          <table:table-cell/>
          <table:table-cell table:formula="of:=1000000000/[.N804]" office:value-type="float" office:value="45.4760535607864" calcext:value-type="float">
            <text:p>45.4760535607864</text:p>
          </table:table-cell>
          <table:table-cell table:formula="of:=IF([.A804]=1;1000000000/[.N804];&quot;&quot;)" office:value-type="float" office:value="45.4760535607864" calcext:value-type="float">
            <text:p>45.4760535607864</text:p>
          </table:table-cell>
          <table:table-cell table:formula="of:=IF([.A804]=1;[.P804];&quot;&quot;)" office:value-type="string" office:string-value="TimeWaitKey" calcext:value-type="string">
            <text:p>TimeWaitKey</text:p>
          </table:table-cell>
          <table:table-cell table:style-name="ce1" table:formula="of:=IF(ISBLANK([.T804]);&quot;&quot;;[.Q804])" office:value-type="percentage" office:value="0.477221112985482" calcext:value-type="percentage">
            <text:p>47.72%</text:p>
          </table:table-cell>
          <table:table-cell table:formula="of:=IF([.A804]=1;[.V804]*[.N804]/1000000;&quot;&quot;)" office:value-type="float" office:value="10.493899" calcext:value-type="float">
            <text:p>10.4938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5479" calcext:value-type="float">
            <text:p>975479</text:p>
          </table:table-cell>
          <table:table-cell office:value-type="float" office:value="1266861" calcext:value-type="float">
            <text:p>1266861</text:p>
          </table:table-cell>
          <table:table-cell office:value-type="float" office:value="968796" calcext:value-type="float">
            <text:p>968796</text:p>
          </table:table-cell>
          <table:table-cell office:value-type="float" office:value="81" calcext:value-type="float">
            <text:p>81</text:p>
          </table:table-cell>
          <table:table-cell office:value-type="float" office:value="5317842" calcext:value-type="float">
            <text:p>5317842</text:p>
          </table:table-cell>
          <table:table-cell office:value-type="float" office:value="726815" calcext:value-type="float">
            <text:p>726815</text:p>
          </table:table-cell>
          <table:table-cell office:value-type="float" office:value="70" calcext:value-type="float">
            <text:p>70</text:p>
          </table:table-cell>
          <table:table-cell office:value-type="float" office:value="247972" calcext:value-type="float">
            <text:p>247972</text:p>
          </table:table-cell>
          <table:table-cell office:value-type="float" office:value="791676" calcext:value-type="float">
            <text:p>791676</text:p>
          </table:table-cell>
          <table:table-cell office:value-type="float" office:value="743866" calcext:value-type="float">
            <text:p>743866</text:p>
          </table:table-cell>
          <table:table-cell office:value-type="float" office:value="10596772" calcext:value-type="float">
            <text:p>10596772</text:p>
          </table:table-cell>
          <table:table-cell/>
          <table:table-cell table:formula="of:=SUM([.B805:.L805])" office:value-type="float" office:value="21636230" calcext:value-type="float">
            <text:p>21636230</text:p>
          </table:table-cell>
          <table:table-cell table:formula="of:=MAX([.B805:.L805])" office:value-type="float" office:value="10596772" calcext:value-type="float">
            <text:p>10596772</text:p>
          </table:table-cell>
          <table:table-cell table:formula="of:=INDEX([.$B$1:.$L$1];0;MATCH(MAX([.$B805:.$L805]);[.$B805:.$L805];0))" office:value-type="string" office:string-value="TimeWaitKey" calcext:value-type="string">
            <text:p>TimeWaitKey</text:p>
          </table:table-cell>
          <table:table-cell table:formula="of:=[.O805]/[.N805]" office:value-type="percentage" office:value="0.489769798157997" calcext:value-type="percentage">
            <text:p>48.98%</text:p>
          </table:table-cell>
          <table:table-cell/>
          <table:table-cell table:formula="of:=1000000000/[.N805]" office:value-type="float" office:value="46.2187728638492" calcext:value-type="float">
            <text:p>46.2187728638492</text:p>
          </table:table-cell>
          <table:table-cell table:formula="of:=IF([.A805]=1;1000000000/[.N805];&quot;&quot;)" office:value-type="float" office:value="46.2187728638492" calcext:value-type="float">
            <text:p>46.2187728638492</text:p>
          </table:table-cell>
          <table:table-cell table:formula="of:=IF([.A805]=1;[.P805];&quot;&quot;)" office:value-type="string" office:string-value="TimeWaitKey" calcext:value-type="string">
            <text:p>TimeWaitKey</text:p>
          </table:table-cell>
          <table:table-cell table:style-name="ce1" table:formula="of:=IF(ISBLANK([.T805]);&quot;&quot;;[.Q805])" office:value-type="percentage" office:value="0.489769798157997" calcext:value-type="percentage">
            <text:p>48.98%</text:p>
          </table:table-cell>
          <table:table-cell table:formula="of:=IF([.A805]=1;[.V805]*[.N805]/1000000;&quot;&quot;)" office:value-type="float" office:value="10.596772" calcext:value-type="float">
            <text:p>10.5967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34789" calcext:value-type="float">
            <text:p>4634789</text:p>
          </table:table-cell>
          <table:table-cell office:value-type="float" office:value="1245021" calcext:value-type="float">
            <text:p>1245021</text:p>
          </table:table-cell>
          <table:table-cell office:value-type="float" office:value="976089" calcext:value-type="float">
            <text:p>976089</text:p>
          </table:table-cell>
          <table:table-cell office:value-type="float" office:value="80" calcext:value-type="float">
            <text:p>80</text:p>
          </table:table-cell>
          <table:table-cell office:value-type="float" office:value="5261246" calcext:value-type="float">
            <text:p>5261246</text:p>
          </table:table-cell>
          <table:table-cell office:value-type="float" office:value="720944" calcext:value-type="float">
            <text:p>720944</text:p>
          </table:table-cell>
          <table:table-cell office:value-type="float" office:value="70" calcext:value-type="float">
            <text:p>70</text:p>
          </table:table-cell>
          <table:table-cell office:value-type="float" office:value="246099" calcext:value-type="float">
            <text:p>246099</text:p>
          </table:table-cell>
          <table:table-cell office:value-type="float" office:value="791435" calcext:value-type="float">
            <text:p>791435</text:p>
          </table:table-cell>
          <table:table-cell office:value-type="float" office:value="729300" calcext:value-type="float">
            <text:p>729300</text:p>
          </table:table-cell>
          <table:table-cell office:value-type="float" office:value="10657815" calcext:value-type="float">
            <text:p>10657815</text:p>
          </table:table-cell>
          <table:table-cell/>
          <table:table-cell table:formula="of:=SUM([.B806:.L806])" office:value-type="float" office:value="25262888" calcext:value-type="float">
            <text:p>25262888</text:p>
          </table:table-cell>
          <table:table-cell table:formula="of:=MAX([.B806:.L806])" office:value-type="float" office:value="10657815" calcext:value-type="float">
            <text:p>10657815</text:p>
          </table:table-cell>
          <table:table-cell table:formula="of:=INDEX([.$B$1:.$L$1];0;MATCH(MAX([.$B806:.$L806]);[.$B806:.$L806];0))" office:value-type="string" office:string-value="TimeWaitKey" calcext:value-type="string">
            <text:p>TimeWaitKey</text:p>
          </table:table-cell>
          <table:table-cell table:formula="of:=[.O806]/[.N806]" office:value-type="percentage" office:value="0.421876350795681" calcext:value-type="percentage">
            <text:p>42.19%</text:p>
          </table:table-cell>
          <table:table-cell/>
          <table:table-cell table:formula="of:=1000000000/[.N806]" office:value-type="float" office:value="39.5837562197956" calcext:value-type="float">
            <text:p>39.5837562197956</text:p>
          </table:table-cell>
          <table:table-cell table:formula="of:=IF([.A806]=1;1000000000/[.N806];&quot;&quot;)" office:value-type="float" office:value="39.5837562197956" calcext:value-type="float">
            <text:p>39.5837562197956</text:p>
          </table:table-cell>
          <table:table-cell table:formula="of:=IF([.A806]=1;[.P806];&quot;&quot;)" office:value-type="string" office:string-value="TimeWaitKey" calcext:value-type="string">
            <text:p>TimeWaitKey</text:p>
          </table:table-cell>
          <table:table-cell table:style-name="ce1" table:formula="of:=IF(ISBLANK([.T806]);&quot;&quot;;[.Q806])" office:value-type="percentage" office:value="0.421876350795681" calcext:value-type="percentage">
            <text:p>42.19%</text:p>
          </table:table-cell>
          <table:table-cell table:formula="of:=IF([.A806]=1;[.V806]*[.N806]/1000000;&quot;&quot;)" office:value-type="float" office:value="10.657815" calcext:value-type="float">
            <text:p>10.6578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58788" calcext:value-type="float">
            <text:p>23358788</text:p>
          </table:table-cell>
          <table:table-cell office:value-type="float" office:value="1259427" calcext:value-type="float">
            <text:p>1259427</text:p>
          </table:table-cell>
          <table:table-cell office:value-type="float" office:value="979946" calcext:value-type="float">
            <text:p>979946</text:p>
          </table:table-cell>
          <table:table-cell office:value-type="float" office:value="160" calcext:value-type="float">
            <text:p>160</text:p>
          </table:table-cell>
          <table:table-cell office:value-type="float" office:value="5192929" calcext:value-type="float">
            <text:p>5192929</text:p>
          </table:table-cell>
          <table:table-cell office:value-type="float" office:value="720253" calcext:value-type="float">
            <text:p>720253</text:p>
          </table:table-cell>
          <table:table-cell office:value-type="float" office:value="150" calcext:value-type="float">
            <text:p>150</text:p>
          </table:table-cell>
          <table:table-cell office:value-type="float" office:value="237503" calcext:value-type="float">
            <text:p>237503</text:p>
          </table:table-cell>
          <table:table-cell office:value-type="float" office:value="776327" calcext:value-type="float">
            <text:p>776327</text:p>
          </table:table-cell>
          <table:table-cell office:value-type="float" office:value="733537" calcext:value-type="float">
            <text:p>733537</text:p>
          </table:table-cell>
          <table:table-cell office:value-type="float" office:value="10877304" calcext:value-type="float">
            <text:p>10877304</text:p>
          </table:table-cell>
          <table:table-cell/>
          <table:table-cell table:formula="of:=SUM([.B807:.L807])" office:value-type="float" office:value="44136324" calcext:value-type="float">
            <text:p>44136324</text:p>
          </table:table-cell>
          <table:table-cell table:formula="of:=MAX([.B807:.L807])" office:value-type="float" office:value="23358788" calcext:value-type="float">
            <text:p>23358788</text:p>
          </table:table-cell>
          <table:table-cell table:formula="of:=INDEX([.$B$1:.$L$1];0;MATCH(MAX([.$B807:.$L807]);[.$B807:.$L807];0))" office:value-type="string" office:string-value="WebcamRead" calcext:value-type="string">
            <text:p>WebcamRead</text:p>
          </table:table-cell>
          <table:table-cell table:formula="of:=[.O807]/[.N807]" office:value-type="percentage" office:value="0.529241809988526" calcext:value-type="percentage">
            <text:p>52.92%</text:p>
          </table:table-cell>
          <table:table-cell/>
          <table:table-cell table:formula="of:=1000000000/[.N807]" office:value-type="float" office:value="22.6570749299375" calcext:value-type="float">
            <text:p>22.6570749299375</text:p>
          </table:table-cell>
          <table:table-cell table:formula="of:=IF([.A807]=1;1000000000/[.N807];&quot;&quot;)" office:value-type="float" office:value="22.6570749299375" calcext:value-type="float">
            <text:p>22.6570749299375</text:p>
          </table:table-cell>
          <table:table-cell table:formula="of:=IF([.A807]=1;[.P807];&quot;&quot;)" office:value-type="string" office:string-value="WebcamRead" calcext:value-type="string">
            <text:p>WebcamRead</text:p>
          </table:table-cell>
          <table:table-cell table:style-name="ce1" table:formula="of:=IF(ISBLANK([.T807]);&quot;&quot;;[.Q807])" office:value-type="percentage" office:value="0.529241809988526" calcext:value-type="percentage">
            <text:p>52.92%</text:p>
          </table:table-cell>
          <table:table-cell table:formula="of:=IF([.A807]=1;[.V807]*[.N807]/1000000;&quot;&quot;)" office:value-type="float" office:value="23.358788" calcext:value-type="float">
            <text:p>23.3587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55674" calcext:value-type="float">
            <text:p>19155674</text:p>
          </table:table-cell>
          <table:table-cell office:value-type="float" office:value="1215616" calcext:value-type="float">
            <text:p>1215616</text:p>
          </table:table-cell>
          <table:table-cell office:value-type="float" office:value="967182" calcext:value-type="float">
            <text:p>967182</text:p>
          </table:table-cell>
          <table:table-cell office:value-type="float" office:value="170" calcext:value-type="float">
            <text:p>170</text:p>
          </table:table-cell>
          <table:table-cell office:value-type="float" office:value="5154758" calcext:value-type="float">
            <text:p>5154758</text:p>
          </table:table-cell>
          <table:table-cell office:value-type="float" office:value="1028888" calcext:value-type="float">
            <text:p>1028888</text:p>
          </table:table-cell>
          <table:table-cell office:value-type="float" office:value="90" calcext:value-type="float">
            <text:p>90</text:p>
          </table:table-cell>
          <table:table-cell office:value-type="float" office:value="248954" calcext:value-type="float">
            <text:p>248954</text:p>
          </table:table-cell>
          <table:table-cell office:value-type="float" office:value="773081" calcext:value-type="float">
            <text:p>773081</text:p>
          </table:table-cell>
          <table:table-cell office:value-type="float" office:value="897032" calcext:value-type="float">
            <text:p>897032</text:p>
          </table:table-cell>
          <table:table-cell office:value-type="float" office:value="10537360" calcext:value-type="float">
            <text:p>10537360</text:p>
          </table:table-cell>
          <table:table-cell/>
          <table:table-cell table:formula="of:=SUM([.B808:.L808])" office:value-type="float" office:value="39978805" calcext:value-type="float">
            <text:p>39978805</text:p>
          </table:table-cell>
          <table:table-cell table:formula="of:=MAX([.B808:.L808])" office:value-type="float" office:value="19155674" calcext:value-type="float">
            <text:p>19155674</text:p>
          </table:table-cell>
          <table:table-cell table:formula="of:=INDEX([.$B$1:.$L$1];0;MATCH(MAX([.$B808:.$L808]);[.$B808:.$L808];0))" office:value-type="string" office:string-value="WebcamRead" calcext:value-type="string">
            <text:p>WebcamRead</text:p>
          </table:table-cell>
          <table:table-cell table:formula="of:=[.O808]/[.N808]" office:value-type="percentage" office:value="0.479145737347577" calcext:value-type="percentage">
            <text:p>47.91%</text:p>
          </table:table-cell>
          <table:table-cell/>
          <table:table-cell table:formula="of:=1000000000/[.N808]" office:value-type="float" office:value="25.0132538979092" calcext:value-type="float">
            <text:p>25.0132538979092</text:p>
          </table:table-cell>
          <table:table-cell table:formula="of:=IF([.A808]=1;1000000000/[.N808];&quot;&quot;)" office:value-type="float" office:value="25.0132538979092" calcext:value-type="float">
            <text:p>25.0132538979092</text:p>
          </table:table-cell>
          <table:table-cell table:formula="of:=IF([.A808]=1;[.P808];&quot;&quot;)" office:value-type="string" office:string-value="WebcamRead" calcext:value-type="string">
            <text:p>WebcamRead</text:p>
          </table:table-cell>
          <table:table-cell table:style-name="ce1" table:formula="of:=IF(ISBLANK([.T808]);&quot;&quot;;[.Q808])" office:value-type="percentage" office:value="0.479145737347577" calcext:value-type="percentage">
            <text:p>47.91%</text:p>
          </table:table-cell>
          <table:table-cell table:formula="of:=IF([.A808]=1;[.V808]*[.N808]/1000000;&quot;&quot;)" office:value-type="float" office:value="19.155674" calcext:value-type="float">
            <text:p>19.1556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39901" calcext:value-type="float">
            <text:p>19239901</text:p>
          </table:table-cell>
          <table:table-cell office:value-type="float" office:value="721084" calcext:value-type="float">
            <text:p>721084</text:p>
          </table:table-cell>
          <table:table-cell office:value-type="float" office:value="965419" calcext:value-type="float">
            <text:p>965419</text:p>
          </table:table-cell>
          <table:table-cell office:value-type="float" office:value="160" calcext:value-type="float">
            <text:p>160</text:p>
          </table:table-cell>
          <table:table-cell office:value-type="float" office:value="5171058" calcext:value-type="float">
            <text:p>5171058</text:p>
          </table:table-cell>
          <table:table-cell office:value-type="float" office:value="747513" calcext:value-type="float">
            <text:p>747513</text:p>
          </table:table-cell>
          <table:table-cell office:value-type="float" office:value="70" calcext:value-type="float">
            <text:p>70</text:p>
          </table:table-cell>
          <table:table-cell office:value-type="float" office:value="333292" calcext:value-type="float">
            <text:p>333292</text:p>
          </table:table-cell>
          <table:table-cell office:value-type="float" office:value="742143" calcext:value-type="float">
            <text:p>742143</text:p>
          </table:table-cell>
          <table:table-cell office:value-type="float" office:value="720583" calcext:value-type="float">
            <text:p>720583</text:p>
          </table:table-cell>
          <table:table-cell office:value-type="float" office:value="10543922" calcext:value-type="float">
            <text:p>10543922</text:p>
          </table:table-cell>
          <table:table-cell/>
          <table:table-cell table:formula="of:=SUM([.B809:.L809])" office:value-type="float" office:value="39185145" calcext:value-type="float">
            <text:p>39185145</text:p>
          </table:table-cell>
          <table:table-cell table:formula="of:=MAX([.B809:.L809])" office:value-type="float" office:value="19239901" calcext:value-type="float">
            <text:p>19239901</text:p>
          </table:table-cell>
          <table:table-cell table:formula="of:=INDEX([.$B$1:.$L$1];0;MATCH(MAX([.$B809:.$L809]);[.$B809:.$L809];0))" office:value-type="string" office:string-value="WebcamRead" calcext:value-type="string">
            <text:p>WebcamRead</text:p>
          </table:table-cell>
          <table:table-cell table:formula="of:=[.O809]/[.N809]" office:value-type="percentage" office:value="0.49099986742425" calcext:value-type="percentage">
            <text:p>49.10%</text:p>
          </table:table-cell>
          <table:table-cell/>
          <table:table-cell table:formula="of:=1000000000/[.N809]" office:value-type="float" office:value="25.5198749424048" calcext:value-type="float">
            <text:p>25.5198749424048</text:p>
          </table:table-cell>
          <table:table-cell table:formula="of:=IF([.A809]=1;1000000000/[.N809];&quot;&quot;)" office:value-type="float" office:value="25.5198749424048" calcext:value-type="float">
            <text:p>25.5198749424048</text:p>
          </table:table-cell>
          <table:table-cell table:formula="of:=IF([.A809]=1;[.P809];&quot;&quot;)" office:value-type="string" office:string-value="WebcamRead" calcext:value-type="string">
            <text:p>WebcamRead</text:p>
          </table:table-cell>
          <table:table-cell table:style-name="ce1" table:formula="of:=IF(ISBLANK([.T809]);&quot;&quot;;[.Q809])" office:value-type="percentage" office:value="0.49099986742425" calcext:value-type="percentage">
            <text:p>49.10%</text:p>
          </table:table-cell>
          <table:table-cell table:formula="of:=IF([.A809]=1;[.V809]*[.N809]/1000000;&quot;&quot;)" office:value-type="float" office:value="19.239901" calcext:value-type="float">
            <text:p>19.2399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10460" calcext:value-type="float">
            <text:p>23810460</text:p>
          </table:table-cell>
          <table:table-cell office:value-type="float" office:value="1212009" calcext:value-type="float">
            <text:p>1212009</text:p>
          </table:table-cell>
          <table:table-cell office:value-type="float" office:value="962744" calcext:value-type="float">
            <text:p>962744</text:p>
          </table:table-cell>
          <table:table-cell office:value-type="float" office:value="160" calcext:value-type="float">
            <text:p>160</text:p>
          </table:table-cell>
          <table:table-cell office:value-type="float" office:value="5182379" calcext:value-type="float">
            <text:p>5182379</text:p>
          </table:table-cell>
          <table:table-cell office:value-type="float" office:value="732565" calcext:value-type="float">
            <text:p>732565</text:p>
          </table:table-cell>
          <table:table-cell office:value-type="float" office:value="80" calcext:value-type="float">
            <text:p>80</text:p>
          </table:table-cell>
          <table:table-cell office:value-type="float" office:value="234558" calcext:value-type="float">
            <text:p>234558</text:p>
          </table:table-cell>
          <table:table-cell office:value-type="float" office:value="742113" calcext:value-type="float">
            <text:p>742113</text:p>
          </table:table-cell>
          <table:table-cell office:value-type="float" office:value="882324" calcext:value-type="float">
            <text:p>882324</text:p>
          </table:table-cell>
          <table:table-cell office:value-type="float" office:value="10524406" calcext:value-type="float">
            <text:p>10524406</text:p>
          </table:table-cell>
          <table:table-cell/>
          <table:table-cell table:formula="of:=SUM([.B810:.L810])" office:value-type="float" office:value="44283798" calcext:value-type="float">
            <text:p>44283798</text:p>
          </table:table-cell>
          <table:table-cell table:formula="of:=MAX([.B810:.L810])" office:value-type="float" office:value="23810460" calcext:value-type="float">
            <text:p>23810460</text:p>
          </table:table-cell>
          <table:table-cell table:formula="of:=INDEX([.$B$1:.$L$1];0;MATCH(MAX([.$B810:.$L810]);[.$B810:.$L810];0))" office:value-type="string" office:string-value="WebcamRead" calcext:value-type="string">
            <text:p>WebcamRead</text:p>
          </table:table-cell>
          <table:table-cell table:formula="of:=[.O810]/[.N810]" office:value-type="percentage" office:value="0.537678814269724" calcext:value-type="percentage">
            <text:p>53.77%</text:p>
          </table:table-cell>
          <table:table-cell/>
          <table:table-cell table:formula="of:=1000000000/[.N810]" office:value-type="float" office:value="22.58162228994" calcext:value-type="float">
            <text:p>22.58162228994</text:p>
          </table:table-cell>
          <table:table-cell table:formula="of:=IF([.A810]=1;1000000000/[.N810];&quot;&quot;)" office:value-type="float" office:value="22.58162228994" calcext:value-type="float">
            <text:p>22.58162228994</text:p>
          </table:table-cell>
          <table:table-cell table:formula="of:=IF([.A810]=1;[.P810];&quot;&quot;)" office:value-type="string" office:string-value="WebcamRead" calcext:value-type="string">
            <text:p>WebcamRead</text:p>
          </table:table-cell>
          <table:table-cell table:style-name="ce1" table:formula="of:=IF(ISBLANK([.T810]);&quot;&quot;;[.Q810])" office:value-type="percentage" office:value="0.537678814269724" calcext:value-type="percentage">
            <text:p>53.77%</text:p>
          </table:table-cell>
          <table:table-cell table:formula="of:=IF([.A810]=1;[.V810]*[.N810]/1000000;&quot;&quot;)" office:value-type="float" office:value="23.81046" calcext:value-type="float">
            <text:p>23.810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56797" calcext:value-type="float">
            <text:p>19656797</text:p>
          </table:table-cell>
          <table:table-cell office:value-type="float" office:value="709232" calcext:value-type="float">
            <text:p>709232</text:p>
          </table:table-cell>
          <table:table-cell office:value-type="float" office:value="964578" calcext:value-type="float">
            <text:p>964578</text:p>
          </table:table-cell>
          <table:table-cell office:value-type="float" office:value="160" calcext:value-type="float">
            <text:p>160</text:p>
          </table:table-cell>
          <table:table-cell office:value-type="float" office:value="5166399" calcext:value-type="float">
            <text:p>5166399</text:p>
          </table:table-cell>
          <table:table-cell office:value-type="float" office:value="708550" calcext:value-type="float">
            <text:p>708550</text:p>
          </table:table-cell>
          <table:table-cell office:value-type="float" office:value="70" calcext:value-type="float">
            <text:p>70</text:p>
          </table:table-cell>
          <table:table-cell office:value-type="float" office:value="246199" calcext:value-type="float">
            <text:p>246199</text:p>
          </table:table-cell>
          <table:table-cell office:value-type="float" office:value="719601" calcext:value-type="float">
            <text:p>719601</text:p>
          </table:table-cell>
          <table:table-cell office:value-type="float" office:value="738767" calcext:value-type="float">
            <text:p>738767</text:p>
          </table:table-cell>
          <table:table-cell office:value-type="float" office:value="10494701" calcext:value-type="float">
            <text:p>10494701</text:p>
          </table:table-cell>
          <table:table-cell/>
          <table:table-cell table:formula="of:=SUM([.B811:.L811])" office:value-type="float" office:value="39405054" calcext:value-type="float">
            <text:p>39405054</text:p>
          </table:table-cell>
          <table:table-cell table:formula="of:=MAX([.B811:.L811])" office:value-type="float" office:value="19656797" calcext:value-type="float">
            <text:p>19656797</text:p>
          </table:table-cell>
          <table:table-cell table:formula="of:=INDEX([.$B$1:.$L$1];0;MATCH(MAX([.$B811:.$L811]);[.$B811:.$L811];0))" office:value-type="string" office:string-value="WebcamRead" calcext:value-type="string">
            <text:p>WebcamRead</text:p>
          </table:table-cell>
          <table:table-cell table:formula="of:=[.O811]/[.N811]" office:value-type="percentage" office:value="0.498839488965045" calcext:value-type="percentage">
            <text:p>49.88%</text:p>
          </table:table-cell>
          <table:table-cell/>
          <table:table-cell table:formula="of:=1000000000/[.N811]" office:value-type="float" office:value="25.3774553893518" calcext:value-type="float">
            <text:p>25.3774553893518</text:p>
          </table:table-cell>
          <table:table-cell table:formula="of:=IF([.A811]=1;1000000000/[.N811];&quot;&quot;)" office:value-type="float" office:value="25.3774553893518" calcext:value-type="float">
            <text:p>25.3774553893518</text:p>
          </table:table-cell>
          <table:table-cell table:formula="of:=IF([.A811]=1;[.P811];&quot;&quot;)" office:value-type="string" office:string-value="WebcamRead" calcext:value-type="string">
            <text:p>WebcamRead</text:p>
          </table:table-cell>
          <table:table-cell table:style-name="ce1" table:formula="of:=IF(ISBLANK([.T811]);&quot;&quot;;[.Q811])" office:value-type="percentage" office:value="0.498839488965045" calcext:value-type="percentage">
            <text:p>49.88%</text:p>
          </table:table-cell>
          <table:table-cell table:formula="of:=IF([.A811]=1;[.V811]*[.N811]/1000000;&quot;&quot;)" office:value-type="float" office:value="19.656797" calcext:value-type="float">
            <text:p>19.6567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92953" calcext:value-type="float">
            <text:p>23892953</text:p>
          </table:table-cell>
          <table:table-cell office:value-type="float" office:value="706537" calcext:value-type="float">
            <text:p>706537</text:p>
          </table:table-cell>
          <table:table-cell office:value-type="float" office:value="963236" calcext:value-type="float">
            <text:p>963236</text:p>
          </table:table-cell>
          <table:table-cell office:value-type="float" office:value="70" calcext:value-type="float">
            <text:p>70</text:p>
          </table:table-cell>
          <table:table-cell office:value-type="float" office:value="5109694" calcext:value-type="float">
            <text:p>5109694</text:p>
          </table:table-cell>
          <table:table-cell office:value-type="float" office:value="730562" calcext:value-type="float">
            <text:p>730562</text:p>
          </table:table-cell>
          <table:table-cell office:value-type="float" office:value="71" calcext:value-type="float">
            <text:p>71</text:p>
          </table:table-cell>
          <table:table-cell office:value-type="float" office:value="240128" calcext:value-type="float">
            <text:p>240128</text:p>
          </table:table-cell>
          <table:table-cell office:value-type="float" office:value="720563" calcext:value-type="float">
            <text:p>720563</text:p>
          </table:table-cell>
          <table:table-cell office:value-type="float" office:value="727616" calcext:value-type="float">
            <text:p>727616</text:p>
          </table:table-cell>
          <table:table-cell office:value-type="float" office:value="10704893" calcext:value-type="float">
            <text:p>10704893</text:p>
          </table:table-cell>
          <table:table-cell/>
          <table:table-cell table:formula="of:=SUM([.B812:.L812])" office:value-type="float" office:value="43796323" calcext:value-type="float">
            <text:p>43796323</text:p>
          </table:table-cell>
          <table:table-cell table:formula="of:=MAX([.B812:.L812])" office:value-type="float" office:value="23892953" calcext:value-type="float">
            <text:p>23892953</text:p>
          </table:table-cell>
          <table:table-cell table:formula="of:=INDEX([.$B$1:.$L$1];0;MATCH(MAX([.$B812:.$L812]);[.$B812:.$L812];0))" office:value-type="string" office:string-value="WebcamRead" calcext:value-type="string">
            <text:p>WebcamRead</text:p>
          </table:table-cell>
          <table:table-cell table:formula="of:=[.O812]/[.N812]" office:value-type="percentage" office:value="0.545547008592479" calcext:value-type="percentage">
            <text:p>54.55%</text:p>
          </table:table-cell>
          <table:table-cell/>
          <table:table-cell table:formula="of:=1000000000/[.N812]" office:value-type="float" office:value="22.8329670506814" calcext:value-type="float">
            <text:p>22.8329670506814</text:p>
          </table:table-cell>
          <table:table-cell table:formula="of:=IF([.A812]=1;1000000000/[.N812];&quot;&quot;)" office:value-type="float" office:value="22.8329670506814" calcext:value-type="float">
            <text:p>22.8329670506814</text:p>
          </table:table-cell>
          <table:table-cell table:formula="of:=IF([.A812]=1;[.P812];&quot;&quot;)" office:value-type="string" office:string-value="WebcamRead" calcext:value-type="string">
            <text:p>WebcamRead</text:p>
          </table:table-cell>
          <table:table-cell table:style-name="ce1" table:formula="of:=IF(ISBLANK([.T812]);&quot;&quot;;[.Q812])" office:value-type="percentage" office:value="0.545547008592479" calcext:value-type="percentage">
            <text:p>54.55%</text:p>
          </table:table-cell>
          <table:table-cell table:formula="of:=IF([.A812]=1;[.V812]*[.N812]/1000000;&quot;&quot;)" office:value-type="float" office:value="23.892953" calcext:value-type="float">
            <text:p>23.8929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57196" calcext:value-type="float">
            <text:p>20257196</text:p>
          </table:table-cell>
          <table:table-cell office:value-type="float" office:value="1212500" calcext:value-type="float">
            <text:p>1212500</text:p>
          </table:table-cell>
          <table:table-cell office:value-type="float" office:value="1258436" calcext:value-type="float">
            <text:p>1258436</text:p>
          </table:table-cell>
          <table:table-cell office:value-type="float" office:value="90" calcext:value-type="float">
            <text:p>90</text:p>
          </table:table-cell>
          <table:table-cell office:value-type="float" office:value="5202767" calcext:value-type="float">
            <text:p>5202767</text:p>
          </table:table-cell>
          <table:table-cell office:value-type="float" office:value="729730" calcext:value-type="float">
            <text:p>729730</text:p>
          </table:table-cell>
          <table:table-cell office:value-type="float" office:value="70" calcext:value-type="float">
            <text:p>70</text:p>
          </table:table-cell>
          <table:table-cell office:value-type="float" office:value="227985" calcext:value-type="float">
            <text:p>227985</text:p>
          </table:table-cell>
          <table:table-cell office:value-type="float" office:value="752843" calcext:value-type="float">
            <text:p>752843</text:p>
          </table:table-cell>
          <table:table-cell office:value-type="float" office:value="706257" calcext:value-type="float">
            <text:p>706257</text:p>
          </table:table-cell>
          <table:table-cell office:value-type="float" office:value="10986668" calcext:value-type="float">
            <text:p>10986668</text:p>
          </table:table-cell>
          <table:table-cell/>
          <table:table-cell table:formula="of:=SUM([.B813:.L813])" office:value-type="float" office:value="41334542" calcext:value-type="float">
            <text:p>41334542</text:p>
          </table:table-cell>
          <table:table-cell table:formula="of:=MAX([.B813:.L813])" office:value-type="float" office:value="20257196" calcext:value-type="float">
            <text:p>20257196</text:p>
          </table:table-cell>
          <table:table-cell table:formula="of:=INDEX([.$B$1:.$L$1];0;MATCH(MAX([.$B813:.$L813]);[.$B813:.$L813];0))" office:value-type="string" office:string-value="WebcamRead" calcext:value-type="string">
            <text:p>WebcamRead</text:p>
          </table:table-cell>
          <table:table-cell table:formula="of:=[.O813]/[.N813]" office:value-type="percentage" office:value="0.490079120750872" calcext:value-type="percentage">
            <text:p>49.01%</text:p>
          </table:table-cell>
          <table:table-cell/>
          <table:table-cell table:formula="of:=1000000000/[.N813]" office:value-type="float" office:value="24.1928409416028" calcext:value-type="float">
            <text:p>24.1928409416028</text:p>
          </table:table-cell>
          <table:table-cell table:formula="of:=IF([.A813]=1;1000000000/[.N813];&quot;&quot;)" office:value-type="float" office:value="24.1928409416028" calcext:value-type="float">
            <text:p>24.1928409416028</text:p>
          </table:table-cell>
          <table:table-cell table:formula="of:=IF([.A813]=1;[.P813];&quot;&quot;)" office:value-type="string" office:string-value="WebcamRead" calcext:value-type="string">
            <text:p>WebcamRead</text:p>
          </table:table-cell>
          <table:table-cell table:style-name="ce1" table:formula="of:=IF(ISBLANK([.T813]);&quot;&quot;;[.Q813])" office:value-type="percentage" office:value="0.490079120750872" calcext:value-type="percentage">
            <text:p>49.01%</text:p>
          </table:table-cell>
          <table:table-cell table:formula="of:=IF([.A813]=1;[.V813]*[.N813]/1000000;&quot;&quot;)" office:value-type="float" office:value="20.257196" calcext:value-type="float">
            <text:p>20.2571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34389" calcext:value-type="float">
            <text:p>19834389</text:p>
          </table:table-cell>
          <table:table-cell office:value-type="float" office:value="1375965" calcext:value-type="float">
            <text:p>1375965</text:p>
          </table:table-cell>
          <table:table-cell office:value-type="float" office:value="986969" calcext:value-type="float">
            <text:p>986969</text:p>
          </table:table-cell>
          <table:table-cell office:value-type="float" office:value="160" calcext:value-type="float">
            <text:p>160</text:p>
          </table:table-cell>
          <table:table-cell office:value-type="float" office:value="5667053" calcext:value-type="float">
            <text:p>5667053</text:p>
          </table:table-cell>
          <table:table-cell office:value-type="float" office:value="771829" calcext:value-type="float">
            <text:p>771829</text:p>
          </table:table-cell>
          <table:table-cell office:value-type="float" office:value="80" calcext:value-type="float">
            <text:p>80</text:p>
          </table:table-cell>
          <table:table-cell office:value-type="float" office:value="254745" calcext:value-type="float">
            <text:p>254745</text:p>
          </table:table-cell>
          <table:table-cell office:value-type="float" office:value="783781" calcext:value-type="float">
            <text:p>783781</text:p>
          </table:table-cell>
          <table:table-cell office:value-type="float" office:value="755639" calcext:value-type="float">
            <text:p>755639</text:p>
          </table:table-cell>
          <table:table-cell office:value-type="float" office:value="10685246" calcext:value-type="float">
            <text:p>10685246</text:p>
          </table:table-cell>
          <table:table-cell/>
          <table:table-cell table:formula="of:=SUM([.B814:.L814])" office:value-type="float" office:value="41115856" calcext:value-type="float">
            <text:p>41115856</text:p>
          </table:table-cell>
          <table:table-cell table:formula="of:=MAX([.B814:.L814])" office:value-type="float" office:value="19834389" calcext:value-type="float">
            <text:p>19834389</text:p>
          </table:table-cell>
          <table:table-cell table:formula="of:=INDEX([.$B$1:.$L$1];0;MATCH(MAX([.$B814:.$L814]);[.$B814:.$L814];0))" office:value-type="string" office:string-value="WebcamRead" calcext:value-type="string">
            <text:p>WebcamRead</text:p>
          </table:table-cell>
          <table:table-cell table:formula="of:=[.O814]/[.N814]" office:value-type="percentage" office:value="0.482402433747214" calcext:value-type="percentage">
            <text:p>48.24%</text:p>
          </table:table-cell>
          <table:table-cell/>
          <table:table-cell table:formula="of:=1000000000/[.N814]" office:value-type="float" office:value="24.3215172268334" calcext:value-type="float">
            <text:p>24.3215172268334</text:p>
          </table:table-cell>
          <table:table-cell table:formula="of:=IF([.A814]=1;1000000000/[.N814];&quot;&quot;)" office:value-type="float" office:value="24.3215172268334" calcext:value-type="float">
            <text:p>24.3215172268334</text:p>
          </table:table-cell>
          <table:table-cell table:formula="of:=IF([.A814]=1;[.P814];&quot;&quot;)" office:value-type="string" office:string-value="WebcamRead" calcext:value-type="string">
            <text:p>WebcamRead</text:p>
          </table:table-cell>
          <table:table-cell table:style-name="ce1" table:formula="of:=IF(ISBLANK([.T814]);&quot;&quot;;[.Q814])" office:value-type="percentage" office:value="0.482402433747214" calcext:value-type="percentage">
            <text:p>48.24%</text:p>
          </table:table-cell>
          <table:table-cell table:formula="of:=IF([.A814]=1;[.V814]*[.N814]/1000000;&quot;&quot;)" office:value-type="float" office:value="19.834389" calcext:value-type="float">
            <text:p>19.8343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81892" calcext:value-type="float">
            <text:p>21681892</text:p>
          </table:table-cell>
          <table:table-cell office:value-type="float" office:value="1220535" calcext:value-type="float">
            <text:p>1220535</text:p>
          </table:table-cell>
          <table:table-cell office:value-type="float" office:value="976410" calcext:value-type="float">
            <text:p>976410</text:p>
          </table:table-cell>
          <table:table-cell office:value-type="float" office:value="90" calcext:value-type="float">
            <text:p>90</text:p>
          </table:table-cell>
          <table:table-cell office:value-type="float" office:value="6534670" calcext:value-type="float">
            <text:p>6534670</text:p>
          </table:table-cell>
          <table:table-cell office:value-type="float" office:value="758634" calcext:value-type="float">
            <text:p>758634</text:p>
          </table:table-cell>
          <table:table-cell office:value-type="float" office:value="100" calcext:value-type="float">
            <text:p>100</text:p>
          </table:table-cell>
          <table:table-cell office:value-type="float" office:value="226963" calcext:value-type="float">
            <text:p>226963</text:p>
          </table:table-cell>
          <table:table-cell office:value-type="float" office:value="787608" calcext:value-type="float">
            <text:p>787608</text:p>
          </table:table-cell>
          <table:table-cell office:value-type="float" office:value="743456" calcext:value-type="float">
            <text:p>743456</text:p>
          </table:table-cell>
          <table:table-cell office:value-type="float" office:value="10626155" calcext:value-type="float">
            <text:p>10626155</text:p>
          </table:table-cell>
          <table:table-cell/>
          <table:table-cell table:formula="of:=SUM([.B815:.L815])" office:value-type="float" office:value="43556513" calcext:value-type="float">
            <text:p>43556513</text:p>
          </table:table-cell>
          <table:table-cell table:formula="of:=MAX([.B815:.L815])" office:value-type="float" office:value="21681892" calcext:value-type="float">
            <text:p>21681892</text:p>
          </table:table-cell>
          <table:table-cell table:formula="of:=INDEX([.$B$1:.$L$1];0;MATCH(MAX([.$B815:.$L815]);[.$B815:.$L815];0))" office:value-type="string" office:string-value="WebcamRead" calcext:value-type="string">
            <text:p>WebcamRead</text:p>
          </table:table-cell>
          <table:table-cell table:formula="of:=[.O815]/[.N815]" office:value-type="percentage" office:value="0.497787598378226" calcext:value-type="percentage">
            <text:p>49.78%</text:p>
          </table:table-cell>
          <table:table-cell/>
          <table:table-cell table:formula="of:=1000000000/[.N815]" office:value-type="float" office:value="22.958678992508" calcext:value-type="float">
            <text:p>22.958678992508</text:p>
          </table:table-cell>
          <table:table-cell table:formula="of:=IF([.A815]=1;1000000000/[.N815];&quot;&quot;)" office:value-type="float" office:value="22.958678992508" calcext:value-type="float">
            <text:p>22.958678992508</text:p>
          </table:table-cell>
          <table:table-cell table:formula="of:=IF([.A815]=1;[.P815];&quot;&quot;)" office:value-type="string" office:string-value="WebcamRead" calcext:value-type="string">
            <text:p>WebcamRead</text:p>
          </table:table-cell>
          <table:table-cell table:style-name="ce1" table:formula="of:=IF(ISBLANK([.T815]);&quot;&quot;;[.Q815])" office:value-type="percentage" office:value="0.497787598378226" calcext:value-type="percentage">
            <text:p>49.78%</text:p>
          </table:table-cell>
          <table:table-cell table:formula="of:=IF([.A815]=1;[.V815]*[.N815]/1000000;&quot;&quot;)" office:value-type="float" office:value="21.681892" calcext:value-type="float">
            <text:p>21.6818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12040" calcext:value-type="float">
            <text:p>18112040</text:p>
          </table:table-cell>
          <table:table-cell office:value-type="float" office:value="1225514" calcext:value-type="float">
            <text:p>1225514</text:p>
          </table:table-cell>
          <table:table-cell office:value-type="float" office:value="977963" calcext:value-type="float">
            <text:p>977963</text:p>
          </table:table-cell>
          <table:table-cell office:value-type="float" office:value="220" calcext:value-type="float">
            <text:p>220</text:p>
          </table:table-cell>
          <table:table-cell office:value-type="float" office:value="5158956" calcext:value-type="float">
            <text:p>5158956</text:p>
          </table:table-cell>
          <table:table-cell office:value-type="float" office:value="738767" calcext:value-type="float">
            <text:p>738767</text:p>
          </table:table-cell>
          <table:table-cell office:value-type="float" office:value="71" calcext:value-type="float">
            <text:p>71</text:p>
          </table:table-cell>
          <table:table-cell office:value-type="float" office:value="241370" calcext:value-type="float">
            <text:p>241370</text:p>
          </table:table-cell>
          <table:table-cell office:value-type="float" office:value="767731" calcext:value-type="float">
            <text:p>767731</text:p>
          </table:table-cell>
          <table:table-cell office:value-type="float" office:value="735571" calcext:value-type="float">
            <text:p>735571</text:p>
          </table:table-cell>
          <table:table-cell office:value-type="float" office:value="10829014" calcext:value-type="float">
            <text:p>10829014</text:p>
          </table:table-cell>
          <table:table-cell/>
          <table:table-cell table:formula="of:=SUM([.B816:.L816])" office:value-type="float" office:value="38787217" calcext:value-type="float">
            <text:p>38787217</text:p>
          </table:table-cell>
          <table:table-cell table:formula="of:=MAX([.B816:.L816])" office:value-type="float" office:value="18112040" calcext:value-type="float">
            <text:p>18112040</text:p>
          </table:table-cell>
          <table:table-cell table:formula="of:=INDEX([.$B$1:.$L$1];0;MATCH(MAX([.$B816:.$L816]);[.$B816:.$L816];0))" office:value-type="string" office:string-value="WebcamRead" calcext:value-type="string">
            <text:p>WebcamRead</text:p>
          </table:table-cell>
          <table:table-cell table:formula="of:=[.O816]/[.N816]" office:value-type="percentage" office:value="0.466958998373098" calcext:value-type="percentage">
            <text:p>46.70%</text:p>
          </table:table-cell>
          <table:table-cell/>
          <table:table-cell table:formula="of:=1000000000/[.N816]" office:value-type="float" office:value="25.7816898799416" calcext:value-type="float">
            <text:p>25.7816898799416</text:p>
          </table:table-cell>
          <table:table-cell table:formula="of:=IF([.A816]=1;1000000000/[.N816];&quot;&quot;)" office:value-type="float" office:value="25.7816898799416" calcext:value-type="float">
            <text:p>25.7816898799416</text:p>
          </table:table-cell>
          <table:table-cell table:formula="of:=IF([.A816]=1;[.P816];&quot;&quot;)" office:value-type="string" office:string-value="WebcamRead" calcext:value-type="string">
            <text:p>WebcamRead</text:p>
          </table:table-cell>
          <table:table-cell table:style-name="ce1" table:formula="of:=IF(ISBLANK([.T816]);&quot;&quot;;[.Q816])" office:value-type="percentage" office:value="0.466958998373098" calcext:value-type="percentage">
            <text:p>46.70%</text:p>
          </table:table-cell>
          <table:table-cell table:formula="of:=IF([.A816]=1;[.V816]*[.N816]/1000000;&quot;&quot;)" office:value-type="float" office:value="18.11204" calcext:value-type="float">
            <text:p>18.112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79560" calcext:value-type="float">
            <text:p>23279560</text:p>
          </table:table-cell>
          <table:table-cell office:value-type="float" office:value="1216527" calcext:value-type="float">
            <text:p>1216527</text:p>
          </table:table-cell>
          <table:table-cell office:value-type="float" office:value="975618" calcext:value-type="float">
            <text:p>975618</text:p>
          </table:table-cell>
          <table:table-cell office:value-type="float" office:value="70" calcext:value-type="float">
            <text:p>70</text:p>
          </table:table-cell>
          <table:table-cell office:value-type="float" office:value="5931907" calcext:value-type="float">
            <text:p>5931907</text:p>
          </table:table-cell>
          <table:table-cell office:value-type="float" office:value="797617" calcext:value-type="float">
            <text:p>797617</text:p>
          </table:table-cell>
          <table:table-cell office:value-type="float" office:value="70" calcext:value-type="float">
            <text:p>70</text:p>
          </table:table-cell>
          <table:table-cell office:value-type="float" office:value="238885" calcext:value-type="float">
            <text:p>238885</text:p>
          </table:table-cell>
          <table:table-cell office:value-type="float" office:value="793339" calcext:value-type="float">
            <text:p>793339</text:p>
          </table:table-cell>
          <table:table-cell office:value-type="float" office:value="733397" calcext:value-type="float">
            <text:p>733397</text:p>
          </table:table-cell>
          <table:table-cell office:value-type="float" office:value="10726352" calcext:value-type="float">
            <text:p>10726352</text:p>
          </table:table-cell>
          <table:table-cell/>
          <table:table-cell table:formula="of:=SUM([.B817:.L817])" office:value-type="float" office:value="44693342" calcext:value-type="float">
            <text:p>44693342</text:p>
          </table:table-cell>
          <table:table-cell table:formula="of:=MAX([.B817:.L817])" office:value-type="float" office:value="23279560" calcext:value-type="float">
            <text:p>23279560</text:p>
          </table:table-cell>
          <table:table-cell table:formula="of:=INDEX([.$B$1:.$L$1];0;MATCH(MAX([.$B817:.$L817]);[.$B817:.$L817];0))" office:value-type="string" office:string-value="WebcamRead" calcext:value-type="string">
            <text:p>WebcamRead</text:p>
          </table:table-cell>
          <table:table-cell table:formula="of:=[.O817]/[.N817]" office:value-type="percentage" office:value="0.520873109019236" calcext:value-type="percentage">
            <text:p>52.09%</text:p>
          </table:table-cell>
          <table:table-cell/>
          <table:table-cell table:formula="of:=1000000000/[.N817]" office:value-type="float" office:value="22.3746973318755" calcext:value-type="float">
            <text:p>22.3746973318755</text:p>
          </table:table-cell>
          <table:table-cell table:formula="of:=IF([.A817]=1;1000000000/[.N817];&quot;&quot;)" office:value-type="float" office:value="22.3746973318755" calcext:value-type="float">
            <text:p>22.3746973318755</text:p>
          </table:table-cell>
          <table:table-cell table:formula="of:=IF([.A817]=1;[.P817];&quot;&quot;)" office:value-type="string" office:string-value="WebcamRead" calcext:value-type="string">
            <text:p>WebcamRead</text:p>
          </table:table-cell>
          <table:table-cell table:style-name="ce1" table:formula="of:=IF(ISBLANK([.T817]);&quot;&quot;;[.Q817])" office:value-type="percentage" office:value="0.520873109019236" calcext:value-type="percentage">
            <text:p>52.09%</text:p>
          </table:table-cell>
          <table:table-cell table:formula="of:=IF([.A817]=1;[.V817]*[.N817]/1000000;&quot;&quot;)" office:value-type="float" office:value="23.27956" calcext:value-type="float">
            <text:p>23.279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68443" calcext:value-type="float">
            <text:p>18468443</text:p>
          </table:table-cell>
          <table:table-cell office:value-type="float" office:value="1237366" calcext:value-type="float">
            <text:p>1237366</text:p>
          </table:table-cell>
          <table:table-cell office:value-type="float" office:value="965350" calcext:value-type="float">
            <text:p>965350</text:p>
          </table:table-cell>
          <table:table-cell office:value-type="float" office:value="80" calcext:value-type="float">
            <text:p>80</text:p>
          </table:table-cell>
          <table:table-cell office:value-type="float" office:value="5220570" calcext:value-type="float">
            <text:p>5220570</text:p>
          </table:table-cell>
          <table:table-cell office:value-type="float" office:value="749166" calcext:value-type="float">
            <text:p>749166</text:p>
          </table:table-cell>
          <table:table-cell office:value-type="float" office:value="70" calcext:value-type="float">
            <text:p>70</text:p>
          </table:table-cell>
          <table:table-cell office:value-type="float" office:value="152731943" calcext:value-type="float">
            <text:p>152731943</text:p>
          </table:table-cell>
          <table:table-cell office:value-type="float" office:value="751010" calcext:value-type="float">
            <text:p>751010</text:p>
          </table:table-cell>
          <table:table-cell office:value-type="float" office:value="775606" calcext:value-type="float">
            <text:p>775606</text:p>
          </table:table-cell>
          <table:table-cell office:value-type="float" office:value="10816741" calcext:value-type="float">
            <text:p>10816741</text:p>
          </table:table-cell>
          <table:table-cell/>
          <table:table-cell table:formula="of:=SUM([.B818:.L818])" office:value-type="float" office:value="191716345" calcext:value-type="float">
            <text:p>191716345</text:p>
          </table:table-cell>
          <table:table-cell table:formula="of:=MAX([.B818:.L818])" office:value-type="float" office:value="152731943" calcext:value-type="float">
            <text:p>152731943</text:p>
          </table:table-cell>
          <table:table-cell table:formula="of:=INDEX([.$B$1:.$L$1];0;MATCH(MAX([.$B818:.$L818]);[.$B818:.$L818];0))" office:value-type="string" office:string-value="Facendi" calcext:value-type="string">
            <text:p>Facendi</text:p>
          </table:table-cell>
          <table:table-cell table:formula="of:=[.O818]/[.N818]" office:value-type="percentage" office:value="0.796655825041939" calcext:value-type="percentage">
            <text:p>79.67%</text:p>
          </table:table-cell>
          <table:table-cell/>
          <table:table-cell table:formula="of:=1000000000/[.N818]" office:value-type="float" office:value="5.21603935230457" calcext:value-type="float">
            <text:p>5.21603935230457</text:p>
          </table:table-cell>
          <table:table-cell table:formula="of:=IF([.A818]=1;1000000000/[.N818];&quot;&quot;)" office:value-type="float" office:value="5.21603935230457" calcext:value-type="float">
            <text:p>5.21603935230457</text:p>
          </table:table-cell>
          <table:table-cell table:formula="of:=IF([.A818]=1;[.P818];&quot;&quot;)" office:value-type="string" office:string-value="Facendi" calcext:value-type="string">
            <text:p>Facendi</text:p>
          </table:table-cell>
          <table:table-cell table:style-name="ce1" table:formula="of:=IF(ISBLANK([.T818]);&quot;&quot;;[.Q818])" office:value-type="percentage" office:value="0.796655825041939" calcext:value-type="percentage">
            <text:p>79.67%</text:p>
          </table:table-cell>
          <table:table-cell table:formula="of:=IF([.A818]=1;[.V818]*[.N818]/1000000;&quot;&quot;)" office:value-type="float" office:value="152.731943" calcext:value-type="float">
            <text:p>152.7319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8069" calcext:value-type="float">
            <text:p>938069</text:p>
          </table:table-cell>
          <table:table-cell office:value-type="float" office:value="1274696" calcext:value-type="float">
            <text:p>1274696</text:p>
          </table:table-cell>
          <table:table-cell office:value-type="float" office:value="965630" calcext:value-type="float">
            <text:p>965630</text:p>
          </table:table-cell>
          <table:table-cell office:value-type="float" office:value="100" calcext:value-type="float">
            <text:p>100</text:p>
          </table:table-cell>
          <table:table-cell office:value-type="float" office:value="5832542" calcext:value-type="float">
            <text:p>5832542</text:p>
          </table:table-cell>
          <table:table-cell office:value-type="float" office:value="797646" calcext:value-type="float">
            <text:p>797646</text:p>
          </table:table-cell>
          <table:table-cell office:value-type="float" office:value="70" calcext:value-type="float">
            <text:p>70</text:p>
          </table:table-cell>
          <table:table-cell office:value-type="float" office:value="256138" calcext:value-type="float">
            <text:p>256138</text:p>
          </table:table-cell>
          <table:table-cell office:value-type="float" office:value="777729" calcext:value-type="float">
            <text:p>777729</text:p>
          </table:table-cell>
          <table:table-cell office:value-type="float" office:value="776347" calcext:value-type="float">
            <text:p>776347</text:p>
          </table:table-cell>
          <table:table-cell office:value-type="float" office:value="10780122" calcext:value-type="float">
            <text:p>10780122</text:p>
          </table:table-cell>
          <table:table-cell/>
          <table:table-cell table:formula="of:=SUM([.B819:.L819])" office:value-type="float" office:value="22399089" calcext:value-type="float">
            <text:p>22399089</text:p>
          </table:table-cell>
          <table:table-cell table:formula="of:=MAX([.B819:.L819])" office:value-type="float" office:value="10780122" calcext:value-type="float">
            <text:p>10780122</text:p>
          </table:table-cell>
          <table:table-cell table:formula="of:=INDEX([.$B$1:.$L$1];0;MATCH(MAX([.$B819:.$L819]);[.$B819:.$L819];0))" office:value-type="string" office:string-value="TimeWaitKey" calcext:value-type="string">
            <text:p>TimeWaitKey</text:p>
          </table:table-cell>
          <table:table-cell table:formula="of:=[.O819]/[.N819]" office:value-type="percentage" office:value="0.481275019711739" calcext:value-type="percentage">
            <text:p>48.13%</text:p>
          </table:table-cell>
          <table:table-cell/>
          <table:table-cell table:formula="of:=1000000000/[.N819]" office:value-type="float" office:value="44.6446728257564" calcext:value-type="float">
            <text:p>44.6446728257564</text:p>
          </table:table-cell>
          <table:table-cell table:formula="of:=IF([.A819]=1;1000000000/[.N819];&quot;&quot;)" office:value-type="float" office:value="44.6446728257564" calcext:value-type="float">
            <text:p>44.6446728257564</text:p>
          </table:table-cell>
          <table:table-cell table:formula="of:=IF([.A819]=1;[.P819];&quot;&quot;)" office:value-type="string" office:string-value="TimeWaitKey" calcext:value-type="string">
            <text:p>TimeWaitKey</text:p>
          </table:table-cell>
          <table:table-cell table:style-name="ce1" table:formula="of:=IF(ISBLANK([.T819]);&quot;&quot;;[.Q819])" office:value-type="percentage" office:value="0.481275019711739" calcext:value-type="percentage">
            <text:p>48.13%</text:p>
          </table:table-cell>
          <table:table-cell table:formula="of:=IF([.A819]=1;[.V819]*[.N819]/1000000;&quot;&quot;)" office:value-type="float" office:value="10.780122" calcext:value-type="float">
            <text:p>10.7801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5553" calcext:value-type="float">
            <text:p>935553</text:p>
          </table:table-cell>
          <table:table-cell office:value-type="float" office:value="1221006" calcext:value-type="float">
            <text:p>1221006</text:p>
          </table:table-cell>
          <table:table-cell office:value-type="float" office:value="1038316" calcext:value-type="float">
            <text:p>1038316</text:p>
          </table:table-cell>
          <table:table-cell office:value-type="float" office:value="80" calcext:value-type="float">
            <text:p>80</text:p>
          </table:table-cell>
          <table:table-cell office:value-type="float" office:value="5313553" calcext:value-type="float">
            <text:p>5313553</text:p>
          </table:table-cell>
          <table:table-cell office:value-type="float" office:value="769104" calcext:value-type="float">
            <text:p>769104</text:p>
          </table:table-cell>
          <table:table-cell office:value-type="float" office:value="71" calcext:value-type="float">
            <text:p>71</text:p>
          </table:table-cell>
          <table:table-cell office:value-type="float" office:value="262168" calcext:value-type="float">
            <text:p>262168</text:p>
          </table:table-cell>
          <table:table-cell office:value-type="float" office:value="762391" calcext:value-type="float">
            <text:p>762391</text:p>
          </table:table-cell>
          <table:table-cell office:value-type="float" office:value="746781" calcext:value-type="float">
            <text:p>746781</text:p>
          </table:table-cell>
          <table:table-cell office:value-type="float" office:value="10762069" calcext:value-type="float">
            <text:p>10762069</text:p>
          </table:table-cell>
          <table:table-cell/>
          <table:table-cell table:formula="of:=SUM([.B820:.L820])" office:value-type="float" office:value="21811092" calcext:value-type="float">
            <text:p>21811092</text:p>
          </table:table-cell>
          <table:table-cell table:formula="of:=MAX([.B820:.L820])" office:value-type="float" office:value="10762069" calcext:value-type="float">
            <text:p>10762069</text:p>
          </table:table-cell>
          <table:table-cell table:formula="of:=INDEX([.$B$1:.$L$1];0;MATCH(MAX([.$B820:.$L820]);[.$B820:.$L820];0))" office:value-type="string" office:string-value="TimeWaitKey" calcext:value-type="string">
            <text:p>TimeWaitKey</text:p>
          </table:table-cell>
          <table:table-cell table:formula="of:=[.O820]/[.N820]" office:value-type="percentage" office:value="0.493421833258051" calcext:value-type="percentage">
            <text:p>49.34%</text:p>
          </table:table-cell>
          <table:table-cell/>
          <table:table-cell table:formula="of:=1000000000/[.N820]" office:value-type="float" office:value="45.8482317162295" calcext:value-type="float">
            <text:p>45.8482317162295</text:p>
          </table:table-cell>
          <table:table-cell table:formula="of:=IF([.A820]=1;1000000000/[.N820];&quot;&quot;)" office:value-type="float" office:value="45.8482317162295" calcext:value-type="float">
            <text:p>45.8482317162295</text:p>
          </table:table-cell>
          <table:table-cell table:formula="of:=IF([.A820]=1;[.P820];&quot;&quot;)" office:value-type="string" office:string-value="TimeWaitKey" calcext:value-type="string">
            <text:p>TimeWaitKey</text:p>
          </table:table-cell>
          <table:table-cell table:style-name="ce1" table:formula="of:=IF(ISBLANK([.T820]);&quot;&quot;;[.Q820])" office:value-type="percentage" office:value="0.493421833258051" calcext:value-type="percentage">
            <text:p>49.34%</text:p>
          </table:table-cell>
          <table:table-cell table:formula="of:=IF([.A820]=1;[.V820]*[.N820]/1000000;&quot;&quot;)" office:value-type="float" office:value="10.762069" calcext:value-type="float">
            <text:p>10.7620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2071" calcext:value-type="float">
            <text:p>982071</text:p>
          </table:table-cell>
          <table:table-cell office:value-type="float" office:value="1245352" calcext:value-type="float">
            <text:p>1245352</text:p>
          </table:table-cell>
          <table:table-cell office:value-type="float" office:value="968967" calcext:value-type="float">
            <text:p>968967</text:p>
          </table:table-cell>
          <table:table-cell office:value-type="float" office:value="80" calcext:value-type="float">
            <text:p>80</text:p>
          </table:table-cell>
          <table:table-cell office:value-type="float" office:value="5465557" calcext:value-type="float">
            <text:p>5465557</text:p>
          </table:table-cell>
          <table:table-cell office:value-type="float" office:value="706136" calcext:value-type="float">
            <text:p>706136</text:p>
          </table:table-cell>
          <table:table-cell office:value-type="float" office:value="150" calcext:value-type="float">
            <text:p>150</text:p>
          </table:table-cell>
          <table:table-cell office:value-type="float" office:value="262519" calcext:value-type="float">
            <text:p>262519</text:p>
          </table:table-cell>
          <table:table-cell office:value-type="float" office:value="847470" calcext:value-type="float">
            <text:p>847470</text:p>
          </table:table-cell>
          <table:table-cell office:value-type="float" office:value="744407" calcext:value-type="float">
            <text:p>744407</text:p>
          </table:table-cell>
          <table:table-cell office:value-type="float" office:value="10823724" calcext:value-type="float">
            <text:p>10823724</text:p>
          </table:table-cell>
          <table:table-cell/>
          <table:table-cell table:formula="of:=SUM([.B821:.L821])" office:value-type="float" office:value="22046433" calcext:value-type="float">
            <text:p>22046433</text:p>
          </table:table-cell>
          <table:table-cell table:formula="of:=MAX([.B821:.L821])" office:value-type="float" office:value="10823724" calcext:value-type="float">
            <text:p>10823724</text:p>
          </table:table-cell>
          <table:table-cell table:formula="of:=INDEX([.$B$1:.$L$1];0;MATCH(MAX([.$B821:.$L821]);[.$B821:.$L821];0))" office:value-type="string" office:string-value="TimeWaitKey" calcext:value-type="string">
            <text:p>TimeWaitKey</text:p>
          </table:table-cell>
          <table:table-cell table:formula="of:=[.O821]/[.N821]" office:value-type="percentage" office:value="0.490951257285022" calcext:value-type="percentage">
            <text:p>49.10%</text:p>
          </table:table-cell>
          <table:table-cell/>
          <table:table-cell table:formula="of:=1000000000/[.N821]" office:value-type="float" office:value="45.3588115592214" calcext:value-type="float">
            <text:p>45.3588115592214</text:p>
          </table:table-cell>
          <table:table-cell table:formula="of:=IF([.A821]=1;1000000000/[.N821];&quot;&quot;)" office:value-type="float" office:value="45.3588115592214" calcext:value-type="float">
            <text:p>45.3588115592214</text:p>
          </table:table-cell>
          <table:table-cell table:formula="of:=IF([.A821]=1;[.P821];&quot;&quot;)" office:value-type="string" office:string-value="TimeWaitKey" calcext:value-type="string">
            <text:p>TimeWaitKey</text:p>
          </table:table-cell>
          <table:table-cell table:style-name="ce1" table:formula="of:=IF(ISBLANK([.T821]);&quot;&quot;;[.Q821])" office:value-type="percentage" office:value="0.490951257285022" calcext:value-type="percentage">
            <text:p>49.10%</text:p>
          </table:table-cell>
          <table:table-cell table:formula="of:=IF([.A821]=1;[.V821]*[.N821]/1000000;&quot;&quot;)" office:value-type="float" office:value="10.823724" calcext:value-type="float">
            <text:p>10.8237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8310" calcext:value-type="float">
            <text:p>928310</text:p>
          </table:table-cell>
          <table:table-cell office:value-type="float" office:value="1216467" calcext:value-type="float">
            <text:p>1216467</text:p>
          </table:table-cell>
          <table:table-cell office:value-type="float" office:value="969858" calcext:value-type="float">
            <text:p>969858</text:p>
          </table:table-cell>
          <table:table-cell office:value-type="float" office:value="91" calcext:value-type="float">
            <text:p>91</text:p>
          </table:table-cell>
          <table:table-cell office:value-type="float" office:value="5222545" calcext:value-type="float">
            <text:p>5222545</text:p>
          </table:table-cell>
          <table:table-cell office:value-type="float" office:value="732746" calcext:value-type="float">
            <text:p>732746</text:p>
          </table:table-cell>
          <table:table-cell office:value-type="float" office:value="111" calcext:value-type="float">
            <text:p>111</text:p>
          </table:table-cell>
          <table:table-cell office:value-type="float" office:value="252401" calcext:value-type="float">
            <text:p>252401</text:p>
          </table:table-cell>
          <table:table-cell office:value-type="float" office:value="765747" calcext:value-type="float">
            <text:p>765747</text:p>
          </table:table-cell>
          <table:table-cell office:value-type="float" office:value="749247" calcext:value-type="float">
            <text:p>749247</text:p>
          </table:table-cell>
          <table:table-cell office:value-type="float" office:value="10686238" calcext:value-type="float">
            <text:p>10686238</text:p>
          </table:table-cell>
          <table:table-cell/>
          <table:table-cell table:formula="of:=SUM([.B822:.L822])" office:value-type="float" office:value="21523761" calcext:value-type="float">
            <text:p>21523761</text:p>
          </table:table-cell>
          <table:table-cell table:formula="of:=MAX([.B822:.L822])" office:value-type="float" office:value="10686238" calcext:value-type="float">
            <text:p>10686238</text:p>
          </table:table-cell>
          <table:table-cell table:formula="of:=INDEX([.$B$1:.$L$1];0;MATCH(MAX([.$B822:.$L822]);[.$B822:.$L822];0))" office:value-type="string" office:string-value="TimeWaitKey" calcext:value-type="string">
            <text:p>TimeWaitKey</text:p>
          </table:table-cell>
          <table:table-cell table:formula="of:=[.O822]/[.N822]" office:value-type="percentage" office:value="0.49648562813906" calcext:value-type="percentage">
            <text:p>49.65%</text:p>
          </table:table-cell>
          <table:table-cell/>
          <table:table-cell table:formula="of:=1000000000/[.N822]" office:value-type="float" office:value="46.4602817323608" calcext:value-type="float">
            <text:p>46.4602817323608</text:p>
          </table:table-cell>
          <table:table-cell table:formula="of:=IF([.A822]=1;1000000000/[.N822];&quot;&quot;)" office:value-type="float" office:value="46.4602817323608" calcext:value-type="float">
            <text:p>46.4602817323608</text:p>
          </table:table-cell>
          <table:table-cell table:formula="of:=IF([.A822]=1;[.P822];&quot;&quot;)" office:value-type="string" office:string-value="TimeWaitKey" calcext:value-type="string">
            <text:p>TimeWaitKey</text:p>
          </table:table-cell>
          <table:table-cell table:style-name="ce1" table:formula="of:=IF(ISBLANK([.T822]);&quot;&quot;;[.Q822])" office:value-type="percentage" office:value="0.49648562813906" calcext:value-type="percentage">
            <text:p>49.65%</text:p>
          </table:table-cell>
          <table:table-cell table:formula="of:=IF([.A822]=1;[.V822]*[.N822]/1000000;&quot;&quot;)" office:value-type="float" office:value="10.686238" calcext:value-type="float">
            <text:p>10.6862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242" calcext:value-type="float">
            <text:p>999242</text:p>
          </table:table-cell>
          <table:table-cell office:value-type="float" office:value="736122" calcext:value-type="float">
            <text:p>736122</text:p>
          </table:table-cell>
          <table:table-cell office:value-type="float" office:value="1116391" calcext:value-type="float">
            <text:p>1116391</text:p>
          </table:table-cell>
          <table:table-cell office:value-type="float" office:value="71" calcext:value-type="float">
            <text:p>71</text:p>
          </table:table-cell>
          <table:table-cell office:value-type="float" office:value="5226371" calcext:value-type="float">
            <text:p>5226371</text:p>
          </table:table-cell>
          <table:table-cell office:value-type="float" office:value="742654" calcext:value-type="float">
            <text:p>742654</text:p>
          </table:table-cell>
          <table:table-cell office:value-type="float" office:value="70" calcext:value-type="float">
            <text:p>70</text:p>
          </table:table-cell>
          <table:table-cell office:value-type="float" office:value="250366" calcext:value-type="float">
            <text:p>250366</text:p>
          </table:table-cell>
          <table:table-cell office:value-type="float" office:value="791646" calcext:value-type="float">
            <text:p>791646</text:p>
          </table:table-cell>
          <table:table-cell office:value-type="float" office:value="741693" calcext:value-type="float">
            <text:p>741693</text:p>
          </table:table-cell>
          <table:table-cell office:value-type="float" office:value="10732454" calcext:value-type="float">
            <text:p>10732454</text:p>
          </table:table-cell>
          <table:table-cell/>
          <table:table-cell table:formula="of:=SUM([.B823:.L823])" office:value-type="float" office:value="21337080" calcext:value-type="float">
            <text:p>21337080</text:p>
          </table:table-cell>
          <table:table-cell table:formula="of:=MAX([.B823:.L823])" office:value-type="float" office:value="10732454" calcext:value-type="float">
            <text:p>10732454</text:p>
          </table:table-cell>
          <table:table-cell table:formula="of:=INDEX([.$B$1:.$L$1];0;MATCH(MAX([.$B823:.$L823]);[.$B823:.$L823];0))" office:value-type="string" office:string-value="TimeWaitKey" calcext:value-type="string">
            <text:p>TimeWaitKey</text:p>
          </table:table-cell>
          <table:table-cell table:formula="of:=[.O823]/[.N823]" office:value-type="percentage" office:value="0.50299544267538" calcext:value-type="percentage">
            <text:p>50.30%</text:p>
          </table:table-cell>
          <table:table-cell/>
          <table:table-cell table:formula="of:=1000000000/[.N823]" office:value-type="float" office:value="46.8667690236902" calcext:value-type="float">
            <text:p>46.8667690236902</text:p>
          </table:table-cell>
          <table:table-cell table:formula="of:=IF([.A823]=1;1000000000/[.N823];&quot;&quot;)" office:value-type="float" office:value="46.8667690236902" calcext:value-type="float">
            <text:p>46.8667690236902</text:p>
          </table:table-cell>
          <table:table-cell table:formula="of:=IF([.A823]=1;[.P823];&quot;&quot;)" office:value-type="string" office:string-value="TimeWaitKey" calcext:value-type="string">
            <text:p>TimeWaitKey</text:p>
          </table:table-cell>
          <table:table-cell table:style-name="ce1" table:formula="of:=IF(ISBLANK([.T823]);&quot;&quot;;[.Q823])" office:value-type="percentage" office:value="0.50299544267538" calcext:value-type="percentage">
            <text:p>50.30%</text:p>
          </table:table-cell>
          <table:table-cell table:formula="of:=IF([.A823]=1;[.V823]*[.N823]/1000000;&quot;&quot;)" office:value-type="float" office:value="10.732454" calcext:value-type="float">
            <text:p>10.7324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9341" calcext:value-type="float">
            <text:p>1009341</text:p>
          </table:table-cell>
          <table:table-cell office:value-type="float" office:value="1264867" calcext:value-type="float">
            <text:p>1264867</text:p>
          </table:table-cell>
          <table:table-cell office:value-type="float" office:value="967443" calcext:value-type="float">
            <text:p>967443</text:p>
          </table:table-cell>
          <table:table-cell office:value-type="float" office:value="100" calcext:value-type="float">
            <text:p>100</text:p>
          </table:table-cell>
          <table:table-cell office:value-type="float" office:value="5573588" calcext:value-type="float">
            <text:p>5573588</text:p>
          </table:table-cell>
          <table:table-cell office:value-type="float" office:value="742263" calcext:value-type="float">
            <text:p>742263</text:p>
          </table:table-cell>
          <table:table-cell office:value-type="float" office:value="70" calcext:value-type="float">
            <text:p>70</text:p>
          </table:table-cell>
          <table:table-cell office:value-type="float" office:value="250196" calcext:value-type="float">
            <text:p>250196</text:p>
          </table:table-cell>
          <table:table-cell office:value-type="float" office:value="771428" calcext:value-type="float">
            <text:p>771428</text:p>
          </table:table-cell>
          <table:table-cell office:value-type="float" office:value="736022" calcext:value-type="float">
            <text:p>736022</text:p>
          </table:table-cell>
          <table:table-cell office:value-type="float" office:value="10811422" calcext:value-type="float">
            <text:p>10811422</text:p>
          </table:table-cell>
          <table:table-cell/>
          <table:table-cell table:formula="of:=SUM([.B824:.L824])" office:value-type="float" office:value="22126740" calcext:value-type="float">
            <text:p>22126740</text:p>
          </table:table-cell>
          <table:table-cell table:formula="of:=MAX([.B824:.L824])" office:value-type="float" office:value="10811422" calcext:value-type="float">
            <text:p>10811422</text:p>
          </table:table-cell>
          <table:table-cell table:formula="of:=INDEX([.$B$1:.$L$1];0;MATCH(MAX([.$B824:.$L824]);[.$B824:.$L824];0))" office:value-type="string" office:string-value="TimeWaitKey" calcext:value-type="string">
            <text:p>TimeWaitKey</text:p>
          </table:table-cell>
          <table:table-cell table:formula="of:=[.O824]/[.N824]" office:value-type="percentage" office:value="0.488613415261353" calcext:value-type="percentage">
            <text:p>48.86%</text:p>
          </table:table-cell>
          <table:table-cell/>
          <table:table-cell table:formula="of:=1000000000/[.N824]" office:value-type="float" office:value="45.1941858583777" calcext:value-type="float">
            <text:p>45.1941858583777</text:p>
          </table:table-cell>
          <table:table-cell table:formula="of:=IF([.A824]=1;1000000000/[.N824];&quot;&quot;)" office:value-type="float" office:value="45.1941858583777" calcext:value-type="float">
            <text:p>45.1941858583777</text:p>
          </table:table-cell>
          <table:table-cell table:formula="of:=IF([.A824]=1;[.P824];&quot;&quot;)" office:value-type="string" office:string-value="TimeWaitKey" calcext:value-type="string">
            <text:p>TimeWaitKey</text:p>
          </table:table-cell>
          <table:table-cell table:style-name="ce1" table:formula="of:=IF(ISBLANK([.T824]);&quot;&quot;;[.Q824])" office:value-type="percentage" office:value="0.488613415261353" calcext:value-type="percentage">
            <text:p>48.86%</text:p>
          </table:table-cell>
          <table:table-cell table:formula="of:=IF([.A824]=1;[.V824]*[.N824]/1000000;&quot;&quot;)" office:value-type="float" office:value="10.811422" calcext:value-type="float">
            <text:p>10.8114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5188" calcext:value-type="float">
            <text:p>975188</text:p>
          </table:table-cell>
          <table:table-cell office:value-type="float" office:value="1249939" calcext:value-type="float">
            <text:p>1249939</text:p>
          </table:table-cell>
          <table:table-cell office:value-type="float" office:value="985617" calcext:value-type="float">
            <text:p>985617</text:p>
          </table:table-cell>
          <table:table-cell office:value-type="float" office:value="70" calcext:value-type="float">
            <text:p>70</text:p>
          </table:table-cell>
          <table:table-cell office:value-type="float" office:value="5367014" calcext:value-type="float">
            <text:p>5367014</text:p>
          </table:table-cell>
          <table:table-cell office:value-type="float" office:value="738236" calcext:value-type="float">
            <text:p>738236</text:p>
          </table:table-cell>
          <table:table-cell office:value-type="float" office:value="80" calcext:value-type="float">
            <text:p>80</text:p>
          </table:table-cell>
          <table:table-cell office:value-type="float" office:value="260245" calcext:value-type="float">
            <text:p>260245</text:p>
          </table:table-cell>
          <table:table-cell office:value-type="float" office:value="758504" calcext:value-type="float">
            <text:p>758504</text:p>
          </table:table-cell>
          <table:table-cell office:value-type="float" office:value="1003100" calcext:value-type="float">
            <text:p>1003100</text:p>
          </table:table-cell>
          <table:table-cell office:value-type="float" office:value="11163858" calcext:value-type="float">
            <text:p>11163858</text:p>
          </table:table-cell>
          <table:table-cell/>
          <table:table-cell table:formula="of:=SUM([.B825:.L825])" office:value-type="float" office:value="22501851" calcext:value-type="float">
            <text:p>22501851</text:p>
          </table:table-cell>
          <table:table-cell table:formula="of:=MAX([.B825:.L825])" office:value-type="float" office:value="11163858" calcext:value-type="float">
            <text:p>11163858</text:p>
          </table:table-cell>
          <table:table-cell table:formula="of:=INDEX([.$B$1:.$L$1];0;MATCH(MAX([.$B825:.$L825]);[.$B825:.$L825];0))" office:value-type="string" office:string-value="TimeWaitKey" calcext:value-type="string">
            <text:p>TimeWaitKey</text:p>
          </table:table-cell>
          <table:table-cell table:formula="of:=[.O825]/[.N825]" office:value-type="percentage" office:value="0.496130651651724" calcext:value-type="percentage">
            <text:p>49.61%</text:p>
          </table:table-cell>
          <table:table-cell/>
          <table:table-cell table:formula="of:=1000000000/[.N825]" office:value-type="float" office:value="44.4407884489147" calcext:value-type="float">
            <text:p>44.4407884489147</text:p>
          </table:table-cell>
          <table:table-cell table:formula="of:=IF([.A825]=1;1000000000/[.N825];&quot;&quot;)" office:value-type="float" office:value="44.4407884489147" calcext:value-type="float">
            <text:p>44.4407884489147</text:p>
          </table:table-cell>
          <table:table-cell table:formula="of:=IF([.A825]=1;[.P825];&quot;&quot;)" office:value-type="string" office:string-value="TimeWaitKey" calcext:value-type="string">
            <text:p>TimeWaitKey</text:p>
          </table:table-cell>
          <table:table-cell table:style-name="ce1" table:formula="of:=IF(ISBLANK([.T825]);&quot;&quot;;[.Q825])" office:value-type="percentage" office:value="0.496130651651724" calcext:value-type="percentage">
            <text:p>49.61%</text:p>
          </table:table-cell>
          <table:table-cell table:formula="of:=IF([.A825]=1;[.V825]*[.N825]/1000000;&quot;&quot;)" office:value-type="float" office:value="11.163858" calcext:value-type="float">
            <text:p>11.1638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93424" calcext:value-type="float">
            <text:p>4793424</text:p>
          </table:table-cell>
          <table:table-cell office:value-type="float" office:value="1219773" calcext:value-type="float">
            <text:p>1219773</text:p>
          </table:table-cell>
          <table:table-cell office:value-type="float" office:value="987440" calcext:value-type="float">
            <text:p>987440</text:p>
          </table:table-cell>
          <table:table-cell office:value-type="float" office:value="200" calcext:value-type="float">
            <text:p>200</text:p>
          </table:table-cell>
          <table:table-cell office:value-type="float" office:value="5136704" calcext:value-type="float">
            <text:p>5136704</text:p>
          </table:table-cell>
          <table:table-cell office:value-type="float" office:value="749087" calcext:value-type="float">
            <text:p>749087</text:p>
          </table:table-cell>
          <table:table-cell office:value-type="float" office:value="70" calcext:value-type="float">
            <text:p>70</text:p>
          </table:table-cell>
          <table:table-cell office:value-type="float" office:value="250627" calcext:value-type="float">
            <text:p>250627</text:p>
          </table:table-cell>
          <table:table-cell office:value-type="float" office:value="736303" calcext:value-type="float">
            <text:p>736303</text:p>
          </table:table-cell>
          <table:table-cell office:value-type="float" office:value="725833" calcext:value-type="float">
            <text:p>725833</text:p>
          </table:table-cell>
          <table:table-cell office:value-type="float" office:value="10680267" calcext:value-type="float">
            <text:p>10680267</text:p>
          </table:table-cell>
          <table:table-cell/>
          <table:table-cell table:formula="of:=SUM([.B826:.L826])" office:value-type="float" office:value="25279728" calcext:value-type="float">
            <text:p>25279728</text:p>
          </table:table-cell>
          <table:table-cell table:formula="of:=MAX([.B826:.L826])" office:value-type="float" office:value="10680267" calcext:value-type="float">
            <text:p>10680267</text:p>
          </table:table-cell>
          <table:table-cell table:formula="of:=INDEX([.$B$1:.$L$1];0;MATCH(MAX([.$B826:.$L826]);[.$B826:.$L826];0))" office:value-type="string" office:string-value="TimeWaitKey" calcext:value-type="string">
            <text:p>TimeWaitKey</text:p>
          </table:table-cell>
          <table:table-cell table:formula="of:=[.O826]/[.N826]" office:value-type="percentage" office:value="0.422483461847374" calcext:value-type="percentage">
            <text:p>42.25%</text:p>
          </table:table-cell>
          <table:table-cell/>
          <table:table-cell table:formula="of:=1000000000/[.N826]" office:value-type="float" office:value="39.5573876427784" calcext:value-type="float">
            <text:p>39.5573876427784</text:p>
          </table:table-cell>
          <table:table-cell table:formula="of:=IF([.A826]=1;1000000000/[.N826];&quot;&quot;)" office:value-type="float" office:value="39.5573876427784" calcext:value-type="float">
            <text:p>39.5573876427784</text:p>
          </table:table-cell>
          <table:table-cell table:formula="of:=IF([.A826]=1;[.P826];&quot;&quot;)" office:value-type="string" office:string-value="TimeWaitKey" calcext:value-type="string">
            <text:p>TimeWaitKey</text:p>
          </table:table-cell>
          <table:table-cell table:style-name="ce1" table:formula="of:=IF(ISBLANK([.T826]);&quot;&quot;;[.Q826])" office:value-type="percentage" office:value="0.422483461847374" calcext:value-type="percentage">
            <text:p>42.25%</text:p>
          </table:table-cell>
          <table:table-cell table:formula="of:=IF([.A826]=1;[.V826]*[.N826]/1000000;&quot;&quot;)" office:value-type="float" office:value="10.680267" calcext:value-type="float">
            <text:p>10.6802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47490" calcext:value-type="float">
            <text:p>23247490</text:p>
          </table:table-cell>
          <table:table-cell office:value-type="float" office:value="707449" calcext:value-type="float">
            <text:p>707449</text:p>
          </table:table-cell>
          <table:table-cell office:value-type="float" office:value="1187213" calcext:value-type="float">
            <text:p>1187213</text:p>
          </table:table-cell>
          <table:table-cell office:value-type="float" office:value="70" calcext:value-type="float">
            <text:p>70</text:p>
          </table:table-cell>
          <table:table-cell office:value-type="float" office:value="5173683" calcext:value-type="float">
            <text:p>5173683</text:p>
          </table:table-cell>
          <table:table-cell office:value-type="float" office:value="732756" calcext:value-type="float">
            <text:p>732756</text:p>
          </table:table-cell>
          <table:table-cell office:value-type="float" office:value="80" calcext:value-type="float">
            <text:p>80</text:p>
          </table:table-cell>
          <table:table-cell office:value-type="float" office:value="244876" calcext:value-type="float">
            <text:p>244876</text:p>
          </table:table-cell>
          <table:table-cell office:value-type="float" office:value="714452" calcext:value-type="float">
            <text:p>714452</text:p>
          </table:table-cell>
          <table:table-cell office:value-type="float" office:value="750469" calcext:value-type="float">
            <text:p>750469</text:p>
          </table:table-cell>
          <table:table-cell office:value-type="float" office:value="10656743" calcext:value-type="float">
            <text:p>10656743</text:p>
          </table:table-cell>
          <table:table-cell/>
          <table:table-cell table:formula="of:=SUM([.B827:.L827])" office:value-type="float" office:value="43415281" calcext:value-type="float">
            <text:p>43415281</text:p>
          </table:table-cell>
          <table:table-cell table:formula="of:=MAX([.B827:.L827])" office:value-type="float" office:value="23247490" calcext:value-type="float">
            <text:p>23247490</text:p>
          </table:table-cell>
          <table:table-cell table:formula="of:=INDEX([.$B$1:.$L$1];0;MATCH(MAX([.$B827:.$L827]);[.$B827:.$L827];0))" office:value-type="string" office:string-value="WebcamRead" calcext:value-type="string">
            <text:p>WebcamRead</text:p>
          </table:table-cell>
          <table:table-cell table:formula="of:=[.O827]/[.N827]" office:value-type="percentage" office:value="0.535467915087317" calcext:value-type="percentage">
            <text:p>53.55%</text:p>
          </table:table-cell>
          <table:table-cell/>
          <table:table-cell table:formula="of:=1000000000/[.N827]" office:value-type="float" office:value="23.0333646809749" calcext:value-type="float">
            <text:p>23.0333646809749</text:p>
          </table:table-cell>
          <table:table-cell table:formula="of:=IF([.A827]=1;1000000000/[.N827];&quot;&quot;)" office:value-type="float" office:value="23.0333646809749" calcext:value-type="float">
            <text:p>23.0333646809749</text:p>
          </table:table-cell>
          <table:table-cell table:formula="of:=IF([.A827]=1;[.P827];&quot;&quot;)" office:value-type="string" office:string-value="WebcamRead" calcext:value-type="string">
            <text:p>WebcamRead</text:p>
          </table:table-cell>
          <table:table-cell table:style-name="ce1" table:formula="of:=IF(ISBLANK([.T827]);&quot;&quot;;[.Q827])" office:value-type="percentage" office:value="0.535467915087317" calcext:value-type="percentage">
            <text:p>53.55%</text:p>
          </table:table-cell>
          <table:table-cell table:formula="of:=IF([.A827]=1;[.V827]*[.N827]/1000000;&quot;&quot;)" office:value-type="float" office:value="23.24749" calcext:value-type="float">
            <text:p>23.247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14739" calcext:value-type="float">
            <text:p>19914739</text:p>
          </table:table-cell>
          <table:table-cell office:value-type="float" office:value="707368" calcext:value-type="float">
            <text:p>707368</text:p>
          </table:table-cell>
          <table:table-cell office:value-type="float" office:value="964357" calcext:value-type="float">
            <text:p>964357</text:p>
          </table:table-cell>
          <table:table-cell office:value-type="float" office:value="70" calcext:value-type="float">
            <text:p>70</text:p>
          </table:table-cell>
          <table:table-cell office:value-type="float" office:value="5123390" calcext:value-type="float">
            <text:p>5123390</text:p>
          </table:table-cell>
          <table:table-cell office:value-type="float" office:value="759636" calcext:value-type="float">
            <text:p>759636</text:p>
          </table:table-cell>
          <table:table-cell office:value-type="float" office:value="70" calcext:value-type="float">
            <text:p>70</text:p>
          </table:table-cell>
          <table:table-cell office:value-type="float" office:value="244897" calcext:value-type="float">
            <text:p>244897</text:p>
          </table:table-cell>
          <table:table-cell office:value-type="float" office:value="717928" calcext:value-type="float">
            <text:p>717928</text:p>
          </table:table-cell>
          <table:table-cell office:value-type="float" office:value="726434" calcext:value-type="float">
            <text:p>726434</text:p>
          </table:table-cell>
          <table:table-cell office:value-type="float" office:value="10726453" calcext:value-type="float">
            <text:p>10726453</text:p>
          </table:table-cell>
          <table:table-cell/>
          <table:table-cell table:formula="of:=SUM([.B828:.L828])" office:value-type="float" office:value="39885342" calcext:value-type="float">
            <text:p>39885342</text:p>
          </table:table-cell>
          <table:table-cell table:formula="of:=MAX([.B828:.L828])" office:value-type="float" office:value="19914739" calcext:value-type="float">
            <text:p>19914739</text:p>
          </table:table-cell>
          <table:table-cell table:formula="of:=INDEX([.$B$1:.$L$1];0;MATCH(MAX([.$B828:.$L828]);[.$B828:.$L828];0))" office:value-type="string" office:string-value="WebcamRead" calcext:value-type="string">
            <text:p>WebcamRead</text:p>
          </table:table-cell>
          <table:table-cell table:formula="of:=[.O828]/[.N828]" office:value-type="percentage" office:value="0.499299692603864" calcext:value-type="percentage">
            <text:p>49.93%</text:p>
          </table:table-cell>
          <table:table-cell/>
          <table:table-cell table:formula="of:=1000000000/[.N828]" office:value-type="float" office:value="25.0718672538899" calcext:value-type="float">
            <text:p>25.0718672538899</text:p>
          </table:table-cell>
          <table:table-cell table:formula="of:=IF([.A828]=1;1000000000/[.N828];&quot;&quot;)" office:value-type="float" office:value="25.0718672538899" calcext:value-type="float">
            <text:p>25.0718672538899</text:p>
          </table:table-cell>
          <table:table-cell table:formula="of:=IF([.A828]=1;[.P828];&quot;&quot;)" office:value-type="string" office:string-value="WebcamRead" calcext:value-type="string">
            <text:p>WebcamRead</text:p>
          </table:table-cell>
          <table:table-cell table:style-name="ce1" table:formula="of:=IF(ISBLANK([.T828]);&quot;&quot;;[.Q828])" office:value-type="percentage" office:value="0.499299692603864" calcext:value-type="percentage">
            <text:p>49.93%</text:p>
          </table:table-cell>
          <table:table-cell table:formula="of:=IF([.A828]=1;[.V828]*[.N828]/1000000;&quot;&quot;)" office:value-type="float" office:value="19.914739" calcext:value-type="float">
            <text:p>19.9147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39704" calcext:value-type="float">
            <text:p>23839704</text:p>
          </table:table-cell>
          <table:table-cell office:value-type="float" office:value="704173" calcext:value-type="float">
            <text:p>704173</text:p>
          </table:table-cell>
          <table:table-cell office:value-type="float" office:value="966120" calcext:value-type="float">
            <text:p>966120</text:p>
          </table:table-cell>
          <table:table-cell office:value-type="float" office:value="171" calcext:value-type="float">
            <text:p>171</text:p>
          </table:table-cell>
          <table:table-cell office:value-type="float" office:value="5208949" calcext:value-type="float">
            <text:p>5208949</text:p>
          </table:table-cell>
          <table:table-cell office:value-type="float" office:value="764385" calcext:value-type="float">
            <text:p>764385</text:p>
          </table:table-cell>
          <table:table-cell office:value-type="float" office:value="100" calcext:value-type="float">
            <text:p>100</text:p>
          </table:table-cell>
          <table:table-cell office:value-type="float" office:value="259062" calcext:value-type="float">
            <text:p>259062</text:p>
          </table:table-cell>
          <table:table-cell office:value-type="float" office:value="769594" calcext:value-type="float">
            <text:p>769594</text:p>
          </table:table-cell>
          <table:table-cell office:value-type="float" office:value="727195" calcext:value-type="float">
            <text:p>727195</text:p>
          </table:table-cell>
          <table:table-cell office:value-type="float" office:value="10698290" calcext:value-type="float">
            <text:p>10698290</text:p>
          </table:table-cell>
          <table:table-cell/>
          <table:table-cell table:formula="of:=SUM([.B829:.L829])" office:value-type="float" office:value="43937743" calcext:value-type="float">
            <text:p>43937743</text:p>
          </table:table-cell>
          <table:table-cell table:formula="of:=MAX([.B829:.L829])" office:value-type="float" office:value="23839704" calcext:value-type="float">
            <text:p>23839704</text:p>
          </table:table-cell>
          <table:table-cell table:formula="of:=INDEX([.$B$1:.$L$1];0;MATCH(MAX([.$B829:.$L829]);[.$B829:.$L829];0))" office:value-type="string" office:string-value="WebcamRead" calcext:value-type="string">
            <text:p>WebcamRead</text:p>
          </table:table-cell>
          <table:table-cell table:formula="of:=[.O829]/[.N829]" office:value-type="percentage" office:value="0.542579167072829" calcext:value-type="percentage">
            <text:p>54.26%</text:p>
          </table:table-cell>
          <table:table-cell/>
          <table:table-cell table:formula="of:=1000000000/[.N829]" office:value-type="float" office:value="22.7594758337951" calcext:value-type="float">
            <text:p>22.7594758337951</text:p>
          </table:table-cell>
          <table:table-cell table:formula="of:=IF([.A829]=1;1000000000/[.N829];&quot;&quot;)" office:value-type="float" office:value="22.7594758337951" calcext:value-type="float">
            <text:p>22.7594758337951</text:p>
          </table:table-cell>
          <table:table-cell table:formula="of:=IF([.A829]=1;[.P829];&quot;&quot;)" office:value-type="string" office:string-value="WebcamRead" calcext:value-type="string">
            <text:p>WebcamRead</text:p>
          </table:table-cell>
          <table:table-cell table:style-name="ce1" table:formula="of:=IF(ISBLANK([.T829]);&quot;&quot;;[.Q829])" office:value-type="percentage" office:value="0.542579167072829" calcext:value-type="percentage">
            <text:p>54.26%</text:p>
          </table:table-cell>
          <table:table-cell table:formula="of:=IF([.A829]=1;[.V829]*[.N829]/1000000;&quot;&quot;)" office:value-type="float" office:value="23.839704" calcext:value-type="float">
            <text:p>23.8397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6938" calcext:value-type="float">
            <text:p>20176938</text:p>
          </table:table-cell>
          <table:table-cell office:value-type="float" office:value="1014460" calcext:value-type="float">
            <text:p>1014460</text:p>
          </table:table-cell>
          <table:table-cell office:value-type="float" office:value="966802" calcext:value-type="float">
            <text:p>966802</text:p>
          </table:table-cell>
          <table:table-cell office:value-type="float" office:value="161" calcext:value-type="float">
            <text:p>161</text:p>
          </table:table-cell>
          <table:table-cell office:value-type="float" office:value="5755197" calcext:value-type="float">
            <text:p>5755197</text:p>
          </table:table-cell>
          <table:table-cell office:value-type="float" office:value="747734" calcext:value-type="float">
            <text:p>747734</text:p>
          </table:table-cell>
          <table:table-cell office:value-type="float" office:value="81" calcext:value-type="float">
            <text:p>81</text:p>
          </table:table-cell>
          <table:table-cell office:value-type="float" office:value="156204227" calcext:value-type="float">
            <text:p>156204227</text:p>
          </table:table-cell>
          <table:table-cell office:value-type="float" office:value="761699" calcext:value-type="float">
            <text:p>761699</text:p>
          </table:table-cell>
          <table:table-cell office:value-type="float" office:value="771508" calcext:value-type="float">
            <text:p>771508</text:p>
          </table:table-cell>
          <table:table-cell office:value-type="float" office:value="10718548" calcext:value-type="float">
            <text:p>10718548</text:p>
          </table:table-cell>
          <table:table-cell/>
          <table:table-cell table:formula="of:=SUM([.B830:.L830])" office:value-type="float" office:value="197117355" calcext:value-type="float">
            <text:p>197117355</text:p>
          </table:table-cell>
          <table:table-cell table:formula="of:=MAX([.B830:.L830])" office:value-type="float" office:value="156204227" calcext:value-type="float">
            <text:p>156204227</text:p>
          </table:table-cell>
          <table:table-cell table:formula="of:=INDEX([.$B$1:.$L$1];0;MATCH(MAX([.$B830:.$L830]);[.$B830:.$L830];0))" office:value-type="string" office:string-value="Facendi" calcext:value-type="string">
            <text:p>Facendi</text:p>
          </table:table-cell>
          <table:table-cell table:formula="of:=[.O830]/[.N830]" office:value-type="percentage" office:value="0.792442791249913" calcext:value-type="percentage">
            <text:p>79.24%</text:p>
          </table:table-cell>
          <table:table-cell/>
          <table:table-cell table:formula="of:=1000000000/[.N830]" office:value-type="float" office:value="5.07312002030466" calcext:value-type="float">
            <text:p>5.07312002030466</text:p>
          </table:table-cell>
          <table:table-cell table:formula="of:=IF([.A830]=1;1000000000/[.N830];&quot;&quot;)" office:value-type="float" office:value="5.07312002030466" calcext:value-type="float">
            <text:p>5.07312002030466</text:p>
          </table:table-cell>
          <table:table-cell table:formula="of:=IF([.A830]=1;[.P830];&quot;&quot;)" office:value-type="string" office:string-value="Facendi" calcext:value-type="string">
            <text:p>Facendi</text:p>
          </table:table-cell>
          <table:table-cell table:style-name="ce1" table:formula="of:=IF(ISBLANK([.T830]);&quot;&quot;;[.Q830])" office:value-type="percentage" office:value="0.792442791249913" calcext:value-type="percentage">
            <text:p>79.24%</text:p>
          </table:table-cell>
          <table:table-cell table:formula="of:=IF([.A830]=1;[.V830]*[.N830]/1000000;&quot;&quot;)" office:value-type="float" office:value="156.204227" calcext:value-type="float">
            <text:p>156.2042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3301" calcext:value-type="float">
            <text:p>773301</text:p>
          </table:table-cell>
          <table:table-cell office:value-type="float" office:value="715794" calcext:value-type="float">
            <text:p>715794</text:p>
          </table:table-cell>
          <table:table-cell office:value-type="float" office:value="990336" calcext:value-type="float">
            <text:p>990336</text:p>
          </table:table-cell>
          <table:table-cell office:value-type="float" office:value="90" calcext:value-type="float">
            <text:p>90</text:p>
          </table:table-cell>
          <table:table-cell office:value-type="float" office:value="5294989" calcext:value-type="float">
            <text:p>5294989</text:p>
          </table:table-cell>
          <table:table-cell office:value-type="float" office:value="720844" calcext:value-type="float">
            <text:p>720844</text:p>
          </table:table-cell>
          <table:table-cell office:value-type="float" office:value="171" calcext:value-type="float">
            <text:p>171</text:p>
          </table:table-cell>
          <table:table-cell office:value-type="float" office:value="249986" calcext:value-type="float">
            <text:p>249986</text:p>
          </table:table-cell>
          <table:table-cell office:value-type="float" office:value="774644" calcext:value-type="float">
            <text:p>774644</text:p>
          </table:table-cell>
          <table:table-cell office:value-type="float" office:value="755098" calcext:value-type="float">
            <text:p>755098</text:p>
          </table:table-cell>
          <table:table-cell office:value-type="float" office:value="11076275" calcext:value-type="float">
            <text:p>11076275</text:p>
          </table:table-cell>
          <table:table-cell/>
          <table:table-cell table:formula="of:=SUM([.B831:.L831])" office:value-type="float" office:value="21351528" calcext:value-type="float">
            <text:p>21351528</text:p>
          </table:table-cell>
          <table:table-cell table:formula="of:=MAX([.B831:.L831])" office:value-type="float" office:value="11076275" calcext:value-type="float">
            <text:p>11076275</text:p>
          </table:table-cell>
          <table:table-cell table:formula="of:=INDEX([.$B$1:.$L$1];0;MATCH(MAX([.$B831:.$L831]);[.$B831:.$L831];0))" office:value-type="string" office:string-value="TimeWaitKey" calcext:value-type="string">
            <text:p>TimeWaitKey</text:p>
          </table:table-cell>
          <table:table-cell table:formula="of:=[.O831]/[.N831]" office:value-type="percentage" office:value="0.518757954934186" calcext:value-type="percentage">
            <text:p>51.88%</text:p>
          </table:table-cell>
          <table:table-cell/>
          <table:table-cell table:formula="of:=1000000000/[.N831]" office:value-type="float" office:value="46.8350555519961" calcext:value-type="float">
            <text:p>46.8350555519961</text:p>
          </table:table-cell>
          <table:table-cell table:formula="of:=IF([.A831]=1;1000000000/[.N831];&quot;&quot;)" office:value-type="float" office:value="46.8350555519961" calcext:value-type="float">
            <text:p>46.8350555519961</text:p>
          </table:table-cell>
          <table:table-cell table:formula="of:=IF([.A831]=1;[.P831];&quot;&quot;)" office:value-type="string" office:string-value="TimeWaitKey" calcext:value-type="string">
            <text:p>TimeWaitKey</text:p>
          </table:table-cell>
          <table:table-cell table:style-name="ce1" table:formula="of:=IF(ISBLANK([.T831]);&quot;&quot;;[.Q831])" office:value-type="percentage" office:value="0.518757954934186" calcext:value-type="percentage">
            <text:p>51.88%</text:p>
          </table:table-cell>
          <table:table-cell table:formula="of:=IF([.A831]=1;[.V831]*[.N831]/1000000;&quot;&quot;)" office:value-type="float" office:value="11.076275" calcext:value-type="float">
            <text:p>11.076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2891" calcext:value-type="float">
            <text:p>912891</text:p>
          </table:table-cell>
          <table:table-cell office:value-type="float" office:value="1218552" calcext:value-type="float">
            <text:p>1218552</text:p>
          </table:table-cell>
          <table:table-cell office:value-type="float" office:value="963375" calcext:value-type="float">
            <text:p>963375</text:p>
          </table:table-cell>
          <table:table-cell office:value-type="float" office:value="60" calcext:value-type="float">
            <text:p>60</text:p>
          </table:table-cell>
          <table:table-cell office:value-type="float" office:value="5295480" calcext:value-type="float">
            <text:p>5295480</text:p>
          </table:table-cell>
          <table:table-cell office:value-type="float" office:value="787348" calcext:value-type="float">
            <text:p>787348</text:p>
          </table:table-cell>
          <table:table-cell office:value-type="float" office:value="80" calcext:value-type="float">
            <text:p>80</text:p>
          </table:table-cell>
          <table:table-cell office:value-type="float" office:value="234187" calcext:value-type="float">
            <text:p>234187</text:p>
          </table:table-cell>
          <table:table-cell office:value-type="float" office:value="739468" calcext:value-type="float">
            <text:p>739468</text:p>
          </table:table-cell>
          <table:table-cell office:value-type="float" office:value="735381" calcext:value-type="float">
            <text:p>735381</text:p>
          </table:table-cell>
          <table:table-cell office:value-type="float" office:value="10794660" calcext:value-type="float">
            <text:p>10794660</text:p>
          </table:table-cell>
          <table:table-cell/>
          <table:table-cell table:formula="of:=SUM([.B832:.L832])" office:value-type="float" office:value="21681482" calcext:value-type="float">
            <text:p>21681482</text:p>
          </table:table-cell>
          <table:table-cell table:formula="of:=MAX([.B832:.L832])" office:value-type="float" office:value="10794660" calcext:value-type="float">
            <text:p>10794660</text:p>
          </table:table-cell>
          <table:table-cell table:formula="of:=INDEX([.$B$1:.$L$1];0;MATCH(MAX([.$B832:.$L832]);[.$B832:.$L832];0))" office:value-type="string" office:string-value="TimeWaitKey" calcext:value-type="string">
            <text:p>TimeWaitKey</text:p>
          </table:table-cell>
          <table:table-cell table:formula="of:=[.O832]/[.N832]" office:value-type="percentage" office:value="0.497874637905287" calcext:value-type="percentage">
            <text:p>49.79%</text:p>
          </table:table-cell>
          <table:table-cell/>
          <table:table-cell table:formula="of:=1000000000/[.N832]" office:value-type="float" office:value="46.1223084289164" calcext:value-type="float">
            <text:p>46.1223084289164</text:p>
          </table:table-cell>
          <table:table-cell table:formula="of:=IF([.A832]=1;1000000000/[.N832];&quot;&quot;)" office:value-type="float" office:value="46.1223084289164" calcext:value-type="float">
            <text:p>46.1223084289164</text:p>
          </table:table-cell>
          <table:table-cell table:formula="of:=IF([.A832]=1;[.P832];&quot;&quot;)" office:value-type="string" office:string-value="TimeWaitKey" calcext:value-type="string">
            <text:p>TimeWaitKey</text:p>
          </table:table-cell>
          <table:table-cell table:style-name="ce1" table:formula="of:=IF(ISBLANK([.T832]);&quot;&quot;;[.Q832])" office:value-type="percentage" office:value="0.497874637905287" calcext:value-type="percentage">
            <text:p>49.79%</text:p>
          </table:table-cell>
          <table:table-cell table:formula="of:=IF([.A832]=1;[.V832]*[.N832]/1000000;&quot;&quot;)" office:value-type="float" office:value="10.79466" calcext:value-type="float">
            <text:p>10.794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0537" calcext:value-type="float">
            <text:p>910537</text:p>
          </table:table-cell>
          <table:table-cell office:value-type="float" office:value="1213141" calcext:value-type="float">
            <text:p>1213141</text:p>
          </table:table-cell>
          <table:table-cell office:value-type="float" office:value="1016575" calcext:value-type="float">
            <text:p>1016575</text:p>
          </table:table-cell>
          <table:table-cell office:value-type="float" office:value="70" calcext:value-type="float">
            <text:p>70</text:p>
          </table:table-cell>
          <table:table-cell office:value-type="float" office:value="5203419" calcext:value-type="float">
            <text:p>5203419</text:p>
          </table:table-cell>
          <table:table-cell office:value-type="float" office:value="702489" calcext:value-type="float">
            <text:p>702489</text:p>
          </table:table-cell>
          <table:table-cell office:value-type="float" office:value="70" calcext:value-type="float">
            <text:p>70</text:p>
          </table:table-cell>
          <table:table-cell office:value-type="float" office:value="235058" calcext:value-type="float">
            <text:p>235058</text:p>
          </table:table-cell>
          <table:table-cell office:value-type="float" office:value="742804" calcext:value-type="float">
            <text:p>742804</text:p>
          </table:table-cell>
          <table:table-cell office:value-type="float" office:value="750028" calcext:value-type="float">
            <text:p>750028</text:p>
          </table:table-cell>
          <table:table-cell office:value-type="float" office:value="11091784" calcext:value-type="float">
            <text:p>11091784</text:p>
          </table:table-cell>
          <table:table-cell/>
          <table:table-cell table:formula="of:=SUM([.B833:.L833])" office:value-type="float" office:value="21865975" calcext:value-type="float">
            <text:p>21865975</text:p>
          </table:table-cell>
          <table:table-cell table:formula="of:=MAX([.B833:.L833])" office:value-type="float" office:value="11091784" calcext:value-type="float">
            <text:p>11091784</text:p>
          </table:table-cell>
          <table:table-cell table:formula="of:=INDEX([.$B$1:.$L$1];0;MATCH(MAX([.$B833:.$L833]);[.$B833:.$L833];0))" office:value-type="string" office:string-value="TimeWaitKey" calcext:value-type="string">
            <text:p>TimeWaitKey</text:p>
          </table:table-cell>
          <table:table-cell table:formula="of:=[.O833]/[.N833]" office:value-type="percentage" office:value="0.507262264774381" calcext:value-type="percentage">
            <text:p>50.73%</text:p>
          </table:table-cell>
          <table:table-cell/>
          <table:table-cell table:formula="of:=1000000000/[.N833]" office:value-type="float" office:value="45.7331539069262" calcext:value-type="float">
            <text:p>45.7331539069262</text:p>
          </table:table-cell>
          <table:table-cell table:formula="of:=IF([.A833]=1;1000000000/[.N833];&quot;&quot;)" office:value-type="float" office:value="45.7331539069262" calcext:value-type="float">
            <text:p>45.7331539069262</text:p>
          </table:table-cell>
          <table:table-cell table:formula="of:=IF([.A833]=1;[.P833];&quot;&quot;)" office:value-type="string" office:string-value="TimeWaitKey" calcext:value-type="string">
            <text:p>TimeWaitKey</text:p>
          </table:table-cell>
          <table:table-cell table:style-name="ce1" table:formula="of:=IF(ISBLANK([.T833]);&quot;&quot;;[.Q833])" office:value-type="percentage" office:value="0.507262264774381" calcext:value-type="percentage">
            <text:p>50.73%</text:p>
          </table:table-cell>
          <table:table-cell table:formula="of:=IF([.A833]=1;[.V833]*[.N833]/1000000;&quot;&quot;)" office:value-type="float" office:value="11.091784" calcext:value-type="float">
            <text:p>11.0917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3905" calcext:value-type="float">
            <text:p>753905</text:p>
          </table:table-cell>
          <table:table-cell office:value-type="float" office:value="753064" calcext:value-type="float">
            <text:p>753064</text:p>
          </table:table-cell>
          <table:table-cell office:value-type="float" office:value="964367" calcext:value-type="float">
            <text:p>964367</text:p>
          </table:table-cell>
          <table:table-cell office:value-type="float" office:value="70" calcext:value-type="float">
            <text:p>70</text:p>
          </table:table-cell>
          <table:table-cell office:value-type="float" office:value="5208127" calcext:value-type="float">
            <text:p>5208127</text:p>
          </table:table-cell>
          <table:table-cell office:value-type="float" office:value="733428" calcext:value-type="float">
            <text:p>733428</text:p>
          </table:table-cell>
          <table:table-cell office:value-type="float" office:value="80" calcext:value-type="float">
            <text:p>80</text:p>
          </table:table-cell>
          <table:table-cell office:value-type="float" office:value="159334439" calcext:value-type="float">
            <text:p>159334439</text:p>
          </table:table-cell>
          <table:table-cell office:value-type="float" office:value="736913" calcext:value-type="float">
            <text:p>736913</text:p>
          </table:table-cell>
          <table:table-cell office:value-type="float" office:value="753875" calcext:value-type="float">
            <text:p>753875</text:p>
          </table:table-cell>
          <table:table-cell office:value-type="float" office:value="11007597" calcext:value-type="float">
            <text:p>11007597</text:p>
          </table:table-cell>
          <table:table-cell/>
          <table:table-cell table:formula="of:=SUM([.B834:.L834])" office:value-type="float" office:value="180245865" calcext:value-type="float">
            <text:p>180245865</text:p>
          </table:table-cell>
          <table:table-cell table:formula="of:=MAX([.B834:.L834])" office:value-type="float" office:value="159334439" calcext:value-type="float">
            <text:p>159334439</text:p>
          </table:table-cell>
          <table:table-cell table:formula="of:=INDEX([.$B$1:.$L$1];0;MATCH(MAX([.$B834:.$L834]);[.$B834:.$L834];0))" office:value-type="string" office:string-value="Facendi" calcext:value-type="string">
            <text:p>Facendi</text:p>
          </table:table-cell>
          <table:table-cell table:formula="of:=[.O834]/[.N834]" office:value-type="percentage" office:value="0.883983879463754" calcext:value-type="percentage">
            <text:p>88.40%</text:p>
          </table:table-cell>
          <table:table-cell/>
          <table:table-cell table:formula="of:=1000000000/[.N834]" office:value-type="float" office:value="5.54797748064845" calcext:value-type="float">
            <text:p>5.54797748064845</text:p>
          </table:table-cell>
          <table:table-cell table:formula="of:=IF([.A834]=1;1000000000/[.N834];&quot;&quot;)" office:value-type="float" office:value="5.54797748064845" calcext:value-type="float">
            <text:p>5.54797748064845</text:p>
          </table:table-cell>
          <table:table-cell table:formula="of:=IF([.A834]=1;[.P834];&quot;&quot;)" office:value-type="string" office:string-value="Facendi" calcext:value-type="string">
            <text:p>Facendi</text:p>
          </table:table-cell>
          <table:table-cell table:style-name="ce1" table:formula="of:=IF(ISBLANK([.T834]);&quot;&quot;;[.Q834])" office:value-type="percentage" office:value="0.883983879463754" calcext:value-type="percentage">
            <text:p>88.40%</text:p>
          </table:table-cell>
          <table:table-cell table:formula="of:=IF([.A834]=1;[.V834]*[.N834]/1000000;&quot;&quot;)" office:value-type="float" office:value="159.334439" calcext:value-type="float">
            <text:p>159.3344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0805" calcext:value-type="float">
            <text:p>780805</text:p>
          </table:table-cell>
          <table:table-cell office:value-type="float" office:value="707929" calcext:value-type="float">
            <text:p>707929</text:p>
          </table:table-cell>
          <table:table-cell office:value-type="float" office:value="965500" calcext:value-type="float">
            <text:p>965500</text:p>
          </table:table-cell>
          <table:table-cell office:value-type="float" office:value="90" calcext:value-type="float">
            <text:p>90</text:p>
          </table:table-cell>
          <table:table-cell office:value-type="float" office:value="5204050" calcext:value-type="float">
            <text:p>5204050</text:p>
          </table:table-cell>
          <table:table-cell office:value-type="float" office:value="719682" calcext:value-type="float">
            <text:p>719682</text:p>
          </table:table-cell>
          <table:table-cell office:value-type="float" office:value="70" calcext:value-type="float">
            <text:p>70</text:p>
          </table:table-cell>
          <table:table-cell office:value-type="float" office:value="321199" calcext:value-type="float">
            <text:p>321199</text:p>
          </table:table-cell>
          <table:table-cell office:value-type="float" office:value="729480" calcext:value-type="float">
            <text:p>729480</text:p>
          </table:table-cell>
          <table:table-cell office:value-type="float" office:value="715624" calcext:value-type="float">
            <text:p>715624</text:p>
          </table:table-cell>
          <table:table-cell office:value-type="float" office:value="11046208" calcext:value-type="float">
            <text:p>11046208</text:p>
          </table:table-cell>
          <table:table-cell/>
          <table:table-cell table:formula="of:=SUM([.B835:.L835])" office:value-type="float" office:value="21190637" calcext:value-type="float">
            <text:p>21190637</text:p>
          </table:table-cell>
          <table:table-cell table:formula="of:=MAX([.B835:.L835])" office:value-type="float" office:value="11046208" calcext:value-type="float">
            <text:p>11046208</text:p>
          </table:table-cell>
          <table:table-cell table:formula="of:=INDEX([.$B$1:.$L$1];0;MATCH(MAX([.$B835:.$L835]);[.$B835:.$L835];0))" office:value-type="string" office:string-value="TimeWaitKey" calcext:value-type="string">
            <text:p>TimeWaitKey</text:p>
          </table:table-cell>
          <table:table-cell table:formula="of:=[.O835]/[.N835]" office:value-type="percentage" office:value="0.521277769988698" calcext:value-type="percentage">
            <text:p>52.13%</text:p>
          </table:table-cell>
          <table:table-cell/>
          <table:table-cell table:formula="of:=1000000000/[.N835]" office:value-type="float" office:value="47.1906531172234" calcext:value-type="float">
            <text:p>47.1906531172234</text:p>
          </table:table-cell>
          <table:table-cell table:formula="of:=IF([.A835]=1;1000000000/[.N835];&quot;&quot;)" office:value-type="float" office:value="47.1906531172234" calcext:value-type="float">
            <text:p>47.1906531172234</text:p>
          </table:table-cell>
          <table:table-cell table:formula="of:=IF([.A835]=1;[.P835];&quot;&quot;)" office:value-type="string" office:string-value="TimeWaitKey" calcext:value-type="string">
            <text:p>TimeWaitKey</text:p>
          </table:table-cell>
          <table:table-cell table:style-name="ce1" table:formula="of:=IF(ISBLANK([.T835]);&quot;&quot;;[.Q835])" office:value-type="percentage" office:value="0.521277769988698" calcext:value-type="percentage">
            <text:p>52.13%</text:p>
          </table:table-cell>
          <table:table-cell table:formula="of:=IF([.A835]=1;[.V835]*[.N835]/1000000;&quot;&quot;)" office:value-type="float" office:value="11.046208" calcext:value-type="float">
            <text:p>11.0462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7234" calcext:value-type="float">
            <text:p>887234</text:p>
          </table:table-cell>
          <table:table-cell office:value-type="float" office:value="731774" calcext:value-type="float">
            <text:p>731774</text:p>
          </table:table-cell>
          <table:table-cell office:value-type="float" office:value="964047" calcext:value-type="float">
            <text:p>964047</text:p>
          </table:table-cell>
          <table:table-cell office:value-type="float" office:value="90" calcext:value-type="float">
            <text:p>90</text:p>
          </table:table-cell>
          <table:table-cell office:value-type="float" office:value="5489431" calcext:value-type="float">
            <text:p>5489431</text:p>
          </table:table-cell>
          <table:table-cell office:value-type="float" office:value="745149" calcext:value-type="float">
            <text:p>745149</text:p>
          </table:table-cell>
          <table:table-cell office:value-type="float" office:value="101" calcext:value-type="float">
            <text:p>101</text:p>
          </table:table-cell>
          <table:table-cell office:value-type="float" office:value="246198" calcext:value-type="float">
            <text:p>246198</text:p>
          </table:table-cell>
          <table:table-cell office:value-type="float" office:value="723309" calcext:value-type="float">
            <text:p>723309</text:p>
          </table:table-cell>
          <table:table-cell office:value-type="float" office:value="714932" calcext:value-type="float">
            <text:p>714932</text:p>
          </table:table-cell>
          <table:table-cell office:value-type="float" office:value="10766026" calcext:value-type="float">
            <text:p>10766026</text:p>
          </table:table-cell>
          <table:table-cell/>
          <table:table-cell table:formula="of:=SUM([.B836:.L836])" office:value-type="float" office:value="21268291" calcext:value-type="float">
            <text:p>21268291</text:p>
          </table:table-cell>
          <table:table-cell table:formula="of:=MAX([.B836:.L836])" office:value-type="float" office:value="10766026" calcext:value-type="float">
            <text:p>10766026</text:p>
          </table:table-cell>
          <table:table-cell table:formula="of:=INDEX([.$B$1:.$L$1];0;MATCH(MAX([.$B836:.$L836]);[.$B836:.$L836];0))" office:value-type="string" office:string-value="TimeWaitKey" calcext:value-type="string">
            <text:p>TimeWaitKey</text:p>
          </table:table-cell>
          <table:table-cell table:formula="of:=[.O836]/[.N836]" office:value-type="percentage" office:value="0.506200803816348" calcext:value-type="percentage">
            <text:p>50.62%</text:p>
          </table:table-cell>
          <table:table-cell/>
          <table:table-cell table:formula="of:=1000000000/[.N836]" office:value-type="float" office:value="47.0183523443421" calcext:value-type="float">
            <text:p>47.0183523443421</text:p>
          </table:table-cell>
          <table:table-cell table:formula="of:=IF([.A836]=1;1000000000/[.N836];&quot;&quot;)" office:value-type="float" office:value="47.0183523443421" calcext:value-type="float">
            <text:p>47.0183523443421</text:p>
          </table:table-cell>
          <table:table-cell table:formula="of:=IF([.A836]=1;[.P836];&quot;&quot;)" office:value-type="string" office:string-value="TimeWaitKey" calcext:value-type="string">
            <text:p>TimeWaitKey</text:p>
          </table:table-cell>
          <table:table-cell table:style-name="ce1" table:formula="of:=IF(ISBLANK([.T836]);&quot;&quot;;[.Q836])" office:value-type="percentage" office:value="0.506200803816348" calcext:value-type="percentage">
            <text:p>50.62%</text:p>
          </table:table-cell>
          <table:table-cell table:formula="of:=IF([.A836]=1;[.V836]*[.N836]/1000000;&quot;&quot;)" office:value-type="float" office:value="10.766026" calcext:value-type="float">
            <text:p>10.7660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6095" calcext:value-type="float">
            <text:p>1306095</text:p>
          </table:table-cell>
          <table:table-cell office:value-type="float" office:value="1152337" calcext:value-type="float">
            <text:p>1152337</text:p>
          </table:table-cell>
          <table:table-cell office:value-type="float" office:value="982963" calcext:value-type="float">
            <text:p>982963</text:p>
          </table:table-cell>
          <table:table-cell office:value-type="float" office:value="80" calcext:value-type="float">
            <text:p>80</text:p>
          </table:table-cell>
          <table:table-cell office:value-type="float" office:value="5166219" calcext:value-type="float">
            <text:p>5166219</text:p>
          </table:table-cell>
          <table:table-cell office:value-type="float" office:value="728999" calcext:value-type="float">
            <text:p>728999</text:p>
          </table:table-cell>
          <table:table-cell office:value-type="float" office:value="70" calcext:value-type="float">
            <text:p>70</text:p>
          </table:table-cell>
          <table:table-cell office:value-type="float" office:value="254485" calcext:value-type="float">
            <text:p>254485</text:p>
          </table:table-cell>
          <table:table-cell office:value-type="float" office:value="807064" calcext:value-type="float">
            <text:p>807064</text:p>
          </table:table-cell>
          <table:table-cell office:value-type="float" office:value="730291" calcext:value-type="float">
            <text:p>730291</text:p>
          </table:table-cell>
          <table:table-cell office:value-type="float" office:value="10767499" calcext:value-type="float">
            <text:p>10767499</text:p>
          </table:table-cell>
          <table:table-cell/>
          <table:table-cell table:formula="of:=SUM([.B837:.L837])" office:value-type="float" office:value="21896102" calcext:value-type="float">
            <text:p>21896102</text:p>
          </table:table-cell>
          <table:table-cell table:formula="of:=MAX([.B837:.L837])" office:value-type="float" office:value="10767499" calcext:value-type="float">
            <text:p>10767499</text:p>
          </table:table-cell>
          <table:table-cell table:formula="of:=INDEX([.$B$1:.$L$1];0;MATCH(MAX([.$B837:.$L837]);[.$B837:.$L837];0))" office:value-type="string" office:string-value="TimeWaitKey" calcext:value-type="string">
            <text:p>TimeWaitKey</text:p>
          </table:table-cell>
          <table:table-cell table:formula="of:=[.O837]/[.N837]" office:value-type="percentage" office:value="0.491754148752139" calcext:value-type="percentage">
            <text:p>49.18%</text:p>
          </table:table-cell>
          <table:table-cell/>
          <table:table-cell table:formula="of:=1000000000/[.N837]" office:value-type="float" office:value="45.6702293403639" calcext:value-type="float">
            <text:p>45.6702293403639</text:p>
          </table:table-cell>
          <table:table-cell table:formula="of:=IF([.A837]=1;1000000000/[.N837];&quot;&quot;)" office:value-type="float" office:value="45.6702293403639" calcext:value-type="float">
            <text:p>45.6702293403639</text:p>
          </table:table-cell>
          <table:table-cell table:formula="of:=IF([.A837]=1;[.P837];&quot;&quot;)" office:value-type="string" office:string-value="TimeWaitKey" calcext:value-type="string">
            <text:p>TimeWaitKey</text:p>
          </table:table-cell>
          <table:table-cell table:style-name="ce1" table:formula="of:=IF(ISBLANK([.T837]);&quot;&quot;;[.Q837])" office:value-type="percentage" office:value="0.491754148752139" calcext:value-type="percentage">
            <text:p>49.18%</text:p>
          </table:table-cell>
          <table:table-cell table:formula="of:=IF([.A837]=1;[.V837]*[.N837]/1000000;&quot;&quot;)" office:value-type="float" office:value="10.767499" calcext:value-type="float">
            <text:p>10.7674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6772" calcext:value-type="float">
            <text:p>746772</text:p>
          </table:table-cell>
          <table:table-cell office:value-type="float" office:value="717507" calcext:value-type="float">
            <text:p>717507</text:p>
          </table:table-cell>
          <table:table-cell office:value-type="float" office:value="965740" calcext:value-type="float">
            <text:p>965740</text:p>
          </table:table-cell>
          <table:table-cell office:value-type="float" office:value="70" calcext:value-type="float">
            <text:p>70</text:p>
          </table:table-cell>
          <table:table-cell office:value-type="float" office:value="5209880" calcext:value-type="float">
            <text:p>5209880</text:p>
          </table:table-cell>
          <table:table-cell office:value-type="float" office:value="783430" calcext:value-type="float">
            <text:p>783430</text:p>
          </table:table-cell>
          <table:table-cell office:value-type="float" office:value="70" calcext:value-type="float">
            <text:p>70</text:p>
          </table:table-cell>
          <table:table-cell office:value-type="float" office:value="256839" calcext:value-type="float">
            <text:p>256839</text:p>
          </table:table-cell>
          <table:table-cell office:value-type="float" office:value="757321" calcext:value-type="float">
            <text:p>757321</text:p>
          </table:table-cell>
          <table:table-cell office:value-type="float" office:value="741512" calcext:value-type="float">
            <text:p>741512</text:p>
          </table:table-cell>
          <table:table-cell office:value-type="float" office:value="10841317" calcext:value-type="float">
            <text:p>10841317</text:p>
          </table:table-cell>
          <table:table-cell/>
          <table:table-cell table:formula="of:=SUM([.B838:.L838])" office:value-type="float" office:value="21020458" calcext:value-type="float">
            <text:p>21020458</text:p>
          </table:table-cell>
          <table:table-cell table:formula="of:=MAX([.B838:.L838])" office:value-type="float" office:value="10841317" calcext:value-type="float">
            <text:p>10841317</text:p>
          </table:table-cell>
          <table:table-cell table:formula="of:=INDEX([.$B$1:.$L$1];0;MATCH(MAX([.$B838:.$L838]);[.$B838:.$L838];0))" office:value-type="string" office:string-value="TimeWaitKey" calcext:value-type="string">
            <text:p>TimeWaitKey</text:p>
          </table:table-cell>
          <table:table-cell table:formula="of:=[.O838]/[.N838]" office:value-type="percentage" office:value="0.515750751006472" calcext:value-type="percentage">
            <text:p>51.58%</text:p>
          </table:table-cell>
          <table:table-cell/>
          <table:table-cell table:formula="of:=1000000000/[.N838]" office:value-type="float" office:value="47.5727027451067" calcext:value-type="float">
            <text:p>47.5727027451067</text:p>
          </table:table-cell>
          <table:table-cell table:formula="of:=IF([.A838]=1;1000000000/[.N838];&quot;&quot;)" office:value-type="float" office:value="47.5727027451067" calcext:value-type="float">
            <text:p>47.5727027451067</text:p>
          </table:table-cell>
          <table:table-cell table:formula="of:=IF([.A838]=1;[.P838];&quot;&quot;)" office:value-type="string" office:string-value="TimeWaitKey" calcext:value-type="string">
            <text:p>TimeWaitKey</text:p>
          </table:table-cell>
          <table:table-cell table:style-name="ce1" table:formula="of:=IF(ISBLANK([.T838]);&quot;&quot;;[.Q838])" office:value-type="percentage" office:value="0.515750751006472" calcext:value-type="percentage">
            <text:p>51.58%</text:p>
          </table:table-cell>
          <table:table-cell table:formula="of:=IF([.A838]=1;[.V838]*[.N838]/1000000;&quot;&quot;)" office:value-type="float" office:value="10.841317" calcext:value-type="float">
            <text:p>10.8413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5069" calcext:value-type="float">
            <text:p>745069</text:p>
          </table:table-cell>
          <table:table-cell office:value-type="float" office:value="706738" calcext:value-type="float">
            <text:p>706738</text:p>
          </table:table-cell>
          <table:table-cell office:value-type="float" office:value="978534" calcext:value-type="float">
            <text:p>978534</text:p>
          </table:table-cell>
          <table:table-cell office:value-type="float" office:value="160" calcext:value-type="float">
            <text:p>160</text:p>
          </table:table-cell>
          <table:table-cell office:value-type="float" office:value="5402179" calcext:value-type="float">
            <text:p>5402179</text:p>
          </table:table-cell>
          <table:table-cell office:value-type="float" office:value="753444" calcext:value-type="float">
            <text:p>753444</text:p>
          </table:table-cell>
          <table:table-cell office:value-type="float" office:value="70" calcext:value-type="float">
            <text:p>70</text:p>
          </table:table-cell>
          <table:table-cell office:value-type="float" office:value="257049" calcext:value-type="float">
            <text:p>257049</text:p>
          </table:table-cell>
          <table:table-cell office:value-type="float" office:value="759105" calcext:value-type="float">
            <text:p>759105</text:p>
          </table:table-cell>
          <table:table-cell office:value-type="float" office:value="740770" calcext:value-type="float">
            <text:p>740770</text:p>
          </table:table-cell>
          <table:table-cell office:value-type="float" office:value="10895909" calcext:value-type="float">
            <text:p>10895909</text:p>
          </table:table-cell>
          <table:table-cell/>
          <table:table-cell table:formula="of:=SUM([.B839:.L839])" office:value-type="float" office:value="21239027" calcext:value-type="float">
            <text:p>21239027</text:p>
          </table:table-cell>
          <table:table-cell table:formula="of:=MAX([.B839:.L839])" office:value-type="float" office:value="10895909" calcext:value-type="float">
            <text:p>10895909</text:p>
          </table:table-cell>
          <table:table-cell table:formula="of:=INDEX([.$B$1:.$L$1];0;MATCH(MAX([.$B839:.$L839]);[.$B839:.$L839];0))" office:value-type="string" office:string-value="TimeWaitKey" calcext:value-type="string">
            <text:p>TimeWaitKey</text:p>
          </table:table-cell>
          <table:table-cell table:formula="of:=[.O839]/[.N839]" office:value-type="percentage" office:value="0.513013566958599" calcext:value-type="percentage">
            <text:p>51.30%</text:p>
          </table:table-cell>
          <table:table-cell/>
          <table:table-cell table:formula="of:=1000000000/[.N839]" office:value-type="float" office:value="47.0831361530827" calcext:value-type="float">
            <text:p>47.0831361530827</text:p>
          </table:table-cell>
          <table:table-cell table:formula="of:=IF([.A839]=1;1000000000/[.N839];&quot;&quot;)" office:value-type="float" office:value="47.0831361530827" calcext:value-type="float">
            <text:p>47.0831361530827</text:p>
          </table:table-cell>
          <table:table-cell table:formula="of:=IF([.A839]=1;[.P839];&quot;&quot;)" office:value-type="string" office:string-value="TimeWaitKey" calcext:value-type="string">
            <text:p>TimeWaitKey</text:p>
          </table:table-cell>
          <table:table-cell table:style-name="ce1" table:formula="of:=IF(ISBLANK([.T839]);&quot;&quot;;[.Q839])" office:value-type="percentage" office:value="0.513013566958599" calcext:value-type="percentage">
            <text:p>51.30%</text:p>
          </table:table-cell>
          <table:table-cell table:formula="of:=IF([.A839]=1;[.V839]*[.N839]/1000000;&quot;&quot;)" office:value-type="float" office:value="10.895909" calcext:value-type="float">
            <text:p>10.8959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7901" calcext:value-type="float">
            <text:p>767901</text:p>
          </table:table-cell>
          <table:table-cell office:value-type="float" office:value="709412" calcext:value-type="float">
            <text:p>709412</text:p>
          </table:table-cell>
          <table:table-cell office:value-type="float" office:value="1813190" calcext:value-type="float">
            <text:p>1813190</text:p>
          </table:table-cell>
          <table:table-cell office:value-type="float" office:value="70" calcext:value-type="float">
            <text:p>70</text:p>
          </table:table-cell>
          <table:table-cell office:value-type="float" office:value="5124712" calcext:value-type="float">
            <text:p>5124712</text:p>
          </table:table-cell>
          <table:table-cell office:value-type="float" office:value="724210" calcext:value-type="float">
            <text:p>724210</text:p>
          </table:table-cell>
          <table:table-cell office:value-type="float" office:value="80" calcext:value-type="float">
            <text:p>80</text:p>
          </table:table-cell>
          <table:table-cell office:value-type="float" office:value="241871" calcext:value-type="float">
            <text:p>241871</text:p>
          </table:table-cell>
          <table:table-cell office:value-type="float" office:value="782809" calcext:value-type="float">
            <text:p>782809</text:p>
          </table:table-cell>
          <table:table-cell office:value-type="float" office:value="718719" calcext:value-type="float">
            <text:p>718719</text:p>
          </table:table-cell>
          <table:table-cell office:value-type="float" office:value="10767599" calcext:value-type="float">
            <text:p>10767599</text:p>
          </table:table-cell>
          <table:table-cell/>
          <table:table-cell table:formula="of:=SUM([.B840:.L840])" office:value-type="float" office:value="21650573" calcext:value-type="float">
            <text:p>21650573</text:p>
          </table:table-cell>
          <table:table-cell table:formula="of:=MAX([.B840:.L840])" office:value-type="float" office:value="10767599" calcext:value-type="float">
            <text:p>10767599</text:p>
          </table:table-cell>
          <table:table-cell table:formula="of:=INDEX([.$B$1:.$L$1];0;MATCH(MAX([.$B840:.$L840]);[.$B840:.$L840];0))" office:value-type="string" office:string-value="TimeWaitKey" calcext:value-type="string">
            <text:p>TimeWaitKey</text:p>
          </table:table-cell>
          <table:table-cell table:formula="of:=[.O840]/[.N840]" office:value-type="percentage" office:value="0.497335520865891" calcext:value-type="percentage">
            <text:p>49.73%</text:p>
          </table:table-cell>
          <table:table-cell/>
          <table:table-cell table:formula="of:=1000000000/[.N840]" office:value-type="float" office:value="46.1881540040534" calcext:value-type="float">
            <text:p>46.1881540040534</text:p>
          </table:table-cell>
          <table:table-cell table:formula="of:=IF([.A840]=1;1000000000/[.N840];&quot;&quot;)" office:value-type="float" office:value="46.1881540040534" calcext:value-type="float">
            <text:p>46.1881540040534</text:p>
          </table:table-cell>
          <table:table-cell table:formula="of:=IF([.A840]=1;[.P840];&quot;&quot;)" office:value-type="string" office:string-value="TimeWaitKey" calcext:value-type="string">
            <text:p>TimeWaitKey</text:p>
          </table:table-cell>
          <table:table-cell table:style-name="ce1" table:formula="of:=IF(ISBLANK([.T840]);&quot;&quot;;[.Q840])" office:value-type="percentage" office:value="0.497335520865891" calcext:value-type="percentage">
            <text:p>49.73%</text:p>
          </table:table-cell>
          <table:table-cell table:formula="of:=IF([.A840]=1;[.V840]*[.N840]/1000000;&quot;&quot;)" office:value-type="float" office:value="10.767599" calcext:value-type="float">
            <text:p>10.7675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9727" calcext:value-type="float">
            <text:p>899727</text:p>
          </table:table-cell>
          <table:table-cell office:value-type="float" office:value="1222529" calcext:value-type="float">
            <text:p>1222529</text:p>
          </table:table-cell>
          <table:table-cell office:value-type="float" office:value="964477" calcext:value-type="float">
            <text:p>964477</text:p>
          </table:table-cell>
          <table:table-cell office:value-type="float" office:value="90" calcext:value-type="float">
            <text:p>90</text:p>
          </table:table-cell>
          <table:table-cell office:value-type="float" office:value="5183942" calcext:value-type="float">
            <text:p>5183942</text:p>
          </table:table-cell>
          <table:table-cell office:value-type="float" office:value="724160" calcext:value-type="float">
            <text:p>724160</text:p>
          </table:table-cell>
          <table:table-cell office:value-type="float" office:value="80" calcext:value-type="float">
            <text:p>80</text:p>
          </table:table-cell>
          <table:table-cell office:value-type="float" office:value="234557" calcext:value-type="float">
            <text:p>234557</text:p>
          </table:table-cell>
          <table:table-cell office:value-type="float" office:value="803318" calcext:value-type="float">
            <text:p>803318</text:p>
          </table:table-cell>
          <table:table-cell office:value-type="float" office:value="709793" calcext:value-type="float">
            <text:p>709793</text:p>
          </table:table-cell>
          <table:table-cell office:value-type="float" office:value="10742422" calcext:value-type="float">
            <text:p>10742422</text:p>
          </table:table-cell>
          <table:table-cell/>
          <table:table-cell table:formula="of:=SUM([.B841:.L841])" office:value-type="float" office:value="21485095" calcext:value-type="float">
            <text:p>21485095</text:p>
          </table:table-cell>
          <table:table-cell table:formula="of:=MAX([.B841:.L841])" office:value-type="float" office:value="10742422" calcext:value-type="float">
            <text:p>10742422</text:p>
          </table:table-cell>
          <table:table-cell table:formula="of:=INDEX([.$B$1:.$L$1];0;MATCH(MAX([.$B841:.$L841]);[.$B841:.$L841];0))" office:value-type="string" office:string-value="TimeWaitKey" calcext:value-type="string">
            <text:p>TimeWaitKey</text:p>
          </table:table-cell>
          <table:table-cell table:formula="of:=[.O841]/[.N841]" office:value-type="percentage" office:value="0.499994158741211" calcext:value-type="percentage">
            <text:p>50.00%</text:p>
          </table:table-cell>
          <table:table-cell/>
          <table:table-cell table:formula="of:=1000000000/[.N841]" office:value-type="float" office:value="46.5438947326042" calcext:value-type="float">
            <text:p>46.5438947326042</text:p>
          </table:table-cell>
          <table:table-cell table:formula="of:=IF([.A841]=1;1000000000/[.N841];&quot;&quot;)" office:value-type="float" office:value="46.5438947326042" calcext:value-type="float">
            <text:p>46.5438947326042</text:p>
          </table:table-cell>
          <table:table-cell table:formula="of:=IF([.A841]=1;[.P841];&quot;&quot;)" office:value-type="string" office:string-value="TimeWaitKey" calcext:value-type="string">
            <text:p>TimeWaitKey</text:p>
          </table:table-cell>
          <table:table-cell table:style-name="ce1" table:formula="of:=IF(ISBLANK([.T841]);&quot;&quot;;[.Q841])" office:value-type="percentage" office:value="0.499994158741211" calcext:value-type="percentage">
            <text:p>50.00%</text:p>
          </table:table-cell>
          <table:table-cell table:formula="of:=IF([.A841]=1;[.V841]*[.N841]/1000000;&quot;&quot;)" office:value-type="float" office:value="10.742422" calcext:value-type="float">
            <text:p>10.7424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99911" calcext:value-type="float">
            <text:p>11599911</text:p>
          </table:table-cell>
          <table:table-cell office:value-type="float" office:value="1235132" calcext:value-type="float">
            <text:p>1235132</text:p>
          </table:table-cell>
          <table:table-cell office:value-type="float" office:value="967513" calcext:value-type="float">
            <text:p>967513</text:p>
          </table:table-cell>
          <table:table-cell office:value-type="float" office:value="60" calcext:value-type="float">
            <text:p>60</text:p>
          </table:table-cell>
          <table:table-cell office:value-type="float" office:value="5159416" calcext:value-type="float">
            <text:p>5159416</text:p>
          </table:table-cell>
          <table:table-cell office:value-type="float" office:value="705545" calcext:value-type="float">
            <text:p>705545</text:p>
          </table:table-cell>
          <table:table-cell office:value-type="float" office:value="70" calcext:value-type="float">
            <text:p>70</text:p>
          </table:table-cell>
          <table:table-cell office:value-type="float" office:value="152692612" calcext:value-type="float">
            <text:p>152692612</text:p>
          </table:table-cell>
          <table:table-cell office:value-type="float" office:value="745960" calcext:value-type="float">
            <text:p>745960</text:p>
          </table:table-cell>
          <table:table-cell office:value-type="float" office:value="751711" calcext:value-type="float">
            <text:p>751711</text:p>
          </table:table-cell>
          <table:table-cell office:value-type="float" office:value="10850605" calcext:value-type="float">
            <text:p>10850605</text:p>
          </table:table-cell>
          <table:table-cell/>
          <table:table-cell table:formula="of:=SUM([.B842:.L842])" office:value-type="float" office:value="184708535" calcext:value-type="float">
            <text:p>184708535</text:p>
          </table:table-cell>
          <table:table-cell table:formula="of:=MAX([.B842:.L842])" office:value-type="float" office:value="152692612" calcext:value-type="float">
            <text:p>152692612</text:p>
          </table:table-cell>
          <table:table-cell table:formula="of:=INDEX([.$B$1:.$L$1];0;MATCH(MAX([.$B842:.$L842]);[.$B842:.$L842];0))" office:value-type="string" office:string-value="Facendi" calcext:value-type="string">
            <text:p>Facendi</text:p>
          </table:table-cell>
          <table:table-cell table:formula="of:=[.O842]/[.N842]" office:value-type="percentage" office:value="0.826667874335098" calcext:value-type="percentage">
            <text:p>82.67%</text:p>
          </table:table-cell>
          <table:table-cell/>
          <table:table-cell table:formula="of:=1000000000/[.N842]" office:value-type="float" office:value="5.41393498681585" calcext:value-type="float">
            <text:p>5.41393498681585</text:p>
          </table:table-cell>
          <table:table-cell table:formula="of:=IF([.A842]=1;1000000000/[.N842];&quot;&quot;)" office:value-type="float" office:value="5.41393498681585" calcext:value-type="float">
            <text:p>5.41393498681585</text:p>
          </table:table-cell>
          <table:table-cell table:formula="of:=IF([.A842]=1;[.P842];&quot;&quot;)" office:value-type="string" office:string-value="Facendi" calcext:value-type="string">
            <text:p>Facendi</text:p>
          </table:table-cell>
          <table:table-cell table:style-name="ce1" table:formula="of:=IF(ISBLANK([.T842]);&quot;&quot;;[.Q842])" office:value-type="percentage" office:value="0.826667874335098" calcext:value-type="percentage">
            <text:p>82.67%</text:p>
          </table:table-cell>
          <table:table-cell table:formula="of:=IF([.A842]=1;[.V842]*[.N842]/1000000;&quot;&quot;)" office:value-type="float" office:value="152.692612" calcext:value-type="float">
            <text:p>152.6926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8262" calcext:value-type="float">
            <text:p>768262</text:p>
          </table:table-cell>
          <table:table-cell office:value-type="float" office:value="748375" calcext:value-type="float">
            <text:p>748375</text:p>
          </table:table-cell>
          <table:table-cell office:value-type="float" office:value="976781" calcext:value-type="float">
            <text:p>976781</text:p>
          </table:table-cell>
          <table:table-cell office:value-type="float" office:value="80" calcext:value-type="float">
            <text:p>80</text:p>
          </table:table-cell>
          <table:table-cell office:value-type="float" office:value="5329914" calcext:value-type="float">
            <text:p>5329914</text:p>
          </table:table-cell>
          <table:table-cell office:value-type="float" office:value="728168" calcext:value-type="float">
            <text:p>728168</text:p>
          </table:table-cell>
          <table:table-cell office:value-type="float" office:value="80" calcext:value-type="float">
            <text:p>80</text:p>
          </table:table-cell>
          <table:table-cell office:value-type="float" office:value="246760" calcext:value-type="float">
            <text:p>246760</text:p>
          </table:table-cell>
          <table:table-cell office:value-type="float" office:value="736353" calcext:value-type="float">
            <text:p>736353</text:p>
          </table:table-cell>
          <table:table-cell office:value-type="float" office:value="753895" calcext:value-type="float">
            <text:p>753895</text:p>
          </table:table-cell>
          <table:table-cell office:value-type="float" office:value="10148936" calcext:value-type="float">
            <text:p>10148936</text:p>
          </table:table-cell>
          <table:table-cell/>
          <table:table-cell table:formula="of:=SUM([.B843:.L843])" office:value-type="float" office:value="20437604" calcext:value-type="float">
            <text:p>20437604</text:p>
          </table:table-cell>
          <table:table-cell table:formula="of:=MAX([.B843:.L843])" office:value-type="float" office:value="10148936" calcext:value-type="float">
            <text:p>10148936</text:p>
          </table:table-cell>
          <table:table-cell table:formula="of:=INDEX([.$B$1:.$L$1];0;MATCH(MAX([.$B843:.$L843]);[.$B843:.$L843];0))" office:value-type="string" office:string-value="TimeWaitKey" calcext:value-type="string">
            <text:p>TimeWaitKey</text:p>
          </table:table-cell>
          <table:table-cell table:formula="of:=[.O843]/[.N843]" office:value-type="percentage" office:value="0.496581497518006" calcext:value-type="percentage">
            <text:p>49.66%</text:p>
          </table:table-cell>
          <table:table-cell/>
          <table:table-cell table:formula="of:=1000000000/[.N843]" office:value-type="float" office:value="48.9294146221837" calcext:value-type="float">
            <text:p>48.9294146221837</text:p>
          </table:table-cell>
          <table:table-cell table:formula="of:=IF([.A843]=1;1000000000/[.N843];&quot;&quot;)" office:value-type="float" office:value="48.9294146221837" calcext:value-type="float">
            <text:p>48.9294146221837</text:p>
          </table:table-cell>
          <table:table-cell table:formula="of:=IF([.A843]=1;[.P843];&quot;&quot;)" office:value-type="string" office:string-value="TimeWaitKey" calcext:value-type="string">
            <text:p>TimeWaitKey</text:p>
          </table:table-cell>
          <table:table-cell table:style-name="ce1" table:formula="of:=IF(ISBLANK([.T843]);&quot;&quot;;[.Q843])" office:value-type="percentage" office:value="0.496581497518006" calcext:value-type="percentage">
            <text:p>49.66%</text:p>
          </table:table-cell>
          <table:table-cell table:formula="of:=IF([.A843]=1;[.V843]*[.N843]/1000000;&quot;&quot;)" office:value-type="float" office:value="10.148936" calcext:value-type="float">
            <text:p>10.1489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5364" calcext:value-type="float">
            <text:p>785364</text:p>
          </table:table-cell>
          <table:table-cell office:value-type="float" office:value="773141" calcext:value-type="float">
            <text:p>773141</text:p>
          </table:table-cell>
          <table:table-cell office:value-type="float" office:value="965239" calcext:value-type="float">
            <text:p>965239</text:p>
          </table:table-cell>
          <table:table-cell office:value-type="float" office:value="60" calcext:value-type="float">
            <text:p>60</text:p>
          </table:table-cell>
          <table:table-cell office:value-type="float" office:value="5354620" calcext:value-type="float">
            <text:p>5354620</text:p>
          </table:table-cell>
          <table:table-cell office:value-type="float" office:value="725863" calcext:value-type="float">
            <text:p>725863</text:p>
          </table:table-cell>
          <table:table-cell office:value-type="float" office:value="70" calcext:value-type="float">
            <text:p>70</text:p>
          </table:table-cell>
          <table:table-cell office:value-type="float" office:value="238003" calcext:value-type="float">
            <text:p>238003</text:p>
          </table:table-cell>
          <table:table-cell office:value-type="float" office:value="745470" calcext:value-type="float">
            <text:p>745470</text:p>
          </table:table-cell>
          <table:table-cell office:value-type="float" office:value="715644" calcext:value-type="float">
            <text:p>715644</text:p>
          </table:table-cell>
          <table:table-cell office:value-type="float" office:value="10703890" calcext:value-type="float">
            <text:p>10703890</text:p>
          </table:table-cell>
          <table:table-cell/>
          <table:table-cell table:formula="of:=SUM([.B844:.L844])" office:value-type="float" office:value="21007364" calcext:value-type="float">
            <text:p>21007364</text:p>
          </table:table-cell>
          <table:table-cell table:formula="of:=MAX([.B844:.L844])" office:value-type="float" office:value="10703890" calcext:value-type="float">
            <text:p>10703890</text:p>
          </table:table-cell>
          <table:table-cell table:formula="of:=INDEX([.$B$1:.$L$1];0;MATCH(MAX([.$B844:.$L844]);[.$B844:.$L844];0))" office:value-type="string" office:string-value="TimeWaitKey" calcext:value-type="string">
            <text:p>TimeWaitKey</text:p>
          </table:table-cell>
          <table:table-cell table:formula="of:=[.O844]/[.N844]" office:value-type="percentage" office:value="0.509530372301827" calcext:value-type="percentage">
            <text:p>50.95%</text:p>
          </table:table-cell>
          <table:table-cell/>
          <table:table-cell table:formula="of:=1000000000/[.N844]" office:value-type="float" office:value="47.6023550598733" calcext:value-type="float">
            <text:p>47.6023550598733</text:p>
          </table:table-cell>
          <table:table-cell table:formula="of:=IF([.A844]=1;1000000000/[.N844];&quot;&quot;)" office:value-type="float" office:value="47.6023550598733" calcext:value-type="float">
            <text:p>47.6023550598733</text:p>
          </table:table-cell>
          <table:table-cell table:formula="of:=IF([.A844]=1;[.P844];&quot;&quot;)" office:value-type="string" office:string-value="TimeWaitKey" calcext:value-type="string">
            <text:p>TimeWaitKey</text:p>
          </table:table-cell>
          <table:table-cell table:style-name="ce1" table:formula="of:=IF(ISBLANK([.T844]);&quot;&quot;;[.Q844])" office:value-type="percentage" office:value="0.509530372301827" calcext:value-type="percentage">
            <text:p>50.95%</text:p>
          </table:table-cell>
          <table:table-cell table:formula="of:=IF([.A844]=1;[.V844]*[.N844]/1000000;&quot;&quot;)" office:value-type="float" office:value="10.70389" calcext:value-type="float">
            <text:p>10.703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4898" calcext:value-type="float">
            <text:p>974898</text:p>
          </table:table-cell>
          <table:table-cell office:value-type="float" office:value="1774468" calcext:value-type="float">
            <text:p>1774468</text:p>
          </table:table-cell>
          <table:table-cell office:value-type="float" office:value="963937" calcext:value-type="float">
            <text:p>963937</text:p>
          </table:table-cell>
          <table:table-cell office:value-type="float" office:value="71" calcext:value-type="float">
            <text:p>71</text:p>
          </table:table-cell>
          <table:table-cell office:value-type="float" office:value="5254583" calcext:value-type="float">
            <text:p>5254583</text:p>
          </table:table-cell>
          <table:table-cell office:value-type="float" office:value="737034" calcext:value-type="float">
            <text:p>737034</text:p>
          </table:table-cell>
          <table:table-cell office:value-type="float" office:value="70" calcext:value-type="float">
            <text:p>70</text:p>
          </table:table-cell>
          <table:table-cell office:value-type="float" office:value="255266" calcext:value-type="float">
            <text:p>255266</text:p>
          </table:table-cell>
          <table:table-cell office:value-type="float" office:value="742153" calcext:value-type="float">
            <text:p>742153</text:p>
          </table:table-cell>
          <table:table-cell office:value-type="float" office:value="737725" calcext:value-type="float">
            <text:p>737725</text:p>
          </table:table-cell>
          <table:table-cell office:value-type="float" office:value="10804428" calcext:value-type="float">
            <text:p>10804428</text:p>
          </table:table-cell>
          <table:table-cell/>
          <table:table-cell table:formula="of:=SUM([.B845:.L845])" office:value-type="float" office:value="22244633" calcext:value-type="float">
            <text:p>22244633</text:p>
          </table:table-cell>
          <table:table-cell table:formula="of:=MAX([.B845:.L845])" office:value-type="float" office:value="10804428" calcext:value-type="float">
            <text:p>10804428</text:p>
          </table:table-cell>
          <table:table-cell table:formula="of:=INDEX([.$B$1:.$L$1];0;MATCH(MAX([.$B845:.$L845]);[.$B845:.$L845];0))" office:value-type="string" office:string-value="TimeWaitKey" calcext:value-type="string">
            <text:p>TimeWaitKey</text:p>
          </table:table-cell>
          <table:table-cell table:formula="of:=[.O845]/[.N845]" office:value-type="percentage" office:value="0.485709429326166" calcext:value-type="percentage">
            <text:p>48.57%</text:p>
          </table:table-cell>
          <table:table-cell/>
          <table:table-cell table:formula="of:=1000000000/[.N845]" office:value-type="float" office:value="44.9546638957811" calcext:value-type="float">
            <text:p>44.9546638957811</text:p>
          </table:table-cell>
          <table:table-cell table:formula="of:=IF([.A845]=1;1000000000/[.N845];&quot;&quot;)" office:value-type="float" office:value="44.9546638957811" calcext:value-type="float">
            <text:p>44.9546638957811</text:p>
          </table:table-cell>
          <table:table-cell table:formula="of:=IF([.A845]=1;[.P845];&quot;&quot;)" office:value-type="string" office:string-value="TimeWaitKey" calcext:value-type="string">
            <text:p>TimeWaitKey</text:p>
          </table:table-cell>
          <table:table-cell table:style-name="ce1" table:formula="of:=IF(ISBLANK([.T845]);&quot;&quot;;[.Q845])" office:value-type="percentage" office:value="0.485709429326166" calcext:value-type="percentage">
            <text:p>48.57%</text:p>
          </table:table-cell>
          <table:table-cell table:formula="of:=IF([.A845]=1;[.V845]*[.N845]/1000000;&quot;&quot;)" office:value-type="float" office:value="10.804428" calcext:value-type="float">
            <text:p>10.8044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869" calcext:value-type="float">
            <text:p>771869</text:p>
          </table:table-cell>
          <table:table-cell office:value-type="float" office:value="754526" calcext:value-type="float">
            <text:p>754526</text:p>
          </table:table-cell>
          <table:table-cell office:value-type="float" office:value="976249" calcext:value-type="float">
            <text:p>976249</text:p>
          </table:table-cell>
          <table:table-cell office:value-type="float" office:value="101" calcext:value-type="float">
            <text:p>101</text:p>
          </table:table-cell>
          <table:table-cell office:value-type="float" office:value="5213177" calcext:value-type="float">
            <text:p>5213177</text:p>
          </table:table-cell>
          <table:table-cell office:value-type="float" office:value="733948" calcext:value-type="float">
            <text:p>733948</text:p>
          </table:table-cell>
          <table:table-cell office:value-type="float" office:value="150" calcext:value-type="float">
            <text:p>150</text:p>
          </table:table-cell>
          <table:table-cell office:value-type="float" office:value="246479" calcext:value-type="float">
            <text:p>246479</text:p>
          </table:table-cell>
          <table:table-cell office:value-type="float" office:value="768502" calcext:value-type="float">
            <text:p>768502</text:p>
          </table:table-cell>
          <table:table-cell office:value-type="float" office:value="799420" calcext:value-type="float">
            <text:p>799420</text:p>
          </table:table-cell>
          <table:table-cell office:value-type="float" office:value="11049405" calcext:value-type="float">
            <text:p>11049405</text:p>
          </table:table-cell>
          <table:table-cell/>
          <table:table-cell table:formula="of:=SUM([.B846:.L846])" office:value-type="float" office:value="21313826" calcext:value-type="float">
            <text:p>21313826</text:p>
          </table:table-cell>
          <table:table-cell table:formula="of:=MAX([.B846:.L846])" office:value-type="float" office:value="11049405" calcext:value-type="float">
            <text:p>11049405</text:p>
          </table:table-cell>
          <table:table-cell table:formula="of:=INDEX([.$B$1:.$L$1];0;MATCH(MAX([.$B846:.$L846]);[.$B846:.$L846];0))" office:value-type="string" office:string-value="TimeWaitKey" calcext:value-type="string">
            <text:p>TimeWaitKey</text:p>
          </table:table-cell>
          <table:table-cell table:formula="of:=[.O846]/[.N846]" office:value-type="percentage" office:value="0.518414901200751" calcext:value-type="percentage">
            <text:p>51.84%</text:p>
          </table:table-cell>
          <table:table-cell/>
          <table:table-cell table:formula="of:=1000000000/[.N846]" office:value-type="float" office:value="46.9179020228466" calcext:value-type="float">
            <text:p>46.9179020228466</text:p>
          </table:table-cell>
          <table:table-cell table:formula="of:=IF([.A846]=1;1000000000/[.N846];&quot;&quot;)" office:value-type="float" office:value="46.9179020228466" calcext:value-type="float">
            <text:p>46.9179020228466</text:p>
          </table:table-cell>
          <table:table-cell table:formula="of:=IF([.A846]=1;[.P846];&quot;&quot;)" office:value-type="string" office:string-value="TimeWaitKey" calcext:value-type="string">
            <text:p>TimeWaitKey</text:p>
          </table:table-cell>
          <table:table-cell table:style-name="ce1" table:formula="of:=IF(ISBLANK([.T846]);&quot;&quot;;[.Q846])" office:value-type="percentage" office:value="0.518414901200751" calcext:value-type="percentage">
            <text:p>51.84%</text:p>
          </table:table-cell>
          <table:table-cell table:formula="of:=IF([.A846]=1;[.V846]*[.N846]/1000000;&quot;&quot;)" office:value-type="float" office:value="11.049405" calcext:value-type="float">
            <text:p>11.0494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0697" calcext:value-type="float">
            <text:p>1060697</text:p>
          </table:table-cell>
          <table:table-cell office:value-type="float" office:value="1012738" calcext:value-type="float">
            <text:p>1012738</text:p>
          </table:table-cell>
          <table:table-cell office:value-type="float" office:value="1321664" calcext:value-type="float">
            <text:p>1321664</text:p>
          </table:table-cell>
          <table:table-cell office:value-type="float" office:value="100" calcext:value-type="float">
            <text:p>100</text:p>
          </table:table-cell>
          <table:table-cell office:value-type="float" office:value="5267568" calcext:value-type="float">
            <text:p>5267568</text:p>
          </table:table-cell>
          <table:table-cell office:value-type="float" office:value="786737" calcext:value-type="float">
            <text:p>786737</text:p>
          </table:table-cell>
          <table:table-cell office:value-type="float" office:value="70" calcext:value-type="float">
            <text:p>70</text:p>
          </table:table-cell>
          <table:table-cell office:value-type="float" office:value="247862" calcext:value-type="float">
            <text:p>247862</text:p>
          </table:table-cell>
          <table:table-cell office:value-type="float" office:value="738848" calcext:value-type="float">
            <text:p>738848</text:p>
          </table:table-cell>
          <table:table-cell office:value-type="float" office:value="718258" calcext:value-type="float">
            <text:p>718258</text:p>
          </table:table-cell>
          <table:table-cell office:value-type="float" office:value="10740028" calcext:value-type="float">
            <text:p>10740028</text:p>
          </table:table-cell>
          <table:table-cell/>
          <table:table-cell table:formula="of:=SUM([.B847:.L847])" office:value-type="float" office:value="21894570" calcext:value-type="float">
            <text:p>21894570</text:p>
          </table:table-cell>
          <table:table-cell table:formula="of:=MAX([.B847:.L847])" office:value-type="float" office:value="10740028" calcext:value-type="float">
            <text:p>10740028</text:p>
          </table:table-cell>
          <table:table-cell table:formula="of:=INDEX([.$B$1:.$L$1];0;MATCH(MAX([.$B847:.$L847]);[.$B847:.$L847];0))" office:value-type="string" office:string-value="TimeWaitKey" calcext:value-type="string">
            <text:p>TimeWaitKey</text:p>
          </table:table-cell>
          <table:table-cell table:formula="of:=[.O847]/[.N847]" office:value-type="percentage" office:value="0.490533862962369" calcext:value-type="percentage">
            <text:p>49.05%</text:p>
          </table:table-cell>
          <table:table-cell/>
          <table:table-cell table:formula="of:=1000000000/[.N847]" office:value-type="float" office:value="45.6734249633585" calcext:value-type="float">
            <text:p>45.6734249633585</text:p>
          </table:table-cell>
          <table:table-cell table:formula="of:=IF([.A847]=1;1000000000/[.N847];&quot;&quot;)" office:value-type="float" office:value="45.6734249633585" calcext:value-type="float">
            <text:p>45.6734249633585</text:p>
          </table:table-cell>
          <table:table-cell table:formula="of:=IF([.A847]=1;[.P847];&quot;&quot;)" office:value-type="string" office:string-value="TimeWaitKey" calcext:value-type="string">
            <text:p>TimeWaitKey</text:p>
          </table:table-cell>
          <table:table-cell table:style-name="ce1" table:formula="of:=IF(ISBLANK([.T847]);&quot;&quot;;[.Q847])" office:value-type="percentage" office:value="0.490533862962369" calcext:value-type="percentage">
            <text:p>49.05%</text:p>
          </table:table-cell>
          <table:table-cell table:formula="of:=IF([.A847]=1;[.V847]*[.N847]/1000000;&quot;&quot;)" office:value-type="float" office:value="10.740028" calcext:value-type="float">
            <text:p>10.7400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7954" calcext:value-type="float">
            <text:p>1407954</text:p>
          </table:table-cell>
          <table:table-cell office:value-type="float" office:value="1660475" calcext:value-type="float">
            <text:p>1660475</text:p>
          </table:table-cell>
          <table:table-cell office:value-type="float" office:value="965500" calcext:value-type="float">
            <text:p>965500</text:p>
          </table:table-cell>
          <table:table-cell office:value-type="float" office:value="170" calcext:value-type="float">
            <text:p>170</text:p>
          </table:table-cell>
          <table:table-cell office:value-type="float" office:value="5244315" calcext:value-type="float">
            <text:p>5244315</text:p>
          </table:table-cell>
          <table:table-cell office:value-type="float" office:value="746612" calcext:value-type="float">
            <text:p>746612</text:p>
          </table:table-cell>
          <table:table-cell office:value-type="float" office:value="70" calcext:value-type="float">
            <text:p>70</text:p>
          </table:table-cell>
          <table:table-cell office:value-type="float" office:value="252050" calcext:value-type="float">
            <text:p>252050</text:p>
          </table:table-cell>
          <table:table-cell office:value-type="float" office:value="780936" calcext:value-type="float">
            <text:p>780936</text:p>
          </table:table-cell>
          <table:table-cell office:value-type="float" office:value="1781731" calcext:value-type="float">
            <text:p>1781731</text:p>
          </table:table-cell>
          <table:table-cell office:value-type="float" office:value="10650732" calcext:value-type="float">
            <text:p>10650732</text:p>
          </table:table-cell>
          <table:table-cell/>
          <table:table-cell table:formula="of:=SUM([.B848:.L848])" office:value-type="float" office:value="23490545" calcext:value-type="float">
            <text:p>23490545</text:p>
          </table:table-cell>
          <table:table-cell table:formula="of:=MAX([.B848:.L848])" office:value-type="float" office:value="10650732" calcext:value-type="float">
            <text:p>10650732</text:p>
          </table:table-cell>
          <table:table-cell table:formula="of:=INDEX([.$B$1:.$L$1];0;MATCH(MAX([.$B848:.$L848]);[.$B848:.$L848];0))" office:value-type="string" office:string-value="TimeWaitKey" calcext:value-type="string">
            <text:p>TimeWaitKey</text:p>
          </table:table-cell>
          <table:table-cell table:formula="of:=[.O848]/[.N848]" office:value-type="percentage" office:value="0.453405061483248" calcext:value-type="percentage">
            <text:p>45.34%</text:p>
          </table:table-cell>
          <table:table-cell/>
          <table:table-cell table:formula="of:=1000000000/[.N848]" office:value-type="float" office:value="42.5703192497237" calcext:value-type="float">
            <text:p>42.5703192497237</text:p>
          </table:table-cell>
          <table:table-cell table:formula="of:=IF([.A848]=1;1000000000/[.N848];&quot;&quot;)" office:value-type="float" office:value="42.5703192497237" calcext:value-type="float">
            <text:p>42.5703192497237</text:p>
          </table:table-cell>
          <table:table-cell table:formula="of:=IF([.A848]=1;[.P848];&quot;&quot;)" office:value-type="string" office:string-value="TimeWaitKey" calcext:value-type="string">
            <text:p>TimeWaitKey</text:p>
          </table:table-cell>
          <table:table-cell table:style-name="ce1" table:formula="of:=IF(ISBLANK([.T848]);&quot;&quot;;[.Q848])" office:value-type="percentage" office:value="0.453405061483248" calcext:value-type="percentage">
            <text:p>45.34%</text:p>
          </table:table-cell>
          <table:table-cell table:formula="of:=IF([.A848]=1;[.V848]*[.N848]/1000000;&quot;&quot;)" office:value-type="float" office:value="10.650732" calcext:value-type="float">
            <text:p>10.6507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9043" calcext:value-type="float">
            <text:p>919043</text:p>
          </table:table-cell>
          <table:table-cell office:value-type="float" office:value="1230153" calcext:value-type="float">
            <text:p>1230153</text:p>
          </table:table-cell>
          <table:table-cell office:value-type="float" office:value="977663" calcext:value-type="float">
            <text:p>977663</text:p>
          </table:table-cell>
          <table:table-cell office:value-type="float" office:value="80" calcext:value-type="float">
            <text:p>80</text:p>
          </table:table-cell>
          <table:table-cell office:value-type="float" office:value="5481878" calcext:value-type="float">
            <text:p>5481878</text:p>
          </table:table-cell>
          <table:table-cell office:value-type="float" office:value="761629" calcext:value-type="float">
            <text:p>761629</text:p>
          </table:table-cell>
          <table:table-cell office:value-type="float" office:value="70" calcext:value-type="float">
            <text:p>70</text:p>
          </table:table-cell>
          <table:table-cell office:value-type="float" office:value="246489" calcext:value-type="float">
            <text:p>246489</text:p>
          </table:table-cell>
          <table:table-cell office:value-type="float" office:value="753464" calcext:value-type="float">
            <text:p>753464</text:p>
          </table:table-cell>
          <table:table-cell office:value-type="float" office:value="769915" calcext:value-type="float">
            <text:p>769915</text:p>
          </table:table-cell>
          <table:table-cell office:value-type="float" office:value="10848090" calcext:value-type="float">
            <text:p>10848090</text:p>
          </table:table-cell>
          <table:table-cell/>
          <table:table-cell table:formula="of:=SUM([.B849:.L849])" office:value-type="float" office:value="21988474" calcext:value-type="float">
            <text:p>21988474</text:p>
          </table:table-cell>
          <table:table-cell table:formula="of:=MAX([.B849:.L849])" office:value-type="float" office:value="10848090" calcext:value-type="float">
            <text:p>10848090</text:p>
          </table:table-cell>
          <table:table-cell table:formula="of:=INDEX([.$B$1:.$L$1];0;MATCH(MAX([.$B849:.$L849]);[.$B849:.$L849];0))" office:value-type="string" office:string-value="TimeWaitKey" calcext:value-type="string">
            <text:p>TimeWaitKey</text:p>
          </table:table-cell>
          <table:table-cell table:formula="of:=[.O849]/[.N849]" office:value-type="percentage" office:value="0.493353472369206" calcext:value-type="percentage">
            <text:p>49.34%</text:p>
          </table:table-cell>
          <table:table-cell/>
          <table:table-cell table:formula="of:=1000000000/[.N849]" office:value-type="float" office:value="45.4783719870692" calcext:value-type="float">
            <text:p>45.4783719870692</text:p>
          </table:table-cell>
          <table:table-cell table:formula="of:=IF([.A849]=1;1000000000/[.N849];&quot;&quot;)" office:value-type="float" office:value="45.4783719870692" calcext:value-type="float">
            <text:p>45.4783719870692</text:p>
          </table:table-cell>
          <table:table-cell table:formula="of:=IF([.A849]=1;[.P849];&quot;&quot;)" office:value-type="string" office:string-value="TimeWaitKey" calcext:value-type="string">
            <text:p>TimeWaitKey</text:p>
          </table:table-cell>
          <table:table-cell table:style-name="ce1" table:formula="of:=IF(ISBLANK([.T849]);&quot;&quot;;[.Q849])" office:value-type="percentage" office:value="0.493353472369206" calcext:value-type="percentage">
            <text:p>49.34%</text:p>
          </table:table-cell>
          <table:table-cell table:formula="of:=IF([.A849]=1;[.V849]*[.N849]/1000000;&quot;&quot;)" office:value-type="float" office:value="10.84809" calcext:value-type="float">
            <text:p>10.848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91078" calcext:value-type="float">
            <text:p>6491078</text:p>
          </table:table-cell>
          <table:table-cell office:value-type="float" office:value="1270307" calcext:value-type="float">
            <text:p>1270307</text:p>
          </table:table-cell>
          <table:table-cell office:value-type="float" office:value="1033507" calcext:value-type="float">
            <text:p>1033507</text:p>
          </table:table-cell>
          <table:table-cell office:value-type="float" office:value="100" calcext:value-type="float">
            <text:p>100</text:p>
          </table:table-cell>
          <table:table-cell office:value-type="float" office:value="5168163" calcext:value-type="float">
            <text:p>5168163</text:p>
          </table:table-cell>
          <table:table-cell office:value-type="float" office:value="721094" calcext:value-type="float">
            <text:p>721094</text:p>
          </table:table-cell>
          <table:table-cell office:value-type="float" office:value="70" calcext:value-type="float">
            <text:p>70</text:p>
          </table:table-cell>
          <table:table-cell office:value-type="float" office:value="152270383" calcext:value-type="float">
            <text:p>152270383</text:p>
          </table:table-cell>
          <table:table-cell office:value-type="float" office:value="745689" calcext:value-type="float">
            <text:p>745689</text:p>
          </table:table-cell>
          <table:table-cell office:value-type="float" office:value="750038" calcext:value-type="float">
            <text:p>750038</text:p>
          </table:table-cell>
          <table:table-cell office:value-type="float" office:value="10797295" calcext:value-type="float">
            <text:p>10797295</text:p>
          </table:table-cell>
          <table:table-cell/>
          <table:table-cell table:formula="of:=SUM([.B850:.L850])" office:value-type="float" office:value="179247724" calcext:value-type="float">
            <text:p>179247724</text:p>
          </table:table-cell>
          <table:table-cell table:formula="of:=MAX([.B850:.L850])" office:value-type="float" office:value="152270383" calcext:value-type="float">
            <text:p>152270383</text:p>
          </table:table-cell>
          <table:table-cell table:formula="of:=INDEX([.$B$1:.$L$1];0;MATCH(MAX([.$B850:.$L850]);[.$B850:.$L850];0))" office:value-type="string" office:string-value="Facendi" calcext:value-type="string">
            <text:p>Facendi</text:p>
          </table:table-cell>
          <table:table-cell table:formula="of:=[.O850]/[.N850]" office:value-type="percentage" office:value="0.849496883988329" calcext:value-type="percentage">
            <text:p>84.95%</text:p>
          </table:table-cell>
          <table:table-cell/>
          <table:table-cell table:formula="of:=1000000000/[.N850]" office:value-type="float" office:value="5.57887139476315" calcext:value-type="float">
            <text:p>5.57887139476315</text:p>
          </table:table-cell>
          <table:table-cell table:formula="of:=IF([.A850]=1;1000000000/[.N850];&quot;&quot;)" office:value-type="float" office:value="5.57887139476315" calcext:value-type="float">
            <text:p>5.57887139476315</text:p>
          </table:table-cell>
          <table:table-cell table:formula="of:=IF([.A850]=1;[.P850];&quot;&quot;)" office:value-type="string" office:string-value="Facendi" calcext:value-type="string">
            <text:p>Facendi</text:p>
          </table:table-cell>
          <table:table-cell table:style-name="ce1" table:formula="of:=IF(ISBLANK([.T850]);&quot;&quot;;[.Q850])" office:value-type="percentage" office:value="0.849496883988329" calcext:value-type="percentage">
            <text:p>84.95%</text:p>
          </table:table-cell>
          <table:table-cell table:formula="of:=IF([.A850]=1;[.V850]*[.N850]/1000000;&quot;&quot;)" office:value-type="float" office:value="152.270383" calcext:value-type="float">
            <text:p>152.2703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8598" calcext:value-type="float">
            <text:p>948598</text:p>
          </table:table-cell>
          <table:table-cell office:value-type="float" office:value="1227698" calcext:value-type="float">
            <text:p>1227698</text:p>
          </table:table-cell>
          <table:table-cell office:value-type="float" office:value="965259" calcext:value-type="float">
            <text:p>965259</text:p>
          </table:table-cell>
          <table:table-cell office:value-type="float" office:value="90" calcext:value-type="float">
            <text:p>90</text:p>
          </table:table-cell>
          <table:table-cell office:value-type="float" office:value="5149117" calcext:value-type="float">
            <text:p>5149117</text:p>
          </table:table-cell>
          <table:table-cell office:value-type="float" office:value="706186" calcext:value-type="float">
            <text:p>706186</text:p>
          </table:table-cell>
          <table:table-cell office:value-type="float" office:value="80" calcext:value-type="float">
            <text:p>80</text:p>
          </table:table-cell>
          <table:table-cell office:value-type="float" office:value="229308" calcext:value-type="float">
            <text:p>229308</text:p>
          </table:table-cell>
          <table:table-cell office:value-type="float" office:value="757693" calcext:value-type="float">
            <text:p>757693</text:p>
          </table:table-cell>
          <table:table-cell office:value-type="float" office:value="1435686" calcext:value-type="float">
            <text:p>1435686</text:p>
          </table:table-cell>
          <table:table-cell office:value-type="float" office:value="10508707" calcext:value-type="float">
            <text:p>10508707</text:p>
          </table:table-cell>
          <table:table-cell/>
          <table:table-cell table:formula="of:=SUM([.B851:.L851])" office:value-type="float" office:value="21928422" calcext:value-type="float">
            <text:p>21928422</text:p>
          </table:table-cell>
          <table:table-cell table:formula="of:=MAX([.B851:.L851])" office:value-type="float" office:value="10508707" calcext:value-type="float">
            <text:p>10508707</text:p>
          </table:table-cell>
          <table:table-cell table:formula="of:=INDEX([.$B$1:.$L$1];0;MATCH(MAX([.$B851:.$L851]);[.$B851:.$L851];0))" office:value-type="string" office:string-value="TimeWaitKey" calcext:value-type="string">
            <text:p>TimeWaitKey</text:p>
          </table:table-cell>
          <table:table-cell table:formula="of:=[.O851]/[.N851]" office:value-type="percentage" office:value="0.479227689069464" calcext:value-type="percentage">
            <text:p>47.92%</text:p>
          </table:table-cell>
          <table:table-cell/>
          <table:table-cell table:formula="of:=1000000000/[.N851]" office:value-type="float" office:value="45.6029166166175" calcext:value-type="float">
            <text:p>45.6029166166175</text:p>
          </table:table-cell>
          <table:table-cell table:formula="of:=IF([.A851]=1;1000000000/[.N851];&quot;&quot;)" office:value-type="float" office:value="45.6029166166175" calcext:value-type="float">
            <text:p>45.6029166166175</text:p>
          </table:table-cell>
          <table:table-cell table:formula="of:=IF([.A851]=1;[.P851];&quot;&quot;)" office:value-type="string" office:string-value="TimeWaitKey" calcext:value-type="string">
            <text:p>TimeWaitKey</text:p>
          </table:table-cell>
          <table:table-cell table:style-name="ce1" table:formula="of:=IF(ISBLANK([.T851]);&quot;&quot;;[.Q851])" office:value-type="percentage" office:value="0.479227689069464" calcext:value-type="percentage">
            <text:p>47.92%</text:p>
          </table:table-cell>
          <table:table-cell table:formula="of:=IF([.A851]=1;[.V851]*[.N851]/1000000;&quot;&quot;)" office:value-type="float" office:value="10.508707" calcext:value-type="float">
            <text:p>10.5087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446" calcext:value-type="float">
            <text:p>749446</text:p>
          </table:table-cell>
          <table:table-cell office:value-type="float" office:value="703953" calcext:value-type="float">
            <text:p>703953</text:p>
          </table:table-cell>
          <table:table-cell office:value-type="float" office:value="964558" calcext:value-type="float">
            <text:p>964558</text:p>
          </table:table-cell>
          <table:table-cell office:value-type="float" office:value="80" calcext:value-type="float">
            <text:p>80</text:p>
          </table:table-cell>
          <table:table-cell office:value-type="float" office:value="5094195" calcext:value-type="float">
            <text:p>5094195</text:p>
          </table:table-cell>
          <table:table-cell office:value-type="float" office:value="743045" calcext:value-type="float">
            <text:p>743045</text:p>
          </table:table-cell>
          <table:table-cell office:value-type="float" office:value="70" calcext:value-type="float">
            <text:p>70</text:p>
          </table:table-cell>
          <table:table-cell office:value-type="float" office:value="238946" calcext:value-type="float">
            <text:p>238946</text:p>
          </table:table-cell>
          <table:table-cell office:value-type="float" office:value="745650" calcext:value-type="float">
            <text:p>745650</text:p>
          </table:table-cell>
          <table:table-cell office:value-type="float" office:value="715062" calcext:value-type="float">
            <text:p>715062</text:p>
          </table:table-cell>
          <table:table-cell office:value-type="float" office:value="10577725" calcext:value-type="float">
            <text:p>10577725</text:p>
          </table:table-cell>
          <table:table-cell/>
          <table:table-cell table:formula="of:=SUM([.B852:.L852])" office:value-type="float" office:value="20532730" calcext:value-type="float">
            <text:p>20532730</text:p>
          </table:table-cell>
          <table:table-cell table:formula="of:=MAX([.B852:.L852])" office:value-type="float" office:value="10577725" calcext:value-type="float">
            <text:p>10577725</text:p>
          </table:table-cell>
          <table:table-cell table:formula="of:=INDEX([.$B$1:.$L$1];0;MATCH(MAX([.$B852:.$L852]);[.$B852:.$L852];0))" office:value-type="string" office:string-value="TimeWaitKey" calcext:value-type="string">
            <text:p>TimeWaitKey</text:p>
          </table:table-cell>
          <table:table-cell table:formula="of:=[.O852]/[.N852]" office:value-type="percentage" office:value="0.515164081931628" calcext:value-type="percentage">
            <text:p>51.52%</text:p>
          </table:table-cell>
          <table:table-cell/>
          <table:table-cell table:formula="of:=1000000000/[.N852]" office:value-type="float" office:value="48.7027297392992" calcext:value-type="float">
            <text:p>48.7027297392992</text:p>
          </table:table-cell>
          <table:table-cell table:formula="of:=IF([.A852]=1;1000000000/[.N852];&quot;&quot;)" office:value-type="float" office:value="48.7027297392992" calcext:value-type="float">
            <text:p>48.7027297392992</text:p>
          </table:table-cell>
          <table:table-cell table:formula="of:=IF([.A852]=1;[.P852];&quot;&quot;)" office:value-type="string" office:string-value="TimeWaitKey" calcext:value-type="string">
            <text:p>TimeWaitKey</text:p>
          </table:table-cell>
          <table:table-cell table:style-name="ce1" table:formula="of:=IF(ISBLANK([.T852]);&quot;&quot;;[.Q852])" office:value-type="percentage" office:value="0.515164081931628" calcext:value-type="percentage">
            <text:p>51.52%</text:p>
          </table:table-cell>
          <table:table-cell table:formula="of:=IF([.A852]=1;[.V852]*[.N852]/1000000;&quot;&quot;)" office:value-type="float" office:value="10.577725" calcext:value-type="float">
            <text:p>10.5777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5432" calcext:value-type="float">
            <text:p>1385432</text:p>
          </table:table-cell>
          <table:table-cell office:value-type="float" office:value="958317" calcext:value-type="float">
            <text:p>958317</text:p>
          </table:table-cell>
          <table:table-cell office:value-type="float" office:value="981600" calcext:value-type="float">
            <text:p>981600</text:p>
          </table:table-cell>
          <table:table-cell office:value-type="float" office:value="70" calcext:value-type="float">
            <text:p>70</text:p>
          </table:table-cell>
          <table:table-cell office:value-type="float" office:value="5143397" calcext:value-type="float">
            <text:p>5143397</text:p>
          </table:table-cell>
          <table:table-cell office:value-type="float" office:value="729850" calcext:value-type="float">
            <text:p>729850</text:p>
          </table:table-cell>
          <table:table-cell office:value-type="float" office:value="70" calcext:value-type="float">
            <text:p>70</text:p>
          </table:table-cell>
          <table:table-cell office:value-type="float" office:value="255566" calcext:value-type="float">
            <text:p>255566</text:p>
          </table:table-cell>
          <table:table-cell office:value-type="float" office:value="743306" calcext:value-type="float">
            <text:p>743306</text:p>
          </table:table-cell>
          <table:table-cell office:value-type="float" office:value="718709" calcext:value-type="float">
            <text:p>718709</text:p>
          </table:table-cell>
          <table:table-cell office:value-type="float" office:value="10686418" calcext:value-type="float">
            <text:p>10686418</text:p>
          </table:table-cell>
          <table:table-cell/>
          <table:table-cell table:formula="of:=SUM([.B853:.L853])" office:value-type="float" office:value="21602735" calcext:value-type="float">
            <text:p>21602735</text:p>
          </table:table-cell>
          <table:table-cell table:formula="of:=MAX([.B853:.L853])" office:value-type="float" office:value="10686418" calcext:value-type="float">
            <text:p>10686418</text:p>
          </table:table-cell>
          <table:table-cell table:formula="of:=INDEX([.$B$1:.$L$1];0;MATCH(MAX([.$B853:.$L853]);[.$B853:.$L853];0))" office:value-type="string" office:string-value="TimeWaitKey" calcext:value-type="string">
            <text:p>TimeWaitKey</text:p>
          </table:table-cell>
          <table:table-cell table:formula="of:=[.O853]/[.N853]" office:value-type="percentage" office:value="0.494678937643775" calcext:value-type="percentage">
            <text:p>49.47%</text:p>
          </table:table-cell>
          <table:table-cell/>
          <table:table-cell table:formula="of:=1000000000/[.N853]" office:value-type="float" office:value="46.290434984274" calcext:value-type="float">
            <text:p>46.290434984274</text:p>
          </table:table-cell>
          <table:table-cell table:formula="of:=IF([.A853]=1;1000000000/[.N853];&quot;&quot;)" office:value-type="float" office:value="46.290434984274" calcext:value-type="float">
            <text:p>46.290434984274</text:p>
          </table:table-cell>
          <table:table-cell table:formula="of:=IF([.A853]=1;[.P853];&quot;&quot;)" office:value-type="string" office:string-value="TimeWaitKey" calcext:value-type="string">
            <text:p>TimeWaitKey</text:p>
          </table:table-cell>
          <table:table-cell table:style-name="ce1" table:formula="of:=IF(ISBLANK([.T853]);&quot;&quot;;[.Q853])" office:value-type="percentage" office:value="0.494678937643775" calcext:value-type="percentage">
            <text:p>49.47%</text:p>
          </table:table-cell>
          <table:table-cell table:formula="of:=IF([.A853]=1;[.V853]*[.N853]/1000000;&quot;&quot;)" office:value-type="float" office:value="10.686418" calcext:value-type="float">
            <text:p>10.6864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3216" calcext:value-type="float">
            <text:p>733216</text:p>
          </table:table-cell>
          <table:table-cell office:value-type="float" office:value="1200547" calcext:value-type="float">
            <text:p>1200547</text:p>
          </table:table-cell>
          <table:table-cell office:value-type="float" office:value="964056" calcext:value-type="float">
            <text:p>964056</text:p>
          </table:table-cell>
          <table:table-cell office:value-type="float" office:value="100" calcext:value-type="float">
            <text:p>100</text:p>
          </table:table-cell>
          <table:table-cell office:value-type="float" office:value="5167943" calcext:value-type="float">
            <text:p>5167943</text:p>
          </table:table-cell>
          <table:table-cell office:value-type="float" office:value="728999" calcext:value-type="float">
            <text:p>728999</text:p>
          </table:table-cell>
          <table:table-cell office:value-type="float" office:value="70" calcext:value-type="float">
            <text:p>70</text:p>
          </table:table-cell>
          <table:table-cell office:value-type="float" office:value="152084837" calcext:value-type="float">
            <text:p>152084837</text:p>
          </table:table-cell>
          <table:table-cell office:value-type="float" office:value="768171" calcext:value-type="float">
            <text:p>768171</text:p>
          </table:table-cell>
          <table:table-cell office:value-type="float" office:value="742764" calcext:value-type="float">
            <text:p>742764</text:p>
          </table:table-cell>
          <table:table-cell office:value-type="float" office:value="10763161" calcext:value-type="float">
            <text:p>10763161</text:p>
          </table:table-cell>
          <table:table-cell/>
          <table:table-cell table:formula="of:=SUM([.B854:.L854])" office:value-type="float" office:value="173153864" calcext:value-type="float">
            <text:p>173153864</text:p>
          </table:table-cell>
          <table:table-cell table:formula="of:=MAX([.B854:.L854])" office:value-type="float" office:value="152084837" calcext:value-type="float">
            <text:p>152084837</text:p>
          </table:table-cell>
          <table:table-cell table:formula="of:=INDEX([.$B$1:.$L$1];0;MATCH(MAX([.$B854:.$L854]);[.$B854:.$L854];0))" office:value-type="string" office:string-value="Facendi" calcext:value-type="string">
            <text:p>Facendi</text:p>
          </table:table-cell>
          <table:table-cell table:formula="of:=[.O854]/[.N854]" office:value-type="percentage" office:value="0.878321935686055" calcext:value-type="percentage">
            <text:p>87.83%</text:p>
          </table:table-cell>
          <table:table-cell/>
          <table:table-cell table:formula="of:=1000000000/[.N854]" office:value-type="float" office:value="5.77521042210181" calcext:value-type="float">
            <text:p>5.77521042210181</text:p>
          </table:table-cell>
          <table:table-cell table:formula="of:=IF([.A854]=1;1000000000/[.N854];&quot;&quot;)" office:value-type="float" office:value="5.77521042210181" calcext:value-type="float">
            <text:p>5.77521042210181</text:p>
          </table:table-cell>
          <table:table-cell table:formula="of:=IF([.A854]=1;[.P854];&quot;&quot;)" office:value-type="string" office:string-value="Facendi" calcext:value-type="string">
            <text:p>Facendi</text:p>
          </table:table-cell>
          <table:table-cell table:style-name="ce1" table:formula="of:=IF(ISBLANK([.T854]);&quot;&quot;;[.Q854])" office:value-type="percentage" office:value="0.878321935686055" calcext:value-type="percentage">
            <text:p>87.83%</text:p>
          </table:table-cell>
          <table:table-cell table:formula="of:=IF([.A854]=1;[.V854]*[.N854]/1000000;&quot;&quot;)" office:value-type="float" office:value="152.084837" calcext:value-type="float">
            <text:p>152.0848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0871" calcext:value-type="float">
            <text:p>810871</text:p>
          </table:table-cell>
          <table:table-cell office:value-type="float" office:value="711306" calcext:value-type="float">
            <text:p>711306</text:p>
          </table:table-cell>
          <table:table-cell office:value-type="float" office:value="964397" calcext:value-type="float">
            <text:p>964397</text:p>
          </table:table-cell>
          <table:table-cell office:value-type="float" office:value="160" calcext:value-type="float">
            <text:p>160</text:p>
          </table:table-cell>
          <table:table-cell office:value-type="float" office:value="5207987" calcext:value-type="float">
            <text:p>5207987</text:p>
          </table:table-cell>
          <table:table-cell office:value-type="float" office:value="755959" calcext:value-type="float">
            <text:p>755959</text:p>
          </table:table-cell>
          <table:table-cell office:value-type="float" office:value="70" calcext:value-type="float">
            <text:p>70</text:p>
          </table:table-cell>
          <table:table-cell office:value-type="float" office:value="248143" calcext:value-type="float">
            <text:p>248143</text:p>
          </table:table-cell>
          <table:table-cell office:value-type="float" office:value="752883" calcext:value-type="float">
            <text:p>752883</text:p>
          </table:table-cell>
          <table:table-cell office:value-type="float" office:value="726334" calcext:value-type="float">
            <text:p>726334</text:p>
          </table:table-cell>
          <table:table-cell office:value-type="float" office:value="11522517" calcext:value-type="float">
            <text:p>11522517</text:p>
          </table:table-cell>
          <table:table-cell/>
          <table:table-cell table:formula="of:=SUM([.B855:.L855])" office:value-type="float" office:value="21700627" calcext:value-type="float">
            <text:p>21700627</text:p>
          </table:table-cell>
          <table:table-cell table:formula="of:=MAX([.B855:.L855])" office:value-type="float" office:value="11522517" calcext:value-type="float">
            <text:p>11522517</text:p>
          </table:table-cell>
          <table:table-cell table:formula="of:=INDEX([.$B$1:.$L$1];0;MATCH(MAX([.$B855:.$L855]);[.$B855:.$L855];0))" office:value-type="string" office:string-value="TimeWaitKey" calcext:value-type="string">
            <text:p>TimeWaitKey</text:p>
          </table:table-cell>
          <table:table-cell table:formula="of:=[.O855]/[.N855]" office:value-type="percentage" office:value="0.530976224788344" calcext:value-type="percentage">
            <text:p>53.10%</text:p>
          </table:table-cell>
          <table:table-cell/>
          <table:table-cell table:formula="of:=1000000000/[.N855]" office:value-type="float" office:value="46.0816178260656" calcext:value-type="float">
            <text:p>46.0816178260656</text:p>
          </table:table-cell>
          <table:table-cell table:formula="of:=IF([.A855]=1;1000000000/[.N855];&quot;&quot;)" office:value-type="float" office:value="46.0816178260656" calcext:value-type="float">
            <text:p>46.0816178260656</text:p>
          </table:table-cell>
          <table:table-cell table:formula="of:=IF([.A855]=1;[.P855];&quot;&quot;)" office:value-type="string" office:string-value="TimeWaitKey" calcext:value-type="string">
            <text:p>TimeWaitKey</text:p>
          </table:table-cell>
          <table:table-cell table:style-name="ce1" table:formula="of:=IF(ISBLANK([.T855]);&quot;&quot;;[.Q855])" office:value-type="percentage" office:value="0.530976224788344" calcext:value-type="percentage">
            <text:p>53.10%</text:p>
          </table:table-cell>
          <table:table-cell table:formula="of:=IF([.A855]=1;[.V855]*[.N855]/1000000;&quot;&quot;)" office:value-type="float" office:value="11.522517" calcext:value-type="float">
            <text:p>11.5225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5814" calcext:value-type="float">
            <text:p>1525814</text:p>
          </table:table-cell>
          <table:table-cell office:value-type="float" office:value="1432319" calcext:value-type="float">
            <text:p>1432319</text:p>
          </table:table-cell>
          <table:table-cell office:value-type="float" office:value="977161" calcext:value-type="float">
            <text:p>977161</text:p>
          </table:table-cell>
          <table:table-cell office:value-type="float" office:value="161" calcext:value-type="float">
            <text:p>161</text:p>
          </table:table-cell>
          <table:table-cell office:value-type="float" office:value="6051429" calcext:value-type="float">
            <text:p>6051429</text:p>
          </table:table-cell>
          <table:table-cell office:value-type="float" office:value="799200" calcext:value-type="float">
            <text:p>799200</text:p>
          </table:table-cell>
          <table:table-cell office:value-type="float" office:value="80" calcext:value-type="float">
            <text:p>80</text:p>
          </table:table-cell>
          <table:table-cell office:value-type="float" office:value="248222" calcext:value-type="float">
            <text:p>248222</text:p>
          </table:table-cell>
          <table:table-cell office:value-type="float" office:value="781878" calcext:value-type="float">
            <text:p>781878</text:p>
          </table:table-cell>
          <table:table-cell office:value-type="float" office:value="733998" calcext:value-type="float">
            <text:p>733998</text:p>
          </table:table-cell>
          <table:table-cell office:value-type="float" office:value="10385748" calcext:value-type="float">
            <text:p>10385748</text:p>
          </table:table-cell>
          <table:table-cell/>
          <table:table-cell table:formula="of:=SUM([.B856:.L856])" office:value-type="float" office:value="22936010" calcext:value-type="float">
            <text:p>22936010</text:p>
          </table:table-cell>
          <table:table-cell table:formula="of:=MAX([.B856:.L856])" office:value-type="float" office:value="10385748" calcext:value-type="float">
            <text:p>10385748</text:p>
          </table:table-cell>
          <table:table-cell table:formula="of:=INDEX([.$B$1:.$L$1];0;MATCH(MAX([.$B856:.$L856]);[.$B856:.$L856];0))" office:value-type="string" office:string-value="TimeWaitKey" calcext:value-type="string">
            <text:p>TimeWaitKey</text:p>
          </table:table-cell>
          <table:table-cell table:formula="of:=[.O856]/[.N856]" office:value-type="percentage" office:value="0.45281406835801" calcext:value-type="percentage">
            <text:p>45.28%</text:p>
          </table:table-cell>
          <table:table-cell/>
          <table:table-cell table:formula="of:=1000000000/[.N856]" office:value-type="float" office:value="43.5995624347914" calcext:value-type="float">
            <text:p>43.5995624347914</text:p>
          </table:table-cell>
          <table:table-cell table:formula="of:=IF([.A856]=1;1000000000/[.N856];&quot;&quot;)" office:value-type="float" office:value="43.5995624347914" calcext:value-type="float">
            <text:p>43.5995624347914</text:p>
          </table:table-cell>
          <table:table-cell table:formula="of:=IF([.A856]=1;[.P856];&quot;&quot;)" office:value-type="string" office:string-value="TimeWaitKey" calcext:value-type="string">
            <text:p>TimeWaitKey</text:p>
          </table:table-cell>
          <table:table-cell table:style-name="ce1" table:formula="of:=IF(ISBLANK([.T856]);&quot;&quot;;[.Q856])" office:value-type="percentage" office:value="0.45281406835801" calcext:value-type="percentage">
            <text:p>45.28%</text:p>
          </table:table-cell>
          <table:table-cell table:formula="of:=IF([.A856]=1;[.V856]*[.N856]/1000000;&quot;&quot;)" office:value-type="float" office:value="10.385748" calcext:value-type="float">
            <text:p>10.3857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4007" calcext:value-type="float">
            <text:p>894007</text:p>
          </table:table-cell>
          <table:table-cell office:value-type="float" office:value="1215225" calcext:value-type="float">
            <text:p>1215225</text:p>
          </table:table-cell>
          <table:table-cell office:value-type="float" office:value="961762" calcext:value-type="float">
            <text:p>961762</text:p>
          </table:table-cell>
          <table:table-cell office:value-type="float" office:value="100" calcext:value-type="float">
            <text:p>100</text:p>
          </table:table-cell>
          <table:table-cell office:value-type="float" office:value="5188511" calcext:value-type="float">
            <text:p>5188511</text:p>
          </table:table-cell>
          <table:table-cell office:value-type="float" office:value="786286" calcext:value-type="float">
            <text:p>786286</text:p>
          </table:table-cell>
          <table:table-cell office:value-type="float" office:value="80" calcext:value-type="float">
            <text:p>80</text:p>
          </table:table-cell>
          <table:table-cell office:value-type="float" office:value="226753" calcext:value-type="float">
            <text:p>226753</text:p>
          </table:table-cell>
          <table:table-cell office:value-type="float" office:value="720563" calcext:value-type="float">
            <text:p>720563</text:p>
          </table:table-cell>
          <table:table-cell office:value-type="float" office:value="705856" calcext:value-type="float">
            <text:p>705856</text:p>
          </table:table-cell>
          <table:table-cell office:value-type="float" office:value="10586794" calcext:value-type="float">
            <text:p>10586794</text:p>
          </table:table-cell>
          <table:table-cell/>
          <table:table-cell table:formula="of:=SUM([.B857:.L857])" office:value-type="float" office:value="21285937" calcext:value-type="float">
            <text:p>21285937</text:p>
          </table:table-cell>
          <table:table-cell table:formula="of:=MAX([.B857:.L857])" office:value-type="float" office:value="10586794" calcext:value-type="float">
            <text:p>10586794</text:p>
          </table:table-cell>
          <table:table-cell table:formula="of:=INDEX([.$B$1:.$L$1];0;MATCH(MAX([.$B857:.$L857]);[.$B857:.$L857];0))" office:value-type="string" office:string-value="TimeWaitKey" calcext:value-type="string">
            <text:p>TimeWaitKey</text:p>
          </table:table-cell>
          <table:table-cell table:formula="of:=[.O857]/[.N857]" office:value-type="percentage" office:value="0.497360957142737" calcext:value-type="percentage">
            <text:p>49.74%</text:p>
          </table:table-cell>
          <table:table-cell/>
          <table:table-cell table:formula="of:=1000000000/[.N857]" office:value-type="float" office:value="46.9793742225207" calcext:value-type="float">
            <text:p>46.9793742225207</text:p>
          </table:table-cell>
          <table:table-cell table:formula="of:=IF([.A857]=1;1000000000/[.N857];&quot;&quot;)" office:value-type="float" office:value="46.9793742225207" calcext:value-type="float">
            <text:p>46.9793742225207</text:p>
          </table:table-cell>
          <table:table-cell table:formula="of:=IF([.A857]=1;[.P857];&quot;&quot;)" office:value-type="string" office:string-value="TimeWaitKey" calcext:value-type="string">
            <text:p>TimeWaitKey</text:p>
          </table:table-cell>
          <table:table-cell table:style-name="ce1" table:formula="of:=IF(ISBLANK([.T857]);&quot;&quot;;[.Q857])" office:value-type="percentage" office:value="0.497360957142737" calcext:value-type="percentage">
            <text:p>49.74%</text:p>
          </table:table-cell>
          <table:table-cell table:formula="of:=IF([.A857]=1;[.V857]*[.N857]/1000000;&quot;&quot;)" office:value-type="float" office:value="10.586794" calcext:value-type="float">
            <text:p>10.5867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5019" calcext:value-type="float">
            <text:p>745019</text:p>
          </table:table-cell>
          <table:table-cell office:value-type="float" office:value="709973" calcext:value-type="float">
            <text:p>709973</text:p>
          </table:table-cell>
          <table:table-cell office:value-type="float" office:value="974777" calcext:value-type="float">
            <text:p>974777</text:p>
          </table:table-cell>
          <table:table-cell office:value-type="float" office:value="70" calcext:value-type="float">
            <text:p>70</text:p>
          </table:table-cell>
          <table:table-cell office:value-type="float" office:value="5136624" calcext:value-type="float">
            <text:p>5136624</text:p>
          </table:table-cell>
          <table:table-cell office:value-type="float" office:value="698452" calcext:value-type="float">
            <text:p>698452</text:p>
          </table:table-cell>
          <table:table-cell office:value-type="float" office:value="80" calcext:value-type="float">
            <text:p>80</text:p>
          </table:table-cell>
          <table:table-cell office:value-type="float" office:value="155055083" calcext:value-type="float">
            <text:p>155055083</text:p>
          </table:table-cell>
          <table:table-cell office:value-type="float" office:value="727767" calcext:value-type="float">
            <text:p>727767</text:p>
          </table:table-cell>
          <table:table-cell office:value-type="float" office:value="744708" calcext:value-type="float">
            <text:p>744708</text:p>
          </table:table-cell>
          <table:table-cell office:value-type="float" office:value="1917844" calcext:value-type="float">
            <text:p>1917844</text:p>
          </table:table-cell>
          <table:table-cell/>
          <table:table-cell table:formula="of:=SUM([.B858:.L858])" office:value-type="float" office:value="166710397" calcext:value-type="float">
            <text:p>166710397</text:p>
          </table:table-cell>
          <table:table-cell table:formula="of:=MAX([.B858:.L858])" office:value-type="float" office:value="155055083" calcext:value-type="float">
            <text:p>155055083</text:p>
          </table:table-cell>
          <table:table-cell table:formula="of:=INDEX([.$B$1:.$L$1];0;MATCH(MAX([.$B858:.$L858]);[.$B858:.$L858];0))" office:value-type="string" office:string-value="Facendi" calcext:value-type="string">
            <text:p>Facendi</text:p>
          </table:table-cell>
          <table:table-cell table:formula="of:=[.O858]/[.N858]" office:value-type="percentage" office:value="0.930086460054438" calcext:value-type="percentage">
            <text:p>93.01%</text:p>
          </table:table-cell>
          <table:table-cell/>
          <table:table-cell table:formula="of:=1000000000/[.N858]" office:value-type="float" office:value="5.99842612095753" calcext:value-type="float">
            <text:p>5.99842612095753</text:p>
          </table:table-cell>
          <table:table-cell table:formula="of:=IF([.A858]=1;1000000000/[.N858];&quot;&quot;)" office:value-type="float" office:value="5.99842612095753" calcext:value-type="float">
            <text:p>5.99842612095753</text:p>
          </table:table-cell>
          <table:table-cell table:formula="of:=IF([.A858]=1;[.P858];&quot;&quot;)" office:value-type="string" office:string-value="Facendi" calcext:value-type="string">
            <text:p>Facendi</text:p>
          </table:table-cell>
          <table:table-cell table:style-name="ce1" table:formula="of:=IF(ISBLANK([.T858]);&quot;&quot;;[.Q858])" office:value-type="percentage" office:value="0.930086460054438" calcext:value-type="percentage">
            <text:p>93.01%</text:p>
          </table:table-cell>
          <table:table-cell table:formula="of:=IF([.A858]=1;[.V858]*[.N858]/1000000;&quot;&quot;)" office:value-type="float" office:value="155.055083" calcext:value-type="float">
            <text:p>155.055083</text:p>
          </table:table-cell>
          <table:table-cell/>
        </table:table-row>
        <table:table-row table:style-name="ro1" table:number-rows-repeated="104771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8T21:31:54.989613640</dc:date>
    <meta:editing-duration>PT4M58S</meta:editing-duration>
    <meta:editing-cycles>3</meta:editing-cycles>
    <meta:generator>LibreOffice/6.0.7.3$Linux_X86_64 LibreOffice_project/00m0$Build-3</meta:generator>
    <meta:document-statistic meta:table-count="1" meta:cell-count="18020" meta:object-count="0"/>
  </office:meta>
</office:document-meta>
</file>